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478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432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2.159cm"/>
    </style:style>
    <style:style style:name="co19" style:family="table-column">
      <style:table-column-properties fo:break-before="auto" style:column-width="1.8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0.6" calcext:value-type="float">
            <text:p>0.6</text:p>
          </table:table-cell>
          <table:table-cell office:value-type="float" office:value="0.1790387" calcext:value-type="float">
            <text:p>0.1790387</text:p>
          </table:table-cell>
          <table:table-cell office:value-type="float" office:value="0" calcext:value-type="float">
            <text:p>0</text:p>
          </table:table-cell>
          <table:table-cell office:value-type="float" office:value="1211.631" calcext:value-type="float">
            <text:p>1211.631</text:p>
          </table:table-cell>
          <table:table-cell office:value-type="float" office:value="0.2715526" calcext:value-type="float">
            <text:p>0.2715526</text:p>
          </table:table-cell>
          <table:table-cell office:value-type="float" office:value="15.82309" calcext:value-type="float">
            <text:p>15.82309</text:p>
          </table:table-cell>
          <table:table-cell office:value-type="float" office:value="0.0998502" calcext:value-type="float">
            <text:p>0.0998502</text:p>
          </table:table-cell>
          <table:table-cell office:value-type="float" office:value="0.1055017" calcext:value-type="float">
            <text:p>0.1055017</text:p>
          </table:table-cell>
          <table:table-cell office:value-type="float" office:value="0.1097458" calcext:value-type="float">
            <text:p>0.1097458</text:p>
          </table:table-cell>
          <table:table-cell office:value-type="float" office:value="0.1142283" calcext:value-type="float">
            <text:p>0.1142283</text:p>
          </table:table-cell>
          <table:table-cell office:value-type="float" office:value="0.119874" calcext:value-type="float">
            <text:p>0.119874</text:p>
          </table:table-cell>
          <table:table-cell office:value-type="float" office:value="0.1270242" calcext:value-type="float">
            <text:p>0.1270242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3428959" calcext:value-type="float">
            <text:p>0.3428959</text:p>
          </table:table-cell>
          <table:table-cell office:value-type="float" office:value="0.3736869" calcext:value-type="float">
            <text:p>0.3736869</text:p>
          </table:table-cell>
          <table:table-cell office:value-type="float" office:value="0.3870759" calcext:value-type="float">
            <text:p>0.3870759</text:p>
          </table:table-cell>
          <table:table-cell office:value-type="float" office:value="0.4157684" calcext:value-type="float">
            <text:p>0.415768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076" calcext:value-type="float">
            <text:p>0.395076</text:p>
          </table:table-cell>
          <table:table-cell office:value-type="float" office:value="0.4008965" calcext:value-type="float">
            <text:p>0.4008965</text:p>
          </table:table-cell>
          <table:table-cell office:value-type="float" office:value="0.2294377" calcext:value-type="float">
            <text:p>0.2294377</text:p>
          </table:table-cell>
          <table:table-cell office:value-type="float" office:value="0.226322" calcext:value-type="float">
            <text:p>0.226322</text:p>
          </table:table-cell>
          <table:table-cell office:value-type="float" office:value="0.2173047" calcext:value-type="float">
            <text:p>0.2173047</text:p>
          </table:table-cell>
          <table:table-cell office:value-type="float" office:value="0.2277742" calcext:value-type="float">
            <text:p>0.2277742</text:p>
          </table:table-cell>
          <table:table-cell office:value-type="float" office:value="0.2821655" calcext:value-type="float">
            <text:p>0.2821655</text:p>
          </table:table-cell>
          <table:table-cell office:value-type="float" office:value="0.01338289" calcext:value-type="float">
            <text:p>0.0133828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.04829" calcext:value-type="float">
            <text:p>-17.04829</text:p>
          </table:table-cell>
          <table:table-cell office:value-type="float" office:value="-12.14436" calcext:value-type="float">
            <text:p>-12.14436</text:p>
          </table:table-cell>
          <table:table-cell office:value-type="float" office:value="-9.520756" calcext:value-type="float">
            <text:p>-9.520756</text:p>
          </table:table-cell>
          <table:table-cell office:value-type="float" office:value="-7.442298" calcext:value-type="float">
            <text:p>-7.442298</text:p>
          </table:table-cell>
          <table:table-cell office:value-type="float" office:value="-5.533675" calcext:value-type="float">
            <text:p>-5.533675</text:p>
          </table:table-cell>
          <table:table-cell office:value-type="float" office:value="-3.878301" calcext:value-type="float">
            <text:p>-3.878301</text:p>
          </table:table-cell>
          <table:table-cell office:value-type="float" office:value="-2.331639" calcext:value-type="float">
            <text:p>-2.331639</text:p>
          </table:table-cell>
          <table:table-cell office:value-type="float" office:value="-0.02280061" calcext:value-type="float">
            <text:p>-0.02280061</text:p>
          </table:table-cell>
          <table:table-cell office:value-type="float" office:value="-0.01001796" calcext:value-type="float">
            <text:p>-0.01001796</text:p>
          </table:table-cell>
          <table:table-cell office:value-type="float" office:value="-0.007158936" calcext:value-type="float">
            <text:p>-0.007158936</text:p>
          </table:table-cell>
          <table:table-cell office:value-type="float" office:value="7.109771" calcext:value-type="float">
            <text:p>7.109771</text:p>
          </table:table-cell>
          <table:table-cell office:value-type="float" office:value="0" calcext:value-type="float">
            <text:p>0</text:p>
          </table:table-cell>
          <table:table-cell office:value-type="float" office:value="-20.38414" calcext:value-type="float">
            <text:p>-20.38414</text:p>
          </table:table-cell>
          <table:table-cell office:value-type="float" office:value="0.005535623" calcext:value-type="float">
            <text:p>0.00553562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1000343" calcext:value-type="float">
            <text:p>-0.01000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2.7" calcext:value-type="float">
            <text:p>2.7</text:p>
          </table:table-cell>
          <table:table-cell office:value-type="float" office:value="0.08031963" calcext:value-type="float">
            <text:p>0.08031963</text:p>
          </table:table-cell>
          <table:table-cell office:value-type="float" office:value="0" calcext:value-type="float">
            <text:p>0</text:p>
          </table:table-cell>
          <table:table-cell office:value-type="float" office:value="1213.652" calcext:value-type="float">
            <text:p>1213.652</text:p>
          </table:table-cell>
          <table:table-cell office:value-type="float" office:value="0.4494332" calcext:value-type="float">
            <text:p>0.4494332</text:p>
          </table:table-cell>
          <table:table-cell office:value-type="float" office:value="48.74112" calcext:value-type="float">
            <text:p>48.74112</text:p>
          </table:table-cell>
          <table:table-cell office:value-type="float" office:value="0.1076943" calcext:value-type="float">
            <text:p>0.1076943</text:p>
          </table:table-cell>
          <table:table-cell office:value-type="float" office:value="0.111503" calcext:value-type="float">
            <text:p>0.111503</text:p>
          </table:table-cell>
          <table:table-cell office:value-type="float" office:value="0.1140333" calcext:value-type="float">
            <text:p>0.1140333</text:p>
          </table:table-cell>
          <table:table-cell office:value-type="float" office:value="0.1166125" calcext:value-type="float">
            <text:p>0.1166125</text:p>
          </table:table-cell>
          <table:table-cell office:value-type="float" office:value="0.1198044" calcext:value-type="float">
            <text:p>0.1198044</text:p>
          </table:table-cell>
          <table:table-cell office:value-type="float" office:value="0.1238727" calcext:value-type="float">
            <text:p>0.1238727</text:p>
          </table:table-cell>
          <table:table-cell office:value-type="float" office:value="0.1781511" calcext:value-type="float">
            <text:p>0.1781511</text:p>
          </table:table-cell>
          <table:table-cell office:value-type="float" office:value="0.3344988" calcext:value-type="float">
            <text:p>0.3344988</text:p>
          </table:table-cell>
          <table:table-cell office:value-type="float" office:value="0.3735358" calcext:value-type="float">
            <text:p>0.3735358</text:p>
          </table:table-cell>
          <table:table-cell office:value-type="float" office:value="0.38699" calcext:value-type="float">
            <text:p>0.38699</text:p>
          </table:table-cell>
          <table:table-cell office:value-type="float" office:value="0.4149698" calcext:value-type="float">
            <text:p>0.41496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1868" calcext:value-type="float">
            <text:p>0.3861868</text:p>
          </table:table-cell>
          <table:table-cell office:value-type="float" office:value="0.3938319" calcext:value-type="float">
            <text:p>0.3938319</text:p>
          </table:table-cell>
          <table:table-cell office:value-type="float" office:value="0.2247581" calcext:value-type="float">
            <text:p>0.2247581</text:p>
          </table:table-cell>
          <table:table-cell office:value-type="float" office:value="0.2237671" calcext:value-type="float">
            <text:p>0.2237671</text:p>
          </table:table-cell>
          <table:table-cell office:value-type="float" office:value="0.2174306" calcext:value-type="float">
            <text:p>0.2174306</text:p>
          </table:table-cell>
          <table:table-cell office:value-type="float" office:value="0.2312168" calcext:value-type="float">
            <text:p>0.2312168</text:p>
          </table:table-cell>
          <table:table-cell office:value-type="float" office:value="0.2917558" calcext:value-type="float">
            <text:p>0.2917558</text:p>
          </table:table-cell>
          <table:table-cell office:value-type="float" office:value="0.02349065" calcext:value-type="float">
            <text:p>0.0234906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.69317" calcext:value-type="float">
            <text:p>-10.69317</text:p>
          </table:table-cell>
          <table:table-cell office:value-type="float" office:value="-8.655972" calcext:value-type="float">
            <text:p>-8.655972</text:p>
          </table:table-cell>
          <table:table-cell office:value-type="float" office:value="-7.545456" calcext:value-type="float">
            <text:p>-7.545456</text:p>
          </table:table-cell>
          <table:table-cell office:value-type="float" office:value="-6.58181" calcext:value-type="float">
            <text:p>-6.58181</text:p>
          </table:table-cell>
          <table:table-cell office:value-type="float" office:value="-5.58072" calcext:value-type="float">
            <text:p>-5.58072</text:p>
          </table:table-cell>
          <table:table-cell office:value-type="float" office:value="-4.549648" calcext:value-type="float">
            <text:p>-4.549648</text:p>
          </table:table-cell>
          <table:table-cell office:value-type="float" office:value="-3.356263" calcext:value-type="float">
            <text:p>-3.356263</text:p>
          </table:table-cell>
          <table:table-cell office:value-type="float" office:value="-0.02889294" calcext:value-type="float">
            <text:p>-0.02889294</text:p>
          </table:table-cell>
          <table:table-cell office:value-type="float" office:value="-0.01005697" calcext:value-type="float">
            <text:p>-0.01005697</text:p>
          </table:table-cell>
          <table:table-cell office:value-type="float" office:value="-0.00717417" calcext:value-type="float">
            <text:p>-0.00717417</text:p>
          </table:table-cell>
          <table:table-cell office:value-type="float" office:value="14.16523" calcext:value-type="float">
            <text:p>14.16523</text:p>
          </table:table-cell>
          <table:table-cell office:value-type="float" office:value="0" calcext:value-type="float">
            <text:p>0</text:p>
          </table:table-cell>
          <table:table-cell office:value-type="float" office:value="-12.94982" calcext:value-type="float">
            <text:p>-12.94982</text:p>
          </table:table-cell>
          <table:table-cell office:value-type="float" office:value="0.005724375" calcext:value-type="float">
            <text:p>0.00572437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1000165" calcext:value-type="float">
            <text:p>-0.01000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4.4" calcext:value-type="float">
            <text:p>4.4</text:p>
          </table:table-cell>
          <table:table-cell office:value-type="float" office:value="-0.1158428" calcext:value-type="float">
            <text:p>-0.1158428</text:p>
          </table:table-cell>
          <table:table-cell office:value-type="float" office:value="0" calcext:value-type="float">
            <text:p>0</text:p>
          </table:table-cell>
          <table:table-cell office:value-type="float" office:value="1215.411" calcext:value-type="float">
            <text:p>1215.411</text:p>
          </table:table-cell>
          <table:table-cell office:value-type="float" office:value="0.5864215" calcext:value-type="float">
            <text:p>0.5864215</text:p>
          </table:table-cell>
          <table:table-cell office:value-type="float" office:value="67.73451" calcext:value-type="float">
            <text:p>67.73451</text:p>
          </table:table-cell>
          <table:table-cell office:value-type="float" office:value="0.1155082" calcext:value-type="float">
            <text:p>0.1155082</text:p>
          </table:table-cell>
          <table:table-cell office:value-type="float" office:value="0.1174861" calcext:value-type="float">
            <text:p>0.1174861</text:p>
          </table:table-cell>
          <table:table-cell office:value-type="float" office:value="0.1188747" calcext:value-type="float">
            <text:p>0.1188747</text:p>
          </table:table-cell>
          <table:table-cell office:value-type="float" office:value="0.1206248" calcext:value-type="float">
            <text:p>0.1206248</text:p>
          </table:table-cell>
          <table:table-cell office:value-type="float" office:value="0.1230843" calcext:value-type="float">
            <text:p>0.1230843</text:p>
          </table:table-cell>
          <table:table-cell office:value-type="float" office:value="0.1265064" calcext:value-type="float">
            <text:p>0.1265064</text:p>
          </table:table-cell>
          <table:table-cell office:value-type="float" office:value="0.1803032" calcext:value-type="float">
            <text:p>0.1803032</text:p>
          </table:table-cell>
          <table:table-cell office:value-type="float" office:value="0.3251626" calcext:value-type="float">
            <text:p>0.3251626</text:p>
          </table:table-cell>
          <table:table-cell office:value-type="float" office:value="0.3733989" calcext:value-type="float">
            <text:p>0.3733989</text:p>
          </table:table-cell>
          <table:table-cell office:value-type="float" office:value="0.386905" calcext:value-type="float">
            <text:p>0.386905</text:p>
          </table:table-cell>
          <table:table-cell office:value-type="float" office:value="0.414324" calcext:value-type="float">
            <text:p>0.41432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78969" calcext:value-type="float">
            <text:p>0.3778969</text:p>
          </table:table-cell>
          <table:table-cell office:value-type="float" office:value="0.3868318" calcext:value-type="float">
            <text:p>0.3868318</text:p>
          </table:table-cell>
          <table:table-cell office:value-type="float" office:value="0.2194834" calcext:value-type="float">
            <text:p>0.2194834</text:p>
          </table:table-cell>
          <table:table-cell office:value-type="float" office:value="0.2194292" calcext:value-type="float">
            <text:p>0.2194292</text:p>
          </table:table-cell>
          <table:table-cell office:value-type="float" office:value="0.2138936" calcext:value-type="float">
            <text:p>0.2138936</text:p>
          </table:table-cell>
          <table:table-cell office:value-type="float" office:value="0.2283689" calcext:value-type="float">
            <text:p>0.2283689</text:p>
          </table:table-cell>
          <table:table-cell office:value-type="float" office:value="0.289756" calcext:value-type="float">
            <text:p>0.289756</text:p>
          </table:table-cell>
          <table:table-cell office:value-type="float" office:value="0.03465271" calcext:value-type="float">
            <text:p>0.03465271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003197" calcext:value-type="float">
            <text:p>-7.003197</text:p>
          </table:table-cell>
          <table:table-cell office:value-type="float" office:value="-6.303887" calcext:value-type="float">
            <text:p>-6.303887</text:p>
          </table:table-cell>
          <table:table-cell office:value-type="float" office:value="-5.861424" calcext:value-type="float">
            <text:p>-5.861424</text:p>
          </table:table-cell>
          <table:table-cell office:value-type="float" office:value="-5.360236" calcext:value-type="float">
            <text:p>-5.360236</text:p>
          </table:table-cell>
          <table:table-cell office:value-type="float" office:value="-4.737836" calcext:value-type="float">
            <text:p>-4.737836</text:p>
          </table:table-cell>
          <table:table-cell office:value-type="float" office:value="-4.005974" calcext:value-type="float">
            <text:p>-4.005974</text:p>
          </table:table-cell>
          <table:table-cell office:value-type="float" office:value="-3.067799" calcext:value-type="float">
            <text:p>-3.067799</text:p>
          </table:table-cell>
          <table:table-cell office:value-type="float" office:value="-0.03685282" calcext:value-type="float">
            <text:p>-0.03685282</text:p>
          </table:table-cell>
          <table:table-cell office:value-type="float" office:value="-0.01009266" calcext:value-type="float">
            <text:p>-0.01009266</text:p>
          </table:table-cell>
          <table:table-cell office:value-type="float" office:value="-0.007189289" calcext:value-type="float">
            <text:p>-0.007189289</text:p>
          </table:table-cell>
          <table:table-cell office:value-type="float" office:value="21.20047" calcext:value-type="float">
            <text:p>21.20047</text:p>
          </table:table-cell>
          <table:table-cell office:value-type="float" office:value="0" calcext:value-type="float">
            <text:p>0</text:p>
          </table:table-cell>
          <table:table-cell office:value-type="float" office:value="-7.963914" calcext:value-type="float">
            <text:p>-7.963914</text:p>
          </table:table-cell>
          <table:table-cell office:value-type="float" office:value="0.005811741" calcext:value-type="float">
            <text:p>0.00581174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1000053" calcext:value-type="float">
            <text:p>-0.01000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4.4" calcext:value-type="float">
            <text:p>4.4</text:p>
          </table:table-cell>
          <table:table-cell office:value-type="float" office:value="-0.3507938" calcext:value-type="float">
            <text:p>-0.3507938</text:p>
          </table:table-cell>
          <table:table-cell office:value-type="float" office:value="0" calcext:value-type="float">
            <text:p>0</text:p>
          </table:table-cell>
          <table:table-cell office:value-type="float" office:value="1215.54" calcext:value-type="float">
            <text:p>1215.54</text:p>
          </table:table-cell>
          <table:table-cell office:value-type="float" office:value="0.6919138" calcext:value-type="float">
            <text:p>0.6919138</text:p>
          </table:table-cell>
          <table:table-cell office:value-type="float" office:value="65.91228" calcext:value-type="float">
            <text:p>65.91228</text:p>
          </table:table-cell>
          <table:table-cell office:value-type="float" office:value="0.121559" calcext:value-type="float">
            <text:p>0.121559</text:p>
          </table:table-cell>
          <table:table-cell office:value-type="float" office:value="0.1232897" calcext:value-type="float">
            <text:p>0.1232897</text:p>
          </table:table-cell>
          <table:table-cell office:value-type="float" office:value="0.1244016" calcext:value-type="float">
            <text:p>0.1244016</text:p>
          </table:table-cell>
          <table:table-cell office:value-type="float" office:value="0.1258226" calcext:value-type="float">
            <text:p>0.1258226</text:p>
          </table:table-cell>
          <table:table-cell office:value-type="float" office:value="0.1279507" calcext:value-type="float">
            <text:p>0.1279507</text:p>
          </table:table-cell>
          <table:table-cell office:value-type="float" office:value="0.131097" calcext:value-type="float">
            <text:p>0.131097</text:p>
          </table:table-cell>
          <table:table-cell office:value-type="float" office:value="0.1850963" calcext:value-type="float">
            <text:p>0.1850963</text:p>
          </table:table-cell>
          <table:table-cell office:value-type="float" office:value="0.3175352" calcext:value-type="float">
            <text:p>0.3175352</text:p>
          </table:table-cell>
          <table:table-cell office:value-type="float" office:value="0.3733566" calcext:value-type="float">
            <text:p>0.3733566</text:p>
          </table:table-cell>
          <table:table-cell office:value-type="float" office:value="0.3868316" calcext:value-type="float">
            <text:p>0.3868316</text:p>
          </table:table-cell>
          <table:table-cell office:value-type="float" office:value="0.4138033" calcext:value-type="float">
            <text:p>0.413803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348" calcext:value-type="float">
            <text:p>0.372348</text:p>
          </table:table-cell>
          <table:table-cell office:value-type="float" office:value="0.3802867" calcext:value-type="float">
            <text:p>0.3802867</text:p>
          </table:table-cell>
          <table:table-cell office:value-type="float" office:value="0.213479" calcext:value-type="float">
            <text:p>0.213479</text:p>
          </table:table-cell>
          <table:table-cell office:value-type="float" office:value="0.2138054" calcext:value-type="float">
            <text:p>0.2138054</text:p>
          </table:table-cell>
          <table:table-cell office:value-type="float" office:value="0.2086396" calcext:value-type="float">
            <text:p>0.2086396</text:p>
          </table:table-cell>
          <table:table-cell office:value-type="float" office:value="0.2233928" calcext:value-type="float">
            <text:p>0.2233928</text:p>
          </table:table-cell>
          <table:table-cell office:value-type="float" office:value="0.2849003" calcext:value-type="float">
            <text:p>0.2849003</text:p>
          </table:table-cell>
          <table:table-cell office:value-type="float" office:value="0.04382995" calcext:value-type="float">
            <text:p>0.0438299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103425" calcext:value-type="float">
            <text:p>-5.103425</text:p>
          </table:table-cell>
          <table:table-cell office:value-type="float" office:value="-4.684495" calcext:value-type="float">
            <text:p>-4.684495</text:p>
          </table:table-cell>
          <table:table-cell office:value-type="float" office:value="-4.435819" calcext:value-type="float">
            <text:p>-4.435819</text:p>
          </table:table-cell>
          <table:table-cell office:value-type="float" office:value="-4.140446" calcext:value-type="float">
            <text:p>-4.140446</text:p>
          </table:table-cell>
          <table:table-cell office:value-type="float" office:value="-3.737877" calcext:value-type="float">
            <text:p>-3.737877</text:p>
          </table:table-cell>
          <table:table-cell office:value-type="float" office:value="-3.222117" calcext:value-type="float">
            <text:p>-3.222117</text:p>
          </table:table-cell>
          <table:table-cell office:value-type="float" office:value="-2.51274" calcext:value-type="float">
            <text:p>-2.51274</text:p>
          </table:table-cell>
          <table:table-cell office:value-type="float" office:value="-0.04418284" calcext:value-type="float">
            <text:p>-0.04418284</text:p>
          </table:table-cell>
          <table:table-cell office:value-type="float" office:value="-0.01010363" calcext:value-type="float">
            <text:p>-0.01010363</text:p>
          </table:table-cell>
          <table:table-cell office:value-type="float" office:value="-0.007202393" calcext:value-type="float">
            <text:p>-0.007202393</text:p>
          </table:table-cell>
          <table:table-cell office:value-type="float" office:value="28.2201" calcext:value-type="float">
            <text:p>28.2201</text:p>
          </table:table-cell>
          <table:table-cell office:value-type="float" office:value="0" calcext:value-type="float">
            <text:p>0</text:p>
          </table:table-cell>
          <table:table-cell office:value-type="float" office:value="-5.610594" calcext:value-type="float">
            <text:p>-5.610594</text:p>
          </table:table-cell>
          <table:table-cell office:value-type="float" office:value="0.005829511" calcext:value-type="float">
            <text:p>0.0058295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1000023" calcext:value-type="float">
            <text:p>-0.010000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19.2" calcext:value-type="float">
            <text:p>19.2</text:p>
          </table:table-cell>
          <table:table-cell office:value-type="float" office:value="-0.5504829" calcext:value-type="float">
            <text:p>-0.5504829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29.413" calcext:value-type="float">
            <text:p>1229.413</text:p>
          </table:table-cell>
          <table:table-cell office:value-type="float" office:value="0.984677" calcext:value-type="float">
            <text:p>0.984677</text:p>
          </table:table-cell>
          <table:table-cell office:value-type="float" office:value="70.54659" calcext:value-type="float">
            <text:p>70.54659</text:p>
          </table:table-cell>
          <table:table-cell office:value-type="float" office:value="0.1550504" calcext:value-type="float">
            <text:p>0.1550504</text:p>
          </table:table-cell>
          <table:table-cell office:value-type="float" office:value="0.1387367" calcext:value-type="float">
            <text:p>0.1387367</text:p>
          </table:table-cell>
          <table:table-cell office:value-type="float" office:value="0.1360857" calcext:value-type="float">
            <text:p>0.1360857</text:p>
          </table:table-cell>
          <table:table-cell office:value-type="float" office:value="0.1374766" calcext:value-type="float">
            <text:p>0.1374766</text:p>
          </table:table-cell>
          <table:table-cell office:value-type="float" office:value="0.1441715" calcext:value-type="float">
            <text:p>0.1441715</text:p>
          </table:table-cell>
          <table:table-cell office:value-type="float" office:value="0.2200108" calcext:value-type="float">
            <text:p>0.2200108</text:p>
          </table:table-cell>
          <table:table-cell office:value-type="float" office:value="0.2243566" calcext:value-type="float">
            <text:p>0.2243566</text:p>
          </table:table-cell>
          <table:table-cell office:value-type="float" office:value="0.3147918" calcext:value-type="float">
            <text:p>0.3147918</text:p>
          </table:table-cell>
          <table:table-cell office:value-type="float" office:value="0.3733737" calcext:value-type="float">
            <text:p>0.3733737</text:p>
          </table:table-cell>
          <table:table-cell office:value-type="float" office:value="0.3867434" calcext:value-type="float">
            <text:p>0.3867434</text:p>
          </table:table-cell>
          <table:table-cell office:value-type="float" office:value="0.4133178" calcext:value-type="float">
            <text:p>0.413317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1544993" calcext:value-type="float">
            <text:p>0.001544993</text:p>
          </table:table-cell>
          <table:table-cell office:value-type="float" office:value="0.3604289" calcext:value-type="float">
            <text:p>0.3604289</text:p>
          </table:table-cell>
          <table:table-cell office:value-type="float" office:value="0.3650535" calcext:value-type="float">
            <text:p>0.3650535</text:p>
          </table:table-cell>
          <table:table-cell office:value-type="float" office:value="0.2008637" calcext:value-type="float">
            <text:p>0.2008637</text:p>
          </table:table-cell>
          <table:table-cell office:value-type="float" office:value="0.2012115" calcext:value-type="float">
            <text:p>0.2012115</text:p>
          </table:table-cell>
          <table:table-cell office:value-type="float" office:value="0.1914039" calcext:value-type="float">
            <text:p>0.1914039</text:p>
          </table:table-cell>
          <table:table-cell office:value-type="float" office:value="0.2478379" calcext:value-type="float">
            <text:p>0.2478379</text:p>
          </table:table-cell>
          <table:table-cell office:value-type="float" office:value="0.2902677" calcext:value-type="float">
            <text:p>0.2902677</text:p>
          </table:table-cell>
          <table:table-cell office:value-type="float" office:value="0.04758175" calcext:value-type="float">
            <text:p>0.0475817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057765" calcext:value-type="float">
            <text:p>0.0004057765</text:p>
          </table:table-cell>
          <table:table-cell office:value-type="float" office:value="-1.632117" calcext:value-type="float">
            <text:p>-1.632117</text:p>
          </table:table-cell>
          <table:table-cell office:value-type="float" office:value="-2.286843" calcext:value-type="float">
            <text:p>-2.286843</text:p>
          </table:table-cell>
          <table:table-cell office:value-type="float" office:value="-2.578334" calcext:value-type="float">
            <text:p>-2.578334</text:p>
          </table:table-cell>
          <table:table-cell office:value-type="float" office:value="-2.426515" calcext:value-type="float">
            <text:p>-2.426515</text:p>
          </table:table-cell>
          <table:table-cell office:value-type="float" office:value="-1.819447" calcext:value-type="float">
            <text:p>-1.819447</text:p>
          </table:table-cell>
          <table:table-cell office:value-type="float" office:value="-0.1442332" calcext:value-type="float">
            <text:p>-0.1442332</text:p>
          </table:table-cell>
          <table:table-cell office:value-type="float" office:value="-0.8231854" calcext:value-type="float">
            <text:p>-0.8231854</text:p>
          </table:table-cell>
          <table:table-cell office:value-type="float" office:value="-0.0472867" calcext:value-type="float">
            <text:p>-0.0472867</text:p>
          </table:table-cell>
          <table:table-cell office:value-type="float" office:value="-0.01009935" calcext:value-type="float">
            <text:p>-0.01009935</text:p>
          </table:table-cell>
          <table:table-cell office:value-type="float" office:value="-0.007218102" calcext:value-type="float">
            <text:p>-0.007218102</text:p>
          </table:table-cell>
          <table:table-cell office:value-type="float" office:value="35.26277" calcext:value-type="float">
            <text:p>35.2627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7978172" calcext:value-type="float">
            <text:p>0.00797817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0.001545328" calcext:value-type="float">
            <text:p>0.001545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21.8" calcext:value-type="float">
            <text:p>21.8</text:p>
          </table:table-cell>
          <table:table-cell office:value-type="float" office:value="-0.6850681" calcext:value-type="float">
            <text:p>-0.6850681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31.758" calcext:value-type="float">
            <text:p>1231.758</text:p>
          </table:table-cell>
          <table:table-cell office:value-type="float" office:value="1.374255" calcext:value-type="float">
            <text:p>1.374255</text:p>
          </table:table-cell>
          <table:table-cell office:value-type="float" office:value="88.8541" calcext:value-type="float">
            <text:p>88.8541</text:p>
          </table:table-cell>
          <table:table-cell office:value-type="float" office:value="0.1304061" calcext:value-type="float">
            <text:p>0.1304061</text:p>
          </table:table-cell>
          <table:table-cell office:value-type="float" office:value="0.1376229" calcext:value-type="float">
            <text:p>0.1376229</text:p>
          </table:table-cell>
          <table:table-cell office:value-type="float" office:value="0.1423607" calcext:value-type="float">
            <text:p>0.1423607</text:p>
          </table:table-cell>
          <table:table-cell office:value-type="float" office:value="0.1481684" calcext:value-type="float">
            <text:p>0.1481684</text:p>
          </table:table-cell>
          <table:table-cell office:value-type="float" office:value="0.1588396" calcext:value-type="float">
            <text:p>0.1588396</text:p>
          </table:table-cell>
          <table:table-cell office:value-type="float" office:value="0.199012" calcext:value-type="float">
            <text:p>0.199012</text:p>
          </table:table-cell>
          <table:table-cell office:value-type="float" office:value="0.2377407" calcext:value-type="float">
            <text:p>0.2377407</text:p>
          </table:table-cell>
          <table:table-cell office:value-type="float" office:value="0.3160048" calcext:value-type="float">
            <text:p>0.3160048</text:p>
          </table:table-cell>
          <table:table-cell office:value-type="float" office:value="0.3734055" calcext:value-type="float">
            <text:p>0.3734055</text:p>
          </table:table-cell>
          <table:table-cell office:value-type="float" office:value="0.3866653" calcext:value-type="float">
            <text:p>0.3866653</text:p>
          </table:table-cell>
          <table:table-cell office:value-type="float" office:value="0.4128546" calcext:value-type="float">
            <text:p>0.412854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21331" calcext:value-type="float">
            <text:p>0.3621331</text:p>
          </table:table-cell>
          <table:table-cell office:value-type="float" office:value="0.3652913" calcext:value-type="float">
            <text:p>0.3652913</text:p>
          </table:table-cell>
          <table:table-cell office:value-type="float" office:value="0.1940642" calcext:value-type="float">
            <text:p>0.1940642</text:p>
          </table:table-cell>
          <table:table-cell office:value-type="float" office:value="0.1897728" calcext:value-type="float">
            <text:p>0.1897728</text:p>
          </table:table-cell>
          <table:table-cell office:value-type="float" office:value="0.1766392" calcext:value-type="float">
            <text:p>0.1766392</text:p>
          </table:table-cell>
          <table:table-cell office:value-type="float" office:value="0.3069503" calcext:value-type="float">
            <text:p>0.3069503</text:p>
          </table:table-cell>
          <table:table-cell office:value-type="float" office:value="0.2768984" calcext:value-type="float">
            <text:p>0.2768984</text:p>
          </table:table-cell>
          <table:table-cell office:value-type="float" office:value="0.04693226" calcext:value-type="float">
            <text:p>0.04693226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596984" calcext:value-type="float">
            <text:p>0.0001596984</text:p>
          </table:table-cell>
          <table:table-cell office:value-type="float" office:value="-3.307254" calcext:value-type="float">
            <text:p>-3.307254</text:p>
          </table:table-cell>
          <table:table-cell office:value-type="float" office:value="-2.384749" calcext:value-type="float">
            <text:p>-2.384749</text:p>
          </table:table-cell>
          <table:table-cell office:value-type="float" office:value="-1.942656" calcext:value-type="float">
            <text:p>-1.942656</text:p>
          </table:table-cell>
          <table:table-cell office:value-type="float" office:value="-1.523444" calcext:value-type="float">
            <text:p>-1.523444</text:p>
          </table:table-cell>
          <table:table-cell office:value-type="float" office:value="-0.9961817" calcext:value-type="float">
            <text:p>-0.9961817</text:p>
          </table:table-cell>
          <table:table-cell office:value-type="float" office:value="-0.2476059" calcext:value-type="float">
            <text:p>-0.2476059</text:p>
          </table:table-cell>
          <table:table-cell office:value-type="float" office:value="-0.5171953" calcext:value-type="float">
            <text:p>-0.5171953</text:p>
          </table:table-cell>
          <table:table-cell office:value-type="float" office:value="-0.04593397" calcext:value-type="float">
            <text:p>-0.04593397</text:p>
          </table:table-cell>
          <table:table-cell office:value-type="float" office:value="-0.01009127" calcext:value-type="float">
            <text:p>-0.01009127</text:p>
          </table:table-cell>
          <table:table-cell office:value-type="float" office:value="-0.007232155" calcext:value-type="float">
            <text:p>-0.007232155</text:p>
          </table:table-cell>
          <table:table-cell office:value-type="float" office:value="42.29633" calcext:value-type="float">
            <text:p>42.29633</text:p>
          </table:table-cell>
          <table:table-cell office:value-type="float" office:value="0" calcext:value-type="float">
            <text:p>0</text:p>
          </table:table-cell>
          <table:table-cell office:value-type="float" office:value="-40.73291" calcext:value-type="float">
            <text:p>-40.73291</text:p>
          </table:table-cell>
          <table:table-cell office:value-type="float" office:value="0.006003546" calcext:value-type="float">
            <text:p>0.00600354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1000043" calcext:value-type="float">
            <text:p>-0.010000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21.8" calcext:value-type="float">
            <text:p>21.8</text:p>
          </table:table-cell>
          <table:table-cell office:value-type="float" office:value="-0.6764953" calcext:value-type="float">
            <text:p>-0.6764953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31.453" calcext:value-type="float">
            <text:p>1231.453</text:p>
          </table:table-cell>
          <table:table-cell office:value-type="float" office:value="1.670848" calcext:value-type="float">
            <text:p>1.670848</text:p>
          </table:table-cell>
          <table:table-cell office:value-type="float" office:value="85.58828" calcext:value-type="float">
            <text:p>85.58828</text:p>
          </table:table-cell>
          <table:table-cell office:value-type="float" office:value="0.1305867" calcext:value-type="float">
            <text:p>0.1305867</text:p>
          </table:table-cell>
          <table:table-cell office:value-type="float" office:value="0.1377524" calcext:value-type="float">
            <text:p>0.1377524</text:p>
          </table:table-cell>
          <table:table-cell office:value-type="float" office:value="0.1430839" calcext:value-type="float">
            <text:p>0.1430839</text:p>
          </table:table-cell>
          <table:table-cell office:value-type="float" office:value="0.1496554" calcext:value-type="float">
            <text:p>0.1496554</text:p>
          </table:table-cell>
          <table:table-cell office:value-type="float" office:value="0.1598273" calcext:value-type="float">
            <text:p>0.1598273</text:p>
          </table:table-cell>
          <table:table-cell office:value-type="float" office:value="0.1755494" calcext:value-type="float">
            <text:p>0.1755494</text:p>
          </table:table-cell>
          <table:table-cell office:value-type="float" office:value="0.2410886" calcext:value-type="float">
            <text:p>0.2410886</text:p>
          </table:table-cell>
          <table:table-cell office:value-type="float" office:value="0.3179129" calcext:value-type="float">
            <text:p>0.3179129</text:p>
          </table:table-cell>
          <table:table-cell office:value-type="float" office:value="0.3733777" calcext:value-type="float">
            <text:p>0.3733777</text:p>
          </table:table-cell>
          <table:table-cell office:value-type="float" office:value="0.3866206" calcext:value-type="float">
            <text:p>0.3866206</text:p>
          </table:table-cell>
          <table:table-cell office:value-type="float" office:value="0.4124324" calcext:value-type="float">
            <text:p>0.4124324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32647" calcext:value-type="float">
            <text:p>0.3532647</text:p>
          </table:table-cell>
          <table:table-cell office:value-type="float" office:value="0.3635068" calcext:value-type="float">
            <text:p>0.3635068</text:p>
          </table:table-cell>
          <table:table-cell office:value-type="float" office:value="0.1931947" calcext:value-type="float">
            <text:p>0.1931947</text:p>
          </table:table-cell>
          <table:table-cell office:value-type="float" office:value="0.1882908" calcext:value-type="float">
            <text:p>0.1882908</text:p>
          </table:table-cell>
          <table:table-cell office:value-type="float" office:value="0.1760737" calcext:value-type="float">
            <text:p>0.1760737</text:p>
          </table:table-cell>
          <table:table-cell office:value-type="float" office:value="0.3319625" calcext:value-type="float">
            <text:p>0.3319625</text:p>
          </table:table-cell>
          <table:table-cell office:value-type="float" office:value="0.2732435" calcext:value-type="float">
            <text:p>0.2732435</text:p>
          </table:table-cell>
          <table:table-cell office:value-type="float" office:value="0.04577605" calcext:value-type="float">
            <text:p>0.0457760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3043846" calcext:value-type="float">
            <text:p>3.043846E-06</text:p>
          </table:table-cell>
          <table:table-cell office:value-type="float" office:value="-3.286083" calcext:value-type="float">
            <text:p>-3.286083</text:p>
          </table:table-cell>
          <table:table-cell office:value-type="float" office:value="-2.373563" calcext:value-type="float">
            <text:p>-2.373563</text:p>
          </table:table-cell>
          <table:table-cell office:value-type="float" office:value="-1.882811" calcext:value-type="float">
            <text:p>-1.882811</text:p>
          </table:table-cell>
          <table:table-cell office:value-type="float" office:value="-1.430834" calcext:value-type="float">
            <text:p>-1.430834</text:p>
          </table:table-cell>
          <table:table-cell office:value-type="float" office:value="-0.9563086" calcext:value-type="float">
            <text:p>-0.9563086</text:p>
          </table:table-cell>
          <table:table-cell office:value-type="float" office:value="-0.5365081" calcext:value-type="float">
            <text:p>-0.5365081</text:p>
          </table:table-cell>
          <table:table-cell office:value-type="float" office:value="-0.456725" calcext:value-type="float">
            <text:p>-0.456725</text:p>
          </table:table-cell>
          <table:table-cell office:value-type="float" office:value="-0.04387792" calcext:value-type="float">
            <text:p>-0.04387792</text:p>
          </table:table-cell>
          <table:table-cell office:value-type="float" office:value="-0.01009816" calcext:value-type="float">
            <text:p>-0.01009816</text:p>
          </table:table-cell>
          <table:table-cell office:value-type="float" office:value="-0.007240184" calcext:value-type="float">
            <text:p>-0.007240184</text:p>
          </table:table-cell>
          <table:table-cell office:value-type="float" office:value="49.28284" calcext:value-type="float">
            <text:p>49.28284</text:p>
          </table:table-cell>
          <table:table-cell office:value-type="float" office:value="0" calcext:value-type="float">
            <text:p>0</text:p>
          </table:table-cell>
          <table:table-cell office:value-type="float" office:value="-20.31241" calcext:value-type="float">
            <text:p>-20.31241</text:p>
          </table:table-cell>
          <table:table-cell office:value-type="float" office:value="0.005884908" calcext:value-type="float">
            <text:p>0.00588490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1000048" calcext:value-type="float">
            <text:p>-0.01000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21.8" calcext:value-type="float">
            <text:p>21.8</text:p>
          </table:table-cell>
          <table:table-cell office:value-type="float" office:value="-0.6542464" calcext:value-type="float">
            <text:p>-0.6542464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31.188" calcext:value-type="float">
            <text:p>1231.188</text:p>
          </table:table-cell>
          <table:table-cell office:value-type="float" office:value="1.912938" calcext:value-type="float">
            <text:p>1.912938</text:p>
          </table:table-cell>
          <table:table-cell office:value-type="float" office:value="82.82233" calcext:value-type="float">
            <text:p>82.82233</text:p>
          </table:table-cell>
          <table:table-cell office:value-type="float" office:value="0.1281903" calcext:value-type="float">
            <text:p>0.1281903</text:p>
          </table:table-cell>
          <table:table-cell office:value-type="float" office:value="0.1367542" calcext:value-type="float">
            <text:p>0.1367542</text:p>
          </table:table-cell>
          <table:table-cell office:value-type="float" office:value="0.1426602" calcext:value-type="float">
            <text:p>0.1426602</text:p>
          </table:table-cell>
          <table:table-cell office:value-type="float" office:value="0.1491962" calcext:value-type="float">
            <text:p>0.1491962</text:p>
          </table:table-cell>
          <table:table-cell office:value-type="float" office:value="0.1590011" calcext:value-type="float">
            <text:p>0.1590011</text:p>
          </table:table-cell>
          <table:table-cell office:value-type="float" office:value="0.1675356" calcext:value-type="float">
            <text:p>0.1675356</text:p>
          </table:table-cell>
          <table:table-cell office:value-type="float" office:value="0.2363331" calcext:value-type="float">
            <text:p>0.2363331</text:p>
          </table:table-cell>
          <table:table-cell office:value-type="float" office:value="0.3197669" calcext:value-type="float">
            <text:p>0.3197669</text:p>
          </table:table-cell>
          <table:table-cell office:value-type="float" office:value="0.3733517" calcext:value-type="float">
            <text:p>0.3733517</text:p>
          </table:table-cell>
          <table:table-cell office:value-type="float" office:value="0.3865777" calcext:value-type="float">
            <text:p>0.3865777</text:p>
          </table:table-cell>
          <table:table-cell office:value-type="float" office:value="0.4120434" calcext:value-type="float">
            <text:p>0.4120434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296" calcext:value-type="float">
            <text:p>0.342296</text:p>
          </table:table-cell>
          <table:table-cell office:value-type="float" office:value="0.3627568" calcext:value-type="float">
            <text:p>0.3627568</text:p>
          </table:table-cell>
          <table:table-cell office:value-type="float" office:value="0.1935539" calcext:value-type="float">
            <text:p>0.1935539</text:p>
          </table:table-cell>
          <table:table-cell office:value-type="float" office:value="0.1888991" calcext:value-type="float">
            <text:p>0.1888991</text:p>
          </table:table-cell>
          <table:table-cell office:value-type="float" office:value="0.1805471" calcext:value-type="float">
            <text:p>0.1805471</text:p>
          </table:table-cell>
          <table:table-cell office:value-type="float" office:value="0.340041" calcext:value-type="float">
            <text:p>0.340041</text:p>
          </table:table-cell>
          <table:table-cell office:value-type="float" office:value="0.2752867" calcext:value-type="float">
            <text:p>0.2752867</text:p>
          </table:table-cell>
          <table:table-cell office:value-type="float" office:value="0.04476904" calcext:value-type="float">
            <text:p>0.0447690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270056" calcext:value-type="float">
            <text:p>5.270056E-06</text:p>
          </table:table-cell>
          <table:table-cell office:value-type="float" office:value="-3.669492" calcext:value-type="float">
            <text:p>-3.669492</text:p>
          </table:table-cell>
          <table:table-cell office:value-type="float" office:value="-2.477098" calcext:value-type="float">
            <text:p>-2.477098</text:p>
          </table:table-cell>
          <table:table-cell office:value-type="float" office:value="-1.915246" calcext:value-type="float">
            <text:p>-1.915246</text:p>
          </table:table-cell>
          <table:table-cell office:value-type="float" office:value="-1.457151" calcext:value-type="float">
            <text:p>-1.457151</text:p>
          </table:table-cell>
          <table:table-cell office:value-type="float" office:value="-0.9873004" calcext:value-type="float">
            <text:p>-0.9873004</text:p>
          </table:table-cell>
          <table:table-cell office:value-type="float" office:value="-0.7163127" calcext:value-type="float">
            <text:p>-0.7163127</text:p>
          </table:table-cell>
          <table:table-cell office:value-type="float" office:value="-0.4877211" calcext:value-type="float">
            <text:p>-0.4877211</text:p>
          </table:table-cell>
          <table:table-cell office:value-type="float" office:value="-0.04197244" calcext:value-type="float">
            <text:p>-0.04197244</text:p>
          </table:table-cell>
          <table:table-cell office:value-type="float" office:value="-0.01010502" calcext:value-type="float">
            <text:p>-0.01010502</text:p>
          </table:table-cell>
          <table:table-cell office:value-type="float" office:value="-0.00724789" calcext:value-type="float">
            <text:p>-0.00724789</text:p>
          </table:table-cell>
          <table:table-cell office:value-type="float" office:value="56.25896" calcext:value-type="float">
            <text:p>56.25896</text:p>
          </table:table-cell>
          <table:table-cell office:value-type="float" office:value="0" calcext:value-type="float">
            <text:p>0</text:p>
          </table:table-cell>
          <table:table-cell office:value-type="float" office:value="-4.182682" calcext:value-type="float">
            <text:p>-4.182682</text:p>
          </table:table-cell>
          <table:table-cell office:value-type="float" office:value="0.005930862" calcext:value-type="float">
            <text:p>0.00593086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1000057" calcext:value-type="float">
            <text:p>-0.010000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24.80001" calcext:value-type="float">
            <text:p>24.80001</text:p>
          </table:table-cell>
          <table:table-cell office:value-type="float" office:value="-0.7386749" calcext:value-type="float">
            <text:p>-0.7386749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35.268" calcext:value-type="float">
            <text:p>1235.268</text:p>
          </table:table-cell>
          <table:table-cell office:value-type="float" office:value="0.9174397" calcext:value-type="float">
            <text:p>0.9174397</text:p>
          </table:table-cell>
          <table:table-cell office:value-type="float" office:value="120.0546" calcext:value-type="float">
            <text:p>120.0546</text:p>
          </table:table-cell>
          <table:table-cell office:value-type="float" office:value="0.1278705" calcext:value-type="float">
            <text:p>0.1278705</text:p>
          </table:table-cell>
          <table:table-cell office:value-type="float" office:value="0.1350875" calcext:value-type="float">
            <text:p>0.1350875</text:p>
          </table:table-cell>
          <table:table-cell office:value-type="float" office:value="0.1404782" calcext:value-type="float">
            <text:p>0.1404782</text:p>
          </table:table-cell>
          <table:table-cell office:value-type="float" office:value="0.1470979" calcext:value-type="float">
            <text:p>0.1470979</text:p>
          </table:table-cell>
          <table:table-cell office:value-type="float" office:value="0.1568717" calcext:value-type="float">
            <text:p>0.1568717</text:p>
          </table:table-cell>
          <table:table-cell office:value-type="float" office:value="0.1642395" calcext:value-type="float">
            <text:p>0.1642395</text:p>
          </table:table-cell>
          <table:table-cell office:value-type="float" office:value="0.2302584" calcext:value-type="float">
            <text:p>0.2302584</text:p>
          </table:table-cell>
          <table:table-cell office:value-type="float" office:value="0.3212803" calcext:value-type="float">
            <text:p>0.3212803</text:p>
          </table:table-cell>
          <table:table-cell office:value-type="float" office:value="0.3746364" calcext:value-type="float">
            <text:p>0.3746364</text:p>
          </table:table-cell>
          <table:table-cell office:value-type="float" office:value="0.3882008" calcext:value-type="float">
            <text:p>0.3882008</text:p>
          </table:table-cell>
          <table:table-cell office:value-type="float" office:value="0.41168" calcext:value-type="float">
            <text:p>0.41168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3819" calcext:value-type="float">
            <text:p>0.3203819</text:p>
          </table:table-cell>
          <table:table-cell office:value-type="float" office:value="0.3625512" calcext:value-type="float">
            <text:p>0.3625512</text:p>
          </table:table-cell>
          <table:table-cell office:value-type="float" office:value="0.1958203" calcext:value-type="float">
            <text:p>0.1958203</text:p>
          </table:table-cell>
          <table:table-cell office:value-type="float" office:value="0.1913012" calcext:value-type="float">
            <text:p>0.1913012</text:p>
          </table:table-cell>
          <table:table-cell office:value-type="float" office:value="0.1881453" calcext:value-type="float">
            <text:p>0.1881453</text:p>
          </table:table-cell>
          <table:table-cell office:value-type="float" office:value="0.3433378" calcext:value-type="float">
            <text:p>0.3433378</text:p>
          </table:table-cell>
          <table:table-cell office:value-type="float" office:value="0.278601" calcext:value-type="float">
            <text:p>0.278601</text:p>
          </table:table-cell>
          <table:table-cell office:value-type="float" office:value="0.04407782" calcext:value-type="float">
            <text:p>0.04407782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164829" calcext:value-type="float">
            <text:p>1.164829E-05</text:p>
          </table:table-cell>
          <table:table-cell office:value-type="float" office:value="-3.761993" calcext:value-type="float">
            <text:p>-3.761993</text:p>
          </table:table-cell>
          <table:table-cell office:value-type="float" office:value="-2.682453" calcext:value-type="float">
            <text:p>-2.682453</text:p>
          </table:table-cell>
          <table:table-cell office:value-type="float" office:value="-2.10714" calcext:value-type="float">
            <text:p>-2.10714</text:p>
          </table:table-cell>
          <table:table-cell office:value-type="float" office:value="-1.58887" calcext:value-type="float">
            <text:p>-1.58887</text:p>
          </table:table-cell>
          <table:table-cell office:value-type="float" office:value="-1.071674" calcext:value-type="float">
            <text:p>-1.071674</text:p>
          </table:table-cell>
          <table:table-cell office:value-type="float" office:value="-0.8092117" calcext:value-type="float">
            <text:p>-0.8092117</text:p>
          </table:table-cell>
          <table:table-cell office:value-type="float" office:value="-0.5443339" calcext:value-type="float">
            <text:p>-0.5443339</text:p>
          </table:table-cell>
          <table:table-cell office:value-type="float" office:value="-0.04048518" calcext:value-type="float">
            <text:p>-0.04048518</text:p>
          </table:table-cell>
          <table:table-cell office:value-type="float" office:value="-0.009787521" calcext:value-type="float">
            <text:p>-0.009787521</text:p>
          </table:table-cell>
          <table:table-cell office:value-type="float" office:value="-0.006971604" calcext:value-type="float">
            <text:p>-0.006971604</text:p>
          </table:table-cell>
          <table:table-cell office:value-type="float" office:value="61.98955" calcext:value-type="float">
            <text:p>61.98955</text:p>
          </table:table-cell>
          <table:table-cell office:value-type="float" office:value="0" calcext:value-type="float">
            <text:p>0</text:p>
          </table:table-cell>
          <table:table-cell office:value-type="float" office:value="-5.177093" calcext:value-type="float">
            <text:p>-5.177093</text:p>
          </table:table-cell>
          <table:table-cell office:value-type="float" office:value="0.005989756" calcext:value-type="float">
            <text:p>0.00598975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0.01000021" calcext:value-type="float">
            <text:p>-0.01000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32.00002" calcext:value-type="float">
            <text:p>32.00002</text:p>
          </table:table-cell>
          <table:table-cell office:value-type="float" office:value="-0.9384468" calcext:value-type="float">
            <text:p>-0.9384468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44.394" calcext:value-type="float">
            <text:p>1244.394</text:p>
          </table:table-cell>
          <table:table-cell office:value-type="float" office:value="-0.8084988" calcext:value-type="float">
            <text:p>-0.8084988</text:p>
          </table:table-cell>
          <table:table-cell office:value-type="float" office:value="177.1601" calcext:value-type="float">
            <text:p>177.1601</text:p>
          </table:table-cell>
          <table:table-cell office:value-type="float" office:value="0.1356353" calcext:value-type="float">
            <text:p>0.1356353</text:p>
          </table:table-cell>
          <table:table-cell office:value-type="float" office:value="0.1404943" calcext:value-type="float">
            <text:p>0.1404943</text:p>
          </table:table-cell>
          <table:table-cell office:value-type="float" office:value="0.1436054" calcext:value-type="float">
            <text:p>0.1436054</text:p>
          </table:table-cell>
          <table:table-cell office:value-type="float" office:value="0.1482636" calcext:value-type="float">
            <text:p>0.1482636</text:p>
          </table:table-cell>
          <table:table-cell office:value-type="float" office:value="0.1559194" calcext:value-type="float">
            <text:p>0.1559194</text:p>
          </table:table-cell>
          <table:table-cell office:value-type="float" office:value="0.1622149" calcext:value-type="float">
            <text:p>0.1622149</text:p>
          </table:table-cell>
          <table:table-cell office:value-type="float" office:value="0.2252824" calcext:value-type="float">
            <text:p>0.2252824</text:p>
          </table:table-cell>
          <table:table-cell office:value-type="float" office:value="0.322639" calcext:value-type="float">
            <text:p>0.322639</text:p>
          </table:table-cell>
          <table:table-cell office:value-type="float" office:value="0.3761636" calcext:value-type="float">
            <text:p>0.3761636</text:p>
          </table:table-cell>
          <table:table-cell office:value-type="float" office:value="0.3902283" calcext:value-type="float">
            <text:p>0.3902283</text:p>
          </table:table-cell>
          <table:table-cell office:value-type="float" office:value="0.4120999" calcext:value-type="float">
            <text:p>0.41209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522" calcext:value-type="float">
            <text:p>0.289522</text:p>
          </table:table-cell>
          <table:table-cell office:value-type="float" office:value="0.3551358" calcext:value-type="float">
            <text:p>0.3551358</text:p>
          </table:table-cell>
          <table:table-cell office:value-type="float" office:value="0.1923876" calcext:value-type="float">
            <text:p>0.1923876</text:p>
          </table:table-cell>
          <table:table-cell office:value-type="float" office:value="0.190139" calcext:value-type="float">
            <text:p>0.190139</text:p>
          </table:table-cell>
          <table:table-cell office:value-type="float" office:value="0.1942053" calcext:value-type="float">
            <text:p>0.1942053</text:p>
          </table:table-cell>
          <table:table-cell office:value-type="float" office:value="0.3453613" calcext:value-type="float">
            <text:p>0.3453613</text:p>
          </table:table-cell>
          <table:table-cell office:value-type="float" office:value="0.2817706" calcext:value-type="float">
            <text:p>0.2817706</text:p>
          </table:table-cell>
          <table:table-cell office:value-type="float" office:value="0.04373317" calcext:value-type="float">
            <text:p>0.0437331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3950256" calcext:value-type="float">
            <text:p>3.950256E-06</text:p>
          </table:table-cell>
          <table:table-cell office:value-type="float" office:value="-2.614682" calcext:value-type="float">
            <text:p>-2.614682</text:p>
          </table:table-cell>
          <table:table-cell office:value-type="float" office:value="-2.109406" calcext:value-type="float">
            <text:p>-2.109406</text:p>
          </table:table-cell>
          <table:table-cell office:value-type="float" office:value="-1.844186" calcext:value-type="float">
            <text:p>-1.844186</text:p>
          </table:table-cell>
          <table:table-cell office:value-type="float" office:value="-1.51628" calcext:value-type="float">
            <text:p>-1.51628</text:p>
          </table:table-cell>
          <table:table-cell office:value-type="float" office:value="-1.113368" calcext:value-type="float">
            <text:p>-1.113368</text:p>
          </table:table-cell>
          <table:table-cell office:value-type="float" office:value="-0.8735947" calcext:value-type="float">
            <text:p>-0.8735947</text:p>
          </table:table-cell>
          <table:table-cell office:value-type="float" office:value="-0.6060143" calcext:value-type="float">
            <text:p>-0.6060143</text:p>
          </table:table-cell>
          <table:table-cell office:value-type="float" office:value="-0.03920279" calcext:value-type="float">
            <text:p>-0.03920279</text:p>
          </table:table-cell>
          <table:table-cell office:value-type="float" office:value="-0.009403371" calcext:value-type="float">
            <text:p>-0.009403371</text:p>
          </table:table-cell>
          <table:table-cell office:value-type="float" office:value="-0.006623819" calcext:value-type="float">
            <text:p>-0.006623819</text:p>
          </table:table-cell>
          <table:table-cell office:value-type="float" office:value="66.87544" calcext:value-type="float">
            <text:p>66.87544</text:p>
          </table:table-cell>
          <table:table-cell office:value-type="float" office:value="0" calcext:value-type="float">
            <text:p>0</text:p>
          </table:table-cell>
          <table:table-cell office:value-type="float" office:value="-4.198183" calcext:value-type="float">
            <text:p>-4.198183</text:p>
          </table:table-cell>
          <table:table-cell office:value-type="float" office:value="0.005976425" calcext:value-type="float">
            <text:p>0.00597642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49998" calcext:value-type="float">
            <text:p>-0.1749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32.80003" calcext:value-type="float">
            <text:p>32.80003</text:p>
          </table:table-cell>
          <table:table-cell office:value-type="float" office:value="-1.076922" calcext:value-type="float">
            <text:p>-1.076922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45.606" calcext:value-type="float">
            <text:p>1245.606</text:p>
          </table:table-cell>
          <table:table-cell office:value-type="float" office:value="-1.081946" calcext:value-type="float">
            <text:p>-1.081946</text:p>
          </table:table-cell>
          <table:table-cell office:value-type="float" office:value="179.1725" calcext:value-type="float">
            <text:p>179.1725</text:p>
          </table:table-cell>
          <table:table-cell office:value-type="float" office:value="0.1374592" calcext:value-type="float">
            <text:p>0.1374592</text:p>
          </table:table-cell>
          <table:table-cell office:value-type="float" office:value="0.1426428" calcext:value-type="float">
            <text:p>0.1426428</text:p>
          </table:table-cell>
          <table:table-cell office:value-type="float" office:value="0.1460453" calcext:value-type="float">
            <text:p>0.1460453</text:p>
          </table:table-cell>
          <table:table-cell office:value-type="float" office:value="0.1501822" calcext:value-type="float">
            <text:p>0.1501822</text:p>
          </table:table-cell>
          <table:table-cell office:value-type="float" office:value="0.1562105" calcext:value-type="float">
            <text:p>0.1562105</text:p>
          </table:table-cell>
          <table:table-cell office:value-type="float" office:value="0.1617325" calcext:value-type="float">
            <text:p>0.1617325</text:p>
          </table:table-cell>
          <table:table-cell office:value-type="float" office:value="0.2216121" calcext:value-type="float">
            <text:p>0.2216121</text:p>
          </table:table-cell>
          <table:table-cell office:value-type="float" office:value="0.3237552" calcext:value-type="float">
            <text:p>0.3237552</text:p>
          </table:table-cell>
          <table:table-cell office:value-type="float" office:value="0.3761072" calcext:value-type="float">
            <text:p>0.3761072</text:p>
          </table:table-cell>
          <table:table-cell office:value-type="float" office:value="0.3901785" calcext:value-type="float">
            <text:p>0.3901785</text:p>
          </table:table-cell>
          <table:table-cell office:value-type="float" office:value="0.4126141" calcext:value-type="float">
            <text:p>0.412614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9219" calcext:value-type="float">
            <text:p>0.2749219</text:p>
          </table:table-cell>
          <table:table-cell office:value-type="float" office:value="0.3513589" calcext:value-type="float">
            <text:p>0.3513589</text:p>
          </table:table-cell>
          <table:table-cell office:value-type="float" office:value="0.1897086" calcext:value-type="float">
            <text:p>0.1897086</text:p>
          </table:table-cell>
          <table:table-cell office:value-type="float" office:value="0.188135" calcext:value-type="float">
            <text:p>0.188135</text:p>
          </table:table-cell>
          <table:table-cell office:value-type="float" office:value="0.1968556" calcext:value-type="float">
            <text:p>0.1968556</text:p>
          </table:table-cell>
          <table:table-cell office:value-type="float" office:value="0.345842" calcext:value-type="float">
            <text:p>0.345842</text:p>
          </table:table-cell>
          <table:table-cell office:value-type="float" office:value="0.2837085" calcext:value-type="float">
            <text:p>0.2837085</text:p>
          </table:table-cell>
          <table:table-cell office:value-type="float" office:value="0.04367959" calcext:value-type="float">
            <text:p>0.0436795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06401" calcext:value-type="float">
            <text:p>-2.406401</text:p>
          </table:table-cell>
          <table:table-cell office:value-type="float" office:value="-1.919409" calcext:value-type="float">
            <text:p>-1.919409</text:p>
          </table:table-cell>
          <table:table-cell office:value-type="float" office:value="-1.661826" calcext:value-type="float">
            <text:p>-1.661826</text:p>
          </table:table-cell>
          <table:table-cell office:value-type="float" office:value="-1.400939" calcext:value-type="float">
            <text:p>-1.400939</text:p>
          </table:table-cell>
          <table:table-cell office:value-type="float" office:value="-1.100793" calcext:value-type="float">
            <text:p>-1.100793</text:p>
          </table:table-cell>
          <table:table-cell office:value-type="float" office:value="-0.8899583" calcext:value-type="float">
            <text:p>-0.8899583</text:p>
          </table:table-cell>
          <table:table-cell office:value-type="float" office:value="-0.6479339" calcext:value-type="float">
            <text:p>-0.6479339</text:p>
          </table:table-cell>
          <table:table-cell office:value-type="float" office:value="-0.03818197" calcext:value-type="float">
            <text:p>-0.03818197</text:p>
          </table:table-cell>
          <table:table-cell office:value-type="float" office:value="-0.009416985" calcext:value-type="float">
            <text:p>-0.009416985</text:p>
          </table:table-cell>
          <table:table-cell office:value-type="float" office:value="-0.006631945" calcext:value-type="float">
            <text:p>-0.006631945</text:p>
          </table:table-cell>
          <table:table-cell office:value-type="float" office:value="73.19571" calcext:value-type="float">
            <text:p>73.19571</text:p>
          </table:table-cell>
          <table:table-cell office:value-type="float" office:value="0" calcext:value-type="float">
            <text:p>0</text:p>
          </table:table-cell>
          <table:table-cell office:value-type="float" office:value="-3.842632" calcext:value-type="float">
            <text:p>-3.842632</text:p>
          </table:table-cell>
          <table:table-cell office:value-type="float" office:value="0.005955447" calcext:value-type="float">
            <text:p>0.00595544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33.20004" calcext:value-type="float">
            <text:p>33.20004</text:p>
          </table:table-cell>
          <table:table-cell office:value-type="float" office:value="-1.196445" calcext:value-type="float">
            <text:p>-1.196445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46.478" calcext:value-type="float">
            <text:p>1246.478</text:p>
          </table:table-cell>
          <table:table-cell office:value-type="float" office:value="-1.435012" calcext:value-type="float">
            <text:p>-1.435012</text:p>
          </table:table-cell>
          <table:table-cell office:value-type="float" office:value="177.1709" calcext:value-type="float">
            <text:p>177.1709</text:p>
          </table:table-cell>
          <table:table-cell office:value-type="float" office:value="0.1395902" calcext:value-type="float">
            <text:p>0.1395902</text:p>
          </table:table-cell>
          <table:table-cell office:value-type="float" office:value="0.1439004" calcext:value-type="float">
            <text:p>0.1439004</text:p>
          </table:table-cell>
          <table:table-cell office:value-type="float" office:value="0.1470638" calcext:value-type="float">
            <text:p>0.1470638</text:p>
          </table:table-cell>
          <table:table-cell office:value-type="float" office:value="0.1509363" calcext:value-type="float">
            <text:p>0.1509363</text:p>
          </table:table-cell>
          <table:table-cell office:value-type="float" office:value="0.1559825" calcext:value-type="float">
            <text:p>0.1559825</text:p>
          </table:table-cell>
          <table:table-cell office:value-type="float" office:value="0.1614759" calcext:value-type="float">
            <text:p>0.1614759</text:p>
          </table:table-cell>
          <table:table-cell office:value-type="float" office:value="0.2200993" calcext:value-type="float">
            <text:p>0.2200993</text:p>
          </table:table-cell>
          <table:table-cell office:value-type="float" office:value="0.3246574" calcext:value-type="float">
            <text:p>0.3246574</text:p>
          </table:table-cell>
          <table:table-cell office:value-type="float" office:value="0.3760833" calcext:value-type="float">
            <text:p>0.3760833</text:p>
          </table:table-cell>
          <table:table-cell office:value-type="float" office:value="0.3901445" calcext:value-type="float">
            <text:p>0.3901445</text:p>
          </table:table-cell>
          <table:table-cell office:value-type="float" office:value="0.4130704" calcext:value-type="float">
            <text:p>0.41307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3467" calcext:value-type="float">
            <text:p>0.2723467</text:p>
          </table:table-cell>
          <table:table-cell office:value-type="float" office:value="0.3484269" calcext:value-type="float">
            <text:p>0.3484269</text:p>
          </table:table-cell>
          <table:table-cell office:value-type="float" office:value="0.1885469" calcext:value-type="float">
            <text:p>0.1885469</text:p>
          </table:table-cell>
          <table:table-cell office:value-type="float" office:value="0.1873654" calcext:value-type="float">
            <text:p>0.1873654</text:p>
          </table:table-cell>
          <table:table-cell office:value-type="float" office:value="0.1976387" calcext:value-type="float">
            <text:p>0.1976387</text:p>
          </table:table-cell>
          <table:table-cell office:value-type="float" office:value="0.3460956" calcext:value-type="float">
            <text:p>0.3460956</text:p>
          </table:table-cell>
          <table:table-cell office:value-type="float" office:value="0.2846477" calcext:value-type="float">
            <text:p>0.2846477</text:p>
          </table:table-cell>
          <table:table-cell office:value-type="float" office:value="0.04381388" calcext:value-type="float">
            <text:p>0.0438138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91846" calcext:value-type="float">
            <text:p>-2.191846</text:p>
          </table:table-cell>
          <table:table-cell office:value-type="float" office:value="-1.819921" calcext:value-type="float">
            <text:p>-1.819921</text:p>
          </table:table-cell>
          <table:table-cell office:value-type="float" office:value="-1.59268" calcext:value-type="float">
            <text:p>-1.59268</text:p>
          </table:table-cell>
          <table:table-cell office:value-type="float" office:value="-1.358372" calcext:value-type="float">
            <text:p>-1.358372</text:p>
          </table:table-cell>
          <table:table-cell office:value-type="float" office:value="-1.110586" calcext:value-type="float">
            <text:p>-1.110586</text:p>
          </table:table-cell>
          <table:table-cell office:value-type="float" office:value="-0.8986222" calcext:value-type="float">
            <text:p>-0.8986222</text:p>
          </table:table-cell>
          <table:table-cell office:value-type="float" office:value="-0.6694875" calcext:value-type="float">
            <text:p>-0.6694875</text:p>
          </table:table-cell>
          <table:table-cell office:value-type="float" office:value="-0.037379" calcext:value-type="float">
            <text:p>-0.037379</text:p>
          </table:table-cell>
          <table:table-cell office:value-type="float" office:value="-0.009422798" calcext:value-type="float">
            <text:p>-0.009422798</text:p>
          </table:table-cell>
          <table:table-cell office:value-type="float" office:value="-0.006637506" calcext:value-type="float">
            <text:p>-0.006637506</text:p>
          </table:table-cell>
          <table:table-cell office:value-type="float" office:value="79.52247" calcext:value-type="float">
            <text:p>79.52247</text:p>
          </table:table-cell>
          <table:table-cell office:value-type="float" office:value="0" calcext:value-type="float">
            <text:p>0</text:p>
          </table:table-cell>
          <table:table-cell office:value-type="float" office:value="-2.986669" calcext:value-type="float">
            <text:p>-2.986669</text:p>
          </table:table-cell>
          <table:table-cell office:value-type="float" office:value="0.005947227" calcext:value-type="float">
            <text:p>0.00594722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49999" calcext:value-type="float">
            <text:p>-0.174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33.40004" calcext:value-type="float">
            <text:p>33.40004</text:p>
          </table:table-cell>
          <table:table-cell office:value-type="float" office:value="-1.313722" calcext:value-type="float">
            <text:p>-1.313722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47.188" calcext:value-type="float">
            <text:p>1247.188</text:p>
          </table:table-cell>
          <table:table-cell office:value-type="float" office:value="-1.827695" calcext:value-type="float">
            <text:p>-1.827695</text:p>
          </table:table-cell>
          <table:table-cell office:value-type="float" office:value="173.6238" calcext:value-type="float">
            <text:p>173.6238</text:p>
          </table:table-cell>
          <table:table-cell office:value-type="float" office:value="0.1408628" calcext:value-type="float">
            <text:p>0.1408628</text:p>
          </table:table-cell>
          <table:table-cell office:value-type="float" office:value="0.1453028" calcext:value-type="float">
            <text:p>0.1453028</text:p>
          </table:table-cell>
          <table:table-cell office:value-type="float" office:value="0.1483058" calcext:value-type="float">
            <text:p>0.1483058</text:p>
          </table:table-cell>
          <table:table-cell office:value-type="float" office:value="0.151796" calcext:value-type="float">
            <text:p>0.151796</text:p>
          </table:table-cell>
          <table:table-cell office:value-type="float" office:value="0.1563476" calcext:value-type="float">
            <text:p>0.1563476</text:p>
          </table:table-cell>
          <table:table-cell office:value-type="float" office:value="0.1614618" calcext:value-type="float">
            <text:p>0.1614618</text:p>
          </table:table-cell>
          <table:table-cell office:value-type="float" office:value="0.2196498" calcext:value-type="float">
            <text:p>0.2196498</text:p>
          </table:table-cell>
          <table:table-cell office:value-type="float" office:value="0.3253953" calcext:value-type="float">
            <text:p>0.3253953</text:p>
          </table:table-cell>
          <table:table-cell office:value-type="float" office:value="0.3760808" calcext:value-type="float">
            <text:p>0.3760808</text:p>
          </table:table-cell>
          <table:table-cell office:value-type="float" office:value="0.3901234" calcext:value-type="float">
            <text:p>0.3901234</text:p>
          </table:table-cell>
          <table:table-cell office:value-type="float" office:value="0.4134904" calcext:value-type="float">
            <text:p>0.41349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1451" calcext:value-type="float">
            <text:p>0.2731451</text:p>
          </table:table-cell>
          <table:table-cell office:value-type="float" office:value="0.3458194" calcext:value-type="float">
            <text:p>0.3458194</text:p>
          </table:table-cell>
          <table:table-cell office:value-type="float" office:value="0.1871448" calcext:value-type="float">
            <text:p>0.1871448</text:p>
          </table:table-cell>
          <table:table-cell office:value-type="float" office:value="0.1864576" calcext:value-type="float">
            <text:p>0.1864576</text:p>
          </table:table-cell>
          <table:table-cell office:value-type="float" office:value="0.1972611" calcext:value-type="float">
            <text:p>0.1972611</text:p>
          </table:table-cell>
          <table:table-cell office:value-type="float" office:value="0.3461037" calcext:value-type="float">
            <text:p>0.3461037</text:p>
          </table:table-cell>
          <table:table-cell office:value-type="float" office:value="0.2850966" calcext:value-type="float">
            <text:p>0.2850966</text:p>
          </table:table-cell>
          <table:table-cell office:value-type="float" office:value="0.04407414" calcext:value-type="float">
            <text:p>0.0440741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68881" calcext:value-type="float">
            <text:p>-2.068881</text:p>
          </table:table-cell>
          <table:table-cell office:value-type="float" office:value="-1.713469" calcext:value-type="float">
            <text:p>-1.713469</text:p>
          </table:table-cell>
          <table:table-cell office:value-type="float" office:value="-1.512437" calcext:value-type="float">
            <text:p>-1.512437</text:p>
          </table:table-cell>
          <table:table-cell office:value-type="float" office:value="-1.312026" calcext:value-type="float">
            <text:p>-1.312026</text:p>
          </table:table-cell>
          <table:table-cell office:value-type="float" office:value="-1.095026" calcext:value-type="float">
            <text:p>-1.095026</text:p>
          </table:table-cell>
          <table:table-cell office:value-type="float" office:value="-0.8992558" calcext:value-type="float">
            <text:p>-0.8992558</text:p>
          </table:table-cell>
          <table:table-cell office:value-type="float" office:value="-0.6801202" calcext:value-type="float">
            <text:p>-0.6801202</text:p>
          </table:table-cell>
          <table:table-cell office:value-type="float" office:value="-0.03673651" calcext:value-type="float">
            <text:p>-0.03673651</text:p>
          </table:table-cell>
          <table:table-cell office:value-type="float" office:value="-0.009423436" calcext:value-type="float">
            <text:p>-0.009423436</text:p>
          </table:table-cell>
          <table:table-cell office:value-type="float" office:value="-0.00664096" calcext:value-type="float">
            <text:p>-0.00664096</text:p>
          </table:table-cell>
          <table:table-cell office:value-type="float" office:value="85.8557" calcext:value-type="float">
            <text:p>85.8557</text:p>
          </table:table-cell>
          <table:table-cell office:value-type="float" office:value="0" calcext:value-type="float">
            <text:p>0</text:p>
          </table:table-cell>
          <table:table-cell office:value-type="float" office:value="-2.6511" calcext:value-type="float">
            <text:p>-2.6511</text:p>
          </table:table-cell>
          <table:table-cell office:value-type="float" office:value="0.005940406" calcext:value-type="float">
            <text:p>0.00594040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33.75004" calcext:value-type="float">
            <text:p>33.75004</text:p>
          </table:table-cell>
          <table:table-cell office:value-type="float" office:value="-1.459903" calcext:value-type="float">
            <text:p>-1.459903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48.064" calcext:value-type="float">
            <text:p>1248.064</text:p>
          </table:table-cell>
          <table:table-cell office:value-type="float" office:value="-2.207082" calcext:value-type="float">
            <text:p>-2.207082</text:p>
          </table:table-cell>
          <table:table-cell office:value-type="float" office:value="170.6065" calcext:value-type="float">
            <text:p>170.6065</text:p>
          </table:table-cell>
          <table:table-cell office:value-type="float" office:value="0.1440235" calcext:value-type="float">
            <text:p>0.1440235</text:p>
          </table:table-cell>
          <table:table-cell office:value-type="float" office:value="0.1471701" calcext:value-type="float">
            <text:p>0.1471701</text:p>
          </table:table-cell>
          <table:table-cell office:value-type="float" office:value="0.1495177" calcext:value-type="float">
            <text:p>0.1495177</text:p>
          </table:table-cell>
          <table:table-cell office:value-type="float" office:value="0.1526683" calcext:value-type="float">
            <text:p>0.1526683</text:p>
          </table:table-cell>
          <table:table-cell office:value-type="float" office:value="0.1569206" calcext:value-type="float">
            <text:p>0.1569206</text:p>
          </table:table-cell>
          <table:table-cell office:value-type="float" office:value="0.1617665" calcext:value-type="float">
            <text:p>0.1617665</text:p>
          </table:table-cell>
          <table:table-cell office:value-type="float" office:value="0.2196366" calcext:value-type="float">
            <text:p>0.2196366</text:p>
          </table:table-cell>
          <table:table-cell office:value-type="float" office:value="0.3260281" calcext:value-type="float">
            <text:p>0.3260281</text:p>
          </table:table-cell>
          <table:table-cell office:value-type="float" office:value="0.3760924" calcext:value-type="float">
            <text:p>0.3760924</text:p>
          </table:table-cell>
          <table:table-cell office:value-type="float" office:value="0.3901129" calcext:value-type="float">
            <text:p>0.3901129</text:p>
          </table:table-cell>
          <table:table-cell office:value-type="float" office:value="0.4138784" calcext:value-type="float">
            <text:p>0.413878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7521" calcext:value-type="float">
            <text:p>0.2717521</text:p>
          </table:table-cell>
          <table:table-cell office:value-type="float" office:value="0.3427796" calcext:value-type="float">
            <text:p>0.3427796</text:p>
          </table:table-cell>
          <table:table-cell office:value-type="float" office:value="0.1857847" calcext:value-type="float">
            <text:p>0.1857847</text:p>
          </table:table-cell>
          <table:table-cell office:value-type="float" office:value="0.185536" calcext:value-type="float">
            <text:p>0.185536</text:p>
          </table:table-cell>
          <table:table-cell office:value-type="float" office:value="0.1966524" calcext:value-type="float">
            <text:p>0.1966524</text:p>
          </table:table-cell>
          <table:table-cell office:value-type="float" office:value="0.3457732" calcext:value-type="float">
            <text:p>0.3457732</text:p>
          </table:table-cell>
          <table:table-cell office:value-type="float" office:value="0.2851097" calcext:value-type="float">
            <text:p>0.2851097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09679" calcext:value-type="float">
            <text:p>-1.809679</text:p>
          </table:table-cell>
          <table:table-cell office:value-type="float" office:value="-1.586331" calcext:value-type="float">
            <text:p>-1.586331</text:p>
          </table:table-cell>
          <table:table-cell office:value-type="float" office:value="-1.43963" calcext:value-type="float">
            <text:p>-1.43963</text:p>
          </table:table-cell>
          <table:table-cell office:value-type="float" office:value="-1.267067" calcext:value-type="float">
            <text:p>-1.267067</text:p>
          </table:table-cell>
          <table:table-cell office:value-type="float" office:value="-1.070905" calcext:value-type="float">
            <text:p>-1.070905</text:p>
          </table:table-cell>
          <table:table-cell office:value-type="float" office:value="-0.8890427" calcext:value-type="float">
            <text:p>-0.8890427</text:p>
          </table:table-cell>
          <table:table-cell office:value-type="float" office:value="-0.6805258" calcext:value-type="float">
            <text:p>-0.6805258</text:p>
          </table:table-cell>
          <table:table-cell office:value-type="float" office:value="-0.03619584" calcext:value-type="float">
            <text:p>-0.03619584</text:p>
          </table:table-cell>
          <table:table-cell office:value-type="float" office:value="-0.009420722" calcext:value-type="float">
            <text:p>-0.009420722</text:p>
          </table:table-cell>
          <table:table-cell office:value-type="float" office:value="-0.006642709" calcext:value-type="float">
            <text:p>-0.006642709</text:p>
          </table:table-cell>
          <table:table-cell office:value-type="float" office:value="92.1966" calcext:value-type="float">
            <text:p>92.1966</text:p>
          </table:table-cell>
          <table:table-cell office:value-type="float" office:value="0" calcext:value-type="float">
            <text:p>0</text:p>
          </table:table-cell>
          <table:table-cell office:value-type="float" office:value="-2.147847" calcext:value-type="float">
            <text:p>-2.147847</text:p>
          </table:table-cell>
          <table:table-cell office:value-type="float" office:value="0.005927745" calcext:value-type="float">
            <text:p>0.00592774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49998" calcext:value-type="float">
            <text:p>-0.1749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34.80004" calcext:value-type="float">
            <text:p>34.80004</text:p>
          </table:table-cell>
          <table:table-cell office:value-type="float" office:value="-1.61246" calcext:value-type="float">
            <text:p>-1.61246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49.632" calcext:value-type="float">
            <text:p>1249.632</text:p>
          </table:table-cell>
          <table:table-cell office:value-type="float" office:value="-2.573124" calcext:value-type="float">
            <text:p>-2.573124</text:p>
          </table:table-cell>
          <table:table-cell office:value-type="float" office:value="170.8832" calcext:value-type="float">
            <text:p>170.8832</text:p>
          </table:table-cell>
          <table:table-cell office:value-type="float" office:value="0.145896" calcext:value-type="float">
            <text:p>0.145896</text:p>
          </table:table-cell>
          <table:table-cell office:value-type="float" office:value="0.1489407" calcext:value-type="float">
            <text:p>0.1489407</text:p>
          </table:table-cell>
          <table:table-cell office:value-type="float" office:value="0.1511052" calcext:value-type="float">
            <text:p>0.1511052</text:p>
          </table:table-cell>
          <table:table-cell office:value-type="float" office:value="0.1539434" calcext:value-type="float">
            <text:p>0.1539434</text:p>
          </table:table-cell>
          <table:table-cell office:value-type="float" office:value="0.1578345" calcext:value-type="float">
            <text:p>0.1578345</text:p>
          </table:table-cell>
          <table:table-cell office:value-type="float" office:value="0.1623845" calcext:value-type="float">
            <text:p>0.1623845</text:p>
          </table:table-cell>
          <table:table-cell office:value-type="float" office:value="0.2199887" calcext:value-type="float">
            <text:p>0.2199887</text:p>
          </table:table-cell>
          <table:table-cell office:value-type="float" office:value="0.3266028" calcext:value-type="float">
            <text:p>0.3266028</text:p>
          </table:table-cell>
          <table:table-cell office:value-type="float" office:value="0.3761133" calcext:value-type="float">
            <text:p>0.3761133</text:p>
          </table:table-cell>
          <table:table-cell office:value-type="float" office:value="0.3901002" calcext:value-type="float">
            <text:p>0.3901002</text:p>
          </table:table-cell>
          <table:table-cell office:value-type="float" office:value="0.4142505" calcext:value-type="float">
            <text:p>0.41425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4823" calcext:value-type="float">
            <text:p>0.2714823</text:p>
          </table:table-cell>
          <table:table-cell office:value-type="float" office:value="0.3399518" calcext:value-type="float">
            <text:p>0.3399518</text:p>
          </table:table-cell>
          <table:table-cell office:value-type="float" office:value="0.1840381" calcext:value-type="float">
            <text:p>0.1840381</text:p>
          </table:table-cell>
          <table:table-cell office:value-type="float" office:value="0.1841913" calcext:value-type="float">
            <text:p>0.1841913</text:p>
          </table:table-cell>
          <table:table-cell office:value-type="float" office:value="0.1956685" calcext:value-type="float">
            <text:p>0.1956685</text:p>
          </table:table-cell>
          <table:table-cell office:value-type="float" office:value="0.3450976" calcext:value-type="float">
            <text:p>0.3450976</text:p>
          </table:table-cell>
          <table:table-cell office:value-type="float" office:value="0.2847573" calcext:value-type="float">
            <text:p>0.2847573</text:p>
          </table:table-cell>
          <table:table-cell office:value-type="float" office:value="0.04477745" calcext:value-type="float">
            <text:p>0.0447774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71015" calcext:value-type="float">
            <text:p>-1.671015</text:p>
          </table:table-cell>
          <table:table-cell office:value-type="float" office:value="-1.473865" calcext:value-type="float">
            <text:p>-1.473865</text:p>
          </table:table-cell>
          <table:table-cell office:value-type="float" office:value="-1.349374" calcext:value-type="float">
            <text:p>-1.349374</text:p>
          </table:table-cell>
          <table:table-cell office:value-type="float" office:value="-1.204255" calcext:value-type="float">
            <text:p>-1.204255</text:p>
          </table:table-cell>
          <table:table-cell office:value-type="float" office:value="-1.033642" calcext:value-type="float">
            <text:p>-1.033642</text:p>
          </table:table-cell>
          <table:table-cell office:value-type="float" office:value="-0.8686551" calcext:value-type="float">
            <text:p>-0.8686551</text:p>
          </table:table-cell>
          <table:table-cell office:value-type="float" office:value="-0.6723495" calcext:value-type="float">
            <text:p>-0.6723495</text:p>
          </table:table-cell>
          <table:table-cell office:value-type="float" office:value="-0.03571293" calcext:value-type="float">
            <text:p>-0.03571293</text:p>
          </table:table-cell>
          <table:table-cell office:value-type="float" office:value="-0.009415701" calcext:value-type="float">
            <text:p>-0.009415701</text:p>
          </table:table-cell>
          <table:table-cell office:value-type="float" office:value="-0.006644742" calcext:value-type="float">
            <text:p>-0.006644742</text:p>
          </table:table-cell>
          <table:table-cell office:value-type="float" office:value="98.54412" calcext:value-type="float">
            <text:p>98.54412</text:p>
          </table:table-cell>
          <table:table-cell office:value-type="float" office:value="0" calcext:value-type="float">
            <text:p>0</text:p>
          </table:table-cell>
          <table:table-cell office:value-type="float" office:value="-1.95496" calcext:value-type="float">
            <text:p>-1.95496</text:p>
          </table:table-cell>
          <table:table-cell office:value-type="float" office:value="0.005908405" calcext:value-type="float">
            <text:p>0.00590840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49998" calcext:value-type="float">
            <text:p>-0.17499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39.60003" calcext:value-type="float">
            <text:p>39.60003</text:p>
          </table:table-cell>
          <table:table-cell office:value-type="float" office:value="-1.666412" calcext:value-type="float">
            <text:p>-1.666412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54.802" calcext:value-type="float">
            <text:p>1254.802</text:p>
          </table:table-cell>
          <table:table-cell office:value-type="float" office:value="-2.889435" calcext:value-type="float">
            <text:p>-2.889435</text:p>
          </table:table-cell>
          <table:table-cell office:value-type="float" office:value="178.1596" calcext:value-type="float">
            <text:p>178.1596</text:p>
          </table:table-cell>
          <table:table-cell office:value-type="float" office:value="0.1745577" calcext:value-type="float">
            <text:p>0.1745577</text:p>
          </table:table-cell>
          <table:table-cell office:value-type="float" office:value="0.1614299" calcext:value-type="float">
            <text:p>0.1614299</text:p>
          </table:table-cell>
          <table:table-cell office:value-type="float" office:value="0.1566224" calcext:value-type="float">
            <text:p>0.1566224</text:p>
          </table:table-cell>
          <table:table-cell office:value-type="float" office:value="0.1568459" calcext:value-type="float">
            <text:p>0.1568459</text:p>
          </table:table-cell>
          <table:table-cell office:value-type="float" office:value="0.1594855" calcext:value-type="float">
            <text:p>0.1594855</text:p>
          </table:table-cell>
          <table:table-cell office:value-type="float" office:value="0.1634521" calcext:value-type="float">
            <text:p>0.1634521</text:p>
          </table:table-cell>
          <table:table-cell office:value-type="float" office:value="0.2207099" calcext:value-type="float">
            <text:p>0.2207099</text:p>
          </table:table-cell>
          <table:table-cell office:value-type="float" office:value="0.3273724" calcext:value-type="float">
            <text:p>0.3273724</text:p>
          </table:table-cell>
          <table:table-cell office:value-type="float" office:value="0.3760157" calcext:value-type="float">
            <text:p>0.3760157</text:p>
          </table:table-cell>
          <table:table-cell office:value-type="float" office:value="0.3900827" calcext:value-type="float">
            <text:p>0.3900827</text:p>
          </table:table-cell>
          <table:table-cell office:value-type="float" office:value="0.414625" calcext:value-type="float">
            <text:p>0.41462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3279" calcext:value-type="float">
            <text:p>0.2903279</text:p>
          </table:table-cell>
          <table:table-cell office:value-type="float" office:value="0.3315973" calcext:value-type="float">
            <text:p>0.3315973</text:p>
          </table:table-cell>
          <table:table-cell office:value-type="float" office:value="0.1781643" calcext:value-type="float">
            <text:p>0.1781643</text:p>
          </table:table-cell>
          <table:table-cell office:value-type="float" office:value="0.1810974" calcext:value-type="float">
            <text:p>0.1810974</text:p>
          </table:table-cell>
          <table:table-cell office:value-type="float" office:value="0.193916" calcext:value-type="float">
            <text:p>0.193916</text:p>
          </table:table-cell>
          <table:table-cell office:value-type="float" office:value="0.3439256" calcext:value-type="float">
            <text:p>0.3439256</text:p>
          </table:table-cell>
          <table:table-cell office:value-type="float" office:value="0.2840355" calcext:value-type="float">
            <text:p>0.2840355</text:p>
          </table:table-cell>
          <table:table-cell office:value-type="float" office:value="0.04513398" calcext:value-type="float">
            <text:p>0.0451339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541939" calcext:value-type="float">
            <text:p>-0.5541939</text:p>
          </table:table-cell>
          <table:table-cell office:value-type="float" office:value="-0.9021748" calcext:value-type="float">
            <text:p>-0.9021748</text:p>
          </table:table-cell>
          <table:table-cell office:value-type="float" office:value="-1.085946" calcext:value-type="float">
            <text:p>-1.085946</text:p>
          </table:table-cell>
          <table:table-cell office:value-type="float" office:value="-1.075677" calcext:value-type="float">
            <text:p>-1.075677</text:p>
          </table:table-cell>
          <table:table-cell office:value-type="float" office:value="-0.9705647" calcext:value-type="float">
            <text:p>-0.9705647</text:p>
          </table:table-cell>
          <table:table-cell office:value-type="float" office:value="-0.8348254" calcext:value-type="float">
            <text:p>-0.8348254</text:p>
          </table:table-cell>
          <table:table-cell office:value-type="float" office:value="-0.6559075" calcext:value-type="float">
            <text:p>-0.6559075</text:p>
          </table:table-cell>
          <table:table-cell office:value-type="float" office:value="-0.03508017" calcext:value-type="float">
            <text:p>-0.03508017</text:p>
          </table:table-cell>
          <table:table-cell office:value-type="float" office:value="-0.009438816" calcext:value-type="float">
            <text:p>-0.009438816</text:p>
          </table:table-cell>
          <table:table-cell office:value-type="float" office:value="-0.006647613" calcext:value-type="float">
            <text:p>-0.006647613</text:p>
          </table:table-cell>
          <table:table-cell office:value-type="float" office:value="104.8966" calcext:value-type="float">
            <text:p>104.8966</text:p>
          </table:table-cell>
          <table:table-cell office:value-type="float" office:value="0" calcext:value-type="float">
            <text:p>0</text:p>
          </table:table-cell>
          <table:table-cell office:value-type="float" office:value="-0.822962" calcext:value-type="float">
            <text:p>-0.822962</text:p>
          </table:table-cell>
          <table:table-cell office:value-type="float" office:value="0.005866887" calcext:value-type="float">
            <text:p>0.00586688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49994" calcext:value-type="float">
            <text:p>-0.17499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40.00004" calcext:value-type="float">
            <text:p>40.00004</text:p>
          </table:table-cell>
          <table:table-cell office:value-type="float" office:value="-1.632868" calcext:value-type="float">
            <text:p>-1.632868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55.518" calcext:value-type="float">
            <text:p>1255.518</text:p>
          </table:table-cell>
          <table:table-cell office:value-type="float" office:value="-3.239434" calcext:value-type="float">
            <text:p>-3.239434</text:p>
          </table:table-cell>
          <table:table-cell office:value-type="float" office:value="179.5849" calcext:value-type="float">
            <text:p>179.5849</text:p>
          </table:table-cell>
          <table:table-cell office:value-type="float" office:value="0.1423005" calcext:value-type="float">
            <text:p>0.1423005</text:p>
          </table:table-cell>
          <table:table-cell office:value-type="float" office:value="0.1515271" calcext:value-type="float">
            <text:p>0.1515271</text:p>
          </table:table-cell>
          <table:table-cell office:value-type="float" office:value="0.1568216" calcext:value-type="float">
            <text:p>0.1568216</text:p>
          </table:table-cell>
          <table:table-cell office:value-type="float" office:value="0.1592316" calcext:value-type="float">
            <text:p>0.1592316</text:p>
          </table:table-cell>
          <table:table-cell office:value-type="float" office:value="0.1618399" calcext:value-type="float">
            <text:p>0.1618399</text:p>
          </table:table-cell>
          <table:table-cell office:value-type="float" office:value="0.1653224" calcext:value-type="float">
            <text:p>0.1653224</text:p>
          </table:table-cell>
          <table:table-cell office:value-type="float" office:value="0.2220861" calcext:value-type="float">
            <text:p>0.2220861</text:p>
          </table:table-cell>
          <table:table-cell office:value-type="float" office:value="0.3282087" calcext:value-type="float">
            <text:p>0.3282087</text:p>
          </table:table-cell>
          <table:table-cell office:value-type="float" office:value="0.3759272" calcext:value-type="float">
            <text:p>0.3759272</text:p>
          </table:table-cell>
          <table:table-cell office:value-type="float" office:value="0.3900717" calcext:value-type="float">
            <text:p>0.3900717</text:p>
          </table:table-cell>
          <table:table-cell office:value-type="float" office:value="0.4149215" calcext:value-type="float">
            <text:p>0.4149215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1434" calcext:value-type="float">
            <text:p>0.3251434</text:p>
          </table:table-cell>
          <table:table-cell office:value-type="float" office:value="0.3422559" calcext:value-type="float">
            <text:p>0.3422559</text:p>
          </table:table-cell>
          <table:table-cell office:value-type="float" office:value="0.1779896" calcext:value-type="float">
            <text:p>0.1779896</text:p>
          </table:table-cell>
          <table:table-cell office:value-type="float" office:value="0.1785631" calcext:value-type="float">
            <text:p>0.1785631</text:p>
          </table:table-cell>
          <table:table-cell office:value-type="float" office:value="0.191403" calcext:value-type="float">
            <text:p>0.191403</text:p>
          </table:table-cell>
          <table:table-cell office:value-type="float" office:value="0.3419017" calcext:value-type="float">
            <text:p>0.3419017</text:p>
          </table:table-cell>
          <table:table-cell office:value-type="float" office:value="0.2826592" calcext:value-type="float">
            <text:p>0.2826592</text:p>
          </table:table-cell>
          <table:table-cell office:value-type="float" office:value="0.04542041" calcext:value-type="float">
            <text:p>0.04542041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3411" calcext:value-type="float">
            <text:p>-1.93411</text:p>
          </table:table-cell>
          <table:table-cell office:value-type="float" office:value="-1.318435" calcext:value-type="float">
            <text:p>-1.318435</text:p>
          </table:table-cell>
          <table:table-cell office:value-type="float" office:value="-1.072034" calcext:value-type="float">
            <text:p>-1.072034</text:p>
          </table:table-cell>
          <table:table-cell office:value-type="float" office:value="-0.9787179" calcext:value-type="float">
            <text:p>-0.9787179</text:p>
          </table:table-cell>
          <table:table-cell office:value-type="float" office:value="-0.8868446" calcext:value-type="float">
            <text:p>-0.8868446</text:p>
          </table:table-cell>
          <table:table-cell office:value-type="float" office:value="-0.7787046" calcext:value-type="float">
            <text:p>-0.7787046</text:p>
          </table:table-cell>
          <table:table-cell office:value-type="float" office:value="-0.6256781" calcext:value-type="float">
            <text:p>-0.6256781</text:p>
          </table:table-cell>
          <table:table-cell office:value-type="float" office:value="-0.03440487" calcext:value-type="float">
            <text:p>-0.03440487</text:p>
          </table:table-cell>
          <table:table-cell office:value-type="float" office:value="-0.009460255" calcext:value-type="float">
            <text:p>-0.009460255</text:p>
          </table:table-cell>
          <table:table-cell office:value-type="float" office:value="-0.006649421" calcext:value-type="float">
            <text:p>-0.006649421</text:p>
          </table:table-cell>
          <table:table-cell office:value-type="float" office:value="111.2517" calcext:value-type="float">
            <text:p>111.2517</text:p>
          </table:table-cell>
          <table:table-cell office:value-type="float" office:value="0" calcext:value-type="float">
            <text:p>0</text:p>
          </table:table-cell>
          <table:table-cell office:value-type="float" office:value="-2.750164" calcext:value-type="float">
            <text:p>-2.750164</text:p>
          </table:table-cell>
          <table:table-cell office:value-type="float" office:value="0.005874204" calcext:value-type="float">
            <text:p>0.00587420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50004" calcext:value-type="float">
            <text:p>-0.17500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40.00004" calcext:value-type="float">
            <text:p>40.00004</text:p>
          </table:table-cell>
          <table:table-cell office:value-type="float" office:value="-1.603081" calcext:value-type="float">
            <text:p>-1.603081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55.832" calcext:value-type="float">
            <text:p>1255.832</text:p>
          </table:table-cell>
          <table:table-cell office:value-type="float" office:value="-3.582571" calcext:value-type="float">
            <text:p>-3.582571</text:p>
          </table:table-cell>
          <table:table-cell office:value-type="float" office:value="177.2719" calcext:value-type="float">
            <text:p>177.2719</text:p>
          </table:table-cell>
          <table:table-cell office:value-type="float" office:value="0.135781" calcext:value-type="float">
            <text:p>0.135781</text:p>
          </table:table-cell>
          <table:table-cell office:value-type="float" office:value="0.1442562" calcext:value-type="float">
            <text:p>0.1442562</text:p>
          </table:table-cell>
          <table:table-cell office:value-type="float" office:value="0.1508716" calcext:value-type="float">
            <text:p>0.1508716</text:p>
          </table:table-cell>
          <table:table-cell office:value-type="float" office:value="0.1565159" calcext:value-type="float">
            <text:p>0.1565159</text:p>
          </table:table-cell>
          <table:table-cell office:value-type="float" office:value="0.1615617" calcext:value-type="float">
            <text:p>0.1615617</text:p>
          </table:table-cell>
          <table:table-cell office:value-type="float" office:value="0.166128" calcext:value-type="float">
            <text:p>0.166128</text:p>
          </table:table-cell>
          <table:table-cell office:value-type="float" office:value="0.2233961" calcext:value-type="float">
            <text:p>0.2233961</text:p>
          </table:table-cell>
          <table:table-cell office:value-type="float" office:value="0.3290943" calcext:value-type="float">
            <text:p>0.3290943</text:p>
          </table:table-cell>
          <table:table-cell office:value-type="float" office:value="0.3758783" calcext:value-type="float">
            <text:p>0.3758783</text:p>
          </table:table-cell>
          <table:table-cell office:value-type="float" office:value="0.3900649" calcext:value-type="float">
            <text:p>0.3900649</text:p>
          </table:table-cell>
          <table:table-cell office:value-type="float" office:value="0.4151544" calcext:value-type="float">
            <text:p>0.4151544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2409" calcext:value-type="float">
            <text:p>0.3372409</text:p>
          </table:table-cell>
          <table:table-cell office:value-type="float" office:value="0.3477085" calcext:value-type="float">
            <text:p>0.3477085</text:p>
          </table:table-cell>
          <table:table-cell office:value-type="float" office:value="0.184231" calcext:value-type="float">
            <text:p>0.184231</text:p>
          </table:table-cell>
          <table:table-cell office:value-type="float" office:value="0.1814909" calcext:value-type="float">
            <text:p>0.1814909</text:p>
          </table:table-cell>
          <table:table-cell office:value-type="float" office:value="0.191705" calcext:value-type="float">
            <text:p>0.191705</text:p>
          </table:table-cell>
          <table:table-cell office:value-type="float" office:value="0.3410421" calcext:value-type="float">
            <text:p>0.3410421</text:p>
          </table:table-cell>
          <table:table-cell office:value-type="float" office:value="0.2813496" calcext:value-type="float">
            <text:p>0.2813496</text:p>
          </table:table-cell>
          <table:table-cell office:value-type="float" office:value="0.04561401" calcext:value-type="float">
            <text:p>0.04561401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586519" calcext:value-type="float">
            <text:p>-2.586519</text:p>
          </table:table-cell>
          <table:table-cell office:value-type="float" office:value="-1.787395" calcext:value-type="float">
            <text:p>-1.787395</text:p>
          </table:table-cell>
          <table:table-cell office:value-type="float" office:value="-1.358691" calcext:value-type="float">
            <text:p>-1.358691</text:p>
          </table:table-cell>
          <table:table-cell office:value-type="float" office:value="-1.08607" calcext:value-type="float">
            <text:p>-1.08607</text:p>
          </table:table-cell>
          <table:table-cell office:value-type="float" office:value="-0.8952842" calcext:value-type="float">
            <text:p>-0.8952842</text:p>
          </table:table-cell>
          <table:table-cell office:value-type="float" office:value="-0.7554044" calcext:value-type="float">
            <text:p>-0.7554044</text:p>
          </table:table-cell>
          <table:table-cell office:value-type="float" office:value="-0.5981117" calcext:value-type="float">
            <text:p>-0.5981117</text:p>
          </table:table-cell>
          <table:table-cell office:value-type="float" office:value="-0.03370586" calcext:value-type="float">
            <text:p>-0.03370586</text:p>
          </table:table-cell>
          <table:table-cell office:value-type="float" office:value="-0.009472148" calcext:value-type="float">
            <text:p>-0.009472148</text:p>
          </table:table-cell>
          <table:table-cell office:value-type="float" office:value="-0.006650537" calcext:value-type="float">
            <text:p>-0.006650537</text:p>
          </table:table-cell>
          <table:table-cell office:value-type="float" office:value="117.6089" calcext:value-type="float">
            <text:p>117.6089</text:p>
          </table:table-cell>
          <table:table-cell office:value-type="float" office:value="0" calcext:value-type="float">
            <text:p>0</text:p>
          </table:table-cell>
          <table:table-cell office:value-type="float" office:value="-3.764544" calcext:value-type="float">
            <text:p>-3.764544</text:p>
          </table:table-cell>
          <table:table-cell office:value-type="float" office:value="0.005919771" calcext:value-type="float">
            <text:p>0.00591977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50005" calcext:value-type="float">
            <text:p>-0.17500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41.20006" calcext:value-type="float">
            <text:p>41.20006</text:p>
          </table:table-cell>
          <table:table-cell office:value-type="float" office:value="-1.710371" calcext:value-type="float">
            <text:p>-1.710371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57.477" calcext:value-type="float">
            <text:p>1257.477</text:p>
          </table:table-cell>
          <table:table-cell office:value-type="float" office:value="-3.920271" calcext:value-type="float">
            <text:p>-3.920271</text:p>
          </table:table-cell>
          <table:table-cell office:value-type="float" office:value="186.395" calcext:value-type="float">
            <text:p>186.395</text:p>
          </table:table-cell>
          <table:table-cell office:value-type="float" office:value="0.137427" calcext:value-type="float">
            <text:p>0.137427</text:p>
          </table:table-cell>
          <table:table-cell office:value-type="float" office:value="0.1430197" calcext:value-type="float">
            <text:p>0.1430197</text:p>
          </table:table-cell>
          <table:table-cell office:value-type="float" office:value="0.1477629" calcext:value-type="float">
            <text:p>0.1477629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595632" calcext:value-type="float">
            <text:p>0.1595632</text:p>
          </table:table-cell>
          <table:table-cell office:value-type="float" office:value="0.1653724" calcext:value-type="float">
            <text:p>0.1653724</text:p>
          </table:table-cell>
          <table:table-cell office:value-type="float" office:value="0.2237507" calcext:value-type="float">
            <text:p>0.2237507</text:p>
          </table:table-cell>
          <table:table-cell office:value-type="float" office:value="0.3299845" calcext:value-type="float">
            <text:p>0.3299845</text:p>
          </table:table-cell>
          <table:table-cell office:value-type="float" office:value="0.3758603" calcext:value-type="float">
            <text:p>0.3758603</text:p>
          </table:table-cell>
          <table:table-cell office:value-type="float" office:value="0.3900617" calcext:value-type="float">
            <text:p>0.3900617</text:p>
          </table:table-cell>
          <table:table-cell office:value-type="float" office:value="0.4153699" calcext:value-type="float">
            <text:p>0.41536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6899" calcext:value-type="float">
            <text:p>0.3396899</text:p>
          </table:table-cell>
          <table:table-cell office:value-type="float" office:value="0.3471278" calcext:value-type="float">
            <text:p>0.3471278</text:p>
          </table:table-cell>
          <table:table-cell office:value-type="float" office:value="0.1874497" calcext:value-type="float">
            <text:p>0.1874497</text:p>
          </table:table-cell>
          <table:table-cell office:value-type="float" office:value="0.1849455" calcext:value-type="float">
            <text:p>0.1849455</text:p>
          </table:table-cell>
          <table:table-cell office:value-type="float" office:value="0.1938555" calcext:value-type="float">
            <text:p>0.1938555</text:p>
          </table:table-cell>
          <table:table-cell office:value-type="float" office:value="0.3418475" calcext:value-type="float">
            <text:p>0.3418475</text:p>
          </table:table-cell>
          <table:table-cell office:value-type="float" office:value="0.2809955" calcext:value-type="float">
            <text:p>0.2809955</text:p>
          </table:table-cell>
          <table:table-cell office:value-type="float" office:value="0.04578957" calcext:value-type="float">
            <text:p>0.0457895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17624" calcext:value-type="float">
            <text:p>-2.417624</text:p>
          </table:table-cell>
          <table:table-cell office:value-type="float" office:value="-1.891258" calcext:value-type="float">
            <text:p>-1.891258</text:p>
          </table:table-cell>
          <table:table-cell office:value-type="float" office:value="-1.546536" calcext:value-type="float">
            <text:p>-1.546536</text:p>
          </table:table-cell>
          <table:table-cell office:value-type="float" office:value="-1.232544" calcext:value-type="float">
            <text:p>-1.232544</text:p>
          </table:table-cell>
          <table:table-cell office:value-type="float" office:value="-0.9659083" calcext:value-type="float">
            <text:p>-0.9659083</text:p>
          </table:table-cell>
          <table:table-cell office:value-type="float" office:value="-0.7764179" calcext:value-type="float">
            <text:p>-0.7764179</text:p>
          </table:table-cell>
          <table:table-cell office:value-type="float" office:value="-0.590691" calcext:value-type="float">
            <text:p>-0.590691</text:p>
          </table:table-cell>
          <table:table-cell office:value-type="float" office:value="-0.03301872" calcext:value-type="float">
            <text:p>-0.03301872</text:p>
          </table:table-cell>
          <table:table-cell office:value-type="float" office:value="-0.009476562" calcext:value-type="float">
            <text:p>-0.009476562</text:p>
          </table:table-cell>
          <table:table-cell office:value-type="float" office:value="-0.00665105" calcext:value-type="float">
            <text:p>-0.00665105</text:p>
          </table:table-cell>
          <table:table-cell office:value-type="float" office:value="123.9689" calcext:value-type="float">
            <text:p>123.9689</text:p>
          </table:table-cell>
          <table:table-cell office:value-type="float" office:value="0" calcext:value-type="float">
            <text:p>0</text:p>
          </table:table-cell>
          <table:table-cell office:value-type="float" office:value="-3.415487" calcext:value-type="float">
            <text:p>-3.415487</text:p>
          </table:table-cell>
          <table:table-cell office:value-type="float" office:value="0.005959947" calcext:value-type="float">
            <text:p>0.00595994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50001" calcext:value-type="float">
            <text:p>-0.175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43.20005" calcext:value-type="float">
            <text:p>43.20005</text:p>
          </table:table-cell>
          <table:table-cell office:value-type="float" office:value="-1.967586" calcext:value-type="float">
            <text:p>-1.967586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60.065" calcext:value-type="float">
            <text:p>1260.065</text:p>
          </table:table-cell>
          <table:table-cell office:value-type="float" office:value="-4.25104" calcext:value-type="float">
            <text:p>-4.25104</text:p>
          </table:table-cell>
          <table:table-cell office:value-type="float" office:value="192.0933" calcext:value-type="float">
            <text:p>192.0933</text:p>
          </table:table-cell>
          <table:table-cell office:value-type="float" office:value="0.1420011" calcext:value-type="float">
            <text:p>0.1420011</text:p>
          </table:table-cell>
          <table:table-cell office:value-type="float" office:value="0.1460917" calcext:value-type="float">
            <text:p>0.1460917</text:p>
          </table:table-cell>
          <table:table-cell office:value-type="float" office:value="0.1492465" calcext:value-type="float">
            <text:p>0.1492465</text:p>
          </table:table-cell>
          <table:table-cell office:value-type="float" office:value="0.1533072" calcext:value-type="float">
            <text:p>0.1533072</text:p>
          </table:table-cell>
          <table:table-cell office:value-type="float" office:value="0.1586568" calcext:value-type="float">
            <text:p>0.1586568</text:p>
          </table:table-cell>
          <table:table-cell office:value-type="float" office:value="0.1644299" calcext:value-type="float">
            <text:p>0.1644299</text:p>
          </table:table-cell>
          <table:table-cell office:value-type="float" office:value="0.2232831" calcext:value-type="float">
            <text:p>0.2232831</text:p>
          </table:table-cell>
          <table:table-cell office:value-type="float" office:value="0.3307849" calcext:value-type="float">
            <text:p>0.3307849</text:p>
          </table:table-cell>
          <table:table-cell office:value-type="float" office:value="0.375868" calcext:value-type="float">
            <text:p>0.375868</text:p>
          </table:table-cell>
          <table:table-cell office:value-type="float" office:value="0.3900629" calcext:value-type="float">
            <text:p>0.3900629</text:p>
          </table:table-cell>
          <table:table-cell office:value-type="float" office:value="0.4156062" calcext:value-type="float">
            <text:p>0.415606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2009" calcext:value-type="float">
            <text:p>0.3372009</text:p>
          </table:table-cell>
          <table:table-cell office:value-type="float" office:value="0.3426013" calcext:value-type="float">
            <text:p>0.3426013</text:p>
          </table:table-cell>
          <table:table-cell office:value-type="float" office:value="0.1857921" calcext:value-type="float">
            <text:p>0.1857921</text:p>
          </table:table-cell>
          <table:table-cell office:value-type="float" office:value="0.185013" calcext:value-type="float">
            <text:p>0.185013</text:p>
          </table:table-cell>
          <table:table-cell office:value-type="float" office:value="0.1948387" calcext:value-type="float">
            <text:p>0.1948387</text:p>
          </table:table-cell>
          <table:table-cell office:value-type="float" office:value="0.3428478" calcext:value-type="float">
            <text:p>0.3428478</text:p>
          </table:table-cell>
          <table:table-cell office:value-type="float" office:value="0.2814635" calcext:value-type="float">
            <text:p>0.2814635</text:p>
          </table:table-cell>
          <table:table-cell office:value-type="float" office:value="0.04604207" calcext:value-type="float">
            <text:p>0.0460420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73301" calcext:value-type="float">
            <text:p>-1.973301</text:p>
          </table:table-cell>
          <table:table-cell office:value-type="float" office:value="-1.659341" calcext:value-type="float">
            <text:p>-1.659341</text:p>
          </table:table-cell>
          <table:table-cell office:value-type="float" office:value="-1.455618" calcext:value-type="float">
            <text:p>-1.455618</text:p>
          </table:table-cell>
          <table:table-cell office:value-type="float" office:value="-1.234878" calcext:value-type="float">
            <text:p>-1.234878</text:p>
          </table:table-cell>
          <table:table-cell office:value-type="float" office:value="-1.000867" calcext:value-type="float">
            <text:p>-1.000867</text:p>
          </table:table-cell>
          <table:table-cell office:value-type="float" office:value="-0.804239" calcext:value-type="float">
            <text:p>-0.804239</text:p>
          </table:table-cell>
          <table:table-cell office:value-type="float" office:value="-0.6001067" calcext:value-type="float">
            <text:p>-0.6001067</text:p>
          </table:table-cell>
          <table:table-cell office:value-type="float" office:value="-0.03226296" calcext:value-type="float">
            <text:p>-0.03226296</text:p>
          </table:table-cell>
          <table:table-cell office:value-type="float" office:value="-0.009474746" calcext:value-type="float">
            <text:p>-0.009474746</text:p>
          </table:table-cell>
          <table:table-cell office:value-type="float" office:value="-0.00665086" calcext:value-type="float">
            <text:p>-0.00665086</text:p>
          </table:table-cell>
          <table:table-cell office:value-type="float" office:value="130.3316" calcext:value-type="float">
            <text:p>130.3316</text:p>
          </table:table-cell>
          <table:table-cell office:value-type="float" office:value="0" calcext:value-type="float">
            <text:p>0</text:p>
          </table:table-cell>
          <table:table-cell office:value-type="float" office:value="-2.578021" calcext:value-type="float">
            <text:p>-2.578021</text:p>
          </table:table-cell>
          <table:table-cell office:value-type="float" office:value="0.005960483" calcext:value-type="float">
            <text:p>0.00596048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48.20005" calcext:value-type="float">
            <text:p>48.20005</text:p>
          </table:table-cell>
          <table:table-cell office:value-type="float" office:value="-2.042483" calcext:value-type="float">
            <text:p>-2.042483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65.46" calcext:value-type="float">
            <text:p>1265.46</text:p>
          </table:table-cell>
          <table:table-cell office:value-type="float" office:value="-4.571516" calcext:value-type="float">
            <text:p>-4.571516</text:p>
          </table:table-cell>
          <table:table-cell office:value-type="float" office:value="224.7522" calcext:value-type="float">
            <text:p>224.7522</text:p>
          </table:table-cell>
          <table:table-cell office:value-type="float" office:value="0.140433" calcext:value-type="float">
            <text:p>0.140433</text:p>
          </table:table-cell>
          <table:table-cell office:value-type="float" office:value="0.1454475" calcext:value-type="float">
            <text:p>0.1454475</text:p>
          </table:table-cell>
          <table:table-cell office:value-type="float" office:value="0.1492541" calcext:value-type="float">
            <text:p>0.1492541</text:p>
          </table:table-cell>
          <table:table-cell office:value-type="float" office:value="0.1534603" calcext:value-type="float">
            <text:p>0.1534603</text:p>
          </table:table-cell>
          <table:table-cell office:value-type="float" office:value="0.1585852" calcext:value-type="float">
            <text:p>0.1585852</text:p>
          </table:table-cell>
          <table:table-cell office:value-type="float" office:value="0.1640994" calcext:value-type="float">
            <text:p>0.1640994</text:p>
          </table:table-cell>
          <table:table-cell office:value-type="float" office:value="0.2227961" calcext:value-type="float">
            <text:p>0.2227961</text:p>
          </table:table-cell>
          <table:table-cell office:value-type="float" office:value="0.3314599" calcext:value-type="float">
            <text:p>0.3314599</text:p>
          </table:table-cell>
          <table:table-cell office:value-type="float" office:value="0.3758948" calcext:value-type="float">
            <text:p>0.3758948</text:p>
          </table:table-cell>
          <table:table-cell office:value-type="float" office:value="0.3900678" calcext:value-type="float">
            <text:p>0.3900678</text:p>
          </table:table-cell>
          <table:table-cell office:value-type="float" office:value="0.4158129" calcext:value-type="float">
            <text:p>0.4158129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5858" calcext:value-type="float">
            <text:p>0.3415858</text:p>
          </table:table-cell>
          <table:table-cell office:value-type="float" office:value="0.3418778" calcext:value-type="float">
            <text:p>0.3418778</text:p>
          </table:table-cell>
          <table:table-cell office:value-type="float" office:value="0.1857172" calcext:value-type="float">
            <text:p>0.1857172</text:p>
          </table:table-cell>
          <table:table-cell office:value-type="float" office:value="0.18489" calcext:value-type="float">
            <text:p>0.18489</text:p>
          </table:table-cell>
          <table:table-cell office:value-type="float" office:value="0.1949331" calcext:value-type="float">
            <text:p>0.1949331</text:p>
          </table:table-cell>
          <table:table-cell office:value-type="float" office:value="0.3431956" calcext:value-type="float">
            <text:p>0.3431956</text:p>
          </table:table-cell>
          <table:table-cell office:value-type="float" office:value="0.2819505" calcext:value-type="float">
            <text:p>0.2819505</text:p>
          </table:table-cell>
          <table:table-cell office:value-type="float" office:value="0.04639212" calcext:value-type="float">
            <text:p>0.04639212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12142" calcext:value-type="float">
            <text:p>-2.112142</text:p>
          </table:table-cell>
          <table:table-cell office:value-type="float" office:value="-1.704095" calcext:value-type="float">
            <text:p>-1.704095</text:p>
          </table:table-cell>
          <table:table-cell office:value-type="float" office:value="-1.454331" calcext:value-type="float">
            <text:p>-1.454331</text:p>
          </table:table-cell>
          <table:table-cell office:value-type="float" office:value="-1.226975" calcext:value-type="float">
            <text:p>-1.226975</text:p>
          </table:table-cell>
          <table:table-cell office:value-type="float" office:value="-1.003622" calcext:value-type="float">
            <text:p>-1.003622</text:p>
          </table:table-cell>
          <table:table-cell office:value-type="float" office:value="-0.8142846" calcext:value-type="float">
            <text:p>-0.8142846</text:p>
          </table:table-cell>
          <table:table-cell office:value-type="float" office:value="-0.6102068" calcext:value-type="float">
            <text:p>-0.6102068</text:p>
          </table:table-cell>
          <table:table-cell office:value-type="float" office:value="-0.03163654" calcext:value-type="float">
            <text:p>-0.03163654</text:p>
          </table:table-cell>
          <table:table-cell office:value-type="float" office:value="-0.009468315" calcext:value-type="float">
            <text:p>-0.009468315</text:p>
          </table:table-cell>
          <table:table-cell office:value-type="float" office:value="-0.006650061" calcext:value-type="float">
            <text:p>-0.006650061</text:p>
          </table:table-cell>
          <table:table-cell office:value-type="float" office:value="136.6994" calcext:value-type="float">
            <text:p>136.6994</text:p>
          </table:table-cell>
          <table:table-cell office:value-type="float" office:value="0" calcext:value-type="float">
            <text:p>0</text:p>
          </table:table-cell>
          <table:table-cell office:value-type="float" office:value="-3.121018" calcext:value-type="float">
            <text:p>-3.121018</text:p>
          </table:table-cell>
          <table:table-cell office:value-type="float" office:value="0.005972353" calcext:value-type="float">
            <text:p>0.00597235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50001" calcext:value-type="float">
            <text:p>-0.175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55.80008" calcext:value-type="float">
            <text:p>55.80008</text:p>
          </table:table-cell>
          <table:table-cell office:value-type="float" office:value="-2.379665" calcext:value-type="float">
            <text:p>-2.379665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73.345" calcext:value-type="float">
            <text:p>1273.345</text:p>
          </table:table-cell>
          <table:table-cell office:value-type="float" office:value="-4.519371" calcext:value-type="float">
            <text:p>-4.519371</text:p>
          </table:table-cell>
          <table:table-cell office:value-type="float" office:value="215.1308" calcext:value-type="float">
            <text:p>215.1308</text:p>
          </table:table-cell>
          <table:table-cell office:value-type="float" office:value="0.1746103" calcext:value-type="float">
            <text:p>0.1746103</text:p>
          </table:table-cell>
          <table:table-cell office:value-type="float" office:value="0.1550953" calcext:value-type="float">
            <text:p>0.1550953</text:p>
          </table:table-cell>
          <table:table-cell office:value-type="float" office:value="0.1528758" calcext:value-type="float">
            <text:p>0.1528758</text:p>
          </table:table-cell>
          <table:table-cell office:value-type="float" office:value="0.1561782" calcext:value-type="float">
            <text:p>0.1561782</text:p>
          </table:table-cell>
          <table:table-cell office:value-type="float" office:value="0.2000907" calcext:value-type="float">
            <text:p>0.2000907</text:p>
          </table:table-cell>
          <table:table-cell office:value-type="float" office:value="0.176011" calcext:value-type="float">
            <text:p>0.176011</text:p>
          </table:table-cell>
          <table:table-cell office:value-type="float" office:value="0.2327118" calcext:value-type="float">
            <text:p>0.2327118</text:p>
          </table:table-cell>
          <table:table-cell office:value-type="float" office:value="0.3321283" calcext:value-type="float">
            <text:p>0.3321283</text:p>
          </table:table-cell>
          <table:table-cell office:value-type="float" office:value="0.3756834" calcext:value-type="float">
            <text:p>0.3756834</text:p>
          </table:table-cell>
          <table:table-cell office:value-type="float" office:value="0.389887" calcext:value-type="float">
            <text:p>0.389887</text:p>
          </table:table-cell>
          <table:table-cell office:value-type="float" office:value="0.4158365" calcext:value-type="float">
            <text:p>0.4158365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3209826" calcext:value-type="float">
            <text:p>0.003209826</text:p>
          </table:table-cell>
          <table:table-cell office:value-type="float" office:value="0.3408745" calcext:value-type="float">
            <text:p>0.3408745</text:p>
          </table:table-cell>
          <table:table-cell office:value-type="float" office:value="0.332218" calcext:value-type="float">
            <text:p>0.332218</text:p>
          </table:table-cell>
          <table:table-cell office:value-type="float" office:value="0.1817877" calcext:value-type="float">
            <text:p>0.1817877</text:p>
          </table:table-cell>
          <table:table-cell office:value-type="float" office:value="0.1820959" calcext:value-type="float">
            <text:p>0.1820959</text:p>
          </table:table-cell>
          <table:table-cell office:value-type="float" office:value="0.2009752" calcext:value-type="float">
            <text:p>0.2009752</text:p>
          </table:table-cell>
          <table:table-cell office:value-type="float" office:value="0.341456" calcext:value-type="float">
            <text:p>0.341456</text:p>
          </table:table-cell>
          <table:table-cell office:value-type="float" office:value="0.2819278" calcext:value-type="float">
            <text:p>0.2819278</text:p>
          </table:table-cell>
          <table:table-cell office:value-type="float" office:value="0.04681961" calcext:value-type="float">
            <text:p>0.04681961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219376" calcext:value-type="float">
            <text:p>4.219376E-05</text:p>
          </table:table-cell>
          <table:table-cell office:value-type="float" office:value="-0.7615266" calcext:value-type="float">
            <text:p>-0.7615266</text:p>
          </table:table-cell>
          <table:table-cell office:value-type="float" office:value="-1.158318" calcext:value-type="float">
            <text:p>-1.158318</text:p>
          </table:table-cell>
          <table:table-cell office:value-type="float" office:value="-1.262472" calcext:value-type="float">
            <text:p>-1.262472</text:p>
          </table:table-cell>
          <table:table-cell office:value-type="float" office:value="-1.110206" calcext:value-type="float">
            <text:p>-1.110206</text:p>
          </table:table-cell>
          <table:table-cell office:value-type="float" office:value="-0.2619785" calcext:value-type="float">
            <text:p>-0.2619785</text:p>
          </table:table-cell>
          <table:table-cell office:value-type="float" office:value="-0.7614788" calcext:value-type="float">
            <text:p>-0.7614788</text:p>
          </table:table-cell>
          <table:table-cell office:value-type="float" office:value="-0.6107132" calcext:value-type="float">
            <text:p>-0.6107132</text:p>
          </table:table-cell>
          <table:table-cell office:value-type="float" office:value="-0.03103191" calcext:value-type="float">
            <text:p>-0.03103191</text:p>
          </table:table-cell>
          <table:table-cell office:value-type="float" office:value="-0.009517446" calcext:value-type="float">
            <text:p>-0.009517446</text:p>
          </table:table-cell>
          <table:table-cell office:value-type="float" office:value="-0.006678505" calcext:value-type="float">
            <text:p>-0.006678505</text:p>
          </table:table-cell>
          <table:table-cell office:value-type="float" office:value="143.3207" calcext:value-type="float">
            <text:p>143.320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316286" calcext:value-type="float">
            <text:p>0.00931628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3210264" calcext:value-type="float">
            <text:p>0.003210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55.80008" calcext:value-type="float">
            <text:p>55.80008</text:p>
          </table:table-cell>
          <table:table-cell office:value-type="float" office:value="-2.374045" calcext:value-type="float">
            <text:p>-2.374045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72.761" calcext:value-type="float">
            <text:p>1272.761</text:p>
          </table:table-cell>
          <table:table-cell office:value-type="float" office:value="-3.940785" calcext:value-type="float">
            <text:p>-3.940785</text:p>
          </table:table-cell>
          <table:table-cell office:value-type="float" office:value="210.4491" calcext:value-type="float">
            <text:p>210.4491</text:p>
          </table:table-cell>
          <table:table-cell office:value-type="float" office:value="0.1595818" calcext:value-type="float">
            <text:p>0.1595818</text:p>
          </table:table-cell>
          <table:table-cell office:value-type="float" office:value="0.1619986" calcext:value-type="float">
            <text:p>0.1619986</text:p>
          </table:table-cell>
          <table:table-cell office:value-type="float" office:value="0.1633377" calcext:value-type="float">
            <text:p>0.1633377</text:p>
          </table:table-cell>
          <table:table-cell office:value-type="float" office:value="0.1708984" calcext:value-type="float">
            <text:p>0.1708984</text:p>
          </table:table-cell>
          <table:table-cell office:value-type="float" office:value="0.2239643" calcext:value-type="float">
            <text:p>0.2239643</text:p>
          </table:table-cell>
          <table:table-cell office:value-type="float" office:value="0.1902809" calcext:value-type="float">
            <text:p>0.1902809</text:p>
          </table:table-cell>
          <table:table-cell office:value-type="float" office:value="0.2393595" calcext:value-type="float">
            <text:p>0.2393595</text:p>
          </table:table-cell>
          <table:table-cell office:value-type="float" office:value="0.3331029" calcext:value-type="float">
            <text:p>0.3331029</text:p>
          </table:table-cell>
          <table:table-cell office:value-type="float" office:value="0.3752331" calcext:value-type="float">
            <text:p>0.3752331</text:p>
          </table:table-cell>
          <table:table-cell office:value-type="float" office:value="0.3895017" calcext:value-type="float">
            <text:p>0.3895017</text:p>
          </table:table-cell>
          <table:table-cell office:value-type="float" office:value="0.4156237" calcext:value-type="float">
            <text:p>0.415623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4643" calcext:value-type="float">
            <text:p>0.3304643</text:p>
          </table:table-cell>
          <table:table-cell office:value-type="float" office:value="0.3255244" calcext:value-type="float">
            <text:p>0.3255244</text:p>
          </table:table-cell>
          <table:table-cell office:value-type="float" office:value="0.1706721" calcext:value-type="float">
            <text:p>0.1706721</text:p>
          </table:table-cell>
          <table:table-cell office:value-type="float" office:value="0.1676273" calcext:value-type="float">
            <text:p>0.1676273</text:p>
          </table:table-cell>
          <table:table-cell office:value-type="float" office:value="0.2442096" calcext:value-type="float">
            <text:p>0.2442096</text:p>
          </table:table-cell>
          <table:table-cell office:value-type="float" office:value="0.3271188" calcext:value-type="float">
            <text:p>0.3271188</text:p>
          </table:table-cell>
          <table:table-cell office:value-type="float" office:value="0.2752891" calcext:value-type="float">
            <text:p>0.2752891</text:p>
          </table:table-cell>
          <table:table-cell office:value-type="float" office:value="0.04688069" calcext:value-type="float">
            <text:p>0.0468806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299897" calcext:value-type="float">
            <text:p>1.299897E-05</text:p>
          </table:table-cell>
          <table:table-cell office:value-type="float" office:value="-0.9687642" calcext:value-type="float">
            <text:p>-0.9687642</text:p>
          </table:table-cell>
          <table:table-cell office:value-type="float" office:value="-0.8831799" calcext:value-type="float">
            <text:p>-0.8831799</text:p>
          </table:table-cell>
          <table:table-cell office:value-type="float" office:value="-0.8402504" calcext:value-type="float">
            <text:p>-0.8402504</text:p>
          </table:table-cell>
          <table:table-cell office:value-type="float" office:value="-0.6375036" calcext:value-type="float">
            <text:p>-0.6375036</text:p>
          </table:table-cell>
          <table:table-cell office:value-type="float" office:value="-0.1205064" calcext:value-type="float">
            <text:p>-0.1205064</text:p>
          </table:table-cell>
          <table:table-cell office:value-type="float" office:value="-0.4571936" calcext:value-type="float">
            <text:p>-0.4571936</text:p>
          </table:table-cell>
          <table:table-cell office:value-type="float" office:value="-0.4899875" calcext:value-type="float">
            <text:p>-0.4899875</text:p>
          </table:table-cell>
          <table:table-cell office:value-type="float" office:value="-0.03017454" calcext:value-type="float">
            <text:p>-0.03017454</text:p>
          </table:table-cell>
          <table:table-cell office:value-type="float" office:value="-0.009629667" calcext:value-type="float">
            <text:p>-0.009629667</text:p>
          </table:table-cell>
          <table:table-cell office:value-type="float" office:value="-0.00674335" calcext:value-type="float">
            <text:p>-0.00674335</text:p>
          </table:table-cell>
          <table:table-cell office:value-type="float" office:value="150.2581" calcext:value-type="float">
            <text:p>150.2581</text:p>
          </table:table-cell>
          <table:table-cell office:value-type="float" office:value="0" calcext:value-type="float">
            <text:p>0</text:p>
          </table:table-cell>
          <table:table-cell office:value-type="float" office:value="-11.42999" calcext:value-type="float">
            <text:p>-11.42999</text:p>
          </table:table-cell>
          <table:table-cell office:value-type="float" office:value="0.005935957" calcext:value-type="float">
            <text:p>0.00593595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694584" calcext:value-type="float">
            <text:p>-0.16945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59.00009" calcext:value-type="float">
            <text:p>59.00009</text:p>
          </table:table-cell>
          <table:table-cell office:value-type="float" office:value="-2.399123" calcext:value-type="float">
            <text:p>-2.399123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76.117" calcext:value-type="float">
            <text:p>1276.117</text:p>
          </table:table-cell>
          <table:table-cell office:value-type="float" office:value="-4.071898" calcext:value-type="float">
            <text:p>-4.071898</text:p>
          </table:table-cell>
          <table:table-cell office:value-type="float" office:value="225.2359" calcext:value-type="float">
            <text:p>225.2359</text:p>
          </table:table-cell>
          <table:table-cell office:value-type="float" office:value="0.1521714" calcext:value-type="float">
            <text:p>0.1521714</text:p>
          </table:table-cell>
          <table:table-cell office:value-type="float" office:value="0.1615306" calcext:value-type="float">
            <text:p>0.1615306</text:p>
          </table:table-cell>
          <table:table-cell office:value-type="float" office:value="0.167778" calcext:value-type="float">
            <text:p>0.167778</text:p>
          </table:table-cell>
          <table:table-cell office:value-type="float" office:value="0.1766025" calcext:value-type="float">
            <text:p>0.1766025</text:p>
          </table:table-cell>
          <table:table-cell office:value-type="float" office:value="0.2010264" calcext:value-type="float">
            <text:p>0.2010264</text:p>
          </table:table-cell>
          <table:table-cell office:value-type="float" office:value="0.1922913" calcext:value-type="float">
            <text:p>0.1922913</text:p>
          </table:table-cell>
          <table:table-cell office:value-type="float" office:value="0.2454237" calcext:value-type="float">
            <text:p>0.2454237</text:p>
          </table:table-cell>
          <table:table-cell office:value-type="float" office:value="0.3344605" calcext:value-type="float">
            <text:p>0.3344605</text:p>
          </table:table-cell>
          <table:table-cell office:value-type="float" office:value="0.3753027" calcext:value-type="float">
            <text:p>0.3753027</text:p>
          </table:table-cell>
          <table:table-cell office:value-type="float" office:value="0.3895789" calcext:value-type="float">
            <text:p>0.3895789</text:p>
          </table:table-cell>
          <table:table-cell office:value-type="float" office:value="0.4158222" calcext:value-type="float">
            <text:p>0.4158222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7142" calcext:value-type="float">
            <text:p>0.3357142</text:p>
          </table:table-cell>
          <table:table-cell office:value-type="float" office:value="0.3247076" calcext:value-type="float">
            <text:p>0.3247076</text:p>
          </table:table-cell>
          <table:table-cell office:value-type="float" office:value="0.1659761" calcext:value-type="float">
            <text:p>0.1659761</text:p>
          </table:table-cell>
          <table:table-cell office:value-type="float" office:value="0.1625628" calcext:value-type="float">
            <text:p>0.1625628</text:p>
          </table:table-cell>
          <table:table-cell office:value-type="float" office:value="0.267179" calcext:value-type="float">
            <text:p>0.267179</text:p>
          </table:table-cell>
          <table:table-cell office:value-type="float" office:value="0.3214724" calcext:value-type="float">
            <text:p>0.3214724</text:p>
          </table:table-cell>
          <table:table-cell office:value-type="float" office:value="0.2692267" calcext:value-type="float">
            <text:p>0.2692267</text:p>
          </table:table-cell>
          <table:table-cell office:value-type="float" office:value="0.04647238" calcext:value-type="float">
            <text:p>0.0464723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83796" calcext:value-type="float">
            <text:p>-1.283796</text:p>
          </table:table-cell>
          <table:table-cell office:value-type="float" office:value="-0.894335" calcext:value-type="float">
            <text:p>-0.894335</text:p>
          </table:table-cell>
          <table:table-cell office:value-type="float" office:value="-0.7110965" calcext:value-type="float">
            <text:p>-0.7110965</text:p>
          </table:table-cell>
          <table:table-cell office:value-type="float" office:value="-0.5201719" calcext:value-type="float">
            <text:p>-0.5201719</text:p>
          </table:table-cell>
          <table:table-cell office:value-type="float" office:value="-0.2341972" calcext:value-type="float">
            <text:p>-0.2341972</text:p>
          </table:table-cell>
          <table:table-cell office:value-type="float" office:value="-0.3778474" calcext:value-type="float">
            <text:p>-0.3778474</text:p>
          </table:table-cell>
          <table:table-cell office:value-type="float" office:value="-0.4013389" calcext:value-type="float">
            <text:p>-0.4013389</text:p>
          </table:table-cell>
          <table:table-cell office:value-type="float" office:value="-0.02902138" calcext:value-type="float">
            <text:p>-0.02902138</text:p>
          </table:table-cell>
          <table:table-cell office:value-type="float" office:value="-0.009612688" calcext:value-type="float">
            <text:p>-0.009612688</text:p>
          </table:table-cell>
          <table:table-cell office:value-type="float" office:value="-0.006730581" calcext:value-type="float">
            <text:p>-0.006730581</text:p>
          </table:table-cell>
          <table:table-cell office:value-type="float" office:value="156.606" calcext:value-type="float">
            <text:p>156.606</text:p>
          </table:table-cell>
          <table:table-cell office:value-type="float" office:value="0" calcext:value-type="float">
            <text:p>0</text:p>
          </table:table-cell>
          <table:table-cell office:value-type="float" office:value="-2.692415" calcext:value-type="float">
            <text:p>-2.692415</text:p>
          </table:table-cell>
          <table:table-cell office:value-type="float" office:value="0.005904433" calcext:value-type="float">
            <text:p>0.00590443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1739751" calcext:value-type="float">
            <text:p>-0.17397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71.99998" calcext:value-type="float">
            <text:p>71.99998</text:p>
          </table:table-cell>
          <table:table-cell office:value-type="float" office:value="-2.545463" calcext:value-type="float">
            <text:p>-2.545463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89.005" calcext:value-type="float">
            <text:p>1289.005</text:p>
          </table:table-cell>
          <table:table-cell office:value-type="float" office:value="-3.813853" calcext:value-type="float">
            <text:p>-3.813853</text:p>
          </table:table-cell>
          <table:table-cell office:value-type="float" office:value="256.7085" calcext:value-type="float">
            <text:p>256.7085</text:p>
          </table:table-cell>
          <table:table-cell office:value-type="float" office:value="0.170211" calcext:value-type="float">
            <text:p>0.170211</text:p>
          </table:table-cell>
          <table:table-cell office:value-type="float" office:value="0.167541" calcext:value-type="float">
            <text:p>0.167541</text:p>
          </table:table-cell>
          <table:table-cell office:value-type="float" office:value="0.1694184" calcext:value-type="float">
            <text:p>0.1694184</text:p>
          </table:table-cell>
          <table:table-cell office:value-type="float" office:value="0.1772114" calcext:value-type="float">
            <text:p>0.1772114</text:p>
          </table:table-cell>
          <table:table-cell office:value-type="float" office:value="0.1896114" calcext:value-type="float">
            <text:p>0.1896114</text:p>
          </table:table-cell>
          <table:table-cell office:value-type="float" office:value="0.1936495" calcext:value-type="float">
            <text:p>0.1936495</text:p>
          </table:table-cell>
          <table:table-cell office:value-type="float" office:value="0.2495197" calcext:value-type="float">
            <text:p>0.2495197</text:p>
          </table:table-cell>
          <table:table-cell office:value-type="float" office:value="0.3360096" calcext:value-type="float">
            <text:p>0.3360096</text:p>
          </table:table-cell>
          <table:table-cell office:value-type="float" office:value="0.3751597" calcext:value-type="float">
            <text:p>0.3751597</text:p>
          </table:table-cell>
          <table:table-cell office:value-type="float" office:value="0.3893983" calcext:value-type="float">
            <text:p>0.3893983</text:p>
          </table:table-cell>
          <table:table-cell office:value-type="float" office:value="0.4157526" calcext:value-type="float">
            <text:p>0.415752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3432" calcext:value-type="float">
            <text:p>0.3353432</text:p>
          </table:table-cell>
          <table:table-cell office:value-type="float" office:value="0.3181858" calcext:value-type="float">
            <text:p>0.3181858</text:p>
          </table:table-cell>
          <table:table-cell office:value-type="float" office:value="0.1641605" calcext:value-type="float">
            <text:p>0.1641605</text:p>
          </table:table-cell>
          <table:table-cell office:value-type="float" office:value="0.1622952" calcext:value-type="float">
            <text:p>0.1622952</text:p>
          </table:table-cell>
          <table:table-cell office:value-type="float" office:value="0.278691" calcext:value-type="float">
            <text:p>0.278691</text:p>
          </table:table-cell>
          <table:table-cell office:value-type="float" office:value="0.3199779" calcext:value-type="float">
            <text:p>0.3199779</text:p>
          </table:table-cell>
          <table:table-cell office:value-type="float" office:value="0.265121" calcext:value-type="float">
            <text:p>0.265121</text:p>
          </table:table-cell>
          <table:table-cell office:value-type="float" office:value="0.04582349" calcext:value-type="float">
            <text:p>0.04582349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13736" calcext:value-type="float">
            <text:p>-0.6513736</text:p>
          </table:table-cell>
          <table:table-cell office:value-type="float" office:value="-0.7202065" calcext:value-type="float">
            <text:p>-0.7202065</text:p>
          </table:table-cell>
          <table:table-cell office:value-type="float" office:value="-0.6712956" calcext:value-type="float">
            <text:p>-0.6712956</text:p>
          </table:table-cell>
          <table:table-cell office:value-type="float" office:value="-0.509112" calcext:value-type="float">
            <text:p>-0.509112</text:p>
          </table:table-cell>
          <table:table-cell office:value-type="float" office:value="-0.3357366" calcext:value-type="float">
            <text:p>-0.3357366</text:p>
          </table:table-cell>
          <table:table-cell office:value-type="float" office:value="-0.3594429" calcext:value-type="float">
            <text:p>-0.3594429</text:p>
          </table:table-cell>
          <table:table-cell office:value-type="float" office:value="-0.3515544" calcext:value-type="float">
            <text:p>-0.3515544</text:p>
          </table:table-cell>
          <table:table-cell office:value-type="float" office:value="-0.02776256" calcext:value-type="float">
            <text:p>-0.02776256</text:p>
          </table:table-cell>
          <table:table-cell office:value-type="float" office:value="-0.009646281" calcext:value-type="float">
            <text:p>-0.009646281</text:p>
          </table:table-cell>
          <table:table-cell office:value-type="float" office:value="-0.006759366" calcext:value-type="float">
            <text:p>-0.006759366</text:p>
          </table:table-cell>
          <table:table-cell office:value-type="float" office:value="163.2905" calcext:value-type="float">
            <text:p>163.2905</text:p>
          </table:table-cell>
          <table:table-cell office:value-type="float" office:value="0" calcext:value-type="float">
            <text:p>0</text:p>
          </table:table-cell>
          <table:table-cell office:value-type="float" office:value="-1.312293" calcext:value-type="float">
            <text:p>-1.312293</text:p>
          </table:table-cell>
          <table:table-cell office:value-type="float" office:value="0.005892363" calcext:value-type="float">
            <text:p>0.00589236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4451722" calcext:value-type="float">
            <text:p>4.451722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71.99998" calcext:value-type="float">
            <text:p>71.99998</text:p>
          </table:table-cell>
          <table:table-cell office:value-type="float" office:value="-2.492479" calcext:value-type="float">
            <text:p>-2.492479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88.133" calcext:value-type="float">
            <text:p>1288.133</text:p>
          </table:table-cell>
          <table:table-cell office:value-type="float" office:value="-2.994787" calcext:value-type="float">
            <text:p>-2.994787</text:p>
          </table:table-cell>
          <table:table-cell office:value-type="float" office:value="252.4332" calcext:value-type="float">
            <text:p>252.4332</text:p>
          </table:table-cell>
          <table:table-cell office:value-type="float" office:value="0.1741616" calcext:value-type="float">
            <text:p>0.1741616</text:p>
          </table:table-cell>
          <table:table-cell office:value-type="float" office:value="0.1732432" calcext:value-type="float">
            <text:p>0.1732432</text:p>
          </table:table-cell>
          <table:table-cell office:value-type="float" office:value="0.1736141" calcext:value-type="float">
            <text:p>0.1736141</text:p>
          </table:table-cell>
          <table:table-cell office:value-type="float" office:value="0.1782961" calcext:value-type="float">
            <text:p>0.1782961</text:p>
          </table:table-cell>
          <table:table-cell office:value-type="float" office:value="0.1851974" calcext:value-type="float">
            <text:p>0.1851974</text:p>
          </table:table-cell>
          <table:table-cell office:value-type="float" office:value="0.1875621" calcext:value-type="float">
            <text:p>0.1875621</text:p>
          </table:table-cell>
          <table:table-cell office:value-type="float" office:value="0.251516" calcext:value-type="float">
            <text:p>0.251516</text:p>
          </table:table-cell>
          <table:table-cell office:value-type="float" office:value="0.3377134" calcext:value-type="float">
            <text:p>0.3377134</text:p>
          </table:table-cell>
          <table:table-cell office:value-type="float" office:value="0.3746474" calcext:value-type="float">
            <text:p>0.3746474</text:p>
          </table:table-cell>
          <table:table-cell office:value-type="float" office:value="0.3888447" calcext:value-type="float">
            <text:p>0.3888447</text:p>
          </table:table-cell>
          <table:table-cell office:value-type="float" office:value="0.4152857" calcext:value-type="float">
            <text:p>0.415285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2958" calcext:value-type="float">
            <text:p>0.3292958</text:p>
          </table:table-cell>
          <table:table-cell office:value-type="float" office:value="0.3127348" calcext:value-type="float">
            <text:p>0.3127348</text:p>
          </table:table-cell>
          <table:table-cell office:value-type="float" office:value="0.1597968" calcext:value-type="float">
            <text:p>0.1597968</text:p>
          </table:table-cell>
          <table:table-cell office:value-type="float" office:value="0.1612968" calcext:value-type="float">
            <text:p>0.1612968</text:p>
          </table:table-cell>
          <table:table-cell office:value-type="float" office:value="0.2831554" calcext:value-type="float">
            <text:p>0.2831554</text:p>
          </table:table-cell>
          <table:table-cell office:value-type="float" office:value="0.3200008" calcext:value-type="float">
            <text:p>0.3200008</text:p>
          </table:table-cell>
          <table:table-cell office:value-type="float" office:value="0.2625451" calcext:value-type="float">
            <text:p>0.2625451</text:p>
          </table:table-cell>
          <table:table-cell office:value-type="float" office:value="0.04506911" calcext:value-type="float">
            <text:p>0.04506911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668688" calcext:value-type="float">
            <text:p>-0.5668688</text:p>
          </table:table-cell>
          <table:table-cell office:value-type="float" office:value="-0.5854958" calcext:value-type="float">
            <text:p>-0.5854958</text:p>
          </table:table-cell>
          <table:table-cell office:value-type="float" office:value="-0.5776128" calcext:value-type="float">
            <text:p>-0.5776128</text:p>
          </table:table-cell>
          <table:table-cell office:value-type="float" office:value="-0.4904989" calcext:value-type="float">
            <text:p>-0.4904989</text:p>
          </table:table-cell>
          <table:table-cell office:value-type="float" office:value="-0.3883779" calcext:value-type="float">
            <text:p>-0.3883779</text:p>
          </table:table-cell>
          <table:table-cell office:value-type="float" office:value="-0.3596565" calcext:value-type="float">
            <text:p>-0.3596565</text:p>
          </table:table-cell>
          <table:table-cell office:value-type="float" office:value="-0.3238896" calcext:value-type="float">
            <text:p>-0.3238896</text:p>
          </table:table-cell>
          <table:table-cell office:value-type="float" office:value="-0.02644835" calcext:value-type="float">
            <text:p>-0.02644835</text:p>
          </table:table-cell>
          <table:table-cell office:value-type="float" office:value="-0.009773531" calcext:value-type="float">
            <text:p>-0.009773531</text:p>
          </table:table-cell>
          <table:table-cell office:value-type="float" office:value="-0.00685226" calcext:value-type="float">
            <text:p>-0.00685226</text:p>
          </table:table-cell>
          <table:table-cell office:value-type="float" office:value="170.5184" calcext:value-type="float">
            <text:p>170.5184</text:p>
          </table:table-cell>
          <table:table-cell office:value-type="float" office:value="0" calcext:value-type="float">
            <text:p>0</text:p>
          </table:table-cell>
          <table:table-cell office:value-type="float" office:value="-0.6517832" calcext:value-type="float">
            <text:p>-0.6517832</text:p>
          </table:table-cell>
          <table:table-cell office:value-type="float" office:value="0.005848655" calcext:value-type="float">
            <text:p>0.00584865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4349276" calcext:value-type="float">
            <text:p>4.349276E-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76.7999" calcext:value-type="float">
            <text:p>76.7999</text:p>
          </table:table-cell>
          <table:table-cell office:value-type="float" office:value="-2.518905" calcext:value-type="float">
            <text:p>-2.518905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292.345" calcext:value-type="float">
            <text:p>1292.345</text:p>
          </table:table-cell>
          <table:table-cell office:value-type="float" office:value="-2.380496" calcext:value-type="float">
            <text:p>-2.380496</text:p>
          </table:table-cell>
          <table:table-cell office:value-type="float" office:value="284.9131" calcext:value-type="float">
            <text:p>284.9131</text:p>
          </table:table-cell>
          <table:table-cell office:value-type="float" office:value="0.1607139" calcext:value-type="float">
            <text:p>0.1607139</text:p>
          </table:table-cell>
          <table:table-cell office:value-type="float" office:value="0.1702442" calcext:value-type="float">
            <text:p>0.1702442</text:p>
          </table:table-cell>
          <table:table-cell office:value-type="float" office:value="0.1749714" calcext:value-type="float">
            <text:p>0.1749714</text:p>
          </table:table-cell>
          <table:table-cell office:value-type="float" office:value="0.1790811" calcext:value-type="float">
            <text:p>0.1790811</text:p>
          </table:table-cell>
          <table:table-cell office:value-type="float" office:value="0.1839079" calcext:value-type="float">
            <text:p>0.1839079</text:p>
          </table:table-cell>
          <table:table-cell office:value-type="float" office:value="0.1874607" calcext:value-type="float">
            <text:p>0.1874607</text:p>
          </table:table-cell>
          <table:table-cell office:value-type="float" office:value="0.2500692" calcext:value-type="float">
            <text:p>0.2500692</text:p>
          </table:table-cell>
          <table:table-cell office:value-type="float" office:value="0.3395161" calcext:value-type="float">
            <text:p>0.3395161</text:p>
          </table:table-cell>
          <table:table-cell office:value-type="float" office:value="0.3742223" calcext:value-type="float">
            <text:p>0.3742223</text:p>
          </table:table-cell>
          <table:table-cell office:value-type="float" office:value="0.3883736" calcext:value-type="float">
            <text:p>0.3883736</text:p>
          </table:table-cell>
          <table:table-cell office:value-type="float" office:value="0.4148046" calcext:value-type="float">
            <text:p>0.414804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085" calcext:value-type="float">
            <text:p>0.345085</text:p>
          </table:table-cell>
          <table:table-cell office:value-type="float" office:value="0.3153149" calcext:value-type="float">
            <text:p>0.3153149</text:p>
          </table:table-cell>
          <table:table-cell office:value-type="float" office:value="0.1584158" calcext:value-type="float">
            <text:p>0.1584158</text:p>
          </table:table-cell>
          <table:table-cell office:value-type="float" office:value="0.1605459" calcext:value-type="float">
            <text:p>0.1605459</text:p>
          </table:table-cell>
          <table:table-cell office:value-type="float" office:value="0.2844289" calcext:value-type="float">
            <text:p>0.2844289</text:p>
          </table:table-cell>
          <table:table-cell office:value-type="float" office:value="0.320094" calcext:value-type="float">
            <text:p>0.320094</text:p>
          </table:table-cell>
          <table:table-cell office:value-type="float" office:value="0.2608931" calcext:value-type="float">
            <text:p>0.2608931</text:p>
          </table:table-cell>
          <table:table-cell office:value-type="float" office:value="0.0442732" calcext:value-type="float">
            <text:p>0.0442732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16786" calcext:value-type="float">
            <text:p>-0.916786</text:p>
          </table:table-cell>
          <table:table-cell office:value-type="float" office:value="-0.6476555" calcext:value-type="float">
            <text:p>-0.6476555</text:p>
          </table:table-cell>
          <table:table-cell office:value-type="float" office:value="-0.5496551" calcext:value-type="float">
            <text:p>-0.5496551</text:p>
          </table:table-cell>
          <table:table-cell office:value-type="float" office:value="-0.4772835" calcext:value-type="float">
            <text:p>-0.4772835</text:p>
          </table:table-cell>
          <table:table-cell office:value-type="float" office:value="-0.405561" calcext:value-type="float">
            <text:p>-0.405561</text:p>
          </table:table-cell>
          <table:table-cell office:value-type="float" office:value="-0.3608654" calcext:value-type="float">
            <text:p>-0.3608654</text:p>
          </table:table-cell>
          <table:table-cell office:value-type="float" office:value="-0.3074559" calcext:value-type="float">
            <text:p>-0.3074559</text:p>
          </table:table-cell>
          <table:table-cell office:value-type="float" office:value="-0.02512961" calcext:value-type="float">
            <text:p>-0.02512961</text:p>
          </table:table-cell>
          <table:table-cell office:value-type="float" office:value="-0.009881007" calcext:value-type="float">
            <text:p>-0.009881007</text:p>
          </table:table-cell>
          <table:table-cell office:value-type="float" office:value="-0.006932527" calcext:value-type="float">
            <text:p>-0.006932527</text:p>
          </table:table-cell>
          <table:table-cell office:value-type="float" office:value="177.7048" calcext:value-type="float">
            <text:p>177.7048</text:p>
          </table:table-cell>
          <table:table-cell office:value-type="float" office:value="0" calcext:value-type="float">
            <text:p>0</text:p>
          </table:table-cell>
          <table:table-cell office:value-type="float" office:value="-1.455349" calcext:value-type="float">
            <text:p>-1.455349</text:p>
          </table:table-cell>
          <table:table-cell office:value-type="float" office:value="0.005838197" calcext:value-type="float">
            <text:p>0.00583819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284519" calcext:value-type="float">
            <text:p>-2.84519E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85.59978" calcext:value-type="float">
            <text:p>85.59978</text:p>
          </table:table-cell>
          <table:table-cell office:value-type="float" office:value="-2.580341" calcext:value-type="float">
            <text:p>-2.580341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00.661" calcext:value-type="float">
            <text:p>1300.661</text:p>
          </table:table-cell>
          <table:table-cell office:value-type="float" office:value="-1.834639" calcext:value-type="float">
            <text:p>-1.834639</text:p>
          </table:table-cell>
          <table:table-cell office:value-type="float" office:value="320.412" calcext:value-type="float">
            <text:p>320.412</text:p>
          </table:table-cell>
          <table:table-cell office:value-type="float" office:value="0.1518222" calcext:value-type="float">
            <text:p>0.1518222</text:p>
          </table:table-cell>
          <table:table-cell office:value-type="float" office:value="0.1632672" calcext:value-type="float">
            <text:p>0.1632672</text:p>
          </table:table-cell>
          <table:table-cell office:value-type="float" office:value="0.1713694" calcext:value-type="float">
            <text:p>0.1713694</text:p>
          </table:table-cell>
          <table:table-cell office:value-type="float" office:value="0.1779031" calcext:value-type="float">
            <text:p>0.1779031</text:p>
          </table:table-cell>
          <table:table-cell office:value-type="float" office:value="0.1831184" calcext:value-type="float">
            <text:p>0.1831184</text:p>
          </table:table-cell>
          <table:table-cell office:value-type="float" office:value="0.1873747" calcext:value-type="float">
            <text:p>0.1873747</text:p>
          </table:table-cell>
          <table:table-cell office:value-type="float" office:value="0.2481217" calcext:value-type="float">
            <text:p>0.2481217</text:p>
          </table:table-cell>
          <table:table-cell office:value-type="float" office:value="0.3412346" calcext:value-type="float">
            <text:p>0.3412346</text:p>
          </table:table-cell>
          <table:table-cell office:value-type="float" office:value="0.3739646" calcext:value-type="float">
            <text:p>0.3739646</text:p>
          </table:table-cell>
          <table:table-cell office:value-type="float" office:value="0.3880211" calcext:value-type="float">
            <text:p>0.3880211</text:p>
          </table:table-cell>
          <table:table-cell office:value-type="float" office:value="0.4142515" calcext:value-type="float">
            <text:p>0.4142515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49953" calcext:value-type="float">
            <text:p>0.3549953</text:p>
          </table:table-cell>
          <table:table-cell office:value-type="float" office:value="0.3237196" calcext:value-type="float">
            <text:p>0.3237196</text:p>
          </table:table-cell>
          <table:table-cell office:value-type="float" office:value="0.1620818" calcext:value-type="float">
            <text:p>0.1620818</text:p>
          </table:table-cell>
          <table:table-cell office:value-type="float" office:value="0.16184" calcext:value-type="float">
            <text:p>0.16184</text:p>
          </table:table-cell>
          <table:table-cell office:value-type="float" office:value="0.2852357" calcext:value-type="float">
            <text:p>0.2852357</text:p>
          </table:table-cell>
          <table:table-cell office:value-type="float" office:value="0.3201701" calcext:value-type="float">
            <text:p>0.3201701</text:p>
          </table:table-cell>
          <table:table-cell office:value-type="float" office:value="0.2597955" calcext:value-type="float">
            <text:p>0.2597955</text:p>
          </table:table-cell>
          <table:table-cell office:value-type="float" office:value="0.04346659" calcext:value-type="float">
            <text:p>0.0434665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1066" calcext:value-type="float">
            <text:p>-1.31066</text:p>
          </table:table-cell>
          <table:table-cell office:value-type="float" office:value="-0.8393658" calcext:value-type="float">
            <text:p>-0.8393658</text:p>
          </table:table-cell>
          <table:table-cell office:value-type="float" office:value="-0.6238825" calcext:value-type="float">
            <text:p>-0.6238825</text:p>
          </table:table-cell>
          <table:table-cell office:value-type="float" office:value="-0.496639" calcext:value-type="float">
            <text:p>-0.496639</text:p>
          </table:table-cell>
          <table:table-cell office:value-type="float" office:value="-0.4163396" calcext:value-type="float">
            <text:p>-0.4163396</text:p>
          </table:table-cell>
          <table:table-cell office:value-type="float" office:value="-0.3618608" calcext:value-type="float">
            <text:p>-0.3618608</text:p>
          </table:table-cell>
          <table:table-cell office:value-type="float" office:value="-0.2970571" calcext:value-type="float">
            <text:p>-0.2970571</text:p>
          </table:table-cell>
          <table:table-cell office:value-type="float" office:value="-0.02393979" calcext:value-type="float">
            <text:p>-0.02393979</text:p>
          </table:table-cell>
          <table:table-cell office:value-type="float" office:value="-0.009946821" calcext:value-type="float">
            <text:p>-0.009946821</text:p>
          </table:table-cell>
          <table:table-cell office:value-type="float" office:value="-0.006993175" calcext:value-type="float">
            <text:p>-0.006993175</text:p>
          </table:table-cell>
          <table:table-cell office:value-type="float" office:value="184.8569" calcext:value-type="float">
            <text:p>184.8569</text:p>
          </table:table-cell>
          <table:table-cell office:value-type="float" office:value="0" calcext:value-type="float">
            <text:p>0</text:p>
          </table:table-cell>
          <table:table-cell office:value-type="float" office:value="-1.834411" calcext:value-type="float">
            <text:p>-1.834411</text:p>
          </table:table-cell>
          <table:table-cell office:value-type="float" office:value="0.005859491" calcext:value-type="float">
            <text:p>0.00585949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1359731" calcext:value-type="float">
            <text:p>-1.359731E-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85.59978" calcext:value-type="float">
            <text:p>85.59978</text:p>
          </table:table-cell>
          <table:table-cell office:value-type="float" office:value="-2.5427" calcext:value-type="float">
            <text:p>-2.5427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00.133" calcext:value-type="float">
            <text:p>1300.133</text:p>
          </table:table-cell>
          <table:table-cell office:value-type="float" office:value="-1.344689" calcext:value-type="float">
            <text:p>-1.344689</text:p>
          </table:table-cell>
          <table:table-cell office:value-type="float" office:value="317.335" calcext:value-type="float">
            <text:p>317.335</text:p>
          </table:table-cell>
          <table:table-cell office:value-type="float" office:value="0.1517925" calcext:value-type="float">
            <text:p>0.1517925</text:p>
          </table:table-cell>
          <table:table-cell office:value-type="float" office:value="0.1617742" calcext:value-type="float">
            <text:p>0.1617742</text:p>
          </table:table-cell>
          <table:table-cell office:value-type="float" office:value="0.1687958" calcext:value-type="float">
            <text:p>0.1687958</text:p>
          </table:table-cell>
          <table:table-cell office:value-type="float" office:value="0.1759901" calcext:value-type="float">
            <text:p>0.1759901</text:p>
          </table:table-cell>
          <table:table-cell office:value-type="float" office:value="0.1820623" calcext:value-type="float">
            <text:p>0.1820623</text:p>
          </table:table-cell>
          <table:table-cell office:value-type="float" office:value="0.1870743" calcext:value-type="float">
            <text:p>0.1870743</text:p>
          </table:table-cell>
          <table:table-cell office:value-type="float" office:value="0.2456631" calcext:value-type="float">
            <text:p>0.2456631</text:p>
          </table:table-cell>
          <table:table-cell office:value-type="float" office:value="0.3429734" calcext:value-type="float">
            <text:p>0.3429734</text:p>
          </table:table-cell>
          <table:table-cell office:value-type="float" office:value="0.3737428" calcext:value-type="float">
            <text:p>0.3737428</text:p>
          </table:table-cell>
          <table:table-cell office:value-type="float" office:value="0.3877261" calcext:value-type="float">
            <text:p>0.3877261</text:p>
          </table:table-cell>
          <table:table-cell office:value-type="float" office:value="0.4137368" calcext:value-type="float">
            <text:p>0.4137368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279" calcext:value-type="float">
            <text:p>0.3550279</text:p>
          </table:table-cell>
          <table:table-cell office:value-type="float" office:value="0.3266743" calcext:value-type="float">
            <text:p>0.3266743</text:p>
          </table:table-cell>
          <table:table-cell office:value-type="float" office:value="0.164672" calcext:value-type="float">
            <text:p>0.164672</text:p>
          </table:table-cell>
          <table:table-cell office:value-type="float" office:value="0.1638851" calcext:value-type="float">
            <text:p>0.1638851</text:p>
          </table:table-cell>
          <table:table-cell office:value-type="float" office:value="0.28636" calcext:value-type="float">
            <text:p>0.28636</text:p>
          </table:table-cell>
          <table:table-cell office:value-type="float" office:value="0.3204886" calcext:value-type="float">
            <text:p>0.3204886</text:p>
          </table:table-cell>
          <table:table-cell office:value-type="float" office:value="0.2591231" calcext:value-type="float">
            <text:p>0.2591231</text:p>
          </table:table-cell>
          <table:table-cell office:value-type="float" office:value="0.04266853" calcext:value-type="float">
            <text:p>0.04266853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1086" calcext:value-type="float">
            <text:p>-1.31086</text:p>
          </table:table-cell>
          <table:table-cell office:value-type="float" office:value="-0.8882497" calcext:value-type="float">
            <text:p>-0.8882497</text:p>
          </table:table-cell>
          <table:table-cell office:value-type="float" office:value="-0.6847312" calcext:value-type="float">
            <text:p>-0.6847312</text:p>
          </table:table-cell>
          <table:table-cell office:value-type="float" office:value="-0.5305714" calcext:value-type="float">
            <text:p>-0.5305714</text:p>
          </table:table-cell>
          <table:table-cell office:value-type="float" office:value="-0.4312973" calcext:value-type="float">
            <text:p>-0.4312973</text:p>
          </table:table-cell>
          <table:table-cell office:value-type="float" office:value="-0.3653955" calcext:value-type="float">
            <text:p>-0.3653955</text:p>
          </table:table-cell>
          <table:table-cell office:value-type="float" office:value="-0.2908753" calcext:value-type="float">
            <text:p>-0.2908753</text:p>
          </table:table-cell>
          <table:table-cell office:value-type="float" office:value="-0.02280027" calcext:value-type="float">
            <text:p>-0.02280027</text:p>
          </table:table-cell>
          <table:table-cell office:value-type="float" office:value="-0.01000348" calcext:value-type="float">
            <text:p>-0.01000348</text:p>
          </table:table-cell>
          <table:table-cell office:value-type="float" office:value="-0.007044412" calcext:value-type="float">
            <text:p>-0.007044412</text:p>
          </table:table-cell>
          <table:table-cell office:value-type="float" office:value="191.9807" calcext:value-type="float">
            <text:p>191.9807</text:p>
          </table:table-cell>
          <table:table-cell office:value-type="float" office:value="0" calcext:value-type="float">
            <text:p>0</text:p>
          </table:table-cell>
          <table:table-cell office:value-type="float" office:value="-1.729914" calcext:value-type="float">
            <text:p>-1.729914</text:p>
          </table:table-cell>
          <table:table-cell office:value-type="float" office:value="0.00587001" calcext:value-type="float">
            <text:p>0.0058700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1234002" calcext:value-type="float">
            <text:p>-1.234002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85.79976" calcext:value-type="float">
            <text:p>85.79976</text:p>
          </table:table-cell>
          <table:table-cell office:value-type="float" office:value="-2.52156" calcext:value-type="float">
            <text:p>-2.52156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00.092" calcext:value-type="float">
            <text:p>1300.092</text:p>
          </table:table-cell>
          <table:table-cell office:value-type="float" office:value="-1.123963" calcext:value-type="float">
            <text:p>-1.123963</text:p>
          </table:table-cell>
          <table:table-cell office:value-type="float" office:value="315.6642" calcext:value-type="float">
            <text:p>315.6642</text:p>
          </table:table-cell>
          <table:table-cell office:value-type="float" office:value="0.1492405" calcext:value-type="float">
            <text:p>0.1492405</text:p>
          </table:table-cell>
          <table:table-cell office:value-type="float" office:value="0.1594535" calcext:value-type="float">
            <text:p>0.1594535</text:p>
          </table:table-cell>
          <table:table-cell office:value-type="float" office:value="0.166645" calcext:value-type="float">
            <text:p>0.166645</text:p>
          </table:table-cell>
          <table:table-cell office:value-type="float" office:value="0.1741222" calcext:value-type="float">
            <text:p>0.1741222</text:p>
          </table:table-cell>
          <table:table-cell office:value-type="float" office:value="0.1808101" calcext:value-type="float">
            <text:p>0.1808101</text:p>
          </table:table-cell>
          <table:table-cell office:value-type="float" office:value="0.186485" calcext:value-type="float">
            <text:p>0.186485</text:p>
          </table:table-cell>
          <table:table-cell office:value-type="float" office:value="0.2458524" calcext:value-type="float">
            <text:p>0.2458524</text:p>
          </table:table-cell>
          <table:table-cell office:value-type="float" office:value="0.3446552" calcext:value-type="float">
            <text:p>0.3446552</text:p>
          </table:table-cell>
          <table:table-cell office:value-type="float" office:value="0.3735704" calcext:value-type="float">
            <text:p>0.3735704</text:p>
          </table:table-cell>
          <table:table-cell office:value-type="float" office:value="0.3874743" calcext:value-type="float">
            <text:p>0.3874743</text:p>
          </table:table-cell>
          <table:table-cell office:value-type="float" office:value="0.4132476" calcext:value-type="float">
            <text:p>0.413247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5792" calcext:value-type="float">
            <text:p>0.3575792</text:p>
          </table:table-cell>
          <table:table-cell office:value-type="float" office:value="0.3305806" calcext:value-type="float">
            <text:p>0.3305806</text:p>
          </table:table-cell>
          <table:table-cell office:value-type="float" office:value="0.166859" calcext:value-type="float">
            <text:p>0.166859</text:p>
          </table:table-cell>
          <table:table-cell office:value-type="float" office:value="0.1658938" calcext:value-type="float">
            <text:p>0.1658938</text:p>
          </table:table-cell>
          <table:table-cell office:value-type="float" office:value="0.2876951" calcext:value-type="float">
            <text:p>0.2876951</text:p>
          </table:table-cell>
          <table:table-cell office:value-type="float" office:value="0.3210776" calcext:value-type="float">
            <text:p>0.3210776</text:p>
          </table:table-cell>
          <table:table-cell office:value-type="float" office:value="0.2588216" calcext:value-type="float">
            <text:p>0.2588216</text:p>
          </table:table-cell>
          <table:table-cell office:value-type="float" office:value="0.04189505" calcext:value-type="float">
            <text:p>0.0418950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54111" calcext:value-type="float">
            <text:p>-1.454111</text:p>
          </table:table-cell>
          <table:table-cell office:value-type="float" office:value="-0.9700354" calcext:value-type="float">
            <text:p>-0.9700354</text:p>
          </table:table-cell>
          <table:table-cell office:value-type="float" office:value="-0.7405274" calcext:value-type="float">
            <text:p>-0.7405274</text:p>
          </table:table-cell>
          <table:table-cell office:value-type="float" office:value="-0.5663342" calcext:value-type="float">
            <text:p>-0.5663342</text:p>
          </table:table-cell>
          <table:table-cell office:value-type="float" office:value="-0.449857" calcext:value-type="float">
            <text:p>-0.449857</text:p>
          </table:table-cell>
          <table:table-cell office:value-type="float" office:value="-0.3724806" calcext:value-type="float">
            <text:p>-0.3724806</text:p>
          </table:table-cell>
          <table:table-cell office:value-type="float" office:value="-0.2881434" calcext:value-type="float">
            <text:p>-0.2881434</text:p>
          </table:table-cell>
          <table:table-cell office:value-type="float" office:value="-0.02175291" calcext:value-type="float">
            <text:p>-0.02175291</text:p>
          </table:table-cell>
          <table:table-cell office:value-type="float" office:value="-0.0100481" calcext:value-type="float">
            <text:p>-0.0100481</text:p>
          </table:table-cell>
          <table:table-cell office:value-type="float" office:value="-0.007088468" calcext:value-type="float">
            <text:p>-0.007088468</text:p>
          </table:table-cell>
          <table:table-cell office:value-type="float" office:value="199.0788" calcext:value-type="float">
            <text:p>199.0788</text:p>
          </table:table-cell>
          <table:table-cell office:value-type="float" office:value="0" calcext:value-type="float">
            <text:p>0</text:p>
          </table:table-cell>
          <table:table-cell office:value-type="float" office:value="-1.937428" calcext:value-type="float">
            <text:p>-1.937428</text:p>
          </table:table-cell>
          <table:table-cell office:value-type="float" office:value="0.005886564" calcext:value-type="float">
            <text:p>0.0058865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1913868" calcext:value-type="float">
            <text:p>-1.913868E-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88.49973" calcext:value-type="float">
            <text:p>88.49973</text:p>
          </table:table-cell>
          <table:table-cell office:value-type="float" office:value="-2.647335" calcext:value-type="float">
            <text:p>-2.647335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02.746" calcext:value-type="float">
            <text:p>1302.746</text:p>
          </table:table-cell>
          <table:table-cell office:value-type="float" office:value="-0.952657" calcext:value-type="float">
            <text:p>-0.952657</text:p>
          </table:table-cell>
          <table:table-cell office:value-type="float" office:value="322.0371" calcext:value-type="float">
            <text:p>322.0371</text:p>
          </table:table-cell>
          <table:table-cell office:value-type="float" office:value="0.1482934" calcext:value-type="float">
            <text:p>0.1482934</text:p>
          </table:table-cell>
          <table:table-cell office:value-type="float" office:value="0.1578945" calcext:value-type="float">
            <text:p>0.1578945</text:p>
          </table:table-cell>
          <table:table-cell office:value-type="float" office:value="0.1647069" calcext:value-type="float">
            <text:p>0.1647069</text:p>
          </table:table-cell>
          <table:table-cell office:value-type="float" office:value="0.1722622" calcext:value-type="float">
            <text:p>0.1722622</text:p>
          </table:table-cell>
          <table:table-cell office:value-type="float" office:value="0.179401" calcext:value-type="float">
            <text:p>0.179401</text:p>
          </table:table-cell>
          <table:table-cell office:value-type="float" office:value="0.1856398" calcext:value-type="float">
            <text:p>0.1856398</text:p>
          </table:table-cell>
          <table:table-cell office:value-type="float" office:value="0.2458077" calcext:value-type="float">
            <text:p>0.2458077</text:p>
          </table:table-cell>
          <table:table-cell office:value-type="float" office:value="0.3461999" calcext:value-type="float">
            <text:p>0.3461999</text:p>
          </table:table-cell>
          <table:table-cell office:value-type="float" office:value="0.3734924" calcext:value-type="float">
            <text:p>0.3734924</text:p>
          </table:table-cell>
          <table:table-cell office:value-type="float" office:value="0.3872571" calcext:value-type="float">
            <text:p>0.3872571</text:p>
          </table:table-cell>
          <table:table-cell office:value-type="float" office:value="0.4127924" calcext:value-type="float">
            <text:p>0.4127924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5265" calcext:value-type="float">
            <text:p>0.3585265</text:p>
          </table:table-cell>
          <table:table-cell office:value-type="float" office:value="0.3334724" calcext:value-type="float">
            <text:p>0.3334724</text:p>
          </table:table-cell>
          <table:table-cell office:value-type="float" office:value="0.1688275" calcext:value-type="float">
            <text:p>0.1688275</text:p>
          </table:table-cell>
          <table:table-cell office:value-type="float" office:value="0.1679314" calcext:value-type="float">
            <text:p>0.1679314</text:p>
          </table:table-cell>
          <table:table-cell office:value-type="float" office:value="0.2892067" calcext:value-type="float">
            <text:p>0.2892067</text:p>
          </table:table-cell>
          <table:table-cell office:value-type="float" office:value="0.3219228" calcext:value-type="float">
            <text:p>0.3219228</text:p>
          </table:table-cell>
          <table:table-cell office:value-type="float" office:value="0.2588664" calcext:value-type="float">
            <text:p>0.2588664</text:p>
          </table:table-cell>
          <table:table-cell office:value-type="float" office:value="0.04116038" calcext:value-type="float">
            <text:p>0.0411603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11718" calcext:value-type="float">
            <text:p>-1.511718</text:p>
          </table:table-cell>
          <table:table-cell office:value-type="float" office:value="-1.030367" calcext:value-type="float">
            <text:p>-1.030367</text:p>
          </table:table-cell>
          <table:table-cell office:value-type="float" office:value="-0.7955832" calcext:value-type="float">
            <text:p>-0.7955832</text:p>
          </table:table-cell>
          <table:table-cell office:value-type="float" office:value="-0.604797" calcext:value-type="float">
            <text:p>-0.604797</text:p>
          </table:table-cell>
          <table:table-cell office:value-type="float" office:value="-0.4718888" calcext:value-type="float">
            <text:p>-0.4718888</text:p>
          </table:table-cell>
          <table:table-cell office:value-type="float" office:value="-0.3829401" calcext:value-type="float">
            <text:p>-0.3829401</text:p>
          </table:table-cell>
          <table:table-cell office:value-type="float" office:value="-0.2885109" calcext:value-type="float">
            <text:p>-0.2885109</text:p>
          </table:table-cell>
          <table:table-cell office:value-type="float" office:value="-0.02083771" calcext:value-type="float">
            <text:p>-0.02083771</text:p>
          </table:table-cell>
          <table:table-cell office:value-type="float" office:value="-0.01006847" calcext:value-type="float">
            <text:p>-0.01006847</text:p>
          </table:table-cell>
          <table:table-cell office:value-type="float" office:value="-0.007126715" calcext:value-type="float">
            <text:p>-0.007126715</text:p>
          </table:table-cell>
          <table:table-cell office:value-type="float" office:value="206.1559" calcext:value-type="float">
            <text:p>206.1559</text:p>
          </table:table-cell>
          <table:table-cell office:value-type="float" office:value="0" calcext:value-type="float">
            <text:p>0</text:p>
          </table:table-cell>
          <table:table-cell office:value-type="float" office:value="-2.000819" calcext:value-type="float">
            <text:p>-2.000819</text:p>
          </table:table-cell>
          <table:table-cell office:value-type="float" office:value="0.005904294" calcext:value-type="float">
            <text:p>0.00590429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2025627" calcext:value-type="float">
            <text:p>-2.025627E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93.39965" calcext:value-type="float">
            <text:p>93.39965</text:p>
          </table:table-cell>
          <table:table-cell office:value-type="float" office:value="-2.856947" calcext:value-type="float">
            <text:p>-2.856947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07.719" calcext:value-type="float">
            <text:p>1307.719</text:p>
          </table:table-cell>
          <table:table-cell office:value-type="float" office:value="-0.8158867" calcext:value-type="float">
            <text:p>-0.8158867</text:p>
          </table:table-cell>
          <table:table-cell office:value-type="float" office:value="333.3001" calcext:value-type="float">
            <text:p>333.3001</text:p>
          </table:table-cell>
          <table:table-cell office:value-type="float" office:value="0.151793" calcext:value-type="float">
            <text:p>0.151793</text:p>
          </table:table-cell>
          <table:table-cell office:value-type="float" office:value="0.1586557" calcext:value-type="float">
            <text:p>0.1586557</text:p>
          </table:table-cell>
          <table:table-cell office:value-type="float" office:value="0.1639438" calcext:value-type="float">
            <text:p>0.1639438</text:p>
          </table:table-cell>
          <table:table-cell office:value-type="float" office:value="0.1708525" calcext:value-type="float">
            <text:p>0.1708525</text:p>
          </table:table-cell>
          <table:table-cell office:value-type="float" office:value="0.1780455" calcext:value-type="float">
            <text:p>0.1780455</text:p>
          </table:table-cell>
          <table:table-cell office:value-type="float" office:value="0.1846256" calcext:value-type="float">
            <text:p>0.1846256</text:p>
          </table:table-cell>
          <table:table-cell office:value-type="float" office:value="0.245451" calcext:value-type="float">
            <text:p>0.245451</text:p>
          </table:table-cell>
          <table:table-cell office:value-type="float" office:value="0.3476747" calcext:value-type="float">
            <text:p>0.3476747</text:p>
          </table:table-cell>
          <table:table-cell office:value-type="float" office:value="0.3734389" calcext:value-type="float">
            <text:p>0.3734389</text:p>
          </table:table-cell>
          <table:table-cell office:value-type="float" office:value="0.3870709" calcext:value-type="float">
            <text:p>0.3870709</text:p>
          </table:table-cell>
          <table:table-cell office:value-type="float" office:value="0.4123798" calcext:value-type="float">
            <text:p>0.41237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223" calcext:value-type="float">
            <text:p>0.3550223</text:p>
          </table:table-cell>
          <table:table-cell office:value-type="float" office:value="0.3335292" calcext:value-type="float">
            <text:p>0.3335292</text:p>
          </table:table-cell>
          <table:table-cell office:value-type="float" office:value="0.1695336" calcext:value-type="float">
            <text:p>0.1695336</text:p>
          </table:table-cell>
          <table:table-cell office:value-type="float" office:value="0.1694833" calcext:value-type="float">
            <text:p>0.1694833</text:p>
          </table:table-cell>
          <table:table-cell office:value-type="float" office:value="0.2907086" calcext:value-type="float">
            <text:p>0.2907086</text:p>
          </table:table-cell>
          <table:table-cell office:value-type="float" office:value="0.3229367" calcext:value-type="float">
            <text:p>0.3229367</text:p>
          </table:table-cell>
          <table:table-cell office:value-type="float" office:value="0.2592233" calcext:value-type="float">
            <text:p>0.2592233</text:p>
          </table:table-cell>
          <table:table-cell office:value-type="float" office:value="0.04047767" calcext:value-type="float">
            <text:p>0.0404776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14469" calcext:value-type="float">
            <text:p>-1.314469</text:p>
          </table:table-cell>
          <table:table-cell office:value-type="float" office:value="-1.002113" calcext:value-type="float">
            <text:p>-1.002113</text:p>
          </table:table-cell>
          <table:table-cell office:value-type="float" office:value="-0.8191822" calcext:value-type="float">
            <text:p>-0.8191822</text:p>
          </table:table-cell>
          <table:table-cell office:value-type="float" office:value="-0.6361857" calcext:value-type="float">
            <text:p>-0.6361857</text:p>
          </table:table-cell>
          <table:table-cell office:value-type="float" office:value="-0.4943323" calcext:value-type="float">
            <text:p>-0.4943323</text:p>
          </table:table-cell>
          <table:table-cell office:value-type="float" office:value="-0.3959761" calcext:value-type="float">
            <text:p>-0.3959761</text:p>
          </table:table-cell>
          <table:table-cell office:value-type="float" office:value="-0.2916971" calcext:value-type="float">
            <text:p>-0.2916971</text:p>
          </table:table-cell>
          <table:table-cell office:value-type="float" office:value="-0.02000459" calcext:value-type="float">
            <text:p>-0.02000459</text:p>
          </table:table-cell>
          <table:table-cell office:value-type="float" office:value="-0.01008218" calcext:value-type="float">
            <text:p>-0.01008218</text:p>
          </table:table-cell>
          <table:table-cell office:value-type="float" office:value="-0.007159659" calcext:value-type="float">
            <text:p>-0.007159659</text:p>
          </table:table-cell>
          <table:table-cell office:value-type="float" office:value="213.2161" calcext:value-type="float">
            <text:p>213.2161</text:p>
          </table:table-cell>
          <table:table-cell office:value-type="float" office:value="0" calcext:value-type="float">
            <text:p>0</text:p>
          </table:table-cell>
          <table:table-cell office:value-type="float" office:value="-1.695118" calcext:value-type="float">
            <text:p>-1.695118</text:p>
          </table:table-cell>
          <table:table-cell office:value-type="float" office:value="0.005911328" calcext:value-type="float">
            <text:p>0.00591132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0349246" calcext:value-type="float">
            <text:p>3.49246E-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93.39965" calcext:value-type="float">
            <text:p>93.39965</text:p>
          </table:table-cell>
          <table:table-cell office:value-type="float" office:value="-3.022789" calcext:value-type="float">
            <text:p>-3.022789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07.781" calcext:value-type="float">
            <text:p>1307.781</text:p>
          </table:table-cell>
          <table:table-cell office:value-type="float" office:value="-0.711357" calcext:value-type="float">
            <text:p>-0.711357</text:p>
          </table:table-cell>
          <table:table-cell office:value-type="float" office:value="330.0957" calcext:value-type="float">
            <text:p>330.0957</text:p>
          </table:table-cell>
          <table:table-cell office:value-type="float" office:value="0.1542814" calcext:value-type="float">
            <text:p>0.1542814</text:p>
          </table:table-cell>
          <table:table-cell office:value-type="float" office:value="0.160459" calcext:value-type="float">
            <text:p>0.160459</text:p>
          </table:table-cell>
          <table:table-cell office:value-type="float" office:value="0.1647162" calcext:value-type="float">
            <text:p>0.1647162</text:p>
          </table:table-cell>
          <table:table-cell office:value-type="float" office:value="0.1705369" calcext:value-type="float">
            <text:p>0.1705369</text:p>
          </table:table-cell>
          <table:table-cell office:value-type="float" office:value="0.177175" calcext:value-type="float">
            <text:p>0.177175</text:p>
          </table:table-cell>
          <table:table-cell office:value-type="float" office:value="0.1837106" calcext:value-type="float">
            <text:p>0.1837106</text:p>
          </table:table-cell>
          <table:table-cell office:value-type="float" office:value="0.2448864" calcext:value-type="float">
            <text:p>0.2448864</text:p>
          </table:table-cell>
          <table:table-cell office:value-type="float" office:value="0.3491282" calcext:value-type="float">
            <text:p>0.3491282</text:p>
          </table:table-cell>
          <table:table-cell office:value-type="float" office:value="0.3733817" calcext:value-type="float">
            <text:p>0.3733817</text:p>
          </table:table-cell>
          <table:table-cell office:value-type="float" office:value="0.3869106" calcext:value-type="float">
            <text:p>0.3869106</text:p>
          </table:table-cell>
          <table:table-cell office:value-type="float" office:value="0.4120107" calcext:value-type="float">
            <text:p>0.4120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5374" calcext:value-type="float">
            <text:p>0.3525374</text:p>
          </table:table-cell>
          <table:table-cell office:value-type="float" office:value="0.3321442" calcext:value-type="float">
            <text:p>0.3321442</text:p>
          </table:table-cell>
          <table:table-cell office:value-type="float" office:value="0.1686518" calcext:value-type="float">
            <text:p>0.1686518</text:p>
          </table:table-cell>
          <table:table-cell office:value-type="float" office:value="0.1698594" calcext:value-type="float">
            <text:p>0.1698594</text:p>
          </table:table-cell>
          <table:table-cell office:value-type="float" office:value="0.2916886" calcext:value-type="float">
            <text:p>0.2916886</text:p>
          </table:table-cell>
          <table:table-cell office:value-type="float" office:value="0.3238521" calcext:value-type="float">
            <text:p>0.3238521</text:p>
          </table:table-cell>
          <table:table-cell office:value-type="float" office:value="0.2597881" calcext:value-type="float">
            <text:p>0.2597881</text:p>
          </table:table-cell>
          <table:table-cell office:value-type="float" office:value="0.03985376" calcext:value-type="float">
            <text:p>0.0398537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88149" calcext:value-type="float">
            <text:p>-1.188149</text:p>
          </table:table-cell>
          <table:table-cell office:value-type="float" office:value="-0.9346719" calcext:value-type="float">
            <text:p>-0.9346719</text:p>
          </table:table-cell>
          <table:table-cell office:value-type="float" office:value="-0.7960678" calcext:value-type="float">
            <text:p>-0.7960678</text:p>
          </table:table-cell>
          <table:table-cell office:value-type="float" office:value="-0.6436175" calcext:value-type="float">
            <text:p>-0.6436175</text:p>
          </table:table-cell>
          <table:table-cell office:value-type="float" office:value="-0.5094747" calcext:value-type="float">
            <text:p>-0.5094747</text:p>
          </table:table-cell>
          <table:table-cell office:value-type="float" office:value="-0.4082261" calcext:value-type="float">
            <text:p>-0.4082261</text:p>
          </table:table-cell>
          <table:table-cell office:value-type="float" office:value="-0.2968485" calcext:value-type="float">
            <text:p>-0.2968485</text:p>
          </table:table-cell>
          <table:table-cell office:value-type="float" office:value="-0.01921845" calcext:value-type="float">
            <text:p>-0.01921845</text:p>
          </table:table-cell>
          <table:table-cell office:value-type="float" office:value="-0.01009719" calcext:value-type="float">
            <text:p>-0.01009719</text:p>
          </table:table-cell>
          <table:table-cell office:value-type="float" office:value="-0.007188175" calcext:value-type="float">
            <text:p>-0.007188175</text:p>
          </table:table-cell>
          <table:table-cell office:value-type="float" office:value="220.26" calcext:value-type="float">
            <text:p>220.26</text:p>
          </table:table-cell>
          <table:table-cell office:value-type="float" office:value="0" calcext:value-type="float">
            <text:p>0</text:p>
          </table:table-cell>
          <table:table-cell office:value-type="float" office:value="-1.450639" calcext:value-type="float">
            <text:p>-1.450639</text:p>
          </table:table-cell>
          <table:table-cell office:value-type="float" office:value="0.005906078" calcext:value-type="float">
            <text:p>0.00590607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06007031" calcext:value-type="float">
            <text:p>6.007031E-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94.29962" calcext:value-type="float">
            <text:p>94.29962</text:p>
          </table:table-cell>
          <table:table-cell office:value-type="float" office:value="-3.184646" calcext:value-type="float">
            <text:p>-3.184646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10.129" calcext:value-type="float">
            <text:p>1310.129</text:p>
          </table:table-cell>
          <table:table-cell office:value-type="float" office:value="-1.997855" calcext:value-type="float">
            <text:p>-1.997855</text:p>
          </table:table-cell>
          <table:table-cell office:value-type="float" office:value="331.5961" calcext:value-type="float">
            <text:p>331.5961</text:p>
          </table:table-cell>
          <table:table-cell office:value-type="float" office:value="0.1554071" calcext:value-type="float">
            <text:p>0.1554071</text:p>
          </table:table-cell>
          <table:table-cell office:value-type="float" office:value="0.1613248" calcext:value-type="float">
            <text:p>0.1613248</text:p>
          </table:table-cell>
          <table:table-cell office:value-type="float" office:value="0.1653407" calcext:value-type="float">
            <text:p>0.1653407</text:p>
          </table:table-cell>
          <table:table-cell office:value-type="float" office:value="0.1706468" calcext:value-type="float">
            <text:p>0.1706468</text:p>
          </table:table-cell>
          <table:table-cell office:value-type="float" office:value="0.1767769" calcext:value-type="float">
            <text:p>0.1767769</text:p>
          </table:table-cell>
          <table:table-cell office:value-type="float" office:value="0.1830635" calcext:value-type="float">
            <text:p>0.1830635</text:p>
          </table:table-cell>
          <table:table-cell office:value-type="float" office:value="0.2442627" calcext:value-type="float">
            <text:p>0.2442627</text:p>
          </table:table-cell>
          <table:table-cell office:value-type="float" office:value="0.3504378" calcext:value-type="float">
            <text:p>0.3504378</text:p>
          </table:table-cell>
          <table:table-cell office:value-type="float" office:value="0.3748104" calcext:value-type="float">
            <text:p>0.3748104</text:p>
          </table:table-cell>
          <table:table-cell office:value-type="float" office:value="0.3886326" calcext:value-type="float">
            <text:p>0.3886326</text:p>
          </table:table-cell>
          <table:table-cell office:value-type="float" office:value="0.4116837" calcext:value-type="float">
            <text:p>0.411683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4126" calcext:value-type="float">
            <text:p>0.3514126</text:p>
          </table:table-cell>
          <table:table-cell office:value-type="float" office:value="0.3317739" calcext:value-type="float">
            <text:p>0.3317739</text:p>
          </table:table-cell>
          <table:table-cell office:value-type="float" office:value="0.1679346" calcext:value-type="float">
            <text:p>0.1679346</text:p>
          </table:table-cell>
          <table:table-cell office:value-type="float" office:value="0.1697762" calcext:value-type="float">
            <text:p>0.1697762</text:p>
          </table:table-cell>
          <table:table-cell office:value-type="float" office:value="0.2921658" calcext:value-type="float">
            <text:p>0.2921658</text:p>
          </table:table-cell>
          <table:table-cell office:value-type="float" office:value="0.3244989" calcext:value-type="float">
            <text:p>0.3244989</text:p>
          </table:table-cell>
          <table:table-cell office:value-type="float" office:value="0.2604115" calcext:value-type="float">
            <text:p>0.2604115</text:p>
          </table:table-cell>
          <table:table-cell office:value-type="float" office:value="0.03929225" calcext:value-type="float">
            <text:p>0.0392922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36173" calcext:value-type="float">
            <text:p>-1.136173</text:p>
          </table:table-cell>
          <table:table-cell office:value-type="float" office:value="-0.9043419" calcext:value-type="float">
            <text:p>-0.9043419</text:p>
          </table:table-cell>
          <table:table-cell office:value-type="float" office:value="-0.7778149" calcext:value-type="float">
            <text:p>-0.7778149</text:p>
          </table:table-cell>
          <table:table-cell office:value-type="float" office:value="-0.641135" calcext:value-type="float">
            <text:p>-0.641135</text:p>
          </table:table-cell>
          <table:table-cell office:value-type="float" office:value="-0.5165988" calcext:value-type="float">
            <text:p>-0.5165988</text:p>
          </table:table-cell>
          <table:table-cell office:value-type="float" office:value="-0.4171664" calcext:value-type="float">
            <text:p>-0.4171664</text:p>
          </table:table-cell>
          <table:table-cell office:value-type="float" office:value="-0.3026756" calcext:value-type="float">
            <text:p>-0.3026756</text:p>
          </table:table-cell>
          <table:table-cell office:value-type="float" office:value="-0.01853897" calcext:value-type="float">
            <text:p>-0.01853897</text:p>
          </table:table-cell>
          <table:table-cell office:value-type="float" office:value="-0.009744029" calcext:value-type="float">
            <text:p>-0.009744029</text:p>
          </table:table-cell>
          <table:table-cell office:value-type="float" office:value="-0.006897539" calcext:value-type="float">
            <text:p>-0.006897539</text:p>
          </table:table-cell>
          <table:table-cell office:value-type="float" office:value="225.9062" calcext:value-type="float">
            <text:p>225.9062</text:p>
          </table:table-cell>
          <table:table-cell office:value-type="float" office:value="0" calcext:value-type="float">
            <text:p>0</text:p>
          </table:table-cell>
          <table:table-cell office:value-type="float" office:value="-1.36115" calcext:value-type="float">
            <text:p>-1.36115</text:p>
          </table:table-cell>
          <table:table-cell office:value-type="float" office:value="0.005900203" calcext:value-type="float">
            <text:p>0.00590020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06332994" calcext:value-type="float">
            <text:p>6.332994E-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96.19958" calcext:value-type="float">
            <text:p>96.19958</text:p>
          </table:table-cell>
          <table:table-cell office:value-type="float" office:value="-3.312306" calcext:value-type="float">
            <text:p>-3.312306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15.62" calcext:value-type="float">
            <text:p>1315.62</text:p>
          </table:table-cell>
          <table:table-cell office:value-type="float" office:value="-5.461444" calcext:value-type="float">
            <text:p>-5.461444</text:p>
          </table:table-cell>
          <table:table-cell office:value-type="float" office:value="337.3648" calcext:value-type="float">
            <text:p>337.3648</text:p>
          </table:table-cell>
          <table:table-cell office:value-type="float" office:value="0.1543818" calcext:value-type="float">
            <text:p>0.1543818</text:p>
          </table:table-cell>
          <table:table-cell office:value-type="float" office:value="0.1612427" calcext:value-type="float">
            <text:p>0.1612427</text:p>
          </table:table-cell>
          <table:table-cell office:value-type="float" office:value="0.165589" calcext:value-type="float">
            <text:p>0.165589</text:p>
          </table:table-cell>
          <table:table-cell office:value-type="float" office:value="0.1707772" calcext:value-type="float">
            <text:p>0.1707772</text:p>
          </table:table-cell>
          <table:table-cell office:value-type="float" office:value="0.1765993" calcext:value-type="float">
            <text:p>0.1765993</text:p>
          </table:table-cell>
          <table:table-cell office:value-type="float" office:value="0.182645" calcext:value-type="float">
            <text:p>0.182645</text:p>
          </table:table-cell>
          <table:table-cell office:value-type="float" office:value="0.2436841" calcext:value-type="float">
            <text:p>0.2436841</text:p>
          </table:table-cell>
          <table:table-cell office:value-type="float" office:value="0.3517115" calcext:value-type="float">
            <text:p>0.3517115</text:p>
          </table:table-cell>
          <table:table-cell office:value-type="float" office:value="0.3783909" calcext:value-type="float">
            <text:p>0.3783909</text:p>
          </table:table-cell>
          <table:table-cell office:value-type="float" office:value="0.3931935" calcext:value-type="float">
            <text:p>0.3931935</text:p>
          </table:table-cell>
          <table:table-cell office:value-type="float" office:value="0.4115709" calcext:value-type="float">
            <text:p>0.41157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4388" calcext:value-type="float">
            <text:p>0.3524388</text:p>
          </table:table-cell>
          <table:table-cell office:value-type="float" office:value="0.3325372" calcext:value-type="float">
            <text:p>0.3325372</text:p>
          </table:table-cell>
          <table:table-cell office:value-type="float" office:value="0.1676181" calcext:value-type="float">
            <text:p>0.1676181</text:p>
          </table:table-cell>
          <table:table-cell office:value-type="float" office:value="0.1696688" calcext:value-type="float">
            <text:p>0.1696688</text:p>
          </table:table-cell>
          <table:table-cell office:value-type="float" office:value="0.2924048" calcext:value-type="float">
            <text:p>0.2924048</text:p>
          </table:table-cell>
          <table:table-cell office:value-type="float" office:value="0.3249176" calcext:value-type="float">
            <text:p>0.3249176</text:p>
          </table:table-cell>
          <table:table-cell office:value-type="float" office:value="0.2609904" calcext:value-type="float">
            <text:p>0.2609904</text:p>
          </table:table-cell>
          <table:table-cell office:value-type="float" office:value="0.0387859" calcext:value-type="float">
            <text:p>0.038785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8242" calcext:value-type="float">
            <text:p>-1.18242</text:p>
          </table:table-cell>
          <table:table-cell office:value-type="float" office:value="-0.9066785" calcext:value-type="float">
            <text:p>-0.9066785</text:p>
          </table:table-cell>
          <table:table-cell office:value-type="float" office:value="-0.7705097" calcext:value-type="float">
            <text:p>-0.7705097</text:p>
          </table:table-cell>
          <table:table-cell office:value-type="float" office:value="-0.6381035" calcext:value-type="float">
            <text:p>-0.6381035</text:p>
          </table:table-cell>
          <table:table-cell office:value-type="float" office:value="-0.5197949" calcext:value-type="float">
            <text:p>-0.5197949</text:p>
          </table:table-cell>
          <table:table-cell office:value-type="float" office:value="-0.4230712" calcext:value-type="float">
            <text:p>-0.4230712</text:p>
          </table:table-cell>
          <table:table-cell office:value-type="float" office:value="-0.3082016" calcext:value-type="float">
            <text:p>-0.3082016</text:p>
          </table:table-cell>
          <table:table-cell office:value-type="float" office:value="-0.01790445" calcext:value-type="float">
            <text:p>-0.01790445</text:p>
          </table:table-cell>
          <table:table-cell office:value-type="float" office:value="-0.008893857" calcext:value-type="float">
            <text:p>-0.008893857</text:p>
          </table:table-cell>
          <table:table-cell office:value-type="float" office:value="-0.006167425" calcext:value-type="float">
            <text:p>-0.006167425</text:p>
          </table:table-cell>
          <table:table-cell office:value-type="float" office:value="229.1587" calcext:value-type="float">
            <text:p>229.1587</text:p>
          </table:table-cell>
          <table:table-cell office:value-type="float" office:value="0" calcext:value-type="float">
            <text:p>0</text:p>
          </table:table-cell>
          <table:table-cell office:value-type="float" office:value="-1.445584" calcext:value-type="float">
            <text:p>-1.445584</text:p>
          </table:table-cell>
          <table:table-cell office:value-type="float" office:value="0.005897713" calcext:value-type="float">
            <text:p>0.00589771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0004656613" calcext:value-type="float">
            <text:p>-4.656613E-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108.0995" calcext:value-type="float">
            <text:p>108.0995</text:p>
          </table:table-cell>
          <table:table-cell office:value-type="float" office:value="-3.553703" calcext:value-type="float">
            <text:p>-3.553703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30.996" calcext:value-type="float">
            <text:p>1330.996</text:p>
          </table:table-cell>
          <table:table-cell office:value-type="float" office:value="-8.696332" calcext:value-type="float">
            <text:p>-8.696332</text:p>
          </table:table-cell>
          <table:table-cell office:value-type="float" office:value="372.206" calcext:value-type="float">
            <text:p>372.206</text:p>
          </table:table-cell>
          <table:table-cell office:value-type="float" office:value="0.1554402" calcext:value-type="float">
            <text:p>0.1554402</text:p>
          </table:table-cell>
          <table:table-cell office:value-type="float" office:value="0.161323" calcext:value-type="float">
            <text:p>0.161323</text:p>
          </table:table-cell>
          <table:table-cell office:value-type="float" office:value="0.16555" calcext:value-type="float">
            <text:p>0.16555</text:p>
          </table:table-cell>
          <table:table-cell office:value-type="float" office:value="0.1707281" calcext:value-type="float">
            <text:p>0.1707281</text:p>
          </table:table-cell>
          <table:table-cell office:value-type="float" office:value="0.1764296" calcext:value-type="float">
            <text:p>0.1764296</text:p>
          </table:table-cell>
          <table:table-cell office:value-type="float" office:value="0.1823306" calcext:value-type="float">
            <text:p>0.1823306</text:p>
          </table:table-cell>
          <table:table-cell office:value-type="float" office:value="0.2431815" calcext:value-type="float">
            <text:p>0.2431815</text:p>
          </table:table-cell>
          <table:table-cell office:value-type="float" office:value="0.3531365" calcext:value-type="float">
            <text:p>0.3531365</text:p>
          </table:table-cell>
          <table:table-cell office:value-type="float" office:value="0.3814458" calcext:value-type="float">
            <text:p>0.3814458</text:p>
          </table:table-cell>
          <table:table-cell office:value-type="float" office:value="0.3972737" calcext:value-type="float">
            <text:p>0.3972737</text:p>
          </table:table-cell>
          <table:table-cell office:value-type="float" office:value="0.4117209" calcext:value-type="float">
            <text:p>0.411720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3742" calcext:value-type="float">
            <text:p>0.3513742</text:p>
          </table:table-cell>
          <table:table-cell office:value-type="float" office:value="0.3329883" calcext:value-type="float">
            <text:p>0.3329883</text:p>
          </table:table-cell>
          <table:table-cell office:value-type="float" office:value="0.1675965" calcext:value-type="float">
            <text:p>0.1675965</text:p>
          </table:table-cell>
          <table:table-cell office:value-type="float" office:value="0.169749" calcext:value-type="float">
            <text:p>0.169749</text:p>
          </table:table-cell>
          <table:table-cell office:value-type="float" office:value="0.2926126" calcext:value-type="float">
            <text:p>0.2926126</text:p>
          </table:table-cell>
          <table:table-cell office:value-type="float" office:value="0.3252321" calcext:value-type="float">
            <text:p>0.3252321</text:p>
          </table:table-cell>
          <table:table-cell office:value-type="float" office:value="0.2614928" calcext:value-type="float">
            <text:p>0.2614928</text:p>
          </table:table-cell>
          <table:table-cell office:value-type="float" office:value="0.03833023" calcext:value-type="float">
            <text:p>0.03833023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3659" calcext:value-type="float">
            <text:p>-1.13659</text:p>
          </table:table-cell>
          <table:table-cell office:value-type="float" office:value="-0.9046688" calcext:value-type="float">
            <text:p>-0.9046688</text:p>
          </table:table-cell>
          <table:table-cell office:value-type="float" office:value="-0.7717569" calcext:value-type="float">
            <text:p>-0.7717569</text:p>
          </table:table-cell>
          <table:table-cell office:value-type="float" office:value="-0.6392268" calcext:value-type="float">
            <text:p>-0.6392268</text:p>
          </table:table-cell>
          <table:table-cell office:value-type="float" office:value="-0.5228643" calcext:value-type="float">
            <text:p>-0.5228643</text:p>
          </table:table-cell>
          <table:table-cell office:value-type="float" office:value="-0.4275584" calcext:value-type="float">
            <text:p>-0.4275584</text:p>
          </table:table-cell>
          <table:table-cell office:value-type="float" office:value="-0.3130998" calcext:value-type="float">
            <text:p>-0.3130998</text:p>
          </table:table-cell>
          <table:table-cell office:value-type="float" office:value="-0.01722347" calcext:value-type="float">
            <text:p>-0.01722347</text:p>
          </table:table-cell>
          <table:table-cell office:value-type="float" office:value="-0.008232854" calcext:value-type="float">
            <text:p>-0.008232854</text:p>
          </table:table-cell>
          <table:table-cell office:value-type="float" office:value="-0.005585992" calcext:value-type="float">
            <text:p>-0.005585992</text:p>
          </table:table-cell>
          <table:table-cell office:value-type="float" office:value="232.4116" calcext:value-type="float">
            <text:p>232.4116</text:p>
          </table:table-cell>
          <table:table-cell office:value-type="float" office:value="0" calcext:value-type="float">
            <text:p>0</text:p>
          </table:table-cell>
          <table:table-cell office:value-type="float" office:value="-1.547848" calcext:value-type="float">
            <text:p>-1.547848</text:p>
          </table:table-cell>
          <table:table-cell office:value-type="float" office:value="0.005894985" calcext:value-type="float">
            <text:p>0.00589498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1038425" calcext:value-type="float">
            <text:p>1.038425E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108.0995" calcext:value-type="float">
            <text:p>108.0995</text:p>
          </table:table-cell>
          <table:table-cell office:value-type="float" office:value="-3.696236" calcext:value-type="float">
            <text:p>-3.696236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31.167" calcext:value-type="float">
            <text:p>1331.167</text:p>
          </table:table-cell>
          <table:table-cell office:value-type="float" office:value="-8.724307" calcext:value-type="float">
            <text:p>-8.724307</text:p>
          </table:table-cell>
          <table:table-cell office:value-type="float" office:value="368.825" calcext:value-type="float">
            <text:p>368.825</text:p>
          </table:table-cell>
          <table:table-cell office:value-type="float" office:value="0.1577598" calcext:value-type="float">
            <text:p>0.1577598</text:p>
          </table:table-cell>
          <table:table-cell office:value-type="float" office:value="0.1628341" calcext:value-type="float">
            <text:p>0.1628341</text:p>
          </table:table-cell>
          <table:table-cell office:value-type="float" office:value="0.166281" calcext:value-type="float">
            <text:p>0.166281</text:p>
          </table:table-cell>
          <table:table-cell office:value-type="float" office:value="0.1709649" calcext:value-type="float">
            <text:p>0.1709649</text:p>
          </table:table-cell>
          <table:table-cell office:value-type="float" office:value="0.1763887" calcext:value-type="float">
            <text:p>0.1763887</text:p>
          </table:table-cell>
          <table:table-cell office:value-type="float" office:value="0.1821103" calcext:value-type="float">
            <text:p>0.1821103</text:p>
          </table:table-cell>
          <table:table-cell office:value-type="float" office:value="0.2427623" calcext:value-type="float">
            <text:p>0.2427623</text:p>
          </table:table-cell>
          <table:table-cell office:value-type="float" office:value="0.3545531" calcext:value-type="float">
            <text:p>0.3545531</text:p>
          </table:table-cell>
          <table:table-cell office:value-type="float" office:value="0.3809564" calcext:value-type="float">
            <text:p>0.3809564</text:p>
          </table:table-cell>
          <table:table-cell office:value-type="float" office:value="0.3969787" calcext:value-type="float">
            <text:p>0.3969787</text:p>
          </table:table-cell>
          <table:table-cell office:value-type="float" office:value="0.4119538" calcext:value-type="float">
            <text:p>0.411953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0573" calcext:value-type="float">
            <text:p>0.3490573</text:p>
          </table:table-cell>
          <table:table-cell office:value-type="float" office:value="0.3316213" calcext:value-type="float">
            <text:p>0.3316213</text:p>
          </table:table-cell>
          <table:table-cell office:value-type="float" office:value="0.1667654" calcext:value-type="float">
            <text:p>0.1667654</text:p>
          </table:table-cell>
          <table:table-cell office:value-type="float" office:value="0.1695243" calcext:value-type="float">
            <text:p>0.1695243</text:p>
          </table:table-cell>
          <table:table-cell office:value-type="float" office:value="0.2926821" calcext:value-type="float">
            <text:p>0.2926821</text:p>
          </table:table-cell>
          <table:table-cell office:value-type="float" office:value="0.3254524" calcext:value-type="float">
            <text:p>0.3254524</text:p>
          </table:table-cell>
          <table:table-cell office:value-type="float" office:value="0.2619122" calcext:value-type="float">
            <text:p>0.2619122</text:p>
          </table:table-cell>
          <table:table-cell office:value-type="float" office:value="0.03791942" calcext:value-type="float">
            <text:p>0.03791942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36665" calcext:value-type="float">
            <text:p>-1.036665</text:p>
          </table:table-cell>
          <table:table-cell office:value-type="float" office:value="-0.8543242" calcext:value-type="float">
            <text:p>-0.8543242</text:p>
          </table:table-cell>
          <table:table-cell office:value-type="float" office:value="-0.7513483" calcext:value-type="float">
            <text:p>-0.7513483</text:p>
          </table:table-cell>
          <table:table-cell office:value-type="float" office:value="-0.6339169" calcext:value-type="float">
            <text:p>-0.6339169</text:p>
          </table:table-cell>
          <table:table-cell office:value-type="float" office:value="-0.5236452" calcext:value-type="float">
            <text:p>-0.5236452</text:p>
          </table:table-cell>
          <table:table-cell office:value-type="float" office:value="-0.4307537" calcext:value-type="float">
            <text:p>-0.4307537</text:p>
          </table:table-cell>
          <table:table-cell office:value-type="float" office:value="-0.3172514" calcext:value-type="float">
            <text:p>-0.3172514</text:p>
          </table:table-cell>
          <table:table-cell office:value-type="float" office:value="-0.01657306" calcext:value-type="float">
            <text:p>-0.01657306</text:p>
          </table:table-cell>
          <table:table-cell office:value-type="float" office:value="-0.008324874" calcext:value-type="float">
            <text:p>-0.008324874</text:p>
          </table:table-cell>
          <table:table-cell office:value-type="float" office:value="-0.005617672" calcext:value-type="float">
            <text:p>-0.005617672</text:p>
          </table:table-cell>
          <table:table-cell office:value-type="float" office:value="238.752" calcext:value-type="float">
            <text:p>238.752</text:p>
          </table:table-cell>
          <table:table-cell office:value-type="float" office:value="0" calcext:value-type="float">
            <text:p>0</text:p>
          </table:table-cell>
          <table:table-cell office:value-type="float" office:value="-1.36874" calcext:value-type="float">
            <text:p>-1.36874</text:p>
          </table:table-cell>
          <table:table-cell office:value-type="float" office:value="0.005883822" calcext:value-type="float">
            <text:p>0.00588382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1080334" calcext:value-type="float">
            <text:p>1.080334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108.2994" calcext:value-type="float">
            <text:p>108.2994</text:p>
          </table:table-cell>
          <table:table-cell office:value-type="float" office:value="-3.756408" calcext:value-type="float">
            <text:p>-3.756408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-7.637687" calcext:value-type="float">
            <text:p>-7.637687</text:p>
          </table:table-cell>
          <table:table-cell office:value-type="float" office:value="366.5483" calcext:value-type="float">
            <text:p>366.5483</text:p>
          </table:table-cell>
          <table:table-cell office:value-type="float" office:value="0.157981" calcext:value-type="float">
            <text:p>0.157981</text:p>
          </table:table-cell>
          <table:table-cell office:value-type="float" office:value="0.1634171" calcext:value-type="float">
            <text:p>0.1634171</text:p>
          </table:table-cell>
          <table:table-cell office:value-type="float" office:value="0.1668994" calcext:value-type="float">
            <text:p>0.1668994</text:p>
          </table:table-cell>
          <table:table-cell office:value-type="float" office:value="0.1713589" calcext:value-type="float">
            <text:p>0.1713589</text:p>
          </table:table-cell>
          <table:table-cell office:value-type="float" office:value="0.1765173" calcext:value-type="float">
            <text:p>0.1765173</text:p>
          </table:table-cell>
          <table:table-cell office:value-type="float" office:value="0.1820302" calcext:value-type="float">
            <text:p>0.1820302</text:p>
          </table:table-cell>
          <table:table-cell office:value-type="float" office:value="0.2424502" calcext:value-type="float">
            <text:p>0.2424502</text:p>
          </table:table-cell>
          <table:table-cell office:value-type="float" office:value="0.355767" calcext:value-type="float">
            <text:p>0.355767</text:p>
          </table:table-cell>
          <table:table-cell office:value-type="float" office:value="0.3794547" calcext:value-type="float">
            <text:p>0.3794547</text:p>
          </table:table-cell>
          <table:table-cell office:value-type="float" office:value="0.3952014" calcext:value-type="float">
            <text:p>0.3952014</text:p>
          </table:table-cell>
          <table:table-cell office:value-type="float" office:value="0.4121086" calcext:value-type="float">
            <text:p>0.412108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8374" calcext:value-type="float">
            <text:p>0.3488374</text:p>
          </table:table-cell>
          <table:table-cell office:value-type="float" office:value="0.3313139" calcext:value-type="float">
            <text:p>0.3313139</text:p>
          </table:table-cell>
          <table:table-cell office:value-type="float" office:value="0.1660567" calcext:value-type="float">
            <text:p>0.1660567</text:p>
          </table:table-cell>
          <table:table-cell office:value-type="float" office:value="0.1691348" calcext:value-type="float">
            <text:p>0.1691348</text:p>
          </table:table-cell>
          <table:table-cell office:value-type="float" office:value="0.292573" calcext:value-type="float">
            <text:p>0.292573</text:p>
          </table:table-cell>
          <table:table-cell office:value-type="float" office:value="0.3255325" calcext:value-type="float">
            <text:p>0.3255325</text:p>
          </table:table-cell>
          <table:table-cell office:value-type="float" office:value="0.2622238" calcext:value-type="float">
            <text:p>0.2622238</text:p>
          </table:table-cell>
          <table:table-cell office:value-type="float" office:value="0.03755524" calcext:value-type="float">
            <text:p>0.0375552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27177" calcext:value-type="float">
            <text:p>-1.027177</text:p>
          </table:table-cell>
          <table:table-cell office:value-type="float" office:value="-0.835602" calcext:value-type="float">
            <text:p>-0.835602</text:p>
          </table:table-cell>
          <table:table-cell office:value-type="float" office:value="-0.7343942" calcext:value-type="float">
            <text:p>-0.7343942</text:p>
          </table:table-cell>
          <table:table-cell office:value-type="float" office:value="-0.6250553" calcext:value-type="float">
            <text:p>-0.6250553</text:p>
          </table:table-cell>
          <table:table-cell office:value-type="float" office:value="-0.5213386" calcext:value-type="float">
            <text:p>-0.5213386</text:p>
          </table:table-cell>
          <table:table-cell office:value-type="float" office:value="-0.4319369" calcext:value-type="float">
            <text:p>-0.4319369</text:p>
          </table:table-cell>
          <table:table-cell office:value-type="float" office:value="-0.3203896" calcext:value-type="float">
            <text:p>-0.3203896</text:p>
          </table:table-cell>
          <table:table-cell office:value-type="float" office:value="-0.01603709" calcext:value-type="float">
            <text:p>-0.01603709</text:p>
          </table:table-cell>
          <table:table-cell office:value-type="float" office:value="-0.008647043" calcext:value-type="float">
            <text:p>-0.008647043</text:p>
          </table:table-cell>
          <table:table-cell office:value-type="float" office:value="-0.005864786" calcext:value-type="float">
            <text:p>-0.005864786</text:p>
          </table:table-cell>
          <table:table-cell office:value-type="float" office:value="246.2884" calcext:value-type="float">
            <text:p>246.2884</text:p>
          </table:table-cell>
          <table:table-cell office:value-type="float" office:value="0" calcext:value-type="float">
            <text:p>0</text:p>
          </table:table-cell>
          <table:table-cell office:value-type="float" office:value="-1.359422" calcext:value-type="float">
            <text:p>-1.359422</text:p>
          </table:table-cell>
          <table:table-cell office:value-type="float" office:value="0.005874245" calcext:value-type="float">
            <text:p>0.00587424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08195639" calcext:value-type="float">
            <text:p>8.195639E-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108.2994" calcext:value-type="float">
            <text:p>108.2994</text:p>
          </table:table-cell>
          <table:table-cell office:value-type="float" office:value="-3.727204" calcext:value-type="float">
            <text:p>-3.727204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29.32" calcext:value-type="float">
            <text:p>1329.32</text:p>
          </table:table-cell>
          <table:table-cell office:value-type="float" office:value="-6.646587" calcext:value-type="float">
            <text:p>-6.646587</text:p>
          </table:table-cell>
          <table:table-cell office:value-type="float" office:value="363.9084" calcext:value-type="float">
            <text:p>363.9084</text:p>
          </table:table-cell>
          <table:table-cell office:value-type="float" office:value="0.1544321" calcext:value-type="float">
            <text:p>0.1544321</text:p>
          </table:table-cell>
          <table:table-cell office:value-type="float" office:value="0.162161" calcext:value-type="float">
            <text:p>0.162161</text:p>
          </table:table-cell>
          <table:table-cell office:value-type="float" office:value="0.166719" calcext:value-type="float">
            <text:p>0.166719</text:p>
          </table:table-cell>
          <table:table-cell office:value-type="float" office:value="0.1715091" calcext:value-type="float">
            <text:p>0.1715091</text:p>
          </table:table-cell>
          <table:table-cell office:value-type="float" office:value="0.1766428" calcext:value-type="float">
            <text:p>0.1766428</text:p>
          </table:table-cell>
          <table:table-cell office:value-type="float" office:value="0.1820312" calcext:value-type="float">
            <text:p>0.1820312</text:p>
          </table:table-cell>
          <table:table-cell office:value-type="float" office:value="0.2422465" calcext:value-type="float">
            <text:p>0.2422465</text:p>
          </table:table-cell>
          <table:table-cell office:value-type="float" office:value="0.3564654" calcext:value-type="float">
            <text:p>0.3564654</text:p>
          </table:table-cell>
          <table:table-cell office:value-type="float" office:value="0.378291" calcext:value-type="float">
            <text:p>0.378291</text:p>
          </table:table-cell>
          <table:table-cell office:value-type="float" office:value="0.3936725" calcext:value-type="float">
            <text:p>0.3936725</text:p>
          </table:table-cell>
          <table:table-cell office:value-type="float" office:value="0.4121833" calcext:value-type="float">
            <text:p>0.412183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3884" calcext:value-type="float">
            <text:p>0.3523884</text:p>
          </table:table-cell>
          <table:table-cell office:value-type="float" office:value="0.3332979" calcext:value-type="float">
            <text:p>0.3332979</text:p>
          </table:table-cell>
          <table:table-cell office:value-type="float" office:value="0.1661885" calcext:value-type="float">
            <text:p>0.1661885</text:p>
          </table:table-cell>
          <table:table-cell office:value-type="float" office:value="0.1690037" calcext:value-type="float">
            <text:p>0.1690037</text:p>
          </table:table-cell>
          <table:table-cell office:value-type="float" office:value="0.292467" calcext:value-type="float">
            <text:p>0.292467</text:p>
          </table:table-cell>
          <table:table-cell office:value-type="float" office:value="0.3255316" calcext:value-type="float">
            <text:p>0.3255316</text:p>
          </table:table-cell>
          <table:table-cell office:value-type="float" office:value="0.2624274" calcext:value-type="float">
            <text:p>0.2624274</text:p>
          </table:table-cell>
          <table:table-cell office:value-type="float" office:value="0.0372345" calcext:value-type="float">
            <text:p>0.037234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78654" calcext:value-type="float">
            <text:p>-1.178654</text:p>
          </table:table-cell>
          <table:table-cell office:value-type="float" office:value="-0.8751079" calcext:value-type="float">
            <text:p>-0.8751079</text:p>
          </table:table-cell>
          <table:table-cell office:value-type="float" office:value="-0.7388994" calcext:value-type="float">
            <text:p>-0.7388994</text:p>
          </table:table-cell>
          <table:table-cell office:value-type="float" office:value="-0.621591" calcext:value-type="float">
            <text:p>-0.621591</text:p>
          </table:table-cell>
          <table:table-cell office:value-type="float" office:value="-0.5190483" calcext:value-type="float">
            <text:p>-0.5190483</text:p>
          </table:table-cell>
          <table:table-cell office:value-type="float" office:value="-0.4319209" calcext:value-type="float">
            <text:p>-0.4319209</text:p>
          </table:table-cell>
          <table:table-cell office:value-type="float" office:value="-0.3224599" calcext:value-type="float">
            <text:p>-0.3224599</text:p>
          </table:table-cell>
          <table:table-cell office:value-type="float" office:value="-0.01573313" calcext:value-type="float">
            <text:p>-0.01573313</text:p>
          </table:table-cell>
          <table:table-cell office:value-type="float" office:value="-0.00890616" calcext:value-type="float">
            <text:p>-0.00890616</text:p>
          </table:table-cell>
          <table:table-cell office:value-type="float" office:value="-0.006086996" calcext:value-type="float">
            <text:p>-0.006086996</text:p>
          </table:table-cell>
          <table:table-cell office:value-type="float" office:value="253.8115" calcext:value-type="float">
            <text:p>253.8115</text:p>
          </table:table-cell>
          <table:table-cell office:value-type="float" office:value="0" calcext:value-type="float">
            <text:p>0</text:p>
          </table:table-cell>
          <table:table-cell office:value-type="float" office:value="-1.661019" calcext:value-type="float">
            <text:p>-1.661019</text:p>
          </table:table-cell>
          <table:table-cell office:value-type="float" office:value="0.005874633" calcext:value-type="float">
            <text:p>0.00587463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07310882" calcext:value-type="float">
            <text:p>-7.310882E-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108.2994" calcext:value-type="float">
            <text:p>108.2994</text:p>
          </table:table-cell>
          <table:table-cell office:value-type="float" office:value="-3.745743" calcext:value-type="float">
            <text:p>-3.745743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28.374" calcext:value-type="float">
            <text:p>1328.374</text:p>
          </table:table-cell>
          <table:table-cell office:value-type="float" office:value="-5.682078" calcext:value-type="float">
            <text:p>-5.682078</text:p>
          </table:table-cell>
          <table:table-cell office:value-type="float" office:value="361.64" calcext:value-type="float">
            <text:p>361.64</text:p>
          </table:table-cell>
          <table:table-cell office:value-type="float" office:value="0.1502557" calcext:value-type="float">
            <text:p>0.1502557</text:p>
          </table:table-cell>
          <table:table-cell office:value-type="float" office:value="0.1592542" calcext:value-type="float">
            <text:p>0.1592542</text:p>
          </table:table-cell>
          <table:table-cell office:value-type="float" office:value="0.1651764" calcext:value-type="float">
            <text:p>0.1651764</text:p>
          </table:table-cell>
          <table:table-cell office:value-type="float" office:value="0.1709094" calcext:value-type="float">
            <text:p>0.1709094</text:p>
          </table:table-cell>
          <table:table-cell office:value-type="float" office:value="0.1764506" calcext:value-type="float">
            <text:p>0.1764506</text:p>
          </table:table-cell>
          <table:table-cell office:value-type="float" office:value="0.1819372" calcext:value-type="float">
            <text:p>0.1819372</text:p>
          </table:table-cell>
          <table:table-cell office:value-type="float" office:value="0.2420886" calcext:value-type="float">
            <text:p>0.2420886</text:p>
          </table:table-cell>
          <table:table-cell office:value-type="float" office:value="0.3564647" calcext:value-type="float">
            <text:p>0.3564647</text:p>
          </table:table-cell>
          <table:table-cell office:value-type="float" office:value="0.3774388" calcext:value-type="float">
            <text:p>0.3774388</text:p>
          </table:table-cell>
          <table:table-cell office:value-type="float" office:value="0.3924358" calcext:value-type="float">
            <text:p>0.3924358</text:p>
          </table:table-cell>
          <table:table-cell office:value-type="float" office:value="0.4120855" calcext:value-type="float">
            <text:p>0.4120855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5617" calcext:value-type="float">
            <text:p>0.3565617</text:p>
          </table:table-cell>
          <table:table-cell office:value-type="float" office:value="0.3373224" calcext:value-type="float">
            <text:p>0.3373224</text:p>
          </table:table-cell>
          <table:table-cell office:value-type="float" office:value="0.1677468" calcext:value-type="float">
            <text:p>0.1677468</text:p>
          </table:table-cell>
          <table:table-cell office:value-type="float" office:value="0.1696675" calcext:value-type="float">
            <text:p>0.1696675</text:p>
          </table:table-cell>
          <table:table-cell office:value-type="float" office:value="0.2926981" calcext:value-type="float">
            <text:p>0.2926981</text:p>
          </table:table-cell>
          <table:table-cell office:value-type="float" office:value="0.3256257" calcext:value-type="float">
            <text:p>0.3256257</text:p>
          </table:table-cell>
          <table:table-cell office:value-type="float" office:value="0.2625856" calcext:value-type="float">
            <text:p>0.2625856</text:p>
          </table:table-cell>
          <table:table-cell office:value-type="float" office:value="0.03695114" calcext:value-type="float">
            <text:p>0.0369511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95607" calcext:value-type="float">
            <text:p>-1.395607</text:p>
          </table:table-cell>
          <table:table-cell office:value-type="float" office:value="-0.9775072" calcext:value-type="float">
            <text:p>-0.9775072</text:p>
          </table:table-cell>
          <table:table-cell office:value-type="float" office:value="-0.7818145" calcext:value-type="float">
            <text:p>-0.7818145</text:p>
          </table:table-cell>
          <table:table-cell office:value-type="float" office:value="-0.6348543" calcext:value-type="float">
            <text:p>-0.6348543</text:p>
          </table:table-cell>
          <table:table-cell office:value-type="float" office:value="-0.5224304" calcext:value-type="float">
            <text:p>-0.5224304</text:p>
          </table:table-cell>
          <table:table-cell office:value-type="float" office:value="-0.4332564" calcext:value-type="float">
            <text:p>-0.4332564</text:p>
          </table:table-cell>
          <table:table-cell office:value-type="float" office:value="-0.3240639" calcext:value-type="float">
            <text:p>-0.3240639</text:p>
          </table:table-cell>
          <table:table-cell office:value-type="float" office:value="-0.01573345" calcext:value-type="float">
            <text:p>-0.01573345</text:p>
          </table:table-cell>
          <table:table-cell office:value-type="float" office:value="-0.009101535" calcext:value-type="float">
            <text:p>-0.009101535</text:p>
          </table:table-cell>
          <table:table-cell office:value-type="float" office:value="-0.006273657" calcext:value-type="float">
            <text:p>-0.006273657</text:p>
          </table:table-cell>
          <table:table-cell office:value-type="float" office:value="261.3766" calcext:value-type="float">
            <text:p>261.3766</text:p>
          </table:table-cell>
          <table:table-cell office:value-type="float" office:value="0" calcext:value-type="float">
            <text:p>0</text:p>
          </table:table-cell>
          <table:table-cell office:value-type="float" office:value="-2.071384" calcext:value-type="float">
            <text:p>-2.071384</text:p>
          </table:table-cell>
          <table:table-cell office:value-type="float" office:value="0.005888964" calcext:value-type="float">
            <text:p>0.0058889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1615845" calcext:value-type="float">
            <text:p>-1.615845E-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108.4994" calcext:value-type="float">
            <text:p>108.4994</text:p>
          </table:table-cell>
          <table:table-cell office:value-type="float" office:value="-3.870416" calcext:value-type="float">
            <text:p>-3.870416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27.869" calcext:value-type="float">
            <text:p>1327.869</text:p>
          </table:table-cell>
          <table:table-cell office:value-type="float" office:value="-4.852644" calcext:value-type="float">
            <text:p>-4.852644</text:p>
          </table:table-cell>
          <table:table-cell office:value-type="float" office:value="360.4781" calcext:value-type="float">
            <text:p>360.4781</text:p>
          </table:table-cell>
          <table:table-cell office:value-type="float" office:value="0.1513529" calcext:value-type="float">
            <text:p>0.1513529</text:p>
          </table:table-cell>
          <table:table-cell office:value-type="float" office:value="0.1587012" calcext:value-type="float">
            <text:p>0.1587012</text:p>
          </table:table-cell>
          <table:table-cell office:value-type="float" office:value="0.163955" calcext:value-type="float">
            <text:p>0.163955</text:p>
          </table:table-cell>
          <table:table-cell office:value-type="float" office:value="0.1699266" calcext:value-type="float">
            <text:p>0.1699266</text:p>
          </table:table-cell>
          <table:table-cell office:value-type="float" office:value="0.1758723" calcext:value-type="float">
            <text:p>0.1758723</text:p>
          </table:table-cell>
          <table:table-cell office:value-type="float" office:value="0.181604" calcext:value-type="float">
            <text:p>0.181604</text:p>
          </table:table-cell>
          <table:table-cell office:value-type="float" office:value="0.2418759" calcext:value-type="float">
            <text:p>0.2418759</text:p>
          </table:table-cell>
          <table:table-cell office:value-type="float" office:value="0.3564646" calcext:value-type="float">
            <text:p>0.3564646</text:p>
          </table:table-cell>
          <table:table-cell office:value-type="float" office:value="0.3767711" calcext:value-type="float">
            <text:p>0.3767711</text:p>
          </table:table-cell>
          <table:table-cell office:value-type="float" office:value="0.391384" calcext:value-type="float">
            <text:p>0.391384</text:p>
          </table:table-cell>
          <table:table-cell office:value-type="float" office:value="0.4119517" calcext:value-type="float">
            <text:p>0.411951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4627" calcext:value-type="float">
            <text:p>0.3554627</text:p>
          </table:table-cell>
          <table:table-cell office:value-type="float" office:value="0.3386663" calcext:value-type="float">
            <text:p>0.3386663</text:p>
          </table:table-cell>
          <table:table-cell office:value-type="float" office:value="0.1689469" calcext:value-type="float">
            <text:p>0.1689469</text:p>
          </table:table-cell>
          <table:table-cell office:value-type="float" office:value="0.1707344" calcext:value-type="float">
            <text:p>0.1707344</text:p>
          </table:table-cell>
          <table:table-cell office:value-type="float" office:value="0.2933353" calcext:value-type="float">
            <text:p>0.2933353</text:p>
          </table:table-cell>
          <table:table-cell office:value-type="float" office:value="0.325959" calcext:value-type="float">
            <text:p>0.325959</text:p>
          </table:table-cell>
          <table:table-cell office:value-type="float" office:value="0.2627984" calcext:value-type="float">
            <text:p>0.2627984</text:p>
          </table:table-cell>
          <table:table-cell office:value-type="float" office:value="0.03670663" calcext:value-type="float">
            <text:p>0.03670663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36823" calcext:value-type="float">
            <text:p>-1.336823</text:p>
          </table:table-cell>
          <table:table-cell office:value-type="float" office:value="-0.9996713" calcext:value-type="float">
            <text:p>-0.9996713</text:p>
          </table:table-cell>
          <table:table-cell office:value-type="float" office:value="-0.8185488" calcext:value-type="float">
            <text:p>-0.8185488</text:p>
          </table:table-cell>
          <table:table-cell office:value-type="float" office:value="-0.6576856" calcext:value-type="float">
            <text:p>-0.6576856</text:p>
          </table:table-cell>
          <table:table-cell office:value-type="float" office:value="-0.532985" calcext:value-type="float">
            <text:p>-0.532985</text:p>
          </table:table-cell>
          <table:table-cell office:value-type="float" office:value="-0.438107" calcext:value-type="float">
            <text:p>-0.438107</text:p>
          </table:table-cell>
          <table:table-cell office:value-type="float" office:value="-0.3262349" calcext:value-type="float">
            <text:p>-0.3262349</text:p>
          </table:table-cell>
          <table:table-cell office:value-type="float" office:value="-0.0157332" calcext:value-type="float">
            <text:p>-0.0157332</text:p>
          </table:table-cell>
          <table:table-cell office:value-type="float" office:value="-0.009257726" calcext:value-type="float">
            <text:p>-0.009257726</text:p>
          </table:table-cell>
          <table:table-cell office:value-type="float" office:value="-0.006437315" calcext:value-type="float">
            <text:p>-0.006437315</text:p>
          </table:table-cell>
          <table:table-cell office:value-type="float" office:value="268.8666" calcext:value-type="float">
            <text:p>268.8666</text:p>
          </table:table-cell>
          <table:table-cell office:value-type="float" office:value="0" calcext:value-type="float">
            <text:p>0</text:p>
          </table:table-cell>
          <table:table-cell office:value-type="float" office:value="-1.893232" calcext:value-type="float">
            <text:p>-1.893232</text:p>
          </table:table-cell>
          <table:table-cell office:value-type="float" office:value="0.005899489" calcext:value-type="float">
            <text:p>0.00589948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05308539" calcext:value-type="float">
            <text:p>-5.308539E-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109.6993" calcext:value-type="float">
            <text:p>109.6993</text:p>
          </table:table-cell>
          <table:table-cell office:value-type="float" office:value="-3.958164" calcext:value-type="float">
            <text:p>-3.958164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28.443" calcext:value-type="float">
            <text:p>1328.443</text:p>
          </table:table-cell>
          <table:table-cell office:value-type="float" office:value="-4.138489" calcext:value-type="float">
            <text:p>-4.138489</text:p>
          </table:table-cell>
          <table:table-cell office:value-type="float" office:value="366.3544" calcext:value-type="float">
            <text:p>366.3544</text:p>
          </table:table-cell>
          <table:table-cell office:value-type="float" office:value="0.1521972" calcext:value-type="float">
            <text:p>0.1521972</text:p>
          </table:table-cell>
          <table:table-cell office:value-type="float" office:value="0.1592207" calcext:value-type="float">
            <text:p>0.1592207</text:p>
          </table:table-cell>
          <table:table-cell office:value-type="float" office:value="0.1638566" calcext:value-type="float">
            <text:p>0.1638566</text:p>
          </table:table-cell>
          <table:table-cell office:value-type="float" office:value="0.1694135" calcext:value-type="float">
            <text:p>0.1694135</text:p>
          </table:table-cell>
          <table:table-cell office:value-type="float" office:value="0.1753186" calcext:value-type="float">
            <text:p>0.1753186</text:p>
          </table:table-cell>
          <table:table-cell office:value-type="float" office:value="0.1811536" calcext:value-type="float">
            <text:p>0.1811536</text:p>
          </table:table-cell>
          <table:table-cell office:value-type="float" office:value="0.2415677" calcext:value-type="float">
            <text:p>0.2415677</text:p>
          </table:table-cell>
          <table:table-cell office:value-type="float" office:value="0.3564637" calcext:value-type="float">
            <text:p>0.3564637</text:p>
          </table:table-cell>
          <table:table-cell office:value-type="float" office:value="0.3762324" calcext:value-type="float">
            <text:p>0.3762324</text:p>
          </table:table-cell>
          <table:table-cell office:value-type="float" office:value="0.3904896" calcext:value-type="float">
            <text:p>0.3904896</text:p>
          </table:table-cell>
          <table:table-cell office:value-type="float" office:value="0.4118067" calcext:value-type="float">
            <text:p>0.411806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46214" calcext:value-type="float">
            <text:p>0.3546214</text:p>
          </table:table-cell>
          <table:table-cell office:value-type="float" office:value="0.3387028" calcext:value-type="float">
            <text:p>0.3387028</text:p>
          </table:table-cell>
          <table:table-cell office:value-type="float" office:value="0.1689776" calcext:value-type="float">
            <text:p>0.1689776</text:p>
          </table:table-cell>
          <table:table-cell office:value-type="float" office:value="0.1713056" calcext:value-type="float">
            <text:p>0.1713056</text:p>
          </table:table-cell>
          <table:table-cell office:value-type="float" office:value="0.2939455" calcext:value-type="float">
            <text:p>0.2939455</text:p>
          </table:table-cell>
          <table:table-cell office:value-type="float" office:value="0.3264093" calcext:value-type="float">
            <text:p>0.3264093</text:p>
          </table:table-cell>
          <table:table-cell office:value-type="float" office:value="0.2631068" calcext:value-type="float">
            <text:p>0.2631068</text:p>
          </table:table-cell>
          <table:table-cell office:value-type="float" office:value="0.03650237" calcext:value-type="float">
            <text:p>0.0365023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89687" calcext:value-type="float">
            <text:p>-1.289687</text:p>
          </table:table-cell>
          <table:table-cell office:value-type="float" office:value="-0.9794425" calcext:value-type="float">
            <text:p>-0.9794425</text:p>
          </table:table-cell>
          <table:table-cell office:value-type="float" office:value="-0.821664" calcext:value-type="float">
            <text:p>-0.821664</text:p>
          </table:table-cell>
          <table:table-cell office:value-type="float" office:value="-0.6700718" calcext:value-type="float">
            <text:p>-0.6700718</text:p>
          </table:table-cell>
          <table:table-cell office:value-type="float" office:value="-0.543395" calcext:value-type="float">
            <text:p>-0.543395</text:p>
          </table:table-cell>
          <table:table-cell office:value-type="float" office:value="-0.4448059" calcext:value-type="float">
            <text:p>-0.4448059</text:p>
          </table:table-cell>
          <table:table-cell office:value-type="float" office:value="-0.3294117" calcext:value-type="float">
            <text:p>-0.3294117</text:p>
          </table:table-cell>
          <table:table-cell office:value-type="float" office:value="-0.01573333" calcext:value-type="float">
            <text:p>-0.01573333</text:p>
          </table:table-cell>
          <table:table-cell office:value-type="float" office:value="-0.009385891" calcext:value-type="float">
            <text:p>-0.009385891</text:p>
          </table:table-cell>
          <table:table-cell office:value-type="float" office:value="-0.0065802" calcext:value-type="float">
            <text:p>-0.0065802</text:p>
          </table:table-cell>
          <table:table-cell office:value-type="float" office:value="276.2943" calcext:value-type="float">
            <text:p>276.2943</text:p>
          </table:table-cell>
          <table:table-cell office:value-type="float" office:value="0" calcext:value-type="float">
            <text:p>0</text:p>
          </table:table-cell>
          <table:table-cell office:value-type="float" office:value="-1.772415" calcext:value-type="float">
            <text:p>-1.772415</text:p>
          </table:table-cell>
          <table:table-cell office:value-type="float" office:value="0.005903614" calcext:value-type="float">
            <text:p>0.00590361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08009374" calcext:value-type="float">
            <text:p>-8.009374E-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115.2994" calcext:value-type="float">
            <text:p>115.2994</text:p>
          </table:table-cell>
          <table:table-cell office:value-type="float" office:value="-4.081314" calcext:value-type="float">
            <text:p>-4.081314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37.135" calcext:value-type="float">
            <text:p>1337.135</text:p>
          </table:table-cell>
          <table:table-cell office:value-type="float" office:value="-7.10694" calcext:value-type="float">
            <text:p>-7.10694</text:p>
          </table:table-cell>
          <table:table-cell office:value-type="float" office:value="384.3928" calcext:value-type="float">
            <text:p>384.3928</text:p>
          </table:table-cell>
          <table:table-cell office:value-type="float" office:value="0.1511367" calcext:value-type="float">
            <text:p>0.1511367</text:p>
          </table:table-cell>
          <table:table-cell office:value-type="float" office:value="0.1583641" calcext:value-type="float">
            <text:p>0.1583641</text:p>
          </table:table-cell>
          <table:table-cell office:value-type="float" office:value="0.1633349" calcext:value-type="float">
            <text:p>0.1633349</text:p>
          </table:table-cell>
          <table:table-cell office:value-type="float" office:value="0.1689645" calcext:value-type="float">
            <text:p>0.1689645</text:p>
          </table:table-cell>
          <table:table-cell office:value-type="float" office:value="0.1748533" calcext:value-type="float">
            <text:p>0.1748533</text:p>
          </table:table-cell>
          <table:table-cell office:value-type="float" office:value="0.1807086" calcext:value-type="float">
            <text:p>0.1807086</text:p>
          </table:table-cell>
          <table:table-cell office:value-type="float" office:value="0.2411969" calcext:value-type="float">
            <text:p>0.2411969</text:p>
          </table:table-cell>
          <table:table-cell office:value-type="float" office:value="0.3571729" calcext:value-type="float">
            <text:p>0.3571729</text:p>
          </table:table-cell>
          <table:table-cell office:value-type="float" office:value="0.3793756" calcext:value-type="float">
            <text:p>0.3793756</text:p>
          </table:table-cell>
          <table:table-cell office:value-type="float" office:value="0.3943715" calcext:value-type="float">
            <text:p>0.3943715</text:p>
          </table:table-cell>
          <table:table-cell office:value-type="float" office:value="0.4117362" calcext:value-type="float">
            <text:p>0.411736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6785" calcext:value-type="float">
            <text:p>0.3556785</text:p>
          </table:table-cell>
          <table:table-cell office:value-type="float" office:value="0.3403683" calcext:value-type="float">
            <text:p>0.3403683</text:p>
          </table:table-cell>
          <table:table-cell office:value-type="float" office:value="0.1694547" calcext:value-type="float">
            <text:p>0.1694547</text:p>
          </table:table-cell>
          <table:table-cell office:value-type="float" office:value="0.1718122" calcext:value-type="float">
            <text:p>0.1718122</text:p>
          </table:table-cell>
          <table:table-cell office:value-type="float" office:value="0.2944644" calcext:value-type="float">
            <text:p>0.2944644</text:p>
          </table:table-cell>
          <table:table-cell office:value-type="float" office:value="0.3268543" calcext:value-type="float">
            <text:p>0.3268543</text:p>
          </table:table-cell>
          <table:table-cell office:value-type="float" office:value="0.2634774" calcext:value-type="float">
            <text:p>0.2634774</text:p>
          </table:table-cell>
          <table:table-cell office:value-type="float" office:value="0.03634029" calcext:value-type="float">
            <text:p>0.0363402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48312" calcext:value-type="float">
            <text:p>-1.348312</text:p>
          </table:table-cell>
          <table:table-cell office:value-type="float" office:value="-1.012565" calcext:value-type="float">
            <text:p>-1.012565</text:p>
          </table:table-cell>
          <table:table-cell office:value-type="float" office:value="-0.8377564" calcext:value-type="float">
            <text:p>-0.8377564</text:p>
          </table:table-cell>
          <table:table-cell office:value-type="float" office:value="-0.681001" calcext:value-type="float">
            <text:p>-0.681001</text:p>
          </table:table-cell>
          <table:table-cell office:value-type="float" office:value="-0.5522937" calcext:value-type="float">
            <text:p>-0.5522937</text:p>
          </table:table-cell>
          <table:table-cell office:value-type="float" office:value="-0.4515484" calcext:value-type="float">
            <text:p>-0.4515484</text:p>
          </table:table-cell>
          <table:table-cell office:value-type="float" office:value="-0.3332841" calcext:value-type="float">
            <text:p>-0.3332841</text:p>
          </table:table-cell>
          <table:table-cell office:value-type="float" office:value="-0.01543983" calcext:value-type="float">
            <text:p>-0.01543983</text:p>
          </table:table-cell>
          <table:table-cell office:value-type="float" office:value="-0.008674886" calcext:value-type="float">
            <text:p>-0.008674886</text:p>
          </table:table-cell>
          <table:table-cell office:value-type="float" office:value="-0.00599288" calcext:value-type="float">
            <text:p>-0.00599288</text:p>
          </table:table-cell>
          <table:table-cell office:value-type="float" office:value="279.9669" calcext:value-type="float">
            <text:p>279.9669</text:p>
          </table:table-cell>
          <table:table-cell office:value-type="float" office:value="0" calcext:value-type="float">
            <text:p>0</text:p>
          </table:table-cell>
          <table:table-cell office:value-type="float" office:value="-1.977233" calcext:value-type="float">
            <text:p>-1.977233</text:p>
          </table:table-cell>
          <table:table-cell office:value-type="float" office:value="0.005913423" calcext:value-type="float">
            <text:p>0.00591342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06193295" calcext:value-type="float">
            <text:p>-6.193295E-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115.2994" calcext:value-type="float">
            <text:p>115.2994</text:p>
          </table:table-cell>
          <table:table-cell office:value-type="float" office:value="-4.017733" calcext:value-type="float">
            <text:p>-4.017733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37.492" calcext:value-type="float">
            <text:p>1337.492</text:p>
          </table:table-cell>
          <table:table-cell office:value-type="float" office:value="-7.528179" calcext:value-type="float">
            <text:p>-7.528179</text:p>
          </table:table-cell>
          <table:table-cell office:value-type="float" office:value="382.1927" calcext:value-type="float">
            <text:p>382.1927</text:p>
          </table:table-cell>
          <table:table-cell office:value-type="float" office:value="0.1507373" calcext:value-type="float">
            <text:p>0.1507373</text:p>
          </table:table-cell>
          <table:table-cell office:value-type="float" office:value="0.1582195" calcext:value-type="float">
            <text:p>0.1582195</text:p>
          </table:table-cell>
          <table:table-cell office:value-type="float" office:value="0.1630525" calcext:value-type="float">
            <text:p>0.1630525</text:p>
          </table:table-cell>
          <table:table-cell office:value-type="float" office:value="0.1685674" calcext:value-type="float">
            <text:p>0.1685674</text:p>
          </table:table-cell>
          <table:table-cell office:value-type="float" office:value="0.1744103" calcext:value-type="float">
            <text:p>0.1744103</text:p>
          </table:table-cell>
          <table:table-cell office:value-type="float" office:value="0.1802645" calcext:value-type="float">
            <text:p>0.1802645</text:p>
          </table:table-cell>
          <table:table-cell office:value-type="float" office:value="0.2407853" calcext:value-type="float">
            <text:p>0.2407853</text:p>
          </table:table-cell>
          <table:table-cell office:value-type="float" office:value="0.3570009" calcext:value-type="float">
            <text:p>0.3570009</text:p>
          </table:table-cell>
          <table:table-cell office:value-type="float" office:value="0.3797406" calcext:value-type="float">
            <text:p>0.3797406</text:p>
          </table:table-cell>
          <table:table-cell office:value-type="float" office:value="0.39496" calcext:value-type="float">
            <text:p>0.39496</text:p>
          </table:table-cell>
          <table:table-cell office:value-type="float" office:value="0.4118711" calcext:value-type="float">
            <text:p>0.4118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0816" calcext:value-type="float">
            <text:p>0.3560816</text:p>
          </table:table-cell>
          <table:table-cell office:value-type="float" office:value="0.3412052" calcext:value-type="float">
            <text:p>0.3412052</text:p>
          </table:table-cell>
          <table:table-cell office:value-type="float" office:value="0.169678" calcext:value-type="float">
            <text:p>0.169678</text:p>
          </table:table-cell>
          <table:table-cell office:value-type="float" office:value="0.1722623" calcext:value-type="float">
            <text:p>0.1722623</text:p>
          </table:table-cell>
          <table:table-cell office:value-type="float" office:value="0.2949605" calcext:value-type="float">
            <text:p>0.2949605</text:p>
          </table:table-cell>
          <table:table-cell office:value-type="float" office:value="0.3272983" calcext:value-type="float">
            <text:p>0.3272983</text:p>
          </table:table-cell>
          <table:table-cell office:value-type="float" office:value="0.2638889" calcext:value-type="float">
            <text:p>0.2638889</text:p>
          </table:table-cell>
          <table:table-cell office:value-type="float" office:value="0.03621972" calcext:value-type="float">
            <text:p>0.03621972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67745" calcext:value-type="float">
            <text:p>-1.367745</text:p>
          </table:table-cell>
          <table:table-cell office:value-type="float" office:value="-1.017671" calcext:value-type="float">
            <text:p>-1.017671</text:p>
          </table:table-cell>
          <table:table-cell office:value-type="float" office:value="-0.8466304" calcext:value-type="float">
            <text:p>-0.8466304</text:p>
          </table:table-cell>
          <table:table-cell office:value-type="float" office:value="-0.6908894" calcext:value-type="float">
            <text:p>-0.6908894</text:p>
          </table:table-cell>
          <table:table-cell office:value-type="float" office:value="-0.5609382" calcext:value-type="float">
            <text:p>-0.5609382</text:p>
          </table:table-cell>
          <table:table-cell office:value-type="float" office:value="-0.458393" calcext:value-type="float">
            <text:p>-0.458393</text:p>
          </table:table-cell>
          <table:table-cell office:value-type="float" office:value="-0.3376459" calcext:value-type="float">
            <text:p>-0.3376459</text:p>
          </table:table-cell>
          <table:table-cell office:value-type="float" office:value="-0.01550386" calcext:value-type="float">
            <text:p>-0.01550386</text:p>
          </table:table-cell>
          <table:table-cell office:value-type="float" office:value="-0.008584777" calcext:value-type="float">
            <text:p>-0.008584777</text:p>
          </table:table-cell>
          <table:table-cell office:value-type="float" office:value="-0.005899257" calcext:value-type="float">
            <text:p>-0.005899257</text:p>
          </table:table-cell>
          <table:table-cell office:value-type="float" office:value="286.0217" calcext:value-type="float">
            <text:p>286.0217</text:p>
          </table:table-cell>
          <table:table-cell office:value-type="float" office:value="0" calcext:value-type="float">
            <text:p>0</text:p>
          </table:table-cell>
          <table:table-cell office:value-type="float" office:value="-1.997048" calcext:value-type="float">
            <text:p>-1.997048</text:p>
          </table:table-cell>
          <table:table-cell office:value-type="float" office:value="0.00592127" calcext:value-type="float">
            <text:p>0.0059212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1299195" calcext:value-type="float">
            <text:p>-1.299195E-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119.0993" calcext:value-type="float">
            <text:p>119.0993</text:p>
          </table:table-cell>
          <table:table-cell office:value-type="float" office:value="-4.143105" calcext:value-type="float">
            <text:p>-4.143105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40.232" calcext:value-type="float">
            <text:p>1340.232</text:p>
          </table:table-cell>
          <table:table-cell office:value-type="float" office:value="-6.342823" calcext:value-type="float">
            <text:p>-6.342823</text:p>
          </table:table-cell>
          <table:table-cell office:value-type="float" office:value="396.9897" calcext:value-type="float">
            <text:p>396.9897</text:p>
          </table:table-cell>
          <table:table-cell office:value-type="float" office:value="0.148003" calcext:value-type="float">
            <text:p>0.148003</text:p>
          </table:table-cell>
          <table:table-cell office:value-type="float" office:value="0.1563627" calcext:value-type="float">
            <text:p>0.1563627</text:p>
          </table:table-cell>
          <table:table-cell office:value-type="float" office:value="0.1620072" calcext:value-type="float">
            <text:p>0.1620072</text:p>
          </table:table-cell>
          <table:table-cell office:value-type="float" office:value="0.167917" calcext:value-type="float">
            <text:p>0.167917</text:p>
          </table:table-cell>
          <table:table-cell office:value-type="float" office:value="0.1738966" calcext:value-type="float">
            <text:p>0.1738966</text:p>
          </table:table-cell>
          <table:table-cell office:value-type="float" office:value="0.1797962" calcext:value-type="float">
            <text:p>0.1797962</text:p>
          </table:table-cell>
          <table:table-cell office:value-type="float" office:value="0.2403383" calcext:value-type="float">
            <text:p>0.2403383</text:p>
          </table:table-cell>
          <table:table-cell office:value-type="float" office:value="0.3564635" calcext:value-type="float">
            <text:p>0.3564635</text:p>
          </table:table-cell>
          <table:table-cell office:value-type="float" office:value="0.3785185" calcext:value-type="float">
            <text:p>0.3785185</text:p>
          </table:table-cell>
          <table:table-cell office:value-type="float" office:value="0.393476" calcext:value-type="float">
            <text:p>0.393476</text:p>
          </table:table-cell>
          <table:table-cell office:value-type="float" office:value="0.4119397" calcext:value-type="float">
            <text:p>0.4119397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8133" calcext:value-type="float">
            <text:p>0.3588133</text:p>
          </table:table-cell>
          <table:table-cell office:value-type="float" office:value="0.3440298" calcext:value-type="float">
            <text:p>0.3440298</text:p>
          </table:table-cell>
          <table:table-cell office:value-type="float" office:value="0.1707141" calcext:value-type="float">
            <text:p>0.1707141</text:p>
          </table:table-cell>
          <table:table-cell office:value-type="float" office:value="0.1729922" calcext:value-type="float">
            <text:p>0.1729922</text:p>
          </table:table-cell>
          <table:table-cell office:value-type="float" office:value="0.2955328" calcext:value-type="float">
            <text:p>0.2955328</text:p>
          </table:table-cell>
          <table:table-cell office:value-type="float" office:value="0.3277667" calcext:value-type="float">
            <text:p>0.3277667</text:p>
          </table:table-cell>
          <table:table-cell office:value-type="float" office:value="0.2643361" calcext:value-type="float">
            <text:p>0.2643361</text:p>
          </table:table-cell>
          <table:table-cell office:value-type="float" office:value="0.03614212" calcext:value-type="float">
            <text:p>0.03614212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30494" calcext:value-type="float">
            <text:p>-1.530494</text:p>
          </table:table-cell>
          <table:table-cell office:value-type="float" office:value="-1.093574" calcext:value-type="float">
            <text:p>-1.093574</text:p>
          </table:table-cell>
          <table:table-cell office:value-type="float" office:value="-0.8803049" calcext:value-type="float">
            <text:p>-0.8803049</text:p>
          </table:table-cell>
          <table:table-cell office:value-type="float" office:value="-0.7072884" calcext:value-type="float">
            <text:p>-0.7072884</text:p>
          </table:table-cell>
          <table:table-cell office:value-type="float" office:value="-0.5711054" calcext:value-type="float">
            <text:p>-0.5711054</text:p>
          </table:table-cell>
          <table:table-cell office:value-type="float" office:value="-0.4657292" calcext:value-type="float">
            <text:p>-0.4657292</text:p>
          </table:table-cell>
          <table:table-cell office:value-type="float" office:value="-0.3424582" calcext:value-type="float">
            <text:p>-0.3424582</text:p>
          </table:table-cell>
          <table:table-cell office:value-type="float" office:value="-0.01573363" calcext:value-type="float">
            <text:p>-0.01573363</text:p>
          </table:table-cell>
          <table:table-cell office:value-type="float" office:value="-0.008854862" calcext:value-type="float">
            <text:p>-0.008854862</text:p>
          </table:table-cell>
          <table:table-cell office:value-type="float" office:value="-0.006116376" calcext:value-type="float">
            <text:p>-0.006116376</text:p>
          </table:table-cell>
          <table:table-cell office:value-type="float" office:value="293.7411" calcext:value-type="float">
            <text:p>293.7411</text:p>
          </table:table-cell>
          <table:table-cell office:value-type="float" office:value="0" calcext:value-type="float">
            <text:p>0</text:p>
          </table:table-cell>
          <table:table-cell office:value-type="float" office:value="-2.35359" calcext:value-type="float">
            <text:p>-2.35359</text:p>
          </table:table-cell>
          <table:table-cell office:value-type="float" office:value="0.00593917" calcext:value-type="float">
            <text:p>0.0059391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204891" calcext:value-type="float">
            <text:p>-2.04891E-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123.2993" calcext:value-type="float">
            <text:p>123.2993</text:p>
          </table:table-cell>
          <table:table-cell office:value-type="float" office:value="-4.220286" calcext:value-type="float">
            <text:p>-4.220286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43.594" calcext:value-type="float">
            <text:p>1343.594</text:p>
          </table:table-cell>
          <table:table-cell office:value-type="float" office:value="-5.426895" calcext:value-type="float">
            <text:p>-5.426895</text:p>
          </table:table-cell>
          <table:table-cell office:value-type="float" office:value="405.0345" calcext:value-type="float">
            <text:p>405.0345</text:p>
          </table:table-cell>
          <table:table-cell office:value-type="float" office:value="0.1496845" calcext:value-type="float">
            <text:p>0.1496845</text:p>
          </table:table-cell>
          <table:table-cell office:value-type="float" office:value="0.156288" calcext:value-type="float">
            <text:p>0.156288</text:p>
          </table:table-cell>
          <table:table-cell office:value-type="float" office:value="0.1612036" calcext:value-type="float">
            <text:p>0.1612036</text:p>
          </table:table-cell>
          <table:table-cell office:value-type="float" office:value="0.1670778" calcext:value-type="float">
            <text:p>0.1670778</text:p>
          </table:table-cell>
          <table:table-cell office:value-type="float" office:value="0.173209" calcext:value-type="float">
            <text:p>0.173209</text:p>
          </table:table-cell>
          <table:table-cell office:value-type="float" office:value="0.1792072" calcext:value-type="float">
            <text:p>0.1792072</text:p>
          </table:table-cell>
          <table:table-cell office:value-type="float" office:value="0.2398261" calcext:value-type="float">
            <text:p>0.2398261</text:p>
          </table:table-cell>
          <table:table-cell office:value-type="float" office:value="0.3564622" calcext:value-type="float">
            <text:p>0.3564622</text:p>
          </table:table-cell>
          <table:table-cell office:value-type="float" office:value="0.3775974" calcext:value-type="float">
            <text:p>0.3775974</text:p>
          </table:table-cell>
          <table:table-cell office:value-type="float" office:value="0.3922855" calcext:value-type="float">
            <text:p>0.3922855</text:p>
          </table:table-cell>
          <table:table-cell office:value-type="float" office:value="0.4118448" calcext:value-type="float">
            <text:p>0.411844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1287" calcext:value-type="float">
            <text:p>0.3571287</text:p>
          </table:table-cell>
          <table:table-cell office:value-type="float" office:value="0.3445187" calcext:value-type="float">
            <text:p>0.3445187</text:p>
          </table:table-cell>
          <table:table-cell office:value-type="float" office:value="0.1714975" calcext:value-type="float">
            <text:p>0.1714975</text:p>
          </table:table-cell>
          <table:table-cell office:value-type="float" office:value="0.1739395" calcext:value-type="float">
            <text:p>0.1739395</text:p>
          </table:table-cell>
          <table:table-cell office:value-type="float" office:value="0.2963099" calcext:value-type="float">
            <text:p>0.2963099</text:p>
          </table:table-cell>
          <table:table-cell office:value-type="float" office:value="0.3283556" calcext:value-type="float">
            <text:p>0.3283556</text:p>
          </table:table-cell>
          <table:table-cell office:value-type="float" office:value="0.2648483" calcext:value-type="float">
            <text:p>0.2648483</text:p>
          </table:table-cell>
          <table:table-cell office:value-type="float" office:value="0.03611676" calcext:value-type="float">
            <text:p>0.0361167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31352" calcext:value-type="float">
            <text:p>-1.431352</text:p>
          </table:table-cell>
          <table:table-cell office:value-type="float" office:value="-1.098257" calcext:value-type="float">
            <text:p>-1.098257</text:p>
          </table:table-cell>
          <table:table-cell office:value-type="float" office:value="-0.9079862" calcext:value-type="float">
            <text:p>-0.9079862</text:p>
          </table:table-cell>
          <table:table-cell office:value-type="float" office:value="-0.7293797" calcext:value-type="float">
            <text:p>-0.7293797</text:p>
          </table:table-cell>
          <table:table-cell office:value-type="float" office:value="-0.5851051" calcext:value-type="float">
            <text:p>-0.5851051</text:p>
          </table:table-cell>
          <table:table-cell office:value-type="float" office:value="-0.4751521" calcext:value-type="float">
            <text:p>-0.4751521</text:p>
          </table:table-cell>
          <table:table-cell office:value-type="float" office:value="-0.3480609" calcext:value-type="float">
            <text:p>-0.3480609</text:p>
          </table:table-cell>
          <table:table-cell office:value-type="float" office:value="-0.01573414" calcext:value-type="float">
            <text:p>-0.01573414</text:p>
          </table:table-cell>
          <table:table-cell office:value-type="float" office:value="-0.009064836" calcext:value-type="float">
            <text:p>-0.009064836</text:p>
          </table:table-cell>
          <table:table-cell office:value-type="float" office:value="-0.006296773" calcext:value-type="float">
            <text:p>-0.006296773</text:p>
          </table:table-cell>
          <table:table-cell office:value-type="float" office:value="301.2624" calcext:value-type="float">
            <text:p>301.2624</text:p>
          </table:table-cell>
          <table:table-cell office:value-type="float" office:value="0" calcext:value-type="float">
            <text:p>0</text:p>
          </table:table-cell>
          <table:table-cell office:value-type="float" office:value="-2.136641" calcext:value-type="float">
            <text:p>-2.136641</text:p>
          </table:table-cell>
          <table:table-cell office:value-type="float" office:value="0.005952984" calcext:value-type="float">
            <text:p>0.00595298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05960464" calcext:value-type="float">
            <text:p>-5.960464E-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123.2993" calcext:value-type="float">
            <text:p>123.2993</text:p>
          </table:table-cell>
          <table:table-cell office:value-type="float" office:value="-4.149458" calcext:value-type="float">
            <text:p>-4.149458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44.522" calcext:value-type="float">
            <text:p>1344.522</text:p>
          </table:table-cell>
          <table:table-cell office:value-type="float" office:value="-6.426045" calcext:value-type="float">
            <text:p>-6.426045</text:p>
          </table:table-cell>
          <table:table-cell office:value-type="float" office:value="402.8168" calcext:value-type="float">
            <text:p>402.8168</text:p>
          </table:table-cell>
          <table:table-cell office:value-type="float" office:value="0.1506086" calcext:value-type="float">
            <text:p>0.1506086</text:p>
          </table:table-cell>
          <table:table-cell office:value-type="float" office:value="0.157189" calcext:value-type="float">
            <text:p>0.157189</text:p>
          </table:table-cell>
          <table:table-cell office:value-type="float" office:value="0.1615417" calcext:value-type="float">
            <text:p>0.1615417</text:p>
          </table:table-cell>
          <table:table-cell office:value-type="float" office:value="0.1668535" calcext:value-type="float">
            <text:p>0.1668535</text:p>
          </table:table-cell>
          <table:table-cell office:value-type="float" office:value="0.1727204" calcext:value-type="float">
            <text:p>0.1727204</text:p>
          </table:table-cell>
          <table:table-cell office:value-type="float" office:value="0.1786434" calcext:value-type="float">
            <text:p>0.1786434</text:p>
          </table:table-cell>
          <table:table-cell office:value-type="float" office:value="0.239262" calcext:value-type="float">
            <text:p>0.239262</text:p>
          </table:table-cell>
          <table:table-cell office:value-type="float" office:value="0.3567319" calcext:value-type="float">
            <text:p>0.3567319</text:p>
          </table:table-cell>
          <table:table-cell office:value-type="float" office:value="0.3787012" calcext:value-type="float">
            <text:p>0.3787012</text:p>
          </table:table-cell>
          <table:table-cell office:value-type="float" office:value="0.3935866" calcext:value-type="float">
            <text:p>0.3935866</text:p>
          </table:table-cell>
          <table:table-cell office:value-type="float" office:value="0.4117514" calcext:value-type="float">
            <text:p>0.41175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2097" calcext:value-type="float">
            <text:p>0.3562097</text:p>
          </table:table-cell>
          <table:table-cell office:value-type="float" office:value="0.3438982" calcext:value-type="float">
            <text:p>0.3438982</text:p>
          </table:table-cell>
          <table:table-cell office:value-type="float" office:value="0.1710759" calcext:value-type="float">
            <text:p>0.1710759</text:p>
          </table:table-cell>
          <table:table-cell office:value-type="float" office:value="0.1742257" calcext:value-type="float">
            <text:p>0.1742257</text:p>
          </table:table-cell>
          <table:table-cell office:value-type="float" office:value="0.2968938" calcext:value-type="float">
            <text:p>0.2968938</text:p>
          </table:table-cell>
          <table:table-cell office:value-type="float" office:value="0.3289194" calcext:value-type="float">
            <text:p>0.3289194</text:p>
          </table:table-cell>
          <table:table-cell office:value-type="float" office:value="0.2654124" calcext:value-type="float">
            <text:p>0.2654124</text:p>
          </table:table-cell>
          <table:table-cell office:value-type="float" office:value="0.0361445" calcext:value-type="float">
            <text:p>0.036144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75369" calcext:value-type="float">
            <text:p>-1.375369</text:p>
          </table:table-cell>
          <table:table-cell office:value-type="float" office:value="-1.059507" calcext:value-type="float">
            <text:p>-1.059507</text:p>
          </table:table-cell>
          <table:table-cell office:value-type="float" office:value="-0.8964453" calcext:value-type="float">
            <text:p>-0.8964453</text:p>
          </table:table-cell>
          <table:table-cell office:value-type="float" office:value="-0.7355321" calcext:value-type="float">
            <text:p>-0.7355321</text:p>
          </table:table-cell>
          <table:table-cell office:value-type="float" office:value="-0.5953657" calcext:value-type="float">
            <text:p>-0.5953657</text:p>
          </table:table-cell>
          <table:table-cell office:value-type="float" office:value="-0.484418" calcext:value-type="float">
            <text:p>-0.484418</text:p>
          </table:table-cell>
          <table:table-cell office:value-type="float" office:value="-0.3543632" calcext:value-type="float">
            <text:p>-0.3543632</text:p>
          </table:table-cell>
          <table:table-cell office:value-type="float" office:value="-0.01562329" calcext:value-type="float">
            <text:p>-0.01562329</text:p>
          </table:table-cell>
          <table:table-cell office:value-type="float" office:value="-0.008824299" calcext:value-type="float">
            <text:p>-0.008824299</text:p>
          </table:table-cell>
          <table:table-cell office:value-type="float" office:value="-0.006108454" calcext:value-type="float">
            <text:p>-0.006108454</text:p>
          </table:table-cell>
          <table:table-cell office:value-type="float" office:value="306.9011" calcext:value-type="float">
            <text:p>306.9011</text:p>
          </table:table-cell>
          <table:table-cell office:value-type="float" office:value="0" calcext:value-type="float">
            <text:p>0</text:p>
          </table:table-cell>
          <table:table-cell office:value-type="float" office:value="-1.995134" calcext:value-type="float">
            <text:p>-1.995134</text:p>
          </table:table-cell>
          <table:table-cell office:value-type="float" office:value="0.005958875" calcext:value-type="float">
            <text:p>0.00595887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1033768" calcext:value-type="float">
            <text:p>-1.033768E-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123.6992" calcext:value-type="float">
            <text:p>123.6992</text:p>
          </table:table-cell>
          <table:table-cell office:value-type="float" office:value="-4.127709" calcext:value-type="float">
            <text:p>-4.127709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45.198" calcext:value-type="float">
            <text:p>1345.198</text:p>
          </table:table-cell>
          <table:table-cell office:value-type="float" office:value="-6.723683" calcext:value-type="float">
            <text:p>-6.723683</text:p>
          </table:table-cell>
          <table:table-cell office:value-type="float" office:value="402.8919" calcext:value-type="float">
            <text:p>402.8919</text:p>
          </table:table-cell>
          <table:table-cell office:value-type="float" office:value="0.1482359" calcext:value-type="float">
            <text:p>0.1482359</text:p>
          </table:table-cell>
          <table:table-cell office:value-type="float" office:value="0.1559866" calcext:value-type="float">
            <text:p>0.1559866</text:p>
          </table:table-cell>
          <table:table-cell office:value-type="float" office:value="0.1610766" calcext:value-type="float">
            <text:p>0.1610766</text:p>
          </table:table-cell>
          <table:table-cell office:value-type="float" office:value="0.1665635" calcext:value-type="float">
            <text:p>0.1665635</text:p>
          </table:table-cell>
          <table:table-cell office:value-type="float" office:value="0.1723532" calcext:value-type="float">
            <text:p>0.1723532</text:p>
          </table:table-cell>
          <table:table-cell office:value-type="float" office:value="0.1781854" calcext:value-type="float">
            <text:p>0.1781854</text:p>
          </table:table-cell>
          <table:table-cell office:value-type="float" office:value="0.2387134" calcext:value-type="float">
            <text:p>0.2387134</text:p>
          </table:table-cell>
          <table:table-cell office:value-type="float" office:value="0.3564625" calcext:value-type="float">
            <text:p>0.3564625</text:p>
          </table:table-cell>
          <table:table-cell office:value-type="float" office:value="0.3789721" calcext:value-type="float">
            <text:p>0.3789721</text:p>
          </table:table-cell>
          <table:table-cell office:value-type="float" office:value="0.3939883" calcext:value-type="float">
            <text:p>0.3939883</text:p>
          </table:table-cell>
          <table:table-cell office:value-type="float" office:value="0.4118455" calcext:value-type="float">
            <text:p>0.411845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5814" calcext:value-type="float">
            <text:p>0.3585814</text:p>
          </table:table-cell>
          <table:table-cell office:value-type="float" office:value="0.3457622" calcext:value-type="float">
            <text:p>0.3457622</text:p>
          </table:table-cell>
          <table:table-cell office:value-type="float" office:value="0.1715071" calcext:value-type="float">
            <text:p>0.1715071</text:p>
          </table:table-cell>
          <table:table-cell office:value-type="float" office:value="0.1745653" calcext:value-type="float">
            <text:p>0.1745653</text:p>
          </table:table-cell>
          <table:table-cell office:value-type="float" office:value="0.2973374" calcext:value-type="float">
            <text:p>0.2973374</text:p>
          </table:table-cell>
          <table:table-cell office:value-type="float" office:value="0.3293777" calcext:value-type="float">
            <text:p>0.3293777</text:p>
          </table:table-cell>
          <table:table-cell office:value-type="float" office:value="0.2659612" calcext:value-type="float">
            <text:p>0.2659612</text:p>
          </table:table-cell>
          <table:table-cell office:value-type="float" office:value="0.03622186" calcext:value-type="float">
            <text:p>0.0362218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15347" calcext:value-type="float">
            <text:p>-1.515347</text:p>
          </table:table-cell>
          <table:table-cell office:value-type="float" office:value="-1.109846" calcext:value-type="float">
            <text:p>-1.109846</text:p>
          </table:table-cell>
          <table:table-cell office:value-type="float" office:value="-0.9120075" calcext:value-type="float">
            <text:p>-0.9120075</text:p>
          </table:table-cell>
          <table:table-cell office:value-type="float" office:value="-0.7432684" calcext:value-type="float">
            <text:p>-0.7432684</text:p>
          </table:table-cell>
          <table:table-cell office:value-type="float" office:value="-0.6031443" calcext:value-type="float">
            <text:p>-0.6031443</text:p>
          </table:table-cell>
          <table:table-cell office:value-type="float" office:value="-0.4920879" calcext:value-type="float">
            <text:p>-0.4920879</text:p>
          </table:table-cell>
          <table:table-cell office:value-type="float" office:value="-0.3606198" calcext:value-type="float">
            <text:p>-0.3606198</text:p>
          </table:table-cell>
          <table:table-cell office:value-type="float" office:value="-0.01573408" calcext:value-type="float">
            <text:p>-0.01573408</text:p>
          </table:table-cell>
          <table:table-cell office:value-type="float" office:value="-0.008753457" calcext:value-type="float">
            <text:p>-0.008753457</text:p>
          </table:table-cell>
          <table:table-cell office:value-type="float" office:value="-0.00604034" calcext:value-type="float">
            <text:p>-0.00604034</text:p>
          </table:table-cell>
          <table:table-cell office:value-type="float" office:value="313.1261" calcext:value-type="float">
            <text:p>313.1261</text:p>
          </table:table-cell>
          <table:table-cell office:value-type="float" office:value="0" calcext:value-type="float">
            <text:p>0</text:p>
          </table:table-cell>
          <table:table-cell office:value-type="float" office:value="-2.298258" calcext:value-type="float">
            <text:p>-2.298258</text:p>
          </table:table-cell>
          <table:table-cell office:value-type="float" office:value="0.005973872" calcext:value-type="float">
            <text:p>0.00597387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00001974404" calcext:value-type="float">
            <text:p>-1.974404E-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123.6992" calcext:value-type="float">
            <text:p>123.6992</text:p>
          </table:table-cell>
          <table:table-cell office:value-type="float" office:value="-4.185673" calcext:value-type="float">
            <text:p>-4.185673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44.311" calcext:value-type="float">
            <text:p>1344.311</text:p>
          </table:table-cell>
          <table:table-cell office:value-type="float" office:value="-5.779066" calcext:value-type="float">
            <text:p>-5.779066</text:p>
          </table:table-cell>
          <table:table-cell office:value-type="float" office:value="395.8994" calcext:value-type="float">
            <text:p>395.8994</text:p>
          </table:table-cell>
          <table:table-cell office:value-type="float" office:value="0.150199" calcext:value-type="float">
            <text:p>0.150199</text:p>
          </table:table-cell>
          <table:table-cell office:value-type="float" office:value="0.1559427" calcext:value-type="float">
            <text:p>0.1559427</text:p>
          </table:table-cell>
          <table:table-cell office:value-type="float" office:value="0.1604558" calcext:value-type="float">
            <text:p>0.1604558</text:p>
          </table:table-cell>
          <table:table-cell office:value-type="float" office:value="0.1659694" calcext:value-type="float">
            <text:p>0.1659694</text:p>
          </table:table-cell>
          <table:table-cell office:value-type="float" office:value="0.1718387" calcext:value-type="float">
            <text:p>0.1718387</text:p>
          </table:table-cell>
          <table:table-cell office:value-type="float" office:value="0.1776869" calcext:value-type="float">
            <text:p>0.1776869</text:p>
          </table:table-cell>
          <table:table-cell office:value-type="float" office:value="0.238168" calcext:value-type="float">
            <text:p>0.238168</text:p>
          </table:table-cell>
          <table:table-cell office:value-type="float" office:value="0.3564618" calcext:value-type="float">
            <text:p>0.3564618</text:p>
          </table:table-cell>
          <table:table-cell office:value-type="float" office:value="0.3779213" calcext:value-type="float">
            <text:p>0.3779213</text:p>
          </table:table-cell>
          <table:table-cell office:value-type="float" office:value="0.392702" calcext:value-type="float">
            <text:p>0.392702</text:p>
          </table:table-cell>
          <table:table-cell office:value-type="float" office:value="0.4118128" calcext:value-type="float">
            <text:p>0.411812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6112" calcext:value-type="float">
            <text:p>0.3566112</text:p>
          </table:table-cell>
          <table:table-cell office:value-type="float" office:value="0.3461816" calcext:value-type="float">
            <text:p>0.3461816</text:p>
          </table:table-cell>
          <table:table-cell office:value-type="float" office:value="0.1720893" calcext:value-type="float">
            <text:p>0.1720893</text:p>
          </table:table-cell>
          <table:table-cell office:value-type="float" office:value="0.1752218" calcext:value-type="float">
            <text:p>0.1752218</text:p>
          </table:table-cell>
          <table:table-cell office:value-type="float" office:value="0.297932" calcext:value-type="float">
            <text:p>0.297932</text:p>
          </table:table-cell>
          <table:table-cell office:value-type="float" office:value="0.3298762" calcext:value-type="float">
            <text:p>0.3298762</text:p>
          </table:table-cell>
          <table:table-cell office:value-type="float" office:value="0.2665067" calcext:value-type="float">
            <text:p>0.2665067</text:p>
          </table:table-cell>
          <table:table-cell office:value-type="float" office:value="0.03635089" calcext:value-type="float">
            <text:p>0.0363508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04211" calcext:value-type="float">
            <text:p>-1.404211</text:p>
          </table:table-cell>
          <table:table-cell office:value-type="float" office:value="-1.113898" calcext:value-type="float">
            <text:p>-1.113898</text:p>
          </table:table-cell>
          <table:table-cell office:value-type="float" office:value="-0.9343557" calcext:value-type="float">
            <text:p>-0.9343557</text:p>
          </table:table-cell>
          <table:table-cell office:value-type="float" office:value="-0.7597557" calcext:value-type="float">
            <text:p>-0.7597557</text:p>
          </table:table-cell>
          <table:table-cell office:value-type="float" office:value="-0.6142637" calcext:value-type="float">
            <text:p>-0.6142637</text:p>
          </table:table-cell>
          <table:table-cell office:value-type="float" office:value="-0.5005807" calcext:value-type="float">
            <text:p>-0.5005807</text:p>
          </table:table-cell>
          <table:table-cell office:value-type="float" office:value="-0.3669618" calcext:value-type="float">
            <text:p>-0.3669618</text:p>
          </table:table-cell>
          <table:table-cell office:value-type="float" office:value="-0.01573429" calcext:value-type="float">
            <text:p>-0.01573429</text:p>
          </table:table-cell>
          <table:table-cell office:value-type="float" office:value="-0.008990456" calcext:value-type="float">
            <text:p>-0.008990456</text:p>
          </table:table-cell>
          <table:table-cell office:value-type="float" office:value="-0.006232985" calcext:value-type="float">
            <text:p>-0.006232985</text:p>
          </table:table-cell>
          <table:table-cell office:value-type="float" office:value="320.6521" calcext:value-type="float">
            <text:p>320.6521</text:p>
          </table:table-cell>
          <table:table-cell office:value-type="float" office:value="0" calcext:value-type="float">
            <text:p>0</text:p>
          </table:table-cell>
          <table:table-cell office:value-type="float" office:value="-2.022843" calcext:value-type="float">
            <text:p>-2.022843</text:p>
          </table:table-cell>
          <table:table-cell office:value-type="float" office:value="0.005986964" calcext:value-type="float">
            <text:p>0.0059869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02095476" calcext:value-type="float">
            <text:p>2.095476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128.6993" calcext:value-type="float">
            <text:p>128.6993</text:p>
          </table:table-cell>
          <table:table-cell office:value-type="float" office:value="-4.44552" calcext:value-type="float">
            <text:p>-4.44552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50.163" calcext:value-type="float">
            <text:p>1350.163</text:p>
          </table:table-cell>
          <table:table-cell office:value-type="float" office:value="-6.371305" calcext:value-type="float">
            <text:p>-6.371305</text:p>
          </table:table-cell>
          <table:table-cell office:value-type="float" office:value="391.7767" calcext:value-type="float">
            <text:p>391.7767</text:p>
          </table:table-cell>
          <table:table-cell office:value-type="float" office:value="0.1643988" calcext:value-type="float">
            <text:p>0.1643988</text:p>
          </table:table-cell>
          <table:table-cell office:value-type="float" office:value="0.1625977" calcext:value-type="float">
            <text:p>0.1625977</text:p>
          </table:table-cell>
          <table:table-cell office:value-type="float" office:value="0.1632138" calcext:value-type="float">
            <text:p>0.1632138</text:p>
          </table:table-cell>
          <table:table-cell office:value-type="float" office:value="0.1679092" calcext:value-type="float">
            <text:p>0.1679092</text:p>
          </table:table-cell>
          <table:table-cell office:value-type="float" office:value="0.189433" calcext:value-type="float">
            <text:p>0.189433</text:p>
          </table:table-cell>
          <table:table-cell office:value-type="float" office:value="0.1883073" calcext:value-type="float">
            <text:p>0.1883073</text:p>
          </table:table-cell>
          <table:table-cell office:value-type="float" office:value="0.2478648" calcext:value-type="float">
            <text:p>0.2478648</text:p>
          </table:table-cell>
          <table:table-cell office:value-type="float" office:value="0.3564624" calcext:value-type="float">
            <text:p>0.3564624</text:p>
          </table:table-cell>
          <table:table-cell office:value-type="float" office:value="0.3787009" calcext:value-type="float">
            <text:p>0.3787009</text:p>
          </table:table-cell>
          <table:table-cell office:value-type="float" office:value="0.3936454" calcext:value-type="float">
            <text:p>0.3936454</text:p>
          </table:table-cell>
          <table:table-cell office:value-type="float" office:value="0.4118075" calcext:value-type="float">
            <text:p>0.411807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9939" calcext:value-type="float">
            <text:p>0.3419939</text:p>
          </table:table-cell>
          <table:table-cell office:value-type="float" office:value="0.3390566" calcext:value-type="float">
            <text:p>0.3390566</text:p>
          </table:table-cell>
          <table:table-cell office:value-type="float" office:value="0.169102" calcext:value-type="float">
            <text:p>0.169102</text:p>
          </table:table-cell>
          <table:table-cell office:value-type="float" office:value="0.1732775" calcext:value-type="float">
            <text:p>0.1732775</text:p>
          </table:table-cell>
          <table:table-cell office:value-type="float" office:value="0.3025259" calcext:value-type="float">
            <text:p>0.3025259</text:p>
          </table:table-cell>
          <table:table-cell office:value-type="float" office:value="0.328681" calcext:value-type="float">
            <text:p>0.328681</text:p>
          </table:table-cell>
          <table:table-cell office:value-type="float" office:value="0.2667763" calcext:value-type="float">
            <text:p>0.2667763</text:p>
          </table:table-cell>
          <table:table-cell office:value-type="float" office:value="0.03652763" calcext:value-type="float">
            <text:p>0.03652763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078696" calcext:value-type="float">
            <text:p>-0.8078696</text:p>
          </table:table-cell>
          <table:table-cell office:value-type="float" office:value="-0.8646874" calcext:value-type="float">
            <text:p>-0.8646874</text:p>
          </table:table-cell>
          <table:table-cell office:value-type="float" office:value="-0.8436911" calcext:value-type="float">
            <text:p>-0.8436911</text:p>
          </table:table-cell>
          <table:table-cell office:value-type="float" office:value="-0.7098447" calcext:value-type="float">
            <text:p>-0.7098447</text:p>
          </table:table-cell>
          <table:table-cell office:value-type="float" office:value="-0.3364787" calcext:value-type="float">
            <text:p>-0.3364787</text:p>
          </table:table-cell>
          <table:table-cell office:value-type="float" office:value="-0.4818461" calcext:value-type="float">
            <text:p>-0.4818461</text:p>
          </table:table-cell>
          <table:table-cell office:value-type="float" office:value="-0.3703615" calcext:value-type="float">
            <text:p>-0.3703615</text:p>
          </table:table-cell>
          <table:table-cell office:value-type="float" office:value="-0.0157338" calcext:value-type="float">
            <text:p>-0.0157338</text:p>
          </table:table-cell>
          <table:table-cell office:value-type="float" office:value="-0.008813895" calcext:value-type="float">
            <text:p>-0.008813895</text:p>
          </table:table-cell>
          <table:table-cell office:value-type="float" office:value="-0.006091002" calcext:value-type="float">
            <text:p>-0.006091002</text:p>
          </table:table-cell>
          <table:table-cell office:value-type="float" office:value="326.5269" calcext:value-type="float">
            <text:p>326.5269</text:p>
          </table:table-cell>
          <table:table-cell office:value-type="float" office:value="0" calcext:value-type="float">
            <text:p>0</text:p>
          </table:table-cell>
          <table:table-cell office:value-type="float" office:value="-2.618405" calcext:value-type="float">
            <text:p>-2.618405</text:p>
          </table:table-cell>
          <table:table-cell office:value-type="float" office:value="0.005967349" calcext:value-type="float">
            <text:p>0.00596734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4209578" calcext:value-type="float">
            <text:p>4.209578E-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128.7993" calcext:value-type="float">
            <text:p>128.7993</text:p>
          </table:table-cell>
          <table:table-cell office:value-type="float" office:value="-4.355205" calcext:value-type="float">
            <text:p>-4.355205</text:p>
          </table:table-cell>
          <table:table-cell office:value-type="float" office:value="0.8348857" calcext:value-type="float">
            <text:p>0.8348857</text:p>
          </table:table-cell>
          <table:table-cell office:value-type="float" office:value="1348.895" calcext:value-type="float">
            <text:p>1348.895</text:p>
          </table:table-cell>
          <table:table-cell office:value-type="float" office:value="-5.094249" calcext:value-type="float">
            <text:p>-5.094249</text:p>
          </table:table-cell>
          <table:table-cell office:value-type="float" office:value="388.8276" calcext:value-type="float">
            <text:p>388.8276</text:p>
          </table:table-cell>
          <table:table-cell office:value-type="float" office:value="0.1720821" calcext:value-type="float">
            <text:p>0.1720821</text:p>
          </table:table-cell>
          <table:table-cell office:value-type="float" office:value="0.1693551" calcext:value-type="float">
            <text:p>0.1693551</text:p>
          </table:table-cell>
          <table:table-cell office:value-type="float" office:value="0.1686232" calcext:value-type="float">
            <text:p>0.1686232</text:p>
          </table:table-cell>
          <table:table-cell office:value-type="float" office:value="0.1724226" calcext:value-type="float">
            <text:p>0.1724226</text:p>
          </table:table-cell>
          <table:table-cell office:value-type="float" office:value="0.1803415" calcext:value-type="float">
            <text:p>0.1803415</text:p>
          </table:table-cell>
          <table:table-cell office:value-type="float" office:value="0.1840468" calcext:value-type="float">
            <text:p>0.1840468</text:p>
          </table:table-cell>
          <table:table-cell office:value-type="float" office:value="0.249247" calcext:value-type="float">
            <text:p>0.249247</text:p>
          </table:table-cell>
          <table:table-cell office:value-type="float" office:value="0.3564637" calcext:value-type="float">
            <text:p>0.3564637</text:p>
          </table:table-cell>
          <table:table-cell office:value-type="float" office:value="0.3777284" calcext:value-type="float">
            <text:p>0.3777284</text:p>
          </table:table-cell>
          <table:table-cell office:value-type="float" office:value="0.3924251" calcext:value-type="float">
            <text:p>0.3924251</text:p>
          </table:table-cell>
          <table:table-cell office:value-type="float" office:value="0.4117934" calcext:value-type="float">
            <text:p>0.411793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7543" calcext:value-type="float">
            <text:p>0.3307543</text:p>
          </table:table-cell>
          <table:table-cell office:value-type="float" office:value="0.3327178" calcext:value-type="float">
            <text:p>0.3327178</text:p>
          </table:table-cell>
          <table:table-cell office:value-type="float" office:value="0.1634018" calcext:value-type="float">
            <text:p>0.1634018</text:p>
          </table:table-cell>
          <table:table-cell office:value-type="float" office:value="0.168741" calcext:value-type="float">
            <text:p>0.168741</text:p>
          </table:table-cell>
          <table:table-cell office:value-type="float" office:value="0.3117607" calcext:value-type="float">
            <text:p>0.3117607</text:p>
          </table:table-cell>
          <table:table-cell office:value-type="float" office:value="0.3254511" calcext:value-type="float">
            <text:p>0.3254511</text:p>
          </table:table-cell>
          <table:table-cell office:value-type="float" office:value="0.2653947" calcext:value-type="float">
            <text:p>0.2653947</text:p>
          </table:table-cell>
          <table:table-cell office:value-type="float" office:value="0.03666219" calcext:value-type="float">
            <text:p>0.0366621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10509" calcext:value-type="float">
            <text:p>-0.610509</text:p>
          </table:table-cell>
          <table:table-cell office:value-type="float" office:value="-0.6730491" calcext:value-type="float">
            <text:p>-0.6730491</text:p>
          </table:table-cell>
          <table:table-cell office:value-type="float" office:value="-0.6907287" calcext:value-type="float">
            <text:p>-0.6907287</text:p>
          </table:table-cell>
          <table:table-cell office:value-type="float" office:value="-0.6023679" calcext:value-type="float">
            <text:p>-0.6023679</text:p>
          </table:table-cell>
          <table:table-cell office:value-type="float" office:value="-0.4566959" calcext:value-type="float">
            <text:p>-0.4566959</text:p>
          </table:table-cell>
          <table:table-cell office:value-type="float" office:value="-0.4308953" calcext:value-type="float">
            <text:p>-0.4308953</text:p>
          </table:table-cell>
          <table:table-cell office:value-type="float" office:value="-0.3543852" calcext:value-type="float">
            <text:p>-0.3543852</text:p>
          </table:table-cell>
          <table:table-cell office:value-type="float" office:value="-0.0157336" calcext:value-type="float">
            <text:p>-0.0157336</text:p>
          </table:table-cell>
          <table:table-cell office:value-type="float" office:value="-0.009034669" calcext:value-type="float">
            <text:p>-0.009034669</text:p>
          </table:table-cell>
          <table:table-cell office:value-type="float" office:value="-0.006275308" calcext:value-type="float">
            <text:p>-0.006275308</text:p>
          </table:table-cell>
          <table:table-cell office:value-type="float" office:value="334.0251" calcext:value-type="float">
            <text:p>334.0251</text:p>
          </table:table-cell>
          <table:table-cell office:value-type="float" office:value="0" calcext:value-type="float">
            <text:p>0</text:p>
          </table:table-cell>
          <table:table-cell office:value-type="float" office:value="-0.7077329" calcext:value-type="float">
            <text:p>-0.7077329</text:p>
          </table:table-cell>
          <table:table-cell office:value-type="float" office:value="0.005923782" calcext:value-type="float">
            <text:p>0.00592378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4014" calcext:value-type="float">
            <text:p>4.014E-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158.899" calcext:value-type="float">
            <text:p>158.899</text:p>
          </table:table-cell>
          <table:table-cell office:value-type="float" office:value="-4.493624" calcext:value-type="float">
            <text:p>-4.493624</text:p>
          </table:table-cell>
          <table:table-cell office:value-type="float" office:value="12.0898" calcext:value-type="float">
            <text:p>12.0898</text:p>
          </table:table-cell>
          <table:table-cell office:value-type="float" office:value="1367.923" calcext:value-type="float">
            <text:p>1367.923</text:p>
          </table:table-cell>
          <table:table-cell office:value-type="float" office:value="-5.137951" calcext:value-type="float">
            <text:p>-5.137951</text:p>
          </table:table-cell>
          <table:table-cell office:value-type="float" office:value="390.4175" calcext:value-type="float">
            <text:p>390.4175</text:p>
          </table:table-cell>
          <table:table-cell office:value-type="float" office:value="0.1939673" calcext:value-type="float">
            <text:p>0.1939673</text:p>
          </table:table-cell>
          <table:table-cell office:value-type="float" office:value="0.1781166" calcext:value-type="float">
            <text:p>0.1781166</text:p>
          </table:table-cell>
          <table:table-cell office:value-type="float" office:value="0.1770058" calcext:value-type="float">
            <text:p>0.1770058</text:p>
          </table:table-cell>
          <table:table-cell office:value-type="float" office:value="0.2774554" calcext:value-type="float">
            <text:p>0.2774554</text:p>
          </table:table-cell>
          <table:table-cell office:value-type="float" office:value="0.2028815" calcext:value-type="float">
            <text:p>0.2028815</text:p>
          </table:table-cell>
          <table:table-cell office:value-type="float" office:value="0.1956037" calcext:value-type="float">
            <text:p>0.1956037</text:p>
          </table:table-cell>
          <table:table-cell office:value-type="float" office:value="0.2509804" calcext:value-type="float">
            <text:p>0.2509804</text:p>
          </table:table-cell>
          <table:table-cell office:value-type="float" office:value="0.3564649" calcext:value-type="float">
            <text:p>0.3564649</text:p>
          </table:table-cell>
          <table:table-cell office:value-type="float" office:value="0.3782626" calcext:value-type="float">
            <text:p>0.3782626</text:p>
          </table:table-cell>
          <table:table-cell office:value-type="float" office:value="0.3931137" calcext:value-type="float">
            <text:p>0.3931137</text:p>
          </table:table-cell>
          <table:table-cell office:value-type="float" office:value="0.4118069" calcext:value-type="float">
            <text:p>0.4118069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5010415" calcext:value-type="float">
            <text:p>0.005010415</text:p>
          </table:table-cell>
          <table:table-cell office:value-type="float" office:value="0.3215469" calcext:value-type="float">
            <text:p>0.3215469</text:p>
          </table:table-cell>
          <table:table-cell office:value-type="float" office:value="0.3256726" calcext:value-type="float">
            <text:p>0.3256726</text:p>
          </table:table-cell>
          <table:table-cell office:value-type="float" office:value="0.1551277" calcext:value-type="float">
            <text:p>0.1551277</text:p>
          </table:table-cell>
          <table:table-cell office:value-type="float" office:value="0.175467" calcext:value-type="float">
            <text:p>0.175467</text:p>
          </table:table-cell>
          <table:table-cell office:value-type="float" office:value="0.3147025" calcext:value-type="float">
            <text:p>0.3147025</text:p>
          </table:table-cell>
          <table:table-cell office:value-type="float" office:value="0.3218746" calcext:value-type="float">
            <text:p>0.3218746</text:p>
          </table:table-cell>
          <table:table-cell office:value-type="float" office:value="0.2636602" calcext:value-type="float">
            <text:p>0.2636602</text:p>
          </table:table-cell>
          <table:table-cell office:value-type="float" office:value="0.03673372" calcext:value-type="float">
            <text:p>0.03673372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654959" calcext:value-type="float">
            <text:p>4.654959E-05</text:p>
          </table:table-cell>
          <table:table-cell office:value-type="float" office:value="-0.3904558" calcext:value-type="float">
            <text:p>-0.3904558</text:p>
          </table:table-cell>
          <table:table-cell office:value-type="float" office:value="-0.4958467" calcext:value-type="float">
            <text:p>-0.4958467</text:p>
          </table:table-cell>
          <table:table-cell office:value-type="float" office:value="-0.5155266" calcext:value-type="float">
            <text:p>-0.5155266</text:p>
          </table:table-cell>
          <table:table-cell office:value-type="float" office:value="-0.03485526" calcext:value-type="float">
            <text:p>-0.03485526</text:p>
          </table:table-cell>
          <table:table-cell office:value-type="float" office:value="-0.3022509" calcext:value-type="float">
            <text:p>-0.3022509</text:p>
          </table:table-cell>
          <table:table-cell office:value-type="float" office:value="-0.3833863" calcext:value-type="float">
            <text:p>-0.3833863</text:p>
          </table:table-cell>
          <table:table-cell office:value-type="float" office:value="-0.3355748" calcext:value-type="float">
            <text:p>-0.3355748</text:p>
          </table:table-cell>
          <table:table-cell office:value-type="float" office:value="-0.01573365" calcext:value-type="float">
            <text:p>-0.01573365</text:p>
          </table:table-cell>
          <table:table-cell office:value-type="float" office:value="-0.008912617" calcext:value-type="float">
            <text:p>-0.008912617</text:p>
          </table:table-cell>
          <table:table-cell office:value-type="float" office:value="-0.006170688" calcext:value-type="float">
            <text:p>-0.006170688</text:p>
          </table:table-cell>
          <table:table-cell office:value-type="float" office:value="340.0994" calcext:value-type="float">
            <text:p>340.099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9979" calcext:value-type="float">
            <text:p>0.0109979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0.005010803" calcext:value-type="float">
            <text:p>0.0050108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177.8988" calcext:value-type="float">
            <text:p>177.8988</text:p>
          </table:table-cell>
          <table:table-cell office:value-type="float" office:value="-4.56067" calcext:value-type="float">
            <text:p>-4.56067</text:p>
          </table:table-cell>
          <table:table-cell office:value-type="float" office:value="18.3015" calcext:value-type="float">
            <text:p>18.3015</text:p>
          </table:table-cell>
          <table:table-cell office:value-type="float" office:value="1380.244" calcext:value-type="float">
            <text:p>1380.244</text:p>
          </table:table-cell>
          <table:table-cell office:value-type="float" office:value="-4.60364" calcext:value-type="float">
            <text:p>-4.60364</text:p>
          </table:table-cell>
          <table:table-cell office:value-type="float" office:value="424.2148" calcext:value-type="float">
            <text:p>424.2148</text:p>
          </table:table-cell>
          <table:table-cell office:value-type="float" office:value="0.184742" calcext:value-type="float">
            <text:p>0.184742</text:p>
          </table:table-cell>
          <table:table-cell office:value-type="float" office:value="0.1988448" calcext:value-type="float">
            <text:p>0.1988448</text:p>
          </table:table-cell>
          <table:table-cell office:value-type="float" office:value="0.2851684" calcext:value-type="float">
            <text:p>0.2851684</text:p>
          </table:table-cell>
          <table:table-cell office:value-type="float" office:value="0.307876" calcext:value-type="float">
            <text:p>0.307876</text:p>
          </table:table-cell>
          <table:table-cell office:value-type="float" office:value="0.2087828" calcext:value-type="float">
            <text:p>0.2087828</text:p>
          </table:table-cell>
          <table:table-cell office:value-type="float" office:value="0.2015658" calcext:value-type="float">
            <text:p>0.2015658</text:p>
          </table:table-cell>
          <table:table-cell office:value-type="float" office:value="0.2541254" calcext:value-type="float">
            <text:p>0.2541254</text:p>
          </table:table-cell>
          <table:table-cell office:value-type="float" office:value="0.3564656" calcext:value-type="float">
            <text:p>0.3564656</text:p>
          </table:table-cell>
          <table:table-cell office:value-type="float" office:value="0.3784167" calcext:value-type="float">
            <text:p>0.3784167</text:p>
          </table:table-cell>
          <table:table-cell office:value-type="float" office:value="0.3933233" calcext:value-type="float">
            <text:p>0.3933233</text:p>
          </table:table-cell>
          <table:table-cell office:value-type="float" office:value="0.4118162" calcext:value-type="float">
            <text:p>0.411816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7325" calcext:value-type="float">
            <text:p>0.3077325</text:p>
          </table:table-cell>
          <table:table-cell office:value-type="float" office:value="0.3082361" calcext:value-type="float">
            <text:p>0.3082361</text:p>
          </table:table-cell>
          <table:table-cell office:value-type="float" office:value="0.1557467" calcext:value-type="float">
            <text:p>0.1557467</text:p>
          </table:table-cell>
          <table:table-cell office:value-type="float" office:value="0.1931336" calcext:value-type="float">
            <text:p>0.1931336</text:p>
          </table:table-cell>
          <table:table-cell office:value-type="float" office:value="0.3085545" calcext:value-type="float">
            <text:p>0.3085545</text:p>
          </table:table-cell>
          <table:table-cell office:value-type="float" office:value="0.315917" calcext:value-type="float">
            <text:p>0.315917</text:p>
          </table:table-cell>
          <table:table-cell office:value-type="float" office:value="0.2605158" calcext:value-type="float">
            <text:p>0.2605158</text:p>
          </table:table-cell>
          <table:table-cell office:value-type="float" office:value="0.03667221" calcext:value-type="float">
            <text:p>0.03667221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7033803" calcext:value-type="float">
            <text:p>7.033803E-05</text:p>
          </table:table-cell>
          <table:table-cell office:value-type="float" office:value="-0.3932611" calcext:value-type="float">
            <text:p>-0.3932611</text:p>
          </table:table-cell>
          <table:table-cell office:value-type="float" office:value="-0.2527795" calcext:value-type="float">
            <text:p>-0.2527795</text:p>
          </table:table-cell>
          <table:table-cell office:value-type="float" office:value="-0.02724302" calcext:value-type="float">
            <text:p>-0.02724302</text:p>
          </table:table-cell>
          <table:table-cell office:value-type="float" office:value="-0.01580398" calcext:value-type="float">
            <text:p>-0.01580398</text:p>
          </table:table-cell>
          <table:table-cell office:value-type="float" office:value="-0.2498171" calcext:value-type="float">
            <text:p>-0.2498171</text:p>
          </table:table-cell>
          <table:table-cell office:value-type="float" office:value="-0.3158585" calcext:value-type="float">
            <text:p>-0.3158585</text:p>
          </table:table-cell>
          <table:table-cell office:value-type="float" office:value="-0.3040687" calcext:value-type="float">
            <text:p>-0.3040687</text:p>
          </table:table-cell>
          <table:table-cell office:value-type="float" office:value="-0.01573276" calcext:value-type="float">
            <text:p>-0.01573276</text:p>
          </table:table-cell>
          <table:table-cell office:value-type="float" office:value="-0.008877896" calcext:value-type="float">
            <text:p>-0.008877896</text:p>
          </table:table-cell>
          <table:table-cell office:value-type="float" office:value="-0.006139266" calcext:value-type="float">
            <text:p>-0.006139266</text:p>
          </table:table-cell>
          <table:table-cell office:value-type="float" office:value="346.5432" calcext:value-type="float">
            <text:p>346.5432</text:p>
          </table:table-cell>
          <table:table-cell office:value-type="float" office:value="0" calcext:value-type="float">
            <text:p>0</text:p>
          </table:table-cell>
          <table:table-cell office:value-type="float" office:value="-8.087785" calcext:value-type="float">
            <text:p>-8.087785</text:p>
          </table:table-cell>
          <table:table-cell office:value-type="float" office:value="0.0059306" calcext:value-type="float">
            <text:p>0.005930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0.009999754" calcext:value-type="float">
            <text:p>-0.0099997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178.5989" calcext:value-type="float">
            <text:p>178.5989</text:p>
          </table:table-cell>
          <table:table-cell office:value-type="float" office:value="-4.595958" calcext:value-type="float">
            <text:p>-4.595958</text:p>
          </table:table-cell>
          <table:table-cell office:value-type="float" office:value="18.3015" calcext:value-type="float">
            <text:p>18.3015</text:p>
          </table:table-cell>
          <table:table-cell office:value-type="float" office:value="1379.598" calcext:value-type="float">
            <text:p>1379.598</text:p>
          </table:table-cell>
          <table:table-cell office:value-type="float" office:value="-3.222549" calcext:value-type="float">
            <text:p>-3.222549</text:p>
          </table:table-cell>
          <table:table-cell office:value-type="float" office:value="424.2361" calcext:value-type="float">
            <text:p>424.2361</text:p>
          </table:table-cell>
          <table:table-cell office:value-type="float" office:value="0.1897294" calcext:value-type="float">
            <text:p>0.1897294</text:p>
          </table:table-cell>
          <table:table-cell office:value-type="float" office:value="0.2088837" calcext:value-type="float">
            <text:p>0.2088837</text:p>
          </table:table-cell>
          <table:table-cell office:value-type="float" office:value="0.2854608" calcext:value-type="float">
            <text:p>0.2854608</text:p>
          </table:table-cell>
          <table:table-cell office:value-type="float" office:value="0.2884412" calcext:value-type="float">
            <text:p>0.2884412</text:p>
          </table:table-cell>
          <table:table-cell office:value-type="float" office:value="0.2102458" calcext:value-type="float">
            <text:p>0.2102458</text:p>
          </table:table-cell>
          <table:table-cell office:value-type="float" office:value="0.2061943" calcext:value-type="float">
            <text:p>0.2061943</text:p>
          </table:table-cell>
          <table:table-cell office:value-type="float" office:value="0.2574848" calcext:value-type="float">
            <text:p>0.2574848</text:p>
          </table:table-cell>
          <table:table-cell office:value-type="float" office:value="0.3564664" calcext:value-type="float">
            <text:p>0.3564664</text:p>
          </table:table-cell>
          <table:table-cell office:value-type="float" office:value="0.3775586" calcext:value-type="float">
            <text:p>0.3775586</text:p>
          </table:table-cell>
          <table:table-cell office:value-type="float" office:value="0.3921907" calcext:value-type="float">
            <text:p>0.3921907</text:p>
          </table:table-cell>
          <table:table-cell office:value-type="float" office:value="0.4118072" calcext:value-type="float">
            <text:p>0.411807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6949" calcext:value-type="float">
            <text:p>0.2866949</text:p>
          </table:table-cell>
          <table:table-cell office:value-type="float" office:value="0.2981535" calcext:value-type="float">
            <text:p>0.2981535</text:p>
          </table:table-cell>
          <table:table-cell office:value-type="float" office:value="0.1626396" calcext:value-type="float">
            <text:p>0.1626396</text:p>
          </table:table-cell>
          <table:table-cell office:value-type="float" office:value="0.2029282" calcext:value-type="float">
            <text:p>0.2029282</text:p>
          </table:table-cell>
          <table:table-cell office:value-type="float" office:value="0.3033306" calcext:value-type="float">
            <text:p>0.3033306</text:p>
          </table:table-cell>
          <table:table-cell office:value-type="float" office:value="0.3112891" calcext:value-type="float">
            <text:p>0.3112891</text:p>
          </table:table-cell>
          <table:table-cell office:value-type="float" office:value="0.2571568" calcext:value-type="float">
            <text:p>0.2571568</text:p>
          </table:table-cell>
          <table:table-cell office:value-type="float" office:value="0.03647708" calcext:value-type="float">
            <text:p>0.0364770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344742" calcext:value-type="float">
            <text:p>9.344742E-06</text:p>
          </table:table-cell>
          <table:table-cell office:value-type="float" office:value="-0.3368303" calcext:value-type="float">
            <text:p>-0.3368303</text:p>
          </table:table-cell>
          <table:table-cell office:value-type="float" office:value="-0.1867217" calcext:value-type="float">
            <text:p>-0.1867217</text:p>
          </table:table-cell>
          <table:table-cell office:value-type="float" office:value="-0.02687148" calcext:value-type="float">
            <text:p>-0.02687148</text:p>
          </table:table-cell>
          <table:table-cell office:value-type="float" office:value="-0.02498959" calcext:value-type="float">
            <text:p>-0.02498959</text:p>
          </table:table-cell>
          <table:table-cell office:value-type="float" office:value="-0.2131168" calcext:value-type="float">
            <text:p>-0.2131168</text:p>
          </table:table-cell>
          <table:table-cell office:value-type="float" office:value="-0.2728643" calcext:value-type="float">
            <text:p>-0.2728643</text:p>
          </table:table-cell>
          <table:table-cell office:value-type="float" office:value="-0.2739874" calcext:value-type="float">
            <text:p>-0.2739874</text:p>
          </table:table-cell>
          <table:table-cell office:value-type="float" office:value="-0.01573245" calcext:value-type="float">
            <text:p>-0.01573245</text:p>
          </table:table-cell>
          <table:table-cell office:value-type="float" office:value="-0.00907388" calcext:value-type="float">
            <text:p>-0.00907388</text:p>
          </table:table-cell>
          <table:table-cell office:value-type="float" office:value="-0.006311454" calcext:value-type="float">
            <text:p>-0.006311454</text:p>
          </table:table-cell>
          <table:table-cell office:value-type="float" office:value="354.019" calcext:value-type="float">
            <text:p>354.019</text:p>
          </table:table-cell>
          <table:table-cell office:value-type="float" office:value="0" calcext:value-type="float">
            <text:p>0</text:p>
          </table:table-cell>
          <table:table-cell office:value-type="float" office:value="-4.228316" calcext:value-type="float">
            <text:p>-4.228316</text:p>
          </table:table-cell>
          <table:table-cell office:value-type="float" office:value="0.005845579" calcext:value-type="float">
            <text:p>0.00584557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0.009999735" calcext:value-type="float">
            <text:p>-0.0099997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179.4989" calcext:value-type="float">
            <text:p>179.4989</text:p>
          </table:table-cell>
          <table:table-cell office:value-type="float" office:value="-4.584627" calcext:value-type="float">
            <text:p>-4.584627</text:p>
          </table:table-cell>
          <table:table-cell office:value-type="float" office:value="18.3015" calcext:value-type="float">
            <text:p>18.3015</text:p>
          </table:table-cell>
          <table:table-cell office:value-type="float" office:value="1380.767" calcext:value-type="float">
            <text:p>1380.767</text:p>
          </table:table-cell>
          <table:table-cell office:value-type="float" office:value="-3.50288" calcext:value-type="float">
            <text:p>-3.50288</text:p>
          </table:table-cell>
          <table:table-cell office:value-type="float" office:value="425.4583" calcext:value-type="float">
            <text:p>425.4583</text:p>
          </table:table-cell>
          <table:table-cell office:value-type="float" office:value="0.2048701" calcext:value-type="float">
            <text:p>0.2048701</text:p>
          </table:table-cell>
          <table:table-cell office:value-type="float" office:value="0.2169863" calcext:value-type="float">
            <text:p>0.2169863</text:p>
          </table:table-cell>
          <table:table-cell office:value-type="float" office:value="0.2782199" calcext:value-type="float">
            <text:p>0.2782199</text:p>
          </table:table-cell>
          <table:table-cell office:value-type="float" office:value="0.2795647" calcext:value-type="float">
            <text:p>0.2795647</text:p>
          </table:table-cell>
          <table:table-cell office:value-type="float" office:value="0.2084621" calcext:value-type="float">
            <text:p>0.2084621</text:p>
          </table:table-cell>
          <table:table-cell office:value-type="float" office:value="0.2091708" calcext:value-type="float">
            <text:p>0.2091708</text:p>
          </table:table-cell>
          <table:table-cell office:value-type="float" office:value="0.260699" calcext:value-type="float">
            <text:p>0.260699</text:p>
          </table:table-cell>
          <table:table-cell office:value-type="float" office:value="0.3566241" calcext:value-type="float">
            <text:p>0.3566241</text:p>
          </table:table-cell>
          <table:table-cell office:value-type="float" office:value="0.3784311" calcext:value-type="float">
            <text:p>0.3784311</text:p>
          </table:table-cell>
          <table:table-cell office:value-type="float" office:value="0.3932551" calcext:value-type="float">
            <text:p>0.3932551</text:p>
          </table:table-cell>
          <table:table-cell office:value-type="float" office:value="0.4118147" calcext:value-type="float">
            <text:p>0.411814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1359" calcext:value-type="float">
            <text:p>0.2721359</text:p>
          </table:table-cell>
          <table:table-cell office:value-type="float" office:value="0.2900563" calcext:value-type="float">
            <text:p>0.2900563</text:p>
          </table:table-cell>
          <table:table-cell office:value-type="float" office:value="0.1677358" calcext:value-type="float">
            <text:p>0.1677358</text:p>
          </table:table-cell>
          <table:table-cell office:value-type="float" office:value="0.210785" calcext:value-type="float">
            <text:p>0.210785</text:p>
          </table:table-cell>
          <table:table-cell office:value-type="float" office:value="0.2992361" calcext:value-type="float">
            <text:p>0.2992361</text:p>
          </table:table-cell>
          <table:table-cell office:value-type="float" office:value="0.3074908" calcext:value-type="float">
            <text:p>0.3074908</text:p>
          </table:table-cell>
          <table:table-cell office:value-type="float" office:value="0.2539426" calcext:value-type="float">
            <text:p>0.2539426</text:p>
          </table:table-cell>
          <table:table-cell office:value-type="float" office:value="0.03617056" calcext:value-type="float">
            <text:p>0.0361705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106069" calcext:value-type="float">
            <text:p>-0.2106069</text:p>
          </table:table-cell>
          <table:table-cell office:value-type="float" office:value="-0.1479019" calcext:value-type="float">
            <text:p>-0.1479019</text:p>
          </table:table-cell>
          <table:table-cell office:value-type="float" office:value="-0.03210893" calcext:value-type="float">
            <text:p>-0.03210893</text:p>
          </table:table-cell>
          <table:table-cell office:value-type="float" office:value="-0.03105169" calcext:value-type="float">
            <text:p>-0.03105169</text:p>
          </table:table-cell>
          <table:table-cell office:value-type="float" office:value="-0.1887275" calcext:value-type="float">
            <text:p>-0.1887275</text:p>
          </table:table-cell>
          <table:table-cell office:value-type="float" office:value="-0.2426245" calcext:value-type="float">
            <text:p>-0.2426245</text:p>
          </table:table-cell>
          <table:table-cell office:value-type="float" office:value="-0.2483057" calcext:value-type="float">
            <text:p>-0.2483057</text:p>
          </table:table-cell>
          <table:table-cell office:value-type="float" office:value="-0.01566307" calcext:value-type="float">
            <text:p>-0.01566307</text:p>
          </table:table-cell>
          <table:table-cell office:value-type="float" office:value="-0.008874666" calcext:value-type="float">
            <text:p>-0.008874666</text:p>
          </table:table-cell>
          <table:table-cell office:value-type="float" office:value="-0.006149495" calcext:value-type="float">
            <text:p>-0.006149495</text:p>
          </table:table-cell>
          <table:table-cell office:value-type="float" office:value="359.8585" calcext:value-type="float">
            <text:p>359.8585</text:p>
          </table:table-cell>
          <table:table-cell office:value-type="float" office:value="0" calcext:value-type="float">
            <text:p>0</text:p>
          </table:table-cell>
          <table:table-cell office:value-type="float" office:value="-1.083012" calcext:value-type="float">
            <text:p>-1.083012</text:p>
          </table:table-cell>
          <table:table-cell office:value-type="float" office:value="0.005805318" calcext:value-type="float">
            <text:p>0.00580531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0999974" calcext:value-type="float">
            <text:p>-0.009999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179.4989" calcext:value-type="float">
            <text:p>179.4989</text:p>
          </table:table-cell>
          <table:table-cell office:value-type="float" office:value="-4.555653" calcext:value-type="float">
            <text:p>-4.555653</text:p>
          </table:table-cell>
          <table:table-cell office:value-type="float" office:value="18.3015" calcext:value-type="float">
            <text:p>18.3015</text:p>
          </table:table-cell>
          <table:table-cell office:value-type="float" office:value="1379.437" calcext:value-type="float">
            <text:p>1379.437</text:p>
          </table:table-cell>
          <table:table-cell office:value-type="float" office:value="-2.202424" calcext:value-type="float">
            <text:p>-2.202424</text:p>
          </table:table-cell>
          <table:table-cell office:value-type="float" office:value="423.0579" calcext:value-type="float">
            <text:p>423.0579</text:p>
          </table:table-cell>
          <table:table-cell office:value-type="float" office:value="0.2169695" calcext:value-type="float">
            <text:p>0.2169695</text:p>
          </table:table-cell>
          <table:table-cell office:value-type="float" office:value="0.2239293" calcext:value-type="float">
            <text:p>0.2239293</text:p>
          </table:table-cell>
          <table:table-cell office:value-type="float" office:value="0.2717672" calcext:value-type="float">
            <text:p>0.2717672</text:p>
          </table:table-cell>
          <table:table-cell office:value-type="float" office:value="0.2726477" calcext:value-type="float">
            <text:p>0.2726477</text:p>
          </table:table-cell>
          <table:table-cell office:value-type="float" office:value="0.2118215" calcext:value-type="float">
            <text:p>0.2118215</text:p>
          </table:table-cell>
          <table:table-cell office:value-type="float" office:value="0.2072647" calcext:value-type="float">
            <text:p>0.2072647</text:p>
          </table:table-cell>
          <table:table-cell office:value-type="float" office:value="0.2636848" calcext:value-type="float">
            <text:p>0.2636848</text:p>
          </table:table-cell>
          <table:table-cell office:value-type="float" office:value="0.3564671" calcext:value-type="float">
            <text:p>0.3564671</text:p>
          </table:table-cell>
          <table:table-cell office:value-type="float" office:value="0.3775688" calcext:value-type="float">
            <text:p>0.3775688</text:p>
          </table:table-cell>
          <table:table-cell office:value-type="float" office:value="0.3921346" calcext:value-type="float">
            <text:p>0.3921346</text:p>
          </table:table-cell>
          <table:table-cell office:value-type="float" office:value="0.411804" calcext:value-type="float">
            <text:p>0.4118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8568" calcext:value-type="float">
            <text:p>0.2638568</text:p>
          </table:table-cell>
          <table:table-cell office:value-type="float" office:value="0.2831375" calcext:value-type="float">
            <text:p>0.2831375</text:p>
          </table:table-cell>
          <table:table-cell office:value-type="float" office:value="0.1714301" calcext:value-type="float">
            <text:p>0.1714301</text:p>
          </table:table-cell>
          <table:table-cell office:value-type="float" office:value="0.2173284" calcext:value-type="float">
            <text:p>0.2173284</text:p>
          </table:table-cell>
          <table:table-cell office:value-type="float" office:value="0.2958777" calcext:value-type="float">
            <text:p>0.2958777</text:p>
          </table:table-cell>
          <table:table-cell office:value-type="float" office:value="0.3042441" calcext:value-type="float">
            <text:p>0.3042441</text:p>
          </table:table-cell>
          <table:table-cell office:value-type="float" office:value="0.2509571" calcext:value-type="float">
            <text:p>0.2509571</text:p>
          </table:table-cell>
          <table:table-cell office:value-type="float" office:value="0.03577322" calcext:value-type="float">
            <text:p>0.03577322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48039" calcext:value-type="float">
            <text:p>-0.148039</text:p>
          </table:table-cell>
          <table:table-cell office:value-type="float" office:value="-0.1219312" calcext:value-type="float">
            <text:p>-0.1219312</text:p>
          </table:table-cell>
          <table:table-cell office:value-type="float" office:value="-0.03719279" calcext:value-type="float">
            <text:p>-0.03719279</text:p>
          </table:table-cell>
          <table:table-cell office:value-type="float" office:value="-0.03646324" calcext:value-type="float">
            <text:p>-0.03646324</text:p>
          </table:table-cell>
          <table:table-cell office:value-type="float" office:value="-0.1711158" calcext:value-type="float">
            <text:p>-0.1711158</text:p>
          </table:table-cell>
          <table:table-cell office:value-type="float" office:value="-0.2198405" calcext:value-type="float">
            <text:p>-0.2198405</text:p>
          </table:table-cell>
          <table:table-cell office:value-type="float" office:value="-0.2268622" calcext:value-type="float">
            <text:p>-0.2268622</text:p>
          </table:table-cell>
          <table:table-cell office:value-type="float" office:value="-0.01573195" calcext:value-type="float">
            <text:p>-0.01573195</text:p>
          </table:table-cell>
          <table:table-cell office:value-type="float" office:value="-0.00907153" calcext:value-type="float">
            <text:p>-0.00907153</text:p>
          </table:table-cell>
          <table:table-cell office:value-type="float" office:value="-0.006320137" calcext:value-type="float">
            <text:p>-0.006320137</text:p>
          </table:table-cell>
          <table:table-cell office:value-type="float" office:value="367.4046" calcext:value-type="float">
            <text:p>367.4046</text:p>
          </table:table-cell>
          <table:table-cell office:value-type="float" office:value="0" calcext:value-type="float">
            <text:p>0</text:p>
          </table:table-cell>
          <table:table-cell office:value-type="float" office:value="-0.508929" calcext:value-type="float">
            <text:p>-0.508929</text:p>
          </table:table-cell>
          <table:table-cell office:value-type="float" office:value="0.005777571" calcext:value-type="float">
            <text:p>0.00577757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09999746" calcext:value-type="float">
            <text:p>-0.0099997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180.1989" calcext:value-type="float">
            <text:p>180.1989</text:p>
          </table:table-cell>
          <table:table-cell office:value-type="float" office:value="-4.602296" calcext:value-type="float">
            <text:p>-4.602296</text:p>
          </table:table-cell>
          <table:table-cell office:value-type="float" office:value="18.3015" calcext:value-type="float">
            <text:p>18.3015</text:p>
          </table:table-cell>
          <table:table-cell office:value-type="float" office:value="1380.303" calcext:value-type="float">
            <text:p>1380.303</text:p>
          </table:table-cell>
          <table:table-cell office:value-type="float" office:value="-2.322127" calcext:value-type="float">
            <text:p>-2.322127</text:p>
          </table:table-cell>
          <table:table-cell office:value-type="float" office:value="416.8506" calcext:value-type="float">
            <text:p>416.8506</text:p>
          </table:table-cell>
          <table:table-cell office:value-type="float" office:value="0.2247668" calcext:value-type="float">
            <text:p>0.2247668</text:p>
          </table:table-cell>
          <table:table-cell office:value-type="float" office:value="0.2294019" calcext:value-type="float">
            <text:p>0.2294019</text:p>
          </table:table-cell>
          <table:table-cell office:value-type="float" office:value="0.2664132" calcext:value-type="float">
            <text:p>0.2664132</text:p>
          </table:table-cell>
          <table:table-cell office:value-type="float" office:value="0.2669593" calcext:value-type="float">
            <text:p>0.2669593</text:p>
          </table:table-cell>
          <table:table-cell office:value-type="float" office:value="0.2146452" calcext:value-type="float">
            <text:p>0.2146452</text:p>
          </table:table-cell>
          <table:table-cell office:value-type="float" office:value="0.206161" calcext:value-type="float">
            <text:p>0.206161</text:p>
          </table:table-cell>
          <table:table-cell office:value-type="float" office:value="0.2660457" calcext:value-type="float">
            <text:p>0.2660457</text:p>
          </table:table-cell>
          <table:table-cell office:value-type="float" office:value="0.3565142" calcext:value-type="float">
            <text:p>0.3565142</text:p>
          </table:table-cell>
          <table:table-cell office:value-type="float" office:value="0.3781171" calcext:value-type="float">
            <text:p>0.3781171</text:p>
          </table:table-cell>
          <table:table-cell office:value-type="float" office:value="0.3928532" calcext:value-type="float">
            <text:p>0.3928532</text:p>
          </table:table-cell>
          <table:table-cell office:value-type="float" office:value="0.4118153" calcext:value-type="float">
            <text:p>0.411815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3222" calcext:value-type="float">
            <text:p>0.2583222</text:p>
          </table:table-cell>
          <table:table-cell office:value-type="float" office:value="0.2776742" calcext:value-type="float">
            <text:p>0.2776742</text:p>
          </table:table-cell>
          <table:table-cell office:value-type="float" office:value="0.1742339" calcext:value-type="float">
            <text:p>0.1742339</text:p>
          </table:table-cell>
          <table:table-cell office:value-type="float" office:value="0.2228967" calcext:value-type="float">
            <text:p>0.2228967</text:p>
          </table:table-cell>
          <table:table-cell office:value-type="float" office:value="0.2930543" calcext:value-type="float">
            <text:p>0.2930543</text:p>
          </table:table-cell>
          <table:table-cell office:value-type="float" office:value="0.3014014" calcext:value-type="float">
            <text:p>0.3014014</text:p>
          </table:table-cell>
          <table:table-cell office:value-type="float" office:value="0.248208" calcext:value-type="float">
            <text:p>0.248208</text:p>
          </table:table-cell>
          <table:table-cell office:value-type="float" office:value="0.03530437" calcext:value-type="float">
            <text:p>0.03530437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191715" calcext:value-type="float">
            <text:p>-0.1191715</text:p>
          </table:table-cell>
          <table:table-cell office:value-type="float" office:value="-0.1051491" calcext:value-type="float">
            <text:p>-0.1051491</text:p>
          </table:table-cell>
          <table:table-cell office:value-type="float" office:value="-0.04201157" calcext:value-type="float">
            <text:p>-0.04201157</text:p>
          </table:table-cell>
          <table:table-cell office:value-type="float" office:value="-0.04148962" calcext:value-type="float">
            <text:p>-0.04148962</text:p>
          </table:table-cell>
          <table:table-cell office:value-type="float" office:value="-0.1577819" calcext:value-type="float">
            <text:p>-0.1577819</text:p>
          </table:table-cell>
          <table:table-cell office:value-type="float" office:value="-0.2019216" calcext:value-type="float">
            <text:p>-0.2019216</text:p>
          </table:table-cell>
          <table:table-cell office:value-type="float" office:value="-0.2089545" calcext:value-type="float">
            <text:p>-0.2089545</text:p>
          </table:table-cell>
          <table:table-cell office:value-type="float" office:value="-0.01571023" calcext:value-type="float">
            <text:p>-0.01571023</text:p>
          </table:table-cell>
          <table:table-cell office:value-type="float" office:value="-0.008945743" calcext:value-type="float">
            <text:p>-0.008945743</text:p>
          </table:table-cell>
          <table:table-cell office:value-type="float" office:value="-0.006210112" calcext:value-type="float">
            <text:p>-0.006210112</text:p>
          </table:table-cell>
          <table:table-cell office:value-type="float" office:value="373.5508" calcext:value-type="float">
            <text:p>373.5508</text:p>
          </table:table-cell>
          <table:table-cell office:value-type="float" office:value="0" calcext:value-type="float">
            <text:p>0</text:p>
          </table:table-cell>
          <table:table-cell office:value-type="float" office:value="-0.3145468" calcext:value-type="float">
            <text:p>-0.3145468</text:p>
          </table:table-cell>
          <table:table-cell office:value-type="float" office:value="0.005752256" calcext:value-type="float">
            <text:p>0.00575225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09999748" calcext:value-type="float">
            <text:p>-0.0099997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192.9988" calcext:value-type="float">
            <text:p>192.9988</text:p>
          </table:table-cell>
          <table:table-cell office:value-type="float" office:value="-4.749457" calcext:value-type="float">
            <text:p>-4.749457</text:p>
          </table:table-cell>
          <table:table-cell office:value-type="float" office:value="18.3015" calcext:value-type="float">
            <text:p>18.3015</text:p>
          </table:table-cell>
          <table:table-cell office:value-type="float" office:value="1393.408" calcext:value-type="float">
            <text:p>1393.408</text:p>
          </table:table-cell>
          <table:table-cell office:value-type="float" office:value="-2.479516" calcext:value-type="float">
            <text:p>-2.479516</text:p>
          </table:table-cell>
          <table:table-cell office:value-type="float" office:value="420.9262" calcext:value-type="float">
            <text:p>420.9262</text:p>
          </table:table-cell>
          <table:table-cell office:value-type="float" office:value="0.2610101" calcext:value-type="float">
            <text:p>0.2610101</text:p>
          </table:table-cell>
          <table:table-cell office:value-type="float" office:value="0.2444731" calcext:value-type="float">
            <text:p>0.2444731</text:p>
          </table:table-cell>
          <table:table-cell office:value-type="float" office:value="0.3402238" calcext:value-type="float">
            <text:p>0.3402238</text:p>
          </table:table-cell>
          <table:table-cell office:value-type="float" office:value="0.2894579" calcext:value-type="float">
            <text:p>0.2894579</text:p>
          </table:table-cell>
          <table:table-cell office:value-type="float" office:value="0.2272218" calcext:value-type="float">
            <text:p>0.2272218</text:p>
          </table:table-cell>
          <table:table-cell office:value-type="float" office:value="0.2186881" calcext:value-type="float">
            <text:p>0.2186881</text:p>
          </table:table-cell>
          <table:table-cell office:value-type="float" office:value="0.2689715" calcext:value-type="float">
            <text:p>0.2689715</text:p>
          </table:table-cell>
          <table:table-cell office:value-type="float" office:value="0.3568459" calcext:value-type="float">
            <text:p>0.3568459</text:p>
          </table:table-cell>
          <table:table-cell office:value-type="float" office:value="0.3788866" calcext:value-type="float">
            <text:p>0.3788866</text:p>
          </table:table-cell>
          <table:table-cell office:value-type="float" office:value="0.3938008" calcext:value-type="float">
            <text:p>0.3938008</text:p>
          </table:table-cell>
          <table:table-cell office:value-type="float" office:value="0.4118234" calcext:value-type="float">
            <text:p>0.411823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3758819" calcext:value-type="float">
            <text:p>0.0003758819</text:p>
          </table:table-cell>
          <table:table-cell office:value-type="float" office:value="0.2556383" calcext:value-type="float">
            <text:p>0.2556383</text:p>
          </table:table-cell>
          <table:table-cell office:value-type="float" office:value="0.2718972" calcext:value-type="float">
            <text:p>0.2718972</text:p>
          </table:table-cell>
          <table:table-cell office:value-type="float" office:value="0.1768203" calcext:value-type="float">
            <text:p>0.1768203</text:p>
          </table:table-cell>
          <table:table-cell office:value-type="float" office:value="0.2279258" calcext:value-type="float">
            <text:p>0.2279258</text:p>
          </table:table-cell>
          <table:table-cell office:value-type="float" office:value="0.2903656" calcext:value-type="float">
            <text:p>0.2903656</text:p>
          </table:table-cell>
          <table:table-cell office:value-type="float" office:value="0.2987944" calcext:value-type="float">
            <text:p>0.2987944</text:p>
          </table:table-cell>
          <table:table-cell office:value-type="float" office:value="0.2456705" calcext:value-type="float">
            <text:p>0.2456705</text:p>
          </table:table-cell>
          <table:table-cell office:value-type="float" office:value="0.03477934" calcext:value-type="float">
            <text:p>0.0347793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041674" calcext:value-type="float">
            <text:p>-0.06041674</text:p>
          </table:table-cell>
          <table:table-cell office:value-type="float" office:value="-0.09011951" calcext:value-type="float">
            <text:p>-0.09011951</text:p>
          </table:table-cell>
          <table:table-cell office:value-type="float" office:value="-0.009752451" calcext:value-type="float">
            <text:p>-0.009752451</text:p>
          </table:table-cell>
          <table:table-cell office:value-type="float" office:value="-0.03090539" calcext:value-type="float">
            <text:p>-0.03090539</text:p>
          </table:table-cell>
          <table:table-cell office:value-type="float" office:value="-0.1462195" calcext:value-type="float">
            <text:p>-0.1462195</text:p>
          </table:table-cell>
          <table:table-cell office:value-type="float" office:value="-0.1869766" calcext:value-type="float">
            <text:p>-0.1869766</text:p>
          </table:table-cell>
          <table:table-cell office:value-type="float" office:value="-0.1938346" calcext:value-type="float">
            <text:p>-0.1938346</text:p>
          </table:table-cell>
          <table:table-cell office:value-type="float" office:value="-0.01557046" calcext:value-type="float">
            <text:p>-0.01557046</text:p>
          </table:table-cell>
          <table:table-cell office:value-type="float" office:value="-0.008772494" calcext:value-type="float">
            <text:p>-0.008772494</text:p>
          </table:table-cell>
          <table:table-cell office:value-type="float" office:value="-0.006067996" calcext:value-type="float">
            <text:p>-0.006067996</text:p>
          </table:table-cell>
          <table:table-cell office:value-type="float" office:value="379.4759" calcext:value-type="float">
            <text:p>379.475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6154989" calcext:value-type="float">
            <text:p>0.00615498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3761236" calcext:value-type="float">
            <text:p>0.00037612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192.9988" calcext:value-type="float">
            <text:p>192.9988</text:p>
          </table:table-cell>
          <table:table-cell office:value-type="float" office:value="-4.6006" calcext:value-type="float">
            <text:p>-4.6006</text:p>
          </table:table-cell>
          <table:table-cell office:value-type="float" office:value="18.3015" calcext:value-type="float">
            <text:p>18.3015</text:p>
          </table:table-cell>
          <table:table-cell office:value-type="float" office:value="1391.248" calcext:value-type="float">
            <text:p>1391.248</text:p>
          </table:table-cell>
          <table:table-cell office:value-type="float" office:value="-0.4691526" calcext:value-type="float">
            <text:p>-0.4691526</text:p>
          </table:table-cell>
          <table:table-cell office:value-type="float" office:value="416.6459" calcext:value-type="float">
            <text:p>416.6459</text:p>
          </table:table-cell>
          <table:table-cell office:value-type="float" office:value="0.2448809" calcext:value-type="float">
            <text:p>0.2448809</text:p>
          </table:table-cell>
          <table:table-cell office:value-type="float" office:value="0.24177" calcext:value-type="float">
            <text:p>0.24177</text:p>
          </table:table-cell>
          <table:table-cell office:value-type="float" office:value="0.3332177" calcext:value-type="float">
            <text:p>0.3332177</text:p>
          </table:table-cell>
          <table:table-cell office:value-type="float" office:value="0.2854124" calcext:value-type="float">
            <text:p>0.2854124</text:p>
          </table:table-cell>
          <table:table-cell office:value-type="float" office:value="0.2299413" calcext:value-type="float">
            <text:p>0.2299413</text:p>
          </table:table-cell>
          <table:table-cell office:value-type="float" office:value="0.2211661" calcext:value-type="float">
            <text:p>0.2211661</text:p>
          </table:table-cell>
          <table:table-cell office:value-type="float" office:value="0.2713444" calcext:value-type="float">
            <text:p>0.2713444</text:p>
          </table:table-cell>
          <table:table-cell office:value-type="float" office:value="0.3564693" calcext:value-type="float">
            <text:p>0.3564693</text:p>
          </table:table-cell>
          <table:table-cell office:value-type="float" office:value="0.3778706" calcext:value-type="float">
            <text:p>0.3778706</text:p>
          </table:table-cell>
          <table:table-cell office:value-type="float" office:value="0.3925553" calcext:value-type="float">
            <text:p>0.3925553</text:p>
          </table:table-cell>
          <table:table-cell office:value-type="float" office:value="0.4118105" calcext:value-type="float">
            <text:p>0.4118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9794" calcext:value-type="float">
            <text:p>0.2539794</text:p>
          </table:table-cell>
          <table:table-cell office:value-type="float" office:value="0.2654136" calcext:value-type="float">
            <text:p>0.2654136</text:p>
          </table:table-cell>
          <table:table-cell office:value-type="float" office:value="0.1803814" calcext:value-type="float">
            <text:p>0.1803814</text:p>
          </table:table-cell>
          <table:table-cell office:value-type="float" office:value="0.231978" calcext:value-type="float">
            <text:p>0.231978</text:p>
          </table:table-cell>
          <table:table-cell office:value-type="float" office:value="0.2876465" calcext:value-type="float">
            <text:p>0.2876465</text:p>
          </table:table-cell>
          <table:table-cell office:value-type="float" office:value="0.2963165" calcext:value-type="float">
            <text:p>0.2963165</text:p>
          </table:table-cell>
          <table:table-cell office:value-type="float" office:value="0.2432977" calcext:value-type="float">
            <text:p>0.2432977</text:p>
          </table:table-cell>
          <table:table-cell office:value-type="float" office:value="0.03420588" calcext:value-type="float">
            <text:p>0.0342058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701919" calcext:value-type="float">
            <text:p>-0.0701919</text:p>
          </table:table-cell>
          <table:table-cell office:value-type="float" office:value="-0.07627489" calcext:value-type="float">
            <text:p>-0.07627489</text:p>
          </table:table-cell>
          <table:table-cell office:value-type="float" office:value="-0.01050323" calcext:value-type="float">
            <text:p>-0.01050323</text:p>
          </table:table-cell>
          <table:table-cell office:value-type="float" office:value="-0.03400995" calcext:value-type="float">
            <text:p>-0.03400995</text:p>
          </table:table-cell>
          <table:table-cell office:value-type="float" office:value="-0.1354955" calcext:value-type="float">
            <text:p>-0.1354955</text:p>
          </table:table-cell>
          <table:table-cell office:value-type="float" office:value="-0.1739469" calcext:value-type="float">
            <text:p>-0.1739469</text:p>
          </table:table-cell>
          <table:table-cell office:value-type="float" office:value="-0.1808091" calcext:value-type="float">
            <text:p>-0.1808091</text:p>
          </table:table-cell>
          <table:table-cell office:value-type="float" office:value="-0.01573161" calcext:value-type="float">
            <text:p>-0.01573161</text:p>
          </table:table-cell>
          <table:table-cell office:value-type="float" office:value="-0.009002055" calcext:value-type="float">
            <text:p>-0.009002055</text:p>
          </table:table-cell>
          <table:table-cell office:value-type="float" office:value="-0.006255375" calcext:value-type="float">
            <text:p>-0.006255375</text:p>
          </table:table-cell>
          <table:table-cell office:value-type="float" office:value="387.1864" calcext:value-type="float">
            <text:p>387.1864</text:p>
          </table:table-cell>
          <table:table-cell office:value-type="float" office:value="0" calcext:value-type="float">
            <text:p>0</text:p>
          </table:table-cell>
          <table:table-cell office:value-type="float" office:value="-0.2516834" calcext:value-type="float">
            <text:p>-0.2516834</text:p>
          </table:table-cell>
          <table:table-cell office:value-type="float" office:value="0.00571085" calcext:value-type="float">
            <text:p>0.0057108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000235159" calcext:value-type="float">
            <text:p>2.35159E-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196.3988" calcext:value-type="float">
            <text:p>196.3988</text:p>
          </table:table-cell>
          <table:table-cell office:value-type="float" office:value="-4.744994" calcext:value-type="float">
            <text:p>-4.744994</text:p>
          </table:table-cell>
          <table:table-cell office:value-type="float" office:value="18.3015" calcext:value-type="float">
            <text:p>18.3015</text:p>
          </table:table-cell>
          <table:table-cell office:value-type="float" office:value="1394.128" calcext:value-type="float">
            <text:p>1394.128</text:p>
          </table:table-cell>
          <table:table-cell office:value-type="float" office:value="0.1953099" calcext:value-type="float">
            <text:p>0.1953099</text:p>
          </table:table-cell>
          <table:table-cell office:value-type="float" office:value="415.8417" calcext:value-type="float">
            <text:p>415.8417</text:p>
          </table:table-cell>
          <table:table-cell office:value-type="float" office:value="0.2561091" calcext:value-type="float">
            <text:p>0.2561091</text:p>
          </table:table-cell>
          <table:table-cell office:value-type="float" office:value="0.2464099" calcext:value-type="float">
            <text:p>0.2464099</text:p>
          </table:table-cell>
          <table:table-cell office:value-type="float" office:value="0.3231371" calcext:value-type="float">
            <text:p>0.3231371</text:p>
          </table:table-cell>
          <table:table-cell office:value-type="float" office:value="0.2771728" calcext:value-type="float">
            <text:p>0.2771728</text:p>
          </table:table-cell>
          <table:table-cell office:value-type="float" office:value="0.2322943" calcext:value-type="float">
            <text:p>0.2322943</text:p>
          </table:table-cell>
          <table:table-cell office:value-type="float" office:value="0.2234386" calcext:value-type="float">
            <text:p>0.2234386</text:p>
          </table:table-cell>
          <table:table-cell office:value-type="float" office:value="0.2735592" calcext:value-type="float">
            <text:p>0.2735592</text:p>
          </table:table-cell>
          <table:table-cell office:value-type="float" office:value="0.3565297" calcext:value-type="float">
            <text:p>0.3565297</text:p>
          </table:table-cell>
          <table:table-cell office:value-type="float" office:value="0.3780396" calcext:value-type="float">
            <text:p>0.3780396</text:p>
          </table:table-cell>
          <table:table-cell office:value-type="float" office:value="0.3928003" calcext:value-type="float">
            <text:p>0.3928003</text:p>
          </table:table-cell>
          <table:table-cell office:value-type="float" office:value="0.4118291" calcext:value-type="float">
            <text:p>0.411829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1076972" calcext:value-type="float">
            <text:p>0.0001076972</text:p>
          </table:table-cell>
          <table:table-cell office:value-type="float" office:value="0.250622" calcext:value-type="float">
            <text:p>0.250622</text:p>
          </table:table-cell>
          <table:table-cell office:value-type="float" office:value="0.2607596" calcext:value-type="float">
            <text:p>0.2607596</text:p>
          </table:table-cell>
          <table:table-cell office:value-type="float" office:value="0.1837287" calcext:value-type="float">
            <text:p>0.1837287</text:p>
          </table:table-cell>
          <table:table-cell office:value-type="float" office:value="0.2354125" calcext:value-type="float">
            <text:p>0.2354125</text:p>
          </table:table-cell>
          <table:table-cell office:value-type="float" office:value="0.2852947" calcext:value-type="float">
            <text:p>0.2852947</text:p>
          </table:table-cell>
          <table:table-cell office:value-type="float" office:value="0.2940444" calcext:value-type="float">
            <text:p>0.2940444</text:p>
          </table:table-cell>
          <table:table-cell office:value-type="float" office:value="0.241083" calcext:value-type="float">
            <text:p>0.241083</text:p>
          </table:table-cell>
          <table:table-cell office:value-type="float" office:value="0.03359461" calcext:value-type="float">
            <text:p>0.03359461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355605" calcext:value-type="float">
            <text:p>-0.05355605</text:p>
          </table:table-cell>
          <table:table-cell office:value-type="float" office:value="-0.06790612" calcext:value-type="float">
            <text:p>-0.06790612</text:p>
          </table:table-cell>
          <table:table-cell office:value-type="float" office:value="-0.01139626" calcext:value-type="float">
            <text:p>-0.01139626</text:p>
          </table:table-cell>
          <table:table-cell office:value-type="float" office:value="-0.03668875" calcext:value-type="float">
            <text:p>-0.03668875</text:p>
          </table:table-cell>
          <table:table-cell office:value-type="float" office:value="-0.1269535" calcext:value-type="float">
            <text:p>-0.1269535</text:p>
          </table:table-cell>
          <table:table-cell office:value-type="float" office:value="-0.1629202" calcext:value-type="float">
            <text:p>-0.1629202</text:p>
          </table:table-cell>
          <table:table-cell office:value-type="float" office:value="-0.1695386" calcext:value-type="float">
            <text:p>-0.1695386</text:p>
          </table:table-cell>
          <table:table-cell office:value-type="float" office:value="-0.01570419" calcext:value-type="float">
            <text:p>-0.01570419</text:p>
          </table:table-cell>
          <table:table-cell office:value-type="float" office:value="-0.008963275" calcext:value-type="float">
            <text:p>-0.008963275</text:p>
          </table:table-cell>
          <table:table-cell office:value-type="float" office:value="-0.006218071" calcext:value-type="float">
            <text:p>-0.006218071</text:p>
          </table:table-cell>
          <table:table-cell office:value-type="float" office:value="393.7002" calcext:value-type="float">
            <text:p>393.700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729966" calcext:value-type="float">
            <text:p>0.00572996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1079235" calcext:value-type="float">
            <text:p>0.00010792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203.3989" calcext:value-type="float">
            <text:p>203.3989</text:p>
          </table:table-cell>
          <table:table-cell office:value-type="float" office:value="-4.940053" calcext:value-type="float">
            <text:p>-4.940053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395.742" calcext:value-type="float">
            <text:p>1395.742</text:p>
          </table:table-cell>
          <table:table-cell office:value-type="float" office:value="0.7173809" calcext:value-type="float">
            <text:p>0.7173809</text:p>
          </table:table-cell>
          <table:table-cell office:value-type="float" office:value="405.9962" calcext:value-type="float">
            <text:p>405.9962</text:p>
          </table:table-cell>
          <table:table-cell office:value-type="float" office:value="0.2684399" calcext:value-type="float">
            <text:p>0.2684399</text:p>
          </table:table-cell>
          <table:table-cell office:value-type="float" office:value="0.2603368" calcext:value-type="float">
            <text:p>0.2603368</text:p>
          </table:table-cell>
          <table:table-cell office:value-type="float" office:value="0.3302819" calcext:value-type="float">
            <text:p>0.3302819</text:p>
          </table:table-cell>
          <table:table-cell office:value-type="float" office:value="0.2791144" calcext:value-type="float">
            <text:p>0.2791144</text:p>
          </table:table-cell>
          <table:table-cell office:value-type="float" office:value="0.234378" calcext:value-type="float">
            <text:p>0.234378</text:p>
          </table:table-cell>
          <table:table-cell office:value-type="float" office:value="0.2255321" calcext:value-type="float">
            <text:p>0.2255321</text:p>
          </table:table-cell>
          <table:table-cell office:value-type="float" office:value="0.2756295" calcext:value-type="float">
            <text:p>0.2756295</text:p>
          </table:table-cell>
          <table:table-cell office:value-type="float" office:value="0.3567603" calcext:value-type="float">
            <text:p>0.3567603</text:p>
          </table:table-cell>
          <table:table-cell office:value-type="float" office:value="0.3785437" calcext:value-type="float">
            <text:p>0.3785437</text:p>
          </table:table-cell>
          <table:table-cell office:value-type="float" office:value="0.3934228" calcext:value-type="float">
            <text:p>0.3934228</text:p>
          </table:table-cell>
          <table:table-cell office:value-type="float" office:value="0.4118443" calcext:value-type="float">
            <text:p>0.4118443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520956" calcext:value-type="float">
            <text:p>0.004520956</text:p>
          </table:table-cell>
          <table:table-cell office:value-type="float" office:value="0.24821" calcext:value-type="float">
            <text:p>0.24821</text:p>
          </table:table-cell>
          <table:table-cell office:value-type="float" office:value="0.2560985" calcext:value-type="float">
            <text:p>0.2560985</text:p>
          </table:table-cell>
          <table:table-cell office:value-type="float" office:value="0.1867784" calcext:value-type="float">
            <text:p>0.1867784</text:p>
          </table:table-cell>
          <table:table-cell office:value-type="float" office:value="0.2382859" calcext:value-type="float">
            <text:p>0.2382859</text:p>
          </table:table-cell>
          <table:table-cell office:value-type="float" office:value="0.2832106" calcext:value-type="float">
            <text:p>0.2832106</text:p>
          </table:table-cell>
          <table:table-cell office:value-type="float" office:value="0.2919507" calcext:value-type="float">
            <text:p>0.2919507</text:p>
          </table:table-cell>
          <table:table-cell office:value-type="float" office:value="0.2390129" calcext:value-type="float">
            <text:p>0.2390129</text:p>
          </table:table-cell>
          <table:table-cell office:value-type="float" office:value="0.03295238" calcext:value-type="float">
            <text:p>0.0329523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057327" calcext:value-type="float">
            <text:p>-0.05057327</text:p>
          </table:table-cell>
          <table:table-cell office:value-type="float" office:value="-0.06051512" calcext:value-type="float">
            <text:p>-0.06051512</text:p>
          </table:table-cell>
          <table:table-cell office:value-type="float" office:value="-0.01203407" calcext:value-type="float">
            <text:p>-0.01203407</text:p>
          </table:table-cell>
          <table:table-cell office:value-type="float" office:value="-0.03911409" calcext:value-type="float">
            <text:p>-0.03911409</text:p>
          </table:table-cell>
          <table:table-cell office:value-type="float" office:value="-0.1199061" calcext:value-type="float">
            <text:p>-0.1199061</text:p>
          </table:table-cell>
          <table:table-cell office:value-type="float" office:value="-0.1534736" calcext:value-type="float">
            <text:p>-0.1534736</text:p>
          </table:table-cell>
          <table:table-cell office:value-type="float" office:value="-0.1597177" calcext:value-type="float">
            <text:p>-0.1597177</text:p>
          </table:table-cell>
          <table:table-cell office:value-type="float" office:value="-0.01560677" calcext:value-type="float">
            <text:p>-0.01560677</text:p>
          </table:table-cell>
          <table:table-cell office:value-type="float" office:value="-0.008849248" calcext:value-type="float">
            <text:p>-0.008849248</text:p>
          </table:table-cell>
          <table:table-cell office:value-type="float" office:value="-0.006124323" calcext:value-type="float">
            <text:p>-0.006124323</text:p>
          </table:table-cell>
          <table:table-cell office:value-type="float" office:value="399.8993" calcext:value-type="float">
            <text:p>399.899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2355" calcext:value-type="float">
            <text:p>0.010235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521194" calcext:value-type="float">
            <text:p>0.0045211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203.3989" calcext:value-type="float">
            <text:p>203.3989</text:p>
          </table:table-cell>
          <table:table-cell office:value-type="float" office:value="-4.621829" calcext:value-type="float">
            <text:p>-4.621829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394.614" calcext:value-type="float">
            <text:p>1394.614</text:p>
          </table:table-cell>
          <table:table-cell office:value-type="float" office:value="1.5271" calcext:value-type="float">
            <text:p>1.5271</text:p>
          </table:table-cell>
          <table:table-cell office:value-type="float" office:value="402.8564" calcext:value-type="float">
            <text:p>402.8564</text:p>
          </table:table-cell>
          <table:table-cell office:value-type="float" office:value="0.2709076" calcext:value-type="float">
            <text:p>0.2709076</text:p>
          </table:table-cell>
          <table:table-cell office:value-type="float" office:value="0.2642887" calcext:value-type="float">
            <text:p>0.2642887</text:p>
          </table:table-cell>
          <table:table-cell office:value-type="float" office:value="0.3274095" calcext:value-type="float">
            <text:p>0.3274095</text:p>
          </table:table-cell>
          <table:table-cell office:value-type="float" office:value="0.2767026" calcext:value-type="float">
            <text:p>0.2767026</text:p>
          </table:table-cell>
          <table:table-cell office:value-type="float" office:value="0.2362365" calcext:value-type="float">
            <text:p>0.2362365</text:p>
          </table:table-cell>
          <table:table-cell office:value-type="float" office:value="0.2274683" calcext:value-type="float">
            <text:p>0.2274683</text:p>
          </table:table-cell>
          <table:table-cell office:value-type="float" office:value="0.2775693" calcext:value-type="float">
            <text:p>0.2775693</text:p>
          </table:table-cell>
          <table:table-cell office:value-type="float" office:value="0.3568657" calcext:value-type="float">
            <text:p>0.3568657</text:p>
          </table:table-cell>
          <table:table-cell office:value-type="float" office:value="0.3787792" calcext:value-type="float">
            <text:p>0.3787792</text:p>
          </table:table-cell>
          <table:table-cell office:value-type="float" office:value="0.3937351" calcext:value-type="float">
            <text:p>0.3937351</text:p>
          </table:table-cell>
          <table:table-cell office:value-type="float" office:value="0.4118259" calcext:value-type="float">
            <text:p>0.411825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358173" calcext:value-type="float">
            <text:p>0.00358173</text:p>
          </table:table-cell>
          <table:table-cell office:value-type="float" office:value="0.2457421" calcext:value-type="float">
            <text:p>0.2457421</text:p>
          </table:table-cell>
          <table:table-cell office:value-type="float" office:value="0.2521509" calcext:value-type="float">
            <text:p>0.2521509</text:p>
          </table:table-cell>
          <table:table-cell office:value-type="float" office:value="0.1896522" calcext:value-type="float">
            <text:p>0.1896522</text:p>
          </table:table-cell>
          <table:table-cell office:value-type="float" office:value="0.2407017" calcext:value-type="float">
            <text:p>0.2407017</text:p>
          </table:table-cell>
          <table:table-cell office:value-type="float" office:value="0.2813521" calcext:value-type="float">
            <text:p>0.2813521</text:p>
          </table:table-cell>
          <table:table-cell office:value-type="float" office:value="0.2900144" calcext:value-type="float">
            <text:p>0.2900144</text:p>
          </table:table-cell>
          <table:table-cell office:value-type="float" office:value="0.2370734" calcext:value-type="float">
            <text:p>0.2370734</text:p>
          </table:table-cell>
          <table:table-cell office:value-type="float" office:value="0.03228346" calcext:value-type="float">
            <text:p>0.0322834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255242" calcext:value-type="float">
            <text:p>1.255242E-05</text:p>
          </table:table-cell>
          <table:table-cell office:value-type="float" office:value="-0.04771922" calcext:value-type="float">
            <text:p>-0.04771922</text:p>
          </table:table-cell>
          <table:table-cell office:value-type="float" office:value="-0.05499947" calcext:value-type="float">
            <text:p>-0.05499947</text:p>
          </table:table-cell>
          <table:table-cell office:value-type="float" office:value="-0.01279831" calcext:value-type="float">
            <text:p>-0.01279831</text:p>
          </table:table-cell>
          <table:table-cell office:value-type="float" office:value="-0.04129822" calcext:value-type="float">
            <text:p>-0.04129822</text:p>
          </table:table-cell>
          <table:table-cell office:value-type="float" office:value="-0.1140038" calcext:value-type="float">
            <text:p>-0.1140038</text:p>
          </table:table-cell>
          <table:table-cell office:value-type="float" office:value="-0.1453016" calcext:value-type="float">
            <text:p>-0.1453016</text:p>
          </table:table-cell>
          <table:table-cell office:value-type="float" office:value="-0.1510959" calcext:value-type="float">
            <text:p>-0.1510959</text:p>
          </table:table-cell>
          <table:table-cell office:value-type="float" office:value="-0.01556273" calcext:value-type="float">
            <text:p>-0.01556273</text:p>
          </table:table-cell>
          <table:table-cell office:value-type="float" office:value="-0.008796459" calcext:value-type="float">
            <text:p>-0.008796459</text:p>
          </table:table-cell>
          <table:table-cell office:value-type="float" office:value="-0.006077715" calcext:value-type="float">
            <text:p>-0.006077715</text:p>
          </table:table-cell>
          <table:table-cell office:value-type="float" office:value="406.3853" calcext:value-type="float">
            <text:p>406.385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286455" calcext:value-type="float">
            <text:p>0.00928645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0.003581972" calcext:value-type="float">
            <text:p>0.0035819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207.1987" calcext:value-type="float">
            <text:p>207.1987</text:p>
          </table:table-cell>
          <table:table-cell office:value-type="float" office:value="-4.645107" calcext:value-type="float">
            <text:p>-4.645107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397.401" calcext:value-type="float">
            <text:p>1397.401</text:p>
          </table:table-cell>
          <table:table-cell office:value-type="float" office:value="2.563373" calcext:value-type="float">
            <text:p>2.563373</text:p>
          </table:table-cell>
          <table:table-cell office:value-type="float" office:value="416.4677" calcext:value-type="float">
            <text:p>416.4677</text:p>
          </table:table-cell>
          <table:table-cell office:value-type="float" office:value="0.2732841" calcext:value-type="float">
            <text:p>0.2732841</text:p>
          </table:table-cell>
          <table:table-cell office:value-type="float" office:value="0.2676714" calcext:value-type="float">
            <text:p>0.2676714</text:p>
          </table:table-cell>
          <table:table-cell office:value-type="float" office:value="0.3246756" calcext:value-type="float">
            <text:p>0.3246756</text:p>
          </table:table-cell>
          <table:table-cell office:value-type="float" office:value="0.2746785" calcext:value-type="float">
            <text:p>0.2746785</text:p>
          </table:table-cell>
          <table:table-cell office:value-type="float" office:value="0.2379071" calcext:value-type="float">
            <text:p>0.2379071</text:p>
          </table:table-cell>
          <table:table-cell office:value-type="float" office:value="0.2292636" calcext:value-type="float">
            <text:p>0.2292636</text:p>
          </table:table-cell>
          <table:table-cell office:value-type="float" office:value="0.2793897" calcext:value-type="float">
            <text:p>0.2793897</text:p>
          </table:table-cell>
          <table:table-cell office:value-type="float" office:value="0.3569158" calcext:value-type="float">
            <text:p>0.3569158</text:p>
          </table:table-cell>
          <table:table-cell office:value-type="float" office:value="0.3787754" calcext:value-type="float">
            <text:p>0.3787754</text:p>
          </table:table-cell>
          <table:table-cell office:value-type="float" office:value="0.3937565" calcext:value-type="float">
            <text:p>0.3937565</text:p>
          </table:table-cell>
          <table:table-cell office:value-type="float" office:value="0.4118218" calcext:value-type="float">
            <text:p>0.411821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2641979" calcext:value-type="float">
            <text:p>0.002641979</text:p>
          </table:table-cell>
          <table:table-cell office:value-type="float" office:value="0.2433657" calcext:value-type="float">
            <text:p>0.2433657</text:p>
          </table:table-cell>
          <table:table-cell office:value-type="float" office:value="0.2487711" calcext:value-type="float">
            <text:p>0.2487711</text:p>
          </table:table-cell>
          <table:table-cell office:value-type="float" office:value="0.1923873" calcext:value-type="float">
            <text:p>0.1923873</text:p>
          </table:table-cell>
          <table:table-cell office:value-type="float" office:value="0.242729" calcext:value-type="float">
            <text:p>0.242729</text:p>
          </table:table-cell>
          <table:table-cell office:value-type="float" office:value="0.2796818" calcext:value-type="float">
            <text:p>0.2796818</text:p>
          </table:table-cell>
          <table:table-cell office:value-type="float" office:value="0.2882193" calcext:value-type="float">
            <text:p>0.2882193</text:p>
          </table:table-cell>
          <table:table-cell office:value-type="float" office:value="0.2352529" calcext:value-type="float">
            <text:p>0.2352529</text:p>
          </table:table-cell>
          <table:table-cell office:value-type="float" office:value="0.03159391" calcext:value-type="float">
            <text:p>0.03159391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649034" calcext:value-type="float">
            <text:p>2.649034E-05</text:p>
          </table:table-cell>
          <table:table-cell office:value-type="float" office:value="-0.04514447" calcext:value-type="float">
            <text:p>-0.04514447</text:p>
          </table:table-cell>
          <table:table-cell office:value-type="float" office:value="-0.05073819" calcext:value-type="float">
            <text:p>-0.05073819</text:p>
          </table:table-cell>
          <table:table-cell office:value-type="float" office:value="-0.01357737" calcext:value-type="float">
            <text:p>-0.01357737</text:p>
          </table:table-cell>
          <table:table-cell office:value-type="float" office:value="-0.04324107" calcext:value-type="float">
            <text:p>-0.04324107</text:p>
          </table:table-cell>
          <table:table-cell office:value-type="float" office:value="-0.1089849" calcext:value-type="float">
            <text:p>-0.1089849</text:p>
          </table:table-cell>
          <table:table-cell office:value-type="float" office:value="-0.1381727" calcext:value-type="float">
            <text:p>-0.1381727</text:p>
          </table:table-cell>
          <table:table-cell office:value-type="float" office:value="-0.1434811" calcext:value-type="float">
            <text:p>-0.1434811</text:p>
          </table:table-cell>
          <table:table-cell office:value-type="float" office:value="-0.01554185" calcext:value-type="float">
            <text:p>-0.01554185</text:p>
          </table:table-cell>
          <table:table-cell office:value-type="float" office:value="-0.008797319" calcext:value-type="float">
            <text:p>-0.008797319</text:p>
          </table:table-cell>
          <table:table-cell office:value-type="float" office:value="-0.006074542" calcext:value-type="float">
            <text:p>-0.006074542</text:p>
          </table:table-cell>
          <table:table-cell office:value-type="float" office:value="413.092" calcext:value-type="float">
            <text:p>413.09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336702" calcext:value-type="float">
            <text:p>0.00833670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0.002642214" calcext:value-type="float">
            <text:p>0.0026422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208.5985" calcext:value-type="float">
            <text:p>208.5985</text:p>
          </table:table-cell>
          <table:table-cell office:value-type="float" office:value="-4.626065" calcext:value-type="float">
            <text:p>-4.626065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397.575" calcext:value-type="float">
            <text:p>1397.575</text:p>
          </table:table-cell>
          <table:table-cell office:value-type="float" office:value="3.770678" calcext:value-type="float">
            <text:p>3.770678</text:p>
          </table:table-cell>
          <table:table-cell office:value-type="float" office:value="417.7469" calcext:value-type="float">
            <text:p>417.7469</text:p>
          </table:table-cell>
          <table:table-cell office:value-type="float" office:value="0.2754346" calcext:value-type="float">
            <text:p>0.2754346</text:p>
          </table:table-cell>
          <table:table-cell office:value-type="float" office:value="0.2705814" calcext:value-type="float">
            <text:p>0.2705814</text:p>
          </table:table-cell>
          <table:table-cell office:value-type="float" office:value="0.3220597" calcext:value-type="float">
            <text:p>0.3220597</text:p>
          </table:table-cell>
          <table:table-cell office:value-type="float" office:value="0.2729889" calcext:value-type="float">
            <text:p>0.2729889</text:p>
          </table:table-cell>
          <table:table-cell office:value-type="float" office:value="0.2394207" calcext:value-type="float">
            <text:p>0.2394207</text:p>
          </table:table-cell>
          <table:table-cell office:value-type="float" office:value="0.230935" calcext:value-type="float">
            <text:p>0.230935</text:p>
          </table:table-cell>
          <table:table-cell office:value-type="float" office:value="0.2811027" calcext:value-type="float">
            <text:p>0.2811027</text:p>
          </table:table-cell>
          <table:table-cell office:value-type="float" office:value="0.35691" calcext:value-type="float">
            <text:p>0.35691</text:p>
          </table:table-cell>
          <table:table-cell office:value-type="float" office:value="0.3785982" calcext:value-type="float">
            <text:p>0.3785982</text:p>
          </table:table-cell>
          <table:table-cell office:value-type="float" office:value="0.3935499" calcext:value-type="float">
            <text:p>0.3935499</text:p>
          </table:table-cell>
          <table:table-cell office:value-type="float" office:value="0.4118368" calcext:value-type="float">
            <text:p>0.411836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1703532" calcext:value-type="float">
            <text:p>0.001703532</text:p>
          </table:table-cell>
          <table:table-cell office:value-type="float" office:value="0.2412152" calcext:value-type="float">
            <text:p>0.2412152</text:p>
          </table:table-cell>
          <table:table-cell office:value-type="float" office:value="0.2458651" calcext:value-type="float">
            <text:p>0.2458651</text:p>
          </table:table-cell>
          <table:table-cell office:value-type="float" office:value="0.1950045" calcext:value-type="float">
            <text:p>0.1950045</text:p>
          </table:table-cell>
          <table:table-cell office:value-type="float" office:value="0.2444219" calcext:value-type="float">
            <text:p>0.2444219</text:p>
          </table:table-cell>
          <table:table-cell office:value-type="float" office:value="0.2781684" calcext:value-type="float">
            <text:p>0.2781684</text:p>
          </table:table-cell>
          <table:table-cell office:value-type="float" office:value="0.2865481" calcext:value-type="float">
            <text:p>0.2865481</text:p>
          </table:table-cell>
          <table:table-cell office:value-type="float" office:value="0.2335399" calcext:value-type="float">
            <text:p>0.2335399</text:p>
          </table:table-cell>
          <table:table-cell office:value-type="float" office:value="0.03088644" calcext:value-type="float">
            <text:p>0.0308864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3931506" calcext:value-type="float">
            <text:p>3.931506E-05</text:p>
          </table:table-cell>
          <table:table-cell office:value-type="float" office:value="-0.04295212" calcext:value-type="float">
            <text:p>-0.04295212</text:p>
          </table:table-cell>
          <table:table-cell office:value-type="float" office:value="-0.04737932" calcext:value-type="float">
            <text:p>-0.04737932</text:p>
          </table:table-cell>
          <table:table-cell office:value-type="float" office:value="-0.01437435" calcext:value-type="float">
            <text:p>-0.01437435</text:p>
          </table:table-cell>
          <table:table-cell office:value-type="float" office:value="-0.04494522" calcext:value-type="float">
            <text:p>-0.04494522</text:p>
          </table:table-cell>
          <table:table-cell office:value-type="float" office:value="-0.1046596" calcext:value-type="float">
            <text:p>-0.1046596</text:p>
          </table:table-cell>
          <table:table-cell office:value-type="float" office:value="-0.1319012" calcext:value-type="float">
            <text:p>-0.1319012</text:p>
          </table:table-cell>
          <table:table-cell office:value-type="float" office:value="-0.1367103" calcext:value-type="float">
            <text:p>-0.1367103</text:p>
          </table:table-cell>
          <table:table-cell office:value-type="float" office:value="-0.01554425" calcext:value-type="float">
            <text:p>-0.01554425</text:p>
          </table:table-cell>
          <table:table-cell office:value-type="float" office:value="-0.008836961" calcext:value-type="float">
            <text:p>-0.008836961</text:p>
          </table:table-cell>
          <table:table-cell office:value-type="float" office:value="-0.006105213" calcext:value-type="float">
            <text:p>-0.006105213</text:p>
          </table:table-cell>
          <table:table-cell office:value-type="float" office:value="419.965" calcext:value-type="float">
            <text:p>419.96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7387383" calcext:value-type="float">
            <text:p>0.00738738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0.001703762" calcext:value-type="float">
            <text:p>0.0017037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221.1986" calcext:value-type="float">
            <text:p>221.1986</text:p>
          </table:table-cell>
          <table:table-cell office:value-type="float" office:value="-4.617356" calcext:value-type="float">
            <text:p>-4.617356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08.863" calcext:value-type="float">
            <text:p>1408.863</text:p>
          </table:table-cell>
          <table:table-cell office:value-type="float" office:value="5.073923" calcext:value-type="float">
            <text:p>5.073923</text:p>
          </table:table-cell>
          <table:table-cell office:value-type="float" office:value="453.166" calcext:value-type="float">
            <text:p>453.166</text:p>
          </table:table-cell>
          <table:table-cell office:value-type="float" office:value="0.2771509" calcext:value-type="float">
            <text:p>0.2771509</text:p>
          </table:table-cell>
          <table:table-cell office:value-type="float" office:value="0.2730543" calcext:value-type="float">
            <text:p>0.2730543</text:p>
          </table:table-cell>
          <table:table-cell office:value-type="float" office:value="0.3195388" calcext:value-type="float">
            <text:p>0.3195388</text:p>
          </table:table-cell>
          <table:table-cell office:value-type="float" office:value="0.2715832" calcext:value-type="float">
            <text:p>0.2715832</text:p>
          </table:table-cell>
          <table:table-cell office:value-type="float" office:value="0.2408011" calcext:value-type="float">
            <text:p>0.2408011</text:p>
          </table:table-cell>
          <table:table-cell office:value-type="float" office:value="0.2324972" calcext:value-type="float">
            <text:p>0.2324972</text:p>
          </table:table-cell>
          <table:table-cell office:value-type="float" office:value="0.28272" calcext:value-type="float">
            <text:p>0.28272</text:p>
          </table:table-cell>
          <table:table-cell office:value-type="float" office:value="0.3568704" calcext:value-type="float">
            <text:p>0.3568704</text:p>
          </table:table-cell>
          <table:table-cell office:value-type="float" office:value="0.3783382" calcext:value-type="float">
            <text:p>0.3783382</text:p>
          </table:table-cell>
          <table:table-cell office:value-type="float" office:value="0.3932397" calcext:value-type="float">
            <text:p>0.3932397</text:p>
          </table:table-cell>
          <table:table-cell office:value-type="float" office:value="0.4118319" calcext:value-type="float">
            <text:p>0.411831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7698444" calcext:value-type="float">
            <text:p>0.0007698444</text:p>
          </table:table-cell>
          <table:table-cell office:value-type="float" office:value="0.239499" calcext:value-type="float">
            <text:p>0.239499</text:p>
          </table:table-cell>
          <table:table-cell office:value-type="float" office:value="0.2433945" calcext:value-type="float">
            <text:p>0.2433945</text:p>
          </table:table-cell>
          <table:table-cell office:value-type="float" office:value="0.1975261" calcext:value-type="float">
            <text:p>0.1975261</text:p>
          </table:table-cell>
          <table:table-cell office:value-type="float" office:value="0.24583" calcext:value-type="float">
            <text:p>0.24583</text:p>
          </table:table-cell>
          <table:table-cell office:value-type="float" office:value="0.2767883" calcext:value-type="float">
            <text:p>0.2767883</text:p>
          </table:table-cell>
          <table:table-cell office:value-type="float" office:value="0.2849861" calcext:value-type="float">
            <text:p>0.2849861</text:p>
          </table:table-cell>
          <table:table-cell office:value-type="float" office:value="0.231923" calcext:value-type="float">
            <text:p>0.231923</text:p>
          </table:table-cell>
          <table:table-cell office:value-type="float" office:value="0.03016448" calcext:value-type="float">
            <text:p>0.0301644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781671" calcext:value-type="float">
            <text:p>4.781671E-05</text:p>
          </table:table-cell>
          <table:table-cell office:value-type="float" office:value="-0.04128777" calcext:value-type="float">
            <text:p>-0.04128777</text:p>
          </table:table-cell>
          <table:table-cell office:value-type="float" office:value="-0.0447249" calcext:value-type="float">
            <text:p>-0.0447249</text:p>
          </table:table-cell>
          <table:table-cell office:value-type="float" office:value="-0.01519289" calcext:value-type="float">
            <text:p>-0.01519289</text:p>
          </table:table-cell>
          <table:table-cell office:value-type="float" office:value="-0.04642256" calcext:value-type="float">
            <text:p>-0.04642256</text:p>
          </table:table-cell>
          <table:table-cell office:value-type="float" office:value="-0.1008887" calcext:value-type="float">
            <text:p>-0.1008887</text:p>
          </table:table-cell>
          <table:table-cell office:value-type="float" office:value="-0.1263362" calcext:value-type="float">
            <text:p>-0.1263362</text:p>
          </table:table-cell>
          <table:table-cell office:value-type="float" office:value="-0.1306486" calcext:value-type="float">
            <text:p>-0.1306486</text:p>
          </table:table-cell>
          <table:table-cell office:value-type="float" office:value="-0.01556093" calcext:value-type="float">
            <text:p>-0.01556093</text:p>
          </table:table-cell>
          <table:table-cell office:value-type="float" office:value="-0.008895567" calcext:value-type="float">
            <text:p>-0.008895567</text:p>
          </table:table-cell>
          <table:table-cell office:value-type="float" office:value="-0.00615173" calcext:value-type="float">
            <text:p>-0.00615173</text:p>
          </table:table-cell>
          <table:table-cell office:value-type="float" office:value="426.9354" calcext:value-type="float">
            <text:p>426.935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6438714" calcext:value-type="float">
            <text:p>0.00643871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7700674" calcext:value-type="float">
            <text:p>0.00077006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221.1986" calcext:value-type="float">
            <text:p>221.1986</text:p>
          </table:table-cell>
          <table:table-cell office:value-type="float" office:value="-4.480014" calcext:value-type="float">
            <text:p>-4.480014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07.963" calcext:value-type="float">
            <text:p>1407.963</text:p>
          </table:table-cell>
          <table:table-cell office:value-type="float" office:value="5.835969" calcext:value-type="float">
            <text:p>5.835969</text:p>
          </table:table-cell>
          <table:table-cell office:value-type="float" office:value="450.8479" calcext:value-type="float">
            <text:p>450.8479</text:p>
          </table:table-cell>
          <table:table-cell office:value-type="float" office:value="0.2658484" calcext:value-type="float">
            <text:p>0.2658484</text:p>
          </table:table-cell>
          <table:table-cell office:value-type="float" office:value="0.2750979" calcext:value-type="float">
            <text:p>0.2750979</text:p>
          </table:table-cell>
          <table:table-cell office:value-type="float" office:value="0.3170997" calcext:value-type="float">
            <text:p>0.3170997</text:p>
          </table:table-cell>
          <table:table-cell office:value-type="float" office:value="0.2704186" calcext:value-type="float">
            <text:p>0.2704186</text:p>
          </table:table-cell>
          <table:table-cell office:value-type="float" office:value="0.2420664" calcext:value-type="float">
            <text:p>0.2420664</text:p>
          </table:table-cell>
          <table:table-cell office:value-type="float" office:value="0.23396" calcext:value-type="float">
            <text:p>0.23396</text:p>
          </table:table-cell>
          <table:table-cell office:value-type="float" office:value="0.2842471" calcext:value-type="float">
            <text:p>0.2842471</text:p>
          </table:table-cell>
          <table:table-cell office:value-type="float" office:value="0.3570377" calcext:value-type="float">
            <text:p>0.3570377</text:p>
          </table:table-cell>
          <table:table-cell office:value-type="float" office:value="0.378621" calcext:value-type="float">
            <text:p>0.378621</text:p>
          </table:table-cell>
          <table:table-cell office:value-type="float" office:value="0.3936005" calcext:value-type="float">
            <text:p>0.3936005</text:p>
          </table:table-cell>
          <table:table-cell office:value-type="float" office:value="0.4118333" calcext:value-type="float">
            <text:p>0.411833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2713" calcext:value-type="float">
            <text:p>0.2382713</text:p>
          </table:table-cell>
          <table:table-cell office:value-type="float" office:value="0.2413204" calcext:value-type="float">
            <text:p>0.2413204</text:p>
          </table:table-cell>
          <table:table-cell office:value-type="float" office:value="0.199966" calcext:value-type="float">
            <text:p>0.199966</text:p>
          </table:table-cell>
          <table:table-cell office:value-type="float" office:value="0.246997" calcext:value-type="float">
            <text:p>0.246997</text:p>
          </table:table-cell>
          <table:table-cell office:value-type="float" office:value="0.2755233" calcext:value-type="float">
            <text:p>0.2755233</text:p>
          </table:table-cell>
          <table:table-cell office:value-type="float" office:value="0.2835233" calcext:value-type="float">
            <text:p>0.2835233</text:p>
          </table:table-cell>
          <table:table-cell office:value-type="float" office:value="0.230396" calcext:value-type="float">
            <text:p>0.230396</text:p>
          </table:table-cell>
          <table:table-cell office:value-type="float" office:value="0.02943166" calcext:value-type="float">
            <text:p>0.0294316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502903" calcext:value-type="float">
            <text:p>5.02903E-05</text:p>
          </table:table-cell>
          <table:table-cell office:value-type="float" office:value="-0.04174759" calcext:value-type="float">
            <text:p>-0.04174759</text:p>
          </table:table-cell>
          <table:table-cell office:value-type="float" office:value="-0.04262893" calcext:value-type="float">
            <text:p>-0.04262893</text:p>
          </table:table-cell>
          <table:table-cell office:value-type="float" office:value="-0.01603611" calcext:value-type="float">
            <text:p>-0.01603611</text:p>
          </table:table-cell>
          <table:table-cell office:value-type="float" office:value="-0.04768993" calcext:value-type="float">
            <text:p>-0.04768993</text:p>
          </table:table-cell>
          <table:table-cell office:value-type="float" office:value="-0.09757054" calcext:value-type="float">
            <text:p>-0.09757054</text:p>
          </table:table-cell>
          <table:table-cell office:value-type="float" office:value="-0.1213728" calcext:value-type="float">
            <text:p>-0.1213728</text:p>
          </table:table-cell>
          <table:table-cell office:value-type="float" office:value="-0.1252034" calcext:value-type="float">
            <text:p>-0.1252034</text:p>
          </table:table-cell>
          <table:table-cell office:value-type="float" office:value="-0.01549091" calcext:value-type="float">
            <text:p>-0.01549091</text:p>
          </table:table-cell>
          <table:table-cell office:value-type="float" office:value="-0.008831864" calcext:value-type="float">
            <text:p>-0.008831864</text:p>
          </table:table-cell>
          <table:table-cell office:value-type="float" office:value="-0.006097686" calcext:value-type="float">
            <text:p>-0.006097686</text:p>
          </table:table-cell>
          <table:table-cell office:value-type="float" office:value="433.3654" calcext:value-type="float">
            <text:p>433.3654</text:p>
          </table:table-cell>
          <table:table-cell office:value-type="float" office:value="0" calcext:value-type="float">
            <text:p>0</text:p>
          </table:table-cell>
          <table:table-cell office:value-type="float" office:value="-0.2077067" calcext:value-type="float">
            <text:p>-0.2077067</text:p>
          </table:table-cell>
          <table:table-cell office:value-type="float" office:value="0.005607313" calcext:value-type="float">
            <text:p>0.00560731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0002137385" calcext:value-type="float">
            <text:p>2.137385E-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221.5986" calcext:value-type="float">
            <text:p>221.5986</text:p>
          </table:table-cell>
          <table:table-cell office:value-type="float" office:value="-4.380072" calcext:value-type="float">
            <text:p>-4.380072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06.364" calcext:value-type="float">
            <text:p>1406.364</text:p>
          </table:table-cell>
          <table:table-cell office:value-type="float" office:value="7.734916" calcext:value-type="float">
            <text:p>7.734916</text:p>
          </table:table-cell>
          <table:table-cell office:value-type="float" office:value="450.8047" calcext:value-type="float">
            <text:p>450.8047</text:p>
          </table:table-cell>
          <table:table-cell office:value-type="float" office:value="0.2510296" calcext:value-type="float">
            <text:p>0.2510296</text:p>
          </table:table-cell>
          <table:table-cell office:value-type="float" office:value="0.2664071" calcext:value-type="float">
            <text:p>0.2664071</text:p>
          </table:table-cell>
          <table:table-cell office:value-type="float" office:value="0.3043842" calcext:value-type="float">
            <text:p>0.3043842</text:p>
          </table:table-cell>
          <table:table-cell office:value-type="float" office:value="0.2694322" calcext:value-type="float">
            <text:p>0.2694322</text:p>
          </table:table-cell>
          <table:table-cell office:value-type="float" office:value="0.2432322" calcext:value-type="float">
            <text:p>0.2432322</text:p>
          </table:table-cell>
          <table:table-cell office:value-type="float" office:value="0.2353362" calcext:value-type="float">
            <text:p>0.2353362</text:p>
          </table:table-cell>
          <table:table-cell office:value-type="float" office:value="0.2856934" calcext:value-type="float">
            <text:p>0.2856934</text:p>
          </table:table-cell>
          <table:table-cell office:value-type="float" office:value="0.3567313" calcext:value-type="float">
            <text:p>0.3567313</text:p>
          </table:table-cell>
          <table:table-cell office:value-type="float" office:value="0.3777271" calcext:value-type="float">
            <text:p>0.3777271</text:p>
          </table:table-cell>
          <table:table-cell office:value-type="float" office:value="0.3924261" calcext:value-type="float">
            <text:p>0.3924261</text:p>
          </table:table-cell>
          <table:table-cell office:value-type="float" office:value="0.4118321" calcext:value-type="float">
            <text:p>0.411832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8379" calcext:value-type="float">
            <text:p>0.2358379</text:p>
          </table:table-cell>
          <table:table-cell office:value-type="float" office:value="0.2400788" calcext:value-type="float">
            <text:p>0.2400788</text:p>
          </table:table-cell>
          <table:table-cell office:value-type="float" office:value="0.2024146" calcext:value-type="float">
            <text:p>0.2024146</text:p>
          </table:table-cell>
          <table:table-cell office:value-type="float" office:value="0.2479801" calcext:value-type="float">
            <text:p>0.2479801</text:p>
          </table:table-cell>
          <table:table-cell office:value-type="float" office:value="0.2743598" calcext:value-type="float">
            <text:p>0.2743598</text:p>
          </table:table-cell>
          <table:table-cell office:value-type="float" office:value="0.2821489" calcext:value-type="float">
            <text:p>0.2821489</text:p>
          </table:table-cell>
          <table:table-cell office:value-type="float" office:value="0.2289502" calcext:value-type="float">
            <text:p>0.2289502</text:p>
          </table:table-cell>
          <table:table-cell office:value-type="float" office:value="0.02869029" calcext:value-type="float">
            <text:p>0.0286902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531436" calcext:value-type="float">
            <text:p>4.531436E-05</text:p>
          </table:table-cell>
          <table:table-cell office:value-type="float" office:value="-0.06052895" calcext:value-type="float">
            <text:p>-0.06052895</text:p>
          </table:table-cell>
          <table:table-cell office:value-type="float" office:value="-0.04208829" calcext:value-type="float">
            <text:p>-0.04208829</text:p>
          </table:table-cell>
          <table:table-cell office:value-type="float" office:value="-0.0171836" calcext:value-type="float">
            <text:p>-0.0171836</text:p>
          </table:table-cell>
          <table:table-cell office:value-type="float" office:value="-0.04878825" calcext:value-type="float">
            <text:p>-0.04878825</text:p>
          </table:table-cell>
          <table:table-cell office:value-type="float" office:value="-0.09463066" calcext:value-type="float">
            <text:p>-0.09463066</text:p>
          </table:table-cell>
          <table:table-cell office:value-type="float" office:value="-0.1169142" calcext:value-type="float">
            <text:p>-0.1169142</text:p>
          </table:table-cell>
          <table:table-cell office:value-type="float" office:value="-0.1202816" calcext:value-type="float">
            <text:p>-0.1202816</text:p>
          </table:table-cell>
          <table:table-cell office:value-type="float" office:value="-0.0156193" calcext:value-type="float">
            <text:p>-0.0156193</text:p>
          </table:table-cell>
          <table:table-cell office:value-type="float" office:value="-0.009035117" calcext:value-type="float">
            <text:p>-0.009035117</text:p>
          </table:table-cell>
          <table:table-cell office:value-type="float" office:value="-0.006275237" calcext:value-type="float">
            <text:p>-0.006275237</text:p>
          </table:table-cell>
          <table:table-cell office:value-type="float" office:value="441.0328" calcext:value-type="float">
            <text:p>441.0328</text:p>
          </table:table-cell>
          <table:table-cell office:value-type="float" office:value="0" calcext:value-type="float">
            <text:p>0</text:p>
          </table:table-cell>
          <table:table-cell office:value-type="float" office:value="-0.380365" calcext:value-type="float">
            <text:p>-0.380365</text:p>
          </table:table-cell>
          <table:table-cell office:value-type="float" office:value="0.005577145" calcext:value-type="float">
            <text:p>0.00557714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09999789" calcext:value-type="float">
            <text:p>-0.0099997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221.5986" calcext:value-type="float">
            <text:p>221.5986</text:p>
          </table:table-cell>
          <table:table-cell office:value-type="float" office:value="-4.226724" calcext:value-type="float">
            <text:p>-4.226724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05.713" calcext:value-type="float">
            <text:p>1405.713</text:p>
          </table:table-cell>
          <table:table-cell office:value-type="float" office:value="8.233237" calcext:value-type="float">
            <text:p>8.233237</text:p>
          </table:table-cell>
          <table:table-cell office:value-type="float" office:value="448.8533" calcext:value-type="float">
            <text:p>448.8533</text:p>
          </table:table-cell>
          <table:table-cell office:value-type="float" office:value="0.251991" calcext:value-type="float">
            <text:p>0.251991</text:p>
          </table:table-cell>
          <table:table-cell office:value-type="float" office:value="0.2671703" calcext:value-type="float">
            <text:p>0.2671703</text:p>
          </table:table-cell>
          <table:table-cell office:value-type="float" office:value="0.2877901" calcext:value-type="float">
            <text:p>0.2877901</text:p>
          </table:table-cell>
          <table:table-cell office:value-type="float" office:value="0.2684911" calcext:value-type="float">
            <text:p>0.2684911</text:p>
          </table:table-cell>
          <table:table-cell office:value-type="float" office:value="0.244286" calcext:value-type="float">
            <text:p>0.244286</text:p>
          </table:table-cell>
          <table:table-cell office:value-type="float" office:value="0.2366262" calcext:value-type="float">
            <text:p>0.2366262</text:p>
          </table:table-cell>
          <table:table-cell office:value-type="float" office:value="0.2870646" calcext:value-type="float">
            <text:p>0.2870646</text:p>
          </table:table-cell>
          <table:table-cell office:value-type="float" office:value="0.3569246" calcext:value-type="float">
            <text:p>0.3569246</text:p>
          </table:table-cell>
          <table:table-cell office:value-type="float" office:value="0.3781047" calcext:value-type="float">
            <text:p>0.3781047</text:p>
          </table:table-cell>
          <table:table-cell office:value-type="float" office:value="0.3928851" calcext:value-type="float">
            <text:p>0.3928851</text:p>
          </table:table-cell>
          <table:table-cell office:value-type="float" office:value="0.4118399" calcext:value-type="float">
            <text:p>0.41183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3462" calcext:value-type="float">
            <text:p>0.2333462</text:p>
          </table:table-cell>
          <table:table-cell office:value-type="float" office:value="0.2393351" calcext:value-type="float">
            <text:p>0.2393351</text:p>
          </table:table-cell>
          <table:table-cell office:value-type="float" office:value="0.2045273" calcext:value-type="float">
            <text:p>0.2045273</text:p>
          </table:table-cell>
          <table:table-cell office:value-type="float" office:value="0.2489207" calcext:value-type="float">
            <text:p>0.2489207</text:p>
          </table:table-cell>
          <table:table-cell office:value-type="float" office:value="0.2733063" calcext:value-type="float">
            <text:p>0.2733063</text:p>
          </table:table-cell>
          <table:table-cell office:value-type="float" office:value="0.2808591" calcext:value-type="float">
            <text:p>0.2808591</text:p>
          </table:table-cell>
          <table:table-cell office:value-type="float" office:value="0.2275787" calcext:value-type="float">
            <text:p>0.2275787</text:p>
          </table:table-cell>
          <table:table-cell office:value-type="float" office:value="0.02794145" calcext:value-type="float">
            <text:p>0.0279414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020131" calcext:value-type="float">
            <text:p>4.020131E-05</text:p>
          </table:table-cell>
          <table:table-cell office:value-type="float" office:value="-0.05913164" calcext:value-type="float">
            <text:p>-0.05913164</text:p>
          </table:table-cell>
          <table:table-cell office:value-type="float" office:value="-0.04135317" calcext:value-type="float">
            <text:p>-0.04135317</text:p>
          </table:table-cell>
          <table:table-cell office:value-type="float" office:value="-0.02534316" calcext:value-type="float">
            <text:p>-0.02534316</text:p>
          </table:table-cell>
          <table:table-cell office:value-type="float" office:value="-0.04986412" calcext:value-type="float">
            <text:p>-0.04986412</text:p>
          </table:table-cell>
          <table:table-cell office:value-type="float" office:value="-0.09205596" calcext:value-type="float">
            <text:p>-0.09205596</text:p>
          </table:table-cell>
          <table:table-cell office:value-type="float" office:value="-0.1129015" calcext:value-type="float">
            <text:p>-0.1129015</text:p>
          </table:table-cell>
          <table:table-cell office:value-type="float" office:value="-0.1158158" calcext:value-type="float">
            <text:p>-0.1158158</text:p>
          </table:table-cell>
          <table:table-cell office:value-type="float" office:value="-0.01553843" calcext:value-type="float">
            <text:p>-0.01553843</text:p>
          </table:table-cell>
          <table:table-cell office:value-type="float" office:value="-0.008948601" calcext:value-type="float">
            <text:p>-0.008948601</text:p>
          </table:table-cell>
          <table:table-cell office:value-type="float" office:value="-0.006205281" calcext:value-type="float">
            <text:p>-0.006205281</text:p>
          </table:table-cell>
          <table:table-cell office:value-type="float" office:value="447.3949" calcext:value-type="float">
            <text:p>447.3949</text:p>
          </table:table-cell>
          <table:table-cell office:value-type="float" office:value="0" calcext:value-type="float">
            <text:p>0</text:p>
          </table:table-cell>
          <table:table-cell office:value-type="float" office:value="-0.3714452" calcext:value-type="float">
            <text:p>-0.3714452</text:p>
          </table:table-cell>
          <table:table-cell office:value-type="float" office:value="0.005551092" calcext:value-type="float">
            <text:p>0.00555109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09999788" calcext:value-type="float">
            <text:p>-0.0099997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223.7986" calcext:value-type="float">
            <text:p>223.7986</text:p>
          </table:table-cell>
          <table:table-cell office:value-type="float" office:value="-4.139169" calcext:value-type="float">
            <text:p>-4.139169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07.259" calcext:value-type="float">
            <text:p>1407.259</text:p>
          </table:table-cell>
          <table:table-cell office:value-type="float" office:value="8.799706" calcext:value-type="float">
            <text:p>8.799706</text:p>
          </table:table-cell>
          <table:table-cell office:value-type="float" office:value="446.9513" calcext:value-type="float">
            <text:p>446.9513</text:p>
          </table:table-cell>
          <table:table-cell office:value-type="float" office:value="0.2490357" calcext:value-type="float">
            <text:p>0.2490357</text:p>
          </table:table-cell>
          <table:table-cell office:value-type="float" office:value="0.2619053" calcext:value-type="float">
            <text:p>0.2619053</text:p>
          </table:table-cell>
          <table:table-cell office:value-type="float" office:value="0.2742059" calcext:value-type="float">
            <text:p>0.2742059</text:p>
          </table:table-cell>
          <table:table-cell office:value-type="float" office:value="0.2674174" calcext:value-type="float">
            <text:p>0.2674174</text:p>
          </table:table-cell>
          <table:table-cell office:value-type="float" office:value="0.245209" calcext:value-type="float">
            <text:p>0.245209</text:p>
          </table:table-cell>
          <table:table-cell office:value-type="float" office:value="0.2378297" calcext:value-type="float">
            <text:p>0.2378297</text:p>
          </table:table-cell>
          <table:table-cell office:value-type="float" office:value="0.2883655" calcext:value-type="float">
            <text:p>0.2883655</text:p>
          </table:table-cell>
          <table:table-cell office:value-type="float" office:value="0.3570786" calcext:value-type="float">
            <text:p>0.3570786</text:p>
          </table:table-cell>
          <table:table-cell office:value-type="float" office:value="0.378436" calcext:value-type="float">
            <text:p>0.378436</text:p>
          </table:table-cell>
          <table:table-cell office:value-type="float" office:value="0.3932586" calcext:value-type="float">
            <text:p>0.3932586</text:p>
          </table:table-cell>
          <table:table-cell office:value-type="float" office:value="0.4118426" calcext:value-type="float">
            <text:p>0.411842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0653" calcext:value-type="float">
            <text:p>0.2310653</text:p>
          </table:table-cell>
          <table:table-cell office:value-type="float" office:value="0.2391325" calcext:value-type="float">
            <text:p>0.2391325</text:p>
          </table:table-cell>
          <table:table-cell office:value-type="float" office:value="0.2060149" calcext:value-type="float">
            <text:p>0.2060149</text:p>
          </table:table-cell>
          <table:table-cell office:value-type="float" office:value="0.2499934" calcext:value-type="float">
            <text:p>0.2499934</text:p>
          </table:table-cell>
          <table:table-cell office:value-type="float" office:value="0.2723837" calcext:value-type="float">
            <text:p>0.2723837</text:p>
          </table:table-cell>
          <table:table-cell office:value-type="float" office:value="0.2796555" calcext:value-type="float">
            <text:p>0.2796555</text:p>
          </table:table-cell>
          <table:table-cell office:value-type="float" office:value="0.2262783" calcext:value-type="float">
            <text:p>0.2262783</text:p>
          </table:table-cell>
          <table:table-cell office:value-type="float" office:value="0.02718786" calcext:value-type="float">
            <text:p>0.0271878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3530585" calcext:value-type="float">
            <text:p>3.530585E-05</text:p>
          </table:table-cell>
          <table:table-cell office:value-type="float" office:value="-0.06341061" calcext:value-type="float">
            <text:p>-0.06341061</text:p>
          </table:table-cell>
          <table:table-cell office:value-type="float" office:value="-0.04658589" calcext:value-type="float">
            <text:p>-0.04658589</text:p>
          </table:table-cell>
          <table:table-cell office:value-type="float" office:value="-0.03517737" calcext:value-type="float">
            <text:p>-0.03517737</text:p>
          </table:table-cell>
          <table:table-cell office:value-type="float" office:value="-0.05112412" calcext:value-type="float">
            <text:p>-0.05112412</text:p>
          </table:table-cell>
          <table:table-cell office:value-type="float" office:value="-0.08986654" calcext:value-type="float">
            <text:p>-0.08986654</text:p>
          </table:table-cell>
          <table:table-cell office:value-type="float" office:value="-0.1093015" calcext:value-type="float">
            <text:p>-0.1093015</text:p>
          </table:table-cell>
          <table:table-cell office:value-type="float" office:value="-0.1117535" calcext:value-type="float">
            <text:p>-0.1117535</text:p>
          </table:table-cell>
          <table:table-cell office:value-type="float" office:value="-0.01547407" calcext:value-type="float">
            <text:p>-0.01547407</text:p>
          </table:table-cell>
          <table:table-cell office:value-type="float" office:value="-0.008873626" calcext:value-type="float">
            <text:p>-0.008873626</text:p>
          </table:table-cell>
          <table:table-cell office:value-type="float" office:value="-0.00614897" calcext:value-type="float">
            <text:p>-0.00614897</text:p>
          </table:table-cell>
          <table:table-cell office:value-type="float" office:value="453.8311" calcext:value-type="float">
            <text:p>453.8311</text:p>
          </table:table-cell>
          <table:table-cell office:value-type="float" office:value="0" calcext:value-type="float">
            <text:p>0</text:p>
          </table:table-cell>
          <table:table-cell office:value-type="float" office:value="-0.3700888" calcext:value-type="float">
            <text:p>-0.3700888</text:p>
          </table:table-cell>
          <table:table-cell office:value-type="float" office:value="0.005525207" calcext:value-type="float">
            <text:p>0.00552520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09999789" calcext:value-type="float">
            <text:p>-0.0099997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226.3986" calcext:value-type="float">
            <text:p>226.3986</text:p>
          </table:table-cell>
          <table:table-cell office:value-type="float" office:value="-3.983501" calcext:value-type="float">
            <text:p>-3.983501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08.223" calcext:value-type="float">
            <text:p>1408.223</text:p>
          </table:table-cell>
          <table:table-cell office:value-type="float" office:value="10.27958" calcext:value-type="float">
            <text:p>10.27958</text:p>
          </table:table-cell>
          <table:table-cell office:value-type="float" office:value="450.4493" calcext:value-type="float">
            <text:p>450.4493</text:p>
          </table:table-cell>
          <table:table-cell office:value-type="float" office:value="0.2389336" calcext:value-type="float">
            <text:p>0.2389336</text:p>
          </table:table-cell>
          <table:table-cell office:value-type="float" office:value="0.2525643" calcext:value-type="float">
            <text:p>0.2525643</text:p>
          </table:table-cell>
          <table:table-cell office:value-type="float" office:value="0.2648927" calcext:value-type="float">
            <text:p>0.2648927</text:p>
          </table:table-cell>
          <table:table-cell office:value-type="float" office:value="0.2662192" calcext:value-type="float">
            <text:p>0.2662192</text:p>
          </table:table-cell>
          <table:table-cell office:value-type="float" office:value="0.2460203" calcext:value-type="float">
            <text:p>0.2460203</text:p>
          </table:table-cell>
          <table:table-cell office:value-type="float" office:value="0.2389608" calcext:value-type="float">
            <text:p>0.2389608</text:p>
          </table:table-cell>
          <table:table-cell office:value-type="float" office:value="0.2896028" calcext:value-type="float">
            <text:p>0.2896028</text:p>
          </table:table-cell>
          <table:table-cell office:value-type="float" office:value="0.3569188" calcext:value-type="float">
            <text:p>0.3569188</text:p>
          </table:table-cell>
          <table:table-cell office:value-type="float" office:value="0.3777434" calcext:value-type="float">
            <text:p>0.3777434</text:p>
          </table:table-cell>
          <table:table-cell office:value-type="float" office:value="0.3922937" calcext:value-type="float">
            <text:p>0.3922937</text:p>
          </table:table-cell>
          <table:table-cell office:value-type="float" office:value="0.4119825" calcext:value-type="float">
            <text:p>0.411982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3042" calcext:value-type="float">
            <text:p>0.2283042</text:p>
          </table:table-cell>
          <table:table-cell office:value-type="float" office:value="0.238784" calcext:value-type="float">
            <text:p>0.238784</text:p>
          </table:table-cell>
          <table:table-cell office:value-type="float" office:value="0.2072011" calcext:value-type="float">
            <text:p>0.2072011</text:p>
          </table:table-cell>
          <table:table-cell office:value-type="float" office:value="0.2512098" calcext:value-type="float">
            <text:p>0.2512098</text:p>
          </table:table-cell>
          <table:table-cell office:value-type="float" office:value="0.2715866" calcext:value-type="float">
            <text:p>0.2715866</text:p>
          </table:table-cell>
          <table:table-cell office:value-type="float" office:value="0.2785347" calcext:value-type="float">
            <text:p>0.2785347</text:p>
          </table:table-cell>
          <table:table-cell office:value-type="float" office:value="0.2250449" calcext:value-type="float">
            <text:p>0.2250449</text:p>
          </table:table-cell>
          <table:table-cell office:value-type="float" office:value="0.02642976" calcext:value-type="float">
            <text:p>0.0264297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918125" calcext:value-type="float">
            <text:p>2.918125E-05</text:p>
          </table:table-cell>
          <table:table-cell office:value-type="float" office:value="-0.08165553" calcext:value-type="float">
            <text:p>-0.08165553</text:p>
          </table:table-cell>
          <table:table-cell office:value-type="float" office:value="-0.0581761" calcext:value-type="float">
            <text:p>-0.0581761</text:p>
          </table:table-cell>
          <table:table-cell office:value-type="float" office:value="-0.0434731" calcext:value-type="float">
            <text:p>-0.0434731</text:p>
          </table:table-cell>
          <table:table-cell office:value-type="float" office:value="-0.05259815" calcext:value-type="float">
            <text:p>-0.05259815</text:p>
          </table:table-cell>
          <table:table-cell office:value-type="float" office:value="-0.08802434" calcext:value-type="float">
            <text:p>-0.08802434</text:p>
          </table:table-cell>
          <table:table-cell office:value-type="float" office:value="-0.1060679" calcext:value-type="float">
            <text:p>-0.1060679</text:p>
          </table:table-cell>
          <table:table-cell office:value-type="float" office:value="-0.1080479" calcext:value-type="float">
            <text:p>-0.1080479</text:p>
          </table:table-cell>
          <table:table-cell office:value-type="float" office:value="-0.01554172" calcext:value-type="float">
            <text:p>-0.01554172</text:p>
          </table:table-cell>
          <table:table-cell office:value-type="float" office:value="-0.00903199" calcext:value-type="float">
            <text:p>-0.00903199</text:p>
          </table:table-cell>
          <table:table-cell office:value-type="float" office:value="-0.006296007" calcext:value-type="float">
            <text:p>-0.006296007</text:p>
          </table:table-cell>
          <table:table-cell office:value-type="float" office:value="461.2487" calcext:value-type="float">
            <text:p>461.2487</text:p>
          </table:table-cell>
          <table:table-cell office:value-type="float" office:value="0" calcext:value-type="float">
            <text:p>0</text:p>
          </table:table-cell>
          <table:table-cell office:value-type="float" office:value="-0.5499079" calcext:value-type="float">
            <text:p>-0.5499079</text:p>
          </table:table-cell>
          <table:table-cell office:value-type="float" office:value="0.005495844" calcext:value-type="float">
            <text:p>0.00549584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7373531" calcext:value-type="float">
            <text:p>-0.073735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226.6987" calcext:value-type="float">
            <text:p>226.6987</text:p>
          </table:table-cell>
          <table:table-cell office:value-type="float" office:value="-3.719376" calcext:value-type="float">
            <text:p>-3.719376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07.082" calcext:value-type="float">
            <text:p>1407.082</text:p>
          </table:table-cell>
          <table:table-cell office:value-type="float" office:value="11.45689" calcext:value-type="float">
            <text:p>11.45689</text:p>
          </table:table-cell>
          <table:table-cell office:value-type="float" office:value="449.1534" calcext:value-type="float">
            <text:p>449.1534</text:p>
          </table:table-cell>
          <table:table-cell office:value-type="float" office:value="0.2307671" calcext:value-type="float">
            <text:p>0.2307671</text:p>
          </table:table-cell>
          <table:table-cell office:value-type="float" office:value="0.2447896" calcext:value-type="float">
            <text:p>0.2447896</text:p>
          </table:table-cell>
          <table:table-cell office:value-type="float" office:value="0.2568808" calcext:value-type="float">
            <text:p>0.2568808</text:p>
          </table:table-cell>
          <table:table-cell office:value-type="float" office:value="0.2645896" calcext:value-type="float">
            <text:p>0.2645896</text:p>
          </table:table-cell>
          <table:table-cell office:value-type="float" office:value="0.2466965" calcext:value-type="float">
            <text:p>0.2466965</text:p>
          </table:table-cell>
          <table:table-cell office:value-type="float" office:value="0.2400035" calcext:value-type="float">
            <text:p>0.2400035</text:p>
          </table:table-cell>
          <table:table-cell office:value-type="float" office:value="0.2907737" calcext:value-type="float">
            <text:p>0.2907737</text:p>
          </table:table-cell>
          <table:table-cell office:value-type="float" office:value="0.3568433" calcext:value-type="float">
            <text:p>0.3568433</text:p>
          </table:table-cell>
          <table:table-cell office:value-type="float" office:value="0.3772981" calcext:value-type="float">
            <text:p>0.3772981</text:p>
          </table:table-cell>
          <table:table-cell office:value-type="float" office:value="0.3915573" calcext:value-type="float">
            <text:p>0.3915573</text:p>
          </table:table-cell>
          <table:table-cell office:value-type="float" office:value="0.4121821" calcext:value-type="float">
            <text:p>0.412182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6536" calcext:value-type="float">
            <text:p>0.2246536</text:p>
          </table:table-cell>
          <table:table-cell office:value-type="float" office:value="0.2382257" calcext:value-type="float">
            <text:p>0.2382257</text:p>
          </table:table-cell>
          <table:table-cell office:value-type="float" office:value="0.2081808" calcext:value-type="float">
            <text:p>0.2081808</text:p>
          </table:table-cell>
          <table:table-cell office:value-type="float" office:value="0.2525706" calcext:value-type="float">
            <text:p>0.2525706</text:p>
          </table:table-cell>
          <table:table-cell office:value-type="float" office:value="0.270911" calcext:value-type="float">
            <text:p>0.270911</text:p>
          </table:table-cell>
          <table:table-cell office:value-type="float" office:value="0.2774924" calcext:value-type="float">
            <text:p>0.2774924</text:p>
          </table:table-cell>
          <table:table-cell office:value-type="float" office:value="0.2238741" calcext:value-type="float">
            <text:p>0.2238741</text:p>
          </table:table-cell>
          <table:table-cell office:value-type="float" office:value="0.02566866" calcext:value-type="float">
            <text:p>0.02566866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097603" calcext:value-type="float">
            <text:p>2.097603E-05</text:p>
          </table:table-cell>
          <table:table-cell office:value-type="float" office:value="-0.1010845" calcext:value-type="float">
            <text:p>-0.1010845</text:p>
          </table:table-cell>
          <table:table-cell office:value-type="float" office:value="-0.07046834" calcext:value-type="float">
            <text:p>-0.07046834</text:p>
          </table:table-cell>
          <table:table-cell office:value-type="float" office:value="-0.05246799" calcext:value-type="float">
            <text:p>-0.05246799</text:p>
          </table:table-cell>
          <table:table-cell office:value-type="float" office:value="-0.05430647" calcext:value-type="float">
            <text:p>-0.05430647</text:p>
          </table:table-cell>
          <table:table-cell office:value-type="float" office:value="-0.08649647" calcext:value-type="float">
            <text:p>-0.08649647</text:p>
          </table:table-cell>
          <table:table-cell office:value-type="float" office:value="-0.1031616" calcext:value-type="float">
            <text:p>-0.1031616</text:p>
          </table:table-cell>
          <table:table-cell office:value-type="float" office:value="-0.1046595" calcext:value-type="float">
            <text:p>-0.1046595</text:p>
          </table:table-cell>
          <table:table-cell office:value-type="float" office:value="-0.01557339" calcext:value-type="float">
            <text:p>-0.01557339</text:p>
          </table:table-cell>
          <table:table-cell office:value-type="float" office:value="-0.009134971" calcext:value-type="float">
            <text:p>-0.009134971</text:p>
          </table:table-cell>
          <table:table-cell office:value-type="float" office:value="-0.006410558" calcext:value-type="float">
            <text:p>-0.006410558</text:p>
          </table:table-cell>
          <table:table-cell office:value-type="float" office:value="468.4691" calcext:value-type="float">
            <text:p>468.4691</text:p>
          </table:table-cell>
          <table:table-cell office:value-type="float" office:value="0" calcext:value-type="float">
            <text:p>0</text:p>
          </table:table-cell>
          <table:table-cell office:value-type="float" office:value="-0.8013282" calcext:value-type="float">
            <text:p>-0.8013282</text:p>
          </table:table-cell>
          <table:table-cell office:value-type="float" office:value="0.005464733" calcext:value-type="float">
            <text:p>0.00546473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7499979" calcext:value-type="float">
            <text:p>-0.074999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226.6987" calcext:value-type="float">
            <text:p>226.6987</text:p>
          </table:table-cell>
          <table:table-cell office:value-type="float" office:value="-3.467901" calcext:value-type="float">
            <text:p>-3.467901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05.744" calcext:value-type="float">
            <text:p>1405.744</text:p>
          </table:table-cell>
          <table:table-cell office:value-type="float" office:value="12.54271" calcext:value-type="float">
            <text:p>12.54271</text:p>
          </table:table-cell>
          <table:table-cell office:value-type="float" office:value="446.9098" calcext:value-type="float">
            <text:p>446.9098</text:p>
          </table:table-cell>
          <table:table-cell office:value-type="float" office:value="0.2258105" calcext:value-type="float">
            <text:p>0.2258105</text:p>
          </table:table-cell>
          <table:table-cell office:value-type="float" office:value="0.2390834" calcext:value-type="float">
            <text:p>0.2390834</text:p>
          </table:table-cell>
          <table:table-cell office:value-type="float" office:value="0.2510488" calcext:value-type="float">
            <text:p>0.2510488</text:p>
          </table:table-cell>
          <table:table-cell office:value-type="float" office:value="0.2603131" calcext:value-type="float">
            <text:p>0.2603131</text:p>
          </table:table-cell>
          <table:table-cell office:value-type="float" office:value="0.2472526" calcext:value-type="float">
            <text:p>0.2472526</text:p>
          </table:table-cell>
          <table:table-cell office:value-type="float" office:value="0.2409675" calcext:value-type="float">
            <text:p>0.2409675</text:p>
          </table:table-cell>
          <table:table-cell office:value-type="float" office:value="0.2918836" calcext:value-type="float">
            <text:p>0.2918836</text:p>
          </table:table-cell>
          <table:table-cell office:value-type="float" office:value="0.3567742" calcext:value-type="float">
            <text:p>0.3567742</text:p>
          </table:table-cell>
          <table:table-cell office:value-type="float" office:value="0.3769362" calcext:value-type="float">
            <text:p>0.3769362</text:p>
          </table:table-cell>
          <table:table-cell office:value-type="float" office:value="0.3909378" calcext:value-type="float">
            <text:p>0.3909378</text:p>
          </table:table-cell>
          <table:table-cell office:value-type="float" office:value="0.4123448" calcext:value-type="float">
            <text:p>0.412344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2547" calcext:value-type="float">
            <text:p>0.2202547</text:p>
          </table:table-cell>
          <table:table-cell office:value-type="float" office:value="0.2373978" calcext:value-type="float">
            <text:p>0.2373978</text:p>
          </table:table-cell>
          <table:table-cell office:value-type="float" office:value="0.2089631" calcext:value-type="float">
            <text:p>0.2089631</text:p>
          </table:table-cell>
          <table:table-cell office:value-type="float" office:value="0.2540646" calcext:value-type="float">
            <text:p>0.2540646</text:p>
          </table:table-cell>
          <table:table-cell office:value-type="float" office:value="0.2703554" calcext:value-type="float">
            <text:p>0.2703554</text:p>
          </table:table-cell>
          <table:table-cell office:value-type="float" office:value="0.2765287" calcext:value-type="float">
            <text:p>0.2765287</text:p>
          </table:table-cell>
          <table:table-cell office:value-type="float" office:value="0.2227642" calcext:value-type="float">
            <text:p>0.2227642</text:p>
          </table:table-cell>
          <table:table-cell office:value-type="float" office:value="0.0249046" calcext:value-type="float">
            <text:p>0.024904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167454" calcext:value-type="float">
            <text:p>1.167454E-05</text:p>
          </table:table-cell>
          <table:table-cell office:value-type="float" office:value="-0.1155528" calcext:value-type="float">
            <text:p>-0.1155528</text:p>
          </table:table-cell>
          <table:table-cell office:value-type="float" office:value="-0.08146279" calcext:value-type="float">
            <text:p>-0.08146279</text:p>
          </table:table-cell>
          <table:table-cell office:value-type="float" office:value="-0.06041169" calcext:value-type="float">
            <text:p>-0.06041169</text:p>
          </table:table-cell>
          <table:table-cell office:value-type="float" office:value="-0.05626171" calcext:value-type="float">
            <text:p>-0.05626171</text:p>
          </table:table-cell>
          <table:table-cell office:value-type="float" office:value="-0.08526246" calcext:value-type="float">
            <text:p>-0.08526246</text:p>
          </table:table-cell>
          <table:table-cell office:value-type="float" office:value="-0.1005553" calcext:value-type="float">
            <text:p>-0.1005553</text:p>
          </table:table-cell>
          <table:table-cell office:value-type="float" office:value="-0.101558" calcext:value-type="float">
            <text:p>-0.101558</text:p>
          </table:table-cell>
          <table:table-cell office:value-type="float" office:value="-0.01560234" calcext:value-type="float">
            <text:p>-0.01560234</text:p>
          </table:table-cell>
          <table:table-cell office:value-type="float" office:value="-0.009219581" calcext:value-type="float">
            <text:p>-0.009219581</text:p>
          </table:table-cell>
          <table:table-cell office:value-type="float" office:value="-0.0065087" calcext:value-type="float">
            <text:p>-0.0065087</text:p>
          </table:table-cell>
          <table:table-cell office:value-type="float" office:value="475.6534" calcext:value-type="float">
            <text:p>475.6534</text:p>
          </table:table-cell>
          <table:table-cell office:value-type="float" office:value="0" calcext:value-type="float">
            <text:p>0</text:p>
          </table:table-cell>
          <table:table-cell office:value-type="float" office:value="-0.9016746" calcext:value-type="float">
            <text:p>-0.9016746</text:p>
          </table:table-cell>
          <table:table-cell office:value-type="float" office:value="0.005433822" calcext:value-type="float">
            <text:p>0.00543382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7499979" calcext:value-type="float">
            <text:p>-0.074999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241.4986" calcext:value-type="float">
            <text:p>241.4986</text:p>
          </table:table-cell>
          <table:table-cell office:value-type="float" office:value="-3.54501" calcext:value-type="float">
            <text:p>-3.54501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19.597" calcext:value-type="float">
            <text:p>1419.597</text:p>
          </table:table-cell>
          <table:table-cell office:value-type="float" office:value="13.56714" calcext:value-type="float">
            <text:p>13.56714</text:p>
          </table:table-cell>
          <table:table-cell office:value-type="float" office:value="497.3087" calcext:value-type="float">
            <text:p>497.3087</text:p>
          </table:table-cell>
          <table:table-cell office:value-type="float" office:value="0.2099413" calcext:value-type="float">
            <text:p>0.2099413</text:p>
          </table:table-cell>
          <table:table-cell office:value-type="float" office:value="0.2308785" calcext:value-type="float">
            <text:p>0.2308785</text:p>
          </table:table-cell>
          <table:table-cell office:value-type="float" office:value="0.2462772" calcext:value-type="float">
            <text:p>0.2462772</text:p>
          </table:table-cell>
          <table:table-cell office:value-type="float" office:value="0.2522421" calcext:value-type="float">
            <text:p>0.2522421</text:p>
          </table:table-cell>
          <table:table-cell office:value-type="float" office:value="0.2475205" calcext:value-type="float">
            <text:p>0.2475205</text:p>
          </table:table-cell>
          <table:table-cell office:value-type="float" office:value="0.2418503" calcext:value-type="float">
            <text:p>0.2418503</text:p>
          </table:table-cell>
          <table:table-cell office:value-type="float" office:value="0.2929353" calcext:value-type="float">
            <text:p>0.2929353</text:p>
          </table:table-cell>
          <table:table-cell office:value-type="float" office:value="0.3567089" calcext:value-type="float">
            <text:p>0.3567089</text:p>
          </table:table-cell>
          <table:table-cell office:value-type="float" office:value="0.3766404" calcext:value-type="float">
            <text:p>0.3766404</text:p>
          </table:table-cell>
          <table:table-cell office:value-type="float" office:value="0.3904168" calcext:value-type="float">
            <text:p>0.3904168</text:p>
          </table:table-cell>
          <table:table-cell office:value-type="float" office:value="0.4124496" calcext:value-type="float">
            <text:p>0.412449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1253" calcext:value-type="float">
            <text:p>0.2371253</text:p>
          </table:table-cell>
          <table:table-cell office:value-type="float" office:value="0.2409981" calcext:value-type="float">
            <text:p>0.2409981</text:p>
          </table:table-cell>
          <table:table-cell office:value-type="float" office:value="0.2104364" calcext:value-type="float">
            <text:p>0.2104364</text:p>
          </table:table-cell>
          <table:table-cell office:value-type="float" office:value="0.2557693" calcext:value-type="float">
            <text:p>0.2557693</text:p>
          </table:table-cell>
          <table:table-cell office:value-type="float" office:value="0.2699369" calcext:value-type="float">
            <text:p>0.2699369</text:p>
          </table:table-cell>
          <table:table-cell office:value-type="float" office:value="0.2756461" calcext:value-type="float">
            <text:p>0.2756461</text:p>
          </table:table-cell>
          <table:table-cell office:value-type="float" office:value="0.2217122" calcext:value-type="float">
            <text:p>0.2217122</text:p>
          </table:table-cell>
          <table:table-cell office:value-type="float" office:value="0.02414006" calcext:value-type="float">
            <text:p>0.0241400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045524" calcext:value-type="float">
            <text:p>6.045524E-06</text:p>
          </table:table-cell>
          <table:table-cell office:value-type="float" office:value="-0.1794573" calcext:value-type="float">
            <text:p>-0.1794573</text:p>
          </table:table-cell>
          <table:table-cell office:value-type="float" office:value="-0.1007018" calcext:value-type="float">
            <text:p>-0.1007018</text:p>
          </table:table-cell>
          <table:table-cell office:value-type="float" office:value="-0.06789356" calcext:value-type="float">
            <text:p>-0.06789356</text:p>
          </table:table-cell>
          <table:table-cell office:value-type="float" office:value="-0.05870661" calcext:value-type="float">
            <text:p>-0.05870661</text:p>
          </table:table-cell>
          <table:table-cell office:value-type="float" office:value="-0.08434507" calcext:value-type="float">
            <text:p>-0.08434507</text:p>
          </table:table-cell>
          <table:table-cell office:value-type="float" office:value="-0.0982351" calcext:value-type="float">
            <text:p>-0.0982351</text:p>
          </table:table-cell>
          <table:table-cell office:value-type="float" office:value="-0.09871434" calcext:value-type="float">
            <text:p>-0.09871434</text:p>
          </table:table-cell>
          <table:table-cell office:value-type="float" office:value="-0.01562982" calcext:value-type="float">
            <text:p>-0.01562982</text:p>
          </table:table-cell>
          <table:table-cell office:value-type="float" office:value="-0.009289388" calcext:value-type="float">
            <text:p>-0.009289388</text:p>
          </table:table-cell>
          <table:table-cell office:value-type="float" office:value="-0.006592539" calcext:value-type="float">
            <text:p>-0.006592539</text:p>
          </table:table-cell>
          <table:table-cell office:value-type="float" office:value="482.8093" calcext:value-type="float">
            <text:p>482.8093</text:p>
          </table:table-cell>
          <table:table-cell office:value-type="float" office:value="0" calcext:value-type="float">
            <text:p>0</text:p>
          </table:table-cell>
          <table:table-cell office:value-type="float" office:value="-1.604635" calcext:value-type="float">
            <text:p>-1.604635</text:p>
          </table:table-cell>
          <table:table-cell office:value-type="float" office:value="0.005431855" calcext:value-type="float">
            <text:p>0.00543185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7500026" calcext:value-type="float">
            <text:p>-0.075000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245.4986" calcext:value-type="float">
            <text:p>245.4986</text:p>
          </table:table-cell>
          <table:table-cell office:value-type="float" office:value="-3.425064" calcext:value-type="float">
            <text:p>-3.425064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22.622" calcext:value-type="float">
            <text:p>1422.622</text:p>
          </table:table-cell>
          <table:table-cell office:value-type="float" office:value="14.42167" calcext:value-type="float">
            <text:p>14.42167</text:p>
          </table:table-cell>
          <table:table-cell office:value-type="float" office:value="503.1571" calcext:value-type="float">
            <text:p>503.1571</text:p>
          </table:table-cell>
          <table:table-cell office:value-type="float" office:value="0.1972645" calcext:value-type="float">
            <text:p>0.1972645</text:p>
          </table:table-cell>
          <table:table-cell office:value-type="float" office:value="0.2223966" calcext:value-type="float">
            <text:p>0.2223966</text:p>
          </table:table-cell>
          <table:table-cell office:value-type="float" office:value="0.2397533" calcext:value-type="float">
            <text:p>0.2397533</text:p>
          </table:table-cell>
          <table:table-cell office:value-type="float" office:value="0.2482619" calcext:value-type="float">
            <text:p>0.2482619</text:p>
          </table:table-cell>
          <table:table-cell office:value-type="float" office:value="0.2434089" calcext:value-type="float">
            <text:p>0.2434089</text:p>
          </table:table-cell>
          <table:table-cell office:value-type="float" office:value="0.2426358" calcext:value-type="float">
            <text:p>0.2426358</text:p>
          </table:table-cell>
          <table:table-cell office:value-type="float" office:value="0.2939277" calcext:value-type="float">
            <text:p>0.2939277</text:p>
          </table:table-cell>
          <table:table-cell office:value-type="float" office:value="0.3566474" calcext:value-type="float">
            <text:p>0.3566474</text:p>
          </table:table-cell>
          <table:table-cell office:value-type="float" office:value="0.3763975" calcext:value-type="float">
            <text:p>0.3763975</text:p>
          </table:table-cell>
          <table:table-cell office:value-type="float" office:value="0.3899788" calcext:value-type="float">
            <text:p>0.3899788</text:p>
          </table:table-cell>
          <table:table-cell office:value-type="float" office:value="0.4125105" calcext:value-type="float">
            <text:p>0.4125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7334" calcext:value-type="float">
            <text:p>0.2637334</text:p>
          </table:table-cell>
          <table:table-cell office:value-type="float" office:value="0.2483299" calcext:value-type="float">
            <text:p>0.2483299</text:p>
          </table:table-cell>
          <table:table-cell office:value-type="float" office:value="0.2127677" calcext:value-type="float">
            <text:p>0.2127677</text:p>
          </table:table-cell>
          <table:table-cell office:value-type="float" office:value="0.2576742" calcext:value-type="float">
            <text:p>0.2576742</text:p>
          </table:table-cell>
          <table:table-cell office:value-type="float" office:value="0.26973" calcext:value-type="float">
            <text:p>0.26973</text:p>
          </table:table-cell>
          <table:table-cell office:value-type="float" office:value="0.274861" calcext:value-type="float">
            <text:p>0.274861</text:p>
          </table:table-cell>
          <table:table-cell office:value-type="float" office:value="0.2207199" calcext:value-type="float">
            <text:p>0.2207199</text:p>
          </table:table-cell>
          <table:table-cell office:value-type="float" office:value="0.0233749" calcext:value-type="float">
            <text:p>0.023374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33485" calcext:value-type="float">
            <text:p>-0.2633485</text:p>
          </table:table-cell>
          <table:table-cell office:value-type="float" office:value="-0.1267949" calcext:value-type="float">
            <text:p>-0.1267949</text:p>
          </table:table-cell>
          <table:table-cell office:value-type="float" office:value="-0.08002342" calcext:value-type="float">
            <text:p>-0.08002342</text:p>
          </table:table-cell>
          <table:table-cell office:value-type="float" office:value="-0.06469375" calcext:value-type="float">
            <text:p>-0.06469375</text:p>
          </table:table-cell>
          <table:table-cell office:value-type="float" office:value="-0.08389138" calcext:value-type="float">
            <text:p>-0.08389138</text:p>
          </table:table-cell>
          <table:table-cell office:value-type="float" office:value="-0.09622263" calcext:value-type="float">
            <text:p>-0.09622263</text:p>
          </table:table-cell>
          <table:table-cell office:value-type="float" office:value="-0.09611345" calcext:value-type="float">
            <text:p>-0.09611345</text:p>
          </table:table-cell>
          <table:table-cell office:value-type="float" office:value="-0.01565576" calcext:value-type="float">
            <text:p>-0.01565576</text:p>
          </table:table-cell>
          <table:table-cell office:value-type="float" office:value="-0.009347133" calcext:value-type="float">
            <text:p>-0.009347133</text:p>
          </table:table-cell>
          <table:table-cell office:value-type="float" office:value="-0.00666392" calcext:value-type="float">
            <text:p>-0.00666392</text:p>
          </table:table-cell>
          <table:table-cell office:value-type="float" office:value="489.9409" calcext:value-type="float">
            <text:p>489.9409</text:p>
          </table:table-cell>
          <table:table-cell office:value-type="float" office:value="0" calcext:value-type="float">
            <text:p>0</text:p>
          </table:table-cell>
          <table:table-cell office:value-type="float" office:value="-2.294847" calcext:value-type="float">
            <text:p>-2.294847</text:p>
          </table:table-cell>
          <table:table-cell office:value-type="float" office:value="0.005447052" calcext:value-type="float">
            <text:p>0.00544705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7500023" calcext:value-type="float">
            <text:p>-0.075000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245.4986" calcext:value-type="float">
            <text:p>245.4986</text:p>
          </table:table-cell>
          <table:table-cell office:value-type="float" office:value="-3.271983" calcext:value-type="float">
            <text:p>-3.271983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21.676" calcext:value-type="float">
            <text:p>1421.676</text:p>
          </table:table-cell>
          <table:table-cell office:value-type="float" office:value="15.21433" calcext:value-type="float">
            <text:p>15.21433</text:p>
          </table:table-cell>
          <table:table-cell office:value-type="float" office:value="501.395" calcext:value-type="float">
            <text:p>501.395</text:p>
          </table:table-cell>
          <table:table-cell office:value-type="float" office:value="0.1933072" calcext:value-type="float">
            <text:p>0.1933072</text:p>
          </table:table-cell>
          <table:table-cell office:value-type="float" office:value="0.2162263" calcext:value-type="float">
            <text:p>0.2162263</text:p>
          </table:table-cell>
          <table:table-cell office:value-type="float" office:value="0.2342491" calcext:value-type="float">
            <text:p>0.2342491</text:p>
          </table:table-cell>
          <table:table-cell office:value-type="float" office:value="0.2441669" calcext:value-type="float">
            <text:p>0.2441669</text:p>
          </table:table-cell>
          <table:table-cell office:value-type="float" office:value="0.2379382" calcext:value-type="float">
            <text:p>0.2379382</text:p>
          </table:table-cell>
          <table:table-cell office:value-type="float" office:value="0.2426212" calcext:value-type="float">
            <text:p>0.2426212</text:p>
          </table:table-cell>
          <table:table-cell office:value-type="float" office:value="0.2948605" calcext:value-type="float">
            <text:p>0.2948605</text:p>
          </table:table-cell>
          <table:table-cell office:value-type="float" office:value="0.3565869" calcext:value-type="float">
            <text:p>0.3565869</text:p>
          </table:table-cell>
          <table:table-cell office:value-type="float" office:value="0.3761978" calcext:value-type="float">
            <text:p>0.3761978</text:p>
          </table:table-cell>
          <table:table-cell office:value-type="float" office:value="0.3896114" calcext:value-type="float">
            <text:p>0.3896114</text:p>
          </table:table-cell>
          <table:table-cell office:value-type="float" office:value="0.4125562" calcext:value-type="float">
            <text:p>0.412556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6777" calcext:value-type="float">
            <text:p>0.2846777</text:p>
          </table:table-cell>
          <table:table-cell office:value-type="float" office:value="0.2550747" calcext:value-type="float">
            <text:p>0.2550747</text:p>
          </table:table-cell>
          <table:table-cell office:value-type="float" office:value="0.2151855" calcext:value-type="float">
            <text:p>0.2151855</text:p>
          </table:table-cell>
          <table:table-cell office:value-type="float" office:value="0.2595778" calcext:value-type="float">
            <text:p>0.2595778</text:p>
          </table:table-cell>
          <table:table-cell office:value-type="float" office:value="0.2697664" calcext:value-type="float">
            <text:p>0.2697664</text:p>
          </table:table-cell>
          <table:table-cell office:value-type="float" office:value="0.2741863" calcext:value-type="float">
            <text:p>0.2741863</text:p>
          </table:table-cell>
          <table:table-cell office:value-type="float" office:value="0.2197873" calcext:value-type="float">
            <text:p>0.2197873</text:p>
          </table:table-cell>
          <table:table-cell office:value-type="float" office:value="0.0226107" calcext:value-type="float">
            <text:p>0.022610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988814" calcext:value-type="float">
            <text:p>-0.2988814</text:p>
          </table:table-cell>
          <table:table-cell office:value-type="float" office:value="-0.1505159" calcext:value-type="float">
            <text:p>-0.1505159</text:p>
          </table:table-cell>
          <table:table-cell office:value-type="float" office:value="-0.09225221" calcext:value-type="float">
            <text:p>-0.09225221</text:p>
          </table:table-cell>
          <table:table-cell office:value-type="float" office:value="-0.07161363" calcext:value-type="float">
            <text:p>-0.07161363</text:p>
          </table:table-cell>
          <table:table-cell office:value-type="float" office:value="-0.08396498" calcext:value-type="float">
            <text:p>-0.08396498</text:p>
          </table:table-cell>
          <table:table-cell office:value-type="float" office:value="-0.09453049" calcext:value-type="float">
            <text:p>-0.09453049</text:p>
          </table:table-cell>
          <table:table-cell office:value-type="float" office:value="-0.09373999" calcext:value-type="float">
            <text:p>-0.09373999</text:p>
          </table:table-cell>
          <table:table-cell office:value-type="float" office:value="-0.01568126" calcext:value-type="float">
            <text:p>-0.01568126</text:p>
          </table:table-cell>
          <table:table-cell office:value-type="float" office:value="-0.009394936" calcext:value-type="float">
            <text:p>-0.009394936</text:p>
          </table:table-cell>
          <table:table-cell office:value-type="float" office:value="-0.006724479" calcext:value-type="float">
            <text:p>-0.006724479</text:p>
          </table:table-cell>
          <table:table-cell office:value-type="float" office:value="497.0499" calcext:value-type="float">
            <text:p>497.0499</text:p>
          </table:table-cell>
          <table:table-cell office:value-type="float" office:value="0" calcext:value-type="float">
            <text:p>0</text:p>
          </table:table-cell>
          <table:table-cell office:value-type="float" office:value="-1.593984" calcext:value-type="float">
            <text:p>-1.593984</text:p>
          </table:table-cell>
          <table:table-cell office:value-type="float" office:value="0.005463019" calcext:value-type="float">
            <text:p>0.00546301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7500023" calcext:value-type="float">
            <text:p>-0.075000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248.8986" calcext:value-type="float">
            <text:p>248.8986</text:p>
          </table:table-cell>
          <table:table-cell office:value-type="float" office:value="-3.308333" calcext:value-type="float">
            <text:p>-3.308333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24.463" calcext:value-type="float">
            <text:p>1424.463</text:p>
          </table:table-cell>
          <table:table-cell office:value-type="float" office:value="15.86401" calcext:value-type="float">
            <text:p>15.86401</text:p>
          </table:table-cell>
          <table:table-cell office:value-type="float" office:value="505.4522" calcext:value-type="float">
            <text:p>505.4522</text:p>
          </table:table-cell>
          <table:table-cell office:value-type="float" office:value="0.1899917" calcext:value-type="float">
            <text:p>0.1899917</text:p>
          </table:table-cell>
          <table:table-cell office:value-type="float" office:value="0.211502" calcext:value-type="float">
            <text:p>0.211502</text:p>
          </table:table-cell>
          <table:table-cell office:value-type="float" office:value="0.2293121" calcext:value-type="float">
            <text:p>0.2293121</text:p>
          </table:table-cell>
          <table:table-cell office:value-type="float" office:value="0.2401721" calcext:value-type="float">
            <text:p>0.2401721</text:p>
          </table:table-cell>
          <table:table-cell office:value-type="float" office:value="0.2376646" calcext:value-type="float">
            <text:p>0.2376646</text:p>
          </table:table-cell>
          <table:table-cell office:value-type="float" office:value="0.2382573" calcext:value-type="float">
            <text:p>0.2382573</text:p>
          </table:table-cell>
          <table:table-cell office:value-type="float" office:value="0.2957314" calcext:value-type="float">
            <text:p>0.2957314</text:p>
          </table:table-cell>
          <table:table-cell office:value-type="float" office:value="0.356531" calcext:value-type="float">
            <text:p>0.356531</text:p>
          </table:table-cell>
          <table:table-cell office:value-type="float" office:value="0.3760329" calcext:value-type="float">
            <text:p>0.3760329</text:p>
          </table:table-cell>
          <table:table-cell office:value-type="float" office:value="0.3893035" calcext:value-type="float">
            <text:p>0.3893035</text:p>
          </table:table-cell>
          <table:table-cell office:value-type="float" office:value="0.4125857" calcext:value-type="float">
            <text:p>0.4125857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2861" calcext:value-type="float">
            <text:p>0.3052861</text:p>
          </table:table-cell>
          <table:table-cell office:value-type="float" office:value="0.2610441" calcext:value-type="float">
            <text:p>0.2610441</text:p>
          </table:table-cell>
          <table:table-cell office:value-type="float" office:value="0.2176483" calcext:value-type="float">
            <text:p>0.2176483</text:p>
          </table:table-cell>
          <table:table-cell office:value-type="float" office:value="0.2614435" calcext:value-type="float">
            <text:p>0.2614435</text:p>
          </table:table-cell>
          <table:table-cell office:value-type="float" office:value="0.2700405" calcext:value-type="float">
            <text:p>0.2700405</text:p>
          </table:table-cell>
          <table:table-cell office:value-type="float" office:value="0.2736286" calcext:value-type="float">
            <text:p>0.2736286</text:p>
          </table:table-cell>
          <table:table-cell office:value-type="float" office:value="0.218916" calcext:value-type="float">
            <text:p>0.218916</text:p>
          </table:table-cell>
          <table:table-cell office:value-type="float" office:value="0.02184884" calcext:value-type="float">
            <text:p>0.0218488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324305" calcext:value-type="float">
            <text:p>-0.3324305</text:p>
          </table:table-cell>
          <table:table-cell office:value-type="float" office:value="-0.1723811" calcext:value-type="float">
            <text:p>-0.1723811</text:p>
          </table:table-cell>
          <table:table-cell office:value-type="float" office:value="-0.1051055" calcext:value-type="float">
            <text:p>-0.1051055</text:p>
          </table:table-cell>
          <table:table-cell office:value-type="float" office:value="-0.07921937" calcext:value-type="float">
            <text:p>-0.07921937</text:p>
          </table:table-cell>
          <table:table-cell office:value-type="float" office:value="-0.08455265" calcext:value-type="float">
            <text:p>-0.08455265</text:p>
          </table:table-cell>
          <table:table-cell office:value-type="float" office:value="-0.09315754" calcext:value-type="float">
            <text:p>-0.09315754</text:p>
          </table:table-cell>
          <table:table-cell office:value-type="float" office:value="-0.09158108" calcext:value-type="float">
            <text:p>-0.09158108</text:p>
          </table:table-cell>
          <table:table-cell office:value-type="float" office:value="-0.015705" calcext:value-type="float">
            <text:p>-0.015705</text:p>
          </table:table-cell>
          <table:table-cell office:value-type="float" office:value="-0.009434582" calcext:value-type="float">
            <text:p>-0.009434582</text:p>
          </table:table-cell>
          <table:table-cell office:value-type="float" office:value="-0.006775682" calcext:value-type="float">
            <text:p>-0.006775682</text:p>
          </table:table-cell>
          <table:table-cell office:value-type="float" office:value="504.1413" calcext:value-type="float">
            <text:p>504.1413</text:p>
          </table:table-cell>
          <table:table-cell office:value-type="float" office:value="0" calcext:value-type="float">
            <text:p>0</text:p>
          </table:table-cell>
          <table:table-cell office:value-type="float" office:value="-1.409608" calcext:value-type="float">
            <text:p>-1.409608</text:p>
          </table:table-cell>
          <table:table-cell office:value-type="float" office:value="0.005482547" calcext:value-type="float">
            <text:p>0.00548254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750002" calcext:value-type="float">
            <text:p>-0.07500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248.8986" calcext:value-type="float">
            <text:p>248.8986</text:p>
          </table:table-cell>
          <table:table-cell office:value-type="float" office:value="-2.988786" calcext:value-type="float">
            <text:p>-2.988786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23.186" calcext:value-type="float">
            <text:p>1423.186</text:p>
          </table:table-cell>
          <table:table-cell office:value-type="float" office:value="16.82172" calcext:value-type="float">
            <text:p>16.82172</text:p>
          </table:table-cell>
          <table:table-cell office:value-type="float" office:value="502.8061" calcext:value-type="float">
            <text:p>502.8061</text:p>
          </table:table-cell>
          <table:table-cell office:value-type="float" office:value="0.1930495" calcext:value-type="float">
            <text:p>0.1930495</text:p>
          </table:table-cell>
          <table:table-cell office:value-type="float" office:value="0.2116107" calcext:value-type="float">
            <text:p>0.2116107</text:p>
          </table:table-cell>
          <table:table-cell office:value-type="float" office:value="0.2256918" calcext:value-type="float">
            <text:p>0.2256918</text:p>
          </table:table-cell>
          <table:table-cell office:value-type="float" office:value="0.2366004" calcext:value-type="float">
            <text:p>0.2366004</text:p>
          </table:table-cell>
          <table:table-cell office:value-type="float" office:value="0.2371898" calcext:value-type="float">
            <text:p>0.2371898</text:p>
          </table:table-cell>
          <table:table-cell office:value-type="float" office:value="0.2343815" calcext:value-type="float">
            <text:p>0.2343815</text:p>
          </table:table-cell>
          <table:table-cell office:value-type="float" office:value="0.295775" calcext:value-type="float">
            <text:p>0.295775</text:p>
          </table:table-cell>
          <table:table-cell office:value-type="float" office:value="0.3564743" calcext:value-type="float">
            <text:p>0.3564743</text:p>
          </table:table-cell>
          <table:table-cell office:value-type="float" office:value="0.3756497" calcext:value-type="float">
            <text:p>0.3756497</text:p>
          </table:table-cell>
          <table:table-cell office:value-type="float" office:value="0.38879" calcext:value-type="float">
            <text:p>0.38879</text:p>
          </table:table-cell>
          <table:table-cell office:value-type="float" office:value="0.4123522" calcext:value-type="float">
            <text:p>0.412352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6332" calcext:value-type="float">
            <text:p>0.3136332</text:p>
          </table:table-cell>
          <table:table-cell office:value-type="float" office:value="0.2637358" calcext:value-type="float">
            <text:p>0.2637358</text:p>
          </table:table-cell>
          <table:table-cell office:value-type="float" office:value="0.2194937" calcext:value-type="float">
            <text:p>0.2194937</text:p>
          </table:table-cell>
          <table:table-cell office:value-type="float" office:value="0.2631045" calcext:value-type="float">
            <text:p>0.2631045</text:p>
          </table:table-cell>
          <table:table-cell office:value-type="float" office:value="0.2705128" calcext:value-type="float">
            <text:p>0.2705128</text:p>
          </table:table-cell>
          <table:table-cell office:value-type="float" office:value="0.2731841" calcext:value-type="float">
            <text:p>0.2731841</text:p>
          </table:table-cell>
          <table:table-cell office:value-type="float" office:value="0.2181066" calcext:value-type="float">
            <text:p>0.2181066</text:p>
          </table:table-cell>
          <table:table-cell office:value-type="float" office:value="0.02108864" calcext:value-type="float">
            <text:p>0.0210886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013822" calcext:value-type="float">
            <text:p>-0.3013822</text:p>
          </table:table-cell>
          <table:table-cell office:value-type="float" office:value="-0.1723462" calcext:value-type="float">
            <text:p>-0.1723462</text:p>
          </table:table-cell>
          <table:table-cell office:value-type="float" office:value="-0.1159081" calcext:value-type="float">
            <text:p>-0.1159081</text:p>
          </table:table-cell>
          <table:table-cell office:value-type="float" office:value="-0.0868381" calcext:value-type="float">
            <text:p>-0.0868381</text:p>
          </table:table-cell>
          <table:table-cell office:value-type="float" office:value="-0.08558826" calcext:value-type="float">
            <text:p>-0.08558826</text:p>
          </table:table-cell>
          <table:table-cell office:value-type="float" office:value="-0.09207906" calcext:value-type="float">
            <text:p>-0.09207906</text:p>
          </table:table-cell>
          <table:table-cell office:value-type="float" office:value="-0.08962606" calcext:value-type="float">
            <text:p>-0.08962606</text:p>
          </table:table-cell>
          <table:table-cell office:value-type="float" office:value="-0.01572946" calcext:value-type="float">
            <text:p>-0.01572946</text:p>
          </table:table-cell>
          <table:table-cell office:value-type="float" office:value="-0.009526708" calcext:value-type="float">
            <text:p>-0.009526708</text:p>
          </table:table-cell>
          <table:table-cell office:value-type="float" office:value="-0.006861507" calcext:value-type="float">
            <text:p>-0.006861507</text:p>
          </table:table-cell>
          <table:table-cell office:value-type="float" office:value="511.5627" calcext:value-type="float">
            <text:p>511.5627</text:p>
          </table:table-cell>
          <table:table-cell office:value-type="float" office:value="0" calcext:value-type="float">
            <text:p>0</text:p>
          </table:table-cell>
          <table:table-cell office:value-type="float" office:value="-0.9069628" calcext:value-type="float">
            <text:p>-0.9069628</text:p>
          </table:table-cell>
          <table:table-cell office:value-type="float" office:value="0.005488088" calcext:value-type="float">
            <text:p>0.00548808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00001955777" calcext:value-type="float">
            <text:p>1.955777E-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248.8986" calcext:value-type="float">
            <text:p>248.8986</text:p>
          </table:table-cell>
          <table:table-cell office:value-type="float" office:value="-2.68177" calcext:value-type="float">
            <text:p>-2.68177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22.058" calcext:value-type="float">
            <text:p>1422.058</text:p>
          </table:table-cell>
          <table:table-cell office:value-type="float" office:value="17.64302" calcext:value-type="float">
            <text:p>17.64302</text:p>
          </table:table-cell>
          <table:table-cell office:value-type="float" office:value="498.9059" calcext:value-type="float">
            <text:p>498.9059</text:p>
          </table:table-cell>
          <table:table-cell office:value-type="float" office:value="0.191146" calcext:value-type="float">
            <text:p>0.191146</text:p>
          </table:table-cell>
          <table:table-cell office:value-type="float" office:value="0.2150343" calcext:value-type="float">
            <text:p>0.2150343</text:p>
          </table:table-cell>
          <table:table-cell office:value-type="float" office:value="0.223942" calcext:value-type="float">
            <text:p>0.223942</text:p>
          </table:table-cell>
          <table:table-cell office:value-type="float" office:value="0.2337753" calcext:value-type="float">
            <text:p>0.2337753</text:p>
          </table:table-cell>
          <table:table-cell office:value-type="float" office:value="0.2363111" calcext:value-type="float">
            <text:p>0.2363111</text:p>
          </table:table-cell>
          <table:table-cell office:value-type="float" office:value="0.2347198" calcext:value-type="float">
            <text:p>0.2347198</text:p>
          </table:table-cell>
          <table:table-cell office:value-type="float" office:value="0.2939252" calcext:value-type="float">
            <text:p>0.2939252</text:p>
          </table:table-cell>
          <table:table-cell office:value-type="float" office:value="0.3564741" calcext:value-type="float">
            <text:p>0.3564741</text:p>
          </table:table-cell>
          <table:table-cell office:value-type="float" office:value="0.3753234" calcext:value-type="float">
            <text:p>0.3753234</text:p>
          </table:table-cell>
          <table:table-cell office:value-type="float" office:value="0.388337" calcext:value-type="float">
            <text:p>0.388337</text:p>
          </table:table-cell>
          <table:table-cell office:value-type="float" office:value="0.4120886" calcext:value-type="float">
            <text:p>0.412088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5581" calcext:value-type="float">
            <text:p>0.3155581</text:p>
          </table:table-cell>
          <table:table-cell office:value-type="float" office:value="0.2673598" calcext:value-type="float">
            <text:p>0.2673598</text:p>
          </table:table-cell>
          <table:table-cell office:value-type="float" office:value="0.2205628" calcext:value-type="float">
            <text:p>0.2205628</text:p>
          </table:table-cell>
          <table:table-cell office:value-type="float" office:value="0.2644322" calcext:value-type="float">
            <text:p>0.2644322</text:p>
          </table:table-cell>
          <table:table-cell office:value-type="float" office:value="0.2710894" calcext:value-type="float">
            <text:p>0.2710894</text:p>
          </table:table-cell>
          <table:table-cell office:value-type="float" office:value="0.2728459" calcext:value-type="float">
            <text:p>0.2728459</text:p>
          </table:table-cell>
          <table:table-cell office:value-type="float" office:value="0.2173591" calcext:value-type="float">
            <text:p>0.2173591</text:p>
          </table:table-cell>
          <table:table-cell office:value-type="float" office:value="0.02033208" calcext:value-type="float">
            <text:p>0.0203320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203208" calcext:value-type="float">
            <text:p>-0.3203208</text:p>
          </table:table-cell>
          <table:table-cell office:value-type="float" office:value="-0.1560145" calcext:value-type="float">
            <text:p>-0.1560145</text:p>
          </table:table-cell>
          <table:table-cell office:value-type="float" office:value="-0.1216001" calcext:value-type="float">
            <text:p>-0.1216001</text:p>
          </table:table-cell>
          <table:table-cell office:value-type="float" office:value="-0.09347646" calcext:value-type="float">
            <text:p>-0.09347646</text:p>
          </table:table-cell>
          <table:table-cell office:value-type="float" office:value="-0.08754109" calcext:value-type="float">
            <text:p>-0.08754109</text:p>
          </table:table-cell>
          <table:table-cell office:value-type="float" office:value="-0.09126811" calcext:value-type="float">
            <text:p>-0.09126811</text:p>
          </table:table-cell>
          <table:table-cell office:value-type="float" office:value="-0.08786298" calcext:value-type="float">
            <text:p>-0.08786298</text:p>
          </table:table-cell>
          <table:table-cell office:value-type="float" office:value="-0.01572937" calcext:value-type="float">
            <text:p>-0.01572937</text:p>
          </table:table-cell>
          <table:table-cell office:value-type="float" office:value="-0.009606667" calcext:value-type="float">
            <text:p>-0.009606667</text:p>
          </table:table-cell>
          <table:table-cell office:value-type="float" office:value="-0.006938804" calcext:value-type="float">
            <text:p>-0.006938804</text:p>
          </table:table-cell>
          <table:table-cell office:value-type="float" office:value="518.9787" calcext:value-type="float">
            <text:p>518.9787</text:p>
          </table:table-cell>
          <table:table-cell office:value-type="float" office:value="0" calcext:value-type="float">
            <text:p>0</text:p>
          </table:table-cell>
          <table:table-cell office:value-type="float" office:value="-0.7842541" calcext:value-type="float">
            <text:p>-0.7842541</text:p>
          </table:table-cell>
          <table:table-cell office:value-type="float" office:value="0.005486362" calcext:value-type="float">
            <text:p>0.00548636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000006053597" calcext:value-type="float">
            <text:p>6.053597E-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248.8986" calcext:value-type="float">
            <text:p>248.8986</text:p>
          </table:table-cell>
          <table:table-cell office:value-type="float" office:value="-2.673644" calcext:value-type="float">
            <text:p>-2.673644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22.007" calcext:value-type="float">
            <text:p>1422.007</text:p>
          </table:table-cell>
          <table:table-cell office:value-type="float" office:value="17.68526" calcext:value-type="float">
            <text:p>17.68526</text:p>
          </table:table-cell>
          <table:table-cell office:value-type="float" office:value="495.1545" calcext:value-type="float">
            <text:p>495.1545</text:p>
          </table:table-cell>
          <table:table-cell office:value-type="float" office:value="0.1922519" calcext:value-type="float">
            <text:p>0.1922519</text:p>
          </table:table-cell>
          <table:table-cell office:value-type="float" office:value="0.215429" calcext:value-type="float">
            <text:p>0.215429</text:p>
          </table:table-cell>
          <table:table-cell office:value-type="float" office:value="0.2228776" calcext:value-type="float">
            <text:p>0.2228776</text:p>
          </table:table-cell>
          <table:table-cell office:value-type="float" office:value="0.2318224" calcext:value-type="float">
            <text:p>0.2318224</text:p>
          </table:table-cell>
          <table:table-cell office:value-type="float" office:value="0.2351914" calcext:value-type="float">
            <text:p>0.2351914</text:p>
          </table:table-cell>
          <table:table-cell office:value-type="float" office:value="0.2349462" calcext:value-type="float">
            <text:p>0.2349462</text:p>
          </table:table-cell>
          <table:table-cell office:value-type="float" office:value="0.2918472" calcext:value-type="float">
            <text:p>0.2918472</text:p>
          </table:table-cell>
          <table:table-cell office:value-type="float" office:value="0.3566944" calcext:value-type="float">
            <text:p>0.3566944</text:p>
          </table:table-cell>
          <table:table-cell office:value-type="float" office:value="0.3758047" calcext:value-type="float">
            <text:p>0.3758047</text:p>
          </table:table-cell>
          <table:table-cell office:value-type="float" office:value="0.3889078" calcext:value-type="float">
            <text:p>0.3889078</text:p>
          </table:table-cell>
          <table:table-cell office:value-type="float" office:value="0.411789" calcext:value-type="float">
            <text:p>0.41178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4561" calcext:value-type="float">
            <text:p>0.3144561</text:p>
          </table:table-cell>
          <table:table-cell office:value-type="float" office:value="0.2719992" calcext:value-type="float">
            <text:p>0.2719992</text:p>
          </table:table-cell>
          <table:table-cell office:value-type="float" office:value="0.2213677" calcext:value-type="float">
            <text:p>0.2213677</text:p>
          </table:table-cell>
          <table:table-cell office:value-type="float" office:value="0.2654998" calcext:value-type="float">
            <text:p>0.2654998</text:p>
          </table:table-cell>
          <table:table-cell office:value-type="float" office:value="0.2716589" calcext:value-type="float">
            <text:p>0.2716589</text:p>
          </table:table-cell>
          <table:table-cell office:value-type="float" office:value="0.2726193" calcext:value-type="float">
            <text:p>0.2726193</text:p>
          </table:table-cell>
          <table:table-cell office:value-type="float" office:value="0.2166743" calcext:value-type="float">
            <text:p>0.2166743</text:p>
          </table:table-cell>
          <table:table-cell office:value-type="float" office:value="0.01957819" calcext:value-type="float">
            <text:p>0.0195781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09571" calcext:value-type="float">
            <text:p>-0.309571</text:p>
          </table:table-cell>
          <table:table-cell office:value-type="float" office:value="-0.1542035" calcext:value-type="float">
            <text:p>-0.1542035</text:p>
          </table:table-cell>
          <table:table-cell office:value-type="float" office:value="-0.1252087" calcext:value-type="float">
            <text:p>-0.1252087</text:p>
          </table:table-cell>
          <table:table-cell office:value-type="float" office:value="-0.09842049" calcext:value-type="float">
            <text:p>-0.09842049</text:p>
          </table:table-cell>
          <table:table-cell office:value-type="float" office:value="-0.09011942" calcext:value-type="float">
            <text:p>-0.09011942</text:p>
          </table:table-cell>
          <table:table-cell office:value-type="float" office:value="-0.09072854" calcext:value-type="float">
            <text:p>-0.09072854</text:p>
          </table:table-cell>
          <table:table-cell office:value-type="float" office:value="-0.08628136" calcext:value-type="float">
            <text:p>-0.08628136</text:p>
          </table:table-cell>
          <table:table-cell office:value-type="float" office:value="-0.01564181" calcext:value-type="float">
            <text:p>-0.01564181</text:p>
          </table:table-cell>
          <table:table-cell office:value-type="float" office:value="-0.009499673" calcext:value-type="float">
            <text:p>-0.009499673</text:p>
          </table:table-cell>
          <table:table-cell office:value-type="float" office:value="-0.006850911" calcext:value-type="float">
            <text:p>-0.006850911</text:p>
          </table:table-cell>
          <table:table-cell office:value-type="float" office:value="525.6364" calcext:value-type="float">
            <text:p>525.6364</text:p>
          </table:table-cell>
          <table:table-cell office:value-type="float" office:value="0" calcext:value-type="float">
            <text:p>0</text:p>
          </table:table-cell>
          <table:table-cell office:value-type="float" office:value="-0.6603145" calcext:value-type="float">
            <text:p>-0.6603145</text:p>
          </table:table-cell>
          <table:table-cell office:value-type="float" office:value="0.005482815" calcext:value-type="float">
            <text:p>0.00548281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00006053597" calcext:value-type="float">
            <text:p>6.053597E-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254.4987" calcext:value-type="float">
            <text:p>254.4987</text:p>
          </table:table-cell>
          <table:table-cell office:value-type="float" office:value="-2.676821" calcext:value-type="float">
            <text:p>-2.676821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30.809" calcext:value-type="float">
            <text:p>1430.809</text:p>
          </table:table-cell>
          <table:table-cell office:value-type="float" office:value="14.4866" calcext:value-type="float">
            <text:p>14.4866</text:p>
          </table:table-cell>
          <table:table-cell office:value-type="float" office:value="504.8467" calcext:value-type="float">
            <text:p>504.8467</text:p>
          </table:table-cell>
          <table:table-cell office:value-type="float" office:value="0.1972091" calcext:value-type="float">
            <text:p>0.1972091</text:p>
          </table:table-cell>
          <table:table-cell office:value-type="float" office:value="0.2158279" calcext:value-type="float">
            <text:p>0.2158279</text:p>
          </table:table-cell>
          <table:table-cell office:value-type="float" office:value="0.2222814" calcext:value-type="float">
            <text:p>0.2222814</text:p>
          </table:table-cell>
          <table:table-cell office:value-type="float" office:value="0.2304577" calcext:value-type="float">
            <text:p>0.2304577</text:p>
          </table:table-cell>
          <table:table-cell office:value-type="float" office:value="0.2341052" calcext:value-type="float">
            <text:p>0.2341052</text:p>
          </table:table-cell>
          <table:table-cell office:value-type="float" office:value="0.2350768" calcext:value-type="float">
            <text:p>0.2350768</text:p>
          </table:table-cell>
          <table:table-cell office:value-type="float" office:value="0.2896595" calcext:value-type="float">
            <text:p>0.2896595</text:p>
          </table:table-cell>
          <table:table-cell office:value-type="float" office:value="0.3580648" calcext:value-type="float">
            <text:p>0.3580648</text:p>
          </table:table-cell>
          <table:table-cell office:value-type="float" office:value="0.3793448" calcext:value-type="float">
            <text:p>0.3793448</text:p>
          </table:table-cell>
          <table:table-cell office:value-type="float" office:value="0.3934746" calcext:value-type="float">
            <text:p>0.3934746</text:p>
          </table:table-cell>
          <table:table-cell office:value-type="float" office:value="0.4116851" calcext:value-type="float">
            <text:p>0.411685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94957" calcext:value-type="float">
            <text:p>0.3094957</text:p>
          </table:table-cell>
          <table:table-cell office:value-type="float" office:value="0.2749024" calcext:value-type="float">
            <text:p>0.2749024</text:p>
          </table:table-cell>
          <table:table-cell office:value-type="float" office:value="0.2218238" calcext:value-type="float">
            <text:p>0.2218238</text:p>
          </table:table-cell>
          <table:table-cell office:value-type="float" office:value="0.2663659" calcext:value-type="float">
            <text:p>0.2663659</text:p>
          </table:table-cell>
          <table:table-cell office:value-type="float" office:value="0.2721398" calcext:value-type="float">
            <text:p>0.2721398</text:p>
          </table:table-cell>
          <table:table-cell office:value-type="float" office:value="0.2724871" calcext:value-type="float">
            <text:p>0.2724871</text:p>
          </table:table-cell>
          <table:table-cell office:value-type="float" office:value="0.216047" calcext:value-type="float">
            <text:p>0.216047</text:p>
          </table:table-cell>
          <table:table-cell office:value-type="float" office:value="0.01882993" calcext:value-type="float">
            <text:p>0.01882993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53547" calcext:value-type="float">
            <text:p>-0.2653547</text:p>
          </table:table-cell>
          <table:table-cell office:value-type="float" office:value="-0.1525367" calcext:value-type="float">
            <text:p>-0.1525367</text:p>
          </table:table-cell>
          <table:table-cell office:value-type="float" office:value="-0.1272967" calcext:value-type="float">
            <text:p>-0.1272967</text:p>
          </table:table-cell>
          <table:table-cell office:value-type="float" office:value="-0.1020491" calcext:value-type="float">
            <text:p>-0.1020491</text:p>
          </table:table-cell>
          <table:table-cell office:value-type="float" office:value="-0.09271183" calcext:value-type="float">
            <text:p>-0.09271183</text:p>
          </table:table-cell>
          <table:table-cell office:value-type="float" office:value="-0.09041903" calcext:value-type="float">
            <text:p>-0.09041903</text:p>
          </table:table-cell>
          <table:table-cell office:value-type="float" office:value="-0.08486187" calcext:value-type="float">
            <text:p>-0.08486187</text:p>
          </table:table-cell>
          <table:table-cell office:value-type="float" office:value="-0.01507723" calcext:value-type="float">
            <text:p>-0.01507723</text:p>
          </table:table-cell>
          <table:table-cell office:value-type="float" office:value="-0.008681557" calcext:value-type="float">
            <text:p>-0.008681557</text:p>
          </table:table-cell>
          <table:table-cell office:value-type="float" office:value="-0.00612535" calcext:value-type="float">
            <text:p>-0.00612535</text:p>
          </table:table-cell>
          <table:table-cell office:value-type="float" office:value="528.8922" calcext:value-type="float">
            <text:p>528.8922</text:p>
          </table:table-cell>
          <table:table-cell office:value-type="float" office:value="0" calcext:value-type="float">
            <text:p>0</text:p>
          </table:table-cell>
          <table:table-cell office:value-type="float" office:value="-0.5064782" calcext:value-type="float">
            <text:p>-0.5064782</text:p>
          </table:table-cell>
          <table:table-cell office:value-type="float" office:value="0.005472519" calcext:value-type="float">
            <text:p>0.00547251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0001555309" calcext:value-type="float">
            <text:p>1.555309E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254.6987" calcext:value-type="float">
            <text:p>254.6987</text:p>
          </table:table-cell>
          <table:table-cell office:value-type="float" office:value="-2.381227" calcext:value-type="float">
            <text:p>-2.381227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33.328" calcext:value-type="float">
            <text:p>1433.328</text:p>
          </table:table-cell>
          <table:table-cell office:value-type="float" office:value="11.87229" calcext:value-type="float">
            <text:p>11.87229</text:p>
          </table:table-cell>
          <table:table-cell office:value-type="float" office:value="502.4637" calcext:value-type="float">
            <text:p>502.4637</text:p>
          </table:table-cell>
          <table:table-cell office:value-type="float" office:value="0.2044633" calcext:value-type="float">
            <text:p>0.2044633</text:p>
          </table:table-cell>
          <table:table-cell office:value-type="float" office:value="0.2172332" calcext:value-type="float">
            <text:p>0.2172332</text:p>
          </table:table-cell>
          <table:table-cell office:value-type="float" office:value="0.2222987" calcext:value-type="float">
            <text:p>0.2222987</text:p>
          </table:table-cell>
          <table:table-cell office:value-type="float" office:value="0.2294524" calcext:value-type="float">
            <text:p>0.2294524</text:p>
          </table:table-cell>
          <table:table-cell office:value-type="float" office:value="0.2332955" calcext:value-type="float">
            <text:p>0.2332955</text:p>
          </table:table-cell>
          <table:table-cell office:value-type="float" office:value="0.2351417" calcext:value-type="float">
            <text:p>0.2351417</text:p>
          </table:table-cell>
          <table:table-cell office:value-type="float" office:value="0.2892017" calcext:value-type="float">
            <text:p>0.2892017</text:p>
          </table:table-cell>
          <table:table-cell office:value-type="float" office:value="0.3593025" calcext:value-type="float">
            <text:p>0.3593025</text:p>
          </table:table-cell>
          <table:table-cell office:value-type="float" office:value="0.3819188" calcext:value-type="float">
            <text:p>0.3819188</text:p>
          </table:table-cell>
          <table:table-cell office:value-type="float" office:value="0.3969467" calcext:value-type="float">
            <text:p>0.3969467</text:p>
          </table:table-cell>
          <table:table-cell office:value-type="float" office:value="0.4118571" calcext:value-type="float">
            <text:p>0.41185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2388" calcext:value-type="float">
            <text:p>0.3022388</text:p>
          </table:table-cell>
          <table:table-cell office:value-type="float" office:value="0.2755419" calcext:value-type="float">
            <text:p>0.2755419</text:p>
          </table:table-cell>
          <table:table-cell office:value-type="float" office:value="0.2218037" calcext:value-type="float">
            <text:p>0.2218037</text:p>
          </table:table-cell>
          <table:table-cell office:value-type="float" office:value="0.2669977" calcext:value-type="float">
            <text:p>0.2669977</text:p>
          </table:table-cell>
          <table:table-cell office:value-type="float" office:value="0.2725165" calcext:value-type="float">
            <text:p>0.2725165</text:p>
          </table:table-cell>
          <table:table-cell office:value-type="float" office:value="0.2724206" calcext:value-type="float">
            <text:p>0.2724206</text:p>
          </table:table-cell>
          <table:table-cell office:value-type="float" office:value="0.2154712" calcext:value-type="float">
            <text:p>0.2154712</text:p>
          </table:table-cell>
          <table:table-cell office:value-type="float" office:value="0.01808799" calcext:value-type="float">
            <text:p>0.0180879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12636" calcext:value-type="float">
            <text:p>-0.212636</text:p>
          </table:table-cell>
          <table:table-cell office:value-type="float" office:value="-0.1466045" calcext:value-type="float">
            <text:p>-0.1466045</text:p>
          </table:table-cell>
          <table:table-cell office:value-type="float" office:value="-0.1272545" calcext:value-type="float">
            <text:p>-0.1272545</text:p>
          </table:table-cell>
          <table:table-cell office:value-type="float" office:value="-0.1048225" calcext:value-type="float">
            <text:p>-0.1048225</text:p>
          </table:table-cell>
          <table:table-cell office:value-type="float" office:value="-0.09470388" calcext:value-type="float">
            <text:p>-0.09470388</text:p>
          </table:table-cell>
          <table:table-cell office:value-type="float" office:value="-0.0902653" calcext:value-type="float">
            <text:p>-0.0902653</text:p>
          </table:table-cell>
          <table:table-cell office:value-type="float" office:value="-0.08358566" calcext:value-type="float">
            <text:p>-0.08358566</text:p>
          </table:table-cell>
          <table:table-cell office:value-type="float" office:value="-0.01457702" calcext:value-type="float">
            <text:p>-0.01457702</text:p>
          </table:table-cell>
          <table:table-cell office:value-type="float" office:value="-0.008125663" calcext:value-type="float">
            <text:p>-0.008125663</text:p>
          </table:table-cell>
          <table:table-cell office:value-type="float" office:value="-0.005622077" calcext:value-type="float">
            <text:p>-0.005622077</text:p>
          </table:table-cell>
          <table:table-cell office:value-type="float" office:value="532.6452" calcext:value-type="float">
            <text:p>532.6452</text:p>
          </table:table-cell>
          <table:table-cell office:value-type="float" office:value="0" calcext:value-type="float">
            <text:p>0</text:p>
          </table:table-cell>
          <table:table-cell office:value-type="float" office:value="-0.3591019" calcext:value-type="float">
            <text:p>-0.3591019</text:p>
          </table:table-cell>
          <table:table-cell office:value-type="float" office:value="0.005455162" calcext:value-type="float">
            <text:p>0.00545516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0001811422" calcext:value-type="float">
            <text:p>1.811422E-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254.6987" calcext:value-type="float">
            <text:p>254.6987</text:p>
          </table:table-cell>
          <table:table-cell office:value-type="float" office:value="-2.063483" calcext:value-type="float">
            <text:p>-2.063483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31.458" calcext:value-type="float">
            <text:p>1431.458</text:p>
          </table:table-cell>
          <table:table-cell office:value-type="float" office:value="13.42389" calcext:value-type="float">
            <text:p>13.42389</text:p>
          </table:table-cell>
          <table:table-cell office:value-type="float" office:value="500.0648" calcext:value-type="float">
            <text:p>500.0648</text:p>
          </table:table-cell>
          <table:table-cell office:value-type="float" office:value="0.2079945" calcext:value-type="float">
            <text:p>0.2079945</text:p>
          </table:table-cell>
          <table:table-cell office:value-type="float" office:value="0.218383" calcext:value-type="float">
            <text:p>0.218383</text:p>
          </table:table-cell>
          <table:table-cell office:value-type="float" office:value="0.2225448" calcext:value-type="float">
            <text:p>0.2225448</text:p>
          </table:table-cell>
          <table:table-cell office:value-type="float" office:value="0.2287595" calcext:value-type="float">
            <text:p>0.2287595</text:p>
          </table:table-cell>
          <table:table-cell office:value-type="float" office:value="0.2327021" calcext:value-type="float">
            <text:p>0.2327021</text:p>
          </table:table-cell>
          <table:table-cell office:value-type="float" office:value="0.2351425" calcext:value-type="float">
            <text:p>0.2351425</text:p>
          </table:table-cell>
          <table:table-cell office:value-type="float" office:value="0.2897275" calcext:value-type="float">
            <text:p>0.2897275</text:p>
          </table:table-cell>
          <table:table-cell office:value-type="float" office:value="0.35866" calcext:value-type="float">
            <text:p>0.35866</text:p>
          </table:table-cell>
          <table:table-cell office:value-type="float" office:value="0.3802792" calcext:value-type="float">
            <text:p>0.3802792</text:p>
          </table:table-cell>
          <table:table-cell office:value-type="float" office:value="0.395202" calcext:value-type="float">
            <text:p>0.395202</text:p>
          </table:table-cell>
          <table:table-cell office:value-type="float" office:value="0.41203" calcext:value-type="float">
            <text:p>0.41203</text:p>
          </table:table-cell>
          <table:table-cell office:value-type="float" office:value="0.5112643" calcext:value-type="float">
            <text:p>0.511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7124" calcext:value-type="float">
            <text:p>0.2987124</text:p>
          </table:table-cell>
          <table:table-cell office:value-type="float" office:value="0.2757777" calcext:value-type="float">
            <text:p>0.2757777</text:p>
          </table:table-cell>
          <table:table-cell office:value-type="float" office:value="0.2216354" calcext:value-type="float">
            <text:p>0.2216354</text:p>
          </table:table-cell>
          <table:table-cell office:value-type="float" office:value="0.2674324" calcext:value-type="float">
            <text:p>0.2674324</text:p>
          </table:table-cell>
          <table:table-cell office:value-type="float" office:value="0.2728136" calcext:value-type="float">
            <text:p>0.2728136</text:p>
          </table:table-cell>
          <table:table-cell office:value-type="float" office:value="0.2723872" calcext:value-type="float">
            <text:p>0.2723872</text:p>
          </table:table-cell>
          <table:table-cell office:value-type="float" office:value="0.2149449" calcext:value-type="float">
            <text:p>0.2149449</text:p>
          </table:table-cell>
          <table:table-cell office:value-type="float" office:value="0.01734765" calcext:value-type="float">
            <text:p>0.0173476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910381" calcext:value-type="float">
            <text:p>-0.1910381</text:p>
          </table:table-cell>
          <table:table-cell office:value-type="float" office:value="-0.141903" calcext:value-type="float">
            <text:p>-0.141903</text:p>
          </table:table-cell>
          <table:table-cell office:value-type="float" office:value="-0.1263917" calcext:value-type="float">
            <text:p>-0.1263917</text:p>
          </table:table-cell>
          <table:table-cell office:value-type="float" office:value="-0.106788" calcext:value-type="float">
            <text:p>-0.106788</text:p>
          </table:table-cell>
          <table:table-cell office:value-type="float" office:value="-0.09619433" calcext:value-type="float">
            <text:p>-0.09619433</text:p>
          </table:table-cell>
          <table:table-cell office:value-type="float" office:value="-0.09026124" calcext:value-type="float">
            <text:p>-0.09026124</text:p>
          </table:table-cell>
          <table:table-cell office:value-type="float" office:value="-0.08243551" calcext:value-type="float">
            <text:p>-0.08243551</text:p>
          </table:table-cell>
          <table:table-cell office:value-type="float" office:value="-0.01483001" calcext:value-type="float">
            <text:p>-0.01483001</text:p>
          </table:table-cell>
          <table:table-cell office:value-type="float" office:value="-0.008468585" calcext:value-type="float">
            <text:p>-0.008468585</text:p>
          </table:table-cell>
          <table:table-cell office:value-type="float" office:value="-0.005864731" calcext:value-type="float">
            <text:p>-0.005864731</text:p>
          </table:table-cell>
          <table:table-cell office:value-type="float" office:value="540.6087" calcext:value-type="float">
            <text:p>540.6087</text:p>
          </table:table-cell>
          <table:table-cell office:value-type="float" office:value="0" calcext:value-type="float">
            <text:p>0</text:p>
          </table:table-cell>
          <table:table-cell office:value-type="float" office:value="-0.3024804" calcext:value-type="float">
            <text:p>-0.3024804</text:p>
          </table:table-cell>
          <table:table-cell office:value-type="float" office:value="0.005438985" calcext:value-type="float">
            <text:p>0.00543898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0001033768" calcext:value-type="float">
            <text:p>1.033768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254.6987" calcext:value-type="float">
            <text:p>254.6987</text:p>
          </table:table-cell>
          <table:table-cell office:value-type="float" office:value="-1.755964" calcext:value-type="float">
            <text:p>-1.755964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29.79" calcext:value-type="float">
            <text:p>1429.79</text:p>
          </table:table-cell>
          <table:table-cell office:value-type="float" office:value="14.78463" calcext:value-type="float">
            <text:p>14.78463</text:p>
          </table:table-cell>
          <table:table-cell office:value-type="float" office:value="496.9765" calcext:value-type="float">
            <text:p>496.9765</text:p>
          </table:table-cell>
          <table:table-cell office:value-type="float" office:value="0.2005936" calcext:value-type="float">
            <text:p>0.2005936</text:p>
          </table:table-cell>
          <table:table-cell office:value-type="float" office:value="0.2175507" calcext:value-type="float">
            <text:p>0.2175507</text:p>
          </table:table-cell>
          <table:table-cell office:value-type="float" office:value="0.2222716" calcext:value-type="float">
            <text:p>0.2222716</text:p>
          </table:table-cell>
          <table:table-cell office:value-type="float" office:value="0.228202" calcext:value-type="float">
            <text:p>0.228202</text:p>
          </table:table-cell>
          <table:table-cell office:value-type="float" office:value="0.2322648" calcext:value-type="float">
            <text:p>0.2322648</text:p>
          </table:table-cell>
          <table:table-cell office:value-type="float" office:value="0.2350868" calcext:value-type="float">
            <text:p>0.2350868</text:p>
          </table:table-cell>
          <table:table-cell office:value-type="float" office:value="0.2902013" calcext:value-type="float">
            <text:p>0.2902013</text:p>
          </table:table-cell>
          <table:table-cell office:value-type="float" office:value="0.3580826" calcext:value-type="float">
            <text:p>0.3580826</text:p>
          </table:table-cell>
          <table:table-cell office:value-type="float" office:value="0.3789335" calcext:value-type="float">
            <text:p>0.3789335</text:p>
          </table:table-cell>
          <table:table-cell office:value-type="float" office:value="0.3936968" calcext:value-type="float">
            <text:p>0.3936968</text:p>
          </table:table-cell>
          <table:table-cell office:value-type="float" office:value="0.4121173" calcext:value-type="float">
            <text:p>0.412117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61253" calcext:value-type="float">
            <text:p>0.3061253</text:p>
          </table:table-cell>
          <table:table-cell office:value-type="float" office:value="0.2788158" calcext:value-type="float">
            <text:p>0.2788158</text:p>
          </table:table-cell>
          <table:table-cell office:value-type="float" office:value="0.2219236" calcext:value-type="float">
            <text:p>0.2219236</text:p>
          </table:table-cell>
          <table:table-cell office:value-type="float" office:value="0.2678449" calcext:value-type="float">
            <text:p>0.2678449</text:p>
          </table:table-cell>
          <table:table-cell office:value-type="float" office:value="0.2730715" calcext:value-type="float">
            <text:p>0.2730715</text:p>
          </table:table-cell>
          <table:table-cell office:value-type="float" office:value="0.2723718" calcext:value-type="float">
            <text:p>0.2723718</text:p>
          </table:table-cell>
          <table:table-cell office:value-type="float" office:value="0.2144709" calcext:value-type="float">
            <text:p>0.2144709</text:p>
          </table:table-cell>
          <table:table-cell office:value-type="float" office:value="0.01661235" calcext:value-type="float">
            <text:p>0.0166123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378128" calcext:value-type="float">
            <text:p>-0.2378128</text:p>
          </table:table-cell>
          <table:table-cell office:value-type="float" office:value="-0.1451611" calcext:value-type="float">
            <text:p>-0.1451611</text:p>
          </table:table-cell>
          <table:table-cell office:value-type="float" office:value="-0.1273161" calcext:value-type="float">
            <text:p>-0.1273161</text:p>
          </table:table-cell>
          <table:table-cell office:value-type="float" office:value="-0.1083931" calcext:value-type="float">
            <text:p>-0.1083931</text:p>
          </table:table-cell>
          <table:table-cell office:value-type="float" office:value="-0.097312" calcext:value-type="float">
            <text:p>-0.097312</text:p>
          </table:table-cell>
          <table:table-cell office:value-type="float" office:value="-0.09039142" calcext:value-type="float">
            <text:p>-0.09039142</text:p>
          </table:table-cell>
          <table:table-cell office:value-type="float" office:value="-0.08141471" calcext:value-type="float">
            <text:p>-0.08141471</text:p>
          </table:table-cell>
          <table:table-cell office:value-type="float" office:value="-0.01506153" calcext:value-type="float">
            <text:p>-0.01506153</text:p>
          </table:table-cell>
          <table:table-cell office:value-type="float" office:value="-0.008761989" calcext:value-type="float">
            <text:p>-0.008761989</text:p>
          </table:table-cell>
          <table:table-cell office:value-type="float" office:value="-0.006083415" calcext:value-type="float">
            <text:p>-0.006083415</text:p>
          </table:table-cell>
          <table:table-cell office:value-type="float" office:value="548.4705" calcext:value-type="float">
            <text:p>548.4705</text:p>
          </table:table-cell>
          <table:table-cell office:value-type="float" office:value="0" calcext:value-type="float">
            <text:p>0</text:p>
          </table:table-cell>
          <table:table-cell office:value-type="float" office:value="-0.4086193" calcext:value-type="float">
            <text:p>-0.4086193</text:p>
          </table:table-cell>
          <table:table-cell office:value-type="float" office:value="0.005436887" calcext:value-type="float">
            <text:p>0.00543688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0.00000003352761" calcext:value-type="float">
            <text:p>-3.352761E-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262.4987" calcext:value-type="float">
            <text:p>262.4987</text:p>
          </table:table-cell>
          <table:table-cell office:value-type="float" office:value="-1.776127" calcext:value-type="float">
            <text:p>-1.776127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36.418" calcext:value-type="float">
            <text:p>1436.418</text:p>
          </table:table-cell>
          <table:table-cell office:value-type="float" office:value="15.9771" calcext:value-type="float">
            <text:p>15.9771</text:p>
          </table:table-cell>
          <table:table-cell office:value-type="float" office:value="505.4339" calcext:value-type="float">
            <text:p>505.4339</text:p>
          </table:table-cell>
          <table:table-cell office:value-type="float" office:value="0.1921962" calcext:value-type="float">
            <text:p>0.1921962</text:p>
          </table:table-cell>
          <table:table-cell office:value-type="float" office:value="0.2152013" calcext:value-type="float">
            <text:p>0.2152013</text:p>
          </table:table-cell>
          <table:table-cell office:value-type="float" office:value="0.2212413" calcext:value-type="float">
            <text:p>0.2212413</text:p>
          </table:table-cell>
          <table:table-cell office:value-type="float" office:value="0.2275652" calcext:value-type="float">
            <text:p>0.2275652</text:p>
          </table:table-cell>
          <table:table-cell office:value-type="float" office:value="0.2319102" calcext:value-type="float">
            <text:p>0.2319102</text:p>
          </table:table-cell>
          <table:table-cell office:value-type="float" office:value="0.235018" calcext:value-type="float">
            <text:p>0.235018</text:p>
          </table:table-cell>
          <table:table-cell office:value-type="float" office:value="0.2906261" calcext:value-type="float">
            <text:p>0.2906261</text:p>
          </table:table-cell>
          <table:table-cell office:value-type="float" office:value="0.3575575" calcext:value-type="float">
            <text:p>0.3575575</text:p>
          </table:table-cell>
          <table:table-cell office:value-type="float" office:value="0.3778759" calcext:value-type="float">
            <text:p>0.3778759</text:p>
          </table:table-cell>
          <table:table-cell office:value-type="float" office:value="0.3924823" calcext:value-type="float">
            <text:p>0.3924823</text:p>
          </table:table-cell>
          <table:table-cell office:value-type="float" office:value="0.4120405" calcext:value-type="float">
            <text:p>0.41204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5188" calcext:value-type="float">
            <text:p>0.3145188</text:p>
          </table:table-cell>
          <table:table-cell office:value-type="float" office:value="0.2844118" calcext:value-type="float">
            <text:p>0.2844118</text:p>
          </table:table-cell>
          <table:table-cell office:value-type="float" office:value="0.2227611" calcext:value-type="float">
            <text:p>0.2227611</text:p>
          </table:table-cell>
          <table:table-cell office:value-type="float" office:value="0.2683547" calcext:value-type="float">
            <text:p>0.2683547</text:p>
          </table:table-cell>
          <table:table-cell office:value-type="float" office:value="0.2733465" calcext:value-type="float">
            <text:p>0.2733465</text:p>
          </table:table-cell>
          <table:table-cell office:value-type="float" office:value="0.2723636" calcext:value-type="float">
            <text:p>0.2723636</text:p>
          </table:table-cell>
          <table:table-cell office:value-type="float" office:value="0.2140456" calcext:value-type="float">
            <text:p>0.2140456</text:p>
          </table:table-cell>
          <table:table-cell office:value-type="float" office:value="0.01588054" calcext:value-type="float">
            <text:p>0.01588054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097157" calcext:value-type="float">
            <text:p>-0.3097157</text:p>
          </table:table-cell>
          <table:table-cell office:value-type="float" office:value="-0.1551334" calcext:value-type="float">
            <text:p>-0.1551334</text:p>
          </table:table-cell>
          <table:table-cell office:value-type="float" office:value="-0.1309659" calcext:value-type="float">
            <text:p>-0.1309659</text:p>
          </table:table-cell>
          <table:table-cell office:value-type="float" office:value="-0.1102581" calcext:value-type="float">
            <text:p>-0.1102581</text:p>
          </table:table-cell>
          <table:table-cell office:value-type="float" office:value="-0.09822522" calcext:value-type="float">
            <text:p>-0.09822522</text:p>
          </table:table-cell>
          <table:table-cell office:value-type="float" office:value="-0.09055272" calcext:value-type="float">
            <text:p>-0.09055272</text:p>
          </table:table-cell>
          <table:table-cell office:value-type="float" office:value="-0.08050973" calcext:value-type="float">
            <text:p>-0.08050973</text:p>
          </table:table-cell>
          <table:table-cell office:value-type="float" office:value="-0.01527525" calcext:value-type="float">
            <text:p>-0.01527525</text:p>
          </table:table-cell>
          <table:table-cell office:value-type="float" office:value="-0.009000772" calcext:value-type="float">
            <text:p>-0.009000772</text:p>
          </table:table-cell>
          <table:table-cell office:value-type="float" office:value="-0.006266553" calcext:value-type="float">
            <text:p>-0.006266553</text:p>
          </table:table-cell>
          <table:table-cell office:value-type="float" office:value="556.239" calcext:value-type="float">
            <text:p>556.239</text:p>
          </table:table-cell>
          <table:table-cell office:value-type="float" office:value="0" calcext:value-type="float">
            <text:p>0</text:p>
          </table:table-cell>
          <table:table-cell office:value-type="float" office:value="-0.6000249" calcext:value-type="float">
            <text:p>-0.6000249</text:p>
          </table:table-cell>
          <table:table-cell office:value-type="float" office:value="0.005441825" calcext:value-type="float">
            <text:p>0.00544182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000004656613" calcext:value-type="float">
            <text:p>4.656613E-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263.6988" calcext:value-type="float">
            <text:p>263.6988</text:p>
          </table:table-cell>
          <table:table-cell office:value-type="float" office:value="-1.656324" calcext:value-type="float">
            <text:p>-1.656324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36.37" calcext:value-type="float">
            <text:p>1436.37</text:p>
          </table:table-cell>
          <table:table-cell office:value-type="float" office:value="17.1051" calcext:value-type="float">
            <text:p>17.1051</text:p>
          </table:table-cell>
          <table:table-cell office:value-type="float" office:value="500.0375" calcext:value-type="float">
            <text:p>500.0375</text:p>
          </table:table-cell>
          <table:table-cell office:value-type="float" office:value="0.2039239" calcext:value-type="float">
            <text:p>0.2039239</text:p>
          </table:table-cell>
          <table:table-cell office:value-type="float" office:value="0.2166203" calcext:value-type="float">
            <text:p>0.2166203</text:p>
          </table:table-cell>
          <table:table-cell office:value-type="float" office:value="0.2209899" calcext:value-type="float">
            <text:p>0.2209899</text:p>
          </table:table-cell>
          <table:table-cell office:value-type="float" office:value="0.2270648" calcext:value-type="float">
            <text:p>0.2270648</text:p>
          </table:table-cell>
          <table:table-cell office:value-type="float" office:value="0.2315815" calcext:value-type="float">
            <text:p>0.2315815</text:p>
          </table:table-cell>
          <table:table-cell office:value-type="float" office:value="0.2349455" calcext:value-type="float">
            <text:p>0.2349455</text:p>
          </table:table-cell>
          <table:table-cell office:value-type="float" office:value="0.298952" calcext:value-type="float">
            <text:p>0.298952</text:p>
          </table:table-cell>
          <table:table-cell office:value-type="float" office:value="0.3570191" calcext:value-type="float">
            <text:p>0.3570191</text:p>
          </table:table-cell>
          <table:table-cell office:value-type="float" office:value="0.3771249" calcext:value-type="float">
            <text:p>0.3771249</text:p>
          </table:table-cell>
          <table:table-cell office:value-type="float" office:value="0.391435" calcext:value-type="float">
            <text:p>0.391435</text:p>
          </table:table-cell>
          <table:table-cell office:value-type="float" office:value="0.4119457" calcext:value-type="float">
            <text:p>0.411945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7705" calcext:value-type="float">
            <text:p>0.3027705</text:p>
          </table:table-cell>
          <table:table-cell office:value-type="float" office:value="0.2850884" calcext:value-type="float">
            <text:p>0.2850884</text:p>
          </table:table-cell>
          <table:table-cell office:value-type="float" office:value="0.2228031" calcext:value-type="float">
            <text:p>0.2228031</text:p>
          </table:table-cell>
          <table:table-cell office:value-type="float" office:value="0.2687242" calcext:value-type="float">
            <text:p>0.2687242</text:p>
          </table:table-cell>
          <table:table-cell office:value-type="float" office:value="0.2736023" calcext:value-type="float">
            <text:p>0.2736023</text:p>
          </table:table-cell>
          <table:table-cell office:value-type="float" office:value="0.2723543" calcext:value-type="float">
            <text:p>0.2723543</text:p>
          </table:table-cell>
          <table:table-cell office:value-type="float" office:value="0.2136628" calcext:value-type="float">
            <text:p>0.2136628</text:p>
          </table:table-cell>
          <table:table-cell office:value-type="float" office:value="0.01515405" calcext:value-type="float">
            <text:p>0.01515405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162743" calcext:value-type="float">
            <text:p>-0.2162743</text:p>
          </table:table-cell>
          <table:table-cell office:value-type="float" office:value="-0.1491322" calcext:value-type="float">
            <text:p>-0.1491322</text:p>
          </table:table-cell>
          <table:table-cell office:value-type="float" office:value="-0.1319309" calcext:value-type="float">
            <text:p>-0.1319309</text:p>
          </table:table-cell>
          <table:table-cell office:value-type="float" office:value="-0.1117616" calcext:value-type="float">
            <text:p>-0.1117616</text:p>
          </table:table-cell>
          <table:table-cell office:value-type="float" office:value="-0.09908225" calcext:value-type="float">
            <text:p>-0.09908225</text:p>
          </table:table-cell>
          <table:table-cell office:value-type="float" office:value="-0.09072413" calcext:value-type="float">
            <text:p>-0.09072413</text:p>
          </table:table-cell>
          <table:table-cell office:value-type="float" office:value="-0.07969789" calcext:value-type="float">
            <text:p>-0.07969789</text:p>
          </table:table-cell>
          <table:table-cell office:value-type="float" office:value="-0.0154983" calcext:value-type="float">
            <text:p>-0.0154983</text:p>
          </table:table-cell>
          <table:table-cell office:value-type="float" office:value="-0.00917466" calcext:value-type="float">
            <text:p>-0.00917466</text:p>
          </table:table-cell>
          <table:table-cell office:value-type="float" office:value="-0.006429283" calcext:value-type="float">
            <text:p>-0.006429283</text:p>
          </table:table-cell>
          <table:table-cell office:value-type="float" office:value="563.9224" calcext:value-type="float">
            <text:p>563.9224</text:p>
          </table:table-cell>
          <table:table-cell office:value-type="float" office:value="0" calcext:value-type="float">
            <text:p>0</text:p>
          </table:table-cell>
          <table:table-cell office:value-type="float" office:value="-0.3986048" calcext:value-type="float">
            <text:p>-0.3986048</text:p>
          </table:table-cell>
          <table:table-cell office:value-type="float" office:value="0.005421481" calcext:value-type="float">
            <text:p>0.00542148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00002100132" calcext:value-type="float">
            <text:p>2.100132E-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263.6988" calcext:value-type="float">
            <text:p>263.6988</text:p>
          </table:table-cell>
          <table:table-cell office:value-type="float" office:value="-1.726374" calcext:value-type="float">
            <text:p>-1.726374</text:p>
          </table:table-cell>
          <table:table-cell office:value-type="float" office:value="23.36035" calcext:value-type="float">
            <text:p>23.36035</text:p>
          </table:table-cell>
          <table:table-cell office:value-type="float" office:value="1435.332" calcext:value-type="float">
            <text:p>1435.332</text:p>
          </table:table-cell>
          <table:table-cell office:value-type="float" office:value="18.21249" calcext:value-type="float">
            <text:p>18.21249</text:p>
          </table:table-cell>
          <table:table-cell office:value-type="float" office:value="480.8838" calcext:value-type="float">
            <text:p>480.8838</text:p>
          </table:table-cell>
          <table:table-cell office:value-type="float" office:value="0.2232661" calcext:value-type="float">
            <text:p>0.2232661</text:p>
          </table:table-cell>
          <table:table-cell office:value-type="float" office:value="0.2337583" calcext:value-type="float">
            <text:p>0.2337583</text:p>
          </table:table-cell>
          <table:table-cell office:value-type="float" office:value="0.2929217" calcext:value-type="float">
            <text:p>0.2929217</text:p>
          </table:table-cell>
          <table:table-cell office:value-type="float" office:value="0.2485097" calcext:value-type="float">
            <text:p>0.2485097</text:p>
          </table:table-cell>
          <table:table-cell office:value-type="float" office:value="0.2441359" calcext:value-type="float">
            <text:p>0.2441359</text:p>
          </table:table-cell>
          <table:table-cell office:value-type="float" office:value="0.245339" calcext:value-type="float">
            <text:p>0.245339</text:p>
          </table:table-cell>
          <table:table-cell office:value-type="float" office:value="0.3013616" calcext:value-type="float">
            <text:p>0.3013616</text:p>
          </table:table-cell>
          <table:table-cell office:value-type="float" office:value="0.3567325" calcext:value-type="float">
            <text:p>0.3567325</text:p>
          </table:table-cell>
          <table:table-cell office:value-type="float" office:value="0.3768608" calcext:value-type="float">
            <text:p>0.3768608</text:p>
          </table:table-cell>
          <table:table-cell office:value-type="float" office:value="0.3909659" calcext:value-type="float">
            <text:p>0.3909659</text:p>
          </table:table-cell>
          <table:table-cell office:value-type="float" office:value="0.4118304" calcext:value-type="float">
            <text:p>0.4118304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07367911" calcext:value-type="float">
            <text:p>0.0007367911</text:p>
          </table:table-cell>
          <table:table-cell office:value-type="float" office:value="0.2933834" calcext:value-type="float">
            <text:p>0.2933834</text:p>
          </table:table-cell>
          <table:table-cell office:value-type="float" office:value="0.2826252" calcext:value-type="float">
            <text:p>0.2826252</text:p>
          </table:table-cell>
          <table:table-cell office:value-type="float" office:value="0.2241259" calcext:value-type="float">
            <text:p>0.2241259</text:p>
          </table:table-cell>
          <table:table-cell office:value-type="float" office:value="0.2689176" calcext:value-type="float">
            <text:p>0.2689176</text:p>
          </table:table-cell>
          <table:table-cell office:value-type="float" office:value="0.273456" calcext:value-type="float">
            <text:p>0.273456</text:p>
          </table:table-cell>
          <table:table-cell office:value-type="float" office:value="0.2721457" calcext:value-type="float">
            <text:p>0.2721457</text:p>
          </table:table-cell>
          <table:table-cell office:value-type="float" office:value="0.2132816" calcext:value-type="float">
            <text:p>0.2132816</text:p>
          </table:table-cell>
          <table:table-cell office:value-type="float" office:value="0.01443169" calcext:value-type="float">
            <text:p>0.0144316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640008" calcext:value-type="float">
            <text:p>-0.1640008</text:p>
          </table:table-cell>
          <table:table-cell office:value-type="float" office:value="-0.1198335" calcext:value-type="float">
            <text:p>-0.1198335</text:p>
          </table:table-cell>
          <table:table-cell office:value-type="float" office:value="-0.02823173" calcext:value-type="float">
            <text:p>-0.02823173</text:p>
          </table:table-cell>
          <table:table-cell office:value-type="float" office:value="-0.08136659" calcext:value-type="float">
            <text:p>-0.08136659</text:p>
          </table:table-cell>
          <table:table-cell office:value-type="float" office:value="-0.09241157" calcext:value-type="float">
            <text:p>-0.09241157</text:p>
          </table:table-cell>
          <table:table-cell office:value-type="float" office:value="-0.0896261" calcext:value-type="float">
            <text:p>-0.0896261</text:p>
          </table:table-cell>
          <table:table-cell office:value-type="float" office:value="-0.07890921" calcext:value-type="float">
            <text:p>-0.07890921</text:p>
          </table:table-cell>
          <table:table-cell office:value-type="float" office:value="-0.01562576" calcext:value-type="float">
            <text:p>-0.01562576</text:p>
          </table:table-cell>
          <table:table-cell office:value-type="float" office:value="-0.009247182" calcext:value-type="float">
            <text:p>-0.009247182</text:p>
          </table:table-cell>
          <table:table-cell office:value-type="float" office:value="-0.006512764" calcext:value-type="float">
            <text:p>-0.006512764</text:p>
          </table:table-cell>
          <table:table-cell office:value-type="float" office:value="571.1998" calcext:value-type="float">
            <text:p>571.199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6199782" calcext:value-type="float">
            <text:p>0.00619978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7370086" calcext:value-type="float">
            <text:p>0.00073700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264.0988" calcext:value-type="float">
            <text:p>264.0988</text:p>
          </table:table-cell>
          <table:table-cell office:value-type="float" office:value="-1.777853" calcext:value-type="float">
            <text:p>-1.777853</text:p>
          </table:table-cell>
          <table:table-cell office:value-type="float" office:value="23.95566" calcext:value-type="float">
            <text:p>23.95566</text:p>
          </table:table-cell>
          <table:table-cell office:value-type="float" office:value="1437.387" calcext:value-type="float">
            <text:p>1437.387</text:p>
          </table:table-cell>
          <table:table-cell office:value-type="float" office:value="16.01324" calcext:value-type="float">
            <text:p>16.01324</text:p>
          </table:table-cell>
          <table:table-cell office:value-type="float" office:value="467.8041" calcext:value-type="float">
            <text:p>467.8041</text:p>
          </table:table-cell>
          <table:table-cell office:value-type="float" office:value="0.2320633" calcext:value-type="float">
            <text:p>0.2320633</text:p>
          </table:table-cell>
          <table:table-cell office:value-type="float" office:value="0.2394904" calcext:value-type="float">
            <text:p>0.2394904</text:p>
          </table:table-cell>
          <table:table-cell office:value-type="float" office:value="0.2885594" calcext:value-type="float">
            <text:p>0.2885594</text:p>
          </table:table-cell>
          <table:table-cell office:value-type="float" office:value="0.249659" calcext:value-type="float">
            <text:p>0.249659</text:p>
          </table:table-cell>
          <table:table-cell office:value-type="float" office:value="0.2450343" calcext:value-type="float">
            <text:p>0.2450343</text:p>
          </table:table-cell>
          <table:table-cell office:value-type="float" office:value="0.2458422" calcext:value-type="float">
            <text:p>0.2458422</text:p>
          </table:table-cell>
          <table:table-cell office:value-type="float" office:value="0.3017836" calcext:value-type="float">
            <text:p>0.3017836</text:p>
          </table:table-cell>
          <table:table-cell office:value-type="float" office:value="0.3580467" calcext:value-type="float">
            <text:p>0.3580467</text:p>
          </table:table-cell>
          <table:table-cell office:value-type="float" office:value="0.3800426" calcext:value-type="float">
            <text:p>0.3800426</text:p>
          </table:table-cell>
          <table:table-cell office:value-type="float" office:value="0.3950304" calcext:value-type="float">
            <text:p>0.3950304</text:p>
          </table:table-cell>
          <table:table-cell office:value-type="float" office:value="0.4118491" calcext:value-type="float">
            <text:p>0.411849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56288" calcext:value-type="float">
            <text:p>0.00456288</text:p>
          </table:table-cell>
          <table:table-cell office:value-type="float" office:value="0.2845861" calcext:value-type="float">
            <text:p>0.2845861</text:p>
          </table:table-cell>
          <table:table-cell office:value-type="float" office:value="0.2769192" calcext:value-type="float">
            <text:p>0.2769192</text:p>
          </table:table-cell>
          <table:table-cell office:value-type="float" office:value="0.2284959" calcext:value-type="float">
            <text:p>0.2284959</text:p>
          </table:table-cell>
          <table:table-cell office:value-type="float" office:value="0.2677684" calcext:value-type="float">
            <text:p>0.2677684</text:p>
          </table:table-cell>
          <table:table-cell office:value-type="float" office:value="0.2725579" calcext:value-type="float">
            <text:p>0.2725579</text:p>
          </table:table-cell>
          <table:table-cell office:value-type="float" office:value="0.2716426" calcext:value-type="float">
            <text:p>0.2716426</text:p>
          </table:table-cell>
          <table:table-cell office:value-type="float" office:value="0.2128593" calcext:value-type="float">
            <text:p>0.2128593</text:p>
          </table:table-cell>
          <table:table-cell office:value-type="float" office:value="0.01371975" calcext:value-type="float">
            <text:p>0.01371975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31942" calcext:value-type="float">
            <text:p>2.31942E-05</text:p>
          </table:table-cell>
          <table:table-cell office:value-type="float" office:value="-0.1280395" calcext:value-type="float">
            <text:p>-0.1280395</text:p>
          </table:table-cell>
          <table:table-cell office:value-type="float" office:value="-0.1027646" calcext:value-type="float">
            <text:p>-0.1027646</text:p>
          </table:table-cell>
          <table:table-cell office:value-type="float" office:value="-0.0314003" calcext:value-type="float">
            <text:p>-0.0314003</text:p>
          </table:table-cell>
          <table:table-cell office:value-type="float" office:value="-0.07904848" calcext:value-type="float">
            <text:p>-0.07904848</text:p>
          </table:table-cell>
          <table:table-cell office:value-type="float" office:value="-0.09027284" calcext:value-type="float">
            <text:p>-0.09027284</text:p>
          </table:table-cell>
          <table:table-cell office:value-type="float" office:value="-0.08846395" calcext:value-type="float">
            <text:p>-0.08846395</text:p>
          </table:table-cell>
          <table:table-cell office:value-type="float" office:value="-0.07804242" calcext:value-type="float">
            <text:p>-0.07804242</text:p>
          </table:table-cell>
          <table:table-cell office:value-type="float" office:value="-0.01507661" calcext:value-type="float">
            <text:p>-0.01507661</text:p>
          </table:table-cell>
          <table:table-cell office:value-type="float" office:value="-0.008519322" calcext:value-type="float">
            <text:p>-0.008519322</text:p>
          </table:table-cell>
          <table:table-cell office:value-type="float" office:value="-0.005889204" calcext:value-type="float">
            <text:p>-0.005889204</text:p>
          </table:table-cell>
          <table:table-cell office:value-type="float" office:value="574.6722" calcext:value-type="float">
            <text:p>574.672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02785" calcext:value-type="float">
            <text:p>0.0100278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563099" calcext:value-type="float">
            <text:p>0.0045630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268.1986" calcext:value-type="float">
            <text:p>268.1986</text:p>
          </table:table-cell>
          <table:table-cell office:value-type="float" office:value="-2.109329" calcext:value-type="float">
            <text:p>-2.109329</text:p>
          </table:table-cell>
          <table:table-cell office:value-type="float" office:value="30.71128" calcext:value-type="float">
            <text:p>30.71128</text:p>
          </table:table-cell>
          <table:table-cell office:value-type="float" office:value="1432.848" calcext:value-type="float">
            <text:p>1432.848</text:p>
          </table:table-cell>
          <table:table-cell office:value-type="float" office:value="18.22799" calcext:value-type="float">
            <text:p>18.22799</text:p>
          </table:table-cell>
          <table:table-cell office:value-type="float" office:value="457.3368" calcext:value-type="float">
            <text:p>457.3368</text:p>
          </table:table-cell>
          <table:table-cell office:value-type="float" office:value="0.2392609" calcext:value-type="float">
            <text:p>0.2392609</text:p>
          </table:table-cell>
          <table:table-cell office:value-type="float" office:value="0.244303" calcext:value-type="float">
            <text:p>0.244303</text:p>
          </table:table-cell>
          <table:table-cell office:value-type="float" office:value="0.2849465" calcext:value-type="float">
            <text:p>0.2849465</text:p>
          </table:table-cell>
          <table:table-cell office:value-type="float" office:value="0.250693" calcext:value-type="float">
            <text:p>0.250693</text:p>
          </table:table-cell>
          <table:table-cell office:value-type="float" office:value="0.2458812" calcext:value-type="float">
            <text:p>0.2458812</text:p>
          </table:table-cell>
          <table:table-cell office:value-type="float" office:value="0.2463654" calcext:value-type="float">
            <text:p>0.2463654</text:p>
          </table:table-cell>
          <table:table-cell office:value-type="float" office:value="0.3022099" calcext:value-type="float">
            <text:p>0.3022099</text:p>
          </table:table-cell>
          <table:table-cell office:value-type="float" office:value="0.3576711" calcext:value-type="float">
            <text:p>0.3576711</text:p>
          </table:table-cell>
          <table:table-cell office:value-type="float" office:value="0.3787231" calcext:value-type="float">
            <text:p>0.3787231</text:p>
          </table:table-cell>
          <table:table-cell office:value-type="float" office:value="0.3935436" calcext:value-type="float">
            <text:p>0.3935436</text:p>
          </table:table-cell>
          <table:table-cell office:value-type="float" office:value="0.4119669" calcext:value-type="float">
            <text:p>0.4119669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4793477" calcext:value-type="float">
            <text:p>0.004793477</text:p>
          </table:table-cell>
          <table:table-cell office:value-type="float" office:value="0.2773938" calcext:value-type="float">
            <text:p>0.2773938</text:p>
          </table:table-cell>
          <table:table-cell office:value-type="float" office:value="0.2721247" calcext:value-type="float">
            <text:p>0.2721247</text:p>
          </table:table-cell>
          <table:table-cell office:value-type="float" office:value="0.2321144" calcext:value-type="float">
            <text:p>0.2321144</text:p>
          </table:table-cell>
          <table:table-cell office:value-type="float" office:value="0.2667348" calcext:value-type="float">
            <text:p>0.2667348</text:p>
          </table:table-cell>
          <table:table-cell office:value-type="float" office:value="0.2717109" calcext:value-type="float">
            <text:p>0.2717109</text:p>
          </table:table-cell>
          <table:table-cell office:value-type="float" office:value="0.2711194" calcext:value-type="float">
            <text:p>0.2711194</text:p>
          </table:table-cell>
          <table:table-cell office:value-type="float" office:value="0.212433" calcext:value-type="float">
            <text:p>0.212433</text:p>
          </table:table-cell>
          <table:table-cell office:value-type="float" office:value="0.01301012" calcext:value-type="float">
            <text:p>0.01301012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531874" calcext:value-type="float">
            <text:p>5.31874E-05</text:p>
          </table:table-cell>
          <table:table-cell office:value-type="float" office:value="-0.1053183" calcext:value-type="float">
            <text:p>-0.1053183</text:p>
          </table:table-cell>
          <table:table-cell office:value-type="float" office:value="-0.09057492" calcext:value-type="float">
            <text:p>-0.09057492</text:p>
          </table:table-cell>
          <table:table-cell office:value-type="float" office:value="-0.03417306" calcext:value-type="float">
            <text:p>-0.03417306</text:p>
          </table:table-cell>
          <table:table-cell office:value-type="float" office:value="-0.07702754" calcext:value-type="float">
            <text:p>-0.07702754</text:p>
          </table:table-cell>
          <table:table-cell office:value-type="float" office:value="-0.08830849" calcext:value-type="float">
            <text:p>-0.08830849</text:p>
          </table:table-cell>
          <table:table-cell office:value-type="float" office:value="-0.08727418" calcext:value-type="float">
            <text:p>-0.08727418</text:p>
          </table:table-cell>
          <table:table-cell office:value-type="float" office:value="-0.07717856" calcext:value-type="float">
            <text:p>-0.07717856</text:p>
          </table:table-cell>
          <table:table-cell office:value-type="float" office:value="-0.01522947" calcext:value-type="float">
            <text:p>-0.01522947</text:p>
          </table:table-cell>
          <table:table-cell office:value-type="float" office:value="-0.008808849" calcext:value-type="float">
            <text:p>-0.008808849</text:p>
          </table:table-cell>
          <table:table-cell office:value-type="float" office:value="-0.006106168" calcext:value-type="float">
            <text:p>-0.006106168</text:p>
          </table:table-cell>
          <table:table-cell office:value-type="float" office:value="582.4999" calcext:value-type="float">
            <text:p>582.499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26046" calcext:value-type="float">
            <text:p>0.0102604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793688" calcext:value-type="float">
            <text:p>0.0047936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270.1989" calcext:value-type="float">
            <text:p>270.1989</text:p>
          </table:table-cell>
          <table:table-cell office:value-type="float" office:value="-2.188975" calcext:value-type="float">
            <text:p>-2.188975</text:p>
          </table:table-cell>
          <table:table-cell office:value-type="float" office:value="31.81668" calcext:value-type="float">
            <text:p>31.81668</text:p>
          </table:table-cell>
          <table:table-cell office:value-type="float" office:value="1431.766" calcext:value-type="float">
            <text:p>1431.766</text:p>
          </table:table-cell>
          <table:table-cell office:value-type="float" office:value="20.28488" calcext:value-type="float">
            <text:p>20.28488</text:p>
          </table:table-cell>
          <table:table-cell office:value-type="float" office:value="457.1239" calcext:value-type="float">
            <text:p>457.1239</text:p>
          </table:table-cell>
          <table:table-cell office:value-type="float" office:value="0.2449522" calcext:value-type="float">
            <text:p>0.2449522</text:p>
          </table:table-cell>
          <table:table-cell office:value-type="float" office:value="0.2482545" calcext:value-type="float">
            <text:p>0.2482545</text:p>
          </table:table-cell>
          <table:table-cell office:value-type="float" office:value="0.2818794" calcext:value-type="float">
            <text:p>0.2818794</text:p>
          </table:table-cell>
          <table:table-cell office:value-type="float" office:value="0.2516152" calcext:value-type="float">
            <text:p>0.2516152</text:p>
          </table:table-cell>
          <table:table-cell office:value-type="float" office:value="0.2466792" calcext:value-type="float">
            <text:p>0.2466792</text:p>
          </table:table-cell>
          <table:table-cell office:value-type="float" office:value="0.2469005" calcext:value-type="float">
            <text:p>0.2469005</text:p>
          </table:table-cell>
          <table:table-cell office:value-type="float" office:value="0.3026374" calcext:value-type="float">
            <text:p>0.3026374</text:p>
          </table:table-cell>
          <table:table-cell office:value-type="float" office:value="0.3572864" calcext:value-type="float">
            <text:p>0.3572864</text:p>
          </table:table-cell>
          <table:table-cell office:value-type="float" office:value="0.3777267" calcext:value-type="float">
            <text:p>0.3777267</text:p>
          </table:table-cell>
          <table:table-cell office:value-type="float" office:value="0.3923528" calcext:value-type="float">
            <text:p>0.3923528</text:p>
          </table:table-cell>
          <table:table-cell office:value-type="float" office:value="0.4119126" calcext:value-type="float">
            <text:p>0.411912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431993" calcext:value-type="float">
            <text:p>0.004431993</text:p>
          </table:table-cell>
          <table:table-cell office:value-type="float" office:value="0.2716975" calcext:value-type="float">
            <text:p>0.2716975</text:p>
          </table:table-cell>
          <table:table-cell office:value-type="float" office:value="0.2681881" calcext:value-type="float">
            <text:p>0.2681881</text:p>
          </table:table-cell>
          <table:table-cell office:value-type="float" office:value="0.2351858" calcext:value-type="float">
            <text:p>0.2351858</text:p>
          </table:table-cell>
          <table:table-cell office:value-type="float" office:value="0.2658126" calcext:value-type="float">
            <text:p>0.2658126</text:p>
          </table:table-cell>
          <table:table-cell office:value-type="float" office:value="0.2709129" calcext:value-type="float">
            <text:p>0.2709129</text:p>
          </table:table-cell>
          <table:table-cell office:value-type="float" office:value="0.2705849" calcext:value-type="float">
            <text:p>0.2705849</text:p>
          </table:table-cell>
          <table:table-cell office:value-type="float" office:value="0.2120056" calcext:value-type="float">
            <text:p>0.2120056</text:p>
          </table:table-cell>
          <table:table-cell office:value-type="float" office:value="0.01230391" calcext:value-type="float">
            <text:p>0.01230391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785935" calcext:value-type="float">
            <text:p>7.85935E-05</text:p>
          </table:table-cell>
          <table:table-cell office:value-type="float" office:value="-0.09061687" calcext:value-type="float">
            <text:p>-0.09061687</text:p>
          </table:table-cell>
          <table:table-cell office:value-type="float" office:value="-0.08181176" calcext:value-type="float">
            <text:p>-0.08181176</text:p>
          </table:table-cell>
          <table:table-cell office:value-type="float" office:value="-0.03656483" calcext:value-type="float">
            <text:p>-0.03656483</text:p>
          </table:table-cell>
          <table:table-cell office:value-type="float" office:value="-0.07527566" calcext:value-type="float">
            <text:p>-0.07527566</text:p>
          </table:table-cell>
          <table:table-cell office:value-type="float" office:value="-0.08650423" calcext:value-type="float">
            <text:p>-0.08650423</text:p>
          </table:table-cell>
          <table:table-cell office:value-type="float" office:value="-0.08607711" calcext:value-type="float">
            <text:p>-0.08607711</text:p>
          </table:table-cell>
          <table:table-cell office:value-type="float" office:value="-0.07632419" calcext:value-type="float">
            <text:p>-0.07632419</text:p>
          </table:table-cell>
          <table:table-cell office:value-type="float" office:value="-0.01538703" calcext:value-type="float">
            <text:p>-0.01538703</text:p>
          </table:table-cell>
          <table:table-cell office:value-type="float" office:value="-0.009035168" calcext:value-type="float">
            <text:p>-0.009035168</text:p>
          </table:table-cell>
          <table:table-cell office:value-type="float" office:value="-0.006286426" calcext:value-type="float">
            <text:p>-0.006286426</text:p>
          </table:table-cell>
          <table:table-cell office:value-type="float" office:value="590.2421" calcext:value-type="float">
            <text:p>590.242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05231" calcext:value-type="float">
            <text:p>0.00990523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432201" calcext:value-type="float">
            <text:p>0.0044322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277.7993" calcext:value-type="float">
            <text:p>277.7993</text:p>
          </table:table-cell>
          <table:table-cell office:value-type="float" office:value="-2.164437" calcext:value-type="float">
            <text:p>-2.164437</text:p>
          </table:table-cell>
          <table:table-cell office:value-type="float" office:value="31.81668" calcext:value-type="float">
            <text:p>31.81668</text:p>
          </table:table-cell>
          <table:table-cell office:value-type="float" office:value="1438.391" calcext:value-type="float">
            <text:p>1438.391</text:p>
          </table:table-cell>
          <table:table-cell office:value-type="float" office:value="21.23498" calcext:value-type="float">
            <text:p>21.23498</text:p>
          </table:table-cell>
          <table:table-cell office:value-type="float" office:value="478.4182" calcext:value-type="float">
            <text:p>478.4182</text:p>
          </table:table-cell>
          <table:table-cell office:value-type="float" office:value="0.2495914" calcext:value-type="float">
            <text:p>0.2495914</text:p>
          </table:table-cell>
          <table:table-cell office:value-type="float" office:value="0.2515078" calcext:value-type="float">
            <text:p>0.2515078</text:p>
          </table:table-cell>
          <table:table-cell office:value-type="float" office:value="0.2792472" calcext:value-type="float">
            <text:p>0.2792472</text:p>
          </table:table-cell>
          <table:table-cell office:value-type="float" office:value="0.2524343" calcext:value-type="float">
            <text:p>0.2524343</text:p>
          </table:table-cell>
          <table:table-cell office:value-type="float" office:value="0.2474305" calcext:value-type="float">
            <text:p>0.2474305</text:p>
          </table:table-cell>
          <table:table-cell office:value-type="float" office:value="0.2474388" calcext:value-type="float">
            <text:p>0.2474388</text:p>
          </table:table-cell>
          <table:table-cell office:value-type="float" office:value="0.3030644" calcext:value-type="float">
            <text:p>0.3030644</text:p>
          </table:table-cell>
          <table:table-cell office:value-type="float" office:value="0.3571945" calcext:value-type="float">
            <text:p>0.3571945</text:p>
          </table:table-cell>
          <table:table-cell office:value-type="float" office:value="0.3779812" calcext:value-type="float">
            <text:p>0.3779812</text:p>
          </table:table-cell>
          <table:table-cell office:value-type="float" office:value="0.3925337" calcext:value-type="float">
            <text:p>0.3925337</text:p>
          </table:table-cell>
          <table:table-cell office:value-type="float" office:value="0.4118305" calcext:value-type="float">
            <text:p>0.4118305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3483594" calcext:value-type="float">
            <text:p>0.003483594</text:p>
          </table:table-cell>
          <table:table-cell office:value-type="float" office:value="0.2670584" calcext:value-type="float">
            <text:p>0.2670584</text:p>
          </table:table-cell>
          <table:table-cell office:value-type="float" office:value="0.2649464" calcext:value-type="float">
            <text:p>0.2649464</text:p>
          </table:table-cell>
          <table:table-cell office:value-type="float" office:value="0.2378218" calcext:value-type="float">
            <text:p>0.2378218</text:p>
          </table:table-cell>
          <table:table-cell office:value-type="float" office:value="0.2649938" calcext:value-type="float">
            <text:p>0.2649938</text:p>
          </table:table-cell>
          <table:table-cell office:value-type="float" office:value="0.2701617" calcext:value-type="float">
            <text:p>0.2701617</text:p>
          </table:table-cell>
          <table:table-cell office:value-type="float" office:value="0.2700469" calcext:value-type="float">
            <text:p>0.2700469</text:p>
          </table:table-cell>
          <table:table-cell office:value-type="float" office:value="0.2115787" calcext:value-type="float">
            <text:p>0.2115787</text:p>
          </table:table-cell>
          <table:table-cell office:value-type="float" office:value="0.01160064" calcext:value-type="float">
            <text:p>0.0116006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022639" calcext:value-type="float">
            <text:p>0.0001022639</text:p>
          </table:table-cell>
          <table:table-cell office:value-type="float" office:value="-0.08039008" calcext:value-type="float">
            <text:p>-0.08039008</text:p>
          </table:table-cell>
          <table:table-cell office:value-type="float" office:value="-0.07533038" calcext:value-type="float">
            <text:p>-0.07533038</text:p>
          </table:table-cell>
          <table:table-cell office:value-type="float" office:value="-0.03877363" calcext:value-type="float">
            <text:p>-0.03877363</text:p>
          </table:table-cell>
          <table:table-cell office:value-type="float" office:value="-0.07375855" calcext:value-type="float">
            <text:p>-0.07375855</text:p>
          </table:table-cell>
          <table:table-cell office:value-type="float" office:value="-0.08484352" calcext:value-type="float">
            <text:p>-0.08484352</text:p>
          </table:table-cell>
          <table:table-cell office:value-type="float" office:value="-0.08489148" calcext:value-type="float">
            <text:p>-0.08489148</text:p>
          </table:table-cell>
          <table:table-cell office:value-type="float" office:value="-0.07548126" calcext:value-type="float">
            <text:p>-0.07548126</text:p>
          </table:table-cell>
          <table:table-cell office:value-type="float" office:value="-0.01543279" calcext:value-type="float">
            <text:p>-0.01543279</text:p>
          </table:table-cell>
          <table:table-cell office:value-type="float" office:value="-0.008987378" calcext:value-type="float">
            <text:p>-0.008987378</text:p>
          </table:table-cell>
          <table:table-cell office:value-type="float" office:value="-0.006267542" calcext:value-type="float">
            <text:p>-0.006267542</text:p>
          </table:table-cell>
          <table:table-cell office:value-type="float" office:value="596.9314" calcext:value-type="float">
            <text:p>596.931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960219" calcext:value-type="float">
            <text:p>0.00896021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0.003483796" calcext:value-type="float">
            <text:p>0.0034837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277.7993" calcext:value-type="float">
            <text:p>277.7993</text:p>
          </table:table-cell>
          <table:table-cell office:value-type="float" office:value="-1.603152" calcext:value-type="float">
            <text:p>-1.603152</text:p>
          </table:table-cell>
          <table:table-cell office:value-type="float" office:value="31.81668" calcext:value-type="float">
            <text:p>31.81668</text:p>
          </table:table-cell>
          <table:table-cell office:value-type="float" office:value="1437.788" calcext:value-type="float">
            <text:p>1437.788</text:p>
          </table:table-cell>
          <table:table-cell office:value-type="float" office:value="21.27607" calcext:value-type="float">
            <text:p>21.27607</text:p>
          </table:table-cell>
          <table:table-cell office:value-type="float" office:value="469.445" calcext:value-type="float">
            <text:p>469.445</text:p>
          </table:table-cell>
          <table:table-cell office:value-type="float" office:value="0.2534949" calcext:value-type="float">
            <text:p>0.2534949</text:p>
          </table:table-cell>
          <table:table-cell office:value-type="float" office:value="0.2542055" calcext:value-type="float">
            <text:p>0.2542055</text:p>
          </table:table-cell>
          <table:table-cell office:value-type="float" office:value="0.2769755" calcext:value-type="float">
            <text:p>0.2769755</text:p>
          </table:table-cell>
          <table:table-cell office:value-type="float" office:value="0.2531587" calcext:value-type="float">
            <text:p>0.2531587</text:p>
          </table:table-cell>
          <table:table-cell office:value-type="float" office:value="0.2481377" calcext:value-type="float">
            <text:p>0.2481377</text:p>
          </table:table-cell>
          <table:table-cell office:value-type="float" office:value="0.2479758" calcext:value-type="float">
            <text:p>0.2479758</text:p>
          </table:table-cell>
          <table:table-cell office:value-type="float" office:value="0.3034945" calcext:value-type="float">
            <text:p>0.3034945</text:p>
          </table:table-cell>
          <table:table-cell office:value-type="float" office:value="0.3576711" calcext:value-type="float">
            <text:p>0.3576711</text:p>
          </table:table-cell>
          <table:table-cell office:value-type="float" office:value="0.378865" calcext:value-type="float">
            <text:p>0.378865</text:p>
          </table:table-cell>
          <table:table-cell office:value-type="float" office:value="0.3937632" calcext:value-type="float">
            <text:p>0.3937632</text:p>
          </table:table-cell>
          <table:table-cell office:value-type="float" office:value="0.4119106" calcext:value-type="float">
            <text:p>0.411910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3799581" calcext:value-type="float">
            <text:p>0.003799581</text:p>
          </table:table-cell>
          <table:table-cell office:value-type="float" office:value="0.2631547" calcext:value-type="float">
            <text:p>0.2631547</text:p>
          </table:table-cell>
          <table:table-cell office:value-type="float" office:value="0.2622587" calcext:value-type="float">
            <text:p>0.2622587</text:p>
          </table:table-cell>
          <table:table-cell office:value-type="float" office:value="0.2400966" calcext:value-type="float">
            <text:p>0.2400966</text:p>
          </table:table-cell>
          <table:table-cell office:value-type="float" office:value="0.2642696" calcext:value-type="float">
            <text:p>0.2642696</text:p>
          </table:table-cell>
          <table:table-cell office:value-type="float" office:value="0.2694546" calcext:value-type="float">
            <text:p>0.2694546</text:p>
          </table:table-cell>
          <table:table-cell office:value-type="float" office:value="0.2695099" calcext:value-type="float">
            <text:p>0.2695099</text:p>
          </table:table-cell>
          <table:table-cell office:value-type="float" office:value="0.2111486" calcext:value-type="float">
            <text:p>0.2111486</text:p>
          </table:table-cell>
          <table:table-cell office:value-type="float" office:value="0.01090213" calcext:value-type="float">
            <text:p>0.01090213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244404" calcext:value-type="float">
            <text:p>0.0001244404</text:p>
          </table:table-cell>
          <table:table-cell office:value-type="float" office:value="-0.07281744" calcext:value-type="float">
            <text:p>-0.07281744</text:p>
          </table:table-cell>
          <table:table-cell office:value-type="float" office:value="-0.07040668" calcext:value-type="float">
            <text:p>-0.07040668</text:p>
          </table:table-cell>
          <table:table-cell office:value-type="float" office:value="-0.04080497" calcext:value-type="float">
            <text:p>-0.04080497</text:p>
          </table:table-cell>
          <table:table-cell office:value-type="float" office:value="-0.07244629" calcext:value-type="float">
            <text:p>-0.07244629</text:p>
          </table:table-cell>
          <table:table-cell office:value-type="float" office:value="-0.08331418" calcext:value-type="float">
            <text:p>-0.08331418</text:p>
          </table:table-cell>
          <table:table-cell office:value-type="float" office:value="-0.08372691" calcext:value-type="float">
            <text:p>-0.08372691</text:p>
          </table:table-cell>
          <table:table-cell office:value-type="float" office:value="-0.07464182" calcext:value-type="float">
            <text:p>-0.07464182</text:p>
          </table:table-cell>
          <table:table-cell office:value-type="float" office:value="-0.01522947" calcext:value-type="float">
            <text:p>-0.01522947</text:p>
          </table:table-cell>
          <table:table-cell office:value-type="float" office:value="-0.008777185" calcext:value-type="float">
            <text:p>-0.008777185</text:p>
          </table:table-cell>
          <table:table-cell office:value-type="float" office:value="-0.006073555" calcext:value-type="float">
            <text:p>-0.006073555</text:p>
          </table:table-cell>
          <table:table-cell office:value-type="float" office:value="602.6096" calcext:value-type="float">
            <text:p>602.609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278451" calcext:value-type="float">
            <text:p>0.00927845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0.003799775" calcext:value-type="float">
            <text:p>0.0037997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277.7993" calcext:value-type="float">
            <text:p>277.7993</text:p>
          </table:table-cell>
          <table:table-cell office:value-type="float" office:value="-1.270041" calcext:value-type="float">
            <text:p>-1.270041</text:p>
          </table:table-cell>
          <table:table-cell office:value-type="float" office:value="34.7984" calcext:value-type="float">
            <text:p>34.7984</text:p>
          </table:table-cell>
          <table:table-cell office:value-type="float" office:value="1432.4" calcext:value-type="float">
            <text:p>1432.4</text:p>
          </table:table-cell>
          <table:table-cell office:value-type="float" office:value="23.34938" calcext:value-type="float">
            <text:p>23.34938</text:p>
          </table:table-cell>
          <table:table-cell office:value-type="float" office:value="455.5339" calcext:value-type="float">
            <text:p>455.5339</text:p>
          </table:table-cell>
          <table:table-cell office:value-type="float" office:value="0.2568598" calcext:value-type="float">
            <text:p>0.2568598</text:p>
          </table:table-cell>
          <table:table-cell office:value-type="float" office:value="0.2564594" calcext:value-type="float">
            <text:p>0.2564594</text:p>
          </table:table-cell>
          <table:table-cell office:value-type="float" office:value="0.2750099" calcext:value-type="float">
            <text:p>0.2750099</text:p>
          </table:table-cell>
          <table:table-cell office:value-type="float" office:value="0.2537981" calcext:value-type="float">
            <text:p>0.2537981</text:p>
          </table:table-cell>
          <table:table-cell office:value-type="float" office:value="0.2488036" calcext:value-type="float">
            <text:p>0.2488036</text:p>
          </table:table-cell>
          <table:table-cell office:value-type="float" office:value="0.2485089" calcext:value-type="float">
            <text:p>0.2485089</text:p>
          </table:table-cell>
          <table:table-cell office:value-type="float" office:value="0.3039233" calcext:value-type="float">
            <text:p>0.3039233</text:p>
          </table:table-cell>
          <table:table-cell office:value-type="float" office:value="0.3572928" calcext:value-type="float">
            <text:p>0.3572928</text:p>
          </table:table-cell>
          <table:table-cell office:value-type="float" office:value="0.3778266" calcext:value-type="float">
            <text:p>0.3778266</text:p>
          </table:table-cell>
          <table:table-cell office:value-type="float" office:value="0.3925285" calcext:value-type="float">
            <text:p>0.3925285</text:p>
          </table:table-cell>
          <table:table-cell office:value-type="float" office:value="0.4118844" calcext:value-type="float">
            <text:p>0.411884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550985" calcext:value-type="float">
            <text:p>0.004550985</text:p>
          </table:table-cell>
          <table:table-cell office:value-type="float" office:value="0.2597899" calcext:value-type="float">
            <text:p>0.2597899</text:p>
          </table:table-cell>
          <table:table-cell office:value-type="float" office:value="0.260014" calcext:value-type="float">
            <text:p>0.260014</text:p>
          </table:table-cell>
          <table:table-cell office:value-type="float" office:value="0.2420649" calcext:value-type="float">
            <text:p>0.2420649</text:p>
          </table:table-cell>
          <table:table-cell office:value-type="float" office:value="0.2636304" calcext:value-type="float">
            <text:p>0.2636304</text:p>
          </table:table-cell>
          <table:table-cell office:value-type="float" office:value="0.2687888" calcext:value-type="float">
            <text:p>0.2687888</text:p>
          </table:table-cell>
          <table:table-cell office:value-type="float" office:value="0.2689768" calcext:value-type="float">
            <text:p>0.2689768</text:p>
          </table:table-cell>
          <table:table-cell office:value-type="float" office:value="0.2107196" calcext:value-type="float">
            <text:p>0.2107196</text:p>
          </table:table-cell>
          <table:table-cell office:value-type="float" office:value="0.01020666" calcext:value-type="float">
            <text:p>0.0102066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442775" calcext:value-type="float">
            <text:p>0.0001442775</text:p>
          </table:table-cell>
          <table:table-cell office:value-type="float" office:value="-0.0669507" calcext:value-type="float">
            <text:p>-0.0669507</text:p>
          </table:table-cell>
          <table:table-cell office:value-type="float" office:value="-0.06658012" calcext:value-type="float">
            <text:p>-0.06658012</text:p>
          </table:table-cell>
          <table:table-cell office:value-type="float" office:value="-0.04266341" calcext:value-type="float">
            <text:p>-0.04266341</text:p>
          </table:table-cell>
          <table:table-cell office:value-type="float" office:value="-0.07131049" calcext:value-type="float">
            <text:p>-0.07131049</text:p>
          </table:table-cell>
          <table:table-cell office:value-type="float" office:value="-0.08190358" calcext:value-type="float">
            <text:p>-0.08190358</text:p>
          </table:table-cell>
          <table:table-cell office:value-type="float" office:value="-0.08258941" calcext:value-type="float">
            <text:p>-0.08258941</text:p>
          </table:table-cell>
          <table:table-cell office:value-type="float" office:value="-0.07381573" calcext:value-type="float">
            <text:p>-0.07381573</text:p>
          </table:table-cell>
          <table:table-cell office:value-type="float" office:value="-0.01538428" calcext:value-type="float">
            <text:p>-0.01538428</text:p>
          </table:table-cell>
          <table:table-cell office:value-type="float" office:value="-0.009012243" calcext:value-type="float">
            <text:p>-0.009012243</text:p>
          </table:table-cell>
          <table:table-cell office:value-type="float" office:value="-0.006259475" calcext:value-type="float">
            <text:p>-0.006259475</text:p>
          </table:table-cell>
          <table:table-cell office:value-type="float" office:value="610.3608" calcext:value-type="float">
            <text:p>610.360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02834" calcext:value-type="float">
            <text:p>0.0100283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551176" calcext:value-type="float">
            <text:p>0.0045511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277.9994" calcext:value-type="float">
            <text:p>277.9994</text:p>
          </table:table-cell>
          <table:table-cell office:value-type="float" office:value="-1.406352" calcext:value-type="float">
            <text:p>-1.406352</text:p>
          </table:table-cell>
          <table:table-cell office:value-type="float" office:value="38.20463" calcext:value-type="float">
            <text:p>38.20463</text:p>
          </table:table-cell>
          <table:table-cell office:value-type="float" office:value="1429.565" calcext:value-type="float">
            <text:p>1429.565</text:p>
          </table:table-cell>
          <table:table-cell office:value-type="float" office:value="23.11392" calcext:value-type="float">
            <text:p>23.11392</text:p>
          </table:table-cell>
          <table:table-cell office:value-type="float" office:value="443.5522" calcext:value-type="float">
            <text:p>443.5522</text:p>
          </table:table-cell>
          <table:table-cell office:value-type="float" office:value="0.2598284" calcext:value-type="float">
            <text:p>0.2598284</text:p>
          </table:table-cell>
          <table:table-cell office:value-type="float" office:value="0.258355" calcext:value-type="float">
            <text:p>0.258355</text:p>
          </table:table-cell>
          <table:table-cell office:value-type="float" office:value="0.2733077" calcext:value-type="float">
            <text:p>0.2733077</text:p>
          </table:table-cell>
          <table:table-cell office:value-type="float" office:value="0.2543643" calcext:value-type="float">
            <text:p>0.2543643</text:p>
          </table:table-cell>
          <table:table-cell office:value-type="float" office:value="0.2494304" calcext:value-type="float">
            <text:p>0.2494304</text:p>
          </table:table-cell>
          <table:table-cell office:value-type="float" office:value="0.2490335" calcext:value-type="float">
            <text:p>0.2490335</text:p>
          </table:table-cell>
          <table:table-cell office:value-type="float" office:value="0.3043511" calcext:value-type="float">
            <text:p>0.3043511</text:p>
          </table:table-cell>
          <table:table-cell office:value-type="float" office:value="0.3577477" calcext:value-type="float">
            <text:p>0.3577477</text:p>
          </table:table-cell>
          <table:table-cell office:value-type="float" office:value="0.3791567" calcext:value-type="float">
            <text:p>0.3791567</text:p>
          </table:table-cell>
          <table:table-cell office:value-type="float" office:value="0.3941519" calcext:value-type="float">
            <text:p>0.3941519</text:p>
          </table:table-cell>
          <table:table-cell office:value-type="float" office:value="0.411861" calcext:value-type="float">
            <text:p>0.411861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4750559" calcext:value-type="float">
            <text:p>0.004750559</text:p>
          </table:table-cell>
          <table:table-cell office:value-type="float" office:value="0.2568228" calcext:value-type="float">
            <text:p>0.2568228</text:p>
          </table:table-cell>
          <table:table-cell office:value-type="float" office:value="0.2581259" calcext:value-type="float">
            <text:p>0.2581259</text:p>
          </table:table-cell>
          <table:table-cell office:value-type="float" office:value="0.2437695" calcext:value-type="float">
            <text:p>0.2437695</text:p>
          </table:table-cell>
          <table:table-cell office:value-type="float" office:value="0.2630644" calcext:value-type="float">
            <text:p>0.2630644</text:p>
          </table:table-cell>
          <table:table-cell office:value-type="float" office:value="0.2681621" calcext:value-type="float">
            <text:p>0.2681621</text:p>
          </table:table-cell>
          <table:table-cell office:value-type="float" office:value="0.2684522" calcext:value-type="float">
            <text:p>0.2684522</text:p>
          </table:table-cell>
          <table:table-cell office:value-type="float" office:value="0.2102922" calcext:value-type="float">
            <text:p>0.2102922</text:p>
          </table:table-cell>
          <table:table-cell office:value-type="float" office:value="0.009516055" calcext:value-type="float">
            <text:p>0.00951605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62328" calcext:value-type="float">
            <text:p>0.000162328</text:p>
          </table:table-cell>
          <table:table-cell office:value-type="float" office:value="-0.06223066" calcext:value-type="float">
            <text:p>-0.06223066</text:p>
          </table:table-cell>
          <table:table-cell office:value-type="float" office:value="-0.06354814" calcext:value-type="float">
            <text:p>-0.06354814</text:p>
          </table:table-cell>
          <table:table-cell office:value-type="float" office:value="-0.04435248" calcext:value-type="float">
            <text:p>-0.04435248</text:p>
          </table:table-cell>
          <table:table-cell office:value-type="float" office:value="-0.07032225" calcext:value-type="float">
            <text:p>-0.07032225</text:p>
          </table:table-cell>
          <table:table-cell office:value-type="float" office:value="-0.08060038" calcext:value-type="float">
            <text:p>-0.08060038</text:p>
          </table:table-cell>
          <table:table-cell office:value-type="float" office:value="-0.08148719" calcext:value-type="float">
            <text:p>-0.08148719</text:p>
          </table:table-cell>
          <table:table-cell office:value-type="float" office:value="-0.07300256" calcext:value-type="float">
            <text:p>-0.07300256</text:p>
          </table:table-cell>
          <table:table-cell office:value-type="float" office:value="-0.01519808" calcext:value-type="float">
            <text:p>-0.01519808</text:p>
          </table:table-cell>
          <table:table-cell office:value-type="float" office:value="-0.008712519" calcext:value-type="float">
            <text:p>-0.008712519</text:p>
          </table:table-cell>
          <table:table-cell office:value-type="float" office:value="-0.006016344" calcext:value-type="float">
            <text:p>-0.006016344</text:p>
          </table:table-cell>
          <table:table-cell office:value-type="float" office:value="615.8205" calcext:value-type="float">
            <text:p>615.820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21745" calcext:value-type="float">
            <text:p>0.0102174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750747" calcext:value-type="float">
            <text:p>0.0047507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277.9994" calcext:value-type="float">
            <text:p>277.9994</text:p>
          </table:table-cell>
          <table:table-cell office:value-type="float" office:value="-1.403545" calcext:value-type="float">
            <text:p>-1.403545</text:p>
          </table:table-cell>
          <table:table-cell office:value-type="float" office:value="45.30043" calcext:value-type="float">
            <text:p>45.30043</text:p>
          </table:table-cell>
          <table:table-cell office:value-type="float" office:value="1420.357" calcext:value-type="float">
            <text:p>1420.357</text:p>
          </table:table-cell>
          <table:table-cell office:value-type="float" office:value="25.22366" calcext:value-type="float">
            <text:p>25.22366</text:p>
          </table:table-cell>
          <table:table-cell office:value-type="float" office:value="424.964" calcext:value-type="float">
            <text:p>424.964</text:p>
          </table:table-cell>
          <table:table-cell office:value-type="float" office:value="0.262518" calcext:value-type="float">
            <text:p>0.262518</text:p>
          </table:table-cell>
          <table:table-cell office:value-type="float" office:value="0.2599667" calcext:value-type="float">
            <text:p>0.2599667</text:p>
          </table:table-cell>
          <table:table-cell office:value-type="float" office:value="0.2718353" calcext:value-type="float">
            <text:p>0.2718353</text:p>
          </table:table-cell>
          <table:table-cell office:value-type="float" office:value="0.2548655" calcext:value-type="float">
            <text:p>0.2548655</text:p>
          </table:table-cell>
          <table:table-cell office:value-type="float" office:value="0.250022" calcext:value-type="float">
            <text:p>0.250022</text:p>
          </table:table-cell>
          <table:table-cell office:value-type="float" office:value="0.24955" calcext:value-type="float">
            <text:p>0.24955</text:p>
          </table:table-cell>
          <table:table-cell office:value-type="float" office:value="0.3047773" calcext:value-type="float">
            <text:p>0.3047773</text:p>
          </table:table-cell>
          <table:table-cell office:value-type="float" office:value="0.3573892" calcext:value-type="float">
            <text:p>0.3573892</text:p>
          </table:table-cell>
          <table:table-cell office:value-type="float" office:value="0.378026" calcext:value-type="float">
            <text:p>0.378026</text:p>
          </table:table-cell>
          <table:table-cell office:value-type="float" office:value="0.3928408" calcext:value-type="float">
            <text:p>0.3928408</text:p>
          </table:table-cell>
          <table:table-cell office:value-type="float" office:value="0.4118819" calcext:value-type="float">
            <text:p>0.411881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577274" calcext:value-type="float">
            <text:p>0.004577274</text:p>
          </table:table-cell>
          <table:table-cell office:value-type="float" office:value="0.2541317" calcext:value-type="float">
            <text:p>0.2541317</text:p>
          </table:table-cell>
          <table:table-cell office:value-type="float" office:value="0.2565208" calcext:value-type="float">
            <text:p>0.2565208</text:p>
          </table:table-cell>
          <table:table-cell office:value-type="float" office:value="0.2452441" calcext:value-type="float">
            <text:p>0.2452441</text:p>
          </table:table-cell>
          <table:table-cell office:value-type="float" office:value="0.2625633" calcext:value-type="float">
            <text:p>0.2625633</text:p>
          </table:table-cell>
          <table:table-cell office:value-type="float" office:value="0.2675705" calcext:value-type="float">
            <text:p>0.2675705</text:p>
          </table:table-cell>
          <table:table-cell office:value-type="float" office:value="0.2679359" calcext:value-type="float">
            <text:p>0.2679359</text:p>
          </table:table-cell>
          <table:table-cell office:value-type="float" office:value="0.2098656" calcext:value-type="float">
            <text:p>0.2098656</text:p>
          </table:table-cell>
          <table:table-cell office:value-type="float" office:value="0.008828392" calcext:value-type="float">
            <text:p>0.008828392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789998" calcext:value-type="float">
            <text:p>0.0001789998</text:p>
          </table:table-cell>
          <table:table-cell office:value-type="float" office:value="-0.05828336" calcext:value-type="float">
            <text:p>-0.05828336</text:p>
          </table:table-cell>
          <table:table-cell office:value-type="float" office:value="-0.06109694" calcext:value-type="float">
            <text:p>-0.06109694</text:p>
          </table:table-cell>
          <table:table-cell office:value-type="float" office:value="-0.04587714" calcext:value-type="float">
            <text:p>-0.04587714</text:p>
          </table:table-cell>
          <table:table-cell office:value-type="float" office:value="-0.06946041" calcext:value-type="float">
            <text:p>-0.06946041</text:p>
          </table:table-cell>
          <table:table-cell office:value-type="float" office:value="-0.07939316" calcext:value-type="float">
            <text:p>-0.07939316</text:p>
          </table:table-cell>
          <table:table-cell office:value-type="float" office:value="-0.08041955" calcext:value-type="float">
            <text:p>-0.08041955</text:p>
          </table:table-cell>
          <table:table-cell office:value-type="float" office:value="-0.07220145" calcext:value-type="float">
            <text:p>-0.07220145</text:p>
          </table:table-cell>
          <table:table-cell office:value-type="float" office:value="-0.01534528" calcext:value-type="float">
            <text:p>-0.01534528</text:p>
          </table:table-cell>
          <table:table-cell office:value-type="float" office:value="-0.008966275" calcext:value-type="float">
            <text:p>-0.008966275</text:p>
          </table:table-cell>
          <table:table-cell office:value-type="float" office:value="-0.00621193" calcext:value-type="float">
            <text:p>-0.00621193</text:p>
          </table:table-cell>
          <table:table-cell office:value-type="float" office:value="623.5912" calcext:value-type="float">
            <text:p>623.591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04636" calcext:value-type="float">
            <text:p>0.0100463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577464" calcext:value-type="float">
            <text:p>0.0045774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284.0912" calcext:value-type="float">
            <text:p>284.0912</text:p>
          </table:table-cell>
          <table:table-cell office:value-type="float" office:value="-1.719637" calcext:value-type="float">
            <text:p>-1.719637</text:p>
          </table:table-cell>
          <table:table-cell office:value-type="float" office:value="57.0579" calcext:value-type="float">
            <text:p>57.0579</text:p>
          </table:table-cell>
          <table:table-cell office:value-type="float" office:value="1414.675" calcext:value-type="float">
            <text:p>1414.675</text:p>
          </table:table-cell>
          <table:table-cell office:value-type="float" office:value="25.55548" calcext:value-type="float">
            <text:p>25.55548</text:p>
          </table:table-cell>
          <table:table-cell office:value-type="float" office:value="407.4025" calcext:value-type="float">
            <text:p>407.4025</text:p>
          </table:table-cell>
          <table:table-cell office:value-type="float" office:value="0.2650595" calcext:value-type="float">
            <text:p>0.2650595</text:p>
          </table:table-cell>
          <table:table-cell office:value-type="float" office:value="0.2613573" calcext:value-type="float">
            <text:p>0.2613573</text:p>
          </table:table-cell>
          <table:table-cell office:value-type="float" office:value="0.2705652" calcext:value-type="float">
            <text:p>0.2705652</text:p>
          </table:table-cell>
          <table:table-cell office:value-type="float" office:value="0.2553129" calcext:value-type="float">
            <text:p>0.2553129</text:p>
          </table:table-cell>
          <table:table-cell office:value-type="float" office:value="0.2505807" calcext:value-type="float">
            <text:p>0.2505807</text:p>
          </table:table-cell>
          <table:table-cell office:value-type="float" office:value="0.2500557" calcext:value-type="float">
            <text:p>0.2500557</text:p>
          </table:table-cell>
          <table:table-cell office:value-type="float" office:value="0.3052013" calcext:value-type="float">
            <text:p>0.3052013</text:p>
          </table:table-cell>
          <table:table-cell office:value-type="float" office:value="0.3576404" calcext:value-type="float">
            <text:p>0.3576404</text:p>
          </table:table-cell>
          <table:table-cell office:value-type="float" office:value="0.3787634" calcext:value-type="float">
            <text:p>0.3787634</text:p>
          </table:table-cell>
          <table:table-cell office:value-type="float" office:value="0.3937419" calcext:value-type="float">
            <text:p>0.3937419</text:p>
          </table:table-cell>
          <table:table-cell office:value-type="float" office:value="0.4118803" calcext:value-type="float">
            <text:p>0.4118803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5036325" calcext:value-type="float">
            <text:p>0.005036325</text:p>
          </table:table-cell>
          <table:table-cell office:value-type="float" office:value="0.2516142" calcext:value-type="float">
            <text:p>0.2516142</text:p>
          </table:table-cell>
          <table:table-cell office:value-type="float" office:value="0.255136" calcext:value-type="float">
            <text:p>0.255136</text:p>
          </table:table-cell>
          <table:table-cell office:value-type="float" office:value="0.246516" calcext:value-type="float">
            <text:p>0.246516</text:p>
          </table:table-cell>
          <table:table-cell office:value-type="float" office:value="0.2621162" calcext:value-type="float">
            <text:p>0.2621162</text:p>
          </table:table-cell>
          <table:table-cell office:value-type="float" office:value="0.2670119" calcext:value-type="float">
            <text:p>0.2670119</text:p>
          </table:table-cell>
          <table:table-cell office:value-type="float" office:value="0.2674302" calcext:value-type="float">
            <text:p>0.2674302</text:p>
          </table:table-cell>
          <table:table-cell office:value-type="float" office:value="0.2094416" calcext:value-type="float">
            <text:p>0.2094416</text:p>
          </table:table-cell>
          <table:table-cell office:value-type="float" office:value="0.008145346" calcext:value-type="float">
            <text:p>0.00814534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945603" calcext:value-type="float">
            <text:p>0.0001945603</text:p>
          </table:table-cell>
          <table:table-cell office:value-type="float" office:value="-0.05485288" calcext:value-type="float">
            <text:p>-0.05485288</text:p>
          </table:table-cell>
          <table:table-cell office:value-type="float" office:value="-0.05907025" calcext:value-type="float">
            <text:p>-0.05907025</text:p>
          </table:table-cell>
          <table:table-cell office:value-type="float" office:value="-0.04724102" calcext:value-type="float">
            <text:p>-0.04724102</text:p>
          </table:table-cell>
          <table:table-cell office:value-type="float" office:value="-0.06870192" calcext:value-type="float">
            <text:p>-0.06870192</text:p>
          </table:table-cell>
          <table:table-cell office:value-type="float" office:value="-0.07827223" calcext:value-type="float">
            <text:p>-0.07827223</text:p>
          </table:table-cell>
          <table:table-cell office:value-type="float" office:value="-0.07938922" calcext:value-type="float">
            <text:p>-0.07938922</text:p>
          </table:table-cell>
          <table:table-cell office:value-type="float" office:value="-0.07141508" calcext:value-type="float">
            <text:p>-0.07141508</text:p>
          </table:table-cell>
          <table:table-cell office:value-type="float" office:value="-0.01524197" calcext:value-type="float">
            <text:p>-0.01524197</text:p>
          </table:table-cell>
          <table:table-cell office:value-type="float" office:value="-0.008799857" calcext:value-type="float">
            <text:p>-0.008799857</text:p>
          </table:table-cell>
          <table:table-cell office:value-type="float" office:value="-0.006076706" calcext:value-type="float">
            <text:p>-0.006076706</text:p>
          </table:table-cell>
          <table:table-cell office:value-type="float" office:value="629.6049" calcext:value-type="float">
            <text:p>629.604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52838" calcext:value-type="float">
            <text:p>0.0105283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5036512" calcext:value-type="float">
            <text:p>0.0050365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289.9996" calcext:value-type="float">
            <text:p>289.9996</text:p>
          </table:table-cell>
          <table:table-cell office:value-type="float" office:value="-2.550609" calcext:value-type="float">
            <text:p>-2.550609</text:p>
          </table:table-cell>
          <table:table-cell office:value-type="float" office:value="76.56995" calcext:value-type="float">
            <text:p>76.56995</text:p>
          </table:table-cell>
          <table:table-cell office:value-type="float" office:value="1400.208" calcext:value-type="float">
            <text:p>1400.208</text:p>
          </table:table-cell>
          <table:table-cell office:value-type="float" office:value="27.24877" calcext:value-type="float">
            <text:p>27.24877</text:p>
          </table:table-cell>
          <table:table-cell office:value-type="float" office:value="377.5081" calcext:value-type="float">
            <text:p>377.5081</text:p>
          </table:table-cell>
          <table:table-cell office:value-type="float" office:value="0.2675033" calcext:value-type="float">
            <text:p>0.2675033</text:p>
          </table:table-cell>
          <table:table-cell office:value-type="float" office:value="0.2625837" calcext:value-type="float">
            <text:p>0.2625837</text:p>
          </table:table-cell>
          <table:table-cell office:value-type="float" office:value="0.2694758" calcext:value-type="float">
            <text:p>0.2694758</text:p>
          </table:table-cell>
          <table:table-cell office:value-type="float" office:value="0.2557132" calcext:value-type="float">
            <text:p>0.2557132</text:p>
          </table:table-cell>
          <table:table-cell office:value-type="float" office:value="0.2511097" calcext:value-type="float">
            <text:p>0.2511097</text:p>
          </table:table-cell>
          <table:table-cell office:value-type="float" office:value="0.2505502" calcext:value-type="float">
            <text:p>0.2505502</text:p>
          </table:table-cell>
          <table:table-cell office:value-type="float" office:value="0.3056232" calcext:value-type="float">
            <text:p>0.3056232</text:p>
          </table:table-cell>
          <table:table-cell office:value-type="float" office:value="0.3573861" calcext:value-type="float">
            <text:p>0.3573861</text:p>
          </table:table-cell>
          <table:table-cell office:value-type="float" office:value="0.3781257" calcext:value-type="float">
            <text:p>0.3781257</text:p>
          </table:table-cell>
          <table:table-cell office:value-type="float" office:value="0.3929698" calcext:value-type="float">
            <text:p>0.3929698</text:p>
          </table:table-cell>
          <table:table-cell office:value-type="float" office:value="0.4118553" calcext:value-type="float">
            <text:p>0.4118553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4803049" calcext:value-type="float">
            <text:p>0.004803049</text:p>
          </table:table-cell>
          <table:table-cell office:value-type="float" office:value="0.2491546" calcext:value-type="float">
            <text:p>0.2491546</text:p>
          </table:table-cell>
          <table:table-cell office:value-type="float" office:value="0.2539151" calcext:value-type="float">
            <text:p>0.2539151</text:p>
          </table:table-cell>
          <table:table-cell office:value-type="float" office:value="0.2476071" calcext:value-type="float">
            <text:p>0.2476071</text:p>
          </table:table-cell>
          <table:table-cell office:value-type="float" office:value="0.261716" calcext:value-type="float">
            <text:p>0.261716</text:p>
          </table:table-cell>
          <table:table-cell office:value-type="float" office:value="0.266483" calcext:value-type="float">
            <text:p>0.266483</text:p>
          </table:table-cell>
          <table:table-cell office:value-type="float" office:value="0.2669356" calcext:value-type="float">
            <text:p>0.2669356</text:p>
          </table:table-cell>
          <table:table-cell office:value-type="float" office:value="0.20902" calcext:value-type="float">
            <text:p>0.20902</text:p>
          </table:table-cell>
          <table:table-cell office:value-type="float" office:value="0.007464197" calcext:value-type="float">
            <text:p>0.00746419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85366" calcext:value-type="float">
            <text:p>0.0002085366</text:p>
          </table:table-cell>
          <table:table-cell office:value-type="float" office:value="-0.05172932" calcext:value-type="float">
            <text:p>-0.05172932</text:p>
          </table:table-cell>
          <table:table-cell office:value-type="float" office:value="-0.05734904" calcext:value-type="float">
            <text:p>-0.05734904</text:p>
          </table:table-cell>
          <table:table-cell office:value-type="float" office:value="-0.04844904" calcext:value-type="float">
            <text:p>-0.04844904</text:p>
          </table:table-cell>
          <table:table-cell office:value-type="float" office:value="-0.06803112" calcext:value-type="float">
            <text:p>-0.06803112</text:p>
          </table:table-cell>
          <table:table-cell office:value-type="float" office:value="-0.07722804" calcext:value-type="float">
            <text:p>-0.07722804</text:p>
          </table:table-cell>
          <table:table-cell office:value-type="float" office:value="-0.07839621" calcext:value-type="float">
            <text:p>-0.07839621</text:p>
          </table:table-cell>
          <table:table-cell office:value-type="float" office:value="-0.07064191" calcext:value-type="float">
            <text:p>-0.07064191</text:p>
          </table:table-cell>
          <table:table-cell office:value-type="float" office:value="-0.01535431" calcext:value-type="float">
            <text:p>-0.01535431</text:p>
          </table:table-cell>
          <table:table-cell office:value-type="float" office:value="-0.00895409" calcext:value-type="float">
            <text:p>-0.00895409</text:p>
          </table:table-cell>
          <table:table-cell office:value-type="float" office:value="-0.006201199" calcext:value-type="float">
            <text:p>-0.006201199</text:p>
          </table:table-cell>
          <table:table-cell office:value-type="float" office:value="636.9802" calcext:value-type="float">
            <text:p>636.980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23371" calcext:value-type="float">
            <text:p>0.0102337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803244" calcext:value-type="float">
            <text:p>0.0048032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289.9996" calcext:value-type="float">
            <text:p>289.9996</text:p>
          </table:table-cell>
          <table:table-cell office:value-type="float" office:value="-2.496874" calcext:value-type="float">
            <text:p>-2.496874</text:p>
          </table:table-cell>
          <table:table-cell office:value-type="float" office:value="80.54551" calcext:value-type="float">
            <text:p>80.54551</text:p>
          </table:table-cell>
          <table:table-cell office:value-type="float" office:value="1395.08" calcext:value-type="float">
            <text:p>1395.08</text:p>
          </table:table-cell>
          <table:table-cell office:value-type="float" office:value="28.34773" calcext:value-type="float">
            <text:p>28.34773</text:p>
          </table:table-cell>
          <table:table-cell office:value-type="float" office:value="367.1738" calcext:value-type="float">
            <text:p>367.1738</text:p>
          </table:table-cell>
          <table:table-cell office:value-type="float" office:value="0.270038" calcext:value-type="float">
            <text:p>0.270038</text:p>
          </table:table-cell>
          <table:table-cell office:value-type="float" office:value="0.263706" calcext:value-type="float">
            <text:p>0.263706</text:p>
          </table:table-cell>
          <table:table-cell office:value-type="float" office:value="0.2685514" calcext:value-type="float">
            <text:p>0.2685514</text:p>
          </table:table-cell>
          <table:table-cell office:value-type="float" office:value="0.2560757" calcext:value-type="float">
            <text:p>0.2560757</text:p>
          </table:table-cell>
          <table:table-cell office:value-type="float" office:value="0.2516112" calcext:value-type="float">
            <text:p>0.2516112</text:p>
          </table:table-cell>
          <table:table-cell office:value-type="float" office:value="0.2510332" calcext:value-type="float">
            <text:p>0.2510332</text:p>
          </table:table-cell>
          <table:table-cell office:value-type="float" office:value="0.3060415" calcext:value-type="float">
            <text:p>0.3060415</text:p>
          </table:table-cell>
          <table:table-cell office:value-type="float" office:value="0.3574175" calcext:value-type="float">
            <text:p>0.3574175</text:p>
          </table:table-cell>
          <table:table-cell office:value-type="float" office:value="0.3780197" calcext:value-type="float">
            <text:p>0.3780197</text:p>
          </table:table-cell>
          <table:table-cell office:value-type="float" office:value="0.3929142" calcext:value-type="float">
            <text:p>0.3929142</text:p>
          </table:table-cell>
          <table:table-cell office:value-type="float" office:value="0.4118689" calcext:value-type="float">
            <text:p>0.411868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477216" calcext:value-type="float">
            <text:p>0.004477216</text:p>
          </table:table-cell>
          <table:table-cell office:value-type="float" office:value="0.2466118" calcext:value-type="float">
            <text:p>0.2466118</text:p>
          </table:table-cell>
          <table:table-cell office:value-type="float" office:value="0.2527978" calcext:value-type="float">
            <text:p>0.2527978</text:p>
          </table:table-cell>
          <table:table-cell office:value-type="float" office:value="0.2485331" calcext:value-type="float">
            <text:p>0.2485331</text:p>
          </table:table-cell>
          <table:table-cell office:value-type="float" office:value="0.2613537" calcext:value-type="float">
            <text:p>0.2613537</text:p>
          </table:table-cell>
          <table:table-cell office:value-type="float" office:value="0.2659816" calcext:value-type="float">
            <text:p>0.2659816</text:p>
          </table:table-cell>
          <table:table-cell office:value-type="float" office:value="0.2664526" calcext:value-type="float">
            <text:p>0.2664526</text:p>
          </table:table-cell>
          <table:table-cell office:value-type="float" office:value="0.2086015" calcext:value-type="float">
            <text:p>0.2086015</text:p>
          </table:table-cell>
          <table:table-cell office:value-type="float" office:value="0.006785437" calcext:value-type="float">
            <text:p>0.00678543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16695" calcext:value-type="float">
            <text:p>0.0002216695</text:p>
          </table:table-cell>
          <table:table-cell office:value-type="float" office:value="-0.04871277" calcext:value-type="float">
            <text:p>-0.04871277</text:p>
          </table:table-cell>
          <table:table-cell office:value-type="float" office:value="-0.05582437" calcext:value-type="float">
            <text:p>-0.05582437</text:p>
          </table:table-cell>
          <table:table-cell office:value-type="float" office:value="-0.04950242" calcext:value-type="float">
            <text:p>-0.04950242</text:p>
          </table:table-cell>
          <table:table-cell office:value-type="float" office:value="-0.06743061" calcext:value-type="float">
            <text:p>-0.06743061</text:p>
          </table:table-cell>
          <table:table-cell office:value-type="float" office:value="-0.07625293" calcext:value-type="float">
            <text:p>-0.07625293</text:p>
          </table:table-cell>
          <table:table-cell office:value-type="float" office:value="-0.0774405" calcext:value-type="float">
            <text:p>-0.0774405</text:p>
          </table:table-cell>
          <table:table-cell office:value-type="float" office:value="-0.06988536" calcext:value-type="float">
            <text:p>-0.06988536</text:p>
          </table:table-cell>
          <table:table-cell office:value-type="float" office:value="-0.01533357" calcext:value-type="float">
            <text:p>-0.01533357</text:p>
          </table:table-cell>
          <table:table-cell office:value-type="float" office:value="-0.008967725" calcext:value-type="float">
            <text:p>-0.008967725</text:p>
          </table:table-cell>
          <table:table-cell office:value-type="float" office:value="-0.006200815" calcext:value-type="float">
            <text:p>-0.006200815</text:p>
          </table:table-cell>
          <table:table-cell office:value-type="float" office:value="643.7473" calcext:value-type="float">
            <text:p>643.747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26076" calcext:value-type="float">
            <text:p>0.00992607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477411" calcext:value-type="float">
            <text:p>0.0044774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289.9996" calcext:value-type="float">
            <text:p>289.9996</text:p>
          </table:table-cell>
          <table:table-cell office:value-type="float" office:value="-2.11158" calcext:value-type="float">
            <text:p>-2.11158</text:p>
          </table:table-cell>
          <table:table-cell office:value-type="float" office:value="80.54551" calcext:value-type="float">
            <text:p>80.54551</text:p>
          </table:table-cell>
          <table:table-cell office:value-type="float" office:value="1393.716" calcext:value-type="float">
            <text:p>1393.716</text:p>
          </table:table-cell>
          <table:table-cell office:value-type="float" office:value="29.32615" calcext:value-type="float">
            <text:p>29.32615</text:p>
          </table:table-cell>
          <table:table-cell office:value-type="float" office:value="365.2088" calcext:value-type="float">
            <text:p>365.2088</text:p>
          </table:table-cell>
          <table:table-cell office:value-type="float" office:value="0.2724172" calcext:value-type="float">
            <text:p>0.2724172</text:p>
          </table:table-cell>
          <table:table-cell office:value-type="float" office:value="0.2646993" calcext:value-type="float">
            <text:p>0.2646993</text:p>
          </table:table-cell>
          <table:table-cell office:value-type="float" office:value="0.2677681" calcext:value-type="float">
            <text:p>0.2677681</text:p>
          </table:table-cell>
          <table:table-cell office:value-type="float" office:value="0.2564059" calcext:value-type="float">
            <text:p>0.2564059</text:p>
          </table:table-cell>
          <table:table-cell office:value-type="float" office:value="0.2520877" calcext:value-type="float">
            <text:p>0.2520877</text:p>
          </table:table-cell>
          <table:table-cell office:value-type="float" office:value="0.2515038" calcext:value-type="float">
            <text:p>0.2515038</text:p>
          </table:table-cell>
          <table:table-cell office:value-type="float" office:value="0.306455" calcext:value-type="float">
            <text:p>0.306455</text:p>
          </table:table-cell>
          <table:table-cell office:value-type="float" office:value="0.3574717" calcext:value-type="float">
            <text:p>0.3574717</text:p>
          </table:table-cell>
          <table:table-cell office:value-type="float" office:value="0.3780642" calcext:value-type="float">
            <text:p>0.3780642</text:p>
          </table:table-cell>
          <table:table-cell office:value-type="float" office:value="0.3930123" calcext:value-type="float">
            <text:p>0.3930123</text:p>
          </table:table-cell>
          <table:table-cell office:value-type="float" office:value="0.4118685" calcext:value-type="float">
            <text:p>0.4118685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3539525" calcext:value-type="float">
            <text:p>0.003539525</text:p>
          </table:table-cell>
          <table:table-cell office:value-type="float" office:value="0.2442326" calcext:value-type="float">
            <text:p>0.2442326</text:p>
          </table:table-cell>
          <table:table-cell office:value-type="float" office:value="0.2518086" calcext:value-type="float">
            <text:p>0.2518086</text:p>
          </table:table-cell>
          <table:table-cell office:value-type="float" office:value="0.2493178" calcext:value-type="float">
            <text:p>0.2493178</text:p>
          </table:table-cell>
          <table:table-cell office:value-type="float" office:value="0.2610237" calcext:value-type="float">
            <text:p>0.2610237</text:p>
          </table:table-cell>
          <table:table-cell office:value-type="float" office:value="0.2655053" calcext:value-type="float">
            <text:p>0.2655053</text:p>
          </table:table-cell>
          <table:table-cell office:value-type="float" office:value="0.265982" calcext:value-type="float">
            <text:p>0.265982</text:p>
          </table:table-cell>
          <table:table-cell office:value-type="float" office:value="0.208188" calcext:value-type="float">
            <text:p>0.208188</text:p>
          </table:table-cell>
          <table:table-cell office:value-type="float" office:value="0.00611125" calcext:value-type="float">
            <text:p>0.0061112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346523" calcext:value-type="float">
            <text:p>0.0002346523</text:p>
          </table:table-cell>
          <table:table-cell office:value-type="float" office:value="-0.04607262" calcext:value-type="float">
            <text:p>-0.04607262</text:p>
          </table:table-cell>
          <table:table-cell office:value-type="float" office:value="-0.05451351" calcext:value-type="float">
            <text:p>-0.05451351</text:p>
          </table:table-cell>
          <table:table-cell office:value-type="float" office:value="-0.05041595" calcext:value-type="float">
            <text:p>-0.05041595</text:p>
          </table:table-cell>
          <table:table-cell office:value-type="float" office:value="-0.06688895" calcext:value-type="float">
            <text:p>-0.06688895</text:p>
          </table:table-cell>
          <table:table-cell office:value-type="float" office:value="-0.07533988" calcext:value-type="float">
            <text:p>-0.07533988</text:p>
          </table:table-cell>
          <table:table-cell office:value-type="float" office:value="-0.07652228" calcext:value-type="float">
            <text:p>-0.07652228</text:p>
          </table:table-cell>
          <table:table-cell office:value-type="float" office:value="-0.06914578" calcext:value-type="float">
            <text:p>-0.06914578</text:p>
          </table:table-cell>
          <table:table-cell office:value-type="float" office:value="-0.01531122" calcext:value-type="float">
            <text:p>-0.01531122</text:p>
          </table:table-cell>
          <table:table-cell office:value-type="float" office:value="-0.008957583" calcext:value-type="float">
            <text:p>-0.008957583</text:p>
          </table:table-cell>
          <table:table-cell office:value-type="float" office:value="-0.006185978" calcext:value-type="float">
            <text:p>-0.006185978</text:p>
          </table:table-cell>
          <table:table-cell office:value-type="float" office:value="650.4004" calcext:value-type="float">
            <text:p>650.400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98212" calcext:value-type="float">
            <text:p>0.0089821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0.00353972" calcext:value-type="float">
            <text:p>0.003539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289.9996" calcext:value-type="float">
            <text:p>289.9996</text:p>
          </table:table-cell>
          <table:table-cell office:value-type="float" office:value="-1.533031" calcext:value-type="float">
            <text:p>-1.533031</text:p>
          </table:table-cell>
          <table:table-cell office:value-type="float" office:value="80.54551" calcext:value-type="float">
            <text:p>80.54551</text:p>
          </table:table-cell>
          <table:table-cell office:value-type="float" office:value="1392.305" calcext:value-type="float">
            <text:p>1392.305</text:p>
          </table:table-cell>
          <table:table-cell office:value-type="float" office:value="30.15822" calcext:value-type="float">
            <text:p>30.15822</text:p>
          </table:table-cell>
          <table:table-cell office:value-type="float" office:value="361.3131" calcext:value-type="float">
            <text:p>361.3131</text:p>
          </table:table-cell>
          <table:table-cell office:value-type="float" office:value="0.2746278" calcext:value-type="float">
            <text:p>0.2746278</text:p>
          </table:table-cell>
          <table:table-cell office:value-type="float" office:value="0.265578" calcext:value-type="float">
            <text:p>0.265578</text:p>
          </table:table-cell>
          <table:table-cell office:value-type="float" office:value="0.2671055" calcext:value-type="float">
            <text:p>0.2671055</text:p>
          </table:table-cell>
          <table:table-cell office:value-type="float" office:value="0.2567085" calcext:value-type="float">
            <text:p>0.2567085</text:p>
          </table:table-cell>
          <table:table-cell office:value-type="float" office:value="0.2525411" calcext:value-type="float">
            <text:p>0.2525411</text:p>
          </table:table-cell>
          <table:table-cell office:value-type="float" office:value="0.2519628" calcext:value-type="float">
            <text:p>0.2519628</text:p>
          </table:table-cell>
          <table:table-cell office:value-type="float" office:value="0.3068648" calcext:value-type="float">
            <text:p>0.3068648</text:p>
          </table:table-cell>
          <table:table-cell office:value-type="float" office:value="0.3575811" calcext:value-type="float">
            <text:p>0.3575811</text:p>
          </table:table-cell>
          <table:table-cell office:value-type="float" office:value="0.3782579" calcext:value-type="float">
            <text:p>0.3782579</text:p>
          </table:table-cell>
          <table:table-cell office:value-type="float" office:value="0.3932963" calcext:value-type="float">
            <text:p>0.3932963</text:p>
          </table:table-cell>
          <table:table-cell office:value-type="float" office:value="0.4118626" calcext:value-type="float">
            <text:p>0.411862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2602011" calcext:value-type="float">
            <text:p>0.002602011</text:p>
          </table:table-cell>
          <table:table-cell office:value-type="float" office:value="0.2420219" calcext:value-type="float">
            <text:p>0.2420219</text:p>
          </table:table-cell>
          <table:table-cell office:value-type="float" office:value="0.2509335" calcext:value-type="float">
            <text:p>0.2509335</text:p>
          </table:table-cell>
          <table:table-cell office:value-type="float" office:value="0.2499815" calcext:value-type="float">
            <text:p>0.2499815</text:p>
          </table:table-cell>
          <table:table-cell office:value-type="float" office:value="0.2607213" calcext:value-type="float">
            <text:p>0.2607213</text:p>
          </table:table-cell>
          <table:table-cell office:value-type="float" office:value="0.2650519" calcext:value-type="float">
            <text:p>0.2650519</text:p>
          </table:table-cell>
          <table:table-cell office:value-type="float" office:value="0.2655231" calcext:value-type="float">
            <text:p>0.2655231</text:p>
          </table:table-cell>
          <table:table-cell office:value-type="float" office:value="0.2077782" calcext:value-type="float">
            <text:p>0.2077782</text:p>
          </table:table-cell>
          <table:table-cell office:value-type="float" office:value="0.005439999" calcext:value-type="float">
            <text:p>0.00543999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475517" calcext:value-type="float">
            <text:p>0.0002475517</text:p>
          </table:table-cell>
          <table:table-cell office:value-type="float" office:value="-0.04376841" calcext:value-type="float">
            <text:p>-0.04376841</text:p>
          </table:table-cell>
          <table:table-cell office:value-type="float" office:value="-0.05338417" calcext:value-type="float">
            <text:p>-0.05338417</text:p>
          </table:table-cell>
          <table:table-cell office:value-type="float" office:value="-0.05120405" calcext:value-type="float">
            <text:p>-0.05120405</text:p>
          </table:table-cell>
          <table:table-cell office:value-type="float" office:value="-0.06639712" calcext:value-type="float">
            <text:p>-0.06639712</text:p>
          </table:table-cell>
          <table:table-cell office:value-type="float" office:value="-0.07448271" calcext:value-type="float">
            <text:p>-0.07448271</text:p>
          </table:table-cell>
          <table:table-cell office:value-type="float" office:value="-0.07563885" calcext:value-type="float">
            <text:p>-0.07563885</text:p>
          </table:table-cell>
          <table:table-cell office:value-type="float" office:value="-0.06842145" calcext:value-type="float">
            <text:p>-0.06842145</text:p>
          </table:table-cell>
          <table:table-cell office:value-type="float" office:value="-0.01527393" calcext:value-type="float">
            <text:p>-0.01527393</text:p>
          </table:table-cell>
          <table:table-cell office:value-type="float" office:value="-0.008924121" calcext:value-type="float">
            <text:p>-0.008924121</text:p>
          </table:table-cell>
          <table:table-cell office:value-type="float" office:value="-0.006152002" calcext:value-type="float">
            <text:p>-0.006152002</text:p>
          </table:table-cell>
          <table:table-cell office:value-type="float" office:value="656.9086" calcext:value-type="float">
            <text:p>656.908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03826" calcext:value-type="float">
            <text:p>0.00803826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0.002602202" calcext:value-type="float">
            <text:p>0.002602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289.9996" calcext:value-type="float">
            <text:p>289.9996</text:p>
          </table:table-cell>
          <table:table-cell office:value-type="float" office:value="-0.9844362" calcext:value-type="float">
            <text:p>-0.9844362</text:p>
          </table:table-cell>
          <table:table-cell office:value-type="float" office:value="80.54551" calcext:value-type="float">
            <text:p>80.54551</text:p>
          </table:table-cell>
          <table:table-cell office:value-type="float" office:value="1390.851" calcext:value-type="float">
            <text:p>1390.851</text:p>
          </table:table-cell>
          <table:table-cell office:value-type="float" office:value="31.06356" calcext:value-type="float">
            <text:p>31.06356</text:p>
          </table:table-cell>
          <table:table-cell office:value-type="float" office:value="353.7319" calcext:value-type="float">
            <text:p>353.7319</text:p>
          </table:table-cell>
          <table:table-cell office:value-type="float" office:value="0.2767484" calcext:value-type="float">
            <text:p>0.2767484</text:p>
          </table:table-cell>
          <table:table-cell office:value-type="float" office:value="0.2663706" calcext:value-type="float">
            <text:p>0.2663706</text:p>
          </table:table-cell>
          <table:table-cell office:value-type="float" office:value="0.2665501" calcext:value-type="float">
            <text:p>0.2665501</text:p>
          </table:table-cell>
          <table:table-cell office:value-type="float" office:value="0.2569893" calcext:value-type="float">
            <text:p>0.2569893</text:p>
          </table:table-cell>
          <table:table-cell office:value-type="float" office:value="0.2529747" calcext:value-type="float">
            <text:p>0.2529747</text:p>
          </table:table-cell>
          <table:table-cell office:value-type="float" office:value="0.2524102" calcext:value-type="float">
            <text:p>0.2524102</text:p>
          </table:table-cell>
          <table:table-cell office:value-type="float" office:value="0.3072703" calcext:value-type="float">
            <text:p>0.3072703</text:p>
          </table:table-cell>
          <table:table-cell office:value-type="float" office:value="0.3576588" calcext:value-type="float">
            <text:p>0.3576588</text:p>
          </table:table-cell>
          <table:table-cell office:value-type="float" office:value="0.3783696" calcext:value-type="float">
            <text:p>0.3783696</text:p>
          </table:table-cell>
          <table:table-cell office:value-type="float" office:value="0.3934698" calcext:value-type="float">
            <text:p>0.3934698</text:p>
          </table:table-cell>
          <table:table-cell office:value-type="float" office:value="0.4118806" calcext:value-type="float">
            <text:p>0.411880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2960568" calcext:value-type="float">
            <text:p>0.002960568</text:p>
          </table:table-cell>
          <table:table-cell office:value-type="float" office:value="0.2399011" calcext:value-type="float">
            <text:p>0.2399011</text:p>
          </table:table-cell>
          <table:table-cell office:value-type="float" office:value="0.2501437" calcext:value-type="float">
            <text:p>0.2501437</text:p>
          </table:table-cell>
          <table:table-cell office:value-type="float" office:value="0.2505381" calcext:value-type="float">
            <text:p>0.2505381</text:p>
          </table:table-cell>
          <table:table-cell office:value-type="float" office:value="0.2604407" calcext:value-type="float">
            <text:p>0.2604407</text:p>
          </table:table-cell>
          <table:table-cell office:value-type="float" office:value="0.2646183" calcext:value-type="float">
            <text:p>0.2646183</text:p>
          </table:table-cell>
          <table:table-cell office:value-type="float" office:value="0.2650756" calcext:value-type="float">
            <text:p>0.2650756</text:p>
          </table:table-cell>
          <table:table-cell office:value-type="float" office:value="0.2073729" calcext:value-type="float">
            <text:p>0.2073729</text:p>
          </table:table-cell>
          <table:table-cell office:value-type="float" office:value="0.004772594" calcext:value-type="float">
            <text:p>0.004772594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598231" calcext:value-type="float">
            <text:p>0.0002598231</text:p>
          </table:table-cell>
          <table:table-cell office:value-type="float" office:value="-0.04168385" calcext:value-type="float">
            <text:p>-0.04168385</text:p>
          </table:table-cell>
          <table:table-cell office:value-type="float" office:value="-0.05238777" calcext:value-type="float">
            <text:p>-0.05238777</text:p>
          </table:table-cell>
          <table:table-cell office:value-type="float" office:value="-0.05187622" calcext:value-type="float">
            <text:p>-0.05187622</text:p>
          </table:table-cell>
          <table:table-cell office:value-type="float" office:value="-0.06594432" calcext:value-type="float">
            <text:p>-0.06594432</text:p>
          </table:table-cell>
          <table:table-cell office:value-type="float" office:value="-0.0736738" calcext:value-type="float">
            <text:p>-0.0736738</text:p>
          </table:table-cell>
          <table:table-cell office:value-type="float" office:value="-0.07478897" calcext:value-type="float">
            <text:p>-0.07478897</text:p>
          </table:table-cell>
          <table:table-cell office:value-type="float" office:value="-0.06771354" calcext:value-type="float">
            <text:p>-0.06771354</text:p>
          </table:table-cell>
          <table:table-cell office:value-type="float" office:value="-0.0152343" calcext:value-type="float">
            <text:p>-0.0152343</text:p>
          </table:table-cell>
          <table:table-cell office:value-type="float" office:value="-0.008888383" calcext:value-type="float">
            <text:p>-0.008888383</text:p>
          </table:table-cell>
          <table:table-cell office:value-type="float" office:value="-0.006117309" calcext:value-type="float">
            <text:p>-0.006117309</text:p>
          </table:table-cell>
          <table:table-cell office:value-type="float" office:value="663.4844" calcext:value-type="float">
            <text:p>663.484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389844" calcext:value-type="float">
            <text:p>0.00838984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0.002960762" calcext:value-type="float">
            <text:p>0.0029607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289.9996" calcext:value-type="float">
            <text:p>289.9996</text:p>
          </table:table-cell>
          <table:table-cell office:value-type="float" office:value="-0.668608" calcext:value-type="float">
            <text:p>-0.668608</text:p>
          </table:table-cell>
          <table:table-cell office:value-type="float" office:value="82.98942" calcext:value-type="float">
            <text:p>82.98942</text:p>
          </table:table-cell>
          <table:table-cell office:value-type="float" office:value="1387.146" calcext:value-type="float">
            <text:p>1387.146</text:p>
          </table:table-cell>
          <table:table-cell office:value-type="float" office:value="32.00875" calcext:value-type="float">
            <text:p>32.00875</text:p>
          </table:table-cell>
          <table:table-cell office:value-type="float" office:value="340.5515" calcext:value-type="float">
            <text:p>340.5515</text:p>
          </table:table-cell>
          <table:table-cell office:value-type="float" office:value="0.2789395" calcext:value-type="float">
            <text:p>0.2789395</text:p>
          </table:table-cell>
          <table:table-cell office:value-type="float" office:value="0.2671217" calcext:value-type="float">
            <text:p>0.2671217</text:p>
          </table:table-cell>
          <table:table-cell office:value-type="float" office:value="0.2660957" calcext:value-type="float">
            <text:p>0.2660957</text:p>
          </table:table-cell>
          <table:table-cell office:value-type="float" office:value="0.257252" calcext:value-type="float">
            <text:p>0.257252</text:p>
          </table:table-cell>
          <table:table-cell office:value-type="float" office:value="0.2533889" calcext:value-type="float">
            <text:p>0.2533889</text:p>
          </table:table-cell>
          <table:table-cell office:value-type="float" office:value="0.2528476" calcext:value-type="float">
            <text:p>0.2528476</text:p>
          </table:table-cell>
          <table:table-cell office:value-type="float" office:value="0.3076707" calcext:value-type="float">
            <text:p>0.3076707</text:p>
          </table:table-cell>
          <table:table-cell office:value-type="float" office:value="0.3577131" calcext:value-type="float">
            <text:p>0.3577131</text:p>
          </table:table-cell>
          <table:table-cell office:value-type="float" office:value="0.3784575" calcext:value-type="float">
            <text:p>0.3784575</text:p>
          </table:table-cell>
          <table:table-cell office:value-type="float" office:value="0.3936128" calcext:value-type="float">
            <text:p>0.3936128</text:p>
          </table:table-cell>
          <table:table-cell office:value-type="float" office:value="0.4118726" calcext:value-type="float">
            <text:p>0.411872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541092" calcext:value-type="float">
            <text:p>0.004541092</text:p>
          </table:table-cell>
          <table:table-cell office:value-type="float" office:value="0.2377102" calcext:value-type="float">
            <text:p>0.2377102</text:p>
          </table:table-cell>
          <table:table-cell office:value-type="float" office:value="0.2493961" calcext:value-type="float">
            <text:p>0.2493961</text:p>
          </table:table-cell>
          <table:table-cell office:value-type="float" office:value="0.2509935" calcext:value-type="float">
            <text:p>0.2509935</text:p>
          </table:table-cell>
          <table:table-cell office:value-type="float" office:value="0.2601781" calcext:value-type="float">
            <text:p>0.2601781</text:p>
          </table:table-cell>
          <table:table-cell office:value-type="float" office:value="0.264204" calcext:value-type="float">
            <text:p>0.264204</text:p>
          </table:table-cell>
          <table:table-cell office:value-type="float" office:value="0.2646384" calcext:value-type="float">
            <text:p>0.2646384</text:p>
          </table:table-cell>
          <table:table-cell office:value-type="float" office:value="0.2069723" calcext:value-type="float">
            <text:p>0.2069723</text:p>
          </table:table-cell>
          <table:table-cell office:value-type="float" office:value="0.004108268" calcext:value-type="float">
            <text:p>0.00410826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70835" calcext:value-type="float">
            <text:p>0.000270835</text:p>
          </table:table-cell>
          <table:table-cell office:value-type="float" office:value="-0.03965267" calcext:value-type="float">
            <text:p>-0.03965267</text:p>
          </table:table-cell>
          <table:table-cell office:value-type="float" office:value="-0.05146513" calcext:value-type="float">
            <text:p>-0.05146513</text:p>
          </table:table-cell>
          <table:table-cell office:value-type="float" office:value="-0.05243369" calcext:value-type="float">
            <text:p>-0.05243369</text:p>
          </table:table-cell>
          <table:table-cell office:value-type="float" office:value="-0.0655239" calcext:value-type="float">
            <text:p>-0.0655239</text:p>
          </table:table-cell>
          <table:table-cell office:value-type="float" office:value="-0.07291022" calcext:value-type="float">
            <text:p>-0.07291022</text:p>
          </table:table-cell>
          <table:table-cell office:value-type="float" office:value="-0.07396971" calcext:value-type="float">
            <text:p>-0.07396971</text:p>
          </table:table-cell>
          <table:table-cell office:value-type="float" office:value="-0.06702136" calcext:value-type="float">
            <text:p>-0.06702136</text:p>
          </table:table-cell>
          <table:table-cell office:value-type="float" office:value="-0.01521206" calcext:value-type="float">
            <text:p>-0.01521206</text:p>
          </table:table-cell>
          <table:table-cell office:value-type="float" office:value="-0.00886849" calcext:value-type="float">
            <text:p>-0.00886849</text:p>
          </table:table-cell>
          <table:table-cell office:value-type="float" office:value="-0.006095855" calcext:value-type="float">
            <text:p>-0.006095855</text:p>
          </table:table-cell>
          <table:table-cell office:value-type="float" office:value="670.1046" calcext:value-type="float">
            <text:p>670.104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61528" calcext:value-type="float">
            <text:p>0.00996152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541286" calcext:value-type="float">
            <text:p>0.0045412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291.6999" calcext:value-type="float">
            <text:p>291.6999</text:p>
          </table:table-cell>
          <table:table-cell office:value-type="float" office:value="-0.6367555" calcext:value-type="float">
            <text:p>-0.6367555</text:p>
          </table:table-cell>
          <table:table-cell office:value-type="float" office:value="83.35251" calcext:value-type="float">
            <text:p>83.35251</text:p>
          </table:table-cell>
          <table:table-cell office:value-type="float" office:value="1387.187" calcext:value-type="float">
            <text:p>1387.187</text:p>
          </table:table-cell>
          <table:table-cell office:value-type="float" office:value="33.27234" calcext:value-type="float">
            <text:p>33.27234</text:p>
          </table:table-cell>
          <table:table-cell office:value-type="float" office:value="338.609" calcext:value-type="float">
            <text:p>338.609</text:p>
          </table:table-cell>
          <table:table-cell office:value-type="float" office:value="0.281185" calcext:value-type="float">
            <text:p>0.281185</text:p>
          </table:table-cell>
          <table:table-cell office:value-type="float" office:value="0.2678427" calcext:value-type="float">
            <text:p>0.2678427</text:p>
          </table:table-cell>
          <table:table-cell office:value-type="float" office:value="0.2657326" calcext:value-type="float">
            <text:p>0.2657326</text:p>
          </table:table-cell>
          <table:table-cell office:value-type="float" office:value="0.2575025" calcext:value-type="float">
            <text:p>0.2575025</text:p>
          </table:table-cell>
          <table:table-cell office:value-type="float" office:value="0.2537859" calcext:value-type="float">
            <text:p>0.2537859</text:p>
          </table:table-cell>
          <table:table-cell office:value-type="float" office:value="0.2532715" calcext:value-type="float">
            <text:p>0.2532715</text:p>
          </table:table-cell>
          <table:table-cell office:value-type="float" office:value="0.3080654" calcext:value-type="float">
            <text:p>0.3080654</text:p>
          </table:table-cell>
          <table:table-cell office:value-type="float" office:value="0.3576331" calcext:value-type="float">
            <text:p>0.3576331</text:p>
          </table:table-cell>
          <table:table-cell office:value-type="float" office:value="0.3782313" calcext:value-type="float">
            <text:p>0.3782313</text:p>
          </table:table-cell>
          <table:table-cell office:value-type="float" office:value="0.3933513" calcext:value-type="float">
            <text:p>0.3933513</text:p>
          </table:table-cell>
          <table:table-cell office:value-type="float" office:value="0.4118737" calcext:value-type="float">
            <text:p>0.4118737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582157" calcext:value-type="float">
            <text:p>0.004582157</text:p>
          </table:table-cell>
          <table:table-cell office:value-type="float" office:value="0.2354646" calcext:value-type="float">
            <text:p>0.2354646</text:p>
          </table:table-cell>
          <table:table-cell office:value-type="float" office:value="0.2486776" calcext:value-type="float">
            <text:p>0.2486776</text:p>
          </table:table-cell>
          <table:table-cell office:value-type="float" office:value="0.2513573" calcext:value-type="float">
            <text:p>0.2513573</text:p>
          </table:table-cell>
          <table:table-cell office:value-type="float" office:value="0.2599277" calcext:value-type="float">
            <text:p>0.2599277</text:p>
          </table:table-cell>
          <table:table-cell office:value-type="float" office:value="0.2638071" calcext:value-type="float">
            <text:p>0.2638071</text:p>
          </table:table-cell>
          <table:table-cell office:value-type="float" office:value="0.2642144" calcext:value-type="float">
            <text:p>0.2642144</text:p>
          </table:table-cell>
          <table:table-cell office:value-type="float" office:value="0.2065778" calcext:value-type="float">
            <text:p>0.2065778</text:p>
          </table:table-cell>
          <table:table-cell office:value-type="float" office:value="0.00344676" calcext:value-type="float">
            <text:p>0.0034467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806571" calcext:value-type="float">
            <text:p>0.0002806571</text:p>
          </table:table-cell>
          <table:table-cell office:value-type="float" office:value="-0.03768634" calcext:value-type="float">
            <text:p>-0.03768634</text:p>
          </table:table-cell>
          <table:table-cell office:value-type="float" office:value="-0.05059624" calcext:value-type="float">
            <text:p>-0.05059624</text:p>
          </table:table-cell>
          <table:table-cell office:value-type="float" office:value="-0.05288412" calcext:value-type="float">
            <text:p>-0.05288412</text:p>
          </table:table-cell>
          <table:table-cell office:value-type="float" office:value="-0.06512609" calcext:value-type="float">
            <text:p>-0.06512609</text:p>
          </table:table-cell>
          <table:table-cell office:value-type="float" office:value="-0.07218685" calcext:value-type="float">
            <text:p>-0.07218685</text:p>
          </table:table-cell>
          <table:table-cell office:value-type="float" office:value="-0.07318461" calcext:value-type="float">
            <text:p>-0.07318461</text:p>
          </table:table-cell>
          <table:table-cell office:value-type="float" office:value="-0.06634811" calcext:value-type="float">
            <text:p>-0.06634811</text:p>
          </table:table-cell>
          <table:table-cell office:value-type="float" office:value="-0.01524482" calcext:value-type="float">
            <text:p>-0.01524482</text:p>
          </table:table-cell>
          <table:table-cell office:value-type="float" office:value="-0.008919658" calcext:value-type="float">
            <text:p>-0.008919658</text:p>
          </table:table-cell>
          <table:table-cell office:value-type="float" office:value="-0.006135006" calcext:value-type="float">
            <text:p>-0.006135006</text:p>
          </table:table-cell>
          <table:table-cell office:value-type="float" office:value="677.0402" calcext:value-type="float">
            <text:p>677.040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92966" calcext:value-type="float">
            <text:p>0.00999296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582349" calcext:value-type="float">
            <text:p>0.0045823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294.3999" calcext:value-type="float">
            <text:p>294.3999</text:p>
          </table:table-cell>
          <table:table-cell office:value-type="float" office:value="-0.7451394" calcext:value-type="float">
            <text:p>-0.7451394</text:p>
          </table:table-cell>
          <table:table-cell office:value-type="float" office:value="85.7382" calcext:value-type="float">
            <text:p>85.7382</text:p>
          </table:table-cell>
          <table:table-cell office:value-type="float" office:value="1386.631" calcext:value-type="float">
            <text:p>1386.631</text:p>
          </table:table-cell>
          <table:table-cell office:value-type="float" office:value="34.25141" calcext:value-type="float">
            <text:p>34.25141</text:p>
          </table:table-cell>
          <table:table-cell office:value-type="float" office:value="334.3801" calcext:value-type="float">
            <text:p>334.3801</text:p>
          </table:table-cell>
          <table:table-cell office:value-type="float" office:value="0.2832218" calcext:value-type="float">
            <text:p>0.2832218</text:p>
          </table:table-cell>
          <table:table-cell office:value-type="float" office:value="0.2684882" calcext:value-type="float">
            <text:p>0.2684882</text:p>
          </table:table-cell>
          <table:table-cell office:value-type="float" office:value="0.2654393" calcext:value-type="float">
            <text:p>0.2654393</text:p>
          </table:table-cell>
          <table:table-cell office:value-type="float" office:value="0.2577411" calcext:value-type="float">
            <text:p>0.2577411</text:p>
          </table:table-cell>
          <table:table-cell office:value-type="float" office:value="0.2541685" calcext:value-type="float">
            <text:p>0.2541685</text:p>
          </table:table-cell>
          <table:table-cell office:value-type="float" office:value="0.2536862" calcext:value-type="float">
            <text:p>0.2536862</text:p>
          </table:table-cell>
          <table:table-cell office:value-type="float" office:value="0.3084545" calcext:value-type="float">
            <text:p>0.3084545</text:p>
          </table:table-cell>
          <table:table-cell office:value-type="float" office:value="0.357664" calcext:value-type="float">
            <text:p>0.357664</text:p>
          </table:table-cell>
          <table:table-cell office:value-type="float" office:value="0.3782887" calcext:value-type="float">
            <text:p>0.3782887</text:p>
          </table:table-cell>
          <table:table-cell office:value-type="float" office:value="0.3934412" calcext:value-type="float">
            <text:p>0.3934412</text:p>
          </table:table-cell>
          <table:table-cell office:value-type="float" office:value="0.4118764" calcext:value-type="float">
            <text:p>0.4118764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4558088" calcext:value-type="float">
            <text:p>0.004558088</text:p>
          </table:table-cell>
          <table:table-cell office:value-type="float" office:value="0.2334281" calcext:value-type="float">
            <text:p>0.2334281</text:p>
          </table:table-cell>
          <table:table-cell office:value-type="float" office:value="0.248034" calcext:value-type="float">
            <text:p>0.248034</text:p>
          </table:table-cell>
          <table:table-cell office:value-type="float" office:value="0.2516516" calcext:value-type="float">
            <text:p>0.2516516</text:p>
          </table:table-cell>
          <table:table-cell office:value-type="float" office:value="0.2596892" calcext:value-type="float">
            <text:p>0.2596892</text:p>
          </table:table-cell>
          <table:table-cell office:value-type="float" office:value="0.2634246" calcext:value-type="float">
            <text:p>0.2634246</text:p>
          </table:table-cell>
          <table:table-cell office:value-type="float" office:value="0.2637998" calcext:value-type="float">
            <text:p>0.2637998</text:p>
          </table:table-cell>
          <table:table-cell office:value-type="float" office:value="0.2061885" calcext:value-type="float">
            <text:p>0.2061885</text:p>
          </table:table-cell>
          <table:table-cell office:value-type="float" office:value="0.002789157" calcext:value-type="float">
            <text:p>0.002789157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00892" calcext:value-type="float">
            <text:p>0.0002900892</text:p>
          </table:table-cell>
          <table:table-cell office:value-type="float" office:value="-0.03599961" calcext:value-type="float">
            <text:p>-0.03599961</text:p>
          </table:table-cell>
          <table:table-cell office:value-type="float" office:value="-0.04983182" calcext:value-type="float">
            <text:p>-0.04983182</text:p>
          </table:table-cell>
          <table:table-cell office:value-type="float" office:value="-0.05325169" calcext:value-type="float">
            <text:p>-0.05325169</text:p>
          </table:table-cell>
          <table:table-cell office:value-type="float" office:value="-0.06474994" calcext:value-type="float">
            <text:p>-0.06474994</text:p>
          </table:table-cell>
          <table:table-cell office:value-type="float" office:value="-0.07149854" calcext:value-type="float">
            <text:p>-0.07149854</text:p>
          </table:table-cell>
          <table:table-cell office:value-type="float" office:value="-0.07242653" calcext:value-type="float">
            <text:p>-0.07242653</text:p>
          </table:table-cell>
          <table:table-cell office:value-type="float" office:value="-0.06569225" calcext:value-type="float">
            <text:p>-0.06569225</text:p>
          </table:table-cell>
          <table:table-cell office:value-type="float" office:value="-0.01523206" calcext:value-type="float">
            <text:p>-0.01523206</text:p>
          </table:table-cell>
          <table:table-cell office:value-type="float" office:value="-0.008906661" calcext:value-type="float">
            <text:p>-0.008906661</text:p>
          </table:table-cell>
          <table:table-cell office:value-type="float" office:value="-0.006121581" calcext:value-type="float">
            <text:p>-0.006121581</text:p>
          </table:table-cell>
          <table:table-cell office:value-type="float" office:value="683.6913" calcext:value-type="float">
            <text:p>683.691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58392" calcext:value-type="float">
            <text:p>0.00995839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558277" calcext:value-type="float">
            <text:p>0.0045582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294.3999" calcext:value-type="float">
            <text:p>294.3999</text:p>
          </table:table-cell>
          <table:table-cell office:value-type="float" office:value="-0.2888623" calcext:value-type="float">
            <text:p>-0.2888623</text:p>
          </table:table-cell>
          <table:table-cell office:value-type="float" office:value="90.08794" calcext:value-type="float">
            <text:p>90.08794</text:p>
          </table:table-cell>
          <table:table-cell office:value-type="float" office:value="1380.786" calcext:value-type="float">
            <text:p>1380.786</text:p>
          </table:table-cell>
          <table:table-cell office:value-type="float" office:value="35.29018" calcext:value-type="float">
            <text:p>35.29018</text:p>
          </table:table-cell>
          <table:table-cell office:value-type="float" office:value="321.9406" calcext:value-type="float">
            <text:p>321.9406</text:p>
          </table:table-cell>
          <table:table-cell office:value-type="float" office:value="0.2848838" calcext:value-type="float">
            <text:p>0.2848838</text:p>
          </table:table-cell>
          <table:table-cell office:value-type="float" office:value="0.2690316" calcext:value-type="float">
            <text:p>0.2690316</text:p>
          </table:table-cell>
          <table:table-cell office:value-type="float" office:value="0.2652009" calcext:value-type="float">
            <text:p>0.2652009</text:p>
          </table:table-cell>
          <table:table-cell office:value-type="float" office:value="0.2579695" calcext:value-type="float">
            <text:p>0.2579695</text:p>
          </table:table-cell>
          <table:table-cell office:value-type="float" office:value="0.254537" calcext:value-type="float">
            <text:p>0.254537</text:p>
          </table:table-cell>
          <table:table-cell office:value-type="float" office:value="0.2540905" calcext:value-type="float">
            <text:p>0.2540905</text:p>
          </table:table-cell>
          <table:table-cell office:value-type="float" office:value="0.3088385" calcext:value-type="float">
            <text:p>0.3088385</text:p>
          </table:table-cell>
          <table:table-cell office:value-type="float" office:value="0.3576683" calcext:value-type="float">
            <text:p>0.3576683</text:p>
          </table:table-cell>
          <table:table-cell office:value-type="float" office:value="0.3782898" calcext:value-type="float">
            <text:p>0.3782898</text:p>
          </table:table-cell>
          <table:table-cell office:value-type="float" office:value="0.3934582" calcext:value-type="float">
            <text:p>0.3934582</text:p>
          </table:table-cell>
          <table:table-cell office:value-type="float" office:value="0.4118759" calcext:value-type="float">
            <text:p>0.4118759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4537291" calcext:value-type="float">
            <text:p>0.004537291</text:p>
          </table:table-cell>
          <table:table-cell office:value-type="float" office:value="0.2317659" calcext:value-type="float">
            <text:p>0.2317659</text:p>
          </table:table-cell>
          <table:table-cell office:value-type="float" office:value="0.2474921" calcext:value-type="float">
            <text:p>0.2474921</text:p>
          </table:table-cell>
          <table:table-cell office:value-type="float" office:value="0.2518905" calcext:value-type="float">
            <text:p>0.2518905</text:p>
          </table:table-cell>
          <table:table-cell office:value-type="float" office:value="0.2594611" calcext:value-type="float">
            <text:p>0.2594611</text:p>
          </table:table-cell>
          <table:table-cell office:value-type="float" office:value="0.2630562" calcext:value-type="float">
            <text:p>0.2630562</text:p>
          </table:table-cell>
          <table:table-cell office:value-type="float" office:value="0.2633957" calcext:value-type="float">
            <text:p>0.2633957</text:p>
          </table:table-cell>
          <table:table-cell office:value-type="float" office:value="0.2058048" calcext:value-type="float">
            <text:p>0.2058048</text:p>
          </table:table-cell>
          <table:table-cell office:value-type="float" office:value="0.002132949" calcext:value-type="float">
            <text:p>0.002132949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94715" calcext:value-type="float">
            <text:p>0.0002994715</text:p>
          </table:table-cell>
          <table:table-cell office:value-type="float" office:value="-0.03468499" calcext:value-type="float">
            <text:p>-0.03468499</text:p>
          </table:table-cell>
          <table:table-cell office:value-type="float" office:value="-0.04919765" calcext:value-type="float">
            <text:p>-0.04919765</text:p>
          </table:table-cell>
          <table:table-cell office:value-type="float" office:value="-0.05355239" calcext:value-type="float">
            <text:p>-0.05355239</text:p>
          </table:table-cell>
          <table:table-cell office:value-type="float" office:value="-0.0643921" calcext:value-type="float">
            <text:p>-0.0643921</text:p>
          </table:table-cell>
          <table:table-cell office:value-type="float" office:value="-0.07084221" calcext:value-type="float">
            <text:p>-0.07084221</text:p>
          </table:table-cell>
          <table:table-cell office:value-type="float" office:value="-0.07169632" calcext:value-type="float">
            <text:p>-0.07169632</text:p>
          </table:table-cell>
          <table:table-cell office:value-type="float" office:value="-0.06505115" calcext:value-type="float">
            <text:p>-0.06505115</text:p>
          </table:table-cell>
          <table:table-cell office:value-type="float" office:value="-0.01523036" calcext:value-type="float">
            <text:p>-0.01523036</text:p>
          </table:table-cell>
          <table:table-cell office:value-type="float" office:value="-0.008906415" calcext:value-type="float">
            <text:p>-0.008906415</text:p>
          </table:table-cell>
          <table:table-cell office:value-type="float" office:value="-0.006119054" calcext:value-type="float">
            <text:p>-0.006119054</text:p>
          </table:table-cell>
          <table:table-cell office:value-type="float" office:value="690.4028" calcext:value-type="float">
            <text:p>690.402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27041" calcext:value-type="float">
            <text:p>0.00992704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537475" calcext:value-type="float">
            <text:p>0.0045374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294.3999" calcext:value-type="float">
            <text:p>294.3999</text:p>
          </table:table-cell>
          <table:table-cell office:value-type="float" office:value="-0.2124669" calcext:value-type="float">
            <text:p>-0.2124669</text:p>
          </table:table-cell>
          <table:table-cell office:value-type="float" office:value="98.42537" calcext:value-type="float">
            <text:p>98.42537</text:p>
          </table:table-cell>
          <table:table-cell office:value-type="float" office:value="1371.352" calcext:value-type="float">
            <text:p>1371.352</text:p>
          </table:table-cell>
          <table:table-cell office:value-type="float" office:value="36.31026" calcext:value-type="float">
            <text:p>36.31026</text:p>
          </table:table-cell>
          <table:table-cell office:value-type="float" office:value="301.6438" calcext:value-type="float">
            <text:p>301.6438</text:p>
          </table:table-cell>
          <table:table-cell office:value-type="float" office:value="0.2855636" calcext:value-type="float">
            <text:p>0.2855636</text:p>
          </table:table-cell>
          <table:table-cell office:value-type="float" office:value="0.269355" calcext:value-type="float">
            <text:p>0.269355</text:p>
          </table:table-cell>
          <table:table-cell office:value-type="float" office:value="0.2649877" calcext:value-type="float">
            <text:p>0.2649877</text:p>
          </table:table-cell>
          <table:table-cell office:value-type="float" office:value="0.2581853" calcext:value-type="float">
            <text:p>0.2581853</text:p>
          </table:table-cell>
          <table:table-cell office:value-type="float" office:value="0.2548915" calcext:value-type="float">
            <text:p>0.2548915</text:p>
          </table:table-cell>
          <table:table-cell office:value-type="float" office:value="0.2544838" calcext:value-type="float">
            <text:p>0.2544838</text:p>
          </table:table-cell>
          <table:table-cell office:value-type="float" office:value="0.309217" calcext:value-type="float">
            <text:p>0.309217</text:p>
          </table:table-cell>
          <table:table-cell office:value-type="float" office:value="0.3576778" calcext:value-type="float">
            <text:p>0.3576778</text:p>
          </table:table-cell>
          <table:table-cell office:value-type="float" office:value="0.37831" calcext:value-type="float">
            <text:p>0.37831</text:p>
          </table:table-cell>
          <table:table-cell office:value-type="float" office:value="0.3934941" calcext:value-type="float">
            <text:p>0.3934941</text:p>
          </table:table-cell>
          <table:table-cell office:value-type="float" office:value="0.4118782" calcext:value-type="float">
            <text:p>0.4118782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461882" calcext:value-type="float">
            <text:p>0.00461882</text:p>
          </table:table-cell>
          <table:table-cell office:value-type="float" office:value="0.2310864" calcext:value-type="float">
            <text:p>0.2310864</text:p>
          </table:table-cell>
          <table:table-cell office:value-type="float" office:value="0.2471692" calcext:value-type="float">
            <text:p>0.2471692</text:p>
          </table:table-cell>
          <table:table-cell office:value-type="float" office:value="0.2521037" calcext:value-type="float">
            <text:p>0.2521037</text:p>
          </table:table-cell>
          <table:table-cell office:value-type="float" office:value="0.2592454" calcext:value-type="float">
            <text:p>0.2592454</text:p>
          </table:table-cell>
          <table:table-cell office:value-type="float" office:value="0.2627017" calcext:value-type="float">
            <text:p>0.2627017</text:p>
          </table:table-cell>
          <table:table-cell office:value-type="float" office:value="0.2630022" calcext:value-type="float">
            <text:p>0.2630022</text:p>
          </table:table-cell>
          <table:table-cell office:value-type="float" office:value="0.2054263" calcext:value-type="float">
            <text:p>0.2054263</text:p>
          </table:table-cell>
          <table:table-cell office:value-type="float" office:value="0.001479265" calcext:value-type="float">
            <text:p>0.001479265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095182" calcext:value-type="float">
            <text:p>0.0003095182</text:p>
          </table:table-cell>
          <table:table-cell office:value-type="float" office:value="-0.03415079" calcext:value-type="float">
            <text:p>-0.03415079</text:p>
          </table:table-cell>
          <table:table-cell office:value-type="float" office:value="-0.04882067" calcext:value-type="float">
            <text:p>-0.04882067</text:p>
          </table:table-cell>
          <table:table-cell office:value-type="float" office:value="-0.05382108" calcext:value-type="float">
            <text:p>-0.05382108</text:p>
          </table:table-cell>
          <table:table-cell office:value-type="float" office:value="-0.06405605" calcext:value-type="float">
            <text:p>-0.06405605</text:p>
          </table:table-cell>
          <table:table-cell office:value-type="float" office:value="-0.07021748" calcext:value-type="float">
            <text:p>-0.07021748</text:p>
          </table:table-cell>
          <table:table-cell office:value-type="float" office:value="-0.070994" calcext:value-type="float">
            <text:p>-0.070994</text:p>
          </table:table-cell>
          <table:table-cell office:value-type="float" office:value="-0.06442679" calcext:value-type="float">
            <text:p>-0.06442679</text:p>
          </table:table-cell>
          <table:table-cell office:value-type="float" office:value="-0.01522647" calcext:value-type="float">
            <text:p>-0.01522647</text:p>
          </table:table-cell>
          <table:table-cell office:value-type="float" office:value="-0.008901863" calcext:value-type="float">
            <text:p>-0.008901863</text:p>
          </table:table-cell>
          <table:table-cell office:value-type="float" office:value="-0.00611367" calcext:value-type="float">
            <text:p>-0.00611367</text:p>
          </table:table-cell>
          <table:table-cell office:value-type="float" office:value="697.0953" calcext:value-type="float">
            <text:p>697.095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99435" calcext:value-type="float">
            <text:p>0.00999943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618982" calcext:value-type="float">
            <text:p>0.0046189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296" calcext:value-type="float">
            <text:p>296</text:p>
          </table:table-cell>
          <table:table-cell office:value-type="float" office:value="-0.5205334" calcext:value-type="float">
            <text:p>-0.5205334</text:p>
          </table:table-cell>
          <table:table-cell office:value-type="float" office:value="110.3575" calcext:value-type="float">
            <text:p>110.3575</text:p>
          </table:table-cell>
          <table:table-cell office:value-type="float" office:value="1360.277" calcext:value-type="float">
            <text:p>1360.277</text:p>
          </table:table-cell>
          <table:table-cell office:value-type="float" office:value="37.36147" calcext:value-type="float">
            <text:p>37.36147</text:p>
          </table:table-cell>
          <table:table-cell office:value-type="float" office:value="276.373" calcext:value-type="float">
            <text:p>276.373</text:p>
          </table:table-cell>
          <table:table-cell office:value-type="float" office:value="0.2854812" calcext:value-type="float">
            <text:p>0.2854812</text:p>
          </table:table-cell>
          <table:table-cell office:value-type="float" office:value="0.2694921" calcext:value-type="float">
            <text:p>0.2694921</text:p>
          </table:table-cell>
          <table:table-cell office:value-type="float" office:value="0.2647898" calcext:value-type="float">
            <text:p>0.2647898</text:p>
          </table:table-cell>
          <table:table-cell office:value-type="float" office:value="0.2583879" calcext:value-type="float">
            <text:p>0.2583879</text:p>
          </table:table-cell>
          <table:table-cell office:value-type="float" office:value="0.2552329" calcext:value-type="float">
            <text:p>0.2552329</text:p>
          </table:table-cell>
          <table:table-cell office:value-type="float" office:value="0.2548683" calcext:value-type="float">
            <text:p>0.2548683</text:p>
          </table:table-cell>
          <table:table-cell office:value-type="float" office:value="0.3095898" calcext:value-type="float">
            <text:p>0.3095898</text:p>
          </table:table-cell>
          <table:table-cell office:value-type="float" office:value="0.3576728" calcext:value-type="float">
            <text:p>0.3576728</text:p>
          </table:table-cell>
          <table:table-cell office:value-type="float" office:value="0.3783001" calcext:value-type="float">
            <text:p>0.3783001</text:p>
          </table:table-cell>
          <table:table-cell office:value-type="float" office:value="0.3934889" calcext:value-type="float">
            <text:p>0.3934889</text:p>
          </table:table-cell>
          <table:table-cell office:value-type="float" office:value="0.4118814" calcext:value-type="float">
            <text:p>0.4118814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4756692" calcext:value-type="float">
            <text:p>0.004756692</text:p>
          </table:table-cell>
          <table:table-cell office:value-type="float" office:value="0.2311709" calcext:value-type="float">
            <text:p>0.2311709</text:p>
          </table:table-cell>
          <table:table-cell office:value-type="float" office:value="0.2470334" calcext:value-type="float">
            <text:p>0.2470334</text:p>
          </table:table-cell>
          <table:table-cell office:value-type="float" office:value="0.2523023" calcext:value-type="float">
            <text:p>0.2523023</text:p>
          </table:table-cell>
          <table:table-cell office:value-type="float" office:value="0.2590429" calcext:value-type="float">
            <text:p>0.2590429</text:p>
          </table:table-cell>
          <table:table-cell office:value-type="float" office:value="0.2623604" calcext:value-type="float">
            <text:p>0.2623604</text:p>
          </table:table-cell>
          <table:table-cell office:value-type="float" office:value="0.262618" calcext:value-type="float">
            <text:p>0.262618</text:p>
          </table:table-cell>
          <table:table-cell office:value-type="float" office:value="0.2050534" calcext:value-type="float">
            <text:p>0.2050534</text:p>
          </table:table-cell>
          <table:table-cell office:value-type="float" office:value="0.000828301" calcext:value-type="float">
            <text:p>0.000828301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204845" calcext:value-type="float">
            <text:p>0.0003204845</text:p>
          </table:table-cell>
          <table:table-cell office:value-type="float" office:value="-0.0342178" calcext:value-type="float">
            <text:p>-0.0342178</text:p>
          </table:table-cell>
          <table:table-cell office:value-type="float" office:value="-0.04866557" calcext:value-type="float">
            <text:p>-0.04866557</text:p>
          </table:table-cell>
          <table:table-cell office:value-type="float" office:value="-0.05407416" calcext:value-type="float">
            <text:p>-0.05407416</text:p>
          </table:table-cell>
          <table:table-cell office:value-type="float" office:value="-0.06374258" calcext:value-type="float">
            <text:p>-0.06374258</text:p>
          </table:table-cell>
          <table:table-cell office:value-type="float" office:value="-0.06962186" calcext:value-type="float">
            <text:p>-0.06962186</text:p>
          </table:table-cell>
          <table:table-cell office:value-type="float" office:value="-0.07031517" calcext:value-type="float">
            <text:p>-0.07031517</text:p>
          </table:table-cell>
          <table:table-cell office:value-type="float" office:value="-0.06381828" calcext:value-type="float">
            <text:p>-0.06381828</text:p>
          </table:table-cell>
          <table:table-cell office:value-type="float" office:value="-0.01522848" calcext:value-type="float">
            <text:p>-0.01522848</text:p>
          </table:table-cell>
          <table:table-cell office:value-type="float" office:value="-0.008904113" calcext:value-type="float">
            <text:p>-0.008904113</text:p>
          </table:table-cell>
          <table:table-cell office:value-type="float" office:value="-0.006114445" calcext:value-type="float">
            <text:p>-0.006114445</text:p>
          </table:table-cell>
          <table:table-cell office:value-type="float" office:value="703.8191" calcext:value-type="float">
            <text:p>703.819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12393" calcext:value-type="float">
            <text:p>0.01012393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756858" calcext:value-type="float">
            <text:p>0.0047568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296" calcext:value-type="float">
            <text:p>296</text:p>
          </table:table-cell>
          <table:table-cell office:value-type="float" office:value="-0.6855164" calcext:value-type="float">
            <text:p>-0.6855164</text:p>
          </table:table-cell>
          <table:table-cell office:value-type="float" office:value="112.7252" calcext:value-type="float">
            <text:p>112.7252</text:p>
          </table:table-cell>
          <table:table-cell office:value-type="float" office:value="1356.962" calcext:value-type="float">
            <text:p>1356.962</text:p>
          </table:table-cell>
          <table:table-cell office:value-type="float" office:value="38.47355" calcext:value-type="float">
            <text:p>38.47355</text:p>
          </table:table-cell>
          <table:table-cell office:value-type="float" office:value="269.1237" calcext:value-type="float">
            <text:p>269.1237</text:p>
          </table:table-cell>
          <table:table-cell office:value-type="float" office:value="0.2856431" calcext:value-type="float">
            <text:p>0.2856431</text:p>
          </table:table-cell>
          <table:table-cell office:value-type="float" office:value="0.2696481" calcext:value-type="float">
            <text:p>0.2696481</text:p>
          </table:table-cell>
          <table:table-cell office:value-type="float" office:value="0.2646327" calcext:value-type="float">
            <text:p>0.2646327</text:p>
          </table:table-cell>
          <table:table-cell office:value-type="float" office:value="0.2585841" calcext:value-type="float">
            <text:p>0.2585841</text:p>
          </table:table-cell>
          <table:table-cell office:value-type="float" office:value="0.2555629" calcext:value-type="float">
            <text:p>0.2555629</text:p>
          </table:table-cell>
          <table:table-cell office:value-type="float" office:value="0.2552433" calcext:value-type="float">
            <text:p>0.2552433</text:p>
          </table:table-cell>
          <table:table-cell office:value-type="float" office:value="0.3099579" calcext:value-type="float">
            <text:p>0.3099579</text:p>
          </table:table-cell>
          <table:table-cell office:value-type="float" office:value="0.3576406" calcext:value-type="float">
            <text:p>0.3576406</text:p>
          </table:table-cell>
          <table:table-cell office:value-type="float" office:value="0.3782322" calcext:value-type="float">
            <text:p>0.3782322</text:p>
          </table:table-cell>
          <table:table-cell office:value-type="float" office:value="0.3934101" calcext:value-type="float">
            <text:p>0.3934101</text:p>
          </table:table-cell>
          <table:table-cell office:value-type="float" office:value="0.4118808" calcext:value-type="float">
            <text:p>0.411880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501833" calcext:value-type="float">
            <text:p>0.004501833</text:p>
          </table:table-cell>
          <table:table-cell office:value-type="float" office:value="0.2310068" calcext:value-type="float">
            <text:p>0.2310068</text:p>
          </table:table-cell>
          <table:table-cell office:value-type="float" office:value="0.2468786" calcext:value-type="float">
            <text:p>0.2468786</text:p>
          </table:table-cell>
          <table:table-cell office:value-type="float" office:value="0.2524598" calcext:value-type="float">
            <text:p>0.2524598</text:p>
          </table:table-cell>
          <table:table-cell office:value-type="float" office:value="0.2588468" calcext:value-type="float">
            <text:p>0.2588468</text:p>
          </table:table-cell>
          <table:table-cell office:value-type="float" office:value="0.2620304" calcext:value-type="float">
            <text:p>0.2620304</text:p>
          </table:table-cell>
          <table:table-cell office:value-type="float" office:value="0.2622429" calcext:value-type="float">
            <text:p>0.2622429</text:p>
          </table:table-cell>
          <table:table-cell office:value-type="float" office:value="0.2046855" calcext:value-type="float">
            <text:p>0.2046855</text:p>
          </table:table-cell>
          <table:table-cell office:value-type="float" office:value="0.000180613" calcext:value-type="float">
            <text:p>0.000180613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12273" calcext:value-type="float">
            <text:p>0.0003312273</text:p>
          </table:table-cell>
          <table:table-cell office:value-type="float" office:value="-0.03409575" calcext:value-type="float">
            <text:p>-0.03409575</text:p>
          </table:table-cell>
          <table:table-cell office:value-type="float" office:value="-0.04848844" calcext:value-type="float">
            <text:p>-0.04848844</text:p>
          </table:table-cell>
          <table:table-cell office:value-type="float" office:value="-0.05427587" calcext:value-type="float">
            <text:p>-0.05427587</text:p>
          </table:table-cell>
          <table:table-cell office:value-type="float" office:value="-0.06344066" calcext:value-type="float">
            <text:p>-0.06344066</text:p>
          </table:table-cell>
          <table:table-cell office:value-type="float" office:value="-0.06905153" calcext:value-type="float">
            <text:p>-0.06905153</text:p>
          </table:table-cell>
          <table:table-cell office:value-type="float" office:value="-0.06965973" calcext:value-type="float">
            <text:p>-0.06965973</text:p>
          </table:table-cell>
          <table:table-cell office:value-type="float" office:value="-0.06322354" calcext:value-type="float">
            <text:p>-0.06322354</text:p>
          </table:table-cell>
          <table:table-cell office:value-type="float" office:value="-0.01524367" calcext:value-type="float">
            <text:p>-0.01524367</text:p>
          </table:table-cell>
          <table:table-cell office:value-type="float" office:value="-0.0089221" calcext:value-type="float">
            <text:p>-0.0089221</text:p>
          </table:table-cell>
          <table:table-cell office:value-type="float" office:value="-0.006128404" calcext:value-type="float">
            <text:p>-0.006128404</text:p>
          </table:table-cell>
          <table:table-cell office:value-type="float" office:value="710.6052" calcext:value-type="float">
            <text:p>710.605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868955" calcext:value-type="float">
            <text:p>0.00986895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502001" calcext:value-type="float">
            <text:p>0.004502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304.5551" calcext:value-type="float">
            <text:p>304.5551</text:p>
          </table:table-cell>
          <table:table-cell office:value-type="float" office:value="-0.8505421" calcext:value-type="float">
            <text:p>-0.8505421</text:p>
          </table:table-cell>
          <table:table-cell office:value-type="float" office:value="121.2204" calcext:value-type="float">
            <text:p>121.2204</text:p>
          </table:table-cell>
          <table:table-cell office:value-type="float" office:value="1356.184" calcext:value-type="float">
            <text:p>1356.184</text:p>
          </table:table-cell>
          <table:table-cell office:value-type="float" office:value="39.47638" calcext:value-type="float">
            <text:p>39.47638</text:p>
          </table:table-cell>
          <table:table-cell office:value-type="float" office:value="264.3271" calcext:value-type="float">
            <text:p>264.3271</text:p>
          </table:table-cell>
          <table:table-cell office:value-type="float" office:value="0.2858426" calcext:value-type="float">
            <text:p>0.2858426</text:p>
          </table:table-cell>
          <table:table-cell office:value-type="float" office:value="0.269789" calcext:value-type="float">
            <text:p>0.269789</text:p>
          </table:table-cell>
          <table:table-cell office:value-type="float" office:value="0.2645088" calcext:value-type="float">
            <text:p>0.2645088</text:p>
          </table:table-cell>
          <table:table-cell office:value-type="float" office:value="0.2587764" calcext:value-type="float">
            <text:p>0.2587764</text:p>
          </table:table-cell>
          <table:table-cell office:value-type="float" office:value="0.2558935" calcext:value-type="float">
            <text:p>0.2558935</text:p>
          </table:table-cell>
          <table:table-cell office:value-type="float" office:value="0.2556668" calcext:value-type="float">
            <text:p>0.2556668</text:p>
          </table:table-cell>
          <table:table-cell office:value-type="float" office:value="0.3107043" calcext:value-type="float">
            <text:p>0.3107043</text:p>
          </table:table-cell>
          <table:table-cell office:value-type="float" office:value="0.3572161" calcext:value-type="float">
            <text:p>0.3572161</text:p>
          </table:table-cell>
          <table:table-cell office:value-type="float" office:value="0.3782763" calcext:value-type="float">
            <text:p>0.3782763</text:p>
          </table:table-cell>
          <table:table-cell office:value-type="float" office:value="0.3934551" calcext:value-type="float">
            <text:p>0.3934551</text:p>
          </table:table-cell>
          <table:table-cell office:value-type="float" office:value="0.4118837" calcext:value-type="float">
            <text:p>0.4118837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605517" calcext:value-type="float">
            <text:p>0.004605517</text:p>
          </table:table-cell>
          <table:table-cell office:value-type="float" office:value="0.2308073" calcext:value-type="float">
            <text:p>0.2308073</text:p>
          </table:table-cell>
          <table:table-cell office:value-type="float" office:value="0.2467387" calcext:value-type="float">
            <text:p>0.2467387</text:p>
          </table:table-cell>
          <table:table-cell office:value-type="float" office:value="0.2525842" calcext:value-type="float">
            <text:p>0.2525842</text:p>
          </table:table-cell>
          <table:table-cell office:value-type="float" office:value="0.2586545" calcext:value-type="float">
            <text:p>0.2586545</text:p>
          </table:table-cell>
          <table:table-cell office:value-type="float" office:value="0.2616999" calcext:value-type="float">
            <text:p>0.2616999</text:p>
          </table:table-cell>
          <table:table-cell office:value-type="float" office:value="0.2618195" calcext:value-type="float">
            <text:p>0.2618195</text:p>
          </table:table-cell>
          <table:table-cell office:value-type="float" office:value="0.2039381" calcext:value-type="float">
            <text:p>0.2039381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419101" calcext:value-type="float">
            <text:p>0.0003419101</text:p>
          </table:table-cell>
          <table:table-cell office:value-type="float" office:value="-0.03394556" calcext:value-type="float">
            <text:p>-0.03394556</text:p>
          </table:table-cell>
          <table:table-cell office:value-type="float" office:value="-0.04832911" calcext:value-type="float">
            <text:p>-0.04832911</text:p>
          </table:table-cell>
          <table:table-cell office:value-type="float" office:value="-0.05443544" calcext:value-type="float">
            <text:p>-0.05443544</text:p>
          </table:table-cell>
          <table:table-cell office:value-type="float" office:value="-0.0631462" calcext:value-type="float">
            <text:p>-0.0631462</text:p>
          </table:table-cell>
          <table:table-cell office:value-type="float" office:value="-0.06848631" calcext:value-type="float">
            <text:p>-0.06848631</text:p>
          </table:table-cell>
          <table:table-cell office:value-type="float" office:value="-0.06893148" calcext:value-type="float">
            <text:p>-0.06893148</text:p>
          </table:table-cell>
          <table:table-cell office:value-type="float" office:value="-0.06205111" calcext:value-type="float">
            <text:p>-0.06205111</text:p>
          </table:table-cell>
          <table:table-cell office:value-type="float" office:value="-0.01541358" calcext:value-type="float">
            <text:p>-0.01541358</text:p>
          </table:table-cell>
          <table:table-cell office:value-type="float" office:value="-0.00890966" calcext:value-type="float">
            <text:p>-0.00890966</text:p>
          </table:table-cell>
          <table:table-cell office:value-type="float" office:value="-0.006119515" calcext:value-type="float">
            <text:p>-0.006119515</text:p>
          </table:table-cell>
          <table:table-cell office:value-type="float" office:value="717.2816" calcext:value-type="float">
            <text:p>717.281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70361" calcext:value-type="float">
            <text:p>0.00997036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605635" calcext:value-type="float">
            <text:p>0.0046056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306.2352" calcext:value-type="float">
            <text:p>306.2352</text:p>
          </table:table-cell>
          <table:table-cell office:value-type="float" office:value="-1.239399" calcext:value-type="float">
            <text:p>-1.239399</text:p>
          </table:table-cell>
          <table:table-cell office:value-type="float" office:value="131.6353" calcext:value-type="float">
            <text:p>131.6353</text:p>
          </table:table-cell>
          <table:table-cell office:value-type="float" office:value="1346.85" calcext:value-type="float">
            <text:p>1346.85</text:p>
          </table:table-cell>
          <table:table-cell office:value-type="float" office:value="40.46417" calcext:value-type="float">
            <text:p>40.46417</text:p>
          </table:table-cell>
          <table:table-cell office:value-type="float" office:value="243.187" calcext:value-type="float">
            <text:p>243.187</text:p>
          </table:table-cell>
          <table:table-cell office:value-type="float" office:value="0.2861118" calcext:value-type="float">
            <text:p>0.2861118</text:p>
          </table:table-cell>
          <table:table-cell office:value-type="float" office:value="0.26993" calcext:value-type="float">
            <text:p>0.26993</text:p>
          </table:table-cell>
          <table:table-cell office:value-type="float" office:value="0.2644175" calcext:value-type="float">
            <text:p>0.2644175</text:p>
          </table:table-cell>
          <table:table-cell office:value-type="float" office:value="0.258971" calcext:value-type="float">
            <text:p>0.258971</text:p>
          </table:table-cell>
          <table:table-cell office:value-type="float" office:value="0.2562413" calcext:value-type="float">
            <text:p>0.2562413</text:p>
          </table:table-cell>
          <table:table-cell office:value-type="float" office:value="0.2561953" calcext:value-type="float">
            <text:p>0.2561953</text:p>
          </table:table-cell>
          <table:table-cell office:value-type="float" office:value="0.3120438" calcext:value-type="float">
            <text:p>0.3120438</text:p>
          </table:table-cell>
          <table:table-cell office:value-type="float" office:value="0.3566076" calcext:value-type="float">
            <text:p>0.3566076</text:p>
          </table:table-cell>
          <table:table-cell office:value-type="float" office:value="0.3783673" calcext:value-type="float">
            <text:p>0.3783673</text:p>
          </table:table-cell>
          <table:table-cell office:value-type="float" office:value="0.393507" calcext:value-type="float">
            <text:p>0.393507</text:p>
          </table:table-cell>
          <table:table-cell office:value-type="float" office:value="0.4118824" calcext:value-type="float">
            <text:p>0.411882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648968" calcext:value-type="float">
            <text:p>0.004648968</text:p>
          </table:table-cell>
          <table:table-cell office:value-type="float" office:value="0.2305379" calcext:value-type="float">
            <text:p>0.2305379</text:p>
          </table:table-cell>
          <table:table-cell office:value-type="float" office:value="0.2465984" calcext:value-type="float">
            <text:p>0.2465984</text:p>
          </table:table-cell>
          <table:table-cell office:value-type="float" office:value="0.2526758" calcext:value-type="float">
            <text:p>0.252675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3522" calcext:value-type="float">
            <text:p>0.2613522</text:p>
          </table:table-cell>
          <table:table-cell office:value-type="float" office:value="0.2612909" calcext:value-type="float">
            <text:p>0.2612909</text:p>
          </table:table-cell>
          <table:table-cell office:value-type="float" office:value="0.2025987" calcext:value-type="float">
            <text:p>0.2025987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522351" calcext:value-type="float">
            <text:p>0.0003522351</text:p>
          </table:table-cell>
          <table:table-cell office:value-type="float" office:value="-0.03374502" calcext:value-type="float">
            <text:p>-0.03374502</text:p>
          </table:table-cell>
          <table:table-cell office:value-type="float" office:value="-0.04817055" calcext:value-type="float">
            <text:p>-0.04817055</text:p>
          </table:table-cell>
          <table:table-cell office:value-type="float" office:value="-0.05455346" calcext:value-type="float">
            <text:p>-0.05455346</text:p>
          </table:table-cell>
          <table:table-cell office:value-type="float" office:value="-0.06284995" calcext:value-type="float">
            <text:p>-0.06284995</text:p>
          </table:table-cell>
          <table:table-cell office:value-type="float" office:value="-0.06789756" calcext:value-type="float">
            <text:p>-0.06789756</text:p>
          </table:table-cell>
          <table:table-cell office:value-type="float" office:value="-0.06803265" calcext:value-type="float">
            <text:p>-0.06803265</text:p>
          </table:table-cell>
          <table:table-cell office:value-type="float" office:value="-0.05998792" calcext:value-type="float">
            <text:p>-0.05998792</text:p>
          </table:table-cell>
          <table:table-cell office:value-type="float" office:value="-0.01567588" calcext:value-type="float">
            <text:p>-0.01567588</text:p>
          </table:table-cell>
          <table:table-cell office:value-type="float" office:value="-0.008899503" calcext:value-type="float">
            <text:p>-0.008899503</text:p>
          </table:table-cell>
          <table:table-cell office:value-type="float" office:value="-0.006120495" calcext:value-type="float">
            <text:p>-0.006120495</text:p>
          </table:table-cell>
          <table:table-cell office:value-type="float" office:value="723.9418" calcext:value-type="float">
            <text:p>723.941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00985" calcext:value-type="float">
            <text:p>0.01000985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649104" calcext:value-type="float">
            <text:p>0.0046491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306.2352" calcext:value-type="float">
            <text:p>306.2352</text:p>
          </table:table-cell>
          <table:table-cell office:value-type="float" office:value="-1.613726" calcext:value-type="float">
            <text:p>-1.613726</text:p>
          </table:table-cell>
          <table:table-cell office:value-type="float" office:value="139.5671" calcext:value-type="float">
            <text:p>139.5671</text:p>
          </table:table-cell>
          <table:table-cell office:value-type="float" office:value="1338.329" calcext:value-type="float">
            <text:p>1338.329</text:p>
          </table:table-cell>
          <table:table-cell office:value-type="float" office:value="41.42738" calcext:value-type="float">
            <text:p>41.42738</text:p>
          </table:table-cell>
          <table:table-cell office:value-type="float" office:value="223.7955" calcext:value-type="float">
            <text:p>223.7955</text:p>
          </table:table-cell>
          <table:table-cell office:value-type="float" office:value="0.2865585" calcext:value-type="float">
            <text:p>0.2865585</text:p>
          </table:table-cell>
          <table:table-cell office:value-type="float" office:value="0.2700953" calcext:value-type="float">
            <text:p>0.2700953</text:p>
          </table:table-cell>
          <table:table-cell office:value-type="float" office:value="0.2643591" calcext:value-type="float">
            <text:p>0.2643591</text:p>
          </table:table-cell>
          <table:table-cell office:value-type="float" office:value="0.2591692" calcext:value-type="float">
            <text:p>0.2591692</text:p>
          </table:table-cell>
          <table:table-cell office:value-type="float" office:value="0.2565985" calcext:value-type="float">
            <text:p>0.2565985</text:p>
          </table:table-cell>
          <table:table-cell office:value-type="float" office:value="0.2567642" calcext:value-type="float">
            <text:p>0.2567642</text:p>
          </table:table-cell>
          <table:table-cell office:value-type="float" office:value="0.3134751" calcext:value-type="float">
            <text:p>0.3134751</text:p>
          </table:table-cell>
          <table:table-cell office:value-type="float" office:value="0.3564852" calcext:value-type="float">
            <text:p>0.3564852</text:p>
          </table:table-cell>
          <table:table-cell office:value-type="float" office:value="0.3783592" calcext:value-type="float">
            <text:p>0.3783592</text:p>
          </table:table-cell>
          <table:table-cell office:value-type="float" office:value="0.3934681" calcext:value-type="float">
            <text:p>0.3934681</text:p>
          </table:table-cell>
          <table:table-cell office:value-type="float" office:value="0.4118863" calcext:value-type="float">
            <text:p>0.4118863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648895" calcext:value-type="float">
            <text:p>0.004648895</text:p>
          </table:table-cell>
          <table:table-cell office:value-type="float" office:value="0.2300912" calcext:value-type="float">
            <text:p>0.2300912</text:p>
          </table:table-cell>
          <table:table-cell office:value-type="float" office:value="0.2464344" calcext:value-type="float">
            <text:p>0.2464344</text:p>
          </table:table-cell>
          <table:table-cell office:value-type="float" office:value="0.2527348" calcext:value-type="float">
            <text:p>0.2527348</text:p>
          </table:table-cell>
          <table:table-cell office:value-type="float" office:value="0.258262" calcext:value-type="float">
            <text:p>0.258262</text:p>
          </table:table-cell>
          <table:table-cell office:value-type="float" office:value="0.2609948" calcext:value-type="float">
            <text:p>0.2609948</text:p>
          </table:table-cell>
          <table:table-cell office:value-type="float" office:value="0.2607222" calcext:value-type="float">
            <text:p>0.2607222</text:p>
          </table:table-cell>
          <table:table-cell office:value-type="float" office:value="0.2011671" calcext:value-type="float">
            <text:p>0.2011671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623349" calcext:value-type="float">
            <text:p>0.0003623349</text:p>
          </table:table-cell>
          <table:table-cell office:value-type="float" office:value="-0.03341498" calcext:value-type="float">
            <text:p>-0.03341498</text:p>
          </table:table-cell>
          <table:table-cell office:value-type="float" office:value="-0.04798578" calcext:value-type="float">
            <text:p>-0.04798578</text:p>
          </table:table-cell>
          <table:table-cell office:value-type="float" office:value="-0.0546299" calcext:value-type="float">
            <text:p>-0.0546299</text:p>
          </table:table-cell>
          <table:table-cell office:value-type="float" office:value="-0.06255039" calcext:value-type="float">
            <text:p>-0.06255039</text:p>
          </table:table-cell>
          <table:table-cell office:value-type="float" office:value="-0.06729855" calcext:value-type="float">
            <text:p>-0.06729855</text:p>
          </table:table-cell>
          <table:table-cell office:value-type="float" office:value="-0.06708005" calcext:value-type="float">
            <text:p>-0.06708005</text:p>
          </table:table-cell>
          <table:table-cell office:value-type="float" office:value="-0.05786493" calcext:value-type="float">
            <text:p>-0.05786493</text:p>
          </table:table-cell>
          <table:table-cell office:value-type="float" office:value="-0.01572471" calcext:value-type="float">
            <text:p>-0.01572471</text:p>
          </table:table-cell>
          <table:table-cell office:value-type="float" office:value="-0.008890829" calcext:value-type="float">
            <text:p>-0.008890829</text:p>
          </table:table-cell>
          <table:table-cell office:value-type="float" office:value="-0.006117557" calcext:value-type="float">
            <text:p>-0.006117557</text:p>
          </table:table-cell>
          <table:table-cell office:value-type="float" office:value="730.5765" calcext:value-type="float">
            <text:p>730.576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00483" calcext:value-type="float">
            <text:p>0.01000483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649038" calcext:value-type="float">
            <text:p>0.0046490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306.2352" calcext:value-type="float">
            <text:p>306.2352</text:p>
          </table:table-cell>
          <table:table-cell office:value-type="float" office:value="-2.059823" calcext:value-type="float">
            <text:p>-2.059823</text:p>
          </table:table-cell>
          <table:table-cell office:value-type="float" office:value="149.7052" calcext:value-type="float">
            <text:p>149.7052</text:p>
          </table:table-cell>
          <table:table-cell office:value-type="float" office:value="1327.734" calcext:value-type="float">
            <text:p>1327.734</text:p>
          </table:table-cell>
          <table:table-cell office:value-type="float" office:value="42.33102" calcext:value-type="float">
            <text:p>42.33102</text:p>
          </table:table-cell>
          <table:table-cell office:value-type="float" office:value="199.2048" calcext:value-type="float">
            <text:p>199.2048</text:p>
          </table:table-cell>
          <table:table-cell office:value-type="float" office:value="0.2872903" calcext:value-type="float">
            <text:p>0.2872903</text:p>
          </table:table-cell>
          <table:table-cell office:value-type="float" office:value="0.2703095" calcext:value-type="float">
            <text:p>0.2703095</text:p>
          </table:table-cell>
          <table:table-cell office:value-type="float" office:value="0.2643361" calcext:value-type="float">
            <text:p>0.2643361</text:p>
          </table:table-cell>
          <table:table-cell office:value-type="float" office:value="0.2593715" calcext:value-type="float">
            <text:p>0.2593715</text:p>
          </table:table-cell>
          <table:table-cell office:value-type="float" office:value="0.2569646" calcext:value-type="float">
            <text:p>0.2569646</text:p>
          </table:table-cell>
          <table:table-cell office:value-type="float" office:value="0.2573598" calcext:value-type="float">
            <text:p>0.2573598</text:p>
          </table:table-cell>
          <table:table-cell office:value-type="float" office:value="0.3149247" calcext:value-type="float">
            <text:p>0.3149247</text:p>
          </table:table-cell>
          <table:table-cell office:value-type="float" office:value="0.3564842" calcext:value-type="float">
            <text:p>0.3564842</text:p>
          </table:table-cell>
          <table:table-cell office:value-type="float" office:value="0.3783861" calcext:value-type="float">
            <text:p>0.3783861</text:p>
          </table:table-cell>
          <table:table-cell office:value-type="float" office:value="0.3934803" calcext:value-type="float">
            <text:p>0.3934803</text:p>
          </table:table-cell>
          <table:table-cell office:value-type="float" office:value="0.4118892" calcext:value-type="float">
            <text:p>0.4118892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475756" calcext:value-type="float">
            <text:p>0.00475756</text:p>
          </table:table-cell>
          <table:table-cell office:value-type="float" office:value="0.2293617" calcext:value-type="float">
            <text:p>0.2293617</text:p>
          </table:table-cell>
          <table:table-cell office:value-type="float" office:value="0.2462212" calcext:value-type="float">
            <text:p>0.2462212</text:p>
          </table:table-cell>
          <table:table-cell office:value-type="float" office:value="0.2527581" calcext:value-type="float">
            <text:p>0.2527581</text:p>
          </table:table-cell>
          <table:table-cell office:value-type="float" office:value="0.2580596" calcext:value-type="float">
            <text:p>0.2580596</text:p>
          </table:table-cell>
          <table:table-cell office:value-type="float" office:value="0.2606288" calcext:value-type="float">
            <text:p>0.2606288</text:p>
          </table:table-cell>
          <table:table-cell office:value-type="float" office:value="0.2601256" calcext:value-type="float">
            <text:p>0.2601256</text:p>
          </table:table-cell>
          <table:table-cell office:value-type="float" office:value="0.1997173" calcext:value-type="float">
            <text:p>0.1997173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718897" calcext:value-type="float">
            <text:p>0.0003718897</text:p>
          </table:table-cell>
          <table:table-cell office:value-type="float" office:value="-0.03286865" calcext:value-type="float">
            <text:p>-0.03286865</text:p>
          </table:table-cell>
          <table:table-cell office:value-type="float" office:value="-0.04774768" calcext:value-type="float">
            <text:p>-0.04774768</text:p>
          </table:table-cell>
          <table:table-cell office:value-type="float" office:value="-0.05466014" calcext:value-type="float">
            <text:p>-0.05466014</text:p>
          </table:table-cell>
          <table:table-cell office:value-type="float" office:value="-0.0622459" calcext:value-type="float">
            <text:p>-0.0622459</text:p>
          </table:table-cell>
          <table:table-cell office:value-type="float" office:value="-0.06669102" calcext:value-type="float">
            <text:p>-0.06669102</text:p>
          </table:table-cell>
          <table:table-cell office:value-type="float" office:value="-0.06609814" calcext:value-type="float">
            <text:p>-0.06609814</text:p>
          </table:table-cell>
          <table:table-cell office:value-type="float" office:value="-0.05580119" calcext:value-type="float">
            <text:p>-0.05580119</text:p>
          </table:table-cell>
          <table:table-cell office:value-type="float" office:value="-0.01572451" calcext:value-type="float">
            <text:p>-0.01572451</text:p>
          </table:table-cell>
          <table:table-cell office:value-type="float" office:value="-0.008884765" calcext:value-type="float">
            <text:p>-0.008884765</text:p>
          </table:table-cell>
          <table:table-cell office:value-type="float" office:value="-0.006115757" calcext:value-type="float">
            <text:p>-0.006115757</text:p>
          </table:table-cell>
          <table:table-cell office:value-type="float" office:value="737.1506" calcext:value-type="float">
            <text:p>737.150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09962" calcext:value-type="float">
            <text:p>0.0100996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757711" calcext:value-type="float">
            <text:p>0.0047577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310.2351" calcext:value-type="float">
            <text:p>310.2351</text:p>
          </table:table-cell>
          <table:table-cell office:value-type="float" office:value="-2.435364" calcext:value-type="float">
            <text:p>-2.435364</text:p>
          </table:table-cell>
          <table:table-cell office:value-type="float" office:value="164.565" calcext:value-type="float">
            <text:p>164.565</text:p>
          </table:table-cell>
          <table:table-cell office:value-type="float" office:value="1316.346" calcext:value-type="float">
            <text:p>1316.346</text:p>
          </table:table-cell>
          <table:table-cell office:value-type="float" office:value="43.23435" calcext:value-type="float">
            <text:p>43.23435</text:p>
          </table:table-cell>
          <table:table-cell office:value-type="float" office:value="173.4812" calcext:value-type="float">
            <text:p>173.4812</text:p>
          </table:table-cell>
          <table:table-cell office:value-type="float" office:value="0.2884232" calcext:value-type="float">
            <text:p>0.2884232</text:p>
          </table:table-cell>
          <table:table-cell office:value-type="float" office:value="0.2706077" calcext:value-type="float">
            <text:p>0.2706077</text:p>
          </table:table-cell>
          <table:table-cell office:value-type="float" office:value="0.2643546" calcext:value-type="float">
            <text:p>0.2643546</text:p>
          </table:table-cell>
          <table:table-cell office:value-type="float" office:value="0.2595819" calcext:value-type="float">
            <text:p>0.2595819</text:p>
          </table:table-cell>
          <table:table-cell office:value-type="float" office:value="0.2573389" calcext:value-type="float">
            <text:p>0.2573389</text:p>
          </table:table-cell>
          <table:table-cell office:value-type="float" office:value="0.2579754" calcext:value-type="float">
            <text:p>0.2579754</text:p>
          </table:table-cell>
          <table:table-cell office:value-type="float" office:value="0.3163706" calcext:value-type="float">
            <text:p>0.3163706</text:p>
          </table:table-cell>
          <table:table-cell office:value-type="float" office:value="0.3564846" calcext:value-type="float">
            <text:p>0.3564846</text:p>
          </table:table-cell>
          <table:table-cell office:value-type="float" office:value="0.3784111" calcext:value-type="float">
            <text:p>0.3784111</text:p>
          </table:table-cell>
          <table:table-cell office:value-type="float" office:value="0.3934955" calcext:value-type="float">
            <text:p>0.3934955</text:p>
          </table:table-cell>
          <table:table-cell office:value-type="float" office:value="0.4118911" calcext:value-type="float">
            <text:p>0.411891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684131" calcext:value-type="float">
            <text:p>0.004684131</text:p>
          </table:table-cell>
          <table:table-cell office:value-type="float" office:value="0.2282263" calcext:value-type="float">
            <text:p>0.2282263</text:p>
          </table:table-cell>
          <table:table-cell office:value-type="float" office:value="0.2459226" calcext:value-type="float">
            <text:p>0.2459226</text:p>
          </table:table-cell>
          <table:table-cell office:value-type="float" office:value="0.2527398" calcext:value-type="float">
            <text:p>0.2527398</text:p>
          </table:table-cell>
          <table:table-cell office:value-type="float" office:value="0.2578493" calcext:value-type="float">
            <text:p>0.2578493</text:p>
          </table:table-cell>
          <table:table-cell office:value-type="float" office:value="0.2602545" calcext:value-type="float">
            <text:p>0.2602545</text:p>
          </table:table-cell>
          <table:table-cell office:value-type="float" office:value="0.2595101" calcext:value-type="float">
            <text:p>0.2595101</text:p>
          </table:table-cell>
          <table:table-cell office:value-type="float" office:value="0.1982715" calcext:value-type="float">
            <text:p>0.1982715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805216" calcext:value-type="float">
            <text:p>0.0003805216</text:p>
          </table:table-cell>
          <table:table-cell office:value-type="float" office:value="-0.03194987" calcext:value-type="float">
            <text:p>-0.03194987</text:p>
          </table:table-cell>
          <table:table-cell office:value-type="float" office:value="-0.04741525" calcext:value-type="float">
            <text:p>-0.04741525</text:p>
          </table:table-cell>
          <table:table-cell office:value-type="float" office:value="-0.05463675" calcext:value-type="float">
            <text:p>-0.05463675</text:p>
          </table:table-cell>
          <table:table-cell office:value-type="float" office:value="-0.06193144" calcext:value-type="float">
            <text:p>-0.06193144</text:p>
          </table:table-cell>
          <table:table-cell office:value-type="float" office:value="-0.06607626" calcext:value-type="float">
            <text:p>-0.06607626</text:p>
          </table:table-cell>
          <table:table-cell office:value-type="float" office:value="-0.06510178" calcext:value-type="float">
            <text:p>-0.06510178</text:p>
          </table:table-cell>
          <table:table-cell office:value-type="float" office:value="-0.05382533" calcext:value-type="float">
            <text:p>-0.05382533</text:p>
          </table:table-cell>
          <table:table-cell office:value-type="float" office:value="-0.01572438" calcext:value-type="float">
            <text:p>-0.01572438</text:p>
          </table:table-cell>
          <table:table-cell office:value-type="float" office:value="-0.008879123" calcext:value-type="float">
            <text:p>-0.008879123</text:p>
          </table:table-cell>
          <table:table-cell office:value-type="float" office:value="-0.006113478" calcext:value-type="float">
            <text:p>-0.006113478</text:p>
          </table:table-cell>
          <table:table-cell office:value-type="float" office:value="743.7244" calcext:value-type="float">
            <text:p>743.724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02572" calcext:value-type="float">
            <text:p>0.0100257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684287" calcext:value-type="float">
            <text:p>0.0046842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310.2351" calcext:value-type="float">
            <text:p>310.2351</text:p>
          </table:table-cell>
          <table:table-cell office:value-type="float" office:value="-2.497033" calcext:value-type="float">
            <text:p>-2.497033</text:p>
          </table:table-cell>
          <table:table-cell office:value-type="float" office:value="174.8415" calcext:value-type="float">
            <text:p>174.8415</text:p>
          </table:table-cell>
          <table:table-cell office:value-type="float" office:value="1305.234" calcext:value-type="float">
            <text:p>1305.234</text:p>
          </table:table-cell>
          <table:table-cell office:value-type="float" office:value="44.13232" calcext:value-type="float">
            <text:p>44.13232</text:p>
          </table:table-cell>
          <table:table-cell office:value-type="float" office:value="146.5297" calcext:value-type="float">
            <text:p>146.5297</text:p>
          </table:table-cell>
          <table:table-cell office:value-type="float" office:value="0.2888365" calcext:value-type="float">
            <text:p>0.2888365</text:p>
          </table:table-cell>
          <table:table-cell office:value-type="float" office:value="0.2707758" calcext:value-type="float">
            <text:p>0.2707758</text:p>
          </table:table-cell>
          <table:table-cell office:value-type="float" office:value="0.264376" calcext:value-type="float">
            <text:p>0.264376</text:p>
          </table:table-cell>
          <table:table-cell office:value-type="float" office:value="0.2597956" calcext:value-type="float">
            <text:p>0.2597956</text:p>
          </table:table-cell>
          <table:table-cell office:value-type="float" office:value="0.25772" calcext:value-type="float">
            <text:p>0.25772</text:p>
          </table:table-cell>
          <table:table-cell office:value-type="float" office:value="0.2586059" calcext:value-type="float">
            <text:p>0.2586059</text:p>
          </table:table-cell>
          <table:table-cell office:value-type="float" office:value="0.3178042" calcext:value-type="float">
            <text:p>0.3178042</text:p>
          </table:table-cell>
          <table:table-cell office:value-type="float" office:value="0.3564989" calcext:value-type="float">
            <text:p>0.3564989</text:p>
          </table:table-cell>
          <table:table-cell office:value-type="float" office:value="0.3784378" calcext:value-type="float">
            <text:p>0.3784378</text:p>
          </table:table-cell>
          <table:table-cell office:value-type="float" office:value="0.3935182" calcext:value-type="float">
            <text:p>0.3935182</text:p>
          </table:table-cell>
          <table:table-cell office:value-type="float" office:value="0.4118887" calcext:value-type="float">
            <text:p>0.4118887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4758331" calcext:value-type="float">
            <text:p>0.004758331</text:p>
          </table:table-cell>
          <table:table-cell office:value-type="float" office:value="0.2278156" calcext:value-type="float">
            <text:p>0.2278156</text:p>
          </table:table-cell>
          <table:table-cell office:value-type="float" office:value="0.2457553" calcext:value-type="float">
            <text:p>0.2457553</text:p>
          </table:table-cell>
          <table:table-cell office:value-type="float" office:value="0.2527185" calcext:value-type="float">
            <text:p>0.2527185</text:p>
          </table:table-cell>
          <table:table-cell office:value-type="float" office:value="0.2576357" calcext:value-type="float">
            <text:p>0.2576357</text:p>
          </table:table-cell>
          <table:table-cell office:value-type="float" office:value="0.2598732" calcext:value-type="float">
            <text:p>0.2598732</text:p>
          </table:table-cell>
          <table:table-cell office:value-type="float" office:value="0.2588798" calcext:value-type="float">
            <text:p>0.2588798</text:p>
          </table:table-cell>
          <table:table-cell office:value-type="float" office:value="0.196838" calcext:value-type="float">
            <text:p>0.196838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897737" calcext:value-type="float">
            <text:p>0.0003897737</text:p>
          </table:table-cell>
          <table:table-cell office:value-type="float" office:value="-0.03161365" calcext:value-type="float">
            <text:p>-0.03161365</text:p>
          </table:table-cell>
          <table:table-cell office:value-type="float" office:value="-0.04722663" calcext:value-type="float">
            <text:p>-0.04722663</text:p>
          </table:table-cell>
          <table:table-cell office:value-type="float" office:value="-0.05460889" calcext:value-type="float">
            <text:p>-0.05460889</text:p>
          </table:table-cell>
          <table:table-cell office:value-type="float" office:value="-0.06161325" calcext:value-type="float">
            <text:p>-0.06161325</text:p>
          </table:table-cell>
          <table:table-cell office:value-type="float" office:value="-0.06545747" calcext:value-type="float">
            <text:p>-0.06545747</text:p>
          </table:table-cell>
          <table:table-cell office:value-type="float" office:value="-0.06409921" calcext:value-type="float">
            <text:p>-0.06409921</text:p>
          </table:table-cell>
          <table:table-cell office:value-type="float" office:value="-0.05194364" calcext:value-type="float">
            <text:p>-0.05194364</text:p>
          </table:table-cell>
          <table:table-cell office:value-type="float" office:value="-0.0157219" calcext:value-type="float">
            <text:p>-0.0157219</text:p>
          </table:table-cell>
          <table:table-cell office:value-type="float" office:value="-0.008883587" calcext:value-type="float">
            <text:p>-0.008883587</text:p>
          </table:table-cell>
          <table:table-cell office:value-type="float" office:value="-0.006118791" calcext:value-type="float">
            <text:p>-0.006118791</text:p>
          </table:table-cell>
          <table:table-cell office:value-type="float" office:value="750.2924" calcext:value-type="float">
            <text:p>750.292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0842" calcext:value-type="float">
            <text:p>0.010084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758472" calcext:value-type="float">
            <text:p>0.0047584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310.2351" calcext:value-type="float">
            <text:p>310.2351</text:p>
          </table:table-cell>
          <table:table-cell office:value-type="float" office:value="-2.738421" calcext:value-type="float">
            <text:p>-2.738421</text:p>
          </table:table-cell>
          <table:table-cell office:value-type="float" office:value="185.7839" calcext:value-type="float">
            <text:p>185.7839</text:p>
          </table:table-cell>
          <table:table-cell office:value-type="float" office:value="1293.567" calcext:value-type="float">
            <text:p>1293.567</text:p>
          </table:table-cell>
          <table:table-cell office:value-type="float" office:value="45.09803" calcext:value-type="float">
            <text:p>45.09803</text:p>
          </table:table-cell>
          <table:table-cell office:value-type="float" office:value="115.5134" calcext:value-type="float">
            <text:p>115.5134</text:p>
          </table:table-cell>
          <table:table-cell office:value-type="float" office:value="0.2889105" calcext:value-type="float">
            <text:p>0.2889105</text:p>
          </table:table-cell>
          <table:table-cell office:value-type="float" office:value="0.2708724" calcext:value-type="float">
            <text:p>0.2708724</text:p>
          </table:table-cell>
          <table:table-cell office:value-type="float" office:value="0.2644037" calcext:value-type="float">
            <text:p>0.2644037</text:p>
          </table:table-cell>
          <table:table-cell office:value-type="float" office:value="0.2600124" calcext:value-type="float">
            <text:p>0.2600124</text:p>
          </table:table-cell>
          <table:table-cell office:value-type="float" office:value="0.2581065" calcext:value-type="float">
            <text:p>0.2581065</text:p>
          </table:table-cell>
          <table:table-cell office:value-type="float" office:value="0.2592453" calcext:value-type="float">
            <text:p>0.2592453</text:p>
          </table:table-cell>
          <table:table-cell office:value-type="float" office:value="0.3192199" calcext:value-type="float">
            <text:p>0.3192199</text:p>
          </table:table-cell>
          <table:table-cell office:value-type="float" office:value="0.3564859" calcext:value-type="float">
            <text:p>0.3564859</text:p>
          </table:table-cell>
          <table:table-cell office:value-type="float" office:value="0.378394" calcext:value-type="float">
            <text:p>0.378394</text:p>
          </table:table-cell>
          <table:table-cell office:value-type="float" office:value="0.3934525" calcext:value-type="float">
            <text:p>0.3934525</text:p>
          </table:table-cell>
          <table:table-cell office:value-type="float" office:value="0.4118926" calcext:value-type="float">
            <text:p>0.4118926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4738852" calcext:value-type="float">
            <text:p>0.004738852</text:p>
          </table:table-cell>
          <table:table-cell office:value-type="float" office:value="0.2277401" calcext:value-type="float">
            <text:p>0.2277401</text:p>
          </table:table-cell>
          <table:table-cell office:value-type="float" office:value="0.2456584" calcext:value-type="float">
            <text:p>0.2456584</text:p>
          </table:table-cell>
          <table:table-cell office:value-type="float" office:value="0.252691" calcext:value-type="float">
            <text:p>0.252691</text:p>
          </table:table-cell>
          <table:table-cell office:value-type="float" office:value="0.257419" calcext:value-type="float">
            <text:p>0.257419</text:p>
          </table:table-cell>
          <table:table-cell office:value-type="float" office:value="0.259487" calcext:value-type="float">
            <text:p>0.259487</text:p>
          </table:table-cell>
          <table:table-cell office:value-type="float" office:value="0.2582404" calcext:value-type="float">
            <text:p>0.2582404</text:p>
          </table:table-cell>
          <table:table-cell office:value-type="float" office:value="0.1954222" calcext:value-type="float">
            <text:p>0.1954222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992671" calcext:value-type="float">
            <text:p>0.0003992671</text:p>
          </table:table-cell>
          <table:table-cell office:value-type="float" office:value="-0.03155768" calcext:value-type="float">
            <text:p>-0.03155768</text:p>
          </table:table-cell>
          <table:table-cell office:value-type="float" office:value="-0.04712044" calcext:value-type="float">
            <text:p>-0.04712044</text:p>
          </table:table-cell>
          <table:table-cell office:value-type="float" office:value="-0.05457355" calcext:value-type="float">
            <text:p>-0.05457355</text:p>
          </table:table-cell>
          <table:table-cell office:value-type="float" office:value="-0.06129277" calcext:value-type="float">
            <text:p>-0.06129277</text:p>
          </table:table-cell>
          <table:table-cell office:value-type="float" office:value="-0.06483702" calcext:value-type="float">
            <text:p>-0.06483702</text:p>
          </table:table-cell>
          <table:table-cell office:value-type="float" office:value="-0.06310082" calcext:value-type="float">
            <text:p>-0.06310082</text:p>
          </table:table-cell>
          <table:table-cell office:value-type="float" office:value="-0.05015834" calcext:value-type="float">
            <text:p>-0.05015834</text:p>
          </table:table-cell>
          <table:table-cell office:value-type="float" office:value="-0.01572439" calcext:value-type="float">
            <text:p>-0.01572439</text:p>
          </table:table-cell>
          <table:table-cell office:value-type="float" office:value="-0.008882973" calcext:value-type="float">
            <text:p>-0.008882973</text:p>
          </table:table-cell>
          <table:table-cell office:value-type="float" office:value="-0.0061199" calcext:value-type="float">
            <text:p>-0.0061199</text:p>
          </table:table-cell>
          <table:table-cell office:value-type="float" office:value="756.9274" calcext:value-type="float">
            <text:p>756.927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006028" calcext:value-type="float">
            <text:p>0.0100602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738998" calcext:value-type="float">
            <text:p>0.0047389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310.2351" calcext:value-type="float">
            <text:p>310.2351</text:p>
          </table:table-cell>
          <table:table-cell office:value-type="float" office:value="-2.920628" calcext:value-type="float">
            <text:p>-2.920628</text:p>
          </table:table-cell>
          <table:table-cell office:value-type="float" office:value="196.2471" calcext:value-type="float">
            <text:p>196.2471</text:p>
          </table:table-cell>
          <table:table-cell office:value-type="float" office:value="1282.36" calcext:value-type="float">
            <text:p>1282.36</text:p>
          </table:table-cell>
          <table:table-cell office:value-type="float" office:value="46.0242" calcext:value-type="float">
            <text:p>46.0242</text:p>
          </table:table-cell>
          <table:table-cell office:value-type="float" office:value="85.61929" calcext:value-type="float">
            <text:p>85.61929</text:p>
          </table:table-cell>
          <table:table-cell office:value-type="float" office:value="0.2895101" calcext:value-type="float">
            <text:p>0.2895101</text:p>
          </table:table-cell>
          <table:table-cell office:value-type="float" office:value="0.2710719" calcext:value-type="float">
            <text:p>0.2710719</text:p>
          </table:table-cell>
          <table:table-cell office:value-type="float" office:value="0.2644655" calcext:value-type="float">
            <text:p>0.2644655</text:p>
          </table:table-cell>
          <table:table-cell office:value-type="float" office:value="0.2602373" calcext:value-type="float">
            <text:p>0.2602373</text:p>
          </table:table-cell>
          <table:table-cell office:value-type="float" office:value="0.2584989" calcext:value-type="float">
            <text:p>0.2584989</text:p>
          </table:table-cell>
          <table:table-cell office:value-type="float" office:value="0.259892" calcext:value-type="float">
            <text:p>0.259892</text:p>
          </table:table-cell>
          <table:table-cell office:value-type="float" office:value="0.3206178" calcext:value-type="float">
            <text:p>0.3206178</text:p>
          </table:table-cell>
          <table:table-cell office:value-type="float" office:value="0.3564859" calcext:value-type="float">
            <text:p>0.3564859</text:p>
          </table:table-cell>
          <table:table-cell office:value-type="float" office:value="0.3783904" calcext:value-type="float">
            <text:p>0.3783904</text:p>
          </table:table-cell>
          <table:table-cell office:value-type="float" office:value="0.3934393" calcext:value-type="float">
            <text:p>0.3934393</text:p>
          </table:table-cell>
          <table:table-cell office:value-type="float" office:value="0.4118947" calcext:value-type="float">
            <text:p>0.4118947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666075" calcext:value-type="float">
            <text:p>0.004666075</text:p>
          </table:table-cell>
          <table:table-cell office:value-type="float" office:value="0.2271395" calcext:value-type="float">
            <text:p>0.2271395</text:p>
          </table:table-cell>
          <table:table-cell office:value-type="float" office:value="0.2454588" calcext:value-type="float">
            <text:p>0.2454588</text:p>
          </table:table-cell>
          <table:table-cell office:value-type="float" office:value="0.2526293" calcext:value-type="float">
            <text:p>0.2526293</text:p>
          </table:table-cell>
          <table:table-cell office:value-type="float" office:value="0.2571941" calcext:value-type="float">
            <text:p>0.2571941</text:p>
          </table:table-cell>
          <table:table-cell office:value-type="float" office:value="0.2590945" calcext:value-type="float">
            <text:p>0.2590945</text:p>
          </table:table-cell>
          <table:table-cell office:value-type="float" office:value="0.2575937" calcext:value-type="float">
            <text:p>0.2575937</text:p>
          </table:table-cell>
          <table:table-cell office:value-type="float" office:value="0.1940244" calcext:value-type="float">
            <text:p>0.1940244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078898" calcext:value-type="float">
            <text:p>0.0004078898</text:p>
          </table:table-cell>
          <table:table-cell office:value-type="float" office:value="-0.03109458" calcext:value-type="float">
            <text:p>-0.03109458</text:p>
          </table:table-cell>
          <table:table-cell office:value-type="float" office:value="-0.04690201" calcext:value-type="float">
            <text:p>-0.04690201</text:p>
          </table:table-cell>
          <table:table-cell office:value-type="float" office:value="-0.05449468" calcext:value-type="float">
            <text:p>-0.05449468</text:p>
          </table:table-cell>
          <table:table-cell office:value-type="float" office:value="-0.06096242" calcext:value-type="float">
            <text:p>-0.06096242</text:p>
          </table:table-cell>
          <table:table-cell office:value-type="float" office:value="-0.06421351" calcext:value-type="float">
            <text:p>-0.06421351</text:p>
          </table:table-cell>
          <table:table-cell office:value-type="float" office:value="-0.06210915" calcext:value-type="float">
            <text:p>-0.06210915</text:p>
          </table:table-cell>
          <table:table-cell office:value-type="float" office:value="-0.04846307" calcext:value-type="float">
            <text:p>-0.04846307</text:p>
          </table:table-cell>
          <table:table-cell office:value-type="float" office:value="-0.01572443" calcext:value-type="float">
            <text:p>-0.01572443</text:p>
          </table:table-cell>
          <table:table-cell office:value-type="float" office:value="-0.00888379" calcext:value-type="float">
            <text:p>-0.00888379</text:p>
          </table:table-cell>
          <table:table-cell office:value-type="float" office:value="-0.006121885" calcext:value-type="float">
            <text:p>-0.006121885</text:p>
          </table:table-cell>
          <table:table-cell office:value-type="float" office:value="763.5228" calcext:value-type="float">
            <text:p>763.522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87855" calcext:value-type="float">
            <text:p>0.009987855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0.004666228" calcext:value-type="float">
            <text:p>0.0046662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310.2351" calcext:value-type="float">
            <text:p>310.2351</text:p>
          </table:table-cell>
          <table:table-cell office:value-type="float" office:value="-2.752977" calcext:value-type="float">
            <text:p>-2.752977</text:p>
          </table:table-cell>
          <table:table-cell office:value-type="float" office:value="207.7287" calcext:value-type="float">
            <text:p>207.7287</text:p>
          </table:table-cell>
          <table:table-cell office:value-type="float" office:value="1269.363" calcext:value-type="float">
            <text:p>1269.363</text:p>
          </table:table-cell>
          <table:table-cell office:value-type="float" office:value="47.37186" calcext:value-type="float">
            <text:p>47.37186</text:p>
          </table:table-cell>
          <table:table-cell office:value-type="float" office:value="52.29029" calcext:value-type="float">
            <text:p>52.29029</text:p>
          </table:table-cell>
          <table:table-cell office:value-type="float" office:value="0.3444912" calcext:value-type="float">
            <text:p>0.3444912</text:p>
          </table:table-cell>
          <table:table-cell office:value-type="float" office:value="0.2816691" calcext:value-type="float">
            <text:p>0.2816691</text:p>
          </table:table-cell>
          <table:table-cell office:value-type="float" office:value="0.2663125" calcext:value-type="float">
            <text:p>0.2663125</text:p>
          </table:table-cell>
          <table:table-cell office:value-type="float" office:value="0.2608179" calcext:value-type="float">
            <text:p>0.2608179</text:p>
          </table:table-cell>
          <table:table-cell office:value-type="float" office:value="0.2589655" calcext:value-type="float">
            <text:p>0.2589655</text:p>
          </table:table-cell>
          <table:table-cell office:value-type="float" office:value="0.2605578" calcext:value-type="float">
            <text:p>0.2605578</text:p>
          </table:table-cell>
          <table:table-cell office:value-type="float" office:value="0.3219983" calcext:value-type="float">
            <text:p>0.3219983</text:p>
          </table:table-cell>
          <table:table-cell office:value-type="float" office:value="0.3564884" calcext:value-type="float">
            <text:p>0.3564884</text:p>
          </table:table-cell>
          <table:table-cell office:value-type="float" office:value="0.3779511" calcext:value-type="float">
            <text:p>0.3779511</text:p>
          </table:table-cell>
          <table:table-cell office:value-type="float" office:value="0.3928707" calcext:value-type="float">
            <text:p>0.3928707</text:p>
          </table:table-cell>
          <table:table-cell office:value-type="float" office:value="0.4119383" calcext:value-type="float">
            <text:p>0.4119383</text:p>
          </table:table-cell>
          <table:table-cell office:value-type="float" office:value="0.5112637" calcext:value-type="float">
            <text:p>0.5112637</text:p>
          </table:table-cell>
          <table:table-cell office:value-type="float" office:value="0" calcext:value-type="float">
            <text:p>0</text:p>
          </table:table-cell>
          <table:table-cell office:value-type="float" office:value="0.004667499" calcext:value-type="float">
            <text:p>0.004667499</text:p>
          </table:table-cell>
          <table:table-cell office:value-type="float" office:value="0.1721644" calcext:value-type="float">
            <text:p>0.1721644</text:p>
          </table:table-cell>
          <table:table-cell office:value-type="float" office:value="0.2347845" calcext:value-type="float">
            <text:p>0.2347845</text:p>
          </table:table-cell>
          <table:table-cell office:value-type="float" office:value="0.2507726" calcext:value-type="float">
            <text:p>0.2507726</text:p>
          </table:table-cell>
          <table:table-cell office:value-type="float" office:value="0.2566138" calcext:value-type="float">
            <text:p>0.2566138</text:p>
          </table:table-cell>
          <table:table-cell office:value-type="float" office:value="0.258628" calcext:value-type="float">
            <text:p>0.258628</text:p>
          </table:table-cell>
          <table:table-cell office:value-type="float" office:value="0.2569279" calcext:value-type="float">
            <text:p>0.2569279</text:p>
          </table:table-cell>
          <table:table-cell office:value-type="float" office:value="0.1926439" calcext:value-type="float">
            <text:p>0.1926439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3292663" calcext:value-type="float">
            <text:p>3.292663E-05</text:p>
          </table:table-cell>
          <table:table-cell office:value-type="float" office:value="-0.008807556" calcext:value-type="float">
            <text:p>-0.008807556</text:p>
          </table:table-cell>
          <table:table-cell office:value-type="float" office:value="-0.03662213" calcext:value-type="float">
            <text:p>-0.03662213</text:p>
          </table:table-cell>
          <table:table-cell office:value-type="float" office:value="-0.05214845" calcext:value-type="float">
            <text:p>-0.05214845</text:p>
          </table:table-cell>
          <table:table-cell office:value-type="float" office:value="-0.06011678" calcext:value-type="float">
            <text:p>-0.06011678</text:p>
          </table:table-cell>
          <table:table-cell office:value-type="float" office:value="-0.06348126" calcext:value-type="float">
            <text:p>-0.06348126</text:p>
          </table:table-cell>
          <table:table-cell office:value-type="float" office:value="-0.06110705" calcext:value-type="float">
            <text:p>-0.06110705</text:p>
          </table:table-cell>
          <table:table-cell office:value-type="float" office:value="-0.04685276" calcext:value-type="float">
            <text:p>-0.04685276</text:p>
          </table:table-cell>
          <table:table-cell office:value-type="float" office:value="-0.01572362" calcext:value-type="float">
            <text:p>-0.01572362</text:p>
          </table:table-cell>
          <table:table-cell office:value-type="float" office:value="-0.008983724" calcext:value-type="float">
            <text:p>-0.008983724</text:p>
          </table:table-cell>
          <table:table-cell office:value-type="float" office:value="-0.006207365" calcext:value-type="float">
            <text:p>-0.006207365</text:p>
          </table:table-cell>
          <table:table-cell office:value-type="float" office:value="770.5475" calcext:value-type="float">
            <text:p>770.547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5329" calcext:value-type="float">
            <text:p>0.009532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4667012" calcext:value-type="float">
            <text:p>0.0046670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310.2351" calcext:value-type="float">
            <text:p>310.2351</text:p>
          </table:table-cell>
          <table:table-cell office:value-type="float" office:value="-2.568744" calcext:value-type="float">
            <text:p>-2.568744</text:p>
          </table:table-cell>
          <table:table-cell office:value-type="float" office:value="215.0728" calcext:value-type="float">
            <text:p>215.0728</text:p>
          </table:table-cell>
          <table:table-cell office:value-type="float" office:value="1260.175" calcext:value-type="float">
            <text:p>1260.175</text:p>
          </table:table-cell>
          <table:table-cell office:value-type="float" office:value="49.03175" calcext:value-type="float">
            <text:p>49.03175</text:p>
          </table:table-cell>
          <table:table-cell office:value-type="float" office:value="16.60901" calcext:value-type="float">
            <text:p>16.60901</text:p>
          </table:table-cell>
          <table:table-cell office:value-type="float" office:value="0.5166497" calcext:value-type="float">
            <text:p>0.5166497</text:p>
          </table:table-cell>
          <table:table-cell office:value-type="float" office:value="0.4162484" calcext:value-type="float">
            <text:p>0.4162484</text:p>
          </table:table-cell>
          <table:table-cell office:value-type="float" office:value="0.2877455" calcext:value-type="float">
            <text:p>0.2877455</text:p>
          </table:table-cell>
          <table:table-cell office:value-type="float" office:value="0.2651258" calcext:value-type="float">
            <text:p>0.2651258</text:p>
          </table:table-cell>
          <table:table-cell office:value-type="float" office:value="0.260179" calcext:value-type="float">
            <text:p>0.260179</text:p>
          </table:table-cell>
          <table:table-cell office:value-type="float" office:value="0.2613831" calcext:value-type="float">
            <text:p>0.2613831</text:p>
          </table:table-cell>
          <table:table-cell office:value-type="float" office:value="0.3233819" calcext:value-type="float">
            <text:p>0.3233819</text:p>
          </table:table-cell>
          <table:table-cell office:value-type="float" office:value="0.3564977" calcext:value-type="float">
            <text:p>0.3564977</text:p>
          </table:table-cell>
          <table:table-cell office:value-type="float" office:value="0.3772838" calcext:value-type="float">
            <text:p>0.3772838</text:p>
          </table:table-cell>
          <table:table-cell office:value-type="float" office:value="0.3918774" calcext:value-type="float">
            <text:p>0.3918774</text:p>
          </table:table-cell>
          <table:table-cell office:value-type="float" office:value="0.4122616" calcext:value-type="float">
            <text:p>0.4122616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4756013" calcext:value-type="float">
            <text:p>0.004756013</text:p>
          </table:table-cell>
          <table:table-cell office:value-type="float" office:value="0.0000000144036" calcext:value-type="float">
            <text:p>1.44036E-08</text:p>
          </table:table-cell>
          <table:table-cell office:value-type="float" office:value="0.1002588" calcext:value-type="float">
            <text:p>0.1002588</text:p>
          </table:table-cell>
          <table:table-cell office:value-type="float" office:value="0.2293463" calcext:value-type="float">
            <text:p>0.2293463</text:p>
          </table:table-cell>
          <table:table-cell office:value-type="float" office:value="0.2523047" calcext:value-type="float">
            <text:p>0.2523047</text:p>
          </table:table-cell>
          <table:table-cell office:value-type="float" office:value="0.2574143" calcext:value-type="float">
            <text:p>0.2574143</text:p>
          </table:table-cell>
          <table:table-cell office:value-type="float" office:value="0.2561023" calcext:value-type="float">
            <text:p>0.2561023</text:p>
          </table:table-cell>
          <table:table-cell office:value-type="float" office:value="0.1912602" calcext:value-type="float">
            <text:p>0.1912602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2310202" calcext:value-type="float">
            <text:p>-0.002310202</text:p>
          </table:table-cell>
          <table:table-cell office:value-type="float" office:value="-0.03211752" calcext:value-type="float">
            <text:p>-0.03211752</text:p>
          </table:table-cell>
          <table:table-cell office:value-type="float" office:value="-0.05428094" calcext:value-type="float">
            <text:p>-0.05428094</text:p>
          </table:table-cell>
          <table:table-cell office:value-type="float" office:value="-0.06162816" calcext:value-type="float">
            <text:p>-0.06162816</text:p>
          </table:table-cell>
          <table:table-cell office:value-type="float" office:value="-0.05989246" calcext:value-type="float">
            <text:p>-0.05989246</text:p>
          </table:table-cell>
          <table:table-cell office:value-type="float" office:value="-0.04529857" calcext:value-type="float">
            <text:p>-0.04529857</text:p>
          </table:table-cell>
          <table:table-cell office:value-type="float" office:value="-0.01571898" calcext:value-type="float">
            <text:p>-0.01571898</text:p>
          </table:table-cell>
          <table:table-cell office:value-type="float" office:value="-0.009137602" calcext:value-type="float">
            <text:p>-0.009137602</text:p>
          </table:table-cell>
          <table:table-cell office:value-type="float" office:value="-0.00636" calcext:value-type="float">
            <text:p>-0.00636</text:p>
          </table:table-cell>
          <table:table-cell office:value-type="float" office:value="777.9308" calcext:value-type="float">
            <text:p>777.930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110657" calcext:value-type="float">
            <text:p>0.009110657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0.004756526" calcext:value-type="float">
            <text:p>0.0047565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325.8351" calcext:value-type="float">
            <text:p>325.8351</text:p>
          </table:table-cell>
          <table:table-cell office:value-type="float" office:value="-2.975257" calcext:value-type="float">
            <text:p>-2.975257</text:p>
          </table:table-cell>
          <table:table-cell office:value-type="float" office:value="233.3536" calcext:value-type="float">
            <text:p>233.3536</text:p>
          </table:table-cell>
          <table:table-cell office:value-type="float" office:value="1256.255" calcext:value-type="float">
            <text:p>1256.255</text:p>
          </table:table-cell>
          <table:table-cell office:value-type="float" office:value="50.67641" calcext:value-type="float">
            <text:p>50.67641</text:p>
          </table:table-cell>
          <table:table-cell office:value-type="float" office:value="3.285084" calcext:value-type="float">
            <text:p>3.285084</text:p>
          </table:table-cell>
          <table:table-cell office:value-type="float" office:value="0.5075701" calcext:value-type="float">
            <text:p>0.5075701</text:p>
          </table:table-cell>
          <table:table-cell office:value-type="float" office:value="0.5144205" calcext:value-type="float">
            <text:p>0.5144205</text:p>
          </table:table-cell>
          <table:table-cell office:value-type="float" office:value="0.3097769" calcext:value-type="float">
            <text:p>0.3097769</text:p>
          </table:table-cell>
          <table:table-cell office:value-type="float" office:value="0.2698249" calcext:value-type="float">
            <text:p>0.2698249</text:p>
          </table:table-cell>
          <table:table-cell office:value-type="float" office:value="0.2616176" calcext:value-type="float">
            <text:p>0.2616176</text:p>
          </table:table-cell>
          <table:table-cell office:value-type="float" office:value="0.2622954" calcext:value-type="float">
            <text:p>0.2622954</text:p>
          </table:table-cell>
          <table:table-cell office:value-type="float" office:value="0.3247671" calcext:value-type="float">
            <text:p>0.3247671</text:p>
          </table:table-cell>
          <table:table-cell office:value-type="float" office:value="0.3565038" calcext:value-type="float">
            <text:p>0.3565038</text:p>
          </table:table-cell>
          <table:table-cell office:value-type="float" office:value="0.3766712" calcext:value-type="float">
            <text:p>0.3766712</text:p>
          </table:table-cell>
          <table:table-cell office:value-type="float" office:value="0.3909312" calcext:value-type="float">
            <text:p>0.3909312</text:p>
          </table:table-cell>
          <table:table-cell office:value-type="float" office:value="0.4123549" calcext:value-type="float">
            <text:p>0.4123549</text:p>
          </table:table-cell>
          <table:table-cell office:value-type="float" office:value="0.5112631" calcext:value-type="float">
            <text:p>0.5112631</text:p>
          </table:table-cell>
          <table:table-cell office:value-type="float" office:value="0" calcext:value-type="float">
            <text:p>0</text:p>
          </table:table-cell>
          <table:table-cell office:value-type="float" office:value="0.004714567" calcext:value-type="float">
            <text:p>0.004714567</text:p>
          </table:table-cell>
          <table:table-cell office:value-type="float" office:value="0.009094854" calcext:value-type="float">
            <text:p>0.009094854</text:p>
          </table:table-cell>
          <table:table-cell office:value-type="float" office:value="0.001923227" calcext:value-type="float">
            <text:p>0.001923227</text:p>
          </table:table-cell>
          <table:table-cell office:value-type="float" office:value="0.2072859" calcext:value-type="float">
            <text:p>0.2072859</text:p>
          </table:table-cell>
          <table:table-cell office:value-type="float" office:value="0.2476065" calcext:value-type="float">
            <text:p>0.2476065</text:p>
          </table:table-cell>
          <table:table-cell office:value-type="float" office:value="0.2559758" calcext:value-type="float">
            <text:p>0.2559758</text:p>
          </table:table-cell>
          <table:table-cell office:value-type="float" office:value="0.25519" calcext:value-type="float">
            <text:p>0.25519</text:p>
          </table:table-cell>
          <table:table-cell office:value-type="float" office:value="0.189875" calcext:value-type="float">
            <text:p>0.189875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557818" calcext:value-type="float">
            <text:p>-0.0005557818</text:p>
          </table:table-cell>
          <table:table-cell office:value-type="float" office:value="-0.0005112358" calcext:value-type="float">
            <text:p>-0.0005112358</text:p>
          </table:table-cell>
          <table:table-cell office:value-type="float" office:value="-0.01903292" calcext:value-type="float">
            <text:p>-0.01903292</text:p>
          </table:table-cell>
          <table:table-cell office:value-type="float" office:value="-0.04862631" calcext:value-type="float">
            <text:p>-0.04862631</text:p>
          </table:table-cell>
          <table:table-cell office:value-type="float" office:value="-0.05950572" calcext:value-type="float">
            <text:p>-0.05950572</text:p>
          </table:table-cell>
          <table:table-cell office:value-type="float" office:value="-0.05858122" calcext:value-type="float">
            <text:p>-0.05858122</text:p>
          </table:table-cell>
          <table:table-cell office:value-type="float" office:value="-0.04380092" calcext:value-type="float">
            <text:p>-0.04380092</text:p>
          </table:table-cell>
          <table:table-cell office:value-type="float" office:value="-0.01571691" calcext:value-type="float">
            <text:p>-0.01571691</text:p>
          </table:table-cell>
          <table:table-cell office:value-type="float" office:value="-0.00928141" calcext:value-type="float">
            <text:p>-0.00928141</text:p>
          </table:table-cell>
          <table:table-cell office:value-type="float" office:value="-0.006509246" calcext:value-type="float">
            <text:p>-0.006509246</text:p>
          </table:table-cell>
          <table:table-cell office:value-type="float" office:value="785.3514" calcext:value-type="float">
            <text:p>785.351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835831" calcext:value-type="float">
            <text:p>0.00883583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0.004713263" calcext:value-type="float">
            <text:p>0.0047132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325.8351" calcext:value-type="float">
            <text:p>325.8351</text:p>
          </table:table-cell>
          <table:table-cell office:value-type="float" office:value="-2.031423" calcext:value-type="float">
            <text:p>-2.031423</text:p>
          </table:table-cell>
          <table:table-cell office:value-type="float" office:value="233.471" calcext:value-type="float">
            <text:p>233.471</text:p>
          </table:table-cell>
          <table:table-cell office:value-type="float" office:value="1253.619" calcext:value-type="float">
            <text:p>1253.619</text:p>
          </table:table-cell>
          <table:table-cell office:value-type="float" office:value="52.25075" calcext:value-type="float">
            <text:p>52.25075</text:p>
          </table:table-cell>
          <table:table-cell office:value-type="float" office:value="0" calcext:value-type="float">
            <text:p>0</text:p>
          </table:table-cell>
          <table:table-cell office:value-type="float" office:value="0.5166379" calcext:value-type="float">
            <text:p>0.5166379</text:p>
          </table:table-cell>
          <table:table-cell office:value-type="float" office:value="0.5163065" calcext:value-type="float">
            <text:p>0.5163065</text:p>
          </table:table-cell>
          <table:table-cell office:value-type="float" office:value="0.5170302" calcext:value-type="float">
            <text:p>0.5170302</text:p>
          </table:table-cell>
          <table:table-cell office:value-type="float" office:value="0.3348463" calcext:value-type="float">
            <text:p>0.3348463</text:p>
          </table:table-cell>
          <table:table-cell office:value-type="float" office:value="0.2738165" calcext:value-type="float">
            <text:p>0.2738165</text:p>
          </table:table-cell>
          <table:table-cell office:value-type="float" office:value="0.2653857" calcext:value-type="float">
            <text:p>0.2653857</text:p>
          </table:table-cell>
          <table:table-cell office:value-type="float" office:value="0.3264289" calcext:value-type="float">
            <text:p>0.3264289</text:p>
          </table:table-cell>
          <table:table-cell office:value-type="float" office:value="0.3565306" calcext:value-type="float">
            <text:p>0.3565306</text:p>
          </table:table-cell>
          <table:table-cell office:value-type="float" office:value="0.376192" calcext:value-type="float">
            <text:p>0.376192</text:p>
          </table:table-cell>
          <table:table-cell office:value-type="float" office:value="0.3901433" calcext:value-type="float">
            <text:p>0.3901433</text:p>
          </table:table-cell>
          <table:table-cell office:value-type="float" office:value="0.4133221" calcext:value-type="float">
            <text:p>0.413322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2388087" calcext:value-type="float">
            <text:p>0.002388087</text:p>
          </table:table-cell>
          <table:table-cell office:value-type="float" office:value="1.916328E-015" calcext:value-type="float">
            <text:p>1.916328E-15</text:p>
          </table:table-cell>
          <table:table-cell office:value-type="float" office:value="1.979206E-015" calcext:value-type="float">
            <text:p>1.979206E-15</text:p>
          </table:table-cell>
          <table:table-cell office:value-type="float" office:value="1.980549E-015" calcext:value-type="float">
            <text:p>1.980549E-15</text:p>
          </table:table-cell>
          <table:table-cell office:value-type="float" office:value="0.182523" calcext:value-type="float">
            <text:p>0.182523</text:p>
          </table:table-cell>
          <table:table-cell office:value-type="float" office:value="0.2437658" calcext:value-type="float">
            <text:p>0.2437658</text:p>
          </table:table-cell>
          <table:table-cell office:value-type="float" office:value="0.2520989" calcext:value-type="float">
            <text:p>0.2520989</text:p>
          </table:table-cell>
          <table:table-cell office:value-type="float" office:value="0.1882127" calcext:value-type="float">
            <text:p>0.1882127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5006606" calcext:value-type="float">
            <text:p>-0.0005006606</text:p>
          </table:table-cell>
          <table:table-cell office:value-type="float" office:value="-0.0005003145" calcext:value-type="float">
            <text:p>-0.0005003145</text:p>
          </table:table-cell>
          <table:table-cell office:value-type="float" office:value="-0.01111321" calcext:value-type="float">
            <text:p>-0.01111321</text:p>
          </table:table-cell>
          <table:table-cell office:value-type="float" office:value="-0.04466817" calcext:value-type="float">
            <text:p>-0.04466817</text:p>
          </table:table-cell>
          <table:table-cell office:value-type="float" office:value="-0.05441298" calcext:value-type="float">
            <text:p>-0.05441298</text:p>
          </table:table-cell>
          <table:table-cell office:value-type="float" office:value="-0.04208195" calcext:value-type="float">
            <text:p>-0.04208195</text:p>
          </table:table-cell>
          <table:table-cell office:value-type="float" office:value="-0.0157054" calcext:value-type="float">
            <text:p>-0.0157054</text:p>
          </table:table-cell>
          <table:table-cell office:value-type="float" office:value="-0.009395725" calcext:value-type="float">
            <text:p>-0.009395725</text:p>
          </table:table-cell>
          <table:table-cell office:value-type="float" office:value="-0.006636563" calcext:value-type="float">
            <text:p>-0.006636563</text:p>
          </table:table-cell>
          <table:table-cell office:value-type="float" office:value="792.7206" calcext:value-type="float">
            <text:p>792.720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342559" calcext:value-type="float">
            <text:p>0.00534255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2391342" calcext:value-type="float">
            <text:p>0.0023913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325.8351" calcext:value-type="float">
            <text:p>325.8351</text:p>
          </table:table-cell>
          <table:table-cell office:value-type="float" office:value="-0.3067299" calcext:value-type="float">
            <text:p>-0.3067299</text:p>
          </table:table-cell>
          <table:table-cell office:value-type="float" office:value="233.471" calcext:value-type="float">
            <text:p>233.471</text:p>
          </table:table-cell>
          <table:table-cell office:value-type="float" office:value="1250.441" calcext:value-type="float">
            <text:p>1250.441</text:p>
          </table:table-cell>
          <table:table-cell office:value-type="float" office:value="53.70477" calcext:value-type="float">
            <text:p>53.70477</text:p>
          </table:table-cell>
          <table:table-cell office:value-type="float" office:value="0" calcext:value-type="float">
            <text:p>0</text:p>
          </table:table-cell>
          <table:table-cell office:value-type="float" office:value="0.4746321" calcext:value-type="float">
            <text:p>0.4746321</text:p>
          </table:table-cell>
          <table:table-cell office:value-type="float" office:value="0.4889913" calcext:value-type="float">
            <text:p>0.4889913</text:p>
          </table:table-cell>
          <table:table-cell office:value-type="float" office:value="0.5092549" calcext:value-type="float">
            <text:p>0.5092549</text:p>
          </table:table-cell>
          <table:table-cell office:value-type="float" office:value="0.5173436" calcext:value-type="float">
            <text:p>0.5173436</text:p>
          </table:table-cell>
          <table:table-cell office:value-type="float" office:value="0.3244539" calcext:value-type="float">
            <text:p>0.3244539</text:p>
          </table:table-cell>
          <table:table-cell office:value-type="float" office:value="0.2757536" calcext:value-type="float">
            <text:p>0.2757536</text:p>
          </table:table-cell>
          <table:table-cell office:value-type="float" office:value="0.3290893" calcext:value-type="float">
            <text:p>0.3290893</text:p>
          </table:table-cell>
          <table:table-cell office:value-type="float" office:value="0.3565534" calcext:value-type="float">
            <text:p>0.3565534</text:p>
          </table:table-cell>
          <table:table-cell office:value-type="float" office:value="0.3758504" calcext:value-type="float">
            <text:p>0.3758504</text:p>
          </table:table-cell>
          <table:table-cell office:value-type="float" office:value="0.3895231" calcext:value-type="float">
            <text:p>0.3895231</text:p>
          </table:table-cell>
          <table:table-cell office:value-type="float" office:value="0.4140414" calcext:value-type="float">
            <text:p>0.41404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342E-015" calcext:value-type="float">
            <text:p>1.916342E-15</text:p>
          </table:table-cell>
          <table:table-cell office:value-type="float" office:value="1.979201E-015" calcext:value-type="float">
            <text:p>1.979201E-15</text:p>
          </table:table-cell>
          <table:table-cell office:value-type="float" office:value="1.980544E-015" calcext:value-type="float">
            <text:p>1.980544E-15</text:p>
          </table:table-cell>
          <table:table-cell office:value-type="float" office:value="0.0000000000001692632" calcext:value-type="float">
            <text:p>1.692632E-13</text:p>
          </table:table-cell>
          <table:table-cell office:value-type="float" office:value="0.1930529" calcext:value-type="float">
            <text:p>0.1930529</text:p>
          </table:table-cell>
          <table:table-cell office:value-type="float" office:value="0.2417216" calcext:value-type="float">
            <text:p>0.2417216</text:p>
          </table:table-cell>
          <table:table-cell office:value-type="float" office:value="0.1855475" calcext:value-type="float">
            <text:p>0.1855475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7888276" calcext:value-type="float">
            <text:p>-0.0007888276</text:p>
          </table:table-cell>
          <table:table-cell office:value-type="float" office:value="-0.0006453086" calcext:value-type="float">
            <text:p>-0.0006453086</text:p>
          </table:table-cell>
          <table:table-cell office:value-type="float" office:value="-0.0005003997" calcext:value-type="float">
            <text:p>-0.0005003997</text:p>
          </table:table-cell>
          <table:table-cell office:value-type="float" office:value="-0.0005004667" calcext:value-type="float">
            <text:p>-0.0005004667</text:p>
          </table:table-cell>
          <table:table-cell office:value-type="float" office:value="-0.01403875" calcext:value-type="float">
            <text:p>-0.01403875</text:p>
          </table:table-cell>
          <table:table-cell office:value-type="float" office:value="-0.04280648" calcext:value-type="float">
            <text:p>-0.04280648</text:p>
          </table:table-cell>
          <table:table-cell office:value-type="float" office:value="-0.03949768" calcext:value-type="float">
            <text:p>-0.03949768</text:p>
          </table:table-cell>
          <table:table-cell office:value-type="float" office:value="-0.01569611" calcext:value-type="float">
            <text:p>-0.01569611</text:p>
          </table:table-cell>
          <table:table-cell office:value-type="float" office:value="-0.009478361" calcext:value-type="float">
            <text:p>-0.009478361</text:p>
          </table:table-cell>
          <table:table-cell office:value-type="float" office:value="-0.006738789" calcext:value-type="float">
            <text:p>-0.006738789</text:p>
          </table:table-cell>
          <table:table-cell office:value-type="float" office:value="800.0253" calcext:value-type="float">
            <text:p>800.0253</text:p>
          </table:table-cell>
          <table:table-cell office:value-type="float" office:value="0" calcext:value-type="float">
            <text:p>0</text:p>
          </table:table-cell>
          <table:table-cell office:value-type="float" office:value="-0.007498608" calcext:value-type="float">
            <text:p>-0.007498608</text:p>
          </table:table-cell>
          <table:table-cell office:value-type="float" office:value="0.001943329" calcext:value-type="float">
            <text:p>0.00194332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1667312" calcext:value-type="float">
            <text:p>-0.016673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329.035" calcext:value-type="float">
            <text:p>329.035</text:p>
          </table:table-cell>
          <table:table-cell office:value-type="float" office:value="0.1527806" calcext:value-type="float">
            <text:p>0.1527806</text:p>
          </table:table-cell>
          <table:table-cell office:value-type="float" office:value="233.471" calcext:value-type="float">
            <text:p>233.471</text:p>
          </table:table-cell>
          <table:table-cell office:value-type="float" office:value="1251.765" calcext:value-type="float">
            <text:p>1251.765</text:p>
          </table:table-cell>
          <table:table-cell office:value-type="float" office:value="55.12112" calcext:value-type="float">
            <text:p>55.12112</text:p>
          </table:table-cell>
          <table:table-cell office:value-type="float" office:value="0" calcext:value-type="float">
            <text:p>0</text:p>
          </table:table-cell>
          <table:table-cell office:value-type="float" office:value="0.5070327" calcext:value-type="float">
            <text:p>0.5070327</text:p>
          </table:table-cell>
          <table:table-cell office:value-type="float" office:value="0.5159622" calcext:value-type="float">
            <text:p>0.5159622</text:p>
          </table:table-cell>
          <table:table-cell office:value-type="float" office:value="0.5170312" calcext:value-type="float">
            <text:p>0.5170312</text:p>
          </table:table-cell>
          <table:table-cell office:value-type="float" office:value="0.5173719" calcext:value-type="float">
            <text:p>0.5173719</text:p>
          </table:table-cell>
          <table:table-cell office:value-type="float" office:value="0.4711238" calcext:value-type="float">
            <text:p>0.4711238</text:p>
          </table:table-cell>
          <table:table-cell office:value-type="float" office:value="0.3007003" calcext:value-type="float">
            <text:p>0.3007003</text:p>
          </table:table-cell>
          <table:table-cell office:value-type="float" office:value="0.3338826" calcext:value-type="float">
            <text:p>0.3338826</text:p>
          </table:table-cell>
          <table:table-cell office:value-type="float" office:value="0.3565704" calcext:value-type="float">
            <text:p>0.3565704</text:p>
          </table:table-cell>
          <table:table-cell office:value-type="float" office:value="0.3755836" calcext:value-type="float">
            <text:p>0.3755836</text:p>
          </table:table-cell>
          <table:table-cell office:value-type="float" office:value="0.388997" calcext:value-type="float">
            <text:p>0.388997</text:p>
          </table:table-cell>
          <table:table-cell office:value-type="float" office:value="0.4144268" calcext:value-type="float">
            <text:p>0.4144268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0001275479" calcext:value-type="float">
            <text:p>1.275479E-06</text:p>
          </table:table-cell>
          <table:table-cell office:value-type="float" office:value="1.916366E-015" calcext:value-type="float">
            <text:p>1.916366E-15</text:p>
          </table:table-cell>
          <table:table-cell office:value-type="float" office:value="1.979194E-015" calcext:value-type="float">
            <text:p>1.979194E-15</text:p>
          </table:table-cell>
          <table:table-cell office:value-type="float" office:value="1.980537E-015" calcext:value-type="float">
            <text:p>1.980537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0.04641358" calcext:value-type="float">
            <text:p>0.04641358</text:p>
          </table:table-cell>
          <table:table-cell office:value-type="float" office:value="0.216777" calcext:value-type="float">
            <text:p>0.216777</text:p>
          </table:table-cell>
          <table:table-cell office:value-type="float" office:value="0.1807603" calcext:value-type="float">
            <text:p>0.1807603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5005684" calcext:value-type="float">
            <text:p>-0.0005005684</text:p>
          </table:table-cell>
          <table:table-cell office:value-type="float" office:value="-0.0005002663" calcext:value-type="float">
            <text:p>-0.0005002663</text:p>
          </table:table-cell>
          <table:table-cell office:value-type="float" office:value="-0.0005002985" calcext:value-type="float">
            <text:p>-0.0005002985</text:p>
          </table:table-cell>
          <table:table-cell office:value-type="float" office:value="-0.0009800678" calcext:value-type="float">
            <text:p>-0.0009800678</text:p>
          </table:table-cell>
          <table:table-cell office:value-type="float" office:value="-0.02374902" calcext:value-type="float">
            <text:p>-0.02374902</text:p>
          </table:table-cell>
          <table:table-cell office:value-type="float" office:value="-0.03525389" calcext:value-type="float">
            <text:p>-0.03525389</text:p>
          </table:table-cell>
          <table:table-cell office:value-type="float" office:value="-0.01568906" calcext:value-type="float">
            <text:p>-0.01568906</text:p>
          </table:table-cell>
          <table:table-cell office:value-type="float" office:value="-0.009543122" calcext:value-type="float">
            <text:p>-0.009543122</text:p>
          </table:table-cell>
          <table:table-cell office:value-type="float" office:value="-0.006826636" calcext:value-type="float">
            <text:p>-0.006826636</text:p>
          </table:table-cell>
          <table:table-cell office:value-type="float" office:value="807.3155" calcext:value-type="float">
            <text:p>807.315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223844" calcext:value-type="float">
            <text:p>0.0012238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4150472" calcext:value-type="float">
            <text:p>4.150472E-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329.035" calcext:value-type="float">
            <text:p>329.035</text:p>
          </table:table-cell>
          <table:table-cell office:value-type="float" office:value="3.05271" calcext:value-type="float">
            <text:p>3.05271</text:p>
          </table:table-cell>
          <table:table-cell office:value-type="float" office:value="233.471" calcext:value-type="float">
            <text:p>233.471</text:p>
          </table:table-cell>
          <table:table-cell office:value-type="float" office:value="1247.8" calcext:value-type="float">
            <text:p>1247.8</text:p>
          </table:table-cell>
          <table:table-cell office:value-type="float" office:value="56.18592" calcext:value-type="float">
            <text:p>56.18592</text:p>
          </table:table-cell>
          <table:table-cell office:value-type="float" office:value="0" calcext:value-type="float">
            <text:p>0</text:p>
          </table:table-cell>
          <table:table-cell office:value-type="float" office:value="0.4495507" calcext:value-type="float">
            <text:p>0.4495507</text:p>
          </table:table-cell>
          <table:table-cell office:value-type="float" office:value="0.4493804" calcext:value-type="float">
            <text:p>0.4493804</text:p>
          </table:table-cell>
          <table:table-cell office:value-type="float" office:value="0.4741609" calcext:value-type="float">
            <text:p>0.4741609</text:p>
          </table:table-cell>
          <table:table-cell office:value-type="float" office:value="0.5085459" calcext:value-type="float">
            <text:p>0.5085459</text:p>
          </table:table-cell>
          <table:table-cell office:value-type="float" office:value="0.5175297" calcext:value-type="float">
            <text:p>0.5175297</text:p>
          </table:table-cell>
          <table:table-cell office:value-type="float" office:value="0.3743891" calcext:value-type="float">
            <text:p>0.3743891</text:p>
          </table:table-cell>
          <table:table-cell office:value-type="float" office:value="0.3440858" calcext:value-type="float">
            <text:p>0.3440858</text:p>
          </table:table-cell>
          <table:table-cell office:value-type="float" office:value="0.356582" calcext:value-type="float">
            <text:p>0.356582</text:p>
          </table:table-cell>
          <table:table-cell office:value-type="float" office:value="0.3754734" calcext:value-type="float">
            <text:p>0.3754734</text:p>
          </table:table-cell>
          <table:table-cell office:value-type="float" office:value="0.3886538" calcext:value-type="float">
            <text:p>0.3886538</text:p>
          </table:table-cell>
          <table:table-cell office:value-type="float" office:value="0.4147004" calcext:value-type="float">
            <text:p>0.41470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4673804" calcext:value-type="float">
            <text:p>4.673804E-13</text:p>
          </table:table-cell>
          <table:table-cell office:value-type="float" office:value="0.00000000009335777" calcext:value-type="float">
            <text:p>9.335777E-11</text:p>
          </table:table-cell>
          <table:table-cell office:value-type="float" office:value="1.98053E-015" calcext:value-type="float">
            <text:p>1.98053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0.1430343" calcext:value-type="float">
            <text:p>0.1430343</text:p>
          </table:table-cell>
          <table:table-cell office:value-type="float" office:value="0.1705572" calcext:value-type="float">
            <text:p>0.1705572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148076" calcext:value-type="float">
            <text:p>-0.001148076</text:p>
          </table:table-cell>
          <table:table-cell office:value-type="float" office:value="-0.00115679" calcext:value-type="float">
            <text:p>-0.00115679</text:p>
          </table:table-cell>
          <table:table-cell office:value-type="float" office:value="-0.0007978486" calcext:value-type="float">
            <text:p>-0.0007978486</text:p>
          </table:table-cell>
          <table:table-cell office:value-type="float" office:value="-0.0005003682" calcext:value-type="float">
            <text:p>-0.0005003682</text:p>
          </table:table-cell>
          <table:table-cell office:value-type="float" office:value="-0.0005004164" calcext:value-type="float">
            <text:p>-0.0005004164</text:p>
          </table:table-cell>
          <table:table-cell office:value-type="float" office:value="-0.005033569" calcext:value-type="float">
            <text:p>-0.005033569</text:p>
          </table:table-cell>
          <table:table-cell office:value-type="float" office:value="-0.02667215" calcext:value-type="float">
            <text:p>-0.02667215</text:p>
          </table:table-cell>
          <table:table-cell office:value-type="float" office:value="-0.01568337" calcext:value-type="float">
            <text:p>-0.01568337</text:p>
          </table:table-cell>
          <table:table-cell office:value-type="float" office:value="-0.009570674" calcext:value-type="float">
            <text:p>-0.009570674</text:p>
          </table:table-cell>
          <table:table-cell office:value-type="float" office:value="-0.006885121" calcext:value-type="float">
            <text:p>-0.006885121</text:p>
          </table:table-cell>
          <table:table-cell office:value-type="float" office:value="814.4443" calcext:value-type="float">
            <text:p>814.4443</text:p>
          </table:table-cell>
          <table:table-cell office:value-type="float" office:value="0" calcext:value-type="float">
            <text:p>0</text:p>
          </table:table-cell>
          <table:table-cell office:value-type="float" office:value="-0.00640511" calcext:value-type="float">
            <text:p>-0.00640511</text:p>
          </table:table-cell>
          <table:table-cell office:value-type="float" office:value="0.0006748026" calcext:value-type="float">
            <text:p>0.0006748026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578903" calcext:value-type="float">
            <text:p>-0.05789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350.935" calcext:value-type="float">
            <text:p>350.935</text:p>
          </table:table-cell>
          <table:table-cell office:value-type="float" office:value="3.00414" calcext:value-type="float">
            <text:p>3.00414</text:p>
          </table:table-cell>
          <table:table-cell office:value-type="float" office:value="245.4901" calcext:value-type="float">
            <text:p>245.4901</text:p>
          </table:table-cell>
          <table:table-cell office:value-type="float" office:value="1256.613" calcext:value-type="float">
            <text:p>1256.613</text:p>
          </table:table-cell>
          <table:table-cell office:value-type="float" office:value="57.30133" calcext:value-type="float">
            <text:p>57.30133</text:p>
          </table:table-cell>
          <table:table-cell office:value-type="float" office:value="0" calcext:value-type="float">
            <text:p>0</text:p>
          </table:table-cell>
          <table:table-cell office:value-type="float" office:value="0.5096927" calcext:value-type="float">
            <text:p>0.5096927</text:p>
          </table:table-cell>
          <table:table-cell office:value-type="float" office:value="0.5164662" calcext:value-type="float">
            <text:p>0.5164662</text:p>
          </table:table-cell>
          <table:table-cell office:value-type="float" office:value="0.5170777" calcext:value-type="float">
            <text:p>0.5170777</text:p>
          </table:table-cell>
          <table:table-cell office:value-type="float" office:value="0.5174145" calcext:value-type="float">
            <text:p>0.5174145</text:p>
          </table:table-cell>
          <table:table-cell office:value-type="float" office:value="0.5175766" calcext:value-type="float">
            <text:p>0.5175766</text:p>
          </table:table-cell>
          <table:table-cell office:value-type="float" office:value="0.4040022" calcext:value-type="float">
            <text:p>0.4040022</text:p>
          </table:table-cell>
          <table:table-cell office:value-type="float" office:value="0.3496007" calcext:value-type="float">
            <text:p>0.3496007</text:p>
          </table:table-cell>
          <table:table-cell office:value-type="float" office:value="0.3565856" calcext:value-type="float">
            <text:p>0.3565856</text:p>
          </table:table-cell>
          <table:table-cell office:value-type="float" office:value="0.3753527" calcext:value-type="float">
            <text:p>0.3753527</text:p>
          </table:table-cell>
          <table:table-cell office:value-type="float" office:value="0.3883459" calcext:value-type="float">
            <text:p>0.3883459</text:p>
          </table:table-cell>
          <table:table-cell office:value-type="float" office:value="0.4145104" calcext:value-type="float">
            <text:p>0.4145104</text:p>
          </table:table-cell>
          <table:table-cell office:value-type="float" office:value="0.5112637" calcext:value-type="float">
            <text:p>0.5112637</text:p>
          </table:table-cell>
          <table:table-cell office:value-type="float" office:value="0" calcext:value-type="float">
            <text:p>0</text:p>
          </table:table-cell>
          <table:table-cell office:value-type="float" office:value="0.004758961" calcext:value-type="float">
            <text:p>0.004758961</text:p>
          </table:table-cell>
          <table:table-cell office:value-type="float" office:value="0.006964126" calcext:value-type="float">
            <text:p>0.006964126</text:p>
          </table:table-cell>
          <table:table-cell office:value-type="float" office:value="1.859672E-015" calcext:value-type="float">
            <text:p>1.859672E-15</text:p>
          </table:table-cell>
          <table:table-cell office:value-type="float" office:value="1.980525E-015" calcext:value-type="float">
            <text:p>1.980525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E-016" calcext:value-type="float">
            <text:p>9.4708E-16</text:p>
          </table:table-cell>
          <table:table-cell office:value-type="float" office:value="0.113468" calcext:value-type="float">
            <text:p>0.113468</text:p>
          </table:table-cell>
          <table:table-cell office:value-type="float" office:value="0.1650414" calcext:value-type="float">
            <text:p>0.1650414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346479" calcext:value-type="float">
            <text:p>-0.0005346479</text:p>
          </table:table-cell>
          <table:table-cell office:value-type="float" office:value="-0.0005001531" calcext:value-type="float">
            <text:p>-0.0005001531</text:p>
          </table:table-cell>
          <table:table-cell office:value-type="float" office:value="-0.0005000724" calcext:value-type="float">
            <text:p>-0.0005000724</text:p>
          </table:table-cell>
          <table:table-cell office:value-type="float" office:value="-0.0005000815" calcext:value-type="float">
            <text:p>-0.0005000815</text:p>
          </table:table-cell>
          <table:table-cell office:value-type="float" office:value="-0.0005000937" calcext:value-type="float">
            <text:p>-0.0005000937</text:p>
          </table:table-cell>
          <table:table-cell office:value-type="float" office:value="-0.002894624" calcext:value-type="float">
            <text:p>-0.002894624</text:p>
          </table:table-cell>
          <table:table-cell office:value-type="float" office:value="-0.02273104" calcext:value-type="float">
            <text:p>-0.02273104</text:p>
          </table:table-cell>
          <table:table-cell office:value-type="float" office:value="-0.01568199" calcext:value-type="float">
            <text:p>-0.01568199</text:p>
          </table:table-cell>
          <table:table-cell office:value-type="float" office:value="-0.009599783" calcext:value-type="float">
            <text:p>-0.009599783</text:p>
          </table:table-cell>
          <table:table-cell office:value-type="float" office:value="-0.006937394" calcext:value-type="float">
            <text:p>-0.006937394</text:p>
          </table:table-cell>
          <table:table-cell office:value-type="float" office:value="821.6237" calcext:value-type="float">
            <text:p>821.623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283765" calcext:value-type="float">
            <text:p>0.00528376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4758439" calcext:value-type="float">
            <text:p>0.0047584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351.035" calcext:value-type="float">
            <text:p>351.035</text:p>
          </table:table-cell>
          <table:table-cell office:value-type="float" office:value="4.214649" calcext:value-type="float">
            <text:p>4.214649</text:p>
          </table:table-cell>
          <table:table-cell office:value-type="float" office:value="245.5715" calcext:value-type="float">
            <text:p>245.5715</text:p>
          </table:table-cell>
          <table:table-cell office:value-type="float" office:value="1254.043" calcext:value-type="float">
            <text:p>1254.043</text:p>
          </table:table-cell>
          <table:table-cell office:value-type="float" office:value="58.67947" calcext:value-type="float">
            <text:p>58.67947</text:p>
          </table:table-cell>
          <table:table-cell office:value-type="float" office:value="0" calcext:value-type="float">
            <text:p>0</text:p>
          </table:table-cell>
          <table:table-cell office:value-type="float" office:value="0.5062242" calcext:value-type="float">
            <text:p>0.5062242</text:p>
          </table:table-cell>
          <table:table-cell office:value-type="float" office:value="0.5161327" calcext:value-type="float">
            <text:p>0.5161327</text:p>
          </table:table-cell>
          <table:table-cell office:value-type="float" office:value="0.5169843" calcext:value-type="float">
            <text:p>0.5169843</text:p>
          </table:table-cell>
          <table:table-cell office:value-type="float" office:value="0.5173281" calcext:value-type="float">
            <text:p>0.5173281</text:p>
          </table:table-cell>
          <table:table-cell office:value-type="float" office:value="0.517497" calcext:value-type="float">
            <text:p>0.517497</text:p>
          </table:table-cell>
          <table:table-cell office:value-type="float" office:value="0.5146264" calcext:value-type="float">
            <text:p>0.5146264</text:p>
          </table:table-cell>
          <table:table-cell office:value-type="float" office:value="0.3626888" calcext:value-type="float">
            <text:p>0.3626888</text:p>
          </table:table-cell>
          <table:table-cell office:value-type="float" office:value="0.3565981" calcext:value-type="float">
            <text:p>0.3565981</text:p>
          </table:table-cell>
          <table:table-cell office:value-type="float" office:value="0.375215" calcext:value-type="float">
            <text:p>0.375215</text:p>
          </table:table-cell>
          <table:table-cell office:value-type="float" office:value="0.3880644" calcext:value-type="float">
            <text:p>0.3880644</text:p>
          </table:table-cell>
          <table:table-cell office:value-type="float" office:value="0.4145563" calcext:value-type="float">
            <text:p>0.4145563</text:p>
          </table:table-cell>
          <table:table-cell office:value-type="float" office:value="0.5112638" calcext:value-type="float">
            <text:p>0.5112638</text:p>
          </table:table-cell>
          <table:table-cell office:value-type="float" office:value="0" calcext:value-type="float">
            <text:p>0</text:p>
          </table:table-cell>
          <table:table-cell office:value-type="float" office:value="0.002098579" calcext:value-type="float">
            <text:p>0.002098579</text:p>
          </table:table-cell>
          <table:table-cell office:value-type="float" office:value="0.01038656" calcext:value-type="float">
            <text:p>0.01038656</text:p>
          </table:table-cell>
          <table:table-cell office:value-type="float" office:value="1.881991E-015" calcext:value-type="float">
            <text:p>1.881991E-15</text:p>
          </table:table-cell>
          <table:table-cell office:value-type="float" office:value="1.975712E-015" calcext:value-type="float">
            <text:p>1.975712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0.002769909" calcext:value-type="float">
            <text:p>0.002769909</text:p>
          </table:table-cell>
          <table:table-cell office:value-type="float" office:value="0.1519407" calcext:value-type="float">
            <text:p>0.1519407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584351" calcext:value-type="float">
            <text:p>-0.0005584351</text:p>
          </table:table-cell>
          <table:table-cell office:value-type="float" office:value="-0.0005007735" calcext:value-type="float">
            <text:p>-0.0005007735</text:p>
          </table:table-cell>
          <table:table-cell office:value-type="float" office:value="-0.0005003586" calcext:value-type="float">
            <text:p>-0.0005003586</text:p>
          </table:table-cell>
          <table:table-cell office:value-type="float" office:value="-0.0005003983" calcext:value-type="float">
            <text:p>-0.0005003983</text:p>
          </table:table-cell>
          <table:table-cell office:value-type="float" office:value="-0.0005004431" calcext:value-type="float">
            <text:p>-0.0005004431</text:p>
          </table:table-cell>
          <table:table-cell office:value-type="float" office:value="-0.0005257968" calcext:value-type="float">
            <text:p>-0.0005257968</text:p>
          </table:table-cell>
          <table:table-cell office:value-type="float" office:value="-0.01581599" calcext:value-type="float">
            <text:p>-0.01581599</text:p>
          </table:table-cell>
          <table:table-cell office:value-type="float" office:value="-0.01567726" calcext:value-type="float">
            <text:p>-0.01567726</text:p>
          </table:table-cell>
          <table:table-cell office:value-type="float" office:value="-0.009633699" calcext:value-type="float">
            <text:p>-0.009633699</text:p>
          </table:table-cell>
          <table:table-cell office:value-type="float" office:value="-0.006985853" calcext:value-type="float">
            <text:p>-0.006985853</text:p>
          </table:table-cell>
          <table:table-cell office:value-type="float" office:value="828.8757" calcext:value-type="float">
            <text:p>828.875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133657" calcext:value-type="float">
            <text:p>0.00213365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210086" calcext:value-type="float">
            <text:p>0.002100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351.035" calcext:value-type="float">
            <text:p>351.035</text:p>
          </table:table-cell>
          <table:table-cell office:value-type="float" office:value="6.831944" calcext:value-type="float">
            <text:p>6.831944</text:p>
          </table:table-cell>
          <table:table-cell office:value-type="float" office:value="245.5715" calcext:value-type="float">
            <text:p>245.5715</text:p>
          </table:table-cell>
          <table:table-cell office:value-type="float" office:value="1250.023" calcext:value-type="float">
            <text:p>1250.023</text:p>
          </table:table-cell>
          <table:table-cell office:value-type="float" office:value="60.08239" calcext:value-type="float">
            <text:p>60.08239</text:p>
          </table:table-cell>
          <table:table-cell office:value-type="float" office:value="0" calcext:value-type="float">
            <text:p>0</text:p>
          </table:table-cell>
          <table:table-cell office:value-type="float" office:value="0.4614147" calcext:value-type="float">
            <text:p>0.4614147</text:p>
          </table:table-cell>
          <table:table-cell office:value-type="float" office:value="0.4709432" calcext:value-type="float">
            <text:p>0.4709432</text:p>
          </table:table-cell>
          <table:table-cell office:value-type="float" office:value="0.5047066" calcext:value-type="float">
            <text:p>0.5047066</text:p>
          </table:table-cell>
          <table:table-cell office:value-type="float" office:value="0.512836" calcext:value-type="float">
            <text:p>0.512836</text:p>
          </table:table-cell>
          <table:table-cell office:value-type="float" office:value="0.5173491" calcext:value-type="float">
            <text:p>0.5173491</text:p>
          </table:table-cell>
          <table:table-cell office:value-type="float" office:value="0.5172449" calcext:value-type="float">
            <text:p>0.5172449</text:p>
          </table:table-cell>
          <table:table-cell office:value-type="float" office:value="0.42716" calcext:value-type="float">
            <text:p>0.42716</text:p>
          </table:table-cell>
          <table:table-cell office:value-type="float" office:value="0.3572061" calcext:value-type="float">
            <text:p>0.3572061</text:p>
          </table:table-cell>
          <table:table-cell office:value-type="float" office:value="0.3751494" calcext:value-type="float">
            <text:p>0.3751494</text:p>
          </table:table-cell>
          <table:table-cell office:value-type="float" office:value="0.3878696" calcext:value-type="float">
            <text:p>0.3878696</text:p>
          </table:table-cell>
          <table:table-cell office:value-type="float" office:value="0.4145203" calcext:value-type="float">
            <text:p>0.4145203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9597E-015" calcext:value-type="float">
            <text:p>1.889597E-15</text:p>
          </table:table-cell>
          <table:table-cell office:value-type="float" office:value="1.891443E-015" calcext:value-type="float">
            <text:p>1.891443E-15</text:p>
          </table:table-cell>
          <table:table-cell office:value-type="float" office:value="1.975703E-015" calcext:value-type="float">
            <text:p>1.975703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0.08732346" calcext:value-type="float">
            <text:p>0.0873234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9583255" calcext:value-type="float">
            <text:p>-0.0009583255</text:p>
          </table:table-cell>
          <table:table-cell office:value-type="float" office:value="-0.0008359209" calcext:value-type="float">
            <text:p>-0.0008359209</text:p>
          </table:table-cell>
          <table:table-cell office:value-type="float" office:value="-0.0005175392" calcext:value-type="float">
            <text:p>-0.0005175392</text:p>
          </table:table-cell>
          <table:table-cell office:value-type="float" office:value="-0.000500509" calcext:value-type="float">
            <text:p>-0.000500509</text:p>
          </table:table-cell>
          <table:table-cell office:value-type="float" office:value="-0.0005005906" calcext:value-type="float">
            <text:p>-0.0005005906</text:p>
          </table:table-cell>
          <table:table-cell office:value-type="float" office:value="-0.0005006861" calcext:value-type="float">
            <text:p>-0.0005006861</text:p>
          </table:table-cell>
          <table:table-cell office:value-type="float" office:value="-0.00319104" calcext:value-type="float">
            <text:p>-0.00319104</text:p>
          </table:table-cell>
          <table:table-cell office:value-type="float" office:value="-0.0154313" calcext:value-type="float">
            <text:p>-0.0154313</text:p>
          </table:table-cell>
          <table:table-cell office:value-type="float" office:value="-0.009650246" calcext:value-type="float">
            <text:p>-0.009650246</text:p>
          </table:table-cell>
          <table:table-cell office:value-type="float" office:value="-0.007019773" calcext:value-type="float">
            <text:p>-0.007019773</text:p>
          </table:table-cell>
          <table:table-cell office:value-type="float" office:value="836.2305" calcext:value-type="float">
            <text:p>836.2305</text:p>
          </table:table-cell>
          <table:table-cell office:value-type="float" office:value="0" calcext:value-type="float">
            <text:p>0</text:p>
          </table:table-cell>
          <table:table-cell office:value-type="float" office:value="-0.00617255" calcext:value-type="float">
            <text:p>-0.00617255</text:p>
          </table:table-cell>
          <table:table-cell office:value-type="float" office:value="-0.0004107333" calcext:value-type="float">
            <text:p>-0.00041073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0.02498983" calcext:value-type="float">
            <text:p>-0.024989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369.2351" calcext:value-type="float">
            <text:p>369.2351</text:p>
          </table:table-cell>
          <table:table-cell office:value-type="float" office:value="7.056415" calcext:value-type="float">
            <text:p>7.056415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2.724" calcext:value-type="float">
            <text:p>1252.724</text:p>
          </table:table-cell>
          <table:table-cell office:value-type="float" office:value="67.23907" calcext:value-type="float">
            <text:p>67.23907</text:p>
          </table:table-cell>
          <table:table-cell office:value-type="float" office:value="0" calcext:value-type="float">
            <text:p>0</text:p>
          </table:table-cell>
          <table:table-cell office:value-type="float" office:value="0.4079583" calcext:value-type="float">
            <text:p>0.4079583</text:p>
          </table:table-cell>
          <table:table-cell office:value-type="float" office:value="0.4117225" calcext:value-type="float">
            <text:p>0.4117225</text:p>
          </table:table-cell>
          <table:table-cell office:value-type="float" office:value="0.4209785" calcext:value-type="float">
            <text:p>0.4209785</text:p>
          </table:table-cell>
          <table:table-cell office:value-type="float" office:value="0.4348239" calcext:value-type="float">
            <text:p>0.4348239</text:p>
          </table:table-cell>
          <table:table-cell office:value-type="float" office:value="0.4507861" calcext:value-type="float">
            <text:p>0.4507861</text:p>
          </table:table-cell>
          <table:table-cell office:value-type="float" office:value="0.4761015" calcext:value-type="float">
            <text:p>0.4761015</text:p>
          </table:table-cell>
          <table:table-cell office:value-type="float" office:value="0.4664194" calcext:value-type="float">
            <text:p>0.4664194</text:p>
          </table:table-cell>
          <table:table-cell office:value-type="float" office:value="0.4507827" calcext:value-type="float">
            <text:p>0.4507827</text:p>
          </table:table-cell>
          <table:table-cell office:value-type="float" office:value="0.3761791" calcext:value-type="float">
            <text:p>0.3761791</text:p>
          </table:table-cell>
          <table:table-cell office:value-type="float" office:value="0.388354" calcext:value-type="float">
            <text:p>0.388354</text:p>
          </table:table-cell>
          <table:table-cell office:value-type="float" office:value="0.4154689" calcext:value-type="float">
            <text:p>0.415468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00401" calcext:value-type="float">
            <text:p>0.004400401</text:p>
          </table:table-cell>
          <table:table-cell office:value-type="float" office:value="1.89144E-015" calcext:value-type="float">
            <text:p>1.89144E-15</text:p>
          </table:table-cell>
          <table:table-cell office:value-type="float" office:value="1.975695E-015" calcext:value-type="float">
            <text:p>1.975695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0.01615405" calcext:value-type="float">
            <text:p>0.01615405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192993" calcext:value-type="float">
            <text:p>-0.002192993</text:p>
          </table:table-cell>
          <table:table-cell office:value-type="float" office:value="-0.002065585" calcext:value-type="float">
            <text:p>-0.002065585</text:p>
          </table:table-cell>
          <table:table-cell office:value-type="float" office:value="-0.001769095" calcext:value-type="float">
            <text:p>-0.001769095</text:p>
          </table:table-cell>
          <table:table-cell office:value-type="float" office:value="-0.001416514" calcext:value-type="float">
            <text:p>-0.001416514</text:p>
          </table:table-cell>
          <table:table-cell office:value-type="float" office:value="-0.001092663" calcext:value-type="float">
            <text:p>-0.001092663</text:p>
          </table:table-cell>
          <table:table-cell office:value-type="float" office:value="-0.0007270555" calcext:value-type="float">
            <text:p>-0.0007270555</text:p>
          </table:table-cell>
          <table:table-cell office:value-type="float" office:value="-0.001060376" calcext:value-type="float">
            <text:p>-0.001060376</text:p>
          </table:table-cell>
          <table:table-cell office:value-type="float" office:value="-0.001750131" calcext:value-type="float">
            <text:p>-0.001750131</text:p>
          </table:table-cell>
          <table:table-cell office:value-type="float" office:value="-0.009414776" calcext:value-type="float">
            <text:p>-0.009414776</text:p>
          </table:table-cell>
          <table:table-cell office:value-type="float" office:value="-0.006943709" calcext:value-type="float">
            <text:p>-0.006943709</text:p>
          </table:table-cell>
          <table:table-cell office:value-type="float" office:value="849.525" calcext:value-type="float">
            <text:p>849.525</text:p>
          </table:table-cell>
          <table:table-cell office:value-type="float" office:value="0" calcext:value-type="float">
            <text:p>0</text:p>
          </table:table-cell>
          <table:table-cell office:value-type="float" office:value="-0.003463106" calcext:value-type="float">
            <text:p>-0.003463106</text:p>
          </table:table-cell>
          <table:table-cell office:value-type="float" office:value="-0.0008404787" calcext:value-type="float">
            <text:p>-0.00084047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722218" calcext:value-type="float">
            <text:p>-1.7222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369.2351" calcext:value-type="float">
            <text:p>369.2351</text:p>
          </table:table-cell>
          <table:table-cell office:value-type="float" office:value="10.36827" calcext:value-type="float">
            <text:p>10.36827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6.084" calcext:value-type="float">
            <text:p>1246.084</text:p>
          </table:table-cell>
          <table:table-cell office:value-type="float" office:value="70.56744" calcext:value-type="float">
            <text:p>70.56744</text:p>
          </table:table-cell>
          <table:table-cell office:value-type="float" office:value="0" calcext:value-type="float">
            <text:p>0</text:p>
          </table:table-cell>
          <table:table-cell office:value-type="float" office:value="0.3514571" calcext:value-type="float">
            <text:p>0.3514571</text:p>
          </table:table-cell>
          <table:table-cell office:value-type="float" office:value="0.3537076" calcext:value-type="float">
            <text:p>0.3537076</text:p>
          </table:table-cell>
          <table:table-cell office:value-type="float" office:value="0.3584087" calcext:value-type="float">
            <text:p>0.3584087</text:p>
          </table:table-cell>
          <table:table-cell office:value-type="float" office:value="0.368008" calcext:value-type="float">
            <text:p>0.368008</text:p>
          </table:table-cell>
          <table:table-cell office:value-type="float" office:value="0.3780064" calcext:value-type="float">
            <text:p>0.3780064</text:p>
          </table:table-cell>
          <table:table-cell office:value-type="float" office:value="0.388046" calcext:value-type="float">
            <text:p>0.388046</text:p>
          </table:table-cell>
          <table:table-cell office:value-type="float" office:value="0.4278203" calcext:value-type="float">
            <text:p>0.4278203</text:p>
          </table:table-cell>
          <table:table-cell office:value-type="float" office:value="0.4631437" calcext:value-type="float">
            <text:p>0.4631437</text:p>
          </table:table-cell>
          <table:table-cell office:value-type="float" office:value="0.3961097" calcext:value-type="float">
            <text:p>0.3961097</text:p>
          </table:table-cell>
          <table:table-cell office:value-type="float" office:value="0.3924842" calcext:value-type="float">
            <text:p>0.3924842</text:p>
          </table:table-cell>
          <table:table-cell office:value-type="float" office:value="0.4212371" calcext:value-type="float">
            <text:p>0.42123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85741" calcext:value-type="float">
            <text:p>0.001185741</text:p>
          </table:table-cell>
          <table:table-cell office:value-type="float" office:value="1.87669E-015" calcext:value-type="float">
            <text:p>1.87669E-15</text:p>
          </table:table-cell>
          <table:table-cell office:value-type="float" office:value="1.975689E-015" calcext:value-type="float">
            <text:p>1.975689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294875" calcext:value-type="float">
            <text:p>-0.006294875</text:p>
          </table:table-cell>
          <table:table-cell office:value-type="float" office:value="-0.00606688" calcext:value-type="float">
            <text:p>-0.00606688</text:p>
          </table:table-cell>
          <table:table-cell office:value-type="float" office:value="-0.005545228" calcext:value-type="float">
            <text:p>-0.005545228</text:p>
          </table:table-cell>
          <table:table-cell office:value-type="float" office:value="-0.00461462" calcext:value-type="float">
            <text:p>-0.00461462</text:p>
          </table:table-cell>
          <table:table-cell office:value-type="float" office:value="-0.003829743" calcext:value-type="float">
            <text:p>-0.003829743</text:p>
          </table:table-cell>
          <table:table-cell office:value-type="float" office:value="-0.003187658" calcext:value-type="float">
            <text:p>-0.003187658</text:p>
          </table:table-cell>
          <table:table-cell office:value-type="float" office:value="-0.002440104" calcext:value-type="float">
            <text:p>-0.002440104</text:p>
          </table:table-cell>
          <table:table-cell office:value-type="float" office:value="-0.001270394" calcext:value-type="float">
            <text:p>-0.001270394</text:p>
          </table:table-cell>
          <table:table-cell office:value-type="float" office:value="-0.00573748" calcext:value-type="float">
            <text:p>-0.00573748</text:p>
          </table:table-cell>
          <table:table-cell office:value-type="float" office:value="-0.006274477" calcext:value-type="float">
            <text:p>-0.006274477</text:p>
          </table:table-cell>
          <table:table-cell office:value-type="float" office:value="859.2065" calcext:value-type="float">
            <text:p>859.2065</text:p>
          </table:table-cell>
          <table:table-cell office:value-type="float" office:value="0" calcext:value-type="float">
            <text:p>0</text:p>
          </table:table-cell>
          <table:table-cell office:value-type="float" office:value="-0.006639349" calcext:value-type="float">
            <text:p>-0.006639349</text:p>
          </table:table-cell>
          <table:table-cell office:value-type="float" office:value="-0.0009461077" calcext:value-type="float">
            <text:p>-0.00094610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695346" calcext:value-type="float">
            <text:p>-1.6953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369.2351" calcext:value-type="float">
            <text:p>369.2351</text:p>
          </table:table-cell>
          <table:table-cell office:value-type="float" office:value="14.08352" calcext:value-type="float">
            <text:p>14.08352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39.644" calcext:value-type="float">
            <text:p>1239.644</text:p>
          </table:table-cell>
          <table:table-cell office:value-type="float" office:value="73.29215" calcext:value-type="float">
            <text:p>73.29215</text:p>
          </table:table-cell>
          <table:table-cell office:value-type="float" office:value="0" calcext:value-type="float">
            <text:p>0</text:p>
          </table:table-cell>
          <table:table-cell office:value-type="float" office:value="0.13589" calcext:value-type="float">
            <text:p>0.13589</text:p>
          </table:table-cell>
          <table:table-cell office:value-type="float" office:value="0.332973" calcext:value-type="float">
            <text:p>0.332973</text:p>
          </table:table-cell>
          <table:table-cell office:value-type="float" office:value="0.3358754" calcext:value-type="float">
            <text:p>0.3358754</text:p>
          </table:table-cell>
          <table:table-cell office:value-type="float" office:value="0.3435716" calcext:value-type="float">
            <text:p>0.3435716</text:p>
          </table:table-cell>
          <table:table-cell office:value-type="float" office:value="0.3527491" calcext:value-type="float">
            <text:p>0.3527491</text:p>
          </table:table-cell>
          <table:table-cell office:value-type="float" office:value="0.3622824" calcext:value-type="float">
            <text:p>0.3622824</text:p>
          </table:table-cell>
          <table:table-cell office:value-type="float" office:value="0.4093934" calcext:value-type="float">
            <text:p>0.4093934</text:p>
          </table:table-cell>
          <table:table-cell office:value-type="float" office:value="0.4441707" calcext:value-type="float">
            <text:p>0.4441707</text:p>
          </table:table-cell>
          <table:table-cell office:value-type="float" office:value="0.4010375" calcext:value-type="float">
            <text:p>0.4010375</text:p>
          </table:table-cell>
          <table:table-cell office:value-type="float" office:value="0.3963219" calcext:value-type="float">
            <text:p>0.3963219</text:p>
          </table:table-cell>
          <table:table-cell office:value-type="float" office:value="0.4267179" calcext:value-type="float">
            <text:p>0.426717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029E-015" calcext:value-type="float">
            <text:p>1.942029E-15</text:p>
          </table:table-cell>
          <table:table-cell office:value-type="float" office:value="1.876683E-015" calcext:value-type="float">
            <text:p>1.876683E-15</text:p>
          </table:table-cell>
          <table:table-cell office:value-type="float" office:value="1.975681E-015" calcext:value-type="float">
            <text:p>1.975681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529952" calcext:value-type="float">
            <text:p>-2.529952</text:p>
          </table:table-cell>
          <table:table-cell office:value-type="float" office:value="-0.009249405" calcext:value-type="float">
            <text:p>-0.009249405</text:p>
          </table:table-cell>
          <table:table-cell office:value-type="float" office:value="-0.008704745" calcext:value-type="float">
            <text:p>-0.008704745</text:p>
          </table:table-cell>
          <table:table-cell office:value-type="float" office:value="-0.007441219" calcext:value-type="float">
            <text:p>-0.007441219</text:p>
          </table:table-cell>
          <table:table-cell office:value-type="float" office:value="-0.006199919" calcext:value-type="float">
            <text:p>-0.006199919</text:p>
          </table:table-cell>
          <table:table-cell office:value-type="float" office:value="-0.005148705" calcext:value-type="float">
            <text:p>-0.005148705</text:p>
          </table:table-cell>
          <table:table-cell office:value-type="float" office:value="-0.003738723" calcext:value-type="float">
            <text:p>-0.003738723</text:p>
          </table:table-cell>
          <table:table-cell office:value-type="float" office:value="-0.001893891" calcext:value-type="float">
            <text:p>-0.001893891</text:p>
          </table:table-cell>
          <table:table-cell office:value-type="float" office:value="-0.005095017" calcext:value-type="float">
            <text:p>-0.005095017</text:p>
          </table:table-cell>
          <table:table-cell office:value-type="float" office:value="-0.005715494" calcext:value-type="float">
            <text:p>-0.005715494</text:p>
          </table:table-cell>
          <table:table-cell office:value-type="float" office:value="867.8973" calcext:value-type="float">
            <text:p>867.8973</text:p>
          </table:table-cell>
          <table:table-cell office:value-type="float" office:value="0" calcext:value-type="float">
            <text:p>0</text:p>
          </table:table-cell>
          <table:table-cell office:value-type="float" office:value="-0.2383342" calcext:value-type="float">
            <text:p>-0.2383342</text:p>
          </table:table-cell>
          <table:table-cell office:value-type="float" office:value="-0.000952397" calcext:value-type="float">
            <text:p>-0.0009523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669827" calcext:value-type="float">
            <text:p>-1.6698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376.822" calcext:value-type="float">
            <text:p>376.822</text:p>
          </table:table-cell>
          <table:table-cell office:value-type="float" office:value="14.1746" calcext:value-type="float">
            <text:p>14.1746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3.919" calcext:value-type="float">
            <text:p>1243.919</text:p>
          </table:table-cell>
          <table:table-cell office:value-type="float" office:value="76.51372" calcext:value-type="float">
            <text:p>76.51372</text:p>
          </table:table-cell>
          <table:table-cell office:value-type="float" office:value="0" calcext:value-type="float">
            <text:p>0</text:p>
          </table:table-cell>
          <table:table-cell office:value-type="float" office:value="0.3496663" calcext:value-type="float">
            <text:p>0.3496663</text:p>
          </table:table-cell>
          <table:table-cell office:value-type="float" office:value="0.3500936" calcext:value-type="float">
            <text:p>0.3500936</text:p>
          </table:table-cell>
          <table:table-cell office:value-type="float" office:value="0.3509156" calcext:value-type="float">
            <text:p>0.3509156</text:p>
          </table:table-cell>
          <table:table-cell office:value-type="float" office:value="0.3510527" calcext:value-type="float">
            <text:p>0.3510527</text:p>
          </table:table-cell>
          <table:table-cell office:value-type="float" office:value="0.3528512" calcext:value-type="float">
            <text:p>0.3528512</text:p>
          </table:table-cell>
          <table:table-cell office:value-type="float" office:value="0.3571242" calcext:value-type="float">
            <text:p>0.3571242</text:p>
          </table:table-cell>
          <table:table-cell office:value-type="float" office:value="0.400457" calcext:value-type="float">
            <text:p>0.400457</text:p>
          </table:table-cell>
          <table:table-cell office:value-type="float" office:value="0.4254758" calcext:value-type="float">
            <text:p>0.4254758</text:p>
          </table:table-cell>
          <table:table-cell office:value-type="float" office:value="0.4043804" calcext:value-type="float">
            <text:p>0.4043804</text:p>
          </table:table-cell>
          <table:table-cell office:value-type="float" office:value="0.3997867" calcext:value-type="float">
            <text:p>0.3997867</text:p>
          </table:table-cell>
          <table:table-cell office:value-type="float" office:value="0.4320794" calcext:value-type="float">
            <text:p>0.43207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049E-015" calcext:value-type="float">
            <text:p>1.942049E-15</text:p>
          </table:table-cell>
          <table:table-cell office:value-type="float" office:value="1.876678E-015" calcext:value-type="float">
            <text:p>1.876678E-15</text:p>
          </table:table-cell>
          <table:table-cell office:value-type="float" office:value="1.975674E-015" calcext:value-type="float">
            <text:p>1.975674E-15</text:p>
          </table:table-cell>
          <table:table-cell office:value-type="float" office:value="1.975032E-015" calcext:value-type="float">
            <text:p>1.975032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515261" calcext:value-type="float">
            <text:p>-0.006515261</text:p>
          </table:table-cell>
          <table:table-cell office:value-type="float" office:value="-0.006480324" calcext:value-type="float">
            <text:p>-0.006480324</text:p>
          </table:table-cell>
          <table:table-cell office:value-type="float" office:value="-0.006392673" calcext:value-type="float">
            <text:p>-0.006392673</text:p>
          </table:table-cell>
          <table:table-cell office:value-type="float" office:value="-0.006411931" calcext:value-type="float">
            <text:p>-0.006411931</text:p>
          </table:table-cell>
          <table:table-cell office:value-type="float" office:value="-0.006197983" calcext:value-type="float">
            <text:p>-0.006197983</text:p>
          </table:table-cell>
          <table:table-cell office:value-type="float" office:value="-0.005697045" calcext:value-type="float">
            <text:p>-0.005697045</text:p>
          </table:table-cell>
          <table:table-cell office:value-type="float" office:value="-0.004633242" calcext:value-type="float">
            <text:p>-0.004633242</text:p>
          </table:table-cell>
          <table:table-cell office:value-type="float" office:value="-0.002864933" calcext:value-type="float">
            <text:p>-0.002864933</text:p>
          </table:table-cell>
          <table:table-cell office:value-type="float" office:value="-0.00470299" calcext:value-type="float">
            <text:p>-0.00470299</text:p>
          </table:table-cell>
          <table:table-cell office:value-type="float" office:value="-0.005257837" calcext:value-type="float">
            <text:p>-0.005257837</text:p>
          </table:table-cell>
          <table:table-cell office:value-type="float" office:value="876.8372" calcext:value-type="float">
            <text:p>876.8372</text:p>
          </table:table-cell>
          <table:table-cell office:value-type="float" office:value="0" calcext:value-type="float">
            <text:p>0</text:p>
          </table:table-cell>
          <table:table-cell office:value-type="float" office:value="-0.2342083" calcext:value-type="float">
            <text:p>-0.2342083</text:p>
          </table:table-cell>
          <table:table-cell office:value-type="float" office:value="-0.0009540302" calcext:value-type="float">
            <text:p>-0.00095403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644868" calcext:value-type="float">
            <text:p>-1.6448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378.622" calcext:value-type="float">
            <text:p>378.622</text:p>
          </table:table-cell>
          <table:table-cell office:value-type="float" office:value="15.66433" calcext:value-type="float">
            <text:p>15.66433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1.284" calcext:value-type="float">
            <text:p>1241.284</text:p>
          </table:table-cell>
          <table:table-cell office:value-type="float" office:value="79.45888" calcext:value-type="float">
            <text:p>79.45888</text:p>
          </table:table-cell>
          <table:table-cell office:value-type="float" office:value="0" calcext:value-type="float">
            <text:p>0</text:p>
          </table:table-cell>
          <table:table-cell office:value-type="float" office:value="0.3235743" calcext:value-type="float">
            <text:p>0.3235743</text:p>
          </table:table-cell>
          <table:table-cell office:value-type="float" office:value="0.3246702" calcext:value-type="float">
            <text:p>0.3246702</text:p>
          </table:table-cell>
          <table:table-cell office:value-type="float" office:value="0.3277165" calcext:value-type="float">
            <text:p>0.3277165</text:p>
          </table:table-cell>
          <table:table-cell office:value-type="float" office:value="0.3342353" calcext:value-type="float">
            <text:p>0.3342353</text:p>
          </table:table-cell>
          <table:table-cell office:value-type="float" office:value="0.3401342" calcext:value-type="float">
            <text:p>0.3401342</text:p>
          </table:table-cell>
          <table:table-cell office:value-type="float" office:value="0.345782" calcext:value-type="float">
            <text:p>0.345782</text:p>
          </table:table-cell>
          <table:table-cell office:value-type="float" office:value="0.391799" calcext:value-type="float">
            <text:p>0.391799</text:p>
          </table:table-cell>
          <table:table-cell office:value-type="float" office:value="0.4117934" calcext:value-type="float">
            <text:p>0.4117934</text:p>
          </table:table-cell>
          <table:table-cell office:value-type="float" office:value="0.4056573" calcext:value-type="float">
            <text:p>0.4056573</text:p>
          </table:table-cell>
          <table:table-cell office:value-type="float" office:value="0.4029076" calcext:value-type="float">
            <text:p>0.4029076</text:p>
          </table:table-cell>
          <table:table-cell office:value-type="float" office:value="0.4373868" calcext:value-type="float">
            <text:p>0.437386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079E-015" calcext:value-type="float">
            <text:p>1.942079E-15</text:p>
          </table:table-cell>
          <table:table-cell office:value-type="float" office:value="1.87667E-015" calcext:value-type="float">
            <text:p>1.87667E-15</text:p>
          </table:table-cell>
          <table:table-cell office:value-type="float" office:value="1.975666E-015" calcext:value-type="float">
            <text:p>1.975666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2798" calcext:value-type="float">
            <text:p>-0.0112798</text:p>
          </table:table-cell>
          <table:table-cell office:value-type="float" office:value="-0.01102586" calcext:value-type="float">
            <text:p>-0.01102586</text:p>
          </table:table-cell>
          <table:table-cell office:value-type="float" office:value="-0.01031119" calcext:value-type="float">
            <text:p>-0.01031119</text:p>
          </table:table-cell>
          <table:table-cell office:value-type="float" office:value="-0.008993406" calcext:value-type="float">
            <text:p>-0.008993406</text:p>
          </table:table-cell>
          <table:table-cell office:value-type="float" office:value="-0.007973409" calcext:value-type="float">
            <text:p>-0.007973409</text:p>
          </table:table-cell>
          <table:table-cell office:value-type="float" office:value="-0.007110375" calcext:value-type="float">
            <text:p>-0.007110375</text:p>
          </table:table-cell>
          <table:table-cell office:value-type="float" office:value="-0.005715237" calcext:value-type="float">
            <text:p>-0.005715237</text:p>
          </table:table-cell>
          <table:table-cell office:value-type="float" office:value="-0.003925709" calcext:value-type="float">
            <text:p>-0.003925709</text:p>
          </table:table-cell>
          <table:table-cell office:value-type="float" office:value="-0.004560127" calcext:value-type="float">
            <text:p>-0.004560127</text:p>
          </table:table-cell>
          <table:table-cell office:value-type="float" office:value="-0.004879824" calcext:value-type="float">
            <text:p>-0.004879824</text:p>
          </table:table-cell>
          <table:table-cell office:value-type="float" office:value="885.3314" calcext:value-type="float">
            <text:p>885.3314</text:p>
          </table:table-cell>
          <table:table-cell office:value-type="float" office:value="0" calcext:value-type="float">
            <text:p>0</text:p>
          </table:table-cell>
          <table:table-cell office:value-type="float" office:value="-0.2268093" calcext:value-type="float">
            <text:p>-0.2268093</text:p>
          </table:table-cell>
          <table:table-cell office:value-type="float" office:value="-0.0009569603" calcext:value-type="float">
            <text:p>-0.00095696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620155" calcext:value-type="float">
            <text:p>-1.6201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378.622" calcext:value-type="float">
            <text:p>378.622</text:p>
          </table:table-cell>
          <table:table-cell office:value-type="float" office:value="18.70561" calcext:value-type="float">
            <text:p>18.70561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36.689" calcext:value-type="float">
            <text:p>1236.689</text:p>
          </table:table-cell>
          <table:table-cell office:value-type="float" office:value="81.01249" calcext:value-type="float">
            <text:p>81.01249</text:p>
          </table:table-cell>
          <table:table-cell office:value-type="float" office:value="0" calcext:value-type="float">
            <text:p>0</text:p>
          </table:table-cell>
          <table:table-cell office:value-type="float" office:value="0.08009856" calcext:value-type="float">
            <text:p>0.08009856</text:p>
          </table:table-cell>
          <table:table-cell office:value-type="float" office:value="0.3130454" calcext:value-type="float">
            <text:p>0.3130454</text:p>
          </table:table-cell>
          <table:table-cell office:value-type="float" office:value="0.3146063" calcext:value-type="float">
            <text:p>0.3146063</text:p>
          </table:table-cell>
          <table:table-cell office:value-type="float" office:value="0.3193019" calcext:value-type="float">
            <text:p>0.3193019</text:p>
          </table:table-cell>
          <table:table-cell office:value-type="float" office:value="0.3250257" calcext:value-type="float">
            <text:p>0.3250257</text:p>
          </table:table-cell>
          <table:table-cell office:value-type="float" office:value="0.3310342" calcext:value-type="float">
            <text:p>0.3310342</text:p>
          </table:table-cell>
          <table:table-cell office:value-type="float" office:value="0.3813251" calcext:value-type="float">
            <text:p>0.3813251</text:p>
          </table:table-cell>
          <table:table-cell office:value-type="float" office:value="0.4015279" calcext:value-type="float">
            <text:p>0.4015279</text:p>
          </table:table-cell>
          <table:table-cell office:value-type="float" office:value="0.4047952" calcext:value-type="float">
            <text:p>0.4047952</text:p>
          </table:table-cell>
          <table:table-cell office:value-type="float" office:value="0.4055761" calcext:value-type="float">
            <text:p>0.4055761</text:p>
          </table:table-cell>
          <table:table-cell office:value-type="float" office:value="0.4427305" calcext:value-type="float">
            <text:p>0.44273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129E-015" calcext:value-type="float">
            <text:p>1.942129E-15</text:p>
          </table:table-cell>
          <table:table-cell office:value-type="float" office:value="1.876664E-015" calcext:value-type="float">
            <text:p>1.876664E-15</text:p>
          </table:table-cell>
          <table:table-cell office:value-type="float" office:value="1.975655E-015" calcext:value-type="float">
            <text:p>1.975655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87545" calcext:value-type="float">
            <text:p>-68.87545</text:p>
          </table:table-cell>
          <table:table-cell office:value-type="float" office:value="-0.01418961" calcext:value-type="float">
            <text:p>-0.01418961</text:p>
          </table:table-cell>
          <table:table-cell office:value-type="float" office:value="-0.01370453" calcext:value-type="float">
            <text:p>-0.01370453</text:p>
          </table:table-cell>
          <table:table-cell office:value-type="float" office:value="-0.01236928" calcext:value-type="float">
            <text:p>-0.01236928</text:p>
          </table:table-cell>
          <table:table-cell office:value-type="float" office:value="-0.01093882" calcext:value-type="float">
            <text:p>-0.01093882</text:p>
          </table:table-cell>
          <table:table-cell office:value-type="float" office:value="-0.009626026" calcext:value-type="float">
            <text:p>-0.009626026</text:p>
          </table:table-cell>
          <table:table-cell office:value-type="float" office:value="-0.007421372" calcext:value-type="float">
            <text:p>-0.007421372</text:p>
          </table:table-cell>
          <table:table-cell office:value-type="float" office:value="-0.005005183" calcext:value-type="float">
            <text:p>-0.005005183</text:p>
          </table:table-cell>
          <table:table-cell office:value-type="float" office:value="-0.004652119" calcext:value-type="float">
            <text:p>-0.004652119</text:p>
          </table:table-cell>
          <table:table-cell office:value-type="float" office:value="-0.00458029" calcext:value-type="float">
            <text:p>-0.00458029</text:p>
          </table:table-cell>
          <table:table-cell office:value-type="float" office:value="892.3149" calcext:value-type="float">
            <text:p>892.3149</text:p>
          </table:table-cell>
          <table:table-cell office:value-type="float" office:value="0" calcext:value-type="float">
            <text:p>0</text:p>
          </table:table-cell>
          <table:table-cell office:value-type="float" office:value="-0.2142812" calcext:value-type="float">
            <text:p>-0.2142812</text:p>
          </table:table-cell>
          <table:table-cell office:value-type="float" office:value="-0.0009620309" calcext:value-type="float">
            <text:p>-0.000962030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595286" calcext:value-type="float">
            <text:p>-1.5952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391.8222" calcext:value-type="float">
            <text:p>391.8222</text:p>
          </table:table-cell>
          <table:table-cell office:value-type="float" office:value="19.1451" calcext:value-type="float">
            <text:p>19.1451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6.652" calcext:value-type="float">
            <text:p>1246.652</text:p>
          </table:table-cell>
          <table:table-cell office:value-type="float" office:value="83.81021" calcext:value-type="float">
            <text:p>83.81021</text:p>
          </table:table-cell>
          <table:table-cell office:value-type="float" office:value="0" calcext:value-type="float">
            <text:p>0</text:p>
          </table:table-cell>
          <table:table-cell office:value-type="float" office:value="0.3525088" calcext:value-type="float">
            <text:p>0.3525088</text:p>
          </table:table-cell>
          <table:table-cell office:value-type="float" office:value="0.3533044" calcext:value-type="float">
            <text:p>0.3533044</text:p>
          </table:table-cell>
          <table:table-cell office:value-type="float" office:value="0.3546497" calcext:value-type="float">
            <text:p>0.3546497</text:p>
          </table:table-cell>
          <table:table-cell office:value-type="float" office:value="0.3524837" calcext:value-type="float">
            <text:p>0.3524837</text:p>
          </table:table-cell>
          <table:table-cell office:value-type="float" office:value="0.3472122" calcext:value-type="float">
            <text:p>0.3472122</text:p>
          </table:table-cell>
          <table:table-cell office:value-type="float" office:value="0.3427307" calcext:value-type="float">
            <text:p>0.3427307</text:p>
          </table:table-cell>
          <table:table-cell office:value-type="float" office:value="0.3781026" calcext:value-type="float">
            <text:p>0.3781026</text:p>
          </table:table-cell>
          <table:table-cell office:value-type="float" office:value="0.3937541" calcext:value-type="float">
            <text:p>0.3937541</text:p>
          </table:table-cell>
          <table:table-cell office:value-type="float" office:value="0.4028983" calcext:value-type="float">
            <text:p>0.4028983</text:p>
          </table:table-cell>
          <table:table-cell office:value-type="float" office:value="0.4076705" calcext:value-type="float">
            <text:p>0.4076705</text:p>
          </table:table-cell>
          <table:table-cell office:value-type="float" office:value="0.4478877" calcext:value-type="float">
            <text:p>0.447887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175E-015" calcext:value-type="float">
            <text:p>1.942175E-15</text:p>
          </table:table-cell>
          <table:table-cell office:value-type="float" office:value="1.876655E-015" calcext:value-type="float">
            <text:p>1.876655E-15</text:p>
          </table:table-cell>
          <table:table-cell office:value-type="float" office:value="1.975644E-015" calcext:value-type="float">
            <text:p>1.975644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15099" calcext:value-type="float">
            <text:p>-0.00615099</text:p>
          </table:table-cell>
          <table:table-cell office:value-type="float" office:value="-0.006076637" calcext:value-type="float">
            <text:p>-0.006076637</text:p>
          </table:table-cell>
          <table:table-cell office:value-type="float" office:value="-0.005917717" calcext:value-type="float">
            <text:p>-0.005917717</text:p>
          </table:table-cell>
          <table:table-cell office:value-type="float" office:value="-0.006202205" calcext:value-type="float">
            <text:p>-0.006202205</text:p>
          </table:table-cell>
          <table:table-cell office:value-type="float" office:value="-0.006929162" calcext:value-type="float">
            <text:p>-0.006929162</text:p>
          </table:table-cell>
          <table:table-cell office:value-type="float" office:value="-0.007606749" calcext:value-type="float">
            <text:p>-0.007606749</text:p>
          </table:table-cell>
          <table:table-cell office:value-type="float" office:value="-0.008084966" calcext:value-type="float">
            <text:p>-0.008084966</text:p>
          </table:table-cell>
          <table:table-cell office:value-type="float" office:value="-0.00604291" calcext:value-type="float">
            <text:p>-0.00604291</text:p>
          </table:table-cell>
          <table:table-cell office:value-type="float" office:value="-0.004866003" calcext:value-type="float">
            <text:p>-0.004866003</text:p>
          </table:table-cell>
          <table:table-cell office:value-type="float" office:value="-0.004359194" calcext:value-type="float">
            <text:p>-0.004359194</text:p>
          </table:table-cell>
          <table:table-cell office:value-type="float" office:value="900.4366" calcext:value-type="float">
            <text:p>900.4366</text:p>
          </table:table-cell>
          <table:table-cell office:value-type="float" office:value="0" calcext:value-type="float">
            <text:p>0</text:p>
          </table:table-cell>
          <table:table-cell office:value-type="float" office:value="-0.006174013" calcext:value-type="float">
            <text:p>-0.006174013</text:p>
          </table:table-cell>
          <table:table-cell office:value-type="float" office:value="-0.0009670435" calcext:value-type="float">
            <text:p>-0.00096704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571274" calcext:value-type="float">
            <text:p>-1.5712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391.8222" calcext:value-type="float">
            <text:p>391.8222</text:p>
          </table:table-cell>
          <table:table-cell office:value-type="float" office:value="20.29982" calcext:value-type="float">
            <text:p>20.29982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3.039" calcext:value-type="float">
            <text:p>1243.039</text:p>
          </table:table-cell>
          <table:table-cell office:value-type="float" office:value="86.26785" calcext:value-type="float">
            <text:p>86.26785</text:p>
          </table:table-cell>
          <table:table-cell office:value-type="float" office:value="0" calcext:value-type="float">
            <text:p>0</text:p>
          </table:table-cell>
          <table:table-cell office:value-type="float" office:value="0.3166112" calcext:value-type="float">
            <text:p>0.3166112</text:p>
          </table:table-cell>
          <table:table-cell office:value-type="float" office:value="0.3174336" calcext:value-type="float">
            <text:p>0.3174336</text:p>
          </table:table-cell>
          <table:table-cell office:value-type="float" office:value="0.3198785" calcext:value-type="float">
            <text:p>0.3198785</text:p>
          </table:table-cell>
          <table:table-cell office:value-type="float" office:value="0.3249994" calcext:value-type="float">
            <text:p>0.3249994</text:p>
          </table:table-cell>
          <table:table-cell office:value-type="float" office:value="0.3290872" calcext:value-type="float">
            <text:p>0.3290872</text:p>
          </table:table-cell>
          <table:table-cell office:value-type="float" office:value="0.3325118" calcext:value-type="float">
            <text:p>0.3325118</text:p>
          </table:table-cell>
          <table:table-cell office:value-type="float" office:value="0.3773859" calcext:value-type="float">
            <text:p>0.3773859</text:p>
          </table:table-cell>
          <table:table-cell office:value-type="float" office:value="0.3888567" calcext:value-type="float">
            <text:p>0.3888567</text:p>
          </table:table-cell>
          <table:table-cell office:value-type="float" office:value="0.4008149" calcext:value-type="float">
            <text:p>0.4008149</text:p>
          </table:table-cell>
          <table:table-cell office:value-type="float" office:value="0.4093383" calcext:value-type="float">
            <text:p>0.4093383</text:p>
          </table:table-cell>
          <table:table-cell office:value-type="float" office:value="0.4531716" calcext:value-type="float">
            <text:p>0.453171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218E-015" calcext:value-type="float">
            <text:p>1.942218E-15</text:p>
          </table:table-cell>
          <table:table-cell office:value-type="float" office:value="1.876649E-015" calcext:value-type="float">
            <text:p>1.876649E-15</text:p>
          </table:table-cell>
          <table:table-cell office:value-type="float" office:value="1.975633E-015" calcext:value-type="float">
            <text:p>1.975633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12293" calcext:value-type="float">
            <text:p>-0.01312293</text:p>
          </table:table-cell>
          <table:table-cell office:value-type="float" office:value="-0.01289554" calcext:value-type="float">
            <text:p>-0.01289554</text:p>
          </table:table-cell>
          <table:table-cell office:value-type="float" office:value="-0.01220228" calcext:value-type="float">
            <text:p>-0.01220228</text:p>
          </table:table-cell>
          <table:table-cell office:value-type="float" office:value="-0.01092056" calcext:value-type="float">
            <text:p>-0.01092056</text:p>
          </table:table-cell>
          <table:table-cell office:value-type="float" office:value="-0.0100216" calcext:value-type="float">
            <text:p>-0.0100216</text:p>
          </table:table-cell>
          <table:table-cell office:value-type="float" office:value="-0.009329402" calcext:value-type="float">
            <text:p>-0.009329402</text:p>
          </table:table-cell>
          <table:table-cell office:value-type="float" office:value="-0.008210066" calcext:value-type="float">
            <text:p>-0.008210066</text:p>
          </table:table-cell>
          <table:table-cell office:value-type="float" office:value="-0.006817508" calcext:value-type="float">
            <text:p>-0.006817508</text:p>
          </table:table-cell>
          <table:table-cell office:value-type="float" office:value="-0.00511366" calcext:value-type="float">
            <text:p>-0.00511366</text:p>
          </table:table-cell>
          <table:table-cell office:value-type="float" office:value="-0.004191472" calcext:value-type="float">
            <text:p>-0.004191472</text:p>
          </table:table-cell>
          <table:table-cell office:value-type="float" office:value="908.1936" calcext:value-type="float">
            <text:p>908.1936</text:p>
          </table:table-cell>
          <table:table-cell office:value-type="float" office:value="0" calcext:value-type="float">
            <text:p>0</text:p>
          </table:table-cell>
          <table:table-cell office:value-type="float" office:value="-0.01295958" calcext:value-type="float">
            <text:p>-0.01295958</text:p>
          </table:table-cell>
          <table:table-cell office:value-type="float" office:value="-0.0009710634" calcext:value-type="float">
            <text:p>-0.00097106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546687" calcext:value-type="float">
            <text:p>-1.5466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391.8222" calcext:value-type="float">
            <text:p>391.8222</text:p>
          </table:table-cell>
          <table:table-cell office:value-type="float" office:value="22.4024" calcext:value-type="float">
            <text:p>22.4024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0.24" calcext:value-type="float">
            <text:p>1240.24</text:p>
          </table:table-cell>
          <table:table-cell office:value-type="float" office:value="86.9649" calcext:value-type="float">
            <text:p>86.9649</text:p>
          </table:table-cell>
          <table:table-cell office:value-type="float" office:value="0" calcext:value-type="float">
            <text:p>0</text:p>
          </table:table-cell>
          <table:table-cell office:value-type="float" office:value="0.196654" calcext:value-type="float">
            <text:p>0.196654</text:p>
          </table:table-cell>
          <table:table-cell office:value-type="float" office:value="0.302077" calcext:value-type="float">
            <text:p>0.302077</text:p>
          </table:table-cell>
          <table:table-cell office:value-type="float" office:value="0.30545" calcext:value-type="float">
            <text:p>0.30545</text:p>
          </table:table-cell>
          <table:table-cell office:value-type="float" office:value="0.3113354" calcext:value-type="float">
            <text:p>0.3113354</text:p>
          </table:table-cell>
          <table:table-cell office:value-type="float" office:value="0.3163751" calcext:value-type="float">
            <text:p>0.3163751</text:p>
          </table:table-cell>
          <table:table-cell office:value-type="float" office:value="0.3209144" calcext:value-type="float">
            <text:p>0.3209144</text:p>
          </table:table-cell>
          <table:table-cell office:value-type="float" office:value="0.3704125" calcext:value-type="float">
            <text:p>0.3704125</text:p>
          </table:table-cell>
          <table:table-cell office:value-type="float" office:value="0.3845676" calcext:value-type="float">
            <text:p>0.3845676</text:p>
          </table:table-cell>
          <table:table-cell office:value-type="float" office:value="0.3986858" calcext:value-type="float">
            <text:p>0.3986858</text:p>
          </table:table-cell>
          <table:table-cell office:value-type="float" office:value="0.4105886" calcext:value-type="float">
            <text:p>0.4105886</text:p>
          </table:table-cell>
          <table:table-cell office:value-type="float" office:value="0.4584943" calcext:value-type="float">
            <text:p>0.458494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268E-015" calcext:value-type="float">
            <text:p>1.942268E-15</text:p>
          </table:table-cell>
          <table:table-cell office:value-type="float" office:value="1.876642E-015" calcext:value-type="float">
            <text:p>1.876642E-15</text:p>
          </table:table-cell>
          <table:table-cell office:value-type="float" office:value="1.975621E-015" calcext:value-type="float">
            <text:p>1.975621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733125" calcext:value-type="float">
            <text:p>-0.2733125</text:p>
          </table:table-cell>
          <table:table-cell office:value-type="float" office:value="-0.01818497" calcext:value-type="float">
            <text:p>-0.01818497</text:p>
          </table:table-cell>
          <table:table-cell office:value-type="float" office:value="-0.01682708" calcext:value-type="float">
            <text:p>-0.01682708</text:p>
          </table:table-cell>
          <table:table-cell office:value-type="float" office:value="-0.01473488" calcext:value-type="float">
            <text:p>-0.01473488</text:p>
          </table:table-cell>
          <table:table-cell office:value-type="float" office:value="-0.01318537" calcext:value-type="float">
            <text:p>-0.01318537</text:p>
          </table:table-cell>
          <table:table-cell office:value-type="float" office:value="-0.01194289" calcext:value-type="float">
            <text:p>-0.01194289</text:p>
          </table:table-cell>
          <table:table-cell office:value-type="float" office:value="-0.009824189" calcext:value-type="float">
            <text:p>-0.009824189</text:p>
          </table:table-cell>
          <table:table-cell office:value-type="float" office:value="-0.007583878" calcext:value-type="float">
            <text:p>-0.007583878</text:p>
          </table:table-cell>
          <table:table-cell office:value-type="float" office:value="-0.005381784" calcext:value-type="float">
            <text:p>-0.005381784</text:p>
          </table:table-cell>
          <table:table-cell office:value-type="float" office:value="-0.004070534" calcext:value-type="float">
            <text:p>-0.004070534</text:p>
          </table:table-cell>
          <table:table-cell office:value-type="float" office:value="914.1559" calcext:value-type="float">
            <text:p>914.1559</text:p>
          </table:table-cell>
          <table:table-cell office:value-type="float" office:value="0" calcext:value-type="float">
            <text:p>0</text:p>
          </table:table-cell>
          <table:table-cell office:value-type="float" office:value="-0.1751372" calcext:value-type="float">
            <text:p>-0.1751372</text:p>
          </table:table-cell>
          <table:table-cell office:value-type="float" office:value="-0.0009756652" calcext:value-type="float">
            <text:p>-0.00097566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521899" calcext:value-type="float">
            <text:p>-1.52189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397.0222" calcext:value-type="float">
            <text:p>397.0222</text:p>
          </table:table-cell>
          <table:table-cell office:value-type="float" office:value="23.73614" calcext:value-type="float">
            <text:p>23.73614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3.556" calcext:value-type="float">
            <text:p>1243.556</text:p>
          </table:table-cell>
          <table:table-cell office:value-type="float" office:value="87.51488" calcext:value-type="float">
            <text:p>87.51488</text:p>
          </table:table-cell>
          <table:table-cell office:value-type="float" office:value="0" calcext:value-type="float">
            <text:p>0</text:p>
          </table:table-cell>
          <table:table-cell office:value-type="float" office:value="0.3160349" calcext:value-type="float">
            <text:p>0.3160349</text:p>
          </table:table-cell>
          <table:table-cell office:value-type="float" office:value="0.3166335" calcext:value-type="float">
            <text:p>0.3166335</text:p>
          </table:table-cell>
          <table:table-cell office:value-type="float" office:value="0.3180923" calcext:value-type="float">
            <text:p>0.3180923</text:p>
          </table:table-cell>
          <table:table-cell office:value-type="float" office:value="0.317069" calcext:value-type="float">
            <text:p>0.317069</text:p>
          </table:table-cell>
          <table:table-cell office:value-type="float" office:value="0.3152095" calcext:value-type="float">
            <text:p>0.3152095</text:p>
          </table:table-cell>
          <table:table-cell office:value-type="float" office:value="0.3161198" calcext:value-type="float">
            <text:p>0.3161198</text:p>
          </table:table-cell>
          <table:table-cell office:value-type="float" office:value="0.3651776" calcext:value-type="float">
            <text:p>0.3651776</text:p>
          </table:table-cell>
          <table:table-cell office:value-type="float" office:value="0.380599" calcext:value-type="float">
            <text:p>0.380599</text:p>
          </table:table-cell>
          <table:table-cell office:value-type="float" office:value="0.3969251" calcext:value-type="float">
            <text:p>0.3969251</text:p>
          </table:table-cell>
          <table:table-cell office:value-type="float" office:value="0.4114915" calcext:value-type="float">
            <text:p>0.4114915</text:p>
          </table:table-cell>
          <table:table-cell office:value-type="float" office:value="0.463588" calcext:value-type="float">
            <text:p>0.46358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317E-015" calcext:value-type="float">
            <text:p>1.942317E-15</text:p>
          </table:table-cell>
          <table:table-cell office:value-type="float" office:value="1.876634E-015" calcext:value-type="float">
            <text:p>1.876634E-15</text:p>
          </table:table-cell>
          <table:table-cell office:value-type="float" office:value="1.97561E-015" calcext:value-type="float">
            <text:p>1.97561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26074" calcext:value-type="float">
            <text:p>-0.01326074</text:p>
          </table:table-cell>
          <table:table-cell office:value-type="float" office:value="-0.01309362" calcext:value-type="float">
            <text:p>-0.01309362</text:p>
          </table:table-cell>
          <table:table-cell office:value-type="float" office:value="-0.01265192" calcext:value-type="float">
            <text:p>-0.01265192</text:p>
          </table:table-cell>
          <table:table-cell office:value-type="float" office:value="-0.01297335" calcext:value-type="float">
            <text:p>-0.01297335</text:p>
          </table:table-cell>
          <table:table-cell office:value-type="float" office:value="-0.01355314" calcext:value-type="float">
            <text:p>-0.01355314</text:p>
          </table:table-cell>
          <table:table-cell office:value-type="float" office:value="-0.01328274" calcext:value-type="float">
            <text:p>-0.01328274</text:p>
          </table:table-cell>
          <table:table-cell office:value-type="float" office:value="-0.01127671" calcext:value-type="float">
            <text:p>-0.01127671</text:p>
          </table:table-cell>
          <table:table-cell office:value-type="float" office:value="-0.008379179" calcext:value-type="float">
            <text:p>-0.008379179</text:p>
          </table:table-cell>
          <table:table-cell office:value-type="float" office:value="-0.005615614" calcext:value-type="float">
            <text:p>-0.005615614</text:p>
          </table:table-cell>
          <table:table-cell office:value-type="float" office:value="-0.003985464" calcext:value-type="float">
            <text:p>-0.003985464</text:p>
          </table:table-cell>
          <table:table-cell office:value-type="float" office:value="919.9384" calcext:value-type="float">
            <text:p>919.9384</text:p>
          </table:table-cell>
          <table:table-cell office:value-type="float" office:value="0" calcext:value-type="float">
            <text:p>0</text:p>
          </table:table-cell>
          <table:table-cell office:value-type="float" office:value="-0.1686222" calcext:value-type="float">
            <text:p>-0.1686222</text:p>
          </table:table-cell>
          <table:table-cell office:value-type="float" office:value="-0.0009789942" calcext:value-type="float">
            <text:p>-0.000978994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98178" calcext:value-type="float">
            <text:p>-1.4981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397.0222" calcext:value-type="float">
            <text:p>397.0222</text:p>
          </table:table-cell>
          <table:table-cell office:value-type="float" office:value="25.5929" calcext:value-type="float">
            <text:p>25.5929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1.854" calcext:value-type="float">
            <text:p>1241.854</text:p>
          </table:table-cell>
          <table:table-cell office:value-type="float" office:value="87.36011" calcext:value-type="float">
            <text:p>87.36011</text:p>
          </table:table-cell>
          <table:table-cell office:value-type="float" office:value="0" calcext:value-type="float">
            <text:p>0</text:p>
          </table:table-cell>
          <table:table-cell office:value-type="float" office:value="0.2012056" calcext:value-type="float">
            <text:p>0.2012056</text:p>
          </table:table-cell>
          <table:table-cell office:value-type="float" office:value="0.2990887" calcext:value-type="float">
            <text:p>0.2990887</text:p>
          </table:table-cell>
          <table:table-cell office:value-type="float" office:value="0.3026371" calcext:value-type="float">
            <text:p>0.3026371</text:p>
          </table:table-cell>
          <table:table-cell office:value-type="float" office:value="0.306921" calcext:value-type="float">
            <text:p>0.306921</text:p>
          </table:table-cell>
          <table:table-cell office:value-type="float" office:value="0.3099297" calcext:value-type="float">
            <text:p>0.3099297</text:p>
          </table:table-cell>
          <table:table-cell office:value-type="float" office:value="0.3127984" calcext:value-type="float">
            <text:p>0.3127984</text:p>
          </table:table-cell>
          <table:table-cell office:value-type="float" office:value="0.3621337" calcext:value-type="float">
            <text:p>0.3621337</text:p>
          </table:table-cell>
          <table:table-cell office:value-type="float" office:value="0.3771921" calcext:value-type="float">
            <text:p>0.3771921</text:p>
          </table:table-cell>
          <table:table-cell office:value-type="float" office:value="0.3953412" calcext:value-type="float">
            <text:p>0.3953412</text:p>
          </table:table-cell>
          <table:table-cell office:value-type="float" office:value="0.4122259" calcext:value-type="float">
            <text:p>0.4122259</text:p>
          </table:table-cell>
          <table:table-cell office:value-type="float" office:value="0.4684625" calcext:value-type="float">
            <text:p>0.468462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367E-015" calcext:value-type="float">
            <text:p>1.942367E-15</text:p>
          </table:table-cell>
          <table:table-cell office:value-type="float" office:value="1.876626E-015" calcext:value-type="float">
            <text:p>1.876626E-15</text:p>
          </table:table-cell>
          <table:table-cell office:value-type="float" office:value="1.975599E-015" calcext:value-type="float">
            <text:p>1.975599E-15</text:p>
          </table:table-cell>
          <table:table-cell office:value-type="float" office:value="1.975033E-015" calcext:value-type="float">
            <text:p>1.975033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336334" calcext:value-type="float">
            <text:p>-0.2336334</text:p>
          </table:table-cell>
          <table:table-cell office:value-type="float" office:value="-0.01946642" calcext:value-type="float">
            <text:p>-0.01946642</text:p>
          </table:table-cell>
          <table:table-cell office:value-type="float" office:value="-0.01793648" calcext:value-type="float">
            <text:p>-0.01793648</text:p>
          </table:table-cell>
          <table:table-cell office:value-type="float" office:value="-0.01627472" calcext:value-type="float">
            <text:p>-0.01627472</text:p>
          </table:table-cell>
          <table:table-cell office:value-type="float" office:value="-0.01521873" calcext:value-type="float">
            <text:p>-0.01521873</text:p>
          </table:table-cell>
          <table:table-cell office:value-type="float" office:value="-0.01427645" calcext:value-type="float">
            <text:p>-0.01427645</text:p>
          </table:table-cell>
          <table:table-cell office:value-type="float" office:value="-0.01222661" calcext:value-type="float">
            <text:p>-0.01222661</text:p>
          </table:table-cell>
          <table:table-cell office:value-type="float" office:value="-0.009136365" calcext:value-type="float">
            <text:p>-0.009136365</text:p>
          </table:table-cell>
          <table:table-cell office:value-type="float" office:value="-0.005835363" calcext:value-type="float">
            <text:p>-0.005835363</text:p>
          </table:table-cell>
          <table:table-cell office:value-type="float" office:value="-0.003917834" calcext:value-type="float">
            <text:p>-0.003917834</text:p>
          </table:table-cell>
          <table:table-cell office:value-type="float" office:value="925.012" calcext:value-type="float">
            <text:p>925.012</text:p>
          </table:table-cell>
          <table:table-cell office:value-type="float" office:value="0" calcext:value-type="float">
            <text:p>0</text:p>
          </table:table-cell>
          <table:table-cell office:value-type="float" office:value="-0.1623521" calcext:value-type="float">
            <text:p>-0.1623521</text:p>
          </table:table-cell>
          <table:table-cell office:value-type="float" office:value="-0.0009822873" calcext:value-type="float">
            <text:p>-0.00098228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75477" calcext:value-type="float">
            <text:p>-1.4754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397.0222" calcext:value-type="float">
            <text:p>397.0222</text:p>
          </table:table-cell>
          <table:table-cell office:value-type="float" office:value="26.91717" calcext:value-type="float">
            <text:p>26.91717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1.558" calcext:value-type="float">
            <text:p>1241.558</text:p>
          </table:table-cell>
          <table:table-cell office:value-type="float" office:value="86.3321" calcext:value-type="float">
            <text:p>86.3321</text:p>
          </table:table-cell>
          <table:table-cell office:value-type="float" office:value="0" calcext:value-type="float">
            <text:p>0</text:p>
          </table:table-cell>
          <table:table-cell office:value-type="float" office:value="0.08451112" calcext:value-type="float">
            <text:p>0.08451112</text:p>
          </table:table-cell>
          <table:table-cell office:value-type="float" office:value="0.3003963" calcext:value-type="float">
            <text:p>0.3003963</text:p>
          </table:table-cell>
          <table:table-cell office:value-type="float" office:value="0.3013538" calcext:value-type="float">
            <text:p>0.3013538</text:p>
          </table:table-cell>
          <table:table-cell office:value-type="float" office:value="0.3036033" calcext:value-type="float">
            <text:p>0.3036033</text:p>
          </table:table-cell>
          <table:table-cell office:value-type="float" office:value="0.3062906" calcext:value-type="float">
            <text:p>0.3062906</text:p>
          </table:table-cell>
          <table:table-cell office:value-type="float" office:value="0.3093448" calcext:value-type="float">
            <text:p>0.3093448</text:p>
          </table:table-cell>
          <table:table-cell office:value-type="float" office:value="0.3592298" calcext:value-type="float">
            <text:p>0.3592298</text:p>
          </table:table-cell>
          <table:table-cell office:value-type="float" office:value="0.3743457" calcext:value-type="float">
            <text:p>0.3743457</text:p>
          </table:table-cell>
          <table:table-cell office:value-type="float" office:value="0.3939509" calcext:value-type="float">
            <text:p>0.3939509</text:p>
          </table:table-cell>
          <table:table-cell office:value-type="float" office:value="0.4128343" calcext:value-type="float">
            <text:p>0.4128343</text:p>
          </table:table-cell>
          <table:table-cell office:value-type="float" office:value="0.4731337" calcext:value-type="float">
            <text:p>0.473133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423E-015" calcext:value-type="float">
            <text:p>1.942423E-15</text:p>
          </table:table-cell>
          <table:table-cell office:value-type="float" office:value="1.87662E-015" calcext:value-type="float">
            <text:p>1.87662E-15</text:p>
          </table:table-cell>
          <table:table-cell office:value-type="float" office:value="1.975589E-015" calcext:value-type="float">
            <text:p>1.975589E-15</text:p>
          </table:table-cell>
          <table:table-cell office:value-type="float" office:value="1.975031E-015" calcext:value-type="float">
            <text:p>1.975031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8.69871" calcext:value-type="float">
            <text:p>-48.69871</text:p>
          </table:table-cell>
          <table:table-cell office:value-type="float" office:value="-0.01890446" calcext:value-type="float">
            <text:p>-0.01890446</text:p>
          </table:table-cell>
          <table:table-cell office:value-type="float" office:value="-0.01848956" calcext:value-type="float">
            <text:p>-0.01848956</text:p>
          </table:table-cell>
          <table:table-cell office:value-type="float" office:value="-0.01756806" calcext:value-type="float">
            <text:p>-0.01756806</text:p>
          </table:table-cell>
          <table:table-cell office:value-type="float" office:value="-0.01652846" calcext:value-type="float">
            <text:p>-0.01652846</text:p>
          </table:table-cell>
          <table:table-cell office:value-type="float" office:value="-0.01542526" calcext:value-type="float">
            <text:p>-0.01542526</text:p>
          </table:table-cell>
          <table:table-cell office:value-type="float" office:value="-0.01321503" calcext:value-type="float">
            <text:p>-0.01321503</text:p>
          </table:table-cell>
          <table:table-cell office:value-type="float" office:value="-0.009826644" calcext:value-type="float">
            <text:p>-0.009826644</text:p>
          </table:table-cell>
          <table:table-cell office:value-type="float" office:value="-0.006036073" calcext:value-type="float">
            <text:p>-0.006036073</text:p>
          </table:table-cell>
          <table:table-cell office:value-type="float" office:value="-0.003862761" calcext:value-type="float">
            <text:p>-0.003862761</text:p>
          </table:table-cell>
          <table:table-cell office:value-type="float" office:value="929.2017" calcext:value-type="float">
            <text:p>929.2017</text:p>
          </table:table-cell>
          <table:table-cell office:value-type="float" office:value="0" calcext:value-type="float">
            <text:p>0</text:p>
          </table:table-cell>
          <table:table-cell office:value-type="float" office:value="-0.1540489" calcext:value-type="float">
            <text:p>-0.1540489</text:p>
          </table:table-cell>
          <table:table-cell office:value-type="float" office:value="-0.0009866587" calcext:value-type="float">
            <text:p>-0.00098665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53723" calcext:value-type="float">
            <text:p>-1.4537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397.2223" calcext:value-type="float">
            <text:p>397.2223</text:p>
          </table:table-cell>
          <table:table-cell office:value-type="float" office:value="27.1767" calcext:value-type="float">
            <text:p>27.1767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2.781" calcext:value-type="float">
            <text:p>1242.781</text:p>
          </table:table-cell>
          <table:table-cell office:value-type="float" office:value="85.04961" calcext:value-type="float">
            <text:p>85.04961</text:p>
          </table:table-cell>
          <table:table-cell office:value-type="float" office:value="0" calcext:value-type="float">
            <text:p>0</text:p>
          </table:table-cell>
          <table:table-cell office:value-type="float" office:value="0.08003901" calcext:value-type="float">
            <text:p>0.08003901</text:p>
          </table:table-cell>
          <table:table-cell office:value-type="float" office:value="0.3002658" calcext:value-type="float">
            <text:p>0.3002658</text:p>
          </table:table-cell>
          <table:table-cell office:value-type="float" office:value="0.301061" calcext:value-type="float">
            <text:p>0.301061</text:p>
          </table:table-cell>
          <table:table-cell office:value-type="float" office:value="0.3027523" calcext:value-type="float">
            <text:p>0.3027523</text:p>
          </table:table-cell>
          <table:table-cell office:value-type="float" office:value="0.3048324" calcext:value-type="float">
            <text:p>0.3048324</text:p>
          </table:table-cell>
          <table:table-cell office:value-type="float" office:value="0.3073618" calcext:value-type="float">
            <text:p>0.3073618</text:p>
          </table:table-cell>
          <table:table-cell office:value-type="float" office:value="0.3571632" calcext:value-type="float">
            <text:p>0.3571632</text:p>
          </table:table-cell>
          <table:table-cell office:value-type="float" office:value="0.371938" calcext:value-type="float">
            <text:p>0.371938</text:p>
          </table:table-cell>
          <table:table-cell office:value-type="float" office:value="0.3928304" calcext:value-type="float">
            <text:p>0.3928304</text:p>
          </table:table-cell>
          <table:table-cell office:value-type="float" office:value="0.413297" calcext:value-type="float">
            <text:p>0.413297</text:p>
          </table:table-cell>
          <table:table-cell office:value-type="float" office:value="0.4776152" calcext:value-type="float">
            <text:p>0.477615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49E-015" calcext:value-type="float">
            <text:p>1.94249E-15</text:p>
          </table:table-cell>
          <table:table-cell office:value-type="float" office:value="1.876611E-015" calcext:value-type="float">
            <text:p>1.876611E-15</text:p>
          </table:table-cell>
          <table:table-cell office:value-type="float" office:value="1.97558E-015" calcext:value-type="float">
            <text:p>1.97558E-15</text:p>
          </table:table-cell>
          <table:table-cell office:value-type="float" office:value="1.975026E-015" calcext:value-type="float">
            <text:p>1.975026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14311" calcext:value-type="float">
            <text:p>-68.14311</text:p>
          </table:table-cell>
          <table:table-cell office:value-type="float" office:value="-0.01896091" calcext:value-type="float">
            <text:p>-0.01896091</text:p>
          </table:table-cell>
          <table:table-cell office:value-type="float" office:value="-0.01861351" calcext:value-type="float">
            <text:p>-0.01861351</text:p>
          </table:table-cell>
          <table:table-cell office:value-type="float" office:value="-0.01791538" calcext:value-type="float">
            <text:p>-0.01791538</text:p>
          </table:table-cell>
          <table:table-cell office:value-type="float" office:value="-0.01708863" calcext:value-type="float">
            <text:p>-0.01708863</text:p>
          </table:table-cell>
          <table:table-cell office:value-type="float" office:value="-0.0161317" calcext:value-type="float">
            <text:p>-0.0161317</text:p>
          </table:table-cell>
          <table:table-cell office:value-type="float" office:value="-0.01397232" calcext:value-type="float">
            <text:p>-0.01397232</text:p>
          </table:table-cell>
          <table:table-cell office:value-type="float" office:value="-0.01045595" calcext:value-type="float">
            <text:p>-0.01045595</text:p>
          </table:table-cell>
          <table:table-cell office:value-type="float" office:value="-0.006203811" calcext:value-type="float">
            <text:p>-0.006203811</text:p>
          </table:table-cell>
          <table:table-cell office:value-type="float" office:value="-0.003821384" calcext:value-type="float">
            <text:p>-0.003821384</text:p>
          </table:table-cell>
          <table:table-cell office:value-type="float" office:value="933.1276" calcext:value-type="float">
            <text:p>933.1276</text:p>
          </table:table-cell>
          <table:table-cell office:value-type="float" office:value="0" calcext:value-type="float">
            <text:p>0</text:p>
          </table:table-cell>
          <table:table-cell office:value-type="float" office:value="-0.1445161" calcext:value-type="float">
            <text:p>-0.1445161</text:p>
          </table:table-cell>
          <table:table-cell office:value-type="float" office:value="-0.0009919002" calcext:value-type="float">
            <text:p>-0.00099190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32853" calcext:value-type="float">
            <text:p>-1.4328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397.8224" calcext:value-type="float">
            <text:p>397.8224</text:p>
          </table:table-cell>
          <table:table-cell office:value-type="float" office:value="27.61585" calcext:value-type="float">
            <text:p>27.61585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4.39" calcext:value-type="float">
            <text:p>1244.39</text:p>
          </table:table-cell>
          <table:table-cell office:value-type="float" office:value="83.60099" calcext:value-type="float">
            <text:p>83.60099</text:p>
          </table:table-cell>
          <table:table-cell office:value-type="float" office:value="0" calcext:value-type="float">
            <text:p>0</text:p>
          </table:table-cell>
          <table:table-cell office:value-type="float" office:value="0.1006041" calcext:value-type="float">
            <text:p>0.1006041</text:p>
          </table:table-cell>
          <table:table-cell office:value-type="float" office:value="0.2996652" calcext:value-type="float">
            <text:p>0.2996652</text:p>
          </table:table-cell>
          <table:table-cell office:value-type="float" office:value="0.3006443" calcext:value-type="float">
            <text:p>0.3006443</text:p>
          </table:table-cell>
          <table:table-cell office:value-type="float" office:value="0.302147" calcext:value-type="float">
            <text:p>0.302147</text:p>
          </table:table-cell>
          <table:table-cell office:value-type="float" office:value="0.3040386" calcext:value-type="float">
            <text:p>0.3040386</text:p>
          </table:table-cell>
          <table:table-cell office:value-type="float" office:value="0.3063872" calcext:value-type="float">
            <text:p>0.3063872</text:p>
          </table:table-cell>
          <table:table-cell office:value-type="float" office:value="0.3556295" calcext:value-type="float">
            <text:p>0.3556295</text:p>
          </table:table-cell>
          <table:table-cell office:value-type="float" office:value="0.3699284" calcext:value-type="float">
            <text:p>0.3699284</text:p>
          </table:table-cell>
          <table:table-cell office:value-type="float" office:value="0.3919536" calcext:value-type="float">
            <text:p>0.3919536</text:p>
          </table:table-cell>
          <table:table-cell office:value-type="float" office:value="0.4136602" calcext:value-type="float">
            <text:p>0.4136602</text:p>
          </table:table-cell>
          <table:table-cell office:value-type="float" office:value="0.4819161" calcext:value-type="float">
            <text:p>0.481916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555E-015" calcext:value-type="float">
            <text:p>1.942555E-15</text:p>
          </table:table-cell>
          <table:table-cell office:value-type="float" office:value="1.876602E-015" calcext:value-type="float">
            <text:p>1.876602E-15</text:p>
          </table:table-cell>
          <table:table-cell office:value-type="float" office:value="1.975573E-015" calcext:value-type="float">
            <text:p>1.975573E-15</text:p>
          </table:table-cell>
          <table:table-cell office:value-type="float" office:value="1.975021E-015" calcext:value-type="float">
            <text:p>1.975021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.76288" calcext:value-type="float">
            <text:p>-16.76288</text:p>
          </table:table-cell>
          <table:table-cell office:value-type="float" office:value="-0.01922444" calcext:value-type="float">
            <text:p>-0.01922444</text:p>
          </table:table-cell>
          <table:table-cell office:value-type="float" office:value="-0.01879364" calcext:value-type="float">
            <text:p>-0.01879364</text:p>
          </table:table-cell>
          <table:table-cell office:value-type="float" office:value="-0.01816687" calcext:value-type="float">
            <text:p>-0.01816687</text:p>
          </table:table-cell>
          <table:table-cell office:value-type="float" office:value="-0.01740185" calcext:value-type="float">
            <text:p>-0.01740185</text:p>
          </table:table-cell>
          <table:table-cell office:value-type="float" office:value="-0.01649294" calcext:value-type="float">
            <text:p>-0.01649294</text:p>
          </table:table-cell>
          <table:table-cell office:value-type="float" office:value="-0.01456642" calcext:value-type="float">
            <text:p>-0.01456642</text:p>
          </table:table-cell>
          <table:table-cell office:value-type="float" office:value="-0.01101535" calcext:value-type="float">
            <text:p>-0.01101535</text:p>
          </table:table-cell>
          <table:table-cell office:value-type="float" office:value="-0.00633829" calcext:value-type="float">
            <text:p>-0.00633829</text:p>
          </table:table-cell>
          <table:table-cell office:value-type="float" office:value="-0.003789315" calcext:value-type="float">
            <text:p>-0.003789315</text:p>
          </table:table-cell>
          <table:table-cell office:value-type="float" office:value="936.8774" calcext:value-type="float">
            <text:p>936.8774</text:p>
          </table:table-cell>
          <table:table-cell office:value-type="float" office:value="0" calcext:value-type="float">
            <text:p>0</text:p>
          </table:table-cell>
          <table:table-cell office:value-type="float" office:value="-0.1370666" calcext:value-type="float">
            <text:p>-0.1370666</text:p>
          </table:table-cell>
          <table:table-cell office:value-type="float" office:value="-0.0009962148" calcext:value-type="float">
            <text:p>-0.00099621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12824" calcext:value-type="float">
            <text:p>-1.4128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397.8224" calcext:value-type="float">
            <text:p>397.8224</text:p>
          </table:table-cell>
          <table:table-cell office:value-type="float" office:value="27.77662" calcext:value-type="float">
            <text:p>27.77662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5.776" calcext:value-type="float">
            <text:p>1245.776</text:p>
          </table:table-cell>
          <table:table-cell office:value-type="float" office:value="82.05458" calcext:value-type="float">
            <text:p>82.05458</text:p>
          </table:table-cell>
          <table:table-cell office:value-type="float" office:value="0" calcext:value-type="float">
            <text:p>0</text:p>
          </table:table-cell>
          <table:table-cell office:value-type="float" office:value="0.08667732" calcext:value-type="float">
            <text:p>0.08667732</text:p>
          </table:table-cell>
          <table:table-cell office:value-type="float" office:value="0.2997906" calcext:value-type="float">
            <text:p>0.2997906</text:p>
          </table:table-cell>
          <table:table-cell office:value-type="float" office:value="0.3006185" calcext:value-type="float">
            <text:p>0.3006185</text:p>
          </table:table-cell>
          <table:table-cell office:value-type="float" office:value="0.3019392" calcext:value-type="float">
            <text:p>0.3019392</text:p>
          </table:table-cell>
          <table:table-cell office:value-type="float" office:value="0.3036411" calcext:value-type="float">
            <text:p>0.3036411</text:p>
          </table:table-cell>
          <table:table-cell office:value-type="float" office:value="0.3057781" calcext:value-type="float">
            <text:p>0.3057781</text:p>
          </table:table-cell>
          <table:table-cell office:value-type="float" office:value="0.3546115" calcext:value-type="float">
            <text:p>0.3546115</text:p>
          </table:table-cell>
          <table:table-cell office:value-type="float" office:value="0.3682889" calcext:value-type="float">
            <text:p>0.3682889</text:p>
          </table:table-cell>
          <table:table-cell office:value-type="float" office:value="0.3911602" calcext:value-type="float">
            <text:p>0.3911602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486078" calcext:value-type="float">
            <text:p>0.48607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628E-015" calcext:value-type="float">
            <text:p>1.942628E-15</text:p>
          </table:table-cell>
          <table:table-cell office:value-type="float" office:value="1.876593E-015" calcext:value-type="float">
            <text:p>1.876593E-15</text:p>
          </table:table-cell>
          <table:table-cell office:value-type="float" office:value="1.975565E-015" calcext:value-type="float">
            <text:p>1.975565E-15</text:p>
          </table:table-cell>
          <table:table-cell office:value-type="float" office:value="1.975014E-015" calcext:value-type="float">
            <text:p>1.975014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71247" calcext:value-type="float">
            <text:p>-41.71247</text:p>
          </table:table-cell>
          <table:table-cell office:value-type="float" office:value="-0.0191662" calcext:value-type="float">
            <text:p>-0.0191662</text:p>
          </table:table-cell>
          <table:table-cell office:value-type="float" office:value="-0.01880537" calcext:value-type="float">
            <text:p>-0.01880537</text:p>
          </table:table-cell>
          <table:table-cell office:value-type="float" office:value="-0.01825441" calcext:value-type="float">
            <text:p>-0.01825441</text:p>
          </table:table-cell>
          <table:table-cell office:value-type="float" office:value="-0.01756129" calcext:value-type="float">
            <text:p>-0.01756129</text:p>
          </table:table-cell>
          <table:table-cell office:value-type="float" office:value="-0.01672305" calcext:value-type="float">
            <text:p>-0.01672305</text:p>
          </table:table-cell>
          <table:table-cell office:value-type="float" office:value="-0.01497599" calcext:value-type="float">
            <text:p>-0.01497599</text:p>
          </table:table-cell>
          <table:table-cell office:value-type="float" office:value="-0.01149642" calcext:value-type="float">
            <text:p>-0.01149642</text:p>
          </table:table-cell>
          <table:table-cell office:value-type="float" office:value="-0.006462695" calcext:value-type="float">
            <text:p>-0.006462695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940.5326" calcext:value-type="float">
            <text:p>940.5326</text:p>
          </table:table-cell>
          <table:table-cell office:value-type="float" office:value="0" calcext:value-type="float">
            <text:p>0</text:p>
          </table:table-cell>
          <table:table-cell office:value-type="float" office:value="-0.1285122" calcext:value-type="float">
            <text:p>-0.1285122</text:p>
          </table:table-cell>
          <table:table-cell office:value-type="float" office:value="-0.00100137" calcext:value-type="float">
            <text:p>-0.001001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9346" calcext:value-type="float">
            <text:p>-1.393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400.8224" calcext:value-type="float">
            <text:p>400.8224</text:p>
          </table:table-cell>
          <table:table-cell office:value-type="float" office:value="29.65876" calcext:value-type="float">
            <text:p>29.65876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8.476" calcext:value-type="float">
            <text:p>1248.476</text:p>
          </table:table-cell>
          <table:table-cell office:value-type="float" office:value="80.47228" calcext:value-type="float">
            <text:p>80.47228</text:p>
          </table:table-cell>
          <table:table-cell office:value-type="float" office:value="0" calcext:value-type="float">
            <text:p>0</text:p>
          </table:table-cell>
          <table:table-cell office:value-type="float" office:value="0.2163115" calcext:value-type="float">
            <text:p>0.2163115</text:p>
          </table:table-cell>
          <table:table-cell office:value-type="float" office:value="0.2940543" calcext:value-type="float">
            <text:p>0.2940543</text:p>
          </table:table-cell>
          <table:table-cell office:value-type="float" office:value="0.2989172" calcext:value-type="float">
            <text:p>0.2989172</text:p>
          </table:table-cell>
          <table:table-cell office:value-type="float" office:value="0.3016262" calcext:value-type="float">
            <text:p>0.3016262</text:p>
          </table:table-cell>
          <table:table-cell office:value-type="float" office:value="0.3033934" calcext:value-type="float">
            <text:p>0.3033934</text:p>
          </table:table-cell>
          <table:table-cell office:value-type="float" office:value="0.3054116" calcext:value-type="float">
            <text:p>0.3054116</text:p>
          </table:table-cell>
          <table:table-cell office:value-type="float" office:value="0.3539339" calcext:value-type="float">
            <text:p>0.3539339</text:p>
          </table:table-cell>
          <table:table-cell office:value-type="float" office:value="0.3669501" calcext:value-type="float">
            <text:p>0.3669501</text:p>
          </table:table-cell>
          <table:table-cell office:value-type="float" office:value="0.3904659" calcext:value-type="float">
            <text:p>0.3904659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4903756" calcext:value-type="float">
            <text:p>0.490375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694E-015" calcext:value-type="float">
            <text:p>1.942694E-15</text:p>
          </table:table-cell>
          <table:table-cell office:value-type="float" office:value="1.876583E-015" calcext:value-type="float">
            <text:p>1.876583E-15</text:p>
          </table:table-cell>
          <table:table-cell office:value-type="float" office:value="1.975558E-015" calcext:value-type="float">
            <text:p>1.975558E-15</text:p>
          </table:table-cell>
          <table:table-cell office:value-type="float" office:value="1.975009E-015" calcext:value-type="float">
            <text:p>1.975009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4E-016" calcext:value-type="float">
            <text:p>9.692064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525586" calcext:value-type="float">
            <text:p>-0.1525586</text:p>
          </table:table-cell>
          <table:table-cell office:value-type="float" office:value="-0.02182112" calcext:value-type="float">
            <text:p>-0.02182112</text:p>
          </table:table-cell>
          <table:table-cell office:value-type="float" office:value="-0.0195285" calcext:value-type="float">
            <text:p>-0.0195285</text:p>
          </table:table-cell>
          <table:table-cell office:value-type="float" office:value="-0.01838033" calcext:value-type="float">
            <text:p>-0.01838033</text:p>
          </table:table-cell>
          <table:table-cell office:value-type="float" office:value="-0.0176603" calcext:value-type="float">
            <text:p>-0.0176603</text:p>
          </table:table-cell>
          <table:table-cell office:value-type="float" office:value="-0.01686291" calcext:value-type="float">
            <text:p>-0.01686291</text:p>
          </table:table-cell>
          <table:table-cell office:value-type="float" office:value="-0.01525439" calcext:value-type="float">
            <text:p>-0.01525439</text:p>
          </table:table-cell>
          <table:table-cell office:value-type="float" office:value="-0.01190631" calcext:value-type="float">
            <text:p>-0.01190631</text:p>
          </table:table-cell>
          <table:table-cell office:value-type="float" office:value="-0.006574078" calcext:value-type="float">
            <text:p>-0.006574078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944.1343" calcext:value-type="float">
            <text:p>944.1343</text:p>
          </table:table-cell>
          <table:table-cell office:value-type="float" office:value="0" calcext:value-type="float">
            <text:p>0</text:p>
          </table:table-cell>
          <table:table-cell office:value-type="float" office:value="-0.1223577" calcext:value-type="float">
            <text:p>-0.1223577</text:p>
          </table:table-cell>
          <table:table-cell office:value-type="float" office:value="-0.001005303" calcext:value-type="float">
            <text:p>-0.0010053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73445" calcext:value-type="float">
            <text:p>-1.3734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400.8224" calcext:value-type="float">
            <text:p>400.8224</text:p>
          </table:table-cell>
          <table:table-cell office:value-type="float" office:value="31.39149" calcext:value-type="float">
            <text:p>31.39149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6.85" calcext:value-type="float">
            <text:p>1246.85</text:p>
          </table:table-cell>
          <table:table-cell office:value-type="float" office:value="78.81721" calcext:value-type="float">
            <text:p>78.81721</text:p>
          </table:table-cell>
          <table:table-cell office:value-type="float" office:value="0" calcext:value-type="float">
            <text:p>0</text:p>
          </table:table-cell>
          <table:table-cell office:value-type="float" office:value="0.08480763" calcext:value-type="float">
            <text:p>0.08480763</text:p>
          </table:table-cell>
          <table:table-cell office:value-type="float" office:value="0.2944161" calcext:value-type="float">
            <text:p>0.2944161</text:p>
          </table:table-cell>
          <table:table-cell office:value-type="float" office:value="0.2955565" calcext:value-type="float">
            <text:p>0.2955565</text:p>
          </table:table-cell>
          <table:table-cell office:value-type="float" office:value="0.2990248" calcext:value-type="float">
            <text:p>0.2990248</text:p>
          </table:table-cell>
          <table:table-cell office:value-type="float" office:value="0.3022542" calcext:value-type="float">
            <text:p>0.3022542</text:p>
          </table:table-cell>
          <table:table-cell office:value-type="float" office:value="0.3046555" calcext:value-type="float">
            <text:p>0.3046555</text:p>
          </table:table-cell>
          <table:table-cell office:value-type="float" office:value="0.3531967" calcext:value-type="float">
            <text:p>0.3531967</text:p>
          </table:table-cell>
          <table:table-cell office:value-type="float" office:value="0.3658481" calcext:value-type="float">
            <text:p>0.3658481</text:p>
          </table:table-cell>
          <table:table-cell office:value-type="float" office:value="0.3899108" calcext:value-type="float">
            <text:p>0.3899108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4945114" calcext:value-type="float">
            <text:p>0.4945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76E-015" calcext:value-type="float">
            <text:p>1.94276E-15</text:p>
          </table:table-cell>
          <table:table-cell office:value-type="float" office:value="1.876574E-015" calcext:value-type="float">
            <text:p>1.876574E-15</text:p>
          </table:table-cell>
          <table:table-cell office:value-type="float" office:value="1.975549E-015" calcext:value-type="float">
            <text:p>1.975549E-15</text:p>
          </table:table-cell>
          <table:table-cell office:value-type="float" office:value="1.975004E-015" calcext:value-type="float">
            <text:p>1.975004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.21668" calcext:value-type="float">
            <text:p>-47.21668</text:p>
          </table:table-cell>
          <table:table-cell office:value-type="float" office:value="-0.02174916" calcext:value-type="float">
            <text:p>-0.02174916</text:p>
          </table:table-cell>
          <table:table-cell office:value-type="float" office:value="-0.02116704" calcext:value-type="float">
            <text:p>-0.02116704</text:p>
          </table:table-cell>
          <table:table-cell office:value-type="float" office:value="-0.0195215" calcext:value-type="float">
            <text:p>-0.0195215</text:p>
          </table:table-cell>
          <table:table-cell office:value-type="float" office:value="-0.01812376" calcext:value-type="float">
            <text:p>-0.01812376</text:p>
          </table:table-cell>
          <table:table-cell office:value-type="float" office:value="-0.01715177" calcext:value-type="float">
            <text:p>-0.01715177</text:p>
          </table:table-cell>
          <table:table-cell office:value-type="float" office:value="-0.01556526" calcext:value-type="float">
            <text:p>-0.01556526</text:p>
          </table:table-cell>
          <table:table-cell office:value-type="float" office:value="-0.01225615" calcext:value-type="float">
            <text:p>-0.01225615</text:p>
          </table:table-cell>
          <table:table-cell office:value-type="float" office:value="-0.00666448" calcext:value-type="float">
            <text:p>-0.00666448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947.6774" calcext:value-type="float">
            <text:p>947.6774</text:p>
          </table:table-cell>
          <table:table-cell office:value-type="float" office:value="0" calcext:value-type="float">
            <text:p>0</text:p>
          </table:table-cell>
          <table:table-cell office:value-type="float" office:value="-0.1156371" calcext:value-type="float">
            <text:p>-0.1156371</text:p>
          </table:table-cell>
          <table:table-cell office:value-type="float" office:value="-0.001009716" calcext:value-type="float">
            <text:p>-0.0010097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54186" calcext:value-type="float">
            <text:p>-1.3541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400.8224" calcext:value-type="float">
            <text:p>400.8224</text:p>
          </table:table-cell>
          <table:table-cell office:value-type="float" office:value="31.41935" calcext:value-type="float">
            <text:p>31.41935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8.525" calcext:value-type="float">
            <text:p>1248.525</text:p>
          </table:table-cell>
          <table:table-cell office:value-type="float" office:value="77.1147" calcext:value-type="float">
            <text:p>77.1147</text:p>
          </table:table-cell>
          <table:table-cell office:value-type="float" office:value="0" calcext:value-type="float">
            <text:p>0</text:p>
          </table:table-cell>
          <table:table-cell office:value-type="float" office:value="0.08289855" calcext:value-type="float">
            <text:p>0.08289855</text:p>
          </table:table-cell>
          <table:table-cell office:value-type="float" office:value="0.2962178" calcext:value-type="float">
            <text:p>0.2962178</text:p>
          </table:table-cell>
          <table:table-cell office:value-type="float" office:value="0.2971165" calcext:value-type="float">
            <text:p>0.2971165</text:p>
          </table:table-cell>
          <table:table-cell office:value-type="float" office:value="0.2992609" calcext:value-type="float">
            <text:p>0.2992609</text:p>
          </table:table-cell>
          <table:table-cell office:value-type="float" office:value="0.3016895" calcext:value-type="float">
            <text:p>0.3016895</text:p>
          </table:table-cell>
          <table:table-cell office:value-type="float" office:value="0.3039946" calcext:value-type="float">
            <text:p>0.3039946</text:p>
          </table:table-cell>
          <table:table-cell office:value-type="float" office:value="0.3526611" calcext:value-type="float">
            <text:p>0.3526611</text:p>
          </table:table-cell>
          <table:table-cell office:value-type="float" office:value="0.3650022" calcext:value-type="float">
            <text:p>0.3650022</text:p>
          </table:table-cell>
          <table:table-cell office:value-type="float" office:value="0.3894264" calcext:value-type="float">
            <text:p>0.3894264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498498" calcext:value-type="float">
            <text:p>0.4984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854E-015" calcext:value-type="float">
            <text:p>1.942854E-15</text:p>
          </table:table-cell>
          <table:table-cell office:value-type="float" office:value="1.876563E-015" calcext:value-type="float">
            <text:p>1.876563E-15</text:p>
          </table:table-cell>
          <table:table-cell office:value-type="float" office:value="1.975538E-015" calcext:value-type="float">
            <text:p>1.975538E-15</text:p>
          </table:table-cell>
          <table:table-cell office:value-type="float" office:value="1.974997E-015" calcext:value-type="float">
            <text:p>1.974997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89211" calcext:value-type="float">
            <text:p>-54.89211</text:p>
          </table:table-cell>
          <table:table-cell office:value-type="float" office:value="-0.02083553" calcext:value-type="float">
            <text:p>-0.02083553</text:p>
          </table:table-cell>
          <table:table-cell office:value-type="float" office:value="-0.02040182" calcext:value-type="float">
            <text:p>-0.02040182</text:p>
          </table:table-cell>
          <table:table-cell office:value-type="float" office:value="-0.01941898" calcext:value-type="float">
            <text:p>-0.01941898</text:p>
          </table:table-cell>
          <table:table-cell office:value-type="float" office:value="-0.01836363" calcext:value-type="float">
            <text:p>-0.01836363</text:p>
          </table:table-cell>
          <table:table-cell office:value-type="float" office:value="-0.01741496" calcext:value-type="float">
            <text:p>-0.01741496</text:p>
          </table:table-cell>
          <table:table-cell office:value-type="float" office:value="-0.01579492" calcext:value-type="float">
            <text:p>-0.01579492</text:p>
          </table:table-cell>
          <table:table-cell office:value-type="float" office:value="-0.01253222" calcext:value-type="float">
            <text:p>-0.01253222</text:p>
          </table:table-cell>
          <table:table-cell office:value-type="float" office:value="-0.006744517" calcext:value-type="float">
            <text:p>-0.006744517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951.1736" calcext:value-type="float">
            <text:p>951.1736</text:p>
          </table:table-cell>
          <table:table-cell office:value-type="float" office:value="0" calcext:value-type="float">
            <text:p>0</text:p>
          </table:table-cell>
          <table:table-cell office:value-type="float" office:value="-0.1073157" calcext:value-type="float">
            <text:p>-0.1073157</text:p>
          </table:table-cell>
          <table:table-cell office:value-type="float" office:value="-0.001015466" calcext:value-type="float">
            <text:p>-0.0010154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35621" calcext:value-type="float">
            <text:p>-1.3356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401.8224" calcext:value-type="float">
            <text:p>401.8224</text:p>
          </table:table-cell>
          <table:table-cell office:value-type="float" office:value="31.5155" calcext:value-type="float">
            <text:p>31.5155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1.073" calcext:value-type="float">
            <text:p>1251.073</text:p>
          </table:table-cell>
          <table:table-cell office:value-type="float" office:value="75.47044" calcext:value-type="float">
            <text:p>75.47044</text:p>
          </table:table-cell>
          <table:table-cell office:value-type="float" office:value="0" calcext:value-type="float">
            <text:p>0</text:p>
          </table:table-cell>
          <table:table-cell office:value-type="float" office:value="0.1744664" calcext:value-type="float">
            <text:p>0.1744664</text:p>
          </table:table-cell>
          <table:table-cell office:value-type="float" office:value="0.2962435" calcext:value-type="float">
            <text:p>0.2962435</text:p>
          </table:table-cell>
          <table:table-cell office:value-type="float" office:value="0.2978609" calcext:value-type="float">
            <text:p>0.2978609</text:p>
          </table:table-cell>
          <table:table-cell office:value-type="float" office:value="0.2996844" calcext:value-type="float">
            <text:p>0.2996844</text:p>
          </table:table-cell>
          <table:table-cell office:value-type="float" office:value="0.3016686" calcext:value-type="float">
            <text:p>0.3016686</text:p>
          </table:table-cell>
          <table:table-cell office:value-type="float" office:value="0.3037966" calcext:value-type="float">
            <text:p>0.3037966</text:p>
          </table:table-cell>
          <table:table-cell office:value-type="float" office:value="0.3523081" calcext:value-type="float">
            <text:p>0.3523081</text:p>
          </table:table-cell>
          <table:table-cell office:value-type="float" office:value="0.3643243" calcext:value-type="float">
            <text:p>0.3643243</text:p>
          </table:table-cell>
          <table:table-cell office:value-type="float" office:value="0.3890087" calcext:value-type="float">
            <text:p>0.389008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022349" calcext:value-type="float">
            <text:p>0.502234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957E-015" calcext:value-type="float">
            <text:p>1.942957E-15</text:p>
          </table:table-cell>
          <table:table-cell office:value-type="float" office:value="1.87655E-015" calcext:value-type="float">
            <text:p>1.87655E-15</text:p>
          </table:table-cell>
          <table:table-cell office:value-type="float" office:value="1.975531E-015" calcext:value-type="float">
            <text:p>1.975531E-15</text:p>
          </table:table-cell>
          <table:table-cell office:value-type="float" office:value="1.974984E-015" calcext:value-type="float">
            <text:p>1.974984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641653" calcext:value-type="float">
            <text:p>-0.5641653</text:p>
          </table:table-cell>
          <table:table-cell office:value-type="float" office:value="-0.0207734" calcext:value-type="float">
            <text:p>-0.0207734</text:p>
          </table:table-cell>
          <table:table-cell office:value-type="float" office:value="-0.02004188" calcext:value-type="float">
            <text:p>-0.02004188</text:p>
          </table:table-cell>
          <table:table-cell office:value-type="float" office:value="-0.01922913" calcext:value-type="float">
            <text:p>-0.01922913</text:p>
          </table:table-cell>
          <table:table-cell office:value-type="float" office:value="-0.01837339" calcext:value-type="float">
            <text:p>-0.01837339</text:p>
          </table:table-cell>
          <table:table-cell office:value-type="float" office:value="-0.01749499" calcext:value-type="float">
            <text:p>-0.01749499</text:p>
          </table:table-cell>
          <table:table-cell office:value-type="float" office:value="-0.01594858" calcext:value-type="float">
            <text:p>-0.01594858</text:p>
          </table:table-cell>
          <table:table-cell office:value-type="float" office:value="-0.01275851" calcext:value-type="float">
            <text:p>-0.01275851</text:p>
          </table:table-cell>
          <table:table-cell office:value-type="float" office:value="-0.006814388" calcext:value-type="float">
            <text:p>-0.006814388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954.7198" calcext:value-type="float">
            <text:p>954.7198</text:p>
          </table:table-cell>
          <table:table-cell office:value-type="float" office:value="0" calcext:value-type="float">
            <text:p>0</text:p>
          </table:table-cell>
          <table:table-cell office:value-type="float" office:value="-0.09939103" calcext:value-type="float">
            <text:p>-0.09939103</text:p>
          </table:table-cell>
          <table:table-cell office:value-type="float" office:value="-0.001021293" calcext:value-type="float">
            <text:p>-0.0010212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5829" calcext:value-type="float">
            <text:p>-1.2258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401.8224" calcext:value-type="float">
            <text:p>401.8224</text:p>
          </table:table-cell>
          <table:table-cell office:value-type="float" office:value="32.56705" calcext:value-type="float">
            <text:p>32.56705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1.549" calcext:value-type="float">
            <text:p>1251.549</text:p>
          </table:table-cell>
          <table:table-cell office:value-type="float" office:value="73.94318" calcext:value-type="float">
            <text:p>73.94318</text:p>
          </table:table-cell>
          <table:table-cell office:value-type="float" office:value="0" calcext:value-type="float">
            <text:p>0</text:p>
          </table:table-cell>
          <table:table-cell office:value-type="float" office:value="0.08150206" calcext:value-type="float">
            <text:p>0.08150206</text:p>
          </table:table-cell>
          <table:table-cell office:value-type="float" office:value="0.2963726" calcext:value-type="float">
            <text:p>0.2963726</text:p>
          </table:table-cell>
          <table:table-cell office:value-type="float" office:value="0.2972631" calcext:value-type="float">
            <text:p>0.2972631</text:p>
          </table:table-cell>
          <table:table-cell office:value-type="float" office:value="0.299392" calcext:value-type="float">
            <text:p>0.299392</text:p>
          </table:table-cell>
          <table:table-cell office:value-type="float" office:value="0.3015935" calcext:value-type="float">
            <text:p>0.3015935</text:p>
          </table:table-cell>
          <table:table-cell office:value-type="float" office:value="0.3036962" calcext:value-type="float">
            <text:p>0.3036962</text:p>
          </table:table-cell>
          <table:table-cell office:value-type="float" office:value="0.3520056" calcext:value-type="float">
            <text:p>0.3520056</text:p>
          </table:table-cell>
          <table:table-cell office:value-type="float" office:value="0.36379" calcext:value-type="float">
            <text:p>0.36379</text:p>
          </table:table-cell>
          <table:table-cell office:value-type="float" office:value="0.3886518" calcext:value-type="float">
            <text:p>0.3886518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056222" calcext:value-type="float">
            <text:p>0.505622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049E-015" calcext:value-type="float">
            <text:p>1.943049E-15</text:p>
          </table:table-cell>
          <table:table-cell office:value-type="float" office:value="1.876539E-015" calcext:value-type="float">
            <text:p>1.876539E-15</text:p>
          </table:table-cell>
          <table:table-cell office:value-type="float" office:value="1.975528E-015" calcext:value-type="float">
            <text:p>1.975528E-15</text:p>
          </table:table-cell>
          <table:table-cell office:value-type="float" office:value="1.974971E-015" calcext:value-type="float">
            <text:p>1.974971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71442" calcext:value-type="float">
            <text:p>-60.71442</text:p>
          </table:table-cell>
          <table:table-cell office:value-type="float" office:value="-0.02075958" calcext:value-type="float">
            <text:p>-0.02075958</text:p>
          </table:table-cell>
          <table:table-cell office:value-type="float" office:value="-0.02033224" calcext:value-type="float">
            <text:p>-0.02033224</text:p>
          </table:table-cell>
          <table:table-cell office:value-type="float" office:value="-0.01935866" calcext:value-type="float">
            <text:p>-0.01935866</text:p>
          </table:table-cell>
          <table:table-cell office:value-type="float" office:value="-0.0184043" calcext:value-type="float">
            <text:p>-0.0184043</text:p>
          </table:table-cell>
          <table:table-cell office:value-type="float" office:value="-0.01753483" calcext:value-type="float">
            <text:p>-0.01753483</text:p>
          </table:table-cell>
          <table:table-cell office:value-type="float" office:value="-0.0160817" calcext:value-type="float">
            <text:p>-0.0160817</text:p>
          </table:table-cell>
          <table:table-cell office:value-type="float" office:value="-0.01293997" calcext:value-type="float">
            <text:p>-0.01293997</text:p>
          </table:table-cell>
          <table:table-cell office:value-type="float" office:value="-0.006874728" calcext:value-type="float">
            <text:p>-0.006874728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958.392" calcext:value-type="float">
            <text:p>958.392</text:p>
          </table:table-cell>
          <table:table-cell office:value-type="float" office:value="0" calcext:value-type="float">
            <text:p>0</text:p>
          </table:table-cell>
          <table:table-cell office:value-type="float" office:value="-0.09336857" calcext:value-type="float">
            <text:p>-0.09336857</text:p>
          </table:table-cell>
          <table:table-cell office:value-type="float" office:value="-0.001025995" calcext:value-type="float">
            <text:p>-0.0010259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6937" calcext:value-type="float">
            <text:p>-1.2269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401.8224" calcext:value-type="float">
            <text:p>401.8224</text:p>
          </table:table-cell>
          <table:table-cell office:value-type="float" office:value="32.59428" calcext:value-type="float">
            <text:p>32.59428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3.072" calcext:value-type="float">
            <text:p>1253.072</text:p>
          </table:table-cell>
          <table:table-cell office:value-type="float" office:value="72.39346" calcext:value-type="float">
            <text:p>72.39346</text:p>
          </table:table-cell>
          <table:table-cell office:value-type="float" office:value="0" calcext:value-type="float">
            <text:p>0</text:p>
          </table:table-cell>
          <table:table-cell office:value-type="float" office:value="0.07947258" calcext:value-type="float">
            <text:p>0.07947258</text:p>
          </table:table-cell>
          <table:table-cell office:value-type="float" office:value="0.2972161" calcext:value-type="float">
            <text:p>0.2972161</text:p>
          </table:table-cell>
          <table:table-cell office:value-type="float" office:value="0.2980346" calcext:value-type="float">
            <text:p>0.2980346</text:p>
          </table:table-cell>
          <table:table-cell office:value-type="float" office:value="0.2997059" calcext:value-type="float">
            <text:p>0.2997059</text:p>
          </table:table-cell>
          <table:table-cell office:value-type="float" office:value="0.3015798" calcext:value-type="float">
            <text:p>0.3015798</text:p>
          </table:table-cell>
          <table:table-cell office:value-type="float" office:value="0.3036025" calcext:value-type="float">
            <text:p>0.3036025</text:p>
          </table:table-cell>
          <table:table-cell office:value-type="float" office:value="0.3517964" calcext:value-type="float">
            <text:p>0.3517964</text:p>
          </table:table-cell>
          <table:table-cell office:value-type="float" office:value="0.3633686" calcext:value-type="float">
            <text:p>0.3633686</text:p>
          </table:table-cell>
          <table:table-cell office:value-type="float" office:value="0.3883495" calcext:value-type="float">
            <text:p>0.3883495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089669" calcext:value-type="float">
            <text:p>0.508966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146E-015" calcext:value-type="float">
            <text:p>1.943146E-15</text:p>
          </table:table-cell>
          <table:table-cell office:value-type="float" office:value="1.876532E-015" calcext:value-type="float">
            <text:p>1.876532E-15</text:p>
          </table:table-cell>
          <table:table-cell office:value-type="float" office:value="1.975521E-015" calcext:value-type="float">
            <text:p>1.975521E-15</text:p>
          </table:table-cell>
          <table:table-cell office:value-type="float" office:value="1.97496E-015" calcext:value-type="float">
            <text:p>1.97496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4E-016" calcext:value-type="float">
            <text:p>9.692064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83171" calcext:value-type="float">
            <text:p>-70.83171</text:p>
          </table:table-cell>
          <table:table-cell office:value-type="float" office:value="-0.02035497" calcext:value-type="float">
            <text:p>-0.02035497</text:p>
          </table:table-cell>
          <table:table-cell office:value-type="float" office:value="-0.01996828" calcext:value-type="float">
            <text:p>-0.01996828</text:p>
          </table:table-cell>
          <table:table-cell office:value-type="float" office:value="-0.01921984" calcext:value-type="float">
            <text:p>-0.01921984</text:p>
          </table:table-cell>
          <table:table-cell office:value-type="float" office:value="-0.018411" calcext:value-type="float">
            <text:p>-0.018411</text:p>
          </table:table-cell>
          <table:table-cell office:value-type="float" office:value="-0.01757272" calcext:value-type="float">
            <text:p>-0.01757272</text:p>
          </table:table-cell>
          <table:table-cell office:value-type="float" office:value="-0.0161744" calcext:value-type="float">
            <text:p>-0.0161744</text:p>
          </table:table-cell>
          <table:table-cell office:value-type="float" office:value="-0.01308522" calcext:value-type="float">
            <text:p>-0.01308522</text:p>
          </table:table-cell>
          <table:table-cell office:value-type="float" office:value="-0.006926308" calcext:value-type="float">
            <text:p>-0.006926308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962.0387" calcext:value-type="float">
            <text:p>962.0387</text:p>
          </table:table-cell>
          <table:table-cell office:value-type="float" office:value="0" calcext:value-type="float">
            <text:p>0</text:p>
          </table:table-cell>
          <table:table-cell office:value-type="float" office:value="-0.08675724" calcext:value-type="float">
            <text:p>-0.08675724</text:p>
          </table:table-cell>
          <table:table-cell office:value-type="float" office:value="-0.001031337" calcext:value-type="float">
            <text:p>-0.0010313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797" calcext:value-type="float">
            <text:p>-1.227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401.8224" calcext:value-type="float">
            <text:p>401.8224</text:p>
          </table:table-cell>
          <table:table-cell office:value-type="float" office:value="32.60448" calcext:value-type="float">
            <text:p>32.60448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3.856" calcext:value-type="float">
            <text:p>1253.856</text:p>
          </table:table-cell>
          <table:table-cell office:value-type="float" office:value="71.59921" calcext:value-type="float">
            <text:p>71.59921</text:p>
          </table:table-cell>
          <table:table-cell office:value-type="float" office:value="0" calcext:value-type="float">
            <text:p>0</text:p>
          </table:table-cell>
          <table:table-cell office:value-type="float" office:value="0.07886147" calcext:value-type="float">
            <text:p>0.07886147</text:p>
          </table:table-cell>
          <table:table-cell office:value-type="float" office:value="0.2977515" calcext:value-type="float">
            <text:p>0.2977515</text:p>
          </table:table-cell>
          <table:table-cell office:value-type="float" office:value="0.2985392" calcext:value-type="float">
            <text:p>0.2985392</text:p>
          </table:table-cell>
          <table:table-cell office:value-type="float" office:value="0.300047" calcext:value-type="float">
            <text:p>0.300047</text:p>
          </table:table-cell>
          <table:table-cell office:value-type="float" office:value="0.301747" calcext:value-type="float">
            <text:p>0.301747</text:p>
          </table:table-cell>
          <table:table-cell office:value-type="float" office:value="0.3036255" calcext:value-type="float">
            <text:p>0.3036255</text:p>
          </table:table-cell>
          <table:table-cell office:value-type="float" office:value="0.3516585" calcext:value-type="float">
            <text:p>0.3516585</text:p>
          </table:table-cell>
          <table:table-cell office:value-type="float" office:value="0.3629928" calcext:value-type="float">
            <text:p>0.3629928</text:p>
          </table:table-cell>
          <table:table-cell office:value-type="float" office:value="0.3881643" calcext:value-type="float">
            <text:p>0.3881643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26E-015" calcext:value-type="float">
            <text:p>1.94326E-15</text:p>
          </table:table-cell>
          <table:table-cell office:value-type="float" office:value="1.876521E-015" calcext:value-type="float">
            <text:p>1.876521E-15</text:p>
          </table:table-cell>
          <table:table-cell office:value-type="float" office:value="1.975514E-015" calcext:value-type="float">
            <text:p>1.975514E-15</text:p>
          </table:table-cell>
          <table:table-cell office:value-type="float" office:value="1.974946E-015" calcext:value-type="float">
            <text:p>1.974946E-15</text:p>
          </table:table-cell>
          <table:table-cell office:value-type="float" office:value="9.470801E-016" calcext:value-type="float">
            <text:p>9.4708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4E-016" calcext:value-type="float">
            <text:p>9.692064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.58105" calcext:value-type="float">
            <text:p>-73.58105</text:p>
          </table:table-cell>
          <table:table-cell office:value-type="float" office:value="-0.02010095" calcext:value-type="float">
            <text:p>-0.02010095</text:p>
          </table:table-cell>
          <table:table-cell office:value-type="float" office:value="-0.01973463" calcext:value-type="float">
            <text:p>-0.01973463</text:p>
          </table:table-cell>
          <table:table-cell office:value-type="float" office:value="-0.01906885" calcext:value-type="float">
            <text:p>-0.01906885</text:p>
          </table:table-cell>
          <table:table-cell office:value-type="float" office:value="-0.01834087" calcext:value-type="float">
            <text:p>-0.01834087</text:p>
          </table:table-cell>
          <table:table-cell office:value-type="float" office:value="-0.01756391" calcext:value-type="float">
            <text:p>-0.01756391</text:p>
          </table:table-cell>
          <table:table-cell office:value-type="float" office:value="-0.01623591" calcext:value-type="float">
            <text:p>-0.01623591</text:p>
          </table:table-cell>
          <table:table-cell office:value-type="float" office:value="-0.01321591" calcext:value-type="float">
            <text:p>-0.01321591</text:p>
          </table:table-cell>
          <table:table-cell office:value-type="float" office:value="-0.006958339" calcext:value-type="float">
            <text:p>-0.006958339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965.6654" calcext:value-type="float">
            <text:p>965.6654</text:p>
          </table:table-cell>
          <table:table-cell office:value-type="float" office:value="0" calcext:value-type="float">
            <text:p>0</text:p>
          </table:table-cell>
          <table:table-cell office:value-type="float" office:value="-0.08005897" calcext:value-type="float">
            <text:p>-0.08005897</text:p>
          </table:table-cell>
          <table:table-cell office:value-type="float" office:value="-0.001037127" calcext:value-type="float">
            <text:p>-0.00103712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401.8224" calcext:value-type="float">
            <text:p>401.8224</text:p>
          </table:table-cell>
          <table:table-cell office:value-type="float" office:value="32.61193" calcext:value-type="float">
            <text:p>32.61193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3.799" calcext:value-type="float">
            <text:p>1253.799</text:p>
          </table:table-cell>
          <table:table-cell office:value-type="float" office:value="71.64976" calcext:value-type="float">
            <text:p>71.64976</text:p>
          </table:table-cell>
          <table:table-cell office:value-type="float" office:value="0" calcext:value-type="float">
            <text:p>0</text:p>
          </table:table-cell>
          <table:table-cell office:value-type="float" office:value="0.07836745" calcext:value-type="float">
            <text:p>0.07836745</text:p>
          </table:table-cell>
          <table:table-cell office:value-type="float" office:value="0.298143" calcext:value-type="float">
            <text:p>0.298143</text:p>
          </table:table-cell>
          <table:table-cell office:value-type="float" office:value="0.2989139" calcext:value-type="float">
            <text:p>0.2989139</text:p>
          </table:table-cell>
          <table:table-cell office:value-type="float" office:value="0.3003417" calcext:value-type="float">
            <text:p>0.3003417</text:p>
          </table:table-cell>
          <table:table-cell office:value-type="float" office:value="0.3019383" calcext:value-type="float">
            <text:p>0.3019383</text:p>
          </table:table-cell>
          <table:table-cell office:value-type="float" office:value="0.3037006" calcext:value-type="float">
            <text:p>0.3037006</text:p>
          </table:table-cell>
          <table:table-cell office:value-type="float" office:value="0.3515773" calcext:value-type="float">
            <text:p>0.3515773</text:p>
          </table:table-cell>
          <table:table-cell office:value-type="float" office:value="0.3626775" calcext:value-type="float">
            <text:p>0.3626775</text:p>
          </table:table-cell>
          <table:table-cell office:value-type="float" office:value="0.3880472" calcext:value-type="float">
            <text:p>0.3880472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395E-015" calcext:value-type="float">
            <text:p>1.943395E-15</text:p>
          </table:table-cell>
          <table:table-cell office:value-type="float" office:value="1.87651E-015" calcext:value-type="float">
            <text:p>1.87651E-15</text:p>
          </table:table-cell>
          <table:table-cell office:value-type="float" office:value="1.975503E-015" calcext:value-type="float">
            <text:p>1.975503E-15</text:p>
          </table:table-cell>
          <table:table-cell office:value-type="float" office:value="1.974935E-015" calcext:value-type="float">
            <text:p>1.974935E-15</text:p>
          </table:table-cell>
          <table:table-cell office:value-type="float" office:value="9.470791E-016" calcext:value-type="float">
            <text:p>9.47079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6.92413" calcext:value-type="float">
            <text:p>-76.92413</text:p>
          </table:table-cell>
          <table:table-cell office:value-type="float" office:value="-0.01991797" calcext:value-type="float">
            <text:p>-0.01991797</text:p>
          </table:table-cell>
          <table:table-cell office:value-type="float" office:value="-0.01956335" calcext:value-type="float">
            <text:p>-0.01956335</text:p>
          </table:table-cell>
          <table:table-cell office:value-type="float" office:value="-0.01893949" calcext:value-type="float">
            <text:p>-0.01893949</text:p>
          </table:table-cell>
          <table:table-cell office:value-type="float" office:value="-0.01826056" calcext:value-type="float">
            <text:p>-0.01826056</text:p>
          </table:table-cell>
          <table:table-cell office:value-type="float" office:value="-0.01753394" calcext:value-type="float">
            <text:p>-0.01753394</text:p>
          </table:table-cell>
          <table:table-cell office:value-type="float" office:value="-0.01627232" calcext:value-type="float">
            <text:p>-0.01627232</text:p>
          </table:table-cell>
          <table:table-cell office:value-type="float" office:value="-0.01332693" calcext:value-type="float">
            <text:p>-0.01332693</text:p>
          </table:table-cell>
          <table:table-cell office:value-type="float" office:value="-0.006978502" calcext:value-type="float">
            <text:p>-0.006978502</text:p>
          </table:table-cell>
          <table:table-cell office:value-type="float" office:value="-0.003763367" calcext:value-type="float">
            <text:p>-0.003763367</text:p>
          </table:table-cell>
          <table:table-cell office:value-type="float" office:value="969.2819" calcext:value-type="float">
            <text:p>969.2819</text:p>
          </table:table-cell>
          <table:table-cell office:value-type="float" office:value="0" calcext:value-type="float">
            <text:p>0</text:p>
          </table:table-cell>
          <table:table-cell office:value-type="float" office:value="-0.07356434" calcext:value-type="float">
            <text:p>-0.07356434</text:p>
          </table:table-cell>
          <table:table-cell office:value-type="float" office:value="-0.001043169" calcext:value-type="float">
            <text:p>-0.0010431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401.8224" calcext:value-type="float">
            <text:p>401.8224</text:p>
          </table:table-cell>
          <table:table-cell office:value-type="float" office:value="32.62931" calcext:value-type="float">
            <text:p>32.62931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3.745" calcext:value-type="float">
            <text:p>1253.745</text:p>
          </table:table-cell>
          <table:table-cell office:value-type="float" office:value="71.6862" calcext:value-type="float">
            <text:p>71.6862</text:p>
          </table:table-cell>
          <table:table-cell office:value-type="float" office:value="0" calcext:value-type="float">
            <text:p>0</text:p>
          </table:table-cell>
          <table:table-cell office:value-type="float" office:value="0.07728497" calcext:value-type="float">
            <text:p>0.07728497</text:p>
          </table:table-cell>
          <table:table-cell office:value-type="float" office:value="0.2983699" calcext:value-type="float">
            <text:p>0.2983699</text:p>
          </table:table-cell>
          <table:table-cell office:value-type="float" office:value="0.2991724" calcext:value-type="float">
            <text:p>0.2991724</text:p>
          </table:table-cell>
          <table:table-cell office:value-type="float" office:value="0.300575" calcext:value-type="float">
            <text:p>0.300575</text:p>
          </table:table-cell>
          <table:table-cell office:value-type="float" office:value="0.3021084" calcext:value-type="float">
            <text:p>0.3021084</text:p>
          </table:table-cell>
          <table:table-cell office:value-type="float" office:value="0.3037816" calcext:value-type="float">
            <text:p>0.3037816</text:p>
          </table:table-cell>
          <table:table-cell office:value-type="float" office:value="0.3515156" calcext:value-type="float">
            <text:p>0.3515156</text:p>
          </table:table-cell>
          <table:table-cell office:value-type="float" office:value="0.3624241" calcext:value-type="float">
            <text:p>0.3624241</text:p>
          </table:table-cell>
          <table:table-cell office:value-type="float" office:value="0.3879561" calcext:value-type="float">
            <text:p>0.3879561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533E-015" calcext:value-type="float">
            <text:p>1.943533E-15</text:p>
          </table:table-cell>
          <table:table-cell office:value-type="float" office:value="1.876501E-015" calcext:value-type="float">
            <text:p>1.876501E-15</text:p>
          </table:table-cell>
          <table:table-cell office:value-type="float" office:value="1.97549E-015" calcext:value-type="float">
            <text:p>1.97549E-15</text:p>
          </table:table-cell>
          <table:table-cell office:value-type="float" office:value="1.974922E-015" calcext:value-type="float">
            <text:p>1.974922E-15</text:p>
          </table:table-cell>
          <table:table-cell office:value-type="float" office:value="9.470783E-016" calcext:value-type="float">
            <text:p>9.470783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3.5096" calcext:value-type="float">
            <text:p>-83.5096</text:p>
          </table:table-cell>
          <table:table-cell office:value-type="float" office:value="-0.01981213" calcext:value-type="float">
            <text:p>-0.01981213</text:p>
          </table:table-cell>
          <table:table-cell office:value-type="float" office:value="-0.01944597" calcext:value-type="float">
            <text:p>-0.01944597</text:p>
          </table:table-cell>
          <table:table-cell office:value-type="float" office:value="-0.01883762" calcext:value-type="float">
            <text:p>-0.01883762</text:p>
          </table:table-cell>
          <table:table-cell office:value-type="float" office:value="-0.01818935" calcext:value-type="float">
            <text:p>-0.01818935</text:p>
          </table:table-cell>
          <table:table-cell office:value-type="float" office:value="-0.01750154" calcext:value-type="float">
            <text:p>-0.01750154</text:p>
          </table:table-cell>
          <table:table-cell office:value-type="float" office:value="-0.01629928" calcext:value-type="float">
            <text:p>-0.01629928</text:p>
          </table:table-cell>
          <table:table-cell office:value-type="float" office:value="-0.01341645" calcext:value-type="float">
            <text:p>-0.01341645</text:p>
          </table:table-cell>
          <table:table-cell office:value-type="float" office:value="-0.006994493" calcext:value-type="float">
            <text:p>-0.006994493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972.8942" calcext:value-type="float">
            <text:p>972.8942</text:p>
          </table:table-cell>
          <table:table-cell office:value-type="float" office:value="0" calcext:value-type="float">
            <text:p>0</text:p>
          </table:table-cell>
          <table:table-cell office:value-type="float" office:value="-0.06757718" calcext:value-type="float">
            <text:p>-0.06757718</text:p>
          </table:table-cell>
          <table:table-cell office:value-type="float" office:value="-0.001049138" calcext:value-type="float">
            <text:p>-0.0010491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404.2224" calcext:value-type="float">
            <text:p>404.2224</text:p>
          </table:table-cell>
          <table:table-cell office:value-type="float" office:value="33.0441" calcext:value-type="float">
            <text:p>33.0441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5.694" calcext:value-type="float">
            <text:p>1255.694</text:p>
          </table:table-cell>
          <table:table-cell office:value-type="float" office:value="71.7241" calcext:value-type="float">
            <text:p>71.7241</text:p>
          </table:table-cell>
          <table:table-cell office:value-type="float" office:value="0" calcext:value-type="float">
            <text:p>0</text:p>
          </table:table-cell>
          <table:table-cell office:value-type="float" office:value="0.2973261" calcext:value-type="float">
            <text:p>0.2973261</text:p>
          </table:table-cell>
          <table:table-cell office:value-type="float" office:value="0.2969081" calcext:value-type="float">
            <text:p>0.2969081</text:p>
          </table:table-cell>
          <table:table-cell office:value-type="float" office:value="0.2962375" calcext:value-type="float">
            <text:p>0.2962375</text:p>
          </table:table-cell>
          <table:table-cell office:value-type="float" office:value="0.2996094" calcext:value-type="float">
            <text:p>0.2996094</text:p>
          </table:table-cell>
          <table:table-cell office:value-type="float" office:value="0.3019891" calcext:value-type="float">
            <text:p>0.3019891</text:p>
          </table:table-cell>
          <table:table-cell office:value-type="float" office:value="0.3038146" calcext:value-type="float">
            <text:p>0.3038146</text:p>
          </table:table-cell>
          <table:table-cell office:value-type="float" office:value="0.3515162" calcext:value-type="float">
            <text:p>0.3515162</text:p>
          </table:table-cell>
          <table:table-cell office:value-type="float" office:value="0.3621288" calcext:value-type="float">
            <text:p>0.3621288</text:p>
          </table:table-cell>
          <table:table-cell office:value-type="float" office:value="0.3879738" calcext:value-type="float">
            <text:p>0.3879738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647E-015" calcext:value-type="float">
            <text:p>1.943647E-15</text:p>
          </table:table-cell>
          <table:table-cell office:value-type="float" office:value="1.876491E-015" calcext:value-type="float">
            <text:p>1.876491E-15</text:p>
          </table:table-cell>
          <table:table-cell office:value-type="float" office:value="1.975481E-015" calcext:value-type="float">
            <text:p>1.975481E-15</text:p>
          </table:table-cell>
          <table:table-cell office:value-type="float" office:value="1.97491E-015" calcext:value-type="float">
            <text:p>1.97491E-15</text:p>
          </table:table-cell>
          <table:table-cell office:value-type="float" office:value="9.47078E-016" calcext:value-type="float">
            <text:p>9.4707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26411" calcext:value-type="float">
            <text:p>-0.02026411</text:p>
          </table:table-cell>
          <table:table-cell office:value-type="float" office:value="-0.02049753" calcext:value-type="float">
            <text:p>-0.02049753</text:p>
          </table:table-cell>
          <table:table-cell office:value-type="float" office:value="-0.0208556" calcext:value-type="float">
            <text:p>-0.0208556</text:p>
          </table:table-cell>
          <table:table-cell office:value-type="float" office:value="-0.01925348" calcext:value-type="float">
            <text:p>-0.01925348</text:p>
          </table:table-cell>
          <table:table-cell office:value-type="float" office:value="-0.01823375" calcext:value-type="float">
            <text:p>-0.01823375</text:p>
          </table:table-cell>
          <table:table-cell office:value-type="float" office:value="-0.01748717" calcext:value-type="float">
            <text:p>-0.01748717</text:p>
          </table:table-cell>
          <table:table-cell office:value-type="float" office:value="-0.01629887" calcext:value-type="float">
            <text:p>-0.01629887</text:p>
          </table:table-cell>
          <table:table-cell office:value-type="float" office:value="-0.01352219" calcext:value-type="float">
            <text:p>-0.01352219</text:p>
          </table:table-cell>
          <table:table-cell office:value-type="float" office:value="-0.006991399" calcext:value-type="float">
            <text:p>-0.006991399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976.4982" calcext:value-type="float">
            <text:p>976.4982</text:p>
          </table:table-cell>
          <table:table-cell office:value-type="float" office:value="0" calcext:value-type="float">
            <text:p>0</text:p>
          </table:table-cell>
          <table:table-cell office:value-type="float" office:value="-0.06345929" calcext:value-type="float">
            <text:p>-0.06345929</text:p>
          </table:table-cell>
          <table:table-cell office:value-type="float" office:value="-0.001053523" calcext:value-type="float">
            <text:p>-0.0010535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404.2224" calcext:value-type="float">
            <text:p>404.2224</text:p>
          </table:table-cell>
          <table:table-cell office:value-type="float" office:value="35.46968" calcext:value-type="float">
            <text:p>35.46968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3.256" calcext:value-type="float">
            <text:p>1253.256</text:p>
          </table:table-cell>
          <table:table-cell office:value-type="float" office:value="71.73774" calcext:value-type="float">
            <text:p>71.73774</text:p>
          </table:table-cell>
          <table:table-cell office:value-type="float" office:value="0" calcext:value-type="float">
            <text:p>0</text:p>
          </table:table-cell>
          <table:table-cell office:value-type="float" office:value="0.08974264" calcext:value-type="float">
            <text:p>0.08974264</text:p>
          </table:table-cell>
          <table:table-cell office:value-type="float" office:value="0.2932634" calcext:value-type="float">
            <text:p>0.2932634</text:p>
          </table:table-cell>
          <table:table-cell office:value-type="float" office:value="0.2945533" calcext:value-type="float">
            <text:p>0.2945533</text:p>
          </table:table-cell>
          <table:table-cell office:value-type="float" office:value="0.2981662" calcext:value-type="float">
            <text:p>0.2981662</text:p>
          </table:table-cell>
          <table:table-cell office:value-type="float" office:value="0.3011189" calcext:value-type="float">
            <text:p>0.3011189</text:p>
          </table:table-cell>
          <table:table-cell office:value-type="float" office:value="0.3033776" calcext:value-type="float">
            <text:p>0.3033776</text:p>
          </table:table-cell>
          <table:table-cell office:value-type="float" office:value="0.3512723" calcext:value-type="float">
            <text:p>0.3512723</text:p>
          </table:table-cell>
          <table:table-cell office:value-type="float" office:value="0.3618983" calcext:value-type="float">
            <text:p>0.3618983</text:p>
          </table:table-cell>
          <table:table-cell office:value-type="float" office:value="0.3879737" calcext:value-type="float">
            <text:p>0.3879737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757E-015" calcext:value-type="float">
            <text:p>1.943757E-15</text:p>
          </table:table-cell>
          <table:table-cell office:value-type="float" office:value="1.876483E-015" calcext:value-type="float">
            <text:p>1.876483E-15</text:p>
          </table:table-cell>
          <table:table-cell office:value-type="float" office:value="1.975471E-015" calcext:value-type="float">
            <text:p>1.975471E-15</text:p>
          </table:table-cell>
          <table:table-cell office:value-type="float" office:value="1.974898E-015" calcext:value-type="float">
            <text:p>1.974898E-15</text:p>
          </table:table-cell>
          <table:table-cell office:value-type="float" office:value="9.47078E-016" calcext:value-type="float">
            <text:p>9.4707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79912" calcext:value-type="float">
            <text:p>-33.79912</text:p>
          </table:table-cell>
          <table:table-cell office:value-type="float" office:value="-0.02235136" calcext:value-type="float">
            <text:p>-0.02235136</text:p>
          </table:table-cell>
          <table:table-cell office:value-type="float" office:value="-0.02167229" calcext:value-type="float">
            <text:p>-0.02167229</text:p>
          </table:table-cell>
          <table:table-cell office:value-type="float" office:value="-0.01991127" calcext:value-type="float">
            <text:p>-0.01991127</text:p>
          </table:table-cell>
          <table:table-cell office:value-type="float" office:value="-0.01860192" calcext:value-type="float">
            <text:p>-0.01860192</text:p>
          </table:table-cell>
          <table:table-cell office:value-type="float" office:value="-0.01766072" calcext:value-type="float">
            <text:p>-0.01766072</text:p>
          </table:table-cell>
          <table:table-cell office:value-type="float" office:value="-0.0164081" calcext:value-type="float">
            <text:p>-0.0164081</text:p>
          </table:table-cell>
          <table:table-cell office:value-type="float" office:value="-0.01360529" calcext:value-type="float">
            <text:p>-0.01360529</text:p>
          </table:table-cell>
          <table:table-cell office:value-type="float" office:value="-0.006991388" calcext:value-type="float">
            <text:p>-0.006991388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980.088" calcext:value-type="float">
            <text:p>980.088</text:p>
          </table:table-cell>
          <table:table-cell office:value-type="float" office:value="0" calcext:value-type="float">
            <text:p>0</text:p>
          </table:table-cell>
          <table:table-cell office:value-type="float" office:value="-0.05847369" calcext:value-type="float">
            <text:p>-0.05847369</text:p>
          </table:table-cell>
          <table:table-cell office:value-type="float" office:value="-0.001058951" calcext:value-type="float">
            <text:p>-0.00105895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404.2224" calcext:value-type="float">
            <text:p>404.2224</text:p>
          </table:table-cell>
          <table:table-cell office:value-type="float" office:value="35.73516" calcext:value-type="float">
            <text:p>35.73516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2.998" calcext:value-type="float">
            <text:p>1252.998</text:p>
          </table:table-cell>
          <table:table-cell office:value-type="float" office:value="71.73215" calcext:value-type="float">
            <text:p>71.73215</text:p>
          </table:table-cell>
          <table:table-cell office:value-type="float" office:value="0" calcext:value-type="float">
            <text:p>0</text:p>
          </table:table-cell>
          <table:table-cell office:value-type="float" office:value="0.08222352" calcext:value-type="float">
            <text:p>0.08222352</text:p>
          </table:table-cell>
          <table:table-cell office:value-type="float" office:value="0.294133" calcext:value-type="float">
            <text:p>0.294133</text:p>
          </table:table-cell>
          <table:table-cell office:value-type="float" office:value="0.2950568" calcext:value-type="float">
            <text:p>0.2950568</text:p>
          </table:table-cell>
          <table:table-cell office:value-type="float" office:value="0.2975142" calcext:value-type="float">
            <text:p>0.2975142</text:p>
          </table:table-cell>
          <table:table-cell office:value-type="float" office:value="0.3001398" calcext:value-type="float">
            <text:p>0.3001398</text:p>
          </table:table-cell>
          <table:table-cell office:value-type="float" office:value="0.3024783" calcext:value-type="float">
            <text:p>0.3024783</text:p>
          </table:table-cell>
          <table:table-cell office:value-type="float" office:value="0.3507626" calcext:value-type="float">
            <text:p>0.3507626</text:p>
          </table:table-cell>
          <table:table-cell office:value-type="float" office:value="0.361641" calcext:value-type="float">
            <text:p>0.361641</text:p>
          </table:table-cell>
          <table:table-cell office:value-type="float" office:value="0.38794" calcext:value-type="float">
            <text:p>0.38794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893E-015" calcext:value-type="float">
            <text:p>1.943893E-15</text:p>
          </table:table-cell>
          <table:table-cell office:value-type="float" office:value="1.876474E-015" calcext:value-type="float">
            <text:p>1.876474E-15</text:p>
          </table:table-cell>
          <table:table-cell office:value-type="float" office:value="1.975459E-015" calcext:value-type="float">
            <text:p>1.975459E-15</text:p>
          </table:table-cell>
          <table:table-cell office:value-type="float" office:value="1.974886E-015" calcext:value-type="float">
            <text:p>1.974886E-15</text:p>
          </table:table-cell>
          <table:table-cell office:value-type="float" office:value="9.47077E-016" calcext:value-type="float">
            <text:p>9.4707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63276" calcext:value-type="float">
            <text:p>-55.63276</text:p>
          </table:table-cell>
          <table:table-cell office:value-type="float" office:value="-0.02188298" calcext:value-type="float">
            <text:p>-0.02188298</text:p>
          </table:table-cell>
          <table:table-cell office:value-type="float" office:value="-0.02141262" calcext:value-type="float">
            <text:p>-0.02141262</text:p>
          </table:table-cell>
          <table:table-cell office:value-type="float" office:value="-0.02022189" calcext:value-type="float">
            <text:p>-0.02022189</text:p>
          </table:table-cell>
          <table:table-cell office:value-type="float" office:value="-0.01902894" calcext:value-type="float">
            <text:p>-0.01902894</text:p>
          </table:table-cell>
          <table:table-cell office:value-type="float" office:value="-0.01802766" calcext:value-type="float">
            <text:p>-0.01802766</text:p>
          </table:table-cell>
          <table:table-cell office:value-type="float" office:value="-0.01663928" calcext:value-type="float">
            <text:p>-0.01663928</text:p>
          </table:table-cell>
          <table:table-cell office:value-type="float" office:value="-0.01369865" calcext:value-type="float">
            <text:p>-0.01369865</text:p>
          </table:table-cell>
          <table:table-cell office:value-type="float" office:value="-0.006997208" calcext:value-type="float">
            <text:p>-0.006997208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983.6558" calcext:value-type="float">
            <text:p>983.6558</text:p>
          </table:table-cell>
          <table:table-cell office:value-type="float" office:value="0" calcext:value-type="float">
            <text:p>0</text:p>
          </table:table-cell>
          <table:table-cell office:value-type="float" office:value="-0.05361265" calcext:value-type="float">
            <text:p>-0.05361265</text:p>
          </table:table-cell>
          <table:table-cell office:value-type="float" office:value="-0.00106464" calcext:value-type="float">
            <text:p>-0.001064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404.2224" calcext:value-type="float">
            <text:p>404.2224</text:p>
          </table:table-cell>
          <table:table-cell office:value-type="float" office:value="36.09769" calcext:value-type="float">
            <text:p>36.09769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2.662" calcext:value-type="float">
            <text:p>1252.662</text:p>
          </table:table-cell>
          <table:table-cell office:value-type="float" office:value="71.70636" calcext:value-type="float">
            <text:p>71.70636</text:p>
          </table:table-cell>
          <table:table-cell office:value-type="float" office:value="0" calcext:value-type="float">
            <text:p>0</text:p>
          </table:table-cell>
          <table:table-cell office:value-type="float" office:value="0.0766812" calcext:value-type="float">
            <text:p>0.0766812</text:p>
          </table:table-cell>
          <table:table-cell office:value-type="float" office:value="0.2935742" calcext:value-type="float">
            <text:p>0.2935742</text:p>
          </table:table-cell>
          <table:table-cell office:value-type="float" office:value="0.2943597" calcext:value-type="float">
            <text:p>0.2943597</text:p>
          </table:table-cell>
          <table:table-cell office:value-type="float" office:value="0.2967637" calcext:value-type="float">
            <text:p>0.2967637</text:p>
          </table:table-cell>
          <table:table-cell office:value-type="float" office:value="0.2993236" calcext:value-type="float">
            <text:p>0.2993236</text:p>
          </table:table-cell>
          <table:table-cell office:value-type="float" office:value="0.3016692" calcext:value-type="float">
            <text:p>0.3016692</text:p>
          </table:table-cell>
          <table:table-cell office:value-type="float" office:value="0.3501515" calcext:value-type="float">
            <text:p>0.3501515</text:p>
          </table:table-cell>
          <table:table-cell office:value-type="float" office:value="0.3613489" calcext:value-type="float">
            <text:p>0.3613489</text:p>
          </table:table-cell>
          <table:table-cell office:value-type="float" office:value="0.387883" calcext:value-type="float">
            <text:p>0.387883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05E-015" calcext:value-type="float">
            <text:p>1.94405E-15</text:p>
          </table:table-cell>
          <table:table-cell office:value-type="float" office:value="1.876465E-015" calcext:value-type="float">
            <text:p>1.876465E-15</text:p>
          </table:table-cell>
          <table:table-cell office:value-type="float" office:value="1.975443E-015" calcext:value-type="float">
            <text:p>1.975443E-15</text:p>
          </table:table-cell>
          <table:table-cell office:value-type="float" office:value="1.974876E-015" calcext:value-type="float">
            <text:p>1.974876E-15</text:p>
          </table:table-cell>
          <table:table-cell office:value-type="float" office:value="9.470748E-016" calcext:value-type="float">
            <text:p>9.47074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.32012" calcext:value-type="float">
            <text:p>-90.32012</text:p>
          </table:table-cell>
          <table:table-cell office:value-type="float" office:value="-0.02217098" calcext:value-type="float">
            <text:p>-0.02217098</text:p>
          </table:table-cell>
          <table:table-cell office:value-type="float" office:value="-0.02176831" calcext:value-type="float">
            <text:p>-0.02176831</text:p>
          </table:table-cell>
          <table:table-cell office:value-type="float" office:value="-0.02057733" calcext:value-type="float">
            <text:p>-0.02057733</text:p>
          </table:table-cell>
          <table:table-cell office:value-type="float" office:value="-0.01939171" calcext:value-type="float">
            <text:p>-0.01939171</text:p>
          </table:table-cell>
          <table:table-cell office:value-type="float" office:value="-0.01836649" calcext:value-type="float">
            <text:p>-0.01836649</text:p>
          </table:table-cell>
          <table:table-cell office:value-type="float" office:value="-0.01692181" calcext:value-type="float">
            <text:p>-0.01692181</text:p>
          </table:table-cell>
          <table:table-cell office:value-type="float" office:value="-0.01380545" calcext:value-type="float">
            <text:p>-0.01380545</text:p>
          </table:table-cell>
          <table:table-cell office:value-type="float" office:value="-0.007007068" calcext:value-type="float">
            <text:p>-0.007007068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987.203" calcext:value-type="float">
            <text:p>987.203</text:p>
          </table:table-cell>
          <table:table-cell office:value-type="float" office:value="0" calcext:value-type="float">
            <text:p>0</text:p>
          </table:table-cell>
          <table:table-cell office:value-type="float" office:value="-0.04878497" calcext:value-type="float">
            <text:p>-0.04878497</text:p>
          </table:table-cell>
          <table:table-cell office:value-type="float" office:value="-0.001070697" calcext:value-type="float">
            <text:p>-0.0010706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404.2224" calcext:value-type="float">
            <text:p>404.2224</text:p>
          </table:table-cell>
          <table:table-cell office:value-type="float" office:value="36.42887" calcext:value-type="float">
            <text:p>36.42887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2.379" calcext:value-type="float">
            <text:p>1252.379</text:p>
          </table:table-cell>
          <table:table-cell office:value-type="float" office:value="71.6589" calcext:value-type="float">
            <text:p>71.6589</text:p>
          </table:table-cell>
          <table:table-cell office:value-type="float" office:value="0" calcext:value-type="float">
            <text:p>0</text:p>
          </table:table-cell>
          <table:table-cell office:value-type="float" office:value="0.07957909" calcext:value-type="float">
            <text:p>0.07957909</text:p>
          </table:table-cell>
          <table:table-cell office:value-type="float" office:value="0.2925445" calcext:value-type="float">
            <text:p>0.2925445</text:p>
          </table:table-cell>
          <table:table-cell office:value-type="float" office:value="0.2933231" calcext:value-type="float">
            <text:p>0.2933231</text:p>
          </table:table-cell>
          <table:table-cell office:value-type="float" office:value="0.2958306" calcext:value-type="float">
            <text:p>0.2958306</text:p>
          </table:table-cell>
          <table:table-cell office:value-type="float" office:value="0.298456" calcext:value-type="float">
            <text:p>0.298456</text:p>
          </table:table-cell>
          <table:table-cell office:value-type="float" office:value="0.3008784" calcext:value-type="float">
            <text:p>0.3008784</text:p>
          </table:table-cell>
          <table:table-cell office:value-type="float" office:value="0.3495811" calcext:value-type="float">
            <text:p>0.3495811</text:p>
          </table:table-cell>
          <table:table-cell office:value-type="float" office:value="0.3610646" calcext:value-type="float">
            <text:p>0.3610646</text:p>
          </table:table-cell>
          <table:table-cell office:value-type="float" office:value="0.3878204" calcext:value-type="float">
            <text:p>0.3878204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219E-015" calcext:value-type="float">
            <text:p>1.944219E-15</text:p>
          </table:table-cell>
          <table:table-cell office:value-type="float" office:value="1.876455E-015" calcext:value-type="float">
            <text:p>1.876455E-15</text:p>
          </table:table-cell>
          <table:table-cell office:value-type="float" office:value="1.975426E-015" calcext:value-type="float">
            <text:p>1.975426E-15</text:p>
          </table:table-cell>
          <table:table-cell office:value-type="float" office:value="1.974865E-015" calcext:value-type="float">
            <text:p>1.974865E-15</text:p>
          </table:table-cell>
          <table:table-cell office:value-type="float" office:value="9.47072E-016" calcext:value-type="float">
            <text:p>9.47072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1.14133" calcext:value-type="float">
            <text:p>-71.14133</text:p>
          </table:table-cell>
          <table:table-cell office:value-type="float" office:value="-0.02271816" calcext:value-type="float">
            <text:p>-0.02271816</text:p>
          </table:table-cell>
          <table:table-cell office:value-type="float" office:value="-0.02230726" calcext:value-type="float">
            <text:p>-0.02230726</text:p>
          </table:table-cell>
          <table:table-cell office:value-type="float" office:value="-0.02103231" calcext:value-type="float">
            <text:p>-0.02103231</text:p>
          </table:table-cell>
          <table:table-cell office:value-type="float" office:value="-0.01978542" calcext:value-type="float">
            <text:p>-0.01978542</text:p>
          </table:table-cell>
          <table:table-cell office:value-type="float" office:value="-0.01870317" calcext:value-type="float">
            <text:p>-0.01870317</text:p>
          </table:table-cell>
          <table:table-cell office:value-type="float" office:value="-0.01718994" calcext:value-type="float">
            <text:p>-0.01718994</text:p>
          </table:table-cell>
          <table:table-cell office:value-type="float" office:value="-0.01391029" calcext:value-type="float">
            <text:p>-0.01391029</text:p>
          </table:table-cell>
          <table:table-cell office:value-type="float" office:value="-0.007017922" calcext:value-type="float">
            <text:p>-0.007017922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990.7353" calcext:value-type="float">
            <text:p>990.7353</text:p>
          </table:table-cell>
          <table:table-cell office:value-type="float" office:value="0" calcext:value-type="float">
            <text:p>0</text:p>
          </table:table-cell>
          <table:table-cell office:value-type="float" office:value="-0.0447407" calcext:value-type="float">
            <text:p>-0.0447407</text:p>
          </table:table-cell>
          <table:table-cell office:value-type="float" office:value="-0.001076311" calcext:value-type="float">
            <text:p>-0.0010763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404.2224" calcext:value-type="float">
            <text:p>404.2224</text:p>
          </table:table-cell>
          <table:table-cell office:value-type="float" office:value="36.7814" calcext:value-type="float">
            <text:p>36.7814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2.089" calcext:value-type="float">
            <text:p>1252.089</text:p>
          </table:table-cell>
          <table:table-cell office:value-type="float" office:value="71.59666" calcext:value-type="float">
            <text:p>71.59666</text:p>
          </table:table-cell>
          <table:table-cell office:value-type="float" office:value="0" calcext:value-type="float">
            <text:p>0</text:p>
          </table:table-cell>
          <table:table-cell office:value-type="float" office:value="0.08166477" calcext:value-type="float">
            <text:p>0.08166477</text:p>
          </table:table-cell>
          <table:table-cell office:value-type="float" office:value="0.2914979" calcext:value-type="float">
            <text:p>0.2914979</text:p>
          </table:table-cell>
          <table:table-cell office:value-type="float" office:value="0.2923253" calcext:value-type="float">
            <text:p>0.2923253</text:p>
          </table:table-cell>
          <table:table-cell office:value-type="float" office:value="0.2948873" calcext:value-type="float">
            <text:p>0.2948873</text:p>
          </table:table-cell>
          <table:table-cell office:value-type="float" office:value="0.2975712" calcext:value-type="float">
            <text:p>0.2975712</text:p>
          </table:table-cell>
          <table:table-cell office:value-type="float" office:value="0.300044" calcext:value-type="float">
            <text:p>0.300044</text:p>
          </table:table-cell>
          <table:table-cell office:value-type="float" office:value="0.3489802" calcext:value-type="float">
            <text:p>0.3489802</text:p>
          </table:table-cell>
          <table:table-cell office:value-type="float" office:value="0.3608053" calcext:value-type="float">
            <text:p>0.3608053</text:p>
          </table:table-cell>
          <table:table-cell office:value-type="float" office:value="0.3877598" calcext:value-type="float">
            <text:p>0.3877598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384E-015" calcext:value-type="float">
            <text:p>1.944384E-15</text:p>
          </table:table-cell>
          <table:table-cell office:value-type="float" office:value="1.876445E-015" calcext:value-type="float">
            <text:p>1.876445E-15</text:p>
          </table:table-cell>
          <table:table-cell office:value-type="float" office:value="1.97541E-015" calcext:value-type="float">
            <text:p>1.97541E-15</text:p>
          </table:table-cell>
          <table:table-cell office:value-type="float" office:value="1.974855E-015" calcext:value-type="float">
            <text:p>1.974855E-15</text:p>
          </table:table-cell>
          <table:table-cell office:value-type="float" office:value="9.470693E-016" calcext:value-type="float">
            <text:p>9.470693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76064" calcext:value-type="float">
            <text:p>-60.76064</text:p>
          </table:table-cell>
          <table:table-cell office:value-type="float" office:value="-0.02328798" calcext:value-type="float">
            <text:p>-0.02328798</text:p>
          </table:table-cell>
          <table:table-cell office:value-type="float" office:value="-0.0228407" calcext:value-type="float">
            <text:p>-0.0228407</text:p>
          </table:table-cell>
          <table:table-cell office:value-type="float" office:value="-0.0215028" calcext:value-type="float">
            <text:p>-0.0215028</text:p>
          </table:table-cell>
          <table:table-cell office:value-type="float" office:value="-0.0201962" calcext:value-type="float">
            <text:p>-0.0201962</text:p>
          </table:table-cell>
          <table:table-cell office:value-type="float" office:value="-0.0190663" calcext:value-type="float">
            <text:p>-0.0190663</text:p>
          </table:table-cell>
          <table:table-cell office:value-type="float" office:value="-0.01747726" calcext:value-type="float">
            <text:p>-0.01747726</text:p>
          </table:table-cell>
          <table:table-cell office:value-type="float" office:value="-0.01400669" calcext:value-type="float">
            <text:p>-0.01400669</text:p>
          </table:table-cell>
          <table:table-cell office:value-type="float" office:value="-0.007028441" calcext:value-type="float">
            <text:p>-0.007028441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994.2592" calcext:value-type="float">
            <text:p>994.2592</text:p>
          </table:table-cell>
          <table:table-cell office:value-type="float" office:value="0" calcext:value-type="float">
            <text:p>0</text:p>
          </table:table-cell>
          <table:table-cell office:value-type="float" office:value="-0.04118264" calcext:value-type="float">
            <text:p>-0.04118264</text:p>
          </table:table-cell>
          <table:table-cell office:value-type="float" office:value="-0.001081563" calcext:value-type="float">
            <text:p>-0.0010815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404.2224" calcext:value-type="float">
            <text:p>404.2224</text:p>
          </table:table-cell>
          <table:table-cell office:value-type="float" office:value="37.18247" calcext:value-type="float">
            <text:p>37.18247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1.764" calcext:value-type="float">
            <text:p>1251.764</text:p>
          </table:table-cell>
          <table:table-cell office:value-type="float" office:value="71.52187" calcext:value-type="float">
            <text:p>71.52187</text:p>
          </table:table-cell>
          <table:table-cell office:value-type="float" office:value="0" calcext:value-type="float">
            <text:p>0</text:p>
          </table:table-cell>
          <table:table-cell office:value-type="float" office:value="0.07824203" calcext:value-type="float">
            <text:p>0.07824203</text:p>
          </table:table-cell>
          <table:table-cell office:value-type="float" office:value="0.2907064" calcext:value-type="float">
            <text:p>0.2907064</text:p>
          </table:table-cell>
          <table:table-cell office:value-type="float" office:value="0.2914084" calcext:value-type="float">
            <text:p>0.2914084</text:p>
          </table:table-cell>
          <table:table-cell office:value-type="float" office:value="0.2940024" calcext:value-type="float">
            <text:p>0.2940024</text:p>
          </table:table-cell>
          <table:table-cell office:value-type="float" office:value="0.2967435" calcext:value-type="float">
            <text:p>0.2967435</text:p>
          </table:table-cell>
          <table:table-cell office:value-type="float" office:value="0.2992652" calcext:value-type="float">
            <text:p>0.2992652</text:p>
          </table:table-cell>
          <table:table-cell office:value-type="float" office:value="0.3484208" calcext:value-type="float">
            <text:p>0.3484208</text:p>
          </table:table-cell>
          <table:table-cell office:value-type="float" office:value="0.360559" calcext:value-type="float">
            <text:p>0.360559</text:p>
          </table:table-cell>
          <table:table-cell office:value-type="float" office:value="0.3876881" calcext:value-type="float">
            <text:p>0.3876881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544E-015" calcext:value-type="float">
            <text:p>1.944544E-15</text:p>
          </table:table-cell>
          <table:table-cell office:value-type="float" office:value="1.876437E-015" calcext:value-type="float">
            <text:p>1.876437E-15</text:p>
          </table:table-cell>
          <table:table-cell office:value-type="float" office:value="1.975394E-015" calcext:value-type="float">
            <text:p>1.975394E-15</text:p>
          </table:table-cell>
          <table:table-cell office:value-type="float" office:value="1.974844E-015" calcext:value-type="float">
            <text:p>1.974844E-15</text:p>
          </table:table-cell>
          <table:table-cell office:value-type="float" office:value="9.470662E-016" calcext:value-type="float">
            <text:p>9.470662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7.44141" calcext:value-type="float">
            <text:p>-77.44141</text:p>
          </table:table-cell>
          <table:table-cell office:value-type="float" office:value="-0.0237344" calcext:value-type="float">
            <text:p>-0.0237344</text:p>
          </table:table-cell>
          <table:table-cell office:value-type="float" office:value="-0.02334381" calcext:value-type="float">
            <text:p>-0.02334381</text:p>
          </table:table-cell>
          <table:table-cell office:value-type="float" office:value="-0.02195481" calcext:value-type="float">
            <text:p>-0.02195481</text:p>
          </table:table-cell>
          <table:table-cell office:value-type="float" office:value="-0.02058966" calcext:value-type="float">
            <text:p>-0.02058966</text:p>
          </table:table-cell>
          <table:table-cell office:value-type="float" office:value="-0.01941319" calcext:value-type="float">
            <text:p>-0.01941319</text:p>
          </table:table-cell>
          <table:table-cell office:value-type="float" office:value="-0.01774993" calcext:value-type="float">
            <text:p>-0.01774993</text:p>
          </table:table-cell>
          <table:table-cell office:value-type="float" office:value="-0.01409886" calcext:value-type="float">
            <text:p>-0.01409886</text:p>
          </table:table-cell>
          <table:table-cell office:value-type="float" office:value="-0.007040919" calcext:value-type="float">
            <text:p>-0.007040919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997.7733" calcext:value-type="float">
            <text:p>997.7733</text:p>
          </table:table-cell>
          <table:table-cell office:value-type="float" office:value="0" calcext:value-type="float">
            <text:p>0</text:p>
          </table:table-cell>
          <table:table-cell office:value-type="float" office:value="-0.03779007" calcext:value-type="float">
            <text:p>-0.03779007</text:p>
          </table:table-cell>
          <table:table-cell office:value-type="float" office:value="-0.001086877" calcext:value-type="float">
            <text:p>-0.0010868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404.4224" calcext:value-type="float">
            <text:p>404.4224</text:p>
          </table:table-cell>
          <table:table-cell office:value-type="float" office:value="37.86821" calcext:value-type="float">
            <text:p>37.86821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1.369" calcext:value-type="float">
            <text:p>1251.369</text:p>
          </table:table-cell>
          <table:table-cell office:value-type="float" office:value="71.43304" calcext:value-type="float">
            <text:p>71.43304</text:p>
          </table:table-cell>
          <table:table-cell office:value-type="float" office:value="0" calcext:value-type="float">
            <text:p>0</text:p>
          </table:table-cell>
          <table:table-cell office:value-type="float" office:value="0.07827269" calcext:value-type="float">
            <text:p>0.07827269</text:p>
          </table:table-cell>
          <table:table-cell office:value-type="float" office:value="0.2892271" calcext:value-type="float">
            <text:p>0.2892271</text:p>
          </table:table-cell>
          <table:table-cell office:value-type="float" office:value="0.2898845" calcext:value-type="float">
            <text:p>0.2898845</text:p>
          </table:table-cell>
          <table:table-cell office:value-type="float" office:value="0.2926939" calcext:value-type="float">
            <text:p>0.2926939</text:p>
          </table:table-cell>
          <table:table-cell office:value-type="float" office:value="0.2956085" calcext:value-type="float">
            <text:p>0.2956085</text:p>
          </table:table-cell>
          <table:table-cell office:value-type="float" office:value="0.2981854" calcext:value-type="float">
            <text:p>0.2981854</text:p>
          </table:table-cell>
          <table:table-cell office:value-type="float" office:value="0.3477615" calcext:value-type="float">
            <text:p>0.3477615</text:p>
          </table:table-cell>
          <table:table-cell office:value-type="float" office:value="0.3603006" calcext:value-type="float">
            <text:p>0.3603006</text:p>
          </table:table-cell>
          <table:table-cell office:value-type="float" office:value="0.3876018" calcext:value-type="float">
            <text:p>0.3876018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718E-015" calcext:value-type="float">
            <text:p>1.944718E-15</text:p>
          </table:table-cell>
          <table:table-cell office:value-type="float" office:value="1.876429E-015" calcext:value-type="float">
            <text:p>1.876429E-15</text:p>
          </table:table-cell>
          <table:table-cell office:value-type="float" office:value="1.975376E-015" calcext:value-type="float">
            <text:p>1.975376E-15</text:p>
          </table:table-cell>
          <table:table-cell office:value-type="float" office:value="1.974836E-015" calcext:value-type="float">
            <text:p>1.974836E-15</text:p>
          </table:table-cell>
          <table:table-cell office:value-type="float" office:value="9.470621E-016" calcext:value-type="float">
            <text:p>9.47062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7.46205" calcext:value-type="float">
            <text:p>-77.46205</text:p>
          </table:table-cell>
          <table:table-cell office:value-type="float" office:value="-0.02458948" calcext:value-type="float">
            <text:p>-0.02458948</text:p>
          </table:table-cell>
          <table:table-cell office:value-type="float" office:value="-0.02421072" calcext:value-type="float">
            <text:p>-0.02421072</text:p>
          </table:table-cell>
          <table:table-cell office:value-type="float" office:value="-0.0226434" calcext:value-type="float">
            <text:p>-0.0226434</text:p>
          </table:table-cell>
          <table:table-cell office:value-type="float" office:value="-0.02114237" calcext:value-type="float">
            <text:p>-0.02114237</text:p>
          </table:table-cell>
          <table:table-cell office:value-type="float" office:value="-0.01990388" calcext:value-type="float">
            <text:p>-0.01990388</text:p>
          </table:table-cell>
          <table:table-cell office:value-type="float" office:value="-0.01807708" calcext:value-type="float">
            <text:p>-0.01807708</text:p>
          </table:table-cell>
          <table:table-cell office:value-type="float" office:value="-0.0141965" calcext:value-type="float">
            <text:p>-0.0141965</text:p>
          </table:table-cell>
          <table:table-cell office:value-type="float" office:value="-0.007055976" calcext:value-type="float">
            <text:p>-0.007055976</text:p>
          </table:table-cell>
          <table:table-cell office:value-type="float" office:value="-0.003763408" calcext:value-type="float">
            <text:p>-0.003763408</text:p>
          </table:table-cell>
          <table:table-cell office:value-type="float" office:value="1001.272" calcext:value-type="float">
            <text:p>1001.272</text:p>
          </table:table-cell>
          <table:table-cell office:value-type="float" office:value="0" calcext:value-type="float">
            <text:p>0</text:p>
          </table:table-cell>
          <table:table-cell office:value-type="float" office:value="-0.03461118" calcext:value-type="float">
            <text:p>-0.03461118</text:p>
          </table:table-cell>
          <table:table-cell office:value-type="float" office:value="-0.001092244" calcext:value-type="float">
            <text:p>-0.0010922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404.4224" calcext:value-type="float">
            <text:p>404.4224</text:p>
          </table:table-cell>
          <table:table-cell office:value-type="float" office:value="38.33556" calcext:value-type="float">
            <text:p>38.33556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1.008" calcext:value-type="float">
            <text:p>1251.008</text:p>
          </table:table-cell>
          <table:table-cell office:value-type="float" office:value="71.3278" calcext:value-type="float">
            <text:p>71.3278</text:p>
          </table:table-cell>
          <table:table-cell office:value-type="float" office:value="0" calcext:value-type="float">
            <text:p>0</text:p>
          </table:table-cell>
          <table:table-cell office:value-type="float" office:value="0.08511377" calcext:value-type="float">
            <text:p>0.08511377</text:p>
          </table:table-cell>
          <table:table-cell office:value-type="float" office:value="0.2874874" calcext:value-type="float">
            <text:p>0.2874874</text:p>
          </table:table-cell>
          <table:table-cell office:value-type="float" office:value="0.2882487" calcext:value-type="float">
            <text:p>0.2882487</text:p>
          </table:table-cell>
          <table:table-cell office:value-type="float" office:value="0.2912605" calcext:value-type="float">
            <text:p>0.2912605</text:p>
          </table:table-cell>
          <table:table-cell office:value-type="float" office:value="0.2942893" calcext:value-type="float">
            <text:p>0.2942893</text:p>
          </table:table-cell>
          <table:table-cell office:value-type="float" office:value="0.2970199" calcext:value-type="float">
            <text:p>0.2970199</text:p>
          </table:table-cell>
          <table:table-cell office:value-type="float" office:value="0.3470204" calcext:value-type="float">
            <text:p>0.3470204</text:p>
          </table:table-cell>
          <table:table-cell office:value-type="float" office:value="0.3600432" calcext:value-type="float">
            <text:p>0.3600432</text:p>
          </table:table-cell>
          <table:table-cell office:value-type="float" office:value="0.387519" calcext:value-type="float">
            <text:p>0.387519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894E-015" calcext:value-type="float">
            <text:p>1.944894E-15</text:p>
          </table:table-cell>
          <table:table-cell office:value-type="float" office:value="1.876421E-015" calcext:value-type="float">
            <text:p>1.876421E-15</text:p>
          </table:table-cell>
          <table:table-cell office:value-type="float" office:value="1.975358E-015" calcext:value-type="float">
            <text:p>1.975358E-15</text:p>
          </table:table-cell>
          <table:table-cell office:value-type="float" office:value="1.974826E-015" calcext:value-type="float">
            <text:p>1.974826E-15</text:p>
          </table:table-cell>
          <table:table-cell office:value-type="float" office:value="9.470579E-016" calcext:value-type="float">
            <text:p>9.470579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4E-016" calcext:value-type="float">
            <text:p>9.692064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22293" calcext:value-type="float">
            <text:p>-46.22293</text:p>
          </table:table-cell>
          <table:table-cell office:value-type="float" office:value="-0.0256367" calcext:value-type="float">
            <text:p>-0.0256367</text:p>
          </table:table-cell>
          <table:table-cell office:value-type="float" office:value="-0.02517885" calcext:value-type="float">
            <text:p>-0.02517885</text:p>
          </table:table-cell>
          <table:table-cell office:value-type="float" office:value="-0.02342618" calcext:value-type="float">
            <text:p>-0.02342618</text:p>
          </table:table-cell>
          <table:table-cell office:value-type="float" office:value="-0.02180751" calcext:value-type="float">
            <text:p>-0.02180751</text:p>
          </table:table-cell>
          <table:table-cell office:value-type="float" office:value="-0.02045233" calcext:value-type="float">
            <text:p>-0.02045233</text:p>
          </table:table-cell>
          <table:table-cell office:value-type="float" office:value="-0.0184523" calcext:value-type="float">
            <text:p>-0.0184523</text:p>
          </table:table-cell>
          <table:table-cell office:value-type="float" office:value="-0.01429428" calcext:value-type="float">
            <text:p>-0.01429428</text:p>
          </table:table-cell>
          <table:table-cell office:value-type="float" office:value="-0.007070459" calcext:value-type="float">
            <text:p>-0.007070459</text:p>
          </table:table-cell>
          <table:table-cell office:value-type="float" office:value="-0.003763408" calcext:value-type="float">
            <text:p>-0.003763408</text:p>
          </table:table-cell>
          <table:table-cell office:value-type="float" office:value="1004.762" calcext:value-type="float">
            <text:p>1004.762</text:p>
          </table:table-cell>
          <table:table-cell office:value-type="float" office:value="0" calcext:value-type="float">
            <text:p>0</text:p>
          </table:table-cell>
          <table:table-cell office:value-type="float" office:value="-0.03154548" calcext:value-type="float">
            <text:p>-0.03154548</text:p>
          </table:table-cell>
          <table:table-cell office:value-type="float" office:value="-0.00109763" calcext:value-type="float">
            <text:p>-0.001097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404.4224" calcext:value-type="float">
            <text:p>404.4224</text:p>
          </table:table-cell>
          <table:table-cell office:value-type="float" office:value="39.06413" calcext:value-type="float">
            <text:p>39.06413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0.402" calcext:value-type="float">
            <text:p>1250.402</text:p>
          </table:table-cell>
          <table:table-cell office:value-type="float" office:value="71.20571" calcext:value-type="float">
            <text:p>71.20571</text:p>
          </table:table-cell>
          <table:table-cell office:value-type="float" office:value="0" calcext:value-type="float">
            <text:p>0</text:p>
          </table:table-cell>
          <table:table-cell office:value-type="float" office:value="0.08058196" calcext:value-type="float">
            <text:p>0.08058196</text:p>
          </table:table-cell>
          <table:table-cell office:value-type="float" office:value="0.2853404" calcext:value-type="float">
            <text:p>0.2853404</text:p>
          </table:table-cell>
          <table:table-cell office:value-type="float" office:value="0.2858936" calcext:value-type="float">
            <text:p>0.2858936</text:p>
          </table:table-cell>
          <table:table-cell office:value-type="float" office:value="0.2892481" calcext:value-type="float">
            <text:p>0.2892481</text:p>
          </table:table-cell>
          <table:table-cell office:value-type="float" office:value="0.292699" calcext:value-type="float">
            <text:p>0.292699</text:p>
          </table:table-cell>
          <table:table-cell office:value-type="float" office:value="0.2956479" calcext:value-type="float">
            <text:p>0.2956479</text:p>
          </table:table-cell>
          <table:table-cell office:value-type="float" office:value="0.3460478" calcext:value-type="float">
            <text:p>0.3460478</text:p>
          </table:table-cell>
          <table:table-cell office:value-type="float" office:value="0.3597216" calcext:value-type="float">
            <text:p>0.3597216</text:p>
          </table:table-cell>
          <table:table-cell office:value-type="float" office:value="0.3874148" calcext:value-type="float">
            <text:p>0.3874148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08E-015" calcext:value-type="float">
            <text:p>1.94508E-15</text:p>
          </table:table-cell>
          <table:table-cell office:value-type="float" office:value="1.876406E-015" calcext:value-type="float">
            <text:p>1.876406E-15</text:p>
          </table:table-cell>
          <table:table-cell office:value-type="float" office:value="1.975344E-015" calcext:value-type="float">
            <text:p>1.975344E-15</text:p>
          </table:table-cell>
          <table:table-cell office:value-type="float" office:value="1.974814E-015" calcext:value-type="float">
            <text:p>1.974814E-15</text:p>
          </table:table-cell>
          <table:table-cell office:value-type="float" office:value="9.470535E-016" calcext:value-type="float">
            <text:p>9.47053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.38505" calcext:value-type="float">
            <text:p>-65.38505</text:p>
          </table:table-cell>
          <table:table-cell office:value-type="float" office:value="-0.02700816" calcext:value-type="float">
            <text:p>-0.02700816</text:p>
          </table:table-cell>
          <table:table-cell office:value-type="float" office:value="-0.02665649" calcext:value-type="float">
            <text:p>-0.02665649</text:p>
          </table:table-cell>
          <table:table-cell office:value-type="float" office:value="-0.0245785" calcext:value-type="float">
            <text:p>-0.0245785</text:p>
          </table:table-cell>
          <table:table-cell office:value-type="float" office:value="-0.02264198" calcext:value-type="float">
            <text:p>-0.02264198</text:p>
          </table:table-cell>
          <table:table-cell office:value-type="float" office:value="-0.02111767" calcext:value-type="float">
            <text:p>-0.02111767</text:p>
          </table:table-cell>
          <table:table-cell office:value-type="float" office:value="-0.01895834" calcext:value-type="float">
            <text:p>-0.01895834</text:p>
          </table:table-cell>
          <table:table-cell office:value-type="float" office:value="-0.01441752" calcext:value-type="float">
            <text:p>-0.01441752</text:p>
          </table:table-cell>
          <table:table-cell office:value-type="float" office:value="-0.007088715" calcext:value-type="float">
            <text:p>-0.007088715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008.245" calcext:value-type="float">
            <text:p>1008.245</text:p>
          </table:table-cell>
          <table:table-cell office:value-type="float" office:value="0" calcext:value-type="float">
            <text:p>0</text:p>
          </table:table-cell>
          <table:table-cell office:value-type="float" office:value="-0.02856206" calcext:value-type="float">
            <text:p>-0.02856206</text:p>
          </table:table-cell>
          <table:table-cell office:value-type="float" office:value="-0.001102871" calcext:value-type="float">
            <text:p>-0.0011028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404.4224" calcext:value-type="float">
            <text:p>404.4224</text:p>
          </table:table-cell>
          <table:table-cell office:value-type="float" office:value="39.77237" calcext:value-type="float">
            <text:p>39.77237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9.835" calcext:value-type="float">
            <text:p>1249.835</text:p>
          </table:table-cell>
          <table:table-cell office:value-type="float" office:value="71.06572" calcext:value-type="float">
            <text:p>71.06572</text:p>
          </table:table-cell>
          <table:table-cell office:value-type="float" office:value="0" calcext:value-type="float">
            <text:p>0</text:p>
          </table:table-cell>
          <table:table-cell office:value-type="float" office:value="0.0841118" calcext:value-type="float">
            <text:p>0.0841118</text:p>
          </table:table-cell>
          <table:table-cell office:value-type="float" office:value="0.2829309" calcext:value-type="float">
            <text:p>0.2829309</text:p>
          </table:table-cell>
          <table:table-cell office:value-type="float" office:value="0.2834203" calcext:value-type="float">
            <text:p>0.2834203</text:p>
          </table:table-cell>
          <table:table-cell office:value-type="float" office:value="0.2872351" calcext:value-type="float">
            <text:p>0.2872351</text:p>
          </table:table-cell>
          <table:table-cell office:value-type="float" office:value="0.2909036" calcext:value-type="float">
            <text:p>0.2909036</text:p>
          </table:table-cell>
          <table:table-cell office:value-type="float" office:value="0.2941119" calcext:value-type="float">
            <text:p>0.2941119</text:p>
          </table:table-cell>
          <table:table-cell office:value-type="float" office:value="0.3450258" calcext:value-type="float">
            <text:p>0.3450258</text:p>
          </table:table-cell>
          <table:table-cell office:value-type="float" office:value="0.3593575" calcext:value-type="float">
            <text:p>0.3593575</text:p>
          </table:table-cell>
          <table:table-cell office:value-type="float" office:value="0.3873022" calcext:value-type="float">
            <text:p>0.3873022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269E-015" calcext:value-type="float">
            <text:p>1.945269E-15</text:p>
          </table:table-cell>
          <table:table-cell office:value-type="float" office:value="1.876394E-015" calcext:value-type="float">
            <text:p>1.876394E-15</text:p>
          </table:table-cell>
          <table:table-cell office:value-type="float" office:value="1.975327E-015" calcext:value-type="float">
            <text:p>1.975327E-15</text:p>
          </table:table-cell>
          <table:table-cell office:value-type="float" office:value="1.974802E-015" calcext:value-type="float">
            <text:p>1.974802E-15</text:p>
          </table:table-cell>
          <table:table-cell office:value-type="float" office:value="9.470492E-016" calcext:value-type="float">
            <text:p>9.470492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45968" calcext:value-type="float">
            <text:p>-49.45968</text:p>
          </table:table-cell>
          <table:table-cell office:value-type="float" office:value="-0.02863813" calcext:value-type="float">
            <text:p>-0.02863813</text:p>
          </table:table-cell>
          <table:table-cell office:value-type="float" office:value="-0.02831422" calcext:value-type="float">
            <text:p>-0.02831422</text:p>
          </table:table-cell>
          <table:table-cell office:value-type="float" office:value="-0.02579776" calcext:value-type="float">
            <text:p>-0.02579776</text:p>
          </table:table-cell>
          <table:table-cell office:value-type="float" office:value="-0.02362542" calcext:value-type="float">
            <text:p>-0.02362542</text:p>
          </table:table-cell>
          <table:table-cell office:value-type="float" office:value="-0.02189335" calcext:value-type="float">
            <text:p>-0.02189335</text:p>
          </table:table-cell>
          <table:table-cell office:value-type="float" office:value="-0.01950677" calcext:value-type="float">
            <text:p>-0.01950677</text:p>
          </table:table-cell>
          <table:table-cell office:value-type="float" office:value="-0.01455842" calcext:value-type="float">
            <text:p>-0.01455842</text:p>
          </table:table-cell>
          <table:table-cell office:value-type="float" office:value="-0.007108517" calcext:value-type="float">
            <text:p>-0.007108517</text:p>
          </table:table-cell>
          <table:table-cell office:value-type="float" office:value="-0.003763365" calcext:value-type="float">
            <text:p>-0.003763365</text:p>
          </table:table-cell>
          <table:table-cell office:value-type="float" office:value="1011.706" calcext:value-type="float">
            <text:p>1011.706</text:p>
          </table:table-cell>
          <table:table-cell office:value-type="float" office:value="0" calcext:value-type="float">
            <text:p>0</text:p>
          </table:table-cell>
          <table:table-cell office:value-type="float" office:value="-0.02563491" calcext:value-type="float">
            <text:p>-0.02563491</text:p>
          </table:table-cell>
          <table:table-cell office:value-type="float" office:value="-0.001108018" calcext:value-type="float">
            <text:p>-0.00110801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404.4224" calcext:value-type="float">
            <text:p>404.4224</text:p>
          </table:table-cell>
          <table:table-cell office:value-type="float" office:value="40.84806" calcext:value-type="float">
            <text:p>40.84806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8.927" calcext:value-type="float">
            <text:p>1248.927</text:p>
          </table:table-cell>
          <table:table-cell office:value-type="float" office:value="70.89983" calcext:value-type="float">
            <text:p>70.89983</text:p>
          </table:table-cell>
          <table:table-cell office:value-type="float" office:value="0" calcext:value-type="float">
            <text:p>0</text:p>
          </table:table-cell>
          <table:table-cell office:value-type="float" office:value="0.07561004" calcext:value-type="float">
            <text:p>0.07561004</text:p>
          </table:table-cell>
          <table:table-cell office:value-type="float" office:value="0.2797218" calcext:value-type="float">
            <text:p>0.2797218</text:p>
          </table:table-cell>
          <table:table-cell office:value-type="float" office:value="0.2800549" calcext:value-type="float">
            <text:p>0.2800549</text:p>
          </table:table-cell>
          <table:table-cell office:value-type="float" office:value="0.2842418" calcext:value-type="float">
            <text:p>0.2842418</text:p>
          </table:table-cell>
          <table:table-cell office:value-type="float" office:value="0.2884505" calcext:value-type="float">
            <text:p>0.2884505</text:p>
          </table:table-cell>
          <table:table-cell office:value-type="float" office:value="0.292153" calcext:value-type="float">
            <text:p>0.292153</text:p>
          </table:table-cell>
          <table:table-cell office:value-type="float" office:value="0.3436559" calcext:value-type="float">
            <text:p>0.3436559</text:p>
          </table:table-cell>
          <table:table-cell office:value-type="float" office:value="0.3588808" calcext:value-type="float">
            <text:p>0.3588808</text:p>
          </table:table-cell>
          <table:table-cell office:value-type="float" office:value="0.3871431" calcext:value-type="float">
            <text:p>0.3871431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487E-015" calcext:value-type="float">
            <text:p>1.945487E-15</text:p>
          </table:table-cell>
          <table:table-cell office:value-type="float" office:value="1.876379E-015" calcext:value-type="float">
            <text:p>1.876379E-15</text:p>
          </table:table-cell>
          <table:table-cell office:value-type="float" office:value="1.975308E-015" calcext:value-type="float">
            <text:p>1.975308E-15</text:p>
          </table:table-cell>
          <table:table-cell office:value-type="float" office:value="1.974787E-015" calcext:value-type="float">
            <text:p>1.974787E-15</text:p>
          </table:table-cell>
          <table:table-cell office:value-type="float" office:value="9.47046E-016" calcext:value-type="float">
            <text:p>9.47046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5.57199" calcext:value-type="float">
            <text:p>-95.57199</text:p>
          </table:table-cell>
          <table:table-cell office:value-type="float" office:value="-0.03099932" calcext:value-type="float">
            <text:p>-0.03099932</text:p>
          </table:table-cell>
          <table:table-cell office:value-type="float" office:value="-0.03076166" calcext:value-type="float">
            <text:p>-0.03076166</text:p>
          </table:table-cell>
          <table:table-cell office:value-type="float" office:value="-0.02773624" calcext:value-type="float">
            <text:p>-0.02773624</text:p>
          </table:table-cell>
          <table:table-cell office:value-type="float" office:value="-0.02505423" calcext:value-type="float">
            <text:p>-0.02505423</text:p>
          </table:table-cell>
          <table:table-cell office:value-type="float" office:value="-0.02293006" calcext:value-type="float">
            <text:p>-0.02293006</text:p>
          </table:table-cell>
          <table:table-cell office:value-type="float" office:value="-0.02026904" calcext:value-type="float">
            <text:p>-0.02026904</text:p>
          </table:table-cell>
          <table:table-cell office:value-type="float" office:value="-0.01474517" calcext:value-type="float">
            <text:p>-0.01474517</text:p>
          </table:table-cell>
          <table:table-cell office:value-type="float" office:value="-0.00713659" calcext:value-type="float">
            <text:p>-0.00713659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015.155" calcext:value-type="float">
            <text:p>1015.155</text:p>
          </table:table-cell>
          <table:table-cell office:value-type="float" office:value="0" calcext:value-type="float">
            <text:p>0</text:p>
          </table:table-cell>
          <table:table-cell office:value-type="float" office:value="-0.02237472" calcext:value-type="float">
            <text:p>-0.02237472</text:p>
          </table:table-cell>
          <table:table-cell office:value-type="float" office:value="-0.001113829" calcext:value-type="float">
            <text:p>-0.00111382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404.4224" calcext:value-type="float">
            <text:p>404.4224</text:p>
          </table:table-cell>
          <table:table-cell office:value-type="float" office:value="41.66156" calcext:value-type="float">
            <text:p>41.66156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48.31" calcext:value-type="float">
            <text:p>1248.31</text:p>
          </table:table-cell>
          <table:table-cell office:value-type="float" office:value="70.70519" calcext:value-type="float">
            <text:p>70.70519</text:p>
          </table:table-cell>
          <table:table-cell office:value-type="float" office:value="0" calcext:value-type="float">
            <text:p>0</text:p>
          </table:table-cell>
          <table:table-cell office:value-type="float" office:value="0.08585455" calcext:value-type="float">
            <text:p>0.08585455</text:p>
          </table:table-cell>
          <table:table-cell office:value-type="float" office:value="0.2769281" calcext:value-type="float">
            <text:p>0.2769281</text:p>
          </table:table-cell>
          <table:table-cell office:value-type="float" office:value="0.2772345" calcext:value-type="float">
            <text:p>0.2772345</text:p>
          </table:table-cell>
          <table:table-cell office:value-type="float" office:value="0.2817746" calcext:value-type="float">
            <text:p>0.2817746</text:p>
          </table:table-cell>
          <table:table-cell office:value-type="float" office:value="0.2862747" calcext:value-type="float">
            <text:p>0.2862747</text:p>
          </table:table-cell>
          <table:table-cell office:value-type="float" office:value="0.2900332" calcext:value-type="float">
            <text:p>0.2900332</text:p>
          </table:table-cell>
          <table:table-cell office:value-type="float" office:value="0.3424294" calcext:value-type="float">
            <text:p>0.3424294</text:p>
          </table:table-cell>
          <table:table-cell office:value-type="float" office:value="0.3584921" calcext:value-type="float">
            <text:p>0.3584921</text:p>
          </table:table-cell>
          <table:table-cell office:value-type="float" office:value="0.3870143" calcext:value-type="float">
            <text:p>0.3870143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708E-015" calcext:value-type="float">
            <text:p>1.945708E-15</text:p>
          </table:table-cell>
          <table:table-cell office:value-type="float" office:value="1.876369E-015" calcext:value-type="float">
            <text:p>1.876369E-15</text:p>
          </table:table-cell>
          <table:table-cell office:value-type="float" office:value="1.975288E-015" calcext:value-type="float">
            <text:p>1.975288E-15</text:p>
          </table:table-cell>
          <table:table-cell office:value-type="float" office:value="1.974772E-015" calcext:value-type="float">
            <text:p>1.974772E-15</text:p>
          </table:table-cell>
          <table:table-cell office:value-type="float" office:value="9.470415E-016" calcext:value-type="float">
            <text:p>9.47041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93551" calcext:value-type="float">
            <text:p>-43.93551</text:p>
          </table:table-cell>
          <table:table-cell office:value-type="float" office:value="-0.03320124" calcext:value-type="float">
            <text:p>-0.03320124</text:p>
          </table:table-cell>
          <table:table-cell office:value-type="float" office:value="-0.03300079" calcext:value-type="float">
            <text:p>-0.03300079</text:p>
          </table:table-cell>
          <table:table-cell office:value-type="float" office:value="-0.02946636" calcext:value-type="float">
            <text:p>-0.02946636</text:p>
          </table:table-cell>
          <table:table-cell office:value-type="float" office:value="-0.02640114" calcext:value-type="float">
            <text:p>-0.02640114</text:p>
          </table:table-cell>
          <table:table-cell office:value-type="float" office:value="-0.02411437" calcext:value-type="float">
            <text:p>-0.02411437</text:p>
          </table:table-cell>
          <table:table-cell office:value-type="float" office:value="-0.02097967" calcext:value-type="float">
            <text:p>-0.02097967</text:p>
          </table:table-cell>
          <table:table-cell office:value-type="float" office:value="-0.01489983" calcext:value-type="float">
            <text:p>-0.01489983</text:p>
          </table:table-cell>
          <table:table-cell office:value-type="float" office:value="-0.007159424" calcext:value-type="float">
            <text:p>-0.007159424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018.588" calcext:value-type="float">
            <text:p>1018.588</text:p>
          </table:table-cell>
          <table:table-cell office:value-type="float" office:value="0" calcext:value-type="float">
            <text:p>0</text:p>
          </table:table-cell>
          <table:table-cell office:value-type="float" office:value="-0.01950566" calcext:value-type="float">
            <text:p>-0.01950566</text:p>
          </table:table-cell>
          <table:table-cell office:value-type="float" office:value="-0.001119103" calcext:value-type="float">
            <text:p>-0.0011191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414.6224" calcext:value-type="float">
            <text:p>414.6224</text:p>
          </table:table-cell>
          <table:table-cell office:value-type="float" office:value="43.6242" calcext:value-type="float">
            <text:p>43.6242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6.74" calcext:value-type="float">
            <text:p>1256.74</text:p>
          </table:table-cell>
          <table:table-cell office:value-type="float" office:value="70.51395" calcext:value-type="float">
            <text:p>70.51395</text:p>
          </table:table-cell>
          <table:table-cell office:value-type="float" office:value="0" calcext:value-type="float">
            <text:p>0</text:p>
          </table:table-cell>
          <table:table-cell office:value-type="float" office:value="0.3582689" calcext:value-type="float">
            <text:p>0.3582689</text:p>
          </table:table-cell>
          <table:table-cell office:value-type="float" office:value="0.3583296" calcext:value-type="float">
            <text:p>0.3583296</text:p>
          </table:table-cell>
          <table:table-cell office:value-type="float" office:value="0.3543459" calcext:value-type="float">
            <text:p>0.3543459</text:p>
          </table:table-cell>
          <table:table-cell office:value-type="float" office:value="0.2946332" calcext:value-type="float">
            <text:p>0.2946332</text:p>
          </table:table-cell>
          <table:table-cell office:value-type="float" office:value="0.2861879" calcext:value-type="float">
            <text:p>0.2861879</text:p>
          </table:table-cell>
          <table:table-cell office:value-type="float" office:value="0.2887337" calcext:value-type="float">
            <text:p>0.2887337</text:p>
          </table:table-cell>
          <table:table-cell office:value-type="float" office:value="0.3425837" calcext:value-type="float">
            <text:p>0.3425837</text:p>
          </table:table-cell>
          <table:table-cell office:value-type="float" office:value="0.3583177" calcext:value-type="float">
            <text:p>0.3583177</text:p>
          </table:table-cell>
          <table:table-cell office:value-type="float" office:value="0.3869413" calcext:value-type="float">
            <text:p>0.3869413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897E-015" calcext:value-type="float">
            <text:p>1.945897E-15</text:p>
          </table:table-cell>
          <table:table-cell office:value-type="float" office:value="1.876361E-015" calcext:value-type="float">
            <text:p>1.876361E-15</text:p>
          </table:table-cell>
          <table:table-cell office:value-type="float" office:value="1.975269E-015" calcext:value-type="float">
            <text:p>1.975269E-15</text:p>
          </table:table-cell>
          <table:table-cell office:value-type="float" office:value="1.974759E-015" calcext:value-type="float">
            <text:p>1.974759E-15</text:p>
          </table:table-cell>
          <table:table-cell office:value-type="float" office:value="9.470386E-016" calcext:value-type="float">
            <text:p>9.470386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395676" calcext:value-type="float">
            <text:p>-0.005395676</text:p>
          </table:table-cell>
          <table:table-cell office:value-type="float" office:value="-0.005412139" calcext:value-type="float">
            <text:p>-0.005412139</text:p>
          </table:table-cell>
          <table:table-cell office:value-type="float" office:value="-0.006000197" calcext:value-type="float">
            <text:p>-0.006000197</text:p>
          </table:table-cell>
          <table:table-cell office:value-type="float" office:value="-0.02199236" calcext:value-type="float">
            <text:p>-0.02199236</text:p>
          </table:table-cell>
          <table:table-cell office:value-type="float" office:value="-0.02654519" calcext:value-type="float">
            <text:p>-0.02654519</text:p>
          </table:table-cell>
          <table:table-cell office:value-type="float" office:value="-0.02489071" calcext:value-type="float">
            <text:p>-0.02489071</text:p>
          </table:table-cell>
          <table:table-cell office:value-type="float" office:value="-0.02088572" calcext:value-type="float">
            <text:p>-0.02088572</text:p>
          </table:table-cell>
          <table:table-cell office:value-type="float" office:value="-0.01496992" calcext:value-type="float">
            <text:p>-0.01496992</text:p>
          </table:table-cell>
          <table:table-cell office:value-type="float" office:value="-0.007172411" calcext:value-type="float">
            <text:p>-0.007172411</text:p>
          </table:table-cell>
          <table:table-cell office:value-type="float" office:value="-0.003763408" calcext:value-type="float">
            <text:p>-0.003763408</text:p>
          </table:table-cell>
          <table:table-cell office:value-type="float" office:value="1022.015" calcext:value-type="float">
            <text:p>1022.015</text:p>
          </table:table-cell>
          <table:table-cell office:value-type="float" office:value="0" calcext:value-type="float">
            <text:p>0</text:p>
          </table:table-cell>
          <table:table-cell office:value-type="float" office:value="-0.01722541" calcext:value-type="float">
            <text:p>-0.01722541</text:p>
          </table:table-cell>
          <table:table-cell office:value-type="float" office:value="-0.001123431" calcext:value-type="float">
            <text:p>-0.00112343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414.6224" calcext:value-type="float">
            <text:p>414.6224</text:p>
          </table:table-cell>
          <table:table-cell office:value-type="float" office:value="47.86103" calcext:value-type="float">
            <text:p>47.86103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2.718" calcext:value-type="float">
            <text:p>1252.718</text:p>
          </table:table-cell>
          <table:table-cell office:value-type="float" office:value="70.30093" calcext:value-type="float">
            <text:p>70.30093</text:p>
          </table:table-cell>
          <table:table-cell office:value-type="float" office:value="0" calcext:value-type="float">
            <text:p>0</text:p>
          </table:table-cell>
          <table:table-cell office:value-type="float" office:value="0.1005254" calcext:value-type="float">
            <text:p>0.1005254</text:p>
          </table:table-cell>
          <table:table-cell office:value-type="float" office:value="0.307519" calcext:value-type="float">
            <text:p>0.307519</text:p>
          </table:table-cell>
          <table:table-cell office:value-type="float" office:value="0.3084581" calcext:value-type="float">
            <text:p>0.3084581</text:p>
          </table:table-cell>
          <table:table-cell office:value-type="float" office:value="0.3069806" calcext:value-type="float">
            <text:p>0.3069806</text:p>
          </table:table-cell>
          <table:table-cell office:value-type="float" office:value="0.3013018" calcext:value-type="float">
            <text:p>0.3013018</text:p>
          </table:table-cell>
          <table:table-cell office:value-type="float" office:value="0.2963012" calcext:value-type="float">
            <text:p>0.2963012</text:p>
          </table:table-cell>
          <table:table-cell office:value-type="float" office:value="0.3425175" calcext:value-type="float">
            <text:p>0.3425175</text:p>
          </table:table-cell>
          <table:table-cell office:value-type="float" office:value="0.3581696" calcext:value-type="float">
            <text:p>0.3581696</text:p>
          </table:table-cell>
          <table:table-cell office:value-type="float" office:value="0.3868641" calcext:value-type="float">
            <text:p>0.3868641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051E-015" calcext:value-type="float">
            <text:p>1.946051E-15</text:p>
          </table:table-cell>
          <table:table-cell office:value-type="float" office:value="1.876353E-015" calcext:value-type="float">
            <text:p>1.876353E-15</text:p>
          </table:table-cell>
          <table:table-cell office:value-type="float" office:value="1.975255E-015" calcext:value-type="float">
            <text:p>1.975255E-15</text:p>
          </table:table-cell>
          <table:table-cell office:value-type="float" office:value="1.974751E-015" calcext:value-type="float">
            <text:p>1.974751E-15</text:p>
          </table:table-cell>
          <table:table-cell office:value-type="float" office:value="9.470341E-016" calcext:value-type="float">
            <text:p>9.47034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.61768" calcext:value-type="float">
            <text:p>-15.61768</text:p>
          </table:table-cell>
          <table:table-cell office:value-type="float" office:value="-0.01606061" calcext:value-type="float">
            <text:p>-0.01606061</text:p>
          </table:table-cell>
          <table:table-cell office:value-type="float" office:value="-0.01571204" calcext:value-type="float">
            <text:p>-0.01571204</text:p>
          </table:table-cell>
          <table:table-cell office:value-type="float" office:value="-0.01625012" calcext:value-type="float">
            <text:p>-0.01625012</text:p>
          </table:table-cell>
          <table:table-cell office:value-type="float" office:value="-0.01854116" calcext:value-type="float">
            <text:p>-0.01854116</text:p>
          </table:table-cell>
          <table:table-cell office:value-type="float" office:value="-0.02084516" calcext:value-type="float">
            <text:p>-0.02084516</text:p>
          </table:table-cell>
          <table:table-cell office:value-type="float" office:value="-0.02094169" calcext:value-type="float">
            <text:p>-0.02094169</text:p>
          </table:table-cell>
          <table:table-cell office:value-type="float" office:value="-0.01502961" calcext:value-type="float">
            <text:p>-0.01502961</text:p>
          </table:table-cell>
          <table:table-cell office:value-type="float" office:value="-0.007186146" calcext:value-type="float">
            <text:p>-0.007186146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025.437" calcext:value-type="float">
            <text:p>1025.437</text:p>
          </table:table-cell>
          <table:table-cell office:value-type="float" office:value="0" calcext:value-type="float">
            <text:p>0</text:p>
          </table:table-cell>
          <table:table-cell office:value-type="float" office:value="-0.0150271" calcext:value-type="float">
            <text:p>-0.0150271</text:p>
          </table:table-cell>
          <table:table-cell office:value-type="float" office:value="-0.00112741" calcext:value-type="float">
            <text:p>-0.001127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414.6224" calcext:value-type="float">
            <text:p>414.6224</text:p>
          </table:table-cell>
          <table:table-cell office:value-type="float" office:value="49.08585" calcext:value-type="float">
            <text:p>49.08585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1.725" calcext:value-type="float">
            <text:p>1251.725</text:p>
          </table:table-cell>
          <table:table-cell office:value-type="float" office:value="70.07039" calcext:value-type="float">
            <text:p>70.07039</text:p>
          </table:table-cell>
          <table:table-cell office:value-type="float" office:value="0" calcext:value-type="float">
            <text:p>0</text:p>
          </table:table-cell>
          <table:table-cell office:value-type="float" office:value="0.08017261" calcext:value-type="float">
            <text:p>0.08017261</text:p>
          </table:table-cell>
          <table:table-cell office:value-type="float" office:value="0.2993513" calcext:value-type="float">
            <text:p>0.2993513</text:p>
          </table:table-cell>
          <table:table-cell office:value-type="float" office:value="0.2998977" calcext:value-type="float">
            <text:p>0.2998977</text:p>
          </table:table-cell>
          <table:table-cell office:value-type="float" office:value="0.3002893" calcext:value-type="float">
            <text:p>0.3002893</text:p>
          </table:table-cell>
          <table:table-cell office:value-type="float" office:value="0.2997994" calcext:value-type="float">
            <text:p>0.2997994</text:p>
          </table:table-cell>
          <table:table-cell office:value-type="float" office:value="0.2989347" calcext:value-type="float">
            <text:p>0.2989347</text:p>
          </table:table-cell>
          <table:table-cell office:value-type="float" office:value="0.3440043" calcext:value-type="float">
            <text:p>0.3440043</text:p>
          </table:table-cell>
          <table:table-cell office:value-type="float" office:value="0.3579534" calcext:value-type="float">
            <text:p>0.3579534</text:p>
          </table:table-cell>
          <table:table-cell office:value-type="float" office:value="0.3867434" calcext:value-type="float">
            <text:p>0.3867434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194E-015" calcext:value-type="float">
            <text:p>1.946194E-15</text:p>
          </table:table-cell>
          <table:table-cell office:value-type="float" office:value="1.876344E-015" calcext:value-type="float">
            <text:p>1.876344E-15</text:p>
          </table:table-cell>
          <table:table-cell office:value-type="float" office:value="1.975241E-015" calcext:value-type="float">
            <text:p>1.975241E-15</text:p>
          </table:table-cell>
          <table:table-cell office:value-type="float" office:value="1.97474E-015" calcext:value-type="float">
            <text:p>1.97474E-15</text:p>
          </table:table-cell>
          <table:table-cell office:value-type="float" office:value="9.470325E-016" calcext:value-type="float">
            <text:p>9.47032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65449" calcext:value-type="float">
            <text:p>-67.65449</text:p>
          </table:table-cell>
          <table:table-cell office:value-type="float" office:value="-0.01935707" calcext:value-type="float">
            <text:p>-0.01935707</text:p>
          </table:table-cell>
          <table:table-cell office:value-type="float" office:value="-0.01911823" calcext:value-type="float">
            <text:p>-0.01911823</text:p>
          </table:table-cell>
          <table:table-cell office:value-type="float" office:value="-0.01895454" calcext:value-type="float">
            <text:p>-0.01895454</text:p>
          </table:table-cell>
          <table:table-cell office:value-type="float" office:value="-0.01918014" calcext:value-type="float">
            <text:p>-0.01918014</text:p>
          </table:table-cell>
          <table:table-cell office:value-type="float" office:value="-0.01957075" calcext:value-type="float">
            <text:p>-0.01957075</text:p>
          </table:table-cell>
          <table:table-cell office:value-type="float" office:value="-0.02008756" calcext:value-type="float">
            <text:p>-0.02008756</text:p>
          </table:table-cell>
          <table:table-cell office:value-type="float" office:value="-0.01511753" calcext:value-type="float">
            <text:p>-0.01511753</text:p>
          </table:table-cell>
          <table:table-cell office:value-type="float" office:value="-0.007207732" calcext:value-type="float">
            <text:p>-0.007207732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028.847" calcext:value-type="float">
            <text:p>1028.847</text:p>
          </table:table-cell>
          <table:table-cell office:value-type="float" office:value="0" calcext:value-type="float">
            <text:p>0</text:p>
          </table:table-cell>
          <table:table-cell office:value-type="float" office:value="-0.01294316" calcext:value-type="float">
            <text:p>-0.01294316</text:p>
          </table:table-cell>
          <table:table-cell office:value-type="float" office:value="-0.001131127" calcext:value-type="float">
            <text:p>-0.00113112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414.6224" calcext:value-type="float">
            <text:p>414.6224</text:p>
          </table:table-cell>
          <table:table-cell office:value-type="float" office:value="50.37898" calcext:value-type="float">
            <text:p>50.37898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0.688" calcext:value-type="float">
            <text:p>1250.688</text:p>
          </table:table-cell>
          <table:table-cell office:value-type="float" office:value="69.81541" calcext:value-type="float">
            <text:p>69.81541</text:p>
          </table:table-cell>
          <table:table-cell office:value-type="float" office:value="0" calcext:value-type="float">
            <text:p>0</text:p>
          </table:table-cell>
          <table:table-cell office:value-type="float" office:value="0.07975009" calcext:value-type="float">
            <text:p>0.07975009</text:p>
          </table:table-cell>
          <table:table-cell office:value-type="float" office:value="0.292386" calcext:value-type="float">
            <text:p>0.292386</text:p>
          </table:table-cell>
          <table:table-cell office:value-type="float" office:value="0.2928161" calcext:value-type="float">
            <text:p>0.2928161</text:p>
          </table:table-cell>
          <table:table-cell office:value-type="float" office:value="0.2948118" calcext:value-type="float">
            <text:p>0.2948118</text:p>
          </table:table-cell>
          <table:table-cell office:value-type="float" office:value="0.2963387" calcext:value-type="float">
            <text:p>0.2963387</text:p>
          </table:table-cell>
          <table:table-cell office:value-type="float" office:value="0.2973837" calcext:value-type="float">
            <text:p>0.2973837</text:p>
          </table:table-cell>
          <table:table-cell office:value-type="float" office:value="0.3443437" calcext:value-type="float">
            <text:p>0.3443437</text:p>
          </table:table-cell>
          <table:table-cell office:value-type="float" office:value="0.3577475" calcext:value-type="float">
            <text:p>0.3577475</text:p>
          </table:table-cell>
          <table:table-cell office:value-type="float" office:value="0.3865883" calcext:value-type="float">
            <text:p>0.3865883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335E-015" calcext:value-type="float">
            <text:p>1.946335E-15</text:p>
          </table:table-cell>
          <table:table-cell office:value-type="float" office:value="1.876335E-015" calcext:value-type="float">
            <text:p>1.876335E-15</text:p>
          </table:table-cell>
          <table:table-cell office:value-type="float" office:value="1.97523E-015" calcext:value-type="float">
            <text:p>1.97523E-15</text:p>
          </table:table-cell>
          <table:table-cell office:value-type="float" office:value="1.974726E-015" calcext:value-type="float">
            <text:p>1.974726E-15</text:p>
          </table:table-cell>
          <table:table-cell office:value-type="float" office:value="9.470325E-016" calcext:value-type="float">
            <text:p>9.47032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4E-016" calcext:value-type="float">
            <text:p>9.692064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85894" calcext:value-type="float">
            <text:p>-69.85894</text:p>
          </table:table-cell>
          <table:table-cell office:value-type="float" office:value="-0.02279399" calcext:value-type="float">
            <text:p>-0.02279399</text:p>
          </table:table-cell>
          <table:table-cell office:value-type="float" office:value="-0.02257701" calcext:value-type="float">
            <text:p>-0.02257701</text:p>
          </table:table-cell>
          <table:table-cell office:value-type="float" office:value="-0.02153638" calcext:value-type="float">
            <text:p>-0.02153638</text:p>
          </table:table-cell>
          <table:table-cell office:value-type="float" office:value="-0.02078249" calcext:value-type="float">
            <text:p>-0.02078249</text:p>
          </table:table-cell>
          <table:table-cell office:value-type="float" office:value="-0.02027975" calcext:value-type="float">
            <text:p>-0.02027975</text:p>
          </table:table-cell>
          <table:table-cell office:value-type="float" office:value="-0.01989178" calcext:value-type="float">
            <text:p>-0.01989178</text:p>
          </table:table-cell>
          <table:table-cell office:value-type="float" office:value="-0.01520173" calcext:value-type="float">
            <text:p>-0.01520173</text:p>
          </table:table-cell>
          <table:table-cell office:value-type="float" office:value="-0.007235542" calcext:value-type="float">
            <text:p>-0.007235542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032.253" calcext:value-type="float">
            <text:p>1032.253</text:p>
          </table:table-cell>
          <table:table-cell office:value-type="float" office:value="0" calcext:value-type="float">
            <text:p>0</text:p>
          </table:table-cell>
          <table:table-cell office:value-type="float" office:value="-0.01081164" calcext:value-type="float">
            <text:p>-0.01081164</text:p>
          </table:table-cell>
          <table:table-cell office:value-type="float" office:value="-0.00113487" calcext:value-type="float">
            <text:p>-0.001134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421.7036" calcext:value-type="float">
            <text:p>421.7036</text:p>
          </table:table-cell>
          <table:table-cell office:value-type="float" office:value="51.86678" calcext:value-type="float">
            <text:p>51.86678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6.535" calcext:value-type="float">
            <text:p>1256.535</text:p>
          </table:table-cell>
          <table:table-cell office:value-type="float" office:value="69.56214" calcext:value-type="float">
            <text:p>69.56214</text:p>
          </table:table-cell>
          <table:table-cell office:value-type="float" office:value="0" calcext:value-type="float">
            <text:p>0</text:p>
          </table:table-cell>
          <table:table-cell office:value-type="float" office:value="0.4503561" calcext:value-type="float">
            <text:p>0.4503561</text:p>
          </table:table-cell>
          <table:table-cell office:value-type="float" office:value="0.4547764" calcext:value-type="float">
            <text:p>0.4547764</text:p>
          </table:table-cell>
          <table:table-cell office:value-type="float" office:value="0.2947431" calcext:value-type="float">
            <text:p>0.2947431</text:p>
          </table:table-cell>
          <table:table-cell office:value-type="float" office:value="0.2903334" calcext:value-type="float">
            <text:p>0.2903334</text:p>
          </table:table-cell>
          <table:table-cell office:value-type="float" office:value="0.2927613" calcext:value-type="float">
            <text:p>0.2927613</text:p>
          </table:table-cell>
          <table:table-cell office:value-type="float" office:value="0.2949077" calcext:value-type="float">
            <text:p>0.2949077</text:p>
          </table:table-cell>
          <table:table-cell office:value-type="float" office:value="0.3445033" calcext:value-type="float">
            <text:p>0.3445033</text:p>
          </table:table-cell>
          <table:table-cell office:value-type="float" office:value="0.3576267" calcext:value-type="float">
            <text:p>0.3576267</text:p>
          </table:table-cell>
          <table:table-cell office:value-type="float" office:value="0.3864616" calcext:value-type="float">
            <text:p>0.3864616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489E-015" calcext:value-type="float">
            <text:p>1.946489E-15</text:p>
          </table:table-cell>
          <table:table-cell office:value-type="float" office:value="1.876325E-015" calcext:value-type="float">
            <text:p>1.876325E-15</text:p>
          </table:table-cell>
          <table:table-cell office:value-type="float" office:value="1.975214E-015" calcext:value-type="float">
            <text:p>1.975214E-15</text:p>
          </table:table-cell>
          <table:table-cell office:value-type="float" office:value="1.974715E-015" calcext:value-type="float">
            <text:p>1.974715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219697" calcext:value-type="float">
            <text:p>-0.001219697</text:p>
          </table:table-cell>
          <table:table-cell office:value-type="float" office:value="-0.001146272" calcext:value-type="float">
            <text:p>-0.001146272</text:p>
          </table:table-cell>
          <table:table-cell office:value-type="float" office:value="-0.02307535" calcext:value-type="float">
            <text:p>-0.02307535</text:p>
          </table:table-cell>
          <table:table-cell office:value-type="float" office:value="-0.02398997" calcext:value-type="float">
            <text:p>-0.02398997</text:p>
          </table:table-cell>
          <table:table-cell office:value-type="float" office:value="-0.0226078" calcext:value-type="float">
            <text:p>-0.0226078</text:p>
          </table:table-cell>
          <table:table-cell office:value-type="float" office:value="-0.02148984" calcext:value-type="float">
            <text:p>-0.02148984</text:p>
          </table:table-cell>
          <table:table-cell office:value-type="float" office:value="-0.01980973" calcext:value-type="float">
            <text:p>-0.01980973</text:p>
          </table:table-cell>
          <table:table-cell office:value-type="float" office:value="-0.01525132" calcext:value-type="float">
            <text:p>-0.01525132</text:p>
          </table:table-cell>
          <table:table-cell office:value-type="float" office:value="-0.007258359" calcext:value-type="float">
            <text:p>-0.007258359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035.642" calcext:value-type="float">
            <text:p>1035.642</text:p>
          </table:table-cell>
          <table:table-cell office:value-type="float" office:value="0" calcext:value-type="float">
            <text:p>0</text:p>
          </table:table-cell>
          <table:table-cell office:value-type="float" office:value="-0.009720518" calcext:value-type="float">
            <text:p>-0.009720518</text:p>
          </table:table-cell>
          <table:table-cell office:value-type="float" office:value="-0.001138698" calcext:value-type="float">
            <text:p>-0.00113869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430.6224" calcext:value-type="float">
            <text:p>430.6224</text:p>
          </table:table-cell>
          <table:table-cell office:value-type="float" office:value="56.55154" calcext:value-type="float">
            <text:p>56.55154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9.192" calcext:value-type="float">
            <text:p>1259.192</text:p>
          </table:table-cell>
          <table:table-cell office:value-type="float" office:value="71.13846" calcext:value-type="float">
            <text:p>71.13846</text:p>
          </table:table-cell>
          <table:table-cell office:value-type="float" office:value="0" calcext:value-type="float">
            <text:p>0</text:p>
          </table:table-cell>
          <table:table-cell office:value-type="float" office:value="0.3105868" calcext:value-type="float">
            <text:p>0.3105868</text:p>
          </table:table-cell>
          <table:table-cell office:value-type="float" office:value="0.3146402" calcext:value-type="float">
            <text:p>0.3146402</text:p>
          </table:table-cell>
          <table:table-cell office:value-type="float" office:value="0.3203799" calcext:value-type="float">
            <text:p>0.3203799</text:p>
          </table:table-cell>
          <table:table-cell office:value-type="float" office:value="0.3238106" calcext:value-type="float">
            <text:p>0.3238106</text:p>
          </table:table-cell>
          <table:table-cell office:value-type="float" office:value="0.3205717" calcext:value-type="float">
            <text:p>0.3205717</text:p>
          </table:table-cell>
          <table:table-cell office:value-type="float" office:value="0.3153142" calcext:value-type="float">
            <text:p>0.3153142</text:p>
          </table:table-cell>
          <table:table-cell office:value-type="float" office:value="0.3570153" calcext:value-type="float">
            <text:p>0.3570153</text:p>
          </table:table-cell>
          <table:table-cell office:value-type="float" office:value="0.3587127" calcext:value-type="float">
            <text:p>0.3587127</text:p>
          </table:table-cell>
          <table:table-cell office:value-type="float" office:value="0.3861811" calcext:value-type="float">
            <text:p>0.3861811</text:p>
          </table:table-cell>
          <table:table-cell office:value-type="float" office:value="0.4136995" calcext:value-type="float">
            <text:p>0.4136995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628E-015" calcext:value-type="float">
            <text:p>1.946628E-15</text:p>
          </table:table-cell>
          <table:table-cell office:value-type="float" office:value="1.876318E-015" calcext:value-type="float">
            <text:p>1.876318E-15</text:p>
          </table:table-cell>
          <table:table-cell office:value-type="float" office:value="1.975201E-015" calcext:value-type="float">
            <text:p>1.975201E-15</text:p>
          </table:table-cell>
          <table:table-cell office:value-type="float" office:value="1.974702E-015" calcext:value-type="float">
            <text:p>1.974702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96116" calcext:value-type="float">
            <text:p>-0.01496116</text:p>
          </table:table-cell>
          <table:table-cell office:value-type="float" office:value="-0.01367114" calcext:value-type="float">
            <text:p>-0.01367114</text:p>
          </table:table-cell>
          <table:table-cell office:value-type="float" office:value="-0.01201349" calcext:value-type="float">
            <text:p>-0.01201349</text:p>
          </table:table-cell>
          <table:table-cell office:value-type="float" office:value="-0.01116587" calcext:value-type="float">
            <text:p>-0.01116587</text:p>
          </table:table-cell>
          <table:table-cell office:value-type="float" office:value="-0.01201989" calcext:value-type="float">
            <text:p>-0.01201989</text:p>
          </table:table-cell>
          <table:table-cell office:value-type="float" office:value="-0.01354809" calcext:value-type="float">
            <text:p>-0.01354809</text:p>
          </table:table-cell>
          <table:table-cell office:value-type="float" office:value="-0.01403383" calcext:value-type="float">
            <text:p>-0.01403383</text:p>
          </table:table-cell>
          <table:table-cell office:value-type="float" office:value="-0.01481692" calcext:value-type="float">
            <text:p>-0.01481692</text:p>
          </table:table-cell>
          <table:table-cell office:value-type="float" office:value="-0.007309328" calcext:value-type="float">
            <text:p>-0.007309328</text:p>
          </table:table-cell>
          <table:table-cell office:value-type="float" office:value="-0.003785834" calcext:value-type="float">
            <text:p>-0.003785834</text:p>
          </table:table-cell>
          <table:table-cell office:value-type="float" office:value="1041.305" calcext:value-type="float">
            <text:p>1041.305</text:p>
          </table:table-cell>
          <table:table-cell office:value-type="float" office:value="0" calcext:value-type="float">
            <text:p>0</text:p>
          </table:table-cell>
          <table:table-cell office:value-type="float" office:value="-0.009725767" calcext:value-type="float">
            <text:p>-0.009725767</text:p>
          </table:table-cell>
          <table:table-cell office:value-type="float" office:value="-0.001143854" calcext:value-type="float">
            <text:p>-0.0011438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692" calcext:value-type="float">
            <text:p>-1.2296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436.6226" calcext:value-type="float">
            <text:p>436.6226</text:p>
          </table:table-cell>
          <table:table-cell office:value-type="float" office:value="57.72478" calcext:value-type="float">
            <text:p>57.72478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61.734" calcext:value-type="float">
            <text:p>1261.734</text:p>
          </table:table-cell>
          <table:table-cell office:value-type="float" office:value="73.42271" calcext:value-type="float">
            <text:p>73.42271</text:p>
          </table:table-cell>
          <table:table-cell office:value-type="float" office:value="0" calcext:value-type="float">
            <text:p>0</text:p>
          </table:table-cell>
          <table:table-cell office:value-type="float" office:value="0.3441243" calcext:value-type="float">
            <text:p>0.3441243</text:p>
          </table:table-cell>
          <table:table-cell office:value-type="float" office:value="0.3442884" calcext:value-type="float">
            <text:p>0.3442884</text:p>
          </table:table-cell>
          <table:table-cell office:value-type="float" office:value="0.3432861" calcext:value-type="float">
            <text:p>0.3432861</text:p>
          </table:table-cell>
          <table:table-cell office:value-type="float" office:value="0.3302349" calcext:value-type="float">
            <text:p>0.3302349</text:p>
          </table:table-cell>
          <table:table-cell office:value-type="float" office:value="0.3174031" calcext:value-type="float">
            <text:p>0.3174031</text:p>
          </table:table-cell>
          <table:table-cell office:value-type="float" office:value="0.3130668" calcext:value-type="float">
            <text:p>0.3130668</text:p>
          </table:table-cell>
          <table:table-cell office:value-type="float" office:value="0.3565339" calcext:value-type="float">
            <text:p>0.3565339</text:p>
          </table:table-cell>
          <table:table-cell office:value-type="float" office:value="0.3597392" calcext:value-type="float">
            <text:p>0.3597392</text:p>
          </table:table-cell>
          <table:table-cell office:value-type="float" office:value="0.3864278" calcext:value-type="float">
            <text:p>0.3864278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733E-015" calcext:value-type="float">
            <text:p>1.946733E-15</text:p>
          </table:table-cell>
          <table:table-cell office:value-type="float" office:value="1.876309E-015" calcext:value-type="float">
            <text:p>1.876309E-15</text:p>
          </table:table-cell>
          <table:table-cell office:value-type="float" office:value="1.975194E-015" calcext:value-type="float">
            <text:p>1.975194E-15</text:p>
          </table:table-cell>
          <table:table-cell office:value-type="float" office:value="1.974689E-015" calcext:value-type="float">
            <text:p>1.974689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259816" calcext:value-type="float">
            <text:p>-0.007259816</text:p>
          </table:table-cell>
          <table:table-cell office:value-type="float" office:value="-0.007243071" calcext:value-type="float">
            <text:p>-0.007243071</text:p>
          </table:table-cell>
          <table:table-cell office:value-type="float" office:value="-0.007391586" calcext:value-type="float">
            <text:p>-0.007391586</text:p>
          </table:table-cell>
          <table:table-cell office:value-type="float" office:value="-0.00983157" calcext:value-type="float">
            <text:p>-0.00983157</text:p>
          </table:table-cell>
          <table:table-cell office:value-type="float" office:value="-0.01298085" calcext:value-type="float">
            <text:p>-0.01298085</text:p>
          </table:table-cell>
          <table:table-cell office:value-type="float" office:value="-0.01422508" calcext:value-type="float">
            <text:p>-0.01422508</text:p>
          </table:table-cell>
          <table:table-cell office:value-type="float" office:value="-0.01421544" calcext:value-type="float">
            <text:p>-0.01421544</text:p>
          </table:table-cell>
          <table:table-cell office:value-type="float" office:value="-0.01441432" calcext:value-type="float">
            <text:p>-0.01441432</text:p>
          </table:table-cell>
          <table:table-cell office:value-type="float" office:value="-0.007264706" calcext:value-type="float">
            <text:p>-0.007264706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047.343" calcext:value-type="float">
            <text:p>1047.343</text:p>
          </table:table-cell>
          <table:table-cell office:value-type="float" office:value="0" calcext:value-type="float">
            <text:p>0</text:p>
          </table:table-cell>
          <table:table-cell office:value-type="float" office:value="-0.009723347" calcext:value-type="float">
            <text:p>-0.009723347</text:p>
          </table:table-cell>
          <table:table-cell office:value-type="float" office:value="-0.001146428" calcext:value-type="float">
            <text:p>-0.00114642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436.6226" calcext:value-type="float">
            <text:p>436.6226</text:p>
          </table:table-cell>
          <table:table-cell office:value-type="float" office:value="62.40471" calcext:value-type="float">
            <text:p>62.40471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5.011" calcext:value-type="float">
            <text:p>1255.011</text:p>
          </table:table-cell>
          <table:table-cell office:value-type="float" office:value="75.46625" calcext:value-type="float">
            <text:p>75.46625</text:p>
          </table:table-cell>
          <table:table-cell office:value-type="float" office:value="0" calcext:value-type="float">
            <text:p>0</text:p>
          </table:table-cell>
          <table:table-cell office:value-type="float" office:value="0.09911166" calcext:value-type="float">
            <text:p>0.09911166</text:p>
          </table:table-cell>
          <table:table-cell office:value-type="float" office:value="0.3047794" calcext:value-type="float">
            <text:p>0.3047794</text:p>
          </table:table-cell>
          <table:table-cell office:value-type="float" office:value="0.3060246" calcext:value-type="float">
            <text:p>0.3060246</text:p>
          </table:table-cell>
          <table:table-cell office:value-type="float" office:value="0.3086931" calcext:value-type="float">
            <text:p>0.3086931</text:p>
          </table:table-cell>
          <table:table-cell office:value-type="float" office:value="0.3102069" calcext:value-type="float">
            <text:p>0.3102069</text:p>
          </table:table-cell>
          <table:table-cell office:value-type="float" office:value="0.3108718" calcext:value-type="float">
            <text:p>0.3108718</text:p>
          </table:table-cell>
          <table:table-cell office:value-type="float" office:value="0.3546178" calcext:value-type="float">
            <text:p>0.3546178</text:p>
          </table:table-cell>
          <table:table-cell office:value-type="float" office:value="0.3599195" calcext:value-type="float">
            <text:p>0.3599195</text:p>
          </table:table-cell>
          <table:table-cell office:value-type="float" office:value="0.3864306" calcext:value-type="float">
            <text:p>0.3864306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847E-015" calcext:value-type="float">
            <text:p>1.946847E-15</text:p>
          </table:table-cell>
          <table:table-cell office:value-type="float" office:value="1.876296E-015" calcext:value-type="float">
            <text:p>1.876296E-15</text:p>
          </table:table-cell>
          <table:table-cell office:value-type="float" office:value="1.975185E-015" calcext:value-type="float">
            <text:p>1.975185E-15</text:p>
          </table:table-cell>
          <table:table-cell office:value-type="float" office:value="1.974677E-015" calcext:value-type="float">
            <text:p>1.974677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.00973" calcext:value-type="float">
            <text:p>-18.00973</text:p>
          </table:table-cell>
          <table:table-cell office:value-type="float" office:value="-0.01708687" calcext:value-type="float">
            <text:p>-0.01708687</text:p>
          </table:table-cell>
          <table:table-cell office:value-type="float" office:value="-0.0166076" calcext:value-type="float">
            <text:p>-0.0166076</text:p>
          </table:table-cell>
          <table:table-cell office:value-type="float" office:value="-0.01563399" calcext:value-type="float">
            <text:p>-0.01563399</text:p>
          </table:table-cell>
          <table:table-cell office:value-type="float" office:value="-0.01511864" calcext:value-type="float">
            <text:p>-0.01511864</text:p>
          </table:table-cell>
          <table:table-cell office:value-type="float" office:value="-0.01489941" calcext:value-type="float">
            <text:p>-0.01489941</text:p>
          </table:table-cell>
          <table:table-cell office:value-type="float" office:value="-0.01497683" calcext:value-type="float">
            <text:p>-0.01497683</text:p>
          </table:table-cell>
          <table:table-cell office:value-type="float" office:value="-0.01434423" calcext:value-type="float">
            <text:p>-0.01434423</text:p>
          </table:table-cell>
          <table:table-cell office:value-type="float" office:value="-0.007264235" calcext:value-type="float">
            <text:p>-0.007264235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053.06" calcext:value-type="float">
            <text:p>1053.06</text:p>
          </table:table-cell>
          <table:table-cell office:value-type="float" office:value="0" calcext:value-type="float">
            <text:p>0</text:p>
          </table:table-cell>
          <table:table-cell office:value-type="float" office:value="-0.009724936" calcext:value-type="float">
            <text:p>-0.009724936</text:p>
          </table:table-cell>
          <table:table-cell office:value-type="float" office:value="-0.001149536" calcext:value-type="float">
            <text:p>-0.0011495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436.6226" calcext:value-type="float">
            <text:p>436.6226</text:p>
          </table:table-cell>
          <table:table-cell office:value-type="float" office:value="63.31891" calcext:value-type="float">
            <text:p>63.31891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3.654" calcext:value-type="float">
            <text:p>1253.654</text:p>
          </table:table-cell>
          <table:table-cell office:value-type="float" office:value="75.90993" calcext:value-type="float">
            <text:p>75.90993</text:p>
          </table:table-cell>
          <table:table-cell office:value-type="float" office:value="0" calcext:value-type="float">
            <text:p>0</text:p>
          </table:table-cell>
          <table:table-cell office:value-type="float" office:value="0.09956331" calcext:value-type="float">
            <text:p>0.09956331</text:p>
          </table:table-cell>
          <table:table-cell office:value-type="float" office:value="0.2990254" calcext:value-type="float">
            <text:p>0.2990254</text:p>
          </table:table-cell>
          <table:table-cell office:value-type="float" office:value="0.2999956" calcext:value-type="float">
            <text:p>0.2999956</text:p>
          </table:table-cell>
          <table:table-cell office:value-type="float" office:value="0.3019264" calcext:value-type="float">
            <text:p>0.3019264</text:p>
          </table:table-cell>
          <table:table-cell office:value-type="float" office:value="0.3039306" calcext:value-type="float">
            <text:p>0.3039306</text:p>
          </table:table-cell>
          <table:table-cell office:value-type="float" office:value="0.305714" calcext:value-type="float">
            <text:p>0.305714</text:p>
          </table:table-cell>
          <table:table-cell office:value-type="float" office:value="0.3526042" calcext:value-type="float">
            <text:p>0.3526042</text:p>
          </table:table-cell>
          <table:table-cell office:value-type="float" office:value="0.3600952" calcext:value-type="float">
            <text:p>0.3600952</text:p>
          </table:table-cell>
          <table:table-cell office:value-type="float" office:value="0.3865288" calcext:value-type="float">
            <text:p>0.3865288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96E-015" calcext:value-type="float">
            <text:p>1.94696E-15</text:p>
          </table:table-cell>
          <table:table-cell office:value-type="float" office:value="1.876286E-015" calcext:value-type="float">
            <text:p>1.876286E-15</text:p>
          </table:table-cell>
          <table:table-cell office:value-type="float" office:value="1.975176E-015" calcext:value-type="float">
            <text:p>1.975176E-15</text:p>
          </table:table-cell>
          <table:table-cell office:value-type="float" office:value="1.974665E-015" calcext:value-type="float">
            <text:p>1.974665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.14398" calcext:value-type="float">
            <text:p>-18.14398</text:p>
          </table:table-cell>
          <table:table-cell office:value-type="float" office:value="-0.01951188" calcext:value-type="float">
            <text:p>-0.01951188</text:p>
          </table:table-cell>
          <table:table-cell office:value-type="float" office:value="-0.01908246" calcext:value-type="float">
            <text:p>-0.01908246</text:p>
          </table:table-cell>
          <table:table-cell office:value-type="float" office:value="-0.01825824" calcext:value-type="float">
            <text:p>-0.01825824</text:p>
          </table:table-cell>
          <table:table-cell office:value-type="float" office:value="-0.01744062" calcext:value-type="float">
            <text:p>-0.01744062</text:p>
          </table:table-cell>
          <table:table-cell office:value-type="float" office:value="-0.01674174" calcext:value-type="float">
            <text:p>-0.01674174</text:p>
          </table:table-cell>
          <table:table-cell office:value-type="float" office:value="-0.01581823" calcext:value-type="float">
            <text:p>-0.01581823</text:p>
          </table:table-cell>
          <table:table-cell office:value-type="float" office:value="-0.01427622" calcext:value-type="float">
            <text:p>-0.01427622</text:p>
          </table:table-cell>
          <table:table-cell office:value-type="float" office:value="-0.007246525" calcext:value-type="float">
            <text:p>-0.007246525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057.169" calcext:value-type="float">
            <text:p>1057.169</text:p>
          </table:table-cell>
          <table:table-cell office:value-type="float" office:value="0" calcext:value-type="float">
            <text:p>0</text:p>
          </table:table-cell>
          <table:table-cell office:value-type="float" office:value="-0.009719689" calcext:value-type="float">
            <text:p>-0.009719689</text:p>
          </table:table-cell>
          <table:table-cell office:value-type="float" office:value="-0.001152677" calcext:value-type="float">
            <text:p>-0.0011526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442.8481" calcext:value-type="float">
            <text:p>442.8481</text:p>
          </table:table-cell>
          <table:table-cell office:value-type="float" office:value="66.26057" calcext:value-type="float">
            <text:p>66.26057</text:p>
          </table:table-cell>
          <table:table-cell office:value-type="float" office:value="253.6884" calcext:value-type="float">
            <text:p>253.6884</text:p>
          </table:table-cell>
          <table:table-cell office:value-type="float" office:value="1257.009" calcext:value-type="float">
            <text:p>1257.009</text:p>
          </table:table-cell>
          <table:table-cell office:value-type="float" office:value="75.83997" calcext:value-type="float">
            <text:p>75.83997</text:p>
          </table:table-cell>
          <table:table-cell office:value-type="float" office:value="0" calcext:value-type="float">
            <text:p>0</text:p>
          </table:table-cell>
          <table:table-cell office:value-type="float" office:value="0.3599317" calcext:value-type="float">
            <text:p>0.3599317</text:p>
          </table:table-cell>
          <table:table-cell office:value-type="float" office:value="0.3467995" calcext:value-type="float">
            <text:p>0.3467995</text:p>
          </table:table-cell>
          <table:table-cell office:value-type="float" office:value="0.3032127" calcext:value-type="float">
            <text:p>0.3032127</text:p>
          </table:table-cell>
          <table:table-cell office:value-type="float" office:value="0.300265" calcext:value-type="float">
            <text:p>0.300265</text:p>
          </table:table-cell>
          <table:table-cell office:value-type="float" office:value="0.3015451" calcext:value-type="float">
            <text:p>0.3015451</text:p>
          </table:table-cell>
          <table:table-cell office:value-type="float" office:value="0.3033461" calcext:value-type="float">
            <text:p>0.3033461</text:p>
          </table:table-cell>
          <table:table-cell office:value-type="float" office:value="0.3511193" calcext:value-type="float">
            <text:p>0.3511193</text:p>
          </table:table-cell>
          <table:table-cell office:value-type="float" office:value="0.3600957" calcext:value-type="float">
            <text:p>0.3600957</text:p>
          </table:table-cell>
          <table:table-cell office:value-type="float" office:value="0.3866137" calcext:value-type="float">
            <text:p>0.386613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092E-015" calcext:value-type="float">
            <text:p>1.947092E-15</text:p>
          </table:table-cell>
          <table:table-cell office:value-type="float" office:value="1.876273E-015" calcext:value-type="float">
            <text:p>1.876273E-15</text:p>
          </table:table-cell>
          <table:table-cell office:value-type="float" office:value="1.975165E-015" calcext:value-type="float">
            <text:p>1.975165E-15</text:p>
          </table:table-cell>
          <table:table-cell office:value-type="float" office:value="1.974652E-015" calcext:value-type="float">
            <text:p>1.974652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770201" calcext:value-type="float">
            <text:p>-0.005770201</text:p>
          </table:table-cell>
          <table:table-cell office:value-type="float" office:value="-0.007688221" calcext:value-type="float">
            <text:p>-0.007688221</text:p>
          </table:table-cell>
          <table:table-cell office:value-type="float" office:value="-0.01804807" calcext:value-type="float">
            <text:p>-0.01804807</text:p>
          </table:table-cell>
          <table:table-cell office:value-type="float" office:value="-0.01900262" calcext:value-type="float">
            <text:p>-0.01900262</text:p>
          </table:table-cell>
          <table:table-cell office:value-type="float" office:value="-0.01842891" calcext:value-type="float">
            <text:p>-0.01842891</text:p>
          </table:table-cell>
          <table:table-cell office:value-type="float" office:value="-0.01767653" calcext:value-type="float">
            <text:p>-0.01767653</text:p>
          </table:table-cell>
          <table:table-cell office:value-type="float" office:value="-0.01648055" calcext:value-type="float">
            <text:p>-0.01648055</text:p>
          </table:table-cell>
          <table:table-cell office:value-type="float" office:value="-0.0142755" calcext:value-type="float">
            <text:p>-0.0142755</text:p>
          </table:table-cell>
          <table:table-cell office:value-type="float" office:value="-0.00723123" calcext:value-type="float">
            <text:p>-0.00723123</text:p>
          </table:table-cell>
          <table:table-cell office:value-type="float" office:value="-0.003763376" calcext:value-type="float">
            <text:p>-0.003763376</text:p>
          </table:table-cell>
          <table:table-cell office:value-type="float" office:value="1060.735" calcext:value-type="float">
            <text:p>1060.735</text:p>
          </table:table-cell>
          <table:table-cell office:value-type="float" office:value="0" calcext:value-type="float">
            <text:p>0</text:p>
          </table:table-cell>
          <table:table-cell office:value-type="float" office:value="-0.00971962" calcext:value-type="float">
            <text:p>-0.00971962</text:p>
          </table:table-cell>
          <table:table-cell office:value-type="float" office:value="-0.001156206" calcext:value-type="float">
            <text:p>-0.00115620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70.75684" calcext:value-type="float">
            <text:p>70.7568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63.293" calcext:value-type="float">
            <text:p>1263.293</text:p>
          </table:table-cell>
          <table:table-cell office:value-type="float" office:value="79.78207" calcext:value-type="float">
            <text:p>79.78207</text:p>
          </table:table-cell>
          <table:table-cell office:value-type="float" office:value="0" calcext:value-type="float">
            <text:p>0</text:p>
          </table:table-cell>
          <table:table-cell office:value-type="float" office:value="0.3234583" calcext:value-type="float">
            <text:p>0.3234583</text:p>
          </table:table-cell>
          <table:table-cell office:value-type="float" office:value="0.3258441" calcext:value-type="float">
            <text:p>0.3258441</text:p>
          </table:table-cell>
          <table:table-cell office:value-type="float" office:value="0.3296122" calcext:value-type="float">
            <text:p>0.3296122</text:p>
          </table:table-cell>
          <table:table-cell office:value-type="float" office:value="0.3334338" calcext:value-type="float">
            <text:p>0.3334338</text:p>
          </table:table-cell>
          <table:table-cell office:value-type="float" office:value="0.3335956" calcext:value-type="float">
            <text:p>0.3335956</text:p>
          </table:table-cell>
          <table:table-cell office:value-type="float" office:value="0.3320609" calcext:value-type="float">
            <text:p>0.3320609</text:p>
          </table:table-cell>
          <table:table-cell office:value-type="float" office:value="0.368206" calcext:value-type="float">
            <text:p>0.368206</text:p>
          </table:table-cell>
          <table:table-cell office:value-type="float" office:value="0.3610526" calcext:value-type="float">
            <text:p>0.3610526</text:p>
          </table:table-cell>
          <table:table-cell office:value-type="float" office:value="0.3862992" calcext:value-type="float">
            <text:p>0.3862992</text:p>
          </table:table-cell>
          <table:table-cell office:value-type="float" office:value="0.4135492" calcext:value-type="float">
            <text:p>0.413549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221E-015" calcext:value-type="float">
            <text:p>1.947221E-15</text:p>
          </table:table-cell>
          <table:table-cell office:value-type="float" office:value="1.876261E-015" calcext:value-type="float">
            <text:p>1.876261E-15</text:p>
          </table:table-cell>
          <table:table-cell office:value-type="float" office:value="1.975155E-015" calcext:value-type="float">
            <text:p>1.975155E-15</text:p>
          </table:table-cell>
          <table:table-cell office:value-type="float" office:value="1.974639E-015" calcext:value-type="float">
            <text:p>1.974639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30045" calcext:value-type="float">
            <text:p>-0.01130045</text:p>
          </table:table-cell>
          <table:table-cell office:value-type="float" office:value="-0.01072554" calcext:value-type="float">
            <text:p>-0.01072554</text:p>
          </table:table-cell>
          <table:table-cell office:value-type="float" office:value="-0.009879801" calcext:value-type="float">
            <text:p>-0.009879801</text:p>
          </table:table-cell>
          <table:table-cell office:value-type="float" office:value="-0.00912176" calcext:value-type="float">
            <text:p>-0.00912176</text:p>
          </table:table-cell>
          <table:table-cell office:value-type="float" office:value="-0.009111513" calcext:value-type="float">
            <text:p>-0.009111513</text:p>
          </table:table-cell>
          <table:table-cell office:value-type="float" office:value="-0.009430897" calcext:value-type="float">
            <text:p>-0.009430897</text:p>
          </table:table-cell>
          <table:table-cell office:value-type="float" office:value="-0.01042355" calcext:value-type="float">
            <text:p>-0.01042355</text:p>
          </table:table-cell>
          <table:table-cell office:value-type="float" office:value="-0.01392084" calcext:value-type="float">
            <text:p>-0.01392084</text:p>
          </table:table-cell>
          <table:table-cell office:value-type="float" office:value="-0.00728814" calcext:value-type="float">
            <text:p>-0.00728814</text:p>
          </table:table-cell>
          <table:table-cell office:value-type="float" office:value="-0.003799066" calcext:value-type="float">
            <text:p>-0.003799066</text:p>
          </table:table-cell>
          <table:table-cell office:value-type="float" office:value="1068.82" calcext:value-type="float">
            <text:p>1068.82</text:p>
          </table:table-cell>
          <table:table-cell office:value-type="float" office:value="0" calcext:value-type="float">
            <text:p>0</text:p>
          </table:table-cell>
          <table:table-cell office:value-type="float" office:value="-0.009723773" calcext:value-type="float">
            <text:p>-0.009723773</text:p>
          </table:table-cell>
          <table:table-cell office:value-type="float" office:value="-0.00116182" calcext:value-type="float">
            <text:p>-0.001161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393" calcext:value-type="float">
            <text:p>-1.23039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76.04151" calcext:value-type="float">
            <text:p>76.04151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55.806" calcext:value-type="float">
            <text:p>1255.806</text:p>
          </table:table-cell>
          <table:table-cell office:value-type="float" office:value="81.98445" calcext:value-type="float">
            <text:p>81.98445</text:p>
          </table:table-cell>
          <table:table-cell office:value-type="float" office:value="0" calcext:value-type="float">
            <text:p>0</text:p>
          </table:table-cell>
          <table:table-cell office:value-type="float" office:value="0.08761712" calcext:value-type="float">
            <text:p>0.08761712</text:p>
          </table:table-cell>
          <table:table-cell office:value-type="float" office:value="0.3022274" calcext:value-type="float">
            <text:p>0.3022274</text:p>
          </table:table-cell>
          <table:table-cell office:value-type="float" office:value="0.3035637" calcext:value-type="float">
            <text:p>0.3035637</text:p>
          </table:table-cell>
          <table:table-cell office:value-type="float" office:value="0.3081472" calcext:value-type="float">
            <text:p>0.3081472</text:p>
          </table:table-cell>
          <table:table-cell office:value-type="float" office:value="0.312254" calcext:value-type="float">
            <text:p>0.312254</text:p>
          </table:table-cell>
          <table:table-cell office:value-type="float" office:value="0.3152966" calcext:value-type="float">
            <text:p>0.3152966</text:p>
          </table:table-cell>
          <table:table-cell office:value-type="float" office:value="0.3615891" calcext:value-type="float">
            <text:p>0.3615891</text:p>
          </table:table-cell>
          <table:table-cell office:value-type="float" office:value="0.3613472" calcext:value-type="float">
            <text:p>0.3613472</text:p>
          </table:table-cell>
          <table:table-cell office:value-type="float" office:value="0.3863058" calcext:value-type="float">
            <text:p>0.3863058</text:p>
          </table:table-cell>
          <table:table-cell office:value-type="float" office:value="0.4137601" calcext:value-type="float">
            <text:p>0.413760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339E-015" calcext:value-type="float">
            <text:p>1.947339E-15</text:p>
          </table:table-cell>
          <table:table-cell office:value-type="float" office:value="1.876251E-015" calcext:value-type="float">
            <text:p>1.876251E-15</text:p>
          </table:table-cell>
          <table:table-cell office:value-type="float" office:value="1.975145E-015" calcext:value-type="float">
            <text:p>1.975145E-15</text:p>
          </table:table-cell>
          <table:table-cell office:value-type="float" office:value="1.974627E-015" calcext:value-type="float">
            <text:p>1.974627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50092" calcext:value-type="float">
            <text:p>-38.50092</text:p>
          </table:table-cell>
          <table:table-cell office:value-type="float" office:value="-0.01812922" calcext:value-type="float">
            <text:p>-0.01812922</text:p>
          </table:table-cell>
          <table:table-cell office:value-type="float" office:value="-0.01758378" calcext:value-type="float">
            <text:p>-0.01758378</text:p>
          </table:table-cell>
          <table:table-cell office:value-type="float" office:value="-0.01583552" calcext:value-type="float">
            <text:p>-0.01583552</text:p>
          </table:table-cell>
          <table:table-cell office:value-type="float" office:value="-0.01444203" calcext:value-type="float">
            <text:p>-0.01444203</text:p>
          </table:table-cell>
          <table:table-cell office:value-type="float" office:value="-0.01349663" calcext:value-type="float">
            <text:p>-0.01349663</text:p>
          </table:table-cell>
          <table:table-cell office:value-type="float" office:value="-0.01239924" calcext:value-type="float">
            <text:p>-0.01239924</text:p>
          </table:table-cell>
          <table:table-cell office:value-type="float" office:value="-0.01380978" calcext:value-type="float">
            <text:p>-0.01380978</text:p>
          </table:table-cell>
          <table:table-cell office:value-type="float" office:value="-0.007286966" calcext:value-type="float">
            <text:p>-0.007286966</text:p>
          </table:table-cell>
          <table:table-cell office:value-type="float" office:value="-0.003780522" calcext:value-type="float">
            <text:p>-0.003780522</text:p>
          </table:table-cell>
          <table:table-cell office:value-type="float" office:value="1074.826" calcext:value-type="float">
            <text:p>1074.826</text:p>
          </table:table-cell>
          <table:table-cell office:value-type="float" office:value="0" calcext:value-type="float">
            <text:p>0</text:p>
          </table:table-cell>
          <table:table-cell office:value-type="float" office:value="-0.009723968" calcext:value-type="float">
            <text:p>-0.009723968</text:p>
          </table:table-cell>
          <table:table-cell office:value-type="float" office:value="-0.001164737" calcext:value-type="float">
            <text:p>-0.0011647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409" calcext:value-type="float">
            <text:p>-1.2294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77.62289" calcext:value-type="float">
            <text:p>77.6228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53.759" calcext:value-type="float">
            <text:p>1253.759</text:p>
          </table:table-cell>
          <table:table-cell office:value-type="float" office:value="82.44939" calcext:value-type="float">
            <text:p>82.44939</text:p>
          </table:table-cell>
          <table:table-cell office:value-type="float" office:value="0" calcext:value-type="float">
            <text:p>0</text:p>
          </table:table-cell>
          <table:table-cell office:value-type="float" office:value="0.09577008" calcext:value-type="float">
            <text:p>0.09577008</text:p>
          </table:table-cell>
          <table:table-cell office:value-type="float" office:value="0.2952141" calcext:value-type="float">
            <text:p>0.2952141</text:p>
          </table:table-cell>
          <table:table-cell office:value-type="float" office:value="0.2961625" calcext:value-type="float">
            <text:p>0.2961625</text:p>
          </table:table-cell>
          <table:table-cell office:value-type="float" office:value="0.2996506" calcext:value-type="float">
            <text:p>0.2996506</text:p>
          </table:table-cell>
          <table:table-cell office:value-type="float" office:value="0.3032952" calcext:value-type="float">
            <text:p>0.3032952</text:p>
          </table:table-cell>
          <table:table-cell office:value-type="float" office:value="0.3064962" calcext:value-type="float">
            <text:p>0.3064962</text:p>
          </table:table-cell>
          <table:table-cell office:value-type="float" office:value="0.3551846" calcext:value-type="float">
            <text:p>0.3551846</text:p>
          </table:table-cell>
          <table:table-cell office:value-type="float" office:value="0.3612624" calcext:value-type="float">
            <text:p>0.3612624</text:p>
          </table:table-cell>
          <table:table-cell office:value-type="float" office:value="0.3864209" calcext:value-type="float">
            <text:p>0.3864209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449E-015" calcext:value-type="float">
            <text:p>1.947449E-15</text:p>
          </table:table-cell>
          <table:table-cell office:value-type="float" office:value="1.876241E-015" calcext:value-type="float">
            <text:p>1.876241E-15</text:p>
          </table:table-cell>
          <table:table-cell office:value-type="float" office:value="1.975137E-015" calcext:value-type="float">
            <text:p>1.975137E-15</text:p>
          </table:table-cell>
          <table:table-cell office:value-type="float" office:value="1.974615E-015" calcext:value-type="float">
            <text:p>1.974615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79648" calcext:value-type="float">
            <text:p>-22.79648</text:p>
          </table:table-cell>
          <table:table-cell office:value-type="float" office:value="-0.02133545" calcext:value-type="float">
            <text:p>-0.02133545</text:p>
          </table:table-cell>
          <table:table-cell office:value-type="float" office:value="-0.02087484" calcext:value-type="float">
            <text:p>-0.02087484</text:p>
          </table:table-cell>
          <table:table-cell office:value-type="float" office:value="-0.01924502" calcext:value-type="float">
            <text:p>-0.01924502</text:p>
          </table:table-cell>
          <table:table-cell office:value-type="float" office:value="-0.0176953" calcext:value-type="float">
            <text:p>-0.0176953</text:p>
          </table:table-cell>
          <table:table-cell office:value-type="float" office:value="-0.01644433" calcext:value-type="float">
            <text:p>-0.01644433</text:p>
          </table:table-cell>
          <table:table-cell office:value-type="float" office:value="-0.01473593" calcext:value-type="float">
            <text:p>-0.01473593</text:p>
          </table:table-cell>
          <table:table-cell office:value-type="float" office:value="-0.01383884" calcext:value-type="float">
            <text:p>-0.01383884</text:p>
          </table:table-cell>
          <table:table-cell office:value-type="float" office:value="-0.00726612" calcext:value-type="float">
            <text:p>-0.00726612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079.07" calcext:value-type="float">
            <text:p>1079.07</text:p>
          </table:table-cell>
          <table:table-cell office:value-type="float" office:value="0" calcext:value-type="float">
            <text:p>0</text:p>
          </table:table-cell>
          <table:table-cell office:value-type="float" office:value="-0.009720708" calcext:value-type="float">
            <text:p>-0.009720708</text:p>
          </table:table-cell>
          <table:table-cell office:value-type="float" office:value="-0.001167496" calcext:value-type="float">
            <text:p>-0.00116749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80.16954" calcext:value-type="float">
            <text:p>80.1695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51.331" calcext:value-type="float">
            <text:p>1251.331</text:p>
          </table:table-cell>
          <table:table-cell office:value-type="float" office:value="82.3316" calcext:value-type="float">
            <text:p>82.3316</text:p>
          </table:table-cell>
          <table:table-cell office:value-type="float" office:value="0" calcext:value-type="float">
            <text:p>0</text:p>
          </table:table-cell>
          <table:table-cell office:value-type="float" office:value="0.08871889" calcext:value-type="float">
            <text:p>0.08871889</text:p>
          </table:table-cell>
          <table:table-cell office:value-type="float" office:value="0.285368" calcext:value-type="float">
            <text:p>0.285368</text:p>
          </table:table-cell>
          <table:table-cell office:value-type="float" office:value="0.2857555" calcext:value-type="float">
            <text:p>0.2857555</text:p>
          </table:table-cell>
          <table:table-cell office:value-type="float" office:value="0.2906707" calcext:value-type="float">
            <text:p>0.2906707</text:p>
          </table:table-cell>
          <table:table-cell office:value-type="float" office:value="0.2957425" calcext:value-type="float">
            <text:p>0.2957425</text:p>
          </table:table-cell>
          <table:table-cell office:value-type="float" office:value="0.2997877" calcext:value-type="float">
            <text:p>0.2997877</text:p>
          </table:table-cell>
          <table:table-cell office:value-type="float" office:value="0.3498861" calcext:value-type="float">
            <text:p>0.3498861</text:p>
          </table:table-cell>
          <table:table-cell office:value-type="float" office:value="0.3605028" calcext:value-type="float">
            <text:p>0.3605028</text:p>
          </table:table-cell>
          <table:table-cell office:value-type="float" office:value="0.3863762" calcext:value-type="float">
            <text:p>0.3863762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588E-015" calcext:value-type="float">
            <text:p>1.947588E-15</text:p>
          </table:table-cell>
          <table:table-cell office:value-type="float" office:value="1.87623E-015" calcext:value-type="float">
            <text:p>1.87623E-15</text:p>
          </table:table-cell>
          <table:table-cell office:value-type="float" office:value="1.975126E-015" calcext:value-type="float">
            <text:p>1.975126E-15</text:p>
          </table:table-cell>
          <table:table-cell office:value-type="float" office:value="1.974601E-015" calcext:value-type="float">
            <text:p>1.974601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22536" calcext:value-type="float">
            <text:p>-36.22536</text:p>
          </table:table-cell>
          <table:table-cell office:value-type="float" office:value="-0.02697877" calcext:value-type="float">
            <text:p>-0.02697877</text:p>
          </table:table-cell>
          <table:table-cell office:value-type="float" office:value="-0.02676373" calcext:value-type="float">
            <text:p>-0.02676373</text:p>
          </table:table-cell>
          <table:table-cell office:value-type="float" office:value="-0.02376135" calcext:value-type="float">
            <text:p>-0.02376135</text:p>
          </table:table-cell>
          <table:table-cell office:value-type="float" office:value="-0.02107316" calcext:value-type="float">
            <text:p>-0.02107316</text:p>
          </table:table-cell>
          <table:table-cell office:value-type="float" office:value="-0.01917172" calcext:value-type="float">
            <text:p>-0.01917172</text:p>
          </table:table-cell>
          <table:table-cell office:value-type="float" office:value="-0.01704116" calcext:value-type="float">
            <text:p>-0.01704116</text:p>
          </table:table-cell>
          <table:table-cell office:value-type="float" office:value="-0.0141204" calcext:value-type="float">
            <text:p>-0.0141204</text:p>
          </table:table-cell>
          <table:table-cell office:value-type="float" office:value="-0.007274114" calcext:value-type="float">
            <text:p>-0.007274114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082.655" calcext:value-type="float">
            <text:p>1082.655</text:p>
          </table:table-cell>
          <table:table-cell office:value-type="float" office:value="0" calcext:value-type="float">
            <text:p>0</text:p>
          </table:table-cell>
          <table:table-cell office:value-type="float" office:value="-0.009716983" calcext:value-type="float">
            <text:p>-0.009716983</text:p>
          </table:table-cell>
          <table:table-cell office:value-type="float" office:value="-0.001170903" calcext:value-type="float">
            <text:p>-0.0011709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83.52541" calcext:value-type="float">
            <text:p>83.52541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8.243" calcext:value-type="float">
            <text:p>1248.243</text:p>
          </table:table-cell>
          <table:table-cell office:value-type="float" office:value="82.06392" calcext:value-type="float">
            <text:p>82.06392</text:p>
          </table:table-cell>
          <table:table-cell office:value-type="float" office:value="0" calcext:value-type="float">
            <text:p>0</text:p>
          </table:table-cell>
          <table:table-cell office:value-type="float" office:value="0.08295876" calcext:value-type="float">
            <text:p>0.08295876</text:p>
          </table:table-cell>
          <table:table-cell office:value-type="float" office:value="0.272678" calcext:value-type="float">
            <text:p>0.272678</text:p>
          </table:table-cell>
          <table:table-cell office:value-type="float" office:value="0.2715342" calcext:value-type="float">
            <text:p>0.2715342</text:p>
          </table:table-cell>
          <table:table-cell office:value-type="float" office:value="0.2791744" calcext:value-type="float">
            <text:p>0.2791744</text:p>
          </table:table-cell>
          <table:table-cell office:value-type="float" office:value="0.2861434" calcext:value-type="float">
            <text:p>0.2861434</text:p>
          </table:table-cell>
          <table:table-cell office:value-type="float" office:value="0.2916101" calcext:value-type="float">
            <text:p>0.2916101</text:p>
          </table:table-cell>
          <table:table-cell office:value-type="float" office:value="0.3445725" calcext:value-type="float">
            <text:p>0.3445725</text:p>
          </table:table-cell>
          <table:table-cell office:value-type="float" office:value="0.3592955" calcext:value-type="float">
            <text:p>0.3592955</text:p>
          </table:table-cell>
          <table:table-cell office:value-type="float" office:value="0.3861862" calcext:value-type="float">
            <text:p>0.3861862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741E-015" calcext:value-type="float">
            <text:p>1.947741E-15</text:p>
          </table:table-cell>
          <table:table-cell office:value-type="float" office:value="1.876218E-015" calcext:value-type="float">
            <text:p>1.876218E-15</text:p>
          </table:table-cell>
          <table:table-cell office:value-type="float" office:value="1.975112E-015" calcext:value-type="float">
            <text:p>1.975112E-15</text:p>
          </table:table-cell>
          <table:table-cell office:value-type="float" office:value="1.974589E-015" calcext:value-type="float">
            <text:p>1.974589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61638" calcext:value-type="float">
            <text:p>-54.61638</text:p>
          </table:table-cell>
          <table:table-cell office:value-type="float" office:value="-0.0364567" calcext:value-type="float">
            <text:p>-0.0364567</text:p>
          </table:table-cell>
          <table:table-cell office:value-type="float" office:value="-0.03749733" calcext:value-type="float">
            <text:p>-0.03749733</text:p>
          </table:table-cell>
          <table:table-cell office:value-type="float" office:value="-0.03142374" calcext:value-type="float">
            <text:p>-0.03142374</text:p>
          </table:table-cell>
          <table:table-cell office:value-type="float" office:value="-0.02648538" calcext:value-type="float">
            <text:p>-0.02648538</text:p>
          </table:table-cell>
          <table:table-cell office:value-type="float" office:value="-0.02321992" calcext:value-type="float">
            <text:p>-0.02321992</text:p>
          </table:table-cell>
          <table:table-cell office:value-type="float" office:value="-0.01975023" calcext:value-type="float">
            <text:p>-0.01975023</text:p>
          </table:table-cell>
          <table:table-cell office:value-type="float" office:value="-0.01458218" calcext:value-type="float">
            <text:p>-0.01458218</text:p>
          </table:table-cell>
          <table:table-cell office:value-type="float" office:value="-0.00730845" calcext:value-type="float">
            <text:p>-0.00730845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86.112" calcext:value-type="float">
            <text:p>1086.112</text:p>
          </table:table-cell>
          <table:table-cell office:value-type="float" office:value="0" calcext:value-type="float">
            <text:p>0</text:p>
          </table:table-cell>
          <table:table-cell office:value-type="float" office:value="-0.009721566" calcext:value-type="float">
            <text:p>-0.009721566</text:p>
          </table:table-cell>
          <table:table-cell office:value-type="float" office:value="-0.001174266" calcext:value-type="float">
            <text:p>-0.0011742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86.85382" calcext:value-type="float">
            <text:p>86.8538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5.24" calcext:value-type="float">
            <text:p>1245.24</text:p>
          </table:table-cell>
          <table:table-cell office:value-type="float" office:value="81.73857" calcext:value-type="float">
            <text:p>81.73857</text:p>
          </table:table-cell>
          <table:table-cell office:value-type="float" office:value="0" calcext:value-type="float">
            <text:p>0</text:p>
          </table:table-cell>
          <table:table-cell office:value-type="float" office:value="0.08676722" calcext:value-type="float">
            <text:p>0.08676722</text:p>
          </table:table-cell>
          <table:table-cell office:value-type="float" office:value="0.2603025" calcext:value-type="float">
            <text:p>0.2603025</text:p>
          </table:table-cell>
          <table:table-cell office:value-type="float" office:value="0.2569365" calcext:value-type="float">
            <text:p>0.2569365</text:p>
          </table:table-cell>
          <table:table-cell office:value-type="float" office:value="0.2676897" calcext:value-type="float">
            <text:p>0.2676897</text:p>
          </table:table-cell>
          <table:table-cell office:value-type="float" office:value="0.2767472" calcext:value-type="float">
            <text:p>0.2767472</text:p>
          </table:table-cell>
          <table:table-cell office:value-type="float" office:value="0.2835234" calcext:value-type="float">
            <text:p>0.2835234</text:p>
          </table:table-cell>
          <table:table-cell office:value-type="float" office:value="0.3394459" calcext:value-type="float">
            <text:p>0.3394459</text:p>
          </table:table-cell>
          <table:table-cell office:value-type="float" office:value="0.3580026" calcext:value-type="float">
            <text:p>0.3580026</text:p>
          </table:table-cell>
          <table:table-cell office:value-type="float" office:value="0.3859621" calcext:value-type="float">
            <text:p>0.3859621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878E-015" calcext:value-type="float">
            <text:p>1.947878E-15</text:p>
          </table:table-cell>
          <table:table-cell office:value-type="float" office:value="1.876207E-015" calcext:value-type="float">
            <text:p>1.876207E-15</text:p>
          </table:table-cell>
          <table:table-cell office:value-type="float" office:value="1.975101E-015" calcext:value-type="float">
            <text:p>1.975101E-15</text:p>
          </table:table-cell>
          <table:table-cell office:value-type="float" office:value="1.974576E-015" calcext:value-type="float">
            <text:p>1.974576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30675" calcext:value-type="float">
            <text:p>-41.30675</text:p>
          </table:table-cell>
          <table:table-cell office:value-type="float" office:value="-0.0483889" calcext:value-type="float">
            <text:p>-0.0483889</text:p>
          </table:table-cell>
          <table:table-cell office:value-type="float" office:value="-0.05258527" calcext:value-type="float">
            <text:p>-0.05258527</text:p>
          </table:table-cell>
          <table:table-cell office:value-type="float" office:value="-0.04085851" calcext:value-type="float">
            <text:p>-0.04085851</text:p>
          </table:table-cell>
          <table:table-cell office:value-type="float" office:value="-0.03333187" calcext:value-type="float">
            <text:p>-0.03333187</text:p>
          </table:table-cell>
          <table:table-cell office:value-type="float" office:value="-0.02821855" calcext:value-type="float">
            <text:p>-0.02821855</text:p>
          </table:table-cell>
          <table:table-cell office:value-type="float" office:value="-0.02282175" calcext:value-type="float">
            <text:p>-0.02282175</text:p>
          </table:table-cell>
          <table:table-cell office:value-type="float" office:value="-0.01509569" calcext:value-type="float">
            <text:p>-0.01509569</text:p>
          </table:table-cell>
          <table:table-cell office:value-type="float" office:value="-0.007349184" calcext:value-type="float">
            <text:p>-0.007349184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089.524" calcext:value-type="float">
            <text:p>1089.524</text:p>
          </table:table-cell>
          <table:table-cell office:value-type="float" office:value="0" calcext:value-type="float">
            <text:p>0</text:p>
          </table:table-cell>
          <table:table-cell office:value-type="float" office:value="-0.009720708" calcext:value-type="float">
            <text:p>-0.009720708</text:p>
          </table:table-cell>
          <table:table-cell office:value-type="float" office:value="-0.001177318" calcext:value-type="float">
            <text:p>-0.00117731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90.55083" calcext:value-type="float">
            <text:p>90.5508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1.938" calcext:value-type="float">
            <text:p>1241.938</text:p>
          </table:table-cell>
          <table:table-cell office:value-type="float" office:value="81.3441" calcext:value-type="float">
            <text:p>81.3441</text:p>
          </table:table-cell>
          <table:table-cell office:value-type="float" office:value="0" calcext:value-type="float">
            <text:p>0</text:p>
          </table:table-cell>
          <table:table-cell office:value-type="float" office:value="0.08235428" calcext:value-type="float">
            <text:p>0.08235428</text:p>
          </table:table-cell>
          <table:table-cell office:value-type="float" office:value="0.246588" calcext:value-type="float">
            <text:p>0.246588</text:p>
          </table:table-cell>
          <table:table-cell office:value-type="float" office:value="0.240502" calcext:value-type="float">
            <text:p>0.240502</text:p>
          </table:table-cell>
          <table:table-cell office:value-type="float" office:value="0.2552654" calcext:value-type="float">
            <text:p>0.2552654</text:p>
          </table:table-cell>
          <table:table-cell office:value-type="float" office:value="0.2666871" calcext:value-type="float">
            <text:p>0.2666871</text:p>
          </table:table-cell>
          <table:table-cell office:value-type="float" office:value="0.2755741" calcext:value-type="float">
            <text:p>0.2755741</text:p>
          </table:table-cell>
          <table:table-cell office:value-type="float" office:value="0.3341364" calcext:value-type="float">
            <text:p>0.3341364</text:p>
          </table:table-cell>
          <table:table-cell office:value-type="float" office:value="0.3565839" calcext:value-type="float">
            <text:p>0.3565839</text:p>
          </table:table-cell>
          <table:table-cell office:value-type="float" office:value="0.3857521" calcext:value-type="float">
            <text:p>0.3857521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015E-015" calcext:value-type="float">
            <text:p>1.948015E-15</text:p>
          </table:table-cell>
          <table:table-cell office:value-type="float" office:value="1.876194E-015" calcext:value-type="float">
            <text:p>1.876194E-15</text:p>
          </table:table-cell>
          <table:table-cell office:value-type="float" office:value="1.97509E-015" calcext:value-type="float">
            <text:p>1.97509E-15</text:p>
          </table:table-cell>
          <table:table-cell office:value-type="float" office:value="1.974562E-015" calcext:value-type="float">
            <text:p>1.974562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8026" calcext:value-type="float">
            <text:p>-55.8026</text:p>
          </table:table-cell>
          <table:table-cell office:value-type="float" office:value="-0.06733939" calcext:value-type="float">
            <text:p>-0.06733939</text:p>
          </table:table-cell>
          <table:table-cell office:value-type="float" office:value="-0.07878653" calcext:value-type="float">
            <text:p>-0.07878653</text:p>
          </table:table-cell>
          <table:table-cell office:value-type="float" office:value="-0.05464102" calcext:value-type="float">
            <text:p>-0.05464102</text:p>
          </table:table-cell>
          <table:table-cell office:value-type="float" office:value="-0.0418005" calcext:value-type="float">
            <text:p>-0.0418005</text:p>
          </table:table-cell>
          <table:table-cell office:value-type="float" office:value="-0.03420266" calcext:value-type="float">
            <text:p>-0.03420266</text:p>
          </table:table-cell>
          <table:table-cell office:value-type="float" office:value="-0.0265645" calcext:value-type="float">
            <text:p>-0.0265645</text:p>
          </table:table-cell>
          <table:table-cell office:value-type="float" office:value="-0.0156821" calcext:value-type="float">
            <text:p>-0.0156821</text:p>
          </table:table-cell>
          <table:table-cell office:value-type="float" office:value="-0.007387882" calcext:value-type="float">
            <text:p>-0.007387882</text:p>
          </table:table-cell>
          <table:table-cell office:value-type="float" office:value="-0.003763492" calcext:value-type="float">
            <text:p>-0.003763492</text:p>
          </table:table-cell>
          <table:table-cell office:value-type="float" office:value="1092.891" calcext:value-type="float">
            <text:p>1092.891</text:p>
          </table:table-cell>
          <table:table-cell office:value-type="float" office:value="0" calcext:value-type="float">
            <text:p>0</text:p>
          </table:table-cell>
          <table:table-cell office:value-type="float" office:value="-0.009718998" calcext:value-type="float">
            <text:p>-0.009718998</text:p>
          </table:table-cell>
          <table:table-cell office:value-type="float" office:value="-0.001180427" calcext:value-type="float">
            <text:p>-0.00118042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94.35017" calcext:value-type="float">
            <text:p>94.3501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8.569" calcext:value-type="float">
            <text:p>1238.569</text:p>
          </table:table-cell>
          <table:table-cell office:value-type="float" office:value="80.91399" calcext:value-type="float">
            <text:p>80.91399</text:p>
          </table:table-cell>
          <table:table-cell office:value-type="float" office:value="0" calcext:value-type="float">
            <text:p>0</text:p>
          </table:table-cell>
          <table:table-cell office:value-type="float" office:value="0.08321672" calcext:value-type="float">
            <text:p>0.08321672</text:p>
          </table:table-cell>
          <table:table-cell office:value-type="float" office:value="0.2332333" calcext:value-type="float">
            <text:p>0.2332333</text:p>
          </table:table-cell>
          <table:table-cell office:value-type="float" office:value="0.2227079" calcext:value-type="float">
            <text:p>0.2227079</text:p>
          </table:table-cell>
          <table:table-cell office:value-type="float" office:value="0.2425711" calcext:value-type="float">
            <text:p>0.2425711</text:p>
          </table:table-cell>
          <table:table-cell office:value-type="float" office:value="0.2564769" calcext:value-type="float">
            <text:p>0.2564769</text:p>
          </table:table-cell>
          <table:table-cell office:value-type="float" office:value="0.2673356" calcext:value-type="float">
            <text:p>0.2673356</text:p>
          </table:table-cell>
          <table:table-cell office:value-type="float" office:value="0.3289788" calcext:value-type="float">
            <text:p>0.3289788</text:p>
          </table:table-cell>
          <table:table-cell office:value-type="float" office:value="0.3550135" calcext:value-type="float">
            <text:p>0.3550135</text:p>
          </table:table-cell>
          <table:table-cell office:value-type="float" office:value="0.3855602" calcext:value-type="float">
            <text:p>0.3855602</text:p>
          </table:table-cell>
          <table:table-cell office:value-type="float" office:value="0.4139395" calcext:value-type="float">
            <text:p>0.413939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154E-015" calcext:value-type="float">
            <text:p>1.948154E-15</text:p>
          </table:table-cell>
          <table:table-cell office:value-type="float" office:value="1.876183E-015" calcext:value-type="float">
            <text:p>1.876183E-15</text:p>
          </table:table-cell>
          <table:table-cell office:value-type="float" office:value="1.975078E-015" calcext:value-type="float">
            <text:p>1.975078E-15</text:p>
          </table:table-cell>
          <table:table-cell office:value-type="float" office:value="1.97455E-015" calcext:value-type="float">
            <text:p>1.97455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37172" calcext:value-type="float">
            <text:p>-53.37172</text:p>
          </table:table-cell>
          <table:table-cell office:value-type="float" office:value="-0.09470819" calcext:value-type="float">
            <text:p>-0.09470819</text:p>
          </table:table-cell>
          <table:table-cell office:value-type="float" office:value="-0.1260135" calcext:value-type="float">
            <text:p>-0.1260135</text:p>
          </table:table-cell>
          <table:table-cell office:value-type="float" office:value="-0.07464981" calcext:value-type="float">
            <text:p>-0.07464981</text:p>
          </table:table-cell>
          <table:table-cell office:value-type="float" office:value="-0.05308047" calcext:value-type="float">
            <text:p>-0.05308047</text:p>
          </table:table-cell>
          <table:table-cell office:value-type="float" office:value="-0.04117968" calcext:value-type="float">
            <text:p>-0.04117968</text:p>
          </table:table-cell>
          <table:table-cell office:value-type="float" office:value="-0.03086637" calcext:value-type="float">
            <text:p>-0.03086637</text:p>
          </table:table-cell>
          <table:table-cell office:value-type="float" office:value="-0.01636037" calcext:value-type="float">
            <text:p>-0.01636037</text:p>
          </table:table-cell>
          <table:table-cell office:value-type="float" office:value="-0.007423152" calcext:value-type="float">
            <text:p>-0.007423152</text:p>
          </table:table-cell>
          <table:table-cell office:value-type="float" office:value="-0.003764777" calcext:value-type="float">
            <text:p>-0.003764777</text:p>
          </table:table-cell>
          <table:table-cell office:value-type="float" office:value="1096.227" calcext:value-type="float">
            <text:p>1096.227</text:p>
          </table:table-cell>
          <table:table-cell office:value-type="float" office:value="0" calcext:value-type="float">
            <text:p>0</text:p>
          </table:table-cell>
          <table:table-cell office:value-type="float" office:value="-0.009718832" calcext:value-type="float">
            <text:p>-0.009718832</text:p>
          </table:table-cell>
          <table:table-cell office:value-type="float" office:value="-0.001183464" calcext:value-type="float">
            <text:p>-0.0011834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69" calcext:value-type="float">
            <text:p>-1.2285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98.02717" calcext:value-type="float">
            <text:p>98.0271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5.34" calcext:value-type="float">
            <text:p>1235.34</text:p>
          </table:table-cell>
          <table:table-cell office:value-type="float" office:value="80.4652" calcext:value-type="float">
            <text:p>80.4652</text:p>
          </table:table-cell>
          <table:table-cell office:value-type="float" office:value="0" calcext:value-type="float">
            <text:p>0</text:p>
          </table:table-cell>
          <table:table-cell office:value-type="float" office:value="0.0886278" calcext:value-type="float">
            <text:p>0.0886278</text:p>
          </table:table-cell>
          <table:table-cell office:value-type="float" office:value="0.2202255" calcext:value-type="float">
            <text:p>0.2202255</text:p>
          </table:table-cell>
          <table:table-cell office:value-type="float" office:value="0.2057741" calcext:value-type="float">
            <text:p>0.2057741</text:p>
          </table:table-cell>
          <table:table-cell office:value-type="float" office:value="0.2302003" calcext:value-type="float">
            <text:p>0.2302003</text:p>
          </table:table-cell>
          <table:table-cell office:value-type="float" office:value="0.2466104" calcext:value-type="float">
            <text:p>0.2466104</text:p>
          </table:table-cell>
          <table:table-cell office:value-type="float" office:value="0.2594462" calcext:value-type="float">
            <text:p>0.2594462</text:p>
          </table:table-cell>
          <table:table-cell office:value-type="float" office:value="0.3241376" calcext:value-type="float">
            <text:p>0.3241376</text:p>
          </table:table-cell>
          <table:table-cell office:value-type="float" office:value="0.3533694" calcext:value-type="float">
            <text:p>0.3533694</text:p>
          </table:table-cell>
          <table:table-cell office:value-type="float" office:value="0.3853219" calcext:value-type="float">
            <text:p>0.3853219</text:p>
          </table:table-cell>
          <table:table-cell office:value-type="float" office:value="0.4139293" calcext:value-type="float">
            <text:p>0.4139293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287E-015" calcext:value-type="float">
            <text:p>1.948287E-15</text:p>
          </table:table-cell>
          <table:table-cell office:value-type="float" office:value="1.876169E-015" calcext:value-type="float">
            <text:p>1.876169E-15</text:p>
          </table:table-cell>
          <table:table-cell office:value-type="float" office:value="1.975068E-015" calcext:value-type="float">
            <text:p>1.975068E-15</text:p>
          </table:table-cell>
          <table:table-cell office:value-type="float" office:value="1.974537E-015" calcext:value-type="float">
            <text:p>1.974537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3823" calcext:value-type="float">
            <text:p>-36.3823</text:p>
          </table:table-cell>
          <table:table-cell office:value-type="float" office:value="-0.1345296" calcext:value-type="float">
            <text:p>-0.1345296</text:p>
          </table:table-cell>
          <table:table-cell office:value-type="float" office:value="-0.2043626" calcext:value-type="float">
            <text:p>-0.2043626</text:p>
          </table:table-cell>
          <table:table-cell office:value-type="float" office:value="-0.10282" calcext:value-type="float">
            <text:p>-0.10282</text:p>
          </table:table-cell>
          <table:table-cell office:value-type="float" office:value="-0.06747559" calcext:value-type="float">
            <text:p>-0.06747559</text:p>
          </table:table-cell>
          <table:table-cell office:value-type="float" office:value="-0.04946587" calcext:value-type="float">
            <text:p>-0.04946587</text:p>
          </table:table-cell>
          <table:table-cell office:value-type="float" office:value="-0.035045" calcext:value-type="float">
            <text:p>-0.035045</text:p>
          </table:table-cell>
          <table:table-cell office:value-type="float" office:value="-0.01710612" calcext:value-type="float">
            <text:p>-0.01710612</text:p>
          </table:table-cell>
          <table:table-cell office:value-type="float" office:value="-0.007467206" calcext:value-type="float">
            <text:p>-0.007467206</text:p>
          </table:table-cell>
          <table:table-cell office:value-type="float" office:value="-0.003765664" calcext:value-type="float">
            <text:p>-0.003765664</text:p>
          </table:table-cell>
          <table:table-cell office:value-type="float" office:value="1099.554" calcext:value-type="float">
            <text:p>1099.554</text:p>
          </table:table-cell>
          <table:table-cell office:value-type="float" office:value="0" calcext:value-type="float">
            <text:p>0</text:p>
          </table:table-cell>
          <table:table-cell office:value-type="float" office:value="-0.009719263" calcext:value-type="float">
            <text:p>-0.009719263</text:p>
          </table:table-cell>
          <table:table-cell office:value-type="float" office:value="-0.001186416" calcext:value-type="float">
            <text:p>-0.0011864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616" calcext:value-type="float">
            <text:p>-1.2286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459.4225" calcext:value-type="float">
            <text:p>459.4225</text:p>
          </table:table-cell>
          <table:table-cell office:value-type="float" office:value="101.3461" calcext:value-type="float">
            <text:p>101.3461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2.488" calcext:value-type="float">
            <text:p>1232.488</text:p>
          </table:table-cell>
          <table:table-cell office:value-type="float" office:value="79.99799" calcext:value-type="float">
            <text:p>79.99799</text:p>
          </table:table-cell>
          <table:table-cell office:value-type="float" office:value="0" calcext:value-type="float">
            <text:p>0</text:p>
          </table:table-cell>
          <table:table-cell office:value-type="float" office:value="0.08873576" calcext:value-type="float">
            <text:p>0.08873576</text:p>
          </table:table-cell>
          <table:table-cell office:value-type="float" office:value="0.2090338" calcext:value-type="float">
            <text:p>0.2090338</text:p>
          </table:table-cell>
          <table:table-cell office:value-type="float" office:value="0.1920428" calcext:value-type="float">
            <text:p>0.1920428</text:p>
          </table:table-cell>
          <table:table-cell office:value-type="float" office:value="0.2194973" calcext:value-type="float">
            <text:p>0.2194973</text:p>
          </table:table-cell>
          <table:table-cell office:value-type="float" office:value="0.2376862" calcext:value-type="float">
            <text:p>0.2376862</text:p>
          </table:table-cell>
          <table:table-cell office:value-type="float" office:value="0.2524967" calcext:value-type="float">
            <text:p>0.2524967</text:p>
          </table:table-cell>
          <table:table-cell office:value-type="float" office:value="0.3195952" calcext:value-type="float">
            <text:p>0.3195952</text:p>
          </table:table-cell>
          <table:table-cell office:value-type="float" office:value="0.3518104" calcext:value-type="float">
            <text:p>0.3518104</text:p>
          </table:table-cell>
          <table:table-cell office:value-type="float" office:value="0.3851463" calcext:value-type="float">
            <text:p>0.3851463</text:p>
          </table:table-cell>
          <table:table-cell office:value-type="float" office:value="0.4139315" calcext:value-type="float">
            <text:p>0.413931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409E-015" calcext:value-type="float">
            <text:p>1.948409E-15</text:p>
          </table:table-cell>
          <table:table-cell office:value-type="float" office:value="1.87616E-015" calcext:value-type="float">
            <text:p>1.87616E-15</text:p>
          </table:table-cell>
          <table:table-cell office:value-type="float" office:value="1.975058E-015" calcext:value-type="float">
            <text:p>1.975058E-15</text:p>
          </table:table-cell>
          <table:table-cell office:value-type="float" office:value="1.974524E-015" calcext:value-type="float">
            <text:p>1.974524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36357" calcext:value-type="float">
            <text:p>-36.36357</text:p>
          </table:table-cell>
          <table:table-cell office:value-type="float" office:value="-0.1851705" calcext:value-type="float">
            <text:p>-0.1851705</text:p>
          </table:table-cell>
          <table:table-cell office:value-type="float" office:value="-0.3116794" calcext:value-type="float">
            <text:p>-0.3116794</text:p>
          </table:table-cell>
          <table:table-cell office:value-type="float" office:value="-0.1375737" calcext:value-type="float">
            <text:p>-0.1375737</text:p>
          </table:table-cell>
          <table:table-cell office:value-type="float" office:value="-0.08453097" calcext:value-type="float">
            <text:p>-0.08453097</text:p>
          </table:table-cell>
          <table:table-cell office:value-type="float" office:value="-0.05840478" calcext:value-type="float">
            <text:p>-0.05840478</text:p>
          </table:table-cell>
          <table:table-cell office:value-type="float" office:value="-0.03902299" calcext:value-type="float">
            <text:p>-0.03902299</text:p>
          </table:table-cell>
          <table:table-cell office:value-type="float" office:value="-0.01784768" calcext:value-type="float">
            <text:p>-0.01784768</text:p>
          </table:table-cell>
          <table:table-cell office:value-type="float" office:value="-0.007500168" calcext:value-type="float">
            <text:p>-0.007500168</text:p>
          </table:table-cell>
          <table:table-cell office:value-type="float" office:value="-0.003765449" calcext:value-type="float">
            <text:p>-0.003765449</text:p>
          </table:table-cell>
          <table:table-cell office:value-type="float" office:value="1102.873" calcext:value-type="float">
            <text:p>1102.873</text:p>
          </table:table-cell>
          <table:table-cell office:value-type="float" office:value="0" calcext:value-type="float">
            <text:p>0</text:p>
          </table:table-cell>
          <table:table-cell office:value-type="float" office:value="-0.009717955" calcext:value-type="float">
            <text:p>-0.009717955</text:p>
          </table:table-cell>
          <table:table-cell office:value-type="float" office:value="-0.001189282" calcext:value-type="float">
            <text:p>-0.0011892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604" calcext:value-type="float">
            <text:p>-1.22860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459.9225" calcext:value-type="float">
            <text:p>459.9225</text:p>
          </table:table-cell>
          <table:table-cell office:value-type="float" office:value="102.4156" calcext:value-type="float">
            <text:p>102.415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2.33" calcext:value-type="float">
            <text:p>1232.33</text:p>
          </table:table-cell>
          <table:table-cell office:value-type="float" office:value="79.58769" calcext:value-type="float">
            <text:p>79.58769</text:p>
          </table:table-cell>
          <table:table-cell office:value-type="float" office:value="0" calcext:value-type="float">
            <text:p>0</text:p>
          </table:table-cell>
          <table:table-cell office:value-type="float" office:value="0.1050448" calcext:value-type="float">
            <text:p>0.1050448</text:p>
          </table:table-cell>
          <table:table-cell office:value-type="float" office:value="0.2023389" calcext:value-type="float">
            <text:p>0.2023389</text:p>
          </table:table-cell>
          <table:table-cell office:value-type="float" office:value="0.193683" calcext:value-type="float">
            <text:p>0.193683</text:p>
          </table:table-cell>
          <table:table-cell office:value-type="float" office:value="0.2179881" calcext:value-type="float">
            <text:p>0.2179881</text:p>
          </table:table-cell>
          <table:table-cell office:value-type="float" office:value="0.2361807" calcext:value-type="float">
            <text:p>0.2361807</text:p>
          </table:table-cell>
          <table:table-cell office:value-type="float" office:value="0.2511304" calcext:value-type="float">
            <text:p>0.2511304</text:p>
          </table:table-cell>
          <table:table-cell office:value-type="float" office:value="0.3185883" calcext:value-type="float">
            <text:p>0.3185883</text:p>
          </table:table-cell>
          <table:table-cell office:value-type="float" office:value="0.35114" calcext:value-type="float">
            <text:p>0.35114</text:p>
          </table:table-cell>
          <table:table-cell office:value-type="float" office:value="0.385398" calcext:value-type="float">
            <text:p>0.385398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508E-015" calcext:value-type="float">
            <text:p>1.948508E-15</text:p>
          </table:table-cell>
          <table:table-cell office:value-type="float" office:value="1.87615E-015" calcext:value-type="float">
            <text:p>1.87615E-15</text:p>
          </table:table-cell>
          <table:table-cell office:value-type="float" office:value="1.975051E-015" calcext:value-type="float">
            <text:p>1.975051E-15</text:p>
          </table:table-cell>
          <table:table-cell office:value-type="float" office:value="1.974513E-015" calcext:value-type="float">
            <text:p>1.974513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81589" calcext:value-type="float">
            <text:p>-12.81589</text:p>
          </table:table-cell>
          <table:table-cell office:value-type="float" office:value="-0.2258799" calcext:value-type="float">
            <text:p>-0.2258799</text:p>
          </table:table-cell>
          <table:table-cell office:value-type="float" office:value="-0.2958619" calcext:value-type="float">
            <text:p>-0.2958619</text:p>
          </table:table-cell>
          <table:table-cell office:value-type="float" office:value="-0.1434763" calcext:value-type="float">
            <text:p>-0.1434763</text:p>
          </table:table-cell>
          <table:table-cell office:value-type="float" office:value="-0.08789884" calcext:value-type="float">
            <text:p>-0.08789884</text:p>
          </table:table-cell>
          <table:table-cell office:value-type="float" office:value="-0.06037821" calcext:value-type="float">
            <text:p>-0.06037821</text:p>
          </table:table-cell>
          <table:table-cell office:value-type="float" office:value="-0.03997329" calcext:value-type="float">
            <text:p>-0.03997329</text:p>
          </table:table-cell>
          <table:table-cell office:value-type="float" office:value="-0.01817775" calcext:value-type="float">
            <text:p>-0.01817775</text:p>
          </table:table-cell>
          <table:table-cell office:value-type="float" office:value="-0.007453158" calcext:value-type="float">
            <text:p>-0.007453158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106.191" calcext:value-type="float">
            <text:p>1106.191</text:p>
          </table:table-cell>
          <table:table-cell office:value-type="float" office:value="0" calcext:value-type="float">
            <text:p>0</text:p>
          </table:table-cell>
          <table:table-cell office:value-type="float" office:value="-0.009719666" calcext:value-type="float">
            <text:p>-0.009719666</text:p>
          </table:table-cell>
          <table:table-cell office:value-type="float" office:value="-0.001191699" calcext:value-type="float">
            <text:p>-0.00119169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479.1225" calcext:value-type="float">
            <text:p>479.1225</text:p>
          </table:table-cell>
          <table:table-cell office:value-type="float" office:value="105.8458" calcext:value-type="float">
            <text:p>105.845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8.03" calcext:value-type="float">
            <text:p>1248.03</text:p>
          </table:table-cell>
          <table:table-cell office:value-type="float" office:value="79.65704" calcext:value-type="float">
            <text:p>79.65704</text:p>
          </table:table-cell>
          <table:table-cell office:value-type="float" office:value="0" calcext:value-type="float">
            <text:p>0</text:p>
          </table:table-cell>
          <table:table-cell office:value-type="float" office:value="0.3802241" calcext:value-type="float">
            <text:p>0.3802241</text:p>
          </table:table-cell>
          <table:table-cell office:value-type="float" office:value="0.3789997" calcext:value-type="float">
            <text:p>0.3789997</text:p>
          </table:table-cell>
          <table:table-cell office:value-type="float" office:value="0.3590678" calcext:value-type="float">
            <text:p>0.3590678</text:p>
          </table:table-cell>
          <table:table-cell office:value-type="float" office:value="0.217562" calcext:value-type="float">
            <text:p>0.217562</text:p>
          </table:table-cell>
          <table:table-cell office:value-type="float" office:value="0.2342596" calcext:value-type="float">
            <text:p>0.2342596</text:p>
          </table:table-cell>
          <table:table-cell office:value-type="float" office:value="0.252287" calcext:value-type="float">
            <text:p>0.252287</text:p>
          </table:table-cell>
          <table:table-cell office:value-type="float" office:value="0.3444853" calcext:value-type="float">
            <text:p>0.3444853</text:p>
          </table:table-cell>
          <table:table-cell office:value-type="float" office:value="0.3508295" calcext:value-type="float">
            <text:p>0.3508295</text:p>
          </table:table-cell>
          <table:table-cell office:value-type="float" office:value="0.3851509" calcext:value-type="float">
            <text:p>0.3851509</text:p>
          </table:table-cell>
          <table:table-cell office:value-type="float" office:value="0.4133616" calcext:value-type="float">
            <text:p>0.413361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594E-015" calcext:value-type="float">
            <text:p>1.948594E-15</text:p>
          </table:table-cell>
          <table:table-cell office:value-type="float" office:value="1.876138E-015" calcext:value-type="float">
            <text:p>1.876138E-15</text:p>
          </table:table-cell>
          <table:table-cell office:value-type="float" office:value="1.975036E-015" calcext:value-type="float">
            <text:p>1.975036E-15</text:p>
          </table:table-cell>
          <table:table-cell office:value-type="float" office:value="1.974512E-015" calcext:value-type="float">
            <text:p>1.974512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30436" calcext:value-type="float">
            <text:p>-0.00330436</text:p>
          </table:table-cell>
          <table:table-cell office:value-type="float" office:value="-0.003400583" calcext:value-type="float">
            <text:p>-0.003400583</text:p>
          </table:table-cell>
          <table:table-cell office:value-type="float" office:value="-0.005782585" calcext:value-type="float">
            <text:p>-0.005782585</text:p>
          </table:table-cell>
          <table:table-cell office:value-type="float" office:value="-0.145605" calcext:value-type="float">
            <text:p>-0.145605</text:p>
          </table:table-cell>
          <table:table-cell office:value-type="float" office:value="-0.09242827" calcext:value-type="float">
            <text:p>-0.09242827</text:p>
          </table:table-cell>
          <table:table-cell office:value-type="float" office:value="-0.05885032" calcext:value-type="float">
            <text:p>-0.05885032</text:p>
          </table:table-cell>
          <table:table-cell office:value-type="float" office:value="-0.01974474" calcext:value-type="float">
            <text:p>-0.01974474</text:p>
          </table:table-cell>
          <table:table-cell office:value-type="float" office:value="-0.01834086" calcext:value-type="float">
            <text:p>-0.01834086</text:p>
          </table:table-cell>
          <table:table-cell office:value-type="float" office:value="-0.007499309" calcext:value-type="float">
            <text:p>-0.007499309</text:p>
          </table:table-cell>
          <table:table-cell office:value-type="float" office:value="-0.003815572" calcext:value-type="float">
            <text:p>-0.003815572</text:p>
          </table:table-cell>
          <table:table-cell office:value-type="float" office:value="1110.361" calcext:value-type="float">
            <text:p>1110.361</text:p>
          </table:table-cell>
          <table:table-cell office:value-type="float" office:value="0" calcext:value-type="float">
            <text:p>0</text:p>
          </table:table-cell>
          <table:table-cell office:value-type="float" office:value="-0.009723986" calcext:value-type="float">
            <text:p>-0.009723986</text:p>
          </table:table-cell>
          <table:table-cell office:value-type="float" office:value="-0.001194654" calcext:value-type="float">
            <text:p>-0.0011946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1265" calcext:value-type="float">
            <text:p>-1.2312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481.3223" calcext:value-type="float">
            <text:p>481.3223</text:p>
          </table:table-cell>
          <table:table-cell office:value-type="float" office:value="107.5864" calcext:value-type="float">
            <text:p>107.586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8.993" calcext:value-type="float">
            <text:p>1248.993</text:p>
          </table:table-cell>
          <table:table-cell office:value-type="float" office:value="79.1537" calcext:value-type="float">
            <text:p>79.1537</text:p>
          </table:table-cell>
          <table:table-cell office:value-type="float" office:value="0" calcext:value-type="float">
            <text:p>0</text:p>
          </table:table-cell>
          <table:table-cell office:value-type="float" office:value="0.3671149" calcext:value-type="float">
            <text:p>0.3671149</text:p>
          </table:table-cell>
          <table:table-cell office:value-type="float" office:value="0.3689171" calcext:value-type="float">
            <text:p>0.3689171</text:p>
          </table:table-cell>
          <table:table-cell office:value-type="float" office:value="0.372816" calcext:value-type="float">
            <text:p>0.372816</text:p>
          </table:table-cell>
          <table:table-cell office:value-type="float" office:value="0.2309015" calcext:value-type="float">
            <text:p>0.2309015</text:p>
          </table:table-cell>
          <table:table-cell office:value-type="float" office:value="0.2377535" calcext:value-type="float">
            <text:p>0.2377535</text:p>
          </table:table-cell>
          <table:table-cell office:value-type="float" office:value="0.260074" calcext:value-type="float">
            <text:p>0.260074</text:p>
          </table:table-cell>
          <table:table-cell office:value-type="float" office:value="0.3365532" calcext:value-type="float">
            <text:p>0.3365532</text:p>
          </table:table-cell>
          <table:table-cell office:value-type="float" office:value="0.3516608" calcext:value-type="float">
            <text:p>0.3516608</text:p>
          </table:table-cell>
          <table:table-cell office:value-type="float" office:value="0.3855506" calcext:value-type="float">
            <text:p>0.3855506</text:p>
          </table:table-cell>
          <table:table-cell office:value-type="float" office:value="0.4136499" calcext:value-type="float">
            <text:p>0.413649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657E-015" calcext:value-type="float">
            <text:p>1.948657E-15</text:p>
          </table:table-cell>
          <table:table-cell office:value-type="float" office:value="1.876126E-015" calcext:value-type="float">
            <text:p>1.876126E-15</text:p>
          </table:table-cell>
          <table:table-cell office:value-type="float" office:value="1.975023E-015" calcext:value-type="float">
            <text:p>1.975023E-15</text:p>
          </table:table-cell>
          <table:table-cell office:value-type="float" office:value="1.974512E-015" calcext:value-type="float">
            <text:p>1.974512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676944" calcext:value-type="float">
            <text:p>-0.004676944</text:p>
          </table:table-cell>
          <table:table-cell office:value-type="float" office:value="-0.004537085" calcext:value-type="float">
            <text:p>-0.004537085</text:p>
          </table:table-cell>
          <table:table-cell office:value-type="float" office:value="-0.004218678" calcext:value-type="float">
            <text:p>-0.004218678</text:p>
          </table:table-cell>
          <table:table-cell office:value-type="float" office:value="-0.1013274" calcext:value-type="float">
            <text:p>-0.1013274</text:p>
          </table:table-cell>
          <table:table-cell office:value-type="float" office:value="-0.08447085" calcext:value-type="float">
            <text:p>-0.08447085</text:p>
          </table:table-cell>
          <table:table-cell office:value-type="float" office:value="-0.0488059" calcext:value-type="float">
            <text:p>-0.0488059</text:p>
          </table:table-cell>
          <table:table-cell office:value-type="float" office:value="-0.02474081" calcext:value-type="float">
            <text:p>-0.02474081</text:p>
          </table:table-cell>
          <table:table-cell office:value-type="float" office:value="-0.01792563" calcext:value-type="float">
            <text:p>-0.01792563</text:p>
          </table:table-cell>
          <table:table-cell office:value-type="float" office:value="-0.007425007" calcext:value-type="float">
            <text:p>-0.007425007</text:p>
          </table:table-cell>
          <table:table-cell office:value-type="float" office:value="-0.00379014" calcext:value-type="float">
            <text:p>-0.00379014</text:p>
          </table:table-cell>
          <table:table-cell office:value-type="float" office:value="1113.678" calcext:value-type="float">
            <text:p>1113.678</text:p>
          </table:table-cell>
          <table:table-cell office:value-type="float" office:value="0" calcext:value-type="float">
            <text:p>0</text:p>
          </table:table-cell>
          <table:table-cell office:value-type="float" office:value="-0.009727288" calcext:value-type="float">
            <text:p>-0.009727288</text:p>
          </table:table-cell>
          <table:table-cell office:value-type="float" office:value="-0.0011962" calcext:value-type="float">
            <text:p>-0.001196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92" calcext:value-type="float">
            <text:p>-1.229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481.3223" calcext:value-type="float">
            <text:p>481.3223</text:p>
          </table:table-cell>
          <table:table-cell office:value-type="float" office:value="113.9789" calcext:value-type="float">
            <text:p>113.978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3.089" calcext:value-type="float">
            <text:p>1243.089</text:p>
          </table:table-cell>
          <table:table-cell office:value-type="float" office:value="78.66518" calcext:value-type="float">
            <text:p>78.66518</text:p>
          </table:table-cell>
          <table:table-cell office:value-type="float" office:value="0" calcext:value-type="float">
            <text:p>0</text:p>
          </table:table-cell>
          <table:table-cell office:value-type="float" office:value="0.2974049" calcext:value-type="float">
            <text:p>0.2974049</text:p>
          </table:table-cell>
          <table:table-cell office:value-type="float" office:value="0.3024891" calcext:value-type="float">
            <text:p>0.3024891</text:p>
          </table:table-cell>
          <table:table-cell office:value-type="float" office:value="0.3083106" calcext:value-type="float">
            <text:p>0.3083106</text:p>
          </table:table-cell>
          <table:table-cell office:value-type="float" office:value="0.2346913" calcext:value-type="float">
            <text:p>0.2346913</text:p>
          </table:table-cell>
          <table:table-cell office:value-type="float" office:value="0.2344291" calcext:value-type="float">
            <text:p>0.2344291</text:p>
          </table:table-cell>
          <table:table-cell office:value-type="float" office:value="0.2560998" calcext:value-type="float">
            <text:p>0.2560998</text:p>
          </table:table-cell>
          <table:table-cell office:value-type="float" office:value="0.3279537" calcext:value-type="float">
            <text:p>0.3279537</text:p>
          </table:table-cell>
          <table:table-cell office:value-type="float" office:value="0.3507494" calcext:value-type="float">
            <text:p>0.3507494</text:p>
          </table:table-cell>
          <table:table-cell office:value-type="float" office:value="0.3854173" calcext:value-type="float">
            <text:p>0.3854173</text:p>
          </table:table-cell>
          <table:table-cell office:value-type="float" office:value="0.4137626" calcext:value-type="float">
            <text:p>0.413762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13E-015" calcext:value-type="float">
            <text:p>1.948713E-15</text:p>
          </table:table-cell>
          <table:table-cell office:value-type="float" office:value="1.876113E-015" calcext:value-type="float">
            <text:p>1.876113E-15</text:p>
          </table:table-cell>
          <table:table-cell office:value-type="float" office:value="1.975012E-015" calcext:value-type="float">
            <text:p>1.975012E-15</text:p>
          </table:table-cell>
          <table:table-cell office:value-type="float" office:value="1.974512E-015" calcext:value-type="float">
            <text:p>1.974512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37199" calcext:value-type="float">
            <text:p>-0.02037199</text:p>
          </table:table-cell>
          <table:table-cell office:value-type="float" office:value="-0.01797721" calcext:value-type="float">
            <text:p>-0.01797721</text:p>
          </table:table-cell>
          <table:table-cell office:value-type="float" office:value="-0.015675" calcext:value-type="float">
            <text:p>-0.015675</text:p>
          </table:table-cell>
          <table:table-cell office:value-type="float" office:value="-0.09170129" calcext:value-type="float">
            <text:p>-0.09170129</text:p>
          </table:table-cell>
          <table:table-cell office:value-type="float" office:value="-0.09210705" calcext:value-type="float">
            <text:p>-0.09210705</text:p>
          </table:table-cell>
          <table:table-cell office:value-type="float" office:value="-0.05356315" calcext:value-type="float">
            <text:p>-0.05356315</text:p>
          </table:table-cell>
          <table:table-cell office:value-type="float" office:value="-0.0317864" calcext:value-type="float">
            <text:p>-0.0317864</text:p>
          </table:table-cell>
          <table:table-cell office:value-type="float" office:value="-0.01837602" calcext:value-type="float">
            <text:p>-0.01837602</text:p>
          </table:table-cell>
          <table:table-cell office:value-type="float" office:value="-0.007449612" calcext:value-type="float">
            <text:p>-0.007449612</text:p>
          </table:table-cell>
          <table:table-cell office:value-type="float" office:value="-0.003780244" calcext:value-type="float">
            <text:p>-0.003780244</text:p>
          </table:table-cell>
          <table:table-cell office:value-type="float" office:value="1117.007" calcext:value-type="float">
            <text:p>1117.007</text:p>
          </table:table-cell>
          <table:table-cell office:value-type="float" office:value="0" calcext:value-type="float">
            <text:p>0</text:p>
          </table:table-cell>
          <table:table-cell office:value-type="float" office:value="-0.009725053" calcext:value-type="float">
            <text:p>-0.009725053</text:p>
          </table:table-cell>
          <table:table-cell office:value-type="float" office:value="-0.001197863" calcext:value-type="float">
            <text:p>-0.0011978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394" calcext:value-type="float">
            <text:p>-1.22939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481.3223" calcext:value-type="float">
            <text:p>481.3223</text:p>
          </table:table-cell>
          <table:table-cell office:value-type="float" office:value="120.9603" calcext:value-type="float">
            <text:p>120.960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6.598" calcext:value-type="float">
            <text:p>1236.598</text:p>
          </table:table-cell>
          <table:table-cell office:value-type="float" office:value="78.17433" calcext:value-type="float">
            <text:p>78.17433</text:p>
          </table:table-cell>
          <table:table-cell office:value-type="float" office:value="0" calcext:value-type="float">
            <text:p>0</text:p>
          </table:table-cell>
          <table:table-cell office:value-type="float" office:value="0.08928034" calcext:value-type="float">
            <text:p>0.08928034</text:p>
          </table:table-cell>
          <table:table-cell office:value-type="float" office:value="0.2653977" calcext:value-type="float">
            <text:p>0.2653977</text:p>
          </table:table-cell>
          <table:table-cell office:value-type="float" office:value="0.263054" calcext:value-type="float">
            <text:p>0.263054</text:p>
          </table:table-cell>
          <table:table-cell office:value-type="float" office:value="0.2311851" calcext:value-type="float">
            <text:p>0.2311851</text:p>
          </table:table-cell>
          <table:table-cell office:value-type="float" office:value="0.2294872" calcext:value-type="float">
            <text:p>0.2294872</text:p>
          </table:table-cell>
          <table:table-cell office:value-type="float" office:value="0.2490401" calcext:value-type="float">
            <text:p>0.2490401</text:p>
          </table:table-cell>
          <table:table-cell office:value-type="float" office:value="0.3209307" calcext:value-type="float">
            <text:p>0.3209307</text:p>
          </table:table-cell>
          <table:table-cell office:value-type="float" office:value="0.3493945" calcext:value-type="float">
            <text:p>0.3493945</text:p>
          </table:table-cell>
          <table:table-cell office:value-type="float" office:value="0.3851662" calcext:value-type="float">
            <text:p>0.3851662</text:p>
          </table:table-cell>
          <table:table-cell office:value-type="float" office:value="0.4138224" calcext:value-type="float">
            <text:p>0.413822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68E-015" calcext:value-type="float">
            <text:p>1.948768E-15</text:p>
          </table:table-cell>
          <table:table-cell office:value-type="float" office:value="1.8761E-015" calcext:value-type="float">
            <text:p>1.8761E-15</text:p>
          </table:table-cell>
          <table:table-cell office:value-type="float" office:value="1.975001E-015" calcext:value-type="float">
            <text:p>1.975001E-15</text:p>
          </table:table-cell>
          <table:table-cell office:value-type="float" office:value="1.974512E-015" calcext:value-type="float">
            <text:p>1.974512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36995" calcext:value-type="float">
            <text:p>-33.36995</text:p>
          </table:table-cell>
          <table:table-cell office:value-type="float" office:value="-0.04299707" calcext:value-type="float">
            <text:p>-0.04299707</text:p>
          </table:table-cell>
          <table:table-cell office:value-type="float" office:value="-0.04539728" calcext:value-type="float">
            <text:p>-0.04539728</text:p>
          </table:table-cell>
          <table:table-cell office:value-type="float" office:value="-0.1003185" calcext:value-type="float">
            <text:p>-0.1003185</text:p>
          </table:table-cell>
          <table:table-cell office:value-type="float" office:value="-0.1048988" calcext:value-type="float">
            <text:p>-0.1048988</text:p>
          </table:table-cell>
          <table:table-cell office:value-type="float" office:value="-0.0635567" calcext:value-type="float">
            <text:p>-0.0635567</text:p>
          </table:table-cell>
          <table:table-cell office:value-type="float" office:value="-0.03779097" calcext:value-type="float">
            <text:p>-0.03779097</text:p>
          </table:table-cell>
          <table:table-cell office:value-type="float" office:value="-0.01907081" calcext:value-type="float">
            <text:p>-0.01907081</text:p>
          </table:table-cell>
          <table:table-cell office:value-type="float" office:value="-0.007496235" calcext:value-type="float">
            <text:p>-0.007496235</text:p>
          </table:table-cell>
          <table:table-cell office:value-type="float" office:value="-0.003774981" calcext:value-type="float">
            <text:p>-0.003774981</text:p>
          </table:table-cell>
          <table:table-cell office:value-type="float" office:value="1120.33" calcext:value-type="float">
            <text:p>1120.33</text:p>
          </table:table-cell>
          <table:table-cell office:value-type="float" office:value="0" calcext:value-type="float">
            <text:p>0</text:p>
          </table:table-cell>
          <table:table-cell office:value-type="float" office:value="-0.009725721" calcext:value-type="float">
            <text:p>-0.009725721</text:p>
          </table:table-cell>
          <table:table-cell office:value-type="float" office:value="-0.001199541" calcext:value-type="float">
            <text:p>-0.0011995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114" calcext:value-type="float">
            <text:p>-1.2291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482.5222" calcext:value-type="float">
            <text:p>482.5222</text:p>
          </table:table-cell>
          <table:table-cell office:value-type="float" office:value="125.484" calcext:value-type="float">
            <text:p>125.48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3.765" calcext:value-type="float">
            <text:p>1233.765</text:p>
          </table:table-cell>
          <table:table-cell office:value-type="float" office:value="77.68363" calcext:value-type="float">
            <text:p>77.68363</text:p>
          </table:table-cell>
          <table:table-cell office:value-type="float" office:value="0" calcext:value-type="float">
            <text:p>0</text:p>
          </table:table-cell>
          <table:table-cell office:value-type="float" office:value="0.08048923" calcext:value-type="float">
            <text:p>0.08048923</text:p>
          </table:table-cell>
          <table:table-cell office:value-type="float" office:value="0.2452742" calcext:value-type="float">
            <text:p>0.2452742</text:p>
          </table:table-cell>
          <table:table-cell office:value-type="float" office:value="0.2391871" calcext:value-type="float">
            <text:p>0.2391871</text:p>
          </table:table-cell>
          <table:table-cell office:value-type="float" office:value="0.22546" calcext:value-type="float">
            <text:p>0.22546</text:p>
          </table:table-cell>
          <table:table-cell office:value-type="float" office:value="0.22594" calcext:value-type="float">
            <text:p>0.22594</text:p>
          </table:table-cell>
          <table:table-cell office:value-type="float" office:value="0.2442483" calcext:value-type="float">
            <text:p>0.2442483</text:p>
          </table:table-cell>
          <table:table-cell office:value-type="float" office:value="0.3161475" calcext:value-type="float">
            <text:p>0.3161475</text:p>
          </table:table-cell>
          <table:table-cell office:value-type="float" office:value="0.3483282" calcext:value-type="float">
            <text:p>0.3483282</text:p>
          </table:table-cell>
          <table:table-cell office:value-type="float" office:value="0.3850288" calcext:value-type="float">
            <text:p>0.3850288</text:p>
          </table:table-cell>
          <table:table-cell office:value-type="float" office:value="0.4139018" calcext:value-type="float">
            <text:p>0.4139018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14E-015" calcext:value-type="float">
            <text:p>1.948814E-15</text:p>
          </table:table-cell>
          <table:table-cell office:value-type="float" office:value="1.876088E-015" calcext:value-type="float">
            <text:p>1.876088E-15</text:p>
          </table:table-cell>
          <table:table-cell office:value-type="float" office:value="1.974991E-015" calcext:value-type="float">
            <text:p>1.974991E-15</text:p>
          </table:table-cell>
          <table:table-cell office:value-type="float" office:value="1.974512E-015" calcext:value-type="float">
            <text:p>1.974512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.69642" calcext:value-type="float">
            <text:p>-64.69642</text:p>
          </table:table-cell>
          <table:table-cell office:value-type="float" office:value="-0.06961137" calcext:value-type="float">
            <text:p>-0.06961137</text:p>
          </table:table-cell>
          <table:table-cell office:value-type="float" office:value="-0.08131743" calcext:value-type="float">
            <text:p>-0.08131743</text:p>
          </table:table-cell>
          <table:table-cell office:value-type="float" office:value="-0.1168242" calcext:value-type="float">
            <text:p>-0.1168242</text:p>
          </table:table-cell>
          <table:table-cell office:value-type="float" office:value="-0.115337" calcext:value-type="float">
            <text:p>-0.115337</text:p>
          </table:table-cell>
          <table:table-cell office:value-type="float" office:value="-0.07157734" calcext:value-type="float">
            <text:p>-0.07157734</text:p>
          </table:table-cell>
          <table:table-cell office:value-type="float" office:value="-0.04237878" calcext:value-type="float">
            <text:p>-0.04237878</text:p>
          </table:table-cell>
          <table:table-cell office:value-type="float" office:value="-0.01963872" calcext:value-type="float">
            <text:p>-0.01963872</text:p>
          </table:table-cell>
          <table:table-cell office:value-type="float" office:value="-0.007521858" calcext:value-type="float">
            <text:p>-0.007521858</text:p>
          </table:table-cell>
          <table:table-cell office:value-type="float" office:value="-0.003768021" calcext:value-type="float">
            <text:p>-0.003768021</text:p>
          </table:table-cell>
          <table:table-cell office:value-type="float" office:value="1123.649" calcext:value-type="float">
            <text:p>1123.649</text:p>
          </table:table-cell>
          <table:table-cell office:value-type="float" office:value="0" calcext:value-type="float">
            <text:p>0</text:p>
          </table:table-cell>
          <table:table-cell office:value-type="float" office:value="-0.009725674" calcext:value-type="float">
            <text:p>-0.009725674</text:p>
          </table:table-cell>
          <table:table-cell office:value-type="float" office:value="-0.001201168" calcext:value-type="float">
            <text:p>-0.00120116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742" calcext:value-type="float">
            <text:p>-1.2287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490.9224" calcext:value-type="float">
            <text:p>490.9224</text:p>
          </table:table-cell>
          <table:table-cell office:value-type="float" office:value="128.0205" calcext:value-type="float">
            <text:p>128.020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0.071" calcext:value-type="float">
            <text:p>1240.071</text:p>
          </table:table-cell>
          <table:table-cell office:value-type="float" office:value="77.24213" calcext:value-type="float">
            <text:p>77.24213</text:p>
          </table:table-cell>
          <table:table-cell office:value-type="float" office:value="0" calcext:value-type="float">
            <text:p>0</text:p>
          </table:table-cell>
          <table:table-cell office:value-type="float" office:value="0.439264" calcext:value-type="float">
            <text:p>0.439264</text:p>
          </table:table-cell>
          <table:table-cell office:value-type="float" office:value="0.445659" calcext:value-type="float">
            <text:p>0.445659</text:p>
          </table:table-cell>
          <table:table-cell office:value-type="float" office:value="0.2330597" calcext:value-type="float">
            <text:p>0.2330597</text:p>
          </table:table-cell>
          <table:table-cell office:value-type="float" office:value="0.2213643" calcext:value-type="float">
            <text:p>0.2213643</text:p>
          </table:table-cell>
          <table:table-cell office:value-type="float" office:value="0.2244054" calcext:value-type="float">
            <text:p>0.2244054</text:p>
          </table:table-cell>
          <table:table-cell office:value-type="float" office:value="0.2417742" calcext:value-type="float">
            <text:p>0.2417742</text:p>
          </table:table-cell>
          <table:table-cell office:value-type="float" office:value="0.314187" calcext:value-type="float">
            <text:p>0.314187</text:p>
          </table:table-cell>
          <table:table-cell office:value-type="float" office:value="0.3476512" calcext:value-type="float">
            <text:p>0.3476512</text:p>
          </table:table-cell>
          <table:table-cell office:value-type="float" office:value="0.3850274" calcext:value-type="float">
            <text:p>0.3850274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43E-015" calcext:value-type="float">
            <text:p>1.948843E-15</text:p>
          </table:table-cell>
          <table:table-cell office:value-type="float" office:value="1.87608E-015" calcext:value-type="float">
            <text:p>1.87608E-15</text:p>
          </table:table-cell>
          <table:table-cell office:value-type="float" office:value="1.974984E-015" calcext:value-type="float">
            <text:p>1.974984E-15</text:p>
          </table:table-cell>
          <table:table-cell office:value-type="float" office:value="1.974512E-015" calcext:value-type="float">
            <text:p>1.974512E-15</text:p>
          </table:table-cell>
          <table:table-cell office:value-type="float" office:value="9.470318E-016" calcext:value-type="float">
            <text:p>9.4703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341934" calcext:value-type="float">
            <text:p>-0.001341934</text:p>
          </table:table-cell>
          <table:table-cell office:value-type="float" office:value="-0.001220366" calcext:value-type="float">
            <text:p>-0.001220366</text:p>
          </table:table-cell>
          <table:table-cell office:value-type="float" office:value="-0.09562146" calcext:value-type="float">
            <text:p>-0.09562146</text:p>
          </table:table-cell>
          <table:table-cell office:value-type="float" office:value="-0.1306703" calcext:value-type="float">
            <text:p>-0.1306703</text:p>
          </table:table-cell>
          <table:table-cell office:value-type="float" office:value="-0.120228" calcext:value-type="float">
            <text:p>-0.120228</text:p>
          </table:table-cell>
          <table:table-cell office:value-type="float" office:value="-0.07617465" calcext:value-type="float">
            <text:p>-0.07617465</text:p>
          </table:table-cell>
          <table:table-cell office:value-type="float" office:value="-0.04444563" calcext:value-type="float">
            <text:p>-0.04444563</text:p>
          </table:table-cell>
          <table:table-cell office:value-type="float" office:value="-0.02000935" calcext:value-type="float">
            <text:p>-0.02000935</text:p>
          </table:table-cell>
          <table:table-cell office:value-type="float" office:value="-0.007522108" calcext:value-type="float">
            <text:p>-0.007522108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126.968" calcext:value-type="float">
            <text:p>1126.968</text:p>
          </table:table-cell>
          <table:table-cell office:value-type="float" office:value="0" calcext:value-type="float">
            <text:p>0</text:p>
          </table:table-cell>
          <table:table-cell office:value-type="float" office:value="-0.009727594" calcext:value-type="float">
            <text:p>-0.009727594</text:p>
          </table:table-cell>
          <table:table-cell office:value-type="float" office:value="-0.001202456" calcext:value-type="float">
            <text:p>-0.0012024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491.7224" calcext:value-type="float">
            <text:p>491.7224</text:p>
          </table:table-cell>
          <table:table-cell office:value-type="float" office:value="132.0933" calcext:value-type="float">
            <text:p>132.093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7.227" calcext:value-type="float">
            <text:p>1237.227</text:p>
          </table:table-cell>
          <table:table-cell office:value-type="float" office:value="76.814" calcext:value-type="float">
            <text:p>76.814</text:p>
          </table:table-cell>
          <table:table-cell office:value-type="float" office:value="0" calcext:value-type="float">
            <text:p>0</text:p>
          </table:table-cell>
          <table:table-cell office:value-type="float" office:value="0.3416523" calcext:value-type="float">
            <text:p>0.3416523</text:p>
          </table:table-cell>
          <table:table-cell office:value-type="float" office:value="0.3423239" calcext:value-type="float">
            <text:p>0.3423239</text:p>
          </table:table-cell>
          <table:table-cell office:value-type="float" office:value="0.2506958" calcext:value-type="float">
            <text:p>0.2506958</text:p>
          </table:table-cell>
          <table:table-cell office:value-type="float" office:value="0.2199211" calcext:value-type="float">
            <text:p>0.2199211</text:p>
          </table:table-cell>
          <table:table-cell office:value-type="float" office:value="0.2224972" calcext:value-type="float">
            <text:p>0.2224972</text:p>
          </table:table-cell>
          <table:table-cell office:value-type="float" office:value="0.2394871" calcext:value-type="float">
            <text:p>0.2394871</text:p>
          </table:table-cell>
          <table:table-cell office:value-type="float" office:value="0.3117439" calcext:value-type="float">
            <text:p>0.3117439</text:p>
          </table:table-cell>
          <table:table-cell office:value-type="float" office:value="0.3470139" calcext:value-type="float">
            <text:p>0.3470139</text:p>
          </table:table-cell>
          <table:table-cell office:value-type="float" office:value="0.3850651" calcext:value-type="float">
            <text:p>0.3850651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64E-015" calcext:value-type="float">
            <text:p>1.948864E-15</text:p>
          </table:table-cell>
          <table:table-cell office:value-type="float" office:value="1.876068E-015" calcext:value-type="float">
            <text:p>1.876068E-15</text:p>
          </table:table-cell>
          <table:table-cell office:value-type="float" office:value="1.974981E-015" calcext:value-type="float">
            <text:p>1.974981E-15</text:p>
          </table:table-cell>
          <table:table-cell office:value-type="float" office:value="1.974504E-015" calcext:value-type="float">
            <text:p>1.974504E-15</text:p>
          </table:table-cell>
          <table:table-cell office:value-type="float" office:value="9.470401E-016" calcext:value-type="float">
            <text:p>9.47040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594804" calcext:value-type="float">
            <text:p>-0.007594804</text:p>
          </table:table-cell>
          <table:table-cell office:value-type="float" office:value="-0.007511714" calcext:value-type="float">
            <text:p>-0.007511714</text:p>
          </table:table-cell>
          <table:table-cell office:value-type="float" office:value="-0.06134775" calcext:value-type="float">
            <text:p>-0.06134775</text:p>
          </table:table-cell>
          <table:table-cell office:value-type="float" office:value="-0.1361248" calcext:value-type="float">
            <text:p>-0.1361248</text:p>
          </table:table-cell>
          <table:table-cell office:value-type="float" office:value="-0.1266557" calcext:value-type="float">
            <text:p>-0.1266557</text:p>
          </table:table-cell>
          <table:table-cell office:value-type="float" office:value="-0.08073844" calcext:value-type="float">
            <text:p>-0.08073844</text:p>
          </table:table-cell>
          <table:table-cell office:value-type="float" office:value="-0.04716582" calcext:value-type="float">
            <text:p>-0.04716582</text:p>
          </table:table-cell>
          <table:table-cell office:value-type="float" office:value="-0.02036457" calcext:value-type="float">
            <text:p>-0.02036457</text:p>
          </table:table-cell>
          <table:table-cell office:value-type="float" office:value="-0.007515361" calcext:value-type="float">
            <text:p>-0.007515361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130.286" calcext:value-type="float">
            <text:p>1130.286</text:p>
          </table:table-cell>
          <table:table-cell office:value-type="float" office:value="0" calcext:value-type="float">
            <text:p>0</text:p>
          </table:table-cell>
          <table:table-cell office:value-type="float" office:value="-0.009726458" calcext:value-type="float">
            <text:p>-0.009726458</text:p>
          </table:table-cell>
          <table:table-cell office:value-type="float" office:value="-0.001203735" calcext:value-type="float">
            <text:p>-0.0012037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491.7224" calcext:value-type="float">
            <text:p>491.7224</text:p>
          </table:table-cell>
          <table:table-cell office:value-type="float" office:value="138.0759" calcext:value-type="float">
            <text:p>138.075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1.71" calcext:value-type="float">
            <text:p>1231.71</text:p>
          </table:table-cell>
          <table:table-cell office:value-type="float" office:value="76.34798" calcext:value-type="float">
            <text:p>76.34798</text:p>
          </table:table-cell>
          <table:table-cell office:value-type="float" office:value="0" calcext:value-type="float">
            <text:p>0</text:p>
          </table:table-cell>
          <table:table-cell office:value-type="float" office:value="0.1848784" calcext:value-type="float">
            <text:p>0.1848784</text:p>
          </table:table-cell>
          <table:table-cell office:value-type="float" office:value="0.2455913" calcext:value-type="float">
            <text:p>0.2455913</text:p>
          </table:table-cell>
          <table:table-cell office:value-type="float" office:value="0.2360135" calcext:value-type="float">
            <text:p>0.2360135</text:p>
          </table:table-cell>
          <table:table-cell office:value-type="float" office:value="0.2121883" calcext:value-type="float">
            <text:p>0.2121883</text:p>
          </table:table-cell>
          <table:table-cell office:value-type="float" office:value="0.2153691" calcext:value-type="float">
            <text:p>0.2153691</text:p>
          </table:table-cell>
          <table:table-cell office:value-type="float" office:value="0.2330806" calcext:value-type="float">
            <text:p>0.2330806</text:p>
          </table:table-cell>
          <table:table-cell office:value-type="float" office:value="0.3064784" calcext:value-type="float">
            <text:p>0.3064784</text:p>
          </table:table-cell>
          <table:table-cell office:value-type="float" office:value="0.3455734" calcext:value-type="float">
            <text:p>0.3455734</text:p>
          </table:table-cell>
          <table:table-cell office:value-type="float" office:value="0.3848962" calcext:value-type="float">
            <text:p>0.3848962</text:p>
          </table:table-cell>
          <table:table-cell office:value-type="float" office:value="0.4139251" calcext:value-type="float">
            <text:p>0.413925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77E-015" calcext:value-type="float">
            <text:p>1.948877E-15</text:p>
          </table:table-cell>
          <table:table-cell office:value-type="float" office:value="1.876057E-015" calcext:value-type="float">
            <text:p>1.876057E-15</text:p>
          </table:table-cell>
          <table:table-cell office:value-type="float" office:value="1.97498E-015" calcext:value-type="float">
            <text:p>1.97498E-15</text:p>
          </table:table-cell>
          <table:table-cell office:value-type="float" office:value="1.974496E-015" calcext:value-type="float">
            <text:p>1.974496E-15</text:p>
          </table:table-cell>
          <table:table-cell office:value-type="float" office:value="9.470478E-016" calcext:value-type="float">
            <text:p>9.47047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930834" calcext:value-type="float">
            <text:p>-0.3930834</text:p>
          </table:table-cell>
          <table:table-cell office:value-type="float" office:value="-0.06873399" calcext:value-type="float">
            <text:p>-0.06873399</text:p>
          </table:table-cell>
          <table:table-cell office:value-type="float" office:value="-0.08825747" calcext:value-type="float">
            <text:p>-0.08825747</text:p>
          </table:table-cell>
          <table:table-cell office:value-type="float" office:value="-0.1693278" calcext:value-type="float">
            <text:p>-0.1693278</text:p>
          </table:table-cell>
          <table:table-cell office:value-type="float" office:value="-0.1545488" calcext:value-type="float">
            <text:p>-0.1545488</text:p>
          </table:table-cell>
          <table:table-cell office:value-type="float" office:value="-0.09528508" calcext:value-type="float">
            <text:p>-0.09528508</text:p>
          </table:table-cell>
          <table:table-cell office:value-type="float" office:value="-0.05371126" calcext:value-type="float">
            <text:p>-0.05371126</text:p>
          </table:table-cell>
          <table:table-cell office:value-type="float" office:value="-0.0211946" calcext:value-type="float">
            <text:p>-0.0211946</text:p>
          </table:table-cell>
          <table:table-cell office:value-type="float" office:value="-0.007546942" calcext:value-type="float">
            <text:p>-0.007546942</text:p>
          </table:table-cell>
          <table:table-cell office:value-type="float" office:value="-0.003765968" calcext:value-type="float">
            <text:p>-0.003765968</text:p>
          </table:table-cell>
          <table:table-cell office:value-type="float" office:value="1133.605" calcext:value-type="float">
            <text:p>1133.605</text:p>
          </table:table-cell>
          <table:table-cell office:value-type="float" office:value="0" calcext:value-type="float">
            <text:p>0</text:p>
          </table:table-cell>
          <table:table-cell office:value-type="float" office:value="-0.009725864" calcext:value-type="float">
            <text:p>-0.009725864</text:p>
          </table:table-cell>
          <table:table-cell office:value-type="float" office:value="-0.001205053" calcext:value-type="float">
            <text:p>-0.0012050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632" calcext:value-type="float">
            <text:p>-1.2286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491.7224" calcext:value-type="float">
            <text:p>491.7224</text:p>
          </table:table-cell>
          <table:table-cell office:value-type="float" office:value="143.9876" calcext:value-type="float">
            <text:p>143.987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6.297" calcext:value-type="float">
            <text:p>1226.297</text:p>
          </table:table-cell>
          <table:table-cell office:value-type="float" office:value="75.85059" calcext:value-type="float">
            <text:p>75.85059</text:p>
          </table:table-cell>
          <table:table-cell office:value-type="float" office:value="0" calcext:value-type="float">
            <text:p>0</text:p>
          </table:table-cell>
          <table:table-cell office:value-type="float" office:value="0.08512595" calcext:value-type="float">
            <text:p>0.08512595</text:p>
          </table:table-cell>
          <table:table-cell office:value-type="float" office:value="0.2157528" calcext:value-type="float">
            <text:p>0.2157528</text:p>
          </table:table-cell>
          <table:table-cell office:value-type="float" office:value="0.2065894" calcext:value-type="float">
            <text:p>0.2065894</text:p>
          </table:table-cell>
          <table:table-cell office:value-type="float" office:value="0.1996212" calcext:value-type="float">
            <text:p>0.1996212</text:p>
          </table:table-cell>
          <table:table-cell office:value-type="float" office:value="0.2056053" calcext:value-type="float">
            <text:p>0.2056053</text:p>
          </table:table-cell>
          <table:table-cell office:value-type="float" office:value="0.2245859" calcext:value-type="float">
            <text:p>0.2245859</text:p>
          </table:table-cell>
          <table:table-cell office:value-type="float" office:value="0.299982" calcext:value-type="float">
            <text:p>0.299982</text:p>
          </table:table-cell>
          <table:table-cell office:value-type="float" office:value="0.3438003" calcext:value-type="float">
            <text:p>0.3438003</text:p>
          </table:table-cell>
          <table:table-cell office:value-type="float" office:value="0.384532" calcext:value-type="float">
            <text:p>0.384532</text:p>
          </table:table-cell>
          <table:table-cell office:value-type="float" office:value="0.4138769" calcext:value-type="float">
            <text:p>0.413876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87E-015" calcext:value-type="float">
            <text:p>1.948887E-15</text:p>
          </table:table-cell>
          <table:table-cell office:value-type="float" office:value="1.876047E-015" calcext:value-type="float">
            <text:p>1.876047E-15</text:p>
          </table:table-cell>
          <table:table-cell office:value-type="float" office:value="1.974981E-015" calcext:value-type="float">
            <text:p>1.974981E-15</text:p>
          </table:table-cell>
          <table:table-cell office:value-type="float" office:value="1.974489E-015" calcext:value-type="float">
            <text:p>1.974489E-15</text:p>
          </table:table-cell>
          <table:table-cell office:value-type="float" office:value="9.470552E-016" calcext:value-type="float">
            <text:p>9.470552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26366" calcext:value-type="float">
            <text:p>-46.26366</text:p>
          </table:table-cell>
          <table:table-cell office:value-type="float" office:value="-0.1526358" calcext:value-type="float">
            <text:p>-0.1526358</text:p>
          </table:table-cell>
          <table:table-cell office:value-type="float" office:value="-0.1992642" calcext:value-type="float">
            <text:p>-0.1992642</text:p>
          </table:table-cell>
          <table:table-cell office:value-type="float" office:value="-0.24583" calcext:value-type="float">
            <text:p>-0.24583</text:p>
          </table:table-cell>
          <table:table-cell office:value-type="float" office:value="-0.2052181" calcext:value-type="float">
            <text:p>-0.2052181</text:p>
          </table:table-cell>
          <table:table-cell office:value-type="float" office:value="-0.1195846" calcext:value-type="float">
            <text:p>-0.1195846</text:p>
          </table:table-cell>
          <table:table-cell office:value-type="float" office:value="-0.06323153" calcext:value-type="float">
            <text:p>-0.06323153</text:p>
          </table:table-cell>
          <table:table-cell office:value-type="float" office:value="-0.02226739" calcext:value-type="float">
            <text:p>-0.02226739</text:p>
          </table:table-cell>
          <table:table-cell office:value-type="float" office:value="-0.007615641" calcext:value-type="float">
            <text:p>-0.007615641</text:p>
          </table:table-cell>
          <table:table-cell office:value-type="float" office:value="-0.003770152" calcext:value-type="float">
            <text:p>-0.003770152</text:p>
          </table:table-cell>
          <table:table-cell office:value-type="float" office:value="1136.92" calcext:value-type="float">
            <text:p>1136.92</text:p>
          </table:table-cell>
          <table:table-cell office:value-type="float" office:value="0" calcext:value-type="float">
            <text:p>0</text:p>
          </table:table-cell>
          <table:table-cell office:value-type="float" office:value="-0.0097219" calcext:value-type="float">
            <text:p>-0.0097219</text:p>
          </table:table-cell>
          <table:table-cell office:value-type="float" office:value="-0.001206575" calcext:value-type="float">
            <text:p>-0.0012065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856" calcext:value-type="float">
            <text:p>-1.2288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491.7224" calcext:value-type="float">
            <text:p>491.7224</text:p>
          </table:table-cell>
          <table:table-cell office:value-type="float" office:value="148.6962" calcext:value-type="float">
            <text:p>148.696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2.12" calcext:value-type="float">
            <text:p>1222.12</text:p>
          </table:table-cell>
          <table:table-cell office:value-type="float" office:value="75.31856" calcext:value-type="float">
            <text:p>75.31856</text:p>
          </table:table-cell>
          <table:table-cell office:value-type="float" office:value="0" calcext:value-type="float">
            <text:p>0</text:p>
          </table:table-cell>
          <table:table-cell office:value-type="float" office:value="0.08750197" calcext:value-type="float">
            <text:p>0.08750197</text:p>
          </table:table-cell>
          <table:table-cell office:value-type="float" office:value="0.1951667" calcext:value-type="float">
            <text:p>0.1951667</text:p>
          </table:table-cell>
          <table:table-cell office:value-type="float" office:value="0.1828442" calcext:value-type="float">
            <text:p>0.1828442</text:p>
          </table:table-cell>
          <table:table-cell office:value-type="float" office:value="0.1864032" calcext:value-type="float">
            <text:p>0.1864032</text:p>
          </table:table-cell>
          <table:table-cell office:value-type="float" office:value="0.1951083" calcext:value-type="float">
            <text:p>0.1951083</text:p>
          </table:table-cell>
          <table:table-cell office:value-type="float" office:value="0.2153836" calcext:value-type="float">
            <text:p>0.2153836</text:p>
          </table:table-cell>
          <table:table-cell office:value-type="float" office:value="0.2928135" calcext:value-type="float">
            <text:p>0.2928135</text:p>
          </table:table-cell>
          <table:table-cell office:value-type="float" office:value="0.3418187" calcext:value-type="float">
            <text:p>0.3418187</text:p>
          </table:table-cell>
          <table:table-cell office:value-type="float" office:value="0.3841172" calcext:value-type="float">
            <text:p>0.3841172</text:p>
          </table:table-cell>
          <table:table-cell office:value-type="float" office:value="0.4138151" calcext:value-type="float">
            <text:p>0.413815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97E-015" calcext:value-type="float">
            <text:p>1.948897E-15</text:p>
          </table:table-cell>
          <table:table-cell office:value-type="float" office:value="1.876037E-015" calcext:value-type="float">
            <text:p>1.876037E-15</text:p>
          </table:table-cell>
          <table:table-cell office:value-type="float" office:value="1.974975E-015" calcext:value-type="float">
            <text:p>1.974975E-15</text:p>
          </table:table-cell>
          <table:table-cell office:value-type="float" office:value="1.974484E-015" calcext:value-type="float">
            <text:p>1.974484E-15</text:p>
          </table:table-cell>
          <table:table-cell office:value-type="float" office:value="9.470674E-016" calcext:value-type="float">
            <text:p>9.470674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23432" calcext:value-type="float">
            <text:p>-39.23432</text:p>
          </table:table-cell>
          <table:table-cell office:value-type="float" office:value="-0.281801" calcext:value-type="float">
            <text:p>-0.281801</text:p>
          </table:table-cell>
          <table:table-cell office:value-type="float" office:value="-0.420665" calcext:value-type="float">
            <text:p>-0.420665</text:p>
          </table:table-cell>
          <table:table-cell office:value-type="float" office:value="-0.3737005" calcext:value-type="float">
            <text:p>-0.3737005</text:p>
          </table:table-cell>
          <table:table-cell office:value-type="float" office:value="-0.2827168" calcext:value-type="float">
            <text:p>-0.2827168</text:p>
          </table:table-cell>
          <table:table-cell office:value-type="float" office:value="-0.1544446" calcext:value-type="float">
            <text:p>-0.1544446</text:p>
          </table:table-cell>
          <table:table-cell office:value-type="float" office:value="-0.0760279" calcext:value-type="float">
            <text:p>-0.0760279</text:p>
          </table:table-cell>
          <table:table-cell office:value-type="float" office:value="-0.0235361" calcext:value-type="float">
            <text:p>-0.0235361</text:p>
          </table:table-cell>
          <table:table-cell office:value-type="float" office:value="-0.00769519" calcext:value-type="float">
            <text:p>-0.00769519</text:p>
          </table:table-cell>
          <table:table-cell office:value-type="float" office:value="-0.003775517" calcext:value-type="float">
            <text:p>-0.003775517</text:p>
          </table:table-cell>
          <table:table-cell office:value-type="float" office:value="1140.221" calcext:value-type="float">
            <text:p>1140.221</text:p>
          </table:table-cell>
          <table:table-cell office:value-type="float" office:value="0" calcext:value-type="float">
            <text:p>0</text:p>
          </table:table-cell>
          <table:table-cell office:value-type="float" office:value="-0.009720759" calcext:value-type="float">
            <text:p>-0.009720759</text:p>
          </table:table-cell>
          <table:table-cell office:value-type="float" office:value="-0.001208297" calcext:value-type="float">
            <text:p>-0.0012082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142" calcext:value-type="float">
            <text:p>-1.2291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499.1226" calcext:value-type="float">
            <text:p>499.1226</text:p>
          </table:table-cell>
          <table:table-cell office:value-type="float" office:value="152.1722" calcext:value-type="float">
            <text:p>152.172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6.521" calcext:value-type="float">
            <text:p>1226.521</text:p>
          </table:table-cell>
          <table:table-cell office:value-type="float" office:value="74.84113" calcext:value-type="float">
            <text:p>74.84113</text:p>
          </table:table-cell>
          <table:table-cell office:value-type="float" office:value="0" calcext:value-type="float">
            <text:p>0</text:p>
          </table:table-cell>
          <table:table-cell office:value-type="float" office:value="0.3721443" calcext:value-type="float">
            <text:p>0.3721443</text:p>
          </table:table-cell>
          <table:table-cell office:value-type="float" office:value="0.373874" calcext:value-type="float">
            <text:p>0.373874</text:p>
          </table:table-cell>
          <table:table-cell office:value-type="float" office:value="0.1731435" calcext:value-type="float">
            <text:p>0.1731435</text:p>
          </table:table-cell>
          <table:table-cell office:value-type="float" office:value="0.1789623" calcext:value-type="float">
            <text:p>0.1789623</text:p>
          </table:table-cell>
          <table:table-cell office:value-type="float" office:value="0.1885563" calcext:value-type="float">
            <text:p>0.1885563</text:p>
          </table:table-cell>
          <table:table-cell office:value-type="float" office:value="0.2091268" calcext:value-type="float">
            <text:p>0.2091268</text:p>
          </table:table-cell>
          <table:table-cell office:value-type="float" office:value="0.2930912" calcext:value-type="float">
            <text:p>0.2930912</text:p>
          </table:table-cell>
          <table:table-cell office:value-type="float" office:value="0.3402434" calcext:value-type="float">
            <text:p>0.3402434</text:p>
          </table:table-cell>
          <table:table-cell office:value-type="float" office:value="0.3839718" calcext:value-type="float">
            <text:p>0.3839718</text:p>
          </table:table-cell>
          <table:table-cell office:value-type="float" office:value="0.41371" calcext:value-type="float">
            <text:p>0.41371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04E-015" calcext:value-type="float">
            <text:p>1.948904E-15</text:p>
          </table:table-cell>
          <table:table-cell office:value-type="float" office:value="1.876027E-015" calcext:value-type="float">
            <text:p>1.876027E-15</text:p>
          </table:table-cell>
          <table:table-cell office:value-type="float" office:value="1.974971E-015" calcext:value-type="float">
            <text:p>1.974971E-15</text:p>
          </table:table-cell>
          <table:table-cell office:value-type="float" office:value="1.974481E-015" calcext:value-type="float">
            <text:p>1.974481E-15</text:p>
          </table:table-cell>
          <table:table-cell office:value-type="float" office:value="9.470769E-016" calcext:value-type="float">
            <text:p>9.470769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255929" calcext:value-type="float">
            <text:p>-0.004255929</text:p>
          </table:table-cell>
          <table:table-cell office:value-type="float" office:value="-0.004136544" calcext:value-type="float">
            <text:p>-0.004136544</text:p>
          </table:table-cell>
          <table:table-cell office:value-type="float" office:value="-0.5877284" calcext:value-type="float">
            <text:p>-0.5877284</text:p>
          </table:table-cell>
          <table:table-cell office:value-type="float" office:value="-0.4795053" calcext:value-type="float">
            <text:p>-0.4795053</text:p>
          </table:table-cell>
          <table:table-cell office:value-type="float" office:value="-0.3484173" calcext:value-type="float">
            <text:p>-0.3484173</text:p>
          </table:table-cell>
          <table:table-cell office:value-type="float" office:value="-0.1849896" calcext:value-type="float">
            <text:p>-0.1849896</text:p>
          </table:table-cell>
          <table:table-cell office:value-type="float" office:value="-0.07548887" calcext:value-type="float">
            <text:p>-0.07548887</text:p>
          </table:table-cell>
          <table:table-cell office:value-type="float" office:value="-0.02460589" calcext:value-type="float">
            <text:p>-0.02460589</text:p>
          </table:table-cell>
          <table:table-cell office:value-type="float" office:value="-0.007723264" calcext:value-type="float">
            <text:p>-0.007723264</text:p>
          </table:table-cell>
          <table:table-cell office:value-type="float" office:value="-0.003784742" calcext:value-type="float">
            <text:p>-0.003784742</text:p>
          </table:table-cell>
          <table:table-cell office:value-type="float" office:value="1143.63" calcext:value-type="float">
            <text:p>1143.63</text:p>
          </table:table-cell>
          <table:table-cell office:value-type="float" office:value="0" calcext:value-type="float">
            <text:p>0</text:p>
          </table:table-cell>
          <table:table-cell office:value-type="float" office:value="-0.009720639" calcext:value-type="float">
            <text:p>-0.009720639</text:p>
          </table:table-cell>
          <table:table-cell office:value-type="float" office:value="-0.001210076" calcext:value-type="float">
            <text:p>-0.0012100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633" calcext:value-type="float">
            <text:p>-1.2296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513.9224" calcext:value-type="float">
            <text:p>513.9224</text:p>
          </table:table-cell>
          <table:table-cell office:value-type="float" office:value="154.7724" calcext:value-type="float">
            <text:p>154.772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8.774" calcext:value-type="float">
            <text:p>1238.774</text:p>
          </table:table-cell>
          <table:table-cell office:value-type="float" office:value="74.78808" calcext:value-type="float">
            <text:p>74.78808</text:p>
          </table:table-cell>
          <table:table-cell office:value-type="float" office:value="0" calcext:value-type="float">
            <text:p>0</text:p>
          </table:table-cell>
          <table:table-cell office:value-type="float" office:value="0.3987537" calcext:value-type="float">
            <text:p>0.3987537</text:p>
          </table:table-cell>
          <table:table-cell office:value-type="float" office:value="0.3978115" calcext:value-type="float">
            <text:p>0.3978115</text:p>
          </table:table-cell>
          <table:table-cell office:value-type="float" office:value="0.3658542" calcext:value-type="float">
            <text:p>0.3658542</text:p>
          </table:table-cell>
          <table:table-cell office:value-type="float" office:value="0.1798248" calcext:value-type="float">
            <text:p>0.1798248</text:p>
          </table:table-cell>
          <table:table-cell office:value-type="float" office:value="0.1886502" calcext:value-type="float">
            <text:p>0.1886502</text:p>
          </table:table-cell>
          <table:table-cell office:value-type="float" office:value="0.2098048" calcext:value-type="float">
            <text:p>0.2098048</text:p>
          </table:table-cell>
          <table:table-cell office:value-type="float" office:value="0.3210523" calcext:value-type="float">
            <text:p>0.3210523</text:p>
          </table:table-cell>
          <table:table-cell office:value-type="float" office:value="0.3400507" calcext:value-type="float">
            <text:p>0.3400507</text:p>
          </table:table-cell>
          <table:table-cell office:value-type="float" office:value="0.3839439" calcext:value-type="float">
            <text:p>0.3839439</text:p>
          </table:table-cell>
          <table:table-cell office:value-type="float" office:value="0.4131876" calcext:value-type="float">
            <text:p>0.4131876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17E-015" calcext:value-type="float">
            <text:p>1.948917E-15</text:p>
          </table:table-cell>
          <table:table-cell office:value-type="float" office:value="1.876015E-015" calcext:value-type="float">
            <text:p>1.876015E-15</text:p>
          </table:table-cell>
          <table:table-cell office:value-type="float" office:value="1.974969E-015" calcext:value-type="float">
            <text:p>1.974969E-15</text:p>
          </table:table-cell>
          <table:table-cell office:value-type="float" office:value="1.974476E-015" calcext:value-type="float">
            <text:p>1.974476E-15</text:p>
          </table:table-cell>
          <table:table-cell office:value-type="float" office:value="9.470842E-016" calcext:value-type="float">
            <text:p>9.470842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274679" calcext:value-type="float">
            <text:p>-0.002274679</text:p>
          </table:table-cell>
          <table:table-cell office:value-type="float" office:value="-0.002294313" calcext:value-type="float">
            <text:p>-0.002294313</text:p>
          </table:table-cell>
          <table:table-cell office:value-type="float" office:value="-0.005250167" calcext:value-type="float">
            <text:p>-0.005250167</text:p>
          </table:table-cell>
          <table:table-cell office:value-type="float" office:value="-0.4661045" calcext:value-type="float">
            <text:p>-0.4661045</text:p>
          </table:table-cell>
          <table:table-cell office:value-type="float" office:value="-0.3473914" calcext:value-type="float">
            <text:p>-0.3473914</text:p>
          </table:table-cell>
          <table:table-cell office:value-type="float" office:value="-0.1814843" calcext:value-type="float">
            <text:p>-0.1814843</text:p>
          </table:table-cell>
          <table:table-cell office:value-type="float" office:value="-0.03767431" calcext:value-type="float">
            <text:p>-0.03767431</text:p>
          </table:table-cell>
          <table:table-cell office:value-type="float" office:value="-0.02474517" calcext:value-type="float">
            <text:p>-0.02474517</text:p>
          </table:table-cell>
          <table:table-cell office:value-type="float" office:value="-0.00772883" calcext:value-type="float">
            <text:p>-0.00772883</text:p>
          </table:table-cell>
          <table:table-cell office:value-type="float" office:value="-0.00383093" calcext:value-type="float">
            <text:p>-0.00383093</text:p>
          </table:table-cell>
          <table:table-cell office:value-type="float" office:value="1147.769" calcext:value-type="float">
            <text:p>1147.769</text:p>
          </table:table-cell>
          <table:table-cell office:value-type="float" office:value="0" calcext:value-type="float">
            <text:p>0</text:p>
          </table:table-cell>
          <table:table-cell office:value-type="float" office:value="-0.009720881" calcext:value-type="float">
            <text:p>-0.009720881</text:p>
          </table:table-cell>
          <table:table-cell office:value-type="float" office:value="-0.001212669" calcext:value-type="float">
            <text:p>-0.0012126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207" calcext:value-type="float">
            <text:p>-1.232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519.7224" calcext:value-type="float">
            <text:p>519.7224</text:p>
          </table:table-cell>
          <table:table-cell office:value-type="float" office:value="156.0578" calcext:value-type="float">
            <text:p>156.057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3.853" calcext:value-type="float">
            <text:p>1243.853</text:p>
          </table:table-cell>
          <table:table-cell office:value-type="float" office:value="74.22353" calcext:value-type="float">
            <text:p>74.22353</text:p>
          </table:table-cell>
          <table:table-cell office:value-type="float" office:value="0" calcext:value-type="float">
            <text:p>0</text:p>
          </table:table-cell>
          <table:table-cell office:value-type="float" office:value="0.4217123" calcext:value-type="float">
            <text:p>0.4217123</text:p>
          </table:table-cell>
          <table:table-cell office:value-type="float" office:value="0.4263346" calcext:value-type="float">
            <text:p>0.4263346</text:p>
          </table:table-cell>
          <table:table-cell office:value-type="float" office:value="0.4395555" calcext:value-type="float">
            <text:p>0.4395555</text:p>
          </table:table-cell>
          <table:table-cell office:value-type="float" office:value="0.1842744" calcext:value-type="float">
            <text:p>0.1842744</text:p>
          </table:table-cell>
          <table:table-cell office:value-type="float" office:value="0.1905295" calcext:value-type="float">
            <text:p>0.1905295</text:p>
          </table:table-cell>
          <table:table-cell office:value-type="float" office:value="0.2137109" calcext:value-type="float">
            <text:p>0.2137109</text:p>
          </table:table-cell>
          <table:table-cell office:value-type="float" office:value="0.3200127" calcext:value-type="float">
            <text:p>0.3200127</text:p>
          </table:table-cell>
          <table:table-cell office:value-type="float" office:value="0.3406913" calcext:value-type="float">
            <text:p>0.3406913</text:p>
          </table:table-cell>
          <table:table-cell office:value-type="float" office:value="0.3845341" calcext:value-type="float">
            <text:p>0.3845341</text:p>
          </table:table-cell>
          <table:table-cell office:value-type="float" office:value="0.413457" calcext:value-type="float">
            <text:p>0.413457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24E-015" calcext:value-type="float">
            <text:p>1.948924E-15</text:p>
          </table:table-cell>
          <table:table-cell office:value-type="float" office:value="1.876008E-015" calcext:value-type="float">
            <text:p>1.876008E-15</text:p>
          </table:table-cell>
          <table:table-cell office:value-type="float" office:value="1.97497E-015" calcext:value-type="float">
            <text:p>1.97497E-15</text:p>
          </table:table-cell>
          <table:table-cell office:value-type="float" office:value="1.97447E-015" calcext:value-type="float">
            <text:p>1.97447E-15</text:p>
          </table:table-cell>
          <table:table-cell office:value-type="float" office:value="9.470908E-016" calcext:value-type="float">
            <text:p>9.47090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90153" calcext:value-type="float">
            <text:p>-0.001790153</text:p>
          </table:table-cell>
          <table:table-cell office:value-type="float" office:value="-0.001668502" calcext:value-type="float">
            <text:p>-0.001668502</text:p>
          </table:table-cell>
          <table:table-cell office:value-type="float" office:value="-0.001350572" calcext:value-type="float">
            <text:p>-0.001350572</text:p>
          </table:table-cell>
          <table:table-cell office:value-type="float" office:value="-0.4014082" calcext:value-type="float">
            <text:p>-0.4014082</text:p>
          </table:table-cell>
          <table:table-cell office:value-type="float" office:value="-0.3269764" calcext:value-type="float">
            <text:p>-0.3269764</text:p>
          </table:table-cell>
          <table:table-cell office:value-type="float" office:value="-0.1621571" calcext:value-type="float">
            <text:p>-0.1621571</text:p>
          </table:table-cell>
          <table:table-cell office:value-type="float" office:value="-0.03861326" calcext:value-type="float">
            <text:p>-0.03861326</text:p>
          </table:table-cell>
          <table:table-cell office:value-type="float" office:value="-0.02430126" calcext:value-type="float">
            <text:p>-0.02430126</text:p>
          </table:table-cell>
          <table:table-cell office:value-type="float" office:value="-0.007615634" calcext:value-type="float">
            <text:p>-0.007615634</text:p>
          </table:table-cell>
          <table:table-cell office:value-type="float" office:value="-0.003807071" calcext:value-type="float">
            <text:p>-0.003807071</text:p>
          </table:table-cell>
          <table:table-cell office:value-type="float" office:value="1151.05" calcext:value-type="float">
            <text:p>1151.05</text:p>
          </table:table-cell>
          <table:table-cell office:value-type="float" office:value="0" calcext:value-type="float">
            <text:p>0</text:p>
          </table:table-cell>
          <table:table-cell office:value-type="float" office:value="-0.009720881" calcext:value-type="float">
            <text:p>-0.009720881</text:p>
          </table:table-cell>
          <table:table-cell office:value-type="float" office:value="-0.001214145" calcext:value-type="float">
            <text:p>-0.0012141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816" calcext:value-type="float">
            <text:p>-1.2308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519.7224" calcext:value-type="float">
            <text:p>519.7224</text:p>
          </table:table-cell>
          <table:table-cell office:value-type="float" office:value="162.0833" calcext:value-type="float">
            <text:p>162.083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8.375" calcext:value-type="float">
            <text:p>1238.375</text:p>
          </table:table-cell>
          <table:table-cell office:value-type="float" office:value="73.67604" calcext:value-type="float">
            <text:p>73.67604</text:p>
          </table:table-cell>
          <table:table-cell office:value-type="float" office:value="0" calcext:value-type="float">
            <text:p>0</text:p>
          </table:table-cell>
          <table:table-cell office:value-type="float" office:value="0.3762488" calcext:value-type="float">
            <text:p>0.3762488</text:p>
          </table:table-cell>
          <table:table-cell office:value-type="float" office:value="0.3786683" calcext:value-type="float">
            <text:p>0.3786683</text:p>
          </table:table-cell>
          <table:table-cell office:value-type="float" office:value="0.384039" calcext:value-type="float">
            <text:p>0.384039</text:p>
          </table:table-cell>
          <table:table-cell office:value-type="float" office:value="0.1822311" calcext:value-type="float">
            <text:p>0.1822311</text:p>
          </table:table-cell>
          <table:table-cell office:value-type="float" office:value="0.1869674" calcext:value-type="float">
            <text:p>0.1869674</text:p>
          </table:table-cell>
          <table:table-cell office:value-type="float" office:value="0.2118109" calcext:value-type="float">
            <text:p>0.2118109</text:p>
          </table:table-cell>
          <table:table-cell office:value-type="float" office:value="0.3136785" calcext:value-type="float">
            <text:p>0.3136785</text:p>
          </table:table-cell>
          <table:table-cell office:value-type="float" office:value="0.3399046" calcext:value-type="float">
            <text:p>0.3399046</text:p>
          </table:table-cell>
          <table:table-cell office:value-type="float" office:value="0.3845092" calcext:value-type="float">
            <text:p>0.3845092</text:p>
          </table:table-cell>
          <table:table-cell office:value-type="float" office:value="0.4135683" calcext:value-type="float">
            <text:p>0.4135683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24E-015" calcext:value-type="float">
            <text:p>1.948924E-15</text:p>
          </table:table-cell>
          <table:table-cell office:value-type="float" office:value="1.875998E-015" calcext:value-type="float">
            <text:p>1.875998E-15</text:p>
          </table:table-cell>
          <table:table-cell office:value-type="float" office:value="1.974975E-015" calcext:value-type="float">
            <text:p>1.974975E-15</text:p>
          </table:table-cell>
          <table:table-cell office:value-type="float" office:value="1.97446E-015" calcext:value-type="float">
            <text:p>1.97446E-15</text:p>
          </table:table-cell>
          <table:table-cell office:value-type="float" office:value="9.471014E-016" calcext:value-type="float">
            <text:p>9.471014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94426" calcext:value-type="float">
            <text:p>-0.00394426</text:p>
          </table:table-cell>
          <table:table-cell office:value-type="float" office:value="-0.003787667" calcext:value-type="float">
            <text:p>-0.003787667</text:p>
          </table:table-cell>
          <table:table-cell office:value-type="float" office:value="-0.003435652" calcext:value-type="float">
            <text:p>-0.003435652</text:p>
          </table:table-cell>
          <table:table-cell office:value-type="float" office:value="-0.4296372" calcext:value-type="float">
            <text:p>-0.4296372</text:p>
          </table:table-cell>
          <table:table-cell office:value-type="float" office:value="-0.3669828" calcext:value-type="float">
            <text:p>-0.3669828</text:p>
          </table:table-cell>
          <table:table-cell office:value-type="float" office:value="-0.1711903" calcext:value-type="float">
            <text:p>-0.1711903</text:p>
          </table:table-cell>
          <table:table-cell office:value-type="float" office:value="-0.04498559" calcext:value-type="float">
            <text:p>-0.04498559</text:p>
          </table:table-cell>
          <table:table-cell office:value-type="float" office:value="-0.02484575" calcext:value-type="float">
            <text:p>-0.02484575</text:p>
          </table:table-cell>
          <table:table-cell office:value-type="float" office:value="-0.007620291" calcext:value-type="float">
            <text:p>-0.007620291</text:p>
          </table:table-cell>
          <table:table-cell office:value-type="float" office:value="-0.003797242" calcext:value-type="float">
            <text:p>-0.003797242</text:p>
          </table:table-cell>
          <table:table-cell office:value-type="float" office:value="1154.355" calcext:value-type="float">
            <text:p>1154.355</text:p>
          </table:table-cell>
          <table:table-cell office:value-type="float" office:value="0" calcext:value-type="float">
            <text:p>0</text:p>
          </table:table-cell>
          <table:table-cell office:value-type="float" office:value="-0.009721636" calcext:value-type="float">
            <text:p>-0.009721636</text:p>
          </table:table-cell>
          <table:table-cell office:value-type="float" office:value="-0.001215579" calcext:value-type="float">
            <text:p>-0.00121557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296" calcext:value-type="float">
            <text:p>-1.2302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165.8425" calcext:value-type="float">
            <text:p>165.842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8.549" calcext:value-type="float">
            <text:p>1238.549</text:p>
          </table:table-cell>
          <table:table-cell office:value-type="float" office:value="73.14266" calcext:value-type="float">
            <text:p>73.14266</text:p>
          </table:table-cell>
          <table:table-cell office:value-type="float" office:value="0" calcext:value-type="float">
            <text:p>0</text:p>
          </table:table-cell>
          <table:table-cell office:value-type="float" office:value="0.3812302" calcext:value-type="float">
            <text:p>0.3812302</text:p>
          </table:table-cell>
          <table:table-cell office:value-type="float" office:value="0.3811261" calcext:value-type="float">
            <text:p>0.3811261</text:p>
          </table:table-cell>
          <table:table-cell office:value-type="float" office:value="0.3774722" calcext:value-type="float">
            <text:p>0.3774722</text:p>
          </table:table-cell>
          <table:table-cell office:value-type="float" office:value="0.1832421" calcext:value-type="float">
            <text:p>0.1832421</text:p>
          </table:table-cell>
          <table:table-cell office:value-type="float" office:value="0.1861914" calcext:value-type="float">
            <text:p>0.1861914</text:p>
          </table:table-cell>
          <table:table-cell office:value-type="float" office:value="0.2114552" calcext:value-type="float">
            <text:p>0.2114552</text:p>
          </table:table-cell>
          <table:table-cell office:value-type="float" office:value="0.3100893" calcext:value-type="float">
            <text:p>0.3100893</text:p>
          </table:table-cell>
          <table:table-cell office:value-type="float" office:value="0.3394836" calcext:value-type="float">
            <text:p>0.3394836</text:p>
          </table:table-cell>
          <table:table-cell office:value-type="float" office:value="0.3846252" calcext:value-type="float">
            <text:p>0.3846252</text:p>
          </table:table-cell>
          <table:table-cell office:value-type="float" office:value="0.4137043" calcext:value-type="float">
            <text:p>0.4137043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58E-015" calcext:value-type="float">
            <text:p>1.948958E-15</text:p>
          </table:table-cell>
          <table:table-cell office:value-type="float" office:value="1.875989E-015" calcext:value-type="float">
            <text:p>1.875989E-15</text:p>
          </table:table-cell>
          <table:table-cell office:value-type="float" office:value="1.974968E-015" calcext:value-type="float">
            <text:p>1.974968E-15</text:p>
          </table:table-cell>
          <table:table-cell office:value-type="float" office:value="1.974452E-015" calcext:value-type="float">
            <text:p>1.974452E-15</text:p>
          </table:table-cell>
          <table:table-cell office:value-type="float" office:value="9.471093E-016" calcext:value-type="float">
            <text:p>9.471093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4E-016" calcext:value-type="float">
            <text:p>9.692064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339421" calcext:value-type="float">
            <text:p>-0.003339421</text:p>
          </table:table-cell>
          <table:table-cell office:value-type="float" office:value="-0.003381593" calcext:value-type="float">
            <text:p>-0.003381593</text:p>
          </table:table-cell>
          <table:table-cell office:value-type="float" office:value="-0.004020815" calcext:value-type="float">
            <text:p>-0.004020815</text:p>
          </table:table-cell>
          <table:table-cell office:value-type="float" office:value="-0.4154451" calcext:value-type="float">
            <text:p>-0.4154451</text:p>
          </table:table-cell>
          <table:table-cell office:value-type="float" office:value="-0.3764584" calcext:value-type="float">
            <text:p>-0.3764584</text:p>
          </table:table-cell>
          <table:table-cell office:value-type="float" office:value="-0.1729456" calcext:value-type="float">
            <text:p>-0.1729456</text:p>
          </table:table-cell>
          <table:table-cell office:value-type="float" office:value="-0.04911276" calcext:value-type="float">
            <text:p>-0.04911276</text:p>
          </table:table-cell>
          <table:table-cell office:value-type="float" office:value="-0.0251433" calcext:value-type="float">
            <text:p>-0.0251433</text:p>
          </table:table-cell>
          <table:table-cell office:value-type="float" office:value="-0.007598205" calcext:value-type="float">
            <text:p>-0.007598205</text:p>
          </table:table-cell>
          <table:table-cell office:value-type="float" office:value="-0.003785284" calcext:value-type="float">
            <text:p>-0.003785284</text:p>
          </table:table-cell>
          <table:table-cell office:value-type="float" office:value="1157.663" calcext:value-type="float">
            <text:p>1157.663</text:p>
          </table:table-cell>
          <table:table-cell office:value-type="float" office:value="0" calcext:value-type="float">
            <text:p>0</text:p>
          </table:table-cell>
          <table:table-cell office:value-type="float" office:value="-0.009722994" calcext:value-type="float">
            <text:p>-0.009722994</text:p>
          </table:table-cell>
          <table:table-cell office:value-type="float" office:value="-0.001217123" calcext:value-type="float">
            <text:p>-0.0012171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662" calcext:value-type="float">
            <text:p>-1.2296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171.1288" calcext:value-type="float">
            <text:p>171.128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3.788" calcext:value-type="float">
            <text:p>1233.788</text:p>
          </table:table-cell>
          <table:table-cell office:value-type="float" office:value="72.61784" calcext:value-type="float">
            <text:p>72.61784</text:p>
          </table:table-cell>
          <table:table-cell office:value-type="float" office:value="0" calcext:value-type="float">
            <text:p>0</text:p>
          </table:table-cell>
          <table:table-cell office:value-type="float" office:value="0.3231769" calcext:value-type="float">
            <text:p>0.3231769</text:p>
          </table:table-cell>
          <table:table-cell office:value-type="float" office:value="0.3274322" calcext:value-type="float">
            <text:p>0.3274322</text:p>
          </table:table-cell>
          <table:table-cell office:value-type="float" office:value="0.3325464" calcext:value-type="float">
            <text:p>0.3325464</text:p>
          </table:table-cell>
          <table:table-cell office:value-type="float" office:value="0.1834998" calcext:value-type="float">
            <text:p>0.1834998</text:p>
          </table:table-cell>
          <table:table-cell office:value-type="float" office:value="0.1849747" calcext:value-type="float">
            <text:p>0.1849747</text:p>
          </table:table-cell>
          <table:table-cell office:value-type="float" office:value="0.2099913" calcext:value-type="float">
            <text:p>0.2099913</text:p>
          </table:table-cell>
          <table:table-cell office:value-type="float" office:value="0.3057986" calcext:value-type="float">
            <text:p>0.3057986</text:p>
          </table:table-cell>
          <table:table-cell office:value-type="float" office:value="0.3388705" calcext:value-type="float">
            <text:p>0.3388705</text:p>
          </table:table-cell>
          <table:table-cell office:value-type="float" office:value="0.3846225" calcext:value-type="float">
            <text:p>0.3846225</text:p>
          </table:table-cell>
          <table:table-cell office:value-type="float" office:value="0.4138041" calcext:value-type="float">
            <text:p>0.413804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84E-015" calcext:value-type="float">
            <text:p>1.948984E-15</text:p>
          </table:table-cell>
          <table:table-cell office:value-type="float" office:value="1.87598E-015" calcext:value-type="float">
            <text:p>1.87598E-15</text:p>
          </table:table-cell>
          <table:table-cell office:value-type="float" office:value="1.974962E-015" calcext:value-type="float">
            <text:p>1.974962E-15</text:p>
          </table:table-cell>
          <table:table-cell office:value-type="float" office:value="1.974445E-015" calcext:value-type="float">
            <text:p>1.974445E-15</text:p>
          </table:table-cell>
          <table:table-cell office:value-type="float" office:value="9.47117E-016" calcext:value-type="float">
            <text:p>9.4711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3415" calcext:value-type="float">
            <text:p>-0.0113415</text:p>
          </table:table-cell>
          <table:table-cell office:value-type="float" office:value="-0.01036208" calcext:value-type="float">
            <text:p>-0.01036208</text:p>
          </table:table-cell>
          <table:table-cell office:value-type="float" office:value="-0.009292024" calcext:value-type="float">
            <text:p>-0.009292024</text:p>
          </table:table-cell>
          <table:table-cell office:value-type="float" office:value="-0.4118679" calcext:value-type="float">
            <text:p>-0.4118679</text:p>
          </table:table-cell>
          <table:table-cell office:value-type="float" office:value="-0.3918799" calcext:value-type="float">
            <text:p>-0.3918799</text:p>
          </table:table-cell>
          <table:table-cell office:value-type="float" office:value="-0.1804432" calcext:value-type="float">
            <text:p>-0.1804432</text:p>
          </table:table-cell>
          <table:table-cell office:value-type="float" office:value="-0.05461663" calcext:value-type="float">
            <text:p>-0.05461663</text:p>
          </table:table-cell>
          <table:table-cell office:value-type="float" office:value="-0.02558347" calcext:value-type="float">
            <text:p>-0.02558347</text:p>
          </table:table-cell>
          <table:table-cell office:value-type="float" office:value="-0.007598651" calcext:value-type="float">
            <text:p>-0.007598651</text:p>
          </table:table-cell>
          <table:table-cell office:value-type="float" office:value="-0.003776522" calcext:value-type="float">
            <text:p>-0.003776522</text:p>
          </table:table-cell>
          <table:table-cell office:value-type="float" office:value="1160.976" calcext:value-type="float">
            <text:p>1160.976</text:p>
          </table:table-cell>
          <table:table-cell office:value-type="float" office:value="0" calcext:value-type="float">
            <text:p>0</text:p>
          </table:table-cell>
          <table:table-cell office:value-type="float" office:value="-0.009727149" calcext:value-type="float">
            <text:p>-0.009727149</text:p>
          </table:table-cell>
          <table:table-cell office:value-type="float" office:value="-0.001218404" calcext:value-type="float">
            <text:p>-0.0012184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195" calcext:value-type="float">
            <text:p>-1.229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174.2223" calcext:value-type="float">
            <text:p>174.222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1.21" calcext:value-type="float">
            <text:p>1231.21</text:p>
          </table:table-cell>
          <table:table-cell office:value-type="float" office:value="72.10147" calcext:value-type="float">
            <text:p>72.10147</text:p>
          </table:table-cell>
          <table:table-cell office:value-type="float" office:value="0" calcext:value-type="float">
            <text:p>0</text:p>
          </table:table-cell>
          <table:table-cell office:value-type="float" office:value="0.2881942" calcext:value-type="float">
            <text:p>0.2881942</text:p>
          </table:table-cell>
          <table:table-cell office:value-type="float" office:value="0.2919549" calcext:value-type="float">
            <text:p>0.2919549</text:p>
          </table:table-cell>
          <table:table-cell office:value-type="float" office:value="0.2968251" calcext:value-type="float">
            <text:p>0.2968251</text:p>
          </table:table-cell>
          <table:table-cell office:value-type="float" office:value="0.186459" calcext:value-type="float">
            <text:p>0.186459</text:p>
          </table:table-cell>
          <table:table-cell office:value-type="float" office:value="0.1862592" calcext:value-type="float">
            <text:p>0.1862592</text:p>
          </table:table-cell>
          <table:table-cell office:value-type="float" office:value="0.2105045" calcext:value-type="float">
            <text:p>0.2105045</text:p>
          </table:table-cell>
          <table:table-cell office:value-type="float" office:value="0.3030567" calcext:value-type="float">
            <text:p>0.3030567</text:p>
          </table:table-cell>
          <table:table-cell office:value-type="float" office:value="0.3385301" calcext:value-type="float">
            <text:p>0.3385301</text:p>
          </table:table-cell>
          <table:table-cell office:value-type="float" office:value="0.3847148" calcext:value-type="float">
            <text:p>0.3847148</text:p>
          </table:table-cell>
          <table:table-cell office:value-type="float" office:value="0.4139195" calcext:value-type="float">
            <text:p>0.4139195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86E-015" calcext:value-type="float">
            <text:p>1.948986E-15</text:p>
          </table:table-cell>
          <table:table-cell office:value-type="float" office:value="1.875973E-015" calcext:value-type="float">
            <text:p>1.875973E-15</text:p>
          </table:table-cell>
          <table:table-cell office:value-type="float" office:value="1.974958E-015" calcext:value-type="float">
            <text:p>1.974958E-15</text:p>
          </table:table-cell>
          <table:table-cell office:value-type="float" office:value="1.974438E-015" calcext:value-type="float">
            <text:p>1.974438E-15</text:p>
          </table:table-cell>
          <table:table-cell office:value-type="float" office:value="9.471315E-016" calcext:value-type="float">
            <text:p>9.47131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22837" calcext:value-type="float">
            <text:p>-0.02522837</text:p>
          </table:table-cell>
          <table:table-cell office:value-type="float" office:value="-0.02303158" calcext:value-type="float">
            <text:p>-0.02303158</text:p>
          </table:table-cell>
          <table:table-cell office:value-type="float" office:value="-0.02046788" calcext:value-type="float">
            <text:p>-0.02046788</text:p>
          </table:table-cell>
          <table:table-cell office:value-type="float" office:value="-0.3734011" calcext:value-type="float">
            <text:p>-0.3734011</text:p>
          </table:table-cell>
          <table:table-cell office:value-type="float" office:value="-0.3756377" calcext:value-type="float">
            <text:p>-0.3756377</text:p>
          </table:table-cell>
          <table:table-cell office:value-type="float" office:value="-0.1777624" calcext:value-type="float">
            <text:p>-0.1777624</text:p>
          </table:table-cell>
          <table:table-cell office:value-type="float" office:value="-0.05850464" calcext:value-type="float">
            <text:p>-0.05850464</text:p>
          </table:table-cell>
          <table:table-cell office:value-type="float" office:value="-0.02583071" calcext:value-type="float">
            <text:p>-0.02583071</text:p>
          </table:table-cell>
          <table:table-cell office:value-type="float" office:value="-0.007581094" calcext:value-type="float">
            <text:p>-0.007581094</text:p>
          </table:table-cell>
          <table:table-cell office:value-type="float" office:value="-0.003766433" calcext:value-type="float">
            <text:p>-0.003766433</text:p>
          </table:table-cell>
          <table:table-cell office:value-type="float" office:value="1164.292" calcext:value-type="float">
            <text:p>1164.292</text:p>
          </table:table-cell>
          <table:table-cell office:value-type="float" office:value="0" calcext:value-type="float">
            <text:p>0</text:p>
          </table:table-cell>
          <table:table-cell office:value-type="float" office:value="-0.009729046" calcext:value-type="float">
            <text:p>-0.009729046</text:p>
          </table:table-cell>
          <table:table-cell office:value-type="float" office:value="-0.001219178" calcext:value-type="float">
            <text:p>-0.00121917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657" calcext:value-type="float">
            <text:p>-1.2286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179.2524" calcext:value-type="float">
            <text:p>179.252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6.683" calcext:value-type="float">
            <text:p>1226.683</text:p>
          </table:table-cell>
          <table:table-cell office:value-type="float" office:value="71.59924" calcext:value-type="float">
            <text:p>71.59924</text:p>
          </table:table-cell>
          <table:table-cell office:value-type="float" office:value="0" calcext:value-type="float">
            <text:p>0</text:p>
          </table:table-cell>
          <table:table-cell office:value-type="float" office:value="0.1958195" calcext:value-type="float">
            <text:p>0.1958195</text:p>
          </table:table-cell>
          <table:table-cell office:value-type="float" office:value="0.252308" calcext:value-type="float">
            <text:p>0.252308</text:p>
          </table:table-cell>
          <table:table-cell office:value-type="float" office:value="0.2586126" calcext:value-type="float">
            <text:p>0.2586126</text:p>
          </table:table-cell>
          <table:table-cell office:value-type="float" office:value="0.1836609" calcext:value-type="float">
            <text:p>0.1836609</text:p>
          </table:table-cell>
          <table:table-cell office:value-type="float" office:value="0.1835145" calcext:value-type="float">
            <text:p>0.1835145</text:p>
          </table:table-cell>
          <table:table-cell office:value-type="float" office:value="0.2068576" calcext:value-type="float">
            <text:p>0.2068576</text:p>
          </table:table-cell>
          <table:table-cell office:value-type="float" office:value="0.2981209" calcext:value-type="float">
            <text:p>0.2981209</text:p>
          </table:table-cell>
          <table:table-cell office:value-type="float" office:value="0.337498" calcext:value-type="float">
            <text:p>0.337498</text:p>
          </table:table-cell>
          <table:table-cell office:value-type="float" office:value="0.3844957" calcext:value-type="float">
            <text:p>0.3844957</text:p>
          </table:table-cell>
          <table:table-cell office:value-type="float" office:value="0.4139258" calcext:value-type="float">
            <text:p>0.413925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82E-015" calcext:value-type="float">
            <text:p>1.948982E-15</text:p>
          </table:table-cell>
          <table:table-cell office:value-type="float" office:value="1.875969E-015" calcext:value-type="float">
            <text:p>1.875969E-15</text:p>
          </table:table-cell>
          <table:table-cell office:value-type="float" office:value="1.974957E-015" calcext:value-type="float">
            <text:p>1.974957E-15</text:p>
          </table:table-cell>
          <table:table-cell office:value-type="float" office:value="1.974427E-015" calcext:value-type="float">
            <text:p>1.974427E-15</text:p>
          </table:table-cell>
          <table:table-cell office:value-type="float" office:value="9.471487E-016" calcext:value-type="float">
            <text:p>9.47148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771888" calcext:value-type="float">
            <text:p>-0.2771888</text:p>
          </table:table-cell>
          <table:table-cell office:value-type="float" office:value="-0.05856287" calcext:value-type="float">
            <text:p>-0.05856287</text:p>
          </table:table-cell>
          <table:table-cell office:value-type="float" office:value="-0.0503454" calcext:value-type="float">
            <text:p>-0.0503454</text:p>
          </table:table-cell>
          <table:table-cell office:value-type="float" office:value="-0.4095929" calcext:value-type="float">
            <text:p>-0.4095929</text:p>
          </table:table-cell>
          <table:table-cell office:value-type="float" office:value="-0.4113486" calcext:value-type="float">
            <text:p>-0.4113486</text:p>
          </table:table-cell>
          <table:table-cell office:value-type="float" office:value="-0.1977649" calcext:value-type="float">
            <text:p>-0.1977649</text:p>
          </table:table-cell>
          <table:table-cell office:value-type="float" office:value="-0.06631279" calcext:value-type="float">
            <text:p>-0.06631279</text:p>
          </table:table-cell>
          <table:table-cell office:value-type="float" office:value="-0.02659892" calcext:value-type="float">
            <text:p>-0.02659892</text:p>
          </table:table-cell>
          <table:table-cell office:value-type="float" office:value="-0.007622533" calcext:value-type="float">
            <text:p>-0.007622533</text:p>
          </table:table-cell>
          <table:table-cell office:value-type="float" office:value="-0.003765855" calcext:value-type="float">
            <text:p>-0.003765855</text:p>
          </table:table-cell>
          <table:table-cell office:value-type="float" office:value="1167.604" calcext:value-type="float">
            <text:p>1167.604</text:p>
          </table:table-cell>
          <table:table-cell office:value-type="float" office:value="0" calcext:value-type="float">
            <text:p>0</text:p>
          </table:table-cell>
          <table:table-cell office:value-type="float" office:value="-0.009726672" calcext:value-type="float">
            <text:p>-0.009726672</text:p>
          </table:table-cell>
          <table:table-cell office:value-type="float" office:value="-0.001220017" calcext:value-type="float">
            <text:p>-0.0012200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626" calcext:value-type="float">
            <text:p>-1.2286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183.6934" calcext:value-type="float">
            <text:p>183.693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2.755" calcext:value-type="float">
            <text:p>1222.755</text:p>
          </table:table-cell>
          <table:table-cell office:value-type="float" office:value="71.08668" calcext:value-type="float">
            <text:p>71.08668</text:p>
          </table:table-cell>
          <table:table-cell office:value-type="float" office:value="0" calcext:value-type="float">
            <text:p>0</text:p>
          </table:table-cell>
          <table:table-cell office:value-type="float" office:value="0.1198581" calcext:value-type="float">
            <text:p>0.1198581</text:p>
          </table:table-cell>
          <table:table-cell office:value-type="float" office:value="0.2238997" calcext:value-type="float">
            <text:p>0.2238997</text:p>
          </table:table-cell>
          <table:table-cell office:value-type="float" office:value="0.2269463" calcext:value-type="float">
            <text:p>0.2269463</text:p>
          </table:table-cell>
          <table:table-cell office:value-type="float" office:value="0.1807705" calcext:value-type="float">
            <text:p>0.1807705</text:p>
          </table:table-cell>
          <table:table-cell office:value-type="float" office:value="0.1808423" calcext:value-type="float">
            <text:p>0.1808423</text:p>
          </table:table-cell>
          <table:table-cell office:value-type="float" office:value="0.2026045" calcext:value-type="float">
            <text:p>0.2026045</text:p>
          </table:table-cell>
          <table:table-cell office:value-type="float" office:value="0.2930426" calcext:value-type="float">
            <text:p>0.2930426</text:p>
          </table:table-cell>
          <table:table-cell office:value-type="float" office:value="0.3362637" calcext:value-type="float">
            <text:p>0.3362637</text:p>
          </table:table-cell>
          <table:table-cell office:value-type="float" office:value="0.3843032" calcext:value-type="float">
            <text:p>0.3843032</text:p>
          </table:table-cell>
          <table:table-cell office:value-type="float" office:value="0.4139073" calcext:value-type="float">
            <text:p>0.4139073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77E-015" calcext:value-type="float">
            <text:p>1.948977E-15</text:p>
          </table:table-cell>
          <table:table-cell office:value-type="float" office:value="1.875964E-015" calcext:value-type="float">
            <text:p>1.875964E-15</text:p>
          </table:table-cell>
          <table:table-cell office:value-type="float" office:value="1.97495E-015" calcext:value-type="float">
            <text:p>1.97495E-15</text:p>
          </table:table-cell>
          <table:table-cell office:value-type="float" office:value="1.974435E-015" calcext:value-type="float">
            <text:p>1.974435E-15</text:p>
          </table:table-cell>
          <table:table-cell office:value-type="float" office:value="9.471545E-016" calcext:value-type="float">
            <text:p>9.47154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545993" calcext:value-type="float">
            <text:p>-5.545993</text:p>
          </table:table-cell>
          <table:table-cell office:value-type="float" office:value="-0.1217534" calcext:value-type="float">
            <text:p>-0.1217534</text:p>
          </table:table-cell>
          <table:table-cell office:value-type="float" office:value="-0.112036" calcext:value-type="float">
            <text:p>-0.112036</text:p>
          </table:table-cell>
          <table:table-cell office:value-type="float" office:value="-0.451183" calcext:value-type="float">
            <text:p>-0.451183</text:p>
          </table:table-cell>
          <table:table-cell office:value-type="float" office:value="-0.4499055" calcext:value-type="float">
            <text:p>-0.4499055</text:p>
          </table:table-cell>
          <table:table-cell office:value-type="float" office:value="-0.2245352" calcext:value-type="float">
            <text:p>-0.2245352</text:p>
          </table:table-cell>
          <table:table-cell office:value-type="float" office:value="-0.07557994" calcext:value-type="float">
            <text:p>-0.07557994</text:p>
          </table:table-cell>
          <table:table-cell office:value-type="float" office:value="-0.02754807" calcext:value-type="float">
            <text:p>-0.02754807</text:p>
          </table:table-cell>
          <table:table-cell office:value-type="float" office:value="-0.007659493" calcext:value-type="float">
            <text:p>-0.007659493</text:p>
          </table:table-cell>
          <table:table-cell office:value-type="float" office:value="-0.003767435" calcext:value-type="float">
            <text:p>-0.003767435</text:p>
          </table:table-cell>
          <table:table-cell office:value-type="float" office:value="1170.906" calcext:value-type="float">
            <text:p>1170.906</text:p>
          </table:table-cell>
          <table:table-cell office:value-type="float" office:value="0" calcext:value-type="float">
            <text:p>0</text:p>
          </table:table-cell>
          <table:table-cell office:value-type="float" office:value="-0.009726955" calcext:value-type="float">
            <text:p>-0.009726955</text:p>
          </table:table-cell>
          <table:table-cell office:value-type="float" office:value="-0.001220925" calcext:value-type="float">
            <text:p>-0.0012209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711" calcext:value-type="float">
            <text:p>-1.2287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188.9435" calcext:value-type="float">
            <text:p>188.943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18.046" calcext:value-type="float">
            <text:p>1218.046</text:p>
          </table:table-cell>
          <table:table-cell office:value-type="float" office:value="70.54575" calcext:value-type="float">
            <text:p>70.54575</text:p>
          </table:table-cell>
          <table:table-cell office:value-type="float" office:value="0" calcext:value-type="float">
            <text:p>0</text:p>
          </table:table-cell>
          <table:table-cell office:value-type="float" office:value="0.08435337" calcext:value-type="float">
            <text:p>0.08435337</text:p>
          </table:table-cell>
          <table:table-cell office:value-type="float" office:value="0.1954608" calcext:value-type="float">
            <text:p>0.1954608</text:p>
          </table:table-cell>
          <table:table-cell office:value-type="float" office:value="0.193822" calcext:value-type="float">
            <text:p>0.193822</text:p>
          </table:table-cell>
          <table:table-cell office:value-type="float" office:value="0.1732262" calcext:value-type="float">
            <text:p>0.1732262</text:p>
          </table:table-cell>
          <table:table-cell office:value-type="float" office:value="0.174731" calcext:value-type="float">
            <text:p>0.174731</text:p>
          </table:table-cell>
          <table:table-cell office:value-type="float" office:value="0.1947834" calcext:value-type="float">
            <text:p>0.1947834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0.3341648" calcext:value-type="float">
            <text:p>0.3341648</text:p>
          </table:table-cell>
          <table:table-cell office:value-type="float" office:value="0.3838764" calcext:value-type="float">
            <text:p>0.3838764</text:p>
          </table:table-cell>
          <table:table-cell office:value-type="float" office:value="0.4138213" calcext:value-type="float">
            <text:p>0.4138213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65E-015" calcext:value-type="float">
            <text:p>1.948965E-15</text:p>
          </table:table-cell>
          <table:table-cell office:value-type="float" office:value="1.875966E-015" calcext:value-type="float">
            <text:p>1.875966E-15</text:p>
          </table:table-cell>
          <table:table-cell office:value-type="float" office:value="1.974942E-015" calcext:value-type="float">
            <text:p>1.974942E-15</text:p>
          </table:table-cell>
          <table:table-cell office:value-type="float" office:value="1.974438E-015" calcext:value-type="float">
            <text:p>1.974438E-15</text:p>
          </table:table-cell>
          <table:table-cell office:value-type="float" office:value="9.471651E-016" calcext:value-type="float">
            <text:p>9.47165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64202" calcext:value-type="float">
            <text:p>-49.64202</text:p>
          </table:table-cell>
          <table:table-cell office:value-type="float" office:value="-0.2794846" calcext:value-type="float">
            <text:p>-0.2794846</text:p>
          </table:table-cell>
          <table:table-cell office:value-type="float" office:value="-0.2942495" calcext:value-type="float">
            <text:p>-0.2942495</text:p>
          </table:table-cell>
          <table:table-cell office:value-type="float" office:value="-0.5854774" calcext:value-type="float">
            <text:p>-0.5854774</text:p>
          </table:table-cell>
          <table:table-cell office:value-type="float" office:value="-0.5551693" calcext:value-type="float">
            <text:p>-0.5551693</text:p>
          </table:table-cell>
          <table:table-cell office:value-type="float" office:value="-0.2856388" calcext:value-type="float">
            <text:p>-0.2856388</text:p>
          </table:table-cell>
          <table:table-cell office:value-type="float" office:value="-0.0936107" calcext:value-type="float">
            <text:p>-0.0936107</text:p>
          </table:table-cell>
          <table:table-cell office:value-type="float" office:value="-0.02925486" calcext:value-type="float">
            <text:p>-0.02925486</text:p>
          </table:table-cell>
          <table:table-cell office:value-type="float" office:value="-0.007741308" calcext:value-type="float">
            <text:p>-0.007741308</text:p>
          </table:table-cell>
          <table:table-cell office:value-type="float" office:value="-0.003774909" calcext:value-type="float">
            <text:p>-0.003774909</text:p>
          </table:table-cell>
          <table:table-cell office:value-type="float" office:value="1174.201" calcext:value-type="float">
            <text:p>1174.201</text:p>
          </table:table-cell>
          <table:table-cell office:value-type="float" office:value="0" calcext:value-type="float">
            <text:p>0</text:p>
          </table:table-cell>
          <table:table-cell office:value-type="float" office:value="-0.00972624" calcext:value-type="float">
            <text:p>-0.00972624</text:p>
          </table:table-cell>
          <table:table-cell office:value-type="float" office:value="-0.001221877" calcext:value-type="float">
            <text:p>-0.0012218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109" calcext:value-type="float">
            <text:p>-1.2291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193.2089" calcext:value-type="float">
            <text:p>193.208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14.353" calcext:value-type="float">
            <text:p>1214.353</text:p>
          </table:table-cell>
          <table:table-cell office:value-type="float" office:value="69.97386" calcext:value-type="float">
            <text:p>69.97386</text:p>
          </table:table-cell>
          <table:table-cell office:value-type="float" office:value="0" calcext:value-type="float">
            <text:p>0</text:p>
          </table:table-cell>
          <table:table-cell office:value-type="float" office:value="0.08627605" calcext:value-type="float">
            <text:p>0.08627605</text:p>
          </table:table-cell>
          <table:table-cell office:value-type="float" office:value="0.1751828" calcext:value-type="float">
            <text:p>0.1751828</text:p>
          </table:table-cell>
          <table:table-cell office:value-type="float" office:value="0.172371" calcext:value-type="float">
            <text:p>0.172371</text:p>
          </table:table-cell>
          <table:table-cell office:value-type="float" office:value="0.1666555" calcext:value-type="float">
            <text:p>0.1666555</text:p>
          </table:table-cell>
          <table:table-cell office:value-type="float" office:value="0.1691856" calcext:value-type="float">
            <text:p>0.1691856</text:p>
          </table:table-cell>
          <table:table-cell office:value-type="float" office:value="0.1866619" calcext:value-type="float">
            <text:p>0.1866619</text:p>
          </table:table-cell>
          <table:table-cell office:value-type="float" office:value="0.2759918" calcext:value-type="float">
            <text:p>0.2759918</text:p>
          </table:table-cell>
          <table:table-cell office:value-type="float" office:value="0.3319525" calcext:value-type="float">
            <text:p>0.3319525</text:p>
          </table:table-cell>
          <table:table-cell office:value-type="float" office:value="0.3833321" calcext:value-type="float">
            <text:p>0.3833321</text:p>
          </table:table-cell>
          <table:table-cell office:value-type="float" office:value="0.4136963" calcext:value-type="float">
            <text:p>0.4136963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51E-015" calcext:value-type="float">
            <text:p>1.948951E-15</text:p>
          </table:table-cell>
          <table:table-cell office:value-type="float" office:value="1.875968E-015" calcext:value-type="float">
            <text:p>1.875968E-15</text:p>
          </table:table-cell>
          <table:table-cell office:value-type="float" office:value="1.974936E-015" calcext:value-type="float">
            <text:p>1.974936E-15</text:p>
          </table:table-cell>
          <table:table-cell office:value-type="float" office:value="1.974445E-015" calcext:value-type="float">
            <text:p>1.974445E-15</text:p>
          </table:table-cell>
          <table:table-cell office:value-type="float" office:value="9.471717E-016" calcext:value-type="float">
            <text:p>9.47171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4E-016" calcext:value-type="float">
            <text:p>9.692064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64387" calcext:value-type="float">
            <text:p>-42.64387</text:p>
          </table:table-cell>
          <table:table-cell office:value-type="float" office:value="-0.5462774" calcext:value-type="float">
            <text:p>-0.5462774</text:p>
          </table:table-cell>
          <table:table-cell office:value-type="float" office:value="-0.603394" calcext:value-type="float">
            <text:p>-0.603394</text:p>
          </table:table-cell>
          <table:table-cell office:value-type="float" office:value="-0.7415965" calcext:value-type="float">
            <text:p>-0.7415965</text:p>
          </table:table-cell>
          <table:table-cell office:value-type="float" office:value="-0.6762144" calcext:value-type="float">
            <text:p>-0.6762144</text:p>
          </table:table-cell>
          <table:table-cell office:value-type="float" office:value="-0.3705686" calcext:value-type="float">
            <text:p>-0.3705686</text:p>
          </table:table-cell>
          <table:table-cell office:value-type="float" office:value="-0.1192982" calcext:value-type="float">
            <text:p>-0.1192982</text:p>
          </table:table-cell>
          <table:table-cell office:value-type="float" office:value="-0.03118157" calcext:value-type="float">
            <text:p>-0.03118157</text:p>
          </table:table-cell>
          <table:table-cell office:value-type="float" office:value="-0.007847173" calcext:value-type="float">
            <text:p>-0.007847173</text:p>
          </table:table-cell>
          <table:table-cell office:value-type="float" office:value="-0.003785822" calcext:value-type="float">
            <text:p>-0.003785822</text:p>
          </table:table-cell>
          <table:table-cell office:value-type="float" office:value="1177.488" calcext:value-type="float">
            <text:p>1177.488</text:p>
          </table:table-cell>
          <table:table-cell office:value-type="float" office:value="0" calcext:value-type="float">
            <text:p>0</text:p>
          </table:table-cell>
          <table:table-cell office:value-type="float" office:value="-0.009725081" calcext:value-type="float">
            <text:p>-0.009725081</text:p>
          </table:table-cell>
          <table:table-cell office:value-type="float" office:value="-0.001222845" calcext:value-type="float">
            <text:p>-0.0012228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69" calcext:value-type="float">
            <text:p>-1.229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197.272" calcext:value-type="float">
            <text:p>197.27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10.902" calcext:value-type="float">
            <text:p>1210.902</text:p>
          </table:table-cell>
          <table:table-cell office:value-type="float" office:value="69.36237" calcext:value-type="float">
            <text:p>69.36237</text:p>
          </table:table-cell>
          <table:table-cell office:value-type="float" office:value="0" calcext:value-type="float">
            <text:p>0</text:p>
          </table:table-cell>
          <table:table-cell office:value-type="float" office:value="0.09271783" calcext:value-type="float">
            <text:p>0.09271783</text:p>
          </table:table-cell>
          <table:table-cell office:value-type="float" office:value="0.1617079" calcext:value-type="float">
            <text:p>0.1617079</text:p>
          </table:table-cell>
          <table:table-cell office:value-type="float" office:value="0.15983" calcext:value-type="float">
            <text:p>0.15983</text:p>
          </table:table-cell>
          <table:table-cell office:value-type="float" office:value="0.1603409" calcext:value-type="float">
            <text:p>0.1603409</text:p>
          </table:table-cell>
          <table:table-cell office:value-type="float" office:value="0.1633094" calcext:value-type="float">
            <text:p>0.1633094</text:p>
          </table:table-cell>
          <table:table-cell office:value-type="float" office:value="0.1775727" calcext:value-type="float">
            <text:p>0.1775727</text:p>
          </table:table-cell>
          <table:table-cell office:value-type="float" office:value="0.2653619" calcext:value-type="float">
            <text:p>0.2653619</text:p>
          </table:table-cell>
          <table:table-cell office:value-type="float" office:value="0.3291481" calcext:value-type="float">
            <text:p>0.3291481</text:p>
          </table:table-cell>
          <table:table-cell office:value-type="float" office:value="0.3827196" calcext:value-type="float">
            <text:p>0.3827196</text:p>
          </table:table-cell>
          <table:table-cell office:value-type="float" office:value="0.4135116" calcext:value-type="float">
            <text:p>0.4135116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36E-015" calcext:value-type="float">
            <text:p>1.948936E-15</text:p>
          </table:table-cell>
          <table:table-cell office:value-type="float" office:value="1.875966E-015" calcext:value-type="float">
            <text:p>1.875966E-15</text:p>
          </table:table-cell>
          <table:table-cell office:value-type="float" office:value="1.974932E-015" calcext:value-type="float">
            <text:p>1.974932E-15</text:p>
          </table:table-cell>
          <table:table-cell office:value-type="float" office:value="1.97445E-015" calcext:value-type="float">
            <text:p>1.97445E-15</text:p>
          </table:table-cell>
          <table:table-cell office:value-type="float" office:value="9.471795E-016" calcext:value-type="float">
            <text:p>9.47179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62914" calcext:value-type="float">
            <text:p>-27.62914</text:p>
          </table:table-cell>
          <table:table-cell office:value-type="float" office:value="-0.8912637" calcext:value-type="float">
            <text:p>-0.8912637</text:p>
          </table:table-cell>
          <table:table-cell office:value-type="float" office:value="-0.9584622" calcext:value-type="float">
            <text:p>-0.9584622</text:p>
          </table:table-cell>
          <table:table-cell office:value-type="float" office:value="-0.93933" calcext:value-type="float">
            <text:p>-0.93933</text:p>
          </table:table-cell>
          <table:table-cell office:value-type="float" office:value="-0.8394485" calcext:value-type="float">
            <text:p>-0.8394485</text:p>
          </table:table-cell>
          <table:table-cell office:value-type="float" office:value="-0.5028467" calcext:value-type="float">
            <text:p>-0.5028467</text:p>
          </table:table-cell>
          <table:table-cell office:value-type="float" office:value="-0.1608962" calcext:value-type="float">
            <text:p>-0.1608962</text:p>
          </table:table-cell>
          <table:table-cell office:value-type="float" office:value="-0.03365161" calcext:value-type="float">
            <text:p>-0.03365161</text:p>
          </table:table-cell>
          <table:table-cell office:value-type="float" office:value="-0.007968666" calcext:value-type="float">
            <text:p>-0.007968666</text:p>
          </table:table-cell>
          <table:table-cell office:value-type="float" office:value="-0.003802013" calcext:value-type="float">
            <text:p>-0.003802013</text:p>
          </table:table-cell>
          <table:table-cell office:value-type="float" office:value="1180.758" calcext:value-type="float">
            <text:p>1180.758</text:p>
          </table:table-cell>
          <table:table-cell office:value-type="float" office:value="0" calcext:value-type="float">
            <text:p>0</text:p>
          </table:table-cell>
          <table:table-cell office:value-type="float" office:value="-0.00972349" calcext:value-type="float">
            <text:p>-0.00972349</text:p>
          </table:table-cell>
          <table:table-cell office:value-type="float" office:value="-0.001223914" calcext:value-type="float">
            <text:p>-0.00122391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549" calcext:value-type="float">
            <text:p>-1.2305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201.3281" calcext:value-type="float">
            <text:p>201.3281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7.503" calcext:value-type="float">
            <text:p>1207.503</text:p>
          </table:table-cell>
          <table:table-cell office:value-type="float" office:value="68.7047" calcext:value-type="float">
            <text:p>68.7047</text:p>
          </table:table-cell>
          <table:table-cell office:value-type="float" office:value="0" calcext:value-type="float">
            <text:p>0</text:p>
          </table:table-cell>
          <table:table-cell office:value-type="float" office:value="0.09284201" calcext:value-type="float">
            <text:p>0.09284201</text:p>
          </table:table-cell>
          <table:table-cell office:value-type="float" office:value="0.1537769" calcext:value-type="float">
            <text:p>0.1537769</text:p>
          </table:table-cell>
          <table:table-cell office:value-type="float" office:value="0.1529775" calcext:value-type="float">
            <text:p>0.1529775</text:p>
          </table:table-cell>
          <table:table-cell office:value-type="float" office:value="0.1547871" calcext:value-type="float">
            <text:p>0.1547871</text:p>
          </table:table-cell>
          <table:table-cell office:value-type="float" office:value="0.1575449" calcext:value-type="float">
            <text:p>0.1575449</text:p>
          </table:table-cell>
          <table:table-cell office:value-type="float" office:value="0.1685338" calcext:value-type="float">
            <text:p>0.1685338</text:p>
          </table:table-cell>
          <table:table-cell office:value-type="float" office:value="0.2532426" calcext:value-type="float">
            <text:p>0.2532426</text:p>
          </table:table-cell>
          <table:table-cell office:value-type="float" office:value="0.3257074" calcext:value-type="float">
            <text:p>0.3257074</text:p>
          </table:table-cell>
          <table:table-cell office:value-type="float" office:value="0.3820201" calcext:value-type="float">
            <text:p>0.3820201</text:p>
          </table:table-cell>
          <table:table-cell office:value-type="float" office:value="0.413272" calcext:value-type="float">
            <text:p>0.41327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22E-015" calcext:value-type="float">
            <text:p>1.948922E-15</text:p>
          </table:table-cell>
          <table:table-cell office:value-type="float" office:value="1.875964E-015" calcext:value-type="float">
            <text:p>1.875964E-15</text:p>
          </table:table-cell>
          <table:table-cell office:value-type="float" office:value="1.974928E-015" calcext:value-type="float">
            <text:p>1.974928E-15</text:p>
          </table:table-cell>
          <table:table-cell office:value-type="float" office:value="1.974455E-015" calcext:value-type="float">
            <text:p>1.974455E-15</text:p>
          </table:table-cell>
          <table:table-cell office:value-type="float" office:value="9.471862E-016" calcext:value-type="float">
            <text:p>9.471862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59E-016" calcext:value-type="float">
            <text:p>9.57545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43106" calcext:value-type="float">
            <text:p>-27.43106</text:p>
          </table:table-cell>
          <table:table-cell office:value-type="float" office:value="-1.212929" calcext:value-type="float">
            <text:p>-1.212929</text:p>
          </table:table-cell>
          <table:table-cell office:value-type="float" office:value="-1.253789" calcext:value-type="float">
            <text:p>-1.253789</text:p>
          </table:table-cell>
          <table:table-cell office:value-type="float" office:value="-1.165591" calcext:value-type="float">
            <text:p>-1.165591</text:p>
          </table:table-cell>
          <table:table-cell office:value-type="float" office:value="-1.045919" calcext:value-type="float">
            <text:p>-1.045919</text:p>
          </table:table-cell>
          <table:table-cell office:value-type="float" office:value="-0.6922142" calcext:value-type="float">
            <text:p>-0.6922142</text:p>
          </table:table-cell>
          <table:table-cell office:value-type="float" office:value="-0.2297313" calcext:value-type="float">
            <text:p>-0.2297313</text:p>
          </table:table-cell>
          <table:table-cell office:value-type="float" office:value="-0.03645333" calcext:value-type="float">
            <text:p>-0.03645333</text:p>
          </table:table-cell>
          <table:table-cell office:value-type="float" office:value="-0.008109878" calcext:value-type="float">
            <text:p>-0.008109878</text:p>
          </table:table-cell>
          <table:table-cell office:value-type="float" office:value="-0.003823153" calcext:value-type="float">
            <text:p>-0.003823153</text:p>
          </table:table-cell>
          <table:table-cell office:value-type="float" office:value="1184.006" calcext:value-type="float">
            <text:p>1184.006</text:p>
          </table:table-cell>
          <table:table-cell office:value-type="float" office:value="0" calcext:value-type="float">
            <text:p>0</text:p>
          </table:table-cell>
          <table:table-cell office:value-type="float" office:value="-0.009722874" calcext:value-type="float">
            <text:p>-0.009722874</text:p>
          </table:table-cell>
          <table:table-cell office:value-type="float" office:value="-0.001224981" calcext:value-type="float">
            <text:p>-0.00122498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1664" calcext:value-type="float">
            <text:p>-1.2316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523.1224" calcext:value-type="float">
            <text:p>523.1224</text:p>
          </table:table-cell>
          <table:table-cell office:value-type="float" office:value="204.7764" calcext:value-type="float">
            <text:p>204.776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4.764" calcext:value-type="float">
            <text:p>1204.764</text:p>
          </table:table-cell>
          <table:table-cell office:value-type="float" office:value="67.99523" calcext:value-type="float">
            <text:p>67.99523</text:p>
          </table:table-cell>
          <table:table-cell office:value-type="float" office:value="0" calcext:value-type="float">
            <text:p>0</text:p>
          </table:table-cell>
          <table:table-cell office:value-type="float" office:value="0.08966803" calcext:value-type="float">
            <text:p>0.08966803</text:p>
          </table:table-cell>
          <table:table-cell office:value-type="float" office:value="0.1507201" calcext:value-type="float">
            <text:p>0.1507201</text:p>
          </table:table-cell>
          <table:table-cell office:value-type="float" office:value="0.1507837" calcext:value-type="float">
            <text:p>0.1507837</text:p>
          </table:table-cell>
          <table:table-cell office:value-type="float" office:value="0.1520125" calcext:value-type="float">
            <text:p>0.1520125</text:p>
          </table:table-cell>
          <table:table-cell office:value-type="float" office:value="0.1540476" calcext:value-type="float">
            <text:p>0.1540476</text:p>
          </table:table-cell>
          <table:table-cell office:value-type="float" office:value="0.1618602" calcext:value-type="float">
            <text:p>0.1618602</text:p>
          </table:table-cell>
          <table:table-cell office:value-type="float" office:value="0.2417341" calcext:value-type="float">
            <text:p>0.2417341</text:p>
          </table:table-cell>
          <table:table-cell office:value-type="float" office:value="0.3220268" calcext:value-type="float">
            <text:p>0.3220268</text:p>
          </table:table-cell>
          <table:table-cell office:value-type="float" office:value="0.3813904" calcext:value-type="float">
            <text:p>0.3813904</text:p>
          </table:table-cell>
          <table:table-cell office:value-type="float" office:value="0.413016" calcext:value-type="float">
            <text:p>0.41301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14E-015" calcext:value-type="float">
            <text:p>1.948914E-15</text:p>
          </table:table-cell>
          <table:table-cell office:value-type="float" office:value="1.875963E-015" calcext:value-type="float">
            <text:p>1.875963E-15</text:p>
          </table:table-cell>
          <table:table-cell office:value-type="float" office:value="1.974925E-015" calcext:value-type="float">
            <text:p>1.974925E-15</text:p>
          </table:table-cell>
          <table:table-cell office:value-type="float" office:value="1.974456E-015" calcext:value-type="float">
            <text:p>1.974456E-15</text:p>
          </table:table-cell>
          <table:table-cell office:value-type="float" office:value="9.471924E-016" calcext:value-type="float">
            <text:p>9.471924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75794" calcext:value-type="float">
            <text:p>-33.75794</text:p>
          </table:table-cell>
          <table:table-cell office:value-type="float" office:value="-1.372282" calcext:value-type="float">
            <text:p>-1.372282</text:p>
          </table:table-cell>
          <table:table-cell office:value-type="float" office:value="-1.369728" calcext:value-type="float">
            <text:p>-1.369728</text:p>
          </table:table-cell>
          <table:table-cell office:value-type="float" office:value="-1.302078" calcext:value-type="float">
            <text:p>-1.302078</text:p>
          </table:table-cell>
          <table:table-cell office:value-type="float" office:value="-1.199921" calcext:value-type="float">
            <text:p>-1.199921</text:p>
          </table:table-cell>
          <table:table-cell office:value-type="float" office:value="-0.8862655" calcext:value-type="float">
            <text:p>-0.8862655</text:p>
          </table:table-cell>
          <table:table-cell office:value-type="float" office:value="-0.3275119" calcext:value-type="float">
            <text:p>-0.3275119</text:p>
          </table:table-cell>
          <table:table-cell office:value-type="float" office:value="-0.03975109" calcext:value-type="float">
            <text:p>-0.03975109</text:p>
          </table:table-cell>
          <table:table-cell office:value-type="float" office:value="-0.008239012" calcext:value-type="float">
            <text:p>-0.008239012</text:p>
          </table:table-cell>
          <table:table-cell office:value-type="float" office:value="-0.003845891" calcext:value-type="float">
            <text:p>-0.003845891</text:p>
          </table:table-cell>
          <table:table-cell office:value-type="float" office:value="1187.224" calcext:value-type="float">
            <text:p>1187.224</text:p>
          </table:table-cell>
          <table:table-cell office:value-type="float" office:value="0" calcext:value-type="float">
            <text:p>0</text:p>
          </table:table-cell>
          <table:table-cell office:value-type="float" office:value="-0.009721993" calcext:value-type="float">
            <text:p>-0.009721993</text:p>
          </table:table-cell>
          <table:table-cell office:value-type="float" office:value="-0.001226137" calcext:value-type="float">
            <text:p>-0.0012261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2855" calcext:value-type="float">
            <text:p>-1.23285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526.9224" calcext:value-type="float">
            <text:p>526.9224</text:p>
          </table:table-cell>
          <table:table-cell office:value-type="float" office:value="207.1772" calcext:value-type="float">
            <text:p>207.177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6.897" calcext:value-type="float">
            <text:p>1206.897</text:p>
          </table:table-cell>
          <table:table-cell office:value-type="float" office:value="67.26065" calcext:value-type="float">
            <text:p>67.26065</text:p>
          </table:table-cell>
          <table:table-cell office:value-type="float" office:value="0" calcext:value-type="float">
            <text:p>0</text:p>
          </table:table-cell>
          <table:table-cell office:value-type="float" office:value="0.30667" calcext:value-type="float">
            <text:p>0.30667</text:p>
          </table:table-cell>
          <table:table-cell office:value-type="float" office:value="0.1641271" calcext:value-type="float">
            <text:p>0.1641271</text:p>
          </table:table-cell>
          <table:table-cell office:value-type="float" office:value="0.154831" calcext:value-type="float">
            <text:p>0.154831</text:p>
          </table:table-cell>
          <table:table-cell office:value-type="float" office:value="0.1544178" calcext:value-type="float">
            <text:p>0.1544178</text:p>
          </table:table-cell>
          <table:table-cell office:value-type="float" office:value="0.1555767" calcext:value-type="float">
            <text:p>0.1555767</text:p>
          </table:table-cell>
          <table:table-cell office:value-type="float" office:value="0.161537" calcext:value-type="float">
            <text:p>0.161537</text:p>
          </table:table-cell>
          <table:table-cell office:value-type="float" office:value="0.2376495" calcext:value-type="float">
            <text:p>0.2376495</text:p>
          </table:table-cell>
          <table:table-cell office:value-type="float" office:value="0.3199598" calcext:value-type="float">
            <text:p>0.3199598</text:p>
          </table:table-cell>
          <table:table-cell office:value-type="float" office:value="0.3815129" calcext:value-type="float">
            <text:p>0.3815129</text:p>
          </table:table-cell>
          <table:table-cell office:value-type="float" office:value="0.4129287" calcext:value-type="float">
            <text:p>0.412928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07E-015" calcext:value-type="float">
            <text:p>1.948907E-15</text:p>
          </table:table-cell>
          <table:table-cell office:value-type="float" office:value="1.875962E-015" calcext:value-type="float">
            <text:p>1.875962E-15</text:p>
          </table:table-cell>
          <table:table-cell office:value-type="float" office:value="1.974925E-015" calcext:value-type="float">
            <text:p>1.974925E-15</text:p>
          </table:table-cell>
          <table:table-cell office:value-type="float" office:value="1.974455E-015" calcext:value-type="float">
            <text:p>1.974455E-15</text:p>
          </table:table-cell>
          <table:table-cell office:value-type="float" office:value="9.47199E-016" calcext:value-type="float">
            <text:p>9.47199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0832" calcext:value-type="float">
            <text:p>-0.0160832</text:p>
          </table:table-cell>
          <table:table-cell office:value-type="float" office:value="-0.8208539" calcext:value-type="float">
            <text:p>-0.8208539</text:p>
          </table:table-cell>
          <table:table-cell office:value-type="float" office:value="-1.164832" calcext:value-type="float">
            <text:p>-1.164832</text:p>
          </table:table-cell>
          <table:table-cell office:value-type="float" office:value="-1.182935" calcext:value-type="float">
            <text:p>-1.182935</text:p>
          </table:table-cell>
          <table:table-cell office:value-type="float" office:value="-1.129637" calcext:value-type="float">
            <text:p>-1.129637</text:p>
          </table:table-cell>
          <table:table-cell office:value-type="float" office:value="-0.8972874" calcext:value-type="float">
            <text:p>-0.8972874</text:p>
          </table:table-cell>
          <table:table-cell office:value-type="float" office:value="-0.3732234" calcext:value-type="float">
            <text:p>-0.3732234</text:p>
          </table:table-cell>
          <table:table-cell office:value-type="float" office:value="-0.04175355" calcext:value-type="float">
            <text:p>-0.04175355</text:p>
          </table:table-cell>
          <table:table-cell office:value-type="float" office:value="-0.008214377" calcext:value-type="float">
            <text:p>-0.008214377</text:p>
          </table:table-cell>
          <table:table-cell office:value-type="float" office:value="-0.003853752" calcext:value-type="float">
            <text:p>-0.003853752</text:p>
          </table:table-cell>
          <table:table-cell office:value-type="float" office:value="1190.428" calcext:value-type="float">
            <text:p>1190.428</text:p>
          </table:table-cell>
          <table:table-cell office:value-type="float" office:value="0" calcext:value-type="float">
            <text:p>0</text:p>
          </table:table-cell>
          <table:table-cell office:value-type="float" office:value="-0.009723254" calcext:value-type="float">
            <text:p>-0.009723254</text:p>
          </table:table-cell>
          <table:table-cell office:value-type="float" office:value="-0.001227157" calcext:value-type="float">
            <text:p>-0.0012271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3265" calcext:value-type="float">
            <text:p>-1.2332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526.9224" calcext:value-type="float">
            <text:p>526.9224</text:p>
          </table:table-cell>
          <table:table-cell office:value-type="float" office:value="211.5429" calcext:value-type="float">
            <text:p>211.542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3.278" calcext:value-type="float">
            <text:p>1203.278</text:p>
          </table:table-cell>
          <table:table-cell office:value-type="float" office:value="66.51412" calcext:value-type="float">
            <text:p>66.51412</text:p>
          </table:table-cell>
          <table:table-cell office:value-type="float" office:value="0" calcext:value-type="float">
            <text:p>0</text:p>
          </table:table-cell>
          <table:table-cell office:value-type="float" office:value="0.122188" calcext:value-type="float">
            <text:p>0.122188</text:p>
          </table:table-cell>
          <table:table-cell office:value-type="float" office:value="0.159964" calcext:value-type="float">
            <text:p>0.159964</text:p>
          </table:table-cell>
          <table:table-cell office:value-type="float" office:value="0.1535755" calcext:value-type="float">
            <text:p>0.1535755</text:p>
          </table:table-cell>
          <table:table-cell office:value-type="float" office:value="0.1535804" calcext:value-type="float">
            <text:p>0.1535804</text:p>
          </table:table-cell>
          <table:table-cell office:value-type="float" office:value="0.1544713" calcext:value-type="float">
            <text:p>0.1544713</text:p>
          </table:table-cell>
          <table:table-cell office:value-type="float" office:value="0.1587932" calcext:value-type="float">
            <text:p>0.1587932</text:p>
          </table:table-cell>
          <table:table-cell office:value-type="float" office:value="0.2305319" calcext:value-type="float">
            <text:p>0.2305319</text:p>
          </table:table-cell>
          <table:table-cell office:value-type="float" office:value="0.3167871" calcext:value-type="float">
            <text:p>0.3167871</text:p>
          </table:table-cell>
          <table:table-cell office:value-type="float" office:value="0.3812143" calcext:value-type="float">
            <text:p>0.3812143</text:p>
          </table:table-cell>
          <table:table-cell office:value-type="float" office:value="0.412746" calcext:value-type="float">
            <text:p>0.41274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03E-015" calcext:value-type="float">
            <text:p>1.948903E-15</text:p>
          </table:table-cell>
          <table:table-cell office:value-type="float" office:value="1.875959E-015" calcext:value-type="float">
            <text:p>1.875959E-15</text:p>
          </table:table-cell>
          <table:table-cell office:value-type="float" office:value="1.974927E-015" calcext:value-type="float">
            <text:p>1.974927E-15</text:p>
          </table:table-cell>
          <table:table-cell office:value-type="float" office:value="1.974448E-015" calcext:value-type="float">
            <text:p>1.974448E-15</text:p>
          </table:table-cell>
          <table:table-cell office:value-type="float" office:value="9.472085E-016" calcext:value-type="float">
            <text:p>9.47208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78484" calcext:value-type="float">
            <text:p>-4.78484</text:p>
          </table:table-cell>
          <table:table-cell office:value-type="float" office:value="-0.9503606" calcext:value-type="float">
            <text:p>-0.9503606</text:p>
          </table:table-cell>
          <table:table-cell office:value-type="float" office:value="-1.224007" calcext:value-type="float">
            <text:p>-1.224007</text:p>
          </table:table-cell>
          <table:table-cell office:value-type="float" office:value="-1.222725" calcext:value-type="float">
            <text:p>-1.222725</text:p>
          </table:table-cell>
          <table:table-cell office:value-type="float" office:value="-1.179843" calcext:value-type="float">
            <text:p>-1.179843</text:p>
          </table:table-cell>
          <table:table-cell office:value-type="float" office:value="-0.9963228" calcext:value-type="float">
            <text:p>-0.9963228</text:p>
          </table:table-cell>
          <table:table-cell office:value-type="float" office:value="-0.4704979" calcext:value-type="float">
            <text:p>-0.4704979</text:p>
          </table:table-cell>
          <table:table-cell office:value-type="float" office:value="-0.04504171" calcext:value-type="float">
            <text:p>-0.04504171</text:p>
          </table:table-cell>
          <table:table-cell office:value-type="float" office:value="-0.008275582" calcext:value-type="float">
            <text:p>-0.008275582</text:p>
          </table:table-cell>
          <table:table-cell office:value-type="float" office:value="-0.00387006" calcext:value-type="float">
            <text:p>-0.00387006</text:p>
          </table:table-cell>
          <table:table-cell office:value-type="float" office:value="1193.631" calcext:value-type="float">
            <text:p>1193.631</text:p>
          </table:table-cell>
          <table:table-cell office:value-type="float" office:value="0" calcext:value-type="float">
            <text:p>0</text:p>
          </table:table-cell>
          <table:table-cell office:value-type="float" office:value="-0.009726337" calcext:value-type="float">
            <text:p>-0.009726337</text:p>
          </table:table-cell>
          <table:table-cell office:value-type="float" office:value="-0.00122816" calcext:value-type="float">
            <text:p>-0.001228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113" calcext:value-type="float">
            <text:p>-1.2341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526.9224" calcext:value-type="float">
            <text:p>526.9224</text:p>
          </table:table-cell>
          <table:table-cell office:value-type="float" office:value="215.09" calcext:value-type="float">
            <text:p>215.0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0.518" calcext:value-type="float">
            <text:p>1200.518</text:p>
          </table:table-cell>
          <table:table-cell office:value-type="float" office:value="65.72627" calcext:value-type="float">
            <text:p>65.72627</text:p>
          </table:table-cell>
          <table:table-cell office:value-type="float" office:value="0" calcext:value-type="float">
            <text:p>0</text:p>
          </table:table-cell>
          <table:table-cell office:value-type="float" office:value="0.08526555" calcext:value-type="float">
            <text:p>0.08526555</text:p>
          </table:table-cell>
          <table:table-cell office:value-type="float" office:value="0.1519764" calcext:value-type="float">
            <text:p>0.1519764</text:p>
          </table:table-cell>
          <table:table-cell office:value-type="float" office:value="0.1509369" calcext:value-type="float">
            <text:p>0.1509369</text:p>
          </table:table-cell>
          <table:table-cell office:value-type="float" office:value="0.1514471" calcext:value-type="float">
            <text:p>0.1514471</text:p>
          </table:table-cell>
          <table:table-cell office:value-type="float" office:value="0.1522511" calcext:value-type="float">
            <text:p>0.1522511</text:p>
          </table:table-cell>
          <table:table-cell office:value-type="float" office:value="0.1552833" calcext:value-type="float">
            <text:p>0.1552833</text:p>
          </table:table-cell>
          <table:table-cell office:value-type="float" office:value="0.2225332" calcext:value-type="float">
            <text:p>0.2225332</text:p>
          </table:table-cell>
          <table:table-cell office:value-type="float" office:value="0.3125701" calcext:value-type="float">
            <text:p>0.3125701</text:p>
          </table:table-cell>
          <table:table-cell office:value-type="float" office:value="0.3806569" calcext:value-type="float">
            <text:p>0.3806569</text:p>
          </table:table-cell>
          <table:table-cell office:value-type="float" office:value="0.412473" calcext:value-type="float">
            <text:p>0.41247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93E-015" calcext:value-type="float">
            <text:p>1.948893E-15</text:p>
          </table:table-cell>
          <table:table-cell office:value-type="float" office:value="1.875959E-015" calcext:value-type="float">
            <text:p>1.875959E-15</text:p>
          </table:table-cell>
          <table:table-cell office:value-type="float" office:value="1.974931E-015" calcext:value-type="float">
            <text:p>1.974931E-15</text:p>
          </table:table-cell>
          <table:table-cell office:value-type="float" office:value="1.974439E-015" calcext:value-type="float">
            <text:p>1.974439E-15</text:p>
          </table:table-cell>
          <table:table-cell office:value-type="float" office:value="9.472197E-016" calcext:value-type="float">
            <text:p>9.47219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9E-016" calcext:value-type="float">
            <text:p>9.692069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85625" calcext:value-type="float">
            <text:p>-45.85625</text:p>
          </table:table-cell>
          <table:table-cell office:value-type="float" office:value="-1.304316" calcext:value-type="float">
            <text:p>-1.304316</text:p>
          </table:table-cell>
          <table:table-cell office:value-type="float" office:value="-1.361018" calcext:value-type="float">
            <text:p>-1.361018</text:p>
          </table:table-cell>
          <table:table-cell office:value-type="float" office:value="-1.332028" calcext:value-type="float">
            <text:p>-1.332028</text:p>
          </table:table-cell>
          <table:table-cell office:value-type="float" office:value="-1.289128" calcext:value-type="float">
            <text:p>-1.289128</text:p>
          </table:table-cell>
          <table:table-cell office:value-type="float" office:value="-1.142341" calcext:value-type="float">
            <text:p>-1.142341</text:p>
          </table:table-cell>
          <table:table-cell office:value-type="float" office:value="-0.6159121" calcext:value-type="float">
            <text:p>-0.6159121</text:p>
          </table:table-cell>
          <table:table-cell office:value-type="float" office:value="-0.04987949" calcext:value-type="float">
            <text:p>-0.04987949</text:p>
          </table:table-cell>
          <table:table-cell office:value-type="float" office:value="-0.008392679" calcext:value-type="float">
            <text:p>-0.008392679</text:p>
          </table:table-cell>
          <table:table-cell office:value-type="float" office:value="-0.003894644" calcext:value-type="float">
            <text:p>-0.003894644</text:p>
          </table:table-cell>
          <table:table-cell office:value-type="float" office:value="1196.81" calcext:value-type="float">
            <text:p>1196.81</text:p>
          </table:table-cell>
          <table:table-cell office:value-type="float" office:value="0" calcext:value-type="float">
            <text:p>0</text:p>
          </table:table-cell>
          <table:table-cell office:value-type="float" office:value="-0.009727149" calcext:value-type="float">
            <text:p>-0.009727149</text:p>
          </table:table-cell>
          <table:table-cell office:value-type="float" office:value="-0.001228934" calcext:value-type="float">
            <text:p>-0.0012289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5383" calcext:value-type="float">
            <text:p>-1.2353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526.9224" calcext:value-type="float">
            <text:p>526.9224</text:p>
          </table:table-cell>
          <table:table-cell office:value-type="float" office:value="218.4644" calcext:value-type="float">
            <text:p>218.464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7.986" calcext:value-type="float">
            <text:p>1197.986</text:p>
          </table:table-cell>
          <table:table-cell office:value-type="float" office:value="64.88435" calcext:value-type="float">
            <text:p>64.88435</text:p>
          </table:table-cell>
          <table:table-cell office:value-type="float" office:value="0" calcext:value-type="float">
            <text:p>0</text:p>
          </table:table-cell>
          <table:table-cell office:value-type="float" office:value="0.08809569" calcext:value-type="float">
            <text:p>0.08809569</text:p>
          </table:table-cell>
          <table:table-cell office:value-type="float" office:value="0.1482807" calcext:value-type="float">
            <text:p>0.1482807</text:p>
          </table:table-cell>
          <table:table-cell office:value-type="float" office:value="0.1480591" calcext:value-type="float">
            <text:p>0.1480591</text:p>
          </table:table-cell>
          <table:table-cell office:value-type="float" office:value="0.1487105" calcext:value-type="float">
            <text:p>0.1487105</text:p>
          </table:table-cell>
          <table:table-cell office:value-type="float" office:value="0.1494863" calcext:value-type="float">
            <text:p>0.1494863</text:p>
          </table:table-cell>
          <table:table-cell office:value-type="float" office:value="0.1516621" calcext:value-type="float">
            <text:p>0.1516621</text:p>
          </table:table-cell>
          <table:table-cell office:value-type="float" office:value="0.2149678" calcext:value-type="float">
            <text:p>0.2149678</text:p>
          </table:table-cell>
          <table:table-cell office:value-type="float" office:value="0.3076628" calcext:value-type="float">
            <text:p>0.3076628</text:p>
          </table:table-cell>
          <table:table-cell office:value-type="float" office:value="0.380001" calcext:value-type="float">
            <text:p>0.380001</text:p>
          </table:table-cell>
          <table:table-cell office:value-type="float" office:value="0.4121477" calcext:value-type="float">
            <text:p>0.412147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87E-015" calcext:value-type="float">
            <text:p>1.948887E-15</text:p>
          </table:table-cell>
          <table:table-cell office:value-type="float" office:value="1.875959E-015" calcext:value-type="float">
            <text:p>1.875959E-15</text:p>
          </table:table-cell>
          <table:table-cell office:value-type="float" office:value="1.974934E-015" calcext:value-type="float">
            <text:p>1.974934E-15</text:p>
          </table:table-cell>
          <table:table-cell office:value-type="float" office:value="1.974437E-015" calcext:value-type="float">
            <text:p>1.974437E-15</text:p>
          </table:table-cell>
          <table:table-cell office:value-type="float" office:value="9.472224E-016" calcext:value-type="float">
            <text:p>9.472224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2E-016" calcext:value-type="float">
            <text:p>9.57546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07627" calcext:value-type="float">
            <text:p>-38.07627</text:p>
          </table:table-cell>
          <table:table-cell office:value-type="float" office:value="-1.516682" calcext:value-type="float">
            <text:p>-1.516682</text:p>
          </table:table-cell>
          <table:table-cell office:value-type="float" office:value="-1.531558" calcext:value-type="float">
            <text:p>-1.531558</text:p>
          </table:table-cell>
          <table:table-cell office:value-type="float" office:value="-1.489442" calcext:value-type="float">
            <text:p>-1.489442</text:p>
          </table:table-cell>
          <table:table-cell office:value-type="float" office:value="-1.442192" calcext:value-type="float">
            <text:p>-1.442192</text:p>
          </table:table-cell>
          <table:table-cell office:value-type="float" office:value="-1.319763" calcext:value-type="float">
            <text:p>-1.319763</text:p>
          </table:table-cell>
          <table:table-cell office:value-type="float" office:value="-0.8017469" calcext:value-type="float">
            <text:p>-0.8017469</text:p>
          </table:table-cell>
          <table:table-cell office:value-type="float" office:value="-0.0562662" calcext:value-type="float">
            <text:p>-0.0562662</text:p>
          </table:table-cell>
          <table:table-cell office:value-type="float" office:value="-0.008532718" calcext:value-type="float">
            <text:p>-0.008532718</text:p>
          </table:table-cell>
          <table:table-cell office:value-type="float" office:value="-0.003924172" calcext:value-type="float">
            <text:p>-0.003924172</text:p>
          </table:table-cell>
          <table:table-cell office:value-type="float" office:value="1199.967" calcext:value-type="float">
            <text:p>1199.967</text:p>
          </table:table-cell>
          <table:table-cell office:value-type="float" office:value="0" calcext:value-type="float">
            <text:p>0</text:p>
          </table:table-cell>
          <table:table-cell office:value-type="float" office:value="-0.009723513" calcext:value-type="float">
            <text:p>-0.009723513</text:p>
          </table:table-cell>
          <table:table-cell office:value-type="float" office:value="-0.001229876" calcext:value-type="float">
            <text:p>-0.0012298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898" calcext:value-type="float">
            <text:p>-1.2368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526.9224" calcext:value-type="float">
            <text:p>526.9224</text:p>
          </table:table-cell>
          <table:table-cell office:value-type="float" office:value="221.8759" calcext:value-type="float">
            <text:p>221.875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5.477" calcext:value-type="float">
            <text:p>1195.477</text:p>
          </table:table-cell>
          <table:table-cell office:value-type="float" office:value="63.98278" calcext:value-type="float">
            <text:p>63.98278</text:p>
          </table:table-cell>
          <table:table-cell office:value-type="float" office:value="0" calcext:value-type="float">
            <text:p>0</text:p>
          </table:table-cell>
          <table:table-cell office:value-type="float" office:value="0.08276906" calcext:value-type="float">
            <text:p>0.08276906</text:p>
          </table:table-cell>
          <table:table-cell office:value-type="float" office:value="0.1461675" calcext:value-type="float">
            <text:p>0.1461675</text:p>
          </table:table-cell>
          <table:table-cell office:value-type="float" office:value="0.1461155" calcext:value-type="float">
            <text:p>0.1461155</text:p>
          </table:table-cell>
          <table:table-cell office:value-type="float" office:value="0.1466231" calcext:value-type="float">
            <text:p>0.1466231</text:p>
          </table:table-cell>
          <table:table-cell office:value-type="float" office:value="0.1472479" calcext:value-type="float">
            <text:p>0.1472479</text:p>
          </table:table-cell>
          <table:table-cell office:value-type="float" office:value="0.1488033" calcext:value-type="float">
            <text:p>0.1488033</text:p>
          </table:table-cell>
          <table:table-cell office:value-type="float" office:value="0.2085194" calcext:value-type="float">
            <text:p>0.2085194</text:p>
          </table:table-cell>
          <table:table-cell office:value-type="float" office:value="0.3021513" calcext:value-type="float">
            <text:p>0.3021513</text:p>
          </table:table-cell>
          <table:table-cell office:value-type="float" office:value="0.37932" calcext:value-type="float">
            <text:p>0.37932</text:p>
          </table:table-cell>
          <table:table-cell office:value-type="float" office:value="0.4117838" calcext:value-type="float">
            <text:p>0.4117838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83E-015" calcext:value-type="float">
            <text:p>1.948883E-15</text:p>
          </table:table-cell>
          <table:table-cell office:value-type="float" office:value="1.875957E-015" calcext:value-type="float">
            <text:p>1.875957E-15</text:p>
          </table:table-cell>
          <table:table-cell office:value-type="float" office:value="1.974937E-015" calcext:value-type="float">
            <text:p>1.974937E-15</text:p>
          </table:table-cell>
          <table:table-cell office:value-type="float" office:value="1.974435E-015" calcext:value-type="float">
            <text:p>1.974435E-15</text:p>
          </table:table-cell>
          <table:table-cell office:value-type="float" office:value="9.472257E-016" calcext:value-type="float">
            <text:p>9.47225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67E-016" calcext:value-type="float">
            <text:p>9.692067E-16</text:p>
          </table:table-cell>
          <table:table-cell office:value-type="float" office:value="9.57546E-016" calcext:value-type="float">
            <text:p>9.5754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8437" calcext:value-type="float">
            <text:p>-53.8437</text:p>
          </table:table-cell>
          <table:table-cell office:value-type="float" office:value="-1.656996" calcext:value-type="float">
            <text:p>-1.656996</text:p>
          </table:table-cell>
          <table:table-cell office:value-type="float" office:value="-1.66071" calcext:value-type="float">
            <text:p>-1.66071</text:p>
          </table:table-cell>
          <table:table-cell office:value-type="float" office:value="-1.624117" calcext:value-type="float">
            <text:p>-1.624117</text:p>
          </table:table-cell>
          <table:table-cell office:value-type="float" office:value="-1.581733" calcext:value-type="float">
            <text:p>-1.581733</text:p>
          </table:table-cell>
          <table:table-cell office:value-type="float" office:value="-1.4828" calcext:value-type="float">
            <text:p>-1.4828</text:p>
          </table:table-cell>
          <table:table-cell office:value-type="float" office:value="-1.011345" calcext:value-type="float">
            <text:p>-1.011345</text:p>
          </table:table-cell>
          <table:table-cell office:value-type="float" office:value="-0.06456965" calcext:value-type="float">
            <text:p>-0.06456965</text:p>
          </table:table-cell>
          <table:table-cell office:value-type="float" office:value="-0.008680895" calcext:value-type="float">
            <text:p>-0.008680895</text:p>
          </table:table-cell>
          <table:table-cell office:value-type="float" office:value="-0.003957508" calcext:value-type="float">
            <text:p>-0.003957508</text:p>
          </table:table-cell>
          <table:table-cell office:value-type="float" office:value="1203.104" calcext:value-type="float">
            <text:p>1203.104</text:p>
          </table:table-cell>
          <table:table-cell office:value-type="float" office:value="0" calcext:value-type="float">
            <text:p>0</text:p>
          </table:table-cell>
          <table:table-cell office:value-type="float" office:value="-0.009722632" calcext:value-type="float">
            <text:p>-0.009722632</text:p>
          </table:table-cell>
          <table:table-cell office:value-type="float" office:value="-0.001230906" calcext:value-type="float">
            <text:p>-0.00123090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8593" calcext:value-type="float">
            <text:p>-1.23859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526.9224" calcext:value-type="float">
            <text:p>526.9224</text:p>
          </table:table-cell>
          <table:table-cell office:value-type="float" office:value="224.1122" calcext:value-type="float">
            <text:p>224.112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4.199" calcext:value-type="float">
            <text:p>1194.199</text:p>
          </table:table-cell>
          <table:table-cell office:value-type="float" office:value="63.02396" calcext:value-type="float">
            <text:p>63.02396</text:p>
          </table:table-cell>
          <table:table-cell office:value-type="float" office:value="0" calcext:value-type="float">
            <text:p>0</text:p>
          </table:table-cell>
          <table:table-cell office:value-type="float" office:value="0.08919784" calcext:value-type="float">
            <text:p>0.08919784</text:p>
          </table:table-cell>
          <table:table-cell office:value-type="float" office:value="0.1476556" calcext:value-type="float">
            <text:p>0.1476556</text:p>
          </table:table-cell>
          <table:table-cell office:value-type="float" office:value="0.1479653" calcext:value-type="float">
            <text:p>0.1479653</text:p>
          </table:table-cell>
          <table:table-cell office:value-type="float" office:value="0.1477154" calcext:value-type="float">
            <text:p>0.1477154</text:p>
          </table:table-cell>
          <table:table-cell office:value-type="float" office:value="0.1478399" calcext:value-type="float">
            <text:p>0.1478399</text:p>
          </table:table-cell>
          <table:table-cell office:value-type="float" office:value="0.1486111" calcext:value-type="float">
            <text:p>0.1486111</text:p>
          </table:table-cell>
          <table:table-cell office:value-type="float" office:value="0.2051871" calcext:value-type="float">
            <text:p>0.2051871</text:p>
          </table:table-cell>
          <table:table-cell office:value-type="float" office:value="0.2969054" calcext:value-type="float">
            <text:p>0.2969054</text:p>
          </table:table-cell>
          <table:table-cell office:value-type="float" office:value="0.3789603" calcext:value-type="float">
            <text:p>0.3789603</text:p>
          </table:table-cell>
          <table:table-cell office:value-type="float" office:value="0.4114777" calcext:value-type="float">
            <text:p>0.411477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59E-015" calcext:value-type="float">
            <text:p>1.948859E-15</text:p>
          </table:table-cell>
          <table:table-cell office:value-type="float" office:value="1.875958E-015" calcext:value-type="float">
            <text:p>1.875958E-15</text:p>
          </table:table-cell>
          <table:table-cell office:value-type="float" office:value="1.974934E-015" calcext:value-type="float">
            <text:p>1.974934E-15</text:p>
          </table:table-cell>
          <table:table-cell office:value-type="float" office:value="1.974438E-015" calcext:value-type="float">
            <text:p>1.974438E-15</text:p>
          </table:table-cell>
          <table:table-cell office:value-type="float" office:value="9.472342E-016" calcext:value-type="float">
            <text:p>9.472342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49E-016" calcext:value-type="float">
            <text:p>9.692049E-16</text:p>
          </table:table-cell>
          <table:table-cell office:value-type="float" office:value="9.575465E-016" calcext:value-type="float">
            <text:p>9.57546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6947" calcext:value-type="float">
            <text:p>-34.6947</text:p>
          </table:table-cell>
          <table:table-cell office:value-type="float" office:value="-1.556377" calcext:value-type="float">
            <text:p>-1.556377</text:p>
          </table:table-cell>
          <table:table-cell office:value-type="float" office:value="-1.537419" calcext:value-type="float">
            <text:p>-1.537419</text:p>
          </table:table-cell>
          <table:table-cell office:value-type="float" office:value="-1.552032" calcext:value-type="float">
            <text:p>-1.552032</text:p>
          </table:table-cell>
          <table:table-cell office:value-type="float" office:value="-1.543444" calcext:value-type="float">
            <text:p>-1.543444</text:p>
          </table:table-cell>
          <table:table-cell office:value-type="float" office:value="-1.494621" calcext:value-type="float">
            <text:p>-1.494621</text:p>
          </table:table-cell>
          <table:table-cell office:value-type="float" office:value="-1.14359" calcext:value-type="float">
            <text:p>-1.14359</text:p>
          </table:table-cell>
          <table:table-cell office:value-type="float" office:value="-0.07379153" calcext:value-type="float">
            <text:p>-0.07379153</text:p>
          </table:table-cell>
          <table:table-cell office:value-type="float" office:value="-0.008760661" calcext:value-type="float">
            <text:p>-0.008760661</text:p>
          </table:table-cell>
          <table:table-cell office:value-type="float" office:value="-0.003985825" calcext:value-type="float">
            <text:p>-0.003985825</text:p>
          </table:table-cell>
          <table:table-cell office:value-type="float" office:value="1206.213" calcext:value-type="float">
            <text:p>1206.213</text:p>
          </table:table-cell>
          <table:table-cell office:value-type="float" office:value="0" calcext:value-type="float">
            <text:p>0</text:p>
          </table:table-cell>
          <table:table-cell office:value-type="float" office:value="-0.009722752" calcext:value-type="float">
            <text:p>-0.009722752</text:p>
          </table:table-cell>
          <table:table-cell office:value-type="float" office:value="-0.001231707" calcext:value-type="float">
            <text:p>-0.0012317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0019" calcext:value-type="float">
            <text:p>-1.2400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527.3224" calcext:value-type="float">
            <text:p>527.3224</text:p>
          </table:table-cell>
          <table:table-cell office:value-type="float" office:value="226.4309" calcext:value-type="float">
            <text:p>226.430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3.275" calcext:value-type="float">
            <text:p>1193.275</text:p>
          </table:table-cell>
          <table:table-cell office:value-type="float" office:value="62.02911" calcext:value-type="float">
            <text:p>62.02911</text:p>
          </table:table-cell>
          <table:table-cell office:value-type="float" office:value="0" calcext:value-type="float">
            <text:p>0</text:p>
          </table:table-cell>
          <table:table-cell office:value-type="float" office:value="0.09703758" calcext:value-type="float">
            <text:p>0.09703758</text:p>
          </table:table-cell>
          <table:table-cell office:value-type="float" office:value="0.1475728" calcext:value-type="float">
            <text:p>0.1475728</text:p>
          </table:table-cell>
          <table:table-cell office:value-type="float" office:value="0.1480263" calcext:value-type="float">
            <text:p>0.1480263</text:p>
          </table:table-cell>
          <table:table-cell office:value-type="float" office:value="0.1479201" calcext:value-type="float">
            <text:p>0.1479201</text:p>
          </table:table-cell>
          <table:table-cell office:value-type="float" office:value="0.147968" calcext:value-type="float">
            <text:p>0.147968</text:p>
          </table:table-cell>
          <table:table-cell office:value-type="float" office:value="0.1484281" calcext:value-type="float">
            <text:p>0.1484281</text:p>
          </table:table-cell>
          <table:table-cell office:value-type="float" office:value="0.2030578" calcext:value-type="float">
            <text:p>0.2030578</text:p>
          </table:table-cell>
          <table:table-cell office:value-type="float" office:value="0.2917676" calcext:value-type="float">
            <text:p>0.2917676</text:p>
          </table:table-cell>
          <table:table-cell office:value-type="float" office:value="0.3787625" calcext:value-type="float">
            <text:p>0.3787625</text:p>
          </table:table-cell>
          <table:table-cell office:value-type="float" office:value="0.41121" calcext:value-type="float">
            <text:p>0.4112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34E-015" calcext:value-type="float">
            <text:p>1.948834E-15</text:p>
          </table:table-cell>
          <table:table-cell office:value-type="float" office:value="1.875958E-015" calcext:value-type="float">
            <text:p>1.875958E-15</text:p>
          </table:table-cell>
          <table:table-cell office:value-type="float" office:value="1.97493E-015" calcext:value-type="float">
            <text:p>1.97493E-15</text:p>
          </table:table-cell>
          <table:table-cell office:value-type="float" office:value="1.974442E-015" calcext:value-type="float">
            <text:p>1.974442E-15</text:p>
          </table:table-cell>
          <table:table-cell office:value-type="float" office:value="9.472436E-016" calcext:value-type="float">
            <text:p>9.472436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29E-016" calcext:value-type="float">
            <text:p>9.692029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.78208" calcext:value-type="float">
            <text:p>-20.78208</text:p>
          </table:table-cell>
          <table:table-cell office:value-type="float" office:value="-1.560435" calcext:value-type="float">
            <text:p>-1.560435</text:p>
          </table:table-cell>
          <table:table-cell office:value-type="float" office:value="-1.533597" calcext:value-type="float">
            <text:p>-1.533597</text:p>
          </table:table-cell>
          <table:table-cell office:value-type="float" office:value="-1.538944" calcext:value-type="float">
            <text:p>-1.538944</text:p>
          </table:table-cell>
          <table:table-cell office:value-type="float" office:value="-1.535297" calcext:value-type="float">
            <text:p>-1.535297</text:p>
          </table:table-cell>
          <table:table-cell office:value-type="float" office:value="-1.505958" calcext:value-type="float">
            <text:p>-1.505958</text:p>
          </table:table-cell>
          <table:table-cell office:value-type="float" office:value="-1.238343" calcext:value-type="float">
            <text:p>-1.238343</text:p>
          </table:table-cell>
          <table:table-cell office:value-type="float" office:value="-0.08429001" calcext:value-type="float">
            <text:p>-0.08429001</text:p>
          </table:table-cell>
          <table:table-cell office:value-type="float" office:value="-0.008804843" calcext:value-type="float">
            <text:p>-0.008804843</text:p>
          </table:table-cell>
          <table:table-cell office:value-type="float" office:value="-0.004010781" calcext:value-type="float">
            <text:p>-0.004010781</text:p>
          </table:table-cell>
          <table:table-cell office:value-type="float" office:value="1209.307" calcext:value-type="float">
            <text:p>1209.307</text:p>
          </table:table-cell>
          <table:table-cell office:value-type="float" office:value="0" calcext:value-type="float">
            <text:p>0</text:p>
          </table:table-cell>
          <table:table-cell office:value-type="float" office:value="-0.009722039" calcext:value-type="float">
            <text:p>-0.009722039</text:p>
          </table:table-cell>
          <table:table-cell office:value-type="float" office:value="-0.001232577" calcext:value-type="float">
            <text:p>-0.0012325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1268" calcext:value-type="float">
            <text:p>-1.2412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527.3224" calcext:value-type="float">
            <text:p>527.3224</text:p>
          </table:table-cell>
          <table:table-cell office:value-type="float" office:value="229.2642" calcext:value-type="float">
            <text:p>229.264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1.463" calcext:value-type="float">
            <text:p>1191.463</text:p>
          </table:table-cell>
          <table:table-cell office:value-type="float" office:value="61.00693" calcext:value-type="float">
            <text:p>61.00693</text:p>
          </table:table-cell>
          <table:table-cell office:value-type="float" office:value="0" calcext:value-type="float">
            <text:p>0</text:p>
          </table:table-cell>
          <table:table-cell office:value-type="float" office:value="0.08380234" calcext:value-type="float">
            <text:p>0.08380234</text:p>
          </table:table-cell>
          <table:table-cell office:value-type="float" office:value="0.1475608" calcext:value-type="float">
            <text:p>0.1475608</text:p>
          </table:table-cell>
          <table:table-cell office:value-type="float" office:value="0.1479359" calcext:value-type="float">
            <text:p>0.1479359</text:p>
          </table:table-cell>
          <table:table-cell office:value-type="float" office:value="0.1478935" calcext:value-type="float">
            <text:p>0.1478935</text:p>
          </table:table-cell>
          <table:table-cell office:value-type="float" office:value="0.1479362" calcext:value-type="float">
            <text:p>0.1479362</text:p>
          </table:table-cell>
          <table:table-cell office:value-type="float" office:value="0.1482343" calcext:value-type="float">
            <text:p>0.1482343</text:p>
          </table:table-cell>
          <table:table-cell office:value-type="float" office:value="0.2014922" calcext:value-type="float">
            <text:p>0.2014922</text:p>
          </table:table-cell>
          <table:table-cell office:value-type="float" office:value="0.2865727" calcext:value-type="float">
            <text:p>0.2865727</text:p>
          </table:table-cell>
          <table:table-cell office:value-type="float" office:value="0.3786147" calcext:value-type="float">
            <text:p>0.3786147</text:p>
          </table:table-cell>
          <table:table-cell office:value-type="float" office:value="0.4109631" calcext:value-type="float">
            <text:p>0.4109631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13E-015" calcext:value-type="float">
            <text:p>1.948813E-15</text:p>
          </table:table-cell>
          <table:table-cell office:value-type="float" office:value="1.875959E-015" calcext:value-type="float">
            <text:p>1.875959E-15</text:p>
          </table:table-cell>
          <table:table-cell office:value-type="float" office:value="1.974926E-015" calcext:value-type="float">
            <text:p>1.974926E-15</text:p>
          </table:table-cell>
          <table:table-cell office:value-type="float" office:value="1.974448E-015" calcext:value-type="float">
            <text:p>1.974448E-15</text:p>
          </table:table-cell>
          <table:table-cell office:value-type="float" office:value="9.472508E-016" calcext:value-type="float">
            <text:p>9.47250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5E-016" calcext:value-type="float">
            <text:p>9.57547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1.36082" calcext:value-type="float">
            <text:p>-51.36082</text:p>
          </table:table-cell>
          <table:table-cell office:value-type="float" office:value="-1.5629" calcext:value-type="float">
            <text:p>-1.5629</text:p>
          </table:table-cell>
          <table:table-cell office:value-type="float" office:value="-1.539328" calcext:value-type="float">
            <text:p>-1.539328</text:p>
          </table:table-cell>
          <table:table-cell office:value-type="float" office:value="-1.540615" calcext:value-type="float">
            <text:p>-1.540615</text:p>
          </table:table-cell>
          <table:table-cell office:value-type="float" office:value="-1.537298" calcext:value-type="float">
            <text:p>-1.537298</text:p>
          </table:table-cell>
          <table:table-cell office:value-type="float" office:value="-1.518025" calcext:value-type="float">
            <text:p>-1.518025</text:p>
          </table:table-cell>
          <table:table-cell office:value-type="float" office:value="-1.313613" calcext:value-type="float">
            <text:p>-1.313613</text:p>
          </table:table-cell>
          <table:table-cell office:value-type="float" office:value="-0.09665485" calcext:value-type="float">
            <text:p>-0.09665485</text:p>
          </table:table-cell>
          <table:table-cell office:value-type="float" office:value="-0.008837888" calcext:value-type="float">
            <text:p>-0.008837888</text:p>
          </table:table-cell>
          <table:table-cell office:value-type="float" office:value="-0.004033932" calcext:value-type="float">
            <text:p>-0.004033932</text:p>
          </table:table-cell>
          <table:table-cell office:value-type="float" office:value="1212.393" calcext:value-type="float">
            <text:p>1212.393</text:p>
          </table:table-cell>
          <table:table-cell office:value-type="float" office:value="0" calcext:value-type="float">
            <text:p>0</text:p>
          </table:table-cell>
          <table:table-cell office:value-type="float" office:value="-0.009727149" calcext:value-type="float">
            <text:p>-0.009727149</text:p>
          </table:table-cell>
          <table:table-cell office:value-type="float" office:value="-0.001233292" calcext:value-type="float">
            <text:p>-0.0012332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2418" calcext:value-type="float">
            <text:p>-1.2424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527.3224" calcext:value-type="float">
            <text:p>527.3224</text:p>
          </table:table-cell>
          <table:table-cell office:value-type="float" office:value="231.8508" calcext:value-type="float">
            <text:p>231.850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9.929" calcext:value-type="float">
            <text:p>1189.929</text:p>
          </table:table-cell>
          <table:table-cell office:value-type="float" office:value="59.95385" calcext:value-type="float">
            <text:p>59.95385</text:p>
          </table:table-cell>
          <table:table-cell office:value-type="float" office:value="0" calcext:value-type="float">
            <text:p>0</text:p>
          </table:table-cell>
          <table:table-cell office:value-type="float" office:value="0.08056641" calcext:value-type="float">
            <text:p>0.08056641</text:p>
          </table:table-cell>
          <table:table-cell office:value-type="float" office:value="0.1473126" calcext:value-type="float">
            <text:p>0.1473126</text:p>
          </table:table-cell>
          <table:table-cell office:value-type="float" office:value="0.1474384" calcext:value-type="float">
            <text:p>0.1474384</text:p>
          </table:table-cell>
          <table:table-cell office:value-type="float" office:value="0.1475009" calcext:value-type="float">
            <text:p>0.1475009</text:p>
          </table:table-cell>
          <table:table-cell office:value-type="float" office:value="0.1475918" calcext:value-type="float">
            <text:p>0.1475918</text:p>
          </table:table-cell>
          <table:table-cell office:value-type="float" office:value="0.1478351" calcext:value-type="float">
            <text:p>0.1478351</text:p>
          </table:table-cell>
          <table:table-cell office:value-type="float" office:value="0.2001546" calcext:value-type="float">
            <text:p>0.2001546</text:p>
          </table:table-cell>
          <table:table-cell office:value-type="float" office:value="0.2809966" calcext:value-type="float">
            <text:p>0.2809966</text:p>
          </table:table-cell>
          <table:table-cell office:value-type="float" office:value="0.3783724" calcext:value-type="float">
            <text:p>0.3783724</text:p>
          </table:table-cell>
          <table:table-cell office:value-type="float" office:value="0.4106967" calcext:value-type="float">
            <text:p>0.4106967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88E-015" calcext:value-type="float">
            <text:p>1.948788E-15</text:p>
          </table:table-cell>
          <table:table-cell office:value-type="float" office:value="1.87596E-015" calcext:value-type="float">
            <text:p>1.87596E-15</text:p>
          </table:table-cell>
          <table:table-cell office:value-type="float" office:value="1.974922E-015" calcext:value-type="float">
            <text:p>1.974922E-15</text:p>
          </table:table-cell>
          <table:table-cell office:value-type="float" office:value="1.974453E-015" calcext:value-type="float">
            <text:p>1.974453E-15</text:p>
          </table:table-cell>
          <table:table-cell office:value-type="float" office:value="9.472593E-016" calcext:value-type="float">
            <text:p>9.472593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.07127" calcext:value-type="float">
            <text:p>-64.07127</text:p>
          </table:table-cell>
          <table:table-cell office:value-type="float" office:value="-1.579634" calcext:value-type="float">
            <text:p>-1.579634</text:p>
          </table:table-cell>
          <table:table-cell office:value-type="float" office:value="-1.57144" calcext:value-type="float">
            <text:p>-1.57144</text:p>
          </table:table-cell>
          <table:table-cell office:value-type="float" office:value="-1.565881" calcext:value-type="float">
            <text:p>-1.565881</text:p>
          </table:table-cell>
          <table:table-cell office:value-type="float" office:value="-1.559378" calcext:value-type="float">
            <text:p>-1.559378</text:p>
          </table:table-cell>
          <table:table-cell office:value-type="float" office:value="-1.543272" calcext:value-type="float">
            <text:p>-1.543272</text:p>
          </table:table-cell>
          <table:table-cell office:value-type="float" office:value="-1.382084" calcext:value-type="float">
            <text:p>-1.382084</text:p>
          </table:table-cell>
          <table:table-cell office:value-type="float" office:value="-0.1122628" calcext:value-type="float">
            <text:p>-0.1122628</text:p>
          </table:table-cell>
          <table:table-cell office:value-type="float" office:value="-0.008892317" calcext:value-type="float">
            <text:p>-0.008892317</text:p>
          </table:table-cell>
          <table:table-cell office:value-type="float" office:value="-0.004059065" calcext:value-type="float">
            <text:p>-0.004059065</text:p>
          </table:table-cell>
          <table:table-cell office:value-type="float" office:value="1215.462" calcext:value-type="float">
            <text:p>1215.462</text:p>
          </table:table-cell>
          <table:table-cell office:value-type="float" office:value="0" calcext:value-type="float">
            <text:p>0</text:p>
          </table:table-cell>
          <table:table-cell office:value-type="float" office:value="-0.009725034" calcext:value-type="float">
            <text:p>-0.009725034</text:p>
          </table:table-cell>
          <table:table-cell office:value-type="float" office:value="-0.001233909" calcext:value-type="float">
            <text:p>-0.00123390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3659" calcext:value-type="float">
            <text:p>-1.2436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527.3224" calcext:value-type="float">
            <text:p>527.3224</text:p>
          </table:table-cell>
          <table:table-cell office:value-type="float" office:value="234.5686" calcext:value-type="float">
            <text:p>234.568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8.3" calcext:value-type="float">
            <text:p>1188.3</text:p>
          </table:table-cell>
          <table:table-cell office:value-type="float" office:value="58.86505" calcext:value-type="float">
            <text:p>58.86505</text:p>
          </table:table-cell>
          <table:table-cell office:value-type="float" office:value="0" calcext:value-type="float">
            <text:p>0</text:p>
          </table:table-cell>
          <table:table-cell office:value-type="float" office:value="0.07804756" calcext:value-type="float">
            <text:p>0.07804756</text:p>
          </table:table-cell>
          <table:table-cell office:value-type="float" office:value="0.1467173" calcext:value-type="float">
            <text:p>0.1467173</text:p>
          </table:table-cell>
          <table:table-cell office:value-type="float" office:value="0.1467382" calcext:value-type="float">
            <text:p>0.1467382</text:p>
          </table:table-cell>
          <table:table-cell office:value-type="float" office:value="0.1468476" calcext:value-type="float">
            <text:p>0.1468476</text:p>
          </table:table-cell>
          <table:table-cell office:value-type="float" office:value="0.1469826" calcext:value-type="float">
            <text:p>0.1469826</text:p>
          </table:table-cell>
          <table:table-cell office:value-type="float" office:value="0.1472215" calcext:value-type="float">
            <text:p>0.1472215</text:p>
          </table:table-cell>
          <table:table-cell office:value-type="float" office:value="0.1989356" calcext:value-type="float">
            <text:p>0.1989356</text:p>
          </table:table-cell>
          <table:table-cell office:value-type="float" office:value="0.2751484" calcext:value-type="float">
            <text:p>0.2751484</text:p>
          </table:table-cell>
          <table:table-cell office:value-type="float" office:value="0.378101" calcext:value-type="float">
            <text:p>0.378101</text:p>
          </table:table-cell>
          <table:table-cell office:value-type="float" office:value="0.4104263" calcext:value-type="float">
            <text:p>0.410426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68E-015" calcext:value-type="float">
            <text:p>1.948768E-15</text:p>
          </table:table-cell>
          <table:table-cell office:value-type="float" office:value="1.875963E-015" calcext:value-type="float">
            <text:p>1.875963E-15</text:p>
          </table:table-cell>
          <table:table-cell office:value-type="float" office:value="1.974915E-015" calcext:value-type="float">
            <text:p>1.974915E-15</text:p>
          </table:table-cell>
          <table:table-cell office:value-type="float" office:value="1.974458E-015" calcext:value-type="float">
            <text:p>1.974458E-15</text:p>
          </table:table-cell>
          <table:table-cell office:value-type="float" office:value="9.472675E-016" calcext:value-type="float">
            <text:p>9.47267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8.12807" calcext:value-type="float">
            <text:p>-78.12807</text:p>
          </table:table-cell>
          <table:table-cell office:value-type="float" office:value="-1.618896" calcext:value-type="float">
            <text:p>-1.618896</text:p>
          </table:table-cell>
          <table:table-cell office:value-type="float" office:value="-1.617969" calcext:value-type="float">
            <text:p>-1.617969</text:p>
          </table:table-cell>
          <table:table-cell office:value-type="float" office:value="-1.609036" calcext:value-type="float">
            <text:p>-1.609036</text:p>
          </table:table-cell>
          <table:table-cell office:value-type="float" office:value="-1.599376" calcext:value-type="float">
            <text:p>-1.599376</text:p>
          </table:table-cell>
          <table:table-cell office:value-type="float" office:value="-1.583059" calcext:value-type="float">
            <text:p>-1.583059</text:p>
          </table:table-cell>
          <table:table-cell office:value-type="float" office:value="-1.448037" calcext:value-type="float">
            <text:p>-1.448037</text:p>
          </table:table-cell>
          <table:table-cell office:value-type="float" office:value="-0.1317746" calcext:value-type="float">
            <text:p>-0.1317746</text:p>
          </table:table-cell>
          <table:table-cell office:value-type="float" office:value="-0.008953996" calcext:value-type="float">
            <text:p>-0.008953996</text:p>
          </table:table-cell>
          <table:table-cell office:value-type="float" office:value="-0.004084763" calcext:value-type="float">
            <text:p>-0.004084763</text:p>
          </table:table-cell>
          <table:table-cell office:value-type="float" office:value="1218.515" calcext:value-type="float">
            <text:p>1218.515</text:p>
          </table:table-cell>
          <table:table-cell office:value-type="float" office:value="0" calcext:value-type="float">
            <text:p>0</text:p>
          </table:table-cell>
          <table:table-cell office:value-type="float" office:value="-0.009726768" calcext:value-type="float">
            <text:p>-0.009726768</text:p>
          </table:table-cell>
          <table:table-cell office:value-type="float" office:value="-0.001234576" calcext:value-type="float">
            <text:p>-0.0012345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4919" calcext:value-type="float">
            <text:p>-1.2449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527.3224" calcext:value-type="float">
            <text:p>527.3224</text:p>
          </table:table-cell>
          <table:table-cell office:value-type="float" office:value="237.1425" calcext:value-type="float">
            <text:p>237.142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6.848" calcext:value-type="float">
            <text:p>1186.848</text:p>
          </table:table-cell>
          <table:table-cell office:value-type="float" office:value="57.74307" calcext:value-type="float">
            <text:p>57.74307</text:p>
          </table:table-cell>
          <table:table-cell office:value-type="float" office:value="0" calcext:value-type="float">
            <text:p>0</text:p>
          </table:table-cell>
          <table:table-cell office:value-type="float" office:value="0.08322752" calcext:value-type="float">
            <text:p>0.08322752</text:p>
          </table:table-cell>
          <table:table-cell office:value-type="float" office:value="0.1464093" calcext:value-type="float">
            <text:p>0.1464093</text:p>
          </table:table-cell>
          <table:table-cell office:value-type="float" office:value="0.1464557" calcext:value-type="float">
            <text:p>0.1464557</text:p>
          </table:table-cell>
          <table:table-cell office:value-type="float" office:value="0.1464795" calcext:value-type="float">
            <text:p>0.1464795</text:p>
          </table:table-cell>
          <table:table-cell office:value-type="float" office:value="0.1465864" calcext:value-type="float">
            <text:p>0.1465864</text:p>
          </table:table-cell>
          <table:table-cell office:value-type="float" office:value="0.1467854" calcext:value-type="float">
            <text:p>0.1467854</text:p>
          </table:table-cell>
          <table:table-cell office:value-type="float" office:value="0.1980425" calcext:value-type="float">
            <text:p>0.1980425</text:p>
          </table:table-cell>
          <table:table-cell office:value-type="float" office:value="0.2692933" calcext:value-type="float">
            <text:p>0.2692933</text:p>
          </table:table-cell>
          <table:table-cell office:value-type="float" office:value="0.3778583" calcext:value-type="float">
            <text:p>0.3778583</text:p>
          </table:table-cell>
          <table:table-cell office:value-type="float" office:value="0.4101807" calcext:value-type="float">
            <text:p>0.4101807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46E-015" calcext:value-type="float">
            <text:p>1.948746E-15</text:p>
          </table:table-cell>
          <table:table-cell office:value-type="float" office:value="1.875965E-015" calcext:value-type="float">
            <text:p>1.875965E-15</text:p>
          </table:table-cell>
          <table:table-cell office:value-type="float" office:value="1.974912E-015" calcext:value-type="float">
            <text:p>1.974912E-15</text:p>
          </table:table-cell>
          <table:table-cell office:value-type="float" office:value="1.974463E-015" calcext:value-type="float">
            <text:p>1.974463E-15</text:p>
          </table:table-cell>
          <table:table-cell office:value-type="float" office:value="9.47276E-016" calcext:value-type="float">
            <text:p>9.47276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1E-016" calcext:value-type="float">
            <text:p>9.575471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51094" calcext:value-type="float">
            <text:p>-53.51094</text:p>
          </table:table-cell>
          <table:table-cell office:value-type="float" office:value="-1.639483" calcext:value-type="float">
            <text:p>-1.639483</text:p>
          </table:table-cell>
          <table:table-cell office:value-type="float" office:value="-1.637245" calcext:value-type="float">
            <text:p>-1.637245</text:p>
          </table:table-cell>
          <table:table-cell office:value-type="float" office:value="-1.634013" calcext:value-type="float">
            <text:p>-1.634013</text:p>
          </table:table-cell>
          <table:table-cell office:value-type="float" office:value="-1.626056" calcext:value-type="float">
            <text:p>-1.626056</text:p>
          </table:table-cell>
          <table:table-cell office:value-type="float" office:value="-1.612096" calcext:value-type="float">
            <text:p>-1.612096</text:p>
          </table:table-cell>
          <table:table-cell office:value-type="float" office:value="-1.498617" calcext:value-type="float">
            <text:p>-1.498617</text:p>
          </table:table-cell>
          <table:table-cell office:value-type="float" office:value="-0.1552466" calcext:value-type="float">
            <text:p>-0.1552466</text:p>
          </table:table-cell>
          <table:table-cell office:value-type="float" office:value="-0.009009218" calcext:value-type="float">
            <text:p>-0.009009218</text:p>
          </table:table-cell>
          <table:table-cell office:value-type="float" office:value="-0.004108315" calcext:value-type="float">
            <text:p>-0.004108315</text:p>
          </table:table-cell>
          <table:table-cell office:value-type="float" office:value="1221.55" calcext:value-type="float">
            <text:p>1221.55</text:p>
          </table:table-cell>
          <table:table-cell office:value-type="float" office:value="0" calcext:value-type="float">
            <text:p>0</text:p>
          </table:table-cell>
          <table:table-cell office:value-type="float" office:value="-0.009728216" calcext:value-type="float">
            <text:p>-0.009728216</text:p>
          </table:table-cell>
          <table:table-cell office:value-type="float" office:value="-0.001235156" calcext:value-type="float">
            <text:p>-0.0012351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6066" calcext:value-type="float">
            <text:p>-1.24606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527.3224" calcext:value-type="float">
            <text:p>527.3224</text:p>
          </table:table-cell>
          <table:table-cell office:value-type="float" office:value="239.5632" calcext:value-type="float">
            <text:p>239.563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5.581" calcext:value-type="float">
            <text:p>1185.581</text:p>
          </table:table-cell>
          <table:table-cell office:value-type="float" office:value="56.58873" calcext:value-type="float">
            <text:p>56.58873</text:p>
          </table:table-cell>
          <table:table-cell office:value-type="float" office:value="0" calcext:value-type="float">
            <text:p>0</text:p>
          </table:table-cell>
          <table:table-cell office:value-type="float" office:value="0.08755332" calcext:value-type="float">
            <text:p>0.08755332</text:p>
          </table:table-cell>
          <table:table-cell office:value-type="float" office:value="0.1465281" calcext:value-type="float">
            <text:p>0.1465281</text:p>
          </table:table-cell>
          <table:table-cell office:value-type="float" office:value="0.1467286" calcext:value-type="float">
            <text:p>0.1467286</text:p>
          </table:table-cell>
          <table:table-cell office:value-type="float" office:value="0.1466369" calcext:value-type="float">
            <text:p>0.1466369</text:p>
          </table:table-cell>
          <table:table-cell office:value-type="float" office:value="0.1466648" calcext:value-type="float">
            <text:p>0.1466648</text:p>
          </table:table-cell>
          <table:table-cell office:value-type="float" office:value="0.1467729" calcext:value-type="float">
            <text:p>0.1467729</text:p>
          </table:table-cell>
          <table:table-cell office:value-type="float" office:value="0.1976151" calcext:value-type="float">
            <text:p>0.1976151</text:p>
          </table:table-cell>
          <table:table-cell office:value-type="float" office:value="0.263559" calcext:value-type="float">
            <text:p>0.263559</text:p>
          </table:table-cell>
          <table:table-cell office:value-type="float" office:value="0.3776607" calcext:value-type="float">
            <text:p>0.3776607</text:p>
          </table:table-cell>
          <table:table-cell office:value-type="float" office:value="0.4099644" calcext:value-type="float">
            <text:p>0.409964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27E-015" calcext:value-type="float">
            <text:p>1.948727E-15</text:p>
          </table:table-cell>
          <table:table-cell office:value-type="float" office:value="1.875966E-015" calcext:value-type="float">
            <text:p>1.875966E-15</text:p>
          </table:table-cell>
          <table:table-cell office:value-type="float" office:value="1.974908E-015" calcext:value-type="float">
            <text:p>1.974908E-15</text:p>
          </table:table-cell>
          <table:table-cell office:value-type="float" office:value="1.974466E-015" calcext:value-type="float">
            <text:p>1.974466E-15</text:p>
          </table:table-cell>
          <table:table-cell office:value-type="float" office:value="9.472837E-016" calcext:value-type="float">
            <text:p>9.47283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1E-016" calcext:value-type="float">
            <text:p>9.575471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06692" calcext:value-type="float">
            <text:p>-39.06692</text:p>
          </table:table-cell>
          <table:table-cell office:value-type="float" office:value="-1.632171" calcext:value-type="float">
            <text:p>-1.632171</text:p>
          </table:table-cell>
          <table:table-cell office:value-type="float" office:value="-1.618668" calcext:value-type="float">
            <text:p>-1.618668</text:p>
          </table:table-cell>
          <table:table-cell office:value-type="float" office:value="-1.623306" calcext:value-type="float">
            <text:p>-1.623306</text:p>
          </table:table-cell>
          <table:table-cell office:value-type="float" office:value="-1.620759" calcext:value-type="float">
            <text:p>-1.620759</text:p>
          </table:table-cell>
          <table:table-cell office:value-type="float" office:value="-1.612951" calcext:value-type="float">
            <text:p>-1.612951</text:p>
          </table:table-cell>
          <table:table-cell office:value-type="float" office:value="-1.523526" calcext:value-type="float">
            <text:p>-1.523526</text:p>
          </table:table-cell>
          <table:table-cell office:value-type="float" office:value="-0.1829243" calcext:value-type="float">
            <text:p>-0.1829243</text:p>
          </table:table-cell>
          <table:table-cell office:value-type="float" office:value="-0.009054594" calcext:value-type="float">
            <text:p>-0.009054594</text:p>
          </table:table-cell>
          <table:table-cell office:value-type="float" office:value="-0.004129135" calcext:value-type="float">
            <text:p>-0.004129135</text:p>
          </table:table-cell>
          <table:table-cell office:value-type="float" office:value="1224.568" calcext:value-type="float">
            <text:p>1224.568</text:p>
          </table:table-cell>
          <table:table-cell office:value-type="float" office:value="0" calcext:value-type="float">
            <text:p>0</text:p>
          </table:table-cell>
          <table:table-cell office:value-type="float" office:value="-0.009724033" calcext:value-type="float">
            <text:p>-0.009724033</text:p>
          </table:table-cell>
          <table:table-cell office:value-type="float" office:value="-0.001235779" calcext:value-type="float">
            <text:p>-0.00123577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7074" calcext:value-type="float">
            <text:p>-1.2470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527.3224" calcext:value-type="float">
            <text:p>527.3224</text:p>
          </table:table-cell>
          <table:table-cell office:value-type="float" office:value="242.2978" calcext:value-type="float">
            <text:p>242.297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4.032" calcext:value-type="float">
            <text:p>1184.032</text:p>
          </table:table-cell>
          <table:table-cell office:value-type="float" office:value="55.40379" calcext:value-type="float">
            <text:p>55.40379</text:p>
          </table:table-cell>
          <table:table-cell office:value-type="float" office:value="0" calcext:value-type="float">
            <text:p>0</text:p>
          </table:table-cell>
          <table:table-cell office:value-type="float" office:value="0.08755399" calcext:value-type="float">
            <text:p>0.08755399</text:p>
          </table:table-cell>
          <table:table-cell office:value-type="float" office:value="0.1456379" calcext:value-type="float">
            <text:p>0.1456379</text:p>
          </table:table-cell>
          <table:table-cell office:value-type="float" office:value="0.1458815" calcext:value-type="float">
            <text:p>0.1458815</text:p>
          </table:table-cell>
          <table:table-cell office:value-type="float" office:value="0.1459349" calcext:value-type="float">
            <text:p>0.1459349</text:p>
          </table:table-cell>
          <table:table-cell office:value-type="float" office:value="0.1460498" calcext:value-type="float">
            <text:p>0.1460498</text:p>
          </table:table-cell>
          <table:table-cell office:value-type="float" office:value="0.1462197" calcext:value-type="float">
            <text:p>0.1462197</text:p>
          </table:table-cell>
          <table:table-cell office:value-type="float" office:value="0.1969356" calcext:value-type="float">
            <text:p>0.1969356</text:p>
          </table:table-cell>
          <table:table-cell office:value-type="float" office:value="0.2577434" calcext:value-type="float">
            <text:p>0.2577434</text:p>
          </table:table-cell>
          <table:table-cell office:value-type="float" office:value="0.3773926" calcext:value-type="float">
            <text:p>0.3773926</text:p>
          </table:table-cell>
          <table:table-cell office:value-type="float" office:value="0.4097472" calcext:value-type="float">
            <text:p>0.4097472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19E-015" calcext:value-type="float">
            <text:p>1.948719E-15</text:p>
          </table:table-cell>
          <table:table-cell office:value-type="float" office:value="1.875969E-015" calcext:value-type="float">
            <text:p>1.875969E-15</text:p>
          </table:table-cell>
          <table:table-cell office:value-type="float" office:value="1.974908E-015" calcext:value-type="float">
            <text:p>1.974908E-15</text:p>
          </table:table-cell>
          <table:table-cell office:value-type="float" office:value="1.974451E-015" calcext:value-type="float">
            <text:p>1.974451E-15</text:p>
          </table:table-cell>
          <table:table-cell office:value-type="float" office:value="9.473032E-016" calcext:value-type="float">
            <text:p>9.473032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3E-016" calcext:value-type="float">
            <text:p>9.692033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91916" calcext:value-type="float">
            <text:p>-38.91916</text:p>
          </table:table-cell>
          <table:table-cell office:value-type="float" office:value="-1.693151" calcext:value-type="float">
            <text:p>-1.693151</text:p>
          </table:table-cell>
          <table:table-cell office:value-type="float" office:value="-1.677246" calcext:value-type="float">
            <text:p>-1.677246</text:p>
          </table:table-cell>
          <table:table-cell office:value-type="float" office:value="-1.671784" calcext:value-type="float">
            <text:p>-1.671784</text:p>
          </table:table-cell>
          <table:table-cell office:value-type="float" office:value="-1.663034" calcext:value-type="float">
            <text:p>-1.663034</text:p>
          </table:table-cell>
          <table:table-cell office:value-type="float" office:value="-1.65069" calcext:value-type="float">
            <text:p>-1.65069</text:p>
          </table:table-cell>
          <table:table-cell office:value-type="float" office:value="-1.564079" calcext:value-type="float">
            <text:p>-1.564079</text:p>
          </table:table-cell>
          <table:table-cell office:value-type="float" office:value="-0.2168329" calcext:value-type="float">
            <text:p>-0.2168329</text:p>
          </table:table-cell>
          <table:table-cell office:value-type="float" office:value="-0.009116486" calcext:value-type="float">
            <text:p>-0.009116486</text:p>
          </table:table-cell>
          <table:table-cell office:value-type="float" office:value="-0.004150151" calcext:value-type="float">
            <text:p>-0.004150151</text:p>
          </table:table-cell>
          <table:table-cell office:value-type="float" office:value="1227.578" calcext:value-type="float">
            <text:p>1227.578</text:p>
          </table:table-cell>
          <table:table-cell office:value-type="float" office:value="0" calcext:value-type="float">
            <text:p>0</text:p>
          </table:table-cell>
          <table:table-cell office:value-type="float" office:value="-0.009722656" calcext:value-type="float">
            <text:p>-0.009722656</text:p>
          </table:table-cell>
          <table:table-cell office:value-type="float" office:value="-0.001236627" calcext:value-type="float">
            <text:p>-0.00123662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8087" calcext:value-type="float">
            <text:p>-1.24808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527.3224" calcext:value-type="float">
            <text:p>527.3224</text:p>
          </table:table-cell>
          <table:table-cell office:value-type="float" office:value="245.2343" calcext:value-type="float">
            <text:p>245.234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2.315" calcext:value-type="float">
            <text:p>1182.315</text:p>
          </table:table-cell>
          <table:table-cell office:value-type="float" office:value="54.18335" calcext:value-type="float">
            <text:p>54.18335</text:p>
          </table:table-cell>
          <table:table-cell office:value-type="float" office:value="0" calcext:value-type="float">
            <text:p>0</text:p>
          </table:table-cell>
          <table:table-cell office:value-type="float" office:value="0.08419453" calcext:value-type="float">
            <text:p>0.08419453</text:p>
          </table:table-cell>
          <table:table-cell office:value-type="float" office:value="0.1448337" calcext:value-type="float">
            <text:p>0.1448337</text:p>
          </table:table-cell>
          <table:table-cell office:value-type="float" office:value="0.144978" calcext:value-type="float">
            <text:p>0.144978</text:p>
          </table:table-cell>
          <table:table-cell office:value-type="float" office:value="0.1450433" calcext:value-type="float">
            <text:p>0.1450433</text:p>
          </table:table-cell>
          <table:table-cell office:value-type="float" office:value="0.145195" calcext:value-type="float">
            <text:p>0.145195</text:p>
          </table:table-cell>
          <table:table-cell office:value-type="float" office:value="0.1454094" calcext:value-type="float">
            <text:p>0.1454094</text:p>
          </table:table-cell>
          <table:table-cell office:value-type="float" office:value="0.1960232" calcext:value-type="float">
            <text:p>0.1960232</text:p>
          </table:table-cell>
          <table:table-cell office:value-type="float" office:value="0.2517834" calcext:value-type="float">
            <text:p>0.2517834</text:p>
          </table:table-cell>
          <table:table-cell office:value-type="float" office:value="0.3770317" calcext:value-type="float">
            <text:p>0.3770317</text:p>
          </table:table-cell>
          <table:table-cell office:value-type="float" office:value="0.4095024" calcext:value-type="float">
            <text:p>0.409502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16E-015" calcext:value-type="float">
            <text:p>1.948716E-15</text:p>
          </table:table-cell>
          <table:table-cell office:value-type="float" office:value="1.875968E-015" calcext:value-type="float">
            <text:p>1.875968E-15</text:p>
          </table:table-cell>
          <table:table-cell office:value-type="float" office:value="1.974909E-015" calcext:value-type="float">
            <text:p>1.974909E-15</text:p>
          </table:table-cell>
          <table:table-cell office:value-type="float" office:value="1.974449E-015" calcext:value-type="float">
            <text:p>1.974449E-15</text:p>
          </table:table-cell>
          <table:table-cell office:value-type="float" office:value="9.473054E-016" calcext:value-type="float">
            <text:p>9.473054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29E-016" calcext:value-type="float">
            <text:p>9.692029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52607" calcext:value-type="float">
            <text:p>-49.52607</text:p>
          </table:table-cell>
          <table:table-cell office:value-type="float" office:value="-1.753027" calcext:value-type="float">
            <text:p>-1.753027</text:p>
          </table:table-cell>
          <table:table-cell office:value-type="float" office:value="-1.742379" calcext:value-type="float">
            <text:p>-1.742379</text:p>
          </table:table-cell>
          <table:table-cell office:value-type="float" office:value="-1.735733" calcext:value-type="float">
            <text:p>-1.735733</text:p>
          </table:table-cell>
          <table:table-cell office:value-type="float" office:value="-1.723889" calcext:value-type="float">
            <text:p>-1.723889</text:p>
          </table:table-cell>
          <table:table-cell office:value-type="float" office:value="-1.707789" calcext:value-type="float">
            <text:p>-1.707789</text:p>
          </table:table-cell>
          <table:table-cell office:value-type="float" office:value="-1.620378" calcext:value-type="float">
            <text:p>-1.620378</text:p>
          </table:table-cell>
          <table:table-cell office:value-type="float" office:value="-0.2591509" calcext:value-type="float">
            <text:p>-0.2591509</text:p>
          </table:table-cell>
          <table:table-cell office:value-type="float" office:value="-0.009200403" calcext:value-type="float">
            <text:p>-0.009200403</text:p>
          </table:table-cell>
          <table:table-cell office:value-type="float" office:value="-0.004173956" calcext:value-type="float">
            <text:p>-0.004173956</text:p>
          </table:table-cell>
          <table:table-cell office:value-type="float" office:value="1230.577" calcext:value-type="float">
            <text:p>1230.577</text:p>
          </table:table-cell>
          <table:table-cell office:value-type="float" office:value="0" calcext:value-type="float">
            <text:p>0</text:p>
          </table:table-cell>
          <table:table-cell office:value-type="float" office:value="-0.009722016" calcext:value-type="float">
            <text:p>-0.009722016</text:p>
          </table:table-cell>
          <table:table-cell office:value-type="float" office:value="-0.001237533" calcext:value-type="float">
            <text:p>-0.0012375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9226" calcext:value-type="float">
            <text:p>-1.2492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527.3224" calcext:value-type="float">
            <text:p>527.3224</text:p>
          </table:table-cell>
          <table:table-cell office:value-type="float" office:value="248.1063" calcext:value-type="float">
            <text:p>248.106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0.704" calcext:value-type="float">
            <text:p>1180.704</text:p>
          </table:table-cell>
          <table:table-cell office:value-type="float" office:value="52.92214" calcext:value-type="float">
            <text:p>52.92214</text:p>
          </table:table-cell>
          <table:table-cell office:value-type="float" office:value="0" calcext:value-type="float">
            <text:p>0</text:p>
          </table:table-cell>
          <table:table-cell office:value-type="float" office:value="0.08557962" calcext:value-type="float">
            <text:p>0.08557962</text:p>
          </table:table-cell>
          <table:table-cell office:value-type="float" office:value="0.1443335" calcext:value-type="float">
            <text:p>0.1443335</text:p>
          </table:table-cell>
          <table:table-cell office:value-type="float" office:value="0.1444485" calcext:value-type="float">
            <text:p>0.1444485</text:p>
          </table:table-cell>
          <table:table-cell office:value-type="float" office:value="0.1444332" calcext:value-type="float">
            <text:p>0.1444332</text:p>
          </table:table-cell>
          <table:table-cell office:value-type="float" office:value="0.1445538" calcext:value-type="float">
            <text:p>0.1445538</text:p>
          </table:table-cell>
          <table:table-cell office:value-type="float" office:value="0.1447496" calcext:value-type="float">
            <text:p>0.1447496</text:p>
          </table:table-cell>
          <table:table-cell office:value-type="float" office:value="0.1951972" calcext:value-type="float">
            <text:p>0.1951972</text:p>
          </table:table-cell>
          <table:table-cell office:value-type="float" office:value="0.2458622" calcext:value-type="float">
            <text:p>0.2458622</text:p>
          </table:table-cell>
          <table:table-cell office:value-type="float" office:value="0.376645" calcext:value-type="float">
            <text:p>0.376645</text:p>
          </table:table-cell>
          <table:table-cell office:value-type="float" office:value="0.4092451" calcext:value-type="float">
            <text:p>0.4092451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23E-015" calcext:value-type="float">
            <text:p>1.948723E-15</text:p>
          </table:table-cell>
          <table:table-cell office:value-type="float" office:value="1.875965E-015" calcext:value-type="float">
            <text:p>1.875965E-15</text:p>
          </table:table-cell>
          <table:table-cell office:value-type="float" office:value="1.974907E-015" calcext:value-type="float">
            <text:p>1.974907E-15</text:p>
          </table:table-cell>
          <table:table-cell office:value-type="float" office:value="1.974448E-015" calcext:value-type="float">
            <text:p>1.974448E-15</text:p>
          </table:table-cell>
          <table:table-cell office:value-type="float" office:value="9.473066E-016" calcext:value-type="float">
            <text:p>9.473066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80533" calcext:value-type="float">
            <text:p>-44.80533</text:p>
          </table:table-cell>
          <table:table-cell office:value-type="float" office:value="-1.79083" calcext:value-type="float">
            <text:p>-1.79083</text:p>
          </table:table-cell>
          <table:table-cell office:value-type="float" office:value="-1.78192" calcext:value-type="float">
            <text:p>-1.78192</text:p>
          </table:table-cell>
          <table:table-cell office:value-type="float" office:value="-1.781163" calcext:value-type="float">
            <text:p>-1.781163</text:p>
          </table:table-cell>
          <table:table-cell office:value-type="float" office:value="-1.771266" calcext:value-type="float">
            <text:p>-1.771266</text:p>
          </table:table-cell>
          <table:table-cell office:value-type="float" office:value="-1.75602" calcext:value-type="float">
            <text:p>-1.75602</text:p>
          </table:table-cell>
          <table:table-cell office:value-type="float" office:value="-1.673407" calcext:value-type="float">
            <text:p>-1.673407</text:p>
          </table:table-cell>
          <table:table-cell office:value-type="float" office:value="-0.3106929" calcext:value-type="float">
            <text:p>-0.3106929</text:p>
          </table:table-cell>
          <table:table-cell office:value-type="float" office:value="-0.009291382" calcext:value-type="float">
            <text:p>-0.009291382</text:p>
          </table:table-cell>
          <table:table-cell office:value-type="float" office:value="-0.004199166" calcext:value-type="float">
            <text:p>-0.004199166</text:p>
          </table:table-cell>
          <table:table-cell office:value-type="float" office:value="1233.552" calcext:value-type="float">
            <text:p>1233.552</text:p>
          </table:table-cell>
          <table:table-cell office:value-type="float" office:value="0" calcext:value-type="float">
            <text:p>0</text:p>
          </table:table-cell>
          <table:table-cell office:value-type="float" office:value="-0.01892605" calcext:value-type="float">
            <text:p>-0.01892605</text:p>
          </table:table-cell>
          <table:table-cell office:value-type="float" office:value="-0.001233136" calcext:value-type="float">
            <text:p>-0.0012331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50424" calcext:value-type="float">
            <text:p>-1.2504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528.1223" calcext:value-type="float">
            <text:p>528.1223</text:p>
          </table:table-cell>
          <table:table-cell office:value-type="float" office:value="249.4623" calcext:value-type="float">
            <text:p>249.462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1.407" calcext:value-type="float">
            <text:p>1181.407</text:p>
          </table:table-cell>
          <table:table-cell office:value-type="float" office:value="51.66269" calcext:value-type="float">
            <text:p>51.66269</text:p>
          </table:table-cell>
          <table:table-cell office:value-type="float" office:value="0" calcext:value-type="float">
            <text:p>0</text:p>
          </table:table-cell>
          <table:table-cell office:value-type="float" office:value="0.09055256" calcext:value-type="float">
            <text:p>0.09055256</text:p>
          </table:table-cell>
          <table:table-cell office:value-type="float" office:value="0.1476877" calcext:value-type="float">
            <text:p>0.1476877</text:p>
          </table:table-cell>
          <table:table-cell office:value-type="float" office:value="0.1498851" calcext:value-type="float">
            <text:p>0.1498851</text:p>
          </table:table-cell>
          <table:table-cell office:value-type="float" office:value="0.1482401" calcext:value-type="float">
            <text:p>0.1482401</text:p>
          </table:table-cell>
          <table:table-cell office:value-type="float" office:value="0.1475484" calcext:value-type="float">
            <text:p>0.1475484</text:p>
          </table:table-cell>
          <table:table-cell office:value-type="float" office:value="0.1470893" calcext:value-type="float">
            <text:p>0.1470893</text:p>
          </table:table-cell>
          <table:table-cell office:value-type="float" office:value="0.1968554" calcext:value-type="float">
            <text:p>0.1968554</text:p>
          </table:table-cell>
          <table:table-cell office:value-type="float" office:value="0.2429561" calcext:value-type="float">
            <text:p>0.2429561</text:p>
          </table:table-cell>
          <table:table-cell office:value-type="float" office:value="0.377453" calcext:value-type="float">
            <text:p>0.377453</text:p>
          </table:table-cell>
          <table:table-cell office:value-type="float" office:value="0.409348" calcext:value-type="float">
            <text:p>0.409348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28E-015" calcext:value-type="float">
            <text:p>1.948728E-15</text:p>
          </table:table-cell>
          <table:table-cell office:value-type="float" office:value="1.875961E-015" calcext:value-type="float">
            <text:p>1.875961E-15</text:p>
          </table:table-cell>
          <table:table-cell office:value-type="float" office:value="1.974906E-015" calcext:value-type="float">
            <text:p>1.974906E-15</text:p>
          </table:table-cell>
          <table:table-cell office:value-type="float" office:value="1.974447E-015" calcext:value-type="float">
            <text:p>1.974447E-15</text:p>
          </table:table-cell>
          <table:table-cell office:value-type="float" office:value="9.473083E-016" calcext:value-type="float">
            <text:p>9.473083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08342" calcext:value-type="float">
            <text:p>-31.08342</text:p>
          </table:table-cell>
          <table:table-cell office:value-type="float" office:value="-1.554809" calcext:value-type="float">
            <text:p>-1.554809</text:p>
          </table:table-cell>
          <table:table-cell office:value-type="float" office:value="-1.42037" calcext:value-type="float">
            <text:p>-1.42037</text:p>
          </table:table-cell>
          <table:table-cell office:value-type="float" office:value="-1.518769" calcext:value-type="float">
            <text:p>-1.518769</text:p>
          </table:table-cell>
          <table:table-cell office:value-type="float" office:value="-1.562331" calcext:value-type="float">
            <text:p>-1.562331</text:p>
          </table:table-cell>
          <table:table-cell office:value-type="float" office:value="-1.591896" calcext:value-type="float">
            <text:p>-1.591896</text:p>
          </table:table-cell>
          <table:table-cell office:value-type="float" office:value="-1.568969" calcext:value-type="float">
            <text:p>-1.568969</text:p>
          </table:table-cell>
          <table:table-cell office:value-type="float" office:value="-0.3402416" calcext:value-type="float">
            <text:p>-0.3402416</text:p>
          </table:table-cell>
          <table:table-cell office:value-type="float" office:value="-0.009102559" calcext:value-type="float">
            <text:p>-0.009102559</text:p>
          </table:table-cell>
          <table:table-cell office:value-type="float" office:value="-0.004189136" calcext:value-type="float">
            <text:p>-0.004189136</text:p>
          </table:table-cell>
          <table:table-cell office:value-type="float" office:value="1236.526" calcext:value-type="float">
            <text:p>1236.526</text:p>
          </table:table-cell>
          <table:table-cell office:value-type="float" office:value="0" calcext:value-type="float">
            <text:p>0</text:p>
          </table:table-cell>
          <table:table-cell office:value-type="float" office:value="-0.01681147" calcext:value-type="float">
            <text:p>-0.01681147</text:p>
          </table:table-cell>
          <table:table-cell office:value-type="float" office:value="-0.001234249" calcext:value-type="float">
            <text:p>-0.0012342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9948" calcext:value-type="float">
            <text:p>-1.2499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528.1223" calcext:value-type="float">
            <text:p>528.1223</text:p>
          </table:table-cell>
          <table:table-cell office:value-type="float" office:value="251.949" calcext:value-type="float">
            <text:p>251.94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0.16" calcext:value-type="float">
            <text:p>1180.16</text:p>
          </table:table-cell>
          <table:table-cell office:value-type="float" office:value="50.42248" calcext:value-type="float">
            <text:p>50.42248</text:p>
          </table:table-cell>
          <table:table-cell office:value-type="float" office:value="0" calcext:value-type="float">
            <text:p>0</text:p>
          </table:table-cell>
          <table:table-cell office:value-type="float" office:value="0.08828738" calcext:value-type="float">
            <text:p>0.08828738</text:p>
          </table:table-cell>
          <table:table-cell office:value-type="float" office:value="0.1470261" calcext:value-type="float">
            <text:p>0.1470261</text:p>
          </table:table-cell>
          <table:table-cell office:value-type="float" office:value="0.1475763" calcext:value-type="float">
            <text:p>0.1475763</text:p>
          </table:table-cell>
          <table:table-cell office:value-type="float" office:value="0.1474757" calcext:value-type="float">
            <text:p>0.1474757</text:p>
          </table:table-cell>
          <table:table-cell office:value-type="float" office:value="0.1473302" calcext:value-type="float">
            <text:p>0.1473302</text:p>
          </table:table-cell>
          <table:table-cell office:value-type="float" office:value="0.1471734" calcext:value-type="float">
            <text:p>0.1471734</text:p>
          </table:table-cell>
          <table:table-cell office:value-type="float" office:value="0.1970067" calcext:value-type="float">
            <text:p>0.1970067</text:p>
          </table:table-cell>
          <table:table-cell office:value-type="float" office:value="0.2383202" calcext:value-type="float">
            <text:p>0.2383202</text:p>
          </table:table-cell>
          <table:table-cell office:value-type="float" office:value="0.377273" calcext:value-type="float">
            <text:p>0.377273</text:p>
          </table:table-cell>
          <table:table-cell office:value-type="float" office:value="0.4092062" calcext:value-type="float">
            <text:p>0.4092062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26E-015" calcext:value-type="float">
            <text:p>1.948726E-15</text:p>
          </table:table-cell>
          <table:table-cell office:value-type="float" office:value="1.875962E-015" calcext:value-type="float">
            <text:p>1.875962E-15</text:p>
          </table:table-cell>
          <table:table-cell office:value-type="float" office:value="1.974908E-015" calcext:value-type="float">
            <text:p>1.974908E-15</text:p>
          </table:table-cell>
          <table:table-cell office:value-type="float" office:value="1.974443E-015" calcext:value-type="float">
            <text:p>1.974443E-15</text:p>
          </table:table-cell>
          <table:table-cell office:value-type="float" office:value="9.473117E-016" calcext:value-type="float">
            <text:p>9.47311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1E-016" calcext:value-type="float">
            <text:p>9.575471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94244" calcext:value-type="float">
            <text:p>-36.94244</text:p>
          </table:table-cell>
          <table:table-cell office:value-type="float" office:value="-1.597427" calcext:value-type="float">
            <text:p>-1.597427</text:p>
          </table:table-cell>
          <table:table-cell office:value-type="float" office:value="-1.562452" calcext:value-type="float">
            <text:p>-1.562452</text:p>
          </table:table-cell>
          <table:table-cell office:value-type="float" office:value="-1.567575" calcext:value-type="float">
            <text:p>-1.567575</text:p>
          </table:table-cell>
          <table:table-cell office:value-type="float" office:value="-1.57647" calcext:value-type="float">
            <text:p>-1.57647</text:p>
          </table:table-cell>
          <table:table-cell office:value-type="float" office:value="-1.586259" calcext:value-type="float">
            <text:p>-1.586259</text:p>
          </table:table-cell>
          <table:table-cell office:value-type="float" office:value="-1.559728" calcext:value-type="float">
            <text:p>-1.559728</text:p>
          </table:table-cell>
          <table:table-cell office:value-type="float" office:value="-0.3940553" calcext:value-type="float">
            <text:p>-0.3940553</text:p>
          </table:table-cell>
          <table:table-cell office:value-type="float" office:value="-0.00914407" calcext:value-type="float">
            <text:p>-0.00914407</text:p>
          </table:table-cell>
          <table:table-cell office:value-type="float" office:value="-0.004203032" calcext:value-type="float">
            <text:p>-0.004203032</text:p>
          </table:table-cell>
          <table:table-cell office:value-type="float" office:value="1239.517" calcext:value-type="float">
            <text:p>1239.517</text:p>
          </table:table-cell>
          <table:table-cell office:value-type="float" office:value="0" calcext:value-type="float">
            <text:p>0</text:p>
          </table:table-cell>
          <table:table-cell office:value-type="float" office:value="-0.01457413" calcext:value-type="float">
            <text:p>-0.01457413</text:p>
          </table:table-cell>
          <table:table-cell office:value-type="float" office:value="-0.001235371" calcext:value-type="float">
            <text:p>-0.0012353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50607" calcext:value-type="float">
            <text:p>-1.2506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541.1223" calcext:value-type="float">
            <text:p>541.1223</text:p>
          </table:table-cell>
          <table:table-cell office:value-type="float" office:value="252.7106" calcext:value-type="float">
            <text:p>252.710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3.455" calcext:value-type="float">
            <text:p>1193.455</text:p>
          </table:table-cell>
          <table:table-cell office:value-type="float" office:value="49.36512" calcext:value-type="float">
            <text:p>49.36512</text:p>
          </table:table-cell>
          <table:table-cell office:value-type="float" office:value="0" calcext:value-type="float">
            <text:p>0</text:p>
          </table:table-cell>
          <table:table-cell office:value-type="float" office:value="0.4118248" calcext:value-type="float">
            <text:p>0.4118248</text:p>
          </table:table-cell>
          <table:table-cell office:value-type="float" office:value="0.4155747" calcext:value-type="float">
            <text:p>0.4155747</text:p>
          </table:table-cell>
          <table:table-cell office:value-type="float" office:value="0.2188501" calcext:value-type="float">
            <text:p>0.2188501</text:p>
          </table:table-cell>
          <table:table-cell office:value-type="float" office:value="0.1537452" calcext:value-type="float">
            <text:p>0.1537452</text:p>
          </table:table-cell>
          <table:table-cell office:value-type="float" office:value="0.1516905" calcext:value-type="float">
            <text:p>0.1516905</text:p>
          </table:table-cell>
          <table:table-cell office:value-type="float" office:value="0.1506579" calcext:value-type="float">
            <text:p>0.1506579</text:p>
          </table:table-cell>
          <table:table-cell office:value-type="float" office:value="0.2012936" calcext:value-type="float">
            <text:p>0.2012936</text:p>
          </table:table-cell>
          <table:table-cell office:value-type="float" office:value="0.2380151" calcext:value-type="float">
            <text:p>0.2380151</text:p>
          </table:table-cell>
          <table:table-cell office:value-type="float" office:value="0.3791084" calcext:value-type="float">
            <text:p>0.3791084</text:p>
          </table:table-cell>
          <table:table-cell office:value-type="float" office:value="0.4095262" calcext:value-type="float">
            <text:p>0.409526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23E-015" calcext:value-type="float">
            <text:p>1.948723E-15</text:p>
          </table:table-cell>
          <table:table-cell office:value-type="float" office:value="1.875964E-015" calcext:value-type="float">
            <text:p>1.875964E-15</text:p>
          </table:table-cell>
          <table:table-cell office:value-type="float" office:value="1.974908E-015" calcext:value-type="float">
            <text:p>1.974908E-15</text:p>
          </table:table-cell>
          <table:table-cell office:value-type="float" office:value="1.974438E-015" calcext:value-type="float">
            <text:p>1.974438E-15</text:p>
          </table:table-cell>
          <table:table-cell office:value-type="float" office:value="9.473177E-016" calcext:value-type="float">
            <text:p>9.47317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29E-016" calcext:value-type="float">
            <text:p>9.692029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088541" calcext:value-type="float">
            <text:p>-0.002088541</text:p>
          </table:table-cell>
          <table:table-cell office:value-type="float" office:value="-0.00197022" calcext:value-type="float">
            <text:p>-0.00197022</text:p>
          </table:table-cell>
          <table:table-cell office:value-type="float" office:value="-0.140351" calcext:value-type="float">
            <text:p>-0.140351</text:p>
          </table:table-cell>
          <table:table-cell office:value-type="float" office:value="-1.216631" calcext:value-type="float">
            <text:p>-1.216631</text:p>
          </table:table-cell>
          <table:table-cell office:value-type="float" office:value="-1.31969" calcext:value-type="float">
            <text:p>-1.31969</text:p>
          </table:table-cell>
          <table:table-cell office:value-type="float" office:value="-1.375491" calcext:value-type="float">
            <text:p>-1.375491</text:p>
          </table:table-cell>
          <table:table-cell office:value-type="float" office:value="-1.324044" calcext:value-type="float">
            <text:p>-1.324044</text:p>
          </table:table-cell>
          <table:table-cell office:value-type="float" office:value="-0.398214" calcext:value-type="float">
            <text:p>-0.398214</text:p>
          </table:table-cell>
          <table:table-cell office:value-type="float" office:value="-0.008731043" calcext:value-type="float">
            <text:p>-0.008731043</text:p>
          </table:table-cell>
          <table:table-cell office:value-type="float" office:value="-0.004172124" calcext:value-type="float">
            <text:p>-0.004172124</text:p>
          </table:table-cell>
          <table:table-cell office:value-type="float" office:value="1242.749" calcext:value-type="float">
            <text:p>1242.749</text:p>
          </table:table-cell>
          <table:table-cell office:value-type="float" office:value="0" calcext:value-type="float">
            <text:p>0</text:p>
          </table:table-cell>
          <table:table-cell office:value-type="float" office:value="-0.07485639" calcext:value-type="float">
            <text:p>-0.07485639</text:p>
          </table:table-cell>
          <table:table-cell office:value-type="float" office:value="-0.00120653" calcext:value-type="float">
            <text:p>-0.001206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9138" calcext:value-type="float">
            <text:p>-1.2491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541.1223" calcext:value-type="float">
            <text:p>541.1223</text:p>
          </table:table-cell>
          <table:table-cell office:value-type="float" office:value="256.2875" calcext:value-type="float">
            <text:p>256.287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0.948" calcext:value-type="float">
            <text:p>1190.948</text:p>
          </table:table-cell>
          <table:table-cell office:value-type="float" office:value="48.29592" calcext:value-type="float">
            <text:p>48.29592</text:p>
          </table:table-cell>
          <table:table-cell office:value-type="float" office:value="0" calcext:value-type="float">
            <text:p>0</text:p>
          </table:table-cell>
          <table:table-cell office:value-type="float" office:value="0.3096098" calcext:value-type="float">
            <text:p>0.3096098</text:p>
          </table:table-cell>
          <table:table-cell office:value-type="float" office:value="0.310122" calcext:value-type="float">
            <text:p>0.310122</text:p>
          </table:table-cell>
          <table:table-cell office:value-type="float" office:value="0.2054537" calcext:value-type="float">
            <text:p>0.2054537</text:p>
          </table:table-cell>
          <table:table-cell office:value-type="float" office:value="0.1589313" calcext:value-type="float">
            <text:p>0.1589313</text:p>
          </table:table-cell>
          <table:table-cell office:value-type="float" office:value="0.1552374" calcext:value-type="float">
            <text:p>0.1552374</text:p>
          </table:table-cell>
          <table:table-cell office:value-type="float" office:value="0.153583" calcext:value-type="float">
            <text:p>0.153583</text:p>
          </table:table-cell>
          <table:table-cell office:value-type="float" office:value="0.2033179" calcext:value-type="float">
            <text:p>0.2033179</text:p>
          </table:table-cell>
          <table:table-cell office:value-type="float" office:value="0.2375845" calcext:value-type="float">
            <text:p>0.2375845</text:p>
          </table:table-cell>
          <table:table-cell office:value-type="float" office:value="0.3805306" calcext:value-type="float">
            <text:p>0.3805306</text:p>
          </table:table-cell>
          <table:table-cell office:value-type="float" office:value="0.4099721" calcext:value-type="float">
            <text:p>0.409972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24E-015" calcext:value-type="float">
            <text:p>1.948724E-15</text:p>
          </table:table-cell>
          <table:table-cell office:value-type="float" office:value="1.875961E-015" calcext:value-type="float">
            <text:p>1.875961E-15</text:p>
          </table:table-cell>
          <table:table-cell office:value-type="float" office:value="1.974909E-015" calcext:value-type="float">
            <text:p>1.974909E-15</text:p>
          </table:table-cell>
          <table:table-cell office:value-type="float" office:value="1.974438E-015" calcext:value-type="float">
            <text:p>1.974438E-15</text:p>
          </table:table-cell>
          <table:table-cell office:value-type="float" office:value="9.473177E-016" calcext:value-type="float">
            <text:p>9.473177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3E-016" calcext:value-type="float">
            <text:p>9.692033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12163" calcext:value-type="float">
            <text:p>-0.01512163</text:p>
          </table:table-cell>
          <table:table-cell office:value-type="float" office:value="-0.0149838" calcext:value-type="float">
            <text:p>-0.0149838</text:p>
          </table:table-cell>
          <table:table-cell office:value-type="float" office:value="-0.2063011" calcext:value-type="float">
            <text:p>-0.2063011</text:p>
          </table:table-cell>
          <table:table-cell office:value-type="float" office:value="-0.9926247" calcext:value-type="float">
            <text:p>-0.9926247</text:p>
          </table:table-cell>
          <table:table-cell office:value-type="float" office:value="-1.145424" calcext:value-type="float">
            <text:p>-1.145424</text:p>
          </table:table-cell>
          <table:table-cell office:value-type="float" office:value="-1.222659" calcext:value-type="float">
            <text:p>-1.222659</text:p>
          </table:table-cell>
          <table:table-cell office:value-type="float" office:value="-1.22674" calcext:value-type="float">
            <text:p>-1.22674</text:p>
          </table:table-cell>
          <table:table-cell office:value-type="float" office:value="-0.4037469" calcext:value-type="float">
            <text:p>-0.4037469</text:p>
          </table:table-cell>
          <table:table-cell office:value-type="float" office:value="-0.008422148" calcext:value-type="float">
            <text:p>-0.008422148</text:p>
          </table:table-cell>
          <table:table-cell office:value-type="float" office:value="-0.004128814" calcext:value-type="float">
            <text:p>-0.004128814</text:p>
          </table:table-cell>
          <table:table-cell office:value-type="float" office:value="1245.821" calcext:value-type="float">
            <text:p>1245.821</text:p>
          </table:table-cell>
          <table:table-cell office:value-type="float" office:value="0" calcext:value-type="float">
            <text:p>0</text:p>
          </table:table-cell>
          <table:table-cell office:value-type="float" office:value="-0.8769605" calcext:value-type="float">
            <text:p>-0.8769605</text:p>
          </table:table-cell>
          <table:table-cell office:value-type="float" office:value="-0.00112256" calcext:value-type="float">
            <text:p>-0.001122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7059" calcext:value-type="float">
            <text:p>-1.2470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547.9222" calcext:value-type="float">
            <text:p>547.9222</text:p>
          </table:table-cell>
          <table:table-cell office:value-type="float" office:value="259.8662" calcext:value-type="float">
            <text:p>259.866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5.139" calcext:value-type="float">
            <text:p>1195.139</text:p>
          </table:table-cell>
          <table:table-cell office:value-type="float" office:value="47.32656" calcext:value-type="float">
            <text:p>47.32656</text:p>
          </table:table-cell>
          <table:table-cell office:value-type="float" office:value="0" calcext:value-type="float">
            <text:p>0</text:p>
          </table:table-cell>
          <table:table-cell office:value-type="float" office:value="0.4367602" calcext:value-type="float">
            <text:p>0.4367602</text:p>
          </table:table-cell>
          <table:table-cell office:value-type="float" office:value="0.4427879" calcext:value-type="float">
            <text:p>0.4427879</text:p>
          </table:table-cell>
          <table:table-cell office:value-type="float" office:value="0.1872852" calcext:value-type="float">
            <text:p>0.1872852</text:p>
          </table:table-cell>
          <table:table-cell office:value-type="float" office:value="0.1620021" calcext:value-type="float">
            <text:p>0.1620021</text:p>
          </table:table-cell>
          <table:table-cell office:value-type="float" office:value="0.1579325" calcext:value-type="float">
            <text:p>0.1579325</text:p>
          </table:table-cell>
          <table:table-cell office:value-type="float" office:value="0.1559009" calcext:value-type="float">
            <text:p>0.1559009</text:p>
          </table:table-cell>
          <table:table-cell office:value-type="float" office:value="0.2056478" calcext:value-type="float">
            <text:p>0.2056478</text:p>
          </table:table-cell>
          <table:table-cell office:value-type="float" office:value="0.2367614" calcext:value-type="float">
            <text:p>0.2367614</text:p>
          </table:table-cell>
          <table:table-cell office:value-type="float" office:value="0.3814077" calcext:value-type="float">
            <text:p>0.3814077</text:p>
          </table:table-cell>
          <table:table-cell office:value-type="float" office:value="0.4103154" calcext:value-type="float">
            <text:p>0.410315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1E-015" calcext:value-type="float">
            <text:p>1.94871E-15</text:p>
          </table:table-cell>
          <table:table-cell office:value-type="float" office:value="1.875965E-015" calcext:value-type="float">
            <text:p>1.875965E-15</text:p>
          </table:table-cell>
          <table:table-cell office:value-type="float" office:value="1.974908E-015" calcext:value-type="float">
            <text:p>1.974908E-15</text:p>
          </table:table-cell>
          <table:table-cell office:value-type="float" office:value="1.974438E-015" calcext:value-type="float">
            <text:p>1.974438E-15</text:p>
          </table:table-cell>
          <table:table-cell office:value-type="float" office:value="9.473245E-016" calcext:value-type="float">
            <text:p>9.473245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1E-016" calcext:value-type="float">
            <text:p>9.575471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39627" calcext:value-type="float">
            <text:p>-0.00139627</text:p>
          </table:table-cell>
          <table:table-cell office:value-type="float" office:value="-0.001276622" calcext:value-type="float">
            <text:p>-0.001276622</text:p>
          </table:table-cell>
          <table:table-cell office:value-type="float" office:value="-0.3634341" calcext:value-type="float">
            <text:p>-0.3634341</text:p>
          </table:table-cell>
          <table:table-cell office:value-type="float" office:value="-0.8826446" calcext:value-type="float">
            <text:p>-0.8826446</text:p>
          </table:table-cell>
          <table:table-cell office:value-type="float" office:value="-1.030884" calcext:value-type="float">
            <text:p>-1.030884</text:p>
          </table:table-cell>
          <table:table-cell office:value-type="float" office:value="-1.115541" calcext:value-type="float">
            <text:p>-1.115541</text:p>
          </table:table-cell>
          <table:table-cell office:value-type="float" office:value="-1.124636" calcext:value-type="float">
            <text:p>-1.124636</text:p>
          </table:table-cell>
          <table:table-cell office:value-type="float" office:value="-0.4145735" calcext:value-type="float">
            <text:p>-0.4145735</text:p>
          </table:table-cell>
          <table:table-cell office:value-type="float" office:value="-0.008237998" calcext:value-type="float">
            <text:p>-0.008237998</text:p>
          </table:table-cell>
          <table:table-cell office:value-type="float" office:value="-0.004095835" calcext:value-type="float">
            <text:p>-0.004095835</text:p>
          </table:table-cell>
          <table:table-cell office:value-type="float" office:value="1248.931" calcext:value-type="float">
            <text:p>1248.931</text:p>
          </table:table-cell>
          <table:table-cell office:value-type="float" office:value="0" calcext:value-type="float">
            <text:p>0</text:p>
          </table:table-cell>
          <table:table-cell office:value-type="float" office:value="-0.8627777" calcext:value-type="float">
            <text:p>-0.8627777</text:p>
          </table:table-cell>
          <table:table-cell office:value-type="float" office:value="-0.001123284" calcext:value-type="float">
            <text:p>-0.00112328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5459" calcext:value-type="float">
            <text:p>-1.2454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547.9222" calcext:value-type="float">
            <text:p>547.9222</text:p>
          </table:table-cell>
          <table:table-cell office:value-type="float" office:value="263.0686" calcext:value-type="float">
            <text:p>263.068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2.835" calcext:value-type="float">
            <text:p>1192.835</text:p>
          </table:table-cell>
          <table:table-cell office:value-type="float" office:value="46.42685" calcext:value-type="float">
            <text:p>46.42685</text:p>
          </table:table-cell>
          <table:table-cell office:value-type="float" office:value="0" calcext:value-type="float">
            <text:p>0</text:p>
          </table:table-cell>
          <table:table-cell office:value-type="float" office:value="0.3553831" calcext:value-type="float">
            <text:p>0.3553831</text:p>
          </table:table-cell>
          <table:table-cell office:value-type="float" office:value="0.3564328" calcext:value-type="float">
            <text:p>0.3564328</text:p>
          </table:table-cell>
          <table:table-cell office:value-type="float" office:value="0.1827848" calcext:value-type="float">
            <text:p>0.1827848</text:p>
          </table:table-cell>
          <table:table-cell office:value-type="float" office:value="0.1650988" calcext:value-type="float">
            <text:p>0.1650988</text:p>
          </table:table-cell>
          <table:table-cell office:value-type="float" office:value="0.1608055" calcext:value-type="float">
            <text:p>0.1608055</text:p>
          </table:table-cell>
          <table:table-cell office:value-type="float" office:value="0.1583789" calcext:value-type="float">
            <text:p>0.1583789</text:p>
          </table:table-cell>
          <table:table-cell office:value-type="float" office:value="0.2074198" calcext:value-type="float">
            <text:p>0.2074198</text:p>
          </table:table-cell>
          <table:table-cell office:value-type="float" office:value="0.2364525" calcext:value-type="float">
            <text:p>0.2364525</text:p>
          </table:table-cell>
          <table:table-cell office:value-type="float" office:value="0.3824266" calcext:value-type="float">
            <text:p>0.3824266</text:p>
          </table:table-cell>
          <table:table-cell office:value-type="float" office:value="0.4107322" calcext:value-type="float">
            <text:p>0.410732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689E-015" calcext:value-type="float">
            <text:p>1.948689E-15</text:p>
          </table:table-cell>
          <table:table-cell office:value-type="float" office:value="1.875966E-015" calcext:value-type="float">
            <text:p>1.875966E-15</text:p>
          </table:table-cell>
          <table:table-cell office:value-type="float" office:value="1.974905E-015" calcext:value-type="float">
            <text:p>1.974905E-15</text:p>
          </table:table-cell>
          <table:table-cell office:value-type="float" office:value="1.974441E-015" calcext:value-type="float">
            <text:p>1.974441E-15</text:p>
          </table:table-cell>
          <table:table-cell office:value-type="float" office:value="9.473334E-016" calcext:value-type="float">
            <text:p>9.473334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837784" calcext:value-type="float">
            <text:p>-0.005837784</text:p>
          </table:table-cell>
          <table:table-cell office:value-type="float" office:value="-0.005737623" calcext:value-type="float">
            <text:p>-0.005737623</text:p>
          </table:table-cell>
          <table:table-cell office:value-type="float" office:value="-0.4218796" calcext:value-type="float">
            <text:p>-0.4218796</text:p>
          </table:table-cell>
          <table:table-cell office:value-type="float" office:value="-0.7859412" calcext:value-type="float">
            <text:p>-0.7859412</text:p>
          </table:table-cell>
          <table:table-cell office:value-type="float" office:value="-0.9230944" calcext:value-type="float">
            <text:p>-0.9230944</text:p>
          </table:table-cell>
          <table:table-cell office:value-type="float" office:value="-1.012866" calcext:value-type="float">
            <text:p>-1.012866</text:p>
          </table:table-cell>
          <table:table-cell office:value-type="float" office:value="-1.053398" calcext:value-type="float">
            <text:p>-1.053398</text:p>
          </table:table-cell>
          <table:table-cell office:value-type="float" office:value="-0.4187193" calcext:value-type="float">
            <text:p>-0.4187193</text:p>
          </table:table-cell>
          <table:table-cell office:value-type="float" office:value="-0.008029407" calcext:value-type="float">
            <text:p>-0.008029407</text:p>
          </table:table-cell>
          <table:table-cell office:value-type="float" office:value="-0.004056155" calcext:value-type="float">
            <text:p>-0.004056155</text:p>
          </table:table-cell>
          <table:table-cell office:value-type="float" office:value="1252.081" calcext:value-type="float">
            <text:p>1252.081</text:p>
          </table:table-cell>
          <table:table-cell office:value-type="float" office:value="0" calcext:value-type="float">
            <text:p>0</text:p>
          </table:table-cell>
          <table:table-cell office:value-type="float" office:value="-0.8424013" calcext:value-type="float">
            <text:p>-0.8424013</text:p>
          </table:table-cell>
          <table:table-cell office:value-type="float" office:value="-0.001124338" calcext:value-type="float">
            <text:p>-0.0011243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3516" calcext:value-type="float">
            <text:p>-1.2435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547.9222" calcext:value-type="float">
            <text:p>547.9222</text:p>
          </table:table-cell>
          <table:table-cell office:value-type="float" office:value="267.0772" calcext:value-type="float">
            <text:p>267.077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9.662" calcext:value-type="float">
            <text:p>1189.662</text:p>
          </table:table-cell>
          <table:table-cell office:value-type="float" office:value="45.59144" calcext:value-type="float">
            <text:p>45.59144</text:p>
          </table:table-cell>
          <table:table-cell office:value-type="float" office:value="0" calcext:value-type="float">
            <text:p>0</text:p>
          </table:table-cell>
          <table:table-cell office:value-type="float" office:value="0.2310962" calcext:value-type="float">
            <text:p>0.2310962</text:p>
          </table:table-cell>
          <table:table-cell office:value-type="float" office:value="0.2372648" calcext:value-type="float">
            <text:p>0.2372648</text:p>
          </table:table-cell>
          <table:table-cell office:value-type="float" office:value="0.1741983" calcext:value-type="float">
            <text:p>0.1741983</text:p>
          </table:table-cell>
          <table:table-cell office:value-type="float" office:value="0.1653748" calcext:value-type="float">
            <text:p>0.1653748</text:p>
          </table:table-cell>
          <table:table-cell office:value-type="float" office:value="0.1622276" calcext:value-type="float">
            <text:p>0.1622276</text:p>
          </table:table-cell>
          <table:table-cell office:value-type="float" office:value="0.1600982" calcext:value-type="float">
            <text:p>0.1600982</text:p>
          </table:table-cell>
          <table:table-cell office:value-type="float" office:value="0.2087947" calcext:value-type="float">
            <text:p>0.2087947</text:p>
          </table:table-cell>
          <table:table-cell office:value-type="float" office:value="0.2356463" calcext:value-type="float">
            <text:p>0.2356463</text:p>
          </table:table-cell>
          <table:table-cell office:value-type="float" office:value="0.3828505" calcext:value-type="float">
            <text:p>0.3828505</text:p>
          </table:table-cell>
          <table:table-cell office:value-type="float" office:value="0.4109934" calcext:value-type="float">
            <text:p>0.4109934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646E-015" calcext:value-type="float">
            <text:p>1.948646E-15</text:p>
          </table:table-cell>
          <table:table-cell office:value-type="float" office:value="1.875969E-015" calcext:value-type="float">
            <text:p>1.875969E-15</text:p>
          </table:table-cell>
          <table:table-cell office:value-type="float" office:value="1.974904E-015" calcext:value-type="float">
            <text:p>1.974904E-15</text:p>
          </table:table-cell>
          <table:table-cell office:value-type="float" office:value="1.974445E-015" calcext:value-type="float">
            <text:p>1.974445E-15</text:p>
          </table:table-cell>
          <table:table-cell office:value-type="float" office:value="9.473418E-016" calcext:value-type="float">
            <text:p>9.473418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5E-016" calcext:value-type="float">
            <text:p>9.57547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933957" calcext:value-type="float">
            <text:p>-0.09933957</text:p>
          </table:table-cell>
          <table:table-cell office:value-type="float" office:value="-0.08450084" calcext:value-type="float">
            <text:p>-0.08450084</text:p>
          </table:table-cell>
          <table:table-cell office:value-type="float" office:value="-0.5661759" calcext:value-type="float">
            <text:p>-0.5661759</text:p>
          </table:table-cell>
          <table:table-cell office:value-type="float" office:value="-0.7777088" calcext:value-type="float">
            <text:p>-0.7777088</text:p>
          </table:table-cell>
          <table:table-cell office:value-type="float" office:value="-0.8745033" calcext:value-type="float">
            <text:p>-0.8745033</text:p>
          </table:table-cell>
          <table:table-cell office:value-type="float" office:value="-0.9479589" calcext:value-type="float">
            <text:p>-0.9479589</text:p>
          </table:table-cell>
          <table:table-cell office:value-type="float" office:value="-1.001561" calcext:value-type="float">
            <text:p>-1.001561</text:p>
          </table:table-cell>
          <table:table-cell office:value-type="float" office:value="-0.4297571" calcext:value-type="float">
            <text:p>-0.4297571</text:p>
          </table:table-cell>
          <table:table-cell office:value-type="float" office:value="-0.007943854" calcext:value-type="float">
            <text:p>-0.007943854</text:p>
          </table:table-cell>
          <table:table-cell office:value-type="float" office:value="-0.00403142" calcext:value-type="float">
            <text:p>-0.00403142</text:p>
          </table:table-cell>
          <table:table-cell office:value-type="float" office:value="1255.258" calcext:value-type="float">
            <text:p>1255.258</text:p>
          </table:table-cell>
          <table:table-cell office:value-type="float" office:value="0" calcext:value-type="float">
            <text:p>0</text:p>
          </table:table-cell>
          <table:table-cell office:value-type="float" office:value="-4.029437" calcext:value-type="float">
            <text:p>-4.029437</text:p>
          </table:table-cell>
          <table:table-cell office:value-type="float" office:value="-0.001031014" calcext:value-type="float">
            <text:p>-0.00103101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2294" calcext:value-type="float">
            <text:p>-1.2422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547.9222" calcext:value-type="float">
            <text:p>547.9222</text:p>
          </table:table-cell>
          <table:table-cell office:value-type="float" office:value="271.0496" calcext:value-type="float">
            <text:p>271.049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6.501" calcext:value-type="float">
            <text:p>1186.501</text:p>
          </table:table-cell>
          <table:table-cell office:value-type="float" office:value="44.78007" calcext:value-type="float">
            <text:p>44.78007</text:p>
          </table:table-cell>
          <table:table-cell office:value-type="float" office:value="0" calcext:value-type="float">
            <text:p>0</text:p>
          </table:table-cell>
          <table:table-cell office:value-type="float" office:value="0.1192785" calcext:value-type="float">
            <text:p>0.1192785</text:p>
          </table:table-cell>
          <table:table-cell office:value-type="float" office:value="0.1745328" calcext:value-type="float">
            <text:p>0.1745328</text:p>
          </table:table-cell>
          <table:table-cell office:value-type="float" office:value="0.1644397" calcext:value-type="float">
            <text:p>0.1644397</text:p>
          </table:table-cell>
          <table:table-cell office:value-type="float" office:value="0.1623195" calcext:value-type="float">
            <text:p>0.1623195</text:p>
          </table:table-cell>
          <table:table-cell office:value-type="float" office:value="0.1610812" calcext:value-type="float">
            <text:p>0.1610812</text:p>
          </table:table-cell>
          <table:table-cell office:value-type="float" office:value="0.1599562" calcext:value-type="float">
            <text:p>0.1599562</text:p>
          </table:table-cell>
          <table:table-cell office:value-type="float" office:value="0.2091924" calcext:value-type="float">
            <text:p>0.2091924</text:p>
          </table:table-cell>
          <table:table-cell office:value-type="float" office:value="0.2340764" calcext:value-type="float">
            <text:p>0.2340764</text:p>
          </table:table-cell>
          <table:table-cell office:value-type="float" office:value="0.382684" calcext:value-type="float">
            <text:p>0.382684</text:p>
          </table:table-cell>
          <table:table-cell office:value-type="float" office:value="0.4110684" calcext:value-type="float">
            <text:p>0.4110684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581E-015" calcext:value-type="float">
            <text:p>1.948581E-15</text:p>
          </table:table-cell>
          <table:table-cell office:value-type="float" office:value="1.875971E-015" calcext:value-type="float">
            <text:p>1.875971E-15</text:p>
          </table:table-cell>
          <table:table-cell office:value-type="float" office:value="1.974902E-015" calcext:value-type="float">
            <text:p>1.974902E-15</text:p>
          </table:table-cell>
          <table:table-cell office:value-type="float" office:value="1.974454E-015" calcext:value-type="float">
            <text:p>1.974454E-15</text:p>
          </table:table-cell>
          <table:table-cell office:value-type="float" office:value="9.473484E-016" calcext:value-type="float">
            <text:p>9.473484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5E-016" calcext:value-type="float">
            <text:p>9.57547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71345" calcext:value-type="float">
            <text:p>-5.71345</text:p>
          </table:table-cell>
          <table:table-cell office:value-type="float" office:value="-0.55699" calcext:value-type="float">
            <text:p>-0.55699</text:p>
          </table:table-cell>
          <table:table-cell office:value-type="float" office:value="-0.8050436" calcext:value-type="float">
            <text:p>-0.8050436</text:p>
          </table:table-cell>
          <table:table-cell office:value-type="float" office:value="-0.8712391" calcext:value-type="float">
            <text:p>-0.8712391</text:p>
          </table:table-cell>
          <table:table-cell office:value-type="float" office:value="-0.9128962" calcext:value-type="float">
            <text:p>-0.9128962</text:p>
          </table:table-cell>
          <table:table-cell office:value-type="float" office:value="-0.9527772" calcext:value-type="float">
            <text:p>-0.9527772</text:p>
          </table:table-cell>
          <table:table-cell office:value-type="float" office:value="-0.9869053" calcext:value-type="float">
            <text:p>-0.9869053</text:p>
          </table:table-cell>
          <table:table-cell office:value-type="float" office:value="-0.4521482" calcext:value-type="float">
            <text:p>-0.4521482</text:p>
          </table:table-cell>
          <table:table-cell office:value-type="float" office:value="-0.007975531" calcext:value-type="float">
            <text:p>-0.007975531</text:p>
          </table:table-cell>
          <table:table-cell office:value-type="float" office:value="-0.004024145" calcext:value-type="float">
            <text:p>-0.004024145</text:p>
          </table:table-cell>
          <table:table-cell office:value-type="float" office:value="1258.45" calcext:value-type="float">
            <text:p>1258.45</text:p>
          </table:table-cell>
          <table:table-cell office:value-type="float" office:value="0" calcext:value-type="float">
            <text:p>0</text:p>
          </table:table-cell>
          <table:table-cell office:value-type="float" office:value="-4.410656" calcext:value-type="float">
            <text:p>-4.410656</text:p>
          </table:table-cell>
          <table:table-cell office:value-type="float" office:value="-0.001023892" calcext:value-type="float">
            <text:p>-0.0010238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1933" calcext:value-type="float">
            <text:p>-1.2419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547.9222" calcext:value-type="float">
            <text:p>547.9222</text:p>
          </table:table-cell>
          <table:table-cell office:value-type="float" office:value="274.84" calcext:value-type="float">
            <text:p>274.8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3.552" calcext:value-type="float">
            <text:p>1183.552</text:p>
          </table:table-cell>
          <table:table-cell office:value-type="float" office:value="43.93801" calcext:value-type="float">
            <text:p>43.93801</text:p>
          </table:table-cell>
          <table:table-cell office:value-type="float" office:value="0" calcext:value-type="float">
            <text:p>0</text:p>
          </table:table-cell>
          <table:table-cell office:value-type="float" office:value="0.08894251" calcext:value-type="float">
            <text:p>0.08894251</text:p>
          </table:table-cell>
          <table:table-cell office:value-type="float" office:value="0.1548606" calcext:value-type="float">
            <text:p>0.1548606</text:p>
          </table:table-cell>
          <table:table-cell office:value-type="float" office:value="0.1544957" calcext:value-type="float">
            <text:p>0.1544957</text:p>
          </table:table-cell>
          <table:table-cell office:value-type="float" office:value="0.1556343" calcext:value-type="float">
            <text:p>0.1556343</text:p>
          </table:table-cell>
          <table:table-cell office:value-type="float" office:value="0.1561113" calcext:value-type="float">
            <text:p>0.1561113</text:p>
          </table:table-cell>
          <table:table-cell office:value-type="float" office:value="0.1563524" calcext:value-type="float">
            <text:p>0.1563524</text:p>
          </table:table-cell>
          <table:table-cell office:value-type="float" office:value="0.2070632" calcext:value-type="float">
            <text:p>0.2070632</text:p>
          </table:table-cell>
          <table:table-cell office:value-type="float" office:value="0.231349" calcext:value-type="float">
            <text:p>0.231349</text:p>
          </table:table-cell>
          <table:table-cell office:value-type="float" office:value="0.3818543" calcext:value-type="float">
            <text:p>0.3818543</text:p>
          </table:table-cell>
          <table:table-cell office:value-type="float" office:value="0.4109021" calcext:value-type="float">
            <text:p>0.410902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487E-015" calcext:value-type="float">
            <text:p>1.948487E-15</text:p>
          </table:table-cell>
          <table:table-cell office:value-type="float" office:value="1.875981E-015" calcext:value-type="float">
            <text:p>1.875981E-15</text:p>
          </table:table-cell>
          <table:table-cell office:value-type="float" office:value="1.974908E-015" calcext:value-type="float">
            <text:p>1.974908E-15</text:p>
          </table:table-cell>
          <table:table-cell office:value-type="float" office:value="1.97446E-015" calcext:value-type="float">
            <text:p>1.97446E-15</text:p>
          </table:table-cell>
          <table:table-cell office:value-type="float" office:value="9.473563E-016" calcext:value-type="float">
            <text:p>9.473563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3E-016" calcext:value-type="float">
            <text:p>9.692033E-16</text:p>
          </table:table-cell>
          <table:table-cell office:value-type="float" office:value="9.575473E-016" calcext:value-type="float">
            <text:p>9.5754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82195" calcext:value-type="float">
            <text:p>-35.82195</text:p>
          </table:table-cell>
          <table:table-cell office:value-type="float" office:value="-1.162274" calcext:value-type="float">
            <text:p>-1.162274</text:p>
          </table:table-cell>
          <table:table-cell office:value-type="float" office:value="-1.179816" calcext:value-type="float">
            <text:p>-1.179816</text:p>
          </table:table-cell>
          <table:table-cell office:value-type="float" office:value="-1.127092" calcext:value-type="float">
            <text:p>-1.127092</text:p>
          </table:table-cell>
          <table:table-cell office:value-type="float" office:value="-1.105879" calcext:value-type="float">
            <text:p>-1.105879</text:p>
          </table:table-cell>
          <table:table-cell office:value-type="float" office:value="-1.095273" calcext:value-type="float">
            <text:p>-1.095273</text:p>
          </table:table-cell>
          <table:table-cell office:value-type="float" office:value="-1.066899" calcext:value-type="float">
            <text:p>-1.066899</text:p>
          </table:table-cell>
          <table:table-cell office:value-type="float" office:value="-0.4943163" calcext:value-type="float">
            <text:p>-0.4943163</text:p>
          </table:table-cell>
          <table:table-cell office:value-type="float" office:value="-0.008142901" calcext:value-type="float">
            <text:p>-0.008142901</text:p>
          </table:table-cell>
          <table:table-cell office:value-type="float" office:value="-0.004039656" calcext:value-type="float">
            <text:p>-0.004039656</text:p>
          </table:table-cell>
          <table:table-cell office:value-type="float" office:value="1261.628" calcext:value-type="float">
            <text:p>1261.628</text:p>
          </table:table-cell>
          <table:table-cell office:value-type="float" office:value="0" calcext:value-type="float">
            <text:p>0</text:p>
          </table:table-cell>
          <table:table-cell office:value-type="float" office:value="-4.373447" calcext:value-type="float">
            <text:p>-4.373447</text:p>
          </table:table-cell>
          <table:table-cell office:value-type="float" office:value="-0.001024032" calcext:value-type="float">
            <text:p>-0.00102403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2702" calcext:value-type="float">
            <text:p>-1.2427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547.9222" calcext:value-type="float">
            <text:p>547.9222</text:p>
          </table:table-cell>
          <table:table-cell office:value-type="float" office:value="277.8937" calcext:value-type="float">
            <text:p>277.893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81.402" calcext:value-type="float">
            <text:p>1181.402</text:p>
          </table:table-cell>
          <table:table-cell office:value-type="float" office:value="43.03416" calcext:value-type="float">
            <text:p>43.03416</text:p>
          </table:table-cell>
          <table:table-cell office:value-type="float" office:value="0" calcext:value-type="float">
            <text:p>0</text:p>
          </table:table-cell>
          <table:table-cell office:value-type="float" office:value="0.08317997" calcext:value-type="float">
            <text:p>0.08317997</text:p>
          </table:table-cell>
          <table:table-cell office:value-type="float" office:value="0.1504012" calcext:value-type="float">
            <text:p>0.1504012</text:p>
          </table:table-cell>
          <table:table-cell office:value-type="float" office:value="0.1505573" calcext:value-type="float">
            <text:p>0.1505573</text:p>
          </table:table-cell>
          <table:table-cell office:value-type="float" office:value="0.151511" calcext:value-type="float">
            <text:p>0.151511</text:p>
          </table:table-cell>
          <table:table-cell office:value-type="float" office:value="0.1522826" calcext:value-type="float">
            <text:p>0.1522826</text:p>
          </table:table-cell>
          <table:table-cell office:value-type="float" office:value="0.1530123" calcext:value-type="float">
            <text:p>0.1530123</text:p>
          </table:table-cell>
          <table:table-cell office:value-type="float" office:value="0.2045194" calcext:value-type="float">
            <text:p>0.2045194</text:p>
          </table:table-cell>
          <table:table-cell office:value-type="float" office:value="0.2282246" calcext:value-type="float">
            <text:p>0.2282246</text:p>
          </table:table-cell>
          <table:table-cell office:value-type="float" office:value="0.3808932" calcext:value-type="float">
            <text:p>0.3808932</text:p>
          </table:table-cell>
          <table:table-cell office:value-type="float" office:value="0.4106378" calcext:value-type="float">
            <text:p>0.4106378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353E-015" calcext:value-type="float">
            <text:p>1.948353E-15</text:p>
          </table:table-cell>
          <table:table-cell office:value-type="float" office:value="1.875992E-015" calcext:value-type="float">
            <text:p>1.875992E-15</text:p>
          </table:table-cell>
          <table:table-cell office:value-type="float" office:value="1.97491E-015" calcext:value-type="float">
            <text:p>1.97491E-15</text:p>
          </table:table-cell>
          <table:table-cell office:value-type="float" office:value="1.974467E-015" calcext:value-type="float">
            <text:p>1.974467E-15</text:p>
          </table:table-cell>
          <table:table-cell office:value-type="float" office:value="9.473741E-016" calcext:value-type="float">
            <text:p>9.473741E-16</text:p>
          </table:table-cell>
          <table:table-cell office:value-type="float" office:value="9.387459E-016" calcext:value-type="float">
            <text:p>9.387459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5E-016" calcext:value-type="float">
            <text:p>9.57547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47655" calcext:value-type="float">
            <text:p>-53.47655</text:p>
          </table:table-cell>
          <table:table-cell office:value-type="float" office:value="-1.391923" calcext:value-type="float">
            <text:p>-1.391923</text:p>
          </table:table-cell>
          <table:table-cell office:value-type="float" office:value="-1.3822" calcext:value-type="float">
            <text:p>-1.3822</text:p>
          </table:table-cell>
          <table:table-cell office:value-type="float" office:value="-1.32858" calcext:value-type="float">
            <text:p>-1.32858</text:p>
          </table:table-cell>
          <table:table-cell office:value-type="float" office:value="-1.287445" calcext:value-type="float">
            <text:p>-1.287445</text:p>
          </table:table-cell>
          <table:table-cell office:value-type="float" office:value="-1.250029" calcext:value-type="float">
            <text:p>-1.250029</text:p>
          </table:table-cell>
          <table:table-cell office:value-type="float" office:value="-1.172307" calcext:value-type="float">
            <text:p>-1.172307</text:p>
          </table:table-cell>
          <table:table-cell office:value-type="float" office:value="-0.5482599" calcext:value-type="float">
            <text:p>-0.5482599</text:p>
          </table:table-cell>
          <table:table-cell office:value-type="float" office:value="-0.008342047" calcext:value-type="float">
            <text:p>-0.008342047</text:p>
          </table:table-cell>
          <table:table-cell office:value-type="float" office:value="-0.00406457" calcext:value-type="float">
            <text:p>-0.00406457</text:p>
          </table:table-cell>
          <table:table-cell office:value-type="float" office:value="1264.775" calcext:value-type="float">
            <text:p>1264.775</text:p>
          </table:table-cell>
          <table:table-cell office:value-type="float" office:value="0" calcext:value-type="float">
            <text:p>0</text:p>
          </table:table-cell>
          <table:table-cell office:value-type="float" office:value="-4.965464" calcext:value-type="float">
            <text:p>-4.965464</text:p>
          </table:table-cell>
          <table:table-cell office:value-type="float" office:value="-0.001013552" calcext:value-type="float">
            <text:p>-0.0010135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393" calcext:value-type="float">
            <text:p>-1.2439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565.7974" calcext:value-type="float">
            <text:p>565.7974</text:p>
          </table:table-cell>
          <table:table-cell office:value-type="float" office:value="278.4055" calcext:value-type="float">
            <text:p>278.405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9.282" calcext:value-type="float">
            <text:p>1199.282</text:p>
          </table:table-cell>
          <table:table-cell office:value-type="float" office:value="42.51805" calcext:value-type="float">
            <text:p>42.51805</text:p>
          </table:table-cell>
          <table:table-cell office:value-type="float" office:value="0" calcext:value-type="float">
            <text:p>0</text:p>
          </table:table-cell>
          <table:table-cell office:value-type="float" office:value="0.3880019" calcext:value-type="float">
            <text:p>0.3880019</text:p>
          </table:table-cell>
          <table:table-cell office:value-type="float" office:value="0.388386" calcext:value-type="float">
            <text:p>0.388386</text:p>
          </table:table-cell>
          <table:table-cell office:value-type="float" office:value="0.3027433" calcext:value-type="float">
            <text:p>0.3027433</text:p>
          </table:table-cell>
          <table:table-cell office:value-type="float" office:value="0.1569355" calcext:value-type="float">
            <text:p>0.1569355</text:p>
          </table:table-cell>
          <table:table-cell office:value-type="float" office:value="0.1558596" calcext:value-type="float">
            <text:p>0.1558596</text:p>
          </table:table-cell>
          <table:table-cell office:value-type="float" office:value="0.1559679" calcext:value-type="float">
            <text:p>0.1559679</text:p>
          </table:table-cell>
          <table:table-cell office:value-type="float" office:value="0.2273993" calcext:value-type="float">
            <text:p>0.2273993</text:p>
          </table:table-cell>
          <table:table-cell office:value-type="float" office:value="0.2280644" calcext:value-type="float">
            <text:p>0.2280644</text:p>
          </table:table-cell>
          <table:table-cell office:value-type="float" office:value="0.3815798" calcext:value-type="float">
            <text:p>0.3815798</text:p>
          </table:table-cell>
          <table:table-cell office:value-type="float" office:value="0.4103931" calcext:value-type="float">
            <text:p>0.410393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195E-015" calcext:value-type="float">
            <text:p>1.948195E-15</text:p>
          </table:table-cell>
          <table:table-cell office:value-type="float" office:value="1.876005E-015" calcext:value-type="float">
            <text:p>1.876005E-15</text:p>
          </table:table-cell>
          <table:table-cell office:value-type="float" office:value="1.974912E-015" calcext:value-type="float">
            <text:p>1.974912E-15</text:p>
          </table:table-cell>
          <table:table-cell office:value-type="float" office:value="1.974472E-015" calcext:value-type="float">
            <text:p>1.974472E-15</text:p>
          </table:table-cell>
          <table:table-cell office:value-type="float" office:value="9.473911E-016" calcext:value-type="float">
            <text:p>9.473911E-16</text:p>
          </table:table-cell>
          <table:table-cell office:value-type="float" office:value="9.387512E-016" calcext:value-type="float">
            <text:p>9.387512E-16</text:p>
          </table:table-cell>
          <table:table-cell office:value-type="float" office:value="9.692031E-016" calcext:value-type="float">
            <text:p>9.692031E-16</text:p>
          </table:table-cell>
          <table:table-cell office:value-type="float" office:value="9.575475E-016" calcext:value-type="float">
            <text:p>9.57547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099305" calcext:value-type="float">
            <text:p>-0.003099305</text:p>
          </table:table-cell>
          <table:table-cell office:value-type="float" office:value="-0.003082174" calcext:value-type="float">
            <text:p>-0.003082174</text:p>
          </table:table-cell>
          <table:table-cell office:value-type="float" office:value="-0.01840135" calcext:value-type="float">
            <text:p>-0.01840135</text:p>
          </table:table-cell>
          <table:table-cell office:value-type="float" office:value="-1.073008" calcext:value-type="float">
            <text:p>-1.073008</text:p>
          </table:table-cell>
          <table:table-cell office:value-type="float" office:value="-1.117971" calcext:value-type="float">
            <text:p>-1.117971</text:p>
          </table:table-cell>
          <table:table-cell office:value-type="float" office:value="-1.112966" calcext:value-type="float">
            <text:p>-1.112966</text:p>
          </table:table-cell>
          <table:table-cell office:value-type="float" office:value="-0.522347" calcext:value-type="float">
            <text:p>-0.522347</text:p>
          </table:table-cell>
          <table:table-cell office:value-type="float" office:value="-0.5514498" calcext:value-type="float">
            <text:p>-0.5514498</text:p>
          </table:table-cell>
          <table:table-cell office:value-type="float" office:value="-0.008202795" calcext:value-type="float">
            <text:p>-0.008202795</text:p>
          </table:table-cell>
          <table:table-cell office:value-type="float" office:value="-0.00408844" calcext:value-type="float">
            <text:p>-0.00408844</text:p>
          </table:table-cell>
          <table:table-cell office:value-type="float" office:value="1268.634" calcext:value-type="float">
            <text:p>1268.634</text:p>
          </table:table-cell>
          <table:table-cell office:value-type="float" office:value="0" calcext:value-type="float">
            <text:p>0</text:p>
          </table:table-cell>
          <table:table-cell office:value-type="float" office:value="-0.003213468" calcext:value-type="float">
            <text:p>-0.003213468</text:p>
          </table:table-cell>
          <table:table-cell office:value-type="float" office:value="-0.0009413365" calcext:value-type="float">
            <text:p>-0.00094133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5099" calcext:value-type="float">
            <text:p>-1.24509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571.9036" calcext:value-type="float">
            <text:p>571.9036</text:p>
          </table:table-cell>
          <table:table-cell office:value-type="float" office:value="279.6201" calcext:value-type="float">
            <text:p>279.6201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4.943" calcext:value-type="float">
            <text:p>1204.943</text:p>
          </table:table-cell>
          <table:table-cell office:value-type="float" office:value="41.74833" calcext:value-type="float">
            <text:p>41.74833</text:p>
          </table:table-cell>
          <table:table-cell office:value-type="float" office:value="0" calcext:value-type="float">
            <text:p>0</text:p>
          </table:table-cell>
          <table:table-cell office:value-type="float" office:value="0.3867154" calcext:value-type="float">
            <text:p>0.3867154</text:p>
          </table:table-cell>
          <table:table-cell office:value-type="float" office:value="0.3891826" calcext:value-type="float">
            <text:p>0.3891826</text:p>
          </table:table-cell>
          <table:table-cell office:value-type="float" office:value="0.3954973" calcext:value-type="float">
            <text:p>0.3954973</text:p>
          </table:table-cell>
          <table:table-cell office:value-type="float" office:value="0.1636858" calcext:value-type="float">
            <text:p>0.1636858</text:p>
          </table:table-cell>
          <table:table-cell office:value-type="float" office:value="0.1601385" calcext:value-type="float">
            <text:p>0.1601385</text:p>
          </table:table-cell>
          <table:table-cell office:value-type="float" office:value="0.159801" calcext:value-type="float">
            <text:p>0.159801</text:p>
          </table:table-cell>
          <table:table-cell office:value-type="float" office:value="0.2330175" calcext:value-type="float">
            <text:p>0.2330175</text:p>
          </table:table-cell>
          <table:table-cell office:value-type="float" office:value="0.2284462" calcext:value-type="float">
            <text:p>0.2284462</text:p>
          </table:table-cell>
          <table:table-cell office:value-type="float" office:value="0.3831351" calcext:value-type="float">
            <text:p>0.3831351</text:p>
          </table:table-cell>
          <table:table-cell office:value-type="float" office:value="0.4108782" calcext:value-type="float">
            <text:p>0.410878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022E-015" calcext:value-type="float">
            <text:p>1.948022E-15</text:p>
          </table:table-cell>
          <table:table-cell office:value-type="float" office:value="1.876018E-015" calcext:value-type="float">
            <text:p>1.876018E-15</text:p>
          </table:table-cell>
          <table:table-cell office:value-type="float" office:value="1.974919E-015" calcext:value-type="float">
            <text:p>1.974919E-15</text:p>
          </table:table-cell>
          <table:table-cell office:value-type="float" office:value="1.974471E-015" calcext:value-type="float">
            <text:p>1.974471E-15</text:p>
          </table:table-cell>
          <table:table-cell office:value-type="float" office:value="9.474015E-016" calcext:value-type="float">
            <text:p>9.474015E-16</text:p>
          </table:table-cell>
          <table:table-cell office:value-type="float" office:value="9.387681E-016" calcext:value-type="float">
            <text:p>9.387681E-16</text:p>
          </table:table-cell>
          <table:table-cell office:value-type="float" office:value="9.692019E-016" calcext:value-type="float">
            <text:p>9.692019E-16</text:p>
          </table:table-cell>
          <table:table-cell office:value-type="float" office:value="9.575479E-016" calcext:value-type="float">
            <text:p>9.57547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259702" calcext:value-type="float">
            <text:p>-0.003259702</text:p>
          </table:table-cell>
          <table:table-cell office:value-type="float" office:value="-0.00313268" calcext:value-type="float">
            <text:p>-0.00313268</text:p>
          </table:table-cell>
          <table:table-cell office:value-type="float" office:value="-0.002802997" calcext:value-type="float">
            <text:p>-0.002802997</text:p>
          </table:table-cell>
          <table:table-cell office:value-type="float" office:value="-0.829088" calcext:value-type="float">
            <text:p>-0.829088</text:p>
          </table:table-cell>
          <table:table-cell office:value-type="float" office:value="-0.9471176" calcext:value-type="float">
            <text:p>-0.9471176</text:p>
          </table:table-cell>
          <table:table-cell office:value-type="float" office:value="-0.9592694" calcext:value-type="float">
            <text:p>-0.9592694</text:p>
          </table:table-cell>
          <table:table-cell office:value-type="float" office:value="-0.4336512" calcext:value-type="float">
            <text:p>-0.4336512</text:p>
          </table:table-cell>
          <table:table-cell office:value-type="float" office:value="-0.5444671" calcext:value-type="float">
            <text:p>-0.5444671</text:p>
          </table:table-cell>
          <table:table-cell office:value-type="float" office:value="-0.007888404" calcext:value-type="float">
            <text:p>-0.007888404</text:p>
          </table:table-cell>
          <table:table-cell office:value-type="float" office:value="-0.004042421" calcext:value-type="float">
            <text:p>-0.004042421</text:p>
          </table:table-cell>
          <table:table-cell office:value-type="float" office:value="1271.964" calcext:value-type="float">
            <text:p>1271.964</text:p>
          </table:table-cell>
          <table:table-cell office:value-type="float" office:value="0" calcext:value-type="float">
            <text:p>0</text:p>
          </table:table-cell>
          <table:table-cell office:value-type="float" office:value="-0.003297914" calcext:value-type="float">
            <text:p>-0.003297914</text:p>
          </table:table-cell>
          <table:table-cell office:value-type="float" office:value="-0.0009240577" calcext:value-type="float">
            <text:p>-0.00092405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2839" calcext:value-type="float">
            <text:p>-1.2428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575.9036" calcext:value-type="float">
            <text:p>575.9036</text:p>
          </table:table-cell>
          <table:table-cell office:value-type="float" office:value="281.373" calcext:value-type="float">
            <text:p>281.37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7.948" calcext:value-type="float">
            <text:p>1207.948</text:p>
          </table:table-cell>
          <table:table-cell office:value-type="float" office:value="40.98973" calcext:value-type="float">
            <text:p>40.98973</text:p>
          </table:table-cell>
          <table:table-cell office:value-type="float" office:value="0" calcext:value-type="float">
            <text:p>0</text:p>
          </table:table-cell>
          <table:table-cell office:value-type="float" office:value="0.4051877" calcext:value-type="float">
            <text:p>0.4051877</text:p>
          </table:table-cell>
          <table:table-cell office:value-type="float" office:value="0.4086923" calcext:value-type="float">
            <text:p>0.4086923</text:p>
          </table:table-cell>
          <table:table-cell office:value-type="float" office:value="0.4180885" calcext:value-type="float">
            <text:p>0.4180885</text:p>
          </table:table-cell>
          <table:table-cell office:value-type="float" office:value="0.169321" calcext:value-type="float">
            <text:p>0.169321</text:p>
          </table:table-cell>
          <table:table-cell office:value-type="float" office:value="0.1637782" calcext:value-type="float">
            <text:p>0.1637782</text:p>
          </table:table-cell>
          <table:table-cell office:value-type="float" office:value="0.1630881" calcext:value-type="float">
            <text:p>0.1630881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288064" calcext:value-type="float">
            <text:p>0.2288064</text:p>
          </table:table-cell>
          <table:table-cell office:value-type="float" office:value="0.3843518" calcext:value-type="float">
            <text:p>0.3843518</text:p>
          </table:table-cell>
          <table:table-cell office:value-type="float" office:value="0.4114349" calcext:value-type="float">
            <text:p>0.4114349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833E-015" calcext:value-type="float">
            <text:p>1.947833E-15</text:p>
          </table:table-cell>
          <table:table-cell office:value-type="float" office:value="1.876028E-015" calcext:value-type="float">
            <text:p>1.876028E-15</text:p>
          </table:table-cell>
          <table:table-cell office:value-type="float" office:value="1.974929E-015" calcext:value-type="float">
            <text:p>1.974929E-15</text:p>
          </table:table-cell>
          <table:table-cell office:value-type="float" office:value="1.974472E-015" calcext:value-type="float">
            <text:p>1.974472E-15</text:p>
          </table:table-cell>
          <table:table-cell office:value-type="float" office:value="9.474105E-016" calcext:value-type="float">
            <text:p>9.474105E-16</text:p>
          </table:table-cell>
          <table:table-cell office:value-type="float" office:value="9.387848E-016" calcext:value-type="float">
            <text:p>9.387848E-16</text:p>
          </table:table-cell>
          <table:table-cell office:value-type="float" office:value="9.692003E-016" calcext:value-type="float">
            <text:p>9.692003E-16</text:p>
          </table:table-cell>
          <table:table-cell office:value-type="float" office:value="9.575482E-016" calcext:value-type="float">
            <text:p>9.57548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357805" calcext:value-type="float">
            <text:p>-0.002357805</text:p>
          </table:table-cell>
          <table:table-cell office:value-type="float" office:value="-0.002232513" calcext:value-type="float">
            <text:p>-0.002232513</text:p>
          </table:table-cell>
          <table:table-cell office:value-type="float" office:value="-0.001907144" calcext:value-type="float">
            <text:p>-0.001907144</text:p>
          </table:table-cell>
          <table:table-cell office:value-type="float" office:value="-0.6738377" calcext:value-type="float">
            <text:p>-0.6738377</text:p>
          </table:table-cell>
          <table:table-cell office:value-type="float" office:value="-0.8253608" calcext:value-type="float">
            <text:p>-0.8253608</text:p>
          </table:table-cell>
          <table:table-cell office:value-type="float" office:value="-0.8468379" calcext:value-type="float">
            <text:p>-0.8468379</text:p>
          </table:table-cell>
          <table:table-cell office:value-type="float" office:value="-0.421336" calcext:value-type="float">
            <text:p>-0.421336</text:p>
          </table:table-cell>
          <table:table-cell office:value-type="float" office:value="-0.5379689" calcext:value-type="float">
            <text:p>-0.5379689</text:p>
          </table:table-cell>
          <table:table-cell office:value-type="float" office:value="-0.00765167" calcext:value-type="float">
            <text:p>-0.00765167</text:p>
          </table:table-cell>
          <table:table-cell office:value-type="float" office:value="-0.003990293" calcext:value-type="float">
            <text:p>-0.003990293</text:p>
          </table:table-cell>
          <table:table-cell office:value-type="float" office:value="1275.18" calcext:value-type="float">
            <text:p>1275.18</text:p>
          </table:table-cell>
          <table:table-cell office:value-type="float" office:value="0" calcext:value-type="float">
            <text:p>0</text:p>
          </table:table-cell>
          <table:table-cell office:value-type="float" office:value="-0.003196175" calcext:value-type="float">
            <text:p>-0.003196175</text:p>
          </table:table-cell>
          <table:table-cell office:value-type="float" office:value="-0.0009253825" calcext:value-type="float">
            <text:p>-0.00092538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0243" calcext:value-type="float">
            <text:p>-1.2402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575.9036" calcext:value-type="float">
            <text:p>575.9036</text:p>
          </table:table-cell>
          <table:table-cell office:value-type="float" office:value="285.3911" calcext:value-type="float">
            <text:p>285.3911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4.614" calcext:value-type="float">
            <text:p>1204.614</text:p>
          </table:table-cell>
          <table:table-cell office:value-type="float" office:value="40.30661" calcext:value-type="float">
            <text:p>40.30661</text:p>
          </table:table-cell>
          <table:table-cell office:value-type="float" office:value="0" calcext:value-type="float">
            <text:p>0</text:p>
          </table:table-cell>
          <table:table-cell office:value-type="float" office:value="0.3562437" calcext:value-type="float">
            <text:p>0.3562437</text:p>
          </table:table-cell>
          <table:table-cell office:value-type="float" office:value="0.3579353" calcext:value-type="float">
            <text:p>0.3579353</text:p>
          </table:table-cell>
          <table:table-cell office:value-type="float" office:value="0.3615425" calcext:value-type="float">
            <text:p>0.3615425</text:p>
          </table:table-cell>
          <table:table-cell office:value-type="float" office:value="0.1729609" calcext:value-type="float">
            <text:p>0.1729609</text:p>
          </table:table-cell>
          <table:table-cell office:value-type="float" office:value="0.1663846" calcext:value-type="float">
            <text:p>0.1663846</text:p>
          </table:table-cell>
          <table:table-cell office:value-type="float" office:value="0.1655282" calcext:value-type="float">
            <text:p>0.1655282</text:p>
          </table:table-cell>
          <table:table-cell office:value-type="float" office:value="0.2329332" calcext:value-type="float">
            <text:p>0.2329332</text:p>
          </table:table-cell>
          <table:table-cell office:value-type="float" office:value="0.2289409" calcext:value-type="float">
            <text:p>0.2289409</text:p>
          </table:table-cell>
          <table:table-cell office:value-type="float" office:value="0.3849284" calcext:value-type="float">
            <text:p>0.3849284</text:p>
          </table:table-cell>
          <table:table-cell office:value-type="float" office:value="0.4118223" calcext:value-type="float">
            <text:p>0.4118223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666E-015" calcext:value-type="float">
            <text:p>1.947666E-15</text:p>
          </table:table-cell>
          <table:table-cell office:value-type="float" office:value="1.876038E-015" calcext:value-type="float">
            <text:p>1.876038E-15</text:p>
          </table:table-cell>
          <table:table-cell office:value-type="float" office:value="1.974937E-015" calcext:value-type="float">
            <text:p>1.974937E-15</text:p>
          </table:table-cell>
          <table:table-cell office:value-type="float" office:value="1.97447E-015" calcext:value-type="float">
            <text:p>1.97447E-15</text:p>
          </table:table-cell>
          <table:table-cell office:value-type="float" office:value="9.474246E-016" calcext:value-type="float">
            <text:p>9.474246E-16</text:p>
          </table:table-cell>
          <table:table-cell office:value-type="float" office:value="9.387991E-016" calcext:value-type="float">
            <text:p>9.387991E-16</text:p>
          </table:table-cell>
          <table:table-cell office:value-type="float" office:value="9.692001E-016" calcext:value-type="float">
            <text:p>9.692001E-16</text:p>
          </table:table-cell>
          <table:table-cell office:value-type="float" office:value="9.575484E-016" calcext:value-type="float">
            <text:p>9.575484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755294" calcext:value-type="float">
            <text:p>-0.005755294</text:p>
          </table:table-cell>
          <table:table-cell office:value-type="float" office:value="-0.005590881" calcext:value-type="float">
            <text:p>-0.005590881</text:p>
          </table:table-cell>
          <table:table-cell office:value-type="float" office:value="-0.005219474" calcext:value-type="float">
            <text:p>-0.005219474</text:p>
          </table:table-cell>
          <table:table-cell office:value-type="float" office:value="-0.5916" calcext:value-type="float">
            <text:p>-0.5916</text:p>
          </table:table-cell>
          <table:table-cell office:value-type="float" office:value="-0.7492967" calcext:value-type="float">
            <text:p>-0.7492967</text:p>
          </table:table-cell>
          <table:table-cell office:value-type="float" office:value="-0.7732019" calcext:value-type="float">
            <text:p>-0.7732019</text:p>
          </table:table-cell>
          <table:table-cell office:value-type="float" office:value="-0.4348644" calcext:value-type="float">
            <text:p>-0.4348644</text:p>
          </table:table-cell>
          <table:table-cell office:value-type="float" office:value="-0.5355631" calcext:value-type="float">
            <text:p>-0.5355631</text:p>
          </table:table-cell>
          <table:table-cell office:value-type="float" office:value="-0.007542211" calcext:value-type="float">
            <text:p>-0.007542211</text:p>
          </table:table-cell>
          <table:table-cell office:value-type="float" office:value="-0.003954441" calcext:value-type="float">
            <text:p>-0.003954441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0" calcext:value-type="float">
            <text:p>0</text:p>
          </table:table-cell>
          <table:table-cell office:value-type="float" office:value="-0.005795001" calcext:value-type="float">
            <text:p>-0.005795001</text:p>
          </table:table-cell>
          <table:table-cell office:value-type="float" office:value="-0.0009270869" calcext:value-type="float">
            <text:p>-0.00092708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8437" calcext:value-type="float">
            <text:p>-1.2384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575.9036" calcext:value-type="float">
            <text:p>575.9036</text:p>
          </table:table-cell>
          <table:table-cell office:value-type="float" office:value="288.986" calcext:value-type="float">
            <text:p>288.98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1.648" calcext:value-type="float">
            <text:p>1201.648</text:p>
          </table:table-cell>
          <table:table-cell office:value-type="float" office:value="39.67682" calcext:value-type="float">
            <text:p>39.67682</text:p>
          </table:table-cell>
          <table:table-cell office:value-type="float" office:value="0" calcext:value-type="float">
            <text:p>0</text:p>
          </table:table-cell>
          <table:table-cell office:value-type="float" office:value="0.3082005" calcext:value-type="float">
            <text:p>0.3082005</text:p>
          </table:table-cell>
          <table:table-cell office:value-type="float" office:value="0.3099243" calcext:value-type="float">
            <text:p>0.3099243</text:p>
          </table:table-cell>
          <table:table-cell office:value-type="float" office:value="0.312709" calcext:value-type="float">
            <text:p>0.312709</text:p>
          </table:table-cell>
          <table:table-cell office:value-type="float" office:value="0.1760958" calcext:value-type="float">
            <text:p>0.1760958</text:p>
          </table:table-cell>
          <table:table-cell office:value-type="float" office:value="0.1687666" calcext:value-type="float">
            <text:p>0.1687666</text:p>
          </table:table-cell>
          <table:table-cell office:value-type="float" office:value="0.1676621" calcext:value-type="float">
            <text:p>0.1676621</text:p>
          </table:table-cell>
          <table:table-cell office:value-type="float" office:value="0.2322028" calcext:value-type="float">
            <text:p>0.2322028</text:p>
          </table:table-cell>
          <table:table-cell office:value-type="float" office:value="0.2291028" calcext:value-type="float">
            <text:p>0.2291028</text:p>
          </table:table-cell>
          <table:table-cell office:value-type="float" office:value="0.3854029" calcext:value-type="float">
            <text:p>0.3854029</text:p>
          </table:table-cell>
          <table:table-cell office:value-type="float" office:value="0.4121705" calcext:value-type="float">
            <text:p>0.4121705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501E-015" calcext:value-type="float">
            <text:p>1.947501E-15</text:p>
          </table:table-cell>
          <table:table-cell office:value-type="float" office:value="1.87605E-015" calcext:value-type="float">
            <text:p>1.87605E-15</text:p>
          </table:table-cell>
          <table:table-cell office:value-type="float" office:value="1.974944E-015" calcext:value-type="float">
            <text:p>1.974944E-15</text:p>
          </table:table-cell>
          <table:table-cell office:value-type="float" office:value="1.974469E-015" calcext:value-type="float">
            <text:p>1.974469E-15</text:p>
          </table:table-cell>
          <table:table-cell office:value-type="float" office:value="9.474399E-016" calcext:value-type="float">
            <text:p>9.474399E-16</text:p>
          </table:table-cell>
          <table:table-cell office:value-type="float" office:value="9.38811E-016" calcext:value-type="float">
            <text:p>9.38811E-16</text:p>
          </table:table-cell>
          <table:table-cell office:value-type="float" office:value="9.692005E-016" calcext:value-type="float">
            <text:p>9.692005E-16</text:p>
          </table:table-cell>
          <table:table-cell office:value-type="float" office:value="9.575484E-016" calcext:value-type="float">
            <text:p>9.575484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75722" calcext:value-type="float">
            <text:p>-0.01575722</text:p>
          </table:table-cell>
          <table:table-cell office:value-type="float" office:value="-0.01518294" calcext:value-type="float">
            <text:p>-0.01518294</text:p>
          </table:table-cell>
          <table:table-cell office:value-type="float" office:value="-0.0142643" calcext:value-type="float">
            <text:p>-0.0142643</text:p>
          </table:table-cell>
          <table:table-cell office:value-type="float" office:value="-0.5298996" calcext:value-type="float">
            <text:p>-0.5298996</text:p>
          </table:table-cell>
          <table:table-cell office:value-type="float" office:value="-0.6868419" calcext:value-type="float">
            <text:p>-0.6868419</text:p>
          </table:table-cell>
          <table:table-cell office:value-type="float" office:value="-0.7148839" calcext:value-type="float">
            <text:p>-0.7148839</text:p>
          </table:table-cell>
          <table:table-cell office:value-type="float" office:value="-0.4454059" calcext:value-type="float">
            <text:p>-0.4454059</text:p>
          </table:table-cell>
          <table:table-cell office:value-type="float" office:value="-0.5326838" calcext:value-type="float">
            <text:p>-0.5326838</text:p>
          </table:table-cell>
          <table:table-cell office:value-type="float" office:value="-0.00745341" calcext:value-type="float">
            <text:p>-0.00745341</text:p>
          </table:table-cell>
          <table:table-cell office:value-type="float" office:value="-0.003922507" calcext:value-type="float">
            <text:p>-0.003922507</text:p>
          </table:table-cell>
          <table:table-cell office:value-type="float" office:value="1281.692" calcext:value-type="float">
            <text:p>1281.692</text:p>
          </table:table-cell>
          <table:table-cell office:value-type="float" office:value="0" calcext:value-type="float">
            <text:p>0</text:p>
          </table:table-cell>
          <table:table-cell office:value-type="float" office:value="-0.01623546" calcext:value-type="float">
            <text:p>-0.01623546</text:p>
          </table:table-cell>
          <table:table-cell office:value-type="float" office:value="-0.000793985" calcext:value-type="float">
            <text:p>-0.00079398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812" calcext:value-type="float">
            <text:p>-1.2368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575.9036" calcext:value-type="float">
            <text:p>575.9036</text:p>
          </table:table-cell>
          <table:table-cell office:value-type="float" office:value="292.6165" calcext:value-type="float">
            <text:p>292.616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8.606" calcext:value-type="float">
            <text:p>1198.606</text:p>
          </table:table-cell>
          <table:table-cell office:value-type="float" office:value="39.0889" calcext:value-type="float">
            <text:p>39.0889</text:p>
          </table:table-cell>
          <table:table-cell office:value-type="float" office:value="0" calcext:value-type="float">
            <text:p>0</text:p>
          </table:table-cell>
          <table:table-cell office:value-type="float" office:value="0.2567874" calcext:value-type="float">
            <text:p>0.2567874</text:p>
          </table:table-cell>
          <table:table-cell office:value-type="float" office:value="0.2613631" calcext:value-type="float">
            <text:p>0.2613631</text:p>
          </table:table-cell>
          <table:table-cell office:value-type="float" office:value="0.2686492" calcext:value-type="float">
            <text:p>0.2686492</text:p>
          </table:table-cell>
          <table:table-cell office:value-type="float" office:value="0.1774475" calcext:value-type="float">
            <text:p>0.1774475</text:p>
          </table:table-cell>
          <table:table-cell office:value-type="float" office:value="0.1707174" calcext:value-type="float">
            <text:p>0.1707174</text:p>
          </table:table-cell>
          <table:table-cell office:value-type="float" office:value="0.1694874" calcext:value-type="float">
            <text:p>0.1694874</text:p>
          </table:table-cell>
          <table:table-cell office:value-type="float" office:value="0.2312885" calcext:value-type="float">
            <text:p>0.2312885</text:p>
          </table:table-cell>
          <table:table-cell office:value-type="float" office:value="0.2291863" calcext:value-type="float">
            <text:p>0.2291863</text:p>
          </table:table-cell>
          <table:table-cell office:value-type="float" office:value="0.3857047" calcext:value-type="float">
            <text:p>0.3857047</text:p>
          </table:table-cell>
          <table:table-cell office:value-type="float" office:value="0.4124547" calcext:value-type="float">
            <text:p>0.4124547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325E-015" calcext:value-type="float">
            <text:p>1.947325E-15</text:p>
          </table:table-cell>
          <table:table-cell office:value-type="float" office:value="1.876062E-015" calcext:value-type="float">
            <text:p>1.876062E-15</text:p>
          </table:table-cell>
          <table:table-cell office:value-type="float" office:value="1.974951E-015" calcext:value-type="float">
            <text:p>1.974951E-15</text:p>
          </table:table-cell>
          <table:table-cell office:value-type="float" office:value="1.974472E-015" calcext:value-type="float">
            <text:p>1.974472E-15</text:p>
          </table:table-cell>
          <table:table-cell office:value-type="float" office:value="9.474486E-016" calcext:value-type="float">
            <text:p>9.474486E-16</text:p>
          </table:table-cell>
          <table:table-cell office:value-type="float" office:value="9.388274E-016" calcext:value-type="float">
            <text:p>9.388274E-16</text:p>
          </table:table-cell>
          <table:table-cell office:value-type="float" office:value="9.692003E-016" calcext:value-type="float">
            <text:p>9.692003E-16</text:p>
          </table:table-cell>
          <table:table-cell office:value-type="float" office:value="9.575482E-016" calcext:value-type="float">
            <text:p>9.57548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270789" calcext:value-type="float">
            <text:p>-0.05270789</text:p>
          </table:table-cell>
          <table:table-cell office:value-type="float" office:value="-0.0472391" calcext:value-type="float">
            <text:p>-0.0472391</text:p>
          </table:table-cell>
          <table:table-cell office:value-type="float" office:value="-0.03983903" calcext:value-type="float">
            <text:p>-0.03983903</text:p>
          </table:table-cell>
          <table:table-cell office:value-type="float" office:value="-0.5055991" calcext:value-type="float">
            <text:p>-0.5055991</text:p>
          </table:table-cell>
          <table:table-cell office:value-type="float" office:value="-0.6401353" calcext:value-type="float">
            <text:p>-0.6401353</text:p>
          </table:table-cell>
          <table:table-cell office:value-type="float" office:value="-0.6689806" calcext:value-type="float">
            <text:p>-0.6689806</text:p>
          </table:table-cell>
          <table:table-cell office:value-type="float" office:value="-0.4590106" calcext:value-type="float">
            <text:p>-0.4590106</text:p>
          </table:table-cell>
          <table:table-cell office:value-type="float" office:value="-0.531204" calcext:value-type="float">
            <text:p>-0.531204</text:p>
          </table:table-cell>
          <table:table-cell office:value-type="float" office:value="-0.007397421" calcext:value-type="float">
            <text:p>-0.007397421</text:p>
          </table:table-cell>
          <table:table-cell office:value-type="float" office:value="-0.003896639" calcext:value-type="float">
            <text:p>-0.003896639</text:p>
          </table:table-cell>
          <table:table-cell office:value-type="float" office:value="1284.98" calcext:value-type="float">
            <text:p>1284.98</text:p>
          </table:table-cell>
          <table:table-cell office:value-type="float" office:value="0" calcext:value-type="float">
            <text:p>0</text:p>
          </table:table-cell>
          <table:table-cell office:value-type="float" office:value="-0.05358885" calcext:value-type="float">
            <text:p>-0.05358885</text:p>
          </table:table-cell>
          <table:table-cell office:value-type="float" office:value="-0.0006568575" calcext:value-type="float">
            <text:p>-0.000656857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5486" calcext:value-type="float">
            <text:p>-1.23548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589.3036" calcext:value-type="float">
            <text:p>589.3036</text:p>
          </table:table-cell>
          <table:table-cell office:value-type="float" office:value="294.6687" calcext:value-type="float">
            <text:p>294.668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10.054" calcext:value-type="float">
            <text:p>1210.054</text:p>
          </table:table-cell>
          <table:table-cell office:value-type="float" office:value="38.98905" calcext:value-type="float">
            <text:p>38.98905</text:p>
          </table:table-cell>
          <table:table-cell office:value-type="float" office:value="0" calcext:value-type="float">
            <text:p>0</text:p>
          </table:table-cell>
          <table:table-cell office:value-type="float" office:value="0.3813802" calcext:value-type="float">
            <text:p>0.3813802</text:p>
          </table:table-cell>
          <table:table-cell office:value-type="float" office:value="0.380845" calcext:value-type="float">
            <text:p>0.380845</text:p>
          </table:table-cell>
          <table:table-cell office:value-type="float" office:value="0.372084" calcext:value-type="float">
            <text:p>0.372084</text:p>
          </table:table-cell>
          <table:table-cell office:value-type="float" office:value="0.1807891" calcext:value-type="float">
            <text:p>0.1807891</text:p>
          </table:table-cell>
          <table:table-cell office:value-type="float" office:value="0.1729064" calcext:value-type="float">
            <text:p>0.1729064</text:p>
          </table:table-cell>
          <table:table-cell office:value-type="float" office:value="0.1715382" calcext:value-type="float">
            <text:p>0.1715382</text:p>
          </table:table-cell>
          <table:table-cell office:value-type="float" office:value="0.2573717" calcext:value-type="float">
            <text:p>0.2573717</text:p>
          </table:table-cell>
          <table:table-cell office:value-type="float" office:value="0.2294697" calcext:value-type="float">
            <text:p>0.2294697</text:p>
          </table:table-cell>
          <table:table-cell office:value-type="float" office:value="0.3857985" calcext:value-type="float">
            <text:p>0.3857985</text:p>
          </table:table-cell>
          <table:table-cell office:value-type="float" office:value="0.4121672" calcext:value-type="float">
            <text:p>0.412167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134E-015" calcext:value-type="float">
            <text:p>1.947134E-15</text:p>
          </table:table-cell>
          <table:table-cell office:value-type="float" office:value="1.876079E-015" calcext:value-type="float">
            <text:p>1.876079E-15</text:p>
          </table:table-cell>
          <table:table-cell office:value-type="float" office:value="1.974962E-015" calcext:value-type="float">
            <text:p>1.974962E-15</text:p>
          </table:table-cell>
          <table:table-cell office:value-type="float" office:value="1.97447E-015" calcext:value-type="float">
            <text:p>1.97447E-15</text:p>
          </table:table-cell>
          <table:table-cell office:value-type="float" office:value="9.474605E-016" calcext:value-type="float">
            <text:p>9.474605E-16</text:p>
          </table:table-cell>
          <table:table-cell office:value-type="float" office:value="9.388441E-016" calcext:value-type="float">
            <text:p>9.388441E-16</text:p>
          </table:table-cell>
          <table:table-cell office:value-type="float" office:value="9.692003E-016" calcext:value-type="float">
            <text:p>9.692003E-16</text:p>
          </table:table-cell>
          <table:table-cell office:value-type="float" office:value="9.575484E-016" calcext:value-type="float">
            <text:p>9.575484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275667" calcext:value-type="float">
            <text:p>-0.003275667</text:p>
          </table:table-cell>
          <table:table-cell office:value-type="float" office:value="-0.003329605" calcext:value-type="float">
            <text:p>-0.003329605</text:p>
          </table:table-cell>
          <table:table-cell office:value-type="float" office:value="-0.004485796" calcext:value-type="float">
            <text:p>-0.004485796</text:p>
          </table:table-cell>
          <table:table-cell office:value-type="float" office:value="-0.4511479" calcext:value-type="float">
            <text:p>-0.4511479</text:p>
          </table:table-cell>
          <table:table-cell office:value-type="float" office:value="-0.5921705" calcext:value-type="float">
            <text:p>-0.5921705</text:p>
          </table:table-cell>
          <table:table-cell office:value-type="float" office:value="-0.621702" calcext:value-type="float">
            <text:p>-0.621702</text:p>
          </table:table-cell>
          <table:table-cell office:value-type="float" office:value="-0.2032268" calcext:value-type="float">
            <text:p>-0.2032268</text:p>
          </table:table-cell>
          <table:table-cell office:value-type="float" office:value="-0.526234" calcext:value-type="float">
            <text:p>-0.526234</text:p>
          </table:table-cell>
          <table:table-cell office:value-type="float" office:value="-0.007380383" calcext:value-type="float">
            <text:p>-0.007380383</text:p>
          </table:table-cell>
          <table:table-cell office:value-type="float" office:value="-0.003922833" calcext:value-type="float">
            <text:p>-0.003922833</text:p>
          </table:table-cell>
          <table:table-cell office:value-type="float" office:value="1289.071" calcext:value-type="float">
            <text:p>1289.071</text:p>
          </table:table-cell>
          <table:table-cell office:value-type="float" office:value="0" calcext:value-type="float">
            <text:p>0</text:p>
          </table:table-cell>
          <table:table-cell office:value-type="float" office:value="-0.003297192" calcext:value-type="float">
            <text:p>-0.003297192</text:p>
          </table:table-cell>
          <table:table-cell office:value-type="float" office:value="-0.0006595845" calcext:value-type="float">
            <text:p>-0.000659584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6829" calcext:value-type="float">
            <text:p>-1.2368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589.3036" calcext:value-type="float">
            <text:p>589.3036</text:p>
          </table:table-cell>
          <table:table-cell office:value-type="float" office:value="296.2574" calcext:value-type="float">
            <text:p>296.257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9.018" calcext:value-type="float">
            <text:p>1209.018</text:p>
          </table:table-cell>
          <table:table-cell office:value-type="float" office:value="38.43624" calcext:value-type="float">
            <text:p>38.43624</text:p>
          </table:table-cell>
          <table:table-cell office:value-type="float" office:value="0" calcext:value-type="float">
            <text:p>0</text:p>
          </table:table-cell>
          <table:table-cell office:value-type="float" office:value="0.35613" calcext:value-type="float">
            <text:p>0.35613</text:p>
          </table:table-cell>
          <table:table-cell office:value-type="float" office:value="0.3575412" calcext:value-type="float">
            <text:p>0.3575412</text:p>
          </table:table-cell>
          <table:table-cell office:value-type="float" office:value="0.3607813" calcext:value-type="float">
            <text:p>0.3607813</text:p>
          </table:table-cell>
          <table:table-cell office:value-type="float" office:value="0.1854496" calcext:value-type="float">
            <text:p>0.1854496</text:p>
          </table:table-cell>
          <table:table-cell office:value-type="float" office:value="0.1756049" calcext:value-type="float">
            <text:p>0.1756049</text:p>
          </table:table-cell>
          <table:table-cell office:value-type="float" office:value="0.1744971" calcext:value-type="float">
            <text:p>0.1744971</text:p>
          </table:table-cell>
          <table:table-cell office:value-type="float" office:value="0.2568968" calcext:value-type="float">
            <text:p>0.2568968</text:p>
          </table:table-cell>
          <table:table-cell office:value-type="float" office:value="0.2298777" calcext:value-type="float">
            <text:p>0.2298777</text:p>
          </table:table-cell>
          <table:table-cell office:value-type="float" office:value="0.3865792" calcext:value-type="float">
            <text:p>0.3865792</text:p>
          </table:table-cell>
          <table:table-cell office:value-type="float" office:value="0.412642" calcext:value-type="float">
            <text:p>0.412642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929E-015" calcext:value-type="float">
            <text:p>1.946929E-15</text:p>
          </table:table-cell>
          <table:table-cell office:value-type="float" office:value="1.876092E-015" calcext:value-type="float">
            <text:p>1.876092E-15</text:p>
          </table:table-cell>
          <table:table-cell office:value-type="float" office:value="1.974962E-015" calcext:value-type="float">
            <text:p>1.974962E-15</text:p>
          </table:table-cell>
          <table:table-cell office:value-type="float" office:value="1.974482E-015" calcext:value-type="float">
            <text:p>1.974482E-15</text:p>
          </table:table-cell>
          <table:table-cell office:value-type="float" office:value="9.47471E-016" calcext:value-type="float">
            <text:p>9.47471E-16</text:p>
          </table:table-cell>
          <table:table-cell office:value-type="float" office:value="9.388592E-016" calcext:value-type="float">
            <text:p>9.388592E-16</text:p>
          </table:table-cell>
          <table:table-cell office:value-type="float" office:value="9.691961E-016" calcext:value-type="float">
            <text:p>9.691961E-16</text:p>
          </table:table-cell>
          <table:table-cell office:value-type="float" office:value="9.575504E-016" calcext:value-type="float">
            <text:p>9.575504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781239" calcext:value-type="float">
            <text:p>-0.005781239</text:p>
          </table:table-cell>
          <table:table-cell office:value-type="float" office:value="-0.005643069" calcext:value-type="float">
            <text:p>-0.005643069</text:p>
          </table:table-cell>
          <table:table-cell office:value-type="float" office:value="-0.00530135" calcext:value-type="float">
            <text:p>-0.00530135</text:p>
          </table:table-cell>
          <table:table-cell office:value-type="float" office:value="-0.3861009" calcext:value-type="float">
            <text:p>-0.3861009</text:p>
          </table:table-cell>
          <table:table-cell office:value-type="float" office:value="-0.5386297" calcext:value-type="float">
            <text:p>-0.5386297</text:p>
          </table:table-cell>
          <table:table-cell office:value-type="float" office:value="-0.5599254" calcext:value-type="float">
            <text:p>-0.5599254</text:p>
          </table:table-cell>
          <table:table-cell office:value-type="float" office:value="-0.2061051" calcext:value-type="float">
            <text:p>-0.2061051</text:p>
          </table:table-cell>
          <table:table-cell office:value-type="float" office:value="-0.5191633" calcext:value-type="float">
            <text:p>-0.5191633</text:p>
          </table:table-cell>
          <table:table-cell office:value-type="float" office:value="-0.007238371" calcext:value-type="float">
            <text:p>-0.007238371</text:p>
          </table:table-cell>
          <table:table-cell office:value-type="float" office:value="-0.00387976" calcext:value-type="float">
            <text:p>-0.00387976</text:p>
          </table:table-cell>
          <table:table-cell office:value-type="float" office:value="1292.369" calcext:value-type="float">
            <text:p>1292.369</text:p>
          </table:table-cell>
          <table:table-cell office:value-type="float" office:value="0" calcext:value-type="float">
            <text:p>0</text:p>
          </table:table-cell>
          <table:table-cell office:value-type="float" office:value="-0.00582155" calcext:value-type="float">
            <text:p>-0.00582155</text:p>
          </table:table-cell>
          <table:table-cell office:value-type="float" office:value="-0.0006621076" calcext:value-type="float">
            <text:p>-0.000662107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4615" calcext:value-type="float">
            <text:p>-1.2346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589.5037" calcext:value-type="float">
            <text:p>589.5037</text:p>
          </table:table-cell>
          <table:table-cell office:value-type="float" office:value="298.3387" calcext:value-type="float">
            <text:p>298.338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7.632" calcext:value-type="float">
            <text:p>1207.632</text:p>
          </table:table-cell>
          <table:table-cell office:value-type="float" office:value="37.94073" calcext:value-type="float">
            <text:p>37.94073</text:p>
          </table:table-cell>
          <table:table-cell office:value-type="float" office:value="0" calcext:value-type="float">
            <text:p>0</text:p>
          </table:table-cell>
          <table:table-cell office:value-type="float" office:value="0.3273226" calcext:value-type="float">
            <text:p>0.3273226</text:p>
          </table:table-cell>
          <table:table-cell office:value-type="float" office:value="0.3284213" calcext:value-type="float">
            <text:p>0.3284213</text:p>
          </table:table-cell>
          <table:table-cell office:value-type="float" office:value="0.3303195" calcext:value-type="float">
            <text:p>0.3303195</text:p>
          </table:table-cell>
          <table:table-cell office:value-type="float" office:value="0.189136" calcext:value-type="float">
            <text:p>0.189136</text:p>
          </table:table-cell>
          <table:table-cell office:value-type="float" office:value="0.1777769" calcext:value-type="float">
            <text:p>0.1777769</text:p>
          </table:table-cell>
          <table:table-cell office:value-type="float" office:value="0.1768769" calcext:value-type="float">
            <text:p>0.1768769</text:p>
          </table:table-cell>
          <table:table-cell office:value-type="float" office:value="0.255474" calcext:value-type="float">
            <text:p>0.255474</text:p>
          </table:table-cell>
          <table:table-cell office:value-type="float" office:value="0.2302525" calcext:value-type="float">
            <text:p>0.2302525</text:p>
          </table:table-cell>
          <table:table-cell office:value-type="float" office:value="0.3869999" calcext:value-type="float">
            <text:p>0.3869999</text:p>
          </table:table-cell>
          <table:table-cell office:value-type="float" office:value="0.4130047" calcext:value-type="float">
            <text:p>0.413004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707E-015" calcext:value-type="float">
            <text:p>1.946707E-15</text:p>
          </table:table-cell>
          <table:table-cell office:value-type="float" office:value="1.876111E-015" calcext:value-type="float">
            <text:p>1.876111E-15</text:p>
          </table:table-cell>
          <table:table-cell office:value-type="float" office:value="1.974964E-015" calcext:value-type="float">
            <text:p>1.974964E-15</text:p>
          </table:table-cell>
          <table:table-cell office:value-type="float" office:value="1.974494E-015" calcext:value-type="float">
            <text:p>1.974494E-15</text:p>
          </table:table-cell>
          <table:table-cell office:value-type="float" office:value="9.4748E-016" calcext:value-type="float">
            <text:p>9.4748E-16</text:p>
          </table:table-cell>
          <table:table-cell office:value-type="float" office:value="9.388704E-016" calcext:value-type="float">
            <text:p>9.388704E-16</text:p>
          </table:table-cell>
          <table:table-cell office:value-type="float" office:value="9.691948E-016" calcext:value-type="float">
            <text:p>9.691948E-16</text:p>
          </table:table-cell>
          <table:table-cell office:value-type="float" office:value="9.575524E-016" calcext:value-type="float">
            <text:p>9.575524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36943" calcext:value-type="float">
            <text:p>-0.01036943</text:p>
          </table:table-cell>
          <table:table-cell office:value-type="float" office:value="-0.01016058" calcext:value-type="float">
            <text:p>-0.01016058</text:p>
          </table:table-cell>
          <table:table-cell office:value-type="float" office:value="-0.009768797" calcext:value-type="float">
            <text:p>-0.009768797</text:p>
          </table:table-cell>
          <table:table-cell office:value-type="float" office:value="-0.3423219" calcext:value-type="float">
            <text:p>-0.3423219</text:p>
          </table:table-cell>
          <table:table-cell office:value-type="float" office:value="-0.4996181" calcext:value-type="float">
            <text:p>-0.4996181</text:p>
          </table:table-cell>
          <table:table-cell office:value-type="float" office:value="-0.5153471" calcext:value-type="float">
            <text:p>-0.5153471</text:p>
          </table:table-cell>
          <table:table-cell office:value-type="float" office:value="-0.2150243" calcext:value-type="float">
            <text:p>-0.2150243</text:p>
          </table:table-cell>
          <table:table-cell office:value-type="float" office:value="-0.5127542" calcext:value-type="float">
            <text:p>-0.5127542</text:p>
          </table:table-cell>
          <table:table-cell office:value-type="float" office:value="-0.007163118" calcext:value-type="float">
            <text:p>-0.007163118</text:p>
          </table:table-cell>
          <table:table-cell office:value-type="float" office:value="-0.003847197" calcext:value-type="float">
            <text:p>-0.003847197</text:p>
          </table:table-cell>
          <table:table-cell office:value-type="float" office:value="1295.702" calcext:value-type="float">
            <text:p>1295.702</text:p>
          </table:table-cell>
          <table:table-cell office:value-type="float" office:value="0" calcext:value-type="float">
            <text:p>0</text:p>
          </table:table-cell>
          <table:table-cell office:value-type="float" office:value="-0.01038913" calcext:value-type="float">
            <text:p>-0.01038913</text:p>
          </table:table-cell>
          <table:table-cell office:value-type="float" office:value="-0.0006649125" calcext:value-type="float">
            <text:p>-0.000664912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2923" calcext:value-type="float">
            <text:p>-1.2329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589.5037" calcext:value-type="float">
            <text:p>589.5037</text:p>
          </table:table-cell>
          <table:table-cell office:value-type="float" office:value="302.0142" calcext:value-type="float">
            <text:p>302.014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4.415" calcext:value-type="float">
            <text:p>1204.415</text:p>
          </table:table-cell>
          <table:table-cell office:value-type="float" office:value="37.48177" calcext:value-type="float">
            <text:p>37.48177</text:p>
          </table:table-cell>
          <table:table-cell office:value-type="float" office:value="0" calcext:value-type="float">
            <text:p>0</text:p>
          </table:table-cell>
          <table:table-cell office:value-type="float" office:value="0.2804526" calcext:value-type="float">
            <text:p>0.2804526</text:p>
          </table:table-cell>
          <table:table-cell office:value-type="float" office:value="0.2835594" calcext:value-type="float">
            <text:p>0.2835594</text:p>
          </table:table-cell>
          <table:table-cell office:value-type="float" office:value="0.2886404" calcext:value-type="float">
            <text:p>0.2886404</text:p>
          </table:table-cell>
          <table:table-cell office:value-type="float" office:value="0.1896519" calcext:value-type="float">
            <text:p>0.1896519</text:p>
          </table:table-cell>
          <table:table-cell office:value-type="float" office:value="0.1790893" calcext:value-type="float">
            <text:p>0.1790893</text:p>
          </table:table-cell>
          <table:table-cell office:value-type="float" office:value="0.1785167" calcext:value-type="float">
            <text:p>0.1785167</text:p>
          </table:table-cell>
          <table:table-cell office:value-type="float" office:value="0.2527952" calcext:value-type="float">
            <text:p>0.2527952</text:p>
          </table:table-cell>
          <table:table-cell office:value-type="float" office:value="0.2305319" calcext:value-type="float">
            <text:p>0.2305319</text:p>
          </table:table-cell>
          <table:table-cell office:value-type="float" office:value="0.3871657" calcext:value-type="float">
            <text:p>0.3871657</text:p>
          </table:table-cell>
          <table:table-cell office:value-type="float" office:value="0.4132693" calcext:value-type="float">
            <text:p>0.4132693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454E-015" calcext:value-type="float">
            <text:p>1.946454E-15</text:p>
          </table:table-cell>
          <table:table-cell office:value-type="float" office:value="1.876127E-015" calcext:value-type="float">
            <text:p>1.876127E-15</text:p>
          </table:table-cell>
          <table:table-cell office:value-type="float" office:value="1.974973E-015" calcext:value-type="float">
            <text:p>1.974973E-15</text:p>
          </table:table-cell>
          <table:table-cell office:value-type="float" office:value="1.974488E-015" calcext:value-type="float">
            <text:p>1.974488E-15</text:p>
          </table:table-cell>
          <table:table-cell office:value-type="float" office:value="9.475088E-016" calcext:value-type="float">
            <text:p>9.475088E-16</text:p>
          </table:table-cell>
          <table:table-cell office:value-type="float" office:value="9.388788E-016" calcext:value-type="float">
            <text:p>9.388788E-16</text:p>
          </table:table-cell>
          <table:table-cell office:value-type="float" office:value="9.691951E-016" calcext:value-type="float">
            <text:p>9.691951E-16</text:p>
          </table:table-cell>
          <table:table-cell office:value-type="float" office:value="9.575544E-016" calcext:value-type="float">
            <text:p>9.575544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042041" calcext:value-type="float">
            <text:p>-0.03042041</text:p>
          </table:table-cell>
          <table:table-cell office:value-type="float" office:value="-0.02815847" calcext:value-type="float">
            <text:p>-0.02815847</text:p>
          </table:table-cell>
          <table:table-cell office:value-type="float" office:value="-0.02483842" calcext:value-type="float">
            <text:p>-0.02483842</text:p>
          </table:table-cell>
          <table:table-cell office:value-type="float" office:value="-0.336631" calcext:value-type="float">
            <text:p>-0.336631</text:p>
          </table:table-cell>
          <table:table-cell office:value-type="float" office:value="-0.4776024" calcext:value-type="float">
            <text:p>-0.4776024</text:p>
          </table:table-cell>
          <table:table-cell office:value-type="float" office:value="-0.4870433" calcext:value-type="float">
            <text:p>-0.4870433</text:p>
          </table:table-cell>
          <table:table-cell office:value-type="float" office:value="-0.233012" calcext:value-type="float">
            <text:p>-0.233012</text:p>
          </table:table-cell>
          <table:table-cell office:value-type="float" office:value="-0.5080335" calcext:value-type="float">
            <text:p>-0.5080335</text:p>
          </table:table-cell>
          <table:table-cell office:value-type="float" office:value="-0.007133617" calcext:value-type="float">
            <text:p>-0.007133617</text:p>
          </table:table-cell>
          <table:table-cell office:value-type="float" office:value="-0.003823625" calcext:value-type="float">
            <text:p>-0.003823625</text:p>
          </table:table-cell>
          <table:table-cell office:value-type="float" office:value="1299.043" calcext:value-type="float">
            <text:p>1299.043</text:p>
          </table:table-cell>
          <table:table-cell office:value-type="float" office:value="0" calcext:value-type="float">
            <text:p>0</text:p>
          </table:table-cell>
          <table:table-cell office:value-type="float" office:value="-0.03051982" calcext:value-type="float">
            <text:p>-0.03051982</text:p>
          </table:table-cell>
          <table:table-cell office:value-type="float" office:value="-0.0006677173" calcext:value-type="float">
            <text:p>-0.000667717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1688" calcext:value-type="float">
            <text:p>-1.2316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589.7037" calcext:value-type="float">
            <text:p>589.7037</text:p>
          </table:table-cell>
          <table:table-cell office:value-type="float" office:value="304.0816" calcext:value-type="float">
            <text:p>304.081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2.979" calcext:value-type="float">
            <text:p>1202.979</text:p>
          </table:table-cell>
          <table:table-cell office:value-type="float" office:value="37.05033" calcext:value-type="float">
            <text:p>37.05033</text:p>
          </table:table-cell>
          <table:table-cell office:value-type="float" office:value="0" calcext:value-type="float">
            <text:p>0</text:p>
          </table:table-cell>
          <table:table-cell office:value-type="float" office:value="0.253544" calcext:value-type="float">
            <text:p>0.253544</text:p>
          </table:table-cell>
          <table:table-cell office:value-type="float" office:value="0.2566824" calcext:value-type="float">
            <text:p>0.2566824</text:p>
          </table:table-cell>
          <table:table-cell office:value-type="float" office:value="0.2615062" calcext:value-type="float">
            <text:p>0.2615062</text:p>
          </table:table-cell>
          <table:table-cell office:value-type="float" office:value="0.1916906" calcext:value-type="float">
            <text:p>0.1916906</text:p>
          </table:table-cell>
          <table:table-cell office:value-type="float" office:value="0.1807857" calcext:value-type="float">
            <text:p>0.1807857</text:p>
          </table:table-cell>
          <table:table-cell office:value-type="float" office:value="0.1802609" calcext:value-type="float">
            <text:p>0.1802609</text:p>
          </table:table-cell>
          <table:table-cell office:value-type="float" office:value="0.2512582" calcext:value-type="float">
            <text:p>0.2512582</text:p>
          </table:table-cell>
          <table:table-cell office:value-type="float" office:value="0.2308624" calcext:value-type="float">
            <text:p>0.2308624</text:p>
          </table:table-cell>
          <table:table-cell office:value-type="float" office:value="0.3873956" calcext:value-type="float">
            <text:p>0.3873956</text:p>
          </table:table-cell>
          <table:table-cell office:value-type="float" office:value="0.4135261" calcext:value-type="float">
            <text:p>0.4135261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171E-015" calcext:value-type="float">
            <text:p>1.946171E-15</text:p>
          </table:table-cell>
          <table:table-cell office:value-type="float" office:value="1.876141E-015" calcext:value-type="float">
            <text:p>1.876141E-15</text:p>
          </table:table-cell>
          <table:table-cell office:value-type="float" office:value="1.974985E-015" calcext:value-type="float">
            <text:p>1.974985E-15</text:p>
          </table:table-cell>
          <table:table-cell office:value-type="float" office:value="1.974485E-015" calcext:value-type="float">
            <text:p>1.974485E-15</text:p>
          </table:table-cell>
          <table:table-cell office:value-type="float" office:value="9.475362E-016" calcext:value-type="float">
            <text:p>9.475362E-16</text:p>
          </table:table-cell>
          <table:table-cell office:value-type="float" office:value="9.388868E-016" calcext:value-type="float">
            <text:p>9.388868E-16</text:p>
          </table:table-cell>
          <table:table-cell office:value-type="float" office:value="9.691953E-016" calcext:value-type="float">
            <text:p>9.691953E-16</text:p>
          </table:table-cell>
          <table:table-cell office:value-type="float" office:value="9.575566E-016" calcext:value-type="float">
            <text:p>9.57556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67284" calcext:value-type="float">
            <text:p>-0.0567284</text:p>
          </table:table-cell>
          <table:table-cell office:value-type="float" office:value="-0.05276578" calcext:value-type="float">
            <text:p>-0.05276578</text:p>
          </table:table-cell>
          <table:table-cell office:value-type="float" office:value="-0.04701538" calcext:value-type="float">
            <text:p>-0.04701538</text:p>
          </table:table-cell>
          <table:table-cell office:value-type="float" office:value="-0.3152444" calcext:value-type="float">
            <text:p>-0.3152444</text:p>
          </table:table-cell>
          <table:table-cell office:value-type="float" office:value="-0.4508063" calcext:value-type="float">
            <text:p>-0.4508063</text:p>
          </table:table-cell>
          <table:table-cell office:value-type="float" office:value="-0.4588584" calcext:value-type="float">
            <text:p>-0.4588584</text:p>
          </table:table-cell>
          <table:table-cell office:value-type="float" office:value="-0.2441082" calcext:value-type="float">
            <text:p>-0.2441082</text:p>
          </table:table-cell>
          <table:table-cell office:value-type="float" office:value="-0.502514" calcext:value-type="float">
            <text:p>-0.502514</text:p>
          </table:table-cell>
          <table:table-cell office:value-type="float" office:value="-0.007092958" calcext:value-type="float">
            <text:p>-0.007092958</text:p>
          </table:table-cell>
          <table:table-cell office:value-type="float" office:value="-0.00380088" calcext:value-type="float">
            <text:p>-0.00380088</text:p>
          </table:table-cell>
          <table:table-cell office:value-type="float" office:value="1302.396" calcext:value-type="float">
            <text:p>1302.396</text:p>
          </table:table-cell>
          <table:table-cell office:value-type="float" office:value="0" calcext:value-type="float">
            <text:p>0</text:p>
          </table:table-cell>
          <table:table-cell office:value-type="float" office:value="-0.05552625" calcext:value-type="float">
            <text:p>-0.05552625</text:p>
          </table:table-cell>
          <table:table-cell office:value-type="float" office:value="-0.0006704222" calcext:value-type="float">
            <text:p>-0.000670422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489" calcext:value-type="float">
            <text:p>-1.2304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589.7037" calcext:value-type="float">
            <text:p>589.7037</text:p>
          </table:table-cell>
          <table:table-cell office:value-type="float" office:value="306.8001" calcext:value-type="float">
            <text:p>306.8001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0.669" calcext:value-type="float">
            <text:p>1200.669</text:p>
          </table:table-cell>
          <table:table-cell office:value-type="float" office:value="36.64202" calcext:value-type="float">
            <text:p>36.64202</text:p>
          </table:table-cell>
          <table:table-cell office:value-type="float" office:value="0" calcext:value-type="float">
            <text:p>0</text:p>
          </table:table-cell>
          <table:table-cell office:value-type="float" office:value="0.2160021" calcext:value-type="float">
            <text:p>0.2160021</text:p>
          </table:table-cell>
          <table:table-cell office:value-type="float" office:value="0.2267222" calcext:value-type="float">
            <text:p>0.2267222</text:p>
          </table:table-cell>
          <table:table-cell office:value-type="float" office:value="0.235239" calcext:value-type="float">
            <text:p>0.235239</text:p>
          </table:table-cell>
          <table:table-cell office:value-type="float" office:value="0.1910988" calcext:value-type="float">
            <text:p>0.1910988</text:p>
          </table:table-cell>
          <table:table-cell office:value-type="float" office:value="0.1813677" calcext:value-type="float">
            <text:p>0.1813677</text:p>
          </table:table-cell>
          <table:table-cell office:value-type="float" office:value="0.1810447" calcext:value-type="float">
            <text:p>0.1810447</text:p>
          </table:table-cell>
          <table:table-cell office:value-type="float" office:value="0.2491696" calcext:value-type="float">
            <text:p>0.2491696</text:p>
          </table:table-cell>
          <table:table-cell office:value-type="float" office:value="0.2311118" calcext:value-type="float">
            <text:p>0.2311118</text:p>
          </table:table-cell>
          <table:table-cell office:value-type="float" office:value="0.3874604" calcext:value-type="float">
            <text:p>0.3874604</text:p>
          </table:table-cell>
          <table:table-cell office:value-type="float" office:value="0.4137141" calcext:value-type="float">
            <text:p>0.413714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845E-015" calcext:value-type="float">
            <text:p>1.945845E-15</text:p>
          </table:table-cell>
          <table:table-cell office:value-type="float" office:value="1.876154E-015" calcext:value-type="float">
            <text:p>1.876154E-15</text:p>
          </table:table-cell>
          <table:table-cell office:value-type="float" office:value="1.974993E-015" calcext:value-type="float">
            <text:p>1.974993E-15</text:p>
          </table:table-cell>
          <table:table-cell office:value-type="float" office:value="1.974493E-015" calcext:value-type="float">
            <text:p>1.974493E-15</text:p>
          </table:table-cell>
          <table:table-cell office:value-type="float" office:value="9.47558E-016" calcext:value-type="float">
            <text:p>9.47558E-16</text:p>
          </table:table-cell>
          <table:table-cell office:value-type="float" office:value="9.389027E-016" calcext:value-type="float">
            <text:p>9.389027E-16</text:p>
          </table:table-cell>
          <table:table-cell office:value-type="float" office:value="9.691952E-016" calcext:value-type="float">
            <text:p>9.691952E-16</text:p>
          </table:table-cell>
          <table:table-cell office:value-type="float" office:value="9.575585E-016" calcext:value-type="float">
            <text:p>9.57558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51767" calcext:value-type="float">
            <text:p>-0.151767</text:p>
          </table:table-cell>
          <table:table-cell office:value-type="float" office:value="-0.1127385" calcext:value-type="float">
            <text:p>-0.1127385</text:p>
          </table:table-cell>
          <table:table-cell office:value-type="float" office:value="-0.08982901" calcext:value-type="float">
            <text:p>-0.08982901</text:p>
          </table:table-cell>
          <table:table-cell office:value-type="float" office:value="-0.321192" calcext:value-type="float">
            <text:p>-0.321192</text:p>
          </table:table-cell>
          <table:table-cell office:value-type="float" office:value="-0.4419861" calcext:value-type="float">
            <text:p>-0.4419861</text:p>
          </table:table-cell>
          <table:table-cell office:value-type="float" office:value="-0.4467983" calcext:value-type="float">
            <text:p>-0.4467983</text:p>
          </table:table-cell>
          <table:table-cell office:value-type="float" office:value="-0.2601431" calcext:value-type="float">
            <text:p>-0.2601431</text:p>
          </table:table-cell>
          <table:table-cell office:value-type="float" office:value="-0.4983904" calcext:value-type="float">
            <text:p>-0.4983904</text:p>
          </table:table-cell>
          <table:table-cell office:value-type="float" office:value="-0.00708135" calcext:value-type="float">
            <text:p>-0.00708135</text:p>
          </table:table-cell>
          <table:table-cell office:value-type="float" office:value="-0.003784306" calcext:value-type="float">
            <text:p>-0.003784306</text:p>
          </table:table-cell>
          <table:table-cell office:value-type="float" office:value="1305.765" calcext:value-type="float">
            <text:p>1305.765</text:p>
          </table:table-cell>
          <table:table-cell office:value-type="float" office:value="0" calcext:value-type="float">
            <text:p>0</text:p>
          </table:table-cell>
          <table:table-cell office:value-type="float" office:value="-0.1735052" calcext:value-type="float">
            <text:p>-0.1735052</text:p>
          </table:table-cell>
          <table:table-cell office:value-type="float" office:value="-0.0006714822" calcext:value-type="float">
            <text:p>-0.000671482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609" calcext:value-type="float">
            <text:p>-1.2296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599.9034" calcext:value-type="float">
            <text:p>599.9034</text:p>
          </table:table-cell>
          <table:table-cell office:value-type="float" office:value="308.5068" calcext:value-type="float">
            <text:p>308.506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9.296" calcext:value-type="float">
            <text:p>1209.296</text:p>
          </table:table-cell>
          <table:table-cell office:value-type="float" office:value="36.50819" calcext:value-type="float">
            <text:p>36.50819</text:p>
          </table:table-cell>
          <table:table-cell office:value-type="float" office:value="0" calcext:value-type="float">
            <text:p>0</text:p>
          </table:table-cell>
          <table:table-cell office:value-type="float" office:value="0.3992755" calcext:value-type="float">
            <text:p>0.3992755</text:p>
          </table:table-cell>
          <table:table-cell office:value-type="float" office:value="0.4019031" calcext:value-type="float">
            <text:p>0.4019031</text:p>
          </table:table-cell>
          <table:table-cell office:value-type="float" office:value="0.2765064" calcext:value-type="float">
            <text:p>0.2765064</text:p>
          </table:table-cell>
          <table:table-cell office:value-type="float" office:value="0.1935987" calcext:value-type="float">
            <text:p>0.1935987</text:p>
          </table:table-cell>
          <table:table-cell office:value-type="float" office:value="0.1831756" calcext:value-type="float">
            <text:p>0.1831756</text:p>
          </table:table-cell>
          <table:table-cell office:value-type="float" office:value="0.1828934" calcext:value-type="float">
            <text:p>0.1828934</text:p>
          </table:table-cell>
          <table:table-cell office:value-type="float" office:value="0.2629541" calcext:value-type="float">
            <text:p>0.2629541</text:p>
          </table:table-cell>
          <table:table-cell office:value-type="float" office:value="0.2314684" calcext:value-type="float">
            <text:p>0.2314684</text:p>
          </table:table-cell>
          <table:table-cell office:value-type="float" office:value="0.3875698" calcext:value-type="float">
            <text:p>0.3875698</text:p>
          </table:table-cell>
          <table:table-cell office:value-type="float" office:value="0.4136163" calcext:value-type="float">
            <text:p>0.413616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482E-015" calcext:value-type="float">
            <text:p>1.945482E-15</text:p>
          </table:table-cell>
          <table:table-cell office:value-type="float" office:value="1.876174E-015" calcext:value-type="float">
            <text:p>1.876174E-15</text:p>
          </table:table-cell>
          <table:table-cell office:value-type="float" office:value="1.975005E-015" calcext:value-type="float">
            <text:p>1.975005E-15</text:p>
          </table:table-cell>
          <table:table-cell office:value-type="float" office:value="1.974492E-015" calcext:value-type="float">
            <text:p>1.974492E-15</text:p>
          </table:table-cell>
          <table:table-cell office:value-type="float" office:value="9.475867E-016" calcext:value-type="float">
            <text:p>9.475867E-16</text:p>
          </table:table-cell>
          <table:table-cell office:value-type="float" office:value="9.389191E-016" calcext:value-type="float">
            <text:p>9.389191E-16</text:p>
          </table:table-cell>
          <table:table-cell office:value-type="float" office:value="9.69193E-016" calcext:value-type="float">
            <text:p>9.69193E-16</text:p>
          </table:table-cell>
          <table:table-cell office:value-type="float" office:value="9.575613E-016" calcext:value-type="float">
            <text:p>9.57561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54251" calcext:value-type="float">
            <text:p>-0.00254251</text:p>
          </table:table-cell>
          <table:table-cell office:value-type="float" office:value="-0.00243536" calcext:value-type="float">
            <text:p>-0.00243536</text:p>
          </table:table-cell>
          <table:table-cell office:value-type="float" office:value="-0.03398051" calcext:value-type="float">
            <text:p>-0.03398051</text:p>
          </table:table-cell>
          <table:table-cell office:value-type="float" office:value="-0.2968104" calcext:value-type="float">
            <text:p>-0.2968104</text:p>
          </table:table-cell>
          <table:table-cell office:value-type="float" office:value="-0.416027" calcext:value-type="float">
            <text:p>-0.416027</text:p>
          </table:table-cell>
          <table:table-cell office:value-type="float" office:value="-0.420014" calcext:value-type="float">
            <text:p>-0.420014</text:p>
          </table:table-cell>
          <table:table-cell office:value-type="float" office:value="-0.1725478" calcext:value-type="float">
            <text:p>-0.1725478</text:p>
          </table:table-cell>
          <table:table-cell office:value-type="float" office:value="-0.4925768" calcext:value-type="float">
            <text:p>-0.4925768</text:p>
          </table:table-cell>
          <table:table-cell office:value-type="float" office:value="-0.007062533" calcext:value-type="float">
            <text:p>-0.007062533</text:p>
          </table:table-cell>
          <table:table-cell office:value-type="float" office:value="-0.003792968" calcext:value-type="float">
            <text:p>-0.003792968</text:p>
          </table:table-cell>
          <table:table-cell office:value-type="float" office:value="1309.59" calcext:value-type="float">
            <text:p>1309.59</text:p>
          </table:table-cell>
          <table:table-cell office:value-type="float" office:value="0" calcext:value-type="float">
            <text:p>0</text:p>
          </table:table-cell>
          <table:table-cell office:value-type="float" office:value="-0.002604172" calcext:value-type="float">
            <text:p>-0.002604172</text:p>
          </table:table-cell>
          <table:table-cell office:value-type="float" office:value="-0.0006740916" calcext:value-type="float">
            <text:p>-0.000674091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07" calcext:value-type="float">
            <text:p>-1.230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599.9034" calcext:value-type="float">
            <text:p>599.9034</text:p>
          </table:table-cell>
          <table:table-cell office:value-type="float" office:value="310.4072" calcext:value-type="float">
            <text:p>310.407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7.778" calcext:value-type="float">
            <text:p>1207.778</text:p>
          </table:table-cell>
          <table:table-cell office:value-type="float" office:value="36.12493" calcext:value-type="float">
            <text:p>36.12493</text:p>
          </table:table-cell>
          <table:table-cell office:value-type="float" office:value="0" calcext:value-type="float">
            <text:p>0</text:p>
          </table:table-cell>
          <table:table-cell office:value-type="float" office:value="0.2921132" calcext:value-type="float">
            <text:p>0.2921132</text:p>
          </table:table-cell>
          <table:table-cell office:value-type="float" office:value="0.2941611" calcext:value-type="float">
            <text:p>0.2941611</text:p>
          </table:table-cell>
          <table:table-cell office:value-type="float" office:value="0.2975035" calcext:value-type="float">
            <text:p>0.2975035</text:p>
          </table:table-cell>
          <table:table-cell office:value-type="float" office:value="0.1980232" calcext:value-type="float">
            <text:p>0.1980232</text:p>
          </table:table-cell>
          <table:table-cell office:value-type="float" office:value="0.1853722" calcext:value-type="float">
            <text:p>0.1853722</text:p>
          </table:table-cell>
          <table:table-cell office:value-type="float" office:value="0.1852749" calcext:value-type="float">
            <text:p>0.1852749</text:p>
          </table:table-cell>
          <table:table-cell office:value-type="float" office:value="0.262284" calcext:value-type="float">
            <text:p>0.262284</text:p>
          </table:table-cell>
          <table:table-cell office:value-type="float" office:value="0.2318618" calcext:value-type="float">
            <text:p>0.2318618</text:p>
          </table:table-cell>
          <table:table-cell office:value-type="float" office:value="0.3880158" calcext:value-type="float">
            <text:p>0.3880158</text:p>
          </table:table-cell>
          <table:table-cell office:value-type="float" office:value="0.4139235" calcext:value-type="float">
            <text:p>0.4139235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079E-015" calcext:value-type="float">
            <text:p>1.945079E-15</text:p>
          </table:table-cell>
          <table:table-cell office:value-type="float" office:value="1.876197E-015" calcext:value-type="float">
            <text:p>1.876197E-15</text:p>
          </table:table-cell>
          <table:table-cell office:value-type="float" office:value="1.975016E-015" calcext:value-type="float">
            <text:p>1.975016E-15</text:p>
          </table:table-cell>
          <table:table-cell office:value-type="float" office:value="1.9745E-015" calcext:value-type="float">
            <text:p>1.9745E-15</text:p>
          </table:table-cell>
          <table:table-cell office:value-type="float" office:value="9.476156E-016" calcext:value-type="float">
            <text:p>9.476156E-16</text:p>
          </table:table-cell>
          <table:table-cell office:value-type="float" office:value="9.389346E-016" calcext:value-type="float">
            <text:p>9.389346E-16</text:p>
          </table:table-cell>
          <table:table-cell office:value-type="float" office:value="9.691929E-016" calcext:value-type="float">
            <text:p>9.691929E-16</text:p>
          </table:table-cell>
          <table:table-cell office:value-type="float" office:value="9.57564E-016" calcext:value-type="float">
            <text:p>9.57564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291971" calcext:value-type="float">
            <text:p>-0.02291971</text:p>
          </table:table-cell>
          <table:table-cell office:value-type="float" office:value="-0.0218405" calcext:value-type="float">
            <text:p>-0.0218405</text:p>
          </table:table-cell>
          <table:table-cell office:value-type="float" office:value="-0.02014983" calcext:value-type="float">
            <text:p>-0.02014983</text:p>
          </table:table-cell>
          <table:table-cell office:value-type="float" office:value="-0.2585229" calcext:value-type="float">
            <text:p>-0.2585229</text:p>
          </table:table-cell>
          <table:table-cell office:value-type="float" office:value="-0.3867712" calcext:value-type="float">
            <text:p>-0.3867712</text:p>
          </table:table-cell>
          <table:table-cell office:value-type="float" office:value="-0.3880044" calcext:value-type="float">
            <text:p>-0.3880044</text:p>
          </table:table-cell>
          <table:table-cell office:value-type="float" office:value="-0.1759478" calcext:value-type="float">
            <text:p>-0.1759478</text:p>
          </table:table-cell>
          <table:table-cell office:value-type="float" office:value="-0.4862392" calcext:value-type="float">
            <text:p>-0.4862392</text:p>
          </table:table-cell>
          <table:table-cell office:value-type="float" office:value="-0.006984917" calcext:value-type="float">
            <text:p>-0.006984917</text:p>
          </table:table-cell>
          <table:table-cell office:value-type="float" office:value="-0.003766043" calcext:value-type="float">
            <text:p>-0.003766043</text:p>
          </table:table-cell>
          <table:table-cell office:value-type="float" office:value="1312.975" calcext:value-type="float">
            <text:p>1312.975</text:p>
          </table:table-cell>
          <table:table-cell office:value-type="float" office:value="0" calcext:value-type="float">
            <text:p>0</text:p>
          </table:table-cell>
          <table:table-cell office:value-type="float" office:value="-0.02298329" calcext:value-type="float">
            <text:p>-0.02298329</text:p>
          </table:table-cell>
          <table:table-cell office:value-type="float" office:value="-0.0006711214" calcext:value-type="float">
            <text:p>-0.000671121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637" calcext:value-type="float">
            <text:p>-1.2286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599.9034" calcext:value-type="float">
            <text:p>599.9034</text:p>
          </table:table-cell>
          <table:table-cell office:value-type="float" office:value="313.8124" calcext:value-type="float">
            <text:p>313.812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4.651" calcext:value-type="float">
            <text:p>1204.651</text:p>
          </table:table-cell>
          <table:table-cell office:value-type="float" office:value="35.84757" calcext:value-type="float">
            <text:p>35.84757</text:p>
          </table:table-cell>
          <table:table-cell office:value-type="float" office:value="0" calcext:value-type="float">
            <text:p>0</text:p>
          </table:table-cell>
          <table:table-cell office:value-type="float" office:value="0.2339806" calcext:value-type="float">
            <text:p>0.2339806</text:p>
          </table:table-cell>
          <table:table-cell office:value-type="float" office:value="0.251149" calcext:value-type="float">
            <text:p>0.251149</text:p>
          </table:table-cell>
          <table:table-cell office:value-type="float" office:value="0.262581" calcext:value-type="float">
            <text:p>0.262581</text:p>
          </table:table-cell>
          <table:table-cell office:value-type="float" office:value="0.1977473" calcext:value-type="float">
            <text:p>0.1977473</text:p>
          </table:table-cell>
          <table:table-cell office:value-type="float" office:value="0.1857467" calcext:value-type="float">
            <text:p>0.1857467</text:p>
          </table:table-cell>
          <table:table-cell office:value-type="float" office:value="0.1859618" calcext:value-type="float">
            <text:p>0.1859618</text:p>
          </table:table-cell>
          <table:table-cell office:value-type="float" office:value="0.2595032" calcext:value-type="float">
            <text:p>0.2595032</text:p>
          </table:table-cell>
          <table:table-cell office:value-type="float" office:value="0.2321371" calcext:value-type="float">
            <text:p>0.2321371</text:p>
          </table:table-cell>
          <table:table-cell office:value-type="float" office:value="0.3880247" calcext:value-type="float">
            <text:p>0.3880247</text:p>
          </table:table-cell>
          <table:table-cell office:value-type="float" office:value="0.4139481" calcext:value-type="float">
            <text:p>0.4139481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65E-015" calcext:value-type="float">
            <text:p>1.94465E-15</text:p>
          </table:table-cell>
          <table:table-cell office:value-type="float" office:value="1.876228E-015" calcext:value-type="float">
            <text:p>1.876228E-15</text:p>
          </table:table-cell>
          <table:table-cell office:value-type="float" office:value="1.975022E-015" calcext:value-type="float">
            <text:p>1.975022E-15</text:p>
          </table:table-cell>
          <table:table-cell office:value-type="float" office:value="1.974515E-015" calcext:value-type="float">
            <text:p>1.974515E-15</text:p>
          </table:table-cell>
          <table:table-cell office:value-type="float" office:value="9.476471E-016" calcext:value-type="float">
            <text:p>9.476471E-16</text:p>
          </table:table-cell>
          <table:table-cell office:value-type="float" office:value="9.389508E-016" calcext:value-type="float">
            <text:p>9.389508E-16</text:p>
          </table:table-cell>
          <table:table-cell office:value-type="float" office:value="9.691927E-016" calcext:value-type="float">
            <text:p>9.691927E-16</text:p>
          </table:table-cell>
          <table:table-cell office:value-type="float" office:value="9.575664E-016" calcext:value-type="float">
            <text:p>9.575664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380417" calcext:value-type="float">
            <text:p>-0.09380417</text:p>
          </table:table-cell>
          <table:table-cell office:value-type="float" office:value="-0.06012452" calcext:value-type="float">
            <text:p>-0.06012452</text:p>
          </table:table-cell>
          <table:table-cell office:value-type="float" office:value="-0.04579672" calcext:value-type="float">
            <text:p>-0.04579672</text:p>
          </table:table-cell>
          <table:table-cell office:value-type="float" office:value="-0.2606112" calcext:value-type="float">
            <text:p>-0.2606112</text:p>
          </table:table-cell>
          <table:table-cell office:value-type="float" office:value="-0.3819949" calcext:value-type="float">
            <text:p>-0.3819949</text:p>
          </table:table-cell>
          <table:table-cell office:value-type="float" office:value="-0.3792879" calcext:value-type="float">
            <text:p>-0.3792879</text:p>
          </table:table-cell>
          <table:table-cell office:value-type="float" office:value="-0.1908405" calcext:value-type="float">
            <text:p>-0.1908405</text:p>
          </table:table-cell>
          <table:table-cell office:value-type="float" office:value="-0.4818589" calcext:value-type="float">
            <text:p>-0.4818589</text:p>
          </table:table-cell>
          <table:table-cell office:value-type="float" office:value="-0.006983182" calcext:value-type="float">
            <text:p>-0.006983182</text:p>
          </table:table-cell>
          <table:table-cell office:value-type="float" office:value="-0.003763648" calcext:value-type="float">
            <text:p>-0.003763648</text:p>
          </table:table-cell>
          <table:table-cell office:value-type="float" office:value="1316.362" calcext:value-type="float">
            <text:p>1316.362</text:p>
          </table:table-cell>
          <table:table-cell office:value-type="float" office:value="0" calcext:value-type="float">
            <text:p>0</text:p>
          </table:table-cell>
          <table:table-cell office:value-type="float" office:value="-0.1084577" calcext:value-type="float">
            <text:p>-0.1084577</text:p>
          </table:table-cell>
          <table:table-cell office:value-type="float" office:value="-0.0006610253" calcext:value-type="float">
            <text:p>-0.000661025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599.9034" calcext:value-type="float">
            <text:p>599.9034</text:p>
          </table:table-cell>
          <table:table-cell office:value-type="float" office:value="317.7478" calcext:value-type="float">
            <text:p>317.747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1.017" calcext:value-type="float">
            <text:p>1201.017</text:p>
          </table:table-cell>
          <table:table-cell office:value-type="float" office:value="35.54657" calcext:value-type="float">
            <text:p>35.54657</text:p>
          </table:table-cell>
          <table:table-cell office:value-type="float" office:value="0" calcext:value-type="float">
            <text:p>0</text:p>
          </table:table-cell>
          <table:table-cell office:value-type="float" office:value="0.1676366" calcext:value-type="float">
            <text:p>0.1676366</text:p>
          </table:table-cell>
          <table:table-cell office:value-type="float" office:value="0.2179311" calcext:value-type="float">
            <text:p>0.2179311</text:p>
          </table:table-cell>
          <table:table-cell office:value-type="float" office:value="0.2282529" calcext:value-type="float">
            <text:p>0.2282529</text:p>
          </table:table-cell>
          <table:table-cell office:value-type="float" office:value="0.1937963" calcext:value-type="float">
            <text:p>0.1937963</text:p>
          </table:table-cell>
          <table:table-cell office:value-type="float" office:value="0.1839695" calcext:value-type="float">
            <text:p>0.1839695</text:p>
          </table:table-cell>
          <table:table-cell office:value-type="float" office:value="0.1847832" calcext:value-type="float">
            <text:p>0.1847832</text:p>
          </table:table-cell>
          <table:table-cell office:value-type="float" office:value="0.2556554" calcext:value-type="float">
            <text:p>0.2556554</text:p>
          </table:table-cell>
          <table:table-cell office:value-type="float" office:value="0.2321717" calcext:value-type="float">
            <text:p>0.2321717</text:p>
          </table:table-cell>
          <table:table-cell office:value-type="float" office:value="0.3878289" calcext:value-type="float">
            <text:p>0.3878289</text:p>
          </table:table-cell>
          <table:table-cell office:value-type="float" office:value="0.4139471" calcext:value-type="float">
            <text:p>0.4139471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222E-015" calcext:value-type="float">
            <text:p>1.944222E-15</text:p>
          </table:table-cell>
          <table:table-cell office:value-type="float" office:value="1.876256E-015" calcext:value-type="float">
            <text:p>1.876256E-15</text:p>
          </table:table-cell>
          <table:table-cell office:value-type="float" office:value="1.975028E-015" calcext:value-type="float">
            <text:p>1.975028E-15</text:p>
          </table:table-cell>
          <table:table-cell office:value-type="float" office:value="1.974534E-015" calcext:value-type="float">
            <text:p>1.974534E-15</text:p>
          </table:table-cell>
          <table:table-cell office:value-type="float" office:value="9.476744E-016" calcext:value-type="float">
            <text:p>9.476744E-16</text:p>
          </table:table-cell>
          <table:table-cell office:value-type="float" office:value="9.389681E-016" calcext:value-type="float">
            <text:p>9.389681E-16</text:p>
          </table:table-cell>
          <table:table-cell office:value-type="float" office:value="9.691918E-016" calcext:value-type="float">
            <text:p>9.691918E-16</text:p>
          </table:table-cell>
          <table:table-cell office:value-type="float" office:value="9.575687E-016" calcext:value-type="float">
            <text:p>9.575687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153343" calcext:value-type="float">
            <text:p>-0.7153343</text:p>
          </table:table-cell>
          <table:table-cell office:value-type="float" office:value="-0.1435613" calcext:value-type="float">
            <text:p>-0.1435613</text:p>
          </table:table-cell>
          <table:table-cell office:value-type="float" office:value="-0.1080246" calcext:value-type="float">
            <text:p>-0.1080246</text:p>
          </table:table-cell>
          <table:table-cell office:value-type="float" office:value="-0.2947769" calcext:value-type="float">
            <text:p>-0.2947769</text:p>
          </table:table-cell>
          <table:table-cell office:value-type="float" office:value="-0.4050997" calcext:value-type="float">
            <text:p>-0.4050997</text:p>
          </table:table-cell>
          <table:table-cell office:value-type="float" office:value="-0.3942785" calcext:value-type="float">
            <text:p>-0.3942785</text:p>
          </table:table-cell>
          <table:table-cell office:value-type="float" office:value="-0.2138545" calcext:value-type="float">
            <text:p>-0.2138545</text:p>
          </table:table-cell>
          <table:table-cell office:value-type="float" office:value="-0.481305" calcext:value-type="float">
            <text:p>-0.481305</text:p>
          </table:table-cell>
          <table:table-cell office:value-type="float" office:value="-0.007016841" calcext:value-type="float">
            <text:p>-0.007016841</text:p>
          </table:table-cell>
          <table:table-cell office:value-type="float" office:value="-0.003763674" calcext:value-type="float">
            <text:p>-0.003763674</text:p>
          </table:table-cell>
          <table:table-cell office:value-type="float" office:value="1319.75" calcext:value-type="float">
            <text:p>1319.75</text:p>
          </table:table-cell>
          <table:table-cell office:value-type="float" office:value="0" calcext:value-type="float">
            <text:p>0</text:p>
          </table:table-cell>
          <table:table-cell office:value-type="float" office:value="-1.42579" calcext:value-type="float">
            <text:p>-1.42579</text:p>
          </table:table-cell>
          <table:table-cell office:value-type="float" office:value="-0.0006390329" calcext:value-type="float">
            <text:p>-0.000639032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600.9034" calcext:value-type="float">
            <text:p>600.9034</text:p>
          </table:table-cell>
          <table:table-cell office:value-type="float" office:value="318.6245" calcext:value-type="float">
            <text:p>318.624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1.382" calcext:value-type="float">
            <text:p>1201.382</text:p>
          </table:table-cell>
          <table:table-cell office:value-type="float" office:value="35.30554" calcext:value-type="float">
            <text:p>35.30554</text:p>
          </table:table-cell>
          <table:table-cell office:value-type="float" office:value="0" calcext:value-type="float">
            <text:p>0</text:p>
          </table:table-cell>
          <table:table-cell office:value-type="float" office:value="0.1869414" calcext:value-type="float">
            <text:p>0.1869414</text:p>
          </table:table-cell>
          <table:table-cell office:value-type="float" office:value="0.2131092" calcext:value-type="float">
            <text:p>0.2131092</text:p>
          </table:table-cell>
          <table:table-cell office:value-type="float" office:value="0.2215057" calcext:value-type="float">
            <text:p>0.2215057</text:p>
          </table:table-cell>
          <table:table-cell office:value-type="float" office:value="0.1962368" calcext:value-type="float">
            <text:p>0.1962368</text:p>
          </table:table-cell>
          <table:table-cell office:value-type="float" office:value="0.1857504" calcext:value-type="float">
            <text:p>0.1857504</text:p>
          </table:table-cell>
          <table:table-cell office:value-type="float" office:value="0.1863251" calcext:value-type="float">
            <text:p>0.1863251</text:p>
          </table:table-cell>
          <table:table-cell office:value-type="float" office:value="0.2552764" calcext:value-type="float">
            <text:p>0.2552764</text:p>
          </table:table-cell>
          <table:table-cell office:value-type="float" office:value="0.2325056" calcext:value-type="float">
            <text:p>0.2325056</text:p>
          </table:table-cell>
          <table:table-cell office:value-type="float" office:value="0.3880434" calcext:value-type="float">
            <text:p>0.3880434</text:p>
          </table:table-cell>
          <table:table-cell office:value-type="float" office:value="0.4139473" calcext:value-type="float">
            <text:p>0.413947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796E-015" calcext:value-type="float">
            <text:p>1.943796E-15</text:p>
          </table:table-cell>
          <table:table-cell office:value-type="float" office:value="1.876285E-015" calcext:value-type="float">
            <text:p>1.876285E-15</text:p>
          </table:table-cell>
          <table:table-cell office:value-type="float" office:value="1.975032E-015" calcext:value-type="float">
            <text:p>1.975032E-15</text:p>
          </table:table-cell>
          <table:table-cell office:value-type="float" office:value="1.974553E-015" calcext:value-type="float">
            <text:p>1.974553E-15</text:p>
          </table:table-cell>
          <table:table-cell office:value-type="float" office:value="9.477019E-016" calcext:value-type="float">
            <text:p>9.477019E-16</text:p>
          </table:table-cell>
          <table:table-cell office:value-type="float" office:value="9.38985E-016" calcext:value-type="float">
            <text:p>9.38985E-16</text:p>
          </table:table-cell>
          <table:table-cell office:value-type="float" office:value="9.691913E-016" calcext:value-type="float">
            <text:p>9.691913E-16</text:p>
          </table:table-cell>
          <table:table-cell office:value-type="float" office:value="9.575712E-016" calcext:value-type="float">
            <text:p>9.57571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698447" calcext:value-type="float">
            <text:p>-0.3698447</text:p>
          </table:table-cell>
          <table:table-cell office:value-type="float" office:value="-0.1645851" calcext:value-type="float">
            <text:p>-0.1645851</text:p>
          </table:table-cell>
          <table:table-cell office:value-type="float" office:value="-0.1298776" calcext:value-type="float">
            <text:p>-0.1298776</text:p>
          </table:table-cell>
          <table:table-cell office:value-type="float" office:value="-0.2729798" calcext:value-type="float">
            <text:p>-0.2729798</text:p>
          </table:table-cell>
          <table:table-cell office:value-type="float" office:value="-0.3818994" calcext:value-type="float">
            <text:p>-0.3818994</text:p>
          </table:table-cell>
          <table:table-cell office:value-type="float" office:value="-0.3747189" calcext:value-type="float">
            <text:p>-0.3747189</text:p>
          </table:table-cell>
          <table:table-cell office:value-type="float" office:value="-0.2162891" calcext:value-type="float">
            <text:p>-0.2162891</text:p>
          </table:table-cell>
          <table:table-cell office:value-type="float" office:value="-0.4760596" calcext:value-type="float">
            <text:p>-0.4760596</text:p>
          </table:table-cell>
          <table:table-cell office:value-type="float" office:value="-0.006979594" calcext:value-type="float">
            <text:p>-0.006979594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323.137" calcext:value-type="float">
            <text:p>1323.137</text:p>
          </table:table-cell>
          <table:table-cell office:value-type="float" office:value="0" calcext:value-type="float">
            <text:p>0</text:p>
          </table:table-cell>
          <table:table-cell office:value-type="float" office:value="-0.554551" calcext:value-type="float">
            <text:p>-0.554551</text:p>
          </table:table-cell>
          <table:table-cell office:value-type="float" office:value="-0.0006174669" calcext:value-type="float">
            <text:p>-0.000617466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600.9034" calcext:value-type="float">
            <text:p>600.9034</text:p>
          </table:table-cell>
          <table:table-cell office:value-type="float" office:value="320.2662" calcext:value-type="float">
            <text:p>320.266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0.015" calcext:value-type="float">
            <text:p>1200.015</text:p>
          </table:table-cell>
          <table:table-cell office:value-type="float" office:value="35.03105" calcext:value-type="float">
            <text:p>35.03105</text:p>
          </table:table-cell>
          <table:table-cell office:value-type="float" office:value="0" calcext:value-type="float">
            <text:p>0</text:p>
          </table:table-cell>
          <table:table-cell office:value-type="float" office:value="0.1573215" calcext:value-type="float">
            <text:p>0.1573215</text:p>
          </table:table-cell>
          <table:table-cell office:value-type="float" office:value="0.2000594" calcext:value-type="float">
            <text:p>0.2000594</text:p>
          </table:table-cell>
          <table:table-cell office:value-type="float" office:value="0.2091545" calcext:value-type="float">
            <text:p>0.2091545</text:p>
          </table:table-cell>
          <table:table-cell office:value-type="float" office:value="0.1953561" calcext:value-type="float">
            <text:p>0.1953561</text:p>
          </table:table-cell>
          <table:table-cell office:value-type="float" office:value="0.186598" calcext:value-type="float">
            <text:p>0.186598</text:p>
          </table:table-cell>
          <table:table-cell office:value-type="float" office:value="0.1870887" calcext:value-type="float">
            <text:p>0.1870887</text:p>
          </table:table-cell>
          <table:table-cell office:value-type="float" office:value="0.2536034" calcext:value-type="float">
            <text:p>0.2536034</text:p>
          </table:table-cell>
          <table:table-cell office:value-type="float" office:value="0.2327743" calcext:value-type="float">
            <text:p>0.2327743</text:p>
          </table:table-cell>
          <table:table-cell office:value-type="float" office:value="0.3879663" calcext:value-type="float">
            <text:p>0.3879663</text:p>
          </table:table-cell>
          <table:table-cell office:value-type="float" office:value="0.4139467" calcext:value-type="float">
            <text:p>0.4139467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383E-015" calcext:value-type="float">
            <text:p>1.943383E-15</text:p>
          </table:table-cell>
          <table:table-cell office:value-type="float" office:value="1.876311E-015" calcext:value-type="float">
            <text:p>1.876311E-15</text:p>
          </table:table-cell>
          <table:table-cell office:value-type="float" office:value="1.975035E-015" calcext:value-type="float">
            <text:p>1.975035E-15</text:p>
          </table:table-cell>
          <table:table-cell office:value-type="float" office:value="1.97457E-015" calcext:value-type="float">
            <text:p>1.97457E-15</text:p>
          </table:table-cell>
          <table:table-cell office:value-type="float" office:value="9.477316E-016" calcext:value-type="float">
            <text:p>9.477316E-16</text:p>
          </table:table-cell>
          <table:table-cell office:value-type="float" office:value="9.390023E-016" calcext:value-type="float">
            <text:p>9.390023E-16</text:p>
          </table:table-cell>
          <table:table-cell office:value-type="float" office:value="9.691911E-016" calcext:value-type="float">
            <text:p>9.691911E-16</text:p>
          </table:table-cell>
          <table:table-cell office:value-type="float" office:value="9.57573E-016" calcext:value-type="float">
            <text:p>9.5757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53127" calcext:value-type="float">
            <text:p>-1.053127</text:p>
          </table:table-cell>
          <table:table-cell office:value-type="float" office:value="-0.2420645" calcext:value-type="float">
            <text:p>-0.2420645</text:p>
          </table:table-cell>
          <table:table-cell office:value-type="float" office:value="-0.1845751" calcext:value-type="float">
            <text:p>-0.1845751</text:p>
          </table:table-cell>
          <table:table-cell office:value-type="float" office:value="-0.2805129" calcext:value-type="float">
            <text:p>-0.2805129</text:p>
          </table:table-cell>
          <table:table-cell office:value-type="float" office:value="-0.3713655" calcext:value-type="float">
            <text:p>-0.3713655</text:p>
          </table:table-cell>
          <table:table-cell office:value-type="float" office:value="-0.3654288" calcext:value-type="float">
            <text:p>-0.3654288</text:p>
          </table:table-cell>
          <table:table-cell office:value-type="float" office:value="-0.2274031" calcext:value-type="float">
            <text:p>-0.2274031</text:p>
          </table:table-cell>
          <table:table-cell office:value-type="float" office:value="-0.4718812" calcext:value-type="float">
            <text:p>-0.4718812</text:p>
          </table:table-cell>
          <table:table-cell office:value-type="float" office:value="-0.006992712" calcext:value-type="float">
            <text:p>-0.006992712</text:p>
          </table:table-cell>
          <table:table-cell office:value-type="float" office:value="-0.003763711" calcext:value-type="float">
            <text:p>-0.003763711</text:p>
          </table:table-cell>
          <table:table-cell office:value-type="float" office:value="1326.525" calcext:value-type="float">
            <text:p>1326.525</text:p>
          </table:table-cell>
          <table:table-cell office:value-type="float" office:value="0" calcext:value-type="float">
            <text:p>0</text:p>
          </table:table-cell>
          <table:table-cell office:value-type="float" office:value="-1.691765" calcext:value-type="float">
            <text:p>-1.691765</text:p>
          </table:table-cell>
          <table:table-cell office:value-type="float" office:value="-0.0005702726" calcext:value-type="float">
            <text:p>-0.000570272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600.9034" calcext:value-type="float">
            <text:p>600.9034</text:p>
          </table:table-cell>
          <table:table-cell office:value-type="float" office:value="323.296" calcext:value-type="float">
            <text:p>323.29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7.32" calcext:value-type="float">
            <text:p>1197.32</text:p>
          </table:table-cell>
          <table:table-cell office:value-type="float" office:value="34.696" calcext:value-type="float">
            <text:p>34.696</text:p>
          </table:table-cell>
          <table:table-cell office:value-type="float" office:value="0" calcext:value-type="float">
            <text:p>0</text:p>
          </table:table-cell>
          <table:table-cell office:value-type="float" office:value="0.1128939" calcext:value-type="float">
            <text:p>0.1128939</text:p>
          </table:table-cell>
          <table:table-cell office:value-type="float" office:value="0.1833115" calcext:value-type="float">
            <text:p>0.1833115</text:p>
          </table:table-cell>
          <table:table-cell office:value-type="float" office:value="0.1919622" calcext:value-type="float">
            <text:p>0.1919622</text:p>
          </table:table-cell>
          <table:table-cell office:value-type="float" office:value="0.1883719" calcext:value-type="float">
            <text:p>0.1883719</text:p>
          </table:table-cell>
          <table:table-cell office:value-type="float" office:value="0.1834028" calcext:value-type="float">
            <text:p>0.1834028</text:p>
          </table:table-cell>
          <table:table-cell office:value-type="float" office:value="0.1846142" calcext:value-type="float">
            <text:p>0.1846142</text:p>
          </table:table-cell>
          <table:table-cell office:value-type="float" office:value="0.2495037" calcext:value-type="float">
            <text:p>0.2495037</text:p>
          </table:table-cell>
          <table:table-cell office:value-type="float" office:value="0.2326501" calcext:value-type="float">
            <text:p>0.2326501</text:p>
          </table:table-cell>
          <table:table-cell office:value-type="float" office:value="0.3875444" calcext:value-type="float">
            <text:p>0.3875444</text:p>
          </table:table-cell>
          <table:table-cell office:value-type="float" office:value="0.4139218" calcext:value-type="float">
            <text:p>0.4139218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97E-015" calcext:value-type="float">
            <text:p>1.94297E-15</text:p>
          </table:table-cell>
          <table:table-cell office:value-type="float" office:value="1.876336E-015" calcext:value-type="float">
            <text:p>1.876336E-15</text:p>
          </table:table-cell>
          <table:table-cell office:value-type="float" office:value="1.975039E-015" calcext:value-type="float">
            <text:p>1.975039E-15</text:p>
          </table:table-cell>
          <table:table-cell office:value-type="float" office:value="1.974585E-015" calcext:value-type="float">
            <text:p>1.974585E-15</text:p>
          </table:table-cell>
          <table:table-cell office:value-type="float" office:value="9.47761E-016" calcext:value-type="float">
            <text:p>9.47761E-16</text:p>
          </table:table-cell>
          <table:table-cell office:value-type="float" office:value="9.390179E-016" calcext:value-type="float">
            <text:p>9.390179E-16</text:p>
          </table:table-cell>
          <table:table-cell office:value-type="float" office:value="9.691909E-016" calcext:value-type="float">
            <text:p>9.691909E-16</text:p>
          </table:table-cell>
          <table:table-cell office:value-type="float" office:value="9.575756E-016" calcext:value-type="float">
            <text:p>9.57575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037851" calcext:value-type="float">
            <text:p>-8.037851</text:p>
          </table:table-cell>
          <table:table-cell office:value-type="float" office:value="-0.4137352" calcext:value-type="float">
            <text:p>-0.4137352</text:p>
          </table:table-cell>
          <table:table-cell office:value-type="float" office:value="-0.3120554" calcext:value-type="float">
            <text:p>-0.3120554</text:p>
          </table:table-cell>
          <table:table-cell office:value-type="float" office:value="-0.3503743" calcext:value-type="float">
            <text:p>-0.3503743</text:p>
          </table:table-cell>
          <table:table-cell office:value-type="float" office:value="-0.4126867" calcext:value-type="float">
            <text:p>-0.4126867</text:p>
          </table:table-cell>
          <table:table-cell office:value-type="float" office:value="-0.3963851" calcext:value-type="float">
            <text:p>-0.3963851</text:p>
          </table:table-cell>
          <table:table-cell office:value-type="float" office:value="-0.2574541" calcext:value-type="float">
            <text:p>-0.2574541</text:p>
          </table:table-cell>
          <table:table-cell office:value-type="float" office:value="-0.4737968" calcext:value-type="float">
            <text:p>-0.4737968</text:p>
          </table:table-cell>
          <table:table-cell office:value-type="float" office:value="-0.007065807" calcext:value-type="float">
            <text:p>-0.007065807</text:p>
          </table:table-cell>
          <table:table-cell office:value-type="float" office:value="-0.003766002" calcext:value-type="float">
            <text:p>-0.003766002</text:p>
          </table:table-cell>
          <table:table-cell office:value-type="float" office:value="1329.908" calcext:value-type="float">
            <text:p>1329.908</text:p>
          </table:table-cell>
          <table:table-cell office:value-type="float" office:value="0" calcext:value-type="float">
            <text:p>0</text:p>
          </table:table-cell>
          <table:table-cell office:value-type="float" office:value="-7.326389" calcext:value-type="float">
            <text:p>-7.326389</text:p>
          </table:table-cell>
          <table:table-cell office:value-type="float" office:value="-0.000505142" calcext:value-type="float">
            <text:p>-0.00050514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634" calcext:value-type="float">
            <text:p>-1.22863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600.9034" calcext:value-type="float">
            <text:p>600.9034</text:p>
          </table:table-cell>
          <table:table-cell office:value-type="float" office:value="325.9777" calcext:value-type="float">
            <text:p>325.977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5.024" calcext:value-type="float">
            <text:p>1195.024</text:p>
          </table:table-cell>
          <table:table-cell office:value-type="float" office:value="34.31138" calcext:value-type="float">
            <text:p>34.31138</text:p>
          </table:table-cell>
          <table:table-cell office:value-type="float" office:value="0" calcext:value-type="float">
            <text:p>0</text:p>
          </table:table-cell>
          <table:table-cell office:value-type="float" office:value="0.09928264" calcext:value-type="float">
            <text:p>0.09928264</text:p>
          </table:table-cell>
          <table:table-cell office:value-type="float" office:value="0.1735929" calcext:value-type="float">
            <text:p>0.1735929</text:p>
          </table:table-cell>
          <table:table-cell office:value-type="float" office:value="0.179721" calcext:value-type="float">
            <text:p>0.179721</text:p>
          </table:table-cell>
          <table:table-cell office:value-type="float" office:value="0.1811804" calcext:value-type="float">
            <text:p>0.1811804</text:p>
          </table:table-cell>
          <table:table-cell office:value-type="float" office:value="0.1793448" calcext:value-type="float">
            <text:p>0.1793448</text:p>
          </table:table-cell>
          <table:table-cell office:value-type="float" office:value="0.1812679" calcext:value-type="float">
            <text:p>0.1812679</text:p>
          </table:table-cell>
          <table:table-cell office:value-type="float" office:value="0.2448082" calcext:value-type="float">
            <text:p>0.2448082</text:p>
          </table:table-cell>
          <table:table-cell office:value-type="float" office:value="0.232312" calcext:value-type="float">
            <text:p>0.232312</text:p>
          </table:table-cell>
          <table:table-cell office:value-type="float" office:value="0.3870182" calcext:value-type="float">
            <text:p>0.3870182</text:p>
          </table:table-cell>
          <table:table-cell office:value-type="float" office:value="0.4138743" calcext:value-type="float">
            <text:p>0.413874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558E-015" calcext:value-type="float">
            <text:p>1.942558E-15</text:p>
          </table:table-cell>
          <table:table-cell office:value-type="float" office:value="1.876357E-015" calcext:value-type="float">
            <text:p>1.876357E-15</text:p>
          </table:table-cell>
          <table:table-cell office:value-type="float" office:value="1.975047E-015" calcext:value-type="float">
            <text:p>1.975047E-15</text:p>
          </table:table-cell>
          <table:table-cell office:value-type="float" office:value="1.974599E-015" calcext:value-type="float">
            <text:p>1.974599E-15</text:p>
          </table:table-cell>
          <table:table-cell office:value-type="float" office:value="9.477896E-016" calcext:value-type="float">
            <text:p>9.477896E-16</text:p>
          </table:table-cell>
          <table:table-cell office:value-type="float" office:value="9.390351E-016" calcext:value-type="float">
            <text:p>9.390351E-16</text:p>
          </table:table-cell>
          <table:table-cell office:value-type="float" office:value="9.691911E-016" calcext:value-type="float">
            <text:p>9.691911E-16</text:p>
          </table:table-cell>
          <table:table-cell office:value-type="float" office:value="9.575776E-016" calcext:value-type="float">
            <text:p>9.575776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.00367" calcext:value-type="float">
            <text:p>-18.00367</text:p>
          </table:table-cell>
          <table:table-cell office:value-type="float" office:value="-0.5776503" calcext:value-type="float">
            <text:p>-0.5776503</text:p>
          </table:table-cell>
          <table:table-cell office:value-type="float" office:value="-0.4671467" calcext:value-type="float">
            <text:p>-0.4671467</text:p>
          </table:table-cell>
          <table:table-cell office:value-type="float" office:value="-0.4445669" calcext:value-type="float">
            <text:p>-0.4445669</text:p>
          </table:table-cell>
          <table:table-cell office:value-type="float" office:value="-0.4731774" calcext:value-type="float">
            <text:p>-0.4731774</text:p>
          </table:table-cell>
          <table:table-cell office:value-type="float" office:value="-0.4432778" calcext:value-type="float">
            <text:p>-0.4432778</text:p>
          </table:table-cell>
          <table:table-cell office:value-type="float" office:value="-0.2975571" calcext:value-type="float">
            <text:p>-0.2975571</text:p>
          </table:table-cell>
          <table:table-cell office:value-type="float" office:value="-0.4790713" calcext:value-type="float">
            <text:p>-0.4790713</text:p>
          </table:table-cell>
          <table:table-cell office:value-type="float" office:value="-0.007158427" calcext:value-type="float">
            <text:p>-0.007158427</text:p>
          </table:table-cell>
          <table:table-cell office:value-type="float" office:value="-0.003770102" calcext:value-type="float">
            <text:p>-0.003770102</text:p>
          </table:table-cell>
          <table:table-cell office:value-type="float" office:value="1333.277" calcext:value-type="float">
            <text:p>1333.277</text:p>
          </table:table-cell>
          <table:table-cell office:value-type="float" office:value="0" calcext:value-type="float">
            <text:p>0</text:p>
          </table:table-cell>
          <table:table-cell office:value-type="float" office:value="-16.85064" calcext:value-type="float">
            <text:p>-16.85064</text:p>
          </table:table-cell>
          <table:table-cell office:value-type="float" office:value="-0.000427921" calcext:value-type="float">
            <text:p>-0.00042792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853" calcext:value-type="float">
            <text:p>-1.2288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602.5363" calcext:value-type="float">
            <text:p>602.5363</text:p>
          </table:table-cell>
          <table:table-cell office:value-type="float" office:value="328.1165" calcext:value-type="float">
            <text:p>328.116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194.933" calcext:value-type="float">
            <text:p>1194.933</text:p>
          </table:table-cell>
          <table:table-cell office:value-type="float" office:value="33.89533" calcext:value-type="float">
            <text:p>33.89533</text:p>
          </table:table-cell>
          <table:table-cell office:value-type="float" office:value="0" calcext:value-type="float">
            <text:p>0</text:p>
          </table:table-cell>
          <table:table-cell office:value-type="float" office:value="0.1627696" calcext:value-type="float">
            <text:p>0.1627696</text:p>
          </table:table-cell>
          <table:table-cell office:value-type="float" office:value="0.1686184" calcext:value-type="float">
            <text:p>0.1686184</text:p>
          </table:table-cell>
          <table:table-cell office:value-type="float" office:value="0.1728775" calcext:value-type="float">
            <text:p>0.1728775</text:p>
          </table:table-cell>
          <table:table-cell office:value-type="float" office:value="0.1757067" calcext:value-type="float">
            <text:p>0.1757067</text:p>
          </table:table-cell>
          <table:table-cell office:value-type="float" office:value="0.1757303" calcext:value-type="float">
            <text:p>0.1757303</text:p>
          </table:table-cell>
          <table:table-cell office:value-type="float" office:value="0.1780274" calcext:value-type="float">
            <text:p>0.1780274</text:p>
          </table:table-cell>
          <table:table-cell office:value-type="float" office:value="0.2401811" calcext:value-type="float">
            <text:p>0.2401811</text:p>
          </table:table-cell>
          <table:table-cell office:value-type="float" office:value="0.2318832" calcext:value-type="float">
            <text:p>0.2318832</text:p>
          </table:table-cell>
          <table:table-cell office:value-type="float" office:value="0.3864841" calcext:value-type="float">
            <text:p>0.3864841</text:p>
          </table:table-cell>
          <table:table-cell office:value-type="float" office:value="0.4138014" calcext:value-type="float">
            <text:p>0.413801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159E-015" calcext:value-type="float">
            <text:p>1.942159E-15</text:p>
          </table:table-cell>
          <table:table-cell office:value-type="float" office:value="1.876373E-015" calcext:value-type="float">
            <text:p>1.876373E-15</text:p>
          </table:table-cell>
          <table:table-cell office:value-type="float" office:value="1.97506E-015" calcext:value-type="float">
            <text:p>1.97506E-15</text:p>
          </table:table-cell>
          <table:table-cell office:value-type="float" office:value="1.974604E-015" calcext:value-type="float">
            <text:p>1.974604E-15</text:p>
          </table:table-cell>
          <table:table-cell office:value-type="float" office:value="9.478199E-016" calcext:value-type="float">
            <text:p>9.478199E-16</text:p>
          </table:table-cell>
          <table:table-cell office:value-type="float" office:value="9.390513E-016" calcext:value-type="float">
            <text:p>9.390513E-16</text:p>
          </table:table-cell>
          <table:table-cell office:value-type="float" office:value="9.691913E-016" calcext:value-type="float">
            <text:p>9.691913E-16</text:p>
          </table:table-cell>
          <table:table-cell office:value-type="float" office:value="9.575799E-016" calcext:value-type="float">
            <text:p>9.575799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31443" calcext:value-type="float">
            <text:p>-1.031443</text:p>
          </table:table-cell>
          <table:table-cell office:value-type="float" office:value="-0.6904458" calcext:value-type="float">
            <text:p>-0.6904458</text:p>
          </table:table-cell>
          <table:table-cell office:value-type="float" office:value="-0.5925335" calcext:value-type="float">
            <text:p>-0.5925335</text:p>
          </table:table-cell>
          <table:table-cell office:value-type="float" office:value="-0.5363646" calcext:value-type="float">
            <text:p>-0.5363646</text:p>
          </table:table-cell>
          <table:table-cell office:value-type="float" office:value="-0.5359194" calcext:value-type="float">
            <text:p>-0.5359194</text:p>
          </table:table-cell>
          <table:table-cell office:value-type="float" office:value="-0.4949709" calcext:value-type="float">
            <text:p>-0.4949709</text:p>
          </table:table-cell>
          <table:table-cell office:value-type="float" office:value="-0.3441557" calcext:value-type="float">
            <text:p>-0.3441557</text:p>
          </table:table-cell>
          <table:table-cell office:value-type="float" office:value="-0.4858621" calcext:value-type="float">
            <text:p>-0.4858621</text:p>
          </table:table-cell>
          <table:table-cell office:value-type="float" office:value="-0.007253858" calcext:value-type="float">
            <text:p>-0.007253858</text:p>
          </table:table-cell>
          <table:table-cell office:value-type="float" office:value="-0.003776428" calcext:value-type="float">
            <text:p>-0.003776428</text:p>
          </table:table-cell>
          <table:table-cell office:value-type="float" office:value="1336.638" calcext:value-type="float">
            <text:p>1336.638</text:p>
          </table:table-cell>
          <table:table-cell office:value-type="float" office:value="0" calcext:value-type="float">
            <text:p>0</text:p>
          </table:table-cell>
          <table:table-cell office:value-type="float" office:value="-0.1215721" calcext:value-type="float">
            <text:p>-0.1215721</text:p>
          </table:table-cell>
          <table:table-cell office:value-type="float" office:value="-0.000351355" calcext:value-type="float">
            <text:p>-0.00035135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19" calcext:value-type="float">
            <text:p>-1.229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613.4907" calcext:value-type="float">
            <text:p>613.4907</text:p>
          </table:table-cell>
          <table:table-cell office:value-type="float" office:value="328.4853" calcext:value-type="float">
            <text:p>328.485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5.796" calcext:value-type="float">
            <text:p>1205.796</text:p>
          </table:table-cell>
          <table:table-cell office:value-type="float" office:value="33.61789" calcext:value-type="float">
            <text:p>33.61789</text:p>
          </table:table-cell>
          <table:table-cell office:value-type="float" office:value="0" calcext:value-type="float">
            <text:p>0</text:p>
          </table:table-cell>
          <table:table-cell office:value-type="float" office:value="0.4480033" calcext:value-type="float">
            <text:p>0.4480033</text:p>
          </table:table-cell>
          <table:table-cell office:value-type="float" office:value="0.4453941" calcext:value-type="float">
            <text:p>0.4453941</text:p>
          </table:table-cell>
          <table:table-cell office:value-type="float" office:value="0.2353877" calcext:value-type="float">
            <text:p>0.2353877</text:p>
          </table:table-cell>
          <table:table-cell office:value-type="float" office:value="0.1776746" calcext:value-type="float">
            <text:p>0.1776746</text:p>
          </table:table-cell>
          <table:table-cell office:value-type="float" office:value="0.1771301" calcext:value-type="float">
            <text:p>0.1771301</text:p>
          </table:table-cell>
          <table:table-cell office:value-type="float" office:value="0.1791686" calcext:value-type="float">
            <text:p>0.1791686</text:p>
          </table:table-cell>
          <table:table-cell office:value-type="float" office:value="0.2432531" calcext:value-type="float">
            <text:p>0.2432531</text:p>
          </table:table-cell>
          <table:table-cell office:value-type="float" office:value="0.2321419" calcext:value-type="float">
            <text:p>0.2321419</text:p>
          </table:table-cell>
          <table:table-cell office:value-type="float" office:value="0.3866655" calcext:value-type="float">
            <text:p>0.3866655</text:p>
          </table:table-cell>
          <table:table-cell office:value-type="float" office:value="0.4137571" calcext:value-type="float">
            <text:p>0.413757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77E-015" calcext:value-type="float">
            <text:p>1.94177E-15</text:p>
          </table:table-cell>
          <table:table-cell office:value-type="float" office:value="1.876393E-015" calcext:value-type="float">
            <text:p>1.876393E-15</text:p>
          </table:table-cell>
          <table:table-cell office:value-type="float" office:value="1.975078E-015" calcext:value-type="float">
            <text:p>1.975078E-15</text:p>
          </table:table-cell>
          <table:table-cell office:value-type="float" office:value="1.974602E-015" calcext:value-type="float">
            <text:p>1.974602E-15</text:p>
          </table:table-cell>
          <table:table-cell office:value-type="float" office:value="9.478497E-016" calcext:value-type="float">
            <text:p>9.478497E-16</text:p>
          </table:table-cell>
          <table:table-cell office:value-type="float" office:value="9.390679E-016" calcext:value-type="float">
            <text:p>9.390679E-16</text:p>
          </table:table-cell>
          <table:table-cell office:value-type="float" office:value="9.691911E-016" calcext:value-type="float">
            <text:p>9.691911E-16</text:p>
          </table:table-cell>
          <table:table-cell office:value-type="float" office:value="9.575823E-016" calcext:value-type="float">
            <text:p>9.57582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166999" calcext:value-type="float">
            <text:p>-0.001166999</text:p>
          </table:table-cell>
          <table:table-cell office:value-type="float" office:value="-0.001221597" calcext:value-type="float">
            <text:p>-0.001221597</text:p>
          </table:table-cell>
          <table:table-cell office:value-type="float" office:value="-0.09123174" calcext:value-type="float">
            <text:p>-0.09123174</text:p>
          </table:table-cell>
          <table:table-cell office:value-type="float" office:value="-0.5016361" calcext:value-type="float">
            <text:p>-0.5016361</text:p>
          </table:table-cell>
          <table:table-cell office:value-type="float" office:value="-0.5107604" calcext:value-type="float">
            <text:p>-0.5107604</text:p>
          </table:table-cell>
          <table:table-cell office:value-type="float" office:value="-0.4761831" calcext:value-type="float">
            <text:p>-0.4761831</text:p>
          </table:table-cell>
          <table:table-cell office:value-type="float" office:value="-0.3124661" calcext:value-type="float">
            <text:p>-0.3124661</text:p>
          </table:table-cell>
          <table:table-cell office:value-type="float" office:value="-0.4817793" calcext:value-type="float">
            <text:p>-0.4817793</text:p>
          </table:table-cell>
          <table:table-cell office:value-type="float" office:value="-0.007222739" calcext:value-type="float">
            <text:p>-0.007222739</text:p>
          </table:table-cell>
          <table:table-cell office:value-type="float" office:value="-0.003780518" calcext:value-type="float">
            <text:p>-0.003780518</text:p>
          </table:table-cell>
          <table:table-cell office:value-type="float" office:value="1340.217" calcext:value-type="float">
            <text:p>1340.217</text:p>
          </table:table-cell>
          <table:table-cell office:value-type="float" office:value="0" calcext:value-type="float">
            <text:p>0</text:p>
          </table:table-cell>
          <table:table-cell office:value-type="float" office:value="-0.005347058" calcext:value-type="float">
            <text:p>-0.005347058</text:p>
          </table:table-cell>
          <table:table-cell office:value-type="float" office:value="-0.0002780741" calcext:value-type="float">
            <text:p>-0.000278074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408" calcext:value-type="float">
            <text:p>-1.2294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618.0037" calcext:value-type="float">
            <text:p>618.0037</text:p>
          </table:table-cell>
          <table:table-cell office:value-type="float" office:value="330.5701" calcext:value-type="float">
            <text:p>330.5701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8.543" calcext:value-type="float">
            <text:p>1208.543</text:p>
          </table:table-cell>
          <table:table-cell office:value-type="float" office:value="33.2991" calcext:value-type="float">
            <text:p>33.2991</text:p>
          </table:table-cell>
          <table:table-cell office:value-type="float" office:value="0" calcext:value-type="float">
            <text:p>0</text:p>
          </table:table-cell>
          <table:table-cell office:value-type="float" office:value="0.3392359" calcext:value-type="float">
            <text:p>0.3392359</text:p>
          </table:table-cell>
          <table:table-cell office:value-type="float" office:value="0.3402606" calcext:value-type="float">
            <text:p>0.3402606</text:p>
          </table:table-cell>
          <table:table-cell office:value-type="float" office:value="0.3425181" calcext:value-type="float">
            <text:p>0.3425181</text:p>
          </table:table-cell>
          <table:table-cell office:value-type="float" office:value="0.1821896" calcext:value-type="float">
            <text:p>0.1821896</text:p>
          </table:table-cell>
          <table:table-cell office:value-type="float" office:value="0.1790477" calcext:value-type="float">
            <text:p>0.1790477</text:p>
          </table:table-cell>
          <table:table-cell office:value-type="float" office:value="0.180795" calcext:value-type="float">
            <text:p>0.180795</text:p>
          </table:table-cell>
          <table:table-cell office:value-type="float" office:value="0.2467992" calcext:value-type="float">
            <text:p>0.2467992</text:p>
          </table:table-cell>
          <table:table-cell office:value-type="float" office:value="0.2324803" calcext:value-type="float">
            <text:p>0.2324803</text:p>
          </table:table-cell>
          <table:table-cell office:value-type="float" office:value="0.3871515" calcext:value-type="float">
            <text:p>0.3871515</text:p>
          </table:table-cell>
          <table:table-cell office:value-type="float" office:value="0.4138747" calcext:value-type="float">
            <text:p>0.413874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43E-015" calcext:value-type="float">
            <text:p>1.94143E-15</text:p>
          </table:table-cell>
          <table:table-cell office:value-type="float" office:value="1.876404E-015" calcext:value-type="float">
            <text:p>1.876404E-15</text:p>
          </table:table-cell>
          <table:table-cell office:value-type="float" office:value="1.975089E-015" calcext:value-type="float">
            <text:p>1.975089E-15</text:p>
          </table:table-cell>
          <table:table-cell office:value-type="float" office:value="1.974609E-015" calcext:value-type="float">
            <text:p>1.974609E-15</text:p>
          </table:table-cell>
          <table:table-cell office:value-type="float" office:value="9.478705E-016" calcext:value-type="float">
            <text:p>9.478705E-16</text:p>
          </table:table-cell>
          <table:table-cell office:value-type="float" office:value="9.390847E-016" calcext:value-type="float">
            <text:p>9.390847E-16</text:p>
          </table:table-cell>
          <table:table-cell office:value-type="float" office:value="9.691919E-016" calcext:value-type="float">
            <text:p>9.691919E-16</text:p>
          </table:table-cell>
          <table:table-cell office:value-type="float" office:value="9.57584E-016" calcext:value-type="float">
            <text:p>9.57584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103585" calcext:value-type="float">
            <text:p>-0.008103585</text:p>
          </table:table-cell>
          <table:table-cell office:value-type="float" office:value="-0.00795617" calcext:value-type="float">
            <text:p>-0.00795617</text:p>
          </table:table-cell>
          <table:table-cell office:value-type="float" office:value="-0.007599897" calcext:value-type="float">
            <text:p>-0.007599897</text:p>
          </table:table-cell>
          <table:table-cell office:value-type="float" office:value="-0.4303092" calcext:value-type="float">
            <text:p>-0.4303092</text:p>
          </table:table-cell>
          <table:table-cell office:value-type="float" office:value="-0.4782253" calcext:value-type="float">
            <text:p>-0.4782253</text:p>
          </table:table-cell>
          <table:table-cell office:value-type="float" office:value="-0.4505823" calcext:value-type="float">
            <text:p>-0.4505823</text:p>
          </table:table-cell>
          <table:table-cell office:value-type="float" office:value="-0.279829" calcext:value-type="float">
            <text:p>-0.279829</text:p>
          </table:table-cell>
          <table:table-cell office:value-type="float" office:value="-0.4764632" calcext:value-type="float">
            <text:p>-0.4764632</text:p>
          </table:table-cell>
          <table:table-cell office:value-type="float" office:value="-0.007136199" calcext:value-type="float">
            <text:p>-0.007136199</text:p>
          </table:table-cell>
          <table:table-cell office:value-type="float" office:value="-0.003770257" calcext:value-type="float">
            <text:p>-0.003770257</text:p>
          </table:table-cell>
          <table:table-cell office:value-type="float" office:value="1343.751" calcext:value-type="float">
            <text:p>1343.751</text:p>
          </table:table-cell>
          <table:table-cell office:value-type="float" office:value="0" calcext:value-type="float">
            <text:p>0</text:p>
          </table:table-cell>
          <table:table-cell office:value-type="float" office:value="-0.008238014" calcext:value-type="float">
            <text:p>-0.008238014</text:p>
          </table:table-cell>
          <table:table-cell office:value-type="float" office:value="-0.0001493096" calcext:value-type="float">
            <text:p>-0.000149309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861" calcext:value-type="float">
            <text:p>-1.2288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618.2037" calcext:value-type="float">
            <text:p>618.2037</text:p>
          </table:table-cell>
          <table:table-cell office:value-type="float" office:value="331.3006" calcext:value-type="float">
            <text:p>331.300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8.294" calcext:value-type="float">
            <text:p>1208.294</text:p>
          </table:table-cell>
          <table:table-cell office:value-type="float" office:value="33.01749" calcext:value-type="float">
            <text:p>33.01749</text:p>
          </table:table-cell>
          <table:table-cell office:value-type="float" office:value="0" calcext:value-type="float">
            <text:p>0</text:p>
          </table:table-cell>
          <table:table-cell office:value-type="float" office:value="0.3271389" calcext:value-type="float">
            <text:p>0.3271389</text:p>
          </table:table-cell>
          <table:table-cell office:value-type="float" office:value="0.3278961" calcext:value-type="float">
            <text:p>0.3278961</text:p>
          </table:table-cell>
          <table:table-cell office:value-type="float" office:value="0.3294684" calcext:value-type="float">
            <text:p>0.3294684</text:p>
          </table:table-cell>
          <table:table-cell office:value-type="float" office:value="0.1868224" calcext:value-type="float">
            <text:p>0.1868224</text:p>
          </table:table-cell>
          <table:table-cell office:value-type="float" office:value="0.181098" calcext:value-type="float">
            <text:p>0.181098</text:p>
          </table:table-cell>
          <table:table-cell office:value-type="float" office:value="0.1824287" calcext:value-type="float">
            <text:p>0.1824287</text:p>
          </table:table-cell>
          <table:table-cell office:value-type="float" office:value="0.246948" calcext:value-type="float">
            <text:p>0.246948</text:p>
          </table:table-cell>
          <table:table-cell office:value-type="float" office:value="0.2328346" calcext:value-type="float">
            <text:p>0.2328346</text:p>
          </table:table-cell>
          <table:table-cell office:value-type="float" office:value="0.3876992" calcext:value-type="float">
            <text:p>0.3876992</text:p>
          </table:table-cell>
          <table:table-cell office:value-type="float" office:value="0.4139474" calcext:value-type="float">
            <text:p>0.413947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116E-015" calcext:value-type="float">
            <text:p>1.941116E-15</text:p>
          </table:table-cell>
          <table:table-cell office:value-type="float" office:value="1.876418E-015" calcext:value-type="float">
            <text:p>1.876418E-15</text:p>
          </table:table-cell>
          <table:table-cell office:value-type="float" office:value="1.975095E-015" calcext:value-type="float">
            <text:p>1.975095E-15</text:p>
          </table:table-cell>
          <table:table-cell office:value-type="float" office:value="1.974617E-015" calcext:value-type="float">
            <text:p>1.974617E-15</text:p>
          </table:table-cell>
          <table:table-cell office:value-type="float" office:value="9.478991E-016" calcext:value-type="float">
            <text:p>9.478991E-16</text:p>
          </table:table-cell>
          <table:table-cell office:value-type="float" office:value="9.390924E-016" calcext:value-type="float">
            <text:p>9.390924E-16</text:p>
          </table:table-cell>
          <table:table-cell office:value-type="float" office:value="9.691924E-016" calcext:value-type="float">
            <text:p>9.691924E-16</text:p>
          </table:table-cell>
          <table:table-cell office:value-type="float" office:value="9.575861E-016" calcext:value-type="float">
            <text:p>9.575861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42103" calcext:value-type="float">
            <text:p>-0.01042103</text:p>
          </table:table-cell>
          <table:table-cell office:value-type="float" office:value="-0.01028289" calcext:value-type="float">
            <text:p>-0.01028289</text:p>
          </table:table-cell>
          <table:table-cell office:value-type="float" office:value="-0.009950232" calcext:value-type="float">
            <text:p>-0.009950232</text:p>
          </table:table-cell>
          <table:table-cell office:value-type="float" office:value="-0.3690336" calcext:value-type="float">
            <text:p>-0.3690336</text:p>
          </table:table-cell>
          <table:table-cell office:value-type="float" office:value="-0.4460479" calcext:value-type="float">
            <text:p>-0.4460479</text:p>
          </table:table-cell>
          <table:table-cell office:value-type="float" office:value="-0.4264472" calcext:value-type="float">
            <text:p>-0.4264472</text:p>
          </table:table-cell>
          <table:table-cell office:value-type="float" office:value="-0.2785501" calcext:value-type="float">
            <text:p>-0.2785501</text:p>
          </table:table-cell>
          <table:table-cell office:value-type="float" office:value="-0.4709623" calcext:value-type="float">
            <text:p>-0.4709623</text:p>
          </table:table-cell>
          <table:table-cell office:value-type="float" office:value="-0.007039872" calcext:value-type="float">
            <text:p>-0.007039872</text:p>
          </table:table-cell>
          <table:table-cell office:value-type="float" office:value="-0.003763661" calcext:value-type="float">
            <text:p>-0.003763661</text:p>
          </table:table-cell>
          <table:table-cell office:value-type="float" office:value="1347.12" calcext:value-type="float">
            <text:p>1347.12</text:p>
          </table:table-cell>
          <table:table-cell office:value-type="float" office:value="0" calcext:value-type="float">
            <text:p>0</text:p>
          </table:table-cell>
          <table:table-cell office:value-type="float" office:value="-0.01053522" calcext:value-type="float">
            <text:p>-0.01053522</text:p>
          </table:table-cell>
          <table:table-cell office:value-type="float" office:value="-0.0000413853" calcext:value-type="float">
            <text:p>-4.1385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618.2037" calcext:value-type="float">
            <text:p>618.2037</text:p>
          </table:table-cell>
          <table:table-cell office:value-type="float" office:value="333.9585" calcext:value-type="float">
            <text:p>333.958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5.904" calcext:value-type="float">
            <text:p>1205.904</text:p>
          </table:table-cell>
          <table:table-cell office:value-type="float" office:value="32.75025" calcext:value-type="float">
            <text:p>32.75025</text:p>
          </table:table-cell>
          <table:table-cell office:value-type="float" office:value="0" calcext:value-type="float">
            <text:p>0</text:p>
          </table:table-cell>
          <table:table-cell office:value-type="float" office:value="0.2907565" calcext:value-type="float">
            <text:p>0.2907565</text:p>
          </table:table-cell>
          <table:table-cell office:value-type="float" office:value="0.2926192" calcext:value-type="float">
            <text:p>0.2926192</text:p>
          </table:table-cell>
          <table:table-cell office:value-type="float" office:value="0.295566" calcext:value-type="float">
            <text:p>0.295566</text:p>
          </table:table-cell>
          <table:table-cell office:value-type="float" office:value="0.1892073" calcext:value-type="float">
            <text:p>0.1892073</text:p>
          </table:table-cell>
          <table:table-cell office:value-type="float" office:value="0.1822425" calcext:value-type="float">
            <text:p>0.1822425</text:p>
          </table:table-cell>
          <table:table-cell office:value-type="float" office:value="0.1832229" calcext:value-type="float">
            <text:p>0.1832229</text:p>
          </table:table-cell>
          <table:table-cell office:value-type="float" office:value="0.2458674" calcext:value-type="float">
            <text:p>0.2458674</text:p>
          </table:table-cell>
          <table:table-cell office:value-type="float" office:value="0.2331002" calcext:value-type="float">
            <text:p>0.2331002</text:p>
          </table:table-cell>
          <table:table-cell office:value-type="float" office:value="0.3878392" calcext:value-type="float">
            <text:p>0.3878392</text:p>
          </table:table-cell>
          <table:table-cell office:value-type="float" office:value="0.4139475" calcext:value-type="float">
            <text:p>0.4139475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824E-015" calcext:value-type="float">
            <text:p>1.940824E-15</text:p>
          </table:table-cell>
          <table:table-cell office:value-type="float" office:value="1.876429E-015" calcext:value-type="float">
            <text:p>1.876429E-15</text:p>
          </table:table-cell>
          <table:table-cell office:value-type="float" office:value="1.975104E-015" calcext:value-type="float">
            <text:p>1.975104E-15</text:p>
          </table:table-cell>
          <table:table-cell office:value-type="float" office:value="1.974618E-015" calcext:value-type="float">
            <text:p>1.974618E-15</text:p>
          </table:table-cell>
          <table:table-cell office:value-type="float" office:value="9.47927E-016" calcext:value-type="float">
            <text:p>9.47927E-16</text:p>
          </table:table-cell>
          <table:table-cell office:value-type="float" office:value="9.391003E-016" calcext:value-type="float">
            <text:p>9.391003E-16</text:p>
          </table:table-cell>
          <table:table-cell office:value-type="float" office:value="9.691934E-016" calcext:value-type="float">
            <text:p>9.691934E-16</text:p>
          </table:table-cell>
          <table:table-cell office:value-type="float" office:value="9.575878E-016" calcext:value-type="float">
            <text:p>9.575878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64886" calcext:value-type="float">
            <text:p>-0.02364886</text:p>
          </table:table-cell>
          <table:table-cell office:value-type="float" office:value="-0.02264045" calcext:value-type="float">
            <text:p>-0.02264045</text:p>
          </table:table-cell>
          <table:table-cell office:value-type="float" office:value="-0.02108923" calcext:value-type="float">
            <text:p>-0.02108923</text:p>
          </table:table-cell>
          <table:table-cell office:value-type="float" office:value="-0.3415205" calcext:value-type="float">
            <text:p>-0.3415205</text:p>
          </table:table-cell>
          <table:table-cell office:value-type="float" office:value="-0.4291784" calcext:value-type="float">
            <text:p>-0.4291784</text:p>
          </table:table-cell>
          <table:table-cell office:value-type="float" office:value="-0.4152581" calcext:value-type="float">
            <text:p>-0.4152581</text:p>
          </table:table-cell>
          <table:table-cell office:value-type="float" office:value="-0.2880194" calcext:value-type="float">
            <text:p>-0.2880194</text:p>
          </table:table-cell>
          <table:table-cell office:value-type="float" office:value="-0.4668852" calcext:value-type="float">
            <text:p>-0.4668852</text:p>
          </table:table-cell>
          <table:table-cell office:value-type="float" office:value="-0.007015429" calcext:value-type="float">
            <text:p>-0.007015429</text:p>
          </table:table-cell>
          <table:table-cell office:value-type="float" office:value="-0.00376365" calcext:value-type="float">
            <text:p>-0.00376365</text:p>
          </table:table-cell>
          <table:table-cell office:value-type="float" office:value="1350.508" calcext:value-type="float">
            <text:p>1350.508</text:p>
          </table:table-cell>
          <table:table-cell office:value-type="float" office:value="0" calcext:value-type="float">
            <text:p>0</text:p>
          </table:table-cell>
          <table:table-cell office:value-type="float" office:value="-0.0237232" calcext:value-type="float">
            <text:p>-0.0237232</text:p>
          </table:table-cell>
          <table:table-cell office:value-type="float" office:value="0.0001027526" calcext:value-type="float">
            <text:p>0.000102752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618.2037" calcext:value-type="float">
            <text:p>618.2037</text:p>
          </table:table-cell>
          <table:table-cell office:value-type="float" office:value="335.6806" calcext:value-type="float">
            <text:p>335.680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4.425" calcext:value-type="float">
            <text:p>1204.425</text:p>
          </table:table-cell>
          <table:table-cell office:value-type="float" office:value="32.50779" calcext:value-type="float">
            <text:p>32.50779</text:p>
          </table:table-cell>
          <table:table-cell office:value-type="float" office:value="0" calcext:value-type="float">
            <text:p>0</text:p>
          </table:table-cell>
          <table:table-cell office:value-type="float" office:value="0.2640848" calcext:value-type="float">
            <text:p>0.2640848</text:p>
          </table:table-cell>
          <table:table-cell office:value-type="float" office:value="0.2677537" calcext:value-type="float">
            <text:p>0.2677537</text:p>
          </table:table-cell>
          <table:table-cell office:value-type="float" office:value="0.272406" calcext:value-type="float">
            <text:p>0.272406</text:p>
          </table:table-cell>
          <table:table-cell office:value-type="float" office:value="0.1924507" calcext:value-type="float">
            <text:p>0.1924507</text:p>
          </table:table-cell>
          <table:table-cell office:value-type="float" office:value="0.1838709" calcext:value-type="float">
            <text:p>0.1838709</text:p>
          </table:table-cell>
          <table:table-cell office:value-type="float" office:value="0.1844139" calcext:value-type="float">
            <text:p>0.1844139</text:p>
          </table:table-cell>
          <table:table-cell office:value-type="float" office:value="0.2455855" calcext:value-type="float">
            <text:p>0.2455855</text:p>
          </table:table-cell>
          <table:table-cell office:value-type="float" office:value="0.2333924" calcext:value-type="float">
            <text:p>0.2333924</text:p>
          </table:table-cell>
          <table:table-cell office:value-type="float" office:value="0.3880309" calcext:value-type="float">
            <text:p>0.3880309</text:p>
          </table:table-cell>
          <table:table-cell office:value-type="float" office:value="0.4139474" calcext:value-type="float">
            <text:p>0.413947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541E-015" calcext:value-type="float">
            <text:p>1.940541E-15</text:p>
          </table:table-cell>
          <table:table-cell office:value-type="float" office:value="1.876439E-015" calcext:value-type="float">
            <text:p>1.876439E-15</text:p>
          </table:table-cell>
          <table:table-cell office:value-type="float" office:value="1.975121E-015" calcext:value-type="float">
            <text:p>1.975121E-15</text:p>
          </table:table-cell>
          <table:table-cell office:value-type="float" office:value="1.974615E-015" calcext:value-type="float">
            <text:p>1.974615E-15</text:p>
          </table:table-cell>
          <table:table-cell office:value-type="float" office:value="9.479461E-016" calcext:value-type="float">
            <text:p>9.479461E-16</text:p>
          </table:table-cell>
          <table:table-cell office:value-type="float" office:value="9.391146E-016" calcext:value-type="float">
            <text:p>9.391146E-16</text:p>
          </table:table-cell>
          <table:table-cell office:value-type="float" office:value="9.691934E-016" calcext:value-type="float">
            <text:p>9.691934E-16</text:p>
          </table:table-cell>
          <table:table-cell office:value-type="float" office:value="9.575892E-016" calcext:value-type="float">
            <text:p>9.575892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430865" calcext:value-type="float">
            <text:p>-0.04430865</text:p>
          </table:table-cell>
          <table:table-cell office:value-type="float" office:value="-0.0407117" calcext:value-type="float">
            <text:p>-0.0407117</text:p>
          </table:table-cell>
          <table:table-cell office:value-type="float" office:value="-0.03662413" calcext:value-type="float">
            <text:p>-0.03662413</text:p>
          </table:table-cell>
          <table:table-cell office:value-type="float" office:value="-0.3077047" calcext:value-type="float">
            <text:p>-0.3077047</text:p>
          </table:table-cell>
          <table:table-cell office:value-type="float" office:value="-0.4064466" calcext:value-type="float">
            <text:p>-0.4064466</text:p>
          </table:table-cell>
          <table:table-cell office:value-type="float" office:value="-0.3991064" calcext:value-type="float">
            <text:p>-0.3991064</text:p>
          </table:table-cell>
          <table:table-cell office:value-type="float" office:value="-0.2905494" calcext:value-type="float">
            <text:p>-0.2905494</text:p>
          </table:table-cell>
          <table:table-cell office:value-type="float" office:value="-0.4624469" calcext:value-type="float">
            <text:p>-0.4624469</text:p>
          </table:table-cell>
          <table:table-cell office:value-type="float" office:value="-0.006982116" calcext:value-type="float">
            <text:p>-0.006982116</text:p>
          </table:table-cell>
          <table:table-cell office:value-type="float" office:value="-0.003763647" calcext:value-type="float">
            <text:p>-0.003763647</text:p>
          </table:table-cell>
          <table:table-cell office:value-type="float" office:value="1353.895" calcext:value-type="float">
            <text:p>1353.895</text:p>
          </table:table-cell>
          <table:table-cell office:value-type="float" office:value="0" calcext:value-type="float">
            <text:p>0</text:p>
          </table:table-cell>
          <table:table-cell office:value-type="float" office:value="-0.04530316" calcext:value-type="float">
            <text:p>-0.04530316</text:p>
          </table:table-cell>
          <table:table-cell office:value-type="float" office:value="0.0002329729" calcext:value-type="float">
            <text:p>0.000232972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618.2037" calcext:value-type="float">
            <text:p>618.2037</text:p>
          </table:table-cell>
          <table:table-cell office:value-type="float" office:value="338.3267" calcext:value-type="float">
            <text:p>338.326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2.036" calcext:value-type="float">
            <text:p>1202.036</text:p>
          </table:table-cell>
          <table:table-cell office:value-type="float" office:value="32.25043" calcext:value-type="float">
            <text:p>32.25043</text:p>
          </table:table-cell>
          <table:table-cell office:value-type="float" office:value="0" calcext:value-type="float">
            <text:p>0</text:p>
          </table:table-cell>
          <table:table-cell office:value-type="float" office:value="0.2041578" calcext:value-type="float">
            <text:p>0.2041578</text:p>
          </table:table-cell>
          <table:table-cell office:value-type="float" office:value="0.2344701" calcext:value-type="float">
            <text:p>0.2344701</text:p>
          </table:table-cell>
          <table:table-cell office:value-type="float" office:value="0.2455504" calcext:value-type="float">
            <text:p>0.2455504</text:p>
          </table:table-cell>
          <table:table-cell office:value-type="float" office:value="0.1933664" calcext:value-type="float">
            <text:p>0.1933664</text:p>
          </table:table-cell>
          <table:table-cell office:value-type="float" office:value="0.1846698" calcext:value-type="float">
            <text:p>0.1846698</text:p>
          </table:table-cell>
          <table:table-cell office:value-type="float" office:value="0.1848835" calcext:value-type="float">
            <text:p>0.1848835</text:p>
          </table:table-cell>
          <table:table-cell office:value-type="float" office:value="0.2446583" calcext:value-type="float">
            <text:p>0.2446583</text:p>
          </table:table-cell>
          <table:table-cell office:value-type="float" office:value="0.2336283" calcext:value-type="float">
            <text:p>0.2336283</text:p>
          </table:table-cell>
          <table:table-cell office:value-type="float" office:value="0.388045" calcext:value-type="float">
            <text:p>0.388045</text:p>
          </table:table-cell>
          <table:table-cell office:value-type="float" office:value="0.413947" calcext:value-type="float">
            <text:p>0.41394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0262E-015" calcext:value-type="float">
            <text:p>1.940262E-15</text:p>
          </table:table-cell>
          <table:table-cell office:value-type="float" office:value="1.876453E-015" calcext:value-type="float">
            <text:p>1.876453E-15</text:p>
          </table:table-cell>
          <table:table-cell office:value-type="float" office:value="1.975134E-015" calcext:value-type="float">
            <text:p>1.975134E-15</text:p>
          </table:table-cell>
          <table:table-cell office:value-type="float" office:value="1.974609E-015" calcext:value-type="float">
            <text:p>1.974609E-15</text:p>
          </table:table-cell>
          <table:table-cell office:value-type="float" office:value="9.479751E-016" calcext:value-type="float">
            <text:p>9.479751E-16</text:p>
          </table:table-cell>
          <table:table-cell office:value-type="float" office:value="9.391215E-016" calcext:value-type="float">
            <text:p>9.391215E-16</text:p>
          </table:table-cell>
          <table:table-cell office:value-type="float" office:value="9.691932E-016" calcext:value-type="float">
            <text:p>9.691932E-16</text:p>
          </table:table-cell>
          <table:table-cell office:value-type="float" office:value="9.575915E-016" calcext:value-type="float">
            <text:p>9.57591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142103" calcext:value-type="float">
            <text:p>-0.2142103</text:p>
          </table:table-cell>
          <table:table-cell office:value-type="float" office:value="-0.09164508" calcext:value-type="float">
            <text:p>-0.09164508</text:p>
          </table:table-cell>
          <table:table-cell office:value-type="float" office:value="-0.06904741" calcext:value-type="float">
            <text:p>-0.06904741</text:p>
          </table:table-cell>
          <table:table-cell office:value-type="float" office:value="-0.2989084" calcext:value-type="float">
            <text:p>-0.2989084</text:p>
          </table:table-cell>
          <table:table-cell office:value-type="float" office:value="-0.3957894" calcext:value-type="float">
            <text:p>-0.3957894</text:p>
          </table:table-cell>
          <table:table-cell office:value-type="float" office:value="-0.3929239" calcext:value-type="float">
            <text:p>-0.3929239</text:p>
          </table:table-cell>
          <table:table-cell office:value-type="float" office:value="-0.2990459" calcext:value-type="float">
            <text:p>-0.2990459</text:p>
          </table:table-cell>
          <table:table-cell office:value-type="float" office:value="-0.4588958" calcext:value-type="float">
            <text:p>-0.4588958</text:p>
          </table:table-cell>
          <table:table-cell office:value-type="float" office:value="-0.006979524" calcext:value-type="float">
            <text:p>-0.006979524</text:p>
          </table:table-cell>
          <table:table-cell office:value-type="float" office:value="-0.00376369" calcext:value-type="float">
            <text:p>-0.00376369</text:p>
          </table:table-cell>
          <table:table-cell office:value-type="float" office:value="1357.283" calcext:value-type="float">
            <text:p>1357.283</text:p>
          </table:table-cell>
          <table:table-cell office:value-type="float" office:value="0" calcext:value-type="float">
            <text:p>0</text:p>
          </table:table-cell>
          <table:table-cell office:value-type="float" office:value="-0.2609931" calcext:value-type="float">
            <text:p>-0.2609931</text:p>
          </table:table-cell>
          <table:table-cell office:value-type="float" office:value="0.0003467071" calcext:value-type="float">
            <text:p>0.000346707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627.8035" calcext:value-type="float">
            <text:p>627.8035</text:p>
          </table:table-cell>
          <table:table-cell office:value-type="float" office:value="339.6339" calcext:value-type="float">
            <text:p>339.633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10.451" calcext:value-type="float">
            <text:p>1210.451</text:p>
          </table:table-cell>
          <table:table-cell office:value-type="float" office:value="32.12893" calcext:value-type="float">
            <text:p>32.12893</text:p>
          </table:table-cell>
          <table:table-cell office:value-type="float" office:value="0" calcext:value-type="float">
            <text:p>0</text:p>
          </table:table-cell>
          <table:table-cell office:value-type="float" office:value="0.4145289" calcext:value-type="float">
            <text:p>0.4145289</text:p>
          </table:table-cell>
          <table:table-cell office:value-type="float" office:value="0.4179431" calcext:value-type="float">
            <text:p>0.4179431</text:p>
          </table:table-cell>
          <table:table-cell office:value-type="float" office:value="0.2897583" calcext:value-type="float">
            <text:p>0.2897583</text:p>
          </table:table-cell>
          <table:table-cell office:value-type="float" office:value="0.1957078" calcext:value-type="float">
            <text:p>0.1957078</text:p>
          </table:table-cell>
          <table:table-cell office:value-type="float" office:value="0.1860806" calcext:value-type="float">
            <text:p>0.1860806</text:p>
          </table:table-cell>
          <table:table-cell office:value-type="float" office:value="0.1858686" calcext:value-type="float">
            <text:p>0.1858686</text:p>
          </table:table-cell>
          <table:table-cell office:value-type="float" office:value="0.2468355" calcext:value-type="float">
            <text:p>0.2468355</text:p>
          </table:table-cell>
          <table:table-cell office:value-type="float" office:value="0.2339096" calcext:value-type="float">
            <text:p>0.2339096</text:p>
          </table:table-cell>
          <table:table-cell office:value-type="float" office:value="0.3880807" calcext:value-type="float">
            <text:p>0.3880807</text:p>
          </table:table-cell>
          <table:table-cell office:value-type="float" office:value="0.4138333" calcext:value-type="float">
            <text:p>0.413833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9976E-015" calcext:value-type="float">
            <text:p>1.939976E-15</text:p>
          </table:table-cell>
          <table:table-cell office:value-type="float" office:value="1.876465E-015" calcext:value-type="float">
            <text:p>1.876465E-15</text:p>
          </table:table-cell>
          <table:table-cell office:value-type="float" office:value="1.975144E-015" calcext:value-type="float">
            <text:p>1.975144E-15</text:p>
          </table:table-cell>
          <table:table-cell office:value-type="float" office:value="1.974606E-015" calcext:value-type="float">
            <text:p>1.974606E-15</text:p>
          </table:table-cell>
          <table:table-cell office:value-type="float" office:value="9.480041E-016" calcext:value-type="float">
            <text:p>9.480041E-16</text:p>
          </table:table-cell>
          <table:table-cell office:value-type="float" office:value="9.391284E-016" calcext:value-type="float">
            <text:p>9.391284E-16</text:p>
          </table:table-cell>
          <table:table-cell office:value-type="float" office:value="9.691934E-016" calcext:value-type="float">
            <text:p>9.691934E-16</text:p>
          </table:table-cell>
          <table:table-cell office:value-type="float" office:value="9.575937E-016" calcext:value-type="float">
            <text:p>9.575937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952396" calcext:value-type="float">
            <text:p>-0.001952396</text:p>
          </table:table-cell>
          <table:table-cell office:value-type="float" office:value="-0.001844652" calcext:value-type="float">
            <text:p>-0.001844652</text:p>
          </table:table-cell>
          <table:table-cell office:value-type="float" office:value="-0.02482159" calcext:value-type="float">
            <text:p>-0.02482159</text:p>
          </table:table-cell>
          <table:table-cell office:value-type="float" office:value="-0.2777551" calcext:value-type="float">
            <text:p>-0.2777551</text:p>
          </table:table-cell>
          <table:table-cell office:value-type="float" office:value="-0.3778135" calcext:value-type="float">
            <text:p>-0.3778135</text:p>
          </table:table-cell>
          <table:table-cell office:value-type="float" office:value="-0.3803858" calcext:value-type="float">
            <text:p>-0.3803858</text:p>
          </table:table-cell>
          <table:table-cell office:value-type="float" office:value="-0.2795248" calcext:value-type="float">
            <text:p>-0.2795248</text:p>
          </table:table-cell>
          <table:table-cell office:value-type="float" office:value="-0.4547115" calcext:value-type="float">
            <text:p>-0.4547115</text:p>
          </table:table-cell>
          <table:table-cell office:value-type="float" office:value="-0.006973659" calcext:value-type="float">
            <text:p>-0.006973659</text:p>
          </table:table-cell>
          <table:table-cell office:value-type="float" office:value="-0.003773901" calcext:value-type="float">
            <text:p>-0.003773901</text:p>
          </table:table-cell>
          <table:table-cell office:value-type="float" office:value="1360.953" calcext:value-type="float">
            <text:p>1360.953</text:p>
          </table:table-cell>
          <table:table-cell office:value-type="float" office:value="0" calcext:value-type="float">
            <text:p>0</text:p>
          </table:table-cell>
          <table:table-cell office:value-type="float" office:value="-0.004547403" calcext:value-type="float">
            <text:p>-0.004547403</text:p>
          </table:table-cell>
          <table:table-cell office:value-type="float" office:value="0.0004815575" calcext:value-type="float">
            <text:p>0.000481557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9056" calcext:value-type="float">
            <text:p>-1.22905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627.8035" calcext:value-type="float">
            <text:p>627.8035</text:p>
          </table:table-cell>
          <table:table-cell office:value-type="float" office:value="342.5248" calcext:value-type="float">
            <text:p>342.524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07.831" calcext:value-type="float">
            <text:p>1207.831</text:p>
          </table:table-cell>
          <table:table-cell office:value-type="float" office:value="31.85766" calcext:value-type="float">
            <text:p>31.85766</text:p>
          </table:table-cell>
          <table:table-cell office:value-type="float" office:value="0" calcext:value-type="float">
            <text:p>0</text:p>
          </table:table-cell>
          <table:table-cell office:value-type="float" office:value="0.3009219" calcext:value-type="float">
            <text:p>0.3009219</text:p>
          </table:table-cell>
          <table:table-cell office:value-type="float" office:value="0.3020893" calcext:value-type="float">
            <text:p>0.3020893</text:p>
          </table:table-cell>
          <table:table-cell office:value-type="float" office:value="0.304324" calcext:value-type="float">
            <text:p>0.304324</text:p>
          </table:table-cell>
          <table:table-cell office:value-type="float" office:value="0.1980382" calcext:value-type="float">
            <text:p>0.1980382</text:p>
          </table:table-cell>
          <table:table-cell office:value-type="float" office:value="0.1873131" calcext:value-type="float">
            <text:p>0.1873131</text:p>
          </table:table-cell>
          <table:table-cell office:value-type="float" office:value="0.1867699" calcext:value-type="float">
            <text:p>0.1867699</text:p>
          </table:table-cell>
          <table:table-cell office:value-type="float" office:value="0.2464303" calcext:value-type="float">
            <text:p>0.2464303</text:p>
          </table:table-cell>
          <table:table-cell office:value-type="float" office:value="0.2342007" calcext:value-type="float">
            <text:p>0.2342007</text:p>
          </table:table-cell>
          <table:table-cell office:value-type="float" office:value="0.3882613" calcext:value-type="float">
            <text:p>0.3882613</text:p>
          </table:table-cell>
          <table:table-cell office:value-type="float" office:value="0.4139471" calcext:value-type="float">
            <text:p>0.4139471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9722E-015" calcext:value-type="float">
            <text:p>1.939722E-15</text:p>
          </table:table-cell>
          <table:table-cell office:value-type="float" office:value="1.876474E-015" calcext:value-type="float">
            <text:p>1.876474E-15</text:p>
          </table:table-cell>
          <table:table-cell office:value-type="float" office:value="1.97516E-015" calcext:value-type="float">
            <text:p>1.97516E-15</text:p>
          </table:table-cell>
          <table:table-cell office:value-type="float" office:value="1.974602E-015" calcext:value-type="float">
            <text:p>1.974602E-15</text:p>
          </table:table-cell>
          <table:table-cell office:value-type="float" office:value="9.480228E-016" calcext:value-type="float">
            <text:p>9.480228E-16</text:p>
          </table:table-cell>
          <table:table-cell office:value-type="float" office:value="9.391427E-016" calcext:value-type="float">
            <text:p>9.391427E-16</text:p>
          </table:table-cell>
          <table:table-cell office:value-type="float" office:value="9.691961E-016" calcext:value-type="float">
            <text:p>9.691961E-16</text:p>
          </table:table-cell>
          <table:table-cell office:value-type="float" office:value="9.575941E-016" calcext:value-type="float">
            <text:p>9.575941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64417" calcext:value-type="float">
            <text:p>-0.01864417</text:p>
          </table:table-cell>
          <table:table-cell office:value-type="float" office:value="-0.01816619" calcext:value-type="float">
            <text:p>-0.01816619</text:p>
          </table:table-cell>
          <table:table-cell office:value-type="float" office:value="-0.01722736" calcext:value-type="float">
            <text:p>-0.01722736</text:p>
          </table:table-cell>
          <table:table-cell office:value-type="float" office:value="-0.2584364" calcext:value-type="float">
            <text:p>-0.2584364</text:p>
          </table:table-cell>
          <table:table-cell office:value-type="float" office:value="-0.362859" calcext:value-type="float">
            <text:p>-0.362859</text:p>
          </table:table-cell>
          <table:table-cell office:value-type="float" office:value="-0.3692888" calcext:value-type="float">
            <text:p>-0.3692888</text:p>
          </table:table-cell>
          <table:table-cell office:value-type="float" office:value="-0.2830501" calcext:value-type="float">
            <text:p>-0.2830501</text:p>
          </table:table-cell>
          <table:table-cell office:value-type="float" office:value="-0.4504199" calcext:value-type="float">
            <text:p>-0.4504199</text:p>
          </table:table-cell>
          <table:table-cell office:value-type="float" office:value="-0.006942355" calcext:value-type="float">
            <text:p>-0.006942355</text:p>
          </table:table-cell>
          <table:table-cell office:value-type="float" office:value="-0.003763639" calcext:value-type="float">
            <text:p>-0.003763639</text:p>
          </table:table-cell>
          <table:table-cell office:value-type="float" office:value="1364.34" calcext:value-type="float">
            <text:p>1364.34</text:p>
          </table:table-cell>
          <table:table-cell office:value-type="float" office:value="0" calcext:value-type="float">
            <text:p>0</text:p>
          </table:table-cell>
          <table:table-cell office:value-type="float" office:value="-0.01871362" calcext:value-type="float">
            <text:p>-0.01871362</text:p>
          </table:table-cell>
          <table:table-cell office:value-type="float" office:value="0.0006313398" calcext:value-type="float">
            <text:p>0.000631339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637.7419" calcext:value-type="float">
            <text:p>637.7419</text:p>
          </table:table-cell>
          <table:table-cell office:value-type="float" office:value="343.9372" calcext:value-type="float">
            <text:p>343.937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16.502" calcext:value-type="float">
            <text:p>1216.502</text:p>
          </table:table-cell>
          <table:table-cell office:value-type="float" office:value="31.71302" calcext:value-type="float">
            <text:p>31.71302</text:p>
          </table:table-cell>
          <table:table-cell office:value-type="float" office:value="0" calcext:value-type="float">
            <text:p>0</text:p>
          </table:table-cell>
          <table:table-cell office:value-type="float" office:value="0.4434056" calcext:value-type="float">
            <text:p>0.4434056</text:p>
          </table:table-cell>
          <table:table-cell office:value-type="float" office:value="0.446106" calcext:value-type="float">
            <text:p>0.446106</text:p>
          </table:table-cell>
          <table:table-cell office:value-type="float" office:value="0.376958" calcext:value-type="float">
            <text:p>0.376958</text:p>
          </table:table-cell>
          <table:table-cell office:value-type="float" office:value="0.2025448" calcext:value-type="float">
            <text:p>0.2025448</text:p>
          </table:table-cell>
          <table:table-cell office:value-type="float" office:value="0.1892576" calcext:value-type="float">
            <text:p>0.1892576</text:p>
          </table:table-cell>
          <table:table-cell office:value-type="float" office:value="0.188067" calcext:value-type="float">
            <text:p>0.188067</text:p>
          </table:table-cell>
          <table:table-cell office:value-type="float" office:value="0.2480979" calcext:value-type="float">
            <text:p>0.2480979</text:p>
          </table:table-cell>
          <table:table-cell office:value-type="float" office:value="0.234523" calcext:value-type="float">
            <text:p>0.234523</text:p>
          </table:table-cell>
          <table:table-cell office:value-type="float" office:value="0.3885008" calcext:value-type="float">
            <text:p>0.3885008</text:p>
          </table:table-cell>
          <table:table-cell office:value-type="float" office:value="0.4139477" calcext:value-type="float">
            <text:p>0.4139477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38" calcext:value-type="float">
            <text:p>0.5112638</text:p>
          </table:table-cell>
          <table:table-cell office:value-type="float" office:value="0" calcext:value-type="float">
            <text:p>0</text:p>
          </table:table-cell>
          <table:table-cell office:value-type="float" office:value="0.000001615786" calcext:value-type="float">
            <text:p>1.615786E-06</text:p>
          </table:table-cell>
          <table:table-cell office:value-type="float" office:value="1.939473E-015" calcext:value-type="float">
            <text:p>1.939473E-15</text:p>
          </table:table-cell>
          <table:table-cell office:value-type="float" office:value="1.876489E-015" calcext:value-type="float">
            <text:p>1.876489E-15</text:p>
          </table:table-cell>
          <table:table-cell office:value-type="float" office:value="1.975168E-015" calcext:value-type="float">
            <text:p>1.975168E-15</text:p>
          </table:table-cell>
          <table:table-cell office:value-type="float" office:value="1.974602E-015" calcext:value-type="float">
            <text:p>1.974602E-15</text:p>
          </table:table-cell>
          <table:table-cell office:value-type="float" office:value="9.480468E-016" calcext:value-type="float">
            <text:p>9.480468E-16</text:p>
          </table:table-cell>
          <table:table-cell office:value-type="float" office:value="9.391536E-016" calcext:value-type="float">
            <text:p>9.391536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210171" calcext:value-type="float">
            <text:p>-0.001210171</text:p>
          </table:table-cell>
          <table:table-cell office:value-type="float" office:value="-0.001126882" calcext:value-type="float">
            <text:p>-0.001126882</text:p>
          </table:table-cell>
          <table:table-cell office:value-type="float" office:value="-0.004268705" calcext:value-type="float">
            <text:p>-0.004268705</text:p>
          </table:table-cell>
          <table:table-cell office:value-type="float" office:value="-0.2251564" calcext:value-type="float">
            <text:p>-0.2251564</text:p>
          </table:table-cell>
          <table:table-cell office:value-type="float" office:value="-0.3406692" calcext:value-type="float">
            <text:p>-0.3406692</text:p>
          </table:table-cell>
          <table:table-cell office:value-type="float" office:value="-0.3540014" calcext:value-type="float">
            <text:p>-0.3540014</text:p>
          </table:table-cell>
          <table:table-cell office:value-type="float" office:value="-0.2690741" calcext:value-type="float">
            <text:p>-0.2690741</text:p>
          </table:table-cell>
          <table:table-cell office:value-type="float" office:value="-0.4457254" calcext:value-type="float">
            <text:p>-0.4457254</text:p>
          </table:table-cell>
          <table:table-cell office:value-type="float" office:value="-0.006901431" calcext:value-type="float">
            <text:p>-0.006901431</text:p>
          </table:table-cell>
          <table:table-cell office:value-type="float" office:value="-0.003763613" calcext:value-type="float">
            <text:p>-0.003763613</text:p>
          </table:table-cell>
          <table:table-cell office:value-type="float" office:value="1367.728" calcext:value-type="float">
            <text:p>1367.72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759925" calcext:value-type="float">
            <text:p>0.00075992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5" calcext:value-type="float">
            <text:p>-1.2285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648.6031" calcext:value-type="float">
            <text:p>648.6031</text:p>
          </table:table-cell>
          <table:table-cell office:value-type="float" office:value="345.0669" calcext:value-type="float">
            <text:p>345.066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6.332" calcext:value-type="float">
            <text:p>1226.332</text:p>
          </table:table-cell>
          <table:table-cell office:value-type="float" office:value="31.61449" calcext:value-type="float">
            <text:p>31.61449</text:p>
          </table:table-cell>
          <table:table-cell office:value-type="float" office:value="0" calcext:value-type="float">
            <text:p>0</text:p>
          </table:table-cell>
          <table:table-cell office:value-type="float" office:value="0.3866079" calcext:value-type="float">
            <text:p>0.3866079</text:p>
          </table:table-cell>
          <table:table-cell office:value-type="float" office:value="0.3893029" calcext:value-type="float">
            <text:p>0.3893029</text:p>
          </table:table-cell>
          <table:table-cell office:value-type="float" office:value="0.395866" calcext:value-type="float">
            <text:p>0.395866</text:p>
          </table:table-cell>
          <table:table-cell office:value-type="float" office:value="0.4074825" calcext:value-type="float">
            <text:p>0.4074825</text:p>
          </table:table-cell>
          <table:table-cell office:value-type="float" office:value="0.1934052" calcext:value-type="float">
            <text:p>0.1934052</text:p>
          </table:table-cell>
          <table:table-cell office:value-type="float" office:value="0.1896962" calcext:value-type="float">
            <text:p>0.1896962</text:p>
          </table:table-cell>
          <table:table-cell office:value-type="float" office:value="0.2500263" calcext:value-type="float">
            <text:p>0.2500263</text:p>
          </table:table-cell>
          <table:table-cell office:value-type="float" office:value="0.23488" calcext:value-type="float">
            <text:p>0.23488</text:p>
          </table:table-cell>
          <table:table-cell office:value-type="float" office:value="0.3888316" calcext:value-type="float">
            <text:p>0.3888316</text:p>
          </table:table-cell>
          <table:table-cell office:value-type="float" office:value="0.4139631" calcext:value-type="float">
            <text:p>0.413963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9212E-015" calcext:value-type="float">
            <text:p>1.939212E-15</text:p>
          </table:table-cell>
          <table:table-cell office:value-type="float" office:value="1.876502E-015" calcext:value-type="float">
            <text:p>1.876502E-15</text:p>
          </table:table-cell>
          <table:table-cell office:value-type="float" office:value="1.975178E-015" calcext:value-type="float">
            <text:p>1.975178E-15</text:p>
          </table:table-cell>
          <table:table-cell office:value-type="float" office:value="1.974614E-015" calcext:value-type="float">
            <text:p>1.974614E-15</text:p>
          </table:table-cell>
          <table:table-cell office:value-type="float" office:value="9.480581E-016" calcext:value-type="float">
            <text:p>9.480581E-16</text:p>
          </table:table-cell>
          <table:table-cell office:value-type="float" office:value="9.391695E-016" calcext:value-type="float">
            <text:p>9.391695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270457" calcext:value-type="float">
            <text:p>-0.003270457</text:p>
          </table:table-cell>
          <table:table-cell office:value-type="float" office:value="-0.003128751" calcext:value-type="float">
            <text:p>-0.003128751</text:p>
          </table:table-cell>
          <table:table-cell office:value-type="float" office:value="-0.002787197" calcext:value-type="float">
            <text:p>-0.002787197</text:p>
          </table:table-cell>
          <table:table-cell office:value-type="float" office:value="-0.002285569" calcext:value-type="float">
            <text:p>-0.002285569</text:p>
          </table:table-cell>
          <table:table-cell office:value-type="float" office:value="-0.2986842" calcext:value-type="float">
            <text:p>-0.2986842</text:p>
          </table:table-cell>
          <table:table-cell office:value-type="float" office:value="-0.3358247" calcext:value-type="float">
            <text:p>-0.3358247</text:p>
          </table:table-cell>
          <table:table-cell office:value-type="float" office:value="-0.2534533" calcext:value-type="float">
            <text:p>-0.2534533</text:p>
          </table:table-cell>
          <table:table-cell office:value-type="float" office:value="-0.4405933" calcext:value-type="float">
            <text:p>-0.4405933</text:p>
          </table:table-cell>
          <table:table-cell office:value-type="float" office:value="-0.006845206" calcext:value-type="float">
            <text:p>-0.006845206</text:p>
          </table:table-cell>
          <table:table-cell office:value-type="float" office:value="-0.003762287" calcext:value-type="float">
            <text:p>-0.003762287</text:p>
          </table:table-cell>
          <table:table-cell office:value-type="float" office:value="1371.128" calcext:value-type="float">
            <text:p>1371.128</text:p>
          </table:table-cell>
          <table:table-cell office:value-type="float" office:value="0" calcext:value-type="float">
            <text:p>0</text:p>
          </table:table-cell>
          <table:table-cell office:value-type="float" office:value="-0.003360044" calcext:value-type="float">
            <text:p>-0.003360044</text:p>
          </table:table-cell>
          <table:table-cell office:value-type="float" office:value="0.0008322196" calcext:value-type="float">
            <text:p>0.000832219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36" calcext:value-type="float">
            <text:p>-1.22843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648.6031" calcext:value-type="float">
            <text:p>648.6031</text:p>
          </table:table-cell>
          <table:table-cell office:value-type="float" office:value="346.7144" calcext:value-type="float">
            <text:p>346.714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4.802" calcext:value-type="float">
            <text:p>1224.802</text:p>
          </table:table-cell>
          <table:table-cell office:value-type="float" office:value="31.49771" calcext:value-type="float">
            <text:p>31.49771</text:p>
          </table:table-cell>
          <table:table-cell office:value-type="float" office:value="0" calcext:value-type="float">
            <text:p>0</text:p>
          </table:table-cell>
          <table:table-cell office:value-type="float" office:value="0.3752917" calcext:value-type="float">
            <text:p>0.3752917</text:p>
          </table:table-cell>
          <table:table-cell office:value-type="float" office:value="0.3773824" calcext:value-type="float">
            <text:p>0.3773824</text:p>
          </table:table-cell>
          <table:table-cell office:value-type="float" office:value="0.3824478" calcext:value-type="float">
            <text:p>0.3824478</text:p>
          </table:table-cell>
          <table:table-cell office:value-type="float" office:value="0.3910675" calcext:value-type="float">
            <text:p>0.3910675</text:p>
          </table:table-cell>
          <table:table-cell office:value-type="float" office:value="0.1981635" calcext:value-type="float">
            <text:p>0.198163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2502202" calcext:value-type="float">
            <text:p>0.2502202</text:p>
          </table:table-cell>
          <table:table-cell office:value-type="float" office:value="0.2352467" calcext:value-type="float">
            <text:p>0.2352467</text:p>
          </table:table-cell>
          <table:table-cell office:value-type="float" office:value="0.389015" calcext:value-type="float">
            <text:p>0.389015</text:p>
          </table:table-cell>
          <table:table-cell office:value-type="float" office:value="0.4139699" calcext:value-type="float">
            <text:p>0.4139699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963E-015" calcext:value-type="float">
            <text:p>1.938963E-15</text:p>
          </table:table-cell>
          <table:table-cell office:value-type="float" office:value="1.876517E-015" calcext:value-type="float">
            <text:p>1.876517E-15</text:p>
          </table:table-cell>
          <table:table-cell office:value-type="float" office:value="1.975186E-015" calcext:value-type="float">
            <text:p>1.975186E-15</text:p>
          </table:table-cell>
          <table:table-cell office:value-type="float" office:value="1.974627E-015" calcext:value-type="float">
            <text:p>1.974627E-15</text:p>
          </table:table-cell>
          <table:table-cell office:value-type="float" office:value="9.48068E-016" calcext:value-type="float">
            <text:p>9.48068E-16</text:p>
          </table:table-cell>
          <table:table-cell office:value-type="float" office:value="9.391864E-016" calcext:value-type="float">
            <text:p>9.391864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1E-016" calcext:value-type="float">
            <text:p>9.575941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022856" calcext:value-type="float">
            <text:p>-0.004022856</text:p>
          </table:table-cell>
          <table:table-cell office:value-type="float" office:value="-0.003884129" calcext:value-type="float">
            <text:p>-0.003884129</text:p>
          </table:table-cell>
          <table:table-cell office:value-type="float" office:value="-0.003541207" calcext:value-type="float">
            <text:p>-0.003541207</text:p>
          </table:table-cell>
          <table:table-cell office:value-type="float" office:value="-0.003039167" calcext:value-type="float">
            <text:p>-0.003039167</text:p>
          </table:table-cell>
          <table:table-cell office:value-type="float" office:value="-0.2574606" calcext:value-type="float">
            <text:p>-0.2574606</text:p>
          </table:table-cell>
          <table:table-cell office:value-type="float" office:value="-0.3189803" calcext:value-type="float">
            <text:p>-0.3189803</text:p>
          </table:table-cell>
          <table:table-cell office:value-type="float" office:value="-0.2519642" calcext:value-type="float">
            <text:p>-0.2519642</text:p>
          </table:table-cell>
          <table:table-cell office:value-type="float" office:value="-0.4353835" calcext:value-type="float">
            <text:p>-0.4353835</text:p>
          </table:table-cell>
          <table:table-cell office:value-type="float" office:value="-0.006814242" calcext:value-type="float">
            <text:p>-0.006814242</text:p>
          </table:table-cell>
          <table:table-cell office:value-type="float" office:value="-0.003761702" calcext:value-type="float">
            <text:p>-0.003761702</text:p>
          </table:table-cell>
          <table:table-cell office:value-type="float" office:value="1374.539" calcext:value-type="float">
            <text:p>1374.539</text:p>
          </table:table-cell>
          <table:table-cell office:value-type="float" office:value="0" calcext:value-type="float">
            <text:p>0</text:p>
          </table:table-cell>
          <table:table-cell office:value-type="float" office:value="-0.004079291" calcext:value-type="float">
            <text:p>-0.004079291</text:p>
          </table:table-cell>
          <table:table-cell office:value-type="float" office:value="0.000877938" calcext:value-type="float">
            <text:p>0.0008779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04" calcext:value-type="float">
            <text:p>-1.2284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648.6031" calcext:value-type="float">
            <text:p>648.6031</text:p>
          </table:table-cell>
          <table:table-cell office:value-type="float" office:value="348.5654" calcext:value-type="float">
            <text:p>348.565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3.063" calcext:value-type="float">
            <text:p>1223.063</text:p>
          </table:table-cell>
          <table:table-cell office:value-type="float" office:value="31.3862" calcext:value-type="float">
            <text:p>31.3862</text:p>
          </table:table-cell>
          <table:table-cell office:value-type="float" office:value="0" calcext:value-type="float">
            <text:p>0</text:p>
          </table:table-cell>
          <table:table-cell office:value-type="float" office:value="0.3609719" calcext:value-type="float">
            <text:p>0.3609719</text:p>
          </table:table-cell>
          <table:table-cell office:value-type="float" office:value="0.3625018" calcext:value-type="float">
            <text:p>0.3625018</text:p>
          </table:table-cell>
          <table:table-cell office:value-type="float" office:value="0.3661209" calcext:value-type="float">
            <text:p>0.3661209</text:p>
          </table:table-cell>
          <table:table-cell office:value-type="float" office:value="0.3720522" calcext:value-type="float">
            <text:p>0.3720522</text:p>
          </table:table-cell>
          <table:table-cell office:value-type="float" office:value="0.2031719" calcext:value-type="float">
            <text:p>0.2031719</text:p>
          </table:table-cell>
          <table:table-cell office:value-type="float" office:value="0.1928867" calcext:value-type="float">
            <text:p>0.1928867</text:p>
          </table:table-cell>
          <table:table-cell office:value-type="float" office:value="0.2503887" calcext:value-type="float">
            <text:p>0.2503887</text:p>
          </table:table-cell>
          <table:table-cell office:value-type="float" office:value="0.2355926" calcext:value-type="float">
            <text:p>0.2355926</text:p>
          </table:table-cell>
          <table:table-cell office:value-type="float" office:value="0.3890952" calcext:value-type="float">
            <text:p>0.3890952</text:p>
          </table:table-cell>
          <table:table-cell office:value-type="float" office:value="0.4139638" calcext:value-type="float">
            <text:p>0.4139638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732E-015" calcext:value-type="float">
            <text:p>1.938732E-15</text:p>
          </table:table-cell>
          <table:table-cell office:value-type="float" office:value="1.876532E-015" calcext:value-type="float">
            <text:p>1.876532E-15</text:p>
          </table:table-cell>
          <table:table-cell office:value-type="float" office:value="1.975191E-015" calcext:value-type="float">
            <text:p>1.975191E-15</text:p>
          </table:table-cell>
          <table:table-cell office:value-type="float" office:value="1.97464E-015" calcext:value-type="float">
            <text:p>1.97464E-15</text:p>
          </table:table-cell>
          <table:table-cell office:value-type="float" office:value="9.48077E-016" calcext:value-type="float">
            <text:p>9.48077E-16</text:p>
          </table:table-cell>
          <table:table-cell office:value-type="float" office:value="9.392037E-016" calcext:value-type="float">
            <text:p>9.392037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271283" calcext:value-type="float">
            <text:p>-0.005271283</text:p>
          </table:table-cell>
          <table:table-cell office:value-type="float" office:value="-0.005134669" calcext:value-type="float">
            <text:p>-0.005134669</text:p>
          </table:table-cell>
          <table:table-cell office:value-type="float" office:value="-0.004793177" calcext:value-type="float">
            <text:p>-0.004793177</text:p>
          </table:table-cell>
          <table:table-cell office:value-type="float" office:value="-0.004292366" calcext:value-type="float">
            <text:p>-0.004292366</text:p>
          </table:table-cell>
          <table:table-cell office:value-type="float" office:value="-0.2210417" calcext:value-type="float">
            <text:p>-0.2210417</text:p>
          </table:table-cell>
          <table:table-cell office:value-type="float" office:value="-0.3032849" calcext:value-type="float">
            <text:p>-0.3032849</text:p>
          </table:table-cell>
          <table:table-cell office:value-type="float" office:value="-0.2506761" calcext:value-type="float">
            <text:p>-0.2506761</text:p>
          </table:table-cell>
          <table:table-cell office:value-type="float" office:value="-0.4305349" calcext:value-type="float">
            <text:p>-0.4305349</text:p>
          </table:table-cell>
          <table:table-cell office:value-type="float" office:value="-0.006800761" calcext:value-type="float">
            <text:p>-0.006800761</text:p>
          </table:table-cell>
          <table:table-cell office:value-type="float" office:value="-0.003762238" calcext:value-type="float">
            <text:p>-0.003762238</text:p>
          </table:table-cell>
          <table:table-cell office:value-type="float" office:value="1377.949" calcext:value-type="float">
            <text:p>1377.949</text:p>
          </table:table-cell>
          <table:table-cell office:value-type="float" office:value="0" calcext:value-type="float">
            <text:p>0</text:p>
          </table:table-cell>
          <table:table-cell office:value-type="float" office:value="-0.005326933" calcext:value-type="float">
            <text:p>-0.005326933</text:p>
          </table:table-cell>
          <table:table-cell office:value-type="float" office:value="0.0008694922" calcext:value-type="float">
            <text:p>0.000869492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33" calcext:value-type="float">
            <text:p>-1.2284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652.4033" calcext:value-type="float">
            <text:p>652.4033</text:p>
          </table:table-cell>
          <table:table-cell office:value-type="float" office:value="350.304" calcext:value-type="float">
            <text:p>350.30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5.222" calcext:value-type="float">
            <text:p>1225.222</text:p>
          </table:table-cell>
          <table:table-cell office:value-type="float" office:value="31.28918" calcext:value-type="float">
            <text:p>31.28918</text:p>
          </table:table-cell>
          <table:table-cell office:value-type="float" office:value="0" calcext:value-type="float">
            <text:p>0</text:p>
          </table:table-cell>
          <table:table-cell office:value-type="float" office:value="0.3713242" calcext:value-type="float">
            <text:p>0.3713242</text:p>
          </table:table-cell>
          <table:table-cell office:value-type="float" office:value="0.3734166" calcext:value-type="float">
            <text:p>0.3734166</text:p>
          </table:table-cell>
          <table:table-cell office:value-type="float" office:value="0.3782836" calcext:value-type="float">
            <text:p>0.3782836</text:p>
          </table:table-cell>
          <table:table-cell office:value-type="float" office:value="0.3861797" calcext:value-type="float">
            <text:p>0.3861797</text:p>
          </table:table-cell>
          <table:table-cell office:value-type="float" office:value="0.2089618" calcext:value-type="float">
            <text:p>0.2089618</text:p>
          </table:table-cell>
          <table:table-cell office:value-type="float" office:value="0.1949135" calcext:value-type="float">
            <text:p>0.1949135</text:p>
          </table:table-cell>
          <table:table-cell office:value-type="float" office:value="0.2509703" calcext:value-type="float">
            <text:p>0.2509703</text:p>
          </table:table-cell>
          <table:table-cell office:value-type="float" office:value="0.2359616" calcext:value-type="float">
            <text:p>0.2359616</text:p>
          </table:table-cell>
          <table:table-cell office:value-type="float" office:value="0.3892716" calcext:value-type="float">
            <text:p>0.3892716</text:p>
          </table:table-cell>
          <table:table-cell office:value-type="float" office:value="0.4139964" calcext:value-type="float">
            <text:p>0.4139964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505E-015" calcext:value-type="float">
            <text:p>1.938505E-15</text:p>
          </table:table-cell>
          <table:table-cell office:value-type="float" office:value="1.876546E-015" calcext:value-type="float">
            <text:p>1.876546E-15</text:p>
          </table:table-cell>
          <table:table-cell office:value-type="float" office:value="1.975194E-015" calcext:value-type="float">
            <text:p>1.975194E-15</text:p>
          </table:table-cell>
          <table:table-cell office:value-type="float" office:value="1.974653E-015" calcext:value-type="float">
            <text:p>1.974653E-15</text:p>
          </table:table-cell>
          <table:table-cell office:value-type="float" office:value="9.480892E-016" calcext:value-type="float">
            <text:p>9.480892E-16</text:p>
          </table:table-cell>
          <table:table-cell office:value-type="float" office:value="9.392194E-016" calcext:value-type="float">
            <text:p>9.392194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32861" calcext:value-type="float">
            <text:p>-0.00432861</text:p>
          </table:table-cell>
          <table:table-cell office:value-type="float" office:value="-0.00417708" calcext:value-type="float">
            <text:p>-0.00417708</text:p>
          </table:table-cell>
          <table:table-cell office:value-type="float" office:value="-0.003818778" calcext:value-type="float">
            <text:p>-0.003818778</text:p>
          </table:table-cell>
          <table:table-cell office:value-type="float" office:value="-0.003314482" calcext:value-type="float">
            <text:p>-0.003314482</text:p>
          </table:table-cell>
          <table:table-cell office:value-type="float" office:value="-0.1861696" calcext:value-type="float">
            <text:p>-0.1861696</text:p>
          </table:table-cell>
          <table:table-cell office:value-type="float" office:value="-0.2845239" calcext:value-type="float">
            <text:p>-0.2845239</text:p>
          </table:table-cell>
          <table:table-cell office:value-type="float" office:value="-0.2462835" calcext:value-type="float">
            <text:p>-0.2462835</text:p>
          </table:table-cell>
          <table:table-cell office:value-type="float" office:value="-0.42543" calcext:value-type="float">
            <text:p>-0.42543</text:p>
          </table:table-cell>
          <table:table-cell office:value-type="float" office:value="-0.006771199" calcext:value-type="float">
            <text:p>-0.006771199</text:p>
          </table:table-cell>
          <table:table-cell office:value-type="float" office:value="-0.003759403" calcext:value-type="float">
            <text:p>-0.003759403</text:p>
          </table:table-cell>
          <table:table-cell office:value-type="float" office:value="1381.359" calcext:value-type="float">
            <text:p>1381.359</text:p>
          </table:table-cell>
          <table:table-cell office:value-type="float" office:value="0" calcext:value-type="float">
            <text:p>0</text:p>
          </table:table-cell>
          <table:table-cell office:value-type="float" office:value="-0.004394622" calcext:value-type="float">
            <text:p>-0.004394622</text:p>
          </table:table-cell>
          <table:table-cell office:value-type="float" office:value="0.0008607182" calcext:value-type="float">
            <text:p>0.00086071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281" calcext:value-type="float">
            <text:p>-1.2282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652.4033" calcext:value-type="float">
            <text:p>652.4033</text:p>
          </table:table-cell>
          <table:table-cell office:value-type="float" office:value="351.6962" calcext:value-type="float">
            <text:p>351.696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3.927" calcext:value-type="float">
            <text:p>1223.927</text:p>
          </table:table-cell>
          <table:table-cell office:value-type="float" office:value="31.19082" calcext:value-type="float">
            <text:p>31.19082</text:p>
          </table:table-cell>
          <table:table-cell office:value-type="float" office:value="0" calcext:value-type="float">
            <text:p>0</text:p>
          </table:table-cell>
          <table:table-cell office:value-type="float" office:value="0.3587344" calcext:value-type="float">
            <text:p>0.3587344</text:p>
          </table:table-cell>
          <table:table-cell office:value-type="float" office:value="0.3602808" calcext:value-type="float">
            <text:p>0.3602808</text:p>
          </table:table-cell>
          <table:table-cell office:value-type="float" office:value="0.3638135" calcext:value-type="float">
            <text:p>0.3638135</text:p>
          </table:table-cell>
          <table:table-cell office:value-type="float" office:value="0.3692938" calcext:value-type="float">
            <text:p>0.3692938</text:p>
          </table:table-cell>
          <table:table-cell office:value-type="float" office:value="0.2156902" calcext:value-type="float">
            <text:p>0.2156902</text:p>
          </table:table-cell>
          <table:table-cell office:value-type="float" office:value="0.1970273" calcext:value-type="float">
            <text:p>0.1970273</text:p>
          </table:table-cell>
          <table:table-cell office:value-type="float" office:value="0.2512616" calcext:value-type="float">
            <text:p>0.2512616</text:p>
          </table:table-cell>
          <table:table-cell office:value-type="float" office:value="0.2363148" calcext:value-type="float">
            <text:p>0.2363148</text:p>
          </table:table-cell>
          <table:table-cell office:value-type="float" office:value="0.3893825" calcext:value-type="float">
            <text:p>0.3893825</text:p>
          </table:table-cell>
          <table:table-cell office:value-type="float" office:value="0.4140206" calcext:value-type="float">
            <text:p>0.414020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269E-015" calcext:value-type="float">
            <text:p>1.938269E-15</text:p>
          </table:table-cell>
          <table:table-cell office:value-type="float" office:value="1.876561E-015" calcext:value-type="float">
            <text:p>1.876561E-15</text:p>
          </table:table-cell>
          <table:table-cell office:value-type="float" office:value="1.975201E-015" calcext:value-type="float">
            <text:p>1.975201E-15</text:p>
          </table:table-cell>
          <table:table-cell office:value-type="float" office:value="1.974664E-015" calcext:value-type="float">
            <text:p>1.974664E-15</text:p>
          </table:table-cell>
          <table:table-cell office:value-type="float" office:value="9.481004E-016" calcext:value-type="float">
            <text:p>9.481004E-16</text:p>
          </table:table-cell>
          <table:table-cell office:value-type="float" office:value="9.39236E-016" calcext:value-type="float">
            <text:p>9.39236E-16</text:p>
          </table:table-cell>
          <table:table-cell office:value-type="float" office:value="9.691998E-016" calcext:value-type="float">
            <text:p>9.691998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502117" calcext:value-type="float">
            <text:p>-0.005502117</text:p>
          </table:table-cell>
          <table:table-cell office:value-type="float" office:value="-0.005356479" calcext:value-type="float">
            <text:p>-0.005356479</text:p>
          </table:table-cell>
          <table:table-cell office:value-type="float" office:value="-0.005006105" calcext:value-type="float">
            <text:p>-0.005006105</text:p>
          </table:table-cell>
          <table:table-cell office:value-type="float" office:value="-0.004518713" calcext:value-type="float">
            <text:p>-0.004518713</text:p>
          </table:table-cell>
          <table:table-cell office:value-type="float" office:value="-0.1533869" calcext:value-type="float">
            <text:p>-0.1533869</text:p>
          </table:table-cell>
          <table:table-cell office:value-type="float" office:value="-0.2663713" calcext:value-type="float">
            <text:p>-0.2663713</text:p>
          </table:table-cell>
          <table:table-cell office:value-type="float" office:value="-0.2441199" calcext:value-type="float">
            <text:p>-0.2441199</text:p>
          </table:table-cell>
          <table:table-cell office:value-type="float" office:value="-0.4206059" calcext:value-type="float">
            <text:p>-0.4206059</text:p>
          </table:table-cell>
          <table:table-cell office:value-type="float" office:value="-0.006752691" calcext:value-type="float">
            <text:p>-0.006752691</text:p>
          </table:table-cell>
          <table:table-cell office:value-type="float" office:value="-0.003757295" calcext:value-type="float">
            <text:p>-0.003757295</text:p>
          </table:table-cell>
          <table:table-cell office:value-type="float" office:value="1384.77" calcext:value-type="float">
            <text:p>1384.77</text:p>
          </table:table-cell>
          <table:table-cell office:value-type="float" office:value="0" calcext:value-type="float">
            <text:p>0</text:p>
          </table:table-cell>
          <table:table-cell office:value-type="float" office:value="-0.005556146" calcext:value-type="float">
            <text:p>-0.005556146</text:p>
          </table:table-cell>
          <table:table-cell office:value-type="float" office:value="0.0008548757" calcext:value-type="float">
            <text:p>0.000854875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168" calcext:value-type="float">
            <text:p>-1.2281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654.4036" calcext:value-type="float">
            <text:p>654.4036</text:p>
          </table:table-cell>
          <table:table-cell office:value-type="float" office:value="351.7995" calcext:value-type="float">
            <text:p>351.799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5.905" calcext:value-type="float">
            <text:p>1225.905</text:p>
          </table:table-cell>
          <table:table-cell office:value-type="float" office:value="31.10945" calcext:value-type="float">
            <text:p>31.10945</text:p>
          </table:table-cell>
          <table:table-cell office:value-type="float" office:value="0" calcext:value-type="float">
            <text:p>0</text:p>
          </table:table-cell>
          <table:table-cell office:value-type="float" office:value="0.3636589" calcext:value-type="float">
            <text:p>0.3636589</text:p>
          </table:table-cell>
          <table:table-cell office:value-type="float" office:value="0.364882" calcext:value-type="float">
            <text:p>0.364882</text:p>
          </table:table-cell>
          <table:table-cell office:value-type="float" office:value="0.3679856" calcext:value-type="float">
            <text:p>0.3679856</text:p>
          </table:table-cell>
          <table:table-cell office:value-type="float" office:value="0.3730719" calcext:value-type="float">
            <text:p>0.3730719</text:p>
          </table:table-cell>
          <table:table-cell office:value-type="float" office:value="0.2237192" calcext:value-type="float">
            <text:p>0.2237192</text:p>
          </table:table-cell>
          <table:table-cell office:value-type="float" office:value="0.1996209" calcext:value-type="float">
            <text:p>0.1996209</text:p>
          </table:table-cell>
          <table:table-cell office:value-type="float" office:value="0.2516744" calcext:value-type="float">
            <text:p>0.2516744</text:p>
          </table:table-cell>
          <table:table-cell office:value-type="float" office:value="0.2366767" calcext:value-type="float">
            <text:p>0.2366767</text:p>
          </table:table-cell>
          <table:table-cell office:value-type="float" office:value="0.3895273" calcext:value-type="float">
            <text:p>0.3895273</text:p>
          </table:table-cell>
          <table:table-cell office:value-type="float" office:value="0.4140612" calcext:value-type="float">
            <text:p>0.414061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046E-015" calcext:value-type="float">
            <text:p>1.938046E-15</text:p>
          </table:table-cell>
          <table:table-cell office:value-type="float" office:value="1.876576E-015" calcext:value-type="float">
            <text:p>1.876576E-15</text:p>
          </table:table-cell>
          <table:table-cell office:value-type="float" office:value="1.975207E-015" calcext:value-type="float">
            <text:p>1.975207E-15</text:p>
          </table:table-cell>
          <table:table-cell office:value-type="float" office:value="1.974673E-015" calcext:value-type="float">
            <text:p>1.974673E-15</text:p>
          </table:table-cell>
          <table:table-cell office:value-type="float" office:value="9.481099E-016" calcext:value-type="float">
            <text:p>9.481099E-16</text:p>
          </table:table-cell>
          <table:table-cell office:value-type="float" office:value="9.392527E-016" calcext:value-type="float">
            <text:p>9.392527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5E-016" calcext:value-type="float">
            <text:p>9.57594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004281" calcext:value-type="float">
            <text:p>-0.005004281</text:p>
          </table:table-cell>
          <table:table-cell office:value-type="float" office:value="-0.004905045" calcext:value-type="float">
            <text:p>-0.004905045</text:p>
          </table:table-cell>
          <table:table-cell office:value-type="float" office:value="-0.004626994" calcext:value-type="float">
            <text:p>-0.004626994</text:p>
          </table:table-cell>
          <table:table-cell office:value-type="float" office:value="-0.0042143" calcext:value-type="float">
            <text:p>-0.0042143</text:p>
          </table:table-cell>
          <table:table-cell office:value-type="float" office:value="-0.1227773" calcext:value-type="float">
            <text:p>-0.1227773</text:p>
          </table:table-cell>
          <table:table-cell office:value-type="float" office:value="-0.2459467" calcext:value-type="float">
            <text:p>-0.2459467</text:p>
          </table:table-cell>
          <table:table-cell office:value-type="float" office:value="-0.2410874" calcext:value-type="float">
            <text:p>-0.2410874</text:p>
          </table:table-cell>
          <table:table-cell office:value-type="float" office:value="-0.4157296" calcext:value-type="float">
            <text:p>-0.4157296</text:p>
          </table:table-cell>
          <table:table-cell office:value-type="float" office:value="-0.006728607" calcext:value-type="float">
            <text:p>-0.006728607</text:p>
          </table:table-cell>
          <table:table-cell office:value-type="float" office:value="-0.00375378" calcext:value-type="float">
            <text:p>-0.00375378</text:p>
          </table:table-cell>
          <table:table-cell office:value-type="float" office:value="1388.18" calcext:value-type="float">
            <text:p>1388.18</text:p>
          </table:table-cell>
          <table:table-cell office:value-type="float" office:value="0" calcext:value-type="float">
            <text:p>0</text:p>
          </table:table-cell>
          <table:table-cell office:value-type="float" office:value="-0.005048858" calcext:value-type="float">
            <text:p>-0.005048858</text:p>
          </table:table-cell>
          <table:table-cell office:value-type="float" office:value="0.0008445376" calcext:value-type="float">
            <text:p>0.000844537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98" calcext:value-type="float">
            <text:p>-1.227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654.4036" calcext:value-type="float">
            <text:p>654.4036</text:p>
          </table:table-cell>
          <table:table-cell office:value-type="float" office:value="353.3295" calcext:value-type="float">
            <text:p>353.329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4.457" calcext:value-type="float">
            <text:p>1224.457</text:p>
          </table:table-cell>
          <table:table-cell office:value-type="float" office:value="31.02803" calcext:value-type="float">
            <text:p>31.02803</text:p>
          </table:table-cell>
          <table:table-cell office:value-type="float" office:value="0" calcext:value-type="float">
            <text:p>0</text:p>
          </table:table-cell>
          <table:table-cell office:value-type="float" office:value="0.351051" calcext:value-type="float">
            <text:p>0.351051</text:p>
          </table:table-cell>
          <table:table-cell office:value-type="float" office:value="0.3526328" calcext:value-type="float">
            <text:p>0.3526328</text:p>
          </table:table-cell>
          <table:table-cell office:value-type="float" office:value="0.3558585" calcext:value-type="float">
            <text:p>0.3558585</text:p>
          </table:table-cell>
          <table:table-cell office:value-type="float" office:value="0.3598836" calcext:value-type="float">
            <text:p>0.3598836</text:p>
          </table:table-cell>
          <table:table-cell office:value-type="float" office:value="0.2351464" calcext:value-type="float">
            <text:p>0.2351464</text:p>
          </table:table-cell>
          <table:table-cell office:value-type="float" office:value="0.2025921" calcext:value-type="float">
            <text:p>0.2025921</text:p>
          </table:table-cell>
          <table:table-cell office:value-type="float" office:value="0.2520895" calcext:value-type="float">
            <text:p>0.2520895</text:p>
          </table:table-cell>
          <table:table-cell office:value-type="float" office:value="0.2370321" calcext:value-type="float">
            <text:p>0.2370321</text:p>
          </table:table-cell>
          <table:table-cell office:value-type="float" office:value="0.3896361" calcext:value-type="float">
            <text:p>0.3896361</text:p>
          </table:table-cell>
          <table:table-cell office:value-type="float" office:value="0.4140995" calcext:value-type="float">
            <text:p>0.414099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838E-015" calcext:value-type="float">
            <text:p>1.937838E-15</text:p>
          </table:table-cell>
          <table:table-cell office:value-type="float" office:value="1.876587E-015" calcext:value-type="float">
            <text:p>1.876587E-15</text:p>
          </table:table-cell>
          <table:table-cell office:value-type="float" office:value="1.975221E-015" calcext:value-type="float">
            <text:p>1.975221E-15</text:p>
          </table:table-cell>
          <table:table-cell office:value-type="float" office:value="1.974673E-015" calcext:value-type="float">
            <text:p>1.974673E-15</text:p>
          </table:table-cell>
          <table:table-cell office:value-type="float" office:value="9.481255E-016" calcext:value-type="float">
            <text:p>9.481255E-16</text:p>
          </table:table-cell>
          <table:table-cell office:value-type="float" office:value="9.392628E-016" calcext:value-type="float">
            <text:p>9.392628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1E-016" calcext:value-type="float">
            <text:p>9.575941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386105" calcext:value-type="float">
            <text:p>-0.006386105</text:p>
          </table:table-cell>
          <table:table-cell office:value-type="float" office:value="-0.0062082" calcext:value-type="float">
            <text:p>-0.0062082</text:p>
          </table:table-cell>
          <table:table-cell office:value-type="float" office:value="-0.005829284" calcext:value-type="float">
            <text:p>-0.005829284</text:p>
          </table:table-cell>
          <table:table-cell office:value-type="float" office:value="-0.005396972" calcext:value-type="float">
            <text:p>-0.005396972</text:p>
          </table:table-cell>
          <table:table-cell office:value-type="float" office:value="-0.09062002" calcext:value-type="float">
            <text:p>-0.09062002</text:p>
          </table:table-cell>
          <table:table-cell office:value-type="float" office:value="-0.224712" calcext:value-type="float">
            <text:p>-0.224712</text:p>
          </table:table-cell>
          <table:table-cell office:value-type="float" office:value="-0.2380813" calcext:value-type="float">
            <text:p>-0.2380813</text:p>
          </table:table-cell>
          <table:table-cell office:value-type="float" office:value="-0.4110004" calcext:value-type="float">
            <text:p>-0.4110004</text:p>
          </table:table-cell>
          <table:table-cell office:value-type="float" office:value="-0.006710558" calcext:value-type="float">
            <text:p>-0.006710558</text:p>
          </table:table-cell>
          <table:table-cell office:value-type="float" office:value="-0.003750447" calcext:value-type="float">
            <text:p>-0.003750447</text:p>
          </table:table-cell>
          <table:table-cell office:value-type="float" office:value="1391.591" calcext:value-type="float">
            <text:p>1391.591</text:p>
          </table:table-cell>
          <table:table-cell office:value-type="float" office:value="0" calcext:value-type="float">
            <text:p>0</text:p>
          </table:table-cell>
          <table:table-cell office:value-type="float" office:value="-0.006444311" calcext:value-type="float">
            <text:p>-0.006444311</text:p>
          </table:table-cell>
          <table:table-cell office:value-type="float" office:value="0.0008345244" calcext:value-type="float">
            <text:p>0.00083452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801" calcext:value-type="float">
            <text:p>-1.2278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654.4036" calcext:value-type="float">
            <text:p>654.4036</text:p>
          </table:table-cell>
          <table:table-cell office:value-type="float" office:value="354.2928" calcext:value-type="float">
            <text:p>354.292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3.568" calcext:value-type="float">
            <text:p>1223.568</text:p>
          </table:table-cell>
          <table:table-cell office:value-type="float" office:value="30.95365" calcext:value-type="float">
            <text:p>30.95365</text:p>
          </table:table-cell>
          <table:table-cell office:value-type="float" office:value="0" calcext:value-type="float">
            <text:p>0</text:p>
          </table:table-cell>
          <table:table-cell office:value-type="float" office:value="0.3366647" calcext:value-type="float">
            <text:p>0.3366647</text:p>
          </table:table-cell>
          <table:table-cell office:value-type="float" office:value="0.3378037" calcext:value-type="float">
            <text:p>0.3378037</text:p>
          </table:table-cell>
          <table:table-cell office:value-type="float" office:value="0.3399512" calcext:value-type="float">
            <text:p>0.3399512</text:p>
          </table:table-cell>
          <table:table-cell office:value-type="float" office:value="0.3411722" calcext:value-type="float">
            <text:p>0.3411722</text:p>
          </table:table-cell>
          <table:table-cell office:value-type="float" office:value="0.2527263" calcext:value-type="float">
            <text:p>0.2527263</text:p>
          </table:table-cell>
          <table:table-cell office:value-type="float" office:value="0.2065201" calcext:value-type="float">
            <text:p>0.2065201</text:p>
          </table:table-cell>
          <table:table-cell office:value-type="float" office:value="0.2525673" calcext:value-type="float">
            <text:p>0.2525673</text:p>
          </table:table-cell>
          <table:table-cell office:value-type="float" office:value="0.2373787" calcext:value-type="float">
            <text:p>0.2373787</text:p>
          </table:table-cell>
          <table:table-cell office:value-type="float" office:value="0.3897122" calcext:value-type="float">
            <text:p>0.3897122</text:p>
          </table:table-cell>
          <table:table-cell office:value-type="float" office:value="0.4141319" calcext:value-type="float">
            <text:p>0.4141319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63E-015" calcext:value-type="float">
            <text:p>1.93763E-15</text:p>
          </table:table-cell>
          <table:table-cell office:value-type="float" office:value="1.876601E-015" calcext:value-type="float">
            <text:p>1.876601E-15</text:p>
          </table:table-cell>
          <table:table-cell office:value-type="float" office:value="1.975233E-015" calcext:value-type="float">
            <text:p>1.975233E-15</text:p>
          </table:table-cell>
          <table:table-cell office:value-type="float" office:value="1.974676E-015" calcext:value-type="float">
            <text:p>1.974676E-15</text:p>
          </table:table-cell>
          <table:table-cell office:value-type="float" office:value="9.481498E-016" calcext:value-type="float">
            <text:p>9.481498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8E-016" calcext:value-type="float">
            <text:p>9.691998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544232" calcext:value-type="float">
            <text:p>-0.008544232</text:p>
          </table:table-cell>
          <table:table-cell office:value-type="float" office:value="-0.008364313" calcext:value-type="float">
            <text:p>-0.008364313</text:p>
          </table:table-cell>
          <table:table-cell office:value-type="float" office:value="-0.007999641" calcext:value-type="float">
            <text:p>-0.007999641</text:p>
          </table:table-cell>
          <table:table-cell office:value-type="float" office:value="-0.007805846" calcext:value-type="float">
            <text:p>-0.007805846</text:p>
          </table:table-cell>
          <table:table-cell office:value-type="float" office:value="-0.05839427" calcext:value-type="float">
            <text:p>-0.05839427</text:p>
          </table:table-cell>
          <table:table-cell office:value-type="float" office:value="-0.1998766" calcext:value-type="float">
            <text:p>-0.1998766</text:p>
          </table:table-cell>
          <table:table-cell office:value-type="float" office:value="-0.2346781" calcext:value-type="float">
            <text:p>-0.2346781</text:p>
          </table:table-cell>
          <table:table-cell office:value-type="float" office:value="-0.4064481" calcext:value-type="float">
            <text:p>-0.4064481</text:p>
          </table:table-cell>
          <table:table-cell office:value-type="float" office:value="-0.006697985" calcext:value-type="float">
            <text:p>-0.006697985</text:p>
          </table:table-cell>
          <table:table-cell office:value-type="float" office:value="-0.003747626" calcext:value-type="float">
            <text:p>-0.003747626</text:p>
          </table:table-cell>
          <table:table-cell office:value-type="float" office:value="1395.015" calcext:value-type="float">
            <text:p>1395.015</text:p>
          </table:table-cell>
          <table:table-cell office:value-type="float" office:value="0" calcext:value-type="float">
            <text:p>0</text:p>
          </table:table-cell>
          <table:table-cell office:value-type="float" office:value="-0.008645336" calcext:value-type="float">
            <text:p>-0.008645336</text:p>
          </table:table-cell>
          <table:table-cell office:value-type="float" office:value="0.0008243084" calcext:value-type="float">
            <text:p>0.000824308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649" calcext:value-type="float">
            <text:p>-1.2276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654.4036" calcext:value-type="float">
            <text:p>654.4036</text:p>
          </table:table-cell>
          <table:table-cell office:value-type="float" office:value="354.9019" calcext:value-type="float">
            <text:p>354.901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3.027" calcext:value-type="float">
            <text:p>1223.027</text:p>
          </table:table-cell>
          <table:table-cell office:value-type="float" office:value="30.88574" calcext:value-type="float">
            <text:p>30.88574</text:p>
          </table:table-cell>
          <table:table-cell office:value-type="float" office:value="0" calcext:value-type="float">
            <text:p>0</text:p>
          </table:table-cell>
          <table:table-cell office:value-type="float" office:value="0.3207461" calcext:value-type="float">
            <text:p>0.3207461</text:p>
          </table:table-cell>
          <table:table-cell office:value-type="float" office:value="0.3211659" calcext:value-type="float">
            <text:p>0.3211659</text:p>
          </table:table-cell>
          <table:table-cell office:value-type="float" office:value="0.3215908" calcext:value-type="float">
            <text:p>0.3215908</text:p>
          </table:table-cell>
          <table:table-cell office:value-type="float" office:value="0.3167957" calcext:value-type="float">
            <text:p>0.3167957</text:p>
          </table:table-cell>
          <table:table-cell office:value-type="float" office:value="0.2847335" calcext:value-type="float">
            <text:p>0.2847335</text:p>
          </table:table-cell>
          <table:table-cell office:value-type="float" office:value="0.2117019" calcext:value-type="float">
            <text:p>0.2117019</text:p>
          </table:table-cell>
          <table:table-cell office:value-type="float" office:value="0.253159" calcext:value-type="float">
            <text:p>0.253159</text:p>
          </table:table-cell>
          <table:table-cell office:value-type="float" office:value="0.2377256" calcext:value-type="float">
            <text:p>0.2377256</text:p>
          </table:table-cell>
          <table:table-cell office:value-type="float" office:value="0.3897863" calcext:value-type="float">
            <text:p>0.3897863</text:p>
          </table:table-cell>
          <table:table-cell office:value-type="float" office:value="0.4141653" calcext:value-type="float">
            <text:p>0.414165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44E-015" calcext:value-type="float">
            <text:p>1.93744E-15</text:p>
          </table:table-cell>
          <table:table-cell office:value-type="float" office:value="1.876616E-015" calcext:value-type="float">
            <text:p>1.876616E-15</text:p>
          </table:table-cell>
          <table:table-cell office:value-type="float" office:value="1.975244E-015" calcext:value-type="float">
            <text:p>1.975244E-15</text:p>
          </table:table-cell>
          <table:table-cell office:value-type="float" office:value="1.974673E-015" calcext:value-type="float">
            <text:p>1.974673E-15</text:p>
          </table:table-cell>
          <table:table-cell office:value-type="float" office:value="9.481777E-016" calcext:value-type="float">
            <text:p>9.481777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3E-016" calcext:value-type="float">
            <text:p>9.691993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95621" calcext:value-type="float">
            <text:p>-0.01195621</text:p>
          </table:table-cell>
          <table:table-cell office:value-type="float" office:value="-0.01186727" calcext:value-type="float">
            <text:p>-0.01186727</text:p>
          </table:table-cell>
          <table:table-cell office:value-type="float" office:value="-0.0117456" calcext:value-type="float">
            <text:p>-0.0117456</text:p>
          </table:table-cell>
          <table:table-cell office:value-type="float" office:value="-0.01300667" calcext:value-type="float">
            <text:p>-0.01300667</text:p>
          </table:table-cell>
          <table:table-cell office:value-type="float" office:value="-0.02768282" calcext:value-type="float">
            <text:p>-0.02768282</text:p>
          </table:table-cell>
          <table:table-cell office:value-type="float" office:value="-0.1718452" calcext:value-type="float">
            <text:p>-0.1718452</text:p>
          </table:table-cell>
          <table:table-cell office:value-type="float" office:value="-0.2305362" calcext:value-type="float">
            <text:p>-0.2305362</text:p>
          </table:table-cell>
          <table:table-cell office:value-type="float" office:value="-0.4019493" calcext:value-type="float">
            <text:p>-0.4019493</text:p>
          </table:table-cell>
          <table:table-cell office:value-type="float" office:value="-0.006685741" calcext:value-type="float">
            <text:p>-0.006685741</text:p>
          </table:table-cell>
          <table:table-cell office:value-type="float" office:value="-0.003744732" calcext:value-type="float">
            <text:p>-0.003744732</text:p>
          </table:table-cell>
          <table:table-cell office:value-type="float" office:value="1398.448" calcext:value-type="float">
            <text:p>1398.448</text:p>
          </table:table-cell>
          <table:table-cell office:value-type="float" office:value="0" calcext:value-type="float">
            <text:p>0</text:p>
          </table:table-cell>
          <table:table-cell office:value-type="float" office:value="-0.01196282" calcext:value-type="float">
            <text:p>-0.01196282</text:p>
          </table:table-cell>
          <table:table-cell office:value-type="float" office:value="0.0008091882" calcext:value-type="float">
            <text:p>0.00080918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494" calcext:value-type="float">
            <text:p>-1.2274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673.6031" calcext:value-type="float">
            <text:p>673.6031</text:p>
          </table:table-cell>
          <table:table-cell office:value-type="float" office:value="355.1303" calcext:value-type="float">
            <text:p>355.130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1.791" calcext:value-type="float">
            <text:p>1241.791</text:p>
          </table:table-cell>
          <table:table-cell office:value-type="float" office:value="31.0933" calcext:value-type="float">
            <text:p>31.0933</text:p>
          </table:table-cell>
          <table:table-cell office:value-type="float" office:value="0" calcext:value-type="float">
            <text:p>0</text:p>
          </table:table-cell>
          <table:table-cell office:value-type="float" office:value="0.3844034" calcext:value-type="float">
            <text:p>0.3844034</text:p>
          </table:table-cell>
          <table:table-cell office:value-type="float" office:value="0.3866357" calcext:value-type="float">
            <text:p>0.3866357</text:p>
          </table:table-cell>
          <table:table-cell office:value-type="float" office:value="0.3922653" calcext:value-type="float">
            <text:p>0.3922653</text:p>
          </table:table-cell>
          <table:table-cell office:value-type="float" office:value="0.4021039" calcext:value-type="float">
            <text:p>0.4021039</text:p>
          </table:table-cell>
          <table:table-cell office:value-type="float" office:value="0.4143271" calcext:value-type="float">
            <text:p>0.4143271</text:p>
          </table:table-cell>
          <table:table-cell office:value-type="float" office:value="0.2202386" calcext:value-type="float">
            <text:p>0.2202386</text:p>
          </table:table-cell>
          <table:table-cell office:value-type="float" office:value="0.2783973" calcext:value-type="float">
            <text:p>0.2783973</text:p>
          </table:table-cell>
          <table:table-cell office:value-type="float" office:value="0.2380942" calcext:value-type="float">
            <text:p>0.2380942</text:p>
          </table:table-cell>
          <table:table-cell office:value-type="float" office:value="0.3895735" calcext:value-type="float">
            <text:p>0.3895735</text:p>
          </table:table-cell>
          <table:table-cell office:value-type="float" office:value="0.4139236" calcext:value-type="float">
            <text:p>0.4139236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264E-015" calcext:value-type="float">
            <text:p>1.937264E-15</text:p>
          </table:table-cell>
          <table:table-cell office:value-type="float" office:value="1.876628E-015" calcext:value-type="float">
            <text:p>1.876628E-15</text:p>
          </table:table-cell>
          <table:table-cell office:value-type="float" office:value="1.975252E-015" calcext:value-type="float">
            <text:p>1.975252E-15</text:p>
          </table:table-cell>
          <table:table-cell office:value-type="float" office:value="1.974669E-015" calcext:value-type="float">
            <text:p>1.974669E-15</text:p>
          </table:table-cell>
          <table:table-cell office:value-type="float" office:value="9.482084E-016" calcext:value-type="float">
            <text:p>9.482084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3E-016" calcext:value-type="float">
            <text:p>9.691993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40065" calcext:value-type="float">
            <text:p>-0.00340065</text:p>
          </table:table-cell>
          <table:table-cell office:value-type="float" office:value="-0.003280129" calcext:value-type="float">
            <text:p>-0.003280129</text:p>
          </table:table-cell>
          <table:table-cell office:value-type="float" office:value="-0.002969469" calcext:value-type="float">
            <text:p>-0.002969469</text:p>
          </table:table-cell>
          <table:table-cell office:value-type="float" office:value="-0.002509268" calcext:value-type="float">
            <text:p>-0.002509268</text:p>
          </table:table-cell>
          <table:table-cell office:value-type="float" office:value="-0.002042261" calcext:value-type="float">
            <text:p>-0.002042261</text:p>
          </table:table-cell>
          <table:table-cell office:value-type="float" office:value="-0.1351474" calcext:value-type="float">
            <text:p>-0.1351474</text:p>
          </table:table-cell>
          <table:table-cell office:value-type="float" office:value="-0.1116996" calcext:value-type="float">
            <text:p>-0.1116996</text:p>
          </table:table-cell>
          <table:table-cell office:value-type="float" office:value="-0.3972348" calcext:value-type="float">
            <text:p>-0.3972348</text:p>
          </table:table-cell>
          <table:table-cell office:value-type="float" office:value="-0.006721014" calcext:value-type="float">
            <text:p>-0.006721014</text:p>
          </table:table-cell>
          <table:table-cell office:value-type="float" office:value="-0.00376612" calcext:value-type="float">
            <text:p>-0.00376612</text:p>
          </table:table-cell>
          <table:table-cell office:value-type="float" office:value="1402.6" calcext:value-type="float">
            <text:p>1402.6</text:p>
          </table:table-cell>
          <table:table-cell office:value-type="float" office:value="0" calcext:value-type="float">
            <text:p>0</text:p>
          </table:table-cell>
          <table:table-cell office:value-type="float" office:value="-0.003448329" calcext:value-type="float">
            <text:p>-0.003448329</text:p>
          </table:table-cell>
          <table:table-cell office:value-type="float" office:value="0.0007913528" calcext:value-type="float">
            <text:p>0.00079135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64" calcext:value-type="float">
            <text:p>-1.228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675.8035" calcext:value-type="float">
            <text:p>675.8035</text:p>
          </table:table-cell>
          <table:table-cell office:value-type="float" office:value="356.1816" calcext:value-type="float">
            <text:p>356.181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3.031" calcext:value-type="float">
            <text:p>1243.031</text:p>
          </table:table-cell>
          <table:table-cell office:value-type="float" office:value="31.00163" calcext:value-type="float">
            <text:p>31.00163</text:p>
          </table:table-cell>
          <table:table-cell office:value-type="float" office:value="0" calcext:value-type="float">
            <text:p>0</text:p>
          </table:table-cell>
          <table:table-cell office:value-type="float" office:value="0.384938" calcext:value-type="float">
            <text:p>0.384938</text:p>
          </table:table-cell>
          <table:table-cell office:value-type="float" office:value="0.387563" calcext:value-type="float">
            <text:p>0.387563</text:p>
          </table:table-cell>
          <table:table-cell office:value-type="float" office:value="0.3938642" calcext:value-type="float">
            <text:p>0.3938642</text:p>
          </table:table-cell>
          <table:table-cell office:value-type="float" office:value="0.4048487" calcext:value-type="float">
            <text:p>0.4048487</text:p>
          </table:table-cell>
          <table:table-cell office:value-type="float" office:value="0.4182238" calcext:value-type="float">
            <text:p>0.4182238</text:p>
          </table:table-cell>
          <table:table-cell office:value-type="float" office:value="0.2327829" calcext:value-type="float">
            <text:p>0.2327829</text:p>
          </table:table-cell>
          <table:table-cell office:value-type="float" office:value="0.2785335" calcext:value-type="float">
            <text:p>0.2785335</text:p>
          </table:table-cell>
          <table:table-cell office:value-type="float" office:value="0.2384695" calcext:value-type="float">
            <text:p>0.2384695</text:p>
          </table:table-cell>
          <table:table-cell office:value-type="float" office:value="0.3896948" calcext:value-type="float">
            <text:p>0.3896948</text:p>
          </table:table-cell>
          <table:table-cell office:value-type="float" office:value="0.4140098" calcext:value-type="float">
            <text:p>0.414009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104E-015" calcext:value-type="float">
            <text:p>1.937104E-15</text:p>
          </table:table-cell>
          <table:table-cell office:value-type="float" office:value="1.876641E-015" calcext:value-type="float">
            <text:p>1.876641E-15</text:p>
          </table:table-cell>
          <table:table-cell office:value-type="float" office:value="1.975257E-015" calcext:value-type="float">
            <text:p>1.975257E-15</text:p>
          </table:table-cell>
          <table:table-cell office:value-type="float" office:value="1.97467E-015" calcext:value-type="float">
            <text:p>1.97467E-15</text:p>
          </table:table-cell>
          <table:table-cell office:value-type="float" office:value="9.482345E-016" calcext:value-type="float">
            <text:p>9.482345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3E-016" calcext:value-type="float">
            <text:p>9.691993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369009" calcext:value-type="float">
            <text:p>-0.003369009</text:p>
          </table:table-cell>
          <table:table-cell office:value-type="float" office:value="-0.003226465" calcext:value-type="float">
            <text:p>-0.003226465</text:p>
          </table:table-cell>
          <table:table-cell office:value-type="float" office:value="-0.002886825" calcext:value-type="float">
            <text:p>-0.002886825</text:p>
          </table:table-cell>
          <table:table-cell office:value-type="float" office:value="-0.002391539" calcext:value-type="float">
            <text:p>-0.002391539</text:p>
          </table:table-cell>
          <table:table-cell office:value-type="float" office:value="-0.00191062" calcext:value-type="float">
            <text:p>-0.00191062</text:p>
          </table:table-cell>
          <table:table-cell office:value-type="float" office:value="-0.09636135" calcext:value-type="float">
            <text:p>-0.09636135</text:p>
          </table:table-cell>
          <table:table-cell office:value-type="float" office:value="-0.1113077" calcext:value-type="float">
            <text:p>-0.1113077</text:p>
          </table:table-cell>
          <table:table-cell office:value-type="float" office:value="-0.3924935" calcext:value-type="float">
            <text:p>-0.3924935</text:p>
          </table:table-cell>
          <table:table-cell office:value-type="float" office:value="-0.006700866" calcext:value-type="float">
            <text:p>-0.006700866</text:p>
          </table:table-cell>
          <table:table-cell office:value-type="float" office:value="-0.003758252" calcext:value-type="float">
            <text:p>-0.003758252</text:p>
          </table:table-cell>
          <table:table-cell office:value-type="float" office:value="1406.017" calcext:value-type="float">
            <text:p>1406.017</text:p>
          </table:table-cell>
          <table:table-cell office:value-type="float" office:value="0" calcext:value-type="float">
            <text:p>0</text:p>
          </table:table-cell>
          <table:table-cell office:value-type="float" office:value="-0.003443281" calcext:value-type="float">
            <text:p>-0.003443281</text:p>
          </table:table-cell>
          <table:table-cell office:value-type="float" office:value="0.0007755844" calcext:value-type="float">
            <text:p>0.00077558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22" calcext:value-type="float">
            <text:p>-1.228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675.8035" calcext:value-type="float">
            <text:p>675.8035</text:p>
          </table:table-cell>
          <table:table-cell office:value-type="float" office:value="357.9363" calcext:value-type="float">
            <text:p>357.936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1.354" calcext:value-type="float">
            <text:p>1241.354</text:p>
          </table:table-cell>
          <table:table-cell office:value-type="float" office:value="30.92366" calcext:value-type="float">
            <text:p>30.92366</text:p>
          </table:table-cell>
          <table:table-cell office:value-type="float" office:value="0" calcext:value-type="float">
            <text:p>0</text:p>
          </table:table-cell>
          <table:table-cell office:value-type="float" office:value="0.3762821" calcext:value-type="float">
            <text:p>0.3762821</text:p>
          </table:table-cell>
          <table:table-cell office:value-type="float" office:value="0.3784182" calcext:value-type="float">
            <text:p>0.3784182</text:p>
          </table:table-cell>
          <table:table-cell office:value-type="float" office:value="0.3835247" calcext:value-type="float">
            <text:p>0.3835247</text:p>
          </table:table-cell>
          <table:table-cell office:value-type="float" office:value="0.3919631" calcext:value-type="float">
            <text:p>0.3919631</text:p>
          </table:table-cell>
          <table:table-cell office:value-type="float" office:value="0.401385" calcext:value-type="float">
            <text:p>0.401385</text:p>
          </table:table-cell>
          <table:table-cell office:value-type="float" office:value="0.2533301" calcext:value-type="float">
            <text:p>0.2533301</text:p>
          </table:table-cell>
          <table:table-cell office:value-type="float" office:value="0.2794286" calcext:value-type="float">
            <text:p>0.2794286</text:p>
          </table:table-cell>
          <table:table-cell office:value-type="float" office:value="0.2388363" calcext:value-type="float">
            <text:p>0.2388363</text:p>
          </table:table-cell>
          <table:table-cell office:value-type="float" office:value="0.3897924" calcext:value-type="float">
            <text:p>0.3897924</text:p>
          </table:table-cell>
          <table:table-cell office:value-type="float" office:value="0.4140694" calcext:value-type="float">
            <text:p>0.4140694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93E-015" calcext:value-type="float">
            <text:p>1.93693E-15</text:p>
          </table:table-cell>
          <table:table-cell office:value-type="float" office:value="1.876652E-015" calcext:value-type="float">
            <text:p>1.876652E-15</text:p>
          </table:table-cell>
          <table:table-cell office:value-type="float" office:value="1.975264E-015" calcext:value-type="float">
            <text:p>1.975264E-15</text:p>
          </table:table-cell>
          <table:table-cell office:value-type="float" office:value="1.974666E-015" calcext:value-type="float">
            <text:p>1.974666E-15</text:p>
          </table:table-cell>
          <table:table-cell office:value-type="float" office:value="9.482658E-016" calcext:value-type="float">
            <text:p>9.482658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947564" calcext:value-type="float">
            <text:p>-0.003947564</text:p>
          </table:table-cell>
          <table:table-cell office:value-type="float" office:value="-0.003808698" calcext:value-type="float">
            <text:p>-0.003808698</text:p>
          </table:table-cell>
          <table:table-cell office:value-type="float" office:value="-0.003471181" calcext:value-type="float">
            <text:p>-0.003471181</text:p>
          </table:table-cell>
          <table:table-cell office:value-type="float" office:value="-0.002989749" calcext:value-type="float">
            <text:p>-0.002989749</text:p>
          </table:table-cell>
          <table:table-cell office:value-type="float" office:value="-0.002536639" calcext:value-type="float">
            <text:p>-0.002536639</text:p>
          </table:table-cell>
          <table:table-cell office:value-type="float" office:value="-0.05760736" calcext:value-type="float">
            <text:p>-0.05760736</text:p>
          </table:table-cell>
          <table:table-cell office:value-type="float" office:value="-0.1086494" calcext:value-type="float">
            <text:p>-0.1086494</text:p>
          </table:table-cell>
          <table:table-cell office:value-type="float" office:value="-0.3879212" calcext:value-type="float">
            <text:p>-0.3879212</text:p>
          </table:table-cell>
          <table:table-cell office:value-type="float" office:value="-0.006684769" calcext:value-type="float">
            <text:p>-0.006684769</text:p>
          </table:table-cell>
          <table:table-cell office:value-type="float" office:value="-0.003753068" calcext:value-type="float">
            <text:p>-0.003753068</text:p>
          </table:table-cell>
          <table:table-cell office:value-type="float" office:value="1409.439" calcext:value-type="float">
            <text:p>1409.439</text:p>
          </table:table-cell>
          <table:table-cell office:value-type="float" office:value="0" calcext:value-type="float">
            <text:p>0</text:p>
          </table:table-cell>
          <table:table-cell office:value-type="float" office:value="-0.004009684" calcext:value-type="float">
            <text:p>-0.004009684</text:p>
          </table:table-cell>
          <table:table-cell office:value-type="float" office:value="0.0007676495" calcext:value-type="float">
            <text:p>0.000767649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941" calcext:value-type="float">
            <text:p>-1.22794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675.8035" calcext:value-type="float">
            <text:p>675.8035</text:p>
          </table:table-cell>
          <table:table-cell office:value-type="float" office:value="358.6494" calcext:value-type="float">
            <text:p>358.649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0.704" calcext:value-type="float">
            <text:p>1240.704</text:p>
          </table:table-cell>
          <table:table-cell office:value-type="float" office:value="30.86081" calcext:value-type="float">
            <text:p>30.86081</text:p>
          </table:table-cell>
          <table:table-cell office:value-type="float" office:value="0" calcext:value-type="float">
            <text:p>0</text:p>
          </table:table-cell>
          <table:table-cell office:value-type="float" office:value="0.3623044" calcext:value-type="float">
            <text:p>0.3623044</text:p>
          </table:table-cell>
          <table:table-cell office:value-type="float" office:value="0.3636383" calcext:value-type="float">
            <text:p>0.3636383</text:p>
          </table:table-cell>
          <table:table-cell office:value-type="float" office:value="0.3664748" calcext:value-type="float">
            <text:p>0.3664748</text:p>
          </table:table-cell>
          <table:table-cell office:value-type="float" office:value="0.3683926" calcext:value-type="float">
            <text:p>0.3683926</text:p>
          </table:table-cell>
          <table:table-cell office:value-type="float" office:value="0.3655185" calcext:value-type="float">
            <text:p>0.3655185</text:p>
          </table:table-cell>
          <table:table-cell office:value-type="float" office:value="0.317998" calcext:value-type="float">
            <text:p>0.317998</text:p>
          </table:table-cell>
          <table:table-cell office:value-type="float" office:value="0.2818341" calcext:value-type="float">
            <text:p>0.2818341</text:p>
          </table:table-cell>
          <table:table-cell office:value-type="float" office:value="0.2391984" calcext:value-type="float">
            <text:p>0.2391984</text:p>
          </table:table-cell>
          <table:table-cell office:value-type="float" office:value="0.3898723" calcext:value-type="float">
            <text:p>0.3898723</text:p>
          </table:table-cell>
          <table:table-cell office:value-type="float" office:value="0.4141229" calcext:value-type="float">
            <text:p>0.414122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75E-015" calcext:value-type="float">
            <text:p>1.93675E-15</text:p>
          </table:table-cell>
          <table:table-cell office:value-type="float" office:value="1.876668E-015" calcext:value-type="float">
            <text:p>1.876668E-15</text:p>
          </table:table-cell>
          <table:table-cell office:value-type="float" office:value="1.97527E-015" calcext:value-type="float">
            <text:p>1.97527E-15</text:p>
          </table:table-cell>
          <table:table-cell office:value-type="float" office:value="1.974666E-015" calcext:value-type="float">
            <text:p>1.974666E-15</text:p>
          </table:table-cell>
          <table:table-cell office:value-type="float" office:value="9.482948E-016" calcext:value-type="float">
            <text:p>9.482948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5E-016" calcext:value-type="float">
            <text:p>9.575945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120195" calcext:value-type="float">
            <text:p>-0.005120195</text:p>
          </table:table-cell>
          <table:table-cell office:value-type="float" office:value="-0.005006365" calcext:value-type="float">
            <text:p>-0.005006365</text:p>
          </table:table-cell>
          <table:table-cell office:value-type="float" office:value="-0.004741825" calcext:value-type="float">
            <text:p>-0.004741825</text:p>
          </table:table-cell>
          <table:table-cell office:value-type="float" office:value="-0.004566573" calcext:value-type="float">
            <text:p>-0.004566573</text:p>
          </table:table-cell>
          <table:table-cell office:value-type="float" office:value="-0.00479991" calcext:value-type="float">
            <text:p>-0.00479991</text:p>
          </table:table-cell>
          <table:table-cell office:value-type="float" office:value="-0.01314374" calcext:value-type="float">
            <text:p>-0.01314374</text:p>
          </table:table-cell>
          <table:table-cell office:value-type="float" office:value="-0.1018104" calcext:value-type="float">
            <text:p>-0.1018104</text:p>
          </table:table-cell>
          <table:table-cell office:value-type="float" office:value="-0.3834686" calcext:value-type="float">
            <text:p>-0.3834686</text:p>
          </table:table-cell>
          <table:table-cell office:value-type="float" office:value="-0.006671608" calcext:value-type="float">
            <text:p>-0.006671608</text:p>
          </table:table-cell>
          <table:table-cell office:value-type="float" office:value="-0.003748425" calcext:value-type="float">
            <text:p>-0.003748425</text:p>
          </table:table-cell>
          <table:table-cell office:value-type="float" office:value="1412.862" calcext:value-type="float">
            <text:p>1412.862</text:p>
          </table:table-cell>
          <table:table-cell office:value-type="float" office:value="0" calcext:value-type="float">
            <text:p>0</text:p>
          </table:table-cell>
          <table:table-cell office:value-type="float" office:value="-0.005168366" calcext:value-type="float">
            <text:p>-0.005168366</text:p>
          </table:table-cell>
          <table:table-cell office:value-type="float" office:value="0.0007581919" calcext:value-type="float">
            <text:p>0.000758191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692" calcext:value-type="float">
            <text:p>-1.22769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677.2036" calcext:value-type="float">
            <text:p>677.2036</text:p>
          </table:table-cell>
          <table:table-cell office:value-type="float" office:value="358.9255" calcext:value-type="float">
            <text:p>358.925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1.886" calcext:value-type="float">
            <text:p>1241.886</text:p>
          </table:table-cell>
          <table:table-cell office:value-type="float" office:value="30.80231" calcext:value-type="float">
            <text:p>30.80231</text:p>
          </table:table-cell>
          <table:table-cell office:value-type="float" office:value="0" calcext:value-type="float">
            <text:p>0</text:p>
          </table:table-cell>
          <table:table-cell office:value-type="float" office:value="0.3501553" calcext:value-type="float">
            <text:p>0.3501553</text:p>
          </table:table-cell>
          <table:table-cell office:value-type="float" office:value="0.3511891" calcext:value-type="float">
            <text:p>0.3511891</text:p>
          </table:table-cell>
          <table:table-cell office:value-type="float" office:value="0.3534507" calcext:value-type="float">
            <text:p>0.3534507</text:p>
          </table:table-cell>
          <table:table-cell office:value-type="float" office:value="0.3564424" calcext:value-type="float">
            <text:p>0.3564424</text:p>
          </table:table-cell>
          <table:table-cell office:value-type="float" office:value="0.3594057" calcext:value-type="float">
            <text:p>0.3594057</text:p>
          </table:table-cell>
          <table:table-cell office:value-type="float" office:value="0.3628931" calcext:value-type="float">
            <text:p>0.3628931</text:p>
          </table:table-cell>
          <table:table-cell office:value-type="float" office:value="0.2850901" calcext:value-type="float">
            <text:p>0.2850901</text:p>
          </table:table-cell>
          <table:table-cell office:value-type="float" office:value="0.239559" calcext:value-type="float">
            <text:p>0.239559</text:p>
          </table:table-cell>
          <table:table-cell office:value-type="float" office:value="0.3899385" calcext:value-type="float">
            <text:p>0.3899385</text:p>
          </table:table-cell>
          <table:table-cell office:value-type="float" office:value="0.4141704" calcext:value-type="float">
            <text:p>0.414170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583E-015" calcext:value-type="float">
            <text:p>1.936583E-15</text:p>
          </table:table-cell>
          <table:table-cell office:value-type="float" office:value="1.876683E-015" calcext:value-type="float">
            <text:p>1.876683E-15</text:p>
          </table:table-cell>
          <table:table-cell office:value-type="float" office:value="1.975272E-015" calcext:value-type="float">
            <text:p>1.975272E-15</text:p>
          </table:table-cell>
          <table:table-cell office:value-type="float" office:value="1.974673E-015" calcext:value-type="float">
            <text:p>1.974673E-15</text:p>
          </table:table-cell>
          <table:table-cell office:value-type="float" office:value="9.483154E-016" calcext:value-type="float">
            <text:p>9.483154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8E-016" calcext:value-type="float">
            <text:p>9.691998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503011" calcext:value-type="float">
            <text:p>-0.006503011</text:p>
          </table:table-cell>
          <table:table-cell office:value-type="float" office:value="-0.006390491" calcext:value-type="float">
            <text:p>-0.006390491</text:p>
          </table:table-cell>
          <table:table-cell office:value-type="float" office:value="-0.006115679" calcext:value-type="float">
            <text:p>-0.006115679</text:p>
          </table:table-cell>
          <table:table-cell office:value-type="float" office:value="-0.005781545" calcext:value-type="float">
            <text:p>-0.005781545</text:p>
          </table:table-cell>
          <table:table-cell office:value-type="float" office:value="-0.00546615" calcext:value-type="float">
            <text:p>-0.00546615</text:p>
          </table:table-cell>
          <table:table-cell office:value-type="float" office:value="-0.005111357" calcext:value-type="float">
            <text:p>-0.005111357</text:p>
          </table:table-cell>
          <table:table-cell office:value-type="float" office:value="-0.09329687" calcext:value-type="float">
            <text:p>-0.09329687</text:p>
          </table:table-cell>
          <table:table-cell office:value-type="float" office:value="-0.37909" calcext:value-type="float">
            <text:p>-0.37909</text:p>
          </table:table-cell>
          <table:table-cell office:value-type="float" office:value="-0.006660718" calcext:value-type="float">
            <text:p>-0.006660718</text:p>
          </table:table-cell>
          <table:table-cell office:value-type="float" office:value="-0.003744303" calcext:value-type="float">
            <text:p>-0.003744303</text:p>
          </table:table-cell>
          <table:table-cell office:value-type="float" office:value="1416.306" calcext:value-type="float">
            <text:p>1416.306</text:p>
          </table:table-cell>
          <table:table-cell office:value-type="float" office:value="0" calcext:value-type="float">
            <text:p>0</text:p>
          </table:table-cell>
          <table:table-cell office:value-type="float" office:value="-0.006583416" calcext:value-type="float">
            <text:p>-0.006583416</text:p>
          </table:table-cell>
          <table:table-cell office:value-type="float" office:value="0.0007429555" calcext:value-type="float">
            <text:p>0.000742955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471" calcext:value-type="float">
            <text:p>-1.22747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679.6037" calcext:value-type="float">
            <text:p>679.6037</text:p>
          </table:table-cell>
          <table:table-cell office:value-type="float" office:value="359.4594" calcext:value-type="float">
            <text:p>359.459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3.804" calcext:value-type="float">
            <text:p>1243.804</text:p>
          </table:table-cell>
          <table:table-cell office:value-type="float" office:value="30.75097" calcext:value-type="float">
            <text:p>30.75097</text:p>
          </table:table-cell>
          <table:table-cell office:value-type="float" office:value="0" calcext:value-type="float">
            <text:p>0</text:p>
          </table:table-cell>
          <table:table-cell office:value-type="float" office:value="0.3667639" calcext:value-type="float">
            <text:p>0.3667639</text:p>
          </table:table-cell>
          <table:table-cell office:value-type="float" office:value="0.3669733" calcext:value-type="float">
            <text:p>0.3669733</text:p>
          </table:table-cell>
          <table:table-cell office:value-type="float" office:value="0.366153" calcext:value-type="float">
            <text:p>0.366153</text:p>
          </table:table-cell>
          <table:table-cell office:value-type="float" office:value="0.3607229" calcext:value-type="float">
            <text:p>0.3607229</text:p>
          </table:table-cell>
          <table:table-cell office:value-type="float" office:value="0.3598861" calcext:value-type="float">
            <text:p>0.3598861</text:p>
          </table:table-cell>
          <table:table-cell office:value-type="float" office:value="0.3627569" calcext:value-type="float">
            <text:p>0.3627569</text:p>
          </table:table-cell>
          <table:table-cell office:value-type="float" office:value="0.288699" calcext:value-type="float">
            <text:p>0.288699</text:p>
          </table:table-cell>
          <table:table-cell office:value-type="float" office:value="0.2399164" calcext:value-type="float">
            <text:p>0.2399164</text:p>
          </table:table-cell>
          <table:table-cell office:value-type="float" office:value="0.389994" calcext:value-type="float">
            <text:p>0.389994</text:p>
          </table:table-cell>
          <table:table-cell office:value-type="float" office:value="0.4142125" calcext:value-type="float">
            <text:p>0.4142125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432E-015" calcext:value-type="float">
            <text:p>1.936432E-15</text:p>
          </table:table-cell>
          <table:table-cell office:value-type="float" office:value="1.876697E-015" calcext:value-type="float">
            <text:p>1.876697E-15</text:p>
          </table:table-cell>
          <table:table-cell office:value-type="float" office:value="1.975274E-015" calcext:value-type="float">
            <text:p>1.975274E-15</text:p>
          </table:table-cell>
          <table:table-cell office:value-type="float" office:value="1.97469E-015" calcext:value-type="float">
            <text:p>1.97469E-15</text:p>
          </table:table-cell>
          <table:table-cell office:value-type="float" office:value="9.483243E-016" calcext:value-type="float">
            <text:p>9.483243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3E-016" calcext:value-type="float">
            <text:p>9.691993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610824" calcext:value-type="float">
            <text:p>-0.004610824</text:p>
          </table:table-cell>
          <table:table-cell office:value-type="float" office:value="-0.004627012" calcext:value-type="float">
            <text:p>-0.004627012</text:p>
          </table:table-cell>
          <table:table-cell office:value-type="float" office:value="-0.004771358" calcext:value-type="float">
            <text:p>-0.004771358</text:p>
          </table:table-cell>
          <table:table-cell office:value-type="float" office:value="-0.005379019" calcext:value-type="float">
            <text:p>-0.005379019</text:p>
          </table:table-cell>
          <table:table-cell office:value-type="float" office:value="-0.005441065" calcext:value-type="float">
            <text:p>-0.005441065</text:p>
          </table:table-cell>
          <table:table-cell office:value-type="float" office:value="-0.005127094" calcext:value-type="float">
            <text:p>-0.005127094</text:p>
          </table:table-cell>
          <table:table-cell office:value-type="float" office:value="-0.08478442" calcext:value-type="float">
            <text:p>-0.08478442</text:p>
          </table:table-cell>
          <table:table-cell office:value-type="float" office:value="-0.3748069" calcext:value-type="float">
            <text:p>-0.3748069</text:p>
          </table:table-cell>
          <table:table-cell office:value-type="float" office:value="-0.006651621" calcext:value-type="float">
            <text:p>-0.006651621</text:p>
          </table:table-cell>
          <table:table-cell office:value-type="float" office:value="-0.003740652" calcext:value-type="float">
            <text:p>-0.003740652</text:p>
          </table:table-cell>
          <table:table-cell office:value-type="float" office:value="1419.75" calcext:value-type="float">
            <text:p>1419.75</text:p>
          </table:table-cell>
          <table:table-cell office:value-type="float" office:value="0" calcext:value-type="float">
            <text:p>0</text:p>
          </table:table-cell>
          <table:table-cell office:value-type="float" office:value="-0.004652463" calcext:value-type="float">
            <text:p>-0.004652463</text:p>
          </table:table-cell>
          <table:table-cell office:value-type="float" office:value="0.0007205359" calcext:value-type="float">
            <text:p>0.00072053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274" calcext:value-type="float">
            <text:p>-1.2272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679.6037" calcext:value-type="float">
            <text:p>679.6037</text:p>
          </table:table-cell>
          <table:table-cell office:value-type="float" office:value="360.928" calcext:value-type="float">
            <text:p>360.928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2.385" calcext:value-type="float">
            <text:p>1242.385</text:p>
          </table:table-cell>
          <table:table-cell office:value-type="float" office:value="30.70033" calcext:value-type="float">
            <text:p>30.70033</text:p>
          </table:table-cell>
          <table:table-cell office:value-type="float" office:value="0" calcext:value-type="float">
            <text:p>0</text:p>
          </table:table-cell>
          <table:table-cell office:value-type="float" office:value="0.3475389" calcext:value-type="float">
            <text:p>0.3475389</text:p>
          </table:table-cell>
          <table:table-cell office:value-type="float" office:value="0.3486823" calcext:value-type="float">
            <text:p>0.3486823</text:p>
          </table:table-cell>
          <table:table-cell office:value-type="float" office:value="0.3514278" calcext:value-type="float">
            <text:p>0.3514278</text:p>
          </table:table-cell>
          <table:table-cell office:value-type="float" office:value="0.3565375" calcext:value-type="float">
            <text:p>0.3565375</text:p>
          </table:table-cell>
          <table:table-cell office:value-type="float" office:value="0.3618692" calcext:value-type="float">
            <text:p>0.3618692</text:p>
          </table:table-cell>
          <table:table-cell office:value-type="float" office:value="0.3670973" calcext:value-type="float">
            <text:p>0.3670973</text:p>
          </table:table-cell>
          <table:table-cell office:value-type="float" office:value="0.2925423" calcext:value-type="float">
            <text:p>0.2925423</text:p>
          </table:table-cell>
          <table:table-cell office:value-type="float" office:value="0.2403232" calcext:value-type="float">
            <text:p>0.2403232</text:p>
          </table:table-cell>
          <table:table-cell office:value-type="float" office:value="0.3900192" calcext:value-type="float">
            <text:p>0.3900192</text:p>
          </table:table-cell>
          <table:table-cell office:value-type="float" office:value="0.4142481" calcext:value-type="float">
            <text:p>0.414248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318E-015" calcext:value-type="float">
            <text:p>1.936318E-15</text:p>
          </table:table-cell>
          <table:table-cell office:value-type="float" office:value="1.876707E-015" calcext:value-type="float">
            <text:p>1.876707E-15</text:p>
          </table:table-cell>
          <table:table-cell office:value-type="float" office:value="1.975283E-015" calcext:value-type="float">
            <text:p>1.975283E-15</text:p>
          </table:table-cell>
          <table:table-cell office:value-type="float" office:value="1.974699E-015" calcext:value-type="float">
            <text:p>1.974699E-15</text:p>
          </table:table-cell>
          <table:table-cell office:value-type="float" office:value="9.483316E-016" calcext:value-type="float">
            <text:p>9.483316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6E-016" calcext:value-type="float">
            <text:p>9.691996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865385" calcext:value-type="float">
            <text:p>-0.006865385</text:p>
          </table:table-cell>
          <table:table-cell office:value-type="float" office:value="-0.006730131" calcext:value-type="float">
            <text:p>-0.006730131</text:p>
          </table:table-cell>
          <table:table-cell office:value-type="float" office:value="-0.006375242" calcext:value-type="float">
            <text:p>-0.006375242</text:p>
          </table:table-cell>
          <table:table-cell office:value-type="float" office:value="-0.005772422" calcext:value-type="float">
            <text:p>-0.005772422</text:p>
          </table:table-cell>
          <table:table-cell office:value-type="float" office:value="-0.005207486" calcext:value-type="float">
            <text:p>-0.005207486</text:p>
          </table:table-cell>
          <table:table-cell office:value-type="float" office:value="-0.004709597" calcext:value-type="float">
            <text:p>-0.004709597</text:p>
          </table:table-cell>
          <table:table-cell office:value-type="float" office:value="-0.07664391" calcext:value-type="float">
            <text:p>-0.07664391</text:p>
          </table:table-cell>
          <table:table-cell office:value-type="float" office:value="-0.370005" calcext:value-type="float">
            <text:p>-0.370005</text:p>
          </table:table-cell>
          <table:table-cell office:value-type="float" office:value="-0.006647455" calcext:value-type="float">
            <text:p>-0.006647455</text:p>
          </table:table-cell>
          <table:table-cell office:value-type="float" office:value="-0.003737568" calcext:value-type="float">
            <text:p>-0.003737568</text:p>
          </table:table-cell>
          <table:table-cell office:value-type="float" office:value="1423.195" calcext:value-type="float">
            <text:p>1423.195</text:p>
          </table:table-cell>
          <table:table-cell office:value-type="float" office:value="0" calcext:value-type="float">
            <text:p>0</text:p>
          </table:table-cell>
          <table:table-cell office:value-type="float" office:value="-0.00690965" calcext:value-type="float">
            <text:p>-0.00690965</text:p>
          </table:table-cell>
          <table:table-cell office:value-type="float" office:value="0.0006885799" calcext:value-type="float">
            <text:p>0.000688579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7108" calcext:value-type="float">
            <text:p>-1.2271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679.6037" calcext:value-type="float">
            <text:p>679.6037</text:p>
          </table:table-cell>
          <table:table-cell office:value-type="float" office:value="362.1295" calcext:value-type="float">
            <text:p>362.129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1.231" calcext:value-type="float">
            <text:p>1241.231</text:p>
          </table:table-cell>
          <table:table-cell office:value-type="float" office:value="30.65296" calcext:value-type="float">
            <text:p>30.65296</text:p>
          </table:table-cell>
          <table:table-cell office:value-type="float" office:value="0" calcext:value-type="float">
            <text:p>0</text:p>
          </table:table-cell>
          <table:table-cell office:value-type="float" office:value="0.3387619" calcext:value-type="float">
            <text:p>0.3387619</text:p>
          </table:table-cell>
          <table:table-cell office:value-type="float" office:value="0.3402376" calcext:value-type="float">
            <text:p>0.3402376</text:p>
          </table:table-cell>
          <table:table-cell office:value-type="float" office:value="0.3436633" calcext:value-type="float">
            <text:p>0.3436633</text:p>
          </table:table-cell>
          <table:table-cell office:value-type="float" office:value="0.3500099" calcext:value-type="float">
            <text:p>0.3500099</text:p>
          </table:table-cell>
          <table:table-cell office:value-type="float" office:value="0.3556792" calcext:value-type="float">
            <text:p>0.3556792</text:p>
          </table:table-cell>
          <table:table-cell office:value-type="float" office:value="0.3604974" calcext:value-type="float">
            <text:p>0.3604974</text:p>
          </table:table-cell>
          <table:table-cell office:value-type="float" office:value="0.2970944" calcext:value-type="float">
            <text:p>0.2970944</text:p>
          </table:table-cell>
          <table:table-cell office:value-type="float" office:value="0.2407295" calcext:value-type="float">
            <text:p>0.2407295</text:p>
          </table:table-cell>
          <table:table-cell office:value-type="float" office:value="0.3900389" calcext:value-type="float">
            <text:p>0.3900389</text:p>
          </table:table-cell>
          <table:table-cell office:value-type="float" office:value="0.4142781" calcext:value-type="float">
            <text:p>0.414278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222E-015" calcext:value-type="float">
            <text:p>1.936222E-15</text:p>
          </table:table-cell>
          <table:table-cell office:value-type="float" office:value="1.876714E-015" calcext:value-type="float">
            <text:p>1.876714E-15</text:p>
          </table:table-cell>
          <table:table-cell office:value-type="float" office:value="1.975289E-015" calcext:value-type="float">
            <text:p>1.975289E-15</text:p>
          </table:table-cell>
          <table:table-cell office:value-type="float" office:value="1.974704E-015" calcext:value-type="float">
            <text:p>1.974704E-15</text:p>
          </table:table-cell>
          <table:table-cell office:value-type="float" office:value="9.483411E-016" calcext:value-type="float">
            <text:p>9.483411E-16</text:p>
          </table:table-cell>
          <table:table-cell office:value-type="float" office:value="9.392636E-016" calcext:value-type="float">
            <text:p>9.392636E-16</text:p>
          </table:table-cell>
          <table:table-cell office:value-type="float" office:value="9.691993E-016" calcext:value-type="float">
            <text:p>9.691993E-16</text:p>
          </table:table-cell>
          <table:table-cell office:value-type="float" office:value="9.575943E-016" calcext:value-type="float">
            <text:p>9.575943E-16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213817" calcext:value-type="float">
            <text:p>-0.008213817</text:p>
          </table:table-cell>
          <table:table-cell office:value-type="float" office:value="-0.007985806" calcext:value-type="float">
            <text:p>-0.007985806</text:p>
          </table:table-cell>
          <table:table-cell office:value-type="float" office:value="-0.007442581" calcext:value-type="float">
            <text:p>-0.007442581</text:p>
          </table:table-cell>
          <table:table-cell office:value-type="float" office:value="-0.006556634" calcext:value-type="float">
            <text:p>-0.006556634</text:p>
          </table:table-cell>
          <table:table-cell office:value-type="float" office:value="-0.005865172" calcext:value-type="float">
            <text:p>-0.005865172</text:p>
          </table:table-cell>
          <table:table-cell office:value-type="float" office:value="-0.005336915" calcext:value-type="float">
            <text:p>-0.005336915</text:p>
          </table:table-cell>
          <table:table-cell office:value-type="float" office:value="-0.06814575" calcext:value-type="float">
            <text:p>-0.06814575</text:p>
          </table:table-cell>
          <table:table-cell office:value-type="float" office:value="-0.3652714" calcext:value-type="float">
            <text:p>-0.3652714</text:p>
          </table:table-cell>
          <table:table-cell office:value-type="float" office:value="-0.006644242" calcext:value-type="float">
            <text:p>-0.006644242</text:p>
          </table:table-cell>
          <table:table-cell office:value-type="float" office:value="-0.003734972" calcext:value-type="float">
            <text:p>-0.003734972</text:p>
          </table:table-cell>
          <table:table-cell office:value-type="float" office:value="1426.64" calcext:value-type="float">
            <text:p>1426.64</text:p>
          </table:table-cell>
          <table:table-cell office:value-type="float" office:value="0" calcext:value-type="float">
            <text:p>0</text:p>
          </table:table-cell>
          <table:table-cell office:value-type="float" office:value="-0.008286583" calcext:value-type="float">
            <text:p>-0.008286583</text:p>
          </table:table-cell>
          <table:table-cell office:value-type="float" office:value="0.0006593601" calcext:value-type="float">
            <text:p>0.000659360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6968" calcext:value-type="float">
            <text:p>-1.22696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679.6037" calcext:value-type="float">
            <text:p>679.6037</text:p>
          </table:table-cell>
          <table:table-cell office:value-type="float" office:value="362.7229" calcext:value-type="float">
            <text:p>362.722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40.753" calcext:value-type="float">
            <text:p>1240.753</text:p>
          </table:table-cell>
          <table:table-cell office:value-type="float" office:value="30.53847" calcext:value-type="float">
            <text:p>30.53847</text:p>
          </table:table-cell>
          <table:table-cell office:value-type="float" office:value="0" calcext:value-type="float">
            <text:p>0</text:p>
          </table:table-cell>
          <table:table-cell office:value-type="float" office:value="0.2655818" calcext:value-type="float">
            <text:p>0.2655818</text:p>
          </table:table-cell>
          <table:table-cell office:value-type="float" office:value="0.3207578" calcext:value-type="float">
            <text:p>0.3207578</text:p>
          </table:table-cell>
          <table:table-cell office:value-type="float" office:value="0.3335457" calcext:value-type="float">
            <text:p>0.3335457</text:p>
          </table:table-cell>
          <table:table-cell office:value-type="float" office:value="0.3434722" calcext:value-type="float">
            <text:p>0.3434722</text:p>
          </table:table-cell>
          <table:table-cell office:value-type="float" office:value="0.3493249" calcext:value-type="float">
            <text:p>0.3493249</text:p>
          </table:table-cell>
          <table:table-cell office:value-type="float" office:value="0.3533486" calcext:value-type="float">
            <text:p>0.3533486</text:p>
          </table:table-cell>
          <table:table-cell office:value-type="float" office:value="0.3022664" calcext:value-type="float">
            <text:p>0.3022664</text:p>
          </table:table-cell>
          <table:table-cell office:value-type="float" office:value="0.2410532" calcext:value-type="float">
            <text:p>0.2410532</text:p>
          </table:table-cell>
          <table:table-cell office:value-type="float" office:value="0.3900642" calcext:value-type="float">
            <text:p>0.3900642</text:p>
          </table:table-cell>
          <table:table-cell office:value-type="float" office:value="0.4143078" calcext:value-type="float">
            <text:p>0.4143078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846E-015" calcext:value-type="float">
            <text:p>1.909846E-15</text:p>
          </table:table-cell>
          <table:table-cell office:value-type="float" office:value="1.878223E-015" calcext:value-type="float">
            <text:p>1.878223E-15</text:p>
          </table:table-cell>
          <table:table-cell office:value-type="float" office:value="1.976251E-015" calcext:value-type="float">
            <text:p>1.976251E-15</text:p>
          </table:table-cell>
          <table:table-cell office:value-type="float" office:value="1.975612E-015" calcext:value-type="float">
            <text:p>1.975612E-15</text:p>
          </table:table-cell>
          <table:table-cell office:value-type="float" office:value="9.502447E-016" calcext:value-type="float">
            <text:p>9.502447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488723" calcext:value-type="float">
            <text:p>-0.04488723</text:p>
          </table:table-cell>
          <table:table-cell office:value-type="float" office:value="-0.01171915" calcext:value-type="float">
            <text:p>-0.01171915</text:p>
          </table:table-cell>
          <table:table-cell office:value-type="float" office:value="-0.009078874" calcext:value-type="float">
            <text:p>-0.009078874</text:p>
          </table:table-cell>
          <table:table-cell office:value-type="float" office:value="-0.007448859" calcext:value-type="float">
            <text:p>-0.007448859</text:p>
          </table:table-cell>
          <table:table-cell office:value-type="float" office:value="-0.00663693" calcext:value-type="float">
            <text:p>-0.00663693</text:p>
          </table:table-cell>
          <table:table-cell office:value-type="float" office:value="-0.006129426" calcext:value-type="float">
            <text:p>-0.006129426</text:p>
          </table:table-cell>
          <table:table-cell office:value-type="float" office:value="-0.05975381" calcext:value-type="float">
            <text:p>-0.05975381</text:p>
          </table:table-cell>
          <table:table-cell office:value-type="float" office:value="-0.361526" calcext:value-type="float">
            <text:p>-0.361526</text:p>
          </table:table-cell>
          <table:table-cell office:value-type="float" office:value="-0.006639792" calcext:value-type="float">
            <text:p>-0.006639792</text:p>
          </table:table-cell>
          <table:table-cell office:value-type="float" office:value="-0.003732323" calcext:value-type="float">
            <text:p>-0.003732323</text:p>
          </table:table-cell>
          <table:table-cell office:value-type="float" office:value="1430.084" calcext:value-type="float">
            <text:p>1430.084</text:p>
          </table:table-cell>
          <table:table-cell office:value-type="float" office:value="0" calcext:value-type="float">
            <text:p>0</text:p>
          </table:table-cell>
          <table:table-cell office:value-type="float" office:value="-0.06743906" calcext:value-type="float">
            <text:p>-0.06743906</text:p>
          </table:table-cell>
          <table:table-cell office:value-type="float" office:value="0.02006242" calcext:value-type="float">
            <text:p>0.0200624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1.226825" calcext:value-type="float">
            <text:p>-1.2268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679.6037" calcext:value-type="float">
            <text:p>679.6037</text:p>
          </table:table-cell>
          <table:table-cell office:value-type="float" office:value="363.8986" calcext:value-type="float">
            <text:p>363.898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9.617" calcext:value-type="float">
            <text:p>1239.617</text:p>
          </table:table-cell>
          <table:table-cell office:value-type="float" office:value="30.49773" calcext:value-type="float">
            <text:p>30.49773</text:p>
          </table:table-cell>
          <table:table-cell office:value-type="float" office:value="0" calcext:value-type="float">
            <text:p>0</text:p>
          </table:table-cell>
          <table:table-cell office:value-type="float" office:value="0.3118804" calcext:value-type="float">
            <text:p>0.3118804</text:p>
          </table:table-cell>
          <table:table-cell office:value-type="float" office:value="0.3138793" calcext:value-type="float">
            <text:p>0.3138793</text:p>
          </table:table-cell>
          <table:table-cell office:value-type="float" office:value="0.3193592" calcext:value-type="float">
            <text:p>0.3193592</text:p>
          </table:table-cell>
          <table:table-cell office:value-type="float" office:value="0.3295608" calcext:value-type="float">
            <text:p>0.3295608</text:p>
          </table:table-cell>
          <table:table-cell office:value-type="float" office:value="0.33618" calcext:value-type="float">
            <text:p>0.33618</text:p>
          </table:table-cell>
          <table:table-cell office:value-type="float" office:value="0.3399003" calcext:value-type="float">
            <text:p>0.3399003</text:p>
          </table:table-cell>
          <table:table-cell office:value-type="float" office:value="0.3081033" calcext:value-type="float">
            <text:p>0.3081033</text:p>
          </table:table-cell>
          <table:table-cell office:value-type="float" office:value="0.2412641" calcext:value-type="float">
            <text:p>0.2412641</text:p>
          </table:table-cell>
          <table:table-cell office:value-type="float" office:value="0.3900837" calcext:value-type="float">
            <text:p>0.3900837</text:p>
          </table:table-cell>
          <table:table-cell office:value-type="float" office:value="0.4143298" calcext:value-type="float">
            <text:p>0.414329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983E-015" calcext:value-type="float">
            <text:p>1.909983E-15</text:p>
          </table:table-cell>
          <table:table-cell office:value-type="float" office:value="1.878218E-015" calcext:value-type="float">
            <text:p>1.878218E-15</text:p>
          </table:table-cell>
          <table:table-cell office:value-type="float" office:value="1.976239E-015" calcext:value-type="float">
            <text:p>1.976239E-15</text:p>
          </table:table-cell>
          <table:table-cell office:value-type="float" office:value="1.975602E-015" calcext:value-type="float">
            <text:p>1.975602E-15</text:p>
          </table:table-cell>
          <table:table-cell office:value-type="float" office:value="9.502415E-016" calcext:value-type="float">
            <text:p>9.502415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64705" calcext:value-type="float">
            <text:p>-0.01464705</text:p>
          </table:table-cell>
          <table:table-cell office:value-type="float" office:value="-0.01400489" calcext:value-type="float">
            <text:p>-0.01400489</text:p>
          </table:table-cell>
          <table:table-cell office:value-type="float" office:value="-0.01237498" calcext:value-type="float">
            <text:p>-0.01237498</text:p>
          </table:table-cell>
          <table:table-cell office:value-type="float" office:value="-0.009937189" calcext:value-type="float">
            <text:p>-0.009937189</text:p>
          </table:table-cell>
          <table:table-cell office:value-type="float" office:value="-0.008655574" calcext:value-type="float">
            <text:p>-0.008655574</text:p>
          </table:table-cell>
          <table:table-cell office:value-type="float" office:value="-0.008008393" calcext:value-type="float">
            <text:p>-0.008008393</text:p>
          </table:table-cell>
          <table:table-cell office:value-type="float" office:value="-0.05167852" calcext:value-type="float">
            <text:p>-0.05167852</text:p>
          </table:table-cell>
          <table:table-cell office:value-type="float" office:value="-0.3591242" calcext:value-type="float">
            <text:p>-0.3591242</text:p>
          </table:table-cell>
          <table:table-cell office:value-type="float" office:value="-0.006636611" calcext:value-type="float">
            <text:p>-0.006636611</text:p>
          </table:table-cell>
          <table:table-cell office:value-type="float" office:value="-0.003730421" calcext:value-type="float">
            <text:p>-0.003730421</text:p>
          </table:table-cell>
          <table:table-cell office:value-type="float" office:value="1433.529" calcext:value-type="float">
            <text:p>1433.529</text:p>
          </table:table-cell>
          <table:table-cell office:value-type="float" office:value="0" calcext:value-type="float">
            <text:p>0</text:p>
          </table:table-cell>
          <table:table-cell office:value-type="float" office:value="-0.01494109" calcext:value-type="float">
            <text:p>-0.01494109</text:p>
          </table:table-cell>
          <table:table-cell office:value-type="float" office:value="0.02003852" calcext:value-type="float">
            <text:p>0.0200385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1.226722" calcext:value-type="float">
            <text:p>-1.22672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679.9039" calcext:value-type="float">
            <text:p>679.9039</text:p>
          </table:table-cell>
          <table:table-cell office:value-type="float" office:value="365.4159" calcext:value-type="float">
            <text:p>365.415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8.436" calcext:value-type="float">
            <text:p>1238.436</text:p>
          </table:table-cell>
          <table:table-cell office:value-type="float" office:value="30.46105" calcext:value-type="float">
            <text:p>30.46105</text:p>
          </table:table-cell>
          <table:table-cell office:value-type="float" office:value="0" calcext:value-type="float">
            <text:p>0</text:p>
          </table:table-cell>
          <table:table-cell office:value-type="float" office:value="0.3104099" calcext:value-type="float">
            <text:p>0.3104099</text:p>
          </table:table-cell>
          <table:table-cell office:value-type="float" office:value="0.3107528" calcext:value-type="float">
            <text:p>0.3107528</text:p>
          </table:table-cell>
          <table:table-cell office:value-type="float" office:value="0.3134079" calcext:value-type="float">
            <text:p>0.3134079</text:p>
          </table:table-cell>
          <table:table-cell office:value-type="float" office:value="0.3219495" calcext:value-type="float">
            <text:p>0.3219495</text:p>
          </table:table-cell>
          <table:table-cell office:value-type="float" office:value="0.3270676" calcext:value-type="float">
            <text:p>0.3270676</text:p>
          </table:table-cell>
          <table:table-cell office:value-type="float" office:value="0.328986" calcext:value-type="float">
            <text:p>0.328986</text:p>
          </table:table-cell>
          <table:table-cell office:value-type="float" office:value="0.3149545" calcext:value-type="float">
            <text:p>0.3149545</text:p>
          </table:table-cell>
          <table:table-cell office:value-type="float" office:value="0.2414765" calcext:value-type="float">
            <text:p>0.2414765</text:p>
          </table:table-cell>
          <table:table-cell office:value-type="float" office:value="0.3901005" calcext:value-type="float">
            <text:p>0.3901005</text:p>
          </table:table-cell>
          <table:table-cell office:value-type="float" office:value="0.414349" calcext:value-type="float">
            <text:p>0.41434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0131E-015" calcext:value-type="float">
            <text:p>1.910131E-15</text:p>
          </table:table-cell>
          <table:table-cell office:value-type="float" office:value="1.878214E-015" calcext:value-type="float">
            <text:p>1.878214E-15</text:p>
          </table:table-cell>
          <table:table-cell office:value-type="float" office:value="1.976223E-015" calcext:value-type="float">
            <text:p>1.976223E-15</text:p>
          </table:table-cell>
          <table:table-cell office:value-type="float" office:value="1.975595E-015" calcext:value-type="float">
            <text:p>1.975595E-15</text:p>
          </table:table-cell>
          <table:table-cell office:value-type="float" office:value="9.502372E-016" calcext:value-type="float">
            <text:p>9.50237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10787" calcext:value-type="float">
            <text:p>-0.01510787</text:p>
          </table:table-cell>
          <table:table-cell office:value-type="float" office:value="-0.01501245" calcext:value-type="float">
            <text:p>-0.01501245</text:p>
          </table:table-cell>
          <table:table-cell office:value-type="float" office:value="-0.01411751" calcext:value-type="float">
            <text:p>-0.01411751</text:p>
          </table:table-cell>
          <table:table-cell office:value-type="float" office:value="-0.01168238" calcext:value-type="float">
            <text:p>-0.01168238</text:p>
          </table:table-cell>
          <table:table-cell office:value-type="float" office:value="-0.01047009" calcext:value-type="float">
            <text:p>-0.01047009</text:p>
          </table:table-cell>
          <table:table-cell office:value-type="float" office:value="-0.01004945" calcext:value-type="float">
            <text:p>-0.01004945</text:p>
          </table:table-cell>
          <table:table-cell office:value-type="float" office:value="-0.04370318" calcext:value-type="float">
            <text:p>-0.04370318</text:p>
          </table:table-cell>
          <table:table-cell office:value-type="float" office:value="-0.3567236" calcext:value-type="float">
            <text:p>-0.3567236</text:p>
          </table:table-cell>
          <table:table-cell office:value-type="float" office:value="-0.006633858" calcext:value-type="float">
            <text:p>-0.006633858</text:p>
          </table:table-cell>
          <table:table-cell office:value-type="float" office:value="-0.003728767" calcext:value-type="float">
            <text:p>-0.003728767</text:p>
          </table:table-cell>
          <table:table-cell office:value-type="float" office:value="1436.974" calcext:value-type="float">
            <text:p>1436.974</text:p>
          </table:table-cell>
          <table:table-cell office:value-type="float" office:value="0" calcext:value-type="float">
            <text:p>0</text:p>
          </table:table-cell>
          <table:table-cell office:value-type="float" office:value="-0.01513628" calcext:value-type="float">
            <text:p>-0.01513628</text:p>
          </table:table-cell>
          <table:table-cell office:value-type="float" office:value="0.01999384" calcext:value-type="float">
            <text:p>0.0199938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1.226633" calcext:value-type="float">
            <text:p>-1.2266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679.9039" calcext:value-type="float">
            <text:p>679.9039</text:p>
          </table:table-cell>
          <table:table-cell office:value-type="float" office:value="367.3159" calcext:value-type="float">
            <text:p>367.315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6.571" calcext:value-type="float">
            <text:p>1236.571</text:p>
          </table:table-cell>
          <table:table-cell office:value-type="float" office:value="30.42733" calcext:value-type="float">
            <text:p>30.42733</text:p>
          </table:table-cell>
          <table:table-cell office:value-type="float" office:value="0" calcext:value-type="float">
            <text:p>0</text:p>
          </table:table-cell>
          <table:table-cell office:value-type="float" office:value="0.2862335" calcext:value-type="float">
            <text:p>0.2862335</text:p>
          </table:table-cell>
          <table:table-cell office:value-type="float" office:value="0.2934565" calcext:value-type="float">
            <text:p>0.2934565</text:p>
          </table:table-cell>
          <table:table-cell office:value-type="float" office:value="0.3042154" calcext:value-type="float">
            <text:p>0.3042154</text:p>
          </table:table-cell>
          <table:table-cell office:value-type="float" office:value="0.3145486" calcext:value-type="float">
            <text:p>0.3145486</text:p>
          </table:table-cell>
          <table:table-cell office:value-type="float" office:value="0.3190908" calcext:value-type="float">
            <text:p>0.3190908</text:p>
          </table:table-cell>
          <table:table-cell office:value-type="float" office:value="0.3199383" calcext:value-type="float">
            <text:p>0.3199383</text:p>
          </table:table-cell>
          <table:table-cell office:value-type="float" office:value="0.3223725" calcext:value-type="float">
            <text:p>0.3223725</text:p>
          </table:table-cell>
          <table:table-cell office:value-type="float" office:value="0.2416918" calcext:value-type="float">
            <text:p>0.2416918</text:p>
          </table:table-cell>
          <table:table-cell office:value-type="float" office:value="0.390115" calcext:value-type="float">
            <text:p>0.390115</text:p>
          </table:table-cell>
          <table:table-cell office:value-type="float" office:value="0.4143657" calcext:value-type="float">
            <text:p>0.4143657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0303E-015" calcext:value-type="float">
            <text:p>1.910303E-15</text:p>
          </table:table-cell>
          <table:table-cell office:value-type="float" office:value="1.878212E-015" calcext:value-type="float">
            <text:p>1.878212E-15</text:p>
          </table:table-cell>
          <table:table-cell office:value-type="float" office:value="1.976208E-015" calcext:value-type="float">
            <text:p>1.976208E-15</text:p>
          </table:table-cell>
          <table:table-cell office:value-type="float" office:value="1.97558E-015" calcext:value-type="float">
            <text:p>1.97558E-15</text:p>
          </table:table-cell>
          <table:table-cell office:value-type="float" office:value="9.502349E-016" calcext:value-type="float">
            <text:p>9.502349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66826" calcext:value-type="float">
            <text:p>-0.02666826</text:p>
          </table:table-cell>
          <table:table-cell office:value-type="float" office:value="-0.02223297" calcext:value-type="float">
            <text:p>-0.02223297</text:p>
          </table:table-cell>
          <table:table-cell office:value-type="float" office:value="-0.01727695" calcext:value-type="float">
            <text:p>-0.01727695</text:p>
          </table:table-cell>
          <table:table-cell office:value-type="float" office:value="-0.01371627" calcext:value-type="float">
            <text:p>-0.01371627</text:p>
          </table:table-cell>
          <table:table-cell office:value-type="float" office:value="-0.01242605" calcext:value-type="float">
            <text:p>-0.01242605</text:p>
          </table:table-cell>
          <table:table-cell office:value-type="float" office:value="-0.01219615" calcext:value-type="float">
            <text:p>-0.01219615</text:p>
          </table:table-cell>
          <table:table-cell office:value-type="float" office:value="-0.03659374" calcext:value-type="float">
            <text:p>-0.03659374</text:p>
          </table:table-cell>
          <table:table-cell office:value-type="float" office:value="-0.3543088" calcext:value-type="float">
            <text:p>-0.3543088</text:p>
          </table:table-cell>
          <table:table-cell office:value-type="float" office:value="-0.006631492" calcext:value-type="float">
            <text:p>-0.006631492</text:p>
          </table:table-cell>
          <table:table-cell office:value-type="float" office:value="-0.003727324" calcext:value-type="float">
            <text:p>-0.003727324</text:p>
          </table:table-cell>
          <table:table-cell office:value-type="float" office:value="1440.418" calcext:value-type="float">
            <text:p>1440.418</text:p>
          </table:table-cell>
          <table:table-cell office:value-type="float" office:value="0" calcext:value-type="float">
            <text:p>0</text:p>
          </table:table-cell>
          <table:table-cell office:value-type="float" office:value="-0.02897122" calcext:value-type="float">
            <text:p>-0.02897122</text:p>
          </table:table-cell>
          <table:table-cell office:value-type="float" office:value="0.01995569" calcext:value-type="float">
            <text:p>0.0199556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1.226555" calcext:value-type="float">
            <text:p>-1.2265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679.9039" calcext:value-type="float">
            <text:p>679.9039</text:p>
          </table:table-cell>
          <table:table-cell office:value-type="float" office:value="369.3023" calcext:value-type="float">
            <text:p>369.302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4.618" calcext:value-type="float">
            <text:p>1234.618</text:p>
          </table:table-cell>
          <table:table-cell office:value-type="float" office:value="30.39374" calcext:value-type="float">
            <text:p>30.39374</text:p>
          </table:table-cell>
          <table:table-cell office:value-type="float" office:value="0" calcext:value-type="float">
            <text:p>0</text:p>
          </table:table-cell>
          <table:table-cell office:value-type="float" office:value="0.2640113" calcext:value-type="float">
            <text:p>0.2640113</text:p>
          </table:table-cell>
          <table:table-cell office:value-type="float" office:value="0.2805825" calcext:value-type="float">
            <text:p>0.2805825</text:p>
          </table:table-cell>
          <table:table-cell office:value-type="float" office:value="0.2942065" calcext:value-type="float">
            <text:p>0.2942065</text:p>
          </table:table-cell>
          <table:table-cell office:value-type="float" office:value="0.3058501" calcext:value-type="float">
            <text:p>0.3058501</text:p>
          </table:table-cell>
          <table:table-cell office:value-type="float" office:value="0.310418" calcext:value-type="float">
            <text:p>0.310418</text:p>
          </table:table-cell>
          <table:table-cell office:value-type="float" office:value="0.3105711" calcext:value-type="float">
            <text:p>0.3105711</text:p>
          </table:table-cell>
          <table:table-cell office:value-type="float" office:value="0.3301708" calcext:value-type="float">
            <text:p>0.3301708</text:p>
          </table:table-cell>
          <table:table-cell office:value-type="float" office:value="0.2419053" calcext:value-type="float">
            <text:p>0.2419053</text:p>
          </table:table-cell>
          <table:table-cell office:value-type="float" office:value="0.3901277" calcext:value-type="float">
            <text:p>0.3901277</text:p>
          </table:table-cell>
          <table:table-cell office:value-type="float" office:value="0.41438" calcext:value-type="float">
            <text:p>0.4143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0452E-015" calcext:value-type="float">
            <text:p>1.910452E-15</text:p>
          </table:table-cell>
          <table:table-cell office:value-type="float" office:value="1.878206E-015" calcext:value-type="float">
            <text:p>1.878206E-15</text:p>
          </table:table-cell>
          <table:table-cell office:value-type="float" office:value="1.976194E-015" calcext:value-type="float">
            <text:p>1.976194E-15</text:p>
          </table:table-cell>
          <table:table-cell office:value-type="float" office:value="1.975571E-015" calcext:value-type="float">
            <text:p>1.975571E-15</text:p>
          </table:table-cell>
          <table:table-cell office:value-type="float" office:value="9.502309E-016" calcext:value-type="float">
            <text:p>9.502309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505807" calcext:value-type="float">
            <text:p>-0.04505807</text:p>
          </table:table-cell>
          <table:table-cell office:value-type="float" office:value="-0.03027921" calcext:value-type="float">
            <text:p>-0.03027921</text:p>
          </table:table-cell>
          <table:table-cell office:value-type="float" office:value="-0.02177021" calcext:value-type="float">
            <text:p>-0.02177021</text:p>
          </table:table-cell>
          <table:table-cell office:value-type="float" office:value="-0.01665025" calcext:value-type="float">
            <text:p>-0.01665025</text:p>
          </table:table-cell>
          <table:table-cell office:value-type="float" office:value="-0.01503522" calcext:value-type="float">
            <text:p>-0.01503522</text:p>
          </table:table-cell>
          <table:table-cell office:value-type="float" office:value="-0.01498319" calcext:value-type="float">
            <text:p>-0.01498319</text:p>
          </table:table-cell>
          <table:table-cell office:value-type="float" office:value="-0.02987137" calcext:value-type="float">
            <text:p>-0.02987137</text:p>
          </table:table-cell>
          <table:table-cell office:value-type="float" office:value="-0.3519324" calcext:value-type="float">
            <text:p>-0.3519324</text:p>
          </table:table-cell>
          <table:table-cell office:value-type="float" office:value="-0.006629421" calcext:value-type="float">
            <text:p>-0.006629421</text:p>
          </table:table-cell>
          <table:table-cell office:value-type="float" office:value="-0.003726087" calcext:value-type="float">
            <text:p>-0.003726087</text:p>
          </table:table-cell>
          <table:table-cell office:value-type="float" office:value="1443.863" calcext:value-type="float">
            <text:p>1443.863</text:p>
          </table:table-cell>
          <table:table-cell office:value-type="float" office:value="0" calcext:value-type="float">
            <text:p>0</text:p>
          </table:table-cell>
          <table:table-cell office:value-type="float" office:value="-0.05368095" calcext:value-type="float">
            <text:p>-0.05368095</text:p>
          </table:table-cell>
          <table:table-cell office:value-type="float" office:value="0.01993294" calcext:value-type="float">
            <text:p>0.0199329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1.226488" calcext:value-type="float">
            <text:p>-1.22648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679.9039" calcext:value-type="float">
            <text:p>679.9039</text:p>
          </table:table-cell>
          <table:table-cell office:value-type="float" office:value="371.0607" calcext:value-type="float">
            <text:p>371.060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2.891" calcext:value-type="float">
            <text:p>1232.891</text:p>
          </table:table-cell>
          <table:table-cell office:value-type="float" office:value="30.3622" calcext:value-type="float">
            <text:p>30.3622</text:p>
          </table:table-cell>
          <table:table-cell office:value-type="float" office:value="0" calcext:value-type="float">
            <text:p>0</text:p>
          </table:table-cell>
          <table:table-cell office:value-type="float" office:value="0.2435748" calcext:value-type="float">
            <text:p>0.2435748</text:p>
          </table:table-cell>
          <table:table-cell office:value-type="float" office:value="0.2712827" calcext:value-type="float">
            <text:p>0.2712827</text:p>
          </table:table-cell>
          <table:table-cell office:value-type="float" office:value="0.2859393" calcext:value-type="float">
            <text:p>0.2859393</text:p>
          </table:table-cell>
          <table:table-cell office:value-type="float" office:value="0.2976963" calcext:value-type="float">
            <text:p>0.2976963</text:p>
          </table:table-cell>
          <table:table-cell office:value-type="float" office:value="0.3025462" calcext:value-type="float">
            <text:p>0.3025462</text:p>
          </table:table-cell>
          <table:table-cell office:value-type="float" office:value="0.3029872" calcext:value-type="float">
            <text:p>0.3029872</text:p>
          </table:table-cell>
          <table:table-cell office:value-type="float" office:value="0.3361858" calcext:value-type="float">
            <text:p>0.3361858</text:p>
          </table:table-cell>
          <table:table-cell office:value-type="float" office:value="0.2421179" calcext:value-type="float">
            <text:p>0.2421179</text:p>
          </table:table-cell>
          <table:table-cell office:value-type="float" office:value="0.3901394" calcext:value-type="float">
            <text:p>0.3901394</text:p>
          </table:table-cell>
          <table:table-cell office:value-type="float" office:value="0.4143921" calcext:value-type="float">
            <text:p>0.4143921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0588E-015" calcext:value-type="float">
            <text:p>1.910588E-15</text:p>
          </table:table-cell>
          <table:table-cell office:value-type="float" office:value="1.878199E-015" calcext:value-type="float">
            <text:p>1.878199E-15</text:p>
          </table:table-cell>
          <table:table-cell office:value-type="float" office:value="1.976182E-015" calcext:value-type="float">
            <text:p>1.976182E-15</text:p>
          </table:table-cell>
          <table:table-cell office:value-type="float" office:value="1.975562E-015" calcext:value-type="float">
            <text:p>1.975562E-15</text:p>
          </table:table-cell>
          <table:table-cell office:value-type="float" office:value="9.502272E-016" calcext:value-type="float">
            <text:p>9.50227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7383246" calcext:value-type="float">
            <text:p>-0.07383246</text:p>
          </table:table-cell>
          <table:table-cell office:value-type="float" office:value="-0.03756415" calcext:value-type="float">
            <text:p>-0.03756415</text:p>
          </table:table-cell>
          <table:table-cell office:value-type="float" office:value="-0.02654453" calcext:value-type="float">
            <text:p>-0.02654453</text:p>
          </table:table-cell>
          <table:table-cell office:value-type="float" office:value="-0.02009317" calcext:value-type="float">
            <text:p>-0.02009317</text:p>
          </table:table-cell>
          <table:table-cell office:value-type="float" office:value="-0.01797307" calcext:value-type="float">
            <text:p>-0.01797307</text:p>
          </table:table-cell>
          <table:table-cell office:value-type="float" office:value="-0.01779243" calcext:value-type="float">
            <text:p>-0.01779243</text:p>
          </table:table-cell>
          <table:table-cell office:value-type="float" office:value="-0.02507845" calcext:value-type="float">
            <text:p>-0.02507845</text:p>
          </table:table-cell>
          <table:table-cell office:value-type="float" office:value="-0.3495834" calcext:value-type="float">
            <text:p>-0.3495834</text:p>
          </table:table-cell>
          <table:table-cell office:value-type="float" office:value="-0.006627515" calcext:value-type="float">
            <text:p>-0.006627515</text:p>
          </table:table-cell>
          <table:table-cell office:value-type="float" office:value="-0.003725047" calcext:value-type="float">
            <text:p>-0.003725047</text:p>
          </table:table-cell>
          <table:table-cell office:value-type="float" office:value="1447.308" calcext:value-type="float">
            <text:p>1447.308</text:p>
          </table:table-cell>
          <table:table-cell office:value-type="float" office:value="0" calcext:value-type="float">
            <text:p>0</text:p>
          </table:table-cell>
          <table:table-cell office:value-type="float" office:value="-0.09558201" calcext:value-type="float">
            <text:p>-0.09558201</text:p>
          </table:table-cell>
          <table:table-cell office:value-type="float" office:value="0.01990656" calcext:value-type="float">
            <text:p>0.0199065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432" calcext:value-type="float">
            <text:p>-1.22643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679.9039" calcext:value-type="float">
            <text:p>679.9039</text:p>
          </table:table-cell>
          <table:table-cell office:value-type="float" office:value="372.1047" calcext:value-type="float">
            <text:p>372.104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1.877" calcext:value-type="float">
            <text:p>1231.877</text:p>
          </table:table-cell>
          <table:table-cell office:value-type="float" office:value="30.33186" calcext:value-type="float">
            <text:p>30.33186</text:p>
          </table:table-cell>
          <table:table-cell office:value-type="float" office:value="0" calcext:value-type="float">
            <text:p>0</text:p>
          </table:table-cell>
          <table:table-cell office:value-type="float" office:value="0.2441638" calcext:value-type="float">
            <text:p>0.2441638</text:p>
          </table:table-cell>
          <table:table-cell office:value-type="float" office:value="0.2642215" calcext:value-type="float">
            <text:p>0.2642215</text:p>
          </table:table-cell>
          <table:table-cell office:value-type="float" office:value="0.2788879" calcext:value-type="float">
            <text:p>0.2788879</text:p>
          </table:table-cell>
          <table:table-cell office:value-type="float" office:value="0.2909738" calcext:value-type="float">
            <text:p>0.2909738</text:p>
          </table:table-cell>
          <table:table-cell office:value-type="float" office:value="0.2964148" calcext:value-type="float">
            <text:p>0.2964148</text:p>
          </table:table-cell>
          <table:table-cell office:value-type="float" office:value="0.2978017" calcext:value-type="float">
            <text:p>0.2978017</text:p>
          </table:table-cell>
          <table:table-cell office:value-type="float" office:value="0.3395335" calcext:value-type="float">
            <text:p>0.3395335</text:p>
          </table:table-cell>
          <table:table-cell office:value-type="float" office:value="0.2423314" calcext:value-type="float">
            <text:p>0.2423314</text:p>
          </table:table-cell>
          <table:table-cell office:value-type="float" office:value="0.3901489" calcext:value-type="float">
            <text:p>0.3901489</text:p>
          </table:table-cell>
          <table:table-cell office:value-type="float" office:value="0.4144035" calcext:value-type="float">
            <text:p>0.414403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0734E-015" calcext:value-type="float">
            <text:p>1.910734E-15</text:p>
          </table:table-cell>
          <table:table-cell office:value-type="float" office:value="1.878193E-015" calcext:value-type="float">
            <text:p>1.878193E-15</text:p>
          </table:table-cell>
          <table:table-cell office:value-type="float" office:value="1.976168E-015" calcext:value-type="float">
            <text:p>1.976168E-15</text:p>
          </table:table-cell>
          <table:table-cell office:value-type="float" office:value="1.975553E-015" calcext:value-type="float">
            <text:p>1.975553E-15</text:p>
          </table:table-cell>
          <table:table-cell office:value-type="float" office:value="9.502229E-016" calcext:value-type="float">
            <text:p>9.502229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7273415" calcext:value-type="float">
            <text:p>-0.07273415</text:p>
          </table:table-cell>
          <table:table-cell office:value-type="float" office:value="-0.0440625" calcext:value-type="float">
            <text:p>-0.0440625</text:p>
          </table:table-cell>
          <table:table-cell office:value-type="float" office:value="-0.03158905" calcext:value-type="float">
            <text:p>-0.03158905</text:p>
          </table:table-cell>
          <table:table-cell office:value-type="float" office:value="-0.02355465" calcext:value-type="float">
            <text:p>-0.02355465</text:p>
          </table:table-cell>
          <table:table-cell office:value-type="float" office:value="-0.02071645" calcext:value-type="float">
            <text:p>-0.02071645</text:p>
          </table:table-cell>
          <table:table-cell office:value-type="float" office:value="-0.02006109" calcext:value-type="float">
            <text:p>-0.02006109</text:p>
          </table:table-cell>
          <table:table-cell office:value-type="float" office:value="-0.02277816" calcext:value-type="float">
            <text:p>-0.02277816</text:p>
          </table:table-cell>
          <table:table-cell office:value-type="float" office:value="-0.3472428" calcext:value-type="float">
            <text:p>-0.3472428</text:p>
          </table:table-cell>
          <table:table-cell office:value-type="float" office:value="-0.006625961" calcext:value-type="float">
            <text:p>-0.006625961</text:p>
          </table:table-cell>
          <table:table-cell office:value-type="float" office:value="-0.003724058" calcext:value-type="float">
            <text:p>-0.003724058</text:p>
          </table:table-cell>
          <table:table-cell office:value-type="float" office:value="1450.752" calcext:value-type="float">
            <text:p>1450.752</text:p>
          </table:table-cell>
          <table:table-cell office:value-type="float" office:value="0" calcext:value-type="float">
            <text:p>0</text:p>
          </table:table-cell>
          <table:table-cell office:value-type="float" office:value="-0.08721635" calcext:value-type="float">
            <text:p>-0.08721635</text:p>
          </table:table-cell>
          <table:table-cell office:value-type="float" office:value="0.01987211" calcext:value-type="float">
            <text:p>0.01987211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378" calcext:value-type="float">
            <text:p>-1.2263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680.7037" calcext:value-type="float">
            <text:p>680.7037</text:p>
          </table:table-cell>
          <table:table-cell office:value-type="float" office:value="372.3644" calcext:value-type="float">
            <text:p>372.3644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2.445" calcext:value-type="float">
            <text:p>1232.445</text:p>
          </table:table-cell>
          <table:table-cell office:value-type="float" office:value="30.30246" calcext:value-type="float">
            <text:p>30.30246</text:p>
          </table:table-cell>
          <table:table-cell office:value-type="float" office:value="0" calcext:value-type="float">
            <text:p>0</text:p>
          </table:table-cell>
          <table:table-cell office:value-type="float" office:value="0.2761066" calcext:value-type="float">
            <text:p>0.2761066</text:p>
          </table:table-cell>
          <table:table-cell office:value-type="float" office:value="0.2767947" calcext:value-type="float">
            <text:p>0.2767947</text:p>
          </table:table-cell>
          <table:table-cell office:value-type="float" office:value="0.2794119" calcext:value-type="float">
            <text:p>0.2794119</text:p>
          </table:table-cell>
          <table:table-cell office:value-type="float" office:value="0.2869729" calcext:value-type="float">
            <text:p>0.2869729</text:p>
          </table:table-cell>
          <table:table-cell office:value-type="float" office:value="0.2921111" calcext:value-type="float">
            <text:p>0.2921111</text:p>
          </table:table-cell>
          <table:table-cell office:value-type="float" office:value="0.2943378" calcext:value-type="float">
            <text:p>0.2943378</text:p>
          </table:table-cell>
          <table:table-cell office:value-type="float" office:value="0.3407017" calcext:value-type="float">
            <text:p>0.3407017</text:p>
          </table:table-cell>
          <table:table-cell office:value-type="float" office:value="0.2425448" calcext:value-type="float">
            <text:p>0.2425448</text:p>
          </table:table-cell>
          <table:table-cell office:value-type="float" office:value="0.3901584" calcext:value-type="float">
            <text:p>0.3901584</text:p>
          </table:table-cell>
          <table:table-cell office:value-type="float" office:value="0.4144121" calcext:value-type="float">
            <text:p>0.4144121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0885E-015" calcext:value-type="float">
            <text:p>1.910885E-15</text:p>
          </table:table-cell>
          <table:table-cell office:value-type="float" office:value="1.878187E-015" calcext:value-type="float">
            <text:p>1.878187E-15</text:p>
          </table:table-cell>
          <table:table-cell office:value-type="float" office:value="1.976153E-015" calcext:value-type="float">
            <text:p>1.976153E-15</text:p>
          </table:table-cell>
          <table:table-cell office:value-type="float" office:value="1.975545E-015" calcext:value-type="float">
            <text:p>1.975545E-15</text:p>
          </table:table-cell>
          <table:table-cell office:value-type="float" office:value="9.502187E-016" calcext:value-type="float">
            <text:p>9.502187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386568" calcext:value-type="float">
            <text:p>-0.03386568</text:p>
          </table:table-cell>
          <table:table-cell office:value-type="float" office:value="-0.03336153" calcext:value-type="float">
            <text:p>-0.03336153</text:p>
          </table:table-cell>
          <table:table-cell office:value-type="float" office:value="-0.03125988" calcext:value-type="float">
            <text:p>-0.03125988</text:p>
          </table:table-cell>
          <table:table-cell office:value-type="float" office:value="-0.02594169" calcext:value-type="float">
            <text:p>-0.02594169</text:p>
          </table:table-cell>
          <table:table-cell office:value-type="float" office:value="-0.02293834" calcext:value-type="float">
            <text:p>-0.02293834</text:p>
          </table:table-cell>
          <table:table-cell office:value-type="float" office:value="-0.02176243" calcext:value-type="float">
            <text:p>-0.02176243</text:p>
          </table:table-cell>
          <table:table-cell office:value-type="float" office:value="-0.02202455" calcext:value-type="float">
            <text:p>-0.02202455</text:p>
          </table:table-cell>
          <table:table-cell office:value-type="float" office:value="-0.3449225" calcext:value-type="float">
            <text:p>-0.3449225</text:p>
          </table:table-cell>
          <table:table-cell office:value-type="float" office:value="-0.006624413" calcext:value-type="float">
            <text:p>-0.006624413</text:p>
          </table:table-cell>
          <table:table-cell office:value-type="float" office:value="-0.00372332" calcext:value-type="float">
            <text:p>-0.00372332</text:p>
          </table:table-cell>
          <table:table-cell office:value-type="float" office:value="1454.197" calcext:value-type="float">
            <text:p>1454.197</text:p>
          </table:table-cell>
          <table:table-cell office:value-type="float" office:value="0" calcext:value-type="float">
            <text:p>0</text:p>
          </table:table-cell>
          <table:table-cell office:value-type="float" office:value="-0.03384301" calcext:value-type="float">
            <text:p>-0.03384301</text:p>
          </table:table-cell>
          <table:table-cell office:value-type="float" office:value="0.01983395" calcext:value-type="float">
            <text:p>0.0198339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338" calcext:value-type="float">
            <text:p>-1.2263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680.7037" calcext:value-type="float">
            <text:p>680.7037</text:p>
          </table:table-cell>
          <table:table-cell office:value-type="float" office:value="374.0547" calcext:value-type="float">
            <text:p>374.0547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0.782" calcext:value-type="float">
            <text:p>1230.782</text:p>
          </table:table-cell>
          <table:table-cell office:value-type="float" office:value="30.2745" calcext:value-type="float">
            <text:p>30.2745</text:p>
          </table:table-cell>
          <table:table-cell office:value-type="float" office:value="0" calcext:value-type="float">
            <text:p>0</text:p>
          </table:table-cell>
          <table:table-cell office:value-type="float" office:value="0.2365179" calcext:value-type="float">
            <text:p>0.2365179</text:p>
          </table:table-cell>
          <table:table-cell office:value-type="float" office:value="0.2614738" calcext:value-type="float">
            <text:p>0.2614738</text:p>
          </table:table-cell>
          <table:table-cell office:value-type="float" office:value="0.276527" calcext:value-type="float">
            <text:p>0.276527</text:p>
          </table:table-cell>
          <table:table-cell office:value-type="float" office:value="0.2852155" calcext:value-type="float">
            <text:p>0.2852155</text:p>
          </table:table-cell>
          <table:table-cell office:value-type="float" office:value="0.289574" calcext:value-type="float">
            <text:p>0.289574</text:p>
          </table:table-cell>
          <table:table-cell office:value-type="float" office:value="0.2921051" calcext:value-type="float">
            <text:p>0.2921051</text:p>
          </table:table-cell>
          <table:table-cell office:value-type="float" office:value="0.3405968" calcext:value-type="float">
            <text:p>0.3405968</text:p>
          </table:table-cell>
          <table:table-cell office:value-type="float" office:value="0.242756" calcext:value-type="float">
            <text:p>0.242756</text:p>
          </table:table-cell>
          <table:table-cell office:value-type="float" office:value="0.3901656" calcext:value-type="float">
            <text:p>0.3901656</text:p>
          </table:table-cell>
          <table:table-cell office:value-type="float" office:value="0.4144207" calcext:value-type="float">
            <text:p>0.4144207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033E-015" calcext:value-type="float">
            <text:p>1.911033E-15</text:p>
          </table:table-cell>
          <table:table-cell office:value-type="float" office:value="1.878184E-015" calcext:value-type="float">
            <text:p>1.878184E-15</text:p>
          </table:table-cell>
          <table:table-cell office:value-type="float" office:value="1.976139E-015" calcext:value-type="float">
            <text:p>1.976139E-15</text:p>
          </table:table-cell>
          <table:table-cell office:value-type="float" office:value="1.975537E-015" calcext:value-type="float">
            <text:p>1.975537E-15</text:p>
          </table:table-cell>
          <table:table-cell office:value-type="float" office:value="9.502142E-016" calcext:value-type="float">
            <text:p>9.50214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793727" calcext:value-type="float">
            <text:p>-0.08793727</text:p>
          </table:table-cell>
          <table:table-cell office:value-type="float" office:value="-0.04708095" calcext:value-type="float">
            <text:p>-0.04708095</text:p>
          </table:table-cell>
          <table:table-cell office:value-type="float" office:value="-0.03342567" calcext:value-type="float">
            <text:p>-0.03342567</text:p>
          </table:table-cell>
          <table:table-cell office:value-type="float" office:value="-0.02706311" calcext:value-type="float">
            <text:p>-0.02706311</text:p>
          </table:table-cell>
          <table:table-cell office:value-type="float" office:value="-0.02437283" calcext:value-type="float">
            <text:p>-0.02437283</text:p>
          </table:table-cell>
          <table:table-cell office:value-type="float" office:value="-0.02294618" calcext:value-type="float">
            <text:p>-0.02294618</text:p>
          </table:table-cell>
          <table:table-cell office:value-type="float" office:value="-0.02208474" calcext:value-type="float">
            <text:p>-0.02208474</text:p>
          </table:table-cell>
          <table:table-cell office:value-type="float" office:value="-0.3426409" calcext:value-type="float">
            <text:p>-0.3426409</text:p>
          </table:table-cell>
          <table:table-cell office:value-type="float" office:value="-0.006623254" calcext:value-type="float">
            <text:p>-0.006623254</text:p>
          </table:table-cell>
          <table:table-cell office:value-type="float" office:value="-0.003722581" calcext:value-type="float">
            <text:p>-0.003722581</text:p>
          </table:table-cell>
          <table:table-cell office:value-type="float" office:value="1457.642" calcext:value-type="float">
            <text:p>1457.642</text:p>
          </table:table-cell>
          <table:table-cell office:value-type="float" office:value="0" calcext:value-type="float">
            <text:p>0</text:p>
          </table:table-cell>
          <table:table-cell office:value-type="float" office:value="-0.1130176" calcext:value-type="float">
            <text:p>-0.1130176</text:p>
          </table:table-cell>
          <table:table-cell office:value-type="float" office:value="0.01980035" calcext:value-type="float">
            <text:p>0.0198003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298" calcext:value-type="float">
            <text:p>-1.22629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680.7037" calcext:value-type="float">
            <text:p>680.7037</text:p>
          </table:table-cell>
          <table:table-cell office:value-type="float" office:value="375.7192" calcext:value-type="float">
            <text:p>375.719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9.145" calcext:value-type="float">
            <text:p>1229.145</text:p>
          </table:table-cell>
          <table:table-cell office:value-type="float" office:value="30.24817" calcext:value-type="float">
            <text:p>30.24817</text:p>
          </table:table-cell>
          <table:table-cell office:value-type="float" office:value="0" calcext:value-type="float">
            <text:p>0</text:p>
          </table:table-cell>
          <table:table-cell office:value-type="float" office:value="0.1931401" calcext:value-type="float">
            <text:p>0.1931401</text:p>
          </table:table-cell>
          <table:table-cell office:value-type="float" office:value="0.2600937" calcext:value-type="float">
            <text:p>0.2600937</text:p>
          </table:table-cell>
          <table:table-cell office:value-type="float" office:value="0.2707832" calcext:value-type="float">
            <text:p>0.2707832</text:p>
          </table:table-cell>
          <table:table-cell office:value-type="float" office:value="0.2817742" calcext:value-type="float">
            <text:p>0.2817742</text:p>
          </table:table-cell>
          <table:table-cell office:value-type="float" office:value="0.2873537" calcext:value-type="float">
            <text:p>0.2873537</text:p>
          </table:table-cell>
          <table:table-cell office:value-type="float" office:value="0.290378" calcext:value-type="float">
            <text:p>0.290378</text:p>
          </table:table-cell>
          <table:table-cell office:value-type="float" office:value="0.3399399" calcext:value-type="float">
            <text:p>0.3399399</text:p>
          </table:table-cell>
          <table:table-cell office:value-type="float" office:value="0.2429653" calcext:value-type="float">
            <text:p>0.2429653</text:p>
          </table:table-cell>
          <table:table-cell office:value-type="float" office:value="0.3901727" calcext:value-type="float">
            <text:p>0.3901727</text:p>
          </table:table-cell>
          <table:table-cell office:value-type="float" office:value="0.4144275" calcext:value-type="float">
            <text:p>0.414427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172E-015" calcext:value-type="float">
            <text:p>1.911172E-15</text:p>
          </table:table-cell>
          <table:table-cell office:value-type="float" office:value="1.878179E-015" calcext:value-type="float">
            <text:p>1.878179E-15</text:p>
          </table:table-cell>
          <table:table-cell office:value-type="float" office:value="1.976125E-015" calcext:value-type="float">
            <text:p>1.976125E-15</text:p>
          </table:table-cell>
          <table:table-cell office:value-type="float" office:value="1.975529E-015" calcext:value-type="float">
            <text:p>1.975529E-15</text:p>
          </table:table-cell>
          <table:table-cell office:value-type="float" office:value="9.502097E-016" calcext:value-type="float">
            <text:p>9.502097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014496" calcext:value-type="float">
            <text:p>-0.3014496</text:p>
          </table:table-cell>
          <table:table-cell office:value-type="float" office:value="-0.04874993" calcext:value-type="float">
            <text:p>-0.04874993</text:p>
          </table:table-cell>
          <table:table-cell office:value-type="float" office:value="-0.03805582" calcext:value-type="float">
            <text:p>-0.03805582</text:p>
          </table:table-cell>
          <table:table-cell office:value-type="float" office:value="-0.02943864" calcext:value-type="float">
            <text:p>-0.02943864</text:p>
          </table:table-cell>
          <table:table-cell office:value-type="float" office:value="-0.02570665" calcext:value-type="float">
            <text:p>-0.02570665</text:p>
          </table:table-cell>
          <table:table-cell office:value-type="float" office:value="-0.02390928" calcext:value-type="float">
            <text:p>-0.02390928</text:p>
          </table:table-cell>
          <table:table-cell office:value-type="float" office:value="-0.02249696" calcext:value-type="float">
            <text:p>-0.02249696</text:p>
          </table:table-cell>
          <table:table-cell office:value-type="float" office:value="-0.3403971" calcext:value-type="float">
            <text:p>-0.3403971</text:p>
          </table:table-cell>
          <table:table-cell office:value-type="float" office:value="-0.006622089" calcext:value-type="float">
            <text:p>-0.006622089</text:p>
          </table:table-cell>
          <table:table-cell office:value-type="float" office:value="-0.003721997" calcext:value-type="float">
            <text:p>-0.003721997</text:p>
          </table:table-cell>
          <table:table-cell office:value-type="float" office:value="1461.087" calcext:value-type="float">
            <text:p>1461.087</text:p>
          </table:table-cell>
          <table:table-cell office:value-type="float" office:value="0" calcext:value-type="float">
            <text:p>0</text:p>
          </table:table-cell>
          <table:table-cell office:value-type="float" office:value="-0.539211" calcext:value-type="float">
            <text:p>-0.539211</text:p>
          </table:table-cell>
          <table:table-cell office:value-type="float" office:value="0.01977607" calcext:value-type="float">
            <text:p>0.0197760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267" calcext:value-type="float">
            <text:p>-1.2262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680.7037" calcext:value-type="float">
            <text:p>680.7037</text:p>
          </table:table-cell>
          <table:table-cell office:value-type="float" office:value="377.0989" calcext:value-type="float">
            <text:p>377.098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7.792" calcext:value-type="float">
            <text:p>1227.792</text:p>
          </table:table-cell>
          <table:table-cell office:value-type="float" office:value="30.22219" calcext:value-type="float">
            <text:p>30.22219</text:p>
          </table:table-cell>
          <table:table-cell office:value-type="float" office:value="0" calcext:value-type="float">
            <text:p>0</text:p>
          </table:table-cell>
          <table:table-cell office:value-type="float" office:value="0.1343684" calcext:value-type="float">
            <text:p>0.1343684</text:p>
          </table:table-cell>
          <table:table-cell office:value-type="float" office:value="0.2649627" calcext:value-type="float">
            <text:p>0.2649627</text:p>
          </table:table-cell>
          <table:table-cell office:value-type="float" office:value="0.2702453" calcext:value-type="float">
            <text:p>0.2702453</text:p>
          </table:table-cell>
          <table:table-cell office:value-type="float" office:value="0.2794188" calcext:value-type="float">
            <text:p>0.2794188</text:p>
          </table:table-cell>
          <table:table-cell office:value-type="float" office:value="0.2849327" calcext:value-type="float">
            <text:p>0.2849327</text:p>
          </table:table-cell>
          <table:table-cell office:value-type="float" office:value="0.2884989" calcext:value-type="float">
            <text:p>0.2884989</text:p>
          </table:table-cell>
          <table:table-cell office:value-type="float" office:value="0.3389542" calcext:value-type="float">
            <text:p>0.3389542</text:p>
          </table:table-cell>
          <table:table-cell office:value-type="float" office:value="0.2431727" calcext:value-type="float">
            <text:p>0.2431727</text:p>
          </table:table-cell>
          <table:table-cell office:value-type="float" office:value="0.3901799" calcext:value-type="float">
            <text:p>0.3901799</text:p>
          </table:table-cell>
          <table:table-cell office:value-type="float" office:value="0.4144332" calcext:value-type="float">
            <text:p>0.414433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304E-015" calcext:value-type="float">
            <text:p>1.911304E-15</text:p>
          </table:table-cell>
          <table:table-cell office:value-type="float" office:value="1.878174E-015" calcext:value-type="float">
            <text:p>1.878174E-15</text:p>
          </table:table-cell>
          <table:table-cell office:value-type="float" office:value="1.976114E-015" calcext:value-type="float">
            <text:p>1.976114E-15</text:p>
          </table:table-cell>
          <table:table-cell office:value-type="float" office:value="1.97552E-015" calcext:value-type="float">
            <text:p>1.97552E-15</text:p>
          </table:table-cell>
          <table:table-cell office:value-type="float" office:value="9.502057E-016" calcext:value-type="float">
            <text:p>9.502057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71674" calcext:value-type="float">
            <text:p>-2.771674</text:p>
          </table:table-cell>
          <table:table-cell office:value-type="float" office:value="-0.04355195" calcext:value-type="float">
            <text:p>-0.04355195</text:p>
          </table:table-cell>
          <table:table-cell office:value-type="float" office:value="-0.03855891" calcext:value-type="float">
            <text:p>-0.03855891</text:p>
          </table:table-cell>
          <table:table-cell office:value-type="float" office:value="-0.03121427" calcext:value-type="float">
            <text:p>-0.03121427</text:p>
          </table:table-cell>
          <table:table-cell office:value-type="float" office:value="-0.02725903" calcext:value-type="float">
            <text:p>-0.02725903</text:p>
          </table:table-cell>
          <table:table-cell office:value-type="float" office:value="-0.02500866" calcext:value-type="float">
            <text:p>-0.02500866</text:p>
          </table:table-cell>
          <table:table-cell office:value-type="float" office:value="-0.02313359" calcext:value-type="float">
            <text:p>-0.02313359</text:p>
          </table:table-cell>
          <table:table-cell office:value-type="float" office:value="-0.3381906" calcext:value-type="float">
            <text:p>-0.3381906</text:p>
          </table:table-cell>
          <table:table-cell office:value-type="float" office:value="-0.006620927" calcext:value-type="float">
            <text:p>-0.006620927</text:p>
          </table:table-cell>
          <table:table-cell office:value-type="float" office:value="-0.003721506" calcext:value-type="float">
            <text:p>-0.003721506</text:p>
          </table:table-cell>
          <table:table-cell office:value-type="float" office:value="1464.531" calcext:value-type="float">
            <text:p>1464.531</text:p>
          </table:table-cell>
          <table:table-cell office:value-type="float" office:value="0" calcext:value-type="float">
            <text:p>0</text:p>
          </table:table-cell>
          <table:table-cell office:value-type="float" office:value="-4.885612" calcext:value-type="float">
            <text:p>-4.885612</text:p>
          </table:table-cell>
          <table:table-cell office:value-type="float" office:value="0.01976506" calcext:value-type="float">
            <text:p>0.0197650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24" calcext:value-type="float">
            <text:p>-1.226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680.7037" calcext:value-type="float">
            <text:p>680.7037</text:p>
          </table:table-cell>
          <table:table-cell office:value-type="float" office:value="377.5733" calcext:value-type="float">
            <text:p>377.573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7.343" calcext:value-type="float">
            <text:p>1227.343</text:p>
          </table:table-cell>
          <table:table-cell office:value-type="float" office:value="30.19704" calcext:value-type="float">
            <text:p>30.19704</text:p>
          </table:table-cell>
          <table:table-cell office:value-type="float" office:value="0" calcext:value-type="float">
            <text:p>0</text:p>
          </table:table-cell>
          <table:table-cell office:value-type="float" office:value="0.1135688" calcext:value-type="float">
            <text:p>0.1135688</text:p>
          </table:table-cell>
          <table:table-cell office:value-type="float" office:value="0.2680399" calcext:value-type="float">
            <text:p>0.2680399</text:p>
          </table:table-cell>
          <table:table-cell office:value-type="float" office:value="0.2715474" calcext:value-type="float">
            <text:p>0.2715474</text:p>
          </table:table-cell>
          <table:table-cell office:value-type="float" office:value="0.2784167" calcext:value-type="float">
            <text:p>0.2784167</text:p>
          </table:table-cell>
          <table:table-cell office:value-type="float" office:value="0.2835008" calcext:value-type="float">
            <text:p>0.2835008</text:p>
          </table:table-cell>
          <table:table-cell office:value-type="float" office:value="0.2868834" calcext:value-type="float">
            <text:p>0.2868834</text:p>
          </table:table-cell>
          <table:table-cell office:value-type="float" office:value="0.3378087" calcext:value-type="float">
            <text:p>0.3378087</text:p>
          </table:table-cell>
          <table:table-cell office:value-type="float" office:value="0.2433787" calcext:value-type="float">
            <text:p>0.2433787</text:p>
          </table:table-cell>
          <table:table-cell office:value-type="float" office:value="0.3901847" calcext:value-type="float">
            <text:p>0.3901847</text:p>
          </table:table-cell>
          <table:table-cell office:value-type="float" office:value="0.4144389" calcext:value-type="float">
            <text:p>0.4144389</text:p>
          </table:table-cell>
          <table:table-cell office:value-type="float" office:value="0.5107116" calcext:value-type="float">
            <text:p>0.510711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434E-015" calcext:value-type="float">
            <text:p>1.911434E-15</text:p>
          </table:table-cell>
          <table:table-cell office:value-type="float" office:value="1.878167E-015" calcext:value-type="float">
            <text:p>1.878167E-15</text:p>
          </table:table-cell>
          <table:table-cell office:value-type="float" office:value="1.976103E-015" calcext:value-type="float">
            <text:p>1.976103E-15</text:p>
          </table:table-cell>
          <table:table-cell office:value-type="float" office:value="1.975511E-015" calcext:value-type="float">
            <text:p>1.975511E-15</text:p>
          </table:table-cell>
          <table:table-cell office:value-type="float" office:value="9.502017E-016" calcext:value-type="float">
            <text:p>9.502017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758874" calcext:value-type="float">
            <text:p>-7.758874</text:p>
          </table:table-cell>
          <table:table-cell office:value-type="float" office:value="-0.04055522" calcext:value-type="float">
            <text:p>-0.04055522</text:p>
          </table:table-cell>
          <table:table-cell office:value-type="float" office:value="-0.03743922" calcext:value-type="float">
            <text:p>-0.03743922</text:p>
          </table:table-cell>
          <table:table-cell office:value-type="float" office:value="-0.03200857" calcext:value-type="float">
            <text:p>-0.03200857</text:p>
          </table:table-cell>
          <table:table-cell office:value-type="float" office:value="-0.02823439" calcext:value-type="float">
            <text:p>-0.02823439</text:p>
          </table:table-cell>
          <table:table-cell office:value-type="float" office:value="-0.02600334" calcext:value-type="float">
            <text:p>-0.02600334</text:p>
          </table:table-cell>
          <table:table-cell office:value-type="float" office:value="-0.02390109" calcext:value-type="float">
            <text:p>-0.02390109</text:p>
          </table:table-cell>
          <table:table-cell office:value-type="float" office:value="-0.3360154" calcext:value-type="float">
            <text:p>-0.3360154</text:p>
          </table:table-cell>
          <table:table-cell office:value-type="float" office:value="-0.006620128" calcext:value-type="float">
            <text:p>-0.006620128</text:p>
          </table:table-cell>
          <table:table-cell office:value-type="float" office:value="-0.003721016" calcext:value-type="float">
            <text:p>-0.003721016</text:p>
          </table:table-cell>
          <table:table-cell office:value-type="float" office:value="1467.976" calcext:value-type="float">
            <text:p>1467.976</text:p>
          </table:table-cell>
          <table:table-cell office:value-type="float" office:value="0" calcext:value-type="float">
            <text:p>0</text:p>
          </table:table-cell>
          <table:table-cell office:value-type="float" office:value="-11.5916" calcext:value-type="float">
            <text:p>-11.5916</text:p>
          </table:table-cell>
          <table:table-cell office:value-type="float" office:value="0.01975826" calcext:value-type="float">
            <text:p>0.0197582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213" calcext:value-type="float">
            <text:p>-1.2262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680.7037" calcext:value-type="float">
            <text:p>680.7037</text:p>
          </table:table-cell>
          <table:table-cell office:value-type="float" office:value="377.8006" calcext:value-type="float">
            <text:p>377.8006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7.14" calcext:value-type="float">
            <text:p>1227.14</text:p>
          </table:table-cell>
          <table:table-cell office:value-type="float" office:value="30.17332" calcext:value-type="float">
            <text:p>30.17332</text:p>
          </table:table-cell>
          <table:table-cell office:value-type="float" office:value="0" calcext:value-type="float">
            <text:p>0</text:p>
          </table:table-cell>
          <table:table-cell office:value-type="float" office:value="0.1038026" calcext:value-type="float">
            <text:p>0.1038026</text:p>
          </table:table-cell>
          <table:table-cell office:value-type="float" office:value="0.2701102" calcext:value-type="float">
            <text:p>0.2701102</text:p>
          </table:table-cell>
          <table:table-cell office:value-type="float" office:value="0.2726502" calcext:value-type="float">
            <text:p>0.2726502</text:p>
          </table:table-cell>
          <table:table-cell office:value-type="float" office:value="0.2781447" calcext:value-type="float">
            <text:p>0.2781447</text:p>
          </table:table-cell>
          <table:table-cell office:value-type="float" office:value="0.282489" calcext:value-type="float">
            <text:p>0.282489</text:p>
          </table:table-cell>
          <table:table-cell office:value-type="float" office:value="0.2855406" calcext:value-type="float">
            <text:p>0.2855406</text:p>
          </table:table-cell>
          <table:table-cell office:value-type="float" office:value="0.3367101" calcext:value-type="float">
            <text:p>0.3367101</text:p>
          </table:table-cell>
          <table:table-cell office:value-type="float" office:value="0.2435832" calcext:value-type="float">
            <text:p>0.2435832</text:p>
          </table:table-cell>
          <table:table-cell office:value-type="float" office:value="0.3901895" calcext:value-type="float">
            <text:p>0.3901895</text:p>
          </table:table-cell>
          <table:table-cell office:value-type="float" office:value="0.4144447" calcext:value-type="float">
            <text:p>0.4144447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566E-015" calcext:value-type="float">
            <text:p>1.911566E-15</text:p>
          </table:table-cell>
          <table:table-cell office:value-type="float" office:value="1.87816E-015" calcext:value-type="float">
            <text:p>1.87816E-15</text:p>
          </table:table-cell>
          <table:table-cell office:value-type="float" office:value="1.976092E-015" calcext:value-type="float">
            <text:p>1.976092E-15</text:p>
          </table:table-cell>
          <table:table-cell office:value-type="float" office:value="1.975501E-015" calcext:value-type="float">
            <text:p>1.975501E-15</text:p>
          </table:table-cell>
          <table:table-cell office:value-type="float" office:value="9.501972E-016" calcext:value-type="float">
            <text:p>9.50197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46056" calcext:value-type="float">
            <text:p>-13.46056</text:p>
          </table:table-cell>
          <table:table-cell office:value-type="float" office:value="-0.03868901" calcext:value-type="float">
            <text:p>-0.03868901</text:p>
          </table:table-cell>
          <table:table-cell office:value-type="float" office:value="-0.03652178" calcext:value-type="float">
            <text:p>-0.03652178</text:p>
          </table:table-cell>
          <table:table-cell office:value-type="float" office:value="-0.03222973" calcext:value-type="float">
            <text:p>-0.03222973</text:p>
          </table:table-cell>
          <table:table-cell office:value-type="float" office:value="-0.02894471" calcext:value-type="float">
            <text:p>-0.02894471</text:p>
          </table:table-cell>
          <table:table-cell office:value-type="float" office:value="-0.02686462" calcext:value-type="float">
            <text:p>-0.02686462</text:p>
          </table:table-cell>
          <table:table-cell office:value-type="float" office:value="-0.02466299" calcext:value-type="float">
            <text:p>-0.02466299</text:p>
          </table:table-cell>
          <table:table-cell office:value-type="float" office:value="-0.3338711" calcext:value-type="float">
            <text:p>-0.3338711</text:p>
          </table:table-cell>
          <table:table-cell office:value-type="float" office:value="-0.006619355" calcext:value-type="float">
            <text:p>-0.006619355</text:p>
          </table:table-cell>
          <table:table-cell office:value-type="float" office:value="-0.003720519" calcext:value-type="float">
            <text:p>-0.003720519</text:p>
          </table:table-cell>
          <table:table-cell office:value-type="float" office:value="1471.421" calcext:value-type="float">
            <text:p>1471.421</text:p>
          </table:table-cell>
          <table:table-cell office:value-type="float" office:value="0" calcext:value-type="float">
            <text:p>0</text:p>
          </table:table-cell>
          <table:table-cell office:value-type="float" office:value="-14.10786" calcext:value-type="float">
            <text:p>-14.10786</text:p>
          </table:table-cell>
          <table:table-cell office:value-type="float" office:value="0.01975187" calcext:value-type="float">
            <text:p>0.0197518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187" calcext:value-type="float">
            <text:p>-1.2261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681.0037" calcext:value-type="float">
            <text:p>681.0037</text:p>
          </table:table-cell>
          <table:table-cell office:value-type="float" office:value="378.0915" calcext:value-type="float">
            <text:p>378.0915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7.173" calcext:value-type="float">
            <text:p>1227.173</text:p>
          </table:table-cell>
          <table:table-cell office:value-type="float" office:value="30.14923" calcext:value-type="float">
            <text:p>30.14923</text:p>
          </table:table-cell>
          <table:table-cell office:value-type="float" office:value="0" calcext:value-type="float">
            <text:p>0</text:p>
          </table:table-cell>
          <table:table-cell office:value-type="float" office:value="0.1138903" calcext:value-type="float">
            <text:p>0.1138903</text:p>
          </table:table-cell>
          <table:table-cell office:value-type="float" office:value="0.2704885" calcext:value-type="float">
            <text:p>0.2704885</text:p>
          </table:table-cell>
          <table:table-cell office:value-type="float" office:value="0.2733986" calcext:value-type="float">
            <text:p>0.2733986</text:p>
          </table:table-cell>
          <table:table-cell office:value-type="float" office:value="0.2781079" calcext:value-type="float">
            <text:p>0.2781079</text:p>
          </table:table-cell>
          <table:table-cell office:value-type="float" office:value="0.2817914" calcext:value-type="float">
            <text:p>0.2817914</text:p>
          </table:table-cell>
          <table:table-cell office:value-type="float" office:value="0.2844778" calcext:value-type="float">
            <text:p>0.2844778</text:p>
          </table:table-cell>
          <table:table-cell office:value-type="float" office:value="0.3356144" calcext:value-type="float">
            <text:p>0.3356144</text:p>
          </table:table-cell>
          <table:table-cell office:value-type="float" office:value="0.2437856" calcext:value-type="float">
            <text:p>0.2437856</text:p>
          </table:table-cell>
          <table:table-cell office:value-type="float" office:value="0.3901943" calcext:value-type="float">
            <text:p>0.3901943</text:p>
          </table:table-cell>
          <table:table-cell office:value-type="float" office:value="0.4144475" calcext:value-type="float">
            <text:p>0.4144475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697E-015" calcext:value-type="float">
            <text:p>1.911697E-15</text:p>
          </table:table-cell>
          <table:table-cell office:value-type="float" office:value="1.878151E-015" calcext:value-type="float">
            <text:p>1.878151E-15</text:p>
          </table:table-cell>
          <table:table-cell office:value-type="float" office:value="1.97608E-015" calcext:value-type="float">
            <text:p>1.97608E-15</text:p>
          </table:table-cell>
          <table:table-cell office:value-type="float" office:value="1.975492E-015" calcext:value-type="float">
            <text:p>1.975492E-15</text:p>
          </table:table-cell>
          <table:table-cell office:value-type="float" office:value="9.501935E-016" calcext:value-type="float">
            <text:p>9.501935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621789" calcext:value-type="float">
            <text:p>-7.621789</text:p>
          </table:table-cell>
          <table:table-cell office:value-type="float" office:value="-0.038343" calcext:value-type="float">
            <text:p>-0.038343</text:p>
          </table:table-cell>
          <table:table-cell office:value-type="float" office:value="-0.03590702" calcext:value-type="float">
            <text:p>-0.03590702</text:p>
          </table:table-cell>
          <table:table-cell office:value-type="float" office:value="-0.03225947" calcext:value-type="float">
            <text:p>-0.03225947</text:p>
          </table:table-cell>
          <table:table-cell office:value-type="float" office:value="-0.0294465" calcext:value-type="float">
            <text:p>-0.0294465</text:p>
          </table:table-cell>
          <table:table-cell office:value-type="float" office:value="-0.02756947" calcext:value-type="float">
            <text:p>-0.02756947</text:p>
          </table:table-cell>
          <table:table-cell office:value-type="float" office:value="-0.02545044" calcext:value-type="float">
            <text:p>-0.02545044</text:p>
          </table:table-cell>
          <table:table-cell office:value-type="float" office:value="-0.3317638" calcext:value-type="float">
            <text:p>-0.3317638</text:p>
          </table:table-cell>
          <table:table-cell office:value-type="float" office:value="-0.006618578" calcext:value-type="float">
            <text:p>-0.006618578</text:p>
          </table:table-cell>
          <table:table-cell office:value-type="float" office:value="-0.003720271" calcext:value-type="float">
            <text:p>-0.003720271</text:p>
          </table:table-cell>
          <table:table-cell office:value-type="float" office:value="1474.865" calcext:value-type="float">
            <text:p>1474.865</text:p>
          </table:table-cell>
          <table:table-cell office:value-type="float" office:value="0" calcext:value-type="float">
            <text:p>0</text:p>
          </table:table-cell>
          <table:table-cell office:value-type="float" office:value="-11.96371" calcext:value-type="float">
            <text:p>-11.96371</text:p>
          </table:table-cell>
          <table:table-cell office:value-type="float" office:value="0.01974517" calcext:value-type="float">
            <text:p>0.0197451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173" calcext:value-type="float">
            <text:p>-1.2261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681.0037" calcext:value-type="float">
            <text:p>681.0037</text:p>
          </table:table-cell>
          <table:table-cell office:value-type="float" office:value="378.3361" calcext:value-type="float">
            <text:p>378.3361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26.952" calcext:value-type="float">
            <text:p>1226.952</text:p>
          </table:table-cell>
          <table:table-cell office:value-type="float" office:value="30.12599" calcext:value-type="float">
            <text:p>30.12599</text:p>
          </table:table-cell>
          <table:table-cell office:value-type="float" office:value="0" calcext:value-type="float">
            <text:p>0</text:p>
          </table:table-cell>
          <table:table-cell office:value-type="float" office:value="0.1037785" calcext:value-type="float">
            <text:p>0.1037785</text:p>
          </table:table-cell>
          <table:table-cell office:value-type="float" office:value="0.2712061" calcext:value-type="float">
            <text:p>0.2712061</text:p>
          </table:table-cell>
          <table:table-cell office:value-type="float" office:value="0.2736447" calcext:value-type="float">
            <text:p>0.2736447</text:p>
          </table:table-cell>
          <table:table-cell office:value-type="float" office:value="0.2779425" calcext:value-type="float">
            <text:p>0.2779425</text:p>
          </table:table-cell>
          <table:table-cell office:value-type="float" office:value="0.2811534" calcext:value-type="float">
            <text:p>0.2811534</text:p>
          </table:table-cell>
          <table:table-cell office:value-type="float" office:value="0.2836626" calcext:value-type="float">
            <text:p>0.2836626</text:p>
          </table:table-cell>
          <table:table-cell office:value-type="float" office:value="0.3346305" calcext:value-type="float">
            <text:p>0.3346305</text:p>
          </table:table-cell>
          <table:table-cell office:value-type="float" office:value="0.2439864" calcext:value-type="float">
            <text:p>0.2439864</text:p>
          </table:table-cell>
          <table:table-cell office:value-type="float" office:value="0.390199" calcext:value-type="float">
            <text:p>0.390199</text:p>
          </table:table-cell>
          <table:table-cell office:value-type="float" office:value="0.4144503" calcext:value-type="float">
            <text:p>0.4144503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82E-015" calcext:value-type="float">
            <text:p>1.91182E-15</text:p>
          </table:table-cell>
          <table:table-cell office:value-type="float" office:value="1.878146E-015" calcext:value-type="float">
            <text:p>1.878146E-15</text:p>
          </table:table-cell>
          <table:table-cell office:value-type="float" office:value="1.976068E-015" calcext:value-type="float">
            <text:p>1.976068E-15</text:p>
          </table:table-cell>
          <table:table-cell office:value-type="float" office:value="1.975483E-015" calcext:value-type="float">
            <text:p>1.975483E-15</text:p>
          </table:table-cell>
          <table:table-cell office:value-type="float" office:value="9.501898E-016" calcext:value-type="float">
            <text:p>9.501898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47243" calcext:value-type="float">
            <text:p>-13.47243</text:p>
          </table:table-cell>
          <table:table-cell office:value-type="float" office:value="-0.03773571" calcext:value-type="float">
            <text:p>-0.03773571</text:p>
          </table:table-cell>
          <table:table-cell office:value-type="float" office:value="-0.03571169" calcext:value-type="float">
            <text:p>-0.03571169</text:p>
          </table:table-cell>
          <table:table-cell office:value-type="float" office:value="-0.03239181" calcext:value-type="float">
            <text:p>-0.03239181</text:p>
          </table:table-cell>
          <table:table-cell office:value-type="float" office:value="-0.02991265" calcext:value-type="float">
            <text:p>-0.02991265</text:p>
          </table:table-cell>
          <table:table-cell office:value-type="float" office:value="-0.02812432" calcext:value-type="float">
            <text:p>-0.02812432</text:p>
          </table:table-cell>
          <table:table-cell office:value-type="float" office:value="-0.02618192" calcext:value-type="float">
            <text:p>-0.02618192</text:p>
          </table:table-cell>
          <table:table-cell office:value-type="float" office:value="-0.3296887" calcext:value-type="float">
            <text:p>-0.3296887</text:p>
          </table:table-cell>
          <table:table-cell office:value-type="float" office:value="-0.006617802" calcext:value-type="float">
            <text:p>-0.006617802</text:p>
          </table:table-cell>
          <table:table-cell office:value-type="float" office:value="-0.003720028" calcext:value-type="float">
            <text:p>-0.003720028</text:p>
          </table:table-cell>
          <table:table-cell office:value-type="float" office:value="1478.31" calcext:value-type="float">
            <text:p>1478.31</text:p>
          </table:table-cell>
          <table:table-cell office:value-type="float" office:value="0" calcext:value-type="float">
            <text:p>0</text:p>
          </table:table-cell>
          <table:table-cell office:value-type="float" office:value="-15.88404" calcext:value-type="float">
            <text:p>-15.88404</text:p>
          </table:table-cell>
          <table:table-cell office:value-type="float" office:value="0.01974176" calcext:value-type="float">
            <text:p>0.0197417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16" calcext:value-type="float">
            <text:p>-1.226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687.5035" calcext:value-type="float">
            <text:p>687.5035</text:p>
          </table:table-cell>
          <table:table-cell office:value-type="float" office:value="378.612" calcext:value-type="float">
            <text:p>378.612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3.183" calcext:value-type="float">
            <text:p>1233.183</text:p>
          </table:table-cell>
          <table:table-cell office:value-type="float" office:value="30.11875" calcext:value-type="float">
            <text:p>30.11875</text:p>
          </table:table-cell>
          <table:table-cell office:value-type="float" office:value="5.021465" calcext:value-type="float">
            <text:p>5.021465</text:p>
          </table:table-cell>
          <table:table-cell office:value-type="float" office:value="0.2847326" calcext:value-type="float">
            <text:p>0.2847326</text:p>
          </table:table-cell>
          <table:table-cell office:value-type="float" office:value="0.2919158" calcext:value-type="float">
            <text:p>0.2919158</text:p>
          </table:table-cell>
          <table:table-cell office:value-type="float" office:value="0.2877398" calcext:value-type="float">
            <text:p>0.2877398</text:p>
          </table:table-cell>
          <table:table-cell office:value-type="float" office:value="0.2803453" calcext:value-type="float">
            <text:p>0.2803453</text:p>
          </table:table-cell>
          <table:table-cell office:value-type="float" office:value="0.2809345" calcext:value-type="float">
            <text:p>0.2809345</text:p>
          </table:table-cell>
          <table:table-cell office:value-type="float" office:value="0.2830126" calcext:value-type="float">
            <text:p>0.2830126</text:p>
          </table:table-cell>
          <table:table-cell office:value-type="float" office:value="0.3366649" calcext:value-type="float">
            <text:p>0.3366649</text:p>
          </table:table-cell>
          <table:table-cell office:value-type="float" office:value="0.2441856" calcext:value-type="float">
            <text:p>0.2441856</text:p>
          </table:table-cell>
          <table:table-cell office:value-type="float" office:value="0.3902038" calcext:value-type="float">
            <text:p>0.3902038</text:p>
          </table:table-cell>
          <table:table-cell office:value-type="float" office:value="0.4144533" calcext:value-type="float">
            <text:p>0.414453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924E-015" calcext:value-type="float">
            <text:p>1.911924E-15</text:p>
          </table:table-cell>
          <table:table-cell office:value-type="float" office:value="1.878145E-015" calcext:value-type="float">
            <text:p>1.878145E-15</text:p>
          </table:table-cell>
          <table:table-cell office:value-type="float" office:value="1.976058E-015" calcext:value-type="float">
            <text:p>1.976058E-15</text:p>
          </table:table-cell>
          <table:table-cell office:value-type="float" office:value="1.975475E-015" calcext:value-type="float">
            <text:p>1.975475E-15</text:p>
          </table:table-cell>
          <table:table-cell office:value-type="float" office:value="9.501856E-016" calcext:value-type="float">
            <text:p>9.501856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10947" calcext:value-type="float">
            <text:p>-0.02610947</text:p>
          </table:table-cell>
          <table:table-cell office:value-type="float" office:value="-0.0224278" calcext:value-type="float">
            <text:p>-0.0224278</text:p>
          </table:table-cell>
          <table:table-cell office:value-type="float" office:value="-0.02547535" calcext:value-type="float">
            <text:p>-0.02547535</text:p>
          </table:table-cell>
          <table:table-cell office:value-type="float" office:value="-0.03058585" calcext:value-type="float">
            <text:p>-0.03058585</text:p>
          </table:table-cell>
          <table:table-cell office:value-type="float" office:value="-0.03008983" calcext:value-type="float">
            <text:p>-0.03008983</text:p>
          </table:table-cell>
          <table:table-cell office:value-type="float" office:value="-0.02858742" calcext:value-type="float">
            <text:p>-0.02858742</text:p>
          </table:table-cell>
          <table:table-cell office:value-type="float" office:value="-0.02499763" calcext:value-type="float">
            <text:p>-0.02499763</text:p>
          </table:table-cell>
          <table:table-cell office:value-type="float" office:value="-0.3276438" calcext:value-type="float">
            <text:p>-0.3276438</text:p>
          </table:table-cell>
          <table:table-cell office:value-type="float" office:value="-0.006617029" calcext:value-type="float">
            <text:p>-0.006617029</text:p>
          </table:table-cell>
          <table:table-cell office:value-type="float" office:value="-0.003719781" calcext:value-type="float">
            <text:p>-0.003719781</text:p>
          </table:table-cell>
          <table:table-cell office:value-type="float" office:value="1481.755" calcext:value-type="float">
            <text:p>1481.755</text:p>
          </table:table-cell>
          <table:table-cell office:value-type="float" office:value="0" calcext:value-type="float">
            <text:p>0</text:p>
          </table:table-cell>
          <table:table-cell office:value-type="float" office:value="-0.03304223" calcext:value-type="float">
            <text:p>-0.03304223</text:p>
          </table:table-cell>
          <table:table-cell office:value-type="float" office:value="0.01977172" calcext:value-type="float">
            <text:p>0.0197717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146" calcext:value-type="float">
            <text:p>-1.22614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690.8034" calcext:value-type="float">
            <text:p>690.8034</text:p>
          </table:table-cell>
          <table:table-cell office:value-type="float" office:value="378.7263" calcext:value-type="float">
            <text:p>378.726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6.365" calcext:value-type="float">
            <text:p>1236.365</text:p>
          </table:table-cell>
          <table:table-cell office:value-type="float" office:value="30.12263" calcext:value-type="float">
            <text:p>30.12263</text:p>
          </table:table-cell>
          <table:table-cell office:value-type="float" office:value="32.73342" calcext:value-type="float">
            <text:p>32.73342</text:p>
          </table:table-cell>
          <table:table-cell office:value-type="float" office:value="0.2571515" calcext:value-type="float">
            <text:p>0.2571515</text:p>
          </table:table-cell>
          <table:table-cell office:value-type="float" office:value="0.2652115" calcext:value-type="float">
            <text:p>0.2652115</text:p>
          </table:table-cell>
          <table:table-cell office:value-type="float" office:value="0.2746197" calcext:value-type="float">
            <text:p>0.2746197</text:p>
          </table:table-cell>
          <table:table-cell office:value-type="float" office:value="0.2806167" calcext:value-type="float">
            <text:p>0.2806167</text:p>
          </table:table-cell>
          <table:table-cell office:value-type="float" office:value="0.2838394" calcext:value-type="float">
            <text:p>0.2838394</text:p>
          </table:table-cell>
          <table:table-cell office:value-type="float" office:value="0.2890294" calcext:value-type="float">
            <text:p>0.2890294</text:p>
          </table:table-cell>
          <table:table-cell office:value-type="float" office:value="0.3468907" calcext:value-type="float">
            <text:p>0.3468907</text:p>
          </table:table-cell>
          <table:table-cell office:value-type="float" office:value="0.2443858" calcext:value-type="float">
            <text:p>0.2443858</text:p>
          </table:table-cell>
          <table:table-cell office:value-type="float" office:value="0.390208" calcext:value-type="float">
            <text:p>0.390208</text:p>
          </table:table-cell>
          <table:table-cell office:value-type="float" office:value="0.4144561" calcext:value-type="float">
            <text:p>0.414456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941E-015" calcext:value-type="float">
            <text:p>1.906941E-15</text:p>
          </table:table-cell>
          <table:table-cell office:value-type="float" office:value="1.878139E-015" calcext:value-type="float">
            <text:p>1.878139E-15</text:p>
          </table:table-cell>
          <table:table-cell office:value-type="float" office:value="1.976052E-015" calcext:value-type="float">
            <text:p>1.976052E-15</text:p>
          </table:table-cell>
          <table:table-cell office:value-type="float" office:value="1.975465E-015" calcext:value-type="float">
            <text:p>1.975465E-15</text:p>
          </table:table-cell>
          <table:table-cell office:value-type="float" office:value="9.501831E-016" calcext:value-type="float">
            <text:p>9.501831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211126" calcext:value-type="float">
            <text:p>-0.05211126</text:p>
          </table:table-cell>
          <table:table-cell office:value-type="float" office:value="-0.04322002" calcext:value-type="float">
            <text:p>-0.04322002</text:p>
          </table:table-cell>
          <table:table-cell office:value-type="float" office:value="-0.0348907" calcext:value-type="float">
            <text:p>-0.0348907</text:p>
          </table:table-cell>
          <table:table-cell office:value-type="float" office:value="-0.03029549" calcext:value-type="float">
            <text:p>-0.03029549</text:p>
          </table:table-cell>
          <table:table-cell office:value-type="float" office:value="-0.02802405" calcext:value-type="float">
            <text:p>-0.02802405</text:p>
          </table:table-cell>
          <table:table-cell office:value-type="float" office:value="-0.02471877" calcext:value-type="float">
            <text:p>-0.02471877</text:p>
          </table:table-cell>
          <table:table-cell office:value-type="float" office:value="-0.01851365" calcext:value-type="float">
            <text:p>-0.01851365</text:p>
          </table:table-cell>
          <table:table-cell office:value-type="float" office:value="-0.3256038" calcext:value-type="float">
            <text:p>-0.3256038</text:p>
          </table:table-cell>
          <table:table-cell office:value-type="float" office:value="-0.006616347" calcext:value-type="float">
            <text:p>-0.006616347</text:p>
          </table:table-cell>
          <table:table-cell office:value-type="float" office:value="-0.003719529" calcext:value-type="float">
            <text:p>-0.003719529</text:p>
          </table:table-cell>
          <table:table-cell office:value-type="float" office:value="1485.199" calcext:value-type="float">
            <text:p>1485.199</text:p>
          </table:table-cell>
          <table:table-cell office:value-type="float" office:value="0" calcext:value-type="float">
            <text:p>0</text:p>
          </table:table-cell>
          <table:table-cell office:value-type="float" office:value="-0.06032629" calcext:value-type="float">
            <text:p>-0.06032629</text:p>
          </table:table-cell>
          <table:table-cell office:value-type="float" office:value="0.01972539" calcext:value-type="float">
            <text:p>0.0197253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133" calcext:value-type="float">
            <text:p>-1.2261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691.2032" calcext:value-type="float">
            <text:p>691.2032</text:p>
          </table:table-cell>
          <table:table-cell office:value-type="float" office:value="378.7519" calcext:value-type="float">
            <text:p>378.7519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6.734" calcext:value-type="float">
            <text:p>1236.734</text:p>
          </table:table-cell>
          <table:table-cell office:value-type="float" office:value="30.12751" calcext:value-type="float">
            <text:p>30.12751</text:p>
          </table:table-cell>
          <table:table-cell office:value-type="float" office:value="26.5773" calcext:value-type="float">
            <text:p>26.5773</text:p>
          </table:table-cell>
          <table:table-cell office:value-type="float" office:value="0.2804226" calcext:value-type="float">
            <text:p>0.2804226</text:p>
          </table:table-cell>
          <table:table-cell office:value-type="float" office:value="0.2834044" calcext:value-type="float">
            <text:p>0.2834044</text:p>
          </table:table-cell>
          <table:table-cell office:value-type="float" office:value="0.2789582" calcext:value-type="float">
            <text:p>0.2789582</text:p>
          </table:table-cell>
          <table:table-cell office:value-type="float" office:value="0.2804769" calcext:value-type="float">
            <text:p>0.2804769</text:p>
          </table:table-cell>
          <table:table-cell office:value-type="float" office:value="0.2855768" calcext:value-type="float">
            <text:p>0.2855768</text:p>
          </table:table-cell>
          <table:table-cell office:value-type="float" office:value="0.2917041" calcext:value-type="float">
            <text:p>0.2917041</text:p>
          </table:table-cell>
          <table:table-cell office:value-type="float" office:value="0.3479578" calcext:value-type="float">
            <text:p>0.3479578</text:p>
          </table:table-cell>
          <table:table-cell office:value-type="float" office:value="0.2445855" calcext:value-type="float">
            <text:p>0.2445855</text:p>
          </table:table-cell>
          <table:table-cell office:value-type="float" office:value="0.3902106" calcext:value-type="float">
            <text:p>0.3902106</text:p>
          </table:table-cell>
          <table:table-cell office:value-type="float" office:value="0.414459" calcext:value-type="float">
            <text:p>0.414459</text:p>
          </table:table-cell>
          <table:table-cell office:value-type="float" office:value="0.5107116" calcext:value-type="float">
            <text:p>0.510711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7021E-015" calcext:value-type="float">
            <text:p>1.907021E-15</text:p>
          </table:table-cell>
          <table:table-cell office:value-type="float" office:value="1.87813E-015" calcext:value-type="float">
            <text:p>1.87813E-15</text:p>
          </table:table-cell>
          <table:table-cell office:value-type="float" office:value="1.976048E-015" calcext:value-type="float">
            <text:p>1.976048E-15</text:p>
          </table:table-cell>
          <table:table-cell office:value-type="float" office:value="1.975457E-015" calcext:value-type="float">
            <text:p>1.975457E-15</text:p>
          </table:table-cell>
          <table:table-cell office:value-type="float" office:value="9.501803E-016" calcext:value-type="float">
            <text:p>9.50180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986059" calcext:value-type="float">
            <text:p>-0.02986059</text:p>
          </table:table-cell>
          <table:table-cell office:value-type="float" office:value="-0.02795631" calcext:value-type="float">
            <text:p>-0.02795631</text:p>
          </table:table-cell>
          <table:table-cell office:value-type="float" office:value="-0.03164099" calcext:value-type="float">
            <text:p>-0.03164099</text:p>
          </table:table-cell>
          <table:table-cell office:value-type="float" office:value="-0.03045029" calcext:value-type="float">
            <text:p>-0.03045029</text:p>
          </table:table-cell>
          <table:table-cell office:value-type="float" office:value="-0.02686273" calcext:value-type="float">
            <text:p>-0.02686273</text:p>
          </table:table-cell>
          <table:table-cell office:value-type="float" office:value="-0.02317412" calcext:value-type="float">
            <text:p>-0.02317412</text:p>
          </table:table-cell>
          <table:table-cell office:value-type="float" office:value="-0.01795208" calcext:value-type="float">
            <text:p>-0.01795208</text:p>
          </table:table-cell>
          <table:table-cell office:value-type="float" office:value="-0.3235825" calcext:value-type="float">
            <text:p>-0.3235825</text:p>
          </table:table-cell>
          <table:table-cell office:value-type="float" office:value="-0.006615927" calcext:value-type="float">
            <text:p>-0.006615927</text:p>
          </table:table-cell>
          <table:table-cell office:value-type="float" office:value="-0.003719286" calcext:value-type="float">
            <text:p>-0.003719286</text:p>
          </table:table-cell>
          <table:table-cell office:value-type="float" office:value="1488.644" calcext:value-type="float">
            <text:p>1488.644</text:p>
          </table:table-cell>
          <table:table-cell office:value-type="float" office:value="0" calcext:value-type="float">
            <text:p>0</text:p>
          </table:table-cell>
          <table:table-cell office:value-type="float" office:value="-0.03338684" calcext:value-type="float">
            <text:p>-0.03338684</text:p>
          </table:table-cell>
          <table:table-cell office:value-type="float" office:value="0.01970693" calcext:value-type="float">
            <text:p>0.0197069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12" calcext:value-type="float">
            <text:p>-1.226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691.2032" calcext:value-type="float">
            <text:p>691.2032</text:p>
          </table:table-cell>
          <table:table-cell office:value-type="float" office:value="378.9973" calcext:value-type="float">
            <text:p>378.997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6.493" calcext:value-type="float">
            <text:p>1236.493</text:p>
          </table:table-cell>
          <table:table-cell office:value-type="float" office:value="30.12331" calcext:value-type="float">
            <text:p>30.12331</text:p>
          </table:table-cell>
          <table:table-cell office:value-type="float" office:value="12.64724" calcext:value-type="float">
            <text:p>12.64724</text:p>
          </table:table-cell>
          <table:table-cell office:value-type="float" office:value="0.2917176" calcext:value-type="float">
            <text:p>0.2917176</text:p>
          </table:table-cell>
          <table:table-cell office:value-type="float" office:value="0.2942764" calcext:value-type="float">
            <text:p>0.2942764</text:p>
          </table:table-cell>
          <table:table-cell office:value-type="float" office:value="0.2900364" calcext:value-type="float">
            <text:p>0.2900364</text:p>
          </table:table-cell>
          <table:table-cell office:value-type="float" office:value="0.2847366" calcext:value-type="float">
            <text:p>0.2847366</text:p>
          </table:table-cell>
          <table:table-cell office:value-type="float" office:value="0.2876124" calcext:value-type="float">
            <text:p>0.2876124</text:p>
          </table:table-cell>
          <table:table-cell office:value-type="float" office:value="0.2932615" calcext:value-type="float">
            <text:p>0.2932615</text:p>
          </table:table-cell>
          <table:table-cell office:value-type="float" office:value="0.3486903" calcext:value-type="float">
            <text:p>0.3486903</text:p>
          </table:table-cell>
          <table:table-cell office:value-type="float" office:value="0.2447842" calcext:value-type="float">
            <text:p>0.2447842</text:p>
          </table:table-cell>
          <table:table-cell office:value-type="float" office:value="0.3902131" calcext:value-type="float">
            <text:p>0.3902131</text:p>
          </table:table-cell>
          <table:table-cell office:value-type="float" office:value="0.4144619" calcext:value-type="float">
            <text:p>0.4144619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7102E-015" calcext:value-type="float">
            <text:p>1.907102E-15</text:p>
          </table:table-cell>
          <table:table-cell office:value-type="float" office:value="1.878122E-015" calcext:value-type="float">
            <text:p>1.878122E-15</text:p>
          </table:table-cell>
          <table:table-cell office:value-type="float" office:value="1.976044E-015" calcext:value-type="float">
            <text:p>1.976044E-15</text:p>
          </table:table-cell>
          <table:table-cell office:value-type="float" office:value="1.975446E-015" calcext:value-type="float">
            <text:p>1.975446E-15</text:p>
          </table:table-cell>
          <table:table-cell office:value-type="float" office:value="9.501784E-016" calcext:value-type="float">
            <text:p>9.501784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261813" calcext:value-type="float">
            <text:p>-0.02261813</text:p>
          </table:table-cell>
          <table:table-cell office:value-type="float" office:value="-0.02144253" calcext:value-type="float">
            <text:p>-0.02144253</text:p>
          </table:table-cell>
          <table:table-cell office:value-type="float" office:value="-0.02412504" calcext:value-type="float">
            <text:p>-0.02412504</text:p>
          </table:table-cell>
          <table:table-cell office:value-type="float" office:value="-0.02747393" calcext:value-type="float">
            <text:p>-0.02747393</text:p>
          </table:table-cell>
          <table:table-cell office:value-type="float" office:value="-0.02558229" calcext:value-type="float">
            <text:p>-0.02558229</text:p>
          </table:table-cell>
          <table:table-cell office:value-type="float" office:value="-0.02234283" calcext:value-type="float">
            <text:p>-0.02234283</text:p>
          </table:table-cell>
          <table:table-cell office:value-type="float" office:value="-0.01759011" calcext:value-type="float">
            <text:p>-0.01759011</text:p>
          </table:table-cell>
          <table:table-cell office:value-type="float" office:value="-0.3215863" calcext:value-type="float">
            <text:p>-0.3215863</text:p>
          </table:table-cell>
          <table:table-cell office:value-type="float" office:value="-0.006615511" calcext:value-type="float">
            <text:p>-0.006615511</text:p>
          </table:table-cell>
          <table:table-cell office:value-type="float" office:value="-0.00371904" calcext:value-type="float">
            <text:p>-0.00371904</text:p>
          </table:table-cell>
          <table:table-cell office:value-type="float" office:value="1492.089" calcext:value-type="float">
            <text:p>1492.089</text:p>
          </table:table-cell>
          <table:table-cell office:value-type="float" office:value="0" calcext:value-type="float">
            <text:p>0</text:p>
          </table:table-cell>
          <table:table-cell office:value-type="float" office:value="-0.02506862" calcext:value-type="float">
            <text:p>-0.02506862</text:p>
          </table:table-cell>
          <table:table-cell office:value-type="float" office:value="0.01968484" calcext:value-type="float">
            <text:p>0.0196848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106" calcext:value-type="float">
            <text:p>-1.22610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692.5031" calcext:value-type="float">
            <text:p>692.5031</text:p>
          </table:table-cell>
          <table:table-cell office:value-type="float" office:value="379.153" calcext:value-type="float">
            <text:p>379.153</text:p>
          </table:table-cell>
          <table:table-cell office:value-type="float" office:value="255.5401" calcext:value-type="float">
            <text:p>255.5401</text:p>
          </table:table-cell>
          <table:table-cell office:value-type="float" office:value="1237.626" calcext:value-type="float">
            <text:p>1237.626</text:p>
          </table:table-cell>
          <table:table-cell office:value-type="float" office:value="30.13481" calcext:value-type="float">
            <text:p>30.13481</text:p>
          </table:table-cell>
          <table:table-cell office:value-type="float" office:value="9.857263" calcext:value-type="float">
            <text:p>9.857263</text:p>
          </table:table-cell>
          <table:table-cell office:value-type="float" office:value="0.2857417" calcext:value-type="float">
            <text:p>0.2857417</text:p>
          </table:table-cell>
          <table:table-cell office:value-type="float" office:value="0.2828382" calcext:value-type="float">
            <text:p>0.2828382</text:p>
          </table:table-cell>
          <table:table-cell office:value-type="float" office:value="0.2819271" calcext:value-type="float">
            <text:p>0.2819271</text:p>
          </table:table-cell>
          <table:table-cell office:value-type="float" office:value="0.2865059" calcext:value-type="float">
            <text:p>0.2865059</text:p>
          </table:table-cell>
          <table:table-cell office:value-type="float" office:value="0.2915817" calcext:value-type="float">
            <text:p>0.2915817</text:p>
          </table:table-cell>
          <table:table-cell office:value-type="float" office:value="0.2985307" calcext:value-type="float">
            <text:p>0.2985307</text:p>
          </table:table-cell>
          <table:table-cell office:value-type="float" office:value="0.3623305" calcext:value-type="float">
            <text:p>0.3623305</text:p>
          </table:table-cell>
          <table:table-cell office:value-type="float" office:value="0.2449823" calcext:value-type="float">
            <text:p>0.2449823</text:p>
          </table:table-cell>
          <table:table-cell office:value-type="float" office:value="0.3902157" calcext:value-type="float">
            <text:p>0.3902157</text:p>
          </table:table-cell>
          <table:table-cell office:value-type="float" office:value="0.4144647" calcext:value-type="float">
            <text:p>0.4144647</text:p>
          </table:table-cell>
          <table:table-cell office:value-type="float" office:value="0.5107115" calcext:value-type="float">
            <text:p>0.510711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146E-015" calcext:value-type="float">
            <text:p>1.916146E-15</text:p>
          </table:table-cell>
          <table:table-cell office:value-type="float" office:value="1.878112E-015" calcext:value-type="float">
            <text:p>1.878112E-15</text:p>
          </table:table-cell>
          <table:table-cell office:value-type="float" office:value="1.976045E-015" calcext:value-type="float">
            <text:p>1.976045E-15</text:p>
          </table:table-cell>
          <table:table-cell office:value-type="float" office:value="1.975434E-015" calcext:value-type="float">
            <text:p>1.975434E-15</text:p>
          </table:table-cell>
          <table:table-cell office:value-type="float" office:value="9.501773E-016" calcext:value-type="float">
            <text:p>9.5017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73711" calcext:value-type="float">
            <text:p>-0.02673711</text:p>
          </table:table-cell>
          <table:table-cell office:value-type="float" office:value="-0.02893549" calcext:value-type="float">
            <text:p>-0.02893549</text:p>
          </table:table-cell>
          <table:table-cell office:value-type="float" office:value="-0.02939033" calcext:value-type="float">
            <text:p>-0.02939033</text:p>
          </table:table-cell>
          <table:table-cell office:value-type="float" office:value="-0.02625856" calcext:value-type="float">
            <text:p>-0.02625856</text:p>
          </table:table-cell>
          <table:table-cell office:value-type="float" office:value="-0.0232638" calcext:value-type="float">
            <text:p>-0.0232638</text:p>
          </table:table-cell>
          <table:table-cell office:value-type="float" office:value="-0.01978774" calcext:value-type="float">
            <text:p>-0.01978774</text:p>
          </table:table-cell>
          <table:table-cell office:value-type="float" office:value="-0.01257223" calcext:value-type="float">
            <text:p>-0.01257223</text:p>
          </table:table-cell>
          <table:table-cell office:value-type="float" office:value="-0.3196091" calcext:value-type="float">
            <text:p>-0.3196091</text:p>
          </table:table-cell>
          <table:table-cell office:value-type="float" office:value="-0.006615098" calcext:value-type="float">
            <text:p>-0.006615098</text:p>
          </table:table-cell>
          <table:table-cell office:value-type="float" office:value="-0.003718799" calcext:value-type="float">
            <text:p>-0.003718799</text:p>
          </table:table-cell>
          <table:table-cell office:value-type="float" office:value="1495.533" calcext:value-type="float">
            <text:p>1495.533</text:p>
          </table:table-cell>
          <table:table-cell office:value-type="float" office:value="0" calcext:value-type="float">
            <text:p>0</text:p>
          </table:table-cell>
          <table:table-cell office:value-type="float" office:value="-0.02932858" calcext:value-type="float">
            <text:p>-0.02932858</text:p>
          </table:table-cell>
          <table:table-cell office:value-type="float" office:value="0.01980505" calcext:value-type="float">
            <text:p>0.0198050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6094" calcext:value-type="float">
            <text:p>-1.2260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719.9363" calcext:value-type="float">
            <text:p>719.9363</text:p>
          </table:table-cell>
          <table:table-cell office:value-type="float" office:value="379.0647" calcext:value-type="float">
            <text:p>379.064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59.824" calcext:value-type="float">
            <text:p>1259.824</text:p>
          </table:table-cell>
          <table:table-cell office:value-type="float" office:value="30.55212" calcext:value-type="float">
            <text:p>30.55212</text:p>
          </table:table-cell>
          <table:table-cell office:value-type="float" office:value="8.658622" calcext:value-type="float">
            <text:p>8.658622</text:p>
          </table:table-cell>
          <table:table-cell office:value-type="float" office:value="0.3488214" calcext:value-type="float">
            <text:p>0.3488214</text:p>
          </table:table-cell>
          <table:table-cell office:value-type="float" office:value="0.3543583" calcext:value-type="float">
            <text:p>0.3543583</text:p>
          </table:table-cell>
          <table:table-cell office:value-type="float" office:value="0.3545431" calcext:value-type="float">
            <text:p>0.3545431</text:p>
          </table:table-cell>
          <table:table-cell office:value-type="float" office:value="0.3519523" calcext:value-type="float">
            <text:p>0.3519523</text:p>
          </table:table-cell>
          <table:table-cell office:value-type="float" office:value="0.3588128" calcext:value-type="float">
            <text:p>0.3588128</text:p>
          </table:table-cell>
          <table:table-cell office:value-type="float" office:value="0.3792933" calcext:value-type="float">
            <text:p>0.3792933</text:p>
          </table:table-cell>
          <table:table-cell office:value-type="float" office:value="0.4400172" calcext:value-type="float">
            <text:p>0.4400172</text:p>
          </table:table-cell>
          <table:table-cell office:value-type="float" office:value="0.2452363" calcext:value-type="float">
            <text:p>0.2452363</text:p>
          </table:table-cell>
          <table:table-cell office:value-type="float" office:value="0.3898383" calcext:value-type="float">
            <text:p>0.3898383</text:p>
          </table:table-cell>
          <table:table-cell office:value-type="float" office:value="0.4139641" calcext:value-type="float">
            <text:p>0.413964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211E-015" calcext:value-type="float">
            <text:p>1.916211E-15</text:p>
          </table:table-cell>
          <table:table-cell office:value-type="float" office:value="1.878109E-015" calcext:value-type="float">
            <text:p>1.878109E-15</text:p>
          </table:table-cell>
          <table:table-cell office:value-type="float" office:value="1.976045E-015" calcext:value-type="float">
            <text:p>1.976045E-15</text:p>
          </table:table-cell>
          <table:table-cell office:value-type="float" office:value="1.975421E-015" calcext:value-type="float">
            <text:p>1.975421E-15</text:p>
          </table:table-cell>
          <table:table-cell office:value-type="float" office:value="9.501773E-016" calcext:value-type="float">
            <text:p>9.5017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121668" calcext:value-type="float">
            <text:p>-0.006121668</text:p>
          </table:table-cell>
          <table:table-cell office:value-type="float" office:value="-0.005541992" calcext:value-type="float">
            <text:p>-0.005541992</text:p>
          </table:table-cell>
          <table:table-cell office:value-type="float" office:value="-0.005989189" calcext:value-type="float">
            <text:p>-0.005989189</text:p>
          </table:table-cell>
          <table:table-cell office:value-type="float" office:value="-0.006385931" calcext:value-type="float">
            <text:p>-0.006385931</text:p>
          </table:table-cell>
          <table:table-cell office:value-type="float" office:value="-0.005636593" calcext:value-type="float">
            <text:p>-0.005636593</text:p>
          </table:table-cell>
          <table:table-cell office:value-type="float" office:value="-0.003824115" calcext:value-type="float">
            <text:p>-0.003824115</text:p>
          </table:table-cell>
          <table:table-cell office:value-type="float" office:value="-0.001894555" calcext:value-type="float">
            <text:p>-0.001894555</text:p>
          </table:table-cell>
          <table:table-cell office:value-type="float" office:value="-0.3171027" calcext:value-type="float">
            <text:p>-0.3171027</text:p>
          </table:table-cell>
          <table:table-cell office:value-type="float" office:value="-0.006676815" calcext:value-type="float">
            <text:p>-0.006676815</text:p>
          </table:table-cell>
          <table:table-cell office:value-type="float" office:value="-0.003762172" calcext:value-type="float">
            <text:p>-0.003762172</text:p>
          </table:table-cell>
          <table:table-cell office:value-type="float" office:value="1499.812" calcext:value-type="float">
            <text:p>1499.812</text:p>
          </table:table-cell>
          <table:table-cell office:value-type="float" office:value="0" calcext:value-type="float">
            <text:p>0</text:p>
          </table:table-cell>
          <table:table-cell office:value-type="float" office:value="-0.008444906" calcext:value-type="float">
            <text:p>-0.008444906</text:p>
          </table:table-cell>
          <table:table-cell office:value-type="float" office:value="0.01999259" calcext:value-type="float">
            <text:p>0.0199925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1.228429" calcext:value-type="float">
            <text:p>-1.2284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720.2028" calcext:value-type="float">
            <text:p>720.2028</text:p>
          </table:table-cell>
          <table:table-cell office:value-type="float" office:value="379.1719" calcext:value-type="float">
            <text:p>379.1719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0.021" calcext:value-type="float">
            <text:p>1260.021</text:p>
          </table:table-cell>
          <table:table-cell office:value-type="float" office:value="30.51483" calcext:value-type="float">
            <text:p>30.51483</text:p>
          </table:table-cell>
          <table:table-cell office:value-type="float" office:value="4.324508" calcext:value-type="float">
            <text:p>4.324508</text:p>
          </table:table-cell>
          <table:table-cell office:value-type="float" office:value="0.31416" calcext:value-type="float">
            <text:p>0.31416</text:p>
          </table:table-cell>
          <table:table-cell office:value-type="float" office:value="0.332561" calcext:value-type="float">
            <text:p>0.332561</text:p>
          </table:table-cell>
          <table:table-cell office:value-type="float" office:value="0.3497912" calcext:value-type="float">
            <text:p>0.3497912</text:p>
          </table:table-cell>
          <table:table-cell office:value-type="float" office:value="0.3654568" calcext:value-type="float">
            <text:p>0.3654568</text:p>
          </table:table-cell>
          <table:table-cell office:value-type="float" office:value="0.3779668" calcext:value-type="float">
            <text:p>0.3779668</text:p>
          </table:table-cell>
          <table:table-cell office:value-type="float" office:value="0.391782" calcext:value-type="float">
            <text:p>0.391782</text:p>
          </table:table-cell>
          <table:table-cell office:value-type="float" office:value="0.4401745" calcext:value-type="float">
            <text:p>0.4401745</text:p>
          </table:table-cell>
          <table:table-cell office:value-type="float" office:value="0.2455096" calcext:value-type="float">
            <text:p>0.2455096</text:p>
          </table:table-cell>
          <table:table-cell office:value-type="float" office:value="0.3898776" calcext:value-type="float">
            <text:p>0.3898776</text:p>
          </table:table-cell>
          <table:table-cell office:value-type="float" office:value="0.4140361" calcext:value-type="float">
            <text:p>0.414036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28E-015" calcext:value-type="float">
            <text:p>1.91628E-15</text:p>
          </table:table-cell>
          <table:table-cell office:value-type="float" office:value="1.878103E-015" calcext:value-type="float">
            <text:p>1.878103E-15</text:p>
          </table:table-cell>
          <table:table-cell office:value-type="float" office:value="1.976045E-015" calcext:value-type="float">
            <text:p>1.976045E-15</text:p>
          </table:table-cell>
          <table:table-cell office:value-type="float" office:value="1.975408E-015" calcext:value-type="float">
            <text:p>1.975408E-15</text:p>
          </table:table-cell>
          <table:table-cell office:value-type="float" office:value="9.501773E-016" calcext:value-type="float">
            <text:p>9.5017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49361" calcext:value-type="float">
            <text:p>-0.01349361</text:p>
          </table:table-cell>
          <table:table-cell office:value-type="float" office:value="-0.009087727" calcext:value-type="float">
            <text:p>-0.009087727</text:p>
          </table:table-cell>
          <table:table-cell office:value-type="float" office:value="-0.006512447" calcext:value-type="float">
            <text:p>-0.006512447</text:p>
          </table:table-cell>
          <table:table-cell office:value-type="float" office:value="-0.004850501" calcext:value-type="float">
            <text:p>-0.004850501</text:p>
          </table:table-cell>
          <table:table-cell office:value-type="float" office:value="-0.003861485" calcext:value-type="float">
            <text:p>-0.003861485</text:p>
          </table:table-cell>
          <table:table-cell office:value-type="float" office:value="-0.003024182" calcext:value-type="float">
            <text:p>-0.003024182</text:p>
          </table:table-cell>
          <table:table-cell office:value-type="float" office:value="-0.001890653" calcext:value-type="float">
            <text:p>-0.001890653</text:p>
          </table:table-cell>
          <table:table-cell office:value-type="float" office:value="-0.3144214" calcext:value-type="float">
            <text:p>-0.3144214</text:p>
          </table:table-cell>
          <table:table-cell office:value-type="float" office:value="-0.006670361" calcext:value-type="float">
            <text:p>-0.006670361</text:p>
          </table:table-cell>
          <table:table-cell office:value-type="float" office:value="-0.003755902" calcext:value-type="float">
            <text:p>-0.003755902</text:p>
          </table:table-cell>
          <table:table-cell office:value-type="float" office:value="1503.241" calcext:value-type="float">
            <text:p>1503.241</text:p>
          </table:table-cell>
          <table:table-cell office:value-type="float" office:value="0" calcext:value-type="float">
            <text:p>0</text:p>
          </table:table-cell>
          <table:table-cell office:value-type="float" office:value="-0.01840404" calcext:value-type="float">
            <text:p>-0.01840404</text:p>
          </table:table-cell>
          <table:table-cell office:value-type="float" office:value="0.01976576" calcext:value-type="float">
            <text:p>0.0197657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8093" calcext:value-type="float">
            <text:p>-1.2280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721.4028" calcext:value-type="float">
            <text:p>721.4028</text:p>
          </table:table-cell>
          <table:table-cell office:value-type="float" office:value="379.1723" calcext:value-type="float">
            <text:p>379.1723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1.259" calcext:value-type="float">
            <text:p>1261.259</text:p>
          </table:table-cell>
          <table:table-cell office:value-type="float" office:value="30.47631" calcext:value-type="float">
            <text:p>30.47631</text:p>
          </table:table-cell>
          <table:table-cell office:value-type="float" office:value="0.5026893" calcext:value-type="float">
            <text:p>0.5026893</text:p>
          </table:table-cell>
          <table:table-cell office:value-type="float" office:value="0.3612478" calcext:value-type="float">
            <text:p>0.3612478</text:p>
          </table:table-cell>
          <table:table-cell office:value-type="float" office:value="0.3626491" calcext:value-type="float">
            <text:p>0.3626491</text:p>
          </table:table-cell>
          <table:table-cell office:value-type="float" office:value="0.3663073" calcext:value-type="float">
            <text:p>0.3663073</text:p>
          </table:table-cell>
          <table:table-cell office:value-type="float" office:value="0.3745869" calcext:value-type="float">
            <text:p>0.3745869</text:p>
          </table:table-cell>
          <table:table-cell office:value-type="float" office:value="0.3846032" calcext:value-type="float">
            <text:p>0.3846032</text:p>
          </table:table-cell>
          <table:table-cell office:value-type="float" office:value="0.3956313" calcext:value-type="float">
            <text:p>0.3956313</text:p>
          </table:table-cell>
          <table:table-cell office:value-type="float" office:value="0.4352998" calcext:value-type="float">
            <text:p>0.4352998</text:p>
          </table:table-cell>
          <table:table-cell office:value-type="float" office:value="0.245781" calcext:value-type="float">
            <text:p>0.245781</text:p>
          </table:table-cell>
          <table:table-cell office:value-type="float" office:value="0.3899123" calcext:value-type="float">
            <text:p>0.3899123</text:p>
          </table:table-cell>
          <table:table-cell office:value-type="float" office:value="0.4140972" calcext:value-type="float">
            <text:p>0.4140972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351E-015" calcext:value-type="float">
            <text:p>1.916351E-15</text:p>
          </table:table-cell>
          <table:table-cell office:value-type="float" office:value="1.8781E-015" calcext:value-type="float">
            <text:p>1.8781E-15</text:p>
          </table:table-cell>
          <table:table-cell office:value-type="float" office:value="1.976043E-015" calcext:value-type="float">
            <text:p>1.976043E-15</text:p>
          </table:table-cell>
          <table:table-cell office:value-type="float" office:value="1.975395E-015" calcext:value-type="float">
            <text:p>1.975395E-15</text:p>
          </table:table-cell>
          <table:table-cell office:value-type="float" office:value="9.501773E-016" calcext:value-type="float">
            <text:p>9.5017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2637" calcext:value-type="float">
            <text:p>-0.0052637</text:p>
          </table:table-cell>
          <table:table-cell office:value-type="float" office:value="-0.005136084" calcext:value-type="float">
            <text:p>-0.005136084</text:p>
          </table:table-cell>
          <table:table-cell office:value-type="float" office:value="-0.00479187" calcext:value-type="float">
            <text:p>-0.00479187</text:p>
          </table:table-cell>
          <table:table-cell office:value-type="float" office:value="-0.004105293" calcext:value-type="float">
            <text:p>-0.004105293</text:p>
          </table:table-cell>
          <table:table-cell office:value-type="float" office:value="-0.003415278" calcext:value-type="float">
            <text:p>-0.003415278</text:p>
          </table:table-cell>
          <table:table-cell office:value-type="float" office:value="-0.002802423" calcext:value-type="float">
            <text:p>-0.002802423</text:p>
          </table:table-cell>
          <table:table-cell office:value-type="float" office:value="-0.002069153" calcext:value-type="float">
            <text:p>-0.002069153</text:p>
          </table:table-cell>
          <table:table-cell office:value-type="float" office:value="-0.3117856" calcext:value-type="float">
            <text:p>-0.3117856</text:p>
          </table:table-cell>
          <table:table-cell office:value-type="float" office:value="-0.00666467" calcext:value-type="float">
            <text:p>-0.00666467</text:p>
          </table:table-cell>
          <table:table-cell office:value-type="float" office:value="-0.003750583" calcext:value-type="float">
            <text:p>-0.003750583</text:p>
          </table:table-cell>
          <table:table-cell office:value-type="float" office:value="1506.674" calcext:value-type="float">
            <text:p>1506.674</text:p>
          </table:table-cell>
          <table:table-cell office:value-type="float" office:value="0" calcext:value-type="float">
            <text:p>0</text:p>
          </table:table-cell>
          <table:table-cell office:value-type="float" office:value="-0.005432145" calcext:value-type="float">
            <text:p>-0.005432145</text:p>
          </table:table-cell>
          <table:table-cell office:value-type="float" office:value="0.01960927" calcext:value-type="float">
            <text:p>0.0196092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7808" calcext:value-type="float">
            <text:p>-1.2278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721.4028" calcext:value-type="float">
            <text:p>721.4028</text:p>
          </table:table-cell>
          <table:table-cell office:value-type="float" office:value="380.0899" calcext:value-type="float">
            <text:p>380.0899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0.385" calcext:value-type="float">
            <text:p>1260.385</text:p>
          </table:table-cell>
          <table:table-cell office:value-type="float" office:value="30.43283" calcext:value-type="float">
            <text:p>30.43283</text:p>
          </table:table-cell>
          <table:table-cell office:value-type="float" office:value="0" calcext:value-type="float">
            <text:p>0</text:p>
          </table:table-cell>
          <table:table-cell office:value-type="float" office:value="0.3423365" calcext:value-type="float">
            <text:p>0.3423365</text:p>
          </table:table-cell>
          <table:table-cell office:value-type="float" office:value="0.3504507" calcext:value-type="float">
            <text:p>0.3504507</text:p>
          </table:table-cell>
          <table:table-cell office:value-type="float" office:value="0.3607598" calcext:value-type="float">
            <text:p>0.3607598</text:p>
          </table:table-cell>
          <table:table-cell office:value-type="float" office:value="0.3718596" calcext:value-type="float">
            <text:p>0.3718596</text:p>
          </table:table-cell>
          <table:table-cell office:value-type="float" office:value="0.3820167" calcext:value-type="float">
            <text:p>0.3820167</text:p>
          </table:table-cell>
          <table:table-cell office:value-type="float" office:value="0.3931743" calcext:value-type="float">
            <text:p>0.3931743</text:p>
          </table:table-cell>
          <table:table-cell office:value-type="float" office:value="0.4365077" calcext:value-type="float">
            <text:p>0.4365077</text:p>
          </table:table-cell>
          <table:table-cell office:value-type="float" office:value="0.2460493" calcext:value-type="float">
            <text:p>0.2460493</text:p>
          </table:table-cell>
          <table:table-cell office:value-type="float" office:value="0.3899431" calcext:value-type="float">
            <text:p>0.3899431</text:p>
          </table:table-cell>
          <table:table-cell office:value-type="float" office:value="0.4141492" calcext:value-type="float">
            <text:p>0.4141492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444E-015" calcext:value-type="float">
            <text:p>1.916444E-15</text:p>
          </table:table-cell>
          <table:table-cell office:value-type="float" office:value="1.878092E-015" calcext:value-type="float">
            <text:p>1.878092E-15</text:p>
          </table:table-cell>
          <table:table-cell office:value-type="float" office:value="1.976035E-015" calcext:value-type="float">
            <text:p>1.976035E-15</text:p>
          </table:table-cell>
          <table:table-cell office:value-type="float" office:value="1.975386E-015" calcext:value-type="float">
            <text:p>1.975386E-15</text:p>
          </table:table-cell>
          <table:table-cell office:value-type="float" office:value="9.501759E-016" calcext:value-type="float">
            <text:p>9.501759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402107" calcext:value-type="float">
            <text:p>-0.007402107</text:p>
          </table:table-cell>
          <table:table-cell office:value-type="float" office:value="-0.006388614" calcext:value-type="float">
            <text:p>-0.006388614</text:p>
          </table:table-cell>
          <table:table-cell office:value-type="float" office:value="-0.005265972" calcext:value-type="float">
            <text:p>-0.005265972</text:p>
          </table:table-cell>
          <table:table-cell office:value-type="float" office:value="-0.004302113" calcext:value-type="float">
            <text:p>-0.004302113</text:p>
          </table:table-cell>
          <table:table-cell office:value-type="float" office:value="-0.003580012" calcext:value-type="float">
            <text:p>-0.003580012</text:p>
          </table:table-cell>
          <table:table-cell office:value-type="float" office:value="-0.002937552" calcext:value-type="float">
            <text:p>-0.002937552</text:p>
          </table:table-cell>
          <table:table-cell office:value-type="float" office:value="-0.00204932" calcext:value-type="float">
            <text:p>-0.00204932</text:p>
          </table:table-cell>
          <table:table-cell office:value-type="float" office:value="-0.3092029" calcext:value-type="float">
            <text:p>-0.3092029</text:p>
          </table:table-cell>
          <table:table-cell office:value-type="float" office:value="-0.006659619" calcext:value-type="float">
            <text:p>-0.006659619</text:p>
          </table:table-cell>
          <table:table-cell office:value-type="float" office:value="-0.003746068" calcext:value-type="float">
            <text:p>-0.003746068</text:p>
          </table:table-cell>
          <table:table-cell office:value-type="float" office:value="1510.116" calcext:value-type="float">
            <text:p>1510.116</text:p>
          </table:table-cell>
          <table:table-cell office:value-type="float" office:value="0" calcext:value-type="float">
            <text:p>0</text:p>
          </table:table-cell>
          <table:table-cell office:value-type="float" office:value="-0.008609053" calcext:value-type="float">
            <text:p>-0.008609053</text:p>
          </table:table-cell>
          <table:table-cell office:value-type="float" office:value="0.01963345" calcext:value-type="float">
            <text:p>0.0196334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7565" calcext:value-type="float">
            <text:p>-1.22756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722.0029" calcext:value-type="float">
            <text:p>722.0029</text:p>
          </table:table-cell>
          <table:table-cell office:value-type="float" office:value="380.6302" calcext:value-type="float">
            <text:p>380.6302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0.48" calcext:value-type="float">
            <text:p>1260.48</text:p>
          </table:table-cell>
          <table:table-cell office:value-type="float" office:value="30.39773" calcext:value-type="float">
            <text:p>30.39773</text:p>
          </table:table-cell>
          <table:table-cell office:value-type="float" office:value="0" calcext:value-type="float">
            <text:p>0</text:p>
          </table:table-cell>
          <table:table-cell office:value-type="float" office:value="0.3624203" calcext:value-type="float">
            <text:p>0.3624203</text:p>
          </table:table-cell>
          <table:table-cell office:value-type="float" office:value="0.3632782" calcext:value-type="float">
            <text:p>0.3632782</text:p>
          </table:table-cell>
          <table:table-cell office:value-type="float" office:value="0.3663615" calcext:value-type="float">
            <text:p>0.3663615</text:p>
          </table:table-cell>
          <table:table-cell office:value-type="float" office:value="0.3728923" calcext:value-type="float">
            <text:p>0.3728923</text:p>
          </table:table-cell>
          <table:table-cell office:value-type="float" office:value="0.3814089" calcext:value-type="float">
            <text:p>0.3814089</text:p>
          </table:table-cell>
          <table:table-cell office:value-type="float" office:value="0.3912001" calcext:value-type="float">
            <text:p>0.3912001</text:p>
          </table:table-cell>
          <table:table-cell office:value-type="float" office:value="0.4307708" calcext:value-type="float">
            <text:p>0.4307708</text:p>
          </table:table-cell>
          <table:table-cell office:value-type="float" office:value="0.2463152" calcext:value-type="float">
            <text:p>0.2463152</text:p>
          </table:table-cell>
          <table:table-cell office:value-type="float" office:value="0.3899705" calcext:value-type="float">
            <text:p>0.3899705</text:p>
          </table:table-cell>
          <table:table-cell office:value-type="float" office:value="0.4141935" calcext:value-type="float">
            <text:p>0.414193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544E-015" calcext:value-type="float">
            <text:p>1.916544E-15</text:p>
          </table:table-cell>
          <table:table-cell office:value-type="float" office:value="1.878085E-015" calcext:value-type="float">
            <text:p>1.878085E-15</text:p>
          </table:table-cell>
          <table:table-cell office:value-type="float" office:value="1.976027E-015" calcext:value-type="float">
            <text:p>1.976027E-15</text:p>
          </table:table-cell>
          <table:table-cell office:value-type="float" office:value="1.975376E-015" calcext:value-type="float">
            <text:p>1.975376E-15</text:p>
          </table:table-cell>
          <table:table-cell office:value-type="float" office:value="9.501733E-016" calcext:value-type="float">
            <text:p>9.50173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163021" calcext:value-type="float">
            <text:p>-0.005163021</text:p>
          </table:table-cell>
          <table:table-cell office:value-type="float" office:value="-0.005052583" calcext:value-type="float">
            <text:p>-0.005052583</text:p>
          </table:table-cell>
          <table:table-cell office:value-type="float" office:value="-0.00478135" calcext:value-type="float">
            <text:p>-0.00478135</text:p>
          </table:table-cell>
          <table:table-cell office:value-type="float" office:value="-0.004240073" calcext:value-type="float">
            <text:p>-0.004240073</text:p>
          </table:table-cell>
          <table:table-cell office:value-type="float" office:value="-0.003622045" calcext:value-type="float">
            <text:p>-0.003622045</text:p>
          </table:table-cell>
          <table:table-cell office:value-type="float" office:value="-0.003031587" calcext:value-type="float">
            <text:p>-0.003031587</text:p>
          </table:table-cell>
          <table:table-cell office:value-type="float" office:value="-0.002289366" calcext:value-type="float">
            <text:p>-0.002289366</text:p>
          </table:table-cell>
          <table:table-cell office:value-type="float" office:value="-0.3066681" calcext:value-type="float">
            <text:p>-0.3066681</text:p>
          </table:table-cell>
          <table:table-cell office:value-type="float" office:value="-0.006655127" calcext:value-type="float">
            <text:p>-0.006655127</text:p>
          </table:table-cell>
          <table:table-cell office:value-type="float" office:value="-0.003742222" calcext:value-type="float">
            <text:p>-0.003742222</text:p>
          </table:table-cell>
          <table:table-cell office:value-type="float" office:value="1513.561" calcext:value-type="float">
            <text:p>1513.561</text:p>
          </table:table-cell>
          <table:table-cell office:value-type="float" office:value="0" calcext:value-type="float">
            <text:p>0</text:p>
          </table:table-cell>
          <table:table-cell office:value-type="float" office:value="-0.005330094" calcext:value-type="float">
            <text:p>-0.005330094</text:p>
          </table:table-cell>
          <table:table-cell office:value-type="float" office:value="0.01948772" calcext:value-type="float">
            <text:p>0.0194877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7358" calcext:value-type="float">
            <text:p>-1.22735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736.0078" calcext:value-type="float">
            <text:p>736.0078</text:p>
          </table:table-cell>
          <table:table-cell office:value-type="float" office:value="380.9089" calcext:value-type="float">
            <text:p>380.9089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4.058" calcext:value-type="float">
            <text:p>1274.058</text:p>
          </table:table-cell>
          <table:table-cell office:value-type="float" office:value="30.54556" calcext:value-type="float">
            <text:p>30.54556</text:p>
          </table:table-cell>
          <table:table-cell office:value-type="float" office:value="0" calcext:value-type="float">
            <text:p>0</text:p>
          </table:table-cell>
          <table:table-cell office:value-type="float" office:value="0.4274122" calcext:value-type="float">
            <text:p>0.4274122</text:p>
          </table:table-cell>
          <table:table-cell office:value-type="float" office:value="0.426449" calcext:value-type="float">
            <text:p>0.426449</text:p>
          </table:table-cell>
          <table:table-cell office:value-type="float" office:value="0.4267243" calcext:value-type="float">
            <text:p>0.4267243</text:p>
          </table:table-cell>
          <table:table-cell office:value-type="float" office:value="0.4279812" calcext:value-type="float">
            <text:p>0.4279812</text:p>
          </table:table-cell>
          <table:table-cell office:value-type="float" office:value="0.4302595" calcext:value-type="float">
            <text:p>0.4302595</text:p>
          </table:table-cell>
          <table:table-cell office:value-type="float" office:value="0.4368239" calcext:value-type="float">
            <text:p>0.4368239</text:p>
          </table:table-cell>
          <table:table-cell office:value-type="float" office:value="0.4507263" calcext:value-type="float">
            <text:p>0.4507263</text:p>
          </table:table-cell>
          <table:table-cell office:value-type="float" office:value="0.2465782" calcext:value-type="float">
            <text:p>0.2465782</text:p>
          </table:table-cell>
          <table:table-cell office:value-type="float" office:value="0.3898325" calcext:value-type="float">
            <text:p>0.3898325</text:p>
          </table:table-cell>
          <table:table-cell office:value-type="float" office:value="0.4139698" calcext:value-type="float">
            <text:p>0.413969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2111099" calcext:value-type="float">
            <text:p>2.111099E-05</text:p>
          </table:table-cell>
          <table:table-cell office:value-type="float" office:value="1.916664E-015" calcext:value-type="float">
            <text:p>1.916664E-15</text:p>
          </table:table-cell>
          <table:table-cell office:value-type="float" office:value="1.87808E-015" calcext:value-type="float">
            <text:p>1.87808E-15</text:p>
          </table:table-cell>
          <table:table-cell office:value-type="float" office:value="1.976015E-015" calcext:value-type="float">
            <text:p>1.976015E-15</text:p>
          </table:table-cell>
          <table:table-cell office:value-type="float" office:value="1.975367E-015" calcext:value-type="float">
            <text:p>1.975367E-15</text:p>
          </table:table-cell>
          <table:table-cell office:value-type="float" office:value="9.501706E-016" calcext:value-type="float">
            <text:p>9.501706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628341" calcext:value-type="float">
            <text:p>-0.001628341</text:p>
          </table:table-cell>
          <table:table-cell office:value-type="float" office:value="-0.001662284" calcext:value-type="float">
            <text:p>-0.001662284</text:p>
          </table:table-cell>
          <table:table-cell office:value-type="float" office:value="-0.001665361" calcext:value-type="float">
            <text:p>-0.001665361</text:p>
          </table:table-cell>
          <table:table-cell office:value-type="float" office:value="-0.001636566" calcext:value-type="float">
            <text:p>-0.001636566</text:p>
          </table:table-cell>
          <table:table-cell office:value-type="float" office:value="-0.001588845" calcext:value-type="float">
            <text:p>-0.001588845</text:p>
          </table:table-cell>
          <table:table-cell office:value-type="float" office:value="-0.001454764" calcext:value-type="float">
            <text:p>-0.001454764</text:p>
          </table:table-cell>
          <table:table-cell office:value-type="float" office:value="-0.001560486" calcext:value-type="float">
            <text:p>-0.001560486</text:p>
          </table:table-cell>
          <table:table-cell office:value-type="float" office:value="-0.3041839" calcext:value-type="float">
            <text:p>-0.3041839</text:p>
          </table:table-cell>
          <table:table-cell office:value-type="float" office:value="-0.006677776" calcext:value-type="float">
            <text:p>-0.006677776</text:p>
          </table:table-cell>
          <table:table-cell office:value-type="float" office:value="-0.003761677" calcext:value-type="float">
            <text:p>-0.003761677</text:p>
          </table:table-cell>
          <table:table-cell office:value-type="float" office:value="1517.341" calcext:value-type="float">
            <text:p>1517.34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939385" calcext:value-type="float">
            <text:p>0.0193938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8382" calcext:value-type="float">
            <text:p>-1.22838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751.2921" calcext:value-type="float">
            <text:p>751.2921</text:p>
          </table:table-cell>
          <table:table-cell office:value-type="float" office:value="380.7364" calcext:value-type="float">
            <text:p>380.736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89.564" calcext:value-type="float">
            <text:p>1289.564</text:p>
          </table:table-cell>
          <table:table-cell office:value-type="float" office:value="30.49582" calcext:value-type="float">
            <text:p>30.49582</text:p>
          </table:table-cell>
          <table:table-cell office:value-type="float" office:value="0" calcext:value-type="float">
            <text:p>0</text:p>
          </table:table-cell>
          <table:table-cell office:value-type="float" office:value="0.4002253" calcext:value-type="float">
            <text:p>0.4002253</text:p>
          </table:table-cell>
          <table:table-cell office:value-type="float" office:value="0.4028114" calcext:value-type="float">
            <text:p>0.4028114</text:p>
          </table:table-cell>
          <table:table-cell office:value-type="float" office:value="0.4093733" calcext:value-type="float">
            <text:p>0.4093733</text:p>
          </table:table-cell>
          <table:table-cell office:value-type="float" office:value="0.4179876" calcext:value-type="float">
            <text:p>0.4179876</text:p>
          </table:table-cell>
          <table:table-cell office:value-type="float" office:value="0.4276598" calcext:value-type="float">
            <text:p>0.4276598</text:p>
          </table:table-cell>
          <table:table-cell office:value-type="float" office:value="0.4406653" calcext:value-type="float">
            <text:p>0.4406653</text:p>
          </table:table-cell>
          <table:table-cell office:value-type="float" office:value="0.4615391" calcext:value-type="float">
            <text:p>0.4615391</text:p>
          </table:table-cell>
          <table:table-cell office:value-type="float" office:value="0.3301222" calcext:value-type="float">
            <text:p>0.3301222</text:p>
          </table:table-cell>
          <table:table-cell office:value-type="float" office:value="0.3896382" calcext:value-type="float">
            <text:p>0.3896382</text:p>
          </table:table-cell>
          <table:table-cell office:value-type="float" office:value="0.4140375" calcext:value-type="float">
            <text:p>0.4140375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796E-015" calcext:value-type="float">
            <text:p>1.916796E-15</text:p>
          </table:table-cell>
          <table:table-cell office:value-type="float" office:value="1.878084E-015" calcext:value-type="float">
            <text:p>1.878084E-15</text:p>
          </table:table-cell>
          <table:table-cell office:value-type="float" office:value="1.976E-015" calcext:value-type="float">
            <text:p>1.976E-15</text:p>
          </table:table-cell>
          <table:table-cell office:value-type="float" office:value="1.975359E-015" calcext:value-type="float">
            <text:p>1.975359E-15</text:p>
          </table:table-cell>
          <table:table-cell office:value-type="float" office:value="9.501673E-016" calcext:value-type="float">
            <text:p>9.5016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538204" calcext:value-type="float">
            <text:p>-0.002538204</text:p>
          </table:table-cell>
          <table:table-cell office:value-type="float" office:value="-0.002433387" calcext:value-type="float">
            <text:p>-0.002433387</text:p>
          </table:table-cell>
          <table:table-cell office:value-type="float" office:value="-0.002176086" calcext:value-type="float">
            <text:p>-0.002176086</text:p>
          </table:table-cell>
          <table:table-cell office:value-type="float" office:value="-0.001890911" calcext:value-type="float">
            <text:p>-0.001890911</text:p>
          </table:table-cell>
          <table:table-cell office:value-type="float" office:value="-0.001623037" calcext:value-type="float">
            <text:p>-0.001623037</text:p>
          </table:table-cell>
          <table:table-cell office:value-type="float" office:value="-0.001316042" calcext:value-type="float">
            <text:p>-0.001316042</text:p>
          </table:table-cell>
          <table:table-cell office:value-type="float" office:value="-0.001178626" calcext:value-type="float">
            <text:p>-0.001178626</text:p>
          </table:table-cell>
          <table:table-cell office:value-type="float" office:value="-0.03361475" calcext:value-type="float">
            <text:p>-0.03361475</text:p>
          </table:table-cell>
          <table:table-cell office:value-type="float" office:value="-0.006708498" calcext:value-type="float">
            <text:p>-0.006708498</text:p>
          </table:table-cell>
          <table:table-cell office:value-type="float" office:value="-0.003755766" calcext:value-type="float">
            <text:p>-0.003755766</text:p>
          </table:table-cell>
          <table:table-cell office:value-type="float" office:value="1520.763" calcext:value-type="float">
            <text:p>1520.763</text:p>
          </table:table-cell>
          <table:table-cell office:value-type="float" office:value="0" calcext:value-type="float">
            <text:p>0</text:p>
          </table:table-cell>
          <table:table-cell office:value-type="float" office:value="-0.002661587" calcext:value-type="float">
            <text:p>-0.002661587</text:p>
          </table:table-cell>
          <table:table-cell office:value-type="float" office:value="0.01925365" calcext:value-type="float">
            <text:p>0.0192536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8086" calcext:value-type="float">
            <text:p>-1.22808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751.2921" calcext:value-type="float">
            <text:p>751.2921</text:p>
          </table:table-cell>
          <table:table-cell office:value-type="float" office:value="381.3765" calcext:value-type="float">
            <text:p>381.3765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89.019" calcext:value-type="float">
            <text:p>1289.019</text:p>
          </table:table-cell>
          <table:table-cell office:value-type="float" office:value="30.40214" calcext:value-type="float">
            <text:p>30.40214</text:p>
          </table:table-cell>
          <table:table-cell office:value-type="float" office:value="0" calcext:value-type="float">
            <text:p>0</text:p>
          </table:table-cell>
          <table:table-cell office:value-type="float" office:value="0.3792222" calcext:value-type="float">
            <text:p>0.3792222</text:p>
          </table:table-cell>
          <table:table-cell office:value-type="float" office:value="0.3811674" calcext:value-type="float">
            <text:p>0.3811674</text:p>
          </table:table-cell>
          <table:table-cell office:value-type="float" office:value="0.38612" calcext:value-type="float">
            <text:p>0.38612</text:p>
          </table:table-cell>
          <table:table-cell office:value-type="float" office:value="0.3950735" calcext:value-type="float">
            <text:p>0.3950735</text:p>
          </table:table-cell>
          <table:table-cell office:value-type="float" office:value="0.4058903" calcext:value-type="float">
            <text:p>0.4058903</text:p>
          </table:table-cell>
          <table:table-cell office:value-type="float" office:value="0.4194915" calcext:value-type="float">
            <text:p>0.4194915</text:p>
          </table:table-cell>
          <table:table-cell office:value-type="float" office:value="0.4579239" calcext:value-type="float">
            <text:p>0.4579239</text:p>
          </table:table-cell>
          <table:table-cell office:value-type="float" office:value="0.3548726" calcext:value-type="float">
            <text:p>0.3548726</text:p>
          </table:table-cell>
          <table:table-cell office:value-type="float" office:value="0.3889252" calcext:value-type="float">
            <text:p>0.3889252</text:p>
          </table:table-cell>
          <table:table-cell office:value-type="float" office:value="0.4140675" calcext:value-type="float">
            <text:p>0.414067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951E-015" calcext:value-type="float">
            <text:p>1.916951E-15</text:p>
          </table:table-cell>
          <table:table-cell office:value-type="float" office:value="1.878075E-015" calcext:value-type="float">
            <text:p>1.878075E-15</text:p>
          </table:table-cell>
          <table:table-cell office:value-type="float" office:value="1.975986E-015" calcext:value-type="float">
            <text:p>1.975986E-15</text:p>
          </table:table-cell>
          <table:table-cell office:value-type="float" office:value="1.97535E-015" calcext:value-type="float">
            <text:p>1.97535E-15</text:p>
          </table:table-cell>
          <table:table-cell office:value-type="float" office:value="9.501632E-016" calcext:value-type="float">
            <text:p>9.50163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744073" calcext:value-type="float">
            <text:p>-0.003744073</text:p>
          </table:table-cell>
          <table:table-cell office:value-type="float" office:value="-0.003623332" calcext:value-type="float">
            <text:p>-0.003623332</text:p>
          </table:table-cell>
          <table:table-cell office:value-type="float" office:value="-0.003314821" calcext:value-type="float">
            <text:p>-0.003314821</text:p>
          </table:table-cell>
          <table:table-cell office:value-type="float" office:value="-0.002834104" calcext:value-type="float">
            <text:p>-0.002834104</text:p>
          </table:table-cell>
          <table:table-cell office:value-type="float" office:value="-0.002351567" calcext:value-type="float">
            <text:p>-0.002351567</text:p>
          </table:table-cell>
          <table:table-cell office:value-type="float" office:value="-0.001869108" calcext:value-type="float">
            <text:p>-0.001869108</text:p>
          </table:table-cell>
          <table:table-cell office:value-type="float" office:value="-0.001272628" calcext:value-type="float">
            <text:p>-0.001272628</text:p>
          </table:table-cell>
          <table:table-cell office:value-type="float" office:value="-0.01644724" calcext:value-type="float">
            <text:p>-0.01644724</text:p>
          </table:table-cell>
          <table:table-cell office:value-type="float" office:value="-0.006827567" calcext:value-type="float">
            <text:p>-0.006827567</text:p>
          </table:table-cell>
          <table:table-cell office:value-type="float" office:value="-0.00375312" calcext:value-type="float">
            <text:p>-0.00375312</text:p>
          </table:table-cell>
          <table:table-cell office:value-type="float" office:value="1524.173" calcext:value-type="float">
            <text:p>1524.173</text:p>
          </table:table-cell>
          <table:table-cell office:value-type="float" office:value="0" calcext:value-type="float">
            <text:p>0</text:p>
          </table:table-cell>
          <table:table-cell office:value-type="float" office:value="-0.003897401" calcext:value-type="float">
            <text:p>-0.003897401</text:p>
          </table:table-cell>
          <table:table-cell office:value-type="float" office:value="0.01917124" calcext:value-type="float">
            <text:p>0.0191712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7944" calcext:value-type="float">
            <text:p>-1.22794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752.3919" calcext:value-type="float">
            <text:p>752.3919</text:p>
          </table:table-cell>
          <table:table-cell office:value-type="float" office:value="381.3268" calcext:value-type="float">
            <text:p>381.3268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85.764" calcext:value-type="float">
            <text:p>1285.764</text:p>
          </table:table-cell>
          <table:table-cell office:value-type="float" office:value="34.80662" calcext:value-type="float">
            <text:p>34.80662</text:p>
          </table:table-cell>
          <table:table-cell office:value-type="float" office:value="0" calcext:value-type="float">
            <text:p>0</text:p>
          </table:table-cell>
          <table:table-cell office:value-type="float" office:value="0.3673968" calcext:value-type="float">
            <text:p>0.3673968</text:p>
          </table:table-cell>
          <table:table-cell office:value-type="float" office:value="0.3693186" calcext:value-type="float">
            <text:p>0.3693186</text:p>
          </table:table-cell>
          <table:table-cell office:value-type="float" office:value="0.3739107" calcext:value-type="float">
            <text:p>0.3739107</text:p>
          </table:table-cell>
          <table:table-cell office:value-type="float" office:value="0.3818893" calcext:value-type="float">
            <text:p>0.3818893</text:p>
          </table:table-cell>
          <table:table-cell office:value-type="float" office:value="0.3911977" calcext:value-type="float">
            <text:p>0.3911977</text:p>
          </table:table-cell>
          <table:table-cell office:value-type="float" office:value="0.4022827" calcext:value-type="float">
            <text:p>0.4022827</text:p>
          </table:table-cell>
          <table:table-cell office:value-type="float" office:value="0.441272" calcext:value-type="float">
            <text:p>0.441272</text:p>
          </table:table-cell>
          <table:table-cell office:value-type="float" office:value="0.3611587" calcext:value-type="float">
            <text:p>0.3611587</text:p>
          </table:table-cell>
          <table:table-cell office:value-type="float" office:value="0.3884737" calcext:value-type="float">
            <text:p>0.3884737</text:p>
          </table:table-cell>
          <table:table-cell office:value-type="float" office:value="0.4140634" calcext:value-type="float">
            <text:p>0.414063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7076E-015" calcext:value-type="float">
            <text:p>1.917076E-15</text:p>
          </table:table-cell>
          <table:table-cell office:value-type="float" office:value="1.878071E-015" calcext:value-type="float">
            <text:p>1.878071E-15</text:p>
          </table:table-cell>
          <table:table-cell office:value-type="float" office:value="1.975974E-015" calcext:value-type="float">
            <text:p>1.975974E-15</text:p>
          </table:table-cell>
          <table:table-cell office:value-type="float" office:value="1.975342E-015" calcext:value-type="float">
            <text:p>1.975342E-15</text:p>
          </table:table-cell>
          <table:table-cell office:value-type="float" office:value="9.501588E-016" calcext:value-type="float">
            <text:p>9.501588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634241" calcext:value-type="float">
            <text:p>-0.004634241</text:p>
          </table:table-cell>
          <table:table-cell office:value-type="float" office:value="-0.004482426" calcext:value-type="float">
            <text:p>-0.004482426</text:p>
          </table:table-cell>
          <table:table-cell office:value-type="float" office:value="-0.004120286" calcext:value-type="float">
            <text:p>-0.004120286</text:p>
          </table:table-cell>
          <table:table-cell office:value-type="float" office:value="-0.003569301" calcext:value-type="float">
            <text:p>-0.003569301</text:p>
          </table:table-cell>
          <table:table-cell office:value-type="float" office:value="-0.003022637" calcext:value-type="float">
            <text:p>-0.003022637</text:p>
          </table:table-cell>
          <table:table-cell office:value-type="float" office:value="-0.002487097" calcext:value-type="float">
            <text:p>-0.002487097</text:p>
          </table:table-cell>
          <table:table-cell office:value-type="float" office:value="-0.001809105" calcext:value-type="float">
            <text:p>-0.001809105</text:p>
          </table:table-cell>
          <table:table-cell office:value-type="float" office:value="-0.013892" calcext:value-type="float">
            <text:p>-0.013892</text:p>
          </table:table-cell>
          <table:table-cell office:value-type="float" office:value="-0.006904571" calcext:value-type="float">
            <text:p>-0.006904571</text:p>
          </table:table-cell>
          <table:table-cell office:value-type="float" office:value="-0.003753449" calcext:value-type="float">
            <text:p>-0.003753449</text:p>
          </table:table-cell>
          <table:table-cell office:value-type="float" office:value="1532.085" calcext:value-type="float">
            <text:p>1532.085</text:p>
          </table:table-cell>
          <table:table-cell office:value-type="float" office:value="0" calcext:value-type="float">
            <text:p>0</text:p>
          </table:table-cell>
          <table:table-cell office:value-type="float" office:value="-0.004814291" calcext:value-type="float">
            <text:p>-0.004814291</text:p>
          </table:table-cell>
          <table:table-cell office:value-type="float" office:value="0.0191373" calcext:value-type="float">
            <text:p>0.019137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7962" calcext:value-type="float">
            <text:p>-1.22796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752.3919" calcext:value-type="float">
            <text:p>752.3919</text:p>
          </table:table-cell>
          <table:table-cell office:value-type="float" office:value="381.486" calcext:value-type="float">
            <text:p>381.486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9.29" calcext:value-type="float">
            <text:p>1279.29</text:p>
          </table:table-cell>
          <table:table-cell office:value-type="float" office:value="41.12218" calcext:value-type="float">
            <text:p>41.12218</text:p>
          </table:table-cell>
          <table:table-cell office:value-type="float" office:value="0" calcext:value-type="float">
            <text:p>0</text:p>
          </table:table-cell>
          <table:table-cell office:value-type="float" office:value="0.346084" calcext:value-type="float">
            <text:p>0.346084</text:p>
          </table:table-cell>
          <table:table-cell office:value-type="float" office:value="0.3467309" calcext:value-type="float">
            <text:p>0.3467309</text:p>
          </table:table-cell>
          <table:table-cell office:value-type="float" office:value="0.3496479" calcext:value-type="float">
            <text:p>0.3496479</text:p>
          </table:table-cell>
          <table:table-cell office:value-type="float" office:value="0.3576983" calcext:value-type="float">
            <text:p>0.3576983</text:p>
          </table:table-cell>
          <table:table-cell office:value-type="float" office:value="0.3669719" calcext:value-type="float">
            <text:p>0.3669719</text:p>
          </table:table-cell>
          <table:table-cell office:value-type="float" office:value="0.3763877" calcext:value-type="float">
            <text:p>0.3763877</text:p>
          </table:table-cell>
          <table:table-cell office:value-type="float" office:value="0.4184677" calcext:value-type="float">
            <text:p>0.4184677</text:p>
          </table:table-cell>
          <table:table-cell office:value-type="float" office:value="0.3657721" calcext:value-type="float">
            <text:p>0.3657721</text:p>
          </table:table-cell>
          <table:table-cell office:value-type="float" office:value="0.3882578" calcext:value-type="float">
            <text:p>0.3882578</text:p>
          </table:table-cell>
          <table:table-cell office:value-type="float" office:value="0.4140438" calcext:value-type="float">
            <text:p>0.414043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7186E-015" calcext:value-type="float">
            <text:p>1.917186E-15</text:p>
          </table:table-cell>
          <table:table-cell office:value-type="float" office:value="1.87807E-015" calcext:value-type="float">
            <text:p>1.87807E-15</text:p>
          </table:table-cell>
          <table:table-cell office:value-type="float" office:value="1.975963E-015" calcext:value-type="float">
            <text:p>1.975963E-15</text:p>
          </table:table-cell>
          <table:table-cell office:value-type="float" office:value="1.975333E-015" calcext:value-type="float">
            <text:p>1.975333E-15</text:p>
          </table:table-cell>
          <table:table-cell office:value-type="float" office:value="9.501552E-016" calcext:value-type="float">
            <text:p>9.5015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104498" calcext:value-type="float">
            <text:p>-0.007104498</text:p>
          </table:table-cell>
          <table:table-cell office:value-type="float" office:value="-0.006981651" calcext:value-type="float">
            <text:p>-0.006981651</text:p>
          </table:table-cell>
          <table:table-cell office:value-type="float" office:value="-0.00658747" calcext:value-type="float">
            <text:p>-0.00658747</text:p>
          </table:table-cell>
          <table:table-cell office:value-type="float" office:value="-0.005626459" calcext:value-type="float">
            <text:p>-0.005626459</text:p>
          </table:table-cell>
          <table:table-cell office:value-type="float" office:value="-0.004705532" calcext:value-type="float">
            <text:p>-0.004705532</text:p>
          </table:table-cell>
          <table:table-cell office:value-type="float" office:value="-0.003936189" calcext:value-type="float">
            <text:p>-0.003936189</text:p>
          </table:table-cell>
          <table:table-cell office:value-type="float" office:value="-0.003013033" calcext:value-type="float">
            <text:p>-0.003013033</text:p>
          </table:table-cell>
          <table:table-cell office:value-type="float" office:value="-0.01229514" calcext:value-type="float">
            <text:p>-0.01229514</text:p>
          </table:table-cell>
          <table:table-cell office:value-type="float" office:value="-0.006941822" calcext:value-type="float">
            <text:p>-0.006941822</text:p>
          </table:table-cell>
          <table:table-cell office:value-type="float" office:value="-0.003755148" calcext:value-type="float">
            <text:p>-0.003755148</text:p>
          </table:table-cell>
          <table:table-cell office:value-type="float" office:value="1541.896" calcext:value-type="float">
            <text:p>1541.896</text:p>
          </table:table-cell>
          <table:table-cell office:value-type="float" office:value="0" calcext:value-type="float">
            <text:p>0</text:p>
          </table:table-cell>
          <table:table-cell office:value-type="float" office:value="-0.00726867" calcext:value-type="float">
            <text:p>-0.00726867</text:p>
          </table:table-cell>
          <table:table-cell office:value-type="float" office:value="0.01908362" calcext:value-type="float">
            <text:p>0.0190836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8053" calcext:value-type="float">
            <text:p>-1.22805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752.3919" calcext:value-type="float">
            <text:p>752.3919</text:p>
          </table:table-cell>
          <table:table-cell office:value-type="float" office:value="382.0414" calcext:value-type="float">
            <text:p>382.041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3.212" calcext:value-type="float">
            <text:p>1273.212</text:p>
          </table:table-cell>
          <table:table-cell office:value-type="float" office:value="46.64487" calcext:value-type="float">
            <text:p>46.64487</text:p>
          </table:table-cell>
          <table:table-cell office:value-type="float" office:value="0" calcext:value-type="float">
            <text:p>0</text:p>
          </table:table-cell>
          <table:table-cell office:value-type="float" office:value="0.329513" calcext:value-type="float">
            <text:p>0.329513</text:p>
          </table:table-cell>
          <table:table-cell office:value-type="float" office:value="0.3303623" calcext:value-type="float">
            <text:p>0.3303623</text:p>
          </table:table-cell>
          <table:table-cell office:value-type="float" office:value="0.3325126" calcext:value-type="float">
            <text:p>0.3325126</text:p>
          </table:table-cell>
          <table:table-cell office:value-type="float" office:value="0.3379588" calcext:value-type="float">
            <text:p>0.3379588</text:p>
          </table:table-cell>
          <table:table-cell office:value-type="float" office:value="0.3439682" calcext:value-type="float">
            <text:p>0.3439682</text:p>
          </table:table-cell>
          <table:table-cell office:value-type="float" office:value="0.3497792" calcext:value-type="float">
            <text:p>0.3497792</text:p>
          </table:table-cell>
          <table:table-cell office:value-type="float" office:value="0.3932371" calcext:value-type="float">
            <text:p>0.3932371</text:p>
          </table:table-cell>
          <table:table-cell office:value-type="float" office:value="0.3689126" calcext:value-type="float">
            <text:p>0.3689126</text:p>
          </table:table-cell>
          <table:table-cell office:value-type="float" office:value="0.388236" calcext:value-type="float">
            <text:p>0.388236</text:p>
          </table:table-cell>
          <table:table-cell office:value-type="float" office:value="0.4140226" calcext:value-type="float">
            <text:p>0.414022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7306E-015" calcext:value-type="float">
            <text:p>1.917306E-15</text:p>
          </table:table-cell>
          <table:table-cell office:value-type="float" office:value="1.878066E-015" calcext:value-type="float">
            <text:p>1.878066E-15</text:p>
          </table:table-cell>
          <table:table-cell office:value-type="float" office:value="1.975954E-015" calcext:value-type="float">
            <text:p>1.975954E-15</text:p>
          </table:table-cell>
          <table:table-cell office:value-type="float" office:value="1.975325E-015" calcext:value-type="float">
            <text:p>1.975325E-15</text:p>
          </table:table-cell>
          <table:table-cell office:value-type="float" office:value="9.501494E-016" calcext:value-type="float">
            <text:p>9.501494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894563" calcext:value-type="float">
            <text:p>-0.009894563</text:p>
          </table:table-cell>
          <table:table-cell office:value-type="float" office:value="-0.009741153" calcext:value-type="float">
            <text:p>-0.009741153</text:p>
          </table:table-cell>
          <table:table-cell office:value-type="float" office:value="-0.009322437" calcext:value-type="float">
            <text:p>-0.009322437</text:p>
          </table:table-cell>
          <table:table-cell office:value-type="float" office:value="-0.008330354" calcext:value-type="float">
            <text:p>-0.008330354</text:p>
          </table:table-cell>
          <table:table-cell office:value-type="float" office:value="-0.007369495" calcext:value-type="float">
            <text:p>-0.007369495</text:p>
          </table:table-cell>
          <table:table-cell office:value-type="float" office:value="-0.006555809" calcext:value-type="float">
            <text:p>-0.006555809</text:p>
          </table:table-cell>
          <table:table-cell office:value-type="float" office:value="-0.005500989" calcext:value-type="float">
            <text:p>-0.005500989</text:p>
          </table:table-cell>
          <table:table-cell office:value-type="float" office:value="-0.01132199" calcext:value-type="float">
            <text:p>-0.01132199</text:p>
          </table:table-cell>
          <table:table-cell office:value-type="float" office:value="-0.006945769" calcext:value-type="float">
            <text:p>-0.006945769</text:p>
          </table:table-cell>
          <table:table-cell office:value-type="float" office:value="-0.003756993" calcext:value-type="float">
            <text:p>-0.003756993</text:p>
          </table:table-cell>
          <table:table-cell office:value-type="float" office:value="1550.946" calcext:value-type="float">
            <text:p>1550.946</text:p>
          </table:table-cell>
          <table:table-cell office:value-type="float" office:value="0" calcext:value-type="float">
            <text:p>0</text:p>
          </table:table-cell>
          <table:table-cell office:value-type="float" office:value="-0.01005767" calcext:value-type="float">
            <text:p>-0.01005767</text:p>
          </table:table-cell>
          <table:table-cell office:value-type="float" office:value="0.01899965" calcext:value-type="float">
            <text:p>0.0189996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8152" calcext:value-type="float">
            <text:p>-1.22815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752.3919" calcext:value-type="float">
            <text:p>752.3919</text:p>
          </table:table-cell>
          <table:table-cell office:value-type="float" office:value="382.4377" calcext:value-type="float">
            <text:p>382.437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8.589" calcext:value-type="float">
            <text:p>1268.589</text:p>
          </table:table-cell>
          <table:table-cell office:value-type="float" office:value="50.87148" calcext:value-type="float">
            <text:p>50.87148</text:p>
          </table:table-cell>
          <table:table-cell office:value-type="float" office:value="0" calcext:value-type="float">
            <text:p>0</text:p>
          </table:table-cell>
          <table:table-cell office:value-type="float" office:value="0.3140123" calcext:value-type="float">
            <text:p>0.3140123</text:p>
          </table:table-cell>
          <table:table-cell office:value-type="float" office:value="0.3155872" calcext:value-type="float">
            <text:p>0.3155872</text:p>
          </table:table-cell>
          <table:table-cell office:value-type="float" office:value="0.3181489" calcext:value-type="float">
            <text:p>0.3181489</text:p>
          </table:table-cell>
          <table:table-cell office:value-type="float" office:value="0.3224687" calcext:value-type="float">
            <text:p>0.3224687</text:p>
          </table:table-cell>
          <table:table-cell office:value-type="float" office:value="0.3268399" calcext:value-type="float">
            <text:p>0.3268399</text:p>
          </table:table-cell>
          <table:table-cell office:value-type="float" office:value="0.3310588" calcext:value-type="float">
            <text:p>0.3310588</text:p>
          </table:table-cell>
          <table:table-cell office:value-type="float" office:value="0.3771239" calcext:value-type="float">
            <text:p>0.3771239</text:p>
          </table:table-cell>
          <table:table-cell office:value-type="float" office:value="0.3702888" calcext:value-type="float">
            <text:p>0.3702888</text:p>
          </table:table-cell>
          <table:table-cell office:value-type="float" office:value="0.3883154" calcext:value-type="float">
            <text:p>0.3883154</text:p>
          </table:table-cell>
          <table:table-cell office:value-type="float" office:value="0.4140064" calcext:value-type="float">
            <text:p>0.414006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7422E-015" calcext:value-type="float">
            <text:p>1.917422E-15</text:p>
          </table:table-cell>
          <table:table-cell office:value-type="float" office:value="1.878062E-015" calcext:value-type="float">
            <text:p>1.878062E-15</text:p>
          </table:table-cell>
          <table:table-cell office:value-type="float" office:value="1.975942E-015" calcext:value-type="float">
            <text:p>1.975942E-15</text:p>
          </table:table-cell>
          <table:table-cell office:value-type="float" office:value="1.975318E-015" calcext:value-type="float">
            <text:p>1.975318E-15</text:p>
          </table:table-cell>
          <table:table-cell office:value-type="float" office:value="9.501449E-016" calcext:value-type="float">
            <text:p>9.501449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79935" calcext:value-type="float">
            <text:p>-0.01379935</text:p>
          </table:table-cell>
          <table:table-cell office:value-type="float" office:value="-0.01335874" calcext:value-type="float">
            <text:p>-0.01335874</text:p>
          </table:table-cell>
          <table:table-cell office:value-type="float" office:value="-0.01266035" calcext:value-type="float">
            <text:p>-0.01266035</text:p>
          </table:table-cell>
          <table:table-cell office:value-type="float" office:value="-0.01153937" calcext:value-type="float">
            <text:p>-0.01153937</text:p>
          </table:table-cell>
          <table:table-cell office:value-type="float" office:value="-0.01051148" calcext:value-type="float">
            <text:p>-0.01051148</text:p>
          </table:table-cell>
          <table:table-cell office:value-type="float" office:value="-0.009611184" calcext:value-type="float">
            <text:p>-0.009611184</text:p>
          </table:table-cell>
          <table:table-cell office:value-type="float" office:value="-0.008247215" calcext:value-type="float">
            <text:p>-0.008247215</text:p>
          </table:table-cell>
          <table:table-cell office:value-type="float" office:value="-0.01091807" calcext:value-type="float">
            <text:p>-0.01091807</text:p>
          </table:table-cell>
          <table:table-cell office:value-type="float" office:value="-0.006932289" calcext:value-type="float">
            <text:p>-0.006932289</text:p>
          </table:table-cell>
          <table:table-cell office:value-type="float" office:value="-0.003758406" calcext:value-type="float">
            <text:p>-0.003758406</text:p>
          </table:table-cell>
          <table:table-cell office:value-type="float" office:value="1558.702" calcext:value-type="float">
            <text:p>1558.702</text:p>
          </table:table-cell>
          <table:table-cell office:value-type="float" office:value="0" calcext:value-type="float">
            <text:p>0</text:p>
          </table:table-cell>
          <table:table-cell office:value-type="float" office:value="-0.01424577" calcext:value-type="float">
            <text:p>-0.01424577</text:p>
          </table:table-cell>
          <table:table-cell office:value-type="float" office:value="0.01893115" calcext:value-type="float">
            <text:p>0.0189311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1.228228" calcext:value-type="float">
            <text:p>-1.2282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752.3919" calcext:value-type="float">
            <text:p>752.3919</text:p>
          </table:table-cell>
          <table:table-cell office:value-type="float" office:value="383.2418" calcext:value-type="float">
            <text:p>383.2418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5.108" calcext:value-type="float">
            <text:p>1265.108</text:p>
          </table:table-cell>
          <table:table-cell office:value-type="float" office:value="53.54902" calcext:value-type="float">
            <text:p>53.54902</text:p>
          </table:table-cell>
          <table:table-cell office:value-type="float" office:value="0" calcext:value-type="float">
            <text:p>0</text:p>
          </table:table-cell>
          <table:table-cell office:value-type="float" office:value="0.3009506" calcext:value-type="float">
            <text:p>0.3009506</text:p>
          </table:table-cell>
          <table:table-cell office:value-type="float" office:value="0.3018463" calcext:value-type="float">
            <text:p>0.3018463</text:p>
          </table:table-cell>
          <table:table-cell office:value-type="float" office:value="0.3048406" calcext:value-type="float">
            <text:p>0.3048406</text:p>
          </table:table-cell>
          <table:table-cell office:value-type="float" office:value="0.3106622" calcext:value-type="float">
            <text:p>0.3106622</text:p>
          </table:table-cell>
          <table:table-cell office:value-type="float" office:value="0.315616" calcext:value-type="float">
            <text:p>0.315616</text:p>
          </table:table-cell>
          <table:table-cell office:value-type="float" office:value="0.3201076" calcext:value-type="float">
            <text:p>0.3201076</text:p>
          </table:table-cell>
          <table:table-cell office:value-type="float" office:value="0.3689842" calcext:value-type="float">
            <text:p>0.3689842</text:p>
          </table:table-cell>
          <table:table-cell office:value-type="float" office:value="0.3702981" calcext:value-type="float">
            <text:p>0.3702981</text:p>
          </table:table-cell>
          <table:table-cell office:value-type="float" office:value="0.3884102" calcext:value-type="float">
            <text:p>0.3884102</text:p>
          </table:table-cell>
          <table:table-cell office:value-type="float" office:value="0.4139981" calcext:value-type="float">
            <text:p>0.413998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7539E-015" calcext:value-type="float">
            <text:p>1.917539E-15</text:p>
          </table:table-cell>
          <table:table-cell office:value-type="float" office:value="1.87806E-015" calcext:value-type="float">
            <text:p>1.87806E-15</text:p>
          </table:table-cell>
          <table:table-cell office:value-type="float" office:value="1.975931E-015" calcext:value-type="float">
            <text:p>1.975931E-15</text:p>
          </table:table-cell>
          <table:table-cell office:value-type="float" office:value="1.97531E-015" calcext:value-type="float">
            <text:p>1.97531E-15</text:p>
          </table:table-cell>
          <table:table-cell office:value-type="float" office:value="9.501398E-016" calcext:value-type="float">
            <text:p>9.501398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71238" calcext:value-type="float">
            <text:p>-0.01871238</text:p>
          </table:table-cell>
          <table:table-cell office:value-type="float" office:value="-0.01832314" calcext:value-type="float">
            <text:p>-0.01832314</text:p>
          </table:table-cell>
          <table:table-cell office:value-type="float" office:value="-0.01706482" calcext:value-type="float">
            <text:p>-0.01706482</text:p>
          </table:table-cell>
          <table:table-cell office:value-type="float" office:value="-0.01495553" calcext:value-type="float">
            <text:p>-0.01495553</text:p>
          </table:table-cell>
          <table:table-cell office:value-type="float" office:value="-0.01340338" calcext:value-type="float">
            <text:p>-0.01340338</text:p>
          </table:table-cell>
          <table:table-cell office:value-type="float" office:value="-0.01214757" calcext:value-type="float">
            <text:p>-0.01214757</text:p>
          </table:table-cell>
          <table:table-cell office:value-type="float" office:value="-0.01018264" calcext:value-type="float">
            <text:p>-0.01018264</text:p>
          </table:table-cell>
          <table:table-cell office:value-type="float" office:value="-0.01091272" calcext:value-type="float">
            <text:p>-0.01091272</text:p>
          </table:table-cell>
          <table:table-cell office:value-type="float" office:value="-0.006916048" calcext:value-type="float">
            <text:p>-0.006916048</text:p>
          </table:table-cell>
          <table:table-cell office:value-type="float" office:value="-0.003759138" calcext:value-type="float">
            <text:p>-0.003759138</text:p>
          </table:table-cell>
          <table:table-cell office:value-type="float" office:value="1564.887" calcext:value-type="float">
            <text:p>1564.887</text:p>
          </table:table-cell>
          <table:table-cell office:value-type="float" office:value="0" calcext:value-type="float">
            <text:p>0</text:p>
          </table:table-cell>
          <table:table-cell office:value-type="float" office:value="-0.01884192" calcext:value-type="float">
            <text:p>-0.01884192</text:p>
          </table:table-cell>
          <table:table-cell office:value-type="float" office:value="0.01884114" calcext:value-type="float">
            <text:p>0.0188411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267" calcext:value-type="float">
            <text:p>-1.22826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752.7917" calcext:value-type="float">
            <text:p>752.7917</text:p>
          </table:table-cell>
          <table:table-cell office:value-type="float" office:value="383.3456" calcext:value-type="float">
            <text:p>383.3456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3.725" calcext:value-type="float">
            <text:p>1263.725</text:p>
          </table:table-cell>
          <table:table-cell office:value-type="float" office:value="55.22754" calcext:value-type="float">
            <text:p>55.22754</text:p>
          </table:table-cell>
          <table:table-cell office:value-type="float" office:value="0" calcext:value-type="float">
            <text:p>0</text:p>
          </table:table-cell>
          <table:table-cell office:value-type="float" office:value="0.3070143" calcext:value-type="float">
            <text:p>0.3070143</text:p>
          </table:table-cell>
          <table:table-cell office:value-type="float" office:value="0.3065065" calcext:value-type="float">
            <text:p>0.3065065</text:p>
          </table:table-cell>
          <table:table-cell office:value-type="float" office:value="0.3056814" calcext:value-type="float">
            <text:p>0.3056814</text:p>
          </table:table-cell>
          <table:table-cell office:value-type="float" office:value="0.3066717" calcext:value-type="float">
            <text:p>0.3066717</text:p>
          </table:table-cell>
          <table:table-cell office:value-type="float" office:value="0.3092593" calcext:value-type="float">
            <text:p>0.3092593</text:p>
          </table:table-cell>
          <table:table-cell office:value-type="float" office:value="0.3125097" calcext:value-type="float">
            <text:p>0.3125097</text:p>
          </table:table-cell>
          <table:table-cell office:value-type="float" office:value="0.3617905" calcext:value-type="float">
            <text:p>0.3617905</text:p>
          </table:table-cell>
          <table:table-cell office:value-type="float" office:value="0.3693985" calcext:value-type="float">
            <text:p>0.3693985</text:p>
          </table:table-cell>
          <table:table-cell office:value-type="float" office:value="0.3884512" calcext:value-type="float">
            <text:p>0.3884512</text:p>
          </table:table-cell>
          <table:table-cell office:value-type="float" office:value="0.4139946" calcext:value-type="float">
            <text:p>0.413994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7646E-015" calcext:value-type="float">
            <text:p>1.917646E-15</text:p>
          </table:table-cell>
          <table:table-cell office:value-type="float" office:value="1.878058E-015" calcext:value-type="float">
            <text:p>1.878058E-15</text:p>
          </table:table-cell>
          <table:table-cell office:value-type="float" office:value="1.975921E-015" calcext:value-type="float">
            <text:p>1.975921E-15</text:p>
          </table:table-cell>
          <table:table-cell office:value-type="float" office:value="1.975301E-015" calcext:value-type="float">
            <text:p>1.975301E-15</text:p>
          </table:table-cell>
          <table:table-cell office:value-type="float" office:value="9.501361E-016" calcext:value-type="float">
            <text:p>9.501361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20715" calcext:value-type="float">
            <text:p>-0.01620715</text:p>
          </table:table-cell>
          <table:table-cell office:value-type="float" office:value="-0.01642138" calcext:value-type="float">
            <text:p>-0.01642138</text:p>
          </table:table-cell>
          <table:table-cell office:value-type="float" office:value="-0.0167468" calcext:value-type="float">
            <text:p>-0.0167468</text:p>
          </table:table-cell>
          <table:table-cell office:value-type="float" office:value="-0.01638304" calcext:value-type="float">
            <text:p>-0.01638304</text:p>
          </table:table-cell>
          <table:table-cell office:value-type="float" office:value="-0.01545101" calcext:value-type="float">
            <text:p>-0.01545101</text:p>
          </table:table-cell>
          <table:table-cell office:value-type="float" office:value="-0.01436338" calcext:value-type="float">
            <text:p>-0.01436338</text:p>
          </table:table-cell>
          <table:table-cell office:value-type="float" office:value="-0.01232702" calcext:value-type="float">
            <text:p>-0.01232702</text:p>
          </table:table-cell>
          <table:table-cell office:value-type="float" office:value="-0.01116878" calcext:value-type="float">
            <text:p>-0.01116878</text:p>
          </table:table-cell>
          <table:table-cell office:value-type="float" office:value="-0.006908905" calcext:value-type="float">
            <text:p>-0.006908905</text:p>
          </table:table-cell>
          <table:table-cell office:value-type="float" office:value="-0.003759442" calcext:value-type="float">
            <text:p>-0.003759442</text:p>
          </table:table-cell>
          <table:table-cell office:value-type="float" office:value="1570.087" calcext:value-type="float">
            <text:p>1570.087</text:p>
          </table:table-cell>
          <table:table-cell office:value-type="float" office:value="0" calcext:value-type="float">
            <text:p>0</text:p>
          </table:table-cell>
          <table:table-cell office:value-type="float" office:value="-0.01612316" calcext:value-type="float">
            <text:p>-0.01612316</text:p>
          </table:table-cell>
          <table:table-cell office:value-type="float" office:value="0.01878632" calcext:value-type="float">
            <text:p>0.0187863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283" calcext:value-type="float">
            <text:p>-1.22828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752.7917" calcext:value-type="float">
            <text:p>752.7917</text:p>
          </table:table-cell>
          <table:table-cell office:value-type="float" office:value="383.3631" calcext:value-type="float">
            <text:p>383.3631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2.506" calcext:value-type="float">
            <text:p>1262.506</text:p>
          </table:table-cell>
          <table:table-cell office:value-type="float" office:value="56.42957" calcext:value-type="float">
            <text:p>56.42957</text:p>
          </table:table-cell>
          <table:table-cell office:value-type="float" office:value="0" calcext:value-type="float">
            <text:p>0</text:p>
          </table:table-cell>
          <table:table-cell office:value-type="float" office:value="0.2953151" calcext:value-type="float">
            <text:p>0.2953151</text:p>
          </table:table-cell>
          <table:table-cell office:value-type="float" office:value="0.2989217" calcext:value-type="float">
            <text:p>0.2989217</text:p>
          </table:table-cell>
          <table:table-cell office:value-type="float" office:value="0.3025035" calcext:value-type="float">
            <text:p>0.3025035</text:p>
          </table:table-cell>
          <table:table-cell office:value-type="float" office:value="0.3045364" calcext:value-type="float">
            <text:p>0.3045364</text:p>
          </table:table-cell>
          <table:table-cell office:value-type="float" office:value="0.3065035" calcext:value-type="float">
            <text:p>0.3065035</text:p>
          </table:table-cell>
          <table:table-cell office:value-type="float" office:value="0.3089567" calcext:value-type="float">
            <text:p>0.3089567</text:p>
          </table:table-cell>
          <table:table-cell office:value-type="float" office:value="0.3578359" calcext:value-type="float">
            <text:p>0.3578359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3884132" calcext:value-type="float">
            <text:p>0.3884132</text:p>
          </table:table-cell>
          <table:table-cell office:value-type="float" office:value="0.4139918" calcext:value-type="float">
            <text:p>0.4139918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7736E-015" calcext:value-type="float">
            <text:p>1.917736E-15</text:p>
          </table:table-cell>
          <table:table-cell office:value-type="float" office:value="1.878055E-015" calcext:value-type="float">
            <text:p>1.878055E-15</text:p>
          </table:table-cell>
          <table:table-cell office:value-type="float" office:value="1.975914E-015" calcext:value-type="float">
            <text:p>1.975914E-15</text:p>
          </table:table-cell>
          <table:table-cell office:value-type="float" office:value="1.975292E-015" calcext:value-type="float">
            <text:p>1.975292E-15</text:p>
          </table:table-cell>
          <table:table-cell office:value-type="float" office:value="9.501319E-016" calcext:value-type="float">
            <text:p>9.501319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98123" calcext:value-type="float">
            <text:p>-0.02098123</text:p>
          </table:table-cell>
          <table:table-cell office:value-type="float" office:value="-0.01942963" calcext:value-type="float">
            <text:p>-0.01942963</text:p>
          </table:table-cell>
          <table:table-cell office:value-type="float" office:value="-0.01797335" calcext:value-type="float">
            <text:p>-0.01797335</text:p>
          </table:table-cell>
          <table:table-cell office:value-type="float" office:value="-0.01718957" calcext:value-type="float">
            <text:p>-0.01718957</text:p>
          </table:table-cell>
          <table:table-cell office:value-type="float" office:value="-0.01644436" calcext:value-type="float">
            <text:p>-0.01644436</text:p>
          </table:table-cell>
          <table:table-cell office:value-type="float" office:value="-0.01555478" calcext:value-type="float">
            <text:p>-0.01555478</text:p>
          </table:table-cell>
          <table:table-cell office:value-type="float" office:value="-0.01371402" calcext:value-type="float">
            <text:p>-0.01371402</text:p>
          </table:table-cell>
          <table:table-cell office:value-type="float" office:value="-0.01152264" calcext:value-type="float">
            <text:p>-0.01152264</text:p>
          </table:table-cell>
          <table:table-cell office:value-type="float" office:value="-0.00691526" calcext:value-type="float">
            <text:p>-0.00691526</text:p>
          </table:table-cell>
          <table:table-cell office:value-type="float" office:value="-0.00375969" calcext:value-type="float">
            <text:p>-0.00375969</text:p>
          </table:table-cell>
          <table:table-cell office:value-type="float" office:value="1574.811" calcext:value-type="float">
            <text:p>1574.811</text:p>
          </table:table-cell>
          <table:table-cell office:value-type="float" office:value="0" calcext:value-type="float">
            <text:p>0</text:p>
          </table:table-cell>
          <table:table-cell office:value-type="float" office:value="-0.02278809" calcext:value-type="float">
            <text:p>-0.02278809</text:p>
          </table:table-cell>
          <table:table-cell office:value-type="float" office:value="0.01874937" calcext:value-type="float">
            <text:p>0.01874937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296" calcext:value-type="float">
            <text:p>-1.2282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752.7917" calcext:value-type="float">
            <text:p>752.7917</text:p>
          </table:table-cell>
          <table:table-cell office:value-type="float" office:value="383.8584" calcext:value-type="float">
            <text:p>383.858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1.286" calcext:value-type="float">
            <text:p>1261.286</text:p>
          </table:table-cell>
          <table:table-cell office:value-type="float" office:value="57.15476" calcext:value-type="float">
            <text:p>57.15476</text:p>
          </table:table-cell>
          <table:table-cell office:value-type="float" office:value="0" calcext:value-type="float">
            <text:p>0</text:p>
          </table:table-cell>
          <table:table-cell office:value-type="float" office:value="0.2558791" calcext:value-type="float">
            <text:p>0.2558791</text:p>
          </table:table-cell>
          <table:table-cell office:value-type="float" office:value="0.2787962" calcext:value-type="float">
            <text:p>0.2787962</text:p>
          </table:table-cell>
          <table:table-cell office:value-type="float" office:value="0.2921451" calcext:value-type="float">
            <text:p>0.2921451</text:p>
          </table:table-cell>
          <table:table-cell office:value-type="float" office:value="0.3001824" calcext:value-type="float">
            <text:p>0.3001824</text:p>
          </table:table-cell>
          <table:table-cell office:value-type="float" office:value="0.3045633" calcext:value-type="float">
            <text:p>0.3045633</text:p>
          </table:table-cell>
          <table:table-cell office:value-type="float" office:value="0.3087048" calcext:value-type="float">
            <text:p>0.3087048</text:p>
          </table:table-cell>
          <table:table-cell office:value-type="float" office:value="0.360113" calcext:value-type="float">
            <text:p>0.360113</text:p>
          </table:table-cell>
          <table:table-cell office:value-type="float" office:value="0.3675576" calcext:value-type="float">
            <text:p>0.3675576</text:p>
          </table:table-cell>
          <table:table-cell office:value-type="float" office:value="0.3883222" calcext:value-type="float">
            <text:p>0.3883222</text:p>
          </table:table-cell>
          <table:table-cell office:value-type="float" office:value="0.4139859" calcext:value-type="float">
            <text:p>0.413985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28" calcext:value-type="float">
            <text:p>0.511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8358" calcext:value-type="float">
            <text:p>0.02168358</text:p>
          </table:table-cell>
          <table:table-cell office:value-type="float" office:value="1.878048E-015" calcext:value-type="float">
            <text:p>1.878048E-15</text:p>
          </table:table-cell>
          <table:table-cell office:value-type="float" office:value="1.975909E-015" calcext:value-type="float">
            <text:p>1.975909E-15</text:p>
          </table:table-cell>
          <table:table-cell office:value-type="float" office:value="1.975283E-015" calcext:value-type="float">
            <text:p>1.975283E-15</text:p>
          </table:table-cell>
          <table:table-cell office:value-type="float" office:value="9.501282E-016" calcext:value-type="float">
            <text:p>9.50128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206477" calcext:value-type="float">
            <text:p>-0.05206477</text:p>
          </table:table-cell>
          <table:table-cell office:value-type="float" office:value="-0.03142397" calcext:value-type="float">
            <text:p>-0.03142397</text:p>
          </table:table-cell>
          <table:table-cell office:value-type="float" office:value="-0.02284076" calcext:value-type="float">
            <text:p>-0.02284076</text:p>
          </table:table-cell>
          <table:table-cell office:value-type="float" office:value="-0.0189863" calcext:value-type="float">
            <text:p>-0.0189863</text:p>
          </table:table-cell>
          <table:table-cell office:value-type="float" office:value="-0.01718421" calcext:value-type="float">
            <text:p>-0.01718421</text:p>
          </table:table-cell>
          <table:table-cell office:value-type="float" office:value="-0.0156438" calcext:value-type="float">
            <text:p>-0.0156438</text:p>
          </table:table-cell>
          <table:table-cell office:value-type="float" office:value="-0.01288864" calcext:value-type="float">
            <text:p>-0.01288864</text:p>
          </table:table-cell>
          <table:table-cell office:value-type="float" office:value="-0.01171899" calcext:value-type="float">
            <text:p>-0.01171899</text:p>
          </table:table-cell>
          <table:table-cell office:value-type="float" office:value="-0.006930775" calcext:value-type="float">
            <text:p>-0.006930775</text:p>
          </table:table-cell>
          <table:table-cell office:value-type="float" office:value="-0.003760199" calcext:value-type="float">
            <text:p>-0.003760199</text:p>
          </table:table-cell>
          <table:table-cell office:value-type="float" office:value="1579.052" calcext:value-type="float">
            <text:p>1579.052</text:p>
          </table:table-cell>
          <table:table-cell office:value-type="float" office:value="0" calcext:value-type="float">
            <text:p>0</text:p>
          </table:table-cell>
          <table:table-cell office:value-type="float" office:value="-0.07202554" calcext:value-type="float">
            <text:p>-0.07202554</text:p>
          </table:table-cell>
          <table:table-cell office:value-type="float" office:value="0.01872726" calcext:value-type="float">
            <text:p>0.01872726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325" calcext:value-type="float">
            <text:p>-1.2283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753.0914" calcext:value-type="float">
            <text:p>753.0914</text:p>
          </table:table-cell>
          <table:table-cell office:value-type="float" office:value="383.9259" calcext:value-type="float">
            <text:p>383.9259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0.87" calcext:value-type="float">
            <text:p>1260.87</text:p>
          </table:table-cell>
          <table:table-cell office:value-type="float" office:value="57.80356" calcext:value-type="float">
            <text:p>57.80356</text:p>
          </table:table-cell>
          <table:table-cell office:value-type="float" office:value="2.301291" calcext:value-type="float">
            <text:p>2.301291</text:p>
          </table:table-cell>
          <table:table-cell office:value-type="float" office:value="0.1326601" calcext:value-type="float">
            <text:p>0.1326601</text:p>
          </table:table-cell>
          <table:table-cell office:value-type="float" office:value="0.2827473" calcext:value-type="float">
            <text:p>0.2827473</text:p>
          </table:table-cell>
          <table:table-cell office:value-type="float" office:value="0.2883114" calcext:value-type="float">
            <text:p>0.2883114</text:p>
          </table:table-cell>
          <table:table-cell office:value-type="float" office:value="0.2968341" calcext:value-type="float">
            <text:p>0.2968341</text:p>
          </table:table-cell>
          <table:table-cell office:value-type="float" office:value="0.3035843" calcext:value-type="float">
            <text:p>0.3035843</text:p>
          </table:table-cell>
          <table:table-cell office:value-type="float" office:value="0.3098488" calcext:value-type="float">
            <text:p>0.3098488</text:p>
          </table:table-cell>
          <table:table-cell office:value-type="float" office:value="0.3650611" calcext:value-type="float">
            <text:p>0.3650611</text:p>
          </table:table-cell>
          <table:table-cell office:value-type="float" office:value="0.3672159" calcext:value-type="float">
            <text:p>0.3672159</text:p>
          </table:table-cell>
          <table:table-cell office:value-type="float" office:value="0.3883151" calcext:value-type="float">
            <text:p>0.3883151</text:p>
          </table:table-cell>
          <table:table-cell office:value-type="float" office:value="0.4139782" calcext:value-type="float">
            <text:p>0.413978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70176" calcext:value-type="float">
            <text:p>0.07770176</text:p>
          </table:table-cell>
          <table:table-cell office:value-type="float" office:value="0.00124517" calcext:value-type="float">
            <text:p>0.00124517</text:p>
          </table:table-cell>
          <table:table-cell office:value-type="float" office:value="1.975908E-015" calcext:value-type="float">
            <text:p>1.975908E-15</text:p>
          </table:table-cell>
          <table:table-cell office:value-type="float" office:value="1.975273E-015" calcext:value-type="float">
            <text:p>1.975273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90122" calcext:value-type="float">
            <text:p>-2.790122</text:p>
          </table:table-cell>
          <table:table-cell office:value-type="float" office:value="-0.02857977" calcext:value-type="float">
            <text:p>-0.02857977</text:p>
          </table:table-cell>
          <table:table-cell office:value-type="float" office:value="-0.02513195" calcext:value-type="float">
            <text:p>-0.02513195</text:p>
          </table:table-cell>
          <table:table-cell office:value-type="float" office:value="-0.02053712" calcext:value-type="float">
            <text:p>-0.02053712</text:p>
          </table:table-cell>
          <table:table-cell office:value-type="float" office:value="-0.01757943" calcext:value-type="float">
            <text:p>-0.01757943</text:p>
          </table:table-cell>
          <table:table-cell office:value-type="float" office:value="-0.01525651" calcext:value-type="float">
            <text:p>-0.01525651</text:p>
          </table:table-cell>
          <table:table-cell office:value-type="float" office:value="-0.01130561" calcext:value-type="float">
            <text:p>-0.01130561</text:p>
          </table:table-cell>
          <table:table-cell office:value-type="float" office:value="-0.01182562" calcext:value-type="float">
            <text:p>-0.01182562</text:p>
          </table:table-cell>
          <table:table-cell office:value-type="float" office:value="-0.006932143" calcext:value-type="float">
            <text:p>-0.006932143</text:p>
          </table:table-cell>
          <table:table-cell office:value-type="float" office:value="-0.00376087" calcext:value-type="float">
            <text:p>-0.00376087</text:p>
          </table:table-cell>
          <table:table-cell office:value-type="float" office:value="1583.201" calcext:value-type="float">
            <text:p>1583.201</text:p>
          </table:table-cell>
          <table:table-cell office:value-type="float" office:value="0" calcext:value-type="float">
            <text:p>0</text:p>
          </table:table-cell>
          <table:table-cell office:value-type="float" office:value="-8.788896" calcext:value-type="float">
            <text:p>-8.788896</text:p>
          </table:table-cell>
          <table:table-cell office:value-type="float" office:value="0.01881415" calcext:value-type="float">
            <text:p>0.0188141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361" calcext:value-type="float">
            <text:p>-1.22836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753.6909" calcext:value-type="float">
            <text:p>753.6909</text:p>
          </table:table-cell>
          <table:table-cell office:value-type="float" office:value="383.9753" calcext:value-type="float">
            <text:p>383.9753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0.907" calcext:value-type="float">
            <text:p>1260.907</text:p>
          </table:table-cell>
          <table:table-cell office:value-type="float" office:value="58.3166" calcext:value-type="float">
            <text:p>58.3166</text:p>
          </table:table-cell>
          <table:table-cell office:value-type="float" office:value="8.038454" calcext:value-type="float">
            <text:p>8.038454</text:p>
          </table:table-cell>
          <table:table-cell office:value-type="float" office:value="0.1254965" calcext:value-type="float">
            <text:p>0.1254965</text:p>
          </table:table-cell>
          <table:table-cell office:value-type="float" office:value="0.2726257" calcext:value-type="float">
            <text:p>0.2726257</text:p>
          </table:table-cell>
          <table:table-cell office:value-type="float" office:value="0.2851135" calcext:value-type="float">
            <text:p>0.2851135</text:p>
          </table:table-cell>
          <table:table-cell office:value-type="float" office:value="0.2946064" calcext:value-type="float">
            <text:p>0.2946064</text:p>
          </table:table-cell>
          <table:table-cell office:value-type="float" office:value="0.3016499" calcext:value-type="float">
            <text:p>0.3016499</text:p>
          </table:table-cell>
          <table:table-cell office:value-type="float" office:value="0.3069683" calcext:value-type="float">
            <text:p>0.3069683</text:p>
          </table:table-cell>
          <table:table-cell office:value-type="float" office:value="0.3586507" calcext:value-type="float">
            <text:p>0.3586507</text:p>
          </table:table-cell>
          <table:table-cell office:value-type="float" office:value="0.3666646" calcext:value-type="float">
            <text:p>0.3666646</text:p>
          </table:table-cell>
          <table:table-cell office:value-type="float" office:value="0.3882892" calcext:value-type="float">
            <text:p>0.3882892</text:p>
          </table:table-cell>
          <table:table-cell office:value-type="float" office:value="0.4139704" calcext:value-type="float">
            <text:p>0.4139704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21" calcext:value-type="float">
            <text:p>0.511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62955" calcext:value-type="float">
            <text:p>0.08662955</text:p>
          </table:table-cell>
          <table:table-cell office:value-type="float" office:value="0.04976161" calcext:value-type="float">
            <text:p>0.04976161</text:p>
          </table:table-cell>
          <table:table-cell office:value-type="float" office:value="1.975906E-015" calcext:value-type="float">
            <text:p>1.975906E-15</text:p>
          </table:table-cell>
          <table:table-cell office:value-type="float" office:value="1.975261E-015" calcext:value-type="float">
            <text:p>1.975261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101693" calcext:value-type="float">
            <text:p>-4.101693</text:p>
          </table:table-cell>
          <table:table-cell office:value-type="float" office:value="-0.03601652" calcext:value-type="float">
            <text:p>-0.03601652</text:p>
          </table:table-cell>
          <table:table-cell office:value-type="float" office:value="-0.02709469" calcext:value-type="float">
            <text:p>-0.02709469</text:p>
          </table:table-cell>
          <table:table-cell office:value-type="float" office:value="-0.0216323" calcext:value-type="float">
            <text:p>-0.0216323</text:p>
          </table:table-cell>
          <table:table-cell office:value-type="float" office:value="-0.01836647" calcext:value-type="float">
            <text:p>-0.01836647</text:p>
          </table:table-cell>
          <table:table-cell office:value-type="float" office:value="-0.01626591" calcext:value-type="float">
            <text:p>-0.01626591</text:p>
          </table:table-cell>
          <table:table-cell office:value-type="float" office:value="-0.01341507" calcext:value-type="float">
            <text:p>-0.01341507</text:p>
          </table:table-cell>
          <table:table-cell office:value-type="float" office:value="-0.01199583" calcext:value-type="float">
            <text:p>-0.01199583</text:p>
          </table:table-cell>
          <table:table-cell office:value-type="float" office:value="-0.006936521" calcext:value-type="float">
            <text:p>-0.006936521</text:p>
          </table:table-cell>
          <table:table-cell office:value-type="float" office:value="-0.003761555" calcext:value-type="float">
            <text:p>-0.003761555</text:p>
          </table:table-cell>
          <table:table-cell office:value-type="float" office:value="1587.25" calcext:value-type="float">
            <text:p>1587.25</text:p>
          </table:table-cell>
          <table:table-cell office:value-type="float" office:value="0" calcext:value-type="float">
            <text:p>0</text:p>
          </table:table-cell>
          <table:table-cell office:value-type="float" office:value="-8.461752" calcext:value-type="float">
            <text:p>-8.461752</text:p>
          </table:table-cell>
          <table:table-cell office:value-type="float" office:value="0.01884346" calcext:value-type="float">
            <text:p>0.01884346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398" calcext:value-type="float">
            <text:p>-1.22839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761.0904" calcext:value-type="float">
            <text:p>761.0904</text:p>
          </table:table-cell>
          <table:table-cell office:value-type="float" office:value="383.9327" calcext:value-type="float">
            <text:p>383.932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68.052" calcext:value-type="float">
            <text:p>1268.052</text:p>
          </table:table-cell>
          <table:table-cell office:value-type="float" office:value="58.61539" calcext:value-type="float">
            <text:p>58.61539</text:p>
          </table:table-cell>
          <table:table-cell office:value-type="float" office:value="76.00819" calcext:value-type="float">
            <text:p>76.00819</text:p>
          </table:table-cell>
          <table:table-cell office:value-type="float" office:value="0.14233" calcext:value-type="float">
            <text:p>0.14233</text:p>
          </table:table-cell>
          <table:table-cell office:value-type="float" office:value="0.2573054" calcext:value-type="float">
            <text:p>0.2573054</text:p>
          </table:table-cell>
          <table:table-cell office:value-type="float" office:value="0.2743085" calcext:value-type="float">
            <text:p>0.2743085</text:p>
          </table:table-cell>
          <table:table-cell office:value-type="float" office:value="0.2904111" calcext:value-type="float">
            <text:p>0.2904111</text:p>
          </table:table-cell>
          <table:table-cell office:value-type="float" office:value="0.2988594" calcext:value-type="float">
            <text:p>0.2988594</text:p>
          </table:table-cell>
          <table:table-cell office:value-type="float" office:value="0.3041986" calcext:value-type="float">
            <text:p>0.3041986</text:p>
          </table:table-cell>
          <table:table-cell office:value-type="float" office:value="0.3555441" calcext:value-type="float">
            <text:p>0.3555441</text:p>
          </table:table-cell>
          <table:table-cell office:value-type="float" office:value="0.3658588" calcext:value-type="float">
            <text:p>0.3658588</text:p>
          </table:table-cell>
          <table:table-cell office:value-type="float" office:value="0.3882281" calcext:value-type="float">
            <text:p>0.3882281</text:p>
          </table:table-cell>
          <table:table-cell office:value-type="float" office:value="0.4139617" calcext:value-type="float">
            <text:p>0.413961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37468" calcext:value-type="float">
            <text:p>0.07237468</text:p>
          </table:table-cell>
          <table:table-cell office:value-type="float" office:value="0.1398641" calcext:value-type="float">
            <text:p>0.1398641</text:p>
          </table:table-cell>
          <table:table-cell office:value-type="float" office:value="1.975903E-015" calcext:value-type="float">
            <text:p>1.975903E-15</text:p>
          </table:table-cell>
          <table:table-cell office:value-type="float" office:value="1.975251E-015" calcext:value-type="float">
            <text:p>1.975251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91501" calcext:value-type="float">
            <text:p>-1.991501</text:p>
          </table:table-cell>
          <table:table-cell office:value-type="float" office:value="-0.05235505" calcext:value-type="float">
            <text:p>-0.05235505</text:p>
          </table:table-cell>
          <table:table-cell office:value-type="float" office:value="-0.03516296" calcext:value-type="float">
            <text:p>-0.03516296</text:p>
          </table:table-cell>
          <table:table-cell office:value-type="float" office:value="-0.02386953" calcext:value-type="float">
            <text:p>-0.02386953</text:p>
          </table:table-cell>
          <table:table-cell office:value-type="float" office:value="-0.01957972" calcext:value-type="float">
            <text:p>-0.01957972</text:p>
          </table:table-cell>
          <table:table-cell office:value-type="float" office:value="-0.01732481" calcext:value-type="float">
            <text:p>-0.01732481</text:p>
          </table:table-cell>
          <table:table-cell office:value-type="float" office:value="-0.01459497" calcext:value-type="float">
            <text:p>-0.01459497</text:p>
          </table:table-cell>
          <table:table-cell office:value-type="float" office:value="-0.01225175" calcext:value-type="float">
            <text:p>-0.01225175</text:p>
          </table:table-cell>
          <table:table-cell office:value-type="float" office:value="-0.006946928" calcext:value-type="float">
            <text:p>-0.006946928</text:p>
          </table:table-cell>
          <table:table-cell office:value-type="float" office:value="-0.003762305" calcext:value-type="float">
            <text:p>-0.003762305</text:p>
          </table:table-cell>
          <table:table-cell office:value-type="float" office:value="1591.095" calcext:value-type="float">
            <text:p>1591.095</text:p>
          </table:table-cell>
          <table:table-cell office:value-type="float" office:value="0" calcext:value-type="float">
            <text:p>0</text:p>
          </table:table-cell>
          <table:table-cell office:value-type="float" office:value="-4.208261" calcext:value-type="float">
            <text:p>-4.208261</text:p>
          </table:table-cell>
          <table:table-cell office:value-type="float" office:value="0.01893032" calcext:value-type="float">
            <text:p>0.0189303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436" calcext:value-type="float">
            <text:p>-1.2284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765.9901" calcext:value-type="float">
            <text:p>765.9901</text:p>
          </table:table-cell>
          <table:table-cell office:value-type="float" office:value="383.7235" calcext:value-type="float">
            <text:p>383.7235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2.901" calcext:value-type="float">
            <text:p>1272.901</text:p>
          </table:table-cell>
          <table:table-cell office:value-type="float" office:value="58.8746" calcext:value-type="float">
            <text:p>58.8746</text:p>
          </table:table-cell>
          <table:table-cell office:value-type="float" office:value="114.8939" calcext:value-type="float">
            <text:p>114.8939</text:p>
          </table:table-cell>
          <table:table-cell office:value-type="float" office:value="0.1744418" calcext:value-type="float">
            <text:p>0.1744418</text:p>
          </table:table-cell>
          <table:table-cell office:value-type="float" office:value="0.2803431" calcext:value-type="float">
            <text:p>0.2803431</text:p>
          </table:table-cell>
          <table:table-cell office:value-type="float" office:value="0.2799982" calcext:value-type="float">
            <text:p>0.2799982</text:p>
          </table:table-cell>
          <table:table-cell office:value-type="float" office:value="0.2884063" calcext:value-type="float">
            <text:p>0.2884063</text:p>
          </table:table-cell>
          <table:table-cell office:value-type="float" office:value="0.2964205" calcext:value-type="float">
            <text:p>0.2964205</text:p>
          </table:table-cell>
          <table:table-cell office:value-type="float" office:value="0.3023016" calcext:value-type="float">
            <text:p>0.3023016</text:p>
          </table:table-cell>
          <table:table-cell office:value-type="float" office:value="0.3549014" calcext:value-type="float">
            <text:p>0.3549014</text:p>
          </table:table-cell>
          <table:table-cell office:value-type="float" office:value="0.3650557" calcext:value-type="float">
            <text:p>0.3650557</text:p>
          </table:table-cell>
          <table:table-cell office:value-type="float" office:value="0.3882249" calcext:value-type="float">
            <text:p>0.3882249</text:p>
          </table:table-cell>
          <table:table-cell office:value-type="float" office:value="0.4139453" calcext:value-type="float">
            <text:p>0.413945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15933" calcext:value-type="float">
            <text:p>0.03715933</text:p>
          </table:table-cell>
          <table:table-cell office:value-type="float" office:value="0.1149568" calcext:value-type="float">
            <text:p>0.1149568</text:p>
          </table:table-cell>
          <table:table-cell office:value-type="float" office:value="1.975902E-015" calcext:value-type="float">
            <text:p>1.975902E-15</text:p>
          </table:table-cell>
          <table:table-cell office:value-type="float" office:value="1.97524E-015" calcext:value-type="float">
            <text:p>1.97524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631939" calcext:value-type="float">
            <text:p>-0.5631939</text:p>
          </table:table-cell>
          <table:table-cell office:value-type="float" office:value="-0.03061586" calcext:value-type="float">
            <text:p>-0.03061586</text:p>
          </table:table-cell>
          <table:table-cell office:value-type="float" office:value="-0.03085122" calcext:value-type="float">
            <text:p>-0.03085122</text:p>
          </table:table-cell>
          <table:table-cell office:value-type="float" office:value="-0.02508036" calcext:value-type="float">
            <text:p>-0.02508036</text:p>
          </table:table-cell>
          <table:table-cell office:value-type="float" office:value="-0.02073665" calcext:value-type="float">
            <text:p>-0.02073665</text:p>
          </table:table-cell>
          <table:table-cell office:value-type="float" office:value="-0.01809387" calcext:value-type="float">
            <text:p>-0.01809387</text:p>
          </table:table-cell>
          <table:table-cell office:value-type="float" office:value="-0.01486219" calcext:value-type="float">
            <text:p>-0.01486219</text:p>
          </table:table-cell>
          <table:table-cell office:value-type="float" office:value="-0.01251342" calcext:value-type="float">
            <text:p>-0.01251342</text:p>
          </table:table-cell>
          <table:table-cell office:value-type="float" office:value="-0.006947607" calcext:value-type="float">
            <text:p>-0.006947607</text:p>
          </table:table-cell>
          <table:table-cell office:value-type="float" office:value="-0.003763719" calcext:value-type="float">
            <text:p>-0.003763719</text:p>
          </table:table-cell>
          <table:table-cell office:value-type="float" office:value="1594.83" calcext:value-type="float">
            <text:p>1594.83</text:p>
          </table:table-cell>
          <table:table-cell office:value-type="float" office:value="0" calcext:value-type="float">
            <text:p>0</text:p>
          </table:table-cell>
          <table:table-cell office:value-type="float" office:value="-1.319784" calcext:value-type="float">
            <text:p>-1.319784</text:p>
          </table:table-cell>
          <table:table-cell office:value-type="float" office:value="0.01886927" calcext:value-type="float">
            <text:p>0.01886927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766.7898" calcext:value-type="float">
            <text:p>766.7898</text:p>
          </table:table-cell>
          <table:table-cell office:value-type="float" office:value="383.5714" calcext:value-type="float">
            <text:p>383.571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3.618" calcext:value-type="float">
            <text:p>1273.618</text:p>
          </table:table-cell>
          <table:table-cell office:value-type="float" office:value="59.10837" calcext:value-type="float">
            <text:p>59.10837</text:p>
          </table:table-cell>
          <table:table-cell office:value-type="float" office:value="118.333" calcext:value-type="float">
            <text:p>118.333</text:p>
          </table:table-cell>
          <table:table-cell office:value-type="float" office:value="0.1824545" calcext:value-type="float">
            <text:p>0.1824545</text:p>
          </table:table-cell>
          <table:table-cell office:value-type="float" office:value="0.287833" calcext:value-type="float">
            <text:p>0.287833</text:p>
          </table:table-cell>
          <table:table-cell office:value-type="float" office:value="0.2874043" calcext:value-type="float">
            <text:p>0.2874043</text:p>
          </table:table-cell>
          <table:table-cell office:value-type="float" office:value="0.2908347" calcext:value-type="float">
            <text:p>0.2908347</text:p>
          </table:table-cell>
          <table:table-cell office:value-type="float" office:value="0.2961655" calcext:value-type="float">
            <text:p>0.2961655</text:p>
          </table:table-cell>
          <table:table-cell office:value-type="float" office:value="0.3017183" calcext:value-type="float">
            <text:p>0.3017183</text:p>
          </table:table-cell>
          <table:table-cell office:value-type="float" office:value="0.3557496" calcext:value-type="float">
            <text:p>0.3557496</text:p>
          </table:table-cell>
          <table:table-cell office:value-type="float" office:value="0.364482" calcext:value-type="float">
            <text:p>0.364482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4139456" calcext:value-type="float">
            <text:p>0.4139456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1708" calcext:value-type="float">
            <text:p>0.01941708</text:p>
          </table:table-cell>
          <table:table-cell office:value-type="float" office:value="0.0693967" calcext:value-type="float">
            <text:p>0.0693967</text:p>
          </table:table-cell>
          <table:table-cell office:value-type="float" office:value="1.975899E-015" calcext:value-type="float">
            <text:p>1.975899E-15</text:p>
          </table:table-cell>
          <table:table-cell office:value-type="float" office:value="1.97523E-015" calcext:value-type="float">
            <text:p>1.97523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25819" calcext:value-type="float">
            <text:p>-0.425819</text:p>
          </table:table-cell>
          <table:table-cell office:value-type="float" office:value="-0.02543409" calcext:value-type="float">
            <text:p>-0.02543409</text:p>
          </table:table-cell>
          <table:table-cell office:value-type="float" office:value="-0.02571119" calcext:value-type="float">
            <text:p>-0.02571119</text:p>
          </table:table-cell>
          <table:table-cell office:value-type="float" office:value="-0.02367944" calcext:value-type="float">
            <text:p>-0.02367944</text:p>
          </table:table-cell>
          <table:table-cell office:value-type="float" office:value="-0.02087165" calcext:value-type="float">
            <text:p>-0.02087165</text:p>
          </table:table-cell>
          <table:table-cell office:value-type="float" office:value="-0.01834523" calcext:value-type="float">
            <text:p>-0.01834523</text:p>
          </table:table-cell>
          <table:table-cell office:value-type="float" office:value="-0.01452976" calcext:value-type="float">
            <text:p>-0.01452976</text:p>
          </table:table-cell>
          <table:table-cell office:value-type="float" office:value="-0.01270483" calcext:value-type="float">
            <text:p>-0.01270483</text:p>
          </table:table-cell>
          <table:table-cell office:value-type="float" office:value="-0.006951832" calcext:value-type="float">
            <text:p>-0.006951832</text:p>
          </table:table-cell>
          <table:table-cell office:value-type="float" office:value="-0.003763722" calcext:value-type="float">
            <text:p>-0.003763722</text:p>
          </table:table-cell>
          <table:table-cell office:value-type="float" office:value="1598.538" calcext:value-type="float">
            <text:p>1598.538</text:p>
          </table:table-cell>
          <table:table-cell office:value-type="float" office:value="0" calcext:value-type="float">
            <text:p>0</text:p>
          </table:table-cell>
          <table:table-cell office:value-type="float" office:value="-1.066095" calcext:value-type="float">
            <text:p>-1.066095</text:p>
          </table:table-cell>
          <table:table-cell office:value-type="float" office:value="0.01879362" calcext:value-type="float">
            <text:p>0.0187936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767.5892" calcext:value-type="float">
            <text:p>767.5892</text:p>
          </table:table-cell>
          <table:table-cell office:value-type="float" office:value="383.4503" calcext:value-type="float">
            <text:p>383.4503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4.304" calcext:value-type="float">
            <text:p>1274.304</text:p>
          </table:table-cell>
          <table:table-cell office:value-type="float" office:value="59.34471" calcext:value-type="float">
            <text:p>59.34471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0.1927997" calcext:value-type="float">
            <text:p>0.1927997</text:p>
          </table:table-cell>
          <table:table-cell office:value-type="float" office:value="0.2922186" calcext:value-type="float">
            <text:p>0.2922186</text:p>
          </table:table-cell>
          <table:table-cell office:value-type="float" office:value="0.2915814" calcext:value-type="float">
            <text:p>0.2915814</text:p>
          </table:table-cell>
          <table:table-cell office:value-type="float" office:value="0.2935603" calcext:value-type="float">
            <text:p>0.2935603</text:p>
          </table:table-cell>
          <table:table-cell office:value-type="float" office:value="0.2976784" calcext:value-type="float">
            <text:p>0.2976784</text:p>
          </table:table-cell>
          <table:table-cell office:value-type="float" office:value="0.3027226" calcext:value-type="float">
            <text:p>0.3027226</text:p>
          </table:table-cell>
          <table:table-cell office:value-type="float" office:value="0.3568985" calcext:value-type="float">
            <text:p>0.3568985</text:p>
          </table:table-cell>
          <table:table-cell office:value-type="float" office:value="0.3641701" calcext:value-type="float">
            <text:p>0.3641701</text:p>
          </table:table-cell>
          <table:table-cell office:value-type="float" office:value="0.3881572" calcext:value-type="float">
            <text:p>0.3881572</text:p>
          </table:table-cell>
          <table:table-cell office:value-type="float" office:value="0.4139457" calcext:value-type="float">
            <text:p>0.4139457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1866828" calcext:value-type="float">
            <text:p>1.866828E-08</text:p>
          </table:table-cell>
          <table:table-cell office:value-type="float" office:value="0.02028363" calcext:value-type="float">
            <text:p>0.02028363</text:p>
          </table:table-cell>
          <table:table-cell office:value-type="float" office:value="1.975895E-015" calcext:value-type="float">
            <text:p>1.975895E-15</text:p>
          </table:table-cell>
          <table:table-cell office:value-type="float" office:value="1.975222E-015" calcext:value-type="float">
            <text:p>1.975222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044335" calcext:value-type="float">
            <text:p>-0.3044335</text:p>
          </table:table-cell>
          <table:table-cell office:value-type="float" office:value="-0.02291847" calcext:value-type="float">
            <text:p>-0.02291847</text:p>
          </table:table-cell>
          <table:table-cell office:value-type="float" office:value="-0.02325678" calcext:value-type="float">
            <text:p>-0.02325678</text:p>
          </table:table-cell>
          <table:table-cell office:value-type="float" office:value="-0.02219621" calcext:value-type="float">
            <text:p>-0.02219621</text:p>
          </table:table-cell>
          <table:table-cell office:value-type="float" office:value="-0.02015262" calcext:value-type="float">
            <text:p>-0.02015262</text:p>
          </table:table-cell>
          <table:table-cell office:value-type="float" office:value="-0.01793254" calcext:value-type="float">
            <text:p>-0.01793254</text:p>
          </table:table-cell>
          <table:table-cell office:value-type="float" office:value="-0.01408508" calcext:value-type="float">
            <text:p>-0.01408508</text:p>
          </table:table-cell>
          <table:table-cell office:value-type="float" office:value="-0.01281047" calcext:value-type="float">
            <text:p>-0.01281047</text:p>
          </table:table-cell>
          <table:table-cell office:value-type="float" office:value="-0.006959175" calcext:value-type="float">
            <text:p>-0.006959175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1602.254" calcext:value-type="float">
            <text:p>1602.254</text:p>
          </table:table-cell>
          <table:table-cell office:value-type="float" office:value="0" calcext:value-type="float">
            <text:p>0</text:p>
          </table:table-cell>
          <table:table-cell office:value-type="float" office:value="-0.6319293" calcext:value-type="float">
            <text:p>-0.6319293</text:p>
          </table:table-cell>
          <table:table-cell office:value-type="float" office:value="0.01870103" calcext:value-type="float">
            <text:p>0.0187010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767.5892" calcext:value-type="float">
            <text:p>767.5892</text:p>
          </table:table-cell>
          <table:table-cell office:value-type="float" office:value="383.3223" calcext:value-type="float">
            <text:p>383.3223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4.209" calcext:value-type="float">
            <text:p>1274.209</text:p>
          </table:table-cell>
          <table:table-cell office:value-type="float" office:value="59.5667" calcext:value-type="float">
            <text:p>59.5667</text:p>
          </table:table-cell>
          <table:table-cell office:value-type="float" office:value="110.3821" calcext:value-type="float">
            <text:p>110.3821</text:p>
          </table:table-cell>
          <table:table-cell office:value-type="float" office:value="0.2015804" calcext:value-type="float">
            <text:p>0.2015804</text:p>
          </table:table-cell>
          <table:table-cell office:value-type="float" office:value="0.2831646" calcext:value-type="float">
            <text:p>0.2831646</text:p>
          </table:table-cell>
          <table:table-cell office:value-type="float" office:value="0.289627" calcext:value-type="float">
            <text:p>0.289627</text:p>
          </table:table-cell>
          <table:table-cell office:value-type="float" office:value="0.2948849" calcext:value-type="float">
            <text:p>0.2948849</text:p>
          </table:table-cell>
          <table:table-cell office:value-type="float" office:value="0.2992243" calcext:value-type="float">
            <text:p>0.2992243</text:p>
          </table:table-cell>
          <table:table-cell office:value-type="float" office:value="0.3040911" calcext:value-type="float">
            <text:p>0.3040911</text:p>
          </table:table-cell>
          <table:table-cell office:value-type="float" office:value="0.3575126" calcext:value-type="float">
            <text:p>0.3575126</text:p>
          </table:table-cell>
          <table:table-cell office:value-type="float" office:value="0.3640317" calcext:value-type="float">
            <text:p>0.3640317</text:p>
          </table:table-cell>
          <table:table-cell office:value-type="float" office:value="0.3881126" calcext:value-type="float">
            <text:p>0.3881126</text:p>
          </table:table-cell>
          <table:table-cell office:value-type="float" office:value="0.4139457" calcext:value-type="float">
            <text:p>0.4139457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535E-015" calcext:value-type="float">
            <text:p>1.903535E-15</text:p>
          </table:table-cell>
          <table:table-cell office:value-type="float" office:value="1.901588E-015" calcext:value-type="float">
            <text:p>1.901588E-15</text:p>
          </table:table-cell>
          <table:table-cell office:value-type="float" office:value="1.975894E-015" calcext:value-type="float">
            <text:p>1.975894E-15</text:p>
          </table:table-cell>
          <table:table-cell office:value-type="float" office:value="1.975209E-015" calcext:value-type="float">
            <text:p>1.975209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328134" calcext:value-type="float">
            <text:p>-0.2328134</text:p>
          </table:table-cell>
          <table:table-cell office:value-type="float" office:value="-0.02842637" calcext:value-type="float">
            <text:p>-0.02842637</text:p>
          </table:table-cell>
          <table:table-cell office:value-type="float" office:value="-0.02431122" calcext:value-type="float">
            <text:p>-0.02431122</text:p>
          </table:table-cell>
          <table:table-cell office:value-type="float" office:value="-0.02149256" calcext:value-type="float">
            <text:p>-0.02149256</text:p>
          </table:table-cell>
          <table:table-cell office:value-type="float" office:value="-0.01943663" calcext:value-type="float">
            <text:p>-0.01943663</text:p>
          </table:table-cell>
          <table:table-cell office:value-type="float" office:value="-0.01737813" calcext:value-type="float">
            <text:p>-0.01737813</text:p>
          </table:table-cell>
          <table:table-cell office:value-type="float" office:value="-0.01384664" calcext:value-type="float">
            <text:p>-0.01384664</text:p>
          </table:table-cell>
          <table:table-cell office:value-type="float" office:value="-0.01285771" calcext:value-type="float">
            <text:p>-0.01285771</text:p>
          </table:table-cell>
          <table:table-cell office:value-type="float" office:value="-0.006966845" calcext:value-type="float">
            <text:p>-0.006966845</text:p>
          </table:table-cell>
          <table:table-cell office:value-type="float" office:value="-0.003763686" calcext:value-type="float">
            <text:p>-0.003763686</text:p>
          </table:table-cell>
          <table:table-cell office:value-type="float" office:value="1605.969" calcext:value-type="float">
            <text:p>1605.969</text:p>
          </table:table-cell>
          <table:table-cell office:value-type="float" office:value="0" calcext:value-type="float">
            <text:p>0</text:p>
          </table:table-cell>
          <table:table-cell office:value-type="float" office:value="-0.4180474" calcext:value-type="float">
            <text:p>-0.4180474</text:p>
          </table:table-cell>
          <table:table-cell office:value-type="float" office:value="0.01864888" calcext:value-type="float">
            <text:p>0.01864888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767.5892" calcext:value-type="float">
            <text:p>767.5892</text:p>
          </table:table-cell>
          <table:table-cell office:value-type="float" office:value="383.143" calcext:value-type="float">
            <text:p>383.143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4.127" calcext:value-type="float">
            <text:p>1274.127</text:p>
          </table:table-cell>
          <table:table-cell office:value-type="float" office:value="59.82824" calcext:value-type="float">
            <text:p>59.82824</text:p>
          </table:table-cell>
          <table:table-cell office:value-type="float" office:value="102.0339" calcext:value-type="float">
            <text:p>102.0339</text:p>
          </table:table-cell>
          <table:table-cell office:value-type="float" office:value="0.2315403" calcext:value-type="float">
            <text:p>0.2315403</text:p>
          </table:table-cell>
          <table:table-cell office:value-type="float" office:value="0.2657769" calcext:value-type="float">
            <text:p>0.2657769</text:p>
          </table:table-cell>
          <table:table-cell office:value-type="float" office:value="0.2818949" calcext:value-type="float">
            <text:p>0.2818949</text:p>
          </table:table-cell>
          <table:table-cell office:value-type="float" office:value="0.292891" calcext:value-type="float">
            <text:p>0.292891</text:p>
          </table:table-cell>
          <table:table-cell office:value-type="float" office:value="0.2997034" calcext:value-type="float">
            <text:p>0.2997034</text:p>
          </table:table-cell>
          <table:table-cell office:value-type="float" office:value="0.3055895" calcext:value-type="float">
            <text:p>0.3055895</text:p>
          </table:table-cell>
          <table:table-cell office:value-type="float" office:value="0.3619956" calcext:value-type="float">
            <text:p>0.3619956</text:p>
          </table:table-cell>
          <table:table-cell office:value-type="float" office:value="0.3641179" calcext:value-type="float">
            <text:p>0.3641179</text:p>
          </table:table-cell>
          <table:table-cell office:value-type="float" office:value="0.3880743" calcext:value-type="float">
            <text:p>0.3880743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592E-015" calcext:value-type="float">
            <text:p>1.903592E-15</text:p>
          </table:table-cell>
          <table:table-cell office:value-type="float" office:value="1.901579E-015" calcext:value-type="float">
            <text:p>1.901579E-15</text:p>
          </table:table-cell>
          <table:table-cell office:value-type="float" office:value="1.975894E-015" calcext:value-type="float">
            <text:p>1.975894E-15</text:p>
          </table:table-cell>
          <table:table-cell office:value-type="float" office:value="1.975197E-015" calcext:value-type="float">
            <text:p>1.975197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000161" calcext:value-type="float">
            <text:p>-0.1000161</text:p>
          </table:table-cell>
          <table:table-cell office:value-type="float" office:value="-0.04255163" calcext:value-type="float">
            <text:p>-0.04255163</text:p>
          </table:table-cell>
          <table:table-cell office:value-type="float" office:value="-0.02929393" calcext:value-type="float">
            <text:p>-0.02929393</text:p>
          </table:table-cell>
          <table:table-cell office:value-type="float" office:value="-0.02252027" calcext:value-type="float">
            <text:p>-0.02252027</text:p>
          </table:table-cell>
          <table:table-cell office:value-type="float" office:value="-0.01922142" calcext:value-type="float">
            <text:p>-0.01922142</text:p>
          </table:table-cell>
          <table:table-cell office:value-type="float" office:value="-0.01679931" calcext:value-type="float">
            <text:p>-0.01679931</text:p>
          </table:table-cell>
          <table:table-cell office:value-type="float" office:value="-0.01228488" calcext:value-type="float">
            <text:p>-0.01228488</text:p>
          </table:table-cell>
          <table:table-cell office:value-type="float" office:value="-0.01283008" calcext:value-type="float">
            <text:p>-0.01283008</text:p>
          </table:table-cell>
          <table:table-cell office:value-type="float" office:value="-0.006973466" calcext:value-type="float">
            <text:p>-0.006973466</text:p>
          </table:table-cell>
          <table:table-cell office:value-type="float" office:value="-0.003763711" calcext:value-type="float">
            <text:p>-0.003763711</text:p>
          </table:table-cell>
          <table:table-cell office:value-type="float" office:value="1609.743" calcext:value-type="float">
            <text:p>1609.743</text:p>
          </table:table-cell>
          <table:table-cell office:value-type="float" office:value="0" calcext:value-type="float">
            <text:p>0</text:p>
          </table:table-cell>
          <table:table-cell office:value-type="float" office:value="-0.1486941" calcext:value-type="float">
            <text:p>-0.1486941</text:p>
          </table:table-cell>
          <table:table-cell office:value-type="float" office:value="0.01862743" calcext:value-type="float">
            <text:p>0.0186274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768.3884" calcext:value-type="float">
            <text:p>768.3884</text:p>
          </table:table-cell>
          <table:table-cell office:value-type="float" office:value="383.0687" calcext:value-type="float">
            <text:p>383.068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4.671" calcext:value-type="float">
            <text:p>1274.671</text:p>
          </table:table-cell>
          <table:table-cell office:value-type="float" office:value="60.15828" calcext:value-type="float">
            <text:p>60.15828</text:p>
          </table:table-cell>
          <table:table-cell office:value-type="float" office:value="100.7542" calcext:value-type="float">
            <text:p>100.7542</text:p>
          </table:table-cell>
          <table:table-cell office:value-type="float" office:value="0.2615978" calcext:value-type="float">
            <text:p>0.2615978</text:p>
          </table:table-cell>
          <table:table-cell office:value-type="float" office:value="0.2656017" calcext:value-type="float">
            <text:p>0.2656017</text:p>
          </table:table-cell>
          <table:table-cell office:value-type="float" office:value="0.2765591" calcext:value-type="float">
            <text:p>0.2765591</text:p>
          </table:table-cell>
          <table:table-cell office:value-type="float" office:value="0.2901307" calcext:value-type="float">
            <text:p>0.2901307</text:p>
          </table:table-cell>
          <table:table-cell office:value-type="float" office:value="0.2988824" calcext:value-type="float">
            <text:p>0.2988824</text:p>
          </table:table-cell>
          <table:table-cell office:value-type="float" office:value="0.3056135" calcext:value-type="float">
            <text:p>0.3056135</text:p>
          </table:table-cell>
          <table:table-cell office:value-type="float" office:value="0.3588558" calcext:value-type="float">
            <text:p>0.3588558</text:p>
          </table:table-cell>
          <table:table-cell office:value-type="float" office:value="0.3643362" calcext:value-type="float">
            <text:p>0.3643362</text:p>
          </table:table-cell>
          <table:table-cell office:value-type="float" office:value="0.3880578" calcext:value-type="float">
            <text:p>0.3880578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654E-015" calcext:value-type="float">
            <text:p>1.903654E-15</text:p>
          </table:table-cell>
          <table:table-cell office:value-type="float" office:value="1.901573E-015" calcext:value-type="float">
            <text:p>1.901573E-15</text:p>
          </table:table-cell>
          <table:table-cell office:value-type="float" office:value="1.975895E-015" calcext:value-type="float">
            <text:p>1.975895E-15</text:p>
          </table:table-cell>
          <table:table-cell office:value-type="float" office:value="1.975184E-015" calcext:value-type="float">
            <text:p>1.975184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740903" calcext:value-type="float">
            <text:p>-0.04740903</text:p>
          </table:table-cell>
          <table:table-cell office:value-type="float" office:value="-0.04304643" calcext:value-type="float">
            <text:p>-0.04304643</text:p>
          </table:table-cell>
          <table:table-cell office:value-type="float" office:value="-0.03347049" calcext:value-type="float">
            <text:p>-0.03347049</text:p>
          </table:table-cell>
          <table:table-cell office:value-type="float" office:value="-0.02404873" calcext:value-type="float">
            <text:p>-0.02404873</text:p>
          </table:table-cell>
          <table:table-cell office:value-type="float" office:value="-0.01958029" calcext:value-type="float">
            <text:p>-0.01958029</text:p>
          </table:table-cell>
          <table:table-cell office:value-type="float" office:value="-0.0167764" calcext:value-type="float">
            <text:p>-0.0167764</text:p>
          </table:table-cell>
          <table:table-cell office:value-type="float" office:value="-0.01332364" calcext:value-type="float">
            <text:p>-0.01332364</text:p>
          </table:table-cell>
          <table:table-cell office:value-type="float" office:value="-0.01275509" calcext:value-type="float">
            <text:p>-0.01275509</text:p>
          </table:table-cell>
          <table:table-cell office:value-type="float" office:value="-0.006976353" calcext:value-type="float">
            <text:p>-0.006976353</text:p>
          </table:table-cell>
          <table:table-cell office:value-type="float" office:value="-0.003763708" calcext:value-type="float">
            <text:p>-0.003763708</text:p>
          </table:table-cell>
          <table:table-cell office:value-type="float" office:value="1613.591" calcext:value-type="float">
            <text:p>1613.591</text:p>
          </table:table-cell>
          <table:table-cell office:value-type="float" office:value="0" calcext:value-type="float">
            <text:p>0</text:p>
          </table:table-cell>
          <table:table-cell office:value-type="float" office:value="-0.04785288" calcext:value-type="float">
            <text:p>-0.04785288</text:p>
          </table:table-cell>
          <table:table-cell office:value-type="float" office:value="0.0185643" calcext:value-type="float">
            <text:p>0.018564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769.188" calcext:value-type="float">
            <text:p>769.188</text:p>
          </table:table-cell>
          <table:table-cell office:value-type="float" office:value="382.8477" calcext:value-type="float">
            <text:p>382.847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5.478" calcext:value-type="float">
            <text:p>1275.478</text:p>
          </table:table-cell>
          <table:table-cell office:value-type="float" office:value="60.37196" calcext:value-type="float">
            <text:p>60.37196</text:p>
          </table:table-cell>
          <table:table-cell office:value-type="float" office:value="94.71939" calcext:value-type="float">
            <text:p>94.71939</text:p>
          </table:table-cell>
          <table:table-cell office:value-type="float" office:value="0.2900152" calcext:value-type="float">
            <text:p>0.2900152</text:p>
          </table:table-cell>
          <table:table-cell office:value-type="float" office:value="0.288348" calcext:value-type="float">
            <text:p>0.288348</text:p>
          </table:table-cell>
          <table:table-cell office:value-type="float" office:value="0.2854694" calcext:value-type="float">
            <text:p>0.2854694</text:p>
          </table:table-cell>
          <table:table-cell office:value-type="float" office:value="0.2903652" calcext:value-type="float">
            <text:p>0.2903652</text:p>
          </table:table-cell>
          <table:table-cell office:value-type="float" office:value="0.297386" calcext:value-type="float">
            <text:p>0.297386</text:p>
          </table:table-cell>
          <table:table-cell office:value-type="float" office:value="0.3043561" calcext:value-type="float">
            <text:p>0.3043561</text:p>
          </table:table-cell>
          <table:table-cell office:value-type="float" office:value="0.3581496" calcext:value-type="float">
            <text:p>0.3581496</text:p>
          </table:table-cell>
          <table:table-cell office:value-type="float" office:value="0.3642538" calcext:value-type="float">
            <text:p>0.3642538</text:p>
          </table:table-cell>
          <table:table-cell office:value-type="float" office:value="0.3880452" calcext:value-type="float">
            <text:p>0.3880452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717E-015" calcext:value-type="float">
            <text:p>1.903717E-15</text:p>
          </table:table-cell>
          <table:table-cell office:value-type="float" office:value="1.901567E-015" calcext:value-type="float">
            <text:p>1.901567E-15</text:p>
          </table:table-cell>
          <table:table-cell office:value-type="float" office:value="1.975894E-015" calcext:value-type="float">
            <text:p>1.975894E-15</text:p>
          </table:table-cell>
          <table:table-cell office:value-type="float" office:value="1.975172E-015" calcext:value-type="float">
            <text:p>1.975172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13963" calcext:value-type="float">
            <text:p>-0.02413963</text:p>
          </table:table-cell>
          <table:table-cell office:value-type="float" office:value="-0.02514716" calcext:value-type="float">
            <text:p>-0.02514716</text:p>
          </table:table-cell>
          <table:table-cell office:value-type="float" office:value="-0.02698731" calcext:value-type="float">
            <text:p>-0.02698731</text:p>
          </table:table-cell>
          <table:table-cell office:value-type="float" office:value="-0.02394766" calcext:value-type="float">
            <text:p>-0.02394766</text:p>
          </table:table-cell>
          <table:table-cell office:value-type="float" office:value="-0.02028278" calcext:value-type="float">
            <text:p>-0.02028278</text:p>
          </table:table-cell>
          <table:table-cell office:value-type="float" office:value="-0.01726042" calcext:value-type="float">
            <text:p>-0.01726042</text:p>
          </table:table-cell>
          <table:table-cell office:value-type="float" office:value="-0.01358416" calcext:value-type="float">
            <text:p>-0.01358416</text:p>
          </table:table-cell>
          <table:table-cell office:value-type="float" office:value="-0.0127826" calcext:value-type="float">
            <text:p>-0.0127826</text:p>
          </table:table-cell>
          <table:table-cell office:value-type="float" office:value="-0.006978525" calcext:value-type="float">
            <text:p>-0.006978525</text:p>
          </table:table-cell>
          <table:table-cell office:value-type="float" office:value="-0.003763711" calcext:value-type="float">
            <text:p>-0.003763711</text:p>
          </table:table-cell>
          <table:table-cell office:value-type="float" office:value="1617.37" calcext:value-type="float">
            <text:p>1617.37</text:p>
          </table:table-cell>
          <table:table-cell office:value-type="float" office:value="0" calcext:value-type="float">
            <text:p>0</text:p>
          </table:table-cell>
          <table:table-cell office:value-type="float" office:value="-0.02359853" calcext:value-type="float">
            <text:p>-0.02359853</text:p>
          </table:table-cell>
          <table:table-cell office:value-type="float" office:value="0.01851408" calcext:value-type="float">
            <text:p>0.01851408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769.188" calcext:value-type="float">
            <text:p>769.188</text:p>
          </table:table-cell>
          <table:table-cell office:value-type="float" office:value="382.8044" calcext:value-type="float">
            <text:p>382.804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5.388" calcext:value-type="float">
            <text:p>1275.388</text:p>
          </table:table-cell>
          <table:table-cell office:value-type="float" office:value="60.50593" calcext:value-type="float">
            <text:p>60.50593</text:p>
          </table:table-cell>
          <table:table-cell office:value-type="float" office:value="92.59941" calcext:value-type="float">
            <text:p>92.59941</text:p>
          </table:table-cell>
          <table:table-cell office:value-type="float" office:value="0.290004" calcext:value-type="float">
            <text:p>0.290004</text:p>
          </table:table-cell>
          <table:table-cell office:value-type="float" office:value="0.2902845" calcext:value-type="float">
            <text:p>0.2902845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2935625" calcext:value-type="float">
            <text:p>0.2935625</text:p>
          </table:table-cell>
          <table:table-cell office:value-type="float" office:value="0.298116" calcext:value-type="float">
            <text:p>0.298116</text:p>
          </table:table-cell>
          <table:table-cell office:value-type="float" office:value="0.3028148" calcext:value-type="float">
            <text:p>0.3028148</text:p>
          </table:table-cell>
          <table:table-cell office:value-type="float" office:value="0.3537147" calcext:value-type="float">
            <text:p>0.3537147</text:p>
          </table:table-cell>
          <table:table-cell office:value-type="float" office:value="0.363917" calcext:value-type="float">
            <text:p>0.363917</text:p>
          </table:table-cell>
          <table:table-cell office:value-type="float" office:value="0.3880264" calcext:value-type="float">
            <text:p>0.3880264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78E-015" calcext:value-type="float">
            <text:p>1.90378E-15</text:p>
          </table:table-cell>
          <table:table-cell office:value-type="float" office:value="1.901562E-015" calcext:value-type="float">
            <text:p>1.901562E-15</text:p>
          </table:table-cell>
          <table:table-cell office:value-type="float" office:value="1.975894E-015" calcext:value-type="float">
            <text:p>1.975894E-15</text:p>
          </table:table-cell>
          <table:table-cell office:value-type="float" office:value="1.975159E-015" calcext:value-type="float">
            <text:p>1.975159E-15</text:p>
          </table:table-cell>
          <table:table-cell office:value-type="float" office:value="9.501273E-016" calcext:value-type="float">
            <text:p>9.50127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10285" calcext:value-type="float">
            <text:p>-0.02410285</text:p>
          </table:table-cell>
          <table:table-cell office:value-type="float" office:value="-0.02396438" calcext:value-type="float">
            <text:p>-0.02396438</text:p>
          </table:table-cell>
          <table:table-cell office:value-type="float" office:value="-0.02367469" calcext:value-type="float">
            <text:p>-0.02367469</text:p>
          </table:table-cell>
          <table:table-cell office:value-type="float" office:value="-0.02219266" calcext:value-type="float">
            <text:p>-0.02219266</text:p>
          </table:table-cell>
          <table:table-cell office:value-type="float" office:value="-0.01994333" calcext:value-type="float">
            <text:p>-0.01994333</text:p>
          </table:table-cell>
          <table:table-cell office:value-type="float" office:value="-0.01788446" calcext:value-type="float">
            <text:p>-0.01788446</text:p>
          </table:table-cell>
          <table:table-cell office:value-type="float" office:value="-0.0153328" calcext:value-type="float">
            <text:p>-0.0153328</text:p>
          </table:table-cell>
          <table:table-cell office:value-type="float" office:value="-0.01289535" calcext:value-type="float">
            <text:p>-0.01289535</text:p>
          </table:table-cell>
          <table:table-cell office:value-type="float" office:value="-0.006981737" calcext:value-type="float">
            <text:p>-0.006981737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621.07" calcext:value-type="float">
            <text:p>1621.07</text:p>
          </table:table-cell>
          <table:table-cell office:value-type="float" office:value="0" calcext:value-type="float">
            <text:p>0</text:p>
          </table:table-cell>
          <table:table-cell office:value-type="float" office:value="-0.02429148" calcext:value-type="float">
            <text:p>-0.02429148</text:p>
          </table:table-cell>
          <table:table-cell office:value-type="float" office:value="0.01846624" calcext:value-type="float">
            <text:p>0.0184662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770.6882" calcext:value-type="float">
            <text:p>770.6882</text:p>
          </table:table-cell>
          <table:table-cell office:value-type="float" office:value="382.6222" calcext:value-type="float">
            <text:p>382.6222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60.57983" calcext:value-type="float">
            <text:p>60.57983</text:p>
          </table:table-cell>
          <table:table-cell office:value-type="float" office:value="102.6805" calcext:value-type="float">
            <text:p>102.6805</text:p>
          </table:table-cell>
          <table:table-cell office:value-type="float" office:value="0.2912807" calcext:value-type="float">
            <text:p>0.2912807</text:p>
          </table:table-cell>
          <table:table-cell office:value-type="float" office:value="0.2916873" calcext:value-type="float">
            <text:p>0.2916873</text:p>
          </table:table-cell>
          <table:table-cell office:value-type="float" office:value="0.2925481" calcext:value-type="float">
            <text:p>0.2925481</text:p>
          </table:table-cell>
          <table:table-cell office:value-type="float" office:value="0.2950948" calcext:value-type="float">
            <text:p>0.2950948</text:p>
          </table:table-cell>
          <table:table-cell office:value-type="float" office:value="0.298404" calcext:value-type="float">
            <text:p>0.298404</text:p>
          </table:table-cell>
          <table:table-cell office:value-type="float" office:value="0.3018394" calcext:value-type="float">
            <text:p>0.3018394</text:p>
          </table:table-cell>
          <table:table-cell office:value-type="float" office:value="0.3519408" calcext:value-type="float">
            <text:p>0.3519408</text:p>
          </table:table-cell>
          <table:table-cell office:value-type="float" office:value="0.3634305" calcext:value-type="float">
            <text:p>0.3634305</text:p>
          </table:table-cell>
          <table:table-cell office:value-type="float" office:value="0.3879867" calcext:value-type="float">
            <text:p>0.3879867</text:p>
          </table:table-cell>
          <table:table-cell office:value-type="float" office:value="0.4139457" calcext:value-type="float">
            <text:p>0.4139457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843E-015" calcext:value-type="float">
            <text:p>1.903843E-15</text:p>
          </table:table-cell>
          <table:table-cell office:value-type="float" office:value="1.901556E-015" calcext:value-type="float">
            <text:p>1.901556E-15</text:p>
          </table:table-cell>
          <table:table-cell office:value-type="float" office:value="1.975894E-015" calcext:value-type="float">
            <text:p>1.975894E-15</text:p>
          </table:table-cell>
          <table:table-cell office:value-type="float" office:value="1.975146E-015" calcext:value-type="float">
            <text:p>1.975146E-15</text:p>
          </table:table-cell>
          <table:table-cell office:value-type="float" office:value="9.501271E-016" calcext:value-type="float">
            <text:p>9.501271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38232" calcext:value-type="float">
            <text:p>-0.02338232</text:p>
          </table:table-cell>
          <table:table-cell office:value-type="float" office:value="-0.02317775" calcext:value-type="float">
            <text:p>-0.02317775</text:p>
          </table:table-cell>
          <table:table-cell office:value-type="float" office:value="-0.02271762" calcext:value-type="float">
            <text:p>-0.02271762</text:p>
          </table:table-cell>
          <table:table-cell office:value-type="float" office:value="-0.02140034" calcext:value-type="float">
            <text:p>-0.02140034</text:p>
          </table:table-cell>
          <table:table-cell office:value-type="float" office:value="-0.01980763" calcext:value-type="float">
            <text:p>-0.01980763</text:p>
          </table:table-cell>
          <table:table-cell office:value-type="float" office:value="-0.01829033" calcext:value-type="float">
            <text:p>-0.01829033</text:p>
          </table:table-cell>
          <table:table-cell office:value-type="float" office:value="-0.01610147" calcext:value-type="float">
            <text:p>-0.01610147</text:p>
          </table:table-cell>
          <table:table-cell office:value-type="float" office:value="-0.01306209" calcext:value-type="float">
            <text:p>-0.01306209</text:p>
          </table:table-cell>
          <table:table-cell office:value-type="float" office:value="-0.006988535" calcext:value-type="float">
            <text:p>-0.006988535</text:p>
          </table:table-cell>
          <table:table-cell office:value-type="float" office:value="-0.003763713" calcext:value-type="float">
            <text:p>-0.003763713</text:p>
          </table:table-cell>
          <table:table-cell office:value-type="float" office:value="1624.722" calcext:value-type="float">
            <text:p>1624.722</text:p>
          </table:table-cell>
          <table:table-cell office:value-type="float" office:value="0" calcext:value-type="float">
            <text:p>0</text:p>
          </table:table-cell>
          <table:table-cell office:value-type="float" office:value="-0.02360163" calcext:value-type="float">
            <text:p>-0.02360163</text:p>
          </table:table-cell>
          <table:table-cell office:value-type="float" office:value="0.01841878" calcext:value-type="float">
            <text:p>0.01841878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770.8882" calcext:value-type="float">
            <text:p>770.8882</text:p>
          </table:table-cell>
          <table:table-cell office:value-type="float" office:value="382.5754" calcext:value-type="float">
            <text:p>382.575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7.201" calcext:value-type="float">
            <text:p>1277.201</text:p>
          </table:table-cell>
          <table:table-cell office:value-type="float" office:value="60.62107" calcext:value-type="float">
            <text:p>60.62107</text:p>
          </table:table-cell>
          <table:table-cell office:value-type="float" office:value="101.7467" calcext:value-type="float">
            <text:p>101.7467</text:p>
          </table:table-cell>
          <table:table-cell office:value-type="float" office:value="0.2926782" calcext:value-type="float">
            <text:p>0.2926782</text:p>
          </table:table-cell>
          <table:table-cell office:value-type="float" office:value="0.2933651" calcext:value-type="float">
            <text:p>0.2933651</text:p>
          </table:table-cell>
          <table:table-cell office:value-type="float" office:value="0.2942521" calcext:value-type="float">
            <text:p>0.2942521</text:p>
          </table:table-cell>
          <table:table-cell office:value-type="float" office:value="0.2961025" calcext:value-type="float">
            <text:p>0.2961025</text:p>
          </table:table-cell>
          <table:table-cell office:value-type="float" office:value="0.2986743" calcext:value-type="float">
            <text:p>0.2986743</text:p>
          </table:table-cell>
          <table:table-cell office:value-type="float" office:value="0.3014839" calcext:value-type="float">
            <text:p>0.3014839</text:p>
          </table:table-cell>
          <table:table-cell office:value-type="float" office:value="0.3510654" calcext:value-type="float">
            <text:p>0.3510654</text:p>
          </table:table-cell>
          <table:table-cell office:value-type="float" office:value="0.3629684" calcext:value-type="float">
            <text:p>0.3629684</text:p>
          </table:table-cell>
          <table:table-cell office:value-type="float" office:value="0.3879288" calcext:value-type="float">
            <text:p>0.3879288</text:p>
          </table:table-cell>
          <table:table-cell office:value-type="float" office:value="0.4139457" calcext:value-type="float">
            <text:p>0.4139457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905E-015" calcext:value-type="float">
            <text:p>1.903905E-15</text:p>
          </table:table-cell>
          <table:table-cell office:value-type="float" office:value="1.90155E-015" calcext:value-type="float">
            <text:p>1.90155E-15</text:p>
          </table:table-cell>
          <table:table-cell office:value-type="float" office:value="1.975893E-015" calcext:value-type="float">
            <text:p>1.975893E-15</text:p>
          </table:table-cell>
          <table:table-cell office:value-type="float" office:value="1.975134E-015" calcext:value-type="float">
            <text:p>1.975134E-15</text:p>
          </table:table-cell>
          <table:table-cell office:value-type="float" office:value="9.501268E-016" calcext:value-type="float">
            <text:p>9.501268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258927" calcext:value-type="float">
            <text:p>-0.02258927</text:p>
          </table:table-cell>
          <table:table-cell office:value-type="float" office:value="-0.02225478" calcext:value-type="float">
            <text:p>-0.02225478</text:p>
          </table:table-cell>
          <table:table-cell office:value-type="float" office:value="-0.02181583" calcext:value-type="float">
            <text:p>-0.02181583</text:p>
          </table:table-cell>
          <table:table-cell office:value-type="float" office:value="-0.02089953" calcext:value-type="float">
            <text:p>-0.02089953</text:p>
          </table:table-cell>
          <table:table-cell office:value-type="float" office:value="-0.0196848" calcext:value-type="float">
            <text:p>-0.0196848</text:p>
          </table:table-cell>
          <table:table-cell office:value-type="float" office:value="-0.01844249" calcext:value-type="float">
            <text:p>-0.01844249</text:p>
          </table:table-cell>
          <table:table-cell office:value-type="float" office:value="-0.01649556" calcext:value-type="float">
            <text:p>-0.01649556</text:p>
          </table:table-cell>
          <table:table-cell office:value-type="float" office:value="-0.01322284" calcext:value-type="float">
            <text:p>-0.01322284</text:p>
          </table:table-cell>
          <table:table-cell office:value-type="float" office:value="-0.006998536" calcext:value-type="float">
            <text:p>-0.006998536</text:p>
          </table:table-cell>
          <table:table-cell office:value-type="float" office:value="-0.003763713" calcext:value-type="float">
            <text:p>-0.003763713</text:p>
          </table:table-cell>
          <table:table-cell office:value-type="float" office:value="1628.338" calcext:value-type="float">
            <text:p>1628.338</text:p>
          </table:table-cell>
          <table:table-cell office:value-type="float" office:value="0" calcext:value-type="float">
            <text:p>0</text:p>
          </table:table-cell>
          <table:table-cell office:value-type="float" office:value="-0.02296589" calcext:value-type="float">
            <text:p>-0.02296589</text:p>
          </table:table-cell>
          <table:table-cell office:value-type="float" office:value="0.01836916" calcext:value-type="float">
            <text:p>0.01836916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770.8882" calcext:value-type="float">
            <text:p>770.8882</text:p>
          </table:table-cell>
          <table:table-cell office:value-type="float" office:value="382.354" calcext:value-type="float">
            <text:p>382.35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77.407" calcext:value-type="float">
            <text:p>1277.407</text:p>
          </table:table-cell>
          <table:table-cell office:value-type="float" office:value="60.63644" calcext:value-type="float">
            <text:p>60.63644</text:p>
          </table:table-cell>
          <table:table-cell office:value-type="float" office:value="100.1594" calcext:value-type="float">
            <text:p>100.1594</text:p>
          </table:table-cell>
          <table:table-cell office:value-type="float" office:value="0.296203" calcext:value-type="float">
            <text:p>0.296203</text:p>
          </table:table-cell>
          <table:table-cell office:value-type="float" office:value="0.2954814" calcext:value-type="float">
            <text:p>0.2954814</text:p>
          </table:table-cell>
          <table:table-cell office:value-type="float" office:value="0.2947997" calcext:value-type="float">
            <text:p>0.2947997</text:p>
          </table:table-cell>
          <table:table-cell office:value-type="float" office:value="0.2964891" calcext:value-type="float">
            <text:p>0.2964891</text:p>
          </table:table-cell>
          <table:table-cell office:value-type="float" office:value="0.2989139" calcext:value-type="float">
            <text:p>0.2989139</text:p>
          </table:table-cell>
          <table:table-cell office:value-type="float" office:value="0.3014467" calcext:value-type="float">
            <text:p>0.3014467</text:p>
          </table:table-cell>
          <table:table-cell office:value-type="float" office:value="0.3506519" calcext:value-type="float">
            <text:p>0.3506519</text:p>
          </table:table-cell>
          <table:table-cell office:value-type="float" office:value="0.3625755" calcext:value-type="float">
            <text:p>0.3625755</text:p>
          </table:table-cell>
          <table:table-cell office:value-type="float" office:value="0.3878589" calcext:value-type="float">
            <text:p>0.3878589</text:p>
          </table:table-cell>
          <table:table-cell office:value-type="float" office:value="0.4139456" calcext:value-type="float">
            <text:p>0.4139456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967E-015" calcext:value-type="float">
            <text:p>1.903967E-15</text:p>
          </table:table-cell>
          <table:table-cell office:value-type="float" office:value="1.901543E-015" calcext:value-type="float">
            <text:p>1.901543E-15</text:p>
          </table:table-cell>
          <table:table-cell office:value-type="float" office:value="1.975894E-015" calcext:value-type="float">
            <text:p>1.975894E-15</text:p>
          </table:table-cell>
          <table:table-cell office:value-type="float" office:value="1.975121E-015" calcext:value-type="float">
            <text:p>1.975121E-15</text:p>
          </table:table-cell>
          <table:table-cell office:value-type="float" office:value="9.501268E-016" calcext:value-type="float">
            <text:p>9.501268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86352" calcext:value-type="float">
            <text:p>-0.02086352</text:p>
          </table:table-cell>
          <table:table-cell office:value-type="float" office:value="-0.02122995" calcext:value-type="float">
            <text:p>-0.02122995</text:p>
          </table:table-cell>
          <table:table-cell office:value-type="float" office:value="-0.02155417" calcext:value-type="float">
            <text:p>-0.02155417</text:p>
          </table:table-cell>
          <table:table-cell office:value-type="float" office:value="-0.02071151" calcext:value-type="float">
            <text:p>-0.02071151</text:p>
          </table:table-cell>
          <table:table-cell office:value-type="float" office:value="-0.01957483" calcext:value-type="float">
            <text:p>-0.01957483</text:p>
          </table:table-cell>
          <table:table-cell office:value-type="float" office:value="-0.01845878" calcext:value-type="float">
            <text:p>-0.01845878</text:p>
          </table:table-cell>
          <table:table-cell office:value-type="float" office:value="-0.01668557" calcext:value-type="float">
            <text:p>-0.01668557</text:p>
          </table:table-cell>
          <table:table-cell office:value-type="float" office:value="-0.01336137" calcext:value-type="float">
            <text:p>-0.01336137</text:p>
          </table:table-cell>
          <table:table-cell office:value-type="float" office:value="-0.007010617" calcext:value-type="float">
            <text:p>-0.007010617</text:p>
          </table:table-cell>
          <table:table-cell office:value-type="float" office:value="-0.003763722" calcext:value-type="float">
            <text:p>-0.003763722</text:p>
          </table:table-cell>
          <table:table-cell office:value-type="float" office:value="1631.941" calcext:value-type="float">
            <text:p>1631.941</text:p>
          </table:table-cell>
          <table:table-cell office:value-type="float" office:value="0" calcext:value-type="float">
            <text:p>0</text:p>
          </table:table-cell>
          <table:table-cell office:value-type="float" office:value="-0.0206066" calcext:value-type="float">
            <text:p>-0.0206066</text:p>
          </table:table-cell>
          <table:table-cell office:value-type="float" office:value="0.01831812" calcext:value-type="float">
            <text:p>0.0183181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790.1884" calcext:value-type="float">
            <text:p>790.1884</text:p>
          </table:table-cell>
          <table:table-cell office:value-type="float" office:value="382.0308" calcext:value-type="float">
            <text:p>382.0308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5.411" calcext:value-type="float">
            <text:p>1295.411</text:p>
          </table:table-cell>
          <table:table-cell office:value-type="float" office:value="62.25495" calcext:value-type="float">
            <text:p>62.25495</text:p>
          </table:table-cell>
          <table:table-cell office:value-type="float" office:value="91.42978" calcext:value-type="float">
            <text:p>91.42978</text:p>
          </table:table-cell>
          <table:table-cell office:value-type="float" office:value="0.3955944" calcext:value-type="float">
            <text:p>0.3955944</text:p>
          </table:table-cell>
          <table:table-cell office:value-type="float" office:value="0.3979399" calcext:value-type="float">
            <text:p>0.3979399</text:p>
          </table:table-cell>
          <table:table-cell office:value-type="float" office:value="0.4034773" calcext:value-type="float">
            <text:p>0.4034773</text:p>
          </table:table-cell>
          <table:table-cell office:value-type="float" office:value="0.4082511" calcext:value-type="float">
            <text:p>0.4082511</text:p>
          </table:table-cell>
          <table:table-cell office:value-type="float" office:value="0.3409403" calcext:value-type="float">
            <text:p>0.3409403</text:p>
          </table:table-cell>
          <table:table-cell office:value-type="float" office:value="0.3173576" calcext:value-type="float">
            <text:p>0.3173576</text:p>
          </table:table-cell>
          <table:table-cell office:value-type="float" office:value="0.3733512" calcext:value-type="float">
            <text:p>0.3733512</text:p>
          </table:table-cell>
          <table:table-cell office:value-type="float" office:value="0.3626851" calcext:value-type="float">
            <text:p>0.3626851</text:p>
          </table:table-cell>
          <table:table-cell office:value-type="float" office:value="0.3874407" calcext:value-type="float">
            <text:p>0.3874407</text:p>
          </table:table-cell>
          <table:table-cell office:value-type="float" office:value="0.4133852" calcext:value-type="float">
            <text:p>0.413385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015E-015" calcext:value-type="float">
            <text:p>1.904015E-15</text:p>
          </table:table-cell>
          <table:table-cell office:value-type="float" office:value="1.901542E-015" calcext:value-type="float">
            <text:p>1.901542E-15</text:p>
          </table:table-cell>
          <table:table-cell office:value-type="float" office:value="1.975895E-015" calcext:value-type="float">
            <text:p>1.975895E-15</text:p>
          </table:table-cell>
          <table:table-cell office:value-type="float" office:value="1.975109E-015" calcext:value-type="float">
            <text:p>1.975109E-15</text:p>
          </table:table-cell>
          <table:table-cell office:value-type="float" office:value="9.501266E-016" calcext:value-type="float">
            <text:p>9.501266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732578" calcext:value-type="float">
            <text:p>-0.002732578</text:p>
          </table:table-cell>
          <table:table-cell office:value-type="float" office:value="-0.002630649" calcext:value-type="float">
            <text:p>-0.002630649</text:p>
          </table:table-cell>
          <table:table-cell office:value-type="float" office:value="-0.00238877" calcext:value-type="float">
            <text:p>-0.00238877</text:p>
          </table:table-cell>
          <table:table-cell office:value-type="float" office:value="-0.002182513" calcext:value-type="float">
            <text:p>-0.002182513</text:p>
          </table:table-cell>
          <table:table-cell office:value-type="float" office:value="-0.008244451" calcext:value-type="float">
            <text:p>-0.008244451</text:p>
          </table:table-cell>
          <table:table-cell office:value-type="float" office:value="-0.01317193" calcext:value-type="float">
            <text:p>-0.01317193</text:p>
          </table:table-cell>
          <table:table-cell office:value-type="float" office:value="-0.009061825" calcext:value-type="float">
            <text:p>-0.009061825</text:p>
          </table:table-cell>
          <table:table-cell office:value-type="float" office:value="-0.0133315" calcext:value-type="float">
            <text:p>-0.0133315</text:p>
          </table:table-cell>
          <table:table-cell office:value-type="float" office:value="-0.007083711" calcext:value-type="float">
            <text:p>-0.007083711</text:p>
          </table:table-cell>
          <table:table-cell office:value-type="float" office:value="-0.003813252" calcext:value-type="float">
            <text:p>-0.003813252</text:p>
          </table:table-cell>
          <table:table-cell office:value-type="float" office:value="1637.585" calcext:value-type="float">
            <text:p>1637.585</text:p>
          </table:table-cell>
          <table:table-cell office:value-type="float" office:value="0" calcext:value-type="float">
            <text:p>0</text:p>
          </table:table-cell>
          <table:table-cell office:value-type="float" office:value="-0.002851264" calcext:value-type="float">
            <text:p>-0.002851264</text:p>
          </table:table-cell>
          <table:table-cell office:value-type="float" office:value="0.01823944" calcext:value-type="float">
            <text:p>0.0182394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31142" calcext:value-type="float">
            <text:p>-1.2311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791.488" calcext:value-type="float">
            <text:p>791.488</text:p>
          </table:table-cell>
          <table:table-cell office:value-type="float" office:value="381.9788" calcext:value-type="float">
            <text:p>381.9788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1.439" calcext:value-type="float">
            <text:p>1291.439</text:p>
          </table:table-cell>
          <table:table-cell office:value-type="float" office:value="67.57917" calcext:value-type="float">
            <text:p>67.57917</text:p>
          </table:table-cell>
          <table:table-cell office:value-type="float" office:value="98.80788" calcext:value-type="float">
            <text:p>98.80788</text:p>
          </table:table-cell>
          <table:table-cell office:value-type="float" office:value="0.3394048" calcext:value-type="float">
            <text:p>0.3394048</text:p>
          </table:table-cell>
          <table:table-cell office:value-type="float" office:value="0.3403567" calcext:value-type="float">
            <text:p>0.3403567</text:p>
          </table:table-cell>
          <table:table-cell office:value-type="float" office:value="0.3423132" calcext:value-type="float">
            <text:p>0.3423132</text:p>
          </table:table-cell>
          <table:table-cell office:value-type="float" office:value="0.3440543" calcext:value-type="float">
            <text:p>0.3440543</text:p>
          </table:table-cell>
          <table:table-cell office:value-type="float" office:value="0.3449342" calcext:value-type="float">
            <text:p>0.3449342</text:p>
          </table:table-cell>
          <table:table-cell office:value-type="float" office:value="0.3454402" calcext:value-type="float">
            <text:p>0.3454402</text:p>
          </table:table-cell>
          <table:table-cell office:value-type="float" office:value="0.3772293" calcext:value-type="float">
            <text:p>0.3772293</text:p>
          </table:table-cell>
          <table:table-cell office:value-type="float" office:value="0.3644578" calcext:value-type="float">
            <text:p>0.3644578</text:p>
          </table:table-cell>
          <table:table-cell office:value-type="float" office:value="0.3875333" calcext:value-type="float">
            <text:p>0.3875333</text:p>
          </table:table-cell>
          <table:table-cell office:value-type="float" office:value="0.4137587" calcext:value-type="float">
            <text:p>0.4137587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078E-015" calcext:value-type="float">
            <text:p>1.904078E-15</text:p>
          </table:table-cell>
          <table:table-cell office:value-type="float" office:value="1.901541E-015" calcext:value-type="float">
            <text:p>1.901541E-15</text:p>
          </table:table-cell>
          <table:table-cell office:value-type="float" office:value="1.975894E-015" calcext:value-type="float">
            <text:p>1.975894E-15</text:p>
          </table:table-cell>
          <table:table-cell office:value-type="float" office:value="1.975096E-015" calcext:value-type="float">
            <text:p>1.975096E-15</text:p>
          </table:table-cell>
          <table:table-cell office:value-type="float" office:value="9.501263E-016" calcext:value-type="float">
            <text:p>9.50126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038475" calcext:value-type="float">
            <text:p>-0.008038475</text:p>
          </table:table-cell>
          <table:table-cell office:value-type="float" office:value="-0.007898691" calcext:value-type="float">
            <text:p>-0.007898691</text:p>
          </table:table-cell>
          <table:table-cell office:value-type="float" office:value="-0.007594804" calcext:value-type="float">
            <text:p>-0.007594804</text:p>
          </table:table-cell>
          <table:table-cell office:value-type="float" office:value="-0.007348728" calcext:value-type="float">
            <text:p>-0.007348728</text:p>
          </table:table-cell>
          <table:table-cell office:value-type="float" office:value="-0.00722525" calcext:value-type="float">
            <text:p>-0.00722525</text:p>
          </table:table-cell>
          <table:table-cell office:value-type="float" office:value="-0.007152603" calcext:value-type="float">
            <text:p>-0.007152603</text:p>
          </table:table-cell>
          <table:table-cell office:value-type="float" office:value="-0.00825449" calcext:value-type="float">
            <text:p>-0.00825449</text:p>
          </table:table-cell>
          <table:table-cell office:value-type="float" office:value="-0.0127205" calcext:value-type="float">
            <text:p>-0.0127205</text:p>
          </table:table-cell>
          <table:table-cell office:value-type="float" office:value="-0.007067701" calcext:value-type="float">
            <text:p>-0.007067701</text:p>
          </table:table-cell>
          <table:table-cell office:value-type="float" office:value="-0.003780345" calcext:value-type="float">
            <text:p>-0.003780345</text:p>
          </table:table-cell>
          <table:table-cell office:value-type="float" office:value="1646.69" calcext:value-type="float">
            <text:p>1646.69</text:p>
          </table:table-cell>
          <table:table-cell office:value-type="float" office:value="0" calcext:value-type="float">
            <text:p>0</text:p>
          </table:table-cell>
          <table:table-cell office:value-type="float" office:value="-0.008204203" calcext:value-type="float">
            <text:p>-0.008204203</text:p>
          </table:table-cell>
          <table:table-cell office:value-type="float" office:value="0.01816904" calcext:value-type="float">
            <text:p>0.0181690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9399" calcext:value-type="float">
            <text:p>-1.22939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796.4872" calcext:value-type="float">
            <text:p>796.4872</text:p>
          </table:table-cell>
          <table:table-cell office:value-type="float" office:value="381.7649" calcext:value-type="float">
            <text:p>381.7649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2.549" calcext:value-type="float">
            <text:p>1292.549</text:p>
          </table:table-cell>
          <table:table-cell office:value-type="float" office:value="71.68301" calcext:value-type="float">
            <text:p>71.68301</text:p>
          </table:table-cell>
          <table:table-cell office:value-type="float" office:value="128.2308" calcext:value-type="float">
            <text:p>128.2308</text:p>
          </table:table-cell>
          <table:table-cell office:value-type="float" office:value="0.3223902" calcext:value-type="float">
            <text:p>0.3223902</text:p>
          </table:table-cell>
          <table:table-cell office:value-type="float" office:value="0.3225653" calcext:value-type="float">
            <text:p>0.3225653</text:p>
          </table:table-cell>
          <table:table-cell office:value-type="float" office:value="0.3232136" calcext:value-type="float">
            <text:p>0.3232136</text:p>
          </table:table-cell>
          <table:table-cell office:value-type="float" office:value="0.3248552" calcext:value-type="float">
            <text:p>0.3248552</text:p>
          </table:table-cell>
          <table:table-cell office:value-type="float" office:value="0.3267457" calcext:value-type="float">
            <text:p>0.3267457</text:p>
          </table:table-cell>
          <table:table-cell office:value-type="float" office:value="0.3288645" calcext:value-type="float">
            <text:p>0.3288645</text:p>
          </table:table-cell>
          <table:table-cell office:value-type="float" office:value="0.3723322" calcext:value-type="float">
            <text:p>0.3723322</text:p>
          </table:table-cell>
          <table:table-cell office:value-type="float" office:value="0.3657859" calcext:value-type="float">
            <text:p>0.3657859</text:p>
          </table:table-cell>
          <table:table-cell office:value-type="float" office:value="0.387697" calcext:value-type="float">
            <text:p>0.387697</text:p>
          </table:table-cell>
          <table:table-cell office:value-type="float" office:value="0.4139457" calcext:value-type="float">
            <text:p>0.413945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142E-015" calcext:value-type="float">
            <text:p>1.904142E-15</text:p>
          </table:table-cell>
          <table:table-cell office:value-type="float" office:value="1.901535E-015" calcext:value-type="float">
            <text:p>1.901535E-15</text:p>
          </table:table-cell>
          <table:table-cell office:value-type="float" office:value="1.975894E-015" calcext:value-type="float">
            <text:p>1.975894E-15</text:p>
          </table:table-cell>
          <table:table-cell office:value-type="float" office:value="1.975085E-015" calcext:value-type="float">
            <text:p>1.975085E-15</text:p>
          </table:table-cell>
          <table:table-cell office:value-type="float" office:value="9.501263E-016" calcext:value-type="float">
            <text:p>9.50126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53152" calcext:value-type="float">
            <text:p>-0.01153152</text:p>
          </table:table-cell>
          <table:table-cell office:value-type="float" office:value="-0.01150374" calcext:value-type="float">
            <text:p>-0.01150374</text:p>
          </table:table-cell>
          <table:table-cell office:value-type="float" office:value="-0.01134274" calcext:value-type="float">
            <text:p>-0.01134274</text:p>
          </table:table-cell>
          <table:table-cell office:value-type="float" office:value="-0.01096232" calcext:value-type="float">
            <text:p>-0.01096232</text:p>
          </table:table-cell>
          <table:table-cell office:value-type="float" office:value="-0.0105343" calcext:value-type="float">
            <text:p>-0.0105343</text:p>
          </table:table-cell>
          <table:table-cell office:value-type="float" office:value="-0.01007014" calcext:value-type="float">
            <text:p>-0.01007014</text:p>
          </table:table-cell>
          <table:table-cell office:value-type="float" office:value="-0.009340961" calcext:value-type="float">
            <text:p>-0.009340961</text:p>
          </table:table-cell>
          <table:table-cell office:value-type="float" office:value="-0.01228079" calcext:value-type="float">
            <text:p>-0.01228079</text:p>
          </table:table-cell>
          <table:table-cell office:value-type="float" office:value="-0.00703917" calcext:value-type="float">
            <text:p>-0.00703917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654.483" calcext:value-type="float">
            <text:p>1654.483</text:p>
          </table:table-cell>
          <table:table-cell office:value-type="float" office:value="0" calcext:value-type="float">
            <text:p>0</text:p>
          </table:table-cell>
          <table:table-cell office:value-type="float" office:value="-0.01159662" calcext:value-type="float">
            <text:p>-0.01159662</text:p>
          </table:table-cell>
          <table:table-cell office:value-type="float" office:value="0.01811301" calcext:value-type="float">
            <text:p>0.01811301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797.8875" calcext:value-type="float">
            <text:p>797.8875</text:p>
          </table:table-cell>
          <table:table-cell office:value-type="float" office:value="381.59" calcext:value-type="float">
            <text:p>381.59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1.223" calcext:value-type="float">
            <text:p>1291.223</text:p>
          </table:table-cell>
          <table:table-cell office:value-type="float" office:value="74.58353" calcext:value-type="float">
            <text:p>74.58353</text:p>
          </table:table-cell>
          <table:table-cell office:value-type="float" office:value="131.6579" calcext:value-type="float">
            <text:p>131.6579</text:p>
          </table:table-cell>
          <table:table-cell office:value-type="float" office:value="0.3118584" calcext:value-type="float">
            <text:p>0.3118584</text:p>
          </table:table-cell>
          <table:table-cell office:value-type="float" office:value="0.3121251" calcext:value-type="float">
            <text:p>0.3121251</text:p>
          </table:table-cell>
          <table:table-cell office:value-type="float" office:value="0.3128287" calcext:value-type="float">
            <text:p>0.3128287</text:p>
          </table:table-cell>
          <table:table-cell office:value-type="float" office:value="0.3143324" calcext:value-type="float">
            <text:p>0.3143324</text:p>
          </table:table-cell>
          <table:table-cell office:value-type="float" office:value="0.3162187" calcext:value-type="float">
            <text:p>0.3162187</text:p>
          </table:table-cell>
          <table:table-cell office:value-type="float" office:value="0.3185784" calcext:value-type="float">
            <text:p>0.3185784</text:p>
          </table:table-cell>
          <table:table-cell office:value-type="float" office:value="0.3652167" calcext:value-type="float">
            <text:p>0.3652167</text:p>
          </table:table-cell>
          <table:table-cell office:value-type="float" office:value="0.3661726" calcext:value-type="float">
            <text:p>0.3661726</text:p>
          </table:table-cell>
          <table:table-cell office:value-type="float" office:value="0.3878613" calcext:value-type="float">
            <text:p>0.3878613</text:p>
          </table:table-cell>
          <table:table-cell office:value-type="float" office:value="0.4139456" calcext:value-type="float">
            <text:p>0.413945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205E-015" calcext:value-type="float">
            <text:p>1.904205E-15</text:p>
          </table:table-cell>
          <table:table-cell office:value-type="float" office:value="1.901529E-015" calcext:value-type="float">
            <text:p>1.901529E-15</text:p>
          </table:table-cell>
          <table:table-cell office:value-type="float" office:value="1.975893E-015" calcext:value-type="float">
            <text:p>1.975893E-15</text:p>
          </table:table-cell>
          <table:table-cell office:value-type="float" office:value="1.975073E-015" calcext:value-type="float">
            <text:p>1.975073E-15</text:p>
          </table:table-cell>
          <table:table-cell office:value-type="float" office:value="9.501263E-016" calcext:value-type="float">
            <text:p>9.50126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53184" calcext:value-type="float">
            <text:p>-0.01453184</text:p>
          </table:table-cell>
          <table:table-cell office:value-type="float" office:value="-0.01446322" calcext:value-type="float">
            <text:p>-0.01446322</text:p>
          </table:table-cell>
          <table:table-cell office:value-type="float" office:value="-0.0142398" calcext:value-type="float">
            <text:p>-0.0142398</text:p>
          </table:table-cell>
          <table:table-cell office:value-type="float" office:value="-0.01378719" calcext:value-type="float">
            <text:p>-0.01378719</text:p>
          </table:table-cell>
          <table:table-cell office:value-type="float" office:value="-0.01323157" calcext:value-type="float">
            <text:p>-0.01323157</text:p>
          </table:table-cell>
          <table:table-cell office:value-type="float" office:value="-0.01256326" calcext:value-type="float">
            <text:p>-0.01256326</text:p>
          </table:table-cell>
          <table:table-cell office:value-type="float" office:value="-0.01125344" calcext:value-type="float">
            <text:p>-0.01125344</text:p>
          </table:table-cell>
          <table:table-cell office:value-type="float" office:value="-0.01215407" calcext:value-type="float">
            <text:p>-0.01215407</text:p>
          </table:table-cell>
          <table:table-cell office:value-type="float" office:value="-0.007010617" calcext:value-type="float">
            <text:p>-0.007010617</text:p>
          </table:table-cell>
          <table:table-cell office:value-type="float" office:value="-0.003763715" calcext:value-type="float">
            <text:p>-0.003763715</text:p>
          </table:table-cell>
          <table:table-cell office:value-type="float" office:value="1660.974" calcext:value-type="float">
            <text:p>1660.974</text:p>
          </table:table-cell>
          <table:table-cell office:value-type="float" office:value="0" calcext:value-type="float">
            <text:p>0</text:p>
          </table:table-cell>
          <table:table-cell office:value-type="float" office:value="-0.01463163" calcext:value-type="float">
            <text:p>-0.01463163</text:p>
          </table:table-cell>
          <table:table-cell office:value-type="float" office:value="0.01804408" calcext:value-type="float">
            <text:p>0.01804408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2" calcext:value-type="float">
            <text:p>-1.2285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801.2875" calcext:value-type="float">
            <text:p>801.2875</text:p>
          </table:table-cell>
          <table:table-cell office:value-type="float" office:value="381.3867" calcext:value-type="float">
            <text:p>381.386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2.978" calcext:value-type="float">
            <text:p>1292.978</text:p>
          </table:table-cell>
          <table:table-cell office:value-type="float" office:value="76.43163" calcext:value-type="float">
            <text:p>76.43163</text:p>
          </table:table-cell>
          <table:table-cell office:value-type="float" office:value="147.8241" calcext:value-type="float">
            <text:p>147.8241</text:p>
          </table:table-cell>
          <table:table-cell office:value-type="float" office:value="0.3057283" calcext:value-type="float">
            <text:p>0.3057283</text:p>
          </table:table-cell>
          <table:table-cell office:value-type="float" office:value="0.3059873" calcext:value-type="float">
            <text:p>0.3059873</text:p>
          </table:table-cell>
          <table:table-cell office:value-type="float" office:value="0.3066705" calcext:value-type="float">
            <text:p>0.3066705</text:p>
          </table:table-cell>
          <table:table-cell office:value-type="float" office:value="0.3081597" calcext:value-type="float">
            <text:p>0.3081597</text:p>
          </table:table-cell>
          <table:table-cell office:value-type="float" office:value="0.3100148" calcext:value-type="float">
            <text:p>0.3100148</text:p>
          </table:table-cell>
          <table:table-cell office:value-type="float" office:value="0.3122844" calcext:value-type="float">
            <text:p>0.3122844</text:p>
          </table:table-cell>
          <table:table-cell office:value-type="float" office:value="0.3600888" calcext:value-type="float">
            <text:p>0.3600888</text:p>
          </table:table-cell>
          <table:table-cell office:value-type="float" office:value="0.3659198" calcext:value-type="float">
            <text:p>0.3659198</text:p>
          </table:table-cell>
          <table:table-cell office:value-type="float" office:value="0.3879901" calcext:value-type="float">
            <text:p>0.3879901</text:p>
          </table:table-cell>
          <table:table-cell office:value-type="float" office:value="0.4139457" calcext:value-type="float">
            <text:p>0.4139457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268E-015" calcext:value-type="float">
            <text:p>1.904268E-15</text:p>
          </table:table-cell>
          <table:table-cell office:value-type="float" office:value="1.901528E-015" calcext:value-type="float">
            <text:p>1.901528E-15</text:p>
          </table:table-cell>
          <table:table-cell office:value-type="float" office:value="1.975893E-015" calcext:value-type="float">
            <text:p>1.975893E-15</text:p>
          </table:table-cell>
          <table:table-cell office:value-type="float" office:value="1.975059E-015" calcext:value-type="float">
            <text:p>1.975059E-15</text:p>
          </table:table-cell>
          <table:table-cell office:value-type="float" office:value="9.501263E-016" calcext:value-type="float">
            <text:p>9.50126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69512" calcext:value-type="float">
            <text:p>-0.01669512</text:p>
          </table:table-cell>
          <table:table-cell office:value-type="float" office:value="-0.01661448" calcext:value-type="float">
            <text:p>-0.01661448</text:p>
          </table:table-cell>
          <table:table-cell office:value-type="float" office:value="-0.01635917" calcext:value-type="float">
            <text:p>-0.01635917</text:p>
          </table:table-cell>
          <table:table-cell office:value-type="float" office:value="-0.015831" calcext:value-type="float">
            <text:p>-0.015831</text:p>
          </table:table-cell>
          <table:table-cell office:value-type="float" office:value="-0.01518943" calcext:value-type="float">
            <text:p>-0.01518943</text:p>
          </table:table-cell>
          <table:table-cell office:value-type="float" office:value="-0.01443626" calcext:value-type="float">
            <text:p>-0.01443626</text:p>
          </table:table-cell>
          <table:table-cell office:value-type="float" office:value="-0.01290354" calcext:value-type="float">
            <text:p>-0.01290354</text:p>
          </table:table-cell>
          <table:table-cell office:value-type="float" office:value="-0.01223343" calcext:value-type="float">
            <text:p>-0.01223343</text:p>
          </table:table-cell>
          <table:table-cell office:value-type="float" office:value="-0.006988232" calcext:value-type="float">
            <text:p>-0.006988232</text:p>
          </table:table-cell>
          <table:table-cell office:value-type="float" office:value="-0.003763713" calcext:value-type="float">
            <text:p>-0.003763713</text:p>
          </table:table-cell>
          <table:table-cell office:value-type="float" office:value="1666.408" calcext:value-type="float">
            <text:p>1666.408</text:p>
          </table:table-cell>
          <table:table-cell office:value-type="float" office:value="0" calcext:value-type="float">
            <text:p>0</text:p>
          </table:table-cell>
          <table:table-cell office:value-type="float" office:value="-0.01680164" calcext:value-type="float">
            <text:p>-0.01680164</text:p>
          </table:table-cell>
          <table:table-cell office:value-type="float" office:value="0.01795925" calcext:value-type="float">
            <text:p>0.0179592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801.4873" calcext:value-type="float">
            <text:p>801.4873</text:p>
          </table:table-cell>
          <table:table-cell office:value-type="float" office:value="381.3705" calcext:value-type="float">
            <text:p>381.3705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2.066" calcext:value-type="float">
            <text:p>1292.066</text:p>
          </table:table-cell>
          <table:table-cell office:value-type="float" office:value="77.55956" calcext:value-type="float">
            <text:p>77.55956</text:p>
          </table:table-cell>
          <table:table-cell office:value-type="float" office:value="146.3812" calcext:value-type="float">
            <text:p>146.3812</text:p>
          </table:table-cell>
          <table:table-cell office:value-type="float" office:value="0.3025258" calcext:value-type="float">
            <text:p>0.3025258</text:p>
          </table:table-cell>
          <table:table-cell office:value-type="float" office:value="0.3027848" calcext:value-type="float">
            <text:p>0.3027848</text:p>
          </table:table-cell>
          <table:table-cell office:value-type="float" office:value="0.3034576" calcext:value-type="float">
            <text:p>0.3034576</text:p>
          </table:table-cell>
          <table:table-cell office:value-type="float" office:value="0.3048677" calcext:value-type="float">
            <text:p>0.3048677</text:p>
          </table:table-cell>
          <table:table-cell office:value-type="float" office:value="0.3065608" calcext:value-type="float">
            <text:p>0.3065608</text:p>
          </table:table-cell>
          <table:table-cell office:value-type="float" office:value="0.3086469" calcext:value-type="float">
            <text:p>0.3086469</text:p>
          </table:table-cell>
          <table:table-cell office:value-type="float" office:value="0.3568134" calcext:value-type="float">
            <text:p>0.3568134</text:p>
          </table:table-cell>
          <table:table-cell office:value-type="float" office:value="0.3653702" calcext:value-type="float">
            <text:p>0.3653702</text:p>
          </table:table-cell>
          <table:table-cell office:value-type="float" office:value="0.3880676" calcext:value-type="float">
            <text:p>0.3880676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331E-015" calcext:value-type="float">
            <text:p>1.904331E-15</text:p>
          </table:table-cell>
          <table:table-cell office:value-type="float" office:value="1.901526E-015" calcext:value-type="float">
            <text:p>1.901526E-15</text:p>
          </table:table-cell>
          <table:table-cell office:value-type="float" office:value="1.975895E-015" calcext:value-type="float">
            <text:p>1.975895E-15</text:p>
          </table:table-cell>
          <table:table-cell office:value-type="float" office:value="1.975045E-015" calcext:value-type="float">
            <text:p>1.975045E-15</text:p>
          </table:table-cell>
          <table:table-cell office:value-type="float" office:value="9.501263E-016" calcext:value-type="float">
            <text:p>9.50126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97093" calcext:value-type="float">
            <text:p>-0.01797093</text:p>
          </table:table-cell>
          <table:table-cell office:value-type="float" office:value="-0.01788141" calcext:value-type="float">
            <text:p>-0.01788141</text:p>
          </table:table-cell>
          <table:table-cell office:value-type="float" office:value="-0.01760739" calcext:value-type="float">
            <text:p>-0.01760739</text:p>
          </table:table-cell>
          <table:table-cell office:value-type="float" office:value="-0.01706214" calcext:value-type="float">
            <text:p>-0.01706214</text:p>
          </table:table-cell>
          <table:table-cell office:value-type="float" office:value="-0.01642262" calcext:value-type="float">
            <text:p>-0.01642262</text:p>
          </table:table-cell>
          <table:table-cell office:value-type="float" office:value="-0.01566414" calcext:value-type="float">
            <text:p>-0.01566414</text:p>
          </table:table-cell>
          <table:table-cell office:value-type="float" office:value="-0.01409807" calcext:value-type="float">
            <text:p>-0.01409807</text:p>
          </table:table-cell>
          <table:table-cell office:value-type="float" office:value="-0.01241073" calcext:value-type="float">
            <text:p>-0.01241073</text:p>
          </table:table-cell>
          <table:table-cell office:value-type="float" office:value="-0.006974783" calcext:value-type="float">
            <text:p>-0.006974783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671.102" calcext:value-type="float">
            <text:p>1671.102</text:p>
          </table:table-cell>
          <table:table-cell office:value-type="float" office:value="0" calcext:value-type="float">
            <text:p>0</text:p>
          </table:table-cell>
          <table:table-cell office:value-type="float" office:value="-0.01808321" calcext:value-type="float">
            <text:p>-0.01808321</text:p>
          </table:table-cell>
          <table:table-cell office:value-type="float" office:value="0.01787597" calcext:value-type="float">
            <text:p>0.01787597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801.4873" calcext:value-type="float">
            <text:p>801.4873</text:p>
          </table:table-cell>
          <table:table-cell office:value-type="float" office:value="381.3079" calcext:value-type="float">
            <text:p>381.3079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1.438" calcext:value-type="float">
            <text:p>1291.438</text:p>
          </table:table-cell>
          <table:table-cell office:value-type="float" office:value="78.25001" calcext:value-type="float">
            <text:p>78.25001</text:p>
          </table:table-cell>
          <table:table-cell office:value-type="float" office:value="144.1635" calcext:value-type="float">
            <text:p>144.1635</text:p>
          </table:table-cell>
          <table:table-cell office:value-type="float" office:value="0.3008712" calcext:value-type="float">
            <text:p>0.3008712</text:p>
          </table:table-cell>
          <table:table-cell office:value-type="float" office:value="0.3011442" calcext:value-type="float">
            <text:p>0.3011442</text:p>
          </table:table-cell>
          <table:table-cell office:value-type="float" office:value="0.3018243" calcext:value-type="float">
            <text:p>0.3018243</text:p>
          </table:table-cell>
          <table:table-cell office:value-type="float" office:value="0.3031641" calcext:value-type="float">
            <text:p>0.3031641</text:p>
          </table:table-cell>
          <table:table-cell office:value-type="float" office:value="0.3047624" calcext:value-type="float">
            <text:p>0.3047624</text:p>
          </table:table-cell>
          <table:table-cell office:value-type="float" office:value="0.3066712" calcext:value-type="float">
            <text:p>0.3066712</text:p>
          </table:table-cell>
          <table:table-cell office:value-type="float" office:value="0.3547784" calcext:value-type="float">
            <text:p>0.3547784</text:p>
          </table:table-cell>
          <table:table-cell office:value-type="float" office:value="0.3647428" calcext:value-type="float">
            <text:p>0.3647428</text:p>
          </table:table-cell>
          <table:table-cell office:value-type="float" office:value="0.3880954" calcext:value-type="float">
            <text:p>0.3880954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395E-015" calcext:value-type="float">
            <text:p>1.904395E-15</text:p>
          </table:table-cell>
          <table:table-cell office:value-type="float" office:value="1.901526E-015" calcext:value-type="float">
            <text:p>1.901526E-15</text:p>
          </table:table-cell>
          <table:table-cell office:value-type="float" office:value="1.975896E-015" calcext:value-type="float">
            <text:p>1.975896E-15</text:p>
          </table:table-cell>
          <table:table-cell office:value-type="float" office:value="1.975032E-015" calcext:value-type="float">
            <text:p>1.975032E-15</text:p>
          </table:table-cell>
          <table:table-cell office:value-type="float" office:value="9.501263E-016" calcext:value-type="float">
            <text:p>9.501263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67358" calcext:value-type="float">
            <text:p>-0.01867358</text:p>
          </table:table-cell>
          <table:table-cell office:value-type="float" office:value="-0.01857304" calcext:value-type="float">
            <text:p>-0.01857304</text:p>
          </table:table-cell>
          <table:table-cell office:value-type="float" office:value="-0.01828363" calcext:value-type="float">
            <text:p>-0.01828363</text:p>
          </table:table-cell>
          <table:table-cell office:value-type="float" office:value="-0.01774239" calcext:value-type="float">
            <text:p>-0.01774239</text:p>
          </table:table-cell>
          <table:table-cell office:value-type="float" office:value="-0.01711068" calcext:value-type="float">
            <text:p>-0.01711068</text:p>
          </table:table-cell>
          <table:table-cell office:value-type="float" office:value="-0.01638167" calcext:value-type="float">
            <text:p>-0.01638167</text:p>
          </table:table-cell>
          <table:table-cell office:value-type="float" office:value="-0.01490082" calcext:value-type="float">
            <text:p>-0.01490082</text:p>
          </table:table-cell>
          <table:table-cell office:value-type="float" office:value="-0.01261719" calcext:value-type="float">
            <text:p>-0.01261719</text:p>
          </table:table-cell>
          <table:table-cell office:value-type="float" office:value="-0.006969909" calcext:value-type="float">
            <text:p>-0.006969909</text:p>
          </table:table-cell>
          <table:table-cell office:value-type="float" office:value="-0.003763686" calcext:value-type="float">
            <text:p>-0.003763686</text:p>
          </table:table-cell>
          <table:table-cell office:value-type="float" office:value="1675.362" calcext:value-type="float">
            <text:p>1675.362</text:p>
          </table:table-cell>
          <table:table-cell office:value-type="float" office:value="0" calcext:value-type="float">
            <text:p>0</text:p>
          </table:table-cell>
          <table:table-cell office:value-type="float" office:value="-0.01879428" calcext:value-type="float">
            <text:p>-0.01879428</text:p>
          </table:table-cell>
          <table:table-cell office:value-type="float" office:value="0.01779181" calcext:value-type="float">
            <text:p>0.01779181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801.4873" calcext:value-type="float">
            <text:p>801.4873</text:p>
          </table:table-cell>
          <table:table-cell office:value-type="float" office:value="381.2111" calcext:value-type="float">
            <text:p>381.2111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1.1" calcext:value-type="float">
            <text:p>1291.1</text:p>
          </table:table-cell>
          <table:table-cell office:value-type="float" office:value="78.68535" calcext:value-type="float">
            <text:p>78.68535</text:p>
          </table:table-cell>
          <table:table-cell office:value-type="float" office:value="142.2617" calcext:value-type="float">
            <text:p>142.2617</text:p>
          </table:table-cell>
          <table:table-cell office:value-type="float" office:value="0.3001189" calcext:value-type="float">
            <text:p>0.3001189</text:p>
          </table:table-cell>
          <table:table-cell office:value-type="float" office:value="0.3003975" calcext:value-type="float">
            <text:p>0.3003975</text:p>
          </table:table-cell>
          <table:table-cell office:value-type="float" office:value="0.3010165" calcext:value-type="float">
            <text:p>0.3010165</text:p>
          </table:table-cell>
          <table:table-cell office:value-type="float" office:value="0.3022913" calcext:value-type="float">
            <text:p>0.3022913</text:p>
          </table:table-cell>
          <table:table-cell office:value-type="float" office:value="0.3038135" calcext:value-type="float">
            <text:p>0.3038135</text:p>
          </table:table-cell>
          <table:table-cell office:value-type="float" office:value="0.3056355" calcext:value-type="float">
            <text:p>0.3056355</text:p>
          </table:table-cell>
          <table:table-cell office:value-type="float" office:value="0.3535302" calcext:value-type="float">
            <text:p>0.3535302</text:p>
          </table:table-cell>
          <table:table-cell office:value-type="float" office:value="0.3641379" calcext:value-type="float">
            <text:p>0.3641379</text:p>
          </table:table-cell>
          <table:table-cell office:value-type="float" office:value="0.3880829" calcext:value-type="float">
            <text:p>0.388082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458E-015" calcext:value-type="float">
            <text:p>1.904458E-15</text:p>
          </table:table-cell>
          <table:table-cell office:value-type="float" office:value="1.901525E-015" calcext:value-type="float">
            <text:p>1.901525E-15</text:p>
          </table:table-cell>
          <table:table-cell office:value-type="float" office:value="1.975895E-015" calcext:value-type="float">
            <text:p>1.975895E-15</text:p>
          </table:table-cell>
          <table:table-cell office:value-type="float" office:value="1.975021E-015" calcext:value-type="float">
            <text:p>1.975021E-15</text:p>
          </table:table-cell>
          <table:table-cell office:value-type="float" office:value="9.501261E-016" calcext:value-type="float">
            <text:p>9.501261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00576" calcext:value-type="float">
            <text:p>-0.01900576</text:p>
          </table:table-cell>
          <table:table-cell office:value-type="float" office:value="-0.01889998" calcext:value-type="float">
            <text:p>-0.01889998</text:p>
          </table:table-cell>
          <table:table-cell office:value-type="float" office:value="-0.01862975" calcext:value-type="float">
            <text:p>-0.01862975</text:p>
          </table:table-cell>
          <table:table-cell office:value-type="float" office:value="-0.01810291" calcext:value-type="float">
            <text:p>-0.01810291</text:p>
          </table:table-cell>
          <table:table-cell office:value-type="float" office:value="-0.01748674" calcext:value-type="float">
            <text:p>-0.01748674</text:p>
          </table:table-cell>
          <table:table-cell office:value-type="float" office:value="-0.01677271" calcext:value-type="float">
            <text:p>-0.01677271</text:p>
          </table:table-cell>
          <table:table-cell office:value-type="float" office:value="-0.01541846" calcext:value-type="float">
            <text:p>-0.01541846</text:p>
          </table:table-cell>
          <table:table-cell office:value-type="float" office:value="-0.01282013" calcext:value-type="float">
            <text:p>-0.01282013</text:p>
          </table:table-cell>
          <table:table-cell office:value-type="float" office:value="-0.00697199" calcext:value-type="float">
            <text:p>-0.00697199</text:p>
          </table:table-cell>
          <table:table-cell office:value-type="float" office:value="-0.003763702" calcext:value-type="float">
            <text:p>-0.003763702</text:p>
          </table:table-cell>
          <table:table-cell office:value-type="float" office:value="1679.374" calcext:value-type="float">
            <text:p>1679.374</text:p>
          </table:table-cell>
          <table:table-cell office:value-type="float" office:value="0" calcext:value-type="float">
            <text:p>0</text:p>
          </table:table-cell>
          <table:table-cell office:value-type="float" office:value="-0.01913479" calcext:value-type="float">
            <text:p>-0.01913479</text:p>
          </table:table-cell>
          <table:table-cell office:value-type="float" office:value="0.01770986" calcext:value-type="float">
            <text:p>0.0177098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802.8864" calcext:value-type="float">
            <text:p>802.8864</text:p>
          </table:table-cell>
          <table:table-cell office:value-type="float" office:value="380.9868" calcext:value-type="float">
            <text:p>380.9868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2.491" calcext:value-type="float">
            <text:p>1292.491</text:p>
          </table:table-cell>
          <table:table-cell office:value-type="float" office:value="78.91788" calcext:value-type="float">
            <text:p>78.91788</text:p>
          </table:table-cell>
          <table:table-cell office:value-type="float" office:value="147.9046" calcext:value-type="float">
            <text:p>147.9046</text:p>
          </table:table-cell>
          <table:table-cell office:value-type="float" office:value="0.3001164" calcext:value-type="float">
            <text:p>0.3001164</text:p>
          </table:table-cell>
          <table:table-cell office:value-type="float" office:value="0.3004028" calcext:value-type="float">
            <text:p>0.3004028</text:p>
          </table:table-cell>
          <table:table-cell office:value-type="float" office:value="0.3010689" calcext:value-type="float">
            <text:p>0.3010689</text:p>
          </table:table-cell>
          <table:table-cell office:value-type="float" office:value="0.3021927" calcext:value-type="float">
            <text:p>0.3021927</text:p>
          </table:table-cell>
          <table:table-cell office:value-type="float" office:value="0.3033841" calcext:value-type="float">
            <text:p>0.3033841</text:p>
          </table:table-cell>
          <table:table-cell office:value-type="float" office:value="0.3049762" calcext:value-type="float">
            <text:p>0.3049762</text:p>
          </table:table-cell>
          <table:table-cell office:value-type="float" office:value="0.3528285" calcext:value-type="float">
            <text:p>0.3528285</text:p>
          </table:table-cell>
          <table:table-cell office:value-type="float" office:value="0.36363" calcext:value-type="float">
            <text:p>0.36363</text:p>
          </table:table-cell>
          <table:table-cell office:value-type="float" office:value="0.388042" calcext:value-type="float">
            <text:p>0.388042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522E-015" calcext:value-type="float">
            <text:p>1.904522E-15</text:p>
          </table:table-cell>
          <table:table-cell office:value-type="float" office:value="1.901523E-015" calcext:value-type="float">
            <text:p>1.901523E-15</text:p>
          </table:table-cell>
          <table:table-cell office:value-type="float" office:value="1.975893E-015" calcext:value-type="float">
            <text:p>1.975893E-15</text:p>
          </table:table-cell>
          <table:table-cell office:value-type="float" office:value="1.975009E-015" calcext:value-type="float">
            <text:p>1.975009E-15</text:p>
          </table:table-cell>
          <table:table-cell office:value-type="float" office:value="9.501261E-016" calcext:value-type="float">
            <text:p>9.501261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00769" calcext:value-type="float">
            <text:p>-0.01900769</text:p>
          </table:table-cell>
          <table:table-cell office:value-type="float" office:value="-0.01889884" calcext:value-type="float">
            <text:p>-0.01889884</text:p>
          </table:table-cell>
          <table:table-cell office:value-type="float" office:value="-0.01860951" calcext:value-type="float">
            <text:p>-0.01860951</text:p>
          </table:table-cell>
          <table:table-cell office:value-type="float" office:value="-0.01814681" calcext:value-type="float">
            <text:p>-0.01814681</text:p>
          </table:table-cell>
          <table:table-cell office:value-type="float" office:value="-0.01766092" calcext:value-type="float">
            <text:p>-0.01766092</text:p>
          </table:table-cell>
          <table:table-cell office:value-type="float" office:value="-0.01702708" calcext:value-type="float">
            <text:p>-0.01702708</text:p>
          </table:table-cell>
          <table:table-cell office:value-type="float" office:value="-0.01571842" calcext:value-type="float">
            <text:p>-0.01571842</text:p>
          </table:table-cell>
          <table:table-cell office:value-type="float" office:value="-0.01299356" calcext:value-type="float">
            <text:p>-0.01299356</text:p>
          </table:table-cell>
          <table:table-cell office:value-type="float" office:value="-0.006979014" calcext:value-type="float">
            <text:p>-0.006979014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683.179" calcext:value-type="float">
            <text:p>1683.179</text:p>
          </table:table-cell>
          <table:table-cell office:value-type="float" office:value="0" calcext:value-type="float">
            <text:p>0</text:p>
          </table:table-cell>
          <table:table-cell office:value-type="float" office:value="-0.01913628" calcext:value-type="float">
            <text:p>-0.01913628</text:p>
          </table:table-cell>
          <table:table-cell office:value-type="float" office:value="0.01762396" calcext:value-type="float">
            <text:p>0.0176239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805.1862" calcext:value-type="float">
            <text:p>805.1862</text:p>
          </table:table-cell>
          <table:table-cell office:value-type="float" office:value="380.7602" calcext:value-type="float">
            <text:p>380.7602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4.86" calcext:value-type="float">
            <text:p>1294.86</text:p>
          </table:table-cell>
          <table:table-cell office:value-type="float" office:value="79.07557" calcext:value-type="float">
            <text:p>79.07557</text:p>
          </table:table-cell>
          <table:table-cell office:value-type="float" office:value="155.6786" calcext:value-type="float">
            <text:p>155.6786</text:p>
          </table:table-cell>
          <table:table-cell office:value-type="float" office:value="0.303986" calcext:value-type="float">
            <text:p>0.303986</text:p>
          </table:table-cell>
          <table:table-cell office:value-type="float" office:value="0.3034212" calcext:value-type="float">
            <text:p>0.3034212</text:p>
          </table:table-cell>
          <table:table-cell office:value-type="float" office:value="0.3023027" calcext:value-type="float">
            <text:p>0.3023027</text:p>
          </table:table-cell>
          <table:table-cell office:value-type="float" office:value="0.3024487" calcext:value-type="float">
            <text:p>0.3024487</text:p>
          </table:table-cell>
          <table:table-cell office:value-type="float" office:value="0.3032951" calcext:value-type="float">
            <text:p>0.3032951</text:p>
          </table:table-cell>
          <table:table-cell office:value-type="float" office:value="0.3047276" calcext:value-type="float">
            <text:p>0.3047276</text:p>
          </table:table-cell>
          <table:table-cell office:value-type="float" office:value="0.352406" calcext:value-type="float">
            <text:p>0.352406</text:p>
          </table:table-cell>
          <table:table-cell office:value-type="float" office:value="0.3632213" calcext:value-type="float">
            <text:p>0.3632213</text:p>
          </table:table-cell>
          <table:table-cell office:value-type="float" office:value="0.3879845" calcext:value-type="float">
            <text:p>0.3879845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585E-015" calcext:value-type="float">
            <text:p>1.904585E-15</text:p>
          </table:table-cell>
          <table:table-cell office:value-type="float" office:value="1.901521E-015" calcext:value-type="float">
            <text:p>1.901521E-15</text:p>
          </table:table-cell>
          <table:table-cell office:value-type="float" office:value="1.975884E-015" calcext:value-type="float">
            <text:p>1.975884E-15</text:p>
          </table:table-cell>
          <table:table-cell office:value-type="float" office:value="1.975005E-015" calcext:value-type="float">
            <text:p>1.975005E-15</text:p>
          </table:table-cell>
          <table:table-cell office:value-type="float" office:value="9.501261E-016" calcext:value-type="float">
            <text:p>9.501261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37501" calcext:value-type="float">
            <text:p>-0.01737501</text:p>
          </table:table-cell>
          <table:table-cell office:value-type="float" office:value="-0.01763852" calcext:value-type="float">
            <text:p>-0.01763852</text:p>
          </table:table-cell>
          <table:table-cell office:value-type="float" office:value="-0.01810191" calcext:value-type="float">
            <text:p>-0.01810191</text:p>
          </table:table-cell>
          <table:table-cell office:value-type="float" office:value="-0.01804526" calcext:value-type="float">
            <text:p>-0.01804526</text:p>
          </table:table-cell>
          <table:table-cell office:value-type="float" office:value="-0.01769834" calcext:value-type="float">
            <text:p>-0.01769834</text:p>
          </table:table-cell>
          <table:table-cell office:value-type="float" office:value="-0.01712472" calcext:value-type="float">
            <text:p>-0.01712472</text:p>
          </table:table-cell>
          <table:table-cell office:value-type="float" office:value="-0.01590195" calcext:value-type="float">
            <text:p>-0.01590195</text:p>
          </table:table-cell>
          <table:table-cell office:value-type="float" office:value="-0.01313492" calcext:value-type="float">
            <text:p>-0.01313492</text:p>
          </table:table-cell>
          <table:table-cell office:value-type="float" office:value="-0.006988909" calcext:value-type="float">
            <text:p>-0.006988909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686.917" calcext:value-type="float">
            <text:p>1686.917</text:p>
          </table:table-cell>
          <table:table-cell office:value-type="float" office:value="0" calcext:value-type="float">
            <text:p>0</text:p>
          </table:table-cell>
          <table:table-cell office:value-type="float" office:value="-0.01734689" calcext:value-type="float">
            <text:p>-0.01734689</text:p>
          </table:table-cell>
          <table:table-cell office:value-type="float" office:value="0.01752722" calcext:value-type="float">
            <text:p>0.0175272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806.4853" calcext:value-type="float">
            <text:p>806.4853</text:p>
          </table:table-cell>
          <table:table-cell office:value-type="float" office:value="380.5407" calcext:value-type="float">
            <text:p>380.540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6.098" calcext:value-type="float">
            <text:p>1296.098</text:p>
          </table:table-cell>
          <table:table-cell office:value-type="float" office:value="79.35632" calcext:value-type="float">
            <text:p>79.35632</text:p>
          </table:table-cell>
          <table:table-cell office:value-type="float" office:value="159.3591" calcext:value-type="float">
            <text:p>159.3591</text:p>
          </table:table-cell>
          <table:table-cell office:value-type="float" office:value="0.3047026" calcext:value-type="float">
            <text:p>0.3047026</text:p>
          </table:table-cell>
          <table:table-cell office:value-type="float" office:value="0.3041942" calcext:value-type="float">
            <text:p>0.3041942</text:p>
          </table:table-cell>
          <table:table-cell office:value-type="float" office:value="0.3031229" calcext:value-type="float">
            <text:p>0.3031229</text:p>
          </table:table-cell>
          <table:table-cell office:value-type="float" office:value="0.3029085" calcext:value-type="float">
            <text:p>0.3029085</text:p>
          </table:table-cell>
          <table:table-cell office:value-type="float" office:value="0.3035325" calcext:value-type="float">
            <text:p>0.3035325</text:p>
          </table:table-cell>
          <table:table-cell office:value-type="float" office:value="0.3047642" calcext:value-type="float">
            <text:p>0.3047642</text:p>
          </table:table-cell>
          <table:table-cell office:value-type="float" office:value="0.3521836" calcext:value-type="float">
            <text:p>0.3521836</text:p>
          </table:table-cell>
          <table:table-cell office:value-type="float" office:value="0.3628955" calcext:value-type="float">
            <text:p>0.3628955</text:p>
          </table:table-cell>
          <table:table-cell office:value-type="float" office:value="0.3879189" calcext:value-type="float">
            <text:p>0.387918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649E-015" calcext:value-type="float">
            <text:p>1.904649E-15</text:p>
          </table:table-cell>
          <table:table-cell office:value-type="float" office:value="1.901516E-015" calcext:value-type="float">
            <text:p>1.901516E-15</text:p>
          </table:table-cell>
          <table:table-cell office:value-type="float" office:value="1.975883E-015" calcext:value-type="float">
            <text:p>1.975883E-15</text:p>
          </table:table-cell>
          <table:table-cell office:value-type="float" office:value="1.974995E-015" calcext:value-type="float">
            <text:p>1.97499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10161" calcext:value-type="float">
            <text:p>-0.01710161</text:p>
          </table:table-cell>
          <table:table-cell office:value-type="float" office:value="-0.01731763" calcext:value-type="float">
            <text:p>-0.01731763</text:p>
          </table:table-cell>
          <table:table-cell office:value-type="float" office:value="-0.01775101" calcext:value-type="float">
            <text:p>-0.01775101</text:p>
          </table:table-cell>
          <table:table-cell office:value-type="float" office:value="-0.01785134" calcext:value-type="float">
            <text:p>-0.01785134</text:p>
          </table:table-cell>
          <table:table-cell office:value-type="float" office:value="-0.01760203" calcext:value-type="float">
            <text:p>-0.01760203</text:p>
          </table:table-cell>
          <table:table-cell office:value-type="float" office:value="-0.01711096" calcext:value-type="float">
            <text:p>-0.01711096</text:p>
          </table:table-cell>
          <table:table-cell office:value-type="float" office:value="-0.0159998" calcext:value-type="float">
            <text:p>-0.0159998</text:p>
          </table:table-cell>
          <table:table-cell office:value-type="float" office:value="-0.0132489" calcext:value-type="float">
            <text:p>-0.0132489</text:p>
          </table:table-cell>
          <table:table-cell office:value-type="float" office:value="-0.007000232" calcext:value-type="float">
            <text:p>-0.007000232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1690.765" calcext:value-type="float">
            <text:p>1690.765</text:p>
          </table:table-cell>
          <table:table-cell office:value-type="float" office:value="0" calcext:value-type="float">
            <text:p>0</text:p>
          </table:table-cell>
          <table:table-cell office:value-type="float" office:value="-0.01707085" calcext:value-type="float">
            <text:p>-0.01707085</text:p>
          </table:table-cell>
          <table:table-cell office:value-type="float" office:value="0.01743445" calcext:value-type="float">
            <text:p>0.01743445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807.0847" calcext:value-type="float">
            <text:p>807.0847</text:p>
          </table:table-cell>
          <table:table-cell office:value-type="float" office:value="380.3588" calcext:value-type="float">
            <text:p>380.3588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6.472" calcext:value-type="float">
            <text:p>1296.472</text:p>
          </table:table-cell>
          <table:table-cell office:value-type="float" office:value="79.76391" calcext:value-type="float">
            <text:p>79.76391</text:p>
          </table:table-cell>
          <table:table-cell office:value-type="float" office:value="157.1488" calcext:value-type="float">
            <text:p>157.1488</text:p>
          </table:table-cell>
          <table:table-cell office:value-type="float" office:value="0.3070334" calcext:value-type="float">
            <text:p>0.3070334</text:p>
          </table:table-cell>
          <table:table-cell office:value-type="float" office:value="0.3060217" calcext:value-type="float">
            <text:p>0.3060217</text:p>
          </table:table-cell>
          <table:table-cell office:value-type="float" office:value="0.3037264" calcext:value-type="float">
            <text:p>0.3037264</text:p>
          </table:table-cell>
          <table:table-cell office:value-type="float" office:value="0.302983" calcext:value-type="float">
            <text:p>0.302983</text:p>
          </table:table-cell>
          <table:table-cell office:value-type="float" office:value="0.303513" calcext:value-type="float">
            <text:p>0.303513</text:p>
          </table:table-cell>
          <table:table-cell office:value-type="float" office:value="0.3047279" calcext:value-type="float">
            <text:p>0.3047279</text:p>
          </table:table-cell>
          <table:table-cell office:value-type="float" office:value="0.3520655" calcext:value-type="float">
            <text:p>0.3520655</text:p>
          </table:table-cell>
          <table:table-cell office:value-type="float" office:value="0.3626442" calcext:value-type="float">
            <text:p>0.3626442</text:p>
          </table:table-cell>
          <table:table-cell office:value-type="float" office:value="0.3878522" calcext:value-type="float">
            <text:p>0.3878522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711E-015" calcext:value-type="float">
            <text:p>1.904711E-15</text:p>
          </table:table-cell>
          <table:table-cell office:value-type="float" office:value="1.901507E-015" calcext:value-type="float">
            <text:p>1.901507E-15</text:p>
          </table:table-cell>
          <table:table-cell office:value-type="float" office:value="1.975879E-015" calcext:value-type="float">
            <text:p>1.975879E-15</text:p>
          </table:table-cell>
          <table:table-cell office:value-type="float" office:value="1.974986E-015" calcext:value-type="float">
            <text:p>1.974986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21675" calcext:value-type="float">
            <text:p>-0.01621675</text:p>
          </table:table-cell>
          <table:table-cell office:value-type="float" office:value="-0.01661966" calcext:value-type="float">
            <text:p>-0.01661966</text:p>
          </table:table-cell>
          <table:table-cell office:value-type="float" office:value="-0.01751603" calcext:value-type="float">
            <text:p>-0.01751603</text:p>
          </table:table-cell>
          <table:table-cell office:value-type="float" office:value="-0.01782368" calcext:value-type="float">
            <text:p>-0.01782368</text:p>
          </table:table-cell>
          <table:table-cell office:value-type="float" office:value="-0.01761044" calcext:value-type="float">
            <text:p>-0.01761044</text:p>
          </table:table-cell>
          <table:table-cell office:value-type="float" office:value="-0.01712503" calcext:value-type="float">
            <text:p>-0.01712503</text:p>
          </table:table-cell>
          <table:table-cell office:value-type="float" office:value="-0.0160518" calcext:value-type="float">
            <text:p>-0.0160518</text:p>
          </table:table-cell>
          <table:table-cell office:value-type="float" office:value="-0.01333759" calcext:value-type="float">
            <text:p>-0.01333759</text:p>
          </table:table-cell>
          <table:table-cell office:value-type="float" office:value="-0.007011797" calcext:value-type="float">
            <text:p>-0.007011797</text:p>
          </table:table-cell>
          <table:table-cell office:value-type="float" office:value="-0.003763708" calcext:value-type="float">
            <text:p>-0.003763708</text:p>
          </table:table-cell>
          <table:table-cell office:value-type="float" office:value="1694.748" calcext:value-type="float">
            <text:p>1694.748</text:p>
          </table:table-cell>
          <table:table-cell office:value-type="float" office:value="0" calcext:value-type="float">
            <text:p>0</text:p>
          </table:table-cell>
          <table:table-cell office:value-type="float" office:value="-0.01606214" calcext:value-type="float">
            <text:p>-0.01606214</text:p>
          </table:table-cell>
          <table:table-cell office:value-type="float" office:value="0.01734065" calcext:value-type="float">
            <text:p>0.01734065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807.0847" calcext:value-type="float">
            <text:p>807.0847</text:p>
          </table:table-cell>
          <table:table-cell office:value-type="float" office:value="380.2587" calcext:value-type="float">
            <text:p>380.258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6.153" calcext:value-type="float">
            <text:p>1296.153</text:p>
          </table:table-cell>
          <table:table-cell office:value-type="float" office:value="80.18292" calcext:value-type="float">
            <text:p>80.18292</text:p>
          </table:table-cell>
          <table:table-cell office:value-type="float" office:value="155.0845" calcext:value-type="float">
            <text:p>155.0845</text:p>
          </table:table-cell>
          <table:table-cell office:value-type="float" office:value="0.3019742" calcext:value-type="float">
            <text:p>0.3019742</text:p>
          </table:table-cell>
          <table:table-cell office:value-type="float" office:value="0.3021252" calcext:value-type="float">
            <text:p>0.3021252</text:p>
          </table:table-cell>
          <table:table-cell office:value-type="float" office:value="0.3023659" calcext:value-type="float">
            <text:p>0.3023659</text:p>
          </table:table-cell>
          <table:table-cell office:value-type="float" office:value="0.3027804" calcext:value-type="float">
            <text:p>0.3027804</text:p>
          </table:table-cell>
          <table:table-cell office:value-type="float" office:value="0.3035283" calcext:value-type="float">
            <text:p>0.3035283</text:p>
          </table:table-cell>
          <table:table-cell office:value-type="float" office:value="0.3047358" calcext:value-type="float">
            <text:p>0.3047358</text:p>
          </table:table-cell>
          <table:table-cell office:value-type="float" office:value="0.3519903" calcext:value-type="float">
            <text:p>0.3519903</text:p>
          </table:table-cell>
          <table:table-cell office:value-type="float" office:value="0.3624524" calcext:value-type="float">
            <text:p>0.3624524</text:p>
          </table:table-cell>
          <table:table-cell office:value-type="float" office:value="0.3877867" calcext:value-type="float">
            <text:p>0.3877867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772E-015" calcext:value-type="float">
            <text:p>1.904772E-15</text:p>
          </table:table-cell>
          <table:table-cell office:value-type="float" office:value="1.901499E-015" calcext:value-type="float">
            <text:p>1.901499E-15</text:p>
          </table:table-cell>
          <table:table-cell office:value-type="float" office:value="1.975879E-015" calcext:value-type="float">
            <text:p>1.975879E-15</text:p>
          </table:table-cell>
          <table:table-cell office:value-type="float" office:value="1.974973E-015" calcext:value-type="float">
            <text:p>1.97497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19433" calcext:value-type="float">
            <text:p>-0.01819433</text:p>
          </table:table-cell>
          <table:table-cell office:value-type="float" office:value="-0.01814987" calcext:value-type="float">
            <text:p>-0.01814987</text:p>
          </table:table-cell>
          <table:table-cell office:value-type="float" office:value="-0.01805443" calcext:value-type="float">
            <text:p>-0.01805443</text:p>
          </table:table-cell>
          <table:table-cell office:value-type="float" office:value="-0.01790064" calcext:value-type="float">
            <text:p>-0.01790064</text:p>
          </table:table-cell>
          <table:table-cell office:value-type="float" office:value="-0.01760273" calcext:value-type="float">
            <text:p>-0.01760273</text:p>
          </table:table-cell>
          <table:table-cell office:value-type="float" office:value="-0.0171217" calcext:value-type="float">
            <text:p>-0.0171217</text:p>
          </table:table-cell>
          <table:table-cell office:value-type="float" office:value="-0.01608505" calcext:value-type="float">
            <text:p>-0.01608505</text:p>
          </table:table-cell>
          <table:table-cell office:value-type="float" office:value="-0.01340572" calcext:value-type="float">
            <text:p>-0.01340572</text:p>
          </table:table-cell>
          <table:table-cell office:value-type="float" office:value="-0.007023168" calcext:value-type="float">
            <text:p>-0.007023168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698.735" calcext:value-type="float">
            <text:p>1698.735</text:p>
          </table:table-cell>
          <table:table-cell office:value-type="float" office:value="0" calcext:value-type="float">
            <text:p>0</text:p>
          </table:table-cell>
          <table:table-cell office:value-type="float" office:value="-0.01829119" calcext:value-type="float">
            <text:p>-0.01829119</text:p>
          </table:table-cell>
          <table:table-cell office:value-type="float" office:value="0.01724166" calcext:value-type="float">
            <text:p>0.0172416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807.0847" calcext:value-type="float">
            <text:p>807.0847</text:p>
          </table:table-cell>
          <table:table-cell office:value-type="float" office:value="380.1244" calcext:value-type="float">
            <text:p>380.124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6.16" calcext:value-type="float">
            <text:p>1296.16</text:p>
          </table:table-cell>
          <table:table-cell office:value-type="float" office:value="80.31066" calcext:value-type="float">
            <text:p>80.31066</text:p>
          </table:table-cell>
          <table:table-cell office:value-type="float" office:value="154.0921" calcext:value-type="float">
            <text:p>154.0921</text:p>
          </table:table-cell>
          <table:table-cell office:value-type="float" office:value="0.3004289" calcext:value-type="float">
            <text:p>0.3004289</text:p>
          </table:table-cell>
          <table:table-cell office:value-type="float" office:value="0.3007976" calcext:value-type="float">
            <text:p>0.3007976</text:p>
          </table:table-cell>
          <table:table-cell office:value-type="float" office:value="0.3015339" calcext:value-type="float">
            <text:p>0.3015339</text:p>
          </table:table-cell>
          <table:table-cell office:value-type="float" office:value="0.3025742" calcext:value-type="float">
            <text:p>0.3025742</text:p>
          </table:table-cell>
          <table:table-cell office:value-type="float" office:value="0.3035992" calcext:value-type="float">
            <text:p>0.3035992</text:p>
          </table:table-cell>
          <table:table-cell office:value-type="float" office:value="0.3047162" calcext:value-type="float">
            <text:p>0.3047162</text:p>
          </table:table-cell>
          <table:table-cell office:value-type="float" office:value="0.3518349" calcext:value-type="float">
            <text:p>0.3518349</text:p>
          </table:table-cell>
          <table:table-cell office:value-type="float" office:value="0.3621785" calcext:value-type="float">
            <text:p>0.3621785</text:p>
          </table:table-cell>
          <table:table-cell office:value-type="float" office:value="0.3878395" calcext:value-type="float">
            <text:p>0.3878395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829E-015" calcext:value-type="float">
            <text:p>1.904829E-15</text:p>
          </table:table-cell>
          <table:table-cell office:value-type="float" office:value="1.901488E-015" calcext:value-type="float">
            <text:p>1.901488E-15</text:p>
          </table:table-cell>
          <table:table-cell office:value-type="float" office:value="1.97588E-015" calcext:value-type="float">
            <text:p>1.97588E-15</text:p>
          </table:table-cell>
          <table:table-cell office:value-type="float" office:value="1.974959E-015" calcext:value-type="float">
            <text:p>1.974959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86335" calcext:value-type="float">
            <text:p>-0.01886335</text:p>
          </table:table-cell>
          <table:table-cell office:value-type="float" office:value="-0.01872301" calcext:value-type="float">
            <text:p>-0.01872301</text:p>
          </table:table-cell>
          <table:table-cell office:value-type="float" office:value="-0.01841008" calcext:value-type="float">
            <text:p>-0.01841008</text:p>
          </table:table-cell>
          <table:table-cell office:value-type="float" office:value="-0.01798838" calcext:value-type="float">
            <text:p>-0.01798838</text:p>
          </table:table-cell>
          <table:table-cell office:value-type="float" office:value="-0.01757571" calcext:value-type="float">
            <text:p>-0.01757571</text:p>
          </table:table-cell>
          <table:table-cell office:value-type="float" office:value="-0.01712957" calcext:value-type="float">
            <text:p>-0.01712957</text:p>
          </table:table-cell>
          <table:table-cell office:value-type="float" office:value="-0.01615345" calcext:value-type="float">
            <text:p>-0.01615345</text:p>
          </table:table-cell>
          <table:table-cell office:value-type="float" office:value="-0.01350311" calcext:value-type="float">
            <text:p>-0.01350311</text:p>
          </table:table-cell>
          <table:table-cell office:value-type="float" office:value="-0.007014192" calcext:value-type="float">
            <text:p>-0.007014192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702.444" calcext:value-type="float">
            <text:p>1702.444</text:p>
          </table:table-cell>
          <table:table-cell office:value-type="float" office:value="0" calcext:value-type="float">
            <text:p>0</text:p>
          </table:table-cell>
          <table:table-cell office:value-type="float" office:value="-0.01902433" calcext:value-type="float">
            <text:p>-0.01902433</text:p>
          </table:table-cell>
          <table:table-cell office:value-type="float" office:value="0.01715673" calcext:value-type="float">
            <text:p>0.01715673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807.0847" calcext:value-type="float">
            <text:p>807.0847</text:p>
          </table:table-cell>
          <table:table-cell office:value-type="float" office:value="380.0232" calcext:value-type="float">
            <text:p>380.0232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6.208" calcext:value-type="float">
            <text:p>1296.208</text:p>
          </table:table-cell>
          <table:table-cell office:value-type="float" office:value="80.36353" calcext:value-type="float">
            <text:p>80.36353</text:p>
          </table:table-cell>
          <table:table-cell office:value-type="float" office:value="152.9815" calcext:value-type="float">
            <text:p>152.9815</text:p>
          </table:table-cell>
          <table:table-cell office:value-type="float" office:value="0.2999447" calcext:value-type="float">
            <text:p>0.2999447</text:p>
          </table:table-cell>
          <table:table-cell office:value-type="float" office:value="0.3002503" calcext:value-type="float">
            <text:p>0.3002503</text:p>
          </table:table-cell>
          <table:table-cell office:value-type="float" office:value="0.300984" calcext:value-type="float">
            <text:p>0.300984</text:p>
          </table:table-cell>
          <table:table-cell office:value-type="float" office:value="0.302298" calcext:value-type="float">
            <text:p>0.302298</text:p>
          </table:table-cell>
          <table:table-cell office:value-type="float" office:value="0.3035279" calcext:value-type="float">
            <text:p>0.3035279</text:p>
          </table:table-cell>
          <table:table-cell office:value-type="float" office:value="0.3046768" calcext:value-type="float">
            <text:p>0.3046768</text:p>
          </table:table-cell>
          <table:table-cell office:value-type="float" office:value="0.3517423" calcext:value-type="float">
            <text:p>0.3517423</text:p>
          </table:table-cell>
          <table:table-cell office:value-type="float" office:value="0.3619658" calcext:value-type="float">
            <text:p>0.3619658</text:p>
          </table:table-cell>
          <table:table-cell office:value-type="float" office:value="0.3878719" calcext:value-type="float">
            <text:p>0.3878719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879E-015" calcext:value-type="float">
            <text:p>1.904879E-15</text:p>
          </table:table-cell>
          <table:table-cell office:value-type="float" office:value="1.901478E-015" calcext:value-type="float">
            <text:p>1.901478E-15</text:p>
          </table:table-cell>
          <table:table-cell office:value-type="float" office:value="1.975882E-015" calcext:value-type="float">
            <text:p>1.975882E-15</text:p>
          </table:table-cell>
          <table:table-cell office:value-type="float" office:value="1.974945E-015" calcext:value-type="float">
            <text:p>1.97494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08402" calcext:value-type="float">
            <text:p>-0.01908402</text:p>
          </table:table-cell>
          <table:table-cell office:value-type="float" office:value="-0.01896674" calcext:value-type="float">
            <text:p>-0.01896674</text:p>
          </table:table-cell>
          <table:table-cell office:value-type="float" office:value="-0.01864663" calcext:value-type="float">
            <text:p>-0.01864663</text:p>
          </table:table-cell>
          <table:table-cell office:value-type="float" office:value="-0.01810195" calcext:value-type="float">
            <text:p>-0.01810195</text:p>
          </table:table-cell>
          <table:table-cell office:value-type="float" office:value="-0.01760316" calcext:value-type="float">
            <text:p>-0.01760316</text:p>
          </table:table-cell>
          <table:table-cell office:value-type="float" office:value="-0.01714462" calcext:value-type="float">
            <text:p>-0.01714462</text:p>
          </table:table-cell>
          <table:table-cell office:value-type="float" office:value="-0.01619462" calcext:value-type="float">
            <text:p>-0.01619462</text:p>
          </table:table-cell>
          <table:table-cell office:value-type="float" office:value="-0.01357972" calcext:value-type="float">
            <text:p>-0.01357972</text:p>
          </table:table-cell>
          <table:table-cell office:value-type="float" office:value="-0.007008548" calcext:value-type="float">
            <text:p>-0.007008548</text:p>
          </table:table-cell>
          <table:table-cell office:value-type="float" office:value="-0.00376369" calcext:value-type="float">
            <text:p>-0.00376369</text:p>
          </table:table-cell>
          <table:table-cell office:value-type="float" office:value="1706.084" calcext:value-type="float">
            <text:p>1706.084</text:p>
          </table:table-cell>
          <table:table-cell office:value-type="float" office:value="0" calcext:value-type="float">
            <text:p>0</text:p>
          </table:table-cell>
          <table:table-cell office:value-type="float" office:value="-0.01921427" calcext:value-type="float">
            <text:p>-0.01921427</text:p>
          </table:table-cell>
          <table:table-cell office:value-type="float" office:value="0.01707294" calcext:value-type="float">
            <text:p>0.0170729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807.0847" calcext:value-type="float">
            <text:p>807.0847</text:p>
          </table:table-cell>
          <table:table-cell office:value-type="float" office:value="379.9306" calcext:value-type="float">
            <text:p>379.9306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6.257" calcext:value-type="float">
            <text:p>1296.257</text:p>
          </table:table-cell>
          <table:table-cell office:value-type="float" office:value="80.40634" calcext:value-type="float">
            <text:p>80.40634</text:p>
          </table:table-cell>
          <table:table-cell office:value-type="float" office:value="151.8858" calcext:value-type="float">
            <text:p>151.8858</text:p>
          </table:table-cell>
          <table:table-cell office:value-type="float" office:value="0.3007793" calcext:value-type="float">
            <text:p>0.3007793</text:p>
          </table:table-cell>
          <table:table-cell office:value-type="float" office:value="0.300869" calcext:value-type="float">
            <text:p>0.300869</text:p>
          </table:table-cell>
          <table:table-cell office:value-type="float" office:value="0.3011946" calcext:value-type="float">
            <text:p>0.3011946</text:p>
          </table:table-cell>
          <table:table-cell office:value-type="float" office:value="0.3022342" calcext:value-type="float">
            <text:p>0.3022342</text:p>
          </table:table-cell>
          <table:table-cell office:value-type="float" office:value="0.3034078" calcext:value-type="float">
            <text:p>0.3034078</text:p>
          </table:table-cell>
          <table:table-cell office:value-type="float" office:value="0.3045804" calcext:value-type="float">
            <text:p>0.3045804</text:p>
          </table:table-cell>
          <table:table-cell office:value-type="float" office:value="0.3516591" calcext:value-type="float">
            <text:p>0.3516591</text:p>
          </table:table-cell>
          <table:table-cell office:value-type="float" office:value="0.3618033" calcext:value-type="float">
            <text:p>0.3618033</text:p>
          </table:table-cell>
          <table:table-cell office:value-type="float" office:value="0.3878881" calcext:value-type="float">
            <text:p>0.3878881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928E-015" calcext:value-type="float">
            <text:p>1.904928E-15</text:p>
          </table:table-cell>
          <table:table-cell office:value-type="float" office:value="1.901467E-015" calcext:value-type="float">
            <text:p>1.901467E-15</text:p>
          </table:table-cell>
          <table:table-cell office:value-type="float" office:value="1.97588E-015" calcext:value-type="float">
            <text:p>1.97588E-15</text:p>
          </table:table-cell>
          <table:table-cell office:value-type="float" office:value="1.974933E-015" calcext:value-type="float">
            <text:p>1.97493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72383" calcext:value-type="float">
            <text:p>-0.01872383</text:p>
          </table:table-cell>
          <table:table-cell office:value-type="float" office:value="-0.01870169" calcext:value-type="float">
            <text:p>-0.01870169</text:p>
          </table:table-cell>
          <table:table-cell office:value-type="float" office:value="-0.01855921" calcext:value-type="float">
            <text:p>-0.01855921</text:p>
          </table:table-cell>
          <table:table-cell office:value-type="float" office:value="-0.0181301" calcext:value-type="float">
            <text:p>-0.0181301</text:p>
          </table:table-cell>
          <table:table-cell office:value-type="float" office:value="-0.01765202" calcext:value-type="float">
            <text:p>-0.01765202</text:p>
          </table:table-cell>
          <table:table-cell office:value-type="float" office:value="-0.01718234" calcext:value-type="float">
            <text:p>-0.01718234</text:p>
          </table:table-cell>
          <table:table-cell office:value-type="float" office:value="-0.0162316" calcext:value-type="float">
            <text:p>-0.0162316</text:p>
          </table:table-cell>
          <table:table-cell office:value-type="float" office:value="-0.01363857" calcext:value-type="float">
            <text:p>-0.01363857</text:p>
          </table:table-cell>
          <table:table-cell office:value-type="float" office:value="-0.007005715" calcext:value-type="float">
            <text:p>-0.007005715</text:p>
          </table:table-cell>
          <table:table-cell office:value-type="float" office:value="-0.003763692" calcext:value-type="float">
            <text:p>-0.003763692</text:p>
          </table:table-cell>
          <table:table-cell office:value-type="float" office:value="1709.708" calcext:value-type="float">
            <text:p>1709.708</text:p>
          </table:table-cell>
          <table:table-cell office:value-type="float" office:value="0" calcext:value-type="float">
            <text:p>0</text:p>
          </table:table-cell>
          <table:table-cell office:value-type="float" office:value="-0.01878504" calcext:value-type="float">
            <text:p>-0.01878504</text:p>
          </table:table-cell>
          <table:table-cell office:value-type="float" office:value="0.01698465" calcext:value-type="float">
            <text:p>0.01698465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807.0847" calcext:value-type="float">
            <text:p>807.0847</text:p>
          </table:table-cell>
          <table:table-cell office:value-type="float" office:value="379.754" calcext:value-type="float">
            <text:p>379.75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6.396" calcext:value-type="float">
            <text:p>1296.396</text:p>
          </table:table-cell>
          <table:table-cell office:value-type="float" office:value="80.44307" calcext:value-type="float">
            <text:p>80.44307</text:p>
          </table:table-cell>
          <table:table-cell office:value-type="float" office:value="150.9417" calcext:value-type="float">
            <text:p>150.9417</text:p>
          </table:table-cell>
          <table:table-cell office:value-type="float" office:value="0.3011858" calcext:value-type="float">
            <text:p>0.3011858</text:p>
          </table:table-cell>
          <table:table-cell office:value-type="float" office:value="0.3014178" calcext:value-type="float">
            <text:p>0.3014178</text:p>
          </table:table-cell>
          <table:table-cell office:value-type="float" office:value="0.3018691" calcext:value-type="float">
            <text:p>0.3018691</text:p>
          </table:table-cell>
          <table:table-cell office:value-type="float" office:value="0.3025925" calcext:value-type="float">
            <text:p>0.3025925</text:p>
          </table:table-cell>
          <table:table-cell office:value-type="float" office:value="0.3035087" calcext:value-type="float">
            <text:p>0.3035087</text:p>
          </table:table-cell>
          <table:table-cell office:value-type="float" office:value="0.3045753" calcext:value-type="float">
            <text:p>0.3045753</text:p>
          </table:table-cell>
          <table:table-cell office:value-type="float" office:value="0.3515939" calcext:value-type="float">
            <text:p>0.3515939</text:p>
          </table:table-cell>
          <table:table-cell office:value-type="float" office:value="0.3616779" calcext:value-type="float">
            <text:p>0.3616779</text:p>
          </table:table-cell>
          <table:table-cell office:value-type="float" office:value="0.3878939" calcext:value-type="float">
            <text:p>0.387893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977E-015" calcext:value-type="float">
            <text:p>1.904977E-15</text:p>
          </table:table-cell>
          <table:table-cell office:value-type="float" office:value="1.901457E-015" calcext:value-type="float">
            <text:p>1.901457E-15</text:p>
          </table:table-cell>
          <table:table-cell office:value-type="float" office:value="1.97588E-015" calcext:value-type="float">
            <text:p>1.97588E-15</text:p>
          </table:table-cell>
          <table:table-cell office:value-type="float" office:value="1.97492E-015" calcext:value-type="float">
            <text:p>1.97492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54" calcext:value-type="float">
            <text:p>-0.01854</text:p>
          </table:table-cell>
          <table:table-cell office:value-type="float" office:value="-0.01845876" calcext:value-type="float">
            <text:p>-0.01845876</text:p>
          </table:table-cell>
          <table:table-cell office:value-type="float" office:value="-0.01826981" calcext:value-type="float">
            <text:p>-0.01826981</text:p>
          </table:table-cell>
          <table:table-cell office:value-type="float" office:value="-0.01798245" calcext:value-type="float">
            <text:p>-0.01798245</text:p>
          </table:table-cell>
          <table:table-cell office:value-type="float" office:value="-0.01761245" calcext:value-type="float">
            <text:p>-0.01761245</text:p>
          </table:table-cell>
          <table:table-cell office:value-type="float" office:value="-0.0171849" calcext:value-type="float">
            <text:p>-0.0171849</text:p>
          </table:table-cell>
          <table:table-cell office:value-type="float" office:value="-0.01626082" calcext:value-type="float">
            <text:p>-0.01626082</text:p>
          </table:table-cell>
          <table:table-cell office:value-type="float" office:value="-0.01368415" calcext:value-type="float">
            <text:p>-0.01368415</text:p>
          </table:table-cell>
          <table:table-cell office:value-type="float" office:value="-0.007004713" calcext:value-type="float">
            <text:p>-0.007004713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713.324" calcext:value-type="float">
            <text:p>1713.324</text:p>
          </table:table-cell>
          <table:table-cell office:value-type="float" office:value="0" calcext:value-type="float">
            <text:p>0</text:p>
          </table:table-cell>
          <table:table-cell office:value-type="float" office:value="-0.0186549" calcext:value-type="float">
            <text:p>-0.0186549</text:p>
          </table:table-cell>
          <table:table-cell office:value-type="float" office:value="0.01688643" calcext:value-type="float">
            <text:p>0.01688643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807.8839" calcext:value-type="float">
            <text:p>807.8839</text:p>
          </table:table-cell>
          <table:table-cell office:value-type="float" office:value="379.5591" calcext:value-type="float">
            <text:p>379.5591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7.356" calcext:value-type="float">
            <text:p>1297.356</text:p>
          </table:table-cell>
          <table:table-cell office:value-type="float" office:value="80.47768" calcext:value-type="float">
            <text:p>80.47768</text:p>
          </table:table-cell>
          <table:table-cell office:value-type="float" office:value="151.4663" calcext:value-type="float">
            <text:p>151.4663</text:p>
          </table:table-cell>
          <table:table-cell office:value-type="float" office:value="0.3021796" calcext:value-type="float">
            <text:p>0.3021796</text:p>
          </table:table-cell>
          <table:table-cell office:value-type="float" office:value="0.3021454" calcext:value-type="float">
            <text:p>0.3021454</text:p>
          </table:table-cell>
          <table:table-cell office:value-type="float" office:value="0.3020925" calcext:value-type="float">
            <text:p>0.3020925</text:p>
          </table:table-cell>
          <table:table-cell office:value-type="float" office:value="0.3027472" calcext:value-type="float">
            <text:p>0.3027472</text:p>
          </table:table-cell>
          <table:table-cell office:value-type="float" office:value="0.3036413" calcext:value-type="float">
            <text:p>0.3036413</text:p>
          </table:table-cell>
          <table:table-cell office:value-type="float" office:value="0.3046466" calcext:value-type="float">
            <text:p>0.3046466</text:p>
          </table:table-cell>
          <table:table-cell office:value-type="float" office:value="0.3515747" calcext:value-type="float">
            <text:p>0.3515747</text:p>
          </table:table-cell>
          <table:table-cell office:value-type="float" office:value="0.3615828" calcext:value-type="float">
            <text:p>0.3615828</text:p>
          </table:table-cell>
          <table:table-cell office:value-type="float" office:value="0.387893" calcext:value-type="float">
            <text:p>0.387893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03E-015" calcext:value-type="float">
            <text:p>1.90503E-15</text:p>
          </table:table-cell>
          <table:table-cell office:value-type="float" office:value="1.901447E-015" calcext:value-type="float">
            <text:p>1.901447E-15</text:p>
          </table:table-cell>
          <table:table-cell office:value-type="float" office:value="1.975881E-015" calcext:value-type="float">
            <text:p>1.975881E-15</text:p>
          </table:table-cell>
          <table:table-cell office:value-type="float" office:value="1.974908E-015" calcext:value-type="float">
            <text:p>1.974908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12224" calcext:value-type="float">
            <text:p>-0.01812224</text:p>
          </table:table-cell>
          <table:table-cell office:value-type="float" office:value="-0.01815748" calcext:value-type="float">
            <text:p>-0.01815748</text:p>
          </table:table-cell>
          <table:table-cell office:value-type="float" office:value="-0.01818153" calcext:value-type="float">
            <text:p>-0.01818153</text:p>
          </table:table-cell>
          <table:table-cell office:value-type="float" office:value="-0.01791917" calcext:value-type="float">
            <text:p>-0.01791917</text:p>
          </table:table-cell>
          <table:table-cell office:value-type="float" office:value="-0.01755897" calcext:value-type="float">
            <text:p>-0.01755897</text:p>
          </table:table-cell>
          <table:table-cell office:value-type="float" office:value="-0.01715701" calcext:value-type="float">
            <text:p>-0.01715701</text:p>
          </table:table-cell>
          <table:table-cell office:value-type="float" office:value="-0.01626962" calcext:value-type="float">
            <text:p>-0.01626962</text:p>
          </table:table-cell>
          <table:table-cell office:value-type="float" office:value="-0.01371885" calcext:value-type="float">
            <text:p>-0.01371885</text:p>
          </table:table-cell>
          <table:table-cell office:value-type="float" office:value="-0.007004843" calcext:value-type="float">
            <text:p>-0.007004843</text:p>
          </table:table-cell>
          <table:table-cell office:value-type="float" office:value="-0.003763692" calcext:value-type="float">
            <text:p>-0.003763692</text:p>
          </table:table-cell>
          <table:table-cell office:value-type="float" office:value="1716.94" calcext:value-type="float">
            <text:p>1716.94</text:p>
          </table:table-cell>
          <table:table-cell office:value-type="float" office:value="0" calcext:value-type="float">
            <text:p>0</text:p>
          </table:table-cell>
          <table:table-cell office:value-type="float" office:value="-0.01817606" calcext:value-type="float">
            <text:p>-0.01817606</text:p>
          </table:table-cell>
          <table:table-cell office:value-type="float" office:value="0.01676682" calcext:value-type="float">
            <text:p>0.01676682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809.0838" calcext:value-type="float">
            <text:p>809.0838</text:p>
          </table:table-cell>
          <table:table-cell office:value-type="float" office:value="379.5934" calcext:value-type="float">
            <text:p>379.5934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8.461" calcext:value-type="float">
            <text:p>1298.461</text:p>
          </table:table-cell>
          <table:table-cell office:value-type="float" office:value="80.53873" calcext:value-type="float">
            <text:p>80.53873</text:p>
          </table:table-cell>
          <table:table-cell office:value-type="float" office:value="160.0224" calcext:value-type="float">
            <text:p>160.0224</text:p>
          </table:table-cell>
          <table:table-cell office:value-type="float" office:value="0.3005958" calcext:value-type="float">
            <text:p>0.3005958</text:p>
          </table:table-cell>
          <table:table-cell office:value-type="float" office:value="0.301166" calcext:value-type="float">
            <text:p>0.301166</text:p>
          </table:table-cell>
          <table:table-cell office:value-type="float" office:value="0.3019679" calcext:value-type="float">
            <text:p>0.3019679</text:p>
          </table:table-cell>
          <table:table-cell office:value-type="float" office:value="0.302836" calcext:value-type="float">
            <text:p>0.302836</text:p>
          </table:table-cell>
          <table:table-cell office:value-type="float" office:value="0.3037016" calcext:value-type="float">
            <text:p>0.3037016</text:p>
          </table:table-cell>
          <table:table-cell office:value-type="float" office:value="0.3047138" calcext:value-type="float">
            <text:p>0.3047138</text:p>
          </table:table-cell>
          <table:table-cell office:value-type="float" office:value="0.3515804" calcext:value-type="float">
            <text:p>0.3515804</text:p>
          </table:table-cell>
          <table:table-cell office:value-type="float" office:value="0.3615125" calcext:value-type="float">
            <text:p>0.3615125</text:p>
          </table:table-cell>
          <table:table-cell office:value-type="float" office:value="0.3878885" calcext:value-type="float">
            <text:p>0.3878885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088E-015" calcext:value-type="float">
            <text:p>1.905088E-15</text:p>
          </table:table-cell>
          <table:table-cell office:value-type="float" office:value="1.901436E-015" calcext:value-type="float">
            <text:p>1.901436E-15</text:p>
          </table:table-cell>
          <table:table-cell office:value-type="float" office:value="1.97588E-015" calcext:value-type="float">
            <text:p>1.97588E-15</text:p>
          </table:table-cell>
          <table:table-cell office:value-type="float" office:value="1.974895E-015" calcext:value-type="float">
            <text:p>1.974895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76133" calcext:value-type="float">
            <text:p>-0.01876133</text:p>
          </table:table-cell>
          <table:table-cell office:value-type="float" office:value="-0.01854993" calcext:value-type="float">
            <text:p>-0.01854993</text:p>
          </table:table-cell>
          <table:table-cell office:value-type="float" office:value="-0.01822567" calcext:value-type="float">
            <text:p>-0.01822567</text:p>
          </table:table-cell>
          <table:table-cell office:value-type="float" office:value="-0.01788117" calcext:value-type="float">
            <text:p>-0.01788117</text:p>
          </table:table-cell>
          <table:table-cell office:value-type="float" office:value="-0.01753509" calcext:value-type="float">
            <text:p>-0.01753509</text:p>
          </table:table-cell>
          <table:table-cell office:value-type="float" office:value="-0.01713041" calcext:value-type="float">
            <text:p>-0.01713041</text:p>
          </table:table-cell>
          <table:table-cell office:value-type="float" office:value="-0.01626709" calcext:value-type="float">
            <text:p>-0.01626709</text:p>
          </table:table-cell>
          <table:table-cell office:value-type="float" office:value="-0.01374459" calcext:value-type="float">
            <text:p>-0.01374459</text:p>
          </table:table-cell>
          <table:table-cell office:value-type="float" office:value="-0.007005624" calcext:value-type="float">
            <text:p>-0.007005624</text:p>
          </table:table-cell>
          <table:table-cell office:value-type="float" office:value="-0.003763692" calcext:value-type="float">
            <text:p>-0.003763692</text:p>
          </table:table-cell>
          <table:table-cell office:value-type="float" office:value="1720.584" calcext:value-type="float">
            <text:p>1720.584</text:p>
          </table:table-cell>
          <table:table-cell office:value-type="float" office:value="0" calcext:value-type="float">
            <text:p>0</text:p>
          </table:table-cell>
          <table:table-cell office:value-type="float" office:value="-0.01901821" calcext:value-type="float">
            <text:p>-0.01901821</text:p>
          </table:table-cell>
          <table:table-cell office:value-type="float" office:value="0.01664775" calcext:value-type="float">
            <text:p>0.01664775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809.6835" calcext:value-type="float">
            <text:p>809.6835</text:p>
          </table:table-cell>
          <table:table-cell office:value-type="float" office:value="379.5275" calcext:value-type="float">
            <text:p>379.5275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9.093" calcext:value-type="float">
            <text:p>1299.093</text:p>
          </table:table-cell>
          <table:table-cell office:value-type="float" office:value="80.57207" calcext:value-type="float">
            <text:p>80.57207</text:p>
          </table:table-cell>
          <table:table-cell office:value-type="float" office:value="164.4319" calcext:value-type="float">
            <text:p>164.4319</text:p>
          </table:table-cell>
          <table:table-cell office:value-type="float" office:value="0.2963947" calcext:value-type="float">
            <text:p>0.2963947</text:p>
          </table:table-cell>
          <table:table-cell office:value-type="float" office:value="0.2974998" calcext:value-type="float">
            <text:p>0.2974998</text:p>
          </table:table-cell>
          <table:table-cell office:value-type="float" office:value="0.2995575" calcext:value-type="float">
            <text:p>0.2995575</text:p>
          </table:table-cell>
          <table:table-cell office:value-type="float" office:value="0.3018377" calcext:value-type="float">
            <text:p>0.3018377</text:p>
          </table:table-cell>
          <table:table-cell office:value-type="float" office:value="0.3034261" calcext:value-type="float">
            <text:p>0.3034261</text:p>
          </table:table-cell>
          <table:table-cell office:value-type="float" office:value="0.304628" calcext:value-type="float">
            <text:p>0.304628</text:p>
          </table:table-cell>
          <table:table-cell office:value-type="float" office:value="0.3515739" calcext:value-type="float">
            <text:p>0.3515739</text:p>
          </table:table-cell>
          <table:table-cell office:value-type="float" office:value="0.3614609" calcext:value-type="float">
            <text:p>0.3614609</text:p>
          </table:table-cell>
          <table:table-cell office:value-type="float" office:value="0.3878814" calcext:value-type="float">
            <text:p>0.3878814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136E-015" calcext:value-type="float">
            <text:p>1.905136E-15</text:p>
          </table:table-cell>
          <table:table-cell office:value-type="float" office:value="1.901426E-015" calcext:value-type="float">
            <text:p>1.901426E-15</text:p>
          </table:table-cell>
          <table:table-cell office:value-type="float" office:value="1.975881E-015" calcext:value-type="float">
            <text:p>1.975881E-15</text:p>
          </table:table-cell>
          <table:table-cell office:value-type="float" office:value="1.974882E-015" calcext:value-type="float">
            <text:p>1.974882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71359" calcext:value-type="float">
            <text:p>-0.02071359</text:p>
          </table:table-cell>
          <table:table-cell office:value-type="float" office:value="-0.02020463" calcext:value-type="float">
            <text:p>-0.02020463</text:p>
          </table:table-cell>
          <table:table-cell office:value-type="float" office:value="-0.01926258" calcext:value-type="float">
            <text:p>-0.01926258</text:p>
          </table:table-cell>
          <table:table-cell office:value-type="float" office:value="-0.01828928" calcext:value-type="float">
            <text:p>-0.01828928</text:p>
          </table:table-cell>
          <table:table-cell office:value-type="float" office:value="-0.01764202" calcext:value-type="float">
            <text:p>-0.01764202</text:p>
          </table:table-cell>
          <table:table-cell office:value-type="float" office:value="-0.01716296" calcext:value-type="float">
            <text:p>-0.01716296</text:p>
          </table:table-cell>
          <table:table-cell office:value-type="float" office:value="-0.01626977" calcext:value-type="float">
            <text:p>-0.01626977</text:p>
          </table:table-cell>
          <table:table-cell office:value-type="float" office:value="-0.0137635" calcext:value-type="float">
            <text:p>-0.0137635</text:p>
          </table:table-cell>
          <table:table-cell office:value-type="float" office:value="-0.007006858" calcext:value-type="float">
            <text:p>-0.007006858</text:p>
          </table:table-cell>
          <table:table-cell office:value-type="float" office:value="-0.00376369" calcext:value-type="float">
            <text:p>-0.00376369</text:p>
          </table:table-cell>
          <table:table-cell office:value-type="float" office:value="1724.2" calcext:value-type="float">
            <text:p>1724.2</text:p>
          </table:table-cell>
          <table:table-cell office:value-type="float" office:value="0" calcext:value-type="float">
            <text:p>0</text:p>
          </table:table-cell>
          <table:table-cell office:value-type="float" office:value="-0.02111783" calcext:value-type="float">
            <text:p>-0.02111783</text:p>
          </table:table-cell>
          <table:table-cell office:value-type="float" office:value="0.01655662" calcext:value-type="float">
            <text:p>0.01655662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809.6835" calcext:value-type="float">
            <text:p>809.6835</text:p>
          </table:table-cell>
          <table:table-cell office:value-type="float" office:value="379.3908" calcext:value-type="float">
            <text:p>379.3908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9.088" calcext:value-type="float">
            <text:p>1299.088</text:p>
          </table:table-cell>
          <table:table-cell office:value-type="float" office:value="80.71391" calcext:value-type="float">
            <text:p>80.71391</text:p>
          </table:table-cell>
          <table:table-cell office:value-type="float" office:value="163.2954" calcext:value-type="float">
            <text:p>163.2954</text:p>
          </table:table-cell>
          <table:table-cell office:value-type="float" office:value="0.2846195" calcext:value-type="float">
            <text:p>0.2846195</text:p>
          </table:table-cell>
          <table:table-cell office:value-type="float" office:value="0.2873021" calcext:value-type="float">
            <text:p>0.2873021</text:p>
          </table:table-cell>
          <table:table-cell office:value-type="float" office:value="0.2936177" calcext:value-type="float">
            <text:p>0.2936177</text:p>
          </table:table-cell>
          <table:table-cell office:value-type="float" office:value="0.2993611" calcext:value-type="float">
            <text:p>0.2993611</text:p>
          </table:table-cell>
          <table:table-cell office:value-type="float" office:value="0.302702" calcext:value-type="float">
            <text:p>0.302702</text:p>
          </table:table-cell>
          <table:table-cell office:value-type="float" office:value="0.3057543" calcext:value-type="float">
            <text:p>0.3057543</text:p>
          </table:table-cell>
          <table:table-cell office:value-type="float" office:value="0.3578503" calcext:value-type="float">
            <text:p>0.3578503</text:p>
          </table:table-cell>
          <table:table-cell office:value-type="float" office:value="0.3616808" calcext:value-type="float">
            <text:p>0.3616808</text:p>
          </table:table-cell>
          <table:table-cell office:value-type="float" office:value="0.3878781" calcext:value-type="float">
            <text:p>0.3878781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184E-015" calcext:value-type="float">
            <text:p>1.905184E-15</text:p>
          </table:table-cell>
          <table:table-cell office:value-type="float" office:value="1.901415E-015" calcext:value-type="float">
            <text:p>1.901415E-15</text:p>
          </table:table-cell>
          <table:table-cell office:value-type="float" office:value="1.975879E-015" calcext:value-type="float">
            <text:p>1.975879E-15</text:p>
          </table:table-cell>
          <table:table-cell office:value-type="float" office:value="1.974871E-015" calcext:value-type="float">
            <text:p>1.974871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5338" calcext:value-type="float">
            <text:p>-0.0275338</text:p>
          </table:table-cell>
          <table:table-cell office:value-type="float" office:value="-0.02576368" calcext:value-type="float">
            <text:p>-0.02576368</text:p>
          </table:table-cell>
          <table:table-cell office:value-type="float" office:value="-0.02211337" calcext:value-type="float">
            <text:p>-0.02211337</text:p>
          </table:table-cell>
          <table:table-cell office:value-type="float" office:value="-0.01935642" calcext:value-type="float">
            <text:p>-0.01935642</text:p>
          </table:table-cell>
          <table:table-cell office:value-type="float" office:value="-0.01793778" calcext:value-type="float">
            <text:p>-0.01793778</text:p>
          </table:table-cell>
          <table:table-cell office:value-type="float" office:value="-0.0167347" calcext:value-type="float">
            <text:p>-0.0167347</text:p>
          </table:table-cell>
          <table:table-cell office:value-type="float" office:value="-0.01371904" calcext:value-type="float">
            <text:p>-0.01371904</text:p>
          </table:table-cell>
          <table:table-cell office:value-type="float" office:value="-0.01368518" calcext:value-type="float">
            <text:p>-0.01368518</text:p>
          </table:table-cell>
          <table:table-cell office:value-type="float" office:value="-0.007007442" calcext:value-type="float">
            <text:p>-0.007007442</text:p>
          </table:table-cell>
          <table:table-cell office:value-type="float" office:value="-0.003763692" calcext:value-type="float">
            <text:p>-0.003763692</text:p>
          </table:table-cell>
          <table:table-cell office:value-type="float" office:value="1727.881" calcext:value-type="float">
            <text:p>1727.881</text:p>
          </table:table-cell>
          <table:table-cell office:value-type="float" office:value="0" calcext:value-type="float">
            <text:p>0</text:p>
          </table:table-cell>
          <table:table-cell office:value-type="float" office:value="-0.02851131" calcext:value-type="float">
            <text:p>-0.02851131</text:p>
          </table:table-cell>
          <table:table-cell office:value-type="float" office:value="0.01646651" calcext:value-type="float">
            <text:p>0.01646651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809.6835" calcext:value-type="float">
            <text:p>809.6835</text:p>
          </table:table-cell>
          <table:table-cell office:value-type="float" office:value="379.2425" calcext:value-type="float">
            <text:p>379.2425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9.086" calcext:value-type="float">
            <text:p>1299.086</text:p>
          </table:table-cell>
          <table:table-cell office:value-type="float" office:value="80.86333" calcext:value-type="float">
            <text:p>80.86333</text:p>
          </table:table-cell>
          <table:table-cell office:value-type="float" office:value="159.6552" calcext:value-type="float">
            <text:p>159.6552</text:p>
          </table:table-cell>
          <table:table-cell office:value-type="float" office:value="0.2964562" calcext:value-type="float">
            <text:p>0.2964562</text:p>
          </table:table-cell>
          <table:table-cell office:value-type="float" office:value="0.2956318" calcext:value-type="float">
            <text:p>0.2956318</text:p>
          </table:table-cell>
          <table:table-cell office:value-type="float" office:value="0.2952077" calcext:value-type="float">
            <text:p>0.2952077</text:p>
          </table:table-cell>
          <table:table-cell office:value-type="float" office:value="0.2983268" calcext:value-type="float">
            <text:p>0.2983268</text:p>
          </table:table-cell>
          <table:table-cell office:value-type="float" office:value="0.3020034" calcext:value-type="float">
            <text:p>0.3020034</text:p>
          </table:table-cell>
          <table:table-cell office:value-type="float" office:value="0.3050101" calcext:value-type="float">
            <text:p>0.3050101</text:p>
          </table:table-cell>
          <table:table-cell office:value-type="float" office:value="0.354221" calcext:value-type="float">
            <text:p>0.354221</text:p>
          </table:table-cell>
          <table:table-cell office:value-type="float" office:value="0.3619113" calcext:value-type="float">
            <text:p>0.3619113</text:p>
          </table:table-cell>
          <table:table-cell office:value-type="float" office:value="0.3878909" calcext:value-type="float">
            <text:p>0.3878909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232E-015" calcext:value-type="float">
            <text:p>1.905232E-15</text:p>
          </table:table-cell>
          <table:table-cell office:value-type="float" office:value="1.901405E-015" calcext:value-type="float">
            <text:p>1.901405E-15</text:p>
          </table:table-cell>
          <table:table-cell office:value-type="float" office:value="1.975878E-015" calcext:value-type="float">
            <text:p>1.975878E-15</text:p>
          </table:table-cell>
          <table:table-cell office:value-type="float" office:value="1.974859E-015" calcext:value-type="float">
            <text:p>1.974859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76885" calcext:value-type="float">
            <text:p>-0.02076885</text:p>
          </table:table-cell>
          <table:table-cell office:value-type="float" office:value="-0.02117948" calcext:value-type="float">
            <text:p>-0.02117948</text:p>
          </table:table-cell>
          <table:table-cell office:value-type="float" office:value="-0.02135589" calcext:value-type="float">
            <text:p>-0.02135589</text:p>
          </table:table-cell>
          <table:table-cell office:value-type="float" office:value="-0.01984331" calcext:value-type="float">
            <text:p>-0.01984331</text:p>
          </table:table-cell>
          <table:table-cell office:value-type="float" office:value="-0.0182259" calcext:value-type="float">
            <text:p>-0.0182259</text:p>
          </table:table-cell>
          <table:table-cell office:value-type="float" office:value="-0.01701047" calcext:value-type="float">
            <text:p>-0.01701047</text:p>
          </table:table-cell>
          <table:table-cell office:value-type="float" office:value="-0.01512354" calcext:value-type="float">
            <text:p>-0.01512354</text:p>
          </table:table-cell>
          <table:table-cell office:value-type="float" office:value="-0.01360023" calcext:value-type="float">
            <text:p>-0.01360023</text:p>
          </table:table-cell>
          <table:table-cell office:value-type="float" office:value="-0.007005244" calcext:value-type="float">
            <text:p>-0.007005244</text:p>
          </table:table-cell>
          <table:table-cell office:value-type="float" office:value="-0.00376369" calcext:value-type="float">
            <text:p>-0.00376369</text:p>
          </table:table-cell>
          <table:table-cell office:value-type="float" office:value="1731.599" calcext:value-type="float">
            <text:p>1731.599</text:p>
          </table:table-cell>
          <table:table-cell office:value-type="float" office:value="0" calcext:value-type="float">
            <text:p>0</text:p>
          </table:table-cell>
          <table:table-cell office:value-type="float" office:value="-0.02050155" calcext:value-type="float">
            <text:p>-0.02050155</text:p>
          </table:table-cell>
          <table:table-cell office:value-type="float" office:value="0.01634981" calcext:value-type="float">
            <text:p>0.01634981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809.6835" calcext:value-type="float">
            <text:p>809.6835</text:p>
          </table:table-cell>
          <table:table-cell office:value-type="float" office:value="379.0809" calcext:value-type="float">
            <text:p>379.0809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9.187" calcext:value-type="float">
            <text:p>1299.187</text:p>
          </table:table-cell>
          <table:table-cell office:value-type="float" office:value="80.92243" calcext:value-type="float">
            <text:p>80.92243</text:p>
          </table:table-cell>
          <table:table-cell office:value-type="float" office:value="158.1565" calcext:value-type="float">
            <text:p>158.1565</text:p>
          </table:table-cell>
          <table:table-cell office:value-type="float" office:value="0.299881" calcext:value-type="float">
            <text:p>0.299881</text:p>
          </table:table-cell>
          <table:table-cell office:value-type="float" office:value="0.2996791" calcext:value-type="float">
            <text:p>0.2996791</text:p>
          </table:table-cell>
          <table:table-cell office:value-type="float" office:value="0.2992008" calcext:value-type="float">
            <text:p>0.2992008</text:p>
          </table:table-cell>
          <table:table-cell office:value-type="float" office:value="0.3000924" calcext:value-type="float">
            <text:p>0.3000924</text:p>
          </table:table-cell>
          <table:table-cell office:value-type="float" office:value="0.3019322" calcext:value-type="float">
            <text:p>0.3019322</text:p>
          </table:table-cell>
          <table:table-cell office:value-type="float" office:value="0.3040947" calcext:value-type="float">
            <text:p>0.3040947</text:p>
          </table:table-cell>
          <table:table-cell office:value-type="float" office:value="0.352476" calcext:value-type="float">
            <text:p>0.352476</text:p>
          </table:table-cell>
          <table:table-cell office:value-type="float" office:value="0.3618729" calcext:value-type="float">
            <text:p>0.3618729</text:p>
          </table:table-cell>
          <table:table-cell office:value-type="float" office:value="0.387904" calcext:value-type="float">
            <text:p>0.387904</text:p>
          </table:table-cell>
          <table:table-cell office:value-type="float" office:value="0.4139457" calcext:value-type="float">
            <text:p>0.4139457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28E-015" calcext:value-type="float">
            <text:p>1.90528E-15</text:p>
          </table:table-cell>
          <table:table-cell office:value-type="float" office:value="1.901395E-015" calcext:value-type="float">
            <text:p>1.901395E-15</text:p>
          </table:table-cell>
          <table:table-cell office:value-type="float" office:value="1.975878E-015" calcext:value-type="float">
            <text:p>1.975878E-15</text:p>
          </table:table-cell>
          <table:table-cell office:value-type="float" office:value="1.974847E-015" calcext:value-type="float">
            <text:p>1.974847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12158" calcext:value-type="float">
            <text:p>-0.01912158</text:p>
          </table:table-cell>
          <table:table-cell office:value-type="float" office:value="-0.019228" calcext:value-type="float">
            <text:p>-0.019228</text:p>
          </table:table-cell>
          <table:table-cell office:value-type="float" office:value="-0.01944074" calcext:value-type="float">
            <text:p>-0.01944074</text:p>
          </table:table-cell>
          <table:table-cell office:value-type="float" office:value="-0.01905195" calcext:value-type="float">
            <text:p>-0.01905195</text:p>
          </table:table-cell>
          <table:table-cell office:value-type="float" office:value="-0.01826014" calcext:value-type="float">
            <text:p>-0.01826014</text:p>
          </table:table-cell>
          <table:table-cell office:value-type="float" office:value="-0.01737203" calcext:value-type="float">
            <text:p>-0.01737203</text:p>
          </table:table-cell>
          <table:table-cell office:value-type="float" office:value="-0.01586821" calcext:value-type="float">
            <text:p>-0.01586821</text:p>
          </table:table-cell>
          <table:table-cell office:value-type="float" office:value="-0.0136136" calcext:value-type="float">
            <text:p>-0.0136136</text:p>
          </table:table-cell>
          <table:table-cell office:value-type="float" office:value="-0.007002966" calcext:value-type="float">
            <text:p>-0.007002966</text:p>
          </table:table-cell>
          <table:table-cell office:value-type="float" office:value="-0.003763711" calcext:value-type="float">
            <text:p>-0.003763711</text:p>
          </table:table-cell>
          <table:table-cell office:value-type="float" office:value="1735.241" calcext:value-type="float">
            <text:p>1735.241</text:p>
          </table:table-cell>
          <table:table-cell office:value-type="float" office:value="0" calcext:value-type="float">
            <text:p>0</text:p>
          </table:table-cell>
          <table:table-cell office:value-type="float" office:value="-0.01908928" calcext:value-type="float">
            <text:p>-0.01908928</text:p>
          </table:table-cell>
          <table:table-cell office:value-type="float" office:value="0.01623628" calcext:value-type="float">
            <text:p>0.01623628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809.6835" calcext:value-type="float">
            <text:p>809.6835</text:p>
          </table:table-cell>
          <table:table-cell office:value-type="float" office:value="378.8422" calcext:value-type="float">
            <text:p>378.8422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9.398" calcext:value-type="float">
            <text:p>1299.398</text:p>
          </table:table-cell>
          <table:table-cell office:value-type="float" office:value="80.94933" calcext:value-type="float">
            <text:p>80.94933</text:p>
          </table:table-cell>
          <table:table-cell office:value-type="float" office:value="153.5125" calcext:value-type="float">
            <text:p>153.5125</text:p>
          </table:table-cell>
          <table:table-cell office:value-type="float" office:value="0.3033732" calcext:value-type="float">
            <text:p>0.3033732</text:p>
          </table:table-cell>
          <table:table-cell office:value-type="float" office:value="0.3027236" calcext:value-type="float">
            <text:p>0.3027236</text:p>
          </table:table-cell>
          <table:table-cell office:value-type="float" office:value="0.3015471" calcext:value-type="float">
            <text:p>0.3015471</text:p>
          </table:table-cell>
          <table:table-cell office:value-type="float" office:value="0.3015429" calcext:value-type="float">
            <text:p>0.3015429</text:p>
          </table:table-cell>
          <table:table-cell office:value-type="float" office:value="0.3025416" calcext:value-type="float">
            <text:p>0.3025416</text:p>
          </table:table-cell>
          <table:table-cell office:value-type="float" office:value="0.3040427" calcext:value-type="float">
            <text:p>0.3040427</text:p>
          </table:table-cell>
          <table:table-cell office:value-type="float" office:value="0.3517588" calcext:value-type="float">
            <text:p>0.3517588</text:p>
          </table:table-cell>
          <table:table-cell office:value-type="float" office:value="0.3617629" calcext:value-type="float">
            <text:p>0.3617629</text:p>
          </table:table-cell>
          <table:table-cell office:value-type="float" office:value="0.3879103" calcext:value-type="float">
            <text:p>0.3879103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328E-015" calcext:value-type="float">
            <text:p>1.905328E-15</text:p>
          </table:table-cell>
          <table:table-cell office:value-type="float" office:value="1.901384E-015" calcext:value-type="float">
            <text:p>1.901384E-15</text:p>
          </table:table-cell>
          <table:table-cell office:value-type="float" office:value="1.975877E-015" calcext:value-type="float">
            <text:p>1.975877E-15</text:p>
          </table:table-cell>
          <table:table-cell office:value-type="float" office:value="1.974836E-015" calcext:value-type="float">
            <text:p>1.974836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6471" calcext:value-type="float">
            <text:p>-0.0176471</text:p>
          </table:table-cell>
          <table:table-cell office:value-type="float" office:value="-0.01792928" calcext:value-type="float">
            <text:p>-0.01792928</text:p>
          </table:table-cell>
          <table:table-cell office:value-type="float" office:value="-0.01841866" calcext:value-type="float">
            <text:p>-0.01841866</text:p>
          </table:table-cell>
          <table:table-cell office:value-type="float" office:value="-0.0184267" calcext:value-type="float">
            <text:p>-0.0184267</text:p>
          </table:table-cell>
          <table:table-cell office:value-type="float" office:value="-0.01800862" calcext:value-type="float">
            <text:p>-0.01800862</text:p>
          </table:table-cell>
          <table:table-cell office:value-type="float" office:value="-0.01739508" calcext:value-type="float">
            <text:p>-0.01739508</text:p>
          </table:table-cell>
          <table:table-cell office:value-type="float" office:value="-0.01618578" calcext:value-type="float">
            <text:p>-0.01618578</text:p>
          </table:table-cell>
          <table:table-cell office:value-type="float" office:value="-0.01365329" calcext:value-type="float">
            <text:p>-0.01365329</text:p>
          </table:table-cell>
          <table:table-cell office:value-type="float" office:value="-0.007001861" calcext:value-type="float">
            <text:p>-0.007001861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738.838" calcext:value-type="float">
            <text:p>1738.838</text:p>
          </table:table-cell>
          <table:table-cell office:value-type="float" office:value="0" calcext:value-type="float">
            <text:p>0</text:p>
          </table:table-cell>
          <table:table-cell office:value-type="float" office:value="-0.01756465" calcext:value-type="float">
            <text:p>-0.01756465</text:p>
          </table:table-cell>
          <table:table-cell office:value-type="float" office:value="0.01611266" calcext:value-type="float">
            <text:p>0.01611266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809.6835" calcext:value-type="float">
            <text:p>809.6835</text:p>
          </table:table-cell>
          <table:table-cell office:value-type="float" office:value="378.8287" calcext:value-type="float">
            <text:p>378.828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9.389" calcext:value-type="float">
            <text:p>1299.389</text:p>
          </table:table-cell>
          <table:table-cell office:value-type="float" office:value="80.9724" calcext:value-type="float">
            <text:p>80.9724</text:p>
          </table:table-cell>
          <table:table-cell office:value-type="float" office:value="151.4505" calcext:value-type="float">
            <text:p>151.4505</text:p>
          </table:table-cell>
          <table:table-cell office:value-type="float" office:value="0.3042548" calcext:value-type="float">
            <text:p>0.3042548</text:p>
          </table:table-cell>
          <table:table-cell office:value-type="float" office:value="0.30429" calcext:value-type="float">
            <text:p>0.30429</text:p>
          </table:table-cell>
          <table:table-cell office:value-type="float" office:value="0.3037054" calcext:value-type="float">
            <text:p>0.3037054</text:p>
          </table:table-cell>
          <table:table-cell office:value-type="float" office:value="0.3031807" calcext:value-type="float">
            <text:p>0.3031807</text:p>
          </table:table-cell>
          <table:table-cell office:value-type="float" office:value="0.303486" calcext:value-type="float">
            <text:p>0.303486</text:p>
          </table:table-cell>
          <table:table-cell office:value-type="float" office:value="0.3043934" calcext:value-type="float">
            <text:p>0.3043934</text:p>
          </table:table-cell>
          <table:table-cell office:value-type="float" office:value="0.3515369" calcext:value-type="float">
            <text:p>0.3515369</text:p>
          </table:table-cell>
          <table:table-cell office:value-type="float" office:value="0.3616483" calcext:value-type="float">
            <text:p>0.3616483</text:p>
          </table:table-cell>
          <table:table-cell office:value-type="float" office:value="0.3879097" calcext:value-type="float">
            <text:p>0.3879097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376E-015" calcext:value-type="float">
            <text:p>1.905376E-15</text:p>
          </table:table-cell>
          <table:table-cell office:value-type="float" office:value="1.901374E-015" calcext:value-type="float">
            <text:p>1.901374E-15</text:p>
          </table:table-cell>
          <table:table-cell office:value-type="float" office:value="1.975876E-015" calcext:value-type="float">
            <text:p>1.975876E-15</text:p>
          </table:table-cell>
          <table:table-cell office:value-type="float" office:value="1.974823E-015" calcext:value-type="float">
            <text:p>1.974823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25932" calcext:value-type="float">
            <text:p>-0.01725932</text:p>
          </table:table-cell>
          <table:table-cell office:value-type="float" office:value="-0.01727054" calcext:value-type="float">
            <text:p>-0.01727054</text:p>
          </table:table-cell>
          <table:table-cell office:value-type="float" office:value="-0.01752081" calcext:value-type="float">
            <text:p>-0.01752081</text:p>
          </table:table-cell>
          <table:table-cell office:value-type="float" office:value="-0.01774668" calcext:value-type="float">
            <text:p>-0.01774668</text:p>
          </table:table-cell>
          <table:table-cell office:value-type="float" office:value="-0.01762493" calcext:value-type="float">
            <text:p>-0.01762493</text:p>
          </table:table-cell>
          <table:table-cell office:value-type="float" office:value="-0.01725789" calcext:value-type="float">
            <text:p>-0.01725789</text:p>
          </table:table-cell>
          <table:table-cell office:value-type="float" office:value="-0.01628627" calcext:value-type="float">
            <text:p>-0.01628627</text:p>
          </table:table-cell>
          <table:table-cell office:value-type="float" office:value="-0.01369496" calcext:value-type="float">
            <text:p>-0.01369496</text:p>
          </table:table-cell>
          <table:table-cell office:value-type="float" office:value="-0.007001961" calcext:value-type="float">
            <text:p>-0.007001961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742.433" calcext:value-type="float">
            <text:p>1742.433</text:p>
          </table:table-cell>
          <table:table-cell office:value-type="float" office:value="0" calcext:value-type="float">
            <text:p>0</text:p>
          </table:table-cell>
          <table:table-cell office:value-type="float" office:value="-0.01734142" calcext:value-type="float">
            <text:p>-0.01734142</text:p>
          </table:table-cell>
          <table:table-cell office:value-type="float" office:value="0.0159678" calcext:value-type="float">
            <text:p>0.015967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809.6835" calcext:value-type="float">
            <text:p>809.6835</text:p>
          </table:table-cell>
          <table:table-cell office:value-type="float" office:value="378.8095" calcext:value-type="float">
            <text:p>378.8095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9.26" calcext:value-type="float">
            <text:p>1299.26</text:p>
          </table:table-cell>
          <table:table-cell office:value-type="float" office:value="81.11986" calcext:value-type="float">
            <text:p>81.11986</text:p>
          </table:table-cell>
          <table:table-cell office:value-type="float" office:value="150.6653" calcext:value-type="float">
            <text:p>150.6653</text:p>
          </table:table-cell>
          <table:table-cell office:value-type="float" office:value="0.3017936" calcext:value-type="float">
            <text:p>0.3017936</text:p>
          </table:table-cell>
          <table:table-cell office:value-type="float" office:value="0.3020064" calcext:value-type="float">
            <text:p>0.3020064</text:p>
          </table:table-cell>
          <table:table-cell office:value-type="float" office:value="0.3024597" calcext:value-type="float">
            <text:p>0.3024597</text:p>
          </table:table-cell>
          <table:table-cell office:value-type="float" office:value="0.303078" calcext:value-type="float">
            <text:p>0.303078</text:p>
          </table:table-cell>
          <table:table-cell office:value-type="float" office:value="0.3037495" calcext:value-type="float">
            <text:p>0.3037495</text:p>
          </table:table-cell>
          <table:table-cell office:value-type="float" office:value="0.3047532" calcext:value-type="float">
            <text:p>0.3047532</text:p>
          </table:table-cell>
          <table:table-cell office:value-type="float" office:value="0.3515639" calcext:value-type="float">
            <text:p>0.3515639</text:p>
          </table:table-cell>
          <table:table-cell office:value-type="float" office:value="0.3615582" calcext:value-type="float">
            <text:p>0.3615582</text:p>
          </table:table-cell>
          <table:table-cell office:value-type="float" office:value="0.3879038" calcext:value-type="float">
            <text:p>0.3879038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425E-015" calcext:value-type="float">
            <text:p>1.905425E-15</text:p>
          </table:table-cell>
          <table:table-cell office:value-type="float" office:value="1.901363E-015" calcext:value-type="float">
            <text:p>1.901363E-15</text:p>
          </table:table-cell>
          <table:table-cell office:value-type="float" office:value="1.975876E-015" calcext:value-type="float">
            <text:p>1.975876E-15</text:p>
          </table:table-cell>
          <table:table-cell office:value-type="float" office:value="1.974811E-015" calcext:value-type="float">
            <text:p>1.974811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27498" calcext:value-type="float">
            <text:p>-0.01827498</text:p>
          </table:table-cell>
          <table:table-cell office:value-type="float" office:value="-0.01820316" calcext:value-type="float">
            <text:p>-0.01820316</text:p>
          </table:table-cell>
          <table:table-cell office:value-type="float" office:value="-0.01801453" calcext:value-type="float">
            <text:p>-0.01801453</text:p>
          </table:table-cell>
          <table:table-cell office:value-type="float" office:value="-0.01777649" calcext:value-type="float">
            <text:p>-0.01777649</text:p>
          </table:table-cell>
          <table:table-cell office:value-type="float" office:value="-0.01751253" calcext:value-type="float">
            <text:p>-0.01751253</text:p>
          </table:table-cell>
          <table:table-cell office:value-type="float" office:value="-0.01711489" calcext:value-type="float">
            <text:p>-0.01711489</text:p>
          </table:table-cell>
          <table:table-cell office:value-type="float" office:value="-0.01627477" calcext:value-type="float">
            <text:p>-0.01627477</text:p>
          </table:table-cell>
          <table:table-cell office:value-type="float" office:value="-0.01372785" calcext:value-type="float">
            <text:p>-0.01372785</text:p>
          </table:table-cell>
          <table:table-cell office:value-type="float" office:value="-0.007002966" calcext:value-type="float">
            <text:p>-0.007002966</text:p>
          </table:table-cell>
          <table:table-cell office:value-type="float" office:value="-0.00376369" calcext:value-type="float">
            <text:p>-0.00376369</text:p>
          </table:table-cell>
          <table:table-cell office:value-type="float" office:value="1746.164" calcext:value-type="float">
            <text:p>1746.164</text:p>
          </table:table-cell>
          <table:table-cell office:value-type="float" office:value="0" calcext:value-type="float">
            <text:p>0</text:p>
          </table:table-cell>
          <table:table-cell office:value-type="float" office:value="-0.01837134" calcext:value-type="float">
            <text:p>-0.01837134</text:p>
          </table:table-cell>
          <table:table-cell office:value-type="float" office:value="0.01582938" calcext:value-type="float">
            <text:p>0.0158293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810.083" calcext:value-type="float">
            <text:p>810.083</text:p>
          </table:table-cell>
          <table:table-cell office:value-type="float" office:value="378.7682" calcext:value-type="float">
            <text:p>378.7682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299.609" calcext:value-type="float">
            <text:p>1299.609</text:p>
          </table:table-cell>
          <table:table-cell office:value-type="float" office:value="81.21205" calcext:value-type="float">
            <text:p>81.21205</text:p>
          </table:table-cell>
          <table:table-cell office:value-type="float" office:value="153.542" calcext:value-type="float">
            <text:p>153.542</text:p>
          </table:table-cell>
          <table:table-cell office:value-type="float" office:value="0.2988625" calcext:value-type="float">
            <text:p>0.2988625</text:p>
          </table:table-cell>
          <table:table-cell office:value-type="float" office:value="0.299639" calcext:value-type="float">
            <text:p>0.299639</text:p>
          </table:table-cell>
          <table:table-cell office:value-type="float" office:value="0.3010291" calcext:value-type="float">
            <text:p>0.3010291</text:p>
          </table:table-cell>
          <table:table-cell office:value-type="float" office:value="0.3025464" calcext:value-type="float">
            <text:p>0.3025464</text:p>
          </table:table-cell>
          <table:table-cell office:value-type="float" office:value="0.3036684" calcext:value-type="float">
            <text:p>0.3036684</text:p>
          </table:table-cell>
          <table:table-cell office:value-type="float" office:value="0.3046932" calcext:value-type="float">
            <text:p>0.3046932</text:p>
          </table:table-cell>
          <table:table-cell office:value-type="float" office:value="0.3515771" calcext:value-type="float">
            <text:p>0.3515771</text:p>
          </table:table-cell>
          <table:table-cell office:value-type="float" office:value="0.3614947" calcext:value-type="float">
            <text:p>0.3614947</text:p>
          </table:table-cell>
          <table:table-cell office:value-type="float" office:value="0.3878956" calcext:value-type="float">
            <text:p>0.3878956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473E-015" calcext:value-type="float">
            <text:p>1.905473E-15</text:p>
          </table:table-cell>
          <table:table-cell office:value-type="float" office:value="1.901353E-015" calcext:value-type="float">
            <text:p>1.901353E-15</text:p>
          </table:table-cell>
          <table:table-cell office:value-type="float" office:value="1.975875E-015" calcext:value-type="float">
            <text:p>1.975875E-15</text:p>
          </table:table-cell>
          <table:table-cell office:value-type="float" office:value="1.974799E-015" calcext:value-type="float">
            <text:p>1.974799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53468" calcext:value-type="float">
            <text:p>-0.01953468</text:p>
          </table:table-cell>
          <table:table-cell office:value-type="float" office:value="-0.01922379" calcext:value-type="float">
            <text:p>-0.01922379</text:p>
          </table:table-cell>
          <table:table-cell office:value-type="float" office:value="-0.01862098" calcext:value-type="float">
            <text:p>-0.01862098</text:p>
          </table:table-cell>
          <table:table-cell office:value-type="float" office:value="-0.0179972" calcext:value-type="float">
            <text:p>-0.0179972</text:p>
          </table:table-cell>
          <table:table-cell office:value-type="float" office:value="-0.01754675" calcext:value-type="float">
            <text:p>-0.01754675</text:p>
          </table:table-cell>
          <table:table-cell office:value-type="float" office:value="-0.01713854" calcext:value-type="float">
            <text:p>-0.01713854</text:p>
          </table:table-cell>
          <table:table-cell office:value-type="float" office:value="-0.01626858" calcext:value-type="float">
            <text:p>-0.01626858</text:p>
          </table:table-cell>
          <table:table-cell office:value-type="float" office:value="-0.01375114" calcext:value-type="float">
            <text:p>-0.01375114</text:p>
          </table:table-cell>
          <table:table-cell office:value-type="float" office:value="-0.007004379" calcext:value-type="float">
            <text:p>-0.007004379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749.834" calcext:value-type="float">
            <text:p>1749.834</text:p>
          </table:table-cell>
          <table:table-cell office:value-type="float" office:value="0" calcext:value-type="float">
            <text:p>0</text:p>
          </table:table-cell>
          <table:table-cell office:value-type="float" office:value="-0.01986583" calcext:value-type="float">
            <text:p>-0.01986583</text:p>
          </table:table-cell>
          <table:table-cell office:value-type="float" office:value="0.01571193" calcext:value-type="float">
            <text:p>0.01571193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813.2819" calcext:value-type="float">
            <text:p>813.2819</text:p>
          </table:table-cell>
          <table:table-cell office:value-type="float" office:value="378.5827" calcext:value-type="float">
            <text:p>378.582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302.945" calcext:value-type="float">
            <text:p>1302.945</text:p>
          </table:table-cell>
          <table:table-cell office:value-type="float" office:value="81.26081" calcext:value-type="float">
            <text:p>81.26081</text:p>
          </table:table-cell>
          <table:table-cell office:value-type="float" office:value="170.0529" calcext:value-type="float">
            <text:p>170.0529</text:p>
          </table:table-cell>
          <table:table-cell office:value-type="float" office:value="0.2873599" calcext:value-type="float">
            <text:p>0.2873599</text:p>
          </table:table-cell>
          <table:table-cell office:value-type="float" office:value="0.2913071" calcext:value-type="float">
            <text:p>0.2913071</text:p>
          </table:table-cell>
          <table:table-cell office:value-type="float" office:value="0.2969627" calcext:value-type="float">
            <text:p>0.2969627</text:p>
          </table:table-cell>
          <table:table-cell office:value-type="float" office:value="0.300818" calcext:value-type="float">
            <text:p>0.300818</text:p>
          </table:table-cell>
          <table:table-cell office:value-type="float" office:value="0.303003" calcext:value-type="float">
            <text:p>0.303003</text:p>
          </table:table-cell>
          <table:table-cell office:value-type="float" office:value="0.3047682" calcext:value-type="float">
            <text:p>0.3047682</text:p>
          </table:table-cell>
          <table:table-cell office:value-type="float" office:value="0.3543484" calcext:value-type="float">
            <text:p>0.3543484</text:p>
          </table:table-cell>
          <table:table-cell office:value-type="float" office:value="0.3614828" calcext:value-type="float">
            <text:p>0.3614828</text:p>
          </table:table-cell>
          <table:table-cell office:value-type="float" office:value="0.3878864" calcext:value-type="float">
            <text:p>0.3878864</text:p>
          </table:table-cell>
          <table:table-cell office:value-type="float" office:value="0.4139458" calcext:value-type="float">
            <text:p>0.4139458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1165" calcext:value-type="float">
            <text:p>0.01271165</text:p>
          </table:table-cell>
          <table:table-cell office:value-type="float" office:value="1.901341E-015" calcext:value-type="float">
            <text:p>1.901341E-15</text:p>
          </table:table-cell>
          <table:table-cell office:value-type="float" office:value="1.975869E-015" calcext:value-type="float">
            <text:p>1.975869E-15</text:p>
          </table:table-cell>
          <table:table-cell office:value-type="float" office:value="1.974792E-015" calcext:value-type="float">
            <text:p>1.974792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54573" calcext:value-type="float">
            <text:p>-0.02554573</text:p>
          </table:table-cell>
          <table:table-cell office:value-type="float" office:value="-0.02329697" calcext:value-type="float">
            <text:p>-0.02329697</text:p>
          </table:table-cell>
          <table:table-cell office:value-type="float" office:value="-0.02043378" calcext:value-type="float">
            <text:p>-0.02043378</text:p>
          </table:table-cell>
          <table:table-cell office:value-type="float" office:value="-0.01871724" calcext:value-type="float">
            <text:p>-0.01871724</text:p>
          </table:table-cell>
          <table:table-cell office:value-type="float" office:value="-0.01781077" calcext:value-type="float">
            <text:p>-0.01781077</text:p>
          </table:table-cell>
          <table:table-cell office:value-type="float" office:value="-0.01711555" calcext:value-type="float">
            <text:p>-0.01711555</text:p>
          </table:table-cell>
          <table:table-cell office:value-type="float" office:value="-0.01513089" calcext:value-type="float">
            <text:p>-0.01513089</text:p>
          </table:table-cell>
          <table:table-cell office:value-type="float" office:value="-0.0137564" calcext:value-type="float">
            <text:p>-0.0137564</text:p>
          </table:table-cell>
          <table:table-cell office:value-type="float" office:value="-0.007005996" calcext:value-type="float">
            <text:p>-0.007005996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753.456" calcext:value-type="float">
            <text:p>1753.456</text:p>
          </table:table-cell>
          <table:table-cell office:value-type="float" office:value="0" calcext:value-type="float">
            <text:p>0</text:p>
          </table:table-cell>
          <table:table-cell office:value-type="float" office:value="-0.02758727" calcext:value-type="float">
            <text:p>-0.02758727</text:p>
          </table:table-cell>
          <table:table-cell office:value-type="float" office:value="0.01563505" calcext:value-type="float">
            <text:p>0.0156350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813.8818" calcext:value-type="float">
            <text:p>813.8818</text:p>
          </table:table-cell>
          <table:table-cell office:value-type="float" office:value="378.4317" calcext:value-type="float">
            <text:p>378.4317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303.449" calcext:value-type="float">
            <text:p>1303.449</text:p>
          </table:table-cell>
          <table:table-cell office:value-type="float" office:value="81.50628" calcext:value-type="float">
            <text:p>81.50628</text:p>
          </table:table-cell>
          <table:table-cell office:value-type="float" office:value="171.1159" calcext:value-type="float">
            <text:p>171.1159</text:p>
          </table:table-cell>
          <table:table-cell office:value-type="float" office:value="0.2674658" calcext:value-type="float">
            <text:p>0.2674658</text:p>
          </table:table-cell>
          <table:table-cell office:value-type="float" office:value="0.2765029" calcext:value-type="float">
            <text:p>0.2765029</text:p>
          </table:table-cell>
          <table:table-cell office:value-type="float" office:value="0.287725" calcext:value-type="float">
            <text:p>0.287725</text:p>
          </table:table-cell>
          <table:table-cell office:value-type="float" office:value="0.2970302" calcext:value-type="float">
            <text:p>0.2970302</text:p>
          </table:table-cell>
          <table:table-cell office:value-type="float" office:value="0.3024735" calcext:value-type="float">
            <text:p>0.3024735</text:p>
          </table:table-cell>
          <table:table-cell office:value-type="float" office:value="0.3074872" calcext:value-type="float">
            <text:p>0.3074872</text:p>
          </table:table-cell>
          <table:table-cell office:value-type="float" office:value="0.3635202" calcext:value-type="float">
            <text:p>0.3635202</text:p>
          </table:table-cell>
          <table:table-cell office:value-type="float" office:value="0.3620535" calcext:value-type="float">
            <text:p>0.3620535</text:p>
          </table:table-cell>
          <table:table-cell office:value-type="float" office:value="0.3878919" calcext:value-type="float">
            <text:p>0.3878919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80601" calcext:value-type="float">
            <text:p>0.006280601</text:p>
          </table:table-cell>
          <table:table-cell office:value-type="float" office:value="1.901327E-015" calcext:value-type="float">
            <text:p>1.901327E-15</text:p>
          </table:table-cell>
          <table:table-cell office:value-type="float" office:value="1.975861E-015" calcext:value-type="float">
            <text:p>1.975861E-15</text:p>
          </table:table-cell>
          <table:table-cell office:value-type="float" office:value="1.974788E-015" calcext:value-type="float">
            <text:p>1.974788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089222" calcext:value-type="float">
            <text:p>-0.04089222</text:p>
          </table:table-cell>
          <table:table-cell office:value-type="float" office:value="-0.03344369" calcext:value-type="float">
            <text:p>-0.03344369</text:p>
          </table:table-cell>
          <table:table-cell office:value-type="float" office:value="-0.02543238" calcext:value-type="float">
            <text:p>-0.02543238</text:p>
          </table:table-cell>
          <table:table-cell office:value-type="float" office:value="-0.02042946" calcext:value-type="float">
            <text:p>-0.02042946</text:p>
          </table:table-cell>
          <table:table-cell office:value-type="float" office:value="-0.01803222" calcext:value-type="float">
            <text:p>-0.01803222</text:p>
          </table:table-cell>
          <table:table-cell office:value-type="float" office:value="-0.01610409" calcext:value-type="float">
            <text:p>-0.01610409</text:p>
          </table:table-cell>
          <table:table-cell office:value-type="float" office:value="-0.0118079" calcext:value-type="float">
            <text:p>-0.0118079</text:p>
          </table:table-cell>
          <table:table-cell office:value-type="float" office:value="-0.01355208" calcext:value-type="float">
            <text:p>-0.01355208</text:p>
          </table:table-cell>
          <table:table-cell office:value-type="float" office:value="-0.007005087" calcext:value-type="float">
            <text:p>-0.007005087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757.235" calcext:value-type="float">
            <text:p>1757.235</text:p>
          </table:table-cell>
          <table:table-cell office:value-type="float" office:value="0" calcext:value-type="float">
            <text:p>0</text:p>
          </table:table-cell>
          <table:table-cell office:value-type="float" office:value="-0.04834062" calcext:value-type="float">
            <text:p>-0.04834062</text:p>
          </table:table-cell>
          <table:table-cell office:value-type="float" office:value="0.01553807" calcext:value-type="float">
            <text:p>0.01553807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822.0812" calcext:value-type="float">
            <text:p>822.0812</text:p>
          </table:table-cell>
          <table:table-cell office:value-type="float" office:value="378.185" calcext:value-type="float">
            <text:p>378.185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311.484" calcext:value-type="float">
            <text:p>1311.484</text:p>
          </table:table-cell>
          <table:table-cell office:value-type="float" office:value="81.9162" calcext:value-type="float">
            <text:p>81.9162</text:p>
          </table:table-cell>
          <table:table-cell office:value-type="float" office:value="196.576" calcext:value-type="float">
            <text:p>196.576</text:p>
          </table:table-cell>
          <table:table-cell office:value-type="float" office:value="0.2534457" calcext:value-type="float">
            <text:p>0.2534457</text:p>
          </table:table-cell>
          <table:table-cell office:value-type="float" office:value="0.2652159" calcext:value-type="float">
            <text:p>0.2652159</text:p>
          </table:table-cell>
          <table:table-cell office:value-type="float" office:value="0.2806084" calcext:value-type="float">
            <text:p>0.2806084</text:p>
          </table:table-cell>
          <table:table-cell office:value-type="float" office:value="0.2937935" calcext:value-type="float">
            <text:p>0.2937935</text:p>
          </table:table-cell>
          <table:table-cell office:value-type="float" office:value="0.302157" calcext:value-type="float">
            <text:p>0.302157</text:p>
          </table:table-cell>
          <table:table-cell office:value-type="float" office:value="0.3092607" calcext:value-type="float">
            <text:p>0.3092607</text:p>
          </table:table-cell>
          <table:table-cell office:value-type="float" office:value="0.3664297" calcext:value-type="float">
            <text:p>0.3664297</text:p>
          </table:table-cell>
          <table:table-cell office:value-type="float" office:value="0.3631324" calcext:value-type="float">
            <text:p>0.3631324</text:p>
          </table:table-cell>
          <table:table-cell office:value-type="float" office:value="0.3878707" calcext:value-type="float">
            <text:p>0.3878707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4835E-015" calcext:value-type="float">
            <text:p>1.894835E-15</text:p>
          </table:table-cell>
          <table:table-cell office:value-type="float" office:value="1.901315E-015" calcext:value-type="float">
            <text:p>1.901315E-15</text:p>
          </table:table-cell>
          <table:table-cell office:value-type="float" office:value="1.975854E-015" calcext:value-type="float">
            <text:p>1.975854E-15</text:p>
          </table:table-cell>
          <table:table-cell office:value-type="float" office:value="1.974784E-015" calcext:value-type="float">
            <text:p>1.974784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1E-016" calcext:value-type="float">
            <text:p>9.576551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707313" calcext:value-type="float">
            <text:p>-0.05707313</text:p>
          </table:table-cell>
          <table:table-cell office:value-type="float" office:value="-0.04318161" calcext:value-type="float">
            <text:p>-0.04318161</text:p>
          </table:table-cell>
          <table:table-cell office:value-type="float" office:value="-0.03026151" calcext:value-type="float">
            <text:p>-0.03026151</text:p>
          </table:table-cell>
          <table:table-cell office:value-type="float" office:value="-0.02204165" calcext:value-type="float">
            <text:p>-0.02204165</text:p>
          </table:table-cell>
          <table:table-cell office:value-type="float" office:value="-0.01816439" calcext:value-type="float">
            <text:p>-0.01816439</text:p>
          </table:table-cell>
          <table:table-cell office:value-type="float" office:value="-0.01546142" calcext:value-type="float">
            <text:p>-0.01546142</text:p>
          </table:table-cell>
          <table:table-cell office:value-type="float" office:value="-0.01092144" calcext:value-type="float">
            <text:p>-0.01092144</text:p>
          </table:table-cell>
          <table:table-cell office:value-type="float" office:value="-0.01317133" calcext:value-type="float">
            <text:p>-0.01317133</text:p>
          </table:table-cell>
          <table:table-cell office:value-type="float" office:value="-0.007008642" calcext:value-type="float">
            <text:p>-0.007008642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761.176" calcext:value-type="float">
            <text:p>1761.176</text:p>
          </table:table-cell>
          <table:table-cell office:value-type="float" office:value="0" calcext:value-type="float">
            <text:p>0</text:p>
          </table:table-cell>
          <table:table-cell office:value-type="float" office:value="-0.06867115" calcext:value-type="float">
            <text:p>-0.06867115</text:p>
          </table:table-cell>
          <table:table-cell office:value-type="float" office:value="0.01543935" calcext:value-type="float">
            <text:p>0.0154393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823.881" calcext:value-type="float">
            <text:p>823.881</text:p>
          </table:table-cell>
          <table:table-cell office:value-type="float" office:value="377.9476" calcext:value-type="float">
            <text:p>377.9476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313.074" calcext:value-type="float">
            <text:p>1313.074</text:p>
          </table:table-cell>
          <table:table-cell office:value-type="float" office:value="82.36325" calcext:value-type="float">
            <text:p>82.36325</text:p>
          </table:table-cell>
          <table:table-cell office:value-type="float" office:value="202.2376" calcext:value-type="float">
            <text:p>202.2376</text:p>
          </table:table-cell>
          <table:table-cell office:value-type="float" office:value="0.2537806" calcext:value-type="float">
            <text:p>0.2537806</text:p>
          </table:table-cell>
          <table:table-cell office:value-type="float" office:value="0.2627991" calcext:value-type="float">
            <text:p>0.2627991</text:p>
          </table:table-cell>
          <table:table-cell office:value-type="float" office:value="0.2771347" calcext:value-type="float">
            <text:p>0.2771347</text:p>
          </table:table-cell>
          <table:table-cell office:value-type="float" office:value="0.291795" calcext:value-type="float">
            <text:p>0.291795</text:p>
          </table:table-cell>
          <table:table-cell office:value-type="float" office:value="0.3011845" calcext:value-type="float">
            <text:p>0.3011845</text:p>
          </table:table-cell>
          <table:table-cell office:value-type="float" office:value="0.3084722" calcext:value-type="float">
            <text:p>0.3084722</text:p>
          </table:table-cell>
          <table:table-cell office:value-type="float" office:value="0.363645" calcext:value-type="float">
            <text:p>0.363645</text:p>
          </table:table-cell>
          <table:table-cell office:value-type="float" office:value="0.3640112" calcext:value-type="float">
            <text:p>0.3640112</text:p>
          </table:table-cell>
          <table:table-cell office:value-type="float" office:value="0.3878642" calcext:value-type="float">
            <text:p>0.3878642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4882E-015" calcext:value-type="float">
            <text:p>1.894882E-15</text:p>
          </table:table-cell>
          <table:table-cell office:value-type="float" office:value="1.901303E-015" calcext:value-type="float">
            <text:p>1.901303E-15</text:p>
          </table:table-cell>
          <table:table-cell office:value-type="float" office:value="1.975847E-015" calcext:value-type="float">
            <text:p>1.975847E-15</text:p>
          </table:table-cell>
          <table:table-cell office:value-type="float" office:value="1.974778E-015" calcext:value-type="float">
            <text:p>1.974778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67021" calcext:value-type="float">
            <text:p>-0.0567021</text:p>
          </table:table-cell>
          <table:table-cell office:value-type="float" office:value="-0.04572543" calcext:value-type="float">
            <text:p>-0.04572543</text:p>
          </table:table-cell>
          <table:table-cell office:value-type="float" office:value="-0.03303305" calcext:value-type="float">
            <text:p>-0.03303305</text:p>
          </table:table-cell>
          <table:table-cell office:value-type="float" office:value="-0.02311882" calcext:value-type="float">
            <text:p>-0.02311882</text:p>
          </table:table-cell>
          <table:table-cell office:value-type="float" office:value="-0.01856844" calcext:value-type="float">
            <text:p>-0.01856844</text:p>
          </table:table-cell>
          <table:table-cell office:value-type="float" office:value="-0.01572942" calcext:value-type="float">
            <text:p>-0.01572942</text:p>
          </table:table-cell>
          <table:table-cell office:value-type="float" office:value="-0.01174319" calcext:value-type="float">
            <text:p>-0.01174319</text:p>
          </table:table-cell>
          <table:table-cell office:value-type="float" office:value="-0.01286714" calcext:value-type="float">
            <text:p>-0.01286714</text:p>
          </table:table-cell>
          <table:table-cell office:value-type="float" office:value="-0.007009865" calcext:value-type="float">
            <text:p>-0.007009865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0" calcext:value-type="float">
            <text:p>0</text:p>
          </table:table-cell>
          <table:table-cell office:value-type="float" office:value="-0.06390092" calcext:value-type="float">
            <text:p>-0.06390092</text:p>
          </table:table-cell>
          <table:table-cell office:value-type="float" office:value="0.01533653" calcext:value-type="float">
            <text:p>0.01533653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823.881" calcext:value-type="float">
            <text:p>823.881</text:p>
          </table:table-cell>
          <table:table-cell office:value-type="float" office:value="377.7789" calcext:value-type="float">
            <text:p>377.7789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312.882" calcext:value-type="float">
            <text:p>1312.882</text:p>
          </table:table-cell>
          <table:table-cell office:value-type="float" office:value="82.72317" calcext:value-type="float">
            <text:p>82.72317</text:p>
          </table:table-cell>
          <table:table-cell office:value-type="float" office:value="200.9461" calcext:value-type="float">
            <text:p>200.9461</text:p>
          </table:table-cell>
          <table:table-cell office:value-type="float" office:value="0.2649128" calcext:value-type="float">
            <text:p>0.2649128</text:p>
          </table:table-cell>
          <table:table-cell office:value-type="float" office:value="0.2684874" calcext:value-type="float">
            <text:p>0.2684874</text:p>
          </table:table-cell>
          <table:table-cell office:value-type="float" office:value="0.2774027" calcext:value-type="float">
            <text:p>0.2774027</text:p>
          </table:table-cell>
          <table:table-cell office:value-type="float" office:value="0.2904253" calcext:value-type="float">
            <text:p>0.2904253</text:p>
          </table:table-cell>
          <table:table-cell office:value-type="float" office:value="0.2992756" calcext:value-type="float">
            <text:p>0.2992756</text:p>
          </table:table-cell>
          <table:table-cell office:value-type="float" office:value="0.3058586" calcext:value-type="float">
            <text:p>0.3058586</text:p>
          </table:table-cell>
          <table:table-cell office:value-type="float" office:value="0.3592496" calcext:value-type="float">
            <text:p>0.3592496</text:p>
          </table:table-cell>
          <table:table-cell office:value-type="float" office:value="0.3642852" calcext:value-type="float">
            <text:p>0.3642852</text:p>
          </table:table-cell>
          <table:table-cell office:value-type="float" office:value="0.3878905" calcext:value-type="float">
            <text:p>0.3878905</text:p>
          </table:table-cell>
          <table:table-cell office:value-type="float" office:value="0.413946" calcext:value-type="float">
            <text:p>0.413946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493E-015" calcext:value-type="float">
            <text:p>1.89493E-15</text:p>
          </table:table-cell>
          <table:table-cell office:value-type="float" office:value="1.901291E-015" calcext:value-type="float">
            <text:p>1.901291E-15</text:p>
          </table:table-cell>
          <table:table-cell office:value-type="float" office:value="1.975841E-015" calcext:value-type="float">
            <text:p>1.975841E-15</text:p>
          </table:table-cell>
          <table:table-cell office:value-type="float" office:value="1.974772E-015" calcext:value-type="float">
            <text:p>1.974772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6E-016" calcext:value-type="float">
            <text:p>9.693826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5E-025" calcext:value-type="float">
            <text:p>3.344865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363591" calcext:value-type="float">
            <text:p>-0.04363591</text:p>
          </table:table-cell>
          <table:table-cell office:value-type="float" office:value="-0.04019647" calcext:value-type="float">
            <text:p>-0.04019647</text:p>
          </table:table-cell>
          <table:table-cell office:value-type="float" office:value="-0.03285273" calcext:value-type="float">
            <text:p>-0.03285273</text:p>
          </table:table-cell>
          <table:table-cell office:value-type="float" office:value="-0.0238847" calcext:value-type="float">
            <text:p>-0.0238847</text:p>
          </table:table-cell>
          <table:table-cell office:value-type="float" office:value="-0.01940137" calcext:value-type="float">
            <text:p>-0.01940137</text:p>
          </table:table-cell>
          <table:table-cell office:value-type="float" office:value="-0.01668488" calcext:value-type="float">
            <text:p>-0.01668488</text:p>
          </table:table-cell>
          <table:table-cell office:value-type="float" office:value="-0.01319563" calcext:value-type="float">
            <text:p>-0.01319563</text:p>
          </table:table-cell>
          <table:table-cell office:value-type="float" office:value="-0.01277246" calcext:value-type="float">
            <text:p>-0.01277246</text:p>
          </table:table-cell>
          <table:table-cell office:value-type="float" office:value="-0.007005347" calcext:value-type="float">
            <text:p>-0.007005347</text:p>
          </table:table-cell>
          <table:table-cell office:value-type="float" office:value="-0.003763693" calcext:value-type="float">
            <text:p>-0.003763693</text:p>
          </table:table-cell>
          <table:table-cell office:value-type="float" office:value="1769.054" calcext:value-type="float">
            <text:p>1769.054</text:p>
          </table:table-cell>
          <table:table-cell office:value-type="float" office:value="0" calcext:value-type="float">
            <text:p>0</text:p>
          </table:table-cell>
          <table:table-cell office:value-type="float" office:value="-0.04528331" calcext:value-type="float">
            <text:p>-0.04528331</text:p>
          </table:table-cell>
          <table:table-cell office:value-type="float" office:value="0.01522625" calcext:value-type="float">
            <text:p>0.0152262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" calcext:value-type="float">
            <text:p>-1.228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823.881" calcext:value-type="float">
            <text:p>823.881</text:p>
          </table:table-cell>
          <table:table-cell office:value-type="float" office:value="377.7326" calcext:value-type="float">
            <text:p>377.7326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312.654" calcext:value-type="float">
            <text:p>1312.654</text:p>
          </table:table-cell>
          <table:table-cell office:value-type="float" office:value="82.99758" calcext:value-type="float">
            <text:p>82.99758</text:p>
          </table:table-cell>
          <table:table-cell office:value-type="float" office:value="200.1048" calcext:value-type="float">
            <text:p>200.1048</text:p>
          </table:table-cell>
          <table:table-cell office:value-type="float" office:value="0.2482542" calcext:value-type="float">
            <text:p>0.2482542</text:p>
          </table:table-cell>
          <table:table-cell office:value-type="float" office:value="0.261999" calcext:value-type="float">
            <text:p>0.261999</text:p>
          </table:table-cell>
          <table:table-cell office:value-type="float" office:value="0.2770033" calcext:value-type="float">
            <text:p>0.2770033</text:p>
          </table:table-cell>
          <table:table-cell office:value-type="float" office:value="0.2895001" calcext:value-type="float">
            <text:p>0.2895001</text:p>
          </table:table-cell>
          <table:table-cell office:value-type="float" office:value="0.2979337" calcext:value-type="float">
            <text:p>0.2979337</text:p>
          </table:table-cell>
          <table:table-cell office:value-type="float" office:value="0.3050618" calcext:value-type="float">
            <text:p>0.3050618</text:p>
          </table:table-cell>
          <table:table-cell office:value-type="float" office:value="0.3614035" calcext:value-type="float">
            <text:p>0.3614035</text:p>
          </table:table-cell>
          <table:table-cell office:value-type="float" office:value="0.3642925" calcext:value-type="float">
            <text:p>0.3642925</text:p>
          </table:table-cell>
          <table:table-cell office:value-type="float" office:value="0.3879147" calcext:value-type="float">
            <text:p>0.3879147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47548" calcext:value-type="float">
            <text:p>0.0002347548</text:p>
          </table:table-cell>
          <table:table-cell office:value-type="float" office:value="1.901279E-015" calcext:value-type="float">
            <text:p>1.901279E-15</text:p>
          </table:table-cell>
          <table:table-cell office:value-type="float" office:value="1.975832E-015" calcext:value-type="float">
            <text:p>1.975832E-15</text:p>
          </table:table-cell>
          <table:table-cell office:value-type="float" office:value="1.974769E-015" calcext:value-type="float">
            <text:p>1.974769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437165" calcext:value-type="float">
            <text:p>-0.06437165</text:p>
          </table:table-cell>
          <table:table-cell office:value-type="float" office:value="-0.04639793" calcext:value-type="float">
            <text:p>-0.04639793</text:p>
          </table:table-cell>
          <table:table-cell office:value-type="float" office:value="-0.03310923" calcext:value-type="float">
            <text:p>-0.03310923</text:p>
          </table:table-cell>
          <table:table-cell office:value-type="float" office:value="-0.02441934" calcext:value-type="float">
            <text:p>-0.02441934</text:p>
          </table:table-cell>
          <table:table-cell office:value-type="float" office:value="-0.02002151" calcext:value-type="float">
            <text:p>-0.02002151</text:p>
          </table:table-cell>
          <table:table-cell office:value-type="float" office:value="-0.01699914" calcext:value-type="float">
            <text:p>-0.01699914</text:p>
          </table:table-cell>
          <table:table-cell office:value-type="float" office:value="-0.01250348" calcext:value-type="float">
            <text:p>-0.01250348</text:p>
          </table:table-cell>
          <table:table-cell office:value-type="float" office:value="-0.01277074" calcext:value-type="float">
            <text:p>-0.01277074</text:p>
          </table:table-cell>
          <table:table-cell office:value-type="float" office:value="-0.007001143" calcext:value-type="float">
            <text:p>-0.007001143</text:p>
          </table:table-cell>
          <table:table-cell office:value-type="float" office:value="-0.003763704" calcext:value-type="float">
            <text:p>-0.003763704</text:p>
          </table:table-cell>
          <table:table-cell office:value-type="float" office:value="1772.864" calcext:value-type="float">
            <text:p>1772.864</text:p>
          </table:table-cell>
          <table:table-cell office:value-type="float" office:value="0" calcext:value-type="float">
            <text:p>0</text:p>
          </table:table-cell>
          <table:table-cell office:value-type="float" office:value="-0.08331251" calcext:value-type="float">
            <text:p>-0.08331251</text:p>
          </table:table-cell>
          <table:table-cell office:value-type="float" office:value="0.01515914" calcext:value-type="float">
            <text:p>0.0151591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823.881" calcext:value-type="float">
            <text:p>823.881</text:p>
          </table:table-cell>
          <table:table-cell office:value-type="float" office:value="377.5825" calcext:value-type="float">
            <text:p>377.5825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312.447" calcext:value-type="float">
            <text:p>1312.447</text:p>
          </table:table-cell>
          <table:table-cell office:value-type="float" office:value="83.35345" calcext:value-type="float">
            <text:p>83.35345</text:p>
          </table:table-cell>
          <table:table-cell office:value-type="float" office:value="199.3702" calcext:value-type="float">
            <text:p>199.3702</text:p>
          </table:table-cell>
          <table:table-cell office:value-type="float" office:value="0.2179174" calcext:value-type="float">
            <text:p>0.2179174</text:p>
          </table:table-cell>
          <table:table-cell office:value-type="float" office:value="0.2504407" calcext:value-type="float">
            <text:p>0.2504407</text:p>
          </table:table-cell>
          <table:table-cell office:value-type="float" office:value="0.2710691" calcext:value-type="float">
            <text:p>0.2710691</text:p>
          </table:table-cell>
          <table:table-cell office:value-type="float" office:value="0.2878724" calcext:value-type="float">
            <text:p>0.2878724</text:p>
          </table:table-cell>
          <table:table-cell office:value-type="float" office:value="0.2983844" calcext:value-type="float">
            <text:p>0.2983844</text:p>
          </table:table-cell>
          <table:table-cell office:value-type="float" office:value="0.3071044" calcext:value-type="float">
            <text:p>0.3071044</text:p>
          </table:table-cell>
          <table:table-cell office:value-type="float" office:value="0.3651859" calcext:value-type="float">
            <text:p>0.3651859</text:p>
          </table:table-cell>
          <table:table-cell office:value-type="float" office:value="0.3647046" calcext:value-type="float">
            <text:p>0.3647046</text:p>
          </table:table-cell>
          <table:table-cell office:value-type="float" office:value="0.3879457" calcext:value-type="float">
            <text:p>0.3879457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60662" calcext:value-type="float">
            <text:p>0.002960662</text:p>
          </table:table-cell>
          <table:table-cell office:value-type="float" office:value="1.901267E-015" calcext:value-type="float">
            <text:p>1.901267E-15</text:p>
          </table:table-cell>
          <table:table-cell office:value-type="float" office:value="1.975822E-015" calcext:value-type="float">
            <text:p>1.975822E-15</text:p>
          </table:table-cell>
          <table:table-cell office:value-type="float" office:value="1.974768E-015" calcext:value-type="float">
            <text:p>1.974768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3E-016" calcext:value-type="float">
            <text:p>9.69383E-16</text:p>
          </table:table-cell>
          <table:table-cell office:value-type="float" office:value="9.576553E-016" calcext:value-type="float">
            <text:p>9.576553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43685" calcext:value-type="float">
            <text:p>-0.143685</text:p>
          </table:table-cell>
          <table:table-cell office:value-type="float" office:value="-0.06124276" calcext:value-type="float">
            <text:p>-0.06124276</text:p>
          </table:table-cell>
          <table:table-cell office:value-type="float" office:value="-0.03778308" calcext:value-type="float">
            <text:p>-0.03778308</text:p>
          </table:table-cell>
          <table:table-cell office:value-type="float" office:value="-0.02539132" calcext:value-type="float">
            <text:p>-0.02539132</text:p>
          </table:table-cell>
          <table:table-cell office:value-type="float" office:value="-0.01981796" calcext:value-type="float">
            <text:p>-0.01981796</text:p>
          </table:table-cell>
          <table:table-cell office:value-type="float" office:value="-0.01623309" calcext:value-type="float">
            <text:p>-0.01623309</text:p>
          </table:table-cell>
          <table:table-cell office:value-type="float" office:value="-0.01129181" calcext:value-type="float">
            <text:p>-0.01129181</text:p>
          </table:table-cell>
          <table:table-cell office:value-type="float" office:value="-0.01263381" calcext:value-type="float">
            <text:p>-0.01263381</text:p>
          </table:table-cell>
          <table:table-cell office:value-type="float" office:value="-0.006995814" calcext:value-type="float">
            <text:p>-0.006995814</text:p>
          </table:table-cell>
          <table:table-cell office:value-type="float" office:value="-0.0037637" calcext:value-type="float">
            <text:p>-0.0037637</text:p>
          </table:table-cell>
          <table:table-cell office:value-type="float" office:value="1776.759" calcext:value-type="float">
            <text:p>1776.759</text:p>
          </table:table-cell>
          <table:table-cell office:value-type="float" office:value="0" calcext:value-type="float">
            <text:p>0</text:p>
          </table:table-cell>
          <table:table-cell office:value-type="float" office:value="-0.271489" calcext:value-type="float">
            <text:p>-0.271489</text:p>
          </table:table-cell>
          <table:table-cell office:value-type="float" office:value="0.01510227" calcext:value-type="float">
            <text:p>0.01510227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829.6808" calcext:value-type="float">
            <text:p>829.6808</text:p>
          </table:table-cell>
          <table:table-cell office:value-type="float" office:value="377.4421" calcext:value-type="float">
            <text:p>377.4421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317.954" calcext:value-type="float">
            <text:p>1317.954</text:p>
          </table:table-cell>
          <table:table-cell office:value-type="float" office:value="83.78645" calcext:value-type="float">
            <text:p>83.78645</text:p>
          </table:table-cell>
          <table:table-cell office:value-type="float" office:value="220.9168" calcext:value-type="float">
            <text:p>220.9168</text:p>
          </table:table-cell>
          <table:table-cell office:value-type="float" office:value="0.2027416" calcext:value-type="float">
            <text:p>0.2027416</text:p>
          </table:table-cell>
          <table:table-cell office:value-type="float" office:value="0.2482027" calcext:value-type="float">
            <text:p>0.2482027</text:p>
          </table:table-cell>
          <table:table-cell office:value-type="float" office:value="0.2674837" calcext:value-type="float">
            <text:p>0.2674837</text:p>
          </table:table-cell>
          <table:table-cell office:value-type="float" office:value="0.2870168" calcext:value-type="float">
            <text:p>0.2870168</text:p>
          </table:table-cell>
          <table:table-cell office:value-type="float" office:value="0.2983024" calcext:value-type="float">
            <text:p>0.2983024</text:p>
          </table:table-cell>
          <table:table-cell office:value-type="float" office:value="0.3073224" calcext:value-type="float">
            <text:p>0.3073224</text:p>
          </table:table-cell>
          <table:table-cell office:value-type="float" office:value="0.3641526" calcext:value-type="float">
            <text:p>0.3641526</text:p>
          </table:table-cell>
          <table:table-cell office:value-type="float" office:value="0.3651105" calcext:value-type="float">
            <text:p>0.3651105</text:p>
          </table:table-cell>
          <table:table-cell office:value-type="float" office:value="0.3879945" calcext:value-type="float">
            <text:p>0.3879945</text:p>
          </table:table-cell>
          <table:table-cell office:value-type="float" office:value="0.4139459" calcext:value-type="float">
            <text:p>0.413945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939E-015" calcext:value-type="float">
            <text:p>1.87939E-15</text:p>
          </table:table-cell>
          <table:table-cell office:value-type="float" office:value="1.901255E-015" calcext:value-type="float">
            <text:p>1.901255E-15</text:p>
          </table:table-cell>
          <table:table-cell office:value-type="float" office:value="1.975812E-015" calcext:value-type="float">
            <text:p>1.975812E-15</text:p>
          </table:table-cell>
          <table:table-cell office:value-type="float" office:value="1.974768E-015" calcext:value-type="float">
            <text:p>1.974768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234474" calcext:value-type="float">
            <text:p>-0.2234474</text:p>
          </table:table-cell>
          <table:table-cell office:value-type="float" office:value="-0.06471314" calcext:value-type="float">
            <text:p>-0.06471314</text:p>
          </table:table-cell>
          <table:table-cell office:value-type="float" office:value="-0.04103231" calcext:value-type="float">
            <text:p>-0.04103231</text:p>
          </table:table-cell>
          <table:table-cell office:value-type="float" office:value="-0.02592752" calcext:value-type="float">
            <text:p>-0.02592752</text:p>
          </table:table-cell>
          <table:table-cell office:value-type="float" office:value="-0.01985253" calcext:value-type="float">
            <text:p>-0.01985253</text:p>
          </table:table-cell>
          <table:table-cell office:value-type="float" office:value="-0.01614572" calcext:value-type="float">
            <text:p>-0.01614572</text:p>
          </table:table-cell>
          <table:table-cell office:value-type="float" office:value="-0.01158996" calcext:value-type="float">
            <text:p>-0.01158996</text:p>
          </table:table-cell>
          <table:table-cell office:value-type="float" office:value="-0.01249877" calcext:value-type="float">
            <text:p>-0.01249877</text:p>
          </table:table-cell>
          <table:table-cell office:value-type="float" office:value="-0.006987409" calcext:value-type="float">
            <text:p>-0.006987409</text:p>
          </table:table-cell>
          <table:table-cell office:value-type="float" office:value="-0.003763702" calcext:value-type="float">
            <text:p>-0.003763702</text:p>
          </table:table-cell>
          <table:table-cell office:value-type="float" office:value="1780.716" calcext:value-type="float">
            <text:p>1780.716</text:p>
          </table:table-cell>
          <table:table-cell office:value-type="float" office:value="0" calcext:value-type="float">
            <text:p>0</text:p>
          </table:table-cell>
          <table:table-cell office:value-type="float" office:value="-0.4404521" calcext:value-type="float">
            <text:p>-0.4404521</text:p>
          </table:table-cell>
          <table:table-cell office:value-type="float" office:value="0.01503411" calcext:value-type="float">
            <text:p>0.0150341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228511" calcext:value-type="float">
            <text:p>-1.2285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829.6808" calcext:value-type="float">
            <text:p>829.6808</text:p>
          </table:table-cell>
          <table:table-cell office:value-type="float" office:value="377.4858" calcext:value-type="float">
            <text:p>377.4858</text:p>
          </table:table-cell>
          <table:table-cell office:value-type="float" office:value="260.4473" calcext:value-type="float">
            <text:p>260.4473</text:p>
          </table:table-cell>
          <table:table-cell office:value-type="float" office:value="1317.511" calcext:value-type="float">
            <text:p>1317.511</text:p>
          </table:table-cell>
          <table:table-cell office:value-type="float" office:value="84.18589" calcext:value-type="float">
            <text:p>84.18589</text:p>
          </table:table-cell>
          <table:table-cell office:value-type="float" office:value="220.0134" calcext:value-type="float">
            <text:p>220.0134</text:p>
          </table:table-cell>
          <table:table-cell office:value-type="float" office:value="0.1794911" calcext:value-type="float">
            <text:p>0.1794911</text:p>
          </table:table-cell>
          <table:table-cell office:value-type="float" office:value="0.2520437" calcext:value-type="float">
            <text:p>0.2520437</text:p>
          </table:table-cell>
          <table:table-cell office:value-type="float" office:value="0.2667712" calcext:value-type="float">
            <text:p>0.2667712</text:p>
          </table:table-cell>
          <table:table-cell office:value-type="float" office:value="0.2863817" calcext:value-type="float">
            <text:p>0.2863817</text:p>
          </table:table-cell>
          <table:table-cell office:value-type="float" office:value="0.2975225" calcext:value-type="float">
            <text:p>0.2975225</text:p>
          </table:table-cell>
          <table:table-cell office:value-type="float" office:value="0.3058657" calcext:value-type="float">
            <text:p>0.3058657</text:p>
          </table:table-cell>
          <table:table-cell office:value-type="float" office:value="0.362701" calcext:value-type="float">
            <text:p>0.362701</text:p>
          </table:table-cell>
          <table:table-cell office:value-type="float" office:value="0.3652366" calcext:value-type="float">
            <text:p>0.3652366</text:p>
          </table:table-cell>
          <table:table-cell office:value-type="float" office:value="0.3880466" calcext:value-type="float">
            <text:p>0.3880466</text:p>
          </table:table-cell>
          <table:table-cell office:value-type="float" office:value="0.4139461" calcext:value-type="float">
            <text:p>0.4139461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62635" calcext:value-type="float">
            <text:p>0.004362635</text:p>
          </table:table-cell>
          <table:table-cell office:value-type="float" office:value="1.901247E-015" calcext:value-type="float">
            <text:p>1.901247E-15</text:p>
          </table:table-cell>
          <table:table-cell office:value-type="float" office:value="1.975802E-015" calcext:value-type="float">
            <text:p>1.975802E-15</text:p>
          </table:table-cell>
          <table:table-cell office:value-type="float" office:value="1.974767E-015" calcext:value-type="float">
            <text:p>1.974767E-15</text:p>
          </table:table-cell>
          <table:table-cell office:value-type="float" office:value="9.501252E-016" calcext:value-type="float">
            <text:p>9.501252E-16</text:p>
          </table:table-cell>
          <table:table-cell office:value-type="float" office:value="9.39566E-016" calcext:value-type="float">
            <text:p>9.39566E-16</text:p>
          </table:table-cell>
          <table:table-cell office:value-type="float" office:value="9.693828E-016" calcext:value-type="float">
            <text:p>9.693828E-16</text:p>
          </table:table-cell>
          <table:table-cell office:value-type="float" office:value="9.576555E-016" calcext:value-type="float">
            <text:p>9.576555E-16</text:p>
          </table:table-cell>
          <table:table-cell office:value-type="float" office:value="3.843609E-020" calcext:value-type="float">
            <text:p>3.843609E-20</text:p>
          </table:table-cell>
          <table:table-cell office:value-type="float" office:value="3.344864E-025" calcext:value-type="float">
            <text:p>3.344864E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638964" calcext:value-type="float">
            <text:p>-0.4638964</text:p>
          </table:table-cell>
          <table:table-cell office:value-type="float" office:value="-0.05917869" calcext:value-type="float">
            <text:p>-0.05917869</text:p>
          </table:table-cell>
          <table:table-cell office:value-type="float" office:value="-0.04173264" calcext:value-type="float">
            <text:p>-0.04173264</text:p>
          </table:table-cell>
          <table:table-cell office:value-type="float" office:value="-0.0263274" calcext:value-type="float">
            <text:p>-0.0263274</text:p>
          </table:table-cell>
          <table:table-cell office:value-type="float" office:value="-0.02021194" calcext:value-type="float">
            <text:p>-0.02021194</text:p>
          </table:table-cell>
          <table:table-cell office:value-type="float" office:value="-0.01668368" calcext:value-type="float">
            <text:p>-0.01668368</text:p>
          </table:table-cell>
          <table:table-cell office:value-type="float" office:value="-0.01204359" calcext:value-type="float">
            <text:p>-0.01204359</text:p>
          </table:table-cell>
          <table:table-cell office:value-type="float" office:value="-0.01245665" calcext:value-type="float">
            <text:p>-0.01245665</text:p>
          </table:table-cell>
          <table:table-cell office:value-type="float" office:value="-0.006978402" calcext:value-type="float">
            <text:p>-0.006978402</text:p>
          </table:table-cell>
          <table:table-cell office:value-type="float" office:value="-0.003763697" calcext:value-type="float">
            <text:p>-0.003763697</text:p>
          </table:table-cell>
          <table:table-cell office:value-type="float" office:value="1784.65" calcext:value-type="float">
            <text:p>1784.65</text:p>
          </table:table-cell>
          <table:table-cell office:value-type="float" office:value="0" calcext:value-type="float">
            <text:p>0</text:p>
          </table:table-cell>
          <table:table-cell office:value-type="float" office:value="-1.304278" calcext:value-type="float">
            <text:p>-1.304278</text:p>
          </table:table-cell>
          <table:table-cell office:value-type="float" office:value="0.01499433" calcext:value-type="float">
            <text:p>0.01499433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28511" calcext:value-type="float">
            <text:p>-1.228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6:26.353237490</dc:date>
    <meta:editing-duration>PT11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